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/>
    <style:style style:name="ce2" style:family="table-cell" style:parent-style-name="Default" style:data-style-name="N2"/>
    <style:style style:name="ce3" style:family="table-cell" style:parent-style-name="Default" style:data-style-name="N127"/>
    <style:style style:name="ce7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PTRIG1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harge_corr</text:p>
          </table:table-cell>
          <table:table-cell office:value-type="string" calcext:value-type="string">
            <text:p>pcal</text:p>
          </table:table-cell>
          <table:table-cell office:value-type="string" calcext:value-type="string">
            <text:p>hcal</text:p>
          </table:table-cell>
          <table:table-cell office:value-type="string" calcext:value-type="string">
            <text:p>hcer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htrack</text:p>
          </table:table-cell>
          <table:table-cell office:value-type="string" calcext:value-type="string">
            <text:p>ptrack</text:p>
          </table:table-cell>
          <table:table-cell office:value-type="string" calcext:value-type="string">
            <text:p>TLT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FADC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458" calcext:value-type="float">
            <text:p>458.0</text:p>
          </table:table-cell>
          <table:table-cell office:value-type="float" office:value="30.3" calcext:value-type="float">
            <text:p>30.3</text:p>
          </table:table-cell>
          <table:table-cell office:value-type="float" office:value="44.68348" calcext:value-type="float">
            <text:p>44.6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66" calcext:value-type="float">
            <text:p>0.9987</text:p>
          </table:table-cell>
          <table:table-cell office:value-type="float" office:value="0.996369" calcext:value-type="float">
            <text:p>0.9964</text:p>
          </table:table-cell>
          <table:table-cell office:value-type="float" office:value="0.97581" calcext:value-type="float">
            <text:p>0.9758</text:p>
          </table:table-cell>
          <table:table-cell table:formula="of:=1-0.00026*[.C2]" office:value-type="float" office:value="0.992122" calcext:value-type="float">
            <text:p>0.9921</text:p>
          </table:table-cell>
          <table:table-cell office:value-type="float" office:value="0.9771" calcext:value-type="float">
            <text:p>0.9771</text:p>
          </table:table-cell>
          <table:table-cell table:formula="of:=[.E2]*[.F2]*[.G2]*[.H2]*[.I2]*[.J2]*[.K2]*[.L2]*[.M2]" office:value-type="float" office:value="0.852057452775163" calcext:value-type="float">
            <text:p>0.8521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458.9" calcext:value-type="float">
            <text:p>458.9</text:p>
          </table:table-cell>
          <table:table-cell office:value-type="float" office:value="30.8" calcext:value-type="float">
            <text:p>30.8</text:p>
          </table:table-cell>
          <table:table-cell office:value-type="float" office:value="50.80805" calcext:value-type="float">
            <text:p>50.8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42" calcext:value-type="float">
            <text:p>0.9991</text:p>
          </table:table-cell>
          <table:table-cell office:value-type="float" office:value="0.996963" calcext:value-type="float">
            <text:p>0.9970</text:p>
          </table:table-cell>
          <table:table-cell office:value-type="float" office:value="0.97533" calcext:value-type="float">
            <text:p>0.9753</text:p>
          </table:table-cell>
          <table:table-cell table:formula="of:=1-0.00026*[.C3]" office:value-type="float" office:value="0.991992" calcext:value-type="float">
            <text:p>0.9920</text:p>
          </table:table-cell>
          <table:table-cell office:value-type="float" office:value="0.9771" calcext:value-type="float">
            <text:p>0.9771</text:p>
          </table:table-cell>
          <table:table-cell table:formula="of:=[.E3]*[.F3]*[.G3]*[.H3]*[.I3]*[.J3]*[.K3]*[.L3]*[.M3]" office:value-type="float" office:value="0.852440494704941" calcext:value-type="float">
            <text:p>0.8524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458.9" calcext:value-type="float">
            <text:p>458.9</text:p>
          </table:table-cell>
          <table:table-cell office:value-type="float" office:value="30.8" calcext:value-type="float">
            <text:p>30.8</text:p>
          </table:table-cell>
          <table:table-cell office:value-type="float" office:value="36.86123" calcext:value-type="float">
            <text:p>36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39" calcext:value-type="float">
            <text:p>0.9987</text:p>
          </table:table-cell>
          <table:table-cell office:value-type="float" office:value="0.994778" calcext:value-type="float">
            <text:p>0.9948</text:p>
          </table:table-cell>
          <table:table-cell office:value-type="float" office:value="0.97692" calcext:value-type="float">
            <text:p>0.9769</text:p>
          </table:table-cell>
          <table:table-cell table:formula="of:=1-0.00026*[.C4]" office:value-type="float" office:value="0.991992" calcext:value-type="float">
            <text:p>0.9920</text:p>
          </table:table-cell>
          <table:table-cell office:value-type="float" office:value="0.9771" calcext:value-type="float">
            <text:p>0.9771</text:p>
          </table:table-cell>
          <table:table-cell table:formula="of:=[.E4]*[.F4]*[.G4]*[.H4]*[.I4]*[.J4]*[.K4]*[.L4]*[.M4]" office:value-type="float" office:value="0.851615221790266" calcext:value-type="float">
            <text:p>0.8516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458.7" calcext:value-type="float">
            <text:p>458.7</text:p>
          </table:table-cell>
          <table:table-cell office:value-type="float" office:value="30.8" calcext:value-type="float">
            <text:p>30.8</text:p>
          </table:table-cell>
          <table:table-cell office:value-type="float" office:value="65.21458" calcext:value-type="float">
            <text:p>65.2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35" calcext:value-type="float">
            <text:p>0.9987</text:p>
          </table:table-cell>
          <table:table-cell office:value-type="float" office:value="0.996254" calcext:value-type="float">
            <text:p>0.9963</text:p>
          </table:table-cell>
          <table:table-cell office:value-type="float" office:value="0.97594" calcext:value-type="float">
            <text:p>0.9759</text:p>
          </table:table-cell>
          <table:table-cell table:formula="of:=1-0.00026*[.C5]" office:value-type="float" office:value="0.991992" calcext:value-type="float">
            <text:p>0.9920</text:p>
          </table:table-cell>
          <table:table-cell office:value-type="float" office:value="0.9771" calcext:value-type="float">
            <text:p>0.9771</text:p>
          </table:table-cell>
          <table:table-cell table:formula="of:=[.E5]*[.F5]*[.G5]*[.H5]*[.I5]*[.J5]*[.K5]*[.L5]*[.M5]" office:value-type="float" office:value="0.852019824157999" calcext:value-type="float">
            <text:p>0.8520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90.3" calcext:value-type="float">
            <text:p>90.3</text:p>
          </table:table-cell>
          <table:table-cell office:value-type="float" office:value="40.8" calcext:value-type="float">
            <text:p>40.8</text:p>
          </table:table-cell>
          <table:table-cell office:value-type="float" office:value="67.4587" calcext:value-type="float">
            <text:p>67.4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44" calcext:value-type="float">
            <text:p>0.9993</text:p>
          </table:table-cell>
          <table:table-cell office:value-type="float" office:value="0.998689" calcext:value-type="float">
            <text:p>0.9987</text:p>
          </table:table-cell>
          <table:table-cell office:value-type="float" office:value="0.99419" calcext:value-type="float">
            <text:p>0.9942</text:p>
          </table:table-cell>
          <table:table-cell table:formula="of:=1-0.00026*[.C6]" office:value-type="float" office:value="0.989392" calcext:value-type="float">
            <text:p>0.9894</text:p>
          </table:table-cell>
          <table:table-cell office:value-type="float" office:value="0.9955" calcext:value-type="float">
            <text:p>0.9955</text:p>
          </table:table-cell>
          <table:table-cell table:formula="of:=[.E6]*[.F6]*[.G6]*[.H6]*[.I6]*[.J6]*[.K6]*[.L6]*[.M6]" office:value-type="float" office:value="0.884674227411169" calcext:value-type="float">
            <text:p>0.8847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450.9" calcext:value-type="float">
            <text:p>450.9</text:p>
          </table:table-cell>
          <table:table-cell office:value-type="float" office:value="50.8" calcext:value-type="float">
            <text:p>50.8</text:p>
          </table:table-cell>
          <table:table-cell office:value-type="float" office:value="60.45102" calcext:value-type="float">
            <text:p>60.4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01" calcext:value-type="float">
            <text:p>0.9988</text:p>
          </table:table-cell>
          <table:table-cell office:value-type="float" office:value="0.994003" calcext:value-type="float">
            <text:p>0.9940</text:p>
          </table:table-cell>
          <table:table-cell office:value-type="float" office:value="0.96812" calcext:value-type="float">
            <text:p>0.9681</text:p>
          </table:table-cell>
          <table:table-cell table:formula="of:=1-0.00026*[.C7]" office:value-type="float" office:value="0.986792" calcext:value-type="float">
            <text:p>0.9868</text:p>
          </table:table-cell>
          <table:table-cell office:value-type="float" office:value="0.9775" calcext:value-type="float">
            <text:p>0.9775</text:p>
          </table:table-cell>
          <table:table-cell table:formula="of:=[.E7]*[.F7]*[.G7]*[.H7]*[.I7]*[.J7]*[.K7]*[.L7]*[.M7]" office:value-type="float" office:value="0.839261483296616" calcext:value-type="float">
            <text:p>0.8393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393.2" calcext:value-type="float">
            <text:p>393.2</text:p>
          </table:table-cell>
          <table:table-cell office:value-type="float" office:value="45.8" calcext:value-type="float">
            <text:p>45.8</text:p>
          </table:table-cell>
          <table:table-cell office:value-type="float" office:value="36.80012" calcext:value-type="float">
            <text:p>36.8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27" calcext:value-type="float">
            <text:p>0.9982</text:p>
          </table:table-cell>
          <table:table-cell office:value-type="float" office:value="0.996277" calcext:value-type="float">
            <text:p>0.9963</text:p>
          </table:table-cell>
          <table:table-cell office:value-type="float" office:value="0.972" calcext:value-type="float">
            <text:p>0.9720</text:p>
          </table:table-cell>
          <table:table-cell table:formula="of:=1-0.00026*[.C8]" office:value-type="float" office:value="0.988092" calcext:value-type="float">
            <text:p>0.9881</text:p>
          </table:table-cell>
          <table:table-cell office:value-type="float" office:value="0.9803" calcext:value-type="float">
            <text:p>0.9803</text:p>
          </table:table-cell>
          <table:table-cell table:formula="of:=[.E8]*[.F8]*[.G8]*[.H8]*[.I8]*[.J8]*[.K8]*[.L8]*[.M8]" office:value-type="float" office:value="0.84760033148268" calcext:value-type="float">
            <text:p>0.8476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393.7" calcext:value-type="float">
            <text:p>393.7</text:p>
          </table:table-cell>
          <table:table-cell office:value-type="float" office:value="45.8" calcext:value-type="float">
            <text:p>45.8</text:p>
          </table:table-cell>
          <table:table-cell office:value-type="float" office:value="47.57273" calcext:value-type="float">
            <text:p>47.5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02" calcext:value-type="float">
            <text:p>0.9985</text:p>
          </table:table-cell>
          <table:table-cell office:value-type="float" office:value="0.994882" calcext:value-type="float">
            <text:p>0.9949</text:p>
          </table:table-cell>
          <table:table-cell office:value-type="float" office:value="0.97478" calcext:value-type="float">
            <text:p>0.9748</text:p>
          </table:table-cell>
          <table:table-cell table:formula="of:=1-0.00026*[.C9]" office:value-type="float" office:value="0.988092" calcext:value-type="float">
            <text:p>0.9881</text:p>
          </table:table-cell>
          <table:table-cell office:value-type="float" office:value="0.9803" calcext:value-type="float">
            <text:p>0.9803</text:p>
          </table:table-cell>
          <table:table-cell table:formula="of:=[.E9]*[.F9]*[.G9]*[.H9]*[.I9]*[.J9]*[.K9]*[.L9]*[.M9]" office:value-type="float" office:value="0.8490681668336" calcext:value-type="float">
            <text:p>0.8491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90.2" calcext:value-type="float">
            <text:p>90.2</text:p>
          </table:table-cell>
          <table:table-cell office:value-type="float" office:value="40.8" calcext:value-type="float">
            <text:p>40.8</text:p>
          </table:table-cell>
          <table:table-cell office:value-type="float" office:value="76.6786" calcext:value-type="float">
            <text:p>76.6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04" calcext:value-type="float">
            <text:p>0.9982</text:p>
          </table:table-cell>
          <table:table-cell office:value-type="float" office:value="0.997605" calcext:value-type="float">
            <text:p>0.9976</text:p>
          </table:table-cell>
          <table:table-cell office:value-type="float" office:value="0.99403" calcext:value-type="float">
            <text:p>0.9940</text:p>
          </table:table-cell>
          <table:table-cell table:formula="of:=1-0.00026*[.C10]" office:value-type="float" office:value="0.989392" calcext:value-type="float">
            <text:p>0.9894</text:p>
          </table:table-cell>
          <table:table-cell office:value-type="float" office:value="0.9955" calcext:value-type="float">
            <text:p>0.9955</text:p>
          </table:table-cell>
          <table:table-cell table:formula="of:=[.E10]*[.F10]*[.G10]*[.H10]*[.I10]*[.J10]*[.K10]*[.L10]*[.M10]" office:value-type="float" office:value="0.882563828116348" calcext:value-type="float">
            <text:p>0.8826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157.4" calcext:value-type="float">
            <text:p>157.4</text:p>
          </table:table-cell>
          <table:table-cell office:value-type="float" office:value="40.8" calcext:value-type="float">
            <text:p>40.8</text:p>
          </table:table-cell>
          <table:table-cell office:value-type="float" office:value="98.68145" calcext:value-type="float">
            <text:p>98.6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2" calcext:value-type="float">
            <text:p>0.9984</text:p>
          </table:table-cell>
          <table:table-cell office:value-type="float" office:value="0.997292" calcext:value-type="float">
            <text:p>0.9973</text:p>
          </table:table-cell>
          <table:table-cell office:value-type="float" office:value="0.99173" calcext:value-type="float">
            <text:p>0.9917</text:p>
          </table:table-cell>
          <table:table-cell table:formula="of:=1-0.00026*[.C11]" office:value-type="float" office:value="0.989392" calcext:value-type="float">
            <text:p>0.9894</text:p>
          </table:table-cell>
          <table:table-cell office:value-type="float" office:value="0.9921" calcext:value-type="float">
            <text:p>0.9921</text:p>
          </table:table-cell>
          <table:table-cell table:formula="of:=[.E11]*[.F11]*[.G11]*[.H11]*[.I11]*[.J11]*[.K11]*[.L11]*[.M11]" office:value-type="float" office:value="0.877428936409858" calcext:value-type="float">
            <text:p>0.8774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157.4" calcext:value-type="float">
            <text:p>157.4</text:p>
          </table:table-cell>
          <table:table-cell office:value-type="float" office:value="40.8" calcext:value-type="float">
            <text:p>40.8</text:p>
          </table:table-cell>
          <table:table-cell office:value-type="float" office:value="39.98913" calcext:value-type="float">
            <text:p>39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21" calcext:value-type="float">
            <text:p>0.9983</text:p>
          </table:table-cell>
          <table:table-cell office:value-type="float" office:value="0.994964" calcext:value-type="float">
            <text:p>0.9950</text:p>
          </table:table-cell>
          <table:table-cell office:value-type="float" office:value="0.99257" calcext:value-type="float">
            <text:p>0.9926</text:p>
          </table:table-cell>
          <table:table-cell table:formula="of:=1-0.00026*[.C12]" office:value-type="float" office:value="0.989392" calcext:value-type="float">
            <text:p>0.9894</text:p>
          </table:table-cell>
          <table:table-cell office:value-type="float" office:value="0.9921" calcext:value-type="float">
            <text:p>0.9921</text:p>
          </table:table-cell>
          <table:table-cell table:formula="of:=[.E12]*[.F12]*[.G12]*[.H12]*[.I12]*[.J12]*[.K12]*[.L12]*[.M12]" office:value-type="float" office:value="0.876035313583513" calcext:value-type="float">
            <text:p>0.8760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482.3" calcext:value-type="float">
            <text:p>482.3</text:p>
          </table:table-cell>
          <table:table-cell office:value-type="float" office:value="18.3" calcext:value-type="float">
            <text:p>18.3</text:p>
          </table:table-cell>
          <table:table-cell office:value-type="float" office:value="3.82313" calcext:value-type="float">
            <text:p>3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12" calcext:value-type="float">
            <text:p>0.9991</text:p>
          </table:table-cell>
          <table:table-cell office:value-type="float" office:value="0.998224" calcext:value-type="float">
            <text:p>0.9982</text:p>
          </table:table-cell>
          <table:table-cell office:value-type="float" office:value="0.97546" calcext:value-type="float">
            <text:p>0.9755</text:p>
          </table:table-cell>
          <table:table-cell table:formula="of:=1-0.00026*[.C13]" office:value-type="float" office:value="0.995242" calcext:value-type="float">
            <text:p>0.9952</text:p>
          </table:table-cell>
          <table:table-cell office:value-type="float" office:value="0.9759" calcext:value-type="float">
            <text:p>0.9759</text:p>
          </table:table-cell>
          <table:table-cell table:formula="of:=[.E13]*[.F13]*[.G13]*[.H13]*[.I13]*[.J13]*[.K13]*[.L13]*[.M13]" office:value-type="float" office:value="0.855351677538707" calcext:value-type="float">
            <text:p>0.8554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435.7" calcext:value-type="float">
            <text:p>435.7</text:p>
          </table:table-cell>
          <table:table-cell office:value-type="float" office:value="16.3" calcext:value-type="float">
            <text:p>16.3</text:p>
          </table:table-cell>
          <table:table-cell office:value-type="float" office:value="36.82656" calcext:value-type="float">
            <text:p>36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61" calcext:value-type="float">
            <text:p>0.9983</text:p>
          </table:table-cell>
          <table:table-cell office:value-type="float" office:value="0.996247" calcext:value-type="float">
            <text:p>0.9962</text:p>
          </table:table-cell>
          <table:table-cell office:value-type="float" office:value="0.97981" calcext:value-type="float">
            <text:p>0.9798</text:p>
          </table:table-cell>
          <table:table-cell table:formula="of:=1-0.00026*[.C14]" office:value-type="float" office:value="0.995762" calcext:value-type="float">
            <text:p>0.9958</text:p>
          </table:table-cell>
          <table:table-cell office:value-type="float" office:value="0.9782" calcext:value-type="float">
            <text:p>0.9782</text:p>
          </table:table-cell>
          <table:table-cell table:formula="of:=[.E14]*[.F14]*[.G14]*[.H14]*[.I14]*[.J14]*[.K14]*[.L14]*[.M14]" office:value-type="float" office:value="0.859201954725913" calcext:value-type="float">
            <text:p>0.8592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431.2" calcext:value-type="float">
            <text:p>431.2</text:p>
          </table:table-cell>
          <table:table-cell office:value-type="float" office:value="16.3" calcext:value-type="float">
            <text:p>16.3</text:p>
          </table:table-cell>
          <table:table-cell office:value-type="float" office:value="27.13151" calcext:value-type="float">
            <text:p>27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73" calcext:value-type="float">
            <text:p>0.9980</text:p>
          </table:table-cell>
          <table:table-cell office:value-type="float" office:value="0.995945" calcext:value-type="float">
            <text:p>0.9959</text:p>
          </table:table-cell>
          <table:table-cell office:value-type="float" office:value="0.98185" calcext:value-type="float">
            <text:p>0.9819</text:p>
          </table:table-cell>
          <table:table-cell table:formula="of:=1-0.00026*[.C15]" office:value-type="float" office:value="0.995762" calcext:value-type="float">
            <text:p>0.9958</text:p>
          </table:table-cell>
          <table:table-cell office:value-type="float" office:value="0.9784" calcext:value-type="float">
            <text:p>0.9784</text:p>
          </table:table-cell>
          <table:table-cell table:formula="of:=[.E15]*[.F15]*[.G15]*[.H15]*[.I15]*[.J15]*[.K15]*[.L15]*[.M15]" office:value-type="float" office:value="0.860657455218983" calcext:value-type="float">
            <text:p>0.8607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432.6" calcext:value-type="float">
            <text:p>432.6</text:p>
          </table:table-cell>
          <table:table-cell office:value-type="float" office:value="16.3" calcext:value-type="float">
            <text:p>16.3</text:p>
          </table:table-cell>
          <table:table-cell office:value-type="float" office:value="26.86589" calcext:value-type="float">
            <text:p>26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21" calcext:value-type="float">
            <text:p>0.9980</text:p>
          </table:table-cell>
          <table:table-cell office:value-type="float" office:value="0.996908" calcext:value-type="float">
            <text:p>0.9969</text:p>
          </table:table-cell>
          <table:table-cell office:value-type="float" office:value="0.98165" calcext:value-type="float">
            <text:p>0.9817</text:p>
          </table:table-cell>
          <table:table-cell table:formula="of:=1-0.00026*[.C16]" office:value-type="float" office:value="0.995762" calcext:value-type="float">
            <text:p>0.9958</text:p>
          </table:table-cell>
          <table:table-cell office:value-type="float" office:value="0.9784" calcext:value-type="float">
            <text:p>0.9784</text:p>
          </table:table-cell>
          <table:table-cell table:formula="of:=[.E16]*[.F16]*[.G16]*[.H16]*[.I16]*[.J16]*[.K16]*[.L16]*[.M16]" office:value-type="float" office:value="0.861355586977584" calcext:value-type="float">
            <text:p>0.8614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487.1" calcext:value-type="float">
            <text:p>487.1</text:p>
          </table:table-cell>
          <table:table-cell office:value-type="float" office:value="35.8" calcext:value-type="float">
            <text:p>35.8</text:p>
          </table:table-cell>
          <table:table-cell office:value-type="float" office:value="49.53252" calcext:value-type="float">
            <text:p>49.5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2" calcext:value-type="float">
            <text:p>0.9985</text:p>
          </table:table-cell>
          <table:table-cell office:value-type="float" office:value="0.993852" calcext:value-type="float">
            <text:p>0.9939</text:p>
          </table:table-cell>
          <table:table-cell office:value-type="float" office:value="0.97365" calcext:value-type="float">
            <text:p>0.9737</text:p>
          </table:table-cell>
          <table:table-cell table:formula="of:=1-0.00026*[.C17]" office:value-type="float" office:value="0.990692" calcext:value-type="float">
            <text:p>0.9907</text:p>
          </table:table-cell>
          <table:table-cell office:value-type="float" office:value="0.9756" calcext:value-type="float">
            <text:p>0.9756</text:p>
          </table:table-cell>
          <table:table-cell table:formula="of:=[.E17]*[.F17]*[.G17]*[.H17]*[.I17]*[.J17]*[.K17]*[.L17]*[.M17]" office:value-type="float" office:value="0.845377822336323" calcext:value-type="float">
            <text:p>0.8454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487.4" calcext:value-type="float">
            <text:p>487.4</text:p>
          </table:table-cell>
          <table:table-cell office:value-type="float" office:value="35.8" calcext:value-type="float">
            <text:p>35.8</text:p>
          </table:table-cell>
          <table:table-cell office:value-type="float" office:value="48.8483" calcext:value-type="float">
            <text:p>48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84" calcext:value-type="float">
            <text:p>0.9984</text:p>
          </table:table-cell>
          <table:table-cell office:value-type="float" office:value="0.995526" calcext:value-type="float">
            <text:p>0.9955</text:p>
          </table:table-cell>
          <table:table-cell office:value-type="float" office:value="0.97588" calcext:value-type="float">
            <text:p>0.9759</text:p>
          </table:table-cell>
          <table:table-cell table:formula="of:=1-0.00026*[.C18]" office:value-type="float" office:value="0.990692" calcext:value-type="float">
            <text:p>0.9907</text:p>
          </table:table-cell>
          <table:table-cell office:value-type="float" office:value="0.9756" calcext:value-type="float">
            <text:p>0.9756</text:p>
          </table:table-cell>
          <table:table-cell table:formula="of:=[.E18]*[.F18]*[.G18]*[.H18]*[.I18]*[.J18]*[.K18]*[.L18]*[.M18]" office:value-type="float" office:value="0.848625612149604" calcext:value-type="float">
            <text:p>0.8486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485.9" calcext:value-type="float">
            <text:p>485.9</text:p>
          </table:table-cell>
          <table:table-cell office:value-type="float" office:value="35.8" calcext:value-type="float">
            <text:p>35.8</text:p>
          </table:table-cell>
          <table:table-cell office:value-type="float" office:value="46.41092" calcext:value-type="float">
            <text:p>46.4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66" calcext:value-type="float">
            <text:p>0.9982</text:p>
          </table:table-cell>
          <table:table-cell office:value-type="float" office:value="0.995231" calcext:value-type="float">
            <text:p>0.9952</text:p>
          </table:table-cell>
          <table:table-cell office:value-type="float" office:value="0.9717" calcext:value-type="float">
            <text:p>0.9717</text:p>
          </table:table-cell>
          <table:table-cell table:formula="of:=1-0.00026*[.C19]" office:value-type="float" office:value="0.990692" calcext:value-type="float">
            <text:p>0.9907</text:p>
          </table:table-cell>
          <table:table-cell office:value-type="float" office:value="0.9757" calcext:value-type="float">
            <text:p>0.9757</text:p>
          </table:table-cell>
          <table:table-cell table:formula="of:=[.E19]*[.F19]*[.G19]*[.H19]*[.I19]*[.J19]*[.K19]*[.L19]*[.M19]" office:value-type="float" office:value="0.84464240646474" calcext:value-type="float">
            <text:p>0.8446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486.6" calcext:value-type="float">
            <text:p>486.6</text:p>
          </table:table-cell>
          <table:table-cell office:value-type="float" office:value="35.8" calcext:value-type="float">
            <text:p>35.8</text:p>
          </table:table-cell>
          <table:table-cell office:value-type="float" office:value="31.87202" calcext:value-type="float">
            <text:p>31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325" calcext:value-type="float">
            <text:p>0.9963</text:p>
          </table:table-cell>
          <table:table-cell office:value-type="float" office:value="0.97538" calcext:value-type="float">
            <text:p>0.9754</text:p>
          </table:table-cell>
          <table:table-cell table:formula="of:=1-0.00026*[.C20]" office:value-type="float" office:value="0.990692" calcext:value-type="float">
            <text:p>0.9907</text:p>
          </table:table-cell>
          <table:table-cell office:value-type="float" office:value="0.9757" calcext:value-type="float">
            <text:p>0.9757</text:p>
          </table:table-cell>
          <table:table-cell table:formula="of:=[.E20]*[.F20]*[.G20]*[.H20]*[.I20]*[.J20]*[.K20]*[.L20]*[.M20]" office:value-type="float" office:value="0.84914224416846" calcext:value-type="float">
            <text:p>0.8491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428.2" calcext:value-type="float">
            <text:p>428.2</text:p>
          </table:table-cell>
          <table:table-cell office:value-type="float" office:value="18.3" calcext:value-type="float">
            <text:p>18.3</text:p>
          </table:table-cell>
          <table:table-cell office:value-type="float" office:value="59.17463" calcext:value-type="float">
            <text:p>59.1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99" calcext:value-type="float">
            <text:p>0.9986</text:p>
          </table:table-cell>
          <table:table-cell office:value-type="float" office:value="0.995983" calcext:value-type="float">
            <text:p>0.9960</text:p>
          </table:table-cell>
          <table:table-cell office:value-type="float" office:value="0.98025" calcext:value-type="float">
            <text:p>0.9803</text:p>
          </table:table-cell>
          <table:table-cell table:formula="of:=1-0.00026*[.C21]" office:value-type="float" office:value="0.995242" calcext:value-type="float">
            <text:p>0.9952</text:p>
          </table:table-cell>
          <table:table-cell office:value-type="float" office:value="0.9786" calcext:value-type="float">
            <text:p>0.9786</text:p>
          </table:table-cell>
          <table:table-cell table:formula="of:=[.E21]*[.F21]*[.G21]*[.H21]*[.I21]*[.J21]*[.K21]*[.L21]*[.M21]" office:value-type="float" office:value="0.85955339629433" calcext:value-type="float">
            <text:p>0.8596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428.4" calcext:value-type="float">
            <text:p>428.4</text:p>
          </table:table-cell>
          <table:table-cell office:value-type="float" office:value="18.3" calcext:value-type="float">
            <text:p>18.3</text:p>
          </table:table-cell>
          <table:table-cell office:value-type="float" office:value="56.00016" calcext:value-type="float">
            <text:p>56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96" calcext:value-type="float">
            <text:p>0.9983</text:p>
          </table:table-cell>
          <table:table-cell office:value-type="float" office:value="0.996793" calcext:value-type="float">
            <text:p>0.9968</text:p>
          </table:table-cell>
          <table:table-cell office:value-type="float" office:value="0.98212" calcext:value-type="float">
            <text:p>0.9821</text:p>
          </table:table-cell>
          <table:table-cell table:formula="of:=1-0.00026*[.C22]" office:value-type="float" office:value="0.995242" calcext:value-type="float">
            <text:p>0.9952</text:p>
          </table:table-cell>
          <table:table-cell office:value-type="float" office:value="0.9786" calcext:value-type="float">
            <text:p>0.9786</text:p>
          </table:table-cell>
          <table:table-cell table:formula="of:=[.E22]*[.F22]*[.G22]*[.H22]*[.I22]*[.J22]*[.K22]*[.L22]*[.M22]" office:value-type="float" office:value="0.86163200595244" calcext:value-type="float">
            <text:p>0.8616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428.1" calcext:value-type="float">
            <text:p>428.1</text:p>
          </table:table-cell>
          <table:table-cell office:value-type="float" office:value="18.3" calcext:value-type="float">
            <text:p>18.3</text:p>
          </table:table-cell>
          <table:table-cell office:value-type="float" office:value="51.68874" calcext:value-type="float">
            <text:p>51.6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08" calcext:value-type="float">
            <text:p>0.9983</text:p>
          </table:table-cell>
          <table:table-cell office:value-type="float" office:value="0.996827" calcext:value-type="float">
            <text:p>0.9968</text:p>
          </table:table-cell>
          <table:table-cell office:value-type="float" office:value="0.98011" calcext:value-type="float">
            <text:p>0.9801</text:p>
          </table:table-cell>
          <table:table-cell table:formula="of:=1-0.00026*[.C23]" office:value-type="float" office:value="0.995242" calcext:value-type="float">
            <text:p>0.9952</text:p>
          </table:table-cell>
          <table:table-cell office:value-type="float" office:value="0.9786" calcext:value-type="float">
            <text:p>0.9786</text:p>
          </table:table-cell>
          <table:table-cell table:formula="of:=[.E23]*[.F23]*[.G23]*[.H23]*[.I23]*[.J23]*[.K23]*[.L23]*[.M23]" office:value-type="float" office:value="0.859908261828377" calcext:value-type="float">
            <text:p>0.8599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428.4" calcext:value-type="float">
            <text:p>428.4</text:p>
          </table:table-cell>
          <table:table-cell office:value-type="float" office:value="18.3" calcext:value-type="float">
            <text:p>18.3</text:p>
          </table:table-cell>
          <table:table-cell office:value-type="float" office:value="35.5716" calcext:value-type="float">
            <text:p>35.5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42" calcext:value-type="float">
            <text:p>0.9990</text:p>
          </table:table-cell>
          <table:table-cell office:value-type="float" office:value="0.996007" calcext:value-type="float">
            <text:p>0.9960</text:p>
          </table:table-cell>
          <table:table-cell office:value-type="float" office:value="0.98217" calcext:value-type="float">
            <text:p>0.9822</text:p>
          </table:table-cell>
          <table:table-cell table:formula="of:=1-0.00026*[.C24]" office:value-type="float" office:value="0.995242" calcext:value-type="float">
            <text:p>0.9952</text:p>
          </table:table-cell>
          <table:table-cell office:value-type="float" office:value="0.9786" calcext:value-type="float">
            <text:p>0.9786</text:p>
          </table:table-cell>
          <table:table-cell table:formula="of:=[.E24]*[.F24]*[.G24]*[.H24]*[.I24]*[.J24]*[.K24]*[.L24]*[.M24]" office:value-type="float" office:value="0.861639815303056" calcext:value-type="float">
            <text:p>0.8616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428.1" calcext:value-type="float">
            <text:p>428.1</text:p>
          </table:table-cell>
          <table:table-cell office:value-type="float" office:value="18.3" calcext:value-type="float">
            <text:p>18.3</text:p>
          </table:table-cell>
          <table:table-cell office:value-type="float" office:value="43.18862" calcext:value-type="float">
            <text:p>43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56" calcext:value-type="float">
            <text:p>0.9990</text:p>
          </table:table-cell>
          <table:table-cell office:value-type="float" office:value="0.996737" calcext:value-type="float">
            <text:p>0.9967</text:p>
          </table:table-cell>
          <table:table-cell office:value-type="float" office:value="0.98212" calcext:value-type="float">
            <text:p>0.9821</text:p>
          </table:table-cell>
          <table:table-cell table:formula="of:=1-0.00026*[.C25]" office:value-type="float" office:value="0.995242" calcext:value-type="float">
            <text:p>0.9952</text:p>
          </table:table-cell>
          <table:table-cell office:value-type="float" office:value="0.9786" calcext:value-type="float">
            <text:p>0.9786</text:p>
          </table:table-cell>
          <table:table-cell table:formula="of:=[.E25]*[.F25]*[.G25]*[.H25]*[.I25]*[.J25]*[.K25]*[.L25]*[.M25]" office:value-type="float" office:value="0.862153215120912" calcext:value-type="float">
            <text:p>0.8622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472.8" calcext:value-type="float">
            <text:p>472.8</text:p>
          </table:table-cell>
          <table:table-cell office:value-type="float" office:value="10.3" calcext:value-type="float">
            <text:p>10.3</text:p>
          </table:table-cell>
          <table:table-cell office:value-type="float" office:value="21.93213" calcext:value-type="float">
            <text:p>21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54" calcext:value-type="float">
            <text:p>0.9985</text:p>
          </table:table-cell>
          <table:table-cell office:value-type="float" office:value="0.997372" calcext:value-type="float">
            <text:p>0.9974</text:p>
          </table:table-cell>
          <table:table-cell office:value-type="float" office:value="0.9815" calcext:value-type="float">
            <text:p>0.9815</text:p>
          </table:table-cell>
          <table:table-cell table:formula="of:=1-0.00026*[.C26]" office:value-type="float" office:value="0.997322" calcext:value-type="float">
            <text:p>0.9973</text:p>
          </table:table-cell>
          <table:table-cell office:value-type="float" office:value="0.9764" calcext:value-type="float">
            <text:p>0.9764</text:p>
          </table:table-cell>
          <table:table-cell table:formula="of:=[.E26]*[.F26]*[.G26]*[.H26]*[.I26]*[.J26]*[.K26]*[.L26]*[.M26]" office:value-type="float" office:value="0.861584261934311" calcext:value-type="float">
            <text:p>0.8616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473.5" calcext:value-type="float">
            <text:p>473.5</text:p>
          </table:table-cell>
          <table:table-cell office:value-type="float" office:value="10.3" calcext:value-type="float">
            <text:p>10.3</text:p>
          </table:table-cell>
          <table:table-cell office:value-type="float" office:value="31.5705" calcext:value-type="float">
            <text:p>31.5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35" calcext:value-type="float">
            <text:p>0.9987</text:p>
          </table:table-cell>
          <table:table-cell office:value-type="float" office:value="0.996522" calcext:value-type="float">
            <text:p>0.9965</text:p>
          </table:table-cell>
          <table:table-cell office:value-type="float" office:value="0.98151" calcext:value-type="float">
            <text:p>0.9815</text:p>
          </table:table-cell>
          <table:table-cell table:formula="of:=1-0.00026*[.C27]" office:value-type="float" office:value="0.997322" calcext:value-type="float">
            <text:p>0.9973</text:p>
          </table:table-cell>
          <table:table-cell office:value-type="float" office:value="0.9763" calcext:value-type="float">
            <text:p>0.9763</text:p>
          </table:table-cell>
          <table:table-cell table:formula="of:=[.E27]*[.F27]*[.G27]*[.H27]*[.I27]*[.J27]*[.K27]*[.L27]*[.M27]" office:value-type="float" office:value="0.861012840840729" calcext:value-type="float">
            <text:p>0.8610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473.1" calcext:value-type="float">
            <text:p>473.1</text:p>
          </table:table-cell>
          <table:table-cell office:value-type="float" office:value="10.3" calcext:value-type="float">
            <text:p>10.3</text:p>
          </table:table-cell>
          <table:table-cell office:value-type="float" office:value="9.01222" calcext:value-type="float">
            <text:p>9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13" calcext:value-type="float">
            <text:p>0.9985</text:p>
          </table:table-cell>
          <table:table-cell office:value-type="float" office:value="0.996283" calcext:value-type="float">
            <text:p>0.9963</text:p>
          </table:table-cell>
          <table:table-cell office:value-type="float" office:value="0.98257" calcext:value-type="float">
            <text:p>0.9826</text:p>
          </table:table-cell>
          <table:table-cell table:formula="of:=1-0.00026*[.C28]" office:value-type="float" office:value="0.997322" calcext:value-type="float">
            <text:p>0.9973</text:p>
          </table:table-cell>
          <table:table-cell office:value-type="float" office:value="0.9763" calcext:value-type="float">
            <text:p>0.9763</text:p>
          </table:table-cell>
          <table:table-cell table:formula="of:=[.E28]*[.F28]*[.G28]*[.H28]*[.I28]*[.J28]*[.K28]*[.L28]*[.M28]" office:value-type="float" office:value="0.861544436702948" calcext:value-type="float">
            <text:p>0.8615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273.8" calcext:value-type="float">
            <text:p>273.8</text:p>
          </table:table-cell>
          <table:table-cell office:value-type="float" office:value="40.8" calcext:value-type="float">
            <text:p>40.8</text:p>
          </table:table-cell>
          <table:table-cell office:value-type="float" office:value="94.59398" calcext:value-type="float">
            <text:p>94.5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33" calcext:value-type="float">
            <text:p>0.9993</text:p>
          </table:table-cell>
          <table:table-cell office:value-type="float" office:value="0.997553" calcext:value-type="float">
            <text:p>0.9976</text:p>
          </table:table-cell>
          <table:table-cell office:value-type="float" office:value="0.98938" calcext:value-type="float">
            <text:p>0.9894</text:p>
          </table:table-cell>
          <table:table-cell table:formula="of:=1-0.00026*[.C29]" office:value-type="float" office:value="0.989392" calcext:value-type="float">
            <text:p>0.9894</text:p>
          </table:table-cell>
          <table:table-cell office:value-type="float" office:value="0.9863" calcext:value-type="float">
            <text:p>0.9863</text:p>
          </table:table-cell>
          <table:table-cell table:formula="of:=[.E29]*[.F29]*[.G29]*[.H29]*[.I29]*[.J29]*[.K29]*[.L29]*[.M29]" office:value-type="float" office:value="0.871256062249573" calcext:value-type="float">
            <text:p>0.8713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482.2" calcext:value-type="float">
            <text:p>482.2</text:p>
          </table:table-cell>
          <table:table-cell office:value-type="float" office:value="6.3" calcext:value-type="float">
            <text:p>6.3</text:p>
          </table:table-cell>
          <table:table-cell office:value-type="float" office:value="3.42689" calcext:value-type="float">
            <text:p>3.4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7121" calcext:value-type="float">
            <text:p>0.9971</text:p>
          </table:table-cell>
          <table:table-cell office:value-type="float" office:value="0.9806" calcext:value-type="float">
            <text:p>0.9806</text:p>
          </table:table-cell>
          <table:table-cell table:formula="of:=1-0.00026*[.C30]" office:value-type="float" office:value="0.998362" calcext:value-type="float">
            <text:p>0.9984</text:p>
          </table:table-cell>
          <table:table-cell office:value-type="float" office:value="0.9759" calcext:value-type="float">
            <text:p>0.9759</text:p>
          </table:table-cell>
          <table:table-cell table:formula="of:=[.E30]*[.F30]*[.G30]*[.H30]*[.I30]*[.J30]*[.K30]*[.L30]*[.M30]" office:value-type="float" office:value="0.862367066502509" calcext:value-type="float">
            <text:p>0.8624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482.9" calcext:value-type="float">
            <text:p>482.9</text:p>
          </table:table-cell>
          <table:table-cell office:value-type="float" office:value="6.3" calcext:value-type="float">
            <text:p>6.3</text:p>
          </table:table-cell>
          <table:table-cell office:value-type="float" office:value="12.99073" calcext:value-type="float">
            <text:p>12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9" calcext:value-type="float">
            <text:p>0.9984</text:p>
          </table:table-cell>
          <table:table-cell office:value-type="float" office:value="0.997048" calcext:value-type="float">
            <text:p>0.9970</text:p>
          </table:table-cell>
          <table:table-cell office:value-type="float" office:value="0.98101" calcext:value-type="float">
            <text:p>0.9810</text:p>
          </table:table-cell>
          <table:table-cell table:formula="of:=1-0.00026*[.C31]" office:value-type="float" office:value="0.998362" calcext:value-type="float">
            <text:p>0.9984</text:p>
          </table:table-cell>
          <table:table-cell office:value-type="float" office:value="0.9759" calcext:value-type="float">
            <text:p>0.9759</text:p>
          </table:table-cell>
          <table:table-cell table:formula="of:=[.E31]*[.F31]*[.G31]*[.H31]*[.I31]*[.J31]*[.K31]*[.L31]*[.M31]" office:value-type="float" office:value="0.861275581213981" calcext:value-type="float">
            <text:p>0.8613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483.4" calcext:value-type="float">
            <text:p>483.4</text:p>
          </table:table-cell>
          <table:table-cell office:value-type="float" office:value="6.3" calcext:value-type="float">
            <text:p>6.3</text:p>
          </table:table-cell>
          <table:table-cell office:value-type="float" office:value="10.10592" calcext:value-type="float">
            <text:p>10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75" calcext:value-type="float">
            <text:p>0.9990</text:p>
          </table:table-cell>
          <table:table-cell office:value-type="float" office:value="0.997949" calcext:value-type="float">
            <text:p>0.9979</text:p>
          </table:table-cell>
          <table:table-cell office:value-type="float" office:value="0.98238" calcext:value-type="float">
            <text:p>0.9824</text:p>
          </table:table-cell>
          <table:table-cell table:formula="of:=1-0.00026*[.C32]" office:value-type="float" office:value="0.998362" calcext:value-type="float">
            <text:p>0.9984</text:p>
          </table:table-cell>
          <table:table-cell office:value-type="float" office:value="0.9758" calcext:value-type="float">
            <text:p>0.9758</text:p>
          </table:table-cell>
          <table:table-cell table:formula="of:=[.E32]*[.F32]*[.G32]*[.H32]*[.I32]*[.J32]*[.K32]*[.L32]*[.M32]" office:value-type="float" office:value="0.86367507422175" calcext:value-type="float">
            <text:p>0.8637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481.7" calcext:value-type="float">
            <text:p>481.7</text:p>
          </table:table-cell>
          <table:table-cell office:value-type="float" office:value="6.3" calcext:value-type="float">
            <text:p>6.3</text:p>
          </table:table-cell>
          <table:table-cell office:value-type="float" office:value="19.38466" calcext:value-type="float">
            <text:p>19.3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39" calcext:value-type="float">
            <text:p>0.9982</text:p>
          </table:table-cell>
          <table:table-cell office:value-type="float" office:value="0.996125" calcext:value-type="float">
            <text:p>0.9961</text:p>
          </table:table-cell>
          <table:table-cell office:value-type="float" office:value="0.98216" calcext:value-type="float">
            <text:p>0.9822</text:p>
          </table:table-cell>
          <table:table-cell table:formula="of:=1-0.00026*[.C33]" office:value-type="float" office:value="0.998362" calcext:value-type="float">
            <text:p>0.9984</text:p>
          </table:table-cell>
          <table:table-cell office:value-type="float" office:value="0.9759" calcext:value-type="float">
            <text:p>0.9759</text:p>
          </table:table-cell>
          <table:table-cell table:formula="of:=[.E33]*[.F33]*[.G33]*[.H33]*[.I33]*[.J33]*[.K33]*[.L33]*[.M33]" office:value-type="float" office:value="0.861356681208079" calcext:value-type="float">
            <text:p>0.8614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482.2" calcext:value-type="float">
            <text:p>482.2</text:p>
          </table:table-cell>
          <table:table-cell office:value-type="float" office:value="6.3" calcext:value-type="float">
            <text:p>6.3</text:p>
          </table:table-cell>
          <table:table-cell office:value-type="float" office:value="9.19414" calcext:value-type="float">
            <text:p>9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87" calcext:value-type="float">
            <text:p>0.9985</text:p>
          </table:table-cell>
          <table:table-cell office:value-type="float" office:value="0.995838" calcext:value-type="float">
            <text:p>0.9958</text:p>
          </table:table-cell>
          <table:table-cell office:value-type="float" office:value="0.98103" calcext:value-type="float">
            <text:p>0.9810</text:p>
          </table:table-cell>
          <table:table-cell table:formula="of:=1-0.00026*[.C34]" office:value-type="float" office:value="0.998362" calcext:value-type="float">
            <text:p>0.9984</text:p>
          </table:table-cell>
          <table:table-cell office:value-type="float" office:value="0.9759" calcext:value-type="float">
            <text:p>0.9759</text:p>
          </table:table-cell>
          <table:table-cell table:formula="of:=[.E34]*[.F34]*[.G34]*[.H34]*[.I34]*[.J34]*[.K34]*[.L34]*[.M34]" office:value-type="float" office:value="0.860331468498633" calcext:value-type="float">
            <text:p>0.8603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558.3" calcext:value-type="float">
            <text:p>558.3</text:p>
          </table:table-cell>
          <table:table-cell office:value-type="float" office:value="7.3" calcext:value-type="float">
            <text:p>7.3</text:p>
          </table:table-cell>
          <table:table-cell office:value-type="float" office:value="58.9817" calcext:value-type="float">
            <text:p>58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84" calcext:value-type="float">
            <text:p>0.9989</text:p>
          </table:table-cell>
          <table:table-cell office:value-type="float" office:value="0.997063" calcext:value-type="float">
            <text:p>0.9971</text:p>
          </table:table-cell>
          <table:table-cell office:value-type="float" office:value="0.9793" calcext:value-type="float">
            <text:p>0.9793</text:p>
          </table:table-cell>
          <table:table-cell table:formula="of:=1-0.00026*[.C35]" office:value-type="float" office:value="0.998102" calcext:value-type="float">
            <text:p>0.9981</text:p>
          </table:table-cell>
          <table:table-cell office:value-type="float" office:value="0.9721" calcext:value-type="float">
            <text:p>0.9721</text:p>
          </table:table-cell>
          <table:table-cell table:formula="of:=[.E35]*[.F35]*[.G35]*[.H35]*[.I35]*[.J35]*[.K35]*[.L35]*[.M35]" office:value-type="float" office:value="0.856639963375824" calcext:value-type="float">
            <text:p>0.8566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560.6" calcext:value-type="float">
            <text:p>560.6</text:p>
          </table:table-cell>
          <table:table-cell office:value-type="float" office:value="7.3" calcext:value-type="float">
            <text:p>7.3</text:p>
          </table:table-cell>
          <table:table-cell office:value-type="float" office:value="12.1731" calcext:value-type="float">
            <text:p>12.1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84" calcext:value-type="float">
            <text:p>0.9986</text:p>
          </table:table-cell>
          <table:table-cell office:value-type="float" office:value="0.998018" calcext:value-type="float">
            <text:p>0.9980</text:p>
          </table:table-cell>
          <table:table-cell office:value-type="float" office:value="0.97859" calcext:value-type="float">
            <text:p>0.9786</text:p>
          </table:table-cell>
          <table:table-cell table:formula="of:=1-0.00026*[.C36]" office:value-type="float" office:value="0.998102" calcext:value-type="float">
            <text:p>0.9981</text:p>
          </table:table-cell>
          <table:table-cell office:value-type="float" office:value="0.972" calcext:value-type="float">
            <text:p>0.972</text:p>
          </table:table-cell>
          <table:table-cell table:formula="of:=[.E36]*[.F36]*[.G36]*[.H36]*[.I36]*[.J36]*[.K36]*[.L36]*[.M36]" office:value-type="float" office:value="0.856493343519726" calcext:value-type="float">
            <text:p>0.8565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469.2" calcext:value-type="float">
            <text:p>469.2</text:p>
          </table:table-cell>
          <table:table-cell office:value-type="float" office:value="40.8" calcext:value-type="float">
            <text:p>40.8</text:p>
          </table:table-cell>
          <table:table-cell office:value-type="float" office:value="109.93231" calcext:value-type="float">
            <text:p>109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64" calcext:value-type="float">
            <text:p>0.9986</text:p>
          </table:table-cell>
          <table:table-cell office:value-type="float" office:value="0.997743" calcext:value-type="float">
            <text:p>0.9977</text:p>
          </table:table-cell>
          <table:table-cell office:value-type="float" office:value="0.9821" calcext:value-type="float">
            <text:p>0.9821</text:p>
          </table:table-cell>
          <table:table-cell table:formula="of:=1-0.00026*[.C37]" office:value-type="float" office:value="0.989392" calcext:value-type="float">
            <text:p>0.9894</text:p>
          </table:table-cell>
          <table:table-cell office:value-type="float" office:value="0.9765" calcext:value-type="float">
            <text:p>0.9765</text:p>
          </table:table-cell>
          <table:table-cell table:formula="of:=[.E37]*[.F37]*[.G37]*[.H37]*[.I37]*[.J37]*[.K37]*[.L37]*[.M37]" office:value-type="float" office:value="0.855756089016537" calcext:value-type="float">
            <text:p>0.8558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469.8" calcext:value-type="float">
            <text:p>469.8</text:p>
          </table:table-cell>
          <table:table-cell office:value-type="float" office:value="40.8" calcext:value-type="float">
            <text:p>40.8</text:p>
          </table:table-cell>
          <table:table-cell office:value-type="float" office:value="110.45058" calcext:value-type="float">
            <text:p>110.4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585" calcext:value-type="float">
            <text:p>0.9996</text:p>
          </table:table-cell>
          <table:table-cell office:value-type="float" office:value="0.996261" calcext:value-type="float">
            <text:p>0.9963</text:p>
          </table:table-cell>
          <table:table-cell office:value-type="float" office:value="0.98213" calcext:value-type="float">
            <text:p>0.9821</text:p>
          </table:table-cell>
          <table:table-cell table:formula="of:=1-0.00026*[.C38]" office:value-type="float" office:value="0.989392" calcext:value-type="float">
            <text:p>0.9894</text:p>
          </table:table-cell>
          <table:table-cell office:value-type="float" office:value="0.9765" calcext:value-type="float">
            <text:p>0.9765</text:p>
          </table:table-cell>
          <table:table-cell table:formula="of:=[.E38]*[.F38]*[.G38]*[.H38]*[.I38]*[.J38]*[.K38]*[.L38]*[.M38]" office:value-type="float" office:value="0.855384801865226" calcext:value-type="float">
            <text:p>0.8554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469.4" calcext:value-type="float">
            <text:p>469.4</text:p>
          </table:table-cell>
          <table:table-cell office:value-type="float" office:value="40.8" calcext:value-type="float">
            <text:p>40.8</text:p>
          </table:table-cell>
          <table:table-cell office:value-type="float" office:value="84.09099" calcext:value-type="float">
            <text:p>84.0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66" calcext:value-type="float">
            <text:p>0.9990</text:p>
          </table:table-cell>
          <table:table-cell office:value-type="float" office:value="0.997674" calcext:value-type="float">
            <text:p>0.9977</text:p>
          </table:table-cell>
          <table:table-cell office:value-type="float" office:value="0.98347" calcext:value-type="float">
            <text:p>0.9835</text:p>
          </table:table-cell>
          <table:table-cell table:formula="of:=1-0.00026*[.C39]" office:value-type="float" office:value="0.989392" calcext:value-type="float">
            <text:p>0.9894</text:p>
          </table:table-cell>
          <table:table-cell office:value-type="float" office:value="0.9765" calcext:value-type="float">
            <text:p>0.9765</text:p>
          </table:table-cell>
          <table:table-cell table:formula="of:=[.E39]*[.F39]*[.G39]*[.H39]*[.I39]*[.J39]*[.K39]*[.L39]*[.M39]" office:value-type="float" office:value="0.857235545142715" calcext:value-type="float">
            <text:p>0.8572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483.2" calcext:value-type="float">
            <text:p>483.2</text:p>
          </table:table-cell>
          <table:table-cell office:value-type="float" office:value="12.3" calcext:value-type="float">
            <text:p>12.3</text:p>
          </table:table-cell>
          <table:table-cell office:value-type="float" office:value="44.78448" calcext:value-type="float">
            <text:p>44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6" calcext:value-type="float">
            <text:p>0.9990</text:p>
          </table:table-cell>
          <table:table-cell office:value-type="float" office:value="0.996491" calcext:value-type="float">
            <text:p>0.9965</text:p>
          </table:table-cell>
          <table:table-cell office:value-type="float" office:value="0.98146" calcext:value-type="float">
            <text:p>0.9815</text:p>
          </table:table-cell>
          <table:table-cell table:formula="of:=1-0.00026*[.C40]" office:value-type="float" office:value="0.996802" calcext:value-type="float">
            <text:p>0.9968</text:p>
          </table:table-cell>
          <table:table-cell office:value-type="float" office:value="0.9758" calcext:value-type="float">
            <text:p>0.9758</text:p>
          </table:table-cell>
          <table:table-cell table:formula="of:=[.E40]*[.F40]*[.G40]*[.H40]*[.I40]*[.J40]*[.K40]*[.L40]*[.M40]" office:value-type="float" office:value="0.860246369842772" calcext:value-type="float">
            <text:p>0.8602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483.8" calcext:value-type="float">
            <text:p>483.8</text:p>
          </table:table-cell>
          <table:table-cell office:value-type="float" office:value="12.3" calcext:value-type="float">
            <text:p>12.3</text:p>
          </table:table-cell>
          <table:table-cell office:value-type="float" office:value="46.45847" calcext:value-type="float">
            <text:p>46.4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19" calcext:value-type="float">
            <text:p>0.9985</text:p>
          </table:table-cell>
          <table:table-cell office:value-type="float" office:value="0.996791" calcext:value-type="float">
            <text:p>0.9968</text:p>
          </table:table-cell>
          <table:table-cell office:value-type="float" office:value="0.98018" calcext:value-type="float">
            <text:p>0.9802</text:p>
          </table:table-cell>
          <table:table-cell table:formula="of:=1-0.00026*[.C41]" office:value-type="float" office:value="0.996802" calcext:value-type="float">
            <text:p>0.9968</text:p>
          </table:table-cell>
          <table:table-cell office:value-type="float" office:value="0.9758" calcext:value-type="float">
            <text:p>0.9758</text:p>
          </table:table-cell>
          <table:table-cell table:formula="of:=[.E41]*[.F41]*[.G41]*[.H41]*[.I41]*[.J41]*[.K41]*[.L41]*[.M41]" office:value-type="float" office:value="0.859003716589629" calcext:value-type="float">
            <text:p>0.8590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538.8" calcext:value-type="float">
            <text:p>538.8</text:p>
          </table:table-cell>
          <table:table-cell office:value-type="float" office:value="13.8" calcext:value-type="float">
            <text:p>13.8</text:p>
          </table:table-cell>
          <table:table-cell office:value-type="float" office:value="48.32458" calcext:value-type="float">
            <text:p>48.3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93" calcext:value-type="float">
            <text:p>0.9994</text:p>
          </table:table-cell>
          <table:table-cell office:value-type="float" office:value="0.997571" calcext:value-type="float">
            <text:p>0.9976</text:p>
          </table:table-cell>
          <table:table-cell office:value-type="float" office:value="0.97808" calcext:value-type="float">
            <text:p>0.9781</text:p>
          </table:table-cell>
          <table:table-cell table:formula="of:=1-0.00026*[.C42]" office:value-type="float" office:value="0.996412" calcext:value-type="float">
            <text:p>0.9964</text:p>
          </table:table-cell>
          <table:table-cell office:value-type="float" office:value="0.9731" calcext:value-type="float">
            <text:p>0.9731</text:p>
          </table:table-cell>
          <table:table-cell table:formula="of:=[.E42]*[.F42]*[.G42]*[.H42]*[.I42]*[.J42]*[.K42]*[.L42]*[.M42]" office:value-type="float" office:value="0.855874267713814" calcext:value-type="float">
            <text:p>0.8559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539.4" calcext:value-type="float">
            <text:p>539.4</text:p>
          </table:table-cell>
          <table:table-cell office:value-type="float" office:value="13.8" calcext:value-type="float">
            <text:p>13.8</text:p>
          </table:table-cell>
          <table:table-cell office:value-type="float" office:value="15.02075" calcext:value-type="float">
            <text:p>15.0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64" calcext:value-type="float">
            <text:p>0.9985</text:p>
          </table:table-cell>
          <table:table-cell office:value-type="float" office:value="0.996544" calcext:value-type="float">
            <text:p>0.9965</text:p>
          </table:table-cell>
          <table:table-cell office:value-type="float" office:value="0.97749" calcext:value-type="float">
            <text:p>0.9775</text:p>
          </table:table-cell>
          <table:table-cell table:formula="of:=1-0.00026*[.C43]" office:value-type="float" office:value="0.996412" calcext:value-type="float">
            <text:p>0.9964</text:p>
          </table:table-cell>
          <table:table-cell office:value-type="float" office:value="0.973" calcext:value-type="float">
            <text:p>0.973</text:p>
          </table:table-cell>
          <table:table-cell table:formula="of:=[.E43]*[.F43]*[.G43]*[.H43]*[.I43]*[.J43]*[.K43]*[.L43]*[.M43]" office:value-type="float" office:value="0.853595373538531" calcext:value-type="float">
            <text:p>0.8536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539.6" calcext:value-type="float">
            <text:p>539.6</text:p>
          </table:table-cell>
          <table:table-cell office:value-type="float" office:value="13.8" calcext:value-type="float">
            <text:p>13.8</text:p>
          </table:table-cell>
          <table:table-cell office:value-type="float" office:value="52.14153" calcext:value-type="float">
            <text:p>52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26" calcext:value-type="float">
            <text:p>0.9983</text:p>
          </table:table-cell>
          <table:table-cell office:value-type="float" office:value="0.997211" calcext:value-type="float">
            <text:p>0.9972</text:p>
          </table:table-cell>
          <table:table-cell office:value-type="float" office:value="0.98035" calcext:value-type="float">
            <text:p>0.9804</text:p>
          </table:table-cell>
          <table:table-cell table:formula="of:=1-0.00026*[.C44]" office:value-type="float" office:value="0.996412" calcext:value-type="float">
            <text:p>0.9964</text:p>
          </table:table-cell>
          <table:table-cell office:value-type="float" office:value="0.973" calcext:value-type="float">
            <text:p>0.973</text:p>
          </table:table-cell>
          <table:table-cell table:formula="of:=[.E44]*[.F44]*[.G44]*[.H44]*[.I44]*[.J44]*[.K44]*[.L44]*[.M44]" office:value-type="float" office:value="0.856547467526862" calcext:value-type="float">
            <text:p>0.8565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539.9" calcext:value-type="float">
            <text:p>539.9</text:p>
          </table:table-cell>
          <table:table-cell office:value-type="float" office:value="13.8" calcext:value-type="float">
            <text:p>13.8</text:p>
          </table:table-cell>
          <table:table-cell office:value-type="float" office:value="47.7175" calcext:value-type="float">
            <text:p>47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4" calcext:value-type="float">
            <text:p>0.9981</text:p>
          </table:table-cell>
          <table:table-cell office:value-type="float" office:value="0.996775" calcext:value-type="float">
            <text:p>0.9968</text:p>
          </table:table-cell>
          <table:table-cell office:value-type="float" office:value="0.97902" calcext:value-type="float">
            <text:p>0.9790</text:p>
          </table:table-cell>
          <table:table-cell table:formula="of:=1-0.00026*[.C45]" office:value-type="float" office:value="0.996412" calcext:value-type="float">
            <text:p>0.9964</text:p>
          </table:table-cell>
          <table:table-cell office:value-type="float" office:value="0.973" calcext:value-type="float">
            <text:p>0.973</text:p>
          </table:table-cell>
          <table:table-cell table:formula="of:=[.E45]*[.F45]*[.G45]*[.H45]*[.I45]*[.J45]*[.K45]*[.L45]*[.M45]" office:value-type="float" office:value="0.854852135365053" calcext:value-type="float">
            <text:p>0.8549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300.4" calcext:value-type="float">
            <text:p>300.4</text:p>
          </table:table-cell>
          <table:table-cell office:value-type="float" office:value="50.8" calcext:value-type="float">
            <text:p>50.8</text:p>
          </table:table-cell>
          <table:table-cell office:value-type="float" office:value="172.3275" calcext:value-type="float">
            <text:p>172.3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05" calcext:value-type="float">
            <text:p>0.9990</text:p>
          </table:table-cell>
          <table:table-cell office:value-type="float" office:value="0.992751" calcext:value-type="float">
            <text:p>0.9928</text:p>
          </table:table-cell>
          <table:table-cell office:value-type="float" office:value="0.97473" calcext:value-type="float">
            <text:p>0.9747</text:p>
          </table:table-cell>
          <table:table-cell table:formula="of:=1-0.00026*[.C46]" office:value-type="float" office:value="0.986792" calcext:value-type="float">
            <text:p>0.9868</text:p>
          </table:table-cell>
          <table:table-cell office:value-type="float" office:value="0.985" calcext:value-type="float">
            <text:p>0.985</text:p>
          </table:table-cell>
          <table:table-cell table:formula="of:=[.E46]*[.F46]*[.G46]*[.H46]*[.I46]*[.J46]*[.K46]*[.L46]*[.M46]" office:value-type="float" office:value="0.850576204534469" calcext:value-type="float">
            <text:p>0.8506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310.9" calcext:value-type="float">
            <text:p>310.9</text:p>
          </table:table-cell>
          <table:table-cell office:value-type="float" office:value="50.8" calcext:value-type="float">
            <text:p>50.8</text:p>
          </table:table-cell>
          <table:table-cell office:value-type="float" office:value="97.72366" calcext:value-type="float">
            <text:p>97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08" calcext:value-type="float">
            <text:p>0.9989</text:p>
          </table:table-cell>
          <table:table-cell office:value-type="float" office:value="0.992233" calcext:value-type="float">
            <text:p>0.9922</text:p>
          </table:table-cell>
          <table:table-cell office:value-type="float" office:value="0.96911" calcext:value-type="float">
            <text:p>0.9691</text:p>
          </table:table-cell>
          <table:table-cell table:formula="of:=1-0.00026*[.C47]" office:value-type="float" office:value="0.986792" calcext:value-type="float">
            <text:p>0.9868</text:p>
          </table:table-cell>
          <table:table-cell office:value-type="float" office:value="0.9845" calcext:value-type="float">
            <text:p>0.9845</text:p>
          </table:table-cell>
          <table:table-cell table:formula="of:=[.E47]*[.F47]*[.G47]*[.H47]*[.I47]*[.J47]*[.K47]*[.L47]*[.M47]" office:value-type="float" office:value="0.844719702646915" calcext:value-type="float">
            <text:p>0.8447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66.6" calcext:value-type="float">
            <text:p>66.6</text:p>
          </table:table-cell>
          <table:table-cell office:value-type="float" office:value="40.8" calcext:value-type="float">
            <text:p>40.8</text:p>
          </table:table-cell>
          <table:table-cell office:value-type="float" office:value="109.07832" calcext:value-type="float">
            <text:p>109.0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07" calcext:value-type="float">
            <text:p>0.9989</text:p>
          </table:table-cell>
          <table:table-cell office:value-type="float" office:value="0.994169" calcext:value-type="float">
            <text:p>0.9942</text:p>
          </table:table-cell>
          <table:table-cell office:value-type="float" office:value="0.99535" calcext:value-type="float">
            <text:p>0.9954</text:p>
          </table:table-cell>
          <table:table-cell table:formula="of:=1-0.00026*[.C48]" office:value-type="float" office:value="0.989392" calcext:value-type="float">
            <text:p>0.9894</text:p>
          </table:table-cell>
          <table:table-cell office:value-type="float" office:value="0.9967" calcext:value-type="float">
            <text:p>0.9967</text:p>
          </table:table-cell>
          <table:table-cell table:formula="of:=[.E48]*[.F48]*[.G48]*[.H48]*[.I48]*[.J48]*[.K48]*[.L48]*[.M48]" office:value-type="float" office:value="0.882374598660844" calcext:value-type="float">
            <text:p>0.8824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494.9" calcext:value-type="float">
            <text:p>494.9</text:p>
          </table:table-cell>
          <table:table-cell office:value-type="float" office:value="45.8" calcext:value-type="float">
            <text:p>45.8</text:p>
          </table:table-cell>
          <table:table-cell office:value-type="float" office:value="47.82358" calcext:value-type="float">
            <text:p>47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65" calcext:value-type="float">
            <text:p>0.9985</text:p>
          </table:table-cell>
          <table:table-cell office:value-type="float" office:value="0.99101" calcext:value-type="float">
            <text:p>0.9910</text:p>
          </table:table-cell>
          <table:table-cell office:value-type="float" office:value="0.97301" calcext:value-type="float">
            <text:p>0.9730</text:p>
          </table:table-cell>
          <table:table-cell table:formula="of:=1-0.00026*[.C49]" office:value-type="float" office:value="0.988092" calcext:value-type="float">
            <text:p>0.9881</text:p>
          </table:table-cell>
          <table:table-cell office:value-type="float" office:value="0.9753" calcext:value-type="float">
            <text:p>0.9753</text:p>
          </table:table-cell>
          <table:table-cell table:formula="of:=[.E49]*[.F49]*[.G49]*[.H49]*[.I49]*[.J49]*[.K49]*[.L49]*[.M49]" office:value-type="float" office:value="0.839890838635042" calcext:value-type="float">
            <text:p>0.8399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492.6" calcext:value-type="float">
            <text:p>492.6</text:p>
          </table:table-cell>
          <table:table-cell office:value-type="float" office:value="45.8" calcext:value-type="float">
            <text:p>45.8</text:p>
          </table:table-cell>
          <table:table-cell office:value-type="float" office:value="46.13385" calcext:value-type="float">
            <text:p>46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23" calcext:value-type="float">
            <text:p>0.9991</text:p>
          </table:table-cell>
          <table:table-cell office:value-type="float" office:value="0.990459" calcext:value-type="float">
            <text:p>0.9905</text:p>
          </table:table-cell>
          <table:table-cell office:value-type="float" office:value="0.96922" calcext:value-type="float">
            <text:p>0.9692</text:p>
          </table:table-cell>
          <table:table-cell table:formula="of:=1-0.00026*[.C50]" office:value-type="float" office:value="0.988092" calcext:value-type="float">
            <text:p>0.9881</text:p>
          </table:table-cell>
          <table:table-cell office:value-type="float" office:value="0.9754" calcext:value-type="float">
            <text:p>0.9754</text:p>
          </table:table-cell>
          <table:table-cell table:formula="of:=[.E50]*[.F50]*[.G50]*[.H50]*[.I50]*[.J50]*[.K50]*[.L50]*[.M50]" office:value-type="float" office:value="0.836791020793765" calcext:value-type="float">
            <text:p>0.8368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493" calcext:value-type="float">
            <text:p>493.0</text:p>
          </table:table-cell>
          <table:table-cell office:value-type="float" office:value="45.8" calcext:value-type="float">
            <text:p>45.8</text:p>
          </table:table-cell>
          <table:table-cell office:value-type="float" office:value="36.01316" calcext:value-type="float">
            <text:p>36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47" calcext:value-type="float">
            <text:p>0.9985</text:p>
          </table:table-cell>
          <table:table-cell office:value-type="float" office:value="0.992299" calcext:value-type="float">
            <text:p>0.9923</text:p>
          </table:table-cell>
          <table:table-cell office:value-type="float" office:value="0.97149" calcext:value-type="float">
            <text:p>0.9715</text:p>
          </table:table-cell>
          <table:table-cell table:formula="of:=1-0.00026*[.C51]" office:value-type="float" office:value="0.988092" calcext:value-type="float">
            <text:p>0.9881</text:p>
          </table:table-cell>
          <table:table-cell office:value-type="float" office:value="0.9754" calcext:value-type="float">
            <text:p>0.9754</text:p>
          </table:table-cell>
          <table:table-cell table:formula="of:=[.E51]*[.F51]*[.G51]*[.H51]*[.I51]*[.J51]*[.K51]*[.L51]*[.M51]" office:value-type="float" office:value="0.83982458547774" calcext:value-type="float">
            <text:p>0.8398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100.5" calcext:value-type="float">
            <text:p>100.5</text:p>
          </table:table-cell>
          <table:table-cell office:value-type="float" office:value="40.8" calcext:value-type="float">
            <text:p>40.8</text:p>
          </table:table-cell>
          <table:table-cell office:value-type="float" office:value="124.19264" calcext:value-type="float">
            <text:p>124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85" calcext:value-type="float">
            <text:p>0.9989</text:p>
          </table:table-cell>
          <table:table-cell office:value-type="float" office:value="0.994702" calcext:value-type="float">
            <text:p>0.9947</text:p>
          </table:table-cell>
          <table:table-cell office:value-type="float" office:value="0.99371" calcext:value-type="float">
            <text:p>0.9937</text:p>
          </table:table-cell>
          <table:table-cell table:formula="of:=1-0.00026*[.C52]" office:value-type="float" office:value="0.989392" calcext:value-type="float">
            <text:p>0.9894</text:p>
          </table:table-cell>
          <table:table-cell office:value-type="float" office:value="0.995" calcext:value-type="float">
            <text:p>0.995</text:p>
          </table:table-cell>
          <table:table-cell table:formula="of:=[.E52]*[.F52]*[.G52]*[.H52]*[.I52]*[.J52]*[.K52]*[.L52]*[.M52]" office:value-type="float" office:value="0.879870320653624" calcext:value-type="float">
            <text:p>0.8799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484.9" calcext:value-type="float">
            <text:p>484.9</text:p>
          </table:table-cell>
          <table:table-cell office:value-type="float" office:value="28.8" calcext:value-type="float">
            <text:p>28.8</text:p>
          </table:table-cell>
          <table:table-cell office:value-type="float" office:value="12.51322" calcext:value-type="float">
            <text:p>12.5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6" calcext:value-type="float">
            <text:p>0.9982</text:p>
          </table:table-cell>
          <table:table-cell office:value-type="float" office:value="0.99301" calcext:value-type="float">
            <text:p>0.9930</text:p>
          </table:table-cell>
          <table:table-cell office:value-type="float" office:value="0.97703" calcext:value-type="float">
            <text:p>0.9770</text:p>
          </table:table-cell>
          <table:table-cell table:formula="of:=1-0.00026*[.C53]" office:value-type="float" office:value="0.992512" calcext:value-type="float">
            <text:p>0.9925</text:p>
          </table:table-cell>
          <table:table-cell office:value-type="float" office:value="0.9758" calcext:value-type="float">
            <text:p>0.9758</text:p>
          </table:table-cell>
          <table:table-cell table:formula="of:=[.E53]*[.F53]*[.G53]*[.H53]*[.I53]*[.J53]*[.K53]*[.L53]*[.M53]" office:value-type="float" office:value="0.849018813069491" calcext:value-type="float">
            <text:p>0.8490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457.3" calcext:value-type="float">
            <text:p>457.3</text:p>
          </table:table-cell>
          <table:table-cell office:value-type="float" office:value="49.3" calcext:value-type="float">
            <text:p>49.3</text:p>
          </table:table-cell>
          <table:table-cell office:value-type="float" office:value="126.13339" calcext:value-type="float">
            <text:p>126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71" calcext:value-type="float">
            <text:p>0.9986</text:p>
          </table:table-cell>
          <table:table-cell office:value-type="float" office:value="0.993022" calcext:value-type="float">
            <text:p>0.9930</text:p>
          </table:table-cell>
          <table:table-cell office:value-type="float" office:value="0.96813" calcext:value-type="float">
            <text:p>0.9681</text:p>
          </table:table-cell>
          <table:table-cell table:formula="of:=1-0.00026*[.C54]" office:value-type="float" office:value="0.987182" calcext:value-type="float">
            <text:p>0.9872</text:p>
          </table:table-cell>
          <table:table-cell office:value-type="float" office:value="0.9771" calcext:value-type="float">
            <text:p>0.9771</text:p>
          </table:table-cell>
          <table:table-cell table:formula="of:=[.E54]*[.F54]*[.G54]*[.H54]*[.I54]*[.J54]*[.K54]*[.L54]*[.M54]" office:value-type="float" office:value="0.838236927641326" calcext:value-type="float">
            <text:p>0.8382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451.3" calcext:value-type="float">
            <text:p>451.3</text:p>
          </table:table-cell>
          <table:table-cell office:value-type="float" office:value="48.8" calcext:value-type="float">
            <text:p>48.8</text:p>
          </table:table-cell>
          <table:table-cell office:value-type="float" office:value="147.72664" calcext:value-type="float">
            <text:p>147.7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96" calcext:value-type="float">
            <text:p>0.9987</text:p>
          </table:table-cell>
          <table:table-cell office:value-type="float" office:value="0.992585" calcext:value-type="float">
            <text:p>0.9926</text:p>
          </table:table-cell>
          <table:table-cell office:value-type="float" office:value="0.96747" calcext:value-type="float">
            <text:p>0.9675</text:p>
          </table:table-cell>
          <table:table-cell table:formula="of:=1-0.00026*[.C55]" office:value-type="float" office:value="0.987312" calcext:value-type="float">
            <text:p>0.9873</text:p>
          </table:table-cell>
          <table:table-cell office:value-type="float" office:value="0.9774" calcext:value-type="float">
            <text:p>0.9774</text:p>
          </table:table-cell>
          <table:table-cell table:formula="of:=[.E55]*[.F55]*[.G55]*[.H55]*[.I55]*[.J55]*[.K55]*[.L55]*[.M55]" office:value-type="float" office:value="0.837769076825426" calcext:value-type="float">
            <text:p>0.8378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485.9" calcext:value-type="float">
            <text:p>485.9</text:p>
          </table:table-cell>
          <table:table-cell office:value-type="float" office:value="36.8" calcext:value-type="float">
            <text:p>36.8</text:p>
          </table:table-cell>
          <table:table-cell office:value-type="float" office:value="122.16622" calcext:value-type="float">
            <text:p>122.1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57" calcext:value-type="float">
            <text:p>0.9991</text:p>
          </table:table-cell>
          <table:table-cell office:value-type="float" office:value="0.993326" calcext:value-type="float">
            <text:p>0.9933</text:p>
          </table:table-cell>
          <table:table-cell office:value-type="float" office:value="0.97508" calcext:value-type="float">
            <text:p>0.9751</text:p>
          </table:table-cell>
          <table:table-cell table:formula="of:=1-0.00026*[.C56]" office:value-type="float" office:value="0.990432" calcext:value-type="float">
            <text:p>0.9904</text:p>
          </table:table-cell>
          <table:table-cell office:value-type="float" office:value="0.9757" calcext:value-type="float">
            <text:p>0.9757</text:p>
          </table:table-cell>
          <table:table-cell table:formula="of:=[.E56]*[.F56]*[.G56]*[.H56]*[.I56]*[.J56]*[.K56]*[.L56]*[.M56]" office:value-type="float" office:value="0.846490986156138" calcext:value-type="float">
            <text:p>0.8465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486.8" calcext:value-type="float">
            <text:p>486.8</text:p>
          </table:table-cell>
          <table:table-cell office:value-type="float" office:value="36.8" calcext:value-type="float">
            <text:p>36.8</text:p>
          </table:table-cell>
          <table:table-cell office:value-type="float" office:value="43.8672" calcext:value-type="float">
            <text:p>43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53" calcext:value-type="float">
            <text:p>0.9986</text:p>
          </table:table-cell>
          <table:table-cell office:value-type="float" office:value="0.996486" calcext:value-type="float">
            <text:p>0.9965</text:p>
          </table:table-cell>
          <table:table-cell office:value-type="float" office:value="0.97601" calcext:value-type="float">
            <text:p>0.9760</text:p>
          </table:table-cell>
          <table:table-cell table:formula="of:=1-0.00026*[.C57]" office:value-type="float" office:value="0.990432" calcext:value-type="float">
            <text:p>0.9904</text:p>
          </table:table-cell>
          <table:table-cell office:value-type="float" office:value="0.9757" calcext:value-type="float">
            <text:p>0.9757</text:p>
          </table:table-cell>
          <table:table-cell table:formula="of:=[.E57]*[.F57]*[.G57]*[.H57]*[.I57]*[.J57]*[.K57]*[.L57]*[.M57]" office:value-type="float" office:value="0.8495649930601" calcext:value-type="float">
            <text:p>0.8496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489.2" calcext:value-type="float">
            <text:p>489.2</text:p>
          </table:table-cell>
          <table:table-cell office:value-type="float" office:value="36.8" calcext:value-type="float">
            <text:p>36.8</text:p>
          </table:table-cell>
          <table:table-cell office:value-type="float" office:value="107.03491" calcext:value-type="float">
            <text:p>107.0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24" calcext:value-type="float">
            <text:p>0.9987</text:p>
          </table:table-cell>
          <table:table-cell office:value-type="float" office:value="0.994894" calcext:value-type="float">
            <text:p>0.9949</text:p>
          </table:table-cell>
          <table:table-cell office:value-type="float" office:value="0.9728" calcext:value-type="float">
            <text:p>0.9728</text:p>
          </table:table-cell>
          <table:table-cell table:formula="of:=1-0.00026*[.C58]" office:value-type="float" office:value="0.990432" calcext:value-type="float">
            <text:p>0.9904</text:p>
          </table:table-cell>
          <table:table-cell office:value-type="float" office:value="0.9755" calcext:value-type="float">
            <text:p>0.9755</text:p>
          </table:table-cell>
          <table:table-cell table:formula="of:=[.E58]*[.F58]*[.G58]*[.H58]*[.I58]*[.J58]*[.K58]*[.L58]*[.M58]" office:value-type="float" office:value="0.845389496775264" calcext:value-type="float">
            <text:p>0.8454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163.9" calcext:value-type="float">
            <text:p>163.9</text:p>
          </table:table-cell>
          <table:table-cell office:value-type="float" office:value="40.8" calcext:value-type="float">
            <text:p>40.8</text:p>
          </table:table-cell>
          <table:table-cell office:value-type="float" office:value="150.06973" calcext:value-type="float">
            <text:p>150.0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56" calcext:value-type="float">
            <text:p>0.9985</text:p>
          </table:table-cell>
          <table:table-cell office:value-type="float" office:value="0.994266" calcext:value-type="float">
            <text:p>0.9943</text:p>
          </table:table-cell>
          <table:table-cell office:value-type="float" office:value="0.99171" calcext:value-type="float">
            <text:p>0.9917</text:p>
          </table:table-cell>
          <table:table-cell table:formula="of:=1-0.00026*[.C59]" office:value-type="float" office:value="0.989392" calcext:value-type="float">
            <text:p>0.9894</text:p>
          </table:table-cell>
          <table:table-cell office:value-type="float" office:value="0.9918" calcext:value-type="float">
            <text:p>0.9918</text:p>
          </table:table-cell>
          <table:table-cell table:formula="of:=[.E59]*[.F59]*[.G59]*[.H59]*[.I59]*[.J59]*[.K59]*[.L59]*[.M59]" office:value-type="float" office:value="0.87451600258991" calcext:value-type="float">
            <text:p>0.8745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486.5" calcext:value-type="float">
            <text:p>486.5</text:p>
          </table:table-cell>
          <table:table-cell office:value-type="float" office:value="16.8" calcext:value-type="float">
            <text:p>16.8</text:p>
          </table:table-cell>
          <table:table-cell office:value-type="float" office:value="36.80777" calcext:value-type="float">
            <text:p>36.8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53" calcext:value-type="float">
            <text:p>0.9992</text:p>
          </table:table-cell>
          <table:table-cell office:value-type="float" office:value="0.996372" calcext:value-type="float">
            <text:p>0.9964</text:p>
          </table:table-cell>
          <table:table-cell office:value-type="float" office:value="0.97994" calcext:value-type="float">
            <text:p>0.9799</text:p>
          </table:table-cell>
          <table:table-cell table:formula="of:=1-0.00026*[.C60]" office:value-type="float" office:value="0.995632" calcext:value-type="float">
            <text:p>0.9956</text:p>
          </table:table-cell>
          <table:table-cell office:value-type="float" office:value="0.9757" calcext:value-type="float">
            <text:p>0.9757</text:p>
          </table:table-cell>
          <table:table-cell table:formula="of:=[.E60]*[.F60]*[.G60]*[.H60]*[.I60]*[.J60]*[.K60]*[.L60]*[.M60]" office:value-type="float" office:value="0.857881294845023" calcext:value-type="float">
            <text:p>0.8579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487.2" calcext:value-type="float">
            <text:p>487.2</text:p>
          </table:table-cell>
          <table:table-cell office:value-type="float" office:value="16.8" calcext:value-type="float">
            <text:p>16.8</text:p>
          </table:table-cell>
          <table:table-cell office:value-type="float" office:value="38.03733" calcext:value-type="float">
            <text:p>38.0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5" calcext:value-type="float">
            <text:p>0.9989</text:p>
          </table:table-cell>
          <table:table-cell office:value-type="float" office:value="0.994481" calcext:value-type="float">
            <text:p>0.9945</text:p>
          </table:table-cell>
          <table:table-cell office:value-type="float" office:value="0.98014" calcext:value-type="float">
            <text:p>0.9801</text:p>
          </table:table-cell>
          <table:table-cell table:formula="of:=1-0.00026*[.C61]" office:value-type="float" office:value="0.995632" calcext:value-type="float">
            <text:p>0.9956</text:p>
          </table:table-cell>
          <table:table-cell office:value-type="float" office:value="0.9756" calcext:value-type="float">
            <text:p>0.9756</text:p>
          </table:table-cell>
          <table:table-cell table:formula="of:=[.E61]*[.F61]*[.G61]*[.H61]*[.I61]*[.J61]*[.K61]*[.L61]*[.M61]" office:value-type="float" office:value="0.856080423834564" calcext:value-type="float">
            <text:p>0.8561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486.8" calcext:value-type="float">
            <text:p>486.8</text:p>
          </table:table-cell>
          <table:table-cell office:value-type="float" office:value="16.8" calcext:value-type="float">
            <text:p>16.8</text:p>
          </table:table-cell>
          <table:table-cell office:value-type="float" office:value="36.71523" calcext:value-type="float">
            <text:p>36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29" calcext:value-type="float">
            <text:p>0.9989</text:p>
          </table:table-cell>
          <table:table-cell office:value-type="float" office:value="0.996311" calcext:value-type="float">
            <text:p>0.9963</text:p>
          </table:table-cell>
          <table:table-cell office:value-type="float" office:value="0.97958" calcext:value-type="float">
            <text:p>0.9796</text:p>
          </table:table-cell>
          <table:table-cell table:formula="of:=1-0.00026*[.C62]" office:value-type="float" office:value="0.995632" calcext:value-type="float">
            <text:p>0.9956</text:p>
          </table:table-cell>
          <table:table-cell office:value-type="float" office:value="0.9757" calcext:value-type="float">
            <text:p>0.9757</text:p>
          </table:table-cell>
          <table:table-cell table:formula="of:=[.E62]*[.F62]*[.G62]*[.H62]*[.I62]*[.J62]*[.K62]*[.L62]*[.M62]" office:value-type="float" office:value="0.857321387584332" calcext:value-type="float">
            <text:p>0.8573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486.9" calcext:value-type="float">
            <text:p>486.9</text:p>
          </table:table-cell>
          <table:table-cell office:value-type="float" office:value="9.8" calcext:value-type="float">
            <text:p>9.8</text:p>
          </table:table-cell>
          <table:table-cell office:value-type="float" office:value="32.45059" calcext:value-type="float">
            <text:p>32.4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602" calcext:value-type="float">
            <text:p>0.9996</text:p>
          </table:table-cell>
          <table:table-cell office:value-type="float" office:value="0.997217" calcext:value-type="float">
            <text:p>0.9972</text:p>
          </table:table-cell>
          <table:table-cell office:value-type="float" office:value="0.98099" calcext:value-type="float">
            <text:p>0.9810</text:p>
          </table:table-cell>
          <table:table-cell table:formula="of:=1-0.00026*[.C63]" office:value-type="float" office:value="0.997452" calcext:value-type="float">
            <text:p>0.9975</text:p>
          </table:table-cell>
          <table:table-cell office:value-type="float" office:value="0.9757" calcext:value-type="float">
            <text:p>0.9757</text:p>
          </table:table-cell>
          <table:table-cell table:formula="of:=[.E63]*[.F63]*[.G63]*[.H63]*[.I63]*[.J63]*[.K63]*[.L63]*[.M63]" office:value-type="float" office:value="0.861487005649201" calcext:value-type="float">
            <text:p>0.8615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481.2" calcext:value-type="float">
            <text:p>481.2</text:p>
          </table:table-cell>
          <table:table-cell office:value-type="float" office:value="9.8" calcext:value-type="float">
            <text:p>9.8</text:p>
          </table:table-cell>
          <table:table-cell office:value-type="float" office:value="29.68503" calcext:value-type="float">
            <text:p>29.6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69" calcext:value-type="float">
            <text:p>0.9990</text:p>
          </table:table-cell>
          <table:table-cell office:value-type="float" office:value="0.99676" calcext:value-type="float">
            <text:p>0.9968</text:p>
          </table:table-cell>
          <table:table-cell office:value-type="float" office:value="0.98229" calcext:value-type="float">
            <text:p>0.9823</text:p>
          </table:table-cell>
          <table:table-cell table:formula="of:=1-0.00026*[.C64]" office:value-type="float" office:value="0.997452" calcext:value-type="float">
            <text:p>0.9975</text:p>
          </table:table-cell>
          <table:table-cell office:value-type="float" office:value="0.9759" calcext:value-type="float">
            <text:p>0.9759</text:p>
          </table:table-cell>
          <table:table-cell table:formula="of:=[.E64]*[.F64]*[.G64]*[.H64]*[.I64]*[.J64]*[.K64]*[.L64]*[.M64]" office:value-type="float" office:value="0.861863938336869" calcext:value-type="float">
            <text:p>0.8619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480.4" calcext:value-type="float">
            <text:p>480.4</text:p>
          </table:table-cell>
          <table:table-cell office:value-type="float" office:value="9.8" calcext:value-type="float">
            <text:p>9.8</text:p>
          </table:table-cell>
          <table:table-cell office:value-type="float" office:value="3.79191" calcext:value-type="float">
            <text:p>3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5349" calcext:value-type="float">
            <text:p>0.9953</text:p>
          </table:table-cell>
          <table:table-cell office:value-type="float" office:value="0.98005" calcext:value-type="float">
            <text:p>0.9801</text:p>
          </table:table-cell>
          <table:table-cell table:formula="of:=1-0.00026*[.C65]" office:value-type="float" office:value="0.997452" calcext:value-type="float">
            <text:p>0.9975</text:p>
          </table:table-cell>
          <table:table-cell office:value-type="float" office:value="0.976" calcext:value-type="float">
            <text:p>0.976</text:p>
          </table:table-cell>
          <table:table-cell table:formula="of:=[.E65]*[.F65]*[.G65]*[.H65]*[.I65]*[.J65]*[.K65]*[.L65]*[.M65]" office:value-type="float" office:value="0.859655588977947" calcext:value-type="float">
            <text:p>0.8597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484.6" calcext:value-type="float">
            <text:p>484.6</text:p>
          </table:table-cell>
          <table:table-cell office:value-type="float" office:value="9.8" calcext:value-type="float">
            <text:p>9.8</text:p>
          </table:table-cell>
          <table:table-cell office:value-type="float" office:value="3.57611" calcext:value-type="float">
            <text:p>3.5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734" calcext:value-type="float">
            <text:p>0.9973</text:p>
          </table:table-cell>
          <table:table-cell office:value-type="float" office:value="0.98045" calcext:value-type="float">
            <text:p>0.9805</text:p>
          </table:table-cell>
          <table:table-cell table:formula="of:=1-0.00026*[.C66]" office:value-type="float" office:value="0.997452" calcext:value-type="float">
            <text:p>0.9975</text:p>
          </table:table-cell>
          <table:table-cell office:value-type="float" office:value="0.9758" calcext:value-type="float">
            <text:p>0.9758</text:p>
          </table:table-cell>
          <table:table-cell table:formula="of:=[.E66]*[.F66]*[.G66]*[.H66]*[.I66]*[.J66]*[.K66]*[.L66]*[.M66]" office:value-type="float" office:value="0.861550141401206" calcext:value-type="float">
            <text:p>0.8616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486.2" calcext:value-type="float">
            <text:p>486.2</text:p>
          </table:table-cell>
          <table:table-cell office:value-type="float" office:value="9.8" calcext:value-type="float">
            <text:p>9.8</text:p>
          </table:table-cell>
          <table:table-cell office:value-type="float" office:value="22.71783" calcext:value-type="float">
            <text:p>22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56" calcext:value-type="float">
            <text:p>0.9985</text:p>
          </table:table-cell>
          <table:table-cell office:value-type="float" office:value="0.994598" calcext:value-type="float">
            <text:p>0.9946</text:p>
          </table:table-cell>
          <table:table-cell office:value-type="float" office:value="0.98121" calcext:value-type="float">
            <text:p>0.9812</text:p>
          </table:table-cell>
          <table:table-cell table:formula="of:=1-0.00026*[.C67]" office:value-type="float" office:value="0.997452" calcext:value-type="float">
            <text:p>0.9975</text:p>
          </table:table-cell>
          <table:table-cell office:value-type="float" office:value="0.9757" calcext:value-type="float">
            <text:p>0.9757</text:p>
          </table:table-cell>
          <table:table-cell table:formula="of:=[.E67]*[.F67]*[.G67]*[.H67]*[.I67]*[.J67]*[.K67]*[.L67]*[.M67]" office:value-type="float" office:value="0.858431882809072" calcext:value-type="float">
            <text:p>0.8584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284.9" calcext:value-type="float">
            <text:p>284.9</text:p>
          </table:table-cell>
          <table:table-cell office:value-type="float" office:value="40.8" calcext:value-type="float">
            <text:p>40.8</text:p>
          </table:table-cell>
          <table:table-cell office:value-type="float" office:value="17.62893" calcext:value-type="float">
            <text:p>17.6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5789" calcext:value-type="float">
            <text:p>0.9958</text:p>
          </table:table-cell>
          <table:table-cell office:value-type="float" office:value="0.98635" calcext:value-type="float">
            <text:p>0.9864</text:p>
          </table:table-cell>
          <table:table-cell table:formula="of:=1-0.00026*[.C68]" office:value-type="float" office:value="0.989392" calcext:value-type="float">
            <text:p>0.9894</text:p>
          </table:table-cell>
          <table:table-cell office:value-type="float" office:value="0.9858" calcext:value-type="float">
            <text:p>0.9858</text:p>
          </table:table-cell>
          <table:table-cell table:formula="of:=[.E68]*[.F68]*[.G68]*[.H68]*[.I68]*[.J68]*[.K68]*[.L68]*[.M68]" office:value-type="float" office:value="0.867190740751314" calcext:value-type="float">
            <text:p>0.8672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284.4" calcext:value-type="float">
            <text:p>284.4</text:p>
          </table:table-cell>
          <table:table-cell office:value-type="float" office:value="40.8" calcext:value-type="float">
            <text:p>40.8</text:p>
          </table:table-cell>
          <table:table-cell office:value-type="float" office:value="108.46507" calcext:value-type="float">
            <text:p>108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86" calcext:value-type="float">
            <text:p>0.9992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8745" calcext:value-type="float">
            <text:p>0.9875</text:p>
          </table:table-cell>
          <table:table-cell table:formula="of:=1-0.00026*[.C69]" office:value-type="float" office:value="0.989392" calcext:value-type="float">
            <text:p>0.9894</text:p>
          </table:table-cell>
          <table:table-cell office:value-type="float" office:value="0.9858" calcext:value-type="float">
            <text:p>0.9858</text:p>
          </table:table-cell>
          <table:table-cell table:formula="of:=[.E69]*[.F69]*[.G69]*[.H69]*[.I69]*[.J69]*[.K69]*[.L69]*[.M69]" office:value-type="float" office:value="0.867809201234475" calcext:value-type="float">
            <text:p>0.8678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440.5" calcext:value-type="float">
            <text:p>440.5</text:p>
          </table:table-cell>
          <table:table-cell office:value-type="float" office:value="20.3" calcext:value-type="float">
            <text:p>20.3</text:p>
          </table:table-cell>
          <table:table-cell office:value-type="float" office:value="53.02691" calcext:value-type="float">
            <text:p>53.0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39" calcext:value-type="float">
            <text:p>0.9990</text:p>
          </table:table-cell>
          <table:table-cell office:value-type="float" office:value="0.996958" calcext:value-type="float">
            <text:p>0.9970</text:p>
          </table:table-cell>
          <table:table-cell office:value-type="float" office:value="0.98022" calcext:value-type="float">
            <text:p>0.9802</text:p>
          </table:table-cell>
          <table:table-cell table:formula="of:=1-0.00026*[.C70]" office:value-type="float" office:value="0.994722" calcext:value-type="float">
            <text:p>0.9947</text:p>
          </table:table-cell>
          <table:table-cell office:value-type="float" office:value="0.978" calcext:value-type="float">
            <text:p>0.978</text:p>
          </table:table-cell>
          <table:table-cell table:formula="of:=[.E70]*[.F70]*[.G70]*[.H70]*[.I70]*[.J70]*[.K70]*[.L70]*[.M70]" office:value-type="float" office:value="0.859770407223034" calcext:value-type="float">
            <text:p>0.8598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442.4" calcext:value-type="float">
            <text:p>442.4</text:p>
          </table:table-cell>
          <table:table-cell office:value-type="float" office:value="20.3" calcext:value-type="float">
            <text:p>20.3</text:p>
          </table:table-cell>
          <table:table-cell office:value-type="float" office:value="41.24531" calcext:value-type="float">
            <text:p>41.2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01" calcext:value-type="float">
            <text:p>0.9991</text:p>
          </table:table-cell>
          <table:table-cell office:value-type="float" office:value="0.996404" calcext:value-type="float">
            <text:p>0.9964</text:p>
          </table:table-cell>
          <table:table-cell office:value-type="float" office:value="0.97905" calcext:value-type="float">
            <text:p>0.9791</text:p>
          </table:table-cell>
          <table:table-cell table:formula="of:=1-0.00026*[.C71]" office:value-type="float" office:value="0.994722" calcext:value-type="float">
            <text:p>0.9947</text:p>
          </table:table-cell>
          <table:table-cell office:value-type="float" office:value="0.9779" calcext:value-type="float">
            <text:p>0.9779</text:p>
          </table:table-cell>
          <table:table-cell table:formula="of:=[.E71]*[.F71]*[.G71]*[.H71]*[.I71]*[.J71]*[.K71]*[.L71]*[.M71]" office:value-type="float" office:value="0.858232482042084" calcext:value-type="float">
            <text:p>0.8582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443.5" calcext:value-type="float">
            <text:p>443.5</text:p>
          </table:table-cell>
          <table:table-cell office:value-type="float" office:value="20.3" calcext:value-type="float">
            <text:p>20.3</text:p>
          </table:table-cell>
          <table:table-cell office:value-type="float" office:value="69.89985" calcext:value-type="float">
            <text:p>69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41" calcext:value-type="float">
            <text:p>0.9984</text:p>
          </table:table-cell>
          <table:table-cell office:value-type="float" office:value="0.996761" calcext:value-type="float">
            <text:p>0.9968</text:p>
          </table:table-cell>
          <table:table-cell office:value-type="float" office:value="0.98217" calcext:value-type="float">
            <text:p>0.9822</text:p>
          </table:table-cell>
          <table:table-cell table:formula="of:=1-0.00026*[.C72]" office:value-type="float" office:value="0.994722" calcext:value-type="float">
            <text:p>0.9947</text:p>
          </table:table-cell>
          <table:table-cell office:value-type="float" office:value="0.9778" calcext:value-type="float">
            <text:p>0.9778</text:p>
          </table:table-cell>
          <table:table-cell table:formula="of:=[.E72]*[.F72]*[.G72]*[.H72]*[.I72]*[.J72]*[.K72]*[.L72]*[.M72]" office:value-type="float" office:value="0.860618970486426" calcext:value-type="float">
            <text:p>0.8606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442.7" calcext:value-type="float">
            <text:p>442.7</text:p>
          </table:table-cell>
          <table:table-cell office:value-type="float" office:value="20.3" calcext:value-type="float">
            <text:p>20.3</text:p>
          </table:table-cell>
          <table:table-cell office:value-type="float" office:value="30.0419" calcext:value-type="float">
            <text:p>30.0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094" calcext:value-type="float">
            <text:p>0.9971</text:p>
          </table:table-cell>
          <table:table-cell office:value-type="float" office:value="0.996803" calcext:value-type="float">
            <text:p>0.9968</text:p>
          </table:table-cell>
          <table:table-cell office:value-type="float" office:value="0.97957" calcext:value-type="float">
            <text:p>0.9796</text:p>
          </table:table-cell>
          <table:table-cell table:formula="of:=1-0.00026*[.C73]" office:value-type="float" office:value="0.994722" calcext:value-type="float">
            <text:p>0.9947</text:p>
          </table:table-cell>
          <table:table-cell office:value-type="float" office:value="0.9779" calcext:value-type="float">
            <text:p>0.9779</text:p>
          </table:table-cell>
          <table:table-cell table:formula="of:=[.E73]*[.F73]*[.G73]*[.H73]*[.I73]*[.J73]*[.K73]*[.L73]*[.M73]" office:value-type="float" office:value="0.857306536818186" calcext:value-type="float">
            <text:p>0.8573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66.3" calcext:value-type="float">
            <text:p>66.3</text:p>
          </table:table-cell>
          <table:table-cell office:value-type="float" office:value="35.8" calcext:value-type="float">
            <text:p>35.8</text:p>
          </table:table-cell>
          <table:table-cell office:value-type="float" office:value="59.31299" calcext:value-type="float">
            <text:p>59.3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269" calcext:value-type="float">
            <text:p>0.9973</text:p>
          </table:table-cell>
          <table:table-cell office:value-type="float" office:value="0.997815" calcext:value-type="float">
            <text:p>0.9978</text:p>
          </table:table-cell>
          <table:table-cell office:value-type="float" office:value="0.99301" calcext:value-type="float">
            <text:p>0.9930</text:p>
          </table:table-cell>
          <table:table-cell table:formula="of:=1-0.00026*[.C74]" office:value-type="float" office:value="0.990692" calcext:value-type="float">
            <text:p>0.9907</text:p>
          </table:table-cell>
          <table:table-cell office:value-type="float" office:value="0.9967" calcext:value-type="float">
            <text:p>0.9967</text:p>
          </table:table-cell>
          <table:table-cell table:formula="of:=[.E74]*[.F74]*[.G74]*[.H74]*[.I74]*[.J74]*[.K74]*[.L74]*[.M74]" office:value-type="float" office:value="0.883238790442782" calcext:value-type="float">
            <text:p>0.8832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54.9" calcext:value-type="float">
            <text:p>54.9</text:p>
          </table:table-cell>
          <table:table-cell office:value-type="float" office:value="30.8" calcext:value-type="float">
            <text:p>30.8</text:p>
          </table:table-cell>
          <table:table-cell office:value-type="float" office:value="59.40009" calcext:value-type="float">
            <text:p>59.4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41" calcext:value-type="float">
            <text:p>0.9990</text:p>
          </table:table-cell>
          <table:table-cell office:value-type="float" office:value="0.997315" calcext:value-type="float">
            <text:p>0.9973</text:p>
          </table:table-cell>
          <table:table-cell office:value-type="float" office:value="0.99462" calcext:value-type="float">
            <text:p>0.9946</text:p>
          </table:table-cell>
          <table:table-cell table:formula="of:=1-0.00026*[.C75]" office:value-type="float" office:value="0.991992" calcext:value-type="float">
            <text:p>0.9920</text:p>
          </table:table-cell>
          <table:table-cell office:value-type="float" office:value="0.9973" calcext:value-type="float">
            <text:p>0.9973</text:p>
          </table:table-cell>
          <table:table-cell table:formula="of:=[.E75]*[.F75]*[.G75]*[.H75]*[.I75]*[.J75]*[.K75]*[.L75]*[.M75]" office:value-type="float" office:value="0.887494948731493" calcext:value-type="float">
            <text:p>0.8875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55" calcext:value-type="float">
            <text:p>55.0</text:p>
          </table:table-cell>
          <table:table-cell office:value-type="float" office:value="30.8" calcext:value-type="float">
            <text:p>30.8</text:p>
          </table:table-cell>
          <table:table-cell office:value-type="float" office:value="34.19094" calcext:value-type="float">
            <text:p>34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53" calcext:value-type="float">
            <text:p>0.9965</text:p>
          </table:table-cell>
          <table:table-cell office:value-type="float" office:value="0.997301" calcext:value-type="float">
            <text:p>0.9973</text:p>
          </table:table-cell>
          <table:table-cell office:value-type="float" office:value="0.99541" calcext:value-type="float">
            <text:p>0.9954</text:p>
          </table:table-cell>
          <table:table-cell table:formula="of:=1-0.00026*[.C76]" office:value-type="float" office:value="0.991992" calcext:value-type="float">
            <text:p>0.9920</text:p>
          </table:table-cell>
          <table:table-cell office:value-type="float" office:value="0.9973" calcext:value-type="float">
            <text:p>0.9973</text:p>
          </table:table-cell>
          <table:table-cell table:formula="of:=[.E76]*[.F76]*[.G76]*[.H76]*[.I76]*[.J76]*[.K76]*[.L76]*[.M76]" office:value-type="float" office:value="0.885955014502003" calcext:value-type="float">
            <text:p>0.8860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19.4" calcext:value-type="float">
            <text:p>19.4</text:p>
          </table:table-cell>
          <table:table-cell office:value-type="float" office:value="30.8" calcext:value-type="float">
            <text:p>30.8</text:p>
          </table:table-cell>
          <table:table-cell office:value-type="float" office:value="52.50344" calcext:value-type="float">
            <text:p>52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73" calcext:value-type="float">
            <text:p>0.9986</text:p>
          </table:table-cell>
          <table:table-cell office:value-type="float" office:value="0.994294" calcext:value-type="float">
            <text:p>0.9943</text:p>
          </table:table-cell>
          <table:table-cell office:value-type="float" office:value="0.99817" calcext:value-type="float">
            <text:p>0.9982</text:p>
          </table:table-cell>
          <table:table-cell table:formula="of:=1-0.00026*[.C77]" office:value-type="float" office:value="0.991992" calcext:value-type="float">
            <text:p>0.9920</text:p>
          </table:table-cell>
          <table:table-cell office:value-type="float" office:value="0.999" calcext:value-type="float">
            <text:p>0.999</text:p>
          </table:table-cell>
          <table:table-cell table:formula="of:=[.E77]*[.F77]*[.G77]*[.H77]*[.I77]*[.J77]*[.K77]*[.L77]*[.M77]" office:value-type="float" office:value="0.889061613372935" calcext:value-type="float">
            <text:p>0.8891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9.2" calcext:value-type="float">
            <text:p>19.2</text:p>
          </table:table-cell>
          <table:table-cell office:value-type="float" office:value="30.8" calcext:value-type="float">
            <text:p>30.8</text:p>
          </table:table-cell>
          <table:table-cell office:value-type="float" office:value="49.10474" calcext:value-type="float">
            <text:p>49.1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94" calcext:value-type="float">
            <text:p>0.9993</text:p>
          </table:table-cell>
          <table:table-cell office:value-type="float" office:value="0.997175" calcext:value-type="float">
            <text:p>0.9972</text:p>
          </table:table-cell>
          <table:table-cell office:value-type="float" office:value="0.99824" calcext:value-type="float">
            <text:p>0.9982</text:p>
          </table:table-cell>
          <table:table-cell table:formula="of:=1-0.00026*[.C78]" office:value-type="float" office:value="0.991992" calcext:value-type="float">
            <text:p>0.9920</text:p>
          </table:table-cell>
          <table:table-cell office:value-type="float" office:value="0.999" calcext:value-type="float">
            <text:p>0.999</text:p>
          </table:table-cell>
          <table:table-cell table:formula="of:=[.E78]*[.F78]*[.G78]*[.H78]*[.I78]*[.J78]*[.K78]*[.L78]*[.M78]" office:value-type="float" office:value="0.892344062709375" calcext:value-type="float">
            <text:p>0.8923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126.6" calcext:value-type="float">
            <text:p>126.6</text:p>
          </table:table-cell>
          <table:table-cell office:value-type="float" office:value="30.8" calcext:value-type="float">
            <text:p>30.8</text:p>
          </table:table-cell>
          <table:table-cell office:value-type="float" office:value="28.2428" calcext:value-type="float">
            <text:p>28.2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92" calcext:value-type="float">
            <text:p>0.9989</text:p>
          </table:table-cell>
          <table:table-cell office:value-type="float" office:value="0.995568" calcext:value-type="float">
            <text:p>0.9956</text:p>
          </table:table-cell>
          <table:table-cell office:value-type="float" office:value="0.99128" calcext:value-type="float">
            <text:p>0.9913</text:p>
          </table:table-cell>
          <table:table-cell table:formula="of:=1-0.00026*[.C79]" office:value-type="float" office:value="0.991992" calcext:value-type="float">
            <text:p>0.9920</text:p>
          </table:table-cell>
          <table:table-cell office:value-type="float" office:value="0.9937" calcext:value-type="float">
            <text:p>0.9937</text:p>
          </table:table-cell>
          <table:table-cell table:formula="of:=[.E79]*[.F79]*[.G79]*[.H79]*[.I79]*[.J79]*[.K79]*[.L79]*[.M79]" office:value-type="float" office:value="0.879646781058886" calcext:value-type="float">
            <text:p>0.8796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126.9" calcext:value-type="float">
            <text:p>126.9</text:p>
          </table:table-cell>
          <table:table-cell office:value-type="float" office:value="30.8" calcext:value-type="float">
            <text:p>30.8</text:p>
          </table:table-cell>
          <table:table-cell office:value-type="float" office:value="34.97787" calcext:value-type="float">
            <text:p>34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749" calcext:value-type="float">
            <text:p>0.9997</text:p>
          </table:table-cell>
          <table:table-cell office:value-type="float" office:value="0.99736" calcext:value-type="float">
            <text:p>0.9974</text:p>
          </table:table-cell>
          <table:table-cell office:value-type="float" office:value="0.99123" calcext:value-type="float">
            <text:p>0.9912</text:p>
          </table:table-cell>
          <table:table-cell table:formula="of:=1-0.00026*[.C80]" office:value-type="float" office:value="0.991992" calcext:value-type="float">
            <text:p>0.9920</text:p>
          </table:table-cell>
          <table:table-cell office:value-type="float" office:value="0.9937" calcext:value-type="float">
            <text:p>0.9937</text:p>
          </table:table-cell>
          <table:table-cell table:formula="of:=[.E80]*[.F80]*[.G80]*[.H80]*[.I80]*[.J80]*[.K80]*[.L80]*[.M80]" office:value-type="float" office:value="0.881941690158467" calcext:value-type="float">
            <text:p>0.8819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127.2" calcext:value-type="float">
            <text:p>127.2</text:p>
          </table:table-cell>
          <table:table-cell office:value-type="float" office:value="30.8" calcext:value-type="float">
            <text:p>30.8</text:p>
          </table:table-cell>
          <table:table-cell office:value-type="float" office:value="11.58847" calcext:value-type="float">
            <text:p>11.5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28" calcext:value-type="float">
            <text:p>0.9983</text:p>
          </table:table-cell>
          <table:table-cell office:value-type="float" office:value="0.99791" calcext:value-type="float">
            <text:p>0.9979</text:p>
          </table:table-cell>
          <table:table-cell office:value-type="float" office:value="0.99205" calcext:value-type="float">
            <text:p>0.9921</text:p>
          </table:table-cell>
          <table:table-cell table:formula="of:=1-0.00026*[.C81]" office:value-type="float" office:value="0.991992" calcext:value-type="float">
            <text:p>0.9920</text:p>
          </table:table-cell>
          <table:table-cell office:value-type="float" office:value="0.9936" calcext:value-type="float">
            <text:p>0.9936</text:p>
          </table:table-cell>
          <table:table-cell table:formula="of:=[.E81]*[.F81]*[.G81]*[.H81]*[.I81]*[.J81]*[.K81]*[.L81]*[.M81]" office:value-type="float" office:value="0.881814003050206" calcext:value-type="float">
            <text:p>0.8818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270.7" calcext:value-type="float">
            <text:p>270.7</text:p>
          </table:table-cell>
          <table:table-cell office:value-type="float" office:value="35.8" calcext:value-type="float">
            <text:p>35.8</text:p>
          </table:table-cell>
          <table:table-cell office:value-type="float" office:value="53.44458" calcext:value-type="float">
            <text:p>53.4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7249" calcext:value-type="float">
            <text:p>0.9972</text:p>
          </table:table-cell>
          <table:table-cell office:value-type="float" office:value="0.98805" calcext:value-type="float">
            <text:p>0.9881</text:p>
          </table:table-cell>
          <table:table-cell table:formula="of:=1-0.00026*[.C82]" office:value-type="float" office:value="0.990692" calcext:value-type="float">
            <text:p>0.9907</text:p>
          </table:table-cell>
          <table:table-cell office:value-type="float" office:value="0.9865" calcext:value-type="float">
            <text:p>0.9865</text:p>
          </table:table-cell>
          <table:table-cell table:formula="of:=[.E82]*[.F82]*[.G82]*[.H82]*[.I82]*[.J82]*[.K82]*[.L82]*[.M82]" office:value-type="float" office:value="0.869802852564948" calcext:value-type="float">
            <text:p>0.8698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232.6" calcext:value-type="float">
            <text:p>232.6</text:p>
          </table:table-cell>
          <table:table-cell office:value-type="float" office:value="30.8" calcext:value-type="float">
            <text:p>30.8</text:p>
          </table:table-cell>
          <table:table-cell office:value-type="float" office:value="35.09606" calcext:value-type="float">
            <text:p>35.1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51" calcext:value-type="float">
            <text:p>0.9977</text:p>
          </table:table-cell>
          <table:table-cell office:value-type="float" office:value="0.996748" calcext:value-type="float">
            <text:p>0.9967</text:p>
          </table:table-cell>
          <table:table-cell office:value-type="float" office:value="0.98823" calcext:value-type="float">
            <text:p>0.9882</text:p>
          </table:table-cell>
          <table:table-cell table:formula="of:=1-0.00026*[.C83]" office:value-type="float" office:value="0.991992" calcext:value-type="float">
            <text:p>0.9920</text:p>
          </table:table-cell>
          <table:table-cell office:value-type="float" office:value="0.9884" calcext:value-type="float">
            <text:p>0.9884</text:p>
          </table:table-cell>
          <table:table-cell table:formula="of:=[.E83]*[.F83]*[.G83]*[.H83]*[.I83]*[.J83]*[.K83]*[.L83]*[.M83]" office:value-type="float" office:value="0.872211896291084" calcext:value-type="float">
            <text:p>0.8722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122.1" calcext:value-type="float">
            <text:p>122.1</text:p>
          </table:table-cell>
          <table:table-cell office:value-type="float" office:value="35.8" calcext:value-type="float">
            <text:p>35.8</text:p>
          </table:table-cell>
          <table:table-cell office:value-type="float" office:value="61.88796" calcext:value-type="float">
            <text:p>61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71" calcext:value-type="float">
            <text:p>0.9986</text:p>
          </table:table-cell>
          <table:table-cell office:value-type="float" office:value="0.998775" calcext:value-type="float">
            <text:p>0.9988</text:p>
          </table:table-cell>
          <table:table-cell office:value-type="float" office:value="0.99165" calcext:value-type="float">
            <text:p>0.9917</text:p>
          </table:table-cell>
          <table:table-cell table:formula="of:=1-0.00026*[.C84]" office:value-type="float" office:value="0.990692" calcext:value-type="float">
            <text:p>0.9907</text:p>
          </table:table-cell>
          <table:table-cell office:value-type="float" office:value="0.9939" calcext:value-type="float">
            <text:p>0.9939</text:p>
          </table:table-cell>
          <table:table-cell table:formula="of:=[.E84]*[.F84]*[.G84]*[.H84]*[.I84]*[.J84]*[.K84]*[.L84]*[.M84]" office:value-type="float" office:value="0.881546906461023" calcext:value-type="float">
            <text:p>0.8815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144" calcext:value-type="float">
            <text:p>144.0</text:p>
          </table:table-cell>
          <table:table-cell office:value-type="float" office:value="40.8" calcext:value-type="float">
            <text:p>40.8</text:p>
          </table:table-cell>
          <table:table-cell office:value-type="float" office:value="77.59305" calcext:value-type="float">
            <text:p>77.5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45" calcext:value-type="float">
            <text:p>0.9983</text:p>
          </table:table-cell>
          <table:table-cell office:value-type="float" office:value="0.997463" calcext:value-type="float">
            <text:p>0.9975</text:p>
          </table:table-cell>
          <table:table-cell office:value-type="float" office:value="0.99081" calcext:value-type="float">
            <text:p>0.9908</text:p>
          </table:table-cell>
          <table:table-cell table:formula="of:=1-0.00026*[.C85]" office:value-type="float" office:value="0.989392" calcext:value-type="float">
            <text:p>0.9894</text:p>
          </table:table-cell>
          <table:table-cell office:value-type="float" office:value="0.9928" calcext:value-type="float">
            <text:p>0.9928</text:p>
          </table:table-cell>
          <table:table-cell table:formula="of:=[.E85]*[.F85]*[.G85]*[.H85]*[.I85]*[.J85]*[.K85]*[.L85]*[.M85]" office:value-type="float" office:value="0.877317993371104" calcext:value-type="float">
            <text:p>0.8773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45.1" calcext:value-type="float">
            <text:p>45.1</text:p>
          </table:table-cell>
          <table:table-cell office:value-type="float" office:value="40.8" calcext:value-type="float">
            <text:p>40.8</text:p>
          </table:table-cell>
          <table:table-cell office:value-type="float" office:value="56.37164" calcext:value-type="float">
            <text:p>56.3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22" calcext:value-type="float">
            <text:p>0.9976</text:p>
          </table:table-cell>
          <table:table-cell office:value-type="float" office:value="0.997027" calcext:value-type="float">
            <text:p>0.9970</text:p>
          </table:table-cell>
          <table:table-cell office:value-type="float" office:value="0.99688" calcext:value-type="float">
            <text:p>0.9969</text:p>
          </table:table-cell>
          <table:table-cell table:formula="of:=1-0.00026*[.C86]" office:value-type="float" office:value="0.989392" calcext:value-type="float">
            <text:p>0.9894</text:p>
          </table:table-cell>
          <table:table-cell office:value-type="float" office:value="0.9977" calcext:value-type="float">
            <text:p>0.9977</text:p>
          </table:table-cell>
          <table:table-cell table:formula="of:=[.E86]*[.F86]*[.G86]*[.H86]*[.I86]*[.J86]*[.K86]*[.L86]*[.M86]" office:value-type="float" office:value="0.886019412554641" calcext:value-type="float">
            <text:p>0.8860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45" calcext:value-type="float">
            <text:p>45.0</text:p>
          </table:table-cell>
          <table:table-cell office:value-type="float" office:value="40.8" calcext:value-type="float">
            <text:p>40.8</text:p>
          </table:table-cell>
          <table:table-cell office:value-type="float" office:value="38.06164" calcext:value-type="float">
            <text:p>38.0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02" calcext:value-type="float">
            <text:p>0.9991</text:p>
          </table:table-cell>
          <table:table-cell office:value-type="float" office:value="0.997305" calcext:value-type="float">
            <text:p>0.9973</text:p>
          </table:table-cell>
          <table:table-cell office:value-type="float" office:value="0.99643" calcext:value-type="float">
            <text:p>0.9964</text:p>
          </table:table-cell>
          <table:table-cell table:formula="of:=1-0.00026*[.C87]" office:value-type="float" office:value="0.989392" calcext:value-type="float">
            <text:p>0.9894</text:p>
          </table:table-cell>
          <table:table-cell office:value-type="float" office:value="0.9977" calcext:value-type="float">
            <text:p>0.9977</text:p>
          </table:table-cell>
          <table:table-cell table:formula="of:=[.E87]*[.F87]*[.G87]*[.H87]*[.I87]*[.J87]*[.K87]*[.L87]*[.M87]" office:value-type="float" office:value="0.887180599750842" calcext:value-type="float">
            <text:p>0.8872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149.8" calcext:value-type="float">
            <text:p>149.8</text:p>
          </table:table-cell>
          <table:table-cell office:value-type="float" office:value="40.8" calcext:value-type="float">
            <text:p>40.8</text:p>
          </table:table-cell>
          <table:table-cell office:value-type="float" office:value="28.12007" calcext:value-type="float">
            <text:p>28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029" calcext:value-type="float">
            <text:p>0.9970</text:p>
          </table:table-cell>
          <table:table-cell office:value-type="float" office:value="0.996699" calcext:value-type="float">
            <text:p>0.9967</text:p>
          </table:table-cell>
          <table:table-cell office:value-type="float" office:value="0.98879" calcext:value-type="float">
            <text:p>0.9888</text:p>
          </table:table-cell>
          <table:table-cell table:formula="of:=1-0.00026*[.C88]" office:value-type="float" office:value="0.989392" calcext:value-type="float">
            <text:p>0.9894</text:p>
          </table:table-cell>
          <table:table-cell office:value-type="float" office:value="0.9925" calcext:value-type="float">
            <text:p>0.9925</text:p>
          </table:table-cell>
          <table:table-cell table:formula="of:=[.E88]*[.F88]*[.G88]*[.H88]*[.I88]*[.J88]*[.K88]*[.L88]*[.M88]" office:value-type="float" office:value="0.873441532564601" calcext:value-type="float">
            <text:p>0.8734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409.4" calcext:value-type="float">
            <text:p>409.4</text:p>
          </table:table-cell>
          <table:table-cell office:value-type="float" office:value="51.3" calcext:value-type="float">
            <text:p>51.3</text:p>
          </table:table-cell>
          <table:table-cell office:value-type="float" office:value="96.11186" calcext:value-type="float">
            <text:p>96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57" calcext:value-type="float">
            <text:p>0.9982</text:p>
          </table:table-cell>
          <table:table-cell office:value-type="float" office:value="0.996683" calcext:value-type="float">
            <text:p>0.9967</text:p>
          </table:table-cell>
          <table:table-cell office:value-type="float" office:value="0.96081" calcext:value-type="float">
            <text:p>0.9608</text:p>
          </table:table-cell>
          <table:table-cell table:formula="of:=1-0.00026*[.C89]" office:value-type="float" office:value="0.986662" calcext:value-type="float">
            <text:p>0.9867</text:p>
          </table:table-cell>
          <table:table-cell office:value-type="float" office:value="0.9795" calcext:value-type="float">
            <text:p>0.9795</text:p>
          </table:table-cell>
          <table:table-cell table:formula="of:=[.E89]*[.F89]*[.G89]*[.H89]*[.I89]*[.J89]*[.K89]*[.L89]*[.M89]" office:value-type="float" office:value="0.836229174179797" calcext:value-type="float">
            <text:p>0.8362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375.1" calcext:value-type="float">
            <text:p>375.1</text:p>
          </table:table-cell>
          <table:table-cell office:value-type="float" office:value="50.8" calcext:value-type="float">
            <text:p>50.8</text:p>
          </table:table-cell>
          <table:table-cell office:value-type="float" office:value="134.18993" calcext:value-type="float">
            <text:p>134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19" calcext:value-type="float">
            <text:p>0.9984</text:p>
          </table:table-cell>
          <table:table-cell office:value-type="float" office:value="0.99753" calcext:value-type="float">
            <text:p>0.9975</text:p>
          </table:table-cell>
          <table:table-cell office:value-type="float" office:value="0.97883" calcext:value-type="float">
            <text:p>0.9788</text:p>
          </table:table-cell>
          <table:table-cell table:formula="of:=1-0.00026*[.C90]" office:value-type="float" office:value="0.986792" calcext:value-type="float">
            <text:p>0.9868</text:p>
          </table:table-cell>
          <table:table-cell office:value-type="float" office:value="0.9812" calcext:value-type="float">
            <text:p>0.9812</text:p>
          </table:table-cell>
          <table:table-cell table:formula="of:=[.E90]*[.F90]*[.G90]*[.H90]*[.I90]*[.J90]*[.K90]*[.L90]*[.M90]" office:value-type="float" office:value="0.854453207064765" calcext:value-type="float">
            <text:p>0.8545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481.5" calcext:value-type="float">
            <text:p>481.5</text:p>
          </table:table-cell>
          <table:table-cell office:value-type="float" office:value="34.3" calcext:value-type="float">
            <text:p>34.3</text:p>
          </table:table-cell>
          <table:table-cell office:value-type="float" office:value="80.50106" calcext:value-type="float">
            <text:p>80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19" calcext:value-type="float">
            <text:p>0.9980</text:p>
          </table:table-cell>
          <table:table-cell office:value-type="float" office:value="0.997242" calcext:value-type="float">
            <text:p>0.9972</text:p>
          </table:table-cell>
          <table:table-cell office:value-type="float" office:value="0.98049" calcext:value-type="float">
            <text:p>0.9805</text:p>
          </table:table-cell>
          <table:table-cell table:formula="of:=1-0.00026*[.C91]" office:value-type="float" office:value="0.991082" calcext:value-type="float">
            <text:p>0.9911</text:p>
          </table:table-cell>
          <table:table-cell office:value-type="float" office:value="0.9759" calcext:value-type="float">
            <text:p>0.9759</text:p>
          </table:table-cell>
          <table:table-cell table:formula="of:=[.E91]*[.F91]*[.G91]*[.H91]*[.I91]*[.J91]*[.K91]*[.L91]*[.M91]" office:value-type="float" office:value="0.854390667746094" calcext:value-type="float">
            <text:p>0.8544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484.1" calcext:value-type="float">
            <text:p>484.1</text:p>
          </table:table-cell>
          <table:table-cell office:value-type="float" office:value="34.8" calcext:value-type="float">
            <text:p>34.8</text:p>
          </table:table-cell>
          <table:table-cell office:value-type="float" office:value="74.28979" calcext:value-type="float">
            <text:p>74.2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34" calcext:value-type="float">
            <text:p>0.9979</text:p>
          </table:table-cell>
          <table:table-cell office:value-type="float" office:value="0.99624" calcext:value-type="float">
            <text:p>0.9962</text:p>
          </table:table-cell>
          <table:table-cell office:value-type="float" office:value="0.97932" calcext:value-type="float">
            <text:p>0.9793</text:p>
          </table:table-cell>
          <table:table-cell table:formula="of:=1-0.00026*[.C92]" office:value-type="float" office:value="0.990952" calcext:value-type="float">
            <text:p>0.9910</text:p>
          </table:table-cell>
          <table:table-cell office:value-type="float" office:value="0.9758" calcext:value-type="float">
            <text:p>0.9758</text:p>
          </table:table-cell>
          <table:table-cell table:formula="of:=[.E92]*[.F92]*[.G92]*[.H92]*[.I92]*[.J92]*[.K92]*[.L92]*[.M92]" office:value-type="float" office:value="0.852241937192397" calcext:value-type="float">
            <text:p>0.8522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362" calcext:value-type="float">
            <text:p>362.0</text:p>
          </table:table-cell>
          <table:table-cell office:value-type="float" office:value="51.3" calcext:value-type="float">
            <text:p>51.3</text:p>
          </table:table-cell>
          <table:table-cell office:value-type="float" office:value="33.07659" calcext:value-type="float">
            <text:p>33.0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223" calcext:value-type="float">
            <text:p>0.9982</text:p>
          </table:table-cell>
          <table:table-cell office:value-type="float" office:value="0.97983" calcext:value-type="float">
            <text:p>0.9798</text:p>
          </table:table-cell>
          <table:table-cell table:formula="of:=1-0.00026*[.C93]" office:value-type="float" office:value="0.986662" calcext:value-type="float">
            <text:p>0.9867</text:p>
          </table:table-cell>
          <table:table-cell office:value-type="float" office:value="0.9819" calcext:value-type="float">
            <text:p>0.9819</text:p>
          </table:table-cell>
          <table:table-cell table:formula="of:=[.E93]*[.F93]*[.G93]*[.H93]*[.I93]*[.J93]*[.K93]*[.L93]*[.M93]" office:value-type="float" office:value="0.856250009786234" calcext:value-type="float">
            <text:p>0.8563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81.3" calcext:value-type="float">
            <text:p>81.3</text:p>
          </table:table-cell>
          <table:table-cell office:value-type="float" office:value="40.8" calcext:value-type="float">
            <text:p>40.8</text:p>
          </table:table-cell>
          <table:table-cell office:value-type="float" office:value="35.91252" calcext:value-type="float">
            <text:p>35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65" calcext:value-type="float">
            <text:p>0.9984</text:p>
          </table:table-cell>
          <table:table-cell office:value-type="float" office:value="0.997547" calcext:value-type="float">
            <text:p>0.9975</text:p>
          </table:table-cell>
          <table:table-cell office:value-type="float" office:value="0.9958" calcext:value-type="float">
            <text:p>0.9958</text:p>
          </table:table-cell>
          <table:table-cell table:formula="of:=1-0.00026*[.C94]" office:value-type="float" office:value="0.989392" calcext:value-type="float">
            <text:p>0.9894</text:p>
          </table:table-cell>
          <table:table-cell office:value-type="float" office:value="0.9959" calcext:value-type="float">
            <text:p>0.9959</text:p>
          </table:table-cell>
          <table:table-cell table:formula="of:=[.E94]*[.F94]*[.G94]*[.H94]*[.I94]*[.J94]*[.K94]*[.L94]*[.M94]" office:value-type="float" office:value="0.884581828137096" calcext:value-type="float">
            <text:p>0.8846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81.1" calcext:value-type="float">
            <text:p>81.1</text:p>
          </table:table-cell>
          <table:table-cell office:value-type="float" office:value="40.8" calcext:value-type="float">
            <text:p>40.8</text:p>
          </table:table-cell>
          <table:table-cell office:value-type="float" office:value="81.28421" calcext:value-type="float">
            <text:p>81.2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59" calcext:value-type="float">
            <text:p>0.9989</text:p>
          </table:table-cell>
          <table:table-cell office:value-type="float" office:value="0.999239" calcext:value-type="float">
            <text:p>0.9992</text:p>
          </table:table-cell>
          <table:table-cell office:value-type="float" office:value="0.99584" calcext:value-type="float">
            <text:p>0.9958</text:p>
          </table:table-cell>
          <table:table-cell table:formula="of:=1-0.00026*[.C95]" office:value-type="float" office:value="0.989392" calcext:value-type="float">
            <text:p>0.9894</text:p>
          </table:table-cell>
          <table:table-cell office:value-type="float" office:value="0.9959" calcext:value-type="float">
            <text:p>0.9959</text:p>
          </table:table-cell>
          <table:table-cell table:formula="of:=[.E95]*[.F95]*[.G95]*[.H95]*[.I95]*[.J95]*[.K95]*[.L95]*[.M95]" office:value-type="float" office:value="0.886556272913272" calcext:value-type="float">
            <text:p>0.8866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146.9" calcext:value-type="float">
            <text:p>146.9</text:p>
          </table:table-cell>
          <table:table-cell office:value-type="float" office:value="40.8" calcext:value-type="float">
            <text:p>40.8</text:p>
          </table:table-cell>
          <table:table-cell office:value-type="float" office:value="18.82277" calcext:value-type="float">
            <text:p>18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384" calcext:value-type="float">
            <text:p>0.9938</text:p>
          </table:table-cell>
          <table:table-cell table:formula="of:=1-0.00026*[.C96]" office:value-type="float" office:value="0.989392" calcext:value-type="float">
            <text:p>0.9894</text:p>
          </table:table-cell>
          <table:table-cell office:value-type="float" office:value="0.9927" calcext:value-type="float">
            <text:p>0.9927</text:p>
          </table:table-cell>
          <table:table-cell table:formula="of:=[.E96]*[.F96]*[.G96]*[.H96]*[.I96]*[.J96]*[.K96]*[.L96]*[.M96]" office:value-type="float" office:value="0.883612679021442" calcext:value-type="float">
            <text:p>0.8836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46.8" calcext:value-type="float">
            <text:p>146.8</text:p>
          </table:table-cell>
          <table:table-cell office:value-type="float" office:value="40.8" calcext:value-type="float">
            <text:p>40.8</text:p>
          </table:table-cell>
          <table:table-cell office:value-type="float" office:value="22.34572" calcext:value-type="float">
            <text:p>22.3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739" calcext:value-type="float">
            <text:p>0.9987</text:p>
          </table:table-cell>
          <table:table-cell office:value-type="float" office:value="0.99339" calcext:value-type="float">
            <text:p>0.9934</text:p>
          </table:table-cell>
          <table:table-cell table:formula="of:=1-0.00026*[.C97]" office:value-type="float" office:value="0.989392" calcext:value-type="float">
            <text:p>0.9894</text:p>
          </table:table-cell>
          <table:table-cell office:value-type="float" office:value="0.9927" calcext:value-type="float">
            <text:p>0.9927</text:p>
          </table:table-cell>
          <table:table-cell table:formula="of:=[.E97]*[.F97]*[.G97]*[.H97]*[.I97]*[.J97]*[.K97]*[.L97]*[.M97]" office:value-type="float" office:value="0.880986531025904" calcext:value-type="float">
            <text:p>0.8810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146.6" calcext:value-type="float">
            <text:p>146.6</text:p>
          </table:table-cell>
          <table:table-cell office:value-type="float" office:value="40.8" calcext:value-type="float">
            <text:p>40.8</text:p>
          </table:table-cell>
          <table:table-cell office:value-type="float" office:value="43.77922" calcext:value-type="float">
            <text:p>43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25" calcext:value-type="float">
            <text:p>0.9991</text:p>
          </table:table-cell>
          <table:table-cell office:value-type="float" office:value="0.997375" calcext:value-type="float">
            <text:p>0.9974</text:p>
          </table:table-cell>
          <table:table-cell office:value-type="float" office:value="0.99366" calcext:value-type="float">
            <text:p>0.9937</text:p>
          </table:table-cell>
          <table:table-cell table:formula="of:=1-0.00026*[.C98]" office:value-type="float" office:value="0.989392" calcext:value-type="float">
            <text:p>0.9894</text:p>
          </table:table-cell>
          <table:table-cell office:value-type="float" office:value="0.9927" calcext:value-type="float">
            <text:p>0.9927</text:p>
          </table:table-cell>
          <table:table-cell table:formula="of:=[.E98]*[.F98]*[.G98]*[.H98]*[.I98]*[.J98]*[.K98]*[.L98]*[.M98]" office:value-type="float" office:value="0.880362587846894" calcext:value-type="float">
            <text:p>0.8804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18.9" calcext:value-type="float">
            <text:p>18.9</text:p>
          </table:table-cell>
          <table:table-cell office:value-type="float" office:value="5.3" calcext:value-type="float">
            <text:p>5.3</text:p>
          </table:table-cell>
          <table:table-cell office:value-type="float" office:value="8.98203" calcext:value-type="float">
            <text:p>8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86486" calcext:value-type="float">
            <text:p>0.9865</text:p>
          </table:table-cell>
          <table:table-cell office:value-type="float" office:value="0.9977" calcext:value-type="float">
            <text:p>0.9977</text:p>
          </table:table-cell>
          <table:table-cell table:formula="of:=1-0.00026*[.C99]" office:value-type="float" office:value="0.998622" calcext:value-type="float">
            <text:p>0.9986</text:p>
          </table:table-cell>
          <table:table-cell office:value-type="float" office:value="0.9991" calcext:value-type="float">
            <text:p>0.9991</text:p>
          </table:table-cell>
          <table:table-cell table:formula="of:=[.E99]*[.F99]*[.G99]*[.H99]*[.I99]*[.J99]*[.K99]*[.L99]*[.M99]" office:value-type="float" office:value="0.888914595891666" calcext:value-type="float">
            <text:p>0.8889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36.5" calcext:value-type="float">
            <text:p>36.5</text:p>
          </table:table-cell>
          <table:table-cell office:value-type="float" office:value="10.3" calcext:value-type="float">
            <text:p>10.3</text:p>
          </table:table-cell>
          <table:table-cell office:value-type="float" office:value="18.12924" calcext:value-type="float">
            <text:p>18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5763" calcext:value-type="float">
            <text:p>0.9958</text:p>
          </table:table-cell>
          <table:table-cell office:value-type="float" office:value="0.9994" calcext:value-type="float">
            <text:p>0.9994</text:p>
          </table:table-cell>
          <table:table-cell table:formula="of:=1-0.00026*[.C100]" office:value-type="float" office:value="0.997322" calcext:value-type="float">
            <text:p>0.9973</text:p>
          </table:table-cell>
          <table:table-cell office:value-type="float" office:value="0.9982" calcext:value-type="float">
            <text:p>0.9982</text:p>
          </table:table-cell>
          <table:table-cell table:formula="of:=[.E100]*[.F100]*[.G100]*[.H100]*[.I100]*[.J100]*[.K100]*[.L100]*[.M100]" office:value-type="float" office:value="0.896824254786224" calcext:value-type="float">
            <text:p>0.8968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482.8" calcext:value-type="float">
            <text:p>482.8</text:p>
          </table:table-cell>
          <table:table-cell office:value-type="float" office:value="18.3" calcext:value-type="float">
            <text:p>18.3</text:p>
          </table:table-cell>
          <table:table-cell office:value-type="float" office:value="45.06059" calcext:value-type="float">
            <text:p>45.0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13" calcext:value-type="float">
            <text:p>0.9988</text:p>
          </table:table-cell>
          <table:table-cell office:value-type="float" office:value="0.997276" calcext:value-type="float">
            <text:p>0.9973</text:p>
          </table:table-cell>
          <table:table-cell office:value-type="float" office:value="0.98098" calcext:value-type="float">
            <text:p>0.9810</text:p>
          </table:table-cell>
          <table:table-cell table:formula="of:=1-0.00026*[.C101]" office:value-type="float" office:value="0.995242" calcext:value-type="float">
            <text:p>0.9952</text:p>
          </table:table-cell>
          <table:table-cell office:value-type="float" office:value="0.9759" calcext:value-type="float">
            <text:p>0.9759</text:p>
          </table:table-cell>
          <table:table-cell table:formula="of:=[.E101]*[.F101]*[.G101]*[.H101]*[.I101]*[.J101]*[.K101]*[.L101]*[.M101]" office:value-type="float" office:value="0.859117905937887" calcext:value-type="float">
            <text:p>0.8591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482.5" calcext:value-type="float">
            <text:p>482.5</text:p>
          </table:table-cell>
          <table:table-cell office:value-type="float" office:value="18.3" calcext:value-type="float">
            <text:p>18.3</text:p>
          </table:table-cell>
          <table:table-cell office:value-type="float" office:value="45.51524" calcext:value-type="float">
            <text:p>45.5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05" calcext:value-type="float">
            <text:p>0.9992</text:p>
          </table:table-cell>
          <table:table-cell office:value-type="float" office:value="0.997543" calcext:value-type="float">
            <text:p>0.9975</text:p>
          </table:table-cell>
          <table:table-cell office:value-type="float" office:value="0.98057" calcext:value-type="float">
            <text:p>0.9806</text:p>
          </table:table-cell>
          <table:table-cell table:formula="of:=1-0.00026*[.C102]" office:value-type="float" office:value="0.995242" calcext:value-type="float">
            <text:p>0.9952</text:p>
          </table:table-cell>
          <table:table-cell office:value-type="float" office:value="0.9759" calcext:value-type="float">
            <text:p>0.9759</text:p>
          </table:table-cell>
          <table:table-cell table:formula="of:=[.E102]*[.F102]*[.G102]*[.H102]*[.I102]*[.J102]*[.K102]*[.L102]*[.M102]" office:value-type="float" office:value="0.859325876781731" calcext:value-type="float">
            <text:p>0.8593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482.4" calcext:value-type="float">
            <text:p>482.4</text:p>
          </table:table-cell>
          <table:table-cell office:value-type="float" office:value="18.3" calcext:value-type="float">
            <text:p>18.3</text:p>
          </table:table-cell>
          <table:table-cell office:value-type="float" office:value="40.66713" calcext:value-type="float">
            <text:p>40.6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31" calcext:value-type="float">
            <text:p>0.9983</text:p>
          </table:table-cell>
          <table:table-cell office:value-type="float" office:value="0.997775" calcext:value-type="float">
            <text:p>0.9978</text:p>
          </table:table-cell>
          <table:table-cell office:value-type="float" office:value="0.98298" calcext:value-type="float">
            <text:p>0.9830</text:p>
          </table:table-cell>
          <table:table-cell table:formula="of:=1-0.00026*[.C103]" office:value-type="float" office:value="0.995242" calcext:value-type="float">
            <text:p>0.9952</text:p>
          </table:table-cell>
          <table:table-cell office:value-type="float" office:value="0.9759" calcext:value-type="float">
            <text:p>0.9759</text:p>
          </table:table-cell>
          <table:table-cell table:formula="of:=[.E103]*[.F103]*[.G103]*[.H103]*[.I103]*[.J103]*[.K103]*[.L103]*[.M103]" office:value-type="float" office:value="0.860884563387697" calcext:value-type="float">
            <text:p>0.8609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462.3" calcext:value-type="float">
            <text:p>462.3</text:p>
          </table:table-cell>
          <table:table-cell office:value-type="float" office:value="40.8" calcext:value-type="float">
            <text:p>40.8</text:p>
          </table:table-cell>
          <table:table-cell office:value-type="float" office:value="98.99463" calcext:value-type="float">
            <text:p>98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29" calcext:value-type="float">
            <text:p>0.9983</text:p>
          </table:table-cell>
          <table:table-cell office:value-type="float" office:value="0.997172" calcext:value-type="float">
            <text:p>0.9972</text:p>
          </table:table-cell>
          <table:table-cell office:value-type="float" office:value="0.98161" calcext:value-type="float">
            <text:p>0.9816</text:p>
          </table:table-cell>
          <table:table-cell table:formula="of:=1-0.00026*[.C104]" office:value-type="float" office:value="0.989392" calcext:value-type="float">
            <text:p>0.9894</text:p>
          </table:table-cell>
          <table:table-cell office:value-type="float" office:value="0.9769" calcext:value-type="float">
            <text:p>0.9769</text:p>
          </table:table-cell>
          <table:table-cell table:formula="of:=[.E104]*[.F104]*[.G104]*[.H104]*[.I104]*[.J104]*[.K104]*[.L104]*[.M104]" office:value-type="float" office:value="0.8549885342793" calcext:value-type="float">
            <text:p>0.8550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483.6" calcext:value-type="float">
            <text:p>483.6</text:p>
          </table:table-cell>
          <table:table-cell office:value-type="float" office:value="43.3" calcext:value-type="float">
            <text:p>43.3</text:p>
          </table:table-cell>
          <table:table-cell office:value-type="float" office:value="86.93182" calcext:value-type="float">
            <text:p>86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33" calcext:value-type="float">
            <text:p>0.9982</text:p>
          </table:table-cell>
          <table:table-cell office:value-type="float" office:value="0.996982" calcext:value-type="float">
            <text:p>0.9970</text:p>
          </table:table-cell>
          <table:table-cell office:value-type="float" office:value="0.97827" calcext:value-type="float">
            <text:p>0.9783</text:p>
          </table:table-cell>
          <table:table-cell table:formula="of:=1-0.00026*[.C105]" office:value-type="float" office:value="0.988742" calcext:value-type="float">
            <text:p>0.9887</text:p>
          </table:table-cell>
          <table:table-cell office:value-type="float" office:value="0.9758" calcext:value-type="float">
            <text:p>0.9758</text:p>
          </table:table-cell>
          <table:table-cell table:formula="of:=[.E105]*[.F105]*[.G105]*[.H105]*[.I105]*[.J105]*[.K105]*[.L105]*[.M105]" office:value-type="float" office:value="0.850316923181962" calcext:value-type="float">
            <text:p>0.8503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484" calcext:value-type="float">
            <text:p>484.0</text:p>
          </table:table-cell>
          <table:table-cell office:value-type="float" office:value="43.3" calcext:value-type="float">
            <text:p>43.3</text:p>
          </table:table-cell>
          <table:table-cell office:value-type="float" office:value="95.77296" calcext:value-type="float">
            <text:p>95.7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69" calcext:value-type="float">
            <text:p>0.9992</text:p>
          </table:table-cell>
          <table:table-cell office:value-type="float" office:value="0.99738" calcext:value-type="float">
            <text:p>0.9974</text:p>
          </table:table-cell>
          <table:table-cell office:value-type="float" office:value="0.97661" calcext:value-type="float">
            <text:p>0.9766</text:p>
          </table:table-cell>
          <table:table-cell table:formula="of:=1-0.00026*[.C106]" office:value-type="float" office:value="0.988742" calcext:value-type="float">
            <text:p>0.9887</text:p>
          </table:table-cell>
          <table:table-cell office:value-type="float" office:value="0.9758" calcext:value-type="float">
            <text:p>0.9758</text:p>
          </table:table-cell>
          <table:table-cell table:formula="of:=[.E106]*[.F106]*[.G106]*[.H106]*[.I106]*[.J106]*[.K106]*[.L106]*[.M106]" office:value-type="float" office:value="0.850009188203395" calcext:value-type="float">
            <text:p>0.8500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215.2" calcext:value-type="float">
            <text:p>215.2</text:p>
          </table:table-cell>
          <table:table-cell office:value-type="float" office:value="50.8" calcext:value-type="float">
            <text:p>50.8</text:p>
          </table:table-cell>
          <table:table-cell office:value-type="float" office:value="20.95824" calcext:value-type="float">
            <text:p>20.9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16" calcext:value-type="float">
            <text:p>0.9985</text:p>
          </table:table-cell>
          <table:table-cell office:value-type="float" office:value="0.996289" calcext:value-type="float">
            <text:p>0.9963</text:p>
          </table:table-cell>
          <table:table-cell office:value-type="float" office:value="0.98375" calcext:value-type="float">
            <text:p>0.9838</text:p>
          </table:table-cell>
          <table:table-cell table:formula="of:=1-0.00026*[.C107]" office:value-type="float" office:value="0.986792" calcext:value-type="float">
            <text:p>0.9868</text:p>
          </table:table-cell>
          <table:table-cell office:value-type="float" office:value="0.9892" calcext:value-type="float">
            <text:p>0.9892</text:p>
          </table:table-cell>
          <table:table-cell table:formula="of:=[.E107]*[.F107]*[.G107]*[.H107]*[.I107]*[.J107]*[.K107]*[.L107]*[.M107]" office:value-type="float" office:value="0.864756603495035" calcext:value-type="float">
            <text:p>0.8648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21" calcext:value-type="float">
            <text:p>221.0</text:p>
          </table:table-cell>
          <table:table-cell office:value-type="float" office:value="50.8" calcext:value-type="float">
            <text:p>50.8</text:p>
          </table:table-cell>
          <table:table-cell office:value-type="float" office:value="85.21533" calcext:value-type="float">
            <text:p>85.2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38" calcext:value-type="float">
            <text:p>0.9981</text:p>
          </table:table-cell>
          <table:table-cell office:value-type="float" office:value="0.997262" calcext:value-type="float">
            <text:p>0.9973</text:p>
          </table:table-cell>
          <table:table-cell office:value-type="float" office:value="0.98642" calcext:value-type="float">
            <text:p>0.9864</text:p>
          </table:table-cell>
          <table:table-cell table:formula="of:=1-0.00026*[.C108]" office:value-type="float" office:value="0.986792" calcext:value-type="float">
            <text:p>0.9868</text:p>
          </table:table-cell>
          <table:table-cell office:value-type="float" office:value="0.9889" calcext:value-type="float">
            <text:p>0.9889</text:p>
          </table:table-cell>
          <table:table-cell table:formula="of:=[.E108]*[.F108]*[.G108]*[.H108]*[.I108]*[.J108]*[.K108]*[.L108]*[.M108]" office:value-type="float" office:value="0.867358776225639" calcext:value-type="float">
            <text:p>0.8674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418.5" calcext:value-type="float">
            <text:p>418.5</text:p>
          </table:table-cell>
          <table:table-cell office:value-type="float" office:value="51.3" calcext:value-type="float">
            <text:p>51.3</text:p>
          </table:table-cell>
          <table:table-cell office:value-type="float" office:value="40.92936" calcext:value-type="float">
            <text:p>4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31" calcext:value-type="float">
            <text:p>0.9979</text:p>
          </table:table-cell>
          <table:table-cell office:value-type="float" office:value="0.997154" calcext:value-type="float">
            <text:p>0.9972</text:p>
          </table:table-cell>
          <table:table-cell office:value-type="float" office:value="0.97924" calcext:value-type="float">
            <text:p>0.9792</text:p>
          </table:table-cell>
          <table:table-cell table:formula="of:=1-0.00026*[.C109]" office:value-type="float" office:value="0.986662" calcext:value-type="float">
            <text:p>0.9867</text:p>
          </table:table-cell>
          <table:table-cell office:value-type="float" office:value="0.9791" calcext:value-type="float">
            <text:p>0.9791</text:p>
          </table:table-cell>
          <table:table-cell table:formula="of:=[.E109]*[.F109]*[.G109]*[.H109]*[.I109]*[.J109]*[.K109]*[.L109]*[.M109]" office:value-type="float" office:value="0.852131064982217" calcext:value-type="float">
            <text:p>0.8521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418.8" calcext:value-type="float">
            <text:p>418.8</text:p>
          </table:table-cell>
          <table:table-cell office:value-type="float" office:value="51.3" calcext:value-type="float">
            <text:p>51.3</text:p>
          </table:table-cell>
          <table:table-cell office:value-type="float" office:value="8.14508" calcext:value-type="float">
            <text:p>8.1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24" calcext:value-type="float">
            <text:p>0.9979</text:p>
          </table:table-cell>
          <table:table-cell office:value-type="float" office:value="0.997232" calcext:value-type="float">
            <text:p>0.9972</text:p>
          </table:table-cell>
          <table:table-cell office:value-type="float" office:value="0.98126" calcext:value-type="float">
            <text:p>0.9813</text:p>
          </table:table-cell>
          <table:table-cell table:formula="of:=1-0.00026*[.C110]" office:value-type="float" office:value="0.986662" calcext:value-type="float">
            <text:p>0.9867</text:p>
          </table:table-cell>
          <table:table-cell office:value-type="float" office:value="0.9791" calcext:value-type="float">
            <text:p>0.9791</text:p>
          </table:table-cell>
          <table:table-cell table:formula="of:=[.E110]*[.F110]*[.G110]*[.H110]*[.I110]*[.J110]*[.K110]*[.L110]*[.M110]" office:value-type="float" office:value="0.853949664933307" calcext:value-type="float">
            <text:p>0.8539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182.4" calcext:value-type="float">
            <text:p>182.4</text:p>
          </table:table-cell>
          <table:table-cell office:value-type="float" office:value="21.3" calcext:value-type="float">
            <text:p>21.3</text:p>
          </table:table-cell>
          <table:table-cell office:value-type="float" office:value="37.50346" calcext:value-type="float">
            <text:p>37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27" calcext:value-type="float">
            <text:p>0.9980</text:p>
          </table:table-cell>
          <table:table-cell office:value-type="float" office:value="0.996661" calcext:value-type="float">
            <text:p>0.9967</text:p>
          </table:table-cell>
          <table:table-cell office:value-type="float" office:value="0.9907" calcext:value-type="float">
            <text:p>0.9907</text:p>
          </table:table-cell>
          <table:table-cell table:formula="of:=1-0.00026*[.C111]" office:value-type="float" office:value="0.994462" calcext:value-type="float">
            <text:p>0.9945</text:p>
          </table:table-cell>
          <table:table-cell office:value-type="float" office:value="0.9909" calcext:value-type="float">
            <text:p>0.9909</text:p>
          </table:table-cell>
          <table:table-cell table:formula="of:=[.E111]*[.F111]*[.G111]*[.H111]*[.I111]*[.J111]*[.K111]*[.L111]*[.M111]" office:value-type="float" office:value="0.879040711919912" calcext:value-type="float">
            <text:p>0.8790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29.8" calcext:value-type="float">
            <text:p>29.8</text:p>
          </table:table-cell>
          <table:table-cell office:value-type="float" office:value="20.8" calcext:value-type="float">
            <text:p>20.8</text:p>
          </table:table-cell>
          <table:table-cell office:value-type="float" office:value="2.21305" calcext:value-type="float">
            <text:p>2.2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606" calcext:value-type="float">
            <text:p>0.9961</text:p>
          </table:table-cell>
          <table:table-cell table:formula="of:=1-0.00026*[.C112]" office:value-type="float" office:value="0.994592" calcext:value-type="float">
            <text:p>0.9946</text:p>
          </table:table-cell>
          <table:table-cell office:value-type="float" office:value="0.9985" calcext:value-type="float">
            <text:p>0.9985</text:p>
          </table:table-cell>
          <table:table-cell table:formula="of:=[.E112]*[.F112]*[.G112]*[.H112]*[.I112]*[.J112]*[.K112]*[.L112]*[.M112]" office:value-type="float" office:value="0.895442248443233" calcext:value-type="float">
            <text:p>0.8954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328.9" calcext:value-type="float">
            <text:p>328.9</text:p>
          </table:table-cell>
          <table:table-cell office:value-type="float" office:value="57.7" calcext:value-type="float">
            <text:p>57.7</text:p>
          </table:table-cell>
          <table:table-cell office:value-type="float" office:value="48.62231" calcext:value-type="float">
            <text:p>48.6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73" calcext:value-type="float">
            <text:p>0.9984</text:p>
          </table:table-cell>
          <table:table-cell office:value-type="float" office:value="0.995243" calcext:value-type="float">
            <text:p>0.9952</text:p>
          </table:table-cell>
          <table:table-cell office:value-type="float" office:value="0.98184" calcext:value-type="float">
            <text:p>0.9818</text:p>
          </table:table-cell>
          <table:table-cell table:formula="of:=1-0.00026*[.C113]" office:value-type="float" office:value="0.984998" calcext:value-type="float">
            <text:p>0.9850</text:p>
          </table:table-cell>
          <table:table-cell office:value-type="float" office:value="0.9836" calcext:value-type="float">
            <text:p>0.9836</text:p>
          </table:table-cell>
          <table:table-cell table:formula="of:=[.E113]*[.F113]*[.G113]*[.H113]*[.I113]*[.J113]*[.K113]*[.L113]*[.M113]" office:value-type="float" office:value="0.855609503001786" calcext:value-type="float">
            <text:p>0.8556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340.5" calcext:value-type="float">
            <text:p>340.5</text:p>
          </table:table-cell>
          <table:table-cell office:value-type="float" office:value="37.6" calcext:value-type="float">
            <text:p>37.6</text:p>
          </table:table-cell>
          <table:table-cell office:value-type="float" office:value="8.85532" calcext:value-type="float">
            <text:p>8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73" calcext:value-type="float">
            <text:p>0.9982</text:p>
          </table:table-cell>
          <table:table-cell office:value-type="float" office:value="0.997716" calcext:value-type="float">
            <text:p>0.9977</text:p>
          </table:table-cell>
          <table:table-cell office:value-type="float" office:value="0.98" calcext:value-type="float">
            <text:p>0.9800</text:p>
          </table:table-cell>
          <table:table-cell table:formula="of:=1-0.00026*[.C114]" office:value-type="float" office:value="0.990224" calcext:value-type="float">
            <text:p>0.9902</text:p>
          </table:table-cell>
          <table:table-cell office:value-type="float" office:value="0.983" calcext:value-type="float">
            <text:p>0.983</text:p>
          </table:table-cell>
          <table:table-cell table:formula="of:=[.E114]*[.F114]*[.G114]*[.H114]*[.I114]*[.J114]*[.K114]*[.L114]*[.M114]" office:value-type="float" office:value="0.859973061425804" calcext:value-type="float">
            <text:p>0.8600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232.1" calcext:value-type="float">
            <text:p>232.1</text:p>
          </table:table-cell>
          <table:table-cell office:value-type="float" office:value="54.9" calcext:value-type="float">
            <text:p>54.9</text:p>
          </table:table-cell>
          <table:table-cell office:value-type="float" office:value="7.94119" calcext:value-type="float">
            <text:p>7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511" calcext:value-type="float">
            <text:p>0.9995</text:p>
          </table:table-cell>
          <table:table-cell office:value-type="float" office:value="0.998043" calcext:value-type="float">
            <text:p>0.9980</text:p>
          </table:table-cell>
          <table:table-cell office:value-type="float" office:value="0.985" calcext:value-type="float">
            <text:p>0.9850</text:p>
          </table:table-cell>
          <table:table-cell table:formula="of:=1-0.00026*[.C115]" office:value-type="float" office:value="0.985726" calcext:value-type="float">
            <text:p>0.9857</text:p>
          </table:table-cell>
          <table:table-cell office:value-type="float" office:value="0.9884" calcext:value-type="float">
            <text:p>0.9884</text:p>
          </table:table-cell>
          <table:table-cell table:formula="of:=[.E115]*[.F115]*[.G115]*[.H115]*[.I115]*[.J115]*[.K115]*[.L115]*[.M115]" office:value-type="float" office:value="0.866604740868686" calcext:value-type="float">
            <text:p>0.8666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54.5" calcext:value-type="float">
            <text:p>54.5</text:p>
          </table:table-cell>
          <table:table-cell office:value-type="float" office:value="35.8" calcext:value-type="float">
            <text:p>35.8</text:p>
          </table:table-cell>
          <table:table-cell office:value-type="float" office:value="60.85316" calcext:value-type="float">
            <text:p>6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69" calcext:value-type="float">
            <text:p>0.9984</text:p>
          </table:table-cell>
          <table:table-cell office:value-type="float" office:value="0.995923" calcext:value-type="float">
            <text:p>0.9959</text:p>
          </table:table-cell>
          <table:table-cell office:value-type="float" office:value="0.996" calcext:value-type="float">
            <text:p>0.9960</text:p>
          </table:table-cell>
          <table:table-cell table:formula="of:=1-0.00026*[.C116]" office:value-type="float" office:value="0.990692" calcext:value-type="float">
            <text:p>0.9907</text:p>
          </table:table-cell>
          <table:table-cell office:value-type="float" office:value="0.9973" calcext:value-type="float">
            <text:p>0.9973</text:p>
          </table:table-cell>
          <table:table-cell table:formula="of:=[.E116]*[.F116]*[.G116]*[.H116]*[.I116]*[.J116]*[.K116]*[.L116]*[.M116]" office:value-type="float" office:value="0.885726652920992" calcext:value-type="float">
            <text:p>0.8857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57.7" calcext:value-type="float">
            <text:p>57.7</text:p>
          </table:table-cell>
          <table:table-cell office:value-type="float" office:value="40.8" calcext:value-type="float">
            <text:p>40.8</text:p>
          </table:table-cell>
          <table:table-cell office:value-type="float" office:value="4.76737" calcext:value-type="float">
            <text:p>4.7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6" calcext:value-type="float">
            <text:p>0.9960</text:p>
          </table:table-cell>
          <table:table-cell table:formula="of:=1-0.00026*[.C117]" office:value-type="float" office:value="0.989392" calcext:value-type="float">
            <text:p>0.9894</text:p>
          </table:table-cell>
          <table:table-cell office:value-type="float" office:value="0.9971" calcext:value-type="float">
            <text:p>0.9971</text:p>
          </table:table-cell>
          <table:table-cell table:formula="of:=[.E117]*[.F117]*[.G117]*[.H117]*[.I117]*[.J117]*[.K117]*[.L117]*[.M117]" office:value-type="float" office:value="0.88945811045772" calcext:value-type="float">
            <text:p>0.8895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408.2" calcext:value-type="float">
            <text:p>408.2</text:p>
          </table:table-cell>
          <table:table-cell office:value-type="float" office:value="25.3" calcext:value-type="float">
            <text:p>25.3</text:p>
          </table:table-cell>
          <table:table-cell office:value-type="float" office:value="37.11877" calcext:value-type="float">
            <text:p>37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32" calcext:value-type="float">
            <text:p>0.9984</text:p>
          </table:table-cell>
          <table:table-cell office:value-type="float" office:value="0.997115" calcext:value-type="float">
            <text:p>0.9971</text:p>
          </table:table-cell>
          <table:table-cell office:value-type="float" office:value="0.98184" calcext:value-type="float">
            <text:p>0.9818</text:p>
          </table:table-cell>
          <table:table-cell table:formula="of:=1-0.00026*[.C118]" office:value-type="float" office:value="0.993422" calcext:value-type="float">
            <text:p>0.9934</text:p>
          </table:table-cell>
          <table:table-cell office:value-type="float" office:value="0.9796" calcext:value-type="float">
            <text:p>0.9796</text:p>
          </table:table-cell>
          <table:table-cell table:formula="of:=[.E118]*[.F118]*[.G118]*[.H118]*[.I118]*[.J118]*[.K118]*[.L118]*[.M118]" office:value-type="float" office:value="0.861085077431727" calcext:value-type="float">
            <text:p>0.8611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408.2" calcext:value-type="float">
            <text:p>408.2</text:p>
          </table:table-cell>
          <table:table-cell office:value-type="float" office:value="25.3" calcext:value-type="float">
            <text:p>25.3</text:p>
          </table:table-cell>
          <table:table-cell office:value-type="float" office:value="30.52982" calcext:value-type="float">
            <text:p>30.5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75" calcext:value-type="float">
            <text:p>0.9988</text:p>
          </table:table-cell>
          <table:table-cell office:value-type="float" office:value="0.997091" calcext:value-type="float">
            <text:p>0.9971</text:p>
          </table:table-cell>
          <table:table-cell office:value-type="float" office:value="0.98491" calcext:value-type="float">
            <text:p>0.9849</text:p>
          </table:table-cell>
          <table:table-cell table:formula="of:=1-0.00026*[.C119]" office:value-type="float" office:value="0.993422" calcext:value-type="float">
            <text:p>0.9934</text:p>
          </table:table-cell>
          <table:table-cell office:value-type="float" office:value="0.9796" calcext:value-type="float">
            <text:p>0.9796</text:p>
          </table:table-cell>
          <table:table-cell table:formula="of:=[.E119]*[.F119]*[.G119]*[.H119]*[.I119]*[.J119]*[.K119]*[.L119]*[.M119]" office:value-type="float" office:value="0.864053446258952" calcext:value-type="float">
            <text:p>0.8641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107.2" calcext:value-type="float">
            <text:p>107.2</text:p>
          </table:table-cell>
          <table:table-cell office:value-type="float" office:value="40.8" calcext:value-type="float">
            <text:p>40.8</text:p>
          </table:table-cell>
          <table:table-cell office:value-type="float" office:value="40.4754" calcext:value-type="float">
            <text:p>40.4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18" calcext:value-type="float">
            <text:p>0.9991</text:p>
          </table:table-cell>
          <table:table-cell office:value-type="float" office:value="0.997354" calcext:value-type="float">
            <text:p>0.9974</text:p>
          </table:table-cell>
          <table:table-cell office:value-type="float" office:value="0.99602" calcext:value-type="float">
            <text:p>0.9960</text:p>
          </table:table-cell>
          <table:table-cell table:formula="of:=1-0.00026*[.C120]" office:value-type="float" office:value="0.989392" calcext:value-type="float">
            <text:p>0.9894</text:p>
          </table:table-cell>
          <table:table-cell office:value-type="float" office:value="0.9946" calcext:value-type="float">
            <text:p>0.9946</text:p>
          </table:table-cell>
          <table:table-cell table:formula="of:=[.E120]*[.F120]*[.G120]*[.H120]*[.I120]*[.J120]*[.K120]*[.L120]*[.M120]" office:value-type="float" office:value="0.884117681077059" calcext:value-type="float">
            <text:p>0.8841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456.1" calcext:value-type="float">
            <text:p>456.1</text:p>
          </table:table-cell>
          <table:table-cell office:value-type="float" office:value="56.3" calcext:value-type="float">
            <text:p>56.3</text:p>
          </table:table-cell>
          <table:table-cell office:value-type="float" office:value="45.14033" calcext:value-type="float">
            <text:p>45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08" calcext:value-type="float">
            <text:p>0.9984</text:p>
          </table:table-cell>
          <table:table-cell office:value-type="float" office:value="0.996736" calcext:value-type="float">
            <text:p>0.9967</text:p>
          </table:table-cell>
          <table:table-cell office:value-type="float" office:value="0.98099" calcext:value-type="float">
            <text:p>0.9810</text:p>
          </table:table-cell>
          <table:table-cell table:formula="of:=1-0.00026*[.C121]" office:value-type="float" office:value="0.985362" calcext:value-type="float">
            <text:p>0.9854</text:p>
          </table:table-cell>
          <table:table-cell office:value-type="float" office:value="0.9772" calcext:value-type="float">
            <text:p>0.9772</text:p>
          </table:table-cell>
          <table:table-cell table:formula="of:=[.E121]*[.F121]*[.G121]*[.H121]*[.I121]*[.J121]*[.K121]*[.L121]*[.M121]" office:value-type="float" office:value="0.850924632063666" calcext:value-type="float">
            <text:p>0.8509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455.7" calcext:value-type="float">
            <text:p>455.7</text:p>
          </table:table-cell>
          <table:table-cell office:value-type="float" office:value="56.3" calcext:value-type="float">
            <text:p>56.3</text:p>
          </table:table-cell>
          <table:table-cell office:value-type="float" office:value="37.43533" calcext:value-type="float">
            <text:p>37.4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13" calcext:value-type="float">
            <text:p>0.9983</text:p>
          </table:table-cell>
          <table:table-cell office:value-type="float" office:value="0.996726" calcext:value-type="float">
            <text:p>0.9967</text:p>
          </table:table-cell>
          <table:table-cell office:value-type="float" office:value="0.978" calcext:value-type="float">
            <text:p>0.9780</text:p>
          </table:table-cell>
          <table:table-cell table:formula="of:=1-0.00026*[.C122]" office:value-type="float" office:value="0.985362" calcext:value-type="float">
            <text:p>0.9854</text:p>
          </table:table-cell>
          <table:table-cell office:value-type="float" office:value="0.9772" calcext:value-type="float">
            <text:p>0.9772</text:p>
          </table:table-cell>
          <table:table-cell table:formula="of:=[.E122]*[.F122]*[.G122]*[.H122]*[.I122]*[.J122]*[.K122]*[.L122]*[.M122]" office:value-type="float" office:value="0.848241833440584" calcext:value-type="float">
            <text:p>0.8482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477" calcext:value-type="float">
            <text:p>477.0</text:p>
          </table:table-cell>
          <table:table-cell office:value-type="float" office:value="30.8" calcext:value-type="float">
            <text:p>30.8</text:p>
          </table:table-cell>
          <table:table-cell office:value-type="float" office:value="51.19233" calcext:value-type="float">
            <text:p>51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03" calcext:value-type="float">
            <text:p>0.9989</text:p>
          </table:table-cell>
          <table:table-cell office:value-type="float" office:value="0.996708" calcext:value-type="float">
            <text:p>0.9967</text:p>
          </table:table-cell>
          <table:table-cell office:value-type="float" office:value="0.98005" calcext:value-type="float">
            <text:p>0.9801</text:p>
          </table:table-cell>
          <table:table-cell table:formula="of:=1-0.00026*[.C123]" office:value-type="float" office:value="0.991992" calcext:value-type="float">
            <text:p>0.9920</text:p>
          </table:table-cell>
          <table:table-cell office:value-type="float" office:value="0.9761" calcext:value-type="float">
            <text:p>0.9761</text:p>
          </table:table-cell>
          <table:table-cell table:formula="of:=[.E123]*[.F123]*[.G123]*[.H123]*[.I123]*[.J123]*[.K123]*[.L123]*[.M123]" office:value-type="float" office:value="0.855265645487162" calcext:value-type="float">
            <text:p>0.8553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476.8" calcext:value-type="float">
            <text:p>476.8</text:p>
          </table:table-cell>
          <table:table-cell office:value-type="float" office:value="30.8" calcext:value-type="float">
            <text:p>30.8</text:p>
          </table:table-cell>
          <table:table-cell office:value-type="float" office:value="55.83226" calcext:value-type="float">
            <text:p>55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42" calcext:value-type="float">
            <text:p>0.9987</text:p>
          </table:table-cell>
          <table:table-cell office:value-type="float" office:value="0.995631" calcext:value-type="float">
            <text:p>0.9956</text:p>
          </table:table-cell>
          <table:table-cell office:value-type="float" office:value="0.98036" calcext:value-type="float">
            <text:p>0.9804</text:p>
          </table:table-cell>
          <table:table-cell table:formula="of:=1-0.00026*[.C124]" office:value-type="float" office:value="0.991992" calcext:value-type="float">
            <text:p>0.9920</text:p>
          </table:table-cell>
          <table:table-cell office:value-type="float" office:value="0.9762" calcext:value-type="float">
            <text:p>0.9762</text:p>
          </table:table-cell>
          <table:table-cell table:formula="of:=[.E124]*[.F124]*[.G124]*[.H124]*[.I124]*[.J124]*[.K124]*[.L124]*[.M124]" office:value-type="float" office:value="0.85456151513262" calcext:value-type="float">
            <text:p>0.8546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464" calcext:value-type="float">
            <text:p>464.0</text:p>
          </table:table-cell>
          <table:table-cell office:value-type="float" office:value="15.3" calcext:value-type="float">
            <text:p>15.3</text:p>
          </table:table-cell>
          <table:table-cell office:value-type="float" office:value="33.96041" calcext:value-type="float">
            <text:p>33.9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98" calcext:value-type="float">
            <text:p>0.9985</text:p>
          </table:table-cell>
          <table:table-cell office:value-type="float" office:value="0.996244" calcext:value-type="float">
            <text:p>0.9962</text:p>
          </table:table-cell>
          <table:table-cell office:value-type="float" office:value="0.98349" calcext:value-type="float">
            <text:p>0.9835</text:p>
          </table:table-cell>
          <table:table-cell table:formula="of:=1-0.00026*[.C125]" office:value-type="float" office:value="0.996022" calcext:value-type="float">
            <text:p>0.9960</text:p>
          </table:table-cell>
          <table:table-cell office:value-type="float" office:value="0.9768" calcext:value-type="float">
            <text:p>0.9768</text:p>
          </table:table-cell>
          <table:table-cell table:formula="of:=[.E125]*[.F125]*[.G125]*[.H125]*[.I125]*[.J125]*[.K125]*[.L125]*[.M125]" office:value-type="float" office:value="0.861621443949566" calcext:value-type="float">
            <text:p>0.8616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464.6" calcext:value-type="float">
            <text:p>464.6</text:p>
          </table:table-cell>
          <table:table-cell office:value-type="float" office:value="15.3" calcext:value-type="float">
            <text:p>15.3</text:p>
          </table:table-cell>
          <table:table-cell office:value-type="float" office:value="30.49433" calcext:value-type="float">
            <text:p>30.4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14" calcext:value-type="float">
            <text:p>0.9990</text:p>
          </table:table-cell>
          <table:table-cell office:value-type="float" office:value="0.997194" calcext:value-type="float">
            <text:p>0.9972</text:p>
          </table:table-cell>
          <table:table-cell office:value-type="float" office:value="0.9804" calcext:value-type="float">
            <text:p>0.9804</text:p>
          </table:table-cell>
          <table:table-cell table:formula="of:=1-0.00026*[.C126]" office:value-type="float" office:value="0.996022" calcext:value-type="float">
            <text:p>0.9960</text:p>
          </table:table-cell>
          <table:table-cell office:value-type="float" office:value="0.9768" calcext:value-type="float">
            <text:p>0.9768</text:p>
          </table:table-cell>
          <table:table-cell table:formula="of:=[.E126]*[.F126]*[.G126]*[.H126]*[.I126]*[.J126]*[.K126]*[.L126]*[.M126]" office:value-type="float" office:value="0.860177674096309" calcext:value-type="float">
            <text:p>0.8602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196.7" calcext:value-type="float">
            <text:p>196.7</text:p>
          </table:table-cell>
          <table:table-cell office:value-type="float" office:value="40.8" calcext:value-type="float">
            <text:p>40.8</text:p>
          </table:table-cell>
          <table:table-cell office:value-type="float" office:value="29.85653" calcext:value-type="float">
            <text:p>29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767" calcext:value-type="float">
            <text:p>0.9978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065" calcext:value-type="float">
            <text:p>0.9907</text:p>
          </table:table-cell>
          <table:table-cell table:formula="of:=1-0.00026*[.C127]" office:value-type="float" office:value="0.989392" calcext:value-type="float">
            <text:p>0.9894</text:p>
          </table:table-cell>
          <table:table-cell office:value-type="float" office:value="0.9902" calcext:value-type="float">
            <text:p>0.9902</text:p>
          </table:table-cell>
          <table:table-cell table:formula="of:=[.E127]*[.F127]*[.G127]*[.H127]*[.I127]*[.J127]*[.K127]*[.L127]*[.M127]" office:value-type="float" office:value="0.870723332485981" calcext:value-type="float">
            <text:p>0.8707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196.6" calcext:value-type="float">
            <text:p>196.6</text:p>
          </table:table-cell>
          <table:table-cell office:value-type="float" office:value="40.8" calcext:value-type="float">
            <text:p>40.8</text:p>
          </table:table-cell>
          <table:table-cell office:value-type="float" office:value="34.86808" calcext:value-type="float">
            <text:p>34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88" calcext:value-type="float">
            <text:p>0.9995</text:p>
          </table:table-cell>
          <table:table-cell office:value-type="float" office:value="0.998975" calcext:value-type="float">
            <text:p>0.9990</text:p>
          </table:table-cell>
          <table:table-cell office:value-type="float" office:value="0.99294" calcext:value-type="float">
            <text:p>0.9929</text:p>
          </table:table-cell>
          <table:table-cell table:formula="of:=1-0.00026*[.C128]" office:value-type="float" office:value="0.989392" calcext:value-type="float">
            <text:p>0.9894</text:p>
          </table:table-cell>
          <table:table-cell office:value-type="float" office:value="0.9902" calcext:value-type="float">
            <text:p>0.9902</text:p>
          </table:table-cell>
          <table:table-cell table:formula="of:=[.E128]*[.F128]*[.G128]*[.H128]*[.I128]*[.J128]*[.K128]*[.L128]*[.M128]" office:value-type="float" office:value="0.879236233921652" calcext:value-type="float">
            <text:p>0.8792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315.3" calcext:value-type="float">
            <text:p>315.3</text:p>
          </table:table-cell>
          <table:table-cell office:value-type="float" office:value="40.8" calcext:value-type="float">
            <text:p>40.8</text:p>
          </table:table-cell>
          <table:table-cell office:value-type="float" office:value="56.76973" calcext:value-type="float">
            <text:p>56.7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04" calcext:value-type="float">
            <text:p>0.9993</text:p>
          </table:table-cell>
          <table:table-cell office:value-type="float" office:value="0.997565" calcext:value-type="float">
            <text:p>0.9976</text:p>
          </table:table-cell>
          <table:table-cell office:value-type="float" office:value="0.98644" calcext:value-type="float">
            <text:p>0.9864</text:p>
          </table:table-cell>
          <table:table-cell table:formula="of:=1-0.00026*[.C129]" office:value-type="float" office:value="0.989392" calcext:value-type="float">
            <text:p>0.9894</text:p>
          </table:table-cell>
          <table:table-cell office:value-type="float" office:value="0.9842" calcext:value-type="float">
            <text:p>0.9842</text:p>
          </table:table-cell>
          <table:table-cell table:formula="of:=[.E129]*[.F129]*[.G129]*[.H129]*[.I129]*[.J129]*[.K129]*[.L129]*[.M129]" office:value-type="float" office:value="0.866802807364278" calcext:value-type="float">
            <text:p>0.8668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346.7" calcext:value-type="float">
            <text:p>346.7</text:p>
          </table:table-cell>
          <table:table-cell office:value-type="float" office:value="40.8" calcext:value-type="float">
            <text:p>40.8</text:p>
          </table:table-cell>
          <table:table-cell office:value-type="float" office:value="23.99728" calcext:value-type="float">
            <text:p>24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85" calcext:value-type="float">
            <text:p>0.9993</text:p>
          </table:table-cell>
          <table:table-cell office:value-type="float" office:value="0.997856" calcext:value-type="float">
            <text:p>0.9979</text:p>
          </table:table-cell>
          <table:table-cell office:value-type="float" office:value="0.98803" calcext:value-type="float">
            <text:p>0.9880</text:p>
          </table:table-cell>
          <table:table-cell table:formula="of:=1-0.00026*[.C130]" office:value-type="float" office:value="0.989392" calcext:value-type="float">
            <text:p>0.9894</text:p>
          </table:table-cell>
          <table:table-cell office:value-type="float" office:value="0.9827" calcext:value-type="float">
            <text:p>0.9827</text:p>
          </table:table-cell>
          <table:table-cell table:formula="of:=[.E130]*[.F130]*[.G130]*[.H130]*[.I130]*[.J130]*[.K130]*[.L130]*[.M130]" office:value-type="float" office:value="0.867113152680974" calcext:value-type="float">
            <text:p>0.8671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506.8" calcext:value-type="float">
            <text:p>506.8</text:p>
          </table:table-cell>
          <table:table-cell office:value-type="float" office:value="9.3" calcext:value-type="float">
            <text:p>9.3</text:p>
          </table:table-cell>
          <table:table-cell office:value-type="float" office:value="18.72051" calcext:value-type="float">
            <text:p>18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03" calcext:value-type="float">
            <text:p>0.9991</text:p>
          </table:table-cell>
          <table:table-cell office:value-type="float" office:value="0.997309" calcext:value-type="float">
            <text:p>0.9973</text:p>
          </table:table-cell>
          <table:table-cell office:value-type="float" office:value="0.98131" calcext:value-type="float">
            <text:p>0.9813</text:p>
          </table:table-cell>
          <table:table-cell table:formula="of:=1-0.00026*[.C131]" office:value-type="float" office:value="0.997582" calcext:value-type="float">
            <text:p>0.9976</text:p>
          </table:table-cell>
          <table:table-cell office:value-type="float" office:value="0.9747" calcext:value-type="float">
            <text:p>0.9747</text:p>
          </table:table-cell>
          <table:table-cell table:formula="of:=[.E131]*[.F131]*[.G131]*[.H131]*[.I131]*[.J131]*[.K131]*[.L131]*[.M131]" office:value-type="float" office:value="0.860646578597009" calcext:value-type="float">
            <text:p>0.8606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500.7" calcext:value-type="float">
            <text:p>500.7</text:p>
          </table:table-cell>
          <table:table-cell office:value-type="float" office:value="9.3" calcext:value-type="float">
            <text:p>9.3</text:p>
          </table:table-cell>
          <table:table-cell office:value-type="float" office:value="26.91823" calcext:value-type="float">
            <text:p>26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31" calcext:value-type="float">
            <text:p>0.9984</text:p>
          </table:table-cell>
          <table:table-cell office:value-type="float" office:value="0.997232" calcext:value-type="float">
            <text:p>0.9972</text:p>
          </table:table-cell>
          <table:table-cell office:value-type="float" office:value="0.98268" calcext:value-type="float">
            <text:p>0.9827</text:p>
          </table:table-cell>
          <table:table-cell table:formula="of:=1-0.00026*[.C132]" office:value-type="float" office:value="0.997582" calcext:value-type="float">
            <text:p>0.9976</text:p>
          </table:table-cell>
          <table:table-cell office:value-type="float" office:value="0.975" calcext:value-type="float">
            <text:p>0.975</text:p>
          </table:table-cell>
          <table:table-cell table:formula="of:=[.E132]*[.F132]*[.G132]*[.H132]*[.I132]*[.J132]*[.K132]*[.L132]*[.M132]" office:value-type="float" office:value="0.861467009489506" calcext:value-type="float">
            <text:p>0.8615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502.9" calcext:value-type="float">
            <text:p>502.9</text:p>
          </table:table-cell>
          <table:table-cell office:value-type="float" office:value="9.3" calcext:value-type="float">
            <text:p>9.3</text:p>
          </table:table-cell>
          <table:table-cell office:value-type="float" office:value="26.41497" calcext:value-type="float">
            <text:p>26.4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54" calcext:value-type="float">
            <text:p>0.9980</text:p>
          </table:table-cell>
          <table:table-cell office:value-type="float" office:value="0.996559" calcext:value-type="float">
            <text:p>0.9966</text:p>
          </table:table-cell>
          <table:table-cell office:value-type="float" office:value="0.98297" calcext:value-type="float">
            <text:p>0.9830</text:p>
          </table:table-cell>
          <table:table-cell table:formula="of:=1-0.00026*[.C133]" office:value-type="float" office:value="0.997582" calcext:value-type="float">
            <text:p>0.9976</text:p>
          </table:table-cell>
          <table:table-cell office:value-type="float" office:value="0.9749" calcext:value-type="float">
            <text:p>0.9749</text:p>
          </table:table-cell>
          <table:table-cell table:formula="of:=[.E133]*[.F133]*[.G133]*[.H133]*[.I133]*[.J133]*[.K133]*[.L133]*[.M133]" office:value-type="float" office:value="0.860640001087641" calcext:value-type="float">
            <text:p>0.8606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493.6" calcext:value-type="float">
            <text:p>493.6</text:p>
          </table:table-cell>
          <table:table-cell office:value-type="float" office:value="17.3" calcext:value-type="float">
            <text:p>17.3</text:p>
          </table:table-cell>
          <table:table-cell office:value-type="float" office:value="40.11443" calcext:value-type="float">
            <text:p>40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05" calcext:value-type="float">
            <text:p>0.9983</text:p>
          </table:table-cell>
          <table:table-cell office:value-type="float" office:value="0.996111" calcext:value-type="float">
            <text:p>0.9961</text:p>
          </table:table-cell>
          <table:table-cell office:value-type="float" office:value="0.98241" calcext:value-type="float">
            <text:p>0.9824</text:p>
          </table:table-cell>
          <table:table-cell table:formula="of:=1-0.00026*[.C134]" office:value-type="float" office:value="0.995502" calcext:value-type="float">
            <text:p>0.9955</text:p>
          </table:table-cell>
          <table:table-cell office:value-type="float" office:value="0.9753" calcext:value-type="float">
            <text:p>0.9753</text:p>
          </table:table-cell>
          <table:table-cell table:formula="of:=[.E134]*[.F134]*[.G134]*[.H134]*[.I134]*[.J134]*[.K134]*[.L134]*[.M134]" office:value-type="float" office:value="0.858624286213297" calcext:value-type="float">
            <text:p>0.8586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492.9" calcext:value-type="float">
            <text:p>492.9</text:p>
          </table:table-cell>
          <table:table-cell office:value-type="float" office:value="17.3" calcext:value-type="float">
            <text:p>17.3</text:p>
          </table:table-cell>
          <table:table-cell office:value-type="float" office:value="39.32578" calcext:value-type="float">
            <text:p>39.3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47" calcext:value-type="float">
            <text:p>0.9985</text:p>
          </table:table-cell>
          <table:table-cell office:value-type="float" office:value="0.997199" calcext:value-type="float">
            <text:p>0.9972</text:p>
          </table:table-cell>
          <table:table-cell office:value-type="float" office:value="0.98239" calcext:value-type="float">
            <text:p>0.9824</text:p>
          </table:table-cell>
          <table:table-cell table:formula="of:=1-0.00026*[.C135]" office:value-type="float" office:value="0.995502" calcext:value-type="float">
            <text:p>0.9955</text:p>
          </table:table-cell>
          <table:table-cell office:value-type="float" office:value="0.9754" calcext:value-type="float">
            <text:p>0.9754</text:p>
          </table:table-cell>
          <table:table-cell table:formula="of:=[.E135]*[.F135]*[.G135]*[.H135]*[.I135]*[.J135]*[.K135]*[.L135]*[.M135]" office:value-type="float" office:value="0.85984113325035" calcext:value-type="float">
            <text:p>0.8598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493.5" calcext:value-type="float">
            <text:p>493.5</text:p>
          </table:table-cell>
          <table:table-cell office:value-type="float" office:value="17.3" calcext:value-type="float">
            <text:p>17.3</text:p>
          </table:table-cell>
          <table:table-cell office:value-type="float" office:value="37.9291" calcext:value-type="float">
            <text:p>37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41" calcext:value-type="float">
            <text:p>0.9982</text:p>
          </table:table-cell>
          <table:table-cell office:value-type="float" office:value="0.995655" calcext:value-type="float">
            <text:p>0.9957</text:p>
          </table:table-cell>
          <table:table-cell office:value-type="float" office:value="0.98222" calcext:value-type="float">
            <text:p>0.9822</text:p>
          </table:table-cell>
          <table:table-cell table:formula="of:=1-0.00026*[.C136]" office:value-type="float" office:value="0.995502" calcext:value-type="float">
            <text:p>0.9955</text:p>
          </table:table-cell>
          <table:table-cell office:value-type="float" office:value="0.9753" calcext:value-type="float">
            <text:p>0.9753</text:p>
          </table:table-cell>
          <table:table-cell table:formula="of:=[.E136]*[.F136]*[.G136]*[.H136]*[.I136]*[.J136]*[.K136]*[.L136]*[.M136]" office:value-type="float" office:value="0.858010231923044" calcext:value-type="float">
            <text:p>0.8580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265.3" calcext:value-type="float">
            <text:p>265.3</text:p>
          </table:table-cell>
          <table:table-cell office:value-type="float" office:value="61.8" calcext:value-type="float">
            <text:p>61.8</text:p>
          </table:table-cell>
          <table:table-cell office:value-type="float" office:value="72.5906" calcext:value-type="float">
            <text:p>72.5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23" calcext:value-type="float">
            <text:p>0.9986</text:p>
          </table:table-cell>
          <table:table-cell office:value-type="float" office:value="0.995128" calcext:value-type="float">
            <text:p>0.9951</text:p>
          </table:table-cell>
          <table:table-cell office:value-type="float" office:value="0.98303" calcext:value-type="float">
            <text:p>0.9830</text:p>
          </table:table-cell>
          <table:table-cell table:formula="of:=1-0.00026*[.C137]" office:value-type="float" office:value="0.983932" calcext:value-type="float">
            <text:p>0.9839</text:p>
          </table:table-cell>
          <table:table-cell office:value-type="float" office:value="0.9867" calcext:value-type="float">
            <text:p>0.9867</text:p>
          </table:table-cell>
          <table:table-cell table:formula="of:=[.E137]*[.F137]*[.G137]*[.H137]*[.I137]*[.J137]*[.K137]*[.L137]*[.M137]" office:value-type="float" office:value="0.858532116527793" calcext:value-type="float">
            <text:p>0.8585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265.5" calcext:value-type="float">
            <text:p>265.5</text:p>
          </table:table-cell>
          <table:table-cell office:value-type="float" office:value="61.8" calcext:value-type="float">
            <text:p>61.8</text:p>
          </table:table-cell>
          <table:table-cell office:value-type="float" office:value="77.47564" calcext:value-type="float">
            <text:p>77.4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89" calcext:value-type="float">
            <text:p>0.9983</text:p>
          </table:table-cell>
          <table:table-cell office:value-type="float" office:value="0.995772" calcext:value-type="float">
            <text:p>0.9958</text:p>
          </table:table-cell>
          <table:table-cell office:value-type="float" office:value="0.98056" calcext:value-type="float">
            <text:p>0.9806</text:p>
          </table:table-cell>
          <table:table-cell table:formula="of:=1-0.00026*[.C138]" office:value-type="float" office:value="0.983932" calcext:value-type="float">
            <text:p>0.9839</text:p>
          </table:table-cell>
          <table:table-cell office:value-type="float" office:value="0.9867" calcext:value-type="float">
            <text:p>0.9867</text:p>
          </table:table-cell>
          <table:table-cell table:formula="of:=[.E138]*[.F138]*[.G138]*[.H138]*[.I138]*[.J138]*[.K138]*[.L138]*[.M138]" office:value-type="float" office:value="0.856642531380484" calcext:value-type="float">
            <text:p>0.8566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390.8" calcext:value-type="float">
            <text:p>390.8</text:p>
          </table:table-cell>
          <table:table-cell office:value-type="float" office:value="46.3" calcext:value-type="float">
            <text:p>46.3</text:p>
          </table:table-cell>
          <table:table-cell office:value-type="float" office:value="52.57593" calcext:value-type="float">
            <text:p>52.5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66" calcext:value-type="float">
            <text:p>0.9988</text:p>
          </table:table-cell>
          <table:table-cell office:value-type="float" office:value="0.995444" calcext:value-type="float">
            <text:p>0.9954</text:p>
          </table:table-cell>
          <table:table-cell office:value-type="float" office:value="0.97762" calcext:value-type="float">
            <text:p>0.9776</text:p>
          </table:table-cell>
          <table:table-cell table:formula="of:=1-0.00026*[.C139]" office:value-type="float" office:value="0.987962" calcext:value-type="float">
            <text:p>0.9880</text:p>
          </table:table-cell>
          <table:table-cell office:value-type="float" office:value="0.9805" calcext:value-type="float">
            <text:p>0.9805</text:p>
          </table:table-cell>
          <table:table-cell table:formula="of:=[.E139]*[.F139]*[.G139]*[.H139]*[.I139]*[.J139]*[.K139]*[.L139]*[.M139]" office:value-type="float" office:value="0.852309932773757" calcext:value-type="float">
            <text:p>0.8523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390.2" calcext:value-type="float">
            <text:p>390.2</text:p>
          </table:table-cell>
          <table:table-cell office:value-type="float" office:value="46.3" calcext:value-type="float">
            <text:p>46.3</text:p>
          </table:table-cell>
          <table:table-cell office:value-type="float" office:value="56.87499" calcext:value-type="float">
            <text:p>56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32" calcext:value-type="float">
            <text:p>0.9991</text:p>
          </table:table-cell>
          <table:table-cell office:value-type="float" office:value="0.995909" calcext:value-type="float">
            <text:p>0.9959</text:p>
          </table:table-cell>
          <table:table-cell office:value-type="float" office:value="0.97479" calcext:value-type="float">
            <text:p>0.9748</text:p>
          </table:table-cell>
          <table:table-cell table:formula="of:=1-0.00026*[.C140]" office:value-type="float" office:value="0.987962" calcext:value-type="float">
            <text:p>0.9880</text:p>
          </table:table-cell>
          <table:table-cell office:value-type="float" office:value="0.9805" calcext:value-type="float">
            <text:p>0.9805</text:p>
          </table:table-cell>
          <table:table-cell table:formula="of:=[.E140]*[.F140]*[.G140]*[.H140]*[.I140]*[.J140]*[.K140]*[.L140]*[.M140]" office:value-type="float" office:value="0.85055123622229" calcext:value-type="float">
            <text:p>0.8506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55" calcext:value-type="float">
            <text:p>55.0</text:p>
          </table:table-cell>
          <table:table-cell office:value-type="float" office:value="40.8" calcext:value-type="float">
            <text:p>40.8</text:p>
          </table:table-cell>
          <table:table-cell office:value-type="float" office:value="98.4576" calcext:value-type="float">
            <text:p>98.4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01" calcext:value-type="float">
            <text:p>0.9986</text:p>
          </table:table-cell>
          <table:table-cell office:value-type="float" office:value="0.995803" calcext:value-type="float">
            <text:p>0.9958</text:p>
          </table:table-cell>
          <table:table-cell office:value-type="float" office:value="0.99588" calcext:value-type="float">
            <text:p>0.9959</text:p>
          </table:table-cell>
          <table:table-cell table:formula="of:=1-0.00026*[.C141]" office:value-type="float" office:value="0.989392" calcext:value-type="float">
            <text:p>0.9894</text:p>
          </table:table-cell>
          <table:table-cell office:value-type="float" office:value="0.9973" calcext:value-type="float">
            <text:p>0.9973</text:p>
          </table:table-cell>
          <table:table-cell table:formula="of:=[.E141]*[.F141]*[.G141]*[.H141]*[.I141]*[.J141]*[.K141]*[.L141]*[.M141]" office:value-type="float" office:value="0.884556751151233" calcext:value-type="float">
            <text:p>0.8846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103.8" calcext:value-type="float">
            <text:p>103.8</text:p>
          </table:table-cell>
          <table:table-cell office:value-type="float" office:value="41.3" calcext:value-type="float">
            <text:p>41.3</text:p>
          </table:table-cell>
          <table:table-cell office:value-type="float" office:value="91.18595" calcext:value-type="float">
            <text:p>91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2" calcext:value-type="float">
            <text:p>0.9981</text:p>
          </table:table-cell>
          <table:table-cell office:value-type="float" office:value="0.996991" calcext:value-type="float">
            <text:p>0.9970</text:p>
          </table:table-cell>
          <table:table-cell office:value-type="float" office:value="0.99428" calcext:value-type="float">
            <text:p>0.9943</text:p>
          </table:table-cell>
          <table:table-cell table:formula="of:=1-0.00026*[.C142]" office:value-type="float" office:value="0.989262" calcext:value-type="float">
            <text:p>0.9893</text:p>
          </table:table-cell>
          <table:table-cell office:value-type="float" office:value="0.9948" calcext:value-type="float">
            <text:p>0.9948</text:p>
          </table:table-cell>
          <table:table-cell table:formula="of:=[.E142]*[.F142]*[.G142]*[.H142]*[.I142]*[.J142]*[.K142]*[.L142]*[.M142]" office:value-type="float" office:value="0.881432081650484" calcext:value-type="float">
            <text:p>0.8814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497.2" calcext:value-type="float">
            <text:p>497.2</text:p>
          </table:table-cell>
          <table:table-cell office:value-type="float" office:value="30.8" calcext:value-type="float">
            <text:p>30.8</text:p>
          </table:table-cell>
          <table:table-cell office:value-type="float" office:value="52.88328" calcext:value-type="float">
            <text:p>52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03" calcext:value-type="float">
            <text:p>0.9987</text:p>
          </table:table-cell>
          <table:table-cell office:value-type="float" office:value="0.995461" calcext:value-type="float">
            <text:p>0.9955</text:p>
          </table:table-cell>
          <table:table-cell office:value-type="float" office:value="0.97811" calcext:value-type="float">
            <text:p>0.9781</text:p>
          </table:table-cell>
          <table:table-cell table:formula="of:=1-0.00026*[.C143]" office:value-type="float" office:value="0.991992" calcext:value-type="float">
            <text:p>0.9920</text:p>
          </table:table-cell>
          <table:table-cell office:value-type="float" office:value="0.9751" calcext:value-type="float">
            <text:p>0.9751</text:p>
          </table:table-cell>
          <table:table-cell table:formula="of:=[.E143]*[.F143]*[.G143]*[.H143]*[.I143]*[.J143]*[.K143]*[.L143]*[.M143]" office:value-type="float" office:value="0.851460842474274" calcext:value-type="float">
            <text:p>0.8515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497.6" calcext:value-type="float">
            <text:p>497.6</text:p>
          </table:table-cell>
          <table:table-cell office:value-type="float" office:value="30.8" calcext:value-type="float">
            <text:p>30.8</text:p>
          </table:table-cell>
          <table:table-cell office:value-type="float" office:value="56.81308" calcext:value-type="float">
            <text:p>56.8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52" calcext:value-type="float">
            <text:p>0.9984</text:p>
          </table:table-cell>
          <table:table-cell office:value-type="float" office:value="0.995837" calcext:value-type="float">
            <text:p>0.9958</text:p>
          </table:table-cell>
          <table:table-cell office:value-type="float" office:value="0.97827" calcext:value-type="float">
            <text:p>0.9783</text:p>
          </table:table-cell>
          <table:table-cell table:formula="of:=1-0.00026*[.C144]" office:value-type="float" office:value="0.991992" calcext:value-type="float">
            <text:p>0.9920</text:p>
          </table:table-cell>
          <table:table-cell office:value-type="float" office:value="0.9751" calcext:value-type="float">
            <text:p>0.9751</text:p>
          </table:table-cell>
          <table:table-cell table:formula="of:=[.E144]*[.F144]*[.G144]*[.H144]*[.I144]*[.J144]*[.K144]*[.L144]*[.M144]" office:value-type="float" office:value="0.851622373889562" calcext:value-type="float">
            <text:p>0.851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61.6" calcext:value-type="float">
            <text:p>461.6</text:p>
          </table:table-cell>
          <table:table-cell office:value-type="float" office:value="56.3" calcext:value-type="float">
            <text:p>56.3</text:p>
          </table:table-cell>
          <table:table-cell office:value-type="float" office:value="94.35111" calcext:value-type="float">
            <text:p>94.3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03" calcext:value-type="float">
            <text:p>0.9982</text:p>
          </table:table-cell>
          <table:table-cell office:value-type="float" office:value="0.996814" calcext:value-type="float">
            <text:p>0.9968</text:p>
          </table:table-cell>
          <table:table-cell office:value-type="float" office:value="0.97718" calcext:value-type="float">
            <text:p>0.9772</text:p>
          </table:table-cell>
          <table:table-cell table:formula="of:=1-0.00026*[.C145]" office:value-type="float" office:value="0.985362" calcext:value-type="float">
            <text:p>0.9854</text:p>
          </table:table-cell>
          <table:table-cell office:value-type="float" office:value="0.9769" calcext:value-type="float">
            <text:p>0.9769</text:p>
          </table:table-cell>
          <table:table-cell table:formula="of:=[.E145]*[.F145]*[.G145]*[.H145]*[.I145]*[.J145]*[.K145]*[.L145]*[.M145]" office:value-type="float" office:value="0.847251876300204" calcext:value-type="float">
            <text:p>0.8473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461.7" calcext:value-type="float">
            <text:p>461.7</text:p>
          </table:table-cell>
          <table:table-cell office:value-type="float" office:value="56.3" calcext:value-type="float">
            <text:p>56.3</text:p>
          </table:table-cell>
          <table:table-cell office:value-type="float" office:value="92.83556" calcext:value-type="float">
            <text:p>92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46" calcext:value-type="float">
            <text:p>0.9985</text:p>
          </table:table-cell>
          <table:table-cell office:value-type="float" office:value="0.995638" calcext:value-type="float">
            <text:p>0.9956</text:p>
          </table:table-cell>
          <table:table-cell office:value-type="float" office:value="0.97712" calcext:value-type="float">
            <text:p>0.9771</text:p>
          </table:table-cell>
          <table:table-cell table:formula="of:=1-0.00026*[.C146]" office:value-type="float" office:value="0.985362" calcext:value-type="float">
            <text:p>0.9854</text:p>
          </table:table-cell>
          <table:table-cell office:value-type="float" office:value="0.9769" calcext:value-type="float">
            <text:p>0.9769</text:p>
          </table:table-cell>
          <table:table-cell table:formula="of:=[.E146]*[.F146]*[.G146]*[.H146]*[.I146]*[.J146]*[.K146]*[.L146]*[.M146]" office:value-type="float" office:value="0.846491131868365" calcext:value-type="float">
            <text:p>0.8465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480.9" calcext:value-type="float">
            <text:p>480.9</text:p>
          </table:table-cell>
          <table:table-cell office:value-type="float" office:value="30.8" calcext:value-type="float">
            <text:p>30.8</text:p>
          </table:table-cell>
          <table:table-cell office:value-type="float" office:value="90.74295" calcext:value-type="float">
            <text:p>90.7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49" calcext:value-type="float">
            <text:p>0.9985</text:p>
          </table:table-cell>
          <table:table-cell office:value-type="float" office:value="0.995475" calcext:value-type="float">
            <text:p>0.9955</text:p>
          </table:table-cell>
          <table:table-cell office:value-type="float" office:value="0.97965" calcext:value-type="float">
            <text:p>0.9797</text:p>
          </table:table-cell>
          <table:table-cell table:formula="of:=1-0.00026*[.C147]" office:value-type="float" office:value="0.991992" calcext:value-type="float">
            <text:p>0.9920</text:p>
          </table:table-cell>
          <table:table-cell office:value-type="float" office:value="0.976" calcext:value-type="float">
            <text:p>0.976</text:p>
          </table:table-cell>
          <table:table-cell table:formula="of:=[.E147]*[.F147]*[.G147]*[.H147]*[.I147]*[.J147]*[.K147]*[.L147]*[.M147]" office:value-type="float" office:value="0.853468937924997" calcext:value-type="float">
            <text:p>0.8535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481.4" calcext:value-type="float">
            <text:p>481.4</text:p>
          </table:table-cell>
          <table:table-cell office:value-type="float" office:value="30.8" calcext:value-type="float">
            <text:p>30.8</text:p>
          </table:table-cell>
          <table:table-cell office:value-type="float" office:value="89.11828" calcext:value-type="float">
            <text:p>89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29" calcext:value-type="float">
            <text:p>0.9985</text:p>
          </table:table-cell>
          <table:table-cell office:value-type="float" office:value="0.994464" calcext:value-type="float">
            <text:p>0.9945</text:p>
          </table:table-cell>
          <table:table-cell office:value-type="float" office:value="0.97894" calcext:value-type="float">
            <text:p>0.9789</text:p>
          </table:table-cell>
          <table:table-cell table:formula="of:=1-0.00026*[.C148]" office:value-type="float" office:value="0.991992" calcext:value-type="float">
            <text:p>0.9920</text:p>
          </table:table-cell>
          <table:table-cell office:value-type="float" office:value="0.9759" calcext:value-type="float">
            <text:p>0.9759</text:p>
          </table:table-cell>
          <table:table-cell table:formula="of:=[.E148]*[.F148]*[.G148]*[.H148]*[.I148]*[.J148]*[.K148]*[.L148]*[.M148]" office:value-type="float" office:value="0.851879880238431" calcext:value-type="float">
            <text:p>0.8519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480.9" calcext:value-type="float">
            <text:p>480.9</text:p>
          </table:table-cell>
          <table:table-cell office:value-type="float" office:value="30.8" calcext:value-type="float">
            <text:p>30.8</text:p>
          </table:table-cell>
          <table:table-cell office:value-type="float" office:value="53.8204" calcext:value-type="float">
            <text:p>53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37" calcext:value-type="float">
            <text:p>0.9988</text:p>
          </table:table-cell>
          <table:table-cell office:value-type="float" office:value="0.995346" calcext:value-type="float">
            <text:p>0.9953</text:p>
          </table:table-cell>
          <table:table-cell office:value-type="float" office:value="0.97734" calcext:value-type="float">
            <text:p>0.9773</text:p>
          </table:table-cell>
          <table:table-cell table:formula="of:=1-0.00026*[.C149]" office:value-type="float" office:value="0.991992" calcext:value-type="float">
            <text:p>0.9920</text:p>
          </table:table-cell>
          <table:table-cell office:value-type="float" office:value="0.976" calcext:value-type="float">
            <text:p>0.976</text:p>
          </table:table-cell>
          <table:table-cell table:formula="of:=[.E149]*[.F149]*[.G149]*[.H149]*[.I149]*[.J149]*[.K149]*[.L149]*[.M149]" office:value-type="float" office:value="0.851591677786412" calcext:value-type="float">
            <text:p>0.8516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475" calcext:value-type="float">
            <text:p>475.0</text:p>
          </table:table-cell>
          <table:table-cell office:value-type="float" office:value="15.3" calcext:value-type="float">
            <text:p>15.3</text:p>
          </table:table-cell>
          <table:table-cell office:value-type="float" office:value="48.85288" calcext:value-type="float">
            <text:p>48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02" calcext:value-type="float">
            <text:p>0.9990</text:p>
          </table:table-cell>
          <table:table-cell office:value-type="float" office:value="0.995311" calcext:value-type="float">
            <text:p>0.9953</text:p>
          </table:table-cell>
          <table:table-cell office:value-type="float" office:value="0.98102" calcext:value-type="float">
            <text:p>0.9810</text:p>
          </table:table-cell>
          <table:table-cell table:formula="of:=1-0.00026*[.C150]" office:value-type="float" office:value="0.996022" calcext:value-type="float">
            <text:p>0.9960</text:p>
          </table:table-cell>
          <table:table-cell office:value-type="float" office:value="0.9762" calcext:value-type="float">
            <text:p>0.9762</text:p>
          </table:table-cell>
          <table:table-cell table:formula="of:=[.E150]*[.F150]*[.G150]*[.H150]*[.I150]*[.J150]*[.K150]*[.L150]*[.M150]" office:value-type="float" office:value="0.85855833320476" calcext:value-type="float">
            <text:p>0.8586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480.6" calcext:value-type="float">
            <text:p>480.6</text:p>
          </table:table-cell>
          <table:table-cell office:value-type="float" office:value="15.3" calcext:value-type="float">
            <text:p>15.3</text:p>
          </table:table-cell>
          <table:table-cell office:value-type="float" office:value="14.77429" calcext:value-type="float">
            <text:p>14.7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98" calcext:value-type="float">
            <text:p>0.9990</text:p>
          </table:table-cell>
          <table:table-cell office:value-type="float" office:value="0.996994" calcext:value-type="float">
            <text:p>0.9970</text:p>
          </table:table-cell>
          <table:table-cell office:value-type="float" office:value="0.98173" calcext:value-type="float">
            <text:p>0.9817</text:p>
          </table:table-cell>
          <table:table-cell table:formula="of:=1-0.00026*[.C151]" office:value-type="float" office:value="0.996022" calcext:value-type="float">
            <text:p>0.9960</text:p>
          </table:table-cell>
          <table:table-cell office:value-type="float" office:value="0.976" calcext:value-type="float">
            <text:p>0.976</text:p>
          </table:table-cell>
          <table:table-cell table:formula="of:=[.E151]*[.F151]*[.G151]*[.H151]*[.I151]*[.J151]*[.K151]*[.L151]*[.M151]" office:value-type="float" office:value="0.860452746645489" calcext:value-type="float">
            <text:p>0.8605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476.1" calcext:value-type="float">
            <text:p>476.1</text:p>
          </table:table-cell>
          <table:table-cell office:value-type="float" office:value="15.3" calcext:value-type="float">
            <text:p>15.3</text:p>
          </table:table-cell>
          <table:table-cell office:value-type="float" office:value="60.82726" calcext:value-type="float">
            <text:p>6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27" calcext:value-type="float">
            <text:p>0.9990</text:p>
          </table:table-cell>
          <table:table-cell office:value-type="float" office:value="0.995946" calcext:value-type="float">
            <text:p>0.9959</text:p>
          </table:table-cell>
          <table:table-cell office:value-type="float" office:value="0.9816" calcext:value-type="float">
            <text:p>0.9816</text:p>
          </table:table-cell>
          <table:table-cell table:formula="of:=1-0.00026*[.C152]" office:value-type="float" office:value="0.996022" calcext:value-type="float">
            <text:p>0.9960</text:p>
          </table:table-cell>
          <table:table-cell office:value-type="float" office:value="0.9762" calcext:value-type="float">
            <text:p>0.9762</text:p>
          </table:table-cell>
          <table:table-cell table:formula="of:=[.E152]*[.F152]*[.G152]*[.H152]*[.I152]*[.J152]*[.K152]*[.L152]*[.M152]" office:value-type="float" office:value="0.859635519866344" calcext:value-type="float">
            <text:p>0.859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75.6" calcext:value-type="float">
            <text:p>475.6</text:p>
          </table:table-cell>
          <table:table-cell office:value-type="float" office:value="15.3" calcext:value-type="float">
            <text:p>15.3</text:p>
          </table:table-cell>
          <table:table-cell office:value-type="float" office:value="25.83878" calcext:value-type="float">
            <text:p>25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33" calcext:value-type="float">
            <text:p>0.9985</text:p>
          </table:table-cell>
          <table:table-cell office:value-type="float" office:value="0.995781" calcext:value-type="float">
            <text:p>0.9958</text:p>
          </table:table-cell>
          <table:table-cell office:value-type="float" office:value="0.97927" calcext:value-type="float">
            <text:p>0.9793</text:p>
          </table:table-cell>
          <table:table-cell table:formula="of:=1-0.00026*[.C153]" office:value-type="float" office:value="0.996022" calcext:value-type="float">
            <text:p>0.9960</text:p>
          </table:table-cell>
          <table:table-cell office:value-type="float" office:value="0.9762" calcext:value-type="float">
            <text:p>0.9762</text:p>
          </table:table-cell>
          <table:table-cell table:formula="of:=[.E153]*[.F153]*[.G153]*[.H153]*[.I153]*[.J153]*[.K153]*[.L153]*[.M153]" office:value-type="float" office:value="0.857028950511664" calcext:value-type="float">
            <text:p>0.8570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193" calcext:value-type="float">
            <text:p>193.0</text:p>
          </table:table-cell>
          <table:table-cell office:value-type="float" office:value="41.3" calcext:value-type="float">
            <text:p>41.3</text:p>
          </table:table-cell>
          <table:table-cell office:value-type="float" office:value="63.44823" calcext:value-type="float">
            <text:p>63.4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728" calcext:value-type="float">
            <text:p>0.9973</text:p>
          </table:table-cell>
          <table:table-cell office:value-type="float" office:value="0.99194" calcext:value-type="float">
            <text:p>0.9919</text:p>
          </table:table-cell>
          <table:table-cell table:formula="of:=1-0.00026*[.C154]" office:value-type="float" office:value="0.989262" calcext:value-type="float">
            <text:p>0.9893</text:p>
          </table:table-cell>
          <table:table-cell office:value-type="float" office:value="0.9904" calcext:value-type="float">
            <text:p>0.9904</text:p>
          </table:table-cell>
          <table:table-cell table:formula="of:=[.E154]*[.F154]*[.G154]*[.H154]*[.I154]*[.J154]*[.K154]*[.L154]*[.M154]" office:value-type="float" office:value="0.877371498669592" calcext:value-type="float">
            <text:p>0.8774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192.6" calcext:value-type="float">
            <text:p>192.6</text:p>
          </table:table-cell>
          <table:table-cell office:value-type="float" office:value="41.3" calcext:value-type="float">
            <text:p>41.3</text:p>
          </table:table-cell>
          <table:table-cell office:value-type="float" office:value="144.10401" calcext:value-type="float">
            <text:p>144.1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91" calcext:value-type="float">
            <text:p>0.9988</text:p>
          </table:table-cell>
          <table:table-cell office:value-type="float" office:value="0.995164" calcext:value-type="float">
            <text:p>0.9952</text:p>
          </table:table-cell>
          <table:table-cell office:value-type="float" office:value="0.99103" calcext:value-type="float">
            <text:p>0.9910</text:p>
          </table:table-cell>
          <table:table-cell table:formula="of:=1-0.00026*[.C155]" office:value-type="float" office:value="0.989262" calcext:value-type="float">
            <text:p>0.9893</text:p>
          </table:table-cell>
          <table:table-cell office:value-type="float" office:value="0.9904" calcext:value-type="float">
            <text:p>0.9904</text:p>
          </table:table-cell>
          <table:table-cell table:formula="of:=[.E155]*[.F155]*[.G155]*[.H155]*[.I155]*[.J155]*[.K155]*[.L155]*[.M155]" office:value-type="float" office:value="0.873649208923136" calcext:value-type="float">
            <text:p>0.8736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349.6" calcext:value-type="float">
            <text:p>349.6</text:p>
          </table:table-cell>
          <table:table-cell office:value-type="float" office:value="41.3" calcext:value-type="float">
            <text:p>41.3</text:p>
          </table:table-cell>
          <table:table-cell office:value-type="float" office:value="83.75686" calcext:value-type="float">
            <text:p>83.7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17" calcext:value-type="float">
            <text:p>0.9983</text:p>
          </table:table-cell>
          <table:table-cell office:value-type="float" office:value="0.996214" calcext:value-type="float">
            <text:p>0.9962</text:p>
          </table:table-cell>
          <table:table-cell office:value-type="float" office:value="0.98684" calcext:value-type="float">
            <text:p>0.9868</text:p>
          </table:table-cell>
          <table:table-cell table:formula="of:=1-0.00026*[.C156]" office:value-type="float" office:value="0.989262" calcext:value-type="float">
            <text:p>0.9893</text:p>
          </table:table-cell>
          <table:table-cell office:value-type="float" office:value="0.9825" calcext:value-type="float">
            <text:p>0.9825</text:p>
          </table:table-cell>
          <table:table-cell table:formula="of:=[.E156]*[.F156]*[.G156]*[.H156]*[.I156]*[.J156]*[.K156]*[.L156]*[.M156]" office:value-type="float" office:value="0.863516794322568" calcext:value-type="float">
            <text:p>0.8635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349.7" calcext:value-type="float">
            <text:p>349.7</text:p>
          </table:table-cell>
          <table:table-cell office:value-type="float" office:value="41.3" calcext:value-type="float">
            <text:p>41.3</text:p>
          </table:table-cell>
          <table:table-cell office:value-type="float" office:value="70.95985" calcext:value-type="float">
            <text:p>70.9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38" calcext:value-type="float">
            <text:p>0.9990</text:p>
          </table:table-cell>
          <table:table-cell office:value-type="float" office:value="0.994709" calcext:value-type="float">
            <text:p>0.9947</text:p>
          </table:table-cell>
          <table:table-cell office:value-type="float" office:value="0.98625" calcext:value-type="float">
            <text:p>0.9863</text:p>
          </table:table-cell>
          <table:table-cell table:formula="of:=1-0.00026*[.C157]" office:value-type="float" office:value="0.989262" calcext:value-type="float">
            <text:p>0.9893</text:p>
          </table:table-cell>
          <table:table-cell office:value-type="float" office:value="0.9825" calcext:value-type="float">
            <text:p>0.9825</text:p>
          </table:table-cell>
          <table:table-cell table:formula="of:=[.E157]*[.F157]*[.G157]*[.H157]*[.I157]*[.J157]*[.K157]*[.L157]*[.M157]" office:value-type="float" office:value="0.862319104275239" calcext:value-type="float">
            <text:p>0.8623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470.7" calcext:value-type="float">
            <text:p>470.7</text:p>
          </table:table-cell>
          <table:table-cell office:value-type="float" office:value="8.3" calcext:value-type="float">
            <text:p>8.3</text:p>
          </table:table-cell>
          <table:table-cell office:value-type="float" office:value="9.92247" calcext:value-type="float">
            <text:p>9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88" calcext:value-type="float">
            <text:p>0.9995</text:p>
          </table:table-cell>
          <table:table-cell office:value-type="float" office:value="0.995904" calcext:value-type="float">
            <text:p>0.9959</text:p>
          </table:table-cell>
          <table:table-cell office:value-type="float" office:value="0.98511" calcext:value-type="float">
            <text:p>0.9851</text:p>
          </table:table-cell>
          <table:table-cell table:formula="of:=1-0.00026*[.C158]" office:value-type="float" office:value="0.997842" calcext:value-type="float">
            <text:p>0.9978</text:p>
          </table:table-cell>
          <table:table-cell office:value-type="float" office:value="0.9765" calcext:value-type="float">
            <text:p>0.9765</text:p>
          </table:table-cell>
          <table:table-cell table:formula="of:=[.E158]*[.F158]*[.G158]*[.H158]*[.I158]*[.J158]*[.K158]*[.L158]*[.M158]" office:value-type="float" office:value="0.864913879747926" calcext:value-type="float">
            <text:p>0.8649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470.5" calcext:value-type="float">
            <text:p>470.5</text:p>
          </table:table-cell>
          <table:table-cell office:value-type="float" office:value="8.3" calcext:value-type="float">
            <text:p>8.3</text:p>
          </table:table-cell>
          <table:table-cell office:value-type="float" office:value="39.73833" calcext:value-type="float">
            <text:p>39.7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66" calcext:value-type="float">
            <text:p>0.9989</text:p>
          </table:table-cell>
          <table:table-cell office:value-type="float" office:value="0.996093" calcext:value-type="float">
            <text:p>0.9961</text:p>
          </table:table-cell>
          <table:table-cell office:value-type="float" office:value="0.98321" calcext:value-type="float">
            <text:p>0.9832</text:p>
          </table:table-cell>
          <table:table-cell table:formula="of:=1-0.00026*[.C159]" office:value-type="float" office:value="0.997842" calcext:value-type="float">
            <text:p>0.9978</text:p>
          </table:table-cell>
          <table:table-cell office:value-type="float" office:value="0.9765" calcext:value-type="float">
            <text:p>0.9765</text:p>
          </table:table-cell>
          <table:table-cell table:formula="of:=[.E159]*[.F159]*[.G159]*[.H159]*[.I159]*[.J159]*[.K159]*[.L159]*[.M159]" office:value-type="float" office:value="0.86287221287368" calcext:value-type="float">
            <text:p>0.8629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470.9" calcext:value-type="float">
            <text:p>470.9</text:p>
          </table:table-cell>
          <table:table-cell office:value-type="float" office:value="8.3" calcext:value-type="float">
            <text:p>8.3</text:p>
          </table:table-cell>
          <table:table-cell office:value-type="float" office:value="11.98034" calcext:value-type="float">
            <text:p>11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38" calcext:value-type="float">
            <text:p>0.9991</text:p>
          </table:table-cell>
          <table:table-cell office:value-type="float" office:value="0.996122" calcext:value-type="float">
            <text:p>0.9961</text:p>
          </table:table-cell>
          <table:table-cell office:value-type="float" office:value="0.98197" calcext:value-type="float">
            <text:p>0.9820</text:p>
          </table:table-cell>
          <table:table-cell table:formula="of:=1-0.00026*[.C160]" office:value-type="float" office:value="0.997842" calcext:value-type="float">
            <text:p>0.9978</text:p>
          </table:table-cell>
          <table:table-cell office:value-type="float" office:value="0.9765" calcext:value-type="float">
            <text:p>0.9765</text:p>
          </table:table-cell>
          <table:table-cell table:formula="of:=[.E160]*[.F160]*[.G160]*[.H160]*[.I160]*[.J160]*[.K160]*[.L160]*[.M160]" office:value-type="float" office:value="0.862043747851187" calcext:value-type="float">
            <text:p>0.8620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469.4" calcext:value-type="float">
            <text:p>469.4</text:p>
          </table:table-cell>
          <table:table-cell office:value-type="float" office:value="8.3" calcext:value-type="float">
            <text:p>8.3</text:p>
          </table:table-cell>
          <table:table-cell office:value-type="float" office:value="42.11524" calcext:value-type="float">
            <text:p>42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11" calcext:value-type="float">
            <text:p>0.9988</text:p>
          </table:table-cell>
          <table:table-cell office:value-type="float" office:value="0.995599" calcext:value-type="float">
            <text:p>0.9956</text:p>
          </table:table-cell>
          <table:table-cell office:value-type="float" office:value="0.98237" calcext:value-type="float">
            <text:p>0.9824</text:p>
          </table:table-cell>
          <table:table-cell table:formula="of:=1-0.00026*[.C161]" office:value-type="float" office:value="0.997842" calcext:value-type="float">
            <text:p>0.9978</text:p>
          </table:table-cell>
          <table:table-cell office:value-type="float" office:value="0.9765" calcext:value-type="float">
            <text:p>0.9765</text:p>
          </table:table-cell>
          <table:table-cell table:formula="of:=[.E161]*[.F161]*[.G161]*[.H161]*[.I161]*[.J161]*[.K161]*[.L161]*[.M161]" office:value-type="float" office:value="0.861660009879051" calcext:value-type="float">
            <text:p>0.8617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469.5" calcext:value-type="float">
            <text:p>469.5</text:p>
          </table:table-cell>
          <table:table-cell office:value-type="float" office:value="8.3" calcext:value-type="float">
            <text:p>8.3</text:p>
          </table:table-cell>
          <table:table-cell office:value-type="float" office:value="36.38816" calcext:value-type="float">
            <text:p>36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53" calcext:value-type="float">
            <text:p>0.9979</text:p>
          </table:table-cell>
          <table:table-cell office:value-type="float" office:value="0.996278" calcext:value-type="float">
            <text:p>0.9963</text:p>
          </table:table-cell>
          <table:table-cell office:value-type="float" office:value="0.98215" calcext:value-type="float">
            <text:p>0.9822</text:p>
          </table:table-cell>
          <table:table-cell table:formula="of:=1-0.00026*[.C162]" office:value-type="float" office:value="0.997842" calcext:value-type="float">
            <text:p>0.9978</text:p>
          </table:table-cell>
          <table:table-cell office:value-type="float" office:value="0.9765" calcext:value-type="float">
            <text:p>0.9765</text:p>
          </table:table-cell>
          <table:table-cell table:formula="of:=[.E162]*[.F162]*[.G162]*[.H162]*[.I162]*[.J162]*[.K162]*[.L162]*[.M162]" office:value-type="float" office:value="0.861227733095059" calcext:value-type="float">
            <text:p>0.8612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507.1" calcext:value-type="float">
            <text:p>507.1</text:p>
          </table:table-cell>
          <table:table-cell office:value-type="float" office:value="17.3" calcext:value-type="float">
            <text:p>17.3</text:p>
          </table:table-cell>
          <table:table-cell office:value-type="float" office:value="20.68609" calcext:value-type="float">
            <text:p>20.6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039" calcext:value-type="float">
            <text:p>0.9970</text:p>
          </table:table-cell>
          <table:table-cell office:value-type="float" office:value="0.996669" calcext:value-type="float">
            <text:p>0.9967</text:p>
          </table:table-cell>
          <table:table-cell office:value-type="float" office:value="0.97773" calcext:value-type="float">
            <text:p>0.9777</text:p>
          </table:table-cell>
          <table:table-cell table:formula="of:=1-0.00026*[.C163]" office:value-type="float" office:value="0.995502" calcext:value-type="float">
            <text:p>0.9955</text:p>
          </table:table-cell>
          <table:table-cell office:value-type="float" office:value="0.9746" calcext:value-type="float">
            <text:p>0.9746</text:p>
          </table:table-cell>
          <table:table-cell table:formula="of:=[.E163]*[.F163]*[.G163]*[.H163]*[.I163]*[.J163]*[.K163]*[.L163]*[.M163]" office:value-type="float" office:value="0.853315495481641" calcext:value-type="float">
            <text:p>0.8533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506.5" calcext:value-type="float">
            <text:p>506.5</text:p>
          </table:table-cell>
          <table:table-cell office:value-type="float" office:value="17.3" calcext:value-type="float">
            <text:p>17.3</text:p>
          </table:table-cell>
          <table:table-cell office:value-type="float" office:value="51.91135" calcext:value-type="float">
            <text:p>51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65" calcext:value-type="float">
            <text:p>0.9981</text:p>
          </table:table-cell>
          <table:table-cell office:value-type="float" office:value="0.996615" calcext:value-type="float">
            <text:p>0.9966</text:p>
          </table:table-cell>
          <table:table-cell office:value-type="float" office:value="0.98033" calcext:value-type="float">
            <text:p>0.9803</text:p>
          </table:table-cell>
          <table:table-cell table:formula="of:=1-0.00026*[.C164]" office:value-type="float" office:value="0.995502" calcext:value-type="float">
            <text:p>0.9955</text:p>
          </table:table-cell>
          <table:table-cell office:value-type="float" office:value="0.9747" calcext:value-type="float">
            <text:p>0.9747</text:p>
          </table:table-cell>
          <table:table-cell table:formula="of:=[.E164]*[.F164]*[.G164]*[.H164]*[.I164]*[.J164]*[.K164]*[.L164]*[.M164]" office:value-type="float" office:value="0.856506556840665" calcext:value-type="float">
            <text:p>0.8565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506.1" calcext:value-type="float">
            <text:p>506.1</text:p>
          </table:table-cell>
          <table:table-cell office:value-type="float" office:value="17.3" calcext:value-type="float">
            <text:p>17.3</text:p>
          </table:table-cell>
          <table:table-cell office:value-type="float" office:value="59.31851" calcext:value-type="float">
            <text:p>59.3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37" calcext:value-type="float">
            <text:p>0.9989</text:p>
          </table:table-cell>
          <table:table-cell office:value-type="float" office:value="0.994952" calcext:value-type="float">
            <text:p>0.9950</text:p>
          </table:table-cell>
          <table:table-cell office:value-type="float" office:value="0.98111" calcext:value-type="float">
            <text:p>0.9811</text:p>
          </table:table-cell>
          <table:table-cell table:formula="of:=1-0.00026*[.C165]" office:value-type="float" office:value="0.995502" calcext:value-type="float">
            <text:p>0.9955</text:p>
          </table:table-cell>
          <table:table-cell office:value-type="float" office:value="0.9747" calcext:value-type="float">
            <text:p>0.9747</text:p>
          </table:table-cell>
          <table:table-cell table:formula="of:=[.E165]*[.F165]*[.G165]*[.H165]*[.I165]*[.J165]*[.K165]*[.L165]*[.M165]" office:value-type="float" office:value="0.856505358682139" calcext:value-type="float">
            <text:p>0.8565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506.6" calcext:value-type="float">
            <text:p>506.6</text:p>
          </table:table-cell>
          <table:table-cell office:value-type="float" office:value="17.3" calcext:value-type="float">
            <text:p>17.3</text:p>
          </table:table-cell>
          <table:table-cell office:value-type="float" office:value="56.87327" calcext:value-type="float">
            <text:p>56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41" calcext:value-type="float">
            <text:p>0.9976</text:p>
          </table:table-cell>
          <table:table-cell office:value-type="float" office:value="0.997494" calcext:value-type="float">
            <text:p>0.9975</text:p>
          </table:table-cell>
          <table:table-cell office:value-type="float" office:value="0.9806" calcext:value-type="float">
            <text:p>0.9806</text:p>
          </table:table-cell>
          <table:table-cell table:formula="of:=1-0.00026*[.C166]" office:value-type="float" office:value="0.995502" calcext:value-type="float">
            <text:p>0.9955</text:p>
          </table:table-cell>
          <table:table-cell office:value-type="float" office:value="0.9747" calcext:value-type="float">
            <text:p>0.9747</text:p>
          </table:table-cell>
          <table:table-cell table:formula="of:=[.E166]*[.F166]*[.G166]*[.H166]*[.I166]*[.J166]*[.K166]*[.L166]*[.M166]" office:value-type="float" office:value="0.857133804062596" calcext:value-type="float">
            <text:p>0.8571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505.4" calcext:value-type="float">
            <text:p>505.4</text:p>
          </table:table-cell>
          <table:table-cell office:value-type="float" office:value="17.3" calcext:value-type="float">
            <text:p>17.3</text:p>
          </table:table-cell>
          <table:table-cell office:value-type="float" office:value="22.39025" calcext:value-type="float">
            <text:p>22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87" calcext:value-type="float">
            <text:p>0.9989</text:p>
          </table:table-cell>
          <table:table-cell office:value-type="float" office:value="0.995176" calcext:value-type="float">
            <text:p>0.9952</text:p>
          </table:table-cell>
          <table:table-cell office:value-type="float" office:value="0.98084" calcext:value-type="float">
            <text:p>0.9808</text:p>
          </table:table-cell>
          <table:table-cell table:formula="of:=1-0.00026*[.C167]" office:value-type="float" office:value="0.995502" calcext:value-type="float">
            <text:p>0.9955</text:p>
          </table:table-cell>
          <table:table-cell office:value-type="float" office:value="0.9747" calcext:value-type="float">
            <text:p>0.9747</text:p>
          </table:table-cell>
          <table:table-cell table:formula="of:=[.E167]*[.F167]*[.G167]*[.H167]*[.I167]*[.J167]*[.K167]*[.L167]*[.M167]" office:value-type="float" office:value="0.856419558544266" calcext:value-type="float">
            <text:p>0.8564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128.5" calcext:value-type="float">
            <text:p>128.5</text:p>
          </table:table-cell>
          <table:table-cell office:value-type="float" office:value="55.8" calcext:value-type="float">
            <text:p>55.8</text:p>
          </table:table-cell>
          <table:table-cell office:value-type="float" office:value="79.09845" calcext:value-type="float">
            <text:p>79.1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95" calcext:value-type="float">
            <text:p>0.9988</text:p>
          </table:table-cell>
          <table:table-cell office:value-type="float" office:value="0.992532" calcext:value-type="float">
            <text:p>0.9925</text:p>
          </table:table-cell>
          <table:table-cell office:value-type="float" office:value="0.98601" calcext:value-type="float">
            <text:p>0.9860</text:p>
          </table:table-cell>
          <table:table-cell table:formula="of:=1-0.00026*[.C168]" office:value-type="float" office:value="0.985492" calcext:value-type="float">
            <text:p>0.9855</text:p>
          </table:table-cell>
          <table:table-cell office:value-type="float" office:value="0.9936" calcext:value-type="float">
            <text:p>0.9936</text:p>
          </table:table-cell>
          <table:table-cell table:formula="of:=[.E168]*[.F168]*[.G168]*[.H168]*[.I168]*[.J168]*[.K168]*[.L168]*[.M168]" office:value-type="float" office:value="0.866414941481163" calcext:value-type="float">
            <text:p>0.8664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28.7" calcext:value-type="float">
            <text:p>128.7</text:p>
          </table:table-cell>
          <table:table-cell office:value-type="float" office:value="55.8" calcext:value-type="float">
            <text:p>55.8</text:p>
          </table:table-cell>
          <table:table-cell office:value-type="float" office:value="143.63801" calcext:value-type="float">
            <text:p>143.6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94" calcext:value-type="float">
            <text:p>0.9981</text:p>
          </table:table-cell>
          <table:table-cell office:value-type="float" office:value="0.99479" calcext:value-type="float">
            <text:p>0.9948</text:p>
          </table:table-cell>
          <table:table-cell office:value-type="float" office:value="0.98618" calcext:value-type="float">
            <text:p>0.9862</text:p>
          </table:table-cell>
          <table:table-cell table:formula="of:=1-0.00026*[.C169]" office:value-type="float" office:value="0.985492" calcext:value-type="float">
            <text:p>0.9855</text:p>
          </table:table-cell>
          <table:table-cell office:value-type="float" office:value="0.9936" calcext:value-type="float">
            <text:p>0.9936</text:p>
          </table:table-cell>
          <table:table-cell table:formula="of:=[.E169]*[.F169]*[.G169]*[.H169]*[.I169]*[.J169]*[.K169]*[.L169]*[.M169]" office:value-type="float" office:value="0.867926168592014" calcext:value-type="float">
            <text:p>0.8679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128.7" calcext:value-type="float">
            <text:p>128.7</text:p>
          </table:table-cell>
          <table:table-cell office:value-type="float" office:value="55.8" calcext:value-type="float">
            <text:p>55.8</text:p>
          </table:table-cell>
          <table:table-cell office:value-type="float" office:value="111.49555" calcext:value-type="float">
            <text:p>111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91" calcext:value-type="float">
            <text:p>0.9990</text:p>
          </table:table-cell>
          <table:table-cell office:value-type="float" office:value="0.995122" calcext:value-type="float">
            <text:p>0.9951</text:p>
          </table:table-cell>
          <table:table-cell office:value-type="float" office:value="0.9864" calcext:value-type="float">
            <text:p>0.9864</text:p>
          </table:table-cell>
          <table:table-cell table:formula="of:=1-0.00026*[.C170]" office:value-type="float" office:value="0.985492" calcext:value-type="float">
            <text:p>0.9855</text:p>
          </table:table-cell>
          <table:table-cell office:value-type="float" office:value="0.9936" calcext:value-type="float">
            <text:p>0.9936</text:p>
          </table:table-cell>
          <table:table-cell table:formula="of:=[.E170]*[.F170]*[.G170]*[.H170]*[.I170]*[.J170]*[.K170]*[.L170]*[.M170]" office:value-type="float" office:value="0.869189964282752" calcext:value-type="float">
            <text:p>0.8692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32.5" calcext:value-type="float">
            <text:p>32.5</text:p>
          </table:table-cell>
          <table:table-cell office:value-type="float" office:value="40.8" calcext:value-type="float">
            <text:p>40.8</text:p>
          </table:table-cell>
          <table:table-cell office:value-type="float" office:value="78.35936" calcext:value-type="float">
            <text:p>78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5819" calcext:value-type="float">
            <text:p>0.9958</text:p>
          </table:table-cell>
          <table:table-cell office:value-type="float" office:value="0.99714" calcext:value-type="float">
            <text:p>0.9971</text:p>
          </table:table-cell>
          <table:table-cell table:formula="of:=1-0.00026*[.C171]" office:value-type="float" office:value="0.989392" calcext:value-type="float">
            <text:p>0.9894</text:p>
          </table:table-cell>
          <table:table-cell office:value-type="float" office:value="0.9984" calcext:value-type="float">
            <text:p>0.9984</text:p>
          </table:table-cell>
          <table:table-cell table:formula="of:=[.E171]*[.F171]*[.G171]*[.H171]*[.I171]*[.J171]*[.K171]*[.L171]*[.M171]" office:value-type="float" office:value="0.887909215867455" calcext:value-type="float">
            <text:p>0.8879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32.5" calcext:value-type="float">
            <text:p>32.5</text:p>
          </table:table-cell>
          <table:table-cell office:value-type="float" office:value="40.8" calcext:value-type="float">
            <text:p>40.8</text:p>
          </table:table-cell>
          <table:table-cell office:value-type="float" office:value="64.16077" calcext:value-type="float">
            <text:p>64.1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69" calcext:value-type="float">
            <text:p>0.9990</text:p>
          </table:table-cell>
          <table:table-cell office:value-type="float" office:value="0.995876" calcext:value-type="float">
            <text:p>0.9959</text:p>
          </table:table-cell>
          <table:table-cell office:value-type="float" office:value="0.99675" calcext:value-type="float">
            <text:p>0.9968</text:p>
          </table:table-cell>
          <table:table-cell table:formula="of:=1-0.00026*[.C172]" office:value-type="float" office:value="0.989392" calcext:value-type="float">
            <text:p>0.9894</text:p>
          </table:table-cell>
          <table:table-cell office:value-type="float" office:value="0.9984" calcext:value-type="float">
            <text:p>0.9984</text:p>
          </table:table-cell>
          <table:table-cell table:formula="of:=[.E172]*[.F172]*[.G172]*[.H172]*[.I172]*[.J172]*[.K172]*[.L172]*[.M172]" office:value-type="float" office:value="0.886697612761899" calcext:value-type="float">
            <text:p>0.8867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32.5" calcext:value-type="float">
            <text:p>32.5</text:p>
          </table:table-cell>
          <table:table-cell office:value-type="float" office:value="40.8" calcext:value-type="float">
            <text:p>40.8</text:p>
          </table:table-cell>
          <table:table-cell office:value-type="float" office:value="50.44164" calcext:value-type="float">
            <text:p>50.4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41" calcext:value-type="float">
            <text:p>0.9987</text:p>
          </table:table-cell>
          <table:table-cell office:value-type="float" office:value="0.994962" calcext:value-type="float">
            <text:p>0.9950</text:p>
          </table:table-cell>
          <table:table-cell office:value-type="float" office:value="0.99699" calcext:value-type="float">
            <text:p>0.9970</text:p>
          </table:table-cell>
          <table:table-cell table:formula="of:=1-0.00026*[.C173]" office:value-type="float" office:value="0.989392" calcext:value-type="float">
            <text:p>0.9894</text:p>
          </table:table-cell>
          <table:table-cell office:value-type="float" office:value="0.9984" calcext:value-type="float">
            <text:p>0.9984</text:p>
          </table:table-cell>
          <table:table-cell table:formula="of:=[.E173]*[.F173]*[.G173]*[.H173]*[.I173]*[.J173]*[.K173]*[.L173]*[.M173]" office:value-type="float" office:value="0.885894881748561" calcext:value-type="float">
            <text:p>0.8859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321.5" calcext:value-type="float">
            <text:p>321.5</text:p>
          </table:table-cell>
          <table:table-cell office:value-type="float" office:value="61.3" calcext:value-type="float">
            <text:p>61.3</text:p>
          </table:table-cell>
          <table:table-cell office:value-type="float" office:value="81.78401" calcext:value-type="float">
            <text:p>81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95" calcext:value-type="float">
            <text:p>0.9986</text:p>
          </table:table-cell>
          <table:table-cell office:value-type="float" office:value="0.993478" calcext:value-type="float">
            <text:p>0.9935</text:p>
          </table:table-cell>
          <table:table-cell office:value-type="float" office:value="0.97769" calcext:value-type="float">
            <text:p>0.9777</text:p>
          </table:table-cell>
          <table:table-cell table:formula="of:=1-0.00026*[.C174]" office:value-type="float" office:value="0.984062" calcext:value-type="float">
            <text:p>0.9841</text:p>
          </table:table-cell>
          <table:table-cell office:value-type="float" office:value="0.9839" calcext:value-type="float">
            <text:p>0.9839</text:p>
          </table:table-cell>
          <table:table-cell table:formula="of:=[.E174]*[.F174]*[.G174]*[.H174]*[.I174]*[.J174]*[.K174]*[.L174]*[.M174]" office:value-type="float" office:value="0.850122062826718" calcext:value-type="float">
            <text:p>0.8501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320.9" calcext:value-type="float">
            <text:p>320.9</text:p>
          </table:table-cell>
          <table:table-cell office:value-type="float" office:value="61.3" calcext:value-type="float">
            <text:p>61.3</text:p>
          </table:table-cell>
          <table:table-cell office:value-type="float" office:value="38.41834" calcext:value-type="float">
            <text:p>38.4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53" calcext:value-type="float">
            <text:p>0.9990</text:p>
          </table:table-cell>
          <table:table-cell office:value-type="float" office:value="0.994139" calcext:value-type="float">
            <text:p>0.9941</text:p>
          </table:table-cell>
          <table:table-cell office:value-type="float" office:value="0.97979" calcext:value-type="float">
            <text:p>0.9798</text:p>
          </table:table-cell>
          <table:table-cell table:formula="of:=1-0.00026*[.C175]" office:value-type="float" office:value="0.984062" calcext:value-type="float">
            <text:p>0.9841</text:p>
          </table:table-cell>
          <table:table-cell office:value-type="float" office:value="0.984" calcext:value-type="float">
            <text:p>0.984</text:p>
          </table:table-cell>
          <table:table-cell table:formula="of:=[.E175]*[.F175]*[.G175]*[.H175]*[.I175]*[.J175]*[.K175]*[.L175]*[.M175]" office:value-type="float" office:value="0.852907198953292" calcext:value-type="float">
            <text:p>0.8529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320.8" calcext:value-type="float">
            <text:p>320.8</text:p>
          </table:table-cell>
          <table:table-cell office:value-type="float" office:value="61.3" calcext:value-type="float">
            <text:p>61.3</text:p>
          </table:table-cell>
          <table:table-cell office:value-type="float" office:value="66.30115" calcext:value-type="float">
            <text:p>66.3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23" calcext:value-type="float">
            <text:p>0.9985</text:p>
          </table:table-cell>
          <table:table-cell office:value-type="float" office:value="0.994214" calcext:value-type="float">
            <text:p>0.9942</text:p>
          </table:table-cell>
          <table:table-cell office:value-type="float" office:value="0.97805" calcext:value-type="float">
            <text:p>0.9781</text:p>
          </table:table-cell>
          <table:table-cell table:formula="of:=1-0.00026*[.C176]" office:value-type="float" office:value="0.984062" calcext:value-type="float">
            <text:p>0.9841</text:p>
          </table:table-cell>
          <table:table-cell office:value-type="float" office:value="0.984" calcext:value-type="float">
            <text:p>0.984</text:p>
          </table:table-cell>
          <table:table-cell table:formula="of:=[.E176]*[.F176]*[.G176]*[.H176]*[.I176]*[.J176]*[.K176]*[.L176]*[.M176]" office:value-type="float" office:value="0.851090249700378" calcext:value-type="float">
            <text:p>0.8511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505.3" calcext:value-type="float">
            <text:p>505.3</text:p>
          </table:table-cell>
          <table:table-cell office:value-type="float" office:value="55.8" calcext:value-type="float">
            <text:p>55.8</text:p>
          </table:table-cell>
          <table:table-cell office:value-type="float" office:value="52.89216" calcext:value-type="float">
            <text:p>52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03" calcext:value-type="float">
            <text:p>0.9987</text:p>
          </table:table-cell>
          <table:table-cell office:value-type="float" office:value="0.993905" calcext:value-type="float">
            <text:p>0.9939</text:p>
          </table:table-cell>
          <table:table-cell office:value-type="float" office:value="0.97232" calcext:value-type="float">
            <text:p>0.9723</text:p>
          </table:table-cell>
          <table:table-cell table:formula="of:=1-0.00026*[.C177]" office:value-type="float" office:value="0.985492" calcext:value-type="float">
            <text:p>0.9855</text:p>
          </table:table-cell>
          <table:table-cell office:value-type="float" office:value="0.9747" calcext:value-type="float">
            <text:p>0.9747</text:p>
          </table:table-cell>
          <table:table-cell table:formula="of:=[.E177]*[.F177]*[.G177]*[.H177]*[.I177]*[.J177]*[.K177]*[.L177]*[.M177]" office:value-type="float" office:value="0.83921563905892" calcext:value-type="float">
            <text:p>0.8392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506.1" calcext:value-type="float">
            <text:p>506.1</text:p>
          </table:table-cell>
          <table:table-cell office:value-type="float" office:value="56.3" calcext:value-type="float">
            <text:p>56.3</text:p>
          </table:table-cell>
          <table:table-cell office:value-type="float" office:value="67.8444" calcext:value-type="float">
            <text:p>67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64" calcext:value-type="float">
            <text:p>0.9977</text:p>
          </table:table-cell>
          <table:table-cell office:value-type="float" office:value="0.994719" calcext:value-type="float">
            <text:p>0.9947</text:p>
          </table:table-cell>
          <table:table-cell office:value-type="float" office:value="0.97201" calcext:value-type="float">
            <text:p>0.9720</text:p>
          </table:table-cell>
          <table:table-cell table:formula="of:=1-0.00026*[.C178]" office:value-type="float" office:value="0.985362" calcext:value-type="float">
            <text:p>0.9854</text:p>
          </table:table-cell>
          <table:table-cell office:value-type="float" office:value="0.9747" calcext:value-type="float">
            <text:p>0.9747</text:p>
          </table:table-cell>
          <table:table-cell table:formula="of:=[.E178]*[.F178]*[.G178]*[.H178]*[.I178]*[.J178]*[.K178]*[.L178]*[.M178]" office:value-type="float" office:value="0.838651009495843" calcext:value-type="float">
            <text:p>0.8387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506" calcext:value-type="float">
            <text:p>506.0</text:p>
          </table:table-cell>
          <table:table-cell office:value-type="float" office:value="56.3" calcext:value-type="float">
            <text:p>56.3</text:p>
          </table:table-cell>
          <table:table-cell office:value-type="float" office:value="77.07945" calcext:value-type="float">
            <text:p>77.0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77" calcext:value-type="float">
            <text:p>0.9985</text:p>
          </table:table-cell>
          <table:table-cell office:value-type="float" office:value="0.994624" calcext:value-type="float">
            <text:p>0.9946</text:p>
          </table:table-cell>
          <table:table-cell office:value-type="float" office:value="0.9714" calcext:value-type="float">
            <text:p>0.9714</text:p>
          </table:table-cell>
          <table:table-cell table:formula="of:=1-0.00026*[.C179]" office:value-type="float" office:value="0.985362" calcext:value-type="float">
            <text:p>0.9854</text:p>
          </table:table-cell>
          <table:table-cell office:value-type="float" office:value="0.9747" calcext:value-type="float">
            <text:p>0.9747</text:p>
          </table:table-cell>
          <table:table-cell table:formula="of:=[.E179]*[.F179]*[.G179]*[.H179]*[.I179]*[.J179]*[.K179]*[.L179]*[.M179]" office:value-type="float" office:value="0.838727582063413" calcext:value-type="float">
            <text:p>0.8387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54.2" calcext:value-type="float">
            <text:p>54.2</text:p>
          </table:table-cell>
          <table:table-cell office:value-type="float" office:value="40.8" calcext:value-type="float">
            <text:p>40.8</text:p>
          </table:table-cell>
          <table:table-cell office:value-type="float" office:value="93.64259" calcext:value-type="float">
            <text:p>93.6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559" calcext:value-type="float">
            <text:p>0.9976</text:p>
          </table:table-cell>
          <table:table-cell office:value-type="float" office:value="0.99817" calcext:value-type="float">
            <text:p>0.9982</text:p>
          </table:table-cell>
          <table:table-cell office:value-type="float" office:value="0.99639" calcext:value-type="float">
            <text:p>0.9964</text:p>
          </table:table-cell>
          <table:table-cell table:formula="of:=1-0.00026*[.C180]" office:value-type="float" office:value="0.989392" calcext:value-type="float">
            <text:p>0.9894</text:p>
          </table:table-cell>
          <table:table-cell office:value-type="float" office:value="0.9973" calcext:value-type="float">
            <text:p>0.9973</text:p>
          </table:table-cell>
          <table:table-cell table:formula="of:=[.E180]*[.F180]*[.G180]*[.H180]*[.I180]*[.J180]*[.K180]*[.L180]*[.M180]" office:value-type="float" office:value="0.88618772131971" calcext:value-type="float">
            <text:p>0.8862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54.1" calcext:value-type="float">
            <text:p>54.1</text:p>
          </table:table-cell>
          <table:table-cell office:value-type="float" office:value="40.8" calcext:value-type="float">
            <text:p>40.8</text:p>
          </table:table-cell>
          <table:table-cell office:value-type="float" office:value="78.66551" calcext:value-type="float">
            <text:p>78.6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446" calcext:value-type="float">
            <text:p>0.9984</text:p>
          </table:table-cell>
          <table:table-cell office:value-type="float" office:value="0.99568" calcext:value-type="float">
            <text:p>0.9957</text:p>
          </table:table-cell>
          <table:table-cell table:formula="of:=1-0.00026*[.C181]" office:value-type="float" office:value="0.989392" calcext:value-type="float">
            <text:p>0.9894</text:p>
          </table:table-cell>
          <table:table-cell office:value-type="float" office:value="0.9973" calcext:value-type="float">
            <text:p>0.9973</text:p>
          </table:table-cell>
          <table:table-cell table:formula="of:=[.E181]*[.F181]*[.G181]*[.H181]*[.I181]*[.J181]*[.K181]*[.L181]*[.M181]" office:value-type="float" office:value="0.886588738226745" calcext:value-type="float">
            <text:p>0.8866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240" calcext:value-type="float">
            <text:p>240.0</text:p>
          </table:table-cell>
          <table:table-cell office:value-type="float" office:value="61.3" calcext:value-type="float">
            <text:p>61.3</text:p>
          </table:table-cell>
          <table:table-cell office:value-type="float" office:value="119.85487" calcext:value-type="float">
            <text:p>119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02" calcext:value-type="float">
            <text:p>0.9987</text:p>
          </table:table-cell>
          <table:table-cell office:value-type="float" office:value="0.995196" calcext:value-type="float">
            <text:p>0.9952</text:p>
          </table:table-cell>
          <table:table-cell office:value-type="float" office:value="0.98441" calcext:value-type="float">
            <text:p>0.9844</text:p>
          </table:table-cell>
          <table:table-cell table:formula="of:=1-0.00026*[.C182]" office:value-type="float" office:value="0.984062" calcext:value-type="float">
            <text:p>0.9841</text:p>
          </table:table-cell>
          <table:table-cell office:value-type="float" office:value="0.988" calcext:value-type="float">
            <text:p>0.988</text:p>
          </table:table-cell>
          <table:table-cell table:formula="of:=[.E182]*[.F182]*[.G182]*[.H182]*[.I182]*[.J182]*[.K182]*[.L182]*[.M182]" office:value-type="float" office:value="0.861110757718783" calcext:value-type="float">
            <text:p>0.8611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240.3" calcext:value-type="float">
            <text:p>240.3</text:p>
          </table:table-cell>
          <table:table-cell office:value-type="float" office:value="61.3" calcext:value-type="float">
            <text:p>61.3</text:p>
          </table:table-cell>
          <table:table-cell office:value-type="float" office:value="113.1115" calcext:value-type="float">
            <text:p>113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98" calcext:value-type="float">
            <text:p>0.9983</text:p>
          </table:table-cell>
          <table:table-cell office:value-type="float" office:value="0.994042" calcext:value-type="float">
            <text:p>0.9940</text:p>
          </table:table-cell>
          <table:table-cell office:value-type="float" office:value="0.9815" calcext:value-type="float">
            <text:p>0.9815</text:p>
          </table:table-cell>
          <table:table-cell table:formula="of:=1-0.00026*[.C183]" office:value-type="float" office:value="0.984062" calcext:value-type="float">
            <text:p>0.9841</text:p>
          </table:table-cell>
          <table:table-cell office:value-type="float" office:value="0.988" calcext:value-type="float">
            <text:p>0.988</text:p>
          </table:table-cell>
          <table:table-cell table:formula="of:=[.E183]*[.F183]*[.G183]*[.H183]*[.I183]*[.J183]*[.K183]*[.L183]*[.M183]" office:value-type="float" office:value="0.857222765378051" calcext:value-type="float">
            <text:p>0.8572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240" calcext:value-type="float">
            <text:p>240.0</text:p>
          </table:table-cell>
          <table:table-cell office:value-type="float" office:value="61.3" calcext:value-type="float">
            <text:p>61.3</text:p>
          </table:table-cell>
          <table:table-cell office:value-type="float" office:value="122.35699" calcext:value-type="float">
            <text:p>122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64" calcext:value-type="float">
            <text:p>0.9991</text:p>
          </table:table-cell>
          <table:table-cell office:value-type="float" office:value="0.994783" calcext:value-type="float">
            <text:p>0.9948</text:p>
          </table:table-cell>
          <table:table-cell office:value-type="float" office:value="0.98246" calcext:value-type="float">
            <text:p>0.9825</text:p>
          </table:table-cell>
          <table:table-cell table:formula="of:=1-0.00026*[.C184]" office:value-type="float" office:value="0.984062" calcext:value-type="float">
            <text:p>0.9841</text:p>
          </table:table-cell>
          <table:table-cell office:value-type="float" office:value="0.988" calcext:value-type="float">
            <text:p>0.988</text:p>
          </table:table-cell>
          <table:table-cell table:formula="of:=[.E184]*[.F184]*[.G184]*[.H184]*[.I184]*[.J184]*[.K184]*[.L184]*[.M184]" office:value-type="float" office:value="0.859359731036587" calcext:value-type="float">
            <text:p>0.8594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436.4" calcext:value-type="float">
            <text:p>436.4</text:p>
          </table:table-cell>
          <table:table-cell office:value-type="float" office:value="61.3" calcext:value-type="float">
            <text:p>61.3</text:p>
          </table:table-cell>
          <table:table-cell office:value-type="float" office:value="93.9189" calcext:value-type="float">
            <text:p>93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51" calcext:value-type="float">
            <text:p>0.9986</text:p>
          </table:table-cell>
          <table:table-cell office:value-type="float" office:value="0.995521" calcext:value-type="float">
            <text:p>0.9955</text:p>
          </table:table-cell>
          <table:table-cell office:value-type="float" office:value="0.9781" calcext:value-type="float">
            <text:p>0.9781</text:p>
          </table:table-cell>
          <table:table-cell table:formula="of:=1-0.00026*[.C185]" office:value-type="float" office:value="0.984062" calcext:value-type="float">
            <text:p>0.9841</text:p>
          </table:table-cell>
          <table:table-cell office:value-type="float" office:value="0.9782" calcext:value-type="float">
            <text:p>0.9782</text:p>
          </table:table-cell>
          <table:table-cell table:formula="of:=[.E185]*[.F185]*[.G185]*[.H185]*[.I185]*[.J185]*[.K185]*[.L185]*[.M185]" office:value-type="float" office:value="0.84725298206248" calcext:value-type="float">
            <text:p>0.8473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436.5" calcext:value-type="float">
            <text:p>436.5</text:p>
          </table:table-cell>
          <table:table-cell office:value-type="float" office:value="61.3" calcext:value-type="float">
            <text:p>61.3</text:p>
          </table:table-cell>
          <table:table-cell office:value-type="float" office:value="205.79574" calcext:value-type="float">
            <text:p>205.8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81" calcext:value-type="float">
            <text:p>0.9989</text:p>
          </table:table-cell>
          <table:table-cell office:value-type="float" office:value="0.995212" calcext:value-type="float">
            <text:p>0.9952</text:p>
          </table:table-cell>
          <table:table-cell office:value-type="float" office:value="0.97511" calcext:value-type="float">
            <text:p>0.9751</text:p>
          </table:table-cell>
          <table:table-cell table:formula="of:=1-0.00026*[.C186]" office:value-type="float" office:value="0.984062" calcext:value-type="float">
            <text:p>0.9841</text:p>
          </table:table-cell>
          <table:table-cell office:value-type="float" office:value="0.9782" calcext:value-type="float">
            <text:p>0.9782</text:p>
          </table:table-cell>
          <table:table-cell table:formula="of:=[.E186]*[.F186]*[.G186]*[.H186]*[.I186]*[.J186]*[.K186]*[.L186]*[.M186]" office:value-type="float" office:value="0.844679855955305" calcext:value-type="float">
            <text:p>0.8447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436" calcext:value-type="float">
            <text:p>436.0</text:p>
          </table:table-cell>
          <table:table-cell office:value-type="float" office:value="61.3" calcext:value-type="float">
            <text:p>61.3</text:p>
          </table:table-cell>
          <table:table-cell office:value-type="float" office:value="42.41535" calcext:value-type="float">
            <text:p>42.4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85" calcext:value-type="float">
            <text:p>0.9991</text:p>
          </table:table-cell>
          <table:table-cell office:value-type="float" office:value="0.995424" calcext:value-type="float">
            <text:p>0.9954</text:p>
          </table:table-cell>
          <table:table-cell office:value-type="float" office:value="0.97601" calcext:value-type="float">
            <text:p>0.9760</text:p>
          </table:table-cell>
          <table:table-cell table:formula="of:=1-0.00026*[.C187]" office:value-type="float" office:value="0.984062" calcext:value-type="float">
            <text:p>0.9841</text:p>
          </table:table-cell>
          <table:table-cell office:value-type="float" office:value="0.9782" calcext:value-type="float">
            <text:p>0.9782</text:p>
          </table:table-cell>
          <table:table-cell table:formula="of:=[.E187]*[.F187]*[.G187]*[.H187]*[.I187]*[.J187]*[.K187]*[.L187]*[.M187]" office:value-type="float" office:value="0.845812275934843" calcext:value-type="float">
            <text:p>0.8458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436.4" calcext:value-type="float">
            <text:p>436.4</text:p>
          </table:table-cell>
          <table:table-cell office:value-type="float" office:value="61.3" calcext:value-type="float">
            <text:p>61.3</text:p>
          </table:table-cell>
          <table:table-cell office:value-type="float" office:value="138.59991" calcext:value-type="float">
            <text:p>138.6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26" calcext:value-type="float">
            <text:p>0.9986</text:p>
          </table:table-cell>
          <table:table-cell office:value-type="float" office:value="0.994322" calcext:value-type="float">
            <text:p>0.9943</text:p>
          </table:table-cell>
          <table:table-cell office:value-type="float" office:value="0.97682" calcext:value-type="float">
            <text:p>0.9768</text:p>
          </table:table-cell>
          <table:table-cell table:formula="of:=1-0.00026*[.C188]" office:value-type="float" office:value="0.984062" calcext:value-type="float">
            <text:p>0.9841</text:p>
          </table:table-cell>
          <table:table-cell office:value-type="float" office:value="0.9782" calcext:value-type="float">
            <text:p>0.9782</text:p>
          </table:table-cell>
          <table:table-cell table:formula="of:=[.E188]*[.F188]*[.G188]*[.H188]*[.I188]*[.J188]*[.K188]*[.L188]*[.M188]" office:value-type="float" office:value="0.84518860121049" calcext:value-type="float">
            <text:p>0.8452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437.9" calcext:value-type="float">
            <text:p>437.9</text:p>
          </table:table-cell>
          <table:table-cell office:value-type="float" office:value="61.3" calcext:value-type="float">
            <text:p>61.3</text:p>
          </table:table-cell>
          <table:table-cell office:value-type="float" office:value="46.98626" calcext:value-type="float">
            <text:p>46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23" calcext:value-type="float">
            <text:p>0.9981</text:p>
          </table:table-cell>
          <table:table-cell office:value-type="float" office:value="0.996514" calcext:value-type="float">
            <text:p>0.9965</text:p>
          </table:table-cell>
          <table:table-cell office:value-type="float" office:value="0.97805" calcext:value-type="float">
            <text:p>0.9781</text:p>
          </table:table-cell>
          <table:table-cell table:formula="of:=1-0.00026*[.C189]" office:value-type="float" office:value="0.984062" calcext:value-type="float">
            <text:p>0.9841</text:p>
          </table:table-cell>
          <table:table-cell office:value-type="float" office:value="0.9781" calcext:value-type="float">
            <text:p>0.9781</text:p>
          </table:table-cell>
          <table:table-cell table:formula="of:=[.E189]*[.F189]*[.G189]*[.H189]*[.I189]*[.J189]*[.K189]*[.L189]*[.M189]" office:value-type="float" office:value="0.847604582740734" calcext:value-type="float">
            <text:p>0.8476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95.4" calcext:value-type="float">
            <text:p>95.4</text:p>
          </table:table-cell>
          <table:table-cell office:value-type="float" office:value="40.8" calcext:value-type="float">
            <text:p>40.8</text:p>
          </table:table-cell>
          <table:table-cell office:value-type="float" office:value="140.78365" calcext:value-type="float">
            <text:p>140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05" calcext:value-type="float">
            <text:p>0.9981</text:p>
          </table:table-cell>
          <table:table-cell office:value-type="float" office:value="0.998484" calcext:value-type="float">
            <text:p>0.9985</text:p>
          </table:table-cell>
          <table:table-cell office:value-type="float" office:value="0.99467" calcext:value-type="float">
            <text:p>0.9947</text:p>
          </table:table-cell>
          <table:table-cell table:formula="of:=1-0.00026*[.C190]" office:value-type="float" office:value="0.989392" calcext:value-type="float">
            <text:p>0.9894</text:p>
          </table:table-cell>
          <table:table-cell office:value-type="float" office:value="0.9952" calcext:value-type="float">
            <text:p>0.9952</text:p>
          </table:table-cell>
          <table:table-cell table:formula="of:=[.E190]*[.F190]*[.G190]*[.H190]*[.I190]*[.J190]*[.K190]*[.L190]*[.M190]" office:value-type="float" office:value="0.883556188168797" calcext:value-type="float">
            <text:p>0.8836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95.2" calcext:value-type="float">
            <text:p>95.2</text:p>
          </table:table-cell>
          <table:table-cell office:value-type="float" office:value="40.8" calcext:value-type="float">
            <text:p>40.8</text:p>
          </table:table-cell>
          <table:table-cell office:value-type="float" office:value="111.25755" calcext:value-type="float">
            <text:p>111.2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62" calcext:value-type="float">
            <text:p>0.9977</text:p>
          </table:table-cell>
          <table:table-cell office:value-type="float" office:value="0.999065" calcext:value-type="float">
            <text:p>0.9991</text:p>
          </table:table-cell>
          <table:table-cell office:value-type="float" office:value="0.9948" calcext:value-type="float">
            <text:p>0.9948</text:p>
          </table:table-cell>
          <table:table-cell table:formula="of:=1-0.00026*[.C191]" office:value-type="float" office:value="0.989392" calcext:value-type="float">
            <text:p>0.9894</text:p>
          </table:table-cell>
          <table:table-cell office:value-type="float" office:value="0.9952" calcext:value-type="float">
            <text:p>0.9952</text:p>
          </table:table-cell>
          <table:table-cell table:formula="of:=[.E191]*[.F191]*[.G191]*[.H191]*[.I191]*[.J191]*[.K191]*[.L191]*[.M191]" office:value-type="float" office:value="0.883793420718648" calcext:value-type="float">
            <text:p>0.8838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509.3" calcext:value-type="float">
            <text:p>509.3</text:p>
          </table:table-cell>
          <table:table-cell office:value-type="float" office:value="30.3" calcext:value-type="float">
            <text:p>30.3</text:p>
          </table:table-cell>
          <table:table-cell office:value-type="float" office:value="45.04107" calcext:value-type="float">
            <text:p>45.0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09" calcext:value-type="float">
            <text:p>0.9989</text:p>
          </table:table-cell>
          <table:table-cell office:value-type="float" office:value="0.995502" calcext:value-type="float">
            <text:p>0.9955</text:p>
          </table:table-cell>
          <table:table-cell office:value-type="float" office:value="0.97611" calcext:value-type="float">
            <text:p>0.9761</text:p>
          </table:table-cell>
          <table:table-cell table:formula="of:=1-0.00026*[.C192]" office:value-type="float" office:value="0.992122" calcext:value-type="float">
            <text:p>0.9921</text:p>
          </table:table-cell>
          <table:table-cell office:value-type="float" office:value="0.9745" calcext:value-type="float">
            <text:p>0.9745</text:p>
          </table:table-cell>
          <table:table-cell table:formula="of:=[.E192]*[.F192]*[.G192]*[.H192]*[.I192]*[.J192]*[.K192]*[.L192]*[.M192]" office:value-type="float" office:value="0.849518417838656" calcext:value-type="float">
            <text:p>0.8495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509.6" calcext:value-type="float">
            <text:p>509.6</text:p>
          </table:table-cell>
          <table:table-cell office:value-type="float" office:value="30.3" calcext:value-type="float">
            <text:p>30.3</text:p>
          </table:table-cell>
          <table:table-cell office:value-type="float" office:value="40.95107" calcext:value-type="float">
            <text:p>4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82" calcext:value-type="float">
            <text:p>0.9985</text:p>
          </table:table-cell>
          <table:table-cell office:value-type="float" office:value="0.995597" calcext:value-type="float">
            <text:p>0.9956</text:p>
          </table:table-cell>
          <table:table-cell office:value-type="float" office:value="0.97647" calcext:value-type="float">
            <text:p>0.9765</text:p>
          </table:table-cell>
          <table:table-cell table:formula="of:=1-0.00026*[.C193]" office:value-type="float" office:value="0.992122" calcext:value-type="float">
            <text:p>0.9921</text:p>
          </table:table-cell>
          <table:table-cell office:value-type="float" office:value="0.9745" calcext:value-type="float">
            <text:p>0.9745</text:p>
          </table:table-cell>
          <table:table-cell table:formula="of:=[.E193]*[.F193]*[.G193]*[.H193]*[.I193]*[.J193]*[.K193]*[.L193]*[.M193]" office:value-type="float" office:value="0.849549519133024" calcext:value-type="float">
            <text:p>0.8495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511.3" calcext:value-type="float">
            <text:p>511.3</text:p>
          </table:table-cell>
          <table:table-cell office:value-type="float" office:value="30.8" calcext:value-type="float">
            <text:p>30.8</text:p>
          </table:table-cell>
          <table:table-cell office:value-type="float" office:value="40.5792" calcext:value-type="float">
            <text:p>40.5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41" calcext:value-type="float">
            <text:p>0.9984</text:p>
          </table:table-cell>
          <table:table-cell office:value-type="float" office:value="0.995012" calcext:value-type="float">
            <text:p>0.9950</text:p>
          </table:table-cell>
          <table:table-cell office:value-type="float" office:value="0.97811" calcext:value-type="float">
            <text:p>0.9781</text:p>
          </table:table-cell>
          <table:table-cell table:formula="of:=1-0.00026*[.C194]" office:value-type="float" office:value="0.991992" calcext:value-type="float">
            <text:p>0.9920</text:p>
          </table:table-cell>
          <table:table-cell office:value-type="float" office:value="0.9744" calcext:value-type="float">
            <text:p>0.9744</text:p>
          </table:table-cell>
          <table:table-cell table:formula="of:=[.E194]*[.F194]*[.G194]*[.H194]*[.I194]*[.J194]*[.K194]*[.L194]*[.M194]" office:value-type="float" office:value="0.850242715105594" calcext:value-type="float">
            <text:p>0.8502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512.1" calcext:value-type="float">
            <text:p>512.1</text:p>
          </table:table-cell>
          <table:table-cell office:value-type="float" office:value="30.8" calcext:value-type="float">
            <text:p>30.8</text:p>
          </table:table-cell>
          <table:table-cell office:value-type="float" office:value="80.10271" calcext:value-type="float">
            <text:p>80.1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56" calcext:value-type="float">
            <text:p>0.9990</text:p>
          </table:table-cell>
          <table:table-cell office:value-type="float" office:value="0.995424" calcext:value-type="float">
            <text:p>0.9954</text:p>
          </table:table-cell>
          <table:table-cell office:value-type="float" office:value="0.97668" calcext:value-type="float">
            <text:p>0.9767</text:p>
          </table:table-cell>
          <table:table-cell table:formula="of:=1-0.00026*[.C195]" office:value-type="float" office:value="0.991992" calcext:value-type="float">
            <text:p>0.9920</text:p>
          </table:table-cell>
          <table:table-cell office:value-type="float" office:value="0.9744" calcext:value-type="float">
            <text:p>0.9744</text:p>
          </table:table-cell>
          <table:table-cell table:formula="of:=[.E195]*[.F195]*[.G195]*[.H195]*[.I195]*[.J195]*[.K195]*[.L195]*[.M195]" office:value-type="float" office:value="0.849789297702484" calcext:value-type="float">
            <text:p>0.8498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512.4" calcext:value-type="float">
            <text:p>512.4</text:p>
          </table:table-cell>
          <table:table-cell office:value-type="float" office:value="30.8" calcext:value-type="float">
            <text:p>30.8</text:p>
          </table:table-cell>
          <table:table-cell office:value-type="float" office:value="55.3251" calcext:value-type="float">
            <text:p>55.3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17" calcext:value-type="float">
            <text:p>0.9986</text:p>
          </table:table-cell>
          <table:table-cell office:value-type="float" office:value="0.996857" calcext:value-type="float">
            <text:p>0.9969</text:p>
          </table:table-cell>
          <table:table-cell office:value-type="float" office:value="0.97669" calcext:value-type="float">
            <text:p>0.9767</text:p>
          </table:table-cell>
          <table:table-cell table:formula="of:=1-0.00026*[.C196]" office:value-type="float" office:value="0.991992" calcext:value-type="float">
            <text:p>0.9920</text:p>
          </table:table-cell>
          <table:table-cell office:value-type="float" office:value="0.9744" calcext:value-type="float">
            <text:p>0.9744</text:p>
          </table:table-cell>
          <table:table-cell table:formula="of:=[.E196]*[.F196]*[.G196]*[.H196]*[.I196]*[.J196]*[.K196]*[.L196]*[.M196]" office:value-type="float" office:value="0.850732559374" calcext:value-type="float">
            <text:p>0.8507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517" calcext:value-type="float">
            <text:p>517.0</text:p>
          </table:table-cell>
          <table:table-cell office:value-type="float" office:value="16.3" calcext:value-type="float">
            <text:p>16.3</text:p>
          </table:table-cell>
          <table:table-cell office:value-type="float" office:value="47.93488" calcext:value-type="float">
            <text:p>47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2" calcext:value-type="float">
            <text:p>0.9986</text:p>
          </table:table-cell>
          <table:table-cell office:value-type="float" office:value="0.996738" calcext:value-type="float">
            <text:p>0.9967</text:p>
          </table:table-cell>
          <table:table-cell office:value-type="float" office:value="0.9802" calcext:value-type="float">
            <text:p>0.9802</text:p>
          </table:table-cell>
          <table:table-cell table:formula="of:=1-0.00026*[.C197]" office:value-type="float" office:value="0.995762" calcext:value-type="float">
            <text:p>0.9958</text:p>
          </table:table-cell>
          <table:table-cell office:value-type="float" office:value="0.9742" calcext:value-type="float">
            <text:p>0.9742</text:p>
          </table:table-cell>
          <table:table-cell table:formula="of:=[.E197]*[.F197]*[.G197]*[.H197]*[.I197]*[.J197]*[.K197]*[.L197]*[.M197]" office:value-type="float" office:value="0.856759045159805" calcext:value-type="float">
            <text:p>0.8568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516.6" calcext:value-type="float">
            <text:p>516.6</text:p>
          </table:table-cell>
          <table:table-cell office:value-type="float" office:value="16.3" calcext:value-type="float">
            <text:p>16.3</text:p>
          </table:table-cell>
          <table:table-cell office:value-type="float" office:value="75.10198" calcext:value-type="float">
            <text:p>75.1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92" calcext:value-type="float">
            <text:p>0.9987</text:p>
          </table:table-cell>
          <table:table-cell office:value-type="float" office:value="0.99665" calcext:value-type="float">
            <text:p>0.9967</text:p>
          </table:table-cell>
          <table:table-cell office:value-type="float" office:value="0.98009" calcext:value-type="float">
            <text:p>0.9801</text:p>
          </table:table-cell>
          <table:table-cell table:formula="of:=1-0.00026*[.C198]" office:value-type="float" office:value="0.995762" calcext:value-type="float">
            <text:p>0.9958</text:p>
          </table:table-cell>
          <table:table-cell office:value-type="float" office:value="0.9742" calcext:value-type="float">
            <text:p>0.9742</text:p>
          </table:table-cell>
          <table:table-cell table:formula="of:=[.E198]*[.F198]*[.G198]*[.H198]*[.I198]*[.J198]*[.K198]*[.L198]*[.M198]" office:value-type="float" office:value="0.856649024411254" calcext:value-type="float">
            <text:p>0.8566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515.6" calcext:value-type="float">
            <text:p>515.6</text:p>
          </table:table-cell>
          <table:table-cell office:value-type="float" office:value="16.3" calcext:value-type="float">
            <text:p>16.3</text:p>
          </table:table-cell>
          <table:table-cell office:value-type="float" office:value="71.48636" calcext:value-type="float">
            <text:p>71.4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2" calcext:value-type="float">
            <text:p>0.9989</text:p>
          </table:table-cell>
          <table:table-cell office:value-type="float" office:value="0.997174" calcext:value-type="float">
            <text:p>0.9972</text:p>
          </table:table-cell>
          <table:table-cell office:value-type="float" office:value="0.9791" calcext:value-type="float">
            <text:p>0.9791</text:p>
          </table:table-cell>
          <table:table-cell table:formula="of:=1-0.00026*[.C199]" office:value-type="float" office:value="0.995762" calcext:value-type="float">
            <text:p>0.9958</text:p>
          </table:table-cell>
          <table:table-cell office:value-type="float" office:value="0.9742" calcext:value-type="float">
            <text:p>0.9742</text:p>
          </table:table-cell>
          <table:table-cell table:formula="of:=[.E199]*[.F199]*[.G199]*[.H199]*[.I199]*[.J199]*[.K199]*[.L199]*[.M199]" office:value-type="float" office:value="0.856429128452046" calcext:value-type="float">
            <text:p>0.8564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518" calcext:value-type="float">
            <text:p>518.0</text:p>
          </table:table-cell>
          <table:table-cell office:value-type="float" office:value="16.3" calcext:value-type="float">
            <text:p>16.3</text:p>
          </table:table-cell>
          <table:table-cell office:value-type="float" office:value="32.68396" calcext:value-type="float">
            <text:p>32.6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33" calcext:value-type="float">
            <text:p>0.9985</text:p>
          </table:table-cell>
          <table:table-cell office:value-type="float" office:value="0.994864" calcext:value-type="float">
            <text:p>0.9949</text:p>
          </table:table-cell>
          <table:table-cell office:value-type="float" office:value="0.98043" calcext:value-type="float">
            <text:p>0.9804</text:p>
          </table:table-cell>
          <table:table-cell table:formula="of:=1-0.00026*[.C200]" office:value-type="float" office:value="0.995762" calcext:value-type="float">
            <text:p>0.9958</text:p>
          </table:table-cell>
          <table:table-cell office:value-type="float" office:value="0.9741" calcext:value-type="float">
            <text:p>0.9741</text:p>
          </table:table-cell>
          <table:table-cell table:formula="of:=[.E200]*[.F200]*[.G200]*[.H200]*[.I200]*[.J200]*[.K200]*[.L200]*[.M200]" office:value-type="float" office:value="0.855186570643302" calcext:value-type="float">
            <text:p>0.8552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174.5" calcext:value-type="float">
            <text:p>174.5</text:p>
          </table:table-cell>
          <table:table-cell office:value-type="float" office:value="40.8" calcext:value-type="float">
            <text:p>40.8</text:p>
          </table:table-cell>
          <table:table-cell office:value-type="float" office:value="44.32531" calcext:value-type="float">
            <text:p>44.3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739" calcext:value-type="float">
            <text:p>0.9987</text:p>
          </table:table-cell>
          <table:table-cell office:value-type="float" office:value="0.99135" calcext:value-type="float">
            <text:p>0.9914</text:p>
          </table:table-cell>
          <table:table-cell table:formula="of:=1-0.00026*[.C201]" office:value-type="float" office:value="0.989392" calcext:value-type="float">
            <text:p>0.9894</text:p>
          </table:table-cell>
          <table:table-cell office:value-type="float" office:value="0.9913" calcext:value-type="float">
            <text:p>0.9913</text:p>
          </table:table-cell>
          <table:table-cell table:formula="of:=[.E201]*[.F201]*[.G201]*[.H201]*[.I201]*[.J201]*[.K201]*[.L201]*[.M201]" office:value-type="float" office:value="0.877937460310645" calcext:value-type="float">
            <text:p>0.8779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174.4" calcext:value-type="float">
            <text:p>174.4</text:p>
          </table:table-cell>
          <table:table-cell office:value-type="float" office:value="40.8" calcext:value-type="float">
            <text:p>40.8</text:p>
          </table:table-cell>
          <table:table-cell office:value-type="float" office:value="72.49975" calcext:value-type="float">
            <text:p>72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612" calcext:value-type="float">
            <text:p>0.9986</text:p>
          </table:table-cell>
          <table:table-cell office:value-type="float" office:value="0.9921" calcext:value-type="float">
            <text:p>0.9921</text:p>
          </table:table-cell>
          <table:table-cell table:formula="of:=1-0.00026*[.C202]" office:value-type="float" office:value="0.989392" calcext:value-type="float">
            <text:p>0.9894</text:p>
          </table:table-cell>
          <table:table-cell office:value-type="float" office:value="0.9913" calcext:value-type="float">
            <text:p>0.9913</text:p>
          </table:table-cell>
          <table:table-cell table:formula="of:=[.E202]*[.F202]*[.G202]*[.H202]*[.I202]*[.J202]*[.K202]*[.L202]*[.M202]" office:value-type="float" office:value="0.878378226341449" calcext:value-type="float">
            <text:p>0.8784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174.5" calcext:value-type="float">
            <text:p>174.5</text:p>
          </table:table-cell>
          <table:table-cell office:value-type="float" office:value="40.8" calcext:value-type="float">
            <text:p>40.8</text:p>
          </table:table-cell>
          <table:table-cell office:value-type="float" office:value="56.61323" calcext:value-type="float">
            <text:p>56.6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08" calcext:value-type="float">
            <text:p>0.9991</text:p>
          </table:table-cell>
          <table:table-cell office:value-type="float" office:value="0.997324" calcext:value-type="float">
            <text:p>0.9973</text:p>
          </table:table-cell>
          <table:table-cell office:value-type="float" office:value="0.9926" calcext:value-type="float">
            <text:p>0.9926</text:p>
          </table:table-cell>
          <table:table-cell table:formula="of:=1-0.00026*[.C203]" office:value-type="float" office:value="0.989392" calcext:value-type="float">
            <text:p>0.9894</text:p>
          </table:table-cell>
          <table:table-cell office:value-type="float" office:value="0.9913" calcext:value-type="float">
            <text:p>0.9913</text:p>
          </table:table-cell>
          <table:table-cell table:formula="of:=[.E203]*[.F203]*[.G203]*[.H203]*[.I203]*[.J203]*[.K203]*[.L203]*[.M203]" office:value-type="float" office:value="0.878123356091953" calcext:value-type="float">
            <text:p>0.8781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483" calcext:value-type="float">
            <text:p>483.0</text:p>
          </table:table-cell>
          <table:table-cell office:value-type="float" office:value="35.8" calcext:value-type="float">
            <text:p>35.8</text:p>
          </table:table-cell>
          <table:table-cell office:value-type="float" office:value="110.06081" calcext:value-type="float">
            <text:p>110.0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01" calcext:value-type="float">
            <text:p>0.9984</text:p>
          </table:table-cell>
          <table:table-cell office:value-type="float" office:value="0.996694" calcext:value-type="float">
            <text:p>0.9967</text:p>
          </table:table-cell>
          <table:table-cell office:value-type="float" office:value="0.97927" calcext:value-type="float">
            <text:p>0.9793</text:p>
          </table:table-cell>
          <table:table-cell table:formula="of:=1-0.00026*[.C204]" office:value-type="float" office:value="0.990692" calcext:value-type="float">
            <text:p>0.9907</text:p>
          </table:table-cell>
          <table:table-cell office:value-type="float" office:value="0.9759" calcext:value-type="float">
            <text:p>0.9759</text:p>
          </table:table-cell>
          <table:table-cell table:formula="of:=[.E204]*[.F204]*[.G204]*[.H204]*[.I204]*[.J204]*[.K204]*[.L204]*[.M204]" office:value-type="float" office:value="0.852849355713953" calcext:value-type="float">
            <text:p>0.8528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483" calcext:value-type="float">
            <text:p>483.0</text:p>
          </table:table-cell>
          <table:table-cell office:value-type="float" office:value="35.8" calcext:value-type="float">
            <text:p>35.8</text:p>
          </table:table-cell>
          <table:table-cell office:value-type="float" office:value="92.68174" calcext:value-type="float">
            <text:p>92.6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43" calcext:value-type="float">
            <text:p>0.9987</text:p>
          </table:table-cell>
          <table:table-cell office:value-type="float" office:value="0.995978" calcext:value-type="float">
            <text:p>0.9960</text:p>
          </table:table-cell>
          <table:table-cell office:value-type="float" office:value="0.97919" calcext:value-type="float">
            <text:p>0.9792</text:p>
          </table:table-cell>
          <table:table-cell table:formula="of:=1-0.00026*[.C205]" office:value-type="float" office:value="0.990692" calcext:value-type="float">
            <text:p>0.9907</text:p>
          </table:table-cell>
          <table:table-cell office:value-type="float" office:value="0.9758" calcext:value-type="float">
            <text:p>0.9758</text:p>
          </table:table-cell>
          <table:table-cell table:formula="of:=[.E205]*[.F205]*[.G205]*[.H205]*[.I205]*[.J205]*[.K205]*[.L205]*[.M205]" office:value-type="float" office:value="0.852371624739136" calcext:value-type="float">
            <text:p>0.8524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483.3" calcext:value-type="float">
            <text:p>483.3</text:p>
          </table:table-cell>
          <table:table-cell office:value-type="float" office:value="35.8" calcext:value-type="float">
            <text:p>35.8</text:p>
          </table:table-cell>
          <table:table-cell office:value-type="float" office:value="138.7935" calcext:value-type="float">
            <text:p>138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45" calcext:value-type="float">
            <text:p>0.9986</text:p>
          </table:table-cell>
          <table:table-cell office:value-type="float" office:value="0.996442" calcext:value-type="float">
            <text:p>0.9964</text:p>
          </table:table-cell>
          <table:table-cell office:value-type="float" office:value="0.97825" calcext:value-type="float">
            <text:p>0.9783</text:p>
          </table:table-cell>
          <table:table-cell table:formula="of:=1-0.00026*[.C206]" office:value-type="float" office:value="0.990692" calcext:value-type="float">
            <text:p>0.9907</text:p>
          </table:table-cell>
          <table:table-cell office:value-type="float" office:value="0.9758" calcext:value-type="float">
            <text:p>0.9758</text:p>
          </table:table-cell>
          <table:table-cell table:formula="of:=[.E206]*[.F206]*[.G206]*[.H206]*[.I206]*[.J206]*[.K206]*[.L206]*[.M206]" office:value-type="float" office:value="0.85186648764535" calcext:value-type="float">
            <text:p>0.8519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65.1" calcext:value-type="float">
            <text:p>65.1</text:p>
          </table:table-cell>
          <table:table-cell office:value-type="float" office:value="61.3" calcext:value-type="float">
            <text:p>61.3</text:p>
          </table:table-cell>
          <table:table-cell office:value-type="float" office:value="41.49835" calcext:value-type="float">
            <text:p>41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89" calcext:value-type="float">
            <text:p>0.9981</text:p>
          </table:table-cell>
          <table:table-cell office:value-type="float" office:value="0.996656" calcext:value-type="float">
            <text:p>0.9967</text:p>
          </table:table-cell>
          <table:table-cell office:value-type="float" office:value="0.99316" calcext:value-type="float">
            <text:p>0.9932</text:p>
          </table:table-cell>
          <table:table-cell table:formula="of:=1-0.00026*[.C207]" office:value-type="float" office:value="0.984062" calcext:value-type="float">
            <text:p>0.9841</text:p>
          </table:table-cell>
          <table:table-cell office:value-type="float" office:value="0.9967" calcext:value-type="float">
            <text:p>0.9967</text:p>
          </table:table-cell>
          <table:table-cell table:formula="of:=[.E207]*[.F207]*[.G207]*[.H207]*[.I207]*[.J207]*[.K207]*[.L207]*[.M207]" office:value-type="float" office:value="0.877161870524212" calcext:value-type="float">
            <text:p>0.8772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75.9" calcext:value-type="float">
            <text:p>75.9</text:p>
          </table:table-cell>
          <table:table-cell office:value-type="float" office:value="71.8" calcext:value-type="float">
            <text:p>71.8</text:p>
          </table:table-cell>
          <table:table-cell office:value-type="float" office:value="195.22716" calcext:value-type="float">
            <text:p>195.2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24" calcext:value-type="float">
            <text:p>0.9983</text:p>
          </table:table-cell>
          <table:table-cell office:value-type="float" office:value="0.996125" calcext:value-type="float">
            <text:p>0.9961</text:p>
          </table:table-cell>
          <table:table-cell office:value-type="float" office:value="0.98991" calcext:value-type="float">
            <text:p>0.9899</text:p>
          </table:table-cell>
          <table:table-cell table:formula="of:=1-0.00026*[.C208]" office:value-type="float" office:value="0.981332" calcext:value-type="float">
            <text:p>0.9813</text:p>
          </table:table-cell>
          <table:table-cell office:value-type="float" office:value="0.9962" calcext:value-type="float">
            <text:p>0.9962</text:p>
          </table:table-cell>
          <table:table-cell table:formula="of:=[.E208]*[.F208]*[.G208]*[.H208]*[.I208]*[.J208]*[.K208]*[.L208]*[.M208]" office:value-type="float" office:value="0.871169398986751" calcext:value-type="float">
            <text:p>0.8712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76.2" calcext:value-type="float">
            <text:p>76.2</text:p>
          </table:table-cell>
          <table:table-cell office:value-type="float" office:value="71.8" calcext:value-type="float">
            <text:p>71.8</text:p>
          </table:table-cell>
          <table:table-cell office:value-type="float" office:value="119.64288" calcext:value-type="float">
            <text:p>119.6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23" calcext:value-type="float">
            <text:p>0.9988</text:p>
          </table:table-cell>
          <table:table-cell office:value-type="float" office:value="0.99647" calcext:value-type="float">
            <text:p>0.9965</text:p>
          </table:table-cell>
          <table:table-cell office:value-type="float" office:value="0.98994" calcext:value-type="float">
            <text:p>0.9899</text:p>
          </table:table-cell>
          <table:table-cell table:formula="of:=1-0.00026*[.C209]" office:value-type="float" office:value="0.981332" calcext:value-type="float">
            <text:p>0.9813</text:p>
          </table:table-cell>
          <table:table-cell office:value-type="float" office:value="0.9962" calcext:value-type="float">
            <text:p>0.9962</text:p>
          </table:table-cell>
          <table:table-cell table:formula="of:=[.E209]*[.F209]*[.G209]*[.H209]*[.I209]*[.J209]*[.K209]*[.L209]*[.M209]" office:value-type="float" office:value="0.871933139567807" calcext:value-type="float">
            <text:p>0.8719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16.2" calcext:value-type="float">
            <text:p>16.2</text:p>
          </table:table-cell>
          <table:table-cell office:value-type="float" office:value="40.8" calcext:value-type="float">
            <text:p>40.8</text:p>
          </table:table-cell>
          <table:table-cell office:value-type="float" office:value="149.75379" calcext:value-type="float">
            <text:p>149.7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991" calcext:value-type="float">
            <text:p>0.9990</text:p>
          </table:table-cell>
          <table:table-cell office:value-type="float" office:value="0.99827" calcext:value-type="float">
            <text:p>0.9983</text:p>
          </table:table-cell>
          <table:table-cell table:formula="of:=1-0.00026*[.C210]" office:value-type="float" office:value="0.989392" calcext:value-type="float">
            <text:p>0.9894</text:p>
          </table:table-cell>
          <table:table-cell office:value-type="float" office:value="0.9992" calcext:value-type="float">
            <text:p>0.9992</text:p>
          </table:table-cell>
          <table:table-cell table:formula="of:=[.E210]*[.F210]*[.G210]*[.H210]*[.I210]*[.J210]*[.K210]*[.L210]*[.M210]" office:value-type="float" office:value="0.891560956403898" calcext:value-type="float">
            <text:p>0.8916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16.2" calcext:value-type="float">
            <text:p>16.2</text:p>
          </table:table-cell>
          <table:table-cell office:value-type="float" office:value="40.8" calcext:value-type="float">
            <text:p>40.8</text:p>
          </table:table-cell>
          <table:table-cell office:value-type="float" office:value="152.89945" calcext:value-type="float">
            <text:p>152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305" calcext:value-type="float">
            <text:p>0.9973</text:p>
          </table:table-cell>
          <table:table-cell office:value-type="float" office:value="0.995687" calcext:value-type="float">
            <text:p>0.9957</text:p>
          </table:table-cell>
          <table:table-cell office:value-type="float" office:value="0.99824" calcext:value-type="float">
            <text:p>0.9982</text:p>
          </table:table-cell>
          <table:table-cell table:formula="of:=1-0.00026*[.C211]" office:value-type="float" office:value="0.989392" calcext:value-type="float">
            <text:p>0.9894</text:p>
          </table:table-cell>
          <table:table-cell office:value-type="float" office:value="0.9992" calcext:value-type="float">
            <text:p>0.9992</text:p>
          </table:table-cell>
          <table:table-cell table:formula="of:=[.E211]*[.F211]*[.G211]*[.H211]*[.I211]*[.J211]*[.K211]*[.L211]*[.M211]" office:value-type="float" office:value="0.887085890788005" calcext:value-type="float">
            <text:p>0.8871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182.1" calcext:value-type="float">
            <text:p>182.1</text:p>
          </table:table-cell>
          <table:table-cell office:value-type="float" office:value="71.8" calcext:value-type="float">
            <text:p>71.8</text:p>
          </table:table-cell>
          <table:table-cell office:value-type="float" office:value="125.87801" calcext:value-type="float">
            <text:p>125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64" calcext:value-type="float">
            <text:p>0.9984</text:p>
          </table:table-cell>
          <table:table-cell office:value-type="float" office:value="0.995614" calcext:value-type="float">
            <text:p>0.9956</text:p>
          </table:table-cell>
          <table:table-cell office:value-type="float" office:value="0.98455" calcext:value-type="float">
            <text:p>0.9846</text:p>
          </table:table-cell>
          <table:table-cell table:formula="of:=1-0.00026*[.C212]" office:value-type="float" office:value="0.981332" calcext:value-type="float">
            <text:p>0.9813</text:p>
          </table:table-cell>
          <table:table-cell office:value-type="float" office:value="0.9909" calcext:value-type="float">
            <text:p>0.9909</text:p>
          </table:table-cell>
          <table:table-cell table:formula="of:=[.E212]*[.F212]*[.G212]*[.H212]*[.I212]*[.J212]*[.K212]*[.L212]*[.M212]" office:value-type="float" office:value="0.861435020637914" calcext:value-type="float">
            <text:p>0.8614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182.2" calcext:value-type="float">
            <text:p>182.2</text:p>
          </table:table-cell>
          <table:table-cell office:value-type="float" office:value="71.8" calcext:value-type="float">
            <text:p>71.8</text:p>
          </table:table-cell>
          <table:table-cell office:value-type="float" office:value="62.11418" calcext:value-type="float">
            <text:p>62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02" calcext:value-type="float">
            <text:p>0.9979</text:p>
          </table:table-cell>
          <table:table-cell office:value-type="float" office:value="0.996223" calcext:value-type="float">
            <text:p>0.9962</text:p>
          </table:table-cell>
          <table:table-cell office:value-type="float" office:value="0.98526" calcext:value-type="float">
            <text:p>0.9853</text:p>
          </table:table-cell>
          <table:table-cell table:formula="of:=1-0.00026*[.C213]" office:value-type="float" office:value="0.981332" calcext:value-type="float">
            <text:p>0.9813</text:p>
          </table:table-cell>
          <table:table-cell office:value-type="float" office:value="0.9909" calcext:value-type="float">
            <text:p>0.9909</text:p>
          </table:table-cell>
          <table:table-cell table:formula="of:=[.E213]*[.F213]*[.G213]*[.H213]*[.I213]*[.J213]*[.K213]*[.L213]*[.M213]" office:value-type="float" office:value="0.86218437567512" calcext:value-type="float">
            <text:p>0.8622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347.2" calcext:value-type="float">
            <text:p>347.2</text:p>
          </table:table-cell>
          <table:table-cell office:value-type="float" office:value="71.8" calcext:value-type="float">
            <text:p>71.8</text:p>
          </table:table-cell>
          <table:table-cell office:value-type="float" office:value="111.13624" calcext:value-type="float">
            <text:p>111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4" calcext:value-type="float">
            <text:p>0.9980</text:p>
          </table:table-cell>
          <table:table-cell office:value-type="float" office:value="0.99678" calcext:value-type="float">
            <text:p>0.9968</text:p>
          </table:table-cell>
          <table:table-cell office:value-type="float" office:value="0.97872" calcext:value-type="float">
            <text:p>0.9787</text:p>
          </table:table-cell>
          <table:table-cell table:formula="of:=1-0.00026*[.C214]" office:value-type="float" office:value="0.981332" calcext:value-type="float">
            <text:p>0.9813</text:p>
          </table:table-cell>
          <table:table-cell office:value-type="float" office:value="0.9826" calcext:value-type="float">
            <text:p>0.9826</text:p>
          </table:table-cell>
          <table:table-cell table:formula="of:=[.E214]*[.F214]*[.G214]*[.H214]*[.I214]*[.J214]*[.K214]*[.L214]*[.M214]" office:value-type="float" office:value="0.849879780869552" calcext:value-type="float">
            <text:p>0.8499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347.4" calcext:value-type="float">
            <text:p>347.4</text:p>
          </table:table-cell>
          <table:table-cell office:value-type="float" office:value="71.8" calcext:value-type="float">
            <text:p>71.8</text:p>
          </table:table-cell>
          <table:table-cell office:value-type="float" office:value="73.98065" calcext:value-type="float">
            <text:p>73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76" calcext:value-type="float">
            <text:p>0.9984</text:p>
          </table:table-cell>
          <table:table-cell office:value-type="float" office:value="0.995887" calcext:value-type="float">
            <text:p>0.9959</text:p>
          </table:table-cell>
          <table:table-cell office:value-type="float" office:value="0.9785" calcext:value-type="float">
            <text:p>0.9785</text:p>
          </table:table-cell>
          <table:table-cell table:formula="of:=1-0.00026*[.C215]" office:value-type="float" office:value="0.981332" calcext:value-type="float">
            <text:p>0.9813</text:p>
          </table:table-cell>
          <table:table-cell office:value-type="float" office:value="0.9826" calcext:value-type="float">
            <text:p>0.9826</text:p>
          </table:table-cell>
          <table:table-cell table:formula="of:=[.E215]*[.F215]*[.G215]*[.H215]*[.I215]*[.J215]*[.K215]*[.L215]*[.M215]" office:value-type="float" office:value="0.849213318639536" calcext:value-type="float">
            <text:p>0.8492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29.9" calcext:value-type="float">
            <text:p>29.9</text:p>
          </table:table-cell>
          <table:table-cell office:value-type="float" office:value="40.8" calcext:value-type="float">
            <text:p>40.8</text:p>
          </table:table-cell>
          <table:table-cell office:value-type="float" office:value="54.64471" calcext:value-type="float">
            <text:p>54.6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7506" calcext:value-type="float">
            <text:p>0.9975</text:p>
          </table:table-cell>
          <table:table-cell office:value-type="float" office:value="0.99779" calcext:value-type="float">
            <text:p>0.9978</text:p>
          </table:table-cell>
          <table:table-cell table:formula="of:=1-0.00026*[.C216]" office:value-type="float" office:value="0.989392" calcext:value-type="float">
            <text:p>0.9894</text:p>
          </table:table-cell>
          <table:table-cell office:value-type="float" office:value="0.9985" calcext:value-type="float">
            <text:p>0.9985</text:p>
          </table:table-cell>
          <table:table-cell table:formula="of:=[.E216]*[.F216]*[.G216]*[.H216]*[.I216]*[.J216]*[.K216]*[.L216]*[.M216]" office:value-type="float" office:value="0.887862461240871" calcext:value-type="float">
            <text:p>0.8879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29.9" calcext:value-type="float">
            <text:p>29.9</text:p>
          </table:table-cell>
          <table:table-cell office:value-type="float" office:value="40.8" calcext:value-type="float">
            <text:p>40.8</text:p>
          </table:table-cell>
          <table:table-cell office:value-type="float" office:value="114.98411" calcext:value-type="float">
            <text:p>114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9355" calcext:value-type="float">
            <text:p>0.9994</text:p>
          </table:table-cell>
          <table:table-cell office:value-type="float" office:value="0.99758" calcext:value-type="float">
            <text:p>0.9976</text:p>
          </table:table-cell>
          <table:table-cell table:formula="of:=1-0.00026*[.C217]" office:value-type="float" office:value="0.989392" calcext:value-type="float">
            <text:p>0.9894</text:p>
          </table:table-cell>
          <table:table-cell office:value-type="float" office:value="0.9985" calcext:value-type="float">
            <text:p>0.9985</text:p>
          </table:table-cell>
          <table:table-cell table:formula="of:=[.E217]*[.F217]*[.G217]*[.H217]*[.I217]*[.J217]*[.K217]*[.L217]*[.M217]" office:value-type="float" office:value="0.890969478827449" calcext:value-type="float">
            <text:p>0.8910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29.7" calcext:value-type="float">
            <text:p>29.7</text:p>
          </table:table-cell>
          <table:table-cell office:value-type="float" office:value="40.8" calcext:value-type="float">
            <text:p>40.8</text:p>
          </table:table-cell>
          <table:table-cell office:value-type="float" office:value="107.37962" calcext:value-type="float">
            <text:p>107.3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49" calcext:value-type="float">
            <text:p>0.9986</text:p>
          </table:table-cell>
          <table:table-cell office:value-type="float" office:value="0.995946" calcext:value-type="float">
            <text:p>0.9959</text:p>
          </table:table-cell>
          <table:table-cell office:value-type="float" office:value="0.99733" calcext:value-type="float">
            <text:p>0.9973</text:p>
          </table:table-cell>
          <table:table-cell table:formula="of:=1-0.00026*[.C218]" office:value-type="float" office:value="0.989392" calcext:value-type="float">
            <text:p>0.9894</text:p>
          </table:table-cell>
          <table:table-cell office:value-type="float" office:value="0.9985" calcext:value-type="float">
            <text:p>0.9985</text:p>
          </table:table-cell>
          <table:table-cell table:formula="of:=[.E218]*[.F218]*[.G218]*[.H218]*[.I218]*[.J218]*[.K218]*[.L218]*[.M218]" office:value-type="float" office:value="0.88708055636955" calcext:value-type="float">
            <text:p>0.8871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124.8" calcext:value-type="float">
            <text:p>124.8</text:p>
          </table:table-cell>
          <table:table-cell office:value-type="float" office:value="61.3" calcext:value-type="float">
            <text:p>61.3</text:p>
          </table:table-cell>
          <table:table-cell office:value-type="float" office:value="146.26701" calcext:value-type="float">
            <text:p>146.2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61" calcext:value-type="float">
            <text:p>0.9981</text:p>
          </table:table-cell>
          <table:table-cell office:value-type="float" office:value="0.996868" calcext:value-type="float">
            <text:p>0.9969</text:p>
          </table:table-cell>
          <table:table-cell office:value-type="float" office:value="0.98941" calcext:value-type="float">
            <text:p>0.9894</text:p>
          </table:table-cell>
          <table:table-cell table:formula="of:=1-0.00026*[.C219]" office:value-type="float" office:value="0.984062" calcext:value-type="float">
            <text:p>0.9841</text:p>
          </table:table-cell>
          <table:table-cell office:value-type="float" office:value="0.9938" calcext:value-type="float">
            <text:p>0.9938</text:p>
          </table:table-cell>
          <table:table-cell table:formula="of:=[.E219]*[.F219]*[.G219]*[.H219]*[.I219]*[.J219]*[.K219]*[.L219]*[.M219]" office:value-type="float" office:value="0.871468192729729" calcext:value-type="float">
            <text:p>0.8715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24.6" calcext:value-type="float">
            <text:p>124.6</text:p>
          </table:table-cell>
          <table:table-cell office:value-type="float" office:value="61.3" calcext:value-type="float">
            <text:p>61.3</text:p>
          </table:table-cell>
          <table:table-cell office:value-type="float" office:value="60.92024" calcext:value-type="float">
            <text:p>6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31" calcext:value-type="float">
            <text:p>0.9985</text:p>
          </table:table-cell>
          <table:table-cell office:value-type="float" office:value="0.997943" calcext:value-type="float">
            <text:p>0.9979</text:p>
          </table:table-cell>
          <table:table-cell office:value-type="float" office:value="0.98974" calcext:value-type="float">
            <text:p>0.9897</text:p>
          </table:table-cell>
          <table:table-cell table:formula="of:=1-0.00026*[.C220]" office:value-type="float" office:value="0.984062" calcext:value-type="float">
            <text:p>0.9841</text:p>
          </table:table-cell>
          <table:table-cell office:value-type="float" office:value="0.9938" calcext:value-type="float">
            <text:p>0.9938</text:p>
          </table:table-cell>
          <table:table-cell table:formula="of:=[.E220]*[.F220]*[.G220]*[.H220]*[.I220]*[.J220]*[.K220]*[.L220]*[.M220]" office:value-type="float" office:value="0.873109905830429" calcext:value-type="float">
            <text:p>0.8731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124.2" calcext:value-type="float">
            <text:p>124.2</text:p>
          </table:table-cell>
          <table:table-cell office:value-type="float" office:value="61.3" calcext:value-type="float">
            <text:p>61.3</text:p>
          </table:table-cell>
          <table:table-cell office:value-type="float" office:value="131.22176" calcext:value-type="float">
            <text:p>131.2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48" calcext:value-type="float">
            <text:p>0.9994</text:p>
          </table:table-cell>
          <table:table-cell office:value-type="float" office:value="0.996275" calcext:value-type="float">
            <text:p>0.9963</text:p>
          </table:table-cell>
          <table:table-cell office:value-type="float" office:value="0.99017" calcext:value-type="float">
            <text:p>0.9902</text:p>
          </table:table-cell>
          <table:table-cell table:formula="of:=1-0.00026*[.C221]" office:value-type="float" office:value="0.984062" calcext:value-type="float">
            <text:p>0.9841</text:p>
          </table:table-cell>
          <table:table-cell office:value-type="float" office:value="0.9938" calcext:value-type="float">
            <text:p>0.9938</text:p>
          </table:table-cell>
          <table:table-cell table:formula="of:=[.E221]*[.F221]*[.G221]*[.H221]*[.I221]*[.J221]*[.K221]*[.L221]*[.M221]" office:value-type="float" office:value="0.87283007901689" calcext:value-type="float">
            <text:p>0.872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50.8" calcext:value-type="float">
            <text:p>250.8</text:p>
          </table:table-cell>
          <table:table-cell office:value-type="float" office:value="61.3" calcext:value-type="float">
            <text:p>61.3</text:p>
          </table:table-cell>
          <table:table-cell office:value-type="float" office:value="119.01395" calcext:value-type="float">
            <text:p>119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13" calcext:value-type="float">
            <text:p>0.9987</text:p>
          </table:table-cell>
          <table:table-cell office:value-type="float" office:value="0.996781" calcext:value-type="float">
            <text:p>0.9968</text:p>
          </table:table-cell>
          <table:table-cell office:value-type="float" office:value="0.98438" calcext:value-type="float">
            <text:p>0.9844</text:p>
          </table:table-cell>
          <table:table-cell table:formula="of:=1-0.00026*[.C222]" office:value-type="float" office:value="0.984062" calcext:value-type="float">
            <text:p>0.9841</text:p>
          </table:table-cell>
          <table:table-cell office:value-type="float" office:value="0.9875" calcext:value-type="float">
            <text:p>0.9875</text:p>
          </table:table-cell>
          <table:table-cell table:formula="of:=[.E222]*[.F222]*[.G222]*[.H222]*[.I222]*[.J222]*[.K222]*[.L222]*[.M222]" office:value-type="float" office:value="0.862028951463388" calcext:value-type="float">
            <text:p>0.8620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290.9" calcext:value-type="float">
            <text:p>290.9</text:p>
          </table:table-cell>
          <table:table-cell office:value-type="float" office:value="71.8" calcext:value-type="float">
            <text:p>71.8</text:p>
          </table:table-cell>
          <table:table-cell office:value-type="float" office:value="193.67913" calcext:value-type="float">
            <text:p>193.6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23" calcext:value-type="float">
            <text:p>0.9988</text:p>
          </table:table-cell>
          <table:table-cell office:value-type="float" office:value="0.996547" calcext:value-type="float">
            <text:p>0.9965</text:p>
          </table:table-cell>
          <table:table-cell office:value-type="float" office:value="0.98335" calcext:value-type="float">
            <text:p>0.9834</text:p>
          </table:table-cell>
          <table:table-cell table:formula="of:=1-0.00026*[.C223]" office:value-type="float" office:value="0.981332" calcext:value-type="float">
            <text:p>0.9813</text:p>
          </table:table-cell>
          <table:table-cell office:value-type="float" office:value="0.9855" calcext:value-type="float">
            <text:p>0.9855</text:p>
          </table:table-cell>
          <table:table-cell table:formula="of:=[.E223]*[.F223]*[.G223]*[.H223]*[.I223]*[.J223]*[.K223]*[.L223]*[.M223]" office:value-type="float" office:value="0.856891988597457" calcext:value-type="float">
            <text:p>0.8569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290.8" calcext:value-type="float">
            <text:p>290.8</text:p>
          </table:table-cell>
          <table:table-cell office:value-type="float" office:value="71.8" calcext:value-type="float">
            <text:p>71.8</text:p>
          </table:table-cell>
          <table:table-cell office:value-type="float" office:value="189.20811" calcext:value-type="float">
            <text:p>189.2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13" calcext:value-type="float">
            <text:p>0.9983</text:p>
          </table:table-cell>
          <table:table-cell office:value-type="float" office:value="0.995859" calcext:value-type="float">
            <text:p>0.9959</text:p>
          </table:table-cell>
          <table:table-cell office:value-type="float" office:value="0.98265" calcext:value-type="float">
            <text:p>0.9827</text:p>
          </table:table-cell>
          <table:table-cell table:formula="of:=1-0.00026*[.C224]" office:value-type="float" office:value="0.981332" calcext:value-type="float">
            <text:p>0.9813</text:p>
          </table:table-cell>
          <table:table-cell office:value-type="float" office:value="0.9855" calcext:value-type="float">
            <text:p>0.9855</text:p>
          </table:table-cell>
          <table:table-cell table:formula="of:=[.E224]*[.F224]*[.G224]*[.H224]*[.I224]*[.J224]*[.K224]*[.L224]*[.M224]" office:value-type="float" office:value="0.855253928138922" calcext:value-type="float">
            <text:p>0.8553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56.9" calcext:value-type="float">
            <text:p>56.9</text:p>
          </table:table-cell>
          <table:table-cell office:value-type="float" office:value="40.8" calcext:value-type="float">
            <text:p>40.8</text:p>
          </table:table-cell>
          <table:table-cell office:value-type="float" office:value="110.39681" calcext:value-type="float">
            <text:p>110.4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66" calcext:value-type="float">
            <text:p>0.9982</text:p>
          </table:table-cell>
          <table:table-cell office:value-type="float" office:value="0.997555" calcext:value-type="float">
            <text:p>0.9976</text:p>
          </table:table-cell>
          <table:table-cell office:value-type="float" office:value="0.99671" calcext:value-type="float">
            <text:p>0.9967</text:p>
          </table:table-cell>
          <table:table-cell table:formula="of:=1-0.00026*[.C225]" office:value-type="float" office:value="0.989392" calcext:value-type="float">
            <text:p>0.9894</text:p>
          </table:table-cell>
          <table:table-cell office:value-type="float" office:value="0.9972" calcext:value-type="float">
            <text:p>0.9972</text:p>
          </table:table-cell>
          <table:table-cell table:formula="of:=[.E225]*[.F225]*[.G225]*[.H225]*[.I225]*[.J225]*[.K225]*[.L225]*[.M225]" office:value-type="float" office:value="0.886376335365885" calcext:value-type="float">
            <text:p>0.8864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56.9" calcext:value-type="float">
            <text:p>56.9</text:p>
          </table:table-cell>
          <table:table-cell office:value-type="float" office:value="40.8" calcext:value-type="float">
            <text:p>40.8</text:p>
          </table:table-cell>
          <table:table-cell office:value-type="float" office:value="152.98087" calcext:value-type="float">
            <text:p>152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574" calcext:value-type="float">
            <text:p>0.9996</text:p>
          </table:table-cell>
          <table:table-cell office:value-type="float" office:value="0.998723" calcext:value-type="float">
            <text:p>0.9987</text:p>
          </table:table-cell>
          <table:table-cell office:value-type="float" office:value="0.99636" calcext:value-type="float">
            <text:p>0.9964</text:p>
          </table:table-cell>
          <table:table-cell table:formula="of:=1-0.00026*[.C226]" office:value-type="float" office:value="0.989392" calcext:value-type="float">
            <text:p>0.9894</text:p>
          </table:table-cell>
          <table:table-cell office:value-type="float" office:value="0.9972" calcext:value-type="float">
            <text:p>0.9972</text:p>
          </table:table-cell>
          <table:table-cell table:formula="of:=[.E226]*[.F226]*[.G226]*[.H226]*[.I226]*[.J226]*[.K226]*[.L226]*[.M226]" office:value-type="float" office:value="0.888353875546882" calcext:value-type="float">
            <text:p>0.8884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91.3" calcext:value-type="float">
            <text:p>491.3</text:p>
          </table:table-cell>
          <table:table-cell office:value-type="float" office:value="50.8" calcext:value-type="float">
            <text:p>50.8</text:p>
          </table:table-cell>
          <table:table-cell office:value-type="float" office:value="39.07037" calcext:value-type="float">
            <text:p>39.0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8" calcext:value-type="float">
            <text:p>0.9984</text:p>
          </table:table-cell>
          <table:table-cell office:value-type="float" office:value="0.996436" calcext:value-type="float">
            <text:p>0.9964</text:p>
          </table:table-cell>
          <table:table-cell office:value-type="float" office:value="0.97741" calcext:value-type="float">
            <text:p>0.9774</text:p>
          </table:table-cell>
          <table:table-cell table:formula="of:=1-0.00026*[.C227]" office:value-type="float" office:value="0.986792" calcext:value-type="float">
            <text:p>0.9868</text:p>
          </table:table-cell>
          <table:table-cell office:value-type="float" office:value="0.9754" calcext:value-type="float">
            <text:p>0.9754</text:p>
          </table:table-cell>
          <table:table-cell table:formula="of:=[.E227]*[.F227]*[.G227]*[.H227]*[.I227]*[.J227]*[.K227]*[.L227]*[.M227]" office:value-type="float" office:value="0.847206895369657" calcext:value-type="float">
            <text:p>0.8472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491.8" calcext:value-type="float">
            <text:p>491.8</text:p>
          </table:table-cell>
          <table:table-cell office:value-type="float" office:value="51.3" calcext:value-type="float">
            <text:p>51.3</text:p>
          </table:table-cell>
          <table:table-cell office:value-type="float" office:value="154.22799" calcext:value-type="float">
            <text:p>154.2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06" calcext:value-type="float">
            <text:p>0.9988</text:p>
          </table:table-cell>
          <table:table-cell office:value-type="float" office:value="0.995907" calcext:value-type="float">
            <text:p>0.9959</text:p>
          </table:table-cell>
          <table:table-cell office:value-type="float" office:value="0.97917" calcext:value-type="float">
            <text:p>0.9792</text:p>
          </table:table-cell>
          <table:table-cell table:formula="of:=1-0.00026*[.C228]" office:value-type="float" office:value="0.986662" calcext:value-type="float">
            <text:p>0.9867</text:p>
          </table:table-cell>
          <table:table-cell office:value-type="float" office:value="0.9754" calcext:value-type="float">
            <text:p>0.9754</text:p>
          </table:table-cell>
          <table:table-cell table:formula="of:=[.E228]*[.F228]*[.G228]*[.H228]*[.I228]*[.J228]*[.K228]*[.L228]*[.M228]" office:value-type="float" office:value="0.848532010329427" calcext:value-type="float">
            <text:p>0.8485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491.9" calcext:value-type="float">
            <text:p>491.9</text:p>
          </table:table-cell>
          <table:table-cell office:value-type="float" office:value="51.3" calcext:value-type="float">
            <text:p>51.3</text:p>
          </table:table-cell>
          <table:table-cell office:value-type="float" office:value="110.33431" calcext:value-type="float">
            <text:p>110.3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89" calcext:value-type="float">
            <text:p>0.9985</text:p>
          </table:table-cell>
          <table:table-cell office:value-type="float" office:value="0.996456" calcext:value-type="float">
            <text:p>0.9965</text:p>
          </table:table-cell>
          <table:table-cell office:value-type="float" office:value="0.97615" calcext:value-type="float">
            <text:p>0.9762</text:p>
          </table:table-cell>
          <table:table-cell table:formula="of:=1-0.00026*[.C229]" office:value-type="float" office:value="0.986662" calcext:value-type="float">
            <text:p>0.9867</text:p>
          </table:table-cell>
          <table:table-cell office:value-type="float" office:value="0.9754" calcext:value-type="float">
            <text:p>0.9754</text:p>
          </table:table-cell>
          <table:table-cell table:formula="of:=[.E229]*[.F229]*[.G229]*[.H229]*[.I229]*[.J229]*[.K229]*[.L229]*[.M229]" office:value-type="float" office:value="0.846112622208415" calcext:value-type="float">
            <text:p>0.8461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377" calcext:value-type="float">
            <text:p>377.0</text:p>
          </table:table-cell>
          <table:table-cell office:value-type="float" office:value="71.8" calcext:value-type="float">
            <text:p>71.8</text:p>
          </table:table-cell>
          <table:table-cell office:value-type="float" office:value="94.18214" calcext:value-type="float">
            <text:p>94.1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54" calcext:value-type="float">
            <text:p>0.9988</text:p>
          </table:table-cell>
          <table:table-cell office:value-type="float" office:value="0.996771" calcext:value-type="float">
            <text:p>0.9968</text:p>
          </table:table-cell>
          <table:table-cell office:value-type="float" office:value="0.9789" calcext:value-type="float">
            <text:p>0.9789</text:p>
          </table:table-cell>
          <table:table-cell table:formula="of:=1-0.00026*[.C230]" office:value-type="float" office:value="0.981332" calcext:value-type="float">
            <text:p>0.9813</text:p>
          </table:table-cell>
          <table:table-cell office:value-type="float" office:value="0.9811" calcext:value-type="float">
            <text:p>0.9811</text:p>
          </table:table-cell>
          <table:table-cell table:formula="of:=[.E230]*[.F230]*[.G230]*[.H230]*[.I230]*[.J230]*[.K230]*[.L230]*[.M230]" office:value-type="float" office:value="0.849337972990888" calcext:value-type="float">
            <text:p>0.8493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377.9" calcext:value-type="float">
            <text:p>377.9</text:p>
          </table:table-cell>
          <table:table-cell office:value-type="float" office:value="71.8" calcext:value-type="float">
            <text:p>71.8</text:p>
          </table:table-cell>
          <table:table-cell office:value-type="float" office:value="33.41785" calcext:value-type="float">
            <text:p>33.4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04" calcext:value-type="float">
            <text:p>0.9978</text:p>
          </table:table-cell>
          <table:table-cell office:value-type="float" office:value="0.996548" calcext:value-type="float">
            <text:p>0.9965</text:p>
          </table:table-cell>
          <table:table-cell office:value-type="float" office:value="0.9799" calcext:value-type="float">
            <text:p>0.9799</text:p>
          </table:table-cell>
          <table:table-cell table:formula="of:=1-0.00026*[.C231]" office:value-type="float" office:value="0.981332" calcext:value-type="float">
            <text:p>0.9813</text:p>
          </table:table-cell>
          <table:table-cell office:value-type="float" office:value="0.9811" calcext:value-type="float">
            <text:p>0.9811</text:p>
          </table:table-cell>
          <table:table-cell table:formula="of:=[.E231]*[.F231]*[.G231]*[.H231]*[.I231]*[.J231]*[.K231]*[.L231]*[.M231]" office:value-type="float" office:value="0.84920688618206" calcext:value-type="float">
            <text:p>0.8492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39" calcext:value-type="float">
            <text:p>39.0</text:p>
          </table:table-cell>
          <table:table-cell office:value-type="float" office:value="40.8" calcext:value-type="float">
            <text:p>40.8</text:p>
          </table:table-cell>
          <table:table-cell office:value-type="float" office:value="38.30174" calcext:value-type="float">
            <text:p>38.3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71" calcext:value-type="float">
            <text:p>0.9990</text:p>
          </table:table-cell>
          <table:table-cell office:value-type="float" office:value="0.996914" calcext:value-type="float">
            <text:p>0.9969</text:p>
          </table:table-cell>
          <table:table-cell office:value-type="float" office:value="0.99796" calcext:value-type="float">
            <text:p>0.9980</text:p>
          </table:table-cell>
          <table:table-cell table:formula="of:=1-0.00026*[.C232]" office:value-type="float" office:value="0.989392" calcext:value-type="float">
            <text:p>0.9894</text:p>
          </table:table-cell>
          <table:table-cell office:value-type="float" office:value="0.9981" calcext:value-type="float">
            <text:p>0.9981</text:p>
          </table:table-cell>
          <table:table-cell table:formula="of:=[.E232]*[.F232]*[.G232]*[.H232]*[.I232]*[.J232]*[.K232]*[.L232]*[.M232]" office:value-type="float" office:value="0.888434082288151" calcext:value-type="float">
            <text:p>0.8884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39" calcext:value-type="float">
            <text:p>39.0</text:p>
          </table:table-cell>
          <table:table-cell office:value-type="float" office:value="40.8" calcext:value-type="float">
            <text:p>40.8</text:p>
          </table:table-cell>
          <table:table-cell office:value-type="float" office:value="62.52682" calcext:value-type="float">
            <text:p>62.5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51" calcext:value-type="float">
            <text:p>0.9988</text:p>
          </table:table-cell>
          <table:table-cell office:value-type="float" office:value="1" calcext:value-type="float">
            <text:p>1.0000</text:p>
          </table:table-cell>
          <table:table-cell office:value-type="float" office:value="0.99768" calcext:value-type="float">
            <text:p>0.9977</text:p>
          </table:table-cell>
          <table:table-cell table:formula="of:=1-0.00026*[.C233]" office:value-type="float" office:value="0.989392" calcext:value-type="float">
            <text:p>0.9894</text:p>
          </table:table-cell>
          <table:table-cell office:value-type="float" office:value="0.9981" calcext:value-type="float">
            <text:p>0.9981</text:p>
          </table:table-cell>
          <table:table-cell table:formula="of:=[.E233]*[.F233]*[.G233]*[.H233]*[.I233]*[.J233]*[.K233]*[.L233]*[.M233]" office:value-type="float" office:value="0.890738027855081" calcext:value-type="float">
            <text:p>0.8907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191.3" calcext:value-type="float">
            <text:p>191.3</text:p>
          </table:table-cell>
          <table:table-cell office:value-type="float" office:value="71.8" calcext:value-type="float">
            <text:p>71.8</text:p>
          </table:table-cell>
          <table:table-cell office:value-type="float" office:value="80.97091" calcext:value-type="float">
            <text:p>8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13" calcext:value-type="float">
            <text:p>0.9989</text:p>
          </table:table-cell>
          <table:table-cell office:value-type="float" office:value="0.997174" calcext:value-type="float">
            <text:p>0.9972</text:p>
          </table:table-cell>
          <table:table-cell office:value-type="float" office:value="0.98642" calcext:value-type="float">
            <text:p>0.9864</text:p>
          </table:table-cell>
          <table:table-cell table:formula="of:=1-0.00026*[.C234]" office:value-type="float" office:value="0.981332" calcext:value-type="float">
            <text:p>0.9813</text:p>
          </table:table-cell>
          <table:table-cell office:value-type="float" office:value="0.9904" calcext:value-type="float">
            <text:p>0.9904</text:p>
          </table:table-cell>
          <table:table-cell table:formula="of:=[.E234]*[.F234]*[.G234]*[.H234]*[.I234]*[.J234]*[.K234]*[.L234]*[.M234]" office:value-type="float" office:value="0.864462430478592" calcext:value-type="float">
            <text:p>0.8645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191.4" calcext:value-type="float">
            <text:p>191.4</text:p>
          </table:table-cell>
          <table:table-cell office:value-type="float" office:value="71.8" calcext:value-type="float">
            <text:p>71.8</text:p>
          </table:table-cell>
          <table:table-cell office:value-type="float" office:value="77.07287" calcext:value-type="float">
            <text:p>77.0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28" calcext:value-type="float">
            <text:p>0.9984</text:p>
          </table:table-cell>
          <table:table-cell office:value-type="float" office:value="0.996744" calcext:value-type="float">
            <text:p>0.9967</text:p>
          </table:table-cell>
          <table:table-cell office:value-type="float" office:value="0.98604" calcext:value-type="float">
            <text:p>0.9860</text:p>
          </table:table-cell>
          <table:table-cell table:formula="of:=1-0.00026*[.C235]" office:value-type="float" office:value="0.981332" calcext:value-type="float">
            <text:p>0.9813</text:p>
          </table:table-cell>
          <table:table-cell office:value-type="float" office:value="0.9904" calcext:value-type="float">
            <text:p>0.9904</text:p>
          </table:table-cell>
          <table:table-cell table:formula="of:=[.E235]*[.F235]*[.G235]*[.H235]*[.I235]*[.J235]*[.K235]*[.L235]*[.M235]" office:value-type="float" office:value="0.863337405769207" calcext:value-type="float">
            <text:p>0.8633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396.4" calcext:value-type="float">
            <text:p>396.4</text:p>
          </table:table-cell>
          <table:table-cell office:value-type="float" office:value="71.8" calcext:value-type="float">
            <text:p>71.8</text:p>
          </table:table-cell>
          <table:table-cell office:value-type="float" office:value="82.35898" calcext:value-type="float">
            <text:p>82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99" calcext:value-type="float">
            <text:p>0.9977</text:p>
          </table:table-cell>
          <table:table-cell office:value-type="float" office:value="0.995608" calcext:value-type="float">
            <text:p>0.9956</text:p>
          </table:table-cell>
          <table:table-cell office:value-type="float" office:value="0.98008" calcext:value-type="float">
            <text:p>0.9801</text:p>
          </table:table-cell>
          <table:table-cell table:formula="of:=1-0.00026*[.C236]" office:value-type="float" office:value="0.981332" calcext:value-type="float">
            <text:p>0.9813</text:p>
          </table:table-cell>
          <table:table-cell office:value-type="float" office:value="0.9802" calcext:value-type="float">
            <text:p>0.9802</text:p>
          </table:table-cell>
          <table:table-cell table:formula="of:=[.E236]*[.F236]*[.G236]*[.H236]*[.I236]*[.J236]*[.K236]*[.L236]*[.M236]" office:value-type="float" office:value="0.847694081348756" calcext:value-type="float">
            <text:p>0.8477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396.9" calcext:value-type="float">
            <text:p>396.9</text:p>
          </table:table-cell>
          <table:table-cell office:value-type="float" office:value="71.8" calcext:value-type="float">
            <text:p>71.8</text:p>
          </table:table-cell>
          <table:table-cell office:value-type="float" office:value="81.35209" calcext:value-type="float">
            <text:p>81.3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25" calcext:value-type="float">
            <text:p>0.9988</text:p>
          </table:table-cell>
          <table:table-cell office:value-type="float" office:value="0.996796" calcext:value-type="float">
            <text:p>0.9968</text:p>
          </table:table-cell>
          <table:table-cell office:value-type="float" office:value="0.98004" calcext:value-type="float">
            <text:p>0.9800</text:p>
          </table:table-cell>
          <table:table-cell table:formula="of:=1-0.00026*[.C237]" office:value-type="float" office:value="0.981332" calcext:value-type="float">
            <text:p>0.9813</text:p>
          </table:table-cell>
          <table:table-cell office:value-type="float" office:value="0.9802" calcext:value-type="float">
            <text:p>0.9802</text:p>
          </table:table-cell>
          <table:table-cell table:formula="of:=[.E237]*[.F237]*[.G237]*[.H237]*[.I237]*[.J237]*[.K237]*[.L237]*[.M237]" office:value-type="float" office:value="0.849628753622592" calcext:value-type="float">
            <text:p>0.8496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77.3" calcext:value-type="float">
            <text:p>77.3</text:p>
          </table:table-cell>
          <table:table-cell office:value-type="float" office:value="40.8" calcext:value-type="float">
            <text:p>40.8</text:p>
          </table:table-cell>
          <table:table-cell office:value-type="float" office:value="75.22497" calcext:value-type="float">
            <text:p>75.2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864" calcext:value-type="float">
            <text:p>0.9989</text:p>
          </table:table-cell>
          <table:table-cell office:value-type="float" office:value="0.99668" calcext:value-type="float">
            <text:p>0.9967</text:p>
          </table:table-cell>
          <table:table-cell table:formula="of:=1-0.00026*[.C238]" office:value-type="float" office:value="0.989392" calcext:value-type="float">
            <text:p>0.9894</text:p>
          </table:table-cell>
          <table:table-cell office:value-type="float" office:value="0.9961" calcext:value-type="float">
            <text:p>0.9961</text:p>
          </table:table-cell>
          <table:table-cell table:formula="of:=[.E238]*[.F238]*[.G238]*[.H238]*[.I238]*[.J238]*[.K238]*[.L238]*[.M238]" office:value-type="float" office:value="0.88715366400818" calcext:value-type="float">
            <text:p>0.8872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77.2" calcext:value-type="float">
            <text:p>77.2</text:p>
          </table:table-cell>
          <table:table-cell office:value-type="float" office:value="40.8" calcext:value-type="float">
            <text:p>40.8</text:p>
          </table:table-cell>
          <table:table-cell office:value-type="float" office:value="88.77383" calcext:value-type="float">
            <text:p>88.7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097" calcext:value-type="float">
            <text:p>0.9971</text:p>
          </table:table-cell>
          <table:table-cell office:value-type="float" office:value="0.99613" calcext:value-type="float">
            <text:p>0.9961</text:p>
          </table:table-cell>
          <table:table-cell office:value-type="float" office:value="0.99639" calcext:value-type="float">
            <text:p>0.9964</text:p>
          </table:table-cell>
          <table:table-cell table:formula="of:=1-0.00026*[.C239]" office:value-type="float" office:value="0.989392" calcext:value-type="float">
            <text:p>0.9894</text:p>
          </table:table-cell>
          <table:table-cell office:value-type="float" office:value="0.9961" calcext:value-type="float">
            <text:p>0.9961</text:p>
          </table:table-cell>
          <table:table-cell table:formula="of:=[.E239]*[.F239]*[.G239]*[.H239]*[.I239]*[.J239]*[.K239]*[.L239]*[.M239]" office:value-type="float" office:value="0.882903370006369" calcext:value-type="float">
            <text:p>0.8829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500.5" calcext:value-type="float">
            <text:p>500.5</text:p>
          </table:table-cell>
          <table:table-cell office:value-type="float" office:value="45.8" calcext:value-type="float">
            <text:p>45.8</text:p>
          </table:table-cell>
          <table:table-cell office:value-type="float" office:value="66.98357" calcext:value-type="float">
            <text:p>66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53" calcext:value-type="float">
            <text:p>0.9985</text:p>
          </table:table-cell>
          <table:table-cell office:value-type="float" office:value="0.996254" calcext:value-type="float">
            <text:p>0.9963</text:p>
          </table:table-cell>
          <table:table-cell office:value-type="float" office:value="0.97851" calcext:value-type="float">
            <text:p>0.9785</text:p>
          </table:table-cell>
          <table:table-cell table:formula="of:=1-0.00026*[.C240]" office:value-type="float" office:value="0.988092" calcext:value-type="float">
            <text:p>0.9881</text:p>
          </table:table-cell>
          <table:table-cell office:value-type="float" office:value="0.975" calcext:value-type="float">
            <text:p>0.975</text:p>
          </table:table-cell>
          <table:table-cell table:formula="of:=[.E240]*[.F240]*[.G240]*[.H240]*[.I240]*[.J240]*[.K240]*[.L240]*[.M240]" office:value-type="float" office:value="0.848836452944491" calcext:value-type="float">
            <text:p>0.8488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500.4" calcext:value-type="float">
            <text:p>500.4</text:p>
          </table:table-cell>
          <table:table-cell office:value-type="float" office:value="45.8" calcext:value-type="float">
            <text:p>45.8</text:p>
          </table:table-cell>
          <table:table-cell office:value-type="float" office:value="49.08872" calcext:value-type="float">
            <text:p>49.0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06" calcext:value-type="float">
            <text:p>0.9983</text:p>
          </table:table-cell>
          <table:table-cell office:value-type="float" office:value="0.997516" calcext:value-type="float">
            <text:p>0.9975</text:p>
          </table:table-cell>
          <table:table-cell office:value-type="float" office:value="0.9801" calcext:value-type="float">
            <text:p>0.9801</text:p>
          </table:table-cell>
          <table:table-cell table:formula="of:=1-0.00026*[.C241]" office:value-type="float" office:value="0.988092" calcext:value-type="float">
            <text:p>0.9881</text:p>
          </table:table-cell>
          <table:table-cell office:value-type="float" office:value="0.975" calcext:value-type="float">
            <text:p>0.975</text:p>
          </table:table-cell>
          <table:table-cell table:formula="of:=[.E241]*[.F241]*[.G241]*[.H241]*[.I241]*[.J241]*[.K241]*[.L241]*[.M241]" office:value-type="float" office:value="0.851167416676659" calcext:value-type="float">
            <text:p>0.8512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455.1" calcext:value-type="float">
            <text:p>455.1</text:p>
          </table:table-cell>
          <table:table-cell office:value-type="float" office:value="20.3" calcext:value-type="float">
            <text:p>20.3</text:p>
          </table:table-cell>
          <table:table-cell office:value-type="float" office:value="54.87351" calcext:value-type="float">
            <text:p>54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85" calcext:value-type="float">
            <text:p>0.9981</text:p>
          </table:table-cell>
          <table:table-cell office:value-type="float" office:value="0.996876" calcext:value-type="float">
            <text:p>0.9969</text:p>
          </table:table-cell>
          <table:table-cell office:value-type="float" office:value="0.98122" calcext:value-type="float">
            <text:p>0.9812</text:p>
          </table:table-cell>
          <table:table-cell table:formula="of:=1-0.00026*[.C242]" office:value-type="float" office:value="0.994722" calcext:value-type="float">
            <text:p>0.9947</text:p>
          </table:table-cell>
          <table:table-cell office:value-type="float" office:value="0.9772" calcext:value-type="float">
            <text:p>0.9772</text:p>
          </table:table-cell>
          <table:table-cell table:formula="of:=[.E242]*[.F242]*[.G242]*[.H242]*[.I242]*[.J242]*[.K242]*[.L242]*[.M242]" office:value-type="float" office:value="0.85905168264601" calcext:value-type="float">
            <text:p>0.8591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455.4" calcext:value-type="float">
            <text:p>455.4</text:p>
          </table:table-cell>
          <table:table-cell office:value-type="float" office:value="20.3" calcext:value-type="float">
            <text:p>20.3</text:p>
          </table:table-cell>
          <table:table-cell office:value-type="float" office:value="43.69196" calcext:value-type="float">
            <text:p>43.6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8" calcext:value-type="float">
            <text:p>0.9986</text:p>
          </table:table-cell>
          <table:table-cell office:value-type="float" office:value="0.997031" calcext:value-type="float">
            <text:p>0.9970</text:p>
          </table:table-cell>
          <table:table-cell office:value-type="float" office:value="0.98077" calcext:value-type="float">
            <text:p>0.9808</text:p>
          </table:table-cell>
          <table:table-cell table:formula="of:=1-0.00026*[.C243]" office:value-type="float" office:value="0.994722" calcext:value-type="float">
            <text:p>0.9947</text:p>
          </table:table-cell>
          <table:table-cell office:value-type="float" office:value="0.9772" calcext:value-type="float">
            <text:p>0.9772</text:p>
          </table:table-cell>
          <table:table-cell table:formula="of:=[.E243]*[.F243]*[.G243]*[.H243]*[.I243]*[.J243]*[.K243]*[.L243]*[.M243]" office:value-type="float" office:value="0.859217136906334" calcext:value-type="float">
            <text:p>0.8592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454.9" calcext:value-type="float">
            <text:p>454.9</text:p>
          </table:table-cell>
          <table:table-cell office:value-type="float" office:value="20.3" calcext:value-type="float">
            <text:p>20.3</text:p>
          </table:table-cell>
          <table:table-cell office:value-type="float" office:value="35.39756" calcext:value-type="float">
            <text:p>35.4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1" calcext:value-type="float">
            <text:p>0.9992</text:p>
          </table:table-cell>
          <table:table-cell office:value-type="float" office:value="0.99763" calcext:value-type="float">
            <text:p>0.9976</text:p>
          </table:table-cell>
          <table:table-cell office:value-type="float" office:value="0.98411" calcext:value-type="float">
            <text:p>0.9841</text:p>
          </table:table-cell>
          <table:table-cell table:formula="of:=1-0.00026*[.C244]" office:value-type="float" office:value="0.994722" calcext:value-type="float">
            <text:p>0.9947</text:p>
          </table:table-cell>
          <table:table-cell office:value-type="float" office:value="0.9773" calcext:value-type="float">
            <text:p>0.9773</text:p>
          </table:table-cell>
          <table:table-cell table:formula="of:=[.E244]*[.F244]*[.G244]*[.H244]*[.I244]*[.J244]*[.K244]*[.L244]*[.M244]" office:value-type="float" office:value="0.863293735674271" calcext:value-type="float">
            <text:p>0.8633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150" calcext:value-type="float">
            <text:p>150.0</text:p>
          </table:table-cell>
          <table:table-cell office:value-type="float" office:value="40.8" calcext:value-type="float">
            <text:p>40.8</text:p>
          </table:table-cell>
          <table:table-cell office:value-type="float" office:value="58.754" calcext:value-type="float">
            <text:p>58.7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6511" calcext:value-type="float">
            <text:p>0.9965</text:p>
          </table:table-cell>
          <table:table-cell office:value-type="float" office:value="0.99445" calcext:value-type="float">
            <text:p>0.9945</text:p>
          </table:table-cell>
          <table:table-cell table:formula="of:=1-0.00026*[.C245]" office:value-type="float" office:value="0.989392" calcext:value-type="float">
            <text:p>0.9894</text:p>
          </table:table-cell>
          <table:table-cell office:value-type="float" office:value="0.9925" calcext:value-type="float">
            <text:p>0.9925</text:p>
          </table:table-cell>
          <table:table-cell table:formula="of:=[.E245]*[.F245]*[.G245]*[.H245]*[.I245]*[.J245]*[.K245]*[.L245]*[.M245]" office:value-type="float" office:value="0.877819262238221" calcext:value-type="float">
            <text:p>0.8778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149.9" calcext:value-type="float">
            <text:p>149.9</text:p>
          </table:table-cell>
          <table:table-cell office:value-type="float" office:value="40.8" calcext:value-type="float">
            <text:p>40.8</text:p>
          </table:table-cell>
          <table:table-cell office:value-type="float" office:value="98.39428" calcext:value-type="float">
            <text:p>98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562" calcext:value-type="float">
            <text:p>0.9996</text:p>
          </table:table-cell>
          <table:table-cell office:value-type="float" office:value="0.998249" calcext:value-type="float">
            <text:p>0.9982</text:p>
          </table:table-cell>
          <table:table-cell office:value-type="float" office:value="0.99409" calcext:value-type="float">
            <text:p>0.9941</text:p>
          </table:table-cell>
          <table:table-cell table:formula="of:=1-0.00026*[.C246]" office:value-type="float" office:value="0.989392" calcext:value-type="float">
            <text:p>0.9894</text:p>
          </table:table-cell>
          <table:table-cell office:value-type="float" office:value="0.9925" calcext:value-type="float">
            <text:p>0.9925</text:p>
          </table:table-cell>
          <table:table-cell table:formula="of:=[.E246]*[.F246]*[.G246]*[.H246]*[.I246]*[.J246]*[.K246]*[.L246]*[.M246]" office:value-type="float" office:value="0.881723237300341" calcext:value-type="float">
            <text:p>0.8817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501.2" calcext:value-type="float">
            <text:p>501.2</text:p>
          </table:table-cell>
          <table:table-cell office:value-type="float" office:value="43.8" calcext:value-type="float">
            <text:p>43.8</text:p>
          </table:table-cell>
          <table:table-cell office:value-type="float" office:value="158.62526" calcext:value-type="float">
            <text:p>158.6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41" calcext:value-type="float">
            <text:p>0.9986</text:p>
          </table:table-cell>
          <table:table-cell office:value-type="float" office:value="0.996394" calcext:value-type="float">
            <text:p>0.9964</text:p>
          </table:table-cell>
          <table:table-cell office:value-type="float" office:value="0.97928" calcext:value-type="float">
            <text:p>0.9793</text:p>
          </table:table-cell>
          <table:table-cell table:formula="of:=1-0.00026*[.C247]" office:value-type="float" office:value="0.988612" calcext:value-type="float">
            <text:p>0.9886</text:p>
          </table:table-cell>
          <table:table-cell office:value-type="float" office:value="0.9749" calcext:value-type="float">
            <text:p>0.9749</text:p>
          </table:table-cell>
          <table:table-cell table:formula="of:=[.E247]*[.F247]*[.G247]*[.H247]*[.I247]*[.J247]*[.K247]*[.L247]*[.M247]" office:value-type="float" office:value="0.850143775797686" calcext:value-type="float">
            <text:p>0.8501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501.1" calcext:value-type="float">
            <text:p>501.1</text:p>
          </table:table-cell>
          <table:table-cell office:value-type="float" office:value="43.8" calcext:value-type="float">
            <text:p>43.8</text:p>
          </table:table-cell>
          <table:table-cell office:value-type="float" office:value="83.76966" calcext:value-type="float">
            <text:p>83.7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83" calcext:value-type="float">
            <text:p>0.9986</text:p>
          </table:table-cell>
          <table:table-cell office:value-type="float" office:value="0.996963" calcext:value-type="float">
            <text:p>0.9970</text:p>
          </table:table-cell>
          <table:table-cell office:value-type="float" office:value="0.97822" calcext:value-type="float">
            <text:p>0.9782</text:p>
          </table:table-cell>
          <table:table-cell table:formula="of:=1-0.00026*[.C248]" office:value-type="float" office:value="0.988612" calcext:value-type="float">
            <text:p>0.9886</text:p>
          </table:table-cell>
          <table:table-cell office:value-type="float" office:value="0.9749" calcext:value-type="float">
            <text:p>0.9749</text:p>
          </table:table-cell>
          <table:table-cell table:formula="of:=[.E248]*[.F248]*[.G248]*[.H248]*[.I248]*[.J248]*[.K248]*[.L248]*[.M248]" office:value-type="float" office:value="0.849659163248232" calcext:value-type="float">
            <text:p>0.8497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483.2" calcext:value-type="float">
            <text:p>483.2</text:p>
          </table:table-cell>
          <table:table-cell office:value-type="float" office:value="21.3" calcext:value-type="float">
            <text:p>21.3</text:p>
          </table:table-cell>
          <table:table-cell office:value-type="float" office:value="58.39084" calcext:value-type="float">
            <text:p>58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18" calcext:value-type="float">
            <text:p>0.9984</text:p>
          </table:table-cell>
          <table:table-cell office:value-type="float" office:value="0.996679" calcext:value-type="float">
            <text:p>0.9967</text:p>
          </table:table-cell>
          <table:table-cell office:value-type="float" office:value="0.98124" calcext:value-type="float">
            <text:p>0.9812</text:p>
          </table:table-cell>
          <table:table-cell table:formula="of:=1-0.00026*[.C249]" office:value-type="float" office:value="0.994462" calcext:value-type="float">
            <text:p>0.9945</text:p>
          </table:table-cell>
          <table:table-cell office:value-type="float" office:value="0.9758" calcext:value-type="float">
            <text:p>0.9758</text:p>
          </table:table-cell>
          <table:table-cell table:formula="of:=[.E249]*[.F249]*[.G249]*[.H249]*[.I249]*[.J249]*[.K249]*[.L249]*[.M249]" office:value-type="float" office:value="0.857730810405691" calcext:value-type="float">
            <text:p>0.8577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483.4" calcext:value-type="float">
            <text:p>483.4</text:p>
          </table:table-cell>
          <table:table-cell office:value-type="float" office:value="21.3" calcext:value-type="float">
            <text:p>21.3</text:p>
          </table:table-cell>
          <table:table-cell office:value-type="float" office:value="64.80551" calcext:value-type="float">
            <text:p>64.8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82" calcext:value-type="float">
            <text:p>0.9981</text:p>
          </table:table-cell>
          <table:table-cell office:value-type="float" office:value="0.996986" calcext:value-type="float">
            <text:p>0.9970</text:p>
          </table:table-cell>
          <table:table-cell office:value-type="float" office:value="0.98203" calcext:value-type="float">
            <text:p>0.9820</text:p>
          </table:table-cell>
          <table:table-cell table:formula="of:=1-0.00026*[.C250]" office:value-type="float" office:value="0.994462" calcext:value-type="float">
            <text:p>0.9945</text:p>
          </table:table-cell>
          <table:table-cell office:value-type="float" office:value="0.9758" calcext:value-type="float">
            <text:p>0.9758</text:p>
          </table:table-cell>
          <table:table-cell table:formula="of:=[.E250]*[.F250]*[.G250]*[.H250]*[.I250]*[.J250]*[.K250]*[.L250]*[.M250]" office:value-type="float" office:value="0.858396810589501" calcext:value-type="float">
            <text:p>0.8584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482.8" calcext:value-type="float">
            <text:p>482.8</text:p>
          </table:table-cell>
          <table:table-cell office:value-type="float" office:value="21.3" calcext:value-type="float">
            <text:p>21.3</text:p>
          </table:table-cell>
          <table:table-cell office:value-type="float" office:value="69.24752" calcext:value-type="float">
            <text:p>69.2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16" calcext:value-type="float">
            <text:p>0.9988</text:p>
          </table:table-cell>
          <table:table-cell office:value-type="float" office:value="0.997238" calcext:value-type="float">
            <text:p>0.9972</text:p>
          </table:table-cell>
          <table:table-cell office:value-type="float" office:value="0.9825" calcext:value-type="float">
            <text:p>0.9825</text:p>
          </table:table-cell>
          <table:table-cell table:formula="of:=1-0.00026*[.C251]" office:value-type="float" office:value="0.994462" calcext:value-type="float">
            <text:p>0.9945</text:p>
          </table:table-cell>
          <table:table-cell office:value-type="float" office:value="0.9759" calcext:value-type="float">
            <text:p>0.9759</text:p>
          </table:table-cell>
          <table:table-cell table:formula="of:=[.E251]*[.F251]*[.G251]*[.H251]*[.I251]*[.J251]*[.K251]*[.L251]*[.M251]" office:value-type="float" office:value="0.859744546890985" calcext:value-type="float">
            <text:p>0.8597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484.1" calcext:value-type="float">
            <text:p>484.1</text:p>
          </table:table-cell>
          <table:table-cell office:value-type="float" office:value="21.3" calcext:value-type="float">
            <text:p>21.3</text:p>
          </table:table-cell>
          <table:table-cell office:value-type="float" office:value="57.61695" calcext:value-type="float">
            <text:p>57.6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75" calcext:value-type="float">
            <text:p>0.9986</text:p>
          </table:table-cell>
          <table:table-cell office:value-type="float" office:value="0.997308" calcext:value-type="float">
            <text:p>0.9973</text:p>
          </table:table-cell>
          <table:table-cell office:value-type="float" office:value="0.98206" calcext:value-type="float">
            <text:p>0.9821</text:p>
          </table:table-cell>
          <table:table-cell table:formula="of:=1-0.00026*[.C252]" office:value-type="float" office:value="0.994462" calcext:value-type="float">
            <text:p>0.9945</text:p>
          </table:table-cell>
          <table:table-cell office:value-type="float" office:value="0.9758" calcext:value-type="float">
            <text:p>0.9758</text:p>
          </table:table-cell>
          <table:table-cell table:formula="of:=[.E252]*[.F252]*[.G252]*[.H252]*[.I252]*[.J252]*[.K252]*[.L252]*[.M252]" office:value-type="float" office:value="0.859124434329204" calcext:value-type="float">
            <text:p>0.8591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483.5" calcext:value-type="float">
            <text:p>483.5</text:p>
          </table:table-cell>
          <table:table-cell office:value-type="float" office:value="21.3" calcext:value-type="float">
            <text:p>21.3</text:p>
          </table:table-cell>
          <table:table-cell office:value-type="float" office:value="65.11802" calcext:value-type="float">
            <text:p>65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97" calcext:value-type="float">
            <text:p>0.9989</text:p>
          </table:table-cell>
          <table:table-cell office:value-type="float" office:value="0.997242" calcext:value-type="float">
            <text:p>0.9972</text:p>
          </table:table-cell>
          <table:table-cell office:value-type="float" office:value="0.98213" calcext:value-type="float">
            <text:p>0.9821</text:p>
          </table:table-cell>
          <table:table-cell table:formula="of:=1-0.00026*[.C253]" office:value-type="float" office:value="0.994462" calcext:value-type="float">
            <text:p>0.9945</text:p>
          </table:table-cell>
          <table:table-cell office:value-type="float" office:value="0.9758" calcext:value-type="float">
            <text:p>0.9758</text:p>
          </table:table-cell>
          <table:table-cell table:formula="of:=[.E253]*[.F253]*[.G253]*[.H253]*[.I253]*[.J253]*[.K253]*[.L253]*[.M253]" office:value-type="float" office:value="0.859405846568665" calcext:value-type="float">
            <text:p>0.8594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487.9" calcext:value-type="float">
            <text:p>487.9</text:p>
          </table:table-cell>
          <table:table-cell office:value-type="float" office:value="11.3" calcext:value-type="float">
            <text:p>11.3</text:p>
          </table:table-cell>
          <table:table-cell office:value-type="float" office:value="3.8455" calcext:value-type="float">
            <text:p>3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5582" calcext:value-type="float">
            <text:p>0.9956</text:p>
          </table:table-cell>
          <table:table-cell office:value-type="float" office:value="0.997054" calcext:value-type="float">
            <text:p>0.9971</text:p>
          </table:table-cell>
          <table:table-cell office:value-type="float" office:value="0.98084" calcext:value-type="float">
            <text:p>0.9808</text:p>
          </table:table-cell>
          <table:table-cell table:formula="of:=1-0.00026*[.C254]" office:value-type="float" office:value="0.997062" calcext:value-type="float">
            <text:p>0.9971</text:p>
          </table:table-cell>
          <table:table-cell office:value-type="float" office:value="0.9756" calcext:value-type="float">
            <text:p>0.9756</text:p>
          </table:table-cell>
          <table:table-cell table:formula="of:=[.E254]*[.F254]*[.G254]*[.H254]*[.I254]*[.J254]*[.K254]*[.L254]*[.M254]" office:value-type="float" office:value="0.857327770621273" calcext:value-type="float">
            <text:p>0.8573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484.6" calcext:value-type="float">
            <text:p>484.6</text:p>
          </table:table-cell>
          <table:table-cell office:value-type="float" office:value="11.3" calcext:value-type="float">
            <text:p>11.3</text:p>
          </table:table-cell>
          <table:table-cell office:value-type="float" office:value="33.57983" calcext:value-type="float">
            <text:p>33.5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54" calcext:value-type="float">
            <text:p>0.9983</text:p>
          </table:table-cell>
          <table:table-cell office:value-type="float" office:value="0.99581" calcext:value-type="float">
            <text:p>0.9958</text:p>
          </table:table-cell>
          <table:table-cell office:value-type="float" office:value="0.98152" calcext:value-type="float">
            <text:p>0.9815</text:p>
          </table:table-cell>
          <table:table-cell table:formula="of:=1-0.00026*[.C255]" office:value-type="float" office:value="0.997062" calcext:value-type="float">
            <text:p>0.9971</text:p>
          </table:table-cell>
          <table:table-cell office:value-type="float" office:value="0.9758" calcext:value-type="float">
            <text:p>0.9758</text:p>
          </table:table-cell>
          <table:table-cell table:formula="of:=[.E255]*[.F255]*[.G255]*[.H255]*[.I255]*[.J255]*[.K255]*[.L255]*[.M255]" office:value-type="float" office:value="0.859327528647865" calcext:value-type="float">
            <text:p>0.8593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487.7" calcext:value-type="float">
            <text:p>487.7</text:p>
          </table:table-cell>
          <table:table-cell office:value-type="float" office:value="11.3" calcext:value-type="float">
            <text:p>11.3</text:p>
          </table:table-cell>
          <table:table-cell office:value-type="float" office:value="46.38974" calcext:value-type="float">
            <text:p>46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13" calcext:value-type="float">
            <text:p>0.9983</text:p>
          </table:table-cell>
          <table:table-cell office:value-type="float" office:value="0.996626" calcext:value-type="float">
            <text:p>0.9966</text:p>
          </table:table-cell>
          <table:table-cell office:value-type="float" office:value="0.98263" calcext:value-type="float">
            <text:p>0.9826</text:p>
          </table:table-cell>
          <table:table-cell table:formula="of:=1-0.00026*[.C256]" office:value-type="float" office:value="0.997062" calcext:value-type="float">
            <text:p>0.9971</text:p>
          </table:table-cell>
          <table:table-cell office:value-type="float" office:value="0.9756" calcext:value-type="float">
            <text:p>0.9756</text:p>
          </table:table-cell>
          <table:table-cell table:formula="of:=[.E256]*[.F256]*[.G256]*[.H256]*[.I256]*[.J256]*[.K256]*[.L256]*[.M256]" office:value-type="float" office:value="0.860878705544035" calcext:value-type="float">
            <text:p>0.8609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488.7" calcext:value-type="float">
            <text:p>488.7</text:p>
          </table:table-cell>
          <table:table-cell office:value-type="float" office:value="11.3" calcext:value-type="float">
            <text:p>11.3</text:p>
          </table:table-cell>
          <table:table-cell office:value-type="float" office:value="53.00274" calcext:value-type="float">
            <text:p>53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7923" calcext:value-type="float">
            <text:p>0.9979</text:p>
          </table:table-cell>
          <table:table-cell office:value-type="float" office:value="0.98253" calcext:value-type="float">
            <text:p>0.9825</text:p>
          </table:table-cell>
          <table:table-cell table:formula="of:=1-0.00026*[.C257]" office:value-type="float" office:value="0.997062" calcext:value-type="float">
            <text:p>0.9971</text:p>
          </table:table-cell>
          <table:table-cell office:value-type="float" office:value="0.9756" calcext:value-type="float">
            <text:p>0.9756</text:p>
          </table:table-cell>
          <table:table-cell table:formula="of:=[.E257]*[.F257]*[.G257]*[.H257]*[.I257]*[.J257]*[.K257]*[.L257]*[.M257]" office:value-type="float" office:value="0.862072771369639" calcext:value-type="float">
            <text:p>0.8621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489.2" calcext:value-type="float">
            <text:p>489.2</text:p>
          </table:table-cell>
          <table:table-cell office:value-type="float" office:value="11.3" calcext:value-type="float">
            <text:p>11.3</text:p>
          </table:table-cell>
          <table:table-cell office:value-type="float" office:value="43.87437" calcext:value-type="float">
            <text:p>43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74" calcext:value-type="float">
            <text:p>0.9984</text:p>
          </table:table-cell>
          <table:table-cell office:value-type="float" office:value="0.996476" calcext:value-type="float">
            <text:p>0.9965</text:p>
          </table:table-cell>
          <table:table-cell office:value-type="float" office:value="0.98396" calcext:value-type="float">
            <text:p>0.9840</text:p>
          </table:table-cell>
          <table:table-cell table:formula="of:=1-0.00026*[.C258]" office:value-type="float" office:value="0.997062" calcext:value-type="float">
            <text:p>0.9971</text:p>
          </table:table-cell>
          <table:table-cell office:value-type="float" office:value="0.9755" calcext:value-type="float">
            <text:p>0.9755</text:p>
          </table:table-cell>
          <table:table-cell table:formula="of:=[.E258]*[.F258]*[.G258]*[.H258]*[.I258]*[.J258]*[.K258]*[.L258]*[.M258]" office:value-type="float" office:value="0.861878482674" calcext:value-type="float">
            <text:p>0.8619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489.4" calcext:value-type="float">
            <text:p>489.4</text:p>
          </table:table-cell>
          <table:table-cell office:value-type="float" office:value="11.3" calcext:value-type="float">
            <text:p>11.3</text:p>
          </table:table-cell>
          <table:table-cell office:value-type="float" office:value="13.42537" calcext:value-type="float">
            <text:p>13.4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15" calcext:value-type="float">
            <text:p>0.9990</text:p>
          </table:table-cell>
          <table:table-cell office:value-type="float" office:value="0.996061" calcext:value-type="float">
            <text:p>0.9961</text:p>
          </table:table-cell>
          <table:table-cell office:value-type="float" office:value="0.98452" calcext:value-type="float">
            <text:p>0.9845</text:p>
          </table:table-cell>
          <table:table-cell table:formula="of:=1-0.00026*[.C259]" office:value-type="float" office:value="0.997062" calcext:value-type="float">
            <text:p>0.9971</text:p>
          </table:table-cell>
          <table:table-cell office:value-type="float" office:value="0.9755" calcext:value-type="float">
            <text:p>0.9755</text:p>
          </table:table-cell>
          <table:table-cell table:formula="of:=[.E259]*[.F259]*[.G259]*[.H259]*[.I259]*[.J259]*[.K259]*[.L259]*[.M259]" office:value-type="float" office:value="0.862563302010059" calcext:value-type="float">
            <text:p>0.8626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280.9" calcext:value-type="float">
            <text:p>280.9</text:p>
          </table:table-cell>
          <table:table-cell office:value-type="float" office:value="40.8" calcext:value-type="float">
            <text:p>40.8</text:p>
          </table:table-cell>
          <table:table-cell office:value-type="float" office:value="139.98619" calcext:value-type="float">
            <text:p>139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77" calcext:value-type="float">
            <text:p>0.9984</text:p>
          </table:table-cell>
          <table:table-cell office:value-type="float" office:value="0.997728" calcext:value-type="float">
            <text:p>0.9977</text:p>
          </table:table-cell>
          <table:table-cell office:value-type="float" office:value="0.99004" calcext:value-type="float">
            <text:p>0.9900</text:p>
          </table:table-cell>
          <table:table-cell table:formula="of:=1-0.00026*[.C260]" office:value-type="float" office:value="0.989392" calcext:value-type="float">
            <text:p>0.9894</text:p>
          </table:table-cell>
          <table:table-cell office:value-type="float" office:value="0.986" calcext:value-type="float">
            <text:p>0.986</text:p>
          </table:table-cell>
          <table:table-cell table:formula="of:=[.E260]*[.F260]*[.G260]*[.H260]*[.I260]*[.J260]*[.K260]*[.L260]*[.M260]" office:value-type="float" office:value="0.870891053357035" calcext:value-type="float">
            <text:p>0.8709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80.8" calcext:value-type="float">
            <text:p>280.8</text:p>
          </table:table-cell>
          <table:table-cell office:value-type="float" office:value="40.8" calcext:value-type="float">
            <text:p>40.8</text:p>
          </table:table-cell>
          <table:table-cell office:value-type="float" office:value="32.11933" calcext:value-type="float">
            <text:p>32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23" calcext:value-type="float">
            <text:p>0.9985</text:p>
          </table:table-cell>
          <table:table-cell office:value-type="float" office:value="0.997046" calcext:value-type="float">
            <text:p>0.9970</text:p>
          </table:table-cell>
          <table:table-cell office:value-type="float" office:value="0.98962" calcext:value-type="float">
            <text:p>0.9896</text:p>
          </table:table-cell>
          <table:table-cell table:formula="of:=1-0.00026*[.C261]" office:value-type="float" office:value="0.989392" calcext:value-type="float">
            <text:p>0.9894</text:p>
          </table:table-cell>
          <table:table-cell office:value-type="float" office:value="0.986" calcext:value-type="float">
            <text:p>0.986</text:p>
          </table:table-cell>
          <table:table-cell table:formula="of:=[.E261]*[.F261]*[.G261]*[.H261]*[.I261]*[.J261]*[.K261]*[.L261]*[.M261]" office:value-type="float" office:value="0.870053767421359" calcext:value-type="float">
            <text:p>0.8701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490.2" calcext:value-type="float">
            <text:p>490.2</text:p>
          </table:table-cell>
          <table:table-cell office:value-type="float" office:value="11.3" calcext:value-type="float">
            <text:p>11.3</text:p>
          </table:table-cell>
          <table:table-cell office:value-type="float" office:value="15.74665" calcext:value-type="float">
            <text:p>15.7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608" calcext:value-type="float">
            <text:p>0.9996</text:p>
          </table:table-cell>
          <table:table-cell office:value-type="float" office:value="0.997258" calcext:value-type="float">
            <text:p>0.9973</text:p>
          </table:table-cell>
          <table:table-cell office:value-type="float" office:value="0.98123" calcext:value-type="float">
            <text:p>0.9812</text:p>
          </table:table-cell>
          <table:table-cell table:formula="of:=1-0.00026*[.C262]" office:value-type="float" office:value="0.997062" calcext:value-type="float">
            <text:p>0.9971</text:p>
          </table:table-cell>
          <table:table-cell office:value-type="float" office:value="0.9755" calcext:value-type="float">
            <text:p>0.9755</text:p>
          </table:table-cell>
          <table:table-cell table:formula="of:=[.E262]*[.F262]*[.G262]*[.H262]*[.I262]*[.J262]*[.K262]*[.L262]*[.M262]" office:value-type="float" office:value="0.861224862368267" calcext:value-type="float">
            <text:p>0.8612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477.3" calcext:value-type="float">
            <text:p>477.3</text:p>
          </table:table-cell>
          <table:table-cell office:value-type="float" office:value="24.8" calcext:value-type="float">
            <text:p>24.8</text:p>
          </table:table-cell>
          <table:table-cell office:value-type="float" office:value="61.64167" calcext:value-type="float">
            <text:p>61.6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58" calcext:value-type="float">
            <text:p>0.9988</text:p>
          </table:table-cell>
          <table:table-cell office:value-type="float" office:value="0.998137" calcext:value-type="float">
            <text:p>0.9981</text:p>
          </table:table-cell>
          <table:table-cell office:value-type="float" office:value="0.98028" calcext:value-type="float">
            <text:p>0.9803</text:p>
          </table:table-cell>
          <table:table-cell table:formula="of:=1-0.00026*[.C263]" office:value-type="float" office:value="0.993552" calcext:value-type="float">
            <text:p>0.9936</text:p>
          </table:table-cell>
          <table:table-cell office:value-type="float" office:value="0.9761" calcext:value-type="float">
            <text:p>0.9761</text:p>
          </table:table-cell>
          <table:table-cell table:formula="of:=[.E263]*[.F263]*[.G263]*[.H263]*[.I263]*[.J263]*[.K263]*[.L263]*[.M263]" office:value-type="float" office:value="0.857915536949961" calcext:value-type="float">
            <text:p>0.8579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477.6" calcext:value-type="float">
            <text:p>477.6</text:p>
          </table:table-cell>
          <table:table-cell office:value-type="float" office:value="24.3" calcext:value-type="float">
            <text:p>24.3</text:p>
          </table:table-cell>
          <table:table-cell office:value-type="float" office:value="77.01626" calcext:value-type="float">
            <text:p>77.0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87" calcext:value-type="float">
            <text:p>0.9991</text:p>
          </table:table-cell>
          <table:table-cell office:value-type="float" office:value="0.997094" calcext:value-type="float">
            <text:p>0.9971</text:p>
          </table:table-cell>
          <table:table-cell office:value-type="float" office:value="0.98269" calcext:value-type="float">
            <text:p>0.9827</text:p>
          </table:table-cell>
          <table:table-cell table:formula="of:=1-0.00026*[.C264]" office:value-type="float" office:value="0.993682" calcext:value-type="float">
            <text:p>0.9937</text:p>
          </table:table-cell>
          <table:table-cell office:value-type="float" office:value="0.9761" calcext:value-type="float">
            <text:p>0.9761</text:p>
          </table:table-cell>
          <table:table-cell table:formula="of:=[.E264]*[.F264]*[.G264]*[.H264]*[.I264]*[.J264]*[.K264]*[.L264]*[.M264]" office:value-type="float" office:value="0.859521478396122" calcext:value-type="float">
            <text:p>0.8595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476.9" calcext:value-type="float">
            <text:p>476.9</text:p>
          </table:table-cell>
          <table:table-cell office:value-type="float" office:value="24.3" calcext:value-type="float">
            <text:p>24.3</text:p>
          </table:table-cell>
          <table:table-cell office:value-type="float" office:value="73.72171" calcext:value-type="float">
            <text:p>73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16" calcext:value-type="float">
            <text:p>0.9987</text:p>
          </table:table-cell>
          <table:table-cell office:value-type="float" office:value="0.996661" calcext:value-type="float">
            <text:p>0.9967</text:p>
          </table:table-cell>
          <table:table-cell office:value-type="float" office:value="0.98092" calcext:value-type="float">
            <text:p>0.9809</text:p>
          </table:table-cell>
          <table:table-cell table:formula="of:=1-0.00026*[.C265]" office:value-type="float" office:value="0.993682" calcext:value-type="float">
            <text:p>0.9937</text:p>
          </table:table-cell>
          <table:table-cell office:value-type="float" office:value="0.9762" calcext:value-type="float">
            <text:p>0.9762</text:p>
          </table:table-cell>
          <table:table-cell table:formula="of:=[.E265]*[.F265]*[.G265]*[.H265]*[.I265]*[.J265]*[.K265]*[.L265]*[.M265]" office:value-type="float" office:value="0.857370108364345" calcext:value-type="float">
            <text:p>0.8574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476.8" calcext:value-type="float">
            <text:p>476.8</text:p>
          </table:table-cell>
          <table:table-cell office:value-type="float" office:value="24.3" calcext:value-type="float">
            <text:p>24.3</text:p>
          </table:table-cell>
          <table:table-cell office:value-type="float" office:value="44.47401" calcext:value-type="float">
            <text:p>44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18" calcext:value-type="float">
            <text:p>0.9988</text:p>
          </table:table-cell>
          <table:table-cell office:value-type="float" office:value="0.997194" calcext:value-type="float">
            <text:p>0.9972</text:p>
          </table:table-cell>
          <table:table-cell office:value-type="float" office:value="0.98227" calcext:value-type="float">
            <text:p>0.9823</text:p>
          </table:table-cell>
          <table:table-cell table:formula="of:=1-0.00026*[.C266]" office:value-type="float" office:value="0.993682" calcext:value-type="float">
            <text:p>0.9937</text:p>
          </table:table-cell>
          <table:table-cell office:value-type="float" office:value="0.9762" calcext:value-type="float">
            <text:p>0.9762</text:p>
          </table:table-cell>
          <table:table-cell table:formula="of:=[.E266]*[.F266]*[.G266]*[.H266]*[.I266]*[.J266]*[.K266]*[.L266]*[.M266]" office:value-type="float" office:value="0.859096943555817" calcext:value-type="float">
            <text:p>0.8591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108.9" calcext:value-type="float">
            <text:p>108.9</text:p>
          </table:table-cell>
          <table:table-cell office:value-type="float" office:value="40.8" calcext:value-type="float">
            <text:p>40.8</text:p>
          </table:table-cell>
          <table:table-cell office:value-type="float" office:value="68.18122" calcext:value-type="float">
            <text:p>68.1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5622" calcext:value-type="float">
            <text:p>0.9956</text:p>
          </table:table-cell>
          <table:table-cell office:value-type="float" office:value="0.998249" calcext:value-type="float">
            <text:p>0.9982</text:p>
          </table:table-cell>
          <table:table-cell office:value-type="float" office:value="0.9951" calcext:value-type="float">
            <text:p>0.9951</text:p>
          </table:table-cell>
          <table:table-cell table:formula="of:=1-0.00026*[.C267]" office:value-type="float" office:value="0.989392" calcext:value-type="float">
            <text:p>0.9894</text:p>
          </table:table-cell>
          <table:table-cell office:value-type="float" office:value="0.9946" calcext:value-type="float">
            <text:p>0.9946</text:p>
          </table:table-cell>
          <table:table-cell table:formula="of:=[.E267]*[.F267]*[.G267]*[.H267]*[.I267]*[.J267]*[.K267]*[.L267]*[.M267]" office:value-type="float" office:value="0.881000174338815" calcext:value-type="float">
            <text:p>0.8810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108.8" calcext:value-type="float">
            <text:p>108.8</text:p>
          </table:table-cell>
          <table:table-cell office:value-type="float" office:value="40.8" calcext:value-type="float">
            <text:p>40.8</text:p>
          </table:table-cell>
          <table:table-cell office:value-type="float" office:value="68.28054" calcext:value-type="float">
            <text:p>68.2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354" calcext:value-type="float">
            <text:p>0.9964</text:p>
          </table:table-cell>
          <table:table-cell office:value-type="float" office:value="0.995442" calcext:value-type="float">
            <text:p>0.9954</text:p>
          </table:table-cell>
          <table:table-cell office:value-type="float" office:value="0.99575" calcext:value-type="float">
            <text:p>0.9958</text:p>
          </table:table-cell>
          <table:table-cell table:formula="of:=1-0.00026*[.C268]" office:value-type="float" office:value="0.989392" calcext:value-type="float">
            <text:p>0.9894</text:p>
          </table:table-cell>
          <table:table-cell office:value-type="float" office:value="0.9946" calcext:value-type="float">
            <text:p>0.9946</text:p>
          </table:table-cell>
          <table:table-cell table:formula="of:=[.E268]*[.F268]*[.G268]*[.H268]*[.I268]*[.J268]*[.K268]*[.L268]*[.M268]" office:value-type="float" office:value="0.879743049251869" calcext:value-type="float">
            <text:p>0.8797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08.3" calcext:value-type="float">
            <text:p>108.3</text:p>
          </table:table-cell>
          <table:table-cell office:value-type="float" office:value="40.8" calcext:value-type="float">
            <text:p>40.8</text:p>
          </table:table-cell>
          <table:table-cell office:value-type="float" office:value="150.47902" calcext:value-type="float">
            <text:p>150.4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67" calcext:value-type="float">
            <text:p>0.9989</text:p>
          </table:table-cell>
          <table:table-cell office:value-type="float" office:value="0.998489" calcext:value-type="float">
            <text:p>0.9985</text:p>
          </table:table-cell>
          <table:table-cell office:value-type="float" office:value="0.99505" calcext:value-type="float">
            <text:p>0.9951</text:p>
          </table:table-cell>
          <table:table-cell table:formula="of:=1-0.00026*[.C269]" office:value-type="float" office:value="0.989392" calcext:value-type="float">
            <text:p>0.9894</text:p>
          </table:table-cell>
          <table:table-cell office:value-type="float" office:value="0.9946" calcext:value-type="float">
            <text:p>0.9946</text:p>
          </table:table-cell>
          <table:table-cell table:formula="of:=[.E269]*[.F269]*[.G269]*[.H269]*[.I269]*[.J269]*[.K269]*[.L269]*[.M269]" office:value-type="float" office:value="0.884039670366315" calcext:value-type="float">
            <text:p>0.8840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457.4" calcext:value-type="float">
            <text:p>457.4</text:p>
          </table:table-cell>
          <table:table-cell office:value-type="float" office:value="55.8" calcext:value-type="float">
            <text:p>55.8</text:p>
          </table:table-cell>
          <table:table-cell office:value-type="float" office:value="137.06683" calcext:value-type="float">
            <text:p>137.0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81" calcext:value-type="float">
            <text:p>0.9983</text:p>
          </table:table-cell>
          <table:table-cell office:value-type="float" office:value="0.99762" calcext:value-type="float">
            <text:p>0.9976</text:p>
          </table:table-cell>
          <table:table-cell office:value-type="float" office:value="0.97968" calcext:value-type="float">
            <text:p>0.9797</text:p>
          </table:table-cell>
          <table:table-cell table:formula="of:=1-0.00026*[.C270]" office:value-type="float" office:value="0.985492" calcext:value-type="float">
            <text:p>0.9855</text:p>
          </table:table-cell>
          <table:table-cell office:value-type="float" office:value="0.9771" calcext:value-type="float">
            <text:p>0.9771</text:p>
          </table:table-cell>
          <table:table-cell table:formula="of:=[.E270]*[.F270]*[.G270]*[.H270]*[.I270]*[.J270]*[.K270]*[.L270]*[.M270]" office:value-type="float" office:value="0.850458960951471" calcext:value-type="float">
            <text:p>0.8505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496.8" calcext:value-type="float">
            <text:p>496.8</text:p>
          </table:table-cell>
          <table:table-cell office:value-type="float" office:value="60.8" calcext:value-type="float">
            <text:p>60.8</text:p>
          </table:table-cell>
          <table:table-cell office:value-type="float" office:value="205.47519" calcext:value-type="float">
            <text:p>205.4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26" calcext:value-type="float">
            <text:p>0.9984</text:p>
          </table:table-cell>
          <table:table-cell office:value-type="float" office:value="0.996502" calcext:value-type="float">
            <text:p>0.9965</text:p>
          </table:table-cell>
          <table:table-cell office:value-type="float" office:value="0.97774" calcext:value-type="float">
            <text:p>0.9777</text:p>
          </table:table-cell>
          <table:table-cell table:formula="of:=1-0.00026*[.C271]" office:value-type="float" office:value="0.984192" calcext:value-type="float">
            <text:p>0.9842</text:p>
          </table:table-cell>
          <table:table-cell office:value-type="float" office:value="0.9752" calcext:value-type="float">
            <text:p>0.9752</text:p>
          </table:table-cell>
          <table:table-cell table:formula="of:=[.E271]*[.F271]*[.G271]*[.H271]*[.I271]*[.J271]*[.K271]*[.L271]*[.M271]" office:value-type="float" office:value="0.84518155982668" calcext:value-type="float">
            <text:p>0.8452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496.8" calcext:value-type="float">
            <text:p>496.8</text:p>
          </table:table-cell>
          <table:table-cell office:value-type="float" office:value="60.8" calcext:value-type="float">
            <text:p>60.8</text:p>
          </table:table-cell>
          <table:table-cell office:value-type="float" office:value="162.9671" calcext:value-type="float">
            <text:p>162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27" calcext:value-type="float">
            <text:p>0.9980</text:p>
          </table:table-cell>
          <table:table-cell office:value-type="float" office:value="0.996964" calcext:value-type="float">
            <text:p>0.9970</text:p>
          </table:table-cell>
          <table:table-cell office:value-type="float" office:value="0.97826" calcext:value-type="float">
            <text:p>0.9783</text:p>
          </table:table-cell>
          <table:table-cell table:formula="of:=1-0.00026*[.C272]" office:value-type="float" office:value="0.984192" calcext:value-type="float">
            <text:p>0.9842</text:p>
          </table:table-cell>
          <table:table-cell office:value-type="float" office:value="0.9752" calcext:value-type="float">
            <text:p>0.9752</text:p>
          </table:table-cell>
          <table:table-cell table:formula="of:=[.E272]*[.F272]*[.G272]*[.H272]*[.I272]*[.J272]*[.K272]*[.L272]*[.M272]" office:value-type="float" office:value="0.845685017680938" calcext:value-type="float">
            <text:p>0.8457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496.9" calcext:value-type="float">
            <text:p>496.9</text:p>
          </table:table-cell>
          <table:table-cell office:value-type="float" office:value="60.8" calcext:value-type="float">
            <text:p>60.8</text:p>
          </table:table-cell>
          <table:table-cell office:value-type="float" office:value="92.99545" calcext:value-type="float">
            <text:p>93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49" calcext:value-type="float">
            <text:p>0.9989</text:p>
          </table:table-cell>
          <table:table-cell office:value-type="float" office:value="0.996978" calcext:value-type="float">
            <text:p>0.9970</text:p>
          </table:table-cell>
          <table:table-cell office:value-type="float" office:value="0.97586" calcext:value-type="float">
            <text:p>0.9759</text:p>
          </table:table-cell>
          <table:table-cell table:formula="of:=1-0.00026*[.C273]" office:value-type="float" office:value="0.984192" calcext:value-type="float">
            <text:p>0.9842</text:p>
          </table:table-cell>
          <table:table-cell office:value-type="float" office:value="0.9752" calcext:value-type="float">
            <text:p>0.9752</text:p>
          </table:table-cell>
          <table:table-cell table:formula="of:=[.E273]*[.F273]*[.G273]*[.H273]*[.I273]*[.J273]*[.K273]*[.L273]*[.M273]" office:value-type="float" office:value="0.844401472365106" calcext:value-type="float">
            <text:p>0.8444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141.5" calcext:value-type="float">
            <text:p>141.5</text:p>
          </table:table-cell>
          <table:table-cell office:value-type="float" office:value="71.3" calcext:value-type="float">
            <text:p>71.3</text:p>
          </table:table-cell>
          <table:table-cell office:value-type="float" office:value="141.94707" calcext:value-type="float">
            <text:p>141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81" calcext:value-type="float">
            <text:p>0.9982</text:p>
          </table:table-cell>
          <table:table-cell office:value-type="float" office:value="0.996599" calcext:value-type="float">
            <text:p>0.9966</text:p>
          </table:table-cell>
          <table:table-cell office:value-type="float" office:value="0.98827" calcext:value-type="float">
            <text:p>0.9883</text:p>
          </table:table-cell>
          <table:table-cell table:formula="of:=1-0.00026*[.C274]" office:value-type="float" office:value="0.981462" calcext:value-type="float">
            <text:p>0.9815</text:p>
          </table:table-cell>
          <table:table-cell office:value-type="float" office:value="0.9929" calcext:value-type="float">
            <text:p>0.9929</text:p>
          </table:table-cell>
          <table:table-cell table:formula="of:=[.E274]*[.F274]*[.G274]*[.H274]*[.I274]*[.J274]*[.K274]*[.L274]*[.M274]" office:value-type="float" office:value="0.867248202975399" calcext:value-type="float">
            <text:p>0.8672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141.7" calcext:value-type="float">
            <text:p>141.7</text:p>
          </table:table-cell>
          <table:table-cell office:value-type="float" office:value="71.3" calcext:value-type="float">
            <text:p>71.3</text:p>
          </table:table-cell>
          <table:table-cell office:value-type="float" office:value="103.24495" calcext:value-type="float">
            <text:p>103.2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717" calcext:value-type="float">
            <text:p>0.9977</text:p>
          </table:table-cell>
          <table:table-cell office:value-type="float" office:value="0.996575" calcext:value-type="float">
            <text:p>0.9966</text:p>
          </table:table-cell>
          <table:table-cell office:value-type="float" office:value="0.98711" calcext:value-type="float">
            <text:p>0.9871</text:p>
          </table:table-cell>
          <table:table-cell table:formula="of:=1-0.00026*[.C275]" office:value-type="float" office:value="0.981462" calcext:value-type="float">
            <text:p>0.9815</text:p>
          </table:table-cell>
          <table:table-cell office:value-type="float" office:value="0.9929" calcext:value-type="float">
            <text:p>0.9929</text:p>
          </table:table-cell>
          <table:table-cell table:formula="of:=[.E275]*[.F275]*[.G275]*[.H275]*[.I275]*[.J275]*[.K275]*[.L275]*[.M275]" office:value-type="float" office:value="0.865806740466332" calcext:value-type="float">
            <text:p>0.8658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12.9" calcext:value-type="float">
            <text:p>12.9</text:p>
          </table:table-cell>
          <table:table-cell office:value-type="float" office:value="40.8" calcext:value-type="float">
            <text:p>40.8</text:p>
          </table:table-cell>
          <table:table-cell office:value-type="float" office:value="28.47172" calcext:value-type="float">
            <text:p>28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3958" calcext:value-type="float">
            <text:p>0.9940</text:p>
          </table:table-cell>
          <table:table-cell office:value-type="float" office:value="0.99812" calcext:value-type="float">
            <text:p>0.9981</text:p>
          </table:table-cell>
          <table:table-cell table:formula="of:=1-0.00026*[.C276]" office:value-type="float" office:value="0.989392" calcext:value-type="float">
            <text:p>0.9894</text:p>
          </table:table-cell>
          <table:table-cell office:value-type="float" office:value="0.9994" calcext:value-type="float">
            <text:p>0.9994</text:p>
          </table:table-cell>
          <table:table-cell table:formula="of:=[.E276]*[.F276]*[.G276]*[.H276]*[.I276]*[.J276]*[.K276]*[.L276]*[.M276]" office:value-type="float" office:value="0.888009437680315" calcext:value-type="float">
            <text:p>0.8880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12.7" calcext:value-type="float">
            <text:p>12.7</text:p>
          </table:table-cell>
          <table:table-cell office:value-type="float" office:value="40.8" calcext:value-type="float">
            <text:p>40.8</text:p>
          </table:table-cell>
          <table:table-cell office:value-type="float" office:value="74.99697" calcext:value-type="float">
            <text:p>75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1" calcext:value-type="float">
            <text:p>0.9987</text:p>
          </table:table-cell>
          <table:table-cell office:value-type="float" office:value="0.997419" calcext:value-type="float">
            <text:p>0.9974</text:p>
          </table:table-cell>
          <table:table-cell office:value-type="float" office:value="0.99842" calcext:value-type="float">
            <text:p>0.9984</text:p>
          </table:table-cell>
          <table:table-cell table:formula="of:=1-0.00026*[.C277]" office:value-type="float" office:value="0.989392" calcext:value-type="float">
            <text:p>0.9894</text:p>
          </table:table-cell>
          <table:table-cell office:value-type="float" office:value="0.9994" calcext:value-type="float">
            <text:p>0.9994</text:p>
          </table:table-cell>
          <table:table-cell table:formula="of:=[.E277]*[.F277]*[.G277]*[.H277]*[.I277]*[.J277]*[.K277]*[.L277]*[.M277]" office:value-type="float" office:value="0.890219488226338" calcext:value-type="float">
            <text:p>0.8902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12.9" calcext:value-type="float">
            <text:p>12.9</text:p>
          </table:table-cell>
          <table:table-cell office:value-type="float" office:value="40.8" calcext:value-type="float">
            <text:p>40.8</text:p>
          </table:table-cell>
          <table:table-cell office:value-type="float" office:value="71.95944" calcext:value-type="float">
            <text:p>71.9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84" calcext:value-type="float">
            <text:p>0.9984</text:p>
          </table:table-cell>
          <table:table-cell table:formula="of:=1-0.00026*[.C278]" office:value-type="float" office:value="0.989392" calcext:value-type="float">
            <text:p>0.9894</text:p>
          </table:table-cell>
          <table:table-cell office:value-type="float" office:value="0.9994" calcext:value-type="float">
            <text:p>0.9994</text:p>
          </table:table-cell>
          <table:table-cell table:formula="of:=[.E278]*[.F278]*[.G278]*[.H278]*[.I278]*[.J278]*[.K278]*[.L278]*[.M278]" office:value-type="float" office:value="0.8936580304716" calcext:value-type="float">
            <text:p>0.8937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279.2" calcext:value-type="float">
            <text:p>279.2</text:p>
          </table:table-cell>
          <table:table-cell office:value-type="float" office:value="71.8" calcext:value-type="float">
            <text:p>71.8</text:p>
          </table:table-cell>
          <table:table-cell office:value-type="float" office:value="85.30496" calcext:value-type="float">
            <text:p>85.3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717" calcext:value-type="float">
            <text:p>0.9977</text:p>
          </table:table-cell>
          <table:table-cell office:value-type="float" office:value="0.995543" calcext:value-type="float">
            <text:p>0.9955</text:p>
          </table:table-cell>
          <table:table-cell office:value-type="float" office:value="0.98558" calcext:value-type="float">
            <text:p>0.9856</text:p>
          </table:table-cell>
          <table:table-cell table:formula="of:=1-0.00026*[.C279]" office:value-type="float" office:value="0.981332" calcext:value-type="float">
            <text:p>0.9813</text:p>
          </table:table-cell>
          <table:table-cell office:value-type="float" office:value="0.986" calcext:value-type="float">
            <text:p>0.986</text:p>
          </table:table-cell>
          <table:table-cell table:formula="of:=[.E279]*[.F279]*[.G279]*[.H279]*[.I279]*[.J279]*[.K279]*[.L279]*[.M279]" office:value-type="float" office:value="0.857454735935118" calcext:value-type="float">
            <text:p>0.8575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279.1" calcext:value-type="float">
            <text:p>279.1</text:p>
          </table:table-cell>
          <table:table-cell office:value-type="float" office:value="71.8" calcext:value-type="float">
            <text:p>71.8</text:p>
          </table:table-cell>
          <table:table-cell office:value-type="float" office:value="84.13738" calcext:value-type="float">
            <text:p>84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9" calcext:value-type="float">
            <text:p>0.9982</text:p>
          </table:table-cell>
          <table:table-cell office:value-type="float" office:value="0.995635" calcext:value-type="float">
            <text:p>0.9956</text:p>
          </table:table-cell>
          <table:table-cell office:value-type="float" office:value="0.98518" calcext:value-type="float">
            <text:p>0.9852</text:p>
          </table:table-cell>
          <table:table-cell table:formula="of:=1-0.00026*[.C280]" office:value-type="float" office:value="0.981332" calcext:value-type="float">
            <text:p>0.9813</text:p>
          </table:table-cell>
          <table:table-cell office:value-type="float" office:value="0.986" calcext:value-type="float">
            <text:p>0.986</text:p>
          </table:table-cell>
          <table:table-cell table:formula="of:=[.E280]*[.F280]*[.G280]*[.H280]*[.I280]*[.J280]*[.K280]*[.L280]*[.M280]" office:value-type="float" office:value="0.857592319433491" calcext:value-type="float">
            <text:p>0.8576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279.1" calcext:value-type="float">
            <text:p>279.1</text:p>
          </table:table-cell>
          <table:table-cell office:value-type="float" office:value="71.8" calcext:value-type="float">
            <text:p>71.8</text:p>
          </table:table-cell>
          <table:table-cell office:value-type="float" office:value="70.73272" calcext:value-type="float">
            <text:p>70.7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759" calcext:value-type="float">
            <text:p>0.9978</text:p>
          </table:table-cell>
          <table:table-cell office:value-type="float" office:value="0.996309" calcext:value-type="float">
            <text:p>0.9963</text:p>
          </table:table-cell>
          <table:table-cell office:value-type="float" office:value="0.98177" calcext:value-type="float">
            <text:p>0.9818</text:p>
          </table:table-cell>
          <table:table-cell table:formula="of:=1-0.00026*[.C281]" office:value-type="float" office:value="0.981332" calcext:value-type="float">
            <text:p>0.9813</text:p>
          </table:table-cell>
          <table:table-cell office:value-type="float" office:value="0.986" calcext:value-type="float">
            <text:p>0.986</text:p>
          </table:table-cell>
          <table:table-cell table:formula="of:=[.E281]*[.F281]*[.G281]*[.H281]*[.I281]*[.J281]*[.K281]*[.L281]*[.M281]" office:value-type="float" office:value="0.854833219453517" calcext:value-type="float">
            <text:p>0.8548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24.3" calcext:value-type="float">
            <text:p>24.3</text:p>
          </table:table-cell>
          <table:table-cell office:value-type="float" office:value="40.8" calcext:value-type="float">
            <text:p>40.8</text:p>
          </table:table-cell>
          <table:table-cell office:value-type="float" office:value="85.9009" calcext:value-type="float">
            <text:p>85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997" calcext:value-type="float">
            <text:p>0.9970</text:p>
          </table:table-cell>
          <table:table-cell office:value-type="float" office:value="0.998999" calcext:value-type="float">
            <text:p>0.9990</text:p>
          </table:table-cell>
          <table:table-cell office:value-type="float" office:value="0.99846" calcext:value-type="float">
            <text:p>0.9985</text:p>
          </table:table-cell>
          <table:table-cell table:formula="of:=1-0.00026*[.C282]" office:value-type="float" office:value="0.989392" calcext:value-type="float">
            <text:p>0.9894</text:p>
          </table:table-cell>
          <table:table-cell office:value-type="float" office:value="0.9988" calcext:value-type="float">
            <text:p>0.9988</text:p>
          </table:table-cell>
          <table:table-cell table:formula="of:=[.E282]*[.F282]*[.G282]*[.H282]*[.I282]*[.J282]*[.K282]*[.L282]*[.M282]" office:value-type="float" office:value="0.889601598350072" calcext:value-type="float">
            <text:p>0.8896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24.4" calcext:value-type="float">
            <text:p>24.4</text:p>
          </table:table-cell>
          <table:table-cell office:value-type="float" office:value="40.8" calcext:value-type="float">
            <text:p>40.8</text:p>
          </table:table-cell>
          <table:table-cell office:value-type="float" office:value="99.50528" calcext:value-type="float">
            <text:p>99.5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23" calcext:value-type="float">
            <text:p>0.9991</text:p>
          </table:table-cell>
          <table:table-cell office:value-type="float" office:value="0.997368" calcext:value-type="float">
            <text:p>0.9974</text:p>
          </table:table-cell>
          <table:table-cell office:value-type="float" office:value="0.99753" calcext:value-type="float">
            <text:p>0.9975</text:p>
          </table:table-cell>
          <table:table-cell table:formula="of:=1-0.00026*[.C283]" office:value-type="float" office:value="0.989392" calcext:value-type="float">
            <text:p>0.9894</text:p>
          </table:table-cell>
          <table:table-cell office:value-type="float" office:value="0.9988" calcext:value-type="float">
            <text:p>0.9988</text:p>
          </table:table-cell>
          <table:table-cell table:formula="of:=[.E283]*[.F283]*[.G283]*[.H283]*[.I283]*[.J283]*[.K283]*[.L283]*[.M283]" office:value-type="float" office:value="0.889214080098528" calcext:value-type="float">
            <text:p>0.8892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47.3" calcext:value-type="float">
            <text:p>47.3</text:p>
          </table:table-cell>
          <table:table-cell office:value-type="float" office:value="40.8" calcext:value-type="float">
            <text:p>40.8</text:p>
          </table:table-cell>
          <table:table-cell office:value-type="float" office:value="124.83507" calcext:value-type="float">
            <text:p>124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46" calcext:value-type="float">
            <text:p>0.9993</text:p>
          </table:table-cell>
          <table:table-cell office:value-type="float" office:value="0.998692" calcext:value-type="float">
            <text:p>0.9987</text:p>
          </table:table-cell>
          <table:table-cell office:value-type="float" office:value="0.99752" calcext:value-type="float">
            <text:p>0.9975</text:p>
          </table:table-cell>
          <table:table-cell table:formula="of:=1-0.00026*[.C284]" office:value-type="float" office:value="0.989392" calcext:value-type="float">
            <text:p>0.9894</text:p>
          </table:table-cell>
          <table:table-cell office:value-type="float" office:value="0.9976" calcext:value-type="float">
            <text:p>0.9976</text:p>
          </table:table-cell>
          <table:table-cell table:formula="of:=[.E284]*[.F284]*[.G284]*[.H284]*[.I284]*[.J284]*[.K284]*[.L284]*[.M284]" office:value-type="float" office:value="0.889514325546255" calcext:value-type="float">
            <text:p>0.8895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47.2" calcext:value-type="float">
            <text:p>47.2</text:p>
          </table:table-cell>
          <table:table-cell office:value-type="float" office:value="40.8" calcext:value-type="float">
            <text:p>40.8</text:p>
          </table:table-cell>
          <table:table-cell office:value-type="float" office:value="53.35073" calcext:value-type="float">
            <text:p>53.3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3007" calcext:value-type="float">
            <text:p>0.9930</text:p>
          </table:table-cell>
          <table:table-cell office:value-type="float" office:value="0.997203" calcext:value-type="float">
            <text:p>0.9972</text:p>
          </table:table-cell>
          <table:table-cell office:value-type="float" office:value="0.99718" calcext:value-type="float">
            <text:p>0.9972</text:p>
          </table:table-cell>
          <table:table-cell table:formula="of:=1-0.00026*[.C285]" office:value-type="float" office:value="0.989392" calcext:value-type="float">
            <text:p>0.9894</text:p>
          </table:table-cell>
          <table:table-cell office:value-type="float" office:value="0.9976" calcext:value-type="float">
            <text:p>0.9976</text:p>
          </table:table-cell>
          <table:table-cell table:formula="of:=[.E285]*[.F285]*[.G285]*[.H285]*[.I285]*[.J285]*[.K285]*[.L285]*[.M285]" office:value-type="float" office:value="0.88225338060378" calcext:value-type="float">
            <text:p>0.8823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482.6" calcext:value-type="float">
            <text:p>482.6</text:p>
          </table:table-cell>
          <table:table-cell office:value-type="float" office:value="60.8" calcext:value-type="float">
            <text:p>60.8</text:p>
          </table:table-cell>
          <table:table-cell office:value-type="float" office:value="95.98932" calcext:value-type="float">
            <text:p>95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69" calcext:value-type="float">
            <text:p>0.9981</text:p>
          </table:table-cell>
          <table:table-cell office:value-type="float" office:value="0.995365" calcext:value-type="float">
            <text:p>0.9954</text:p>
          </table:table-cell>
          <table:table-cell office:value-type="float" office:value="0.97747" calcext:value-type="float">
            <text:p>0.9775</text:p>
          </table:table-cell>
          <table:table-cell table:formula="of:=1-0.00026*[.C286]" office:value-type="float" office:value="0.984192" calcext:value-type="float">
            <text:p>0.9842</text:p>
          </table:table-cell>
          <table:table-cell office:value-type="float" office:value="0.9759" calcext:value-type="float">
            <text:p>0.9759</text:p>
          </table:table-cell>
          <table:table-cell table:formula="of:=[.E286]*[.F286]*[.G286]*[.H286]*[.I286]*[.J286]*[.K286]*[.L286]*[.M286]" office:value-type="float" office:value="0.844287906127382" calcext:value-type="float">
            <text:p>0.8443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482.9" calcext:value-type="float">
            <text:p>482.9</text:p>
          </table:table-cell>
          <table:table-cell office:value-type="float" office:value="61.3" calcext:value-type="float">
            <text:p>61.3</text:p>
          </table:table-cell>
          <table:table-cell office:value-type="float" office:value="148.62353" calcext:value-type="float">
            <text:p>148.6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43" calcext:value-type="float">
            <text:p>0.9980</text:p>
          </table:table-cell>
          <table:table-cell office:value-type="float" office:value="0.997554" calcext:value-type="float">
            <text:p>0.9976</text:p>
          </table:table-cell>
          <table:table-cell office:value-type="float" office:value="0.97742" calcext:value-type="float">
            <text:p>0.9774</text:p>
          </table:table-cell>
          <table:table-cell table:formula="of:=1-0.00026*[.C287]" office:value-type="float" office:value="0.984062" calcext:value-type="float">
            <text:p>0.9841</text:p>
          </table:table-cell>
          <table:table-cell office:value-type="float" office:value="0.9759" calcext:value-type="float">
            <text:p>0.9759</text:p>
          </table:table-cell>
          <table:table-cell table:formula="of:=[.E287]*[.F287]*[.G287]*[.H287]*[.I287]*[.J287]*[.K287]*[.L287]*[.M287]" office:value-type="float" office:value="0.845967577850626" calcext:value-type="float">
            <text:p>0.8460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483.2" calcext:value-type="float">
            <text:p>483.2</text:p>
          </table:table-cell>
          <table:table-cell office:value-type="float" office:value="61.3" calcext:value-type="float">
            <text:p>61.3</text:p>
          </table:table-cell>
          <table:table-cell office:value-type="float" office:value="64.83093" calcext:value-type="float">
            <text:p>64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7" calcext:value-type="float">
            <text:p>0.9980</text:p>
          </table:table-cell>
          <table:table-cell office:value-type="float" office:value="0.997293" calcext:value-type="float">
            <text:p>0.9973</text:p>
          </table:table-cell>
          <table:table-cell office:value-type="float" office:value="0.97849" calcext:value-type="float">
            <text:p>0.9785</text:p>
          </table:table-cell>
          <table:table-cell table:formula="of:=1-0.00026*[.C288]" office:value-type="float" office:value="0.984062" calcext:value-type="float">
            <text:p>0.9841</text:p>
          </table:table-cell>
          <table:table-cell office:value-type="float" office:value="0.9758" calcext:value-type="float">
            <text:p>0.9758</text:p>
          </table:table-cell>
          <table:table-cell table:formula="of:=[.E288]*[.F288]*[.G288]*[.H288]*[.I288]*[.J288]*[.K288]*[.L288]*[.M288]" office:value-type="float" office:value="0.846523413193057" calcext:value-type="float">
            <text:p>0.8465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450.7" calcext:value-type="float">
            <text:p>450.7</text:p>
          </table:table-cell>
          <table:table-cell office:value-type="float" office:value="27.3" calcext:value-type="float">
            <text:p>27.3</text:p>
          </table:table-cell>
          <table:table-cell office:value-type="float" office:value="86.04285" calcext:value-type="float">
            <text:p>86.0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59" calcext:value-type="float">
            <text:p>0.9984</text:p>
          </table:table-cell>
          <table:table-cell office:value-type="float" office:value="0.996717" calcext:value-type="float">
            <text:p>0.9967</text:p>
          </table:table-cell>
          <table:table-cell office:value-type="float" office:value="0.98207" calcext:value-type="float">
            <text:p>0.9821</text:p>
          </table:table-cell>
          <table:table-cell table:formula="of:=1-0.00026*[.C289]" office:value-type="float" office:value="0.992902" calcext:value-type="float">
            <text:p>0.9929</text:p>
          </table:table-cell>
          <table:table-cell office:value-type="float" office:value="0.9775" calcext:value-type="float">
            <text:p>0.9775</text:p>
          </table:table-cell>
          <table:table-cell table:formula="of:=[.E289]*[.F289]*[.G289]*[.H289]*[.I289]*[.J289]*[.K289]*[.L289]*[.M289]" office:value-type="float" office:value="0.858584906546423" calcext:value-type="float">
            <text:p>0.8586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451.1" calcext:value-type="float">
            <text:p>451.1</text:p>
          </table:table-cell>
          <table:table-cell office:value-type="float" office:value="27.3" calcext:value-type="float">
            <text:p>27.3</text:p>
          </table:table-cell>
          <table:table-cell office:value-type="float" office:value="87.10929" calcext:value-type="float">
            <text:p>87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95" calcext:value-type="float">
            <text:p>0.9983</text:p>
          </table:table-cell>
          <table:table-cell office:value-type="float" office:value="0.998133" calcext:value-type="float">
            <text:p>0.9981</text:p>
          </table:table-cell>
          <table:table-cell office:value-type="float" office:value="0.98207" calcext:value-type="float">
            <text:p>0.9821</text:p>
          </table:table-cell>
          <table:table-cell table:formula="of:=1-0.00026*[.C290]" office:value-type="float" office:value="0.992902" calcext:value-type="float">
            <text:p>0.9929</text:p>
          </table:table-cell>
          <table:table-cell office:value-type="float" office:value="0.9774" calcext:value-type="float">
            <text:p>0.9774</text:p>
          </table:table-cell>
          <table:table-cell table:formula="of:=[.E290]*[.F290]*[.G290]*[.H290]*[.I290]*[.J290]*[.K290]*[.L290]*[.M290]" office:value-type="float" office:value="0.859661595383135" calcext:value-type="float">
            <text:p>0.8597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452.5" calcext:value-type="float">
            <text:p>452.5</text:p>
          </table:table-cell>
          <table:table-cell office:value-type="float" office:value="27.8" calcext:value-type="float">
            <text:p>27.8</text:p>
          </table:table-cell>
          <table:table-cell office:value-type="float" office:value="95.31886" calcext:value-type="float">
            <text:p>95.3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26" calcext:value-type="float">
            <text:p>0.9990</text:p>
          </table:table-cell>
          <table:table-cell office:value-type="float" office:value="0.997154" calcext:value-type="float">
            <text:p>0.9972</text:p>
          </table:table-cell>
          <table:table-cell office:value-type="float" office:value="0.98176" calcext:value-type="float">
            <text:p>0.9818</text:p>
          </table:table-cell>
          <table:table-cell table:formula="of:=1-0.00026*[.C291]" office:value-type="float" office:value="0.992772" calcext:value-type="float">
            <text:p>0.9928</text:p>
          </table:table-cell>
          <table:table-cell office:value-type="float" office:value="0.9774" calcext:value-type="float">
            <text:p>0.9774</text:p>
          </table:table-cell>
          <table:table-cell table:formula="of:=[.E291]*[.F291]*[.G291]*[.H291]*[.I291]*[.J291]*[.K291]*[.L291]*[.M291]" office:value-type="float" office:value="0.85906349665752" calcext:value-type="float">
            <text:p>0.8591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452.6" calcext:value-type="float">
            <text:p>452.6</text:p>
          </table:table-cell>
          <table:table-cell office:value-type="float" office:value="27.8" calcext:value-type="float">
            <text:p>27.8</text:p>
          </table:table-cell>
          <table:table-cell office:value-type="float" office:value="18.53375" calcext:value-type="float">
            <text:p>18.5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599" calcext:value-type="float">
            <text:p>0.9996</text:p>
          </table:table-cell>
          <table:table-cell office:value-type="float" office:value="0.997994" calcext:value-type="float">
            <text:p>0.9980</text:p>
          </table:table-cell>
          <table:table-cell office:value-type="float" office:value="0.98354" calcext:value-type="float">
            <text:p>0.9835</text:p>
          </table:table-cell>
          <table:table-cell table:formula="of:=1-0.00026*[.C292]" office:value-type="float" office:value="0.992772" calcext:value-type="float">
            <text:p>0.9928</text:p>
          </table:table-cell>
          <table:table-cell office:value-type="float" office:value="0.9774" calcext:value-type="float">
            <text:p>0.9774</text:p>
          </table:table-cell>
          <table:table-cell table:formula="of:=[.E292]*[.F292]*[.G292]*[.H292]*[.I292]*[.J292]*[.K292]*[.L292]*[.M292]" office:value-type="float" office:value="0.86184005669835" calcext:value-type="float">
            <text:p>0.8618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92" calcext:value-type="float">
            <text:p>92.0</text:p>
          </table:table-cell>
          <table:table-cell office:value-type="float" office:value="40.8" calcext:value-type="float">
            <text:p>40.8</text:p>
          </table:table-cell>
          <table:table-cell office:value-type="float" office:value="74.86347" calcext:value-type="float">
            <text:p>74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6898" calcext:value-type="float">
            <text:p>0.9969</text:p>
          </table:table-cell>
          <table:table-cell office:value-type="float" office:value="0.9959" calcext:value-type="float">
            <text:p>0.9959</text:p>
          </table:table-cell>
          <table:table-cell table:formula="of:=1-0.00026*[.C293]" office:value-type="float" office:value="0.989392" calcext:value-type="float">
            <text:p>0.9894</text:p>
          </table:table-cell>
          <table:table-cell office:value-type="float" office:value="0.9954" calcext:value-type="float">
            <text:p>0.9954</text:p>
          </table:table-cell>
          <table:table-cell table:formula="of:=[.E293]*[.F293]*[.G293]*[.H293]*[.I293]*[.J293]*[.K293]*[.L293]*[.M293]" office:value-type="float" office:value="0.885098364718793" calcext:value-type="float">
            <text:p>0.8851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92.3" calcext:value-type="float">
            <text:p>92.3</text:p>
          </table:table-cell>
          <table:table-cell office:value-type="float" office:value="40.8" calcext:value-type="float">
            <text:p>40.8</text:p>
          </table:table-cell>
          <table:table-cell office:value-type="float" office:value="109.16208" calcext:value-type="float">
            <text:p>109.1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14" calcext:value-type="float">
            <text:p>0.9993</text:p>
          </table:table-cell>
          <table:table-cell office:value-type="float" office:value="0.997255" calcext:value-type="float">
            <text:p>0.9973</text:p>
          </table:table-cell>
          <table:table-cell office:value-type="float" office:value="0.99531" calcext:value-type="float">
            <text:p>0.9953</text:p>
          </table:table-cell>
          <table:table-cell table:formula="of:=1-0.00026*[.C294]" office:value-type="float" office:value="0.989392" calcext:value-type="float">
            <text:p>0.9894</text:p>
          </table:table-cell>
          <table:table-cell office:value-type="float" office:value="0.9954" calcext:value-type="float">
            <text:p>0.9954</text:p>
          </table:table-cell>
          <table:table-cell table:formula="of:=[.E294]*[.F294]*[.G294]*[.H294]*[.I294]*[.J294]*[.K294]*[.L294]*[.M294]" office:value-type="float" office:value="0.884283747297714" calcext:value-type="float">
            <text:p>0.8843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34.8" calcext:value-type="float">
            <text:p>34.8</text:p>
          </table:table-cell>
          <table:table-cell office:value-type="float" office:value="40.3" calcext:value-type="float">
            <text:p>40.3</text:p>
          </table:table-cell>
          <table:table-cell office:value-type="float" office:value="79.78011" calcext:value-type="float">
            <text:p>79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132" calcext:value-type="float">
            <text:p>0.9981</text:p>
          </table:table-cell>
          <table:table-cell office:value-type="float" office:value="0.99785" calcext:value-type="float">
            <text:p>0.9979</text:p>
          </table:table-cell>
          <table:table-cell table:formula="of:=1-0.00026*[.C295]" office:value-type="float" office:value="0.989522" calcext:value-type="float">
            <text:p>0.9895</text:p>
          </table:table-cell>
          <table:table-cell office:value-type="float" office:value="0.9983" calcext:value-type="float">
            <text:p>0.9983</text:p>
          </table:table-cell>
          <table:table-cell table:formula="of:=[.E295]*[.F295]*[.G295]*[.H295]*[.I295]*[.J295]*[.K295]*[.L295]*[.M295]" office:value-type="float" office:value="0.888969367259455" calcext:value-type="float">
            <text:p>0.8890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35.2" calcext:value-type="float">
            <text:p>35.2</text:p>
          </table:table-cell>
          <table:table-cell office:value-type="float" office:value="40.8" calcext:value-type="float">
            <text:p>40.8</text:p>
          </table:table-cell>
          <table:table-cell office:value-type="float" office:value="29.90734" calcext:value-type="float">
            <text:p>29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246" calcext:value-type="float">
            <text:p>0.9982</text:p>
          </table:table-cell>
          <table:table-cell office:value-type="float" office:value="0.9965" calcext:value-type="float">
            <text:p>0.9965</text:p>
          </table:table-cell>
          <table:table-cell table:formula="of:=1-0.00026*[.C296]" office:value-type="float" office:value="0.989392" calcext:value-type="float">
            <text:p>0.9894</text:p>
          </table:table-cell>
          <table:table-cell office:value-type="float" office:value="0.9982" calcext:value-type="float">
            <text:p>0.9982</text:p>
          </table:table-cell>
          <table:table-cell table:formula="of:=[.E296]*[.F296]*[.G296]*[.H296]*[.I296]*[.J296]*[.K296]*[.L296]*[.M296]" office:value-type="float" office:value="0.887763879161975" calcext:value-type="float">
            <text:p>0.8878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326.6" calcext:value-type="float">
            <text:p>326.6</text:p>
          </table:table-cell>
          <table:table-cell office:value-type="float" office:value="71.3" calcext:value-type="float">
            <text:p>71.3</text:p>
          </table:table-cell>
          <table:table-cell office:value-type="float" office:value="129.4716" calcext:value-type="float">
            <text:p>129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53" calcext:value-type="float">
            <text:p>0.9980</text:p>
          </table:table-cell>
          <table:table-cell office:value-type="float" office:value="0.997302" calcext:value-type="float">
            <text:p>0.9973</text:p>
          </table:table-cell>
          <table:table-cell office:value-type="float" office:value="0.98194" calcext:value-type="float">
            <text:p>0.9819</text:p>
          </table:table-cell>
          <table:table-cell table:formula="of:=1-0.00026*[.C297]" office:value-type="float" office:value="0.981462" calcext:value-type="float">
            <text:p>0.9815</text:p>
          </table:table-cell>
          <table:table-cell office:value-type="float" office:value="0.9837" calcext:value-type="float">
            <text:p>0.9837</text:p>
          </table:table-cell>
          <table:table-cell table:formula="of:=[.E297]*[.F297]*[.G297]*[.H297]*[.I297]*[.J297]*[.K297]*[.L297]*[.M297]" office:value-type="float" office:value="0.85411616400533" calcext:value-type="float">
            <text:p>0.8541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326.6" calcext:value-type="float">
            <text:p>326.6</text:p>
          </table:table-cell>
          <table:table-cell office:value-type="float" office:value="71.3" calcext:value-type="float">
            <text:p>71.3</text:p>
          </table:table-cell>
          <table:table-cell office:value-type="float" office:value="105.99562" calcext:value-type="float">
            <text:p>106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14" calcext:value-type="float">
            <text:p>0.9985</text:p>
          </table:table-cell>
          <table:table-cell office:value-type="float" office:value="0.997257" calcext:value-type="float">
            <text:p>0.9973</text:p>
          </table:table-cell>
          <table:table-cell office:value-type="float" office:value="0.98005" calcext:value-type="float">
            <text:p>0.9801</text:p>
          </table:table-cell>
          <table:table-cell table:formula="of:=1-0.00026*[.C298]" office:value-type="float" office:value="0.981462" calcext:value-type="float">
            <text:p>0.9815</text:p>
          </table:table-cell>
          <table:table-cell office:value-type="float" office:value="0.9837" calcext:value-type="float">
            <text:p>0.9837</text:p>
          </table:table-cell>
          <table:table-cell table:formula="of:=[.E298]*[.F298]*[.G298]*[.H298]*[.I298]*[.J298]*[.K298]*[.L298]*[.M298]" office:value-type="float" office:value="0.852912925573095" calcext:value-type="float">
            <text:p>0.8529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35.4" calcext:value-type="float">
            <text:p>35.4</text:p>
          </table:table-cell>
          <table:table-cell office:value-type="float" office:value="40.3" calcext:value-type="float">
            <text:p>40.3</text:p>
          </table:table-cell>
          <table:table-cell office:value-type="float" office:value="64.12374" calcext:value-type="float">
            <text:p>64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55" calcext:value-type="float">
            <text:p>0.9993</text:p>
          </table:table-cell>
          <table:table-cell office:value-type="float" office:value="0.997766" calcext:value-type="float">
            <text:p>0.9978</text:p>
          </table:table-cell>
          <table:table-cell office:value-type="float" office:value="0.99809" calcext:value-type="float">
            <text:p>0.9981</text:p>
          </table:table-cell>
          <table:table-cell table:formula="of:=1-0.00026*[.C299]" office:value-type="float" office:value="0.989522" calcext:value-type="float">
            <text:p>0.9895</text:p>
          </table:table-cell>
          <table:table-cell office:value-type="float" office:value="0.9982" calcext:value-type="float">
            <text:p>0.9982</text:p>
          </table:table-cell>
          <table:table-cell table:formula="of:=[.E299]*[.F299]*[.G299]*[.H299]*[.I299]*[.J299]*[.K299]*[.L299]*[.M299]" office:value-type="float" office:value="0.889768046905592" calcext:value-type="float">
            <text:p>0.8898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71.2" calcext:value-type="float">
            <text:p>71.2</text:p>
          </table:table-cell>
          <table:table-cell office:value-type="float" office:value="40.8" calcext:value-type="float">
            <text:p>40.8</text:p>
          </table:table-cell>
          <table:table-cell office:value-type="float" office:value="59.62388" calcext:value-type="float">
            <text:p>59.6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77" calcext:value-type="float">
            <text:p>0.9992</text:p>
          </table:table-cell>
          <table:table-cell office:value-type="float" office:value="0.998354" calcext:value-type="float">
            <text:p>0.9984</text:p>
          </table:table-cell>
          <table:table-cell office:value-type="float" office:value="0.99723" calcext:value-type="float">
            <text:p>0.9972</text:p>
          </table:table-cell>
          <table:table-cell table:formula="of:=1-0.00026*[.C300]" office:value-type="float" office:value="0.989392" calcext:value-type="float">
            <text:p>0.9894</text:p>
          </table:table-cell>
          <table:table-cell office:value-type="float" office:value="0.9964" calcext:value-type="float">
            <text:p>0.9964</text:p>
          </table:table-cell>
          <table:table-cell table:formula="of:=[.E300]*[.F300]*[.G300]*[.H300]*[.I300]*[.J300]*[.K300]*[.L300]*[.M300]" office:value-type="float" office:value="0.887735300064787" calcext:value-type="float">
            <text:p>0.8877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71.2" calcext:value-type="float">
            <text:p>71.2</text:p>
          </table:table-cell>
          <table:table-cell office:value-type="float" office:value="40.8" calcext:value-type="float">
            <text:p>40.8</text:p>
          </table:table-cell>
          <table:table-cell office:value-type="float" office:value="40.48338" calcext:value-type="float">
            <text:p>40.4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283" calcext:value-type="float">
            <text:p>0.9963</text:p>
          </table:table-cell>
          <table:table-cell office:value-type="float" office:value="0.997522" calcext:value-type="float">
            <text:p>0.9975</text:p>
          </table:table-cell>
          <table:table-cell office:value-type="float" office:value="0.9958" calcext:value-type="float">
            <text:p>0.9958</text:p>
          </table:table-cell>
          <table:table-cell table:formula="of:=1-0.00026*[.C301]" office:value-type="float" office:value="0.989392" calcext:value-type="float">
            <text:p>0.9894</text:p>
          </table:table-cell>
          <table:table-cell office:value-type="float" office:value="0.9964" calcext:value-type="float">
            <text:p>0.9964</text:p>
          </table:table-cell>
          <table:table-cell table:formula="of:=[.E301]*[.F301]*[.G301]*[.H301]*[.I301]*[.J301]*[.K301]*[.L301]*[.M301]" office:value-type="float" office:value="0.883158164476801" calcext:value-type="float">
            <text:p>0.8832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510.4" calcext:value-type="float">
            <text:p>510.4</text:p>
          </table:table-cell>
          <table:table-cell office:value-type="float" office:value="52.8" calcext:value-type="float">
            <text:p>52.8</text:p>
          </table:table-cell>
          <table:table-cell office:value-type="float" office:value="18.88777" calcext:value-type="float">
            <text:p>18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77" calcext:value-type="float">
            <text:p>0.9990</text:p>
          </table:table-cell>
          <table:table-cell office:value-type="float" office:value="0.997613" calcext:value-type="float">
            <text:p>0.9976</text:p>
          </table:table-cell>
          <table:table-cell office:value-type="float" office:value="0.97944" calcext:value-type="float">
            <text:p>0.9794</text:p>
          </table:table-cell>
          <table:table-cell table:formula="of:=1-0.00026*[.C302]" office:value-type="float" office:value="0.986272" calcext:value-type="float">
            <text:p>0.9863</text:p>
          </table:table-cell>
          <table:table-cell office:value-type="float" office:value="0.9745" calcext:value-type="float">
            <text:p>0.9745</text:p>
          </table:table-cell>
          <table:table-cell table:formula="of:=[.E302]*[.F302]*[.G302]*[.H302]*[.I302]*[.J302]*[.K302]*[.L302]*[.M302]" office:value-type="float" office:value="0.8492450483946" calcext:value-type="float">
            <text:p>0.8492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511.4" calcext:value-type="float">
            <text:p>511.4</text:p>
          </table:table-cell>
          <table:table-cell office:value-type="float" office:value="52.8" calcext:value-type="float">
            <text:p>52.8</text:p>
          </table:table-cell>
          <table:table-cell office:value-type="float" office:value="56.85717" calcext:value-type="float">
            <text:p>56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04" calcext:value-type="float">
            <text:p>0.9989</text:p>
          </table:table-cell>
          <table:table-cell office:value-type="float" office:value="0.996383" calcext:value-type="float">
            <text:p>0.9964</text:p>
          </table:table-cell>
          <table:table-cell office:value-type="float" office:value="0.97705" calcext:value-type="float">
            <text:p>0.9771</text:p>
          </table:table-cell>
          <table:table-cell table:formula="of:=1-0.00026*[.C303]" office:value-type="float" office:value="0.986272" calcext:value-type="float">
            <text:p>0.9863</text:p>
          </table:table-cell>
          <table:table-cell office:value-type="float" office:value="0.9744" calcext:value-type="float">
            <text:p>0.9744</text:p>
          </table:table-cell>
          <table:table-cell table:formula="of:=[.E303]*[.F303]*[.G303]*[.H303]*[.I303]*[.J303]*[.K303]*[.L303]*[.M303]" office:value-type="float" office:value="0.845979579280926" calcext:value-type="float">
            <text:p>0.8460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511.5" calcext:value-type="float">
            <text:p>511.5</text:p>
          </table:table-cell>
          <table:table-cell office:value-type="float" office:value="52.8" calcext:value-type="float">
            <text:p>52.8</text:p>
          </table:table-cell>
          <table:table-cell office:value-type="float" office:value="71.90059" calcext:value-type="float">
            <text:p>71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06" calcext:value-type="float">
            <text:p>0.9983</text:p>
          </table:table-cell>
          <table:table-cell office:value-type="float" office:value="0.997235" calcext:value-type="float">
            <text:p>0.9972</text:p>
          </table:table-cell>
          <table:table-cell office:value-type="float" office:value="0.97927" calcext:value-type="float">
            <text:p>0.9793</text:p>
          </table:table-cell>
          <table:table-cell table:formula="of:=1-0.00026*[.C304]" office:value-type="float" office:value="0.986272" calcext:value-type="float">
            <text:p>0.9863</text:p>
          </table:table-cell>
          <table:table-cell office:value-type="float" office:value="0.9744" calcext:value-type="float">
            <text:p>0.9744</text:p>
          </table:table-cell>
          <table:table-cell table:formula="of:=[.E304]*[.F304]*[.G304]*[.H304]*[.I304]*[.J304]*[.K304]*[.L304]*[.M304]" office:value-type="float" office:value="0.848118767304208" calcext:value-type="float">
            <text:p>0.8481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511.8" calcext:value-type="float">
            <text:p>511.8</text:p>
          </table:table-cell>
          <table:table-cell office:value-type="float" office:value="52.8" calcext:value-type="float">
            <text:p>52.8</text:p>
          </table:table-cell>
          <table:table-cell office:value-type="float" office:value="20.90605" calcext:value-type="float">
            <text:p>2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557" calcext:value-type="float">
            <text:p>0.9976</text:p>
          </table:table-cell>
          <table:table-cell office:value-type="float" office:value="0.99664" calcext:value-type="float">
            <text:p>0.9966</text:p>
          </table:table-cell>
          <table:table-cell office:value-type="float" office:value="0.97976" calcext:value-type="float">
            <text:p>0.9798</text:p>
          </table:table-cell>
          <table:table-cell table:formula="of:=1-0.00026*[.C305]" office:value-type="float" office:value="0.986272" calcext:value-type="float">
            <text:p>0.9863</text:p>
          </table:table-cell>
          <table:table-cell office:value-type="float" office:value="0.9744" calcext:value-type="float">
            <text:p>0.9744</text:p>
          </table:table-cell>
          <table:table-cell table:formula="of:=[.E305]*[.F305]*[.G305]*[.H305]*[.I305]*[.J305]*[.K305]*[.L305]*[.M305]" office:value-type="float" office:value="0.847400602333678" calcext:value-type="float">
            <text:p>0.8474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327.3" calcext:value-type="float">
            <text:p>327.3</text:p>
          </table:table-cell>
          <table:table-cell office:value-type="float" office:value="71.8" calcext:value-type="float">
            <text:p>71.8</text:p>
          </table:table-cell>
          <table:table-cell office:value-type="float" office:value="43.52331" calcext:value-type="float">
            <text:p>43.5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32" calcext:value-type="float">
            <text:p>0.9985</text:p>
          </table:table-cell>
          <table:table-cell office:value-type="float" office:value="0.997505" calcext:value-type="float">
            <text:p>0.9975</text:p>
          </table:table-cell>
          <table:table-cell office:value-type="float" office:value="0.98402" calcext:value-type="float">
            <text:p>0.9840</text:p>
          </table:table-cell>
          <table:table-cell table:formula="of:=1-0.00026*[.C306]" office:value-type="float" office:value="0.981332" calcext:value-type="float">
            <text:p>0.9813</text:p>
          </table:table-cell>
          <table:table-cell office:value-type="float" office:value="0.9836" calcext:value-type="float">
            <text:p>0.9836</text:p>
          </table:table-cell>
          <table:table-cell table:formula="of:=[.E306]*[.F306]*[.G306]*[.H306]*[.I306]*[.J306]*[.K306]*[.L306]*[.M306]" office:value-type="float" office:value="0.856395793424342" calcext:value-type="float">
            <text:p>0.8564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327.1" calcext:value-type="float">
            <text:p>327.1</text:p>
          </table:table-cell>
          <table:table-cell office:value-type="float" office:value="71.3" calcext:value-type="float">
            <text:p>71.3</text:p>
          </table:table-cell>
          <table:table-cell office:value-type="float" office:value="70.75784" calcext:value-type="float">
            <text:p>70.7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71" calcext:value-type="float">
            <text:p>0.9987</text:p>
          </table:table-cell>
          <table:table-cell office:value-type="float" office:value="0.997431" calcext:value-type="float">
            <text:p>0.9974</text:p>
          </table:table-cell>
          <table:table-cell office:value-type="float" office:value="0.98338" calcext:value-type="float">
            <text:p>0.9834</text:p>
          </table:table-cell>
          <table:table-cell table:formula="of:=1-0.00026*[.C307]" office:value-type="float" office:value="0.981462" calcext:value-type="float">
            <text:p>0.9815</text:p>
          </table:table-cell>
          <table:table-cell office:value-type="float" office:value="0.9836" calcext:value-type="float">
            <text:p>0.9836</text:p>
          </table:table-cell>
          <table:table-cell table:formula="of:=[.E307]*[.F307]*[.G307]*[.H307]*[.I307]*[.J307]*[.K307]*[.L307]*[.M307]" office:value-type="float" office:value="0.856007819427573" calcext:value-type="float">
            <text:p>0.8560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512" calcext:value-type="float">
            <text:p>512.0</text:p>
          </table:table-cell>
          <table:table-cell office:value-type="float" office:value="25.3" calcext:value-type="float">
            <text:p>25.3</text:p>
          </table:table-cell>
          <table:table-cell office:value-type="float" office:value="15.56724" calcext:value-type="float">
            <text:p>15.5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38" calcext:value-type="float">
            <text:p>0.9986</text:p>
          </table:table-cell>
          <table:table-cell office:value-type="float" office:value="0.996821" calcext:value-type="float">
            <text:p>0.9968</text:p>
          </table:table-cell>
          <table:table-cell office:value-type="float" office:value="0.9781" calcext:value-type="float">
            <text:p>0.9781</text:p>
          </table:table-cell>
          <table:table-cell table:formula="of:=1-0.00026*[.C308]" office:value-type="float" office:value="0.993422" calcext:value-type="float">
            <text:p>0.9934</text:p>
          </table:table-cell>
          <table:table-cell office:value-type="float" office:value="0.9744" calcext:value-type="float">
            <text:p>0.9744</text:p>
          </table:table-cell>
          <table:table-cell table:formula="of:=[.E308]*[.F308]*[.G308]*[.H308]*[.I308]*[.J308]*[.K308]*[.L308]*[.M308]" office:value-type="float" office:value="0.853175988981317" calcext:value-type="float">
            <text:p>0.853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11.5" calcext:value-type="float">
            <text:p>511.5</text:p>
          </table:table-cell>
          <table:table-cell office:value-type="float" office:value="25.3" calcext:value-type="float">
            <text:p>25.3</text:p>
          </table:table-cell>
          <table:table-cell office:value-type="float" office:value="7.25918" calcext:value-type="float">
            <text:p>7.2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16" calcext:value-type="float">
            <text:p>0.9982</text:p>
          </table:table-cell>
          <table:table-cell office:value-type="float" office:value="0.996432" calcext:value-type="float">
            <text:p>0.9964</text:p>
          </table:table-cell>
          <table:table-cell office:value-type="float" office:value="0.97781" calcext:value-type="float">
            <text:p>0.9778</text:p>
          </table:table-cell>
          <table:table-cell table:formula="of:=1-0.00026*[.C309]" office:value-type="float" office:value="0.993422" calcext:value-type="float">
            <text:p>0.9934</text:p>
          </table:table-cell>
          <table:table-cell office:value-type="float" office:value="0.9744" calcext:value-type="float">
            <text:p>0.9744</text:p>
          </table:table-cell>
          <table:table-cell table:formula="of:=[.E309]*[.F309]*[.G309]*[.H309]*[.I309]*[.J309]*[.K309]*[.L309]*[.M309]" office:value-type="float" office:value="0.852229899164821" calcext:value-type="float">
            <text:p>0.8522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511.6" calcext:value-type="float">
            <text:p>511.6</text:p>
          </table:table-cell>
          <table:table-cell office:value-type="float" office:value="25.3" calcext:value-type="float">
            <text:p>25.3</text:p>
          </table:table-cell>
          <table:table-cell office:value-type="float" office:value="3.65716" calcext:value-type="float">
            <text:p>3.6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6241" calcext:value-type="float">
            <text:p>0.9962</text:p>
          </table:table-cell>
          <table:table-cell office:value-type="float" office:value="0.97949" calcext:value-type="float">
            <text:p>0.9795</text:p>
          </table:table-cell>
          <table:table-cell table:formula="of:=1-0.00026*[.C310]" office:value-type="float" office:value="0.993422" calcext:value-type="float">
            <text:p>0.9934</text:p>
          </table:table-cell>
          <table:table-cell office:value-type="float" office:value="0.9744" calcext:value-type="float">
            <text:p>0.9744</text:p>
          </table:table-cell>
          <table:table-cell table:formula="of:=[.E310]*[.F310]*[.G310]*[.H310]*[.I310]*[.J310]*[.K310]*[.L310]*[.M310]" office:value-type="float" office:value="0.851841761947163" calcext:value-type="float">
            <text:p>0.8518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511.3" calcext:value-type="float">
            <text:p>511.3</text:p>
          </table:table-cell>
          <table:table-cell office:value-type="float" office:value="25.3" calcext:value-type="float">
            <text:p>25.3</text:p>
          </table:table-cell>
          <table:table-cell office:value-type="float" office:value="55.29021" calcext:value-type="float">
            <text:p>55.2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2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8155" calcext:value-type="float">
            <text:p>0.9816</text:p>
          </table:table-cell>
          <table:table-cell table:formula="of:=1-0.00026*[.C311]" office:value-type="float" office:value="0.993422" calcext:value-type="float">
            <text:p>0.9934</text:p>
          </table:table-cell>
          <table:table-cell office:value-type="float" office:value="0.9744" calcext:value-type="float">
            <text:p>0.9744</text:p>
          </table:table-cell>
          <table:table-cell table:formula="of:=[.E311]*[.F311]*[.G311]*[.H311]*[.I311]*[.J311]*[.K311]*[.L311]*[.M311]" office:value-type="float" office:value="0.857096409125212" calcext:value-type="float">
            <text:p>0.8571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511.9" calcext:value-type="float">
            <text:p>511.9</text:p>
          </table:table-cell>
          <table:table-cell office:value-type="float" office:value="25.3" calcext:value-type="float">
            <text:p>25.3</text:p>
          </table:table-cell>
          <table:table-cell office:value-type="float" office:value="64.67004" calcext:value-type="float">
            <text:p>64.6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03" calcext:value-type="float">
            <text:p>0.9980</text:p>
          </table:table-cell>
          <table:table-cell office:value-type="float" office:value="0.996846" calcext:value-type="float">
            <text:p>0.9968</text:p>
          </table:table-cell>
          <table:table-cell office:value-type="float" office:value="0.98017" calcext:value-type="float">
            <text:p>0.9802</text:p>
          </table:table-cell>
          <table:table-cell table:formula="of:=1-0.00026*[.C312]" office:value-type="float" office:value="0.993422" calcext:value-type="float">
            <text:p>0.9934</text:p>
          </table:table-cell>
          <table:table-cell office:value-type="float" office:value="0.9744" calcext:value-type="float">
            <text:p>0.9744</text:p>
          </table:table-cell>
          <table:table-cell table:formula="of:=[.E312]*[.F312]*[.G312]*[.H312]*[.I312]*[.J312]*[.K312]*[.L312]*[.M312]" office:value-type="float" office:value="0.854459381593128" calcext:value-type="float">
            <text:p>0.8545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511.6" calcext:value-type="float">
            <text:p>511.6</text:p>
          </table:table-cell>
          <table:table-cell office:value-type="float" office:value="25.3" calcext:value-type="float">
            <text:p>25.3</text:p>
          </table:table-cell>
          <table:table-cell office:value-type="float" office:value="49.70989" calcext:value-type="float">
            <text:p>49.7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18" calcext:value-type="float">
            <text:p>0.9985</text:p>
          </table:table-cell>
          <table:table-cell office:value-type="float" office:value="0.996361" calcext:value-type="float">
            <text:p>0.9964</text:p>
          </table:table-cell>
          <table:table-cell office:value-type="float" office:value="0.98112" calcext:value-type="float">
            <text:p>0.9811</text:p>
          </table:table-cell>
          <table:table-cell table:formula="of:=1-0.00026*[.C313]" office:value-type="float" office:value="0.993422" calcext:value-type="float">
            <text:p>0.9934</text:p>
          </table:table-cell>
          <table:table-cell office:value-type="float" office:value="0.9744" calcext:value-type="float">
            <text:p>0.9744</text:p>
          </table:table-cell>
          <table:table-cell table:formula="of:=[.E313]*[.F313]*[.G313]*[.H313]*[.I313]*[.J313]*[.K313]*[.L313]*[.M313]" office:value-type="float" office:value="0.855312553207262" calcext:value-type="float">
            <text:p>0.8553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140.9" calcext:value-type="float">
            <text:p>140.9</text:p>
          </table:table-cell>
          <table:table-cell office:value-type="float" office:value="40.8" calcext:value-type="float">
            <text:p>40.8</text:p>
          </table:table-cell>
          <table:table-cell office:value-type="float" office:value="61.18765" calcext:value-type="float">
            <text:p>61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27" calcext:value-type="float">
            <text:p>0.9973</text:p>
          </table:table-cell>
          <table:table-cell office:value-type="float" office:value="0.99818" calcext:value-type="float">
            <text:p>0.9982</text:p>
          </table:table-cell>
          <table:table-cell office:value-type="float" office:value="0.99521" calcext:value-type="float">
            <text:p>0.9952</text:p>
          </table:table-cell>
          <table:table-cell table:formula="of:=1-0.00026*[.C314]" office:value-type="float" office:value="0.989392" calcext:value-type="float">
            <text:p>0.9894</text:p>
          </table:table-cell>
          <table:table-cell office:value-type="float" office:value="0.993" calcext:value-type="float">
            <text:p>0.993</text:p>
          </table:table-cell>
          <table:table-cell table:formula="of:=[.E314]*[.F314]*[.G314]*[.H314]*[.I314]*[.J314]*[.K314]*[.L314]*[.M314]" office:value-type="float" office:value="0.881075334038293" calcext:value-type="float">
            <text:p>0.8811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140.9" calcext:value-type="float">
            <text:p>140.9</text:p>
          </table:table-cell>
          <table:table-cell office:value-type="float" office:value="40.8" calcext:value-type="float">
            <text:p>40.8</text:p>
          </table:table-cell>
          <table:table-cell office:value-type="float" office:value="54.81775" calcext:value-type="float">
            <text:p>54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22" calcext:value-type="float">
            <text:p>0.9990</text:p>
          </table:table-cell>
          <table:table-cell office:value-type="float" office:value="0.998045" calcext:value-type="float">
            <text:p>0.9980</text:p>
          </table:table-cell>
          <table:table-cell office:value-type="float" office:value="0.99467" calcext:value-type="float">
            <text:p>0.9947</text:p>
          </table:table-cell>
          <table:table-cell table:formula="of:=1-0.00026*[.C315]" office:value-type="float" office:value="0.989392" calcext:value-type="float">
            <text:p>0.9894</text:p>
          </table:table-cell>
          <table:table-cell office:value-type="float" office:value="0.993" calcext:value-type="float">
            <text:p>0.993</text:p>
          </table:table-cell>
          <table:table-cell table:formula="of:=[.E315]*[.F315]*[.G315]*[.H315]*[.I315]*[.J315]*[.K315]*[.L315]*[.M315]" office:value-type="float" office:value="0.882024986578749" calcext:value-type="float">
            <text:p>0.8820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265.1" calcext:value-type="float">
            <text:p>265.1</text:p>
          </table:table-cell>
          <table:table-cell office:value-type="float" office:value="40.8" calcext:value-type="float">
            <text:p>40.8</text:p>
          </table:table-cell>
          <table:table-cell office:value-type="float" office:value="55.0724" calcext:value-type="float">
            <text:p>55.0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905" calcext:value-type="float">
            <text:p>0.9991</text:p>
          </table:table-cell>
          <table:table-cell office:value-type="float" office:value="0.98932" calcext:value-type="float">
            <text:p>0.9893</text:p>
          </table:table-cell>
          <table:table-cell table:formula="of:=1-0.00026*[.C316]" office:value-type="float" office:value="0.989392" calcext:value-type="float">
            <text:p>0.9894</text:p>
          </table:table-cell>
          <table:table-cell office:value-type="float" office:value="0.9867" calcext:value-type="float">
            <text:p>0.9867</text:p>
          </table:table-cell>
          <table:table-cell table:formula="of:=[.E316]*[.F316]*[.G316]*[.H316]*[.I316]*[.J316]*[.K316]*[.L316]*[.M316]" office:value-type="float" office:value="0.873447057382058" calcext:value-type="float">
            <text:p>0.8734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265" calcext:value-type="float">
            <text:p>265.0</text:p>
          </table:table-cell>
          <table:table-cell office:value-type="float" office:value="40.8" calcext:value-type="float">
            <text:p>40.8</text:p>
          </table:table-cell>
          <table:table-cell office:value-type="float" office:value="74.97294" calcext:value-type="float">
            <text:p>74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42" calcext:value-type="float">
            <text:p>0.9992</text:p>
          </table:table-cell>
          <table:table-cell office:value-type="float" office:value="0.997726" calcext:value-type="float">
            <text:p>0.9977</text:p>
          </table:table-cell>
          <table:table-cell office:value-type="float" office:value="0.99173" calcext:value-type="float">
            <text:p>0.9917</text:p>
          </table:table-cell>
          <table:table-cell table:formula="of:=1-0.00026*[.C317]" office:value-type="float" office:value="0.989392" calcext:value-type="float">
            <text:p>0.9894</text:p>
          </table:table-cell>
          <table:table-cell office:value-type="float" office:value="0.9867" calcext:value-type="float">
            <text:p>0.9867</text:p>
          </table:table-cell>
          <table:table-cell table:formula="of:=[.E317]*[.F317]*[.G317]*[.H317]*[.I317]*[.J317]*[.K317]*[.L317]*[.M317]" office:value-type="float" office:value="0.873751619463251" calcext:value-type="float">
            <text:p>0.8738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483" calcext:value-type="float">
            <text:p>483.0</text:p>
          </table:table-cell>
          <table:table-cell office:value-type="float" office:value="12.3" calcext:value-type="float">
            <text:p>12.3</text:p>
          </table:table-cell>
          <table:table-cell office:value-type="float" office:value="8.40414" calcext:value-type="float">
            <text:p>8.4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47" calcext:value-type="float">
            <text:p>0.9975</text:p>
          </table:table-cell>
          <table:table-cell office:value-type="float" office:value="0.996627" calcext:value-type="float">
            <text:p>0.9966</text:p>
          </table:table-cell>
          <table:table-cell office:value-type="float" office:value="0.98203" calcext:value-type="float">
            <text:p>0.9820</text:p>
          </table:table-cell>
          <table:table-cell table:formula="of:=1-0.00026*[.C318]" office:value-type="float" office:value="0.996802" calcext:value-type="float">
            <text:p>0.9968</text:p>
          </table:table-cell>
          <table:table-cell office:value-type="float" office:value="0.9759" calcext:value-type="float">
            <text:p>0.9759</text:p>
          </table:table-cell>
          <table:table-cell table:formula="of:=[.E318]*[.F318]*[.G318]*[.H318]*[.I318]*[.J318]*[.K318]*[.L318]*[.M318]" office:value-type="float" office:value="0.85966751437728" calcext:value-type="float">
            <text:p>0.8597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481" calcext:value-type="float">
            <text:p>481.0</text:p>
          </table:table-cell>
          <table:table-cell office:value-type="float" office:value="12.3" calcext:value-type="float">
            <text:p>12.3</text:p>
          </table:table-cell>
          <table:table-cell office:value-type="float" office:value="40.46224" calcext:value-type="float">
            <text:p>40.4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89" calcext:value-type="float">
            <text:p>0.9991</text:p>
          </table:table-cell>
          <table:table-cell office:value-type="float" office:value="0.997813" calcext:value-type="float">
            <text:p>0.9978</text:p>
          </table:table-cell>
          <table:table-cell office:value-type="float" office:value="0.98334" calcext:value-type="float">
            <text:p>0.9833</text:p>
          </table:table-cell>
          <table:table-cell table:formula="of:=1-0.00026*[.C319]" office:value-type="float" office:value="0.996802" calcext:value-type="float">
            <text:p>0.9968</text:p>
          </table:table-cell>
          <table:table-cell office:value-type="float" office:value="0.9759" calcext:value-type="float">
            <text:p>0.9759</text:p>
          </table:table-cell>
          <table:table-cell table:formula="of:=[.E319]*[.F319]*[.G319]*[.H319]*[.I319]*[.J319]*[.K319]*[.L319]*[.M319]" office:value-type="float" office:value="0.863237523201205" calcext:value-type="float">
            <text:p>0.8632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481.5" calcext:value-type="float">
            <text:p>481.5</text:p>
          </table:table-cell>
          <table:table-cell office:value-type="float" office:value="12.3" calcext:value-type="float">
            <text:p>12.3</text:p>
          </table:table-cell>
          <table:table-cell office:value-type="float" office:value="30.2905" calcext:value-type="float">
            <text:p>30.2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52" calcext:value-type="float">
            <text:p>0.9991</text:p>
          </table:table-cell>
          <table:table-cell office:value-type="float" office:value="0.996444" calcext:value-type="float">
            <text:p>0.9964</text:p>
          </table:table-cell>
          <table:table-cell office:value-type="float" office:value="0.98264" calcext:value-type="float">
            <text:p>0.9826</text:p>
          </table:table-cell>
          <table:table-cell table:formula="of:=1-0.00026*[.C320]" office:value-type="float" office:value="0.996802" calcext:value-type="float">
            <text:p>0.9968</text:p>
          </table:table-cell>
          <table:table-cell office:value-type="float" office:value="0.9759" calcext:value-type="float">
            <text:p>0.9759</text:p>
          </table:table-cell>
          <table:table-cell table:formula="of:=[.E320]*[.F320]*[.G320]*[.H320]*[.I320]*[.J320]*[.K320]*[.L320]*[.M320]" office:value-type="float" office:value="0.861407597705385" calcext:value-type="float">
            <text:p>0.8614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519.8" calcext:value-type="float">
            <text:p>519.8</text:p>
          </table:table-cell>
          <table:table-cell office:value-type="float" office:value="13.3" calcext:value-type="float">
            <text:p>13.3</text:p>
          </table:table-cell>
          <table:table-cell office:value-type="float" office:value="32.3014" calcext:value-type="float">
            <text:p>32.3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96" calcext:value-type="float">
            <text:p>0.9989</text:p>
          </table:table-cell>
          <table:table-cell office:value-type="float" office:value="0.996246" calcext:value-type="float">
            <text:p>0.9962</text:p>
          </table:table-cell>
          <table:table-cell office:value-type="float" office:value="0.98141" calcext:value-type="float">
            <text:p>0.9814</text:p>
          </table:table-cell>
          <table:table-cell table:formula="of:=1-0.00026*[.C321]" office:value-type="float" office:value="0.996542" calcext:value-type="float">
            <text:p>0.9965</text:p>
          </table:table-cell>
          <table:table-cell office:value-type="float" office:value="0.974" calcext:value-type="float">
            <text:p>0.974</text:p>
          </table:table-cell>
          <table:table-cell table:formula="of:=[.E321]*[.F321]*[.G321]*[.H321]*[.I321]*[.J321]*[.K321]*[.L321]*[.M321]" office:value-type="float" office:value="0.858125797110993" calcext:value-type="float">
            <text:p>0.8581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520.5" calcext:value-type="float">
            <text:p>520.5</text:p>
          </table:table-cell>
          <table:table-cell office:value-type="float" office:value="13.3" calcext:value-type="float">
            <text:p>13.3</text:p>
          </table:table-cell>
          <table:table-cell office:value-type="float" office:value="43.19529" calcext:value-type="float">
            <text:p>43.2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7" calcext:value-type="float">
            <text:p>0.9992</text:p>
          </table:table-cell>
          <table:table-cell office:value-type="float" office:value="0.996515" calcext:value-type="float">
            <text:p>0.9965</text:p>
          </table:table-cell>
          <table:table-cell office:value-type="float" office:value="0.98267" calcext:value-type="float">
            <text:p>0.9827</text:p>
          </table:table-cell>
          <table:table-cell table:formula="of:=1-0.00026*[.C322]" office:value-type="float" office:value="0.996542" calcext:value-type="float">
            <text:p>0.9965</text:p>
          </table:table-cell>
          <table:table-cell office:value-type="float" office:value="0.974" calcext:value-type="float">
            <text:p>0.974</text:p>
          </table:table-cell>
          <table:table-cell table:formula="of:=[.E322]*[.F322]*[.G322]*[.H322]*[.I322]*[.J322]*[.K322]*[.L322]*[.M322]" office:value-type="float" office:value="0.85969527190085" calcext:value-type="float">
            <text:p>0.8597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519.4" calcext:value-type="float">
            <text:p>519.4</text:p>
          </table:table-cell>
          <table:table-cell office:value-type="float" office:value="13.3" calcext:value-type="float">
            <text:p>13.3</text:p>
          </table:table-cell>
          <table:table-cell office:value-type="float" office:value="33.16028" calcext:value-type="float">
            <text:p>33.1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28" calcext:value-type="float">
            <text:p>0.9978</text:p>
          </table:table-cell>
          <table:table-cell office:value-type="float" office:value="0.997394" calcext:value-type="float">
            <text:p>0.9974</text:p>
          </table:table-cell>
          <table:table-cell office:value-type="float" office:value="0.98231" calcext:value-type="float">
            <text:p>0.9823</text:p>
          </table:table-cell>
          <table:table-cell table:formula="of:=1-0.00026*[.C323]" office:value-type="float" office:value="0.996542" calcext:value-type="float">
            <text:p>0.9965</text:p>
          </table:table-cell>
          <table:table-cell office:value-type="float" office:value="0.974" calcext:value-type="float">
            <text:p>0.974</text:p>
          </table:table-cell>
          <table:table-cell table:formula="of:=[.E323]*[.F323]*[.G323]*[.H323]*[.I323]*[.J323]*[.K323]*[.L323]*[.M323]" office:value-type="float" office:value="0.85898309606206" calcext:value-type="float">
            <text:p>0.8590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522.7" calcext:value-type="float">
            <text:p>522.7</text:p>
          </table:table-cell>
          <table:table-cell office:value-type="float" office:value="13.3" calcext:value-type="float">
            <text:p>13.3</text:p>
          </table:table-cell>
          <table:table-cell office:value-type="float" office:value="25.41602" calcext:value-type="float">
            <text:p>25.4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4" calcext:value-type="float">
            <text:p>0.9983</text:p>
          </table:table-cell>
          <table:table-cell office:value-type="float" office:value="0.997233" calcext:value-type="float">
            <text:p>0.9972</text:p>
          </table:table-cell>
          <table:table-cell office:value-type="float" office:value="0.98008" calcext:value-type="float">
            <text:p>0.9801</text:p>
          </table:table-cell>
          <table:table-cell table:formula="of:=1-0.00026*[.C324]" office:value-type="float" office:value="0.996542" calcext:value-type="float">
            <text:p>0.9965</text:p>
          </table:table-cell>
          <table:table-cell office:value-type="float" office:value="0.9739" calcext:value-type="float">
            <text:p>0.9739</text:p>
          </table:table-cell>
          <table:table-cell table:formula="of:=[.E324]*[.F324]*[.G324]*[.H324]*[.I324]*[.J324]*[.K324]*[.L324]*[.M324]" office:value-type="float" office:value="0.857246387993597" calcext:value-type="float">
            <text:p>0.8572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466.2" calcext:value-type="float">
            <text:p>466.2</text:p>
          </table:table-cell>
          <table:table-cell office:value-type="float" office:value="71.8" calcext:value-type="float">
            <text:p>71.8</text:p>
          </table:table-cell>
          <table:table-cell office:value-type="float" office:value="103.81888" calcext:value-type="float">
            <text:p>103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09" calcext:value-type="float">
            <text:p>0.9991</text:p>
          </table:table-cell>
          <table:table-cell office:value-type="float" office:value="0.996026" calcext:value-type="float">
            <text:p>0.9960</text:p>
          </table:table-cell>
          <table:table-cell office:value-type="float" office:value="0.96992" calcext:value-type="float">
            <text:p>0.9699</text:p>
          </table:table-cell>
          <table:table-cell table:formula="of:=1-0.00026*[.C325]" office:value-type="float" office:value="0.981332" calcext:value-type="float">
            <text:p>0.9813</text:p>
          </table:table-cell>
          <table:table-cell office:value-type="float" office:value="0.9767" calcext:value-type="float">
            <text:p>0.9767</text:p>
          </table:table-cell>
          <table:table-cell table:formula="of:=[.E325]*[.F325]*[.G325]*[.H325]*[.I325]*[.J325]*[.K325]*[.L325]*[.M325]" office:value-type="float" office:value="0.837443777813395" calcext:value-type="float">
            <text:p>0.8374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466.7" calcext:value-type="float">
            <text:p>466.7</text:p>
          </table:table-cell>
          <table:table-cell office:value-type="float" office:value="71.8" calcext:value-type="float">
            <text:p>71.8</text:p>
          </table:table-cell>
          <table:table-cell office:value-type="float" office:value="80.44992" calcext:value-type="float">
            <text:p>80.4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79" calcext:value-type="float">
            <text:p>0.9984</text:p>
          </table:table-cell>
          <table:table-cell office:value-type="float" office:value="0.99699" calcext:value-type="float">
            <text:p>0.9970</text:p>
          </table:table-cell>
          <table:table-cell office:value-type="float" office:value="0.97326" calcext:value-type="float">
            <text:p>0.9733</text:p>
          </table:table-cell>
          <table:table-cell table:formula="of:=1-0.00026*[.C326]" office:value-type="float" office:value="0.981332" calcext:value-type="float">
            <text:p>0.9813</text:p>
          </table:table-cell>
          <table:table-cell office:value-type="float" office:value="0.9767" calcext:value-type="float">
            <text:p>0.9767</text:p>
          </table:table-cell>
          <table:table-cell table:formula="of:=[.E326]*[.F326]*[.G326]*[.H326]*[.I326]*[.J326]*[.K326]*[.L326]*[.M326]" office:value-type="float" office:value="0.840526312384418" calcext:value-type="float">
            <text:p>0.8405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466.2" calcext:value-type="float">
            <text:p>466.2</text:p>
          </table:table-cell>
          <table:table-cell office:value-type="float" office:value="71.8" calcext:value-type="float">
            <text:p>71.8</text:p>
          </table:table-cell>
          <table:table-cell office:value-type="float" office:value="56.13781" calcext:value-type="float">
            <text:p>56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28" calcext:value-type="float">
            <text:p>0.9985</text:p>
          </table:table-cell>
          <table:table-cell office:value-type="float" office:value="0.995811" calcext:value-type="float">
            <text:p>0.9958</text:p>
          </table:table-cell>
          <table:table-cell office:value-type="float" office:value="0.97379" calcext:value-type="float">
            <text:p>0.9738</text:p>
          </table:table-cell>
          <table:table-cell table:formula="of:=1-0.00026*[.C327]" office:value-type="float" office:value="0.981332" calcext:value-type="float">
            <text:p>0.9813</text:p>
          </table:table-cell>
          <table:table-cell office:value-type="float" office:value="0.9767" calcext:value-type="float">
            <text:p>0.9767</text:p>
          </table:table-cell>
          <table:table-cell table:formula="of:=[.E327]*[.F327]*[.G327]*[.H327]*[.I327]*[.J327]*[.K327]*[.L327]*[.M327]" office:value-type="float" office:value="0.840114878709175" calcext:value-type="float">
            <text:p>0.8401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44.4" calcext:value-type="float">
            <text:p>44.4</text:p>
          </table:table-cell>
          <table:table-cell office:value-type="float" office:value="40.8" calcext:value-type="float">
            <text:p>40.8</text:p>
          </table:table-cell>
          <table:table-cell office:value-type="float" office:value="25.5204" calcext:value-type="float">
            <text:p>25.5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336" calcext:value-type="float">
            <text:p>0.9983</text:p>
          </table:table-cell>
          <table:table-cell office:value-type="float" office:value="0.99701" calcext:value-type="float">
            <text:p>0.9970</text:p>
          </table:table-cell>
          <table:table-cell table:formula="of:=1-0.00026*[.C328]" office:value-type="float" office:value="0.989392" calcext:value-type="float">
            <text:p>0.9894</text:p>
          </table:table-cell>
          <table:table-cell office:value-type="float" office:value="0.9978" calcext:value-type="float">
            <text:p>0.9978</text:p>
          </table:table-cell>
          <table:table-cell table:formula="of:=[.E328]*[.F328]*[.G328]*[.H328]*[.I328]*[.J328]*[.K328]*[.L328]*[.M328]" office:value-type="float" office:value="0.888022404242323" calcext:value-type="float">
            <text:p>0.8880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44.4" calcext:value-type="float">
            <text:p>44.4</text:p>
          </table:table-cell>
          <table:table-cell office:value-type="float" office:value="40.8" calcext:value-type="float">
            <text:p>40.8</text:p>
          </table:table-cell>
          <table:table-cell office:value-type="float" office:value="55.02934" calcext:value-type="float">
            <text:p>55.0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7512" calcext:value-type="float">
            <text:p>0.9975</text:p>
          </table:table-cell>
          <table:table-cell office:value-type="float" office:value="0.99699" calcext:value-type="float">
            <text:p>0.9970</text:p>
          </table:table-cell>
          <table:table-cell table:formula="of:=1-0.00026*[.C329]" office:value-type="float" office:value="0.989392" calcext:value-type="float">
            <text:p>0.9894</text:p>
          </table:table-cell>
          <table:table-cell office:value-type="float" office:value="0.9978" calcext:value-type="float">
            <text:p>0.9978</text:p>
          </table:table-cell>
          <table:table-cell table:formula="of:=[.E329]*[.F329]*[.G329]*[.H329]*[.I329]*[.J329]*[.K329]*[.L329]*[.M329]" office:value-type="float" office:value="0.886539324702466" calcext:value-type="float">
            <text:p>0.8865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44.4" calcext:value-type="float">
            <text:p>44.4</text:p>
          </table:table-cell>
          <table:table-cell office:value-type="float" office:value="40.8" calcext:value-type="float">
            <text:p>40.8</text:p>
          </table:table-cell>
          <table:table-cell office:value-type="float" office:value="31.58558" calcext:value-type="float">
            <text:p>31.5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2413" calcext:value-type="float">
            <text:p>0.9924</text:p>
          </table:table-cell>
          <table:table-cell office:value-type="float" office:value="0.99754" calcext:value-type="float">
            <text:p>0.9975</text:p>
          </table:table-cell>
          <table:table-cell table:formula="of:=1-0.00026*[.C330]" office:value-type="float" office:value="0.989392" calcext:value-type="float">
            <text:p>0.9894</text:p>
          </table:table-cell>
          <table:table-cell office:value-type="float" office:value="0.9978" calcext:value-type="float">
            <text:p>0.9978</text:p>
          </table:table-cell>
          <table:table-cell table:formula="of:=[.E330]*[.F330]*[.G330]*[.H330]*[.I330]*[.J330]*[.K330]*[.L330]*[.M330]" office:value-type="float" office:value="0.884695276310744" calcext:value-type="float">
            <text:p>0.8847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86.6" calcext:value-type="float">
            <text:p>86.6</text:p>
          </table:table-cell>
          <table:table-cell office:value-type="float" office:value="40.8" calcext:value-type="float">
            <text:p>40.8</text:p>
          </table:table-cell>
          <table:table-cell office:value-type="float" office:value="54.27371" calcext:value-type="float">
            <text:p>54.2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534" calcext:value-type="float">
            <text:p>0.9953</text:p>
          </table:table-cell>
          <table:table-cell table:formula="of:=1-0.00026*[.C331]" office:value-type="float" office:value="0.989392" calcext:value-type="float">
            <text:p>0.9894</text:p>
          </table:table-cell>
          <table:table-cell office:value-type="float" office:value="0.9957" calcext:value-type="float">
            <text:p>0.9957</text:p>
          </table:table-cell>
          <table:table-cell table:formula="of:=[.E331]*[.F331]*[.G331]*[.H331]*[.I331]*[.J331]*[.K331]*[.L331]*[.M331]" office:value-type="float" office:value="0.887620675007357" calcext:value-type="float">
            <text:p>0.8876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86.4" calcext:value-type="float">
            <text:p>86.4</text:p>
          </table:table-cell>
          <table:table-cell office:value-type="float" office:value="40.8" calcext:value-type="float">
            <text:p>40.8</text:p>
          </table:table-cell>
          <table:table-cell office:value-type="float" office:value="60.90545" calcext:value-type="float">
            <text:p>6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33" calcext:value-type="float">
            <text:p>0.9992</text:p>
          </table:table-cell>
          <table:table-cell office:value-type="float" office:value="0.995399" calcext:value-type="float">
            <text:p>0.9954</text:p>
          </table:table-cell>
          <table:table-cell office:value-type="float" office:value="0.9957" calcext:value-type="float">
            <text:p>0.9957</text:p>
          </table:table-cell>
          <table:table-cell table:formula="of:=1-0.00026*[.C332]" office:value-type="float" office:value="0.989392" calcext:value-type="float">
            <text:p>0.9894</text:p>
          </table:table-cell>
          <table:table-cell office:value-type="float" office:value="0.9957" calcext:value-type="float">
            <text:p>0.9957</text:p>
          </table:table-cell>
          <table:table-cell table:formula="of:=[.E332]*[.F332]*[.G332]*[.H332]*[.I332]*[.J332]*[.K332]*[.L332]*[.M332]" office:value-type="float" office:value="0.883178376887972" calcext:value-type="float">
            <text:p>0.8832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530.1" calcext:value-type="float">
            <text:p>530.1</text:p>
          </table:table-cell>
          <table:table-cell office:value-type="float" office:value="40.8" calcext:value-type="float">
            <text:p>40.8</text:p>
          </table:table-cell>
          <table:table-cell office:value-type="float" office:value="44.69372" calcext:value-type="float">
            <text:p>44.6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82" calcext:value-type="float">
            <text:p>0.9981</text:p>
          </table:table-cell>
          <table:table-cell office:value-type="float" office:value="0.995479" calcext:value-type="float">
            <text:p>0.9955</text:p>
          </table:table-cell>
          <table:table-cell office:value-type="float" office:value="0.97643" calcext:value-type="float">
            <text:p>0.9764</text:p>
          </table:table-cell>
          <table:table-cell table:formula="of:=1-0.00026*[.C333]" office:value-type="float" office:value="0.989392" calcext:value-type="float">
            <text:p>0.9894</text:p>
          </table:table-cell>
          <table:table-cell office:value-type="float" office:value="0.9735" calcext:value-type="float">
            <text:p>0.9735</text:p>
          </table:table-cell>
          <table:table-cell table:formula="of:=[.E333]*[.F333]*[.G333]*[.H333]*[.I333]*[.J333]*[.K333]*[.L333]*[.M333]" office:value-type="float" office:value="0.845868478577306" calcext:value-type="float">
            <text:p>0.8459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530.3" calcext:value-type="float">
            <text:p>530.3</text:p>
          </table:table-cell>
          <table:table-cell office:value-type="float" office:value="40.8" calcext:value-type="float">
            <text:p>40.8</text:p>
          </table:table-cell>
          <table:table-cell office:value-type="float" office:value="67.29061" calcext:value-type="float">
            <text:p>67.2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08" calcext:value-type="float">
            <text:p>0.9989</text:p>
          </table:table-cell>
          <table:table-cell office:value-type="float" office:value="0.995358" calcext:value-type="float">
            <text:p>0.9954</text:p>
          </table:table-cell>
          <table:table-cell office:value-type="float" office:value="0.9755" calcext:value-type="float">
            <text:p>0.9755</text:p>
          </table:table-cell>
          <table:table-cell table:formula="of:=1-0.00026*[.C334]" office:value-type="float" office:value="0.989392" calcext:value-type="float">
            <text:p>0.9894</text:p>
          </table:table-cell>
          <table:table-cell office:value-type="float" office:value="0.9735" calcext:value-type="float">
            <text:p>0.9735</text:p>
          </table:table-cell>
          <table:table-cell table:formula="of:=[.E334]*[.F334]*[.G334]*[.H334]*[.I334]*[.J334]*[.K334]*[.L334]*[.M334]" office:value-type="float" office:value="0.845659393082047" calcext:value-type="float">
            <text:p>0.8457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530.4" calcext:value-type="float">
            <text:p>530.4</text:p>
          </table:table-cell>
          <table:table-cell office:value-type="float" office:value="40.8" calcext:value-type="float">
            <text:p>40.8</text:p>
          </table:table-cell>
          <table:table-cell office:value-type="float" office:value="34.84726" calcext:value-type="float">
            <text:p>34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52" calcext:value-type="float">
            <text:p>0.9988</text:p>
          </table:table-cell>
          <table:table-cell office:value-type="float" office:value="0.994118" calcext:value-type="float">
            <text:p>0.9941</text:p>
          </table:table-cell>
          <table:table-cell office:value-type="float" office:value="0.97525" calcext:value-type="float">
            <text:p>0.9753</text:p>
          </table:table-cell>
          <table:table-cell table:formula="of:=1-0.00026*[.C335]" office:value-type="float" office:value="0.989392" calcext:value-type="float">
            <text:p>0.9894</text:p>
          </table:table-cell>
          <table:table-cell office:value-type="float" office:value="0.9735" calcext:value-type="float">
            <text:p>0.9735</text:p>
          </table:table-cell>
          <table:table-cell table:formula="of:=[.E335]*[.F335]*[.G335]*[.H335]*[.I335]*[.J335]*[.K335]*[.L335]*[.M335]" office:value-type="float" office:value="0.844257561689329" calcext:value-type="float">
            <text:p>0.8443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401.4" calcext:value-type="float">
            <text:p>401.4</text:p>
          </table:table-cell>
          <table:table-cell office:value-type="float" office:value="30.8" calcext:value-type="float">
            <text:p>30.8</text:p>
          </table:table-cell>
          <table:table-cell office:value-type="float" office:value="63.31539" calcext:value-type="float">
            <text:p>63.3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46" calcext:value-type="float">
            <text:p>0.9990</text:p>
          </table:table-cell>
          <table:table-cell office:value-type="float" office:value="0.995801" calcext:value-type="float">
            <text:p>0.9958</text:p>
          </table:table-cell>
          <table:table-cell office:value-type="float" office:value="0.9811" calcext:value-type="float">
            <text:p>0.9811</text:p>
          </table:table-cell>
          <table:table-cell table:formula="of:=1-0.00026*[.C336]" office:value-type="float" office:value="0.991992" calcext:value-type="float">
            <text:p>0.9920</text:p>
          </table:table-cell>
          <table:table-cell office:value-type="float" office:value="0.9799" calcext:value-type="float">
            <text:p>0.9799</text:p>
          </table:table-cell>
          <table:table-cell table:formula="of:=[.E336]*[.F336]*[.G336]*[.H336]*[.I336]*[.J336]*[.K336]*[.L336]*[.M336]" office:value-type="float" office:value="0.858855887202177" calcext:value-type="float">
            <text:p>0.8589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269.7" calcext:value-type="float">
            <text:p>269.7</text:p>
          </table:table-cell>
          <table:table-cell office:value-type="float" office:value="20.3" calcext:value-type="float">
            <text:p>20.3</text:p>
          </table:table-cell>
          <table:table-cell office:value-type="float" office:value="60.51507" calcext:value-type="float">
            <text:p>60.5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59" calcext:value-type="float">
            <text:p>0.9984</text:p>
          </table:table-cell>
          <table:table-cell office:value-type="float" office:value="0.996411" calcext:value-type="float">
            <text:p>0.9964</text:p>
          </table:table-cell>
          <table:table-cell office:value-type="float" office:value="0.98836" calcext:value-type="float">
            <text:p>0.9884</text:p>
          </table:table-cell>
          <table:table-cell table:formula="of:=1-0.00026*[.C337]" office:value-type="float" office:value="0.994722" calcext:value-type="float">
            <text:p>0.9947</text:p>
          </table:table-cell>
          <table:table-cell office:value-type="float" office:value="0.9865" calcext:value-type="float">
            <text:p>0.9865</text:p>
          </table:table-cell>
          <table:table-cell table:formula="of:=[.E337]*[.F337]*[.G337]*[.H337]*[.I337]*[.J337]*[.K337]*[.L337]*[.M337]" office:value-type="float" office:value="0.873370009474943" calcext:value-type="float">
            <text:p>0.8734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525.6" calcext:value-type="float">
            <text:p>525.6</text:p>
          </table:table-cell>
          <table:table-cell office:value-type="float" office:value="20.3" calcext:value-type="float">
            <text:p>20.3</text:p>
          </table:table-cell>
          <table:table-cell office:value-type="float" office:value="63.84969" calcext:value-type="float">
            <text:p>63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86" calcext:value-type="float">
            <text:p>0.9985</text:p>
          </table:table-cell>
          <table:table-cell office:value-type="float" office:value="0.996026" calcext:value-type="float">
            <text:p>0.9960</text:p>
          </table:table-cell>
          <table:table-cell office:value-type="float" office:value="0.97897" calcext:value-type="float">
            <text:p>0.9790</text:p>
          </table:table-cell>
          <table:table-cell table:formula="of:=1-0.00026*[.C338]" office:value-type="float" office:value="0.994722" calcext:value-type="float">
            <text:p>0.9947</text:p>
          </table:table-cell>
          <table:table-cell office:value-type="float" office:value="0.9737" calcext:value-type="float">
            <text:p>0.9737</text:p>
          </table:table-cell>
          <table:table-cell table:formula="of:=[.E338]*[.F338]*[.G338]*[.H338]*[.I338]*[.J338]*[.K338]*[.L338]*[.M338]" office:value-type="float" office:value="0.853626683329545" calcext:value-type="float">
            <text:p>0.8536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475.2" calcext:value-type="float">
            <text:p>475.2</text:p>
          </table:table-cell>
          <table:table-cell office:value-type="float" office:value="18.3" calcext:value-type="float">
            <text:p>18.3</text:p>
          </table:table-cell>
          <table:table-cell office:value-type="float" office:value="62.54121" calcext:value-type="float">
            <text:p>62.5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27" calcext:value-type="float">
            <text:p>0.9991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8119" calcext:value-type="float">
            <text:p>0.9812</text:p>
          </table:table-cell>
          <table:table-cell table:formula="of:=1-0.00026*[.C339]" office:value-type="float" office:value="0.995242" calcext:value-type="float">
            <text:p>0.9952</text:p>
          </table:table-cell>
          <table:table-cell office:value-type="float" office:value="0.9762" calcext:value-type="float">
            <text:p>0.9762</text:p>
          </table:table-cell>
          <table:table-cell table:formula="of:=[.E339]*[.F339]*[.G339]*[.H339]*[.I339]*[.J339]*[.K339]*[.L339]*[.M339]" office:value-type="float" office:value="0.859339581474823" calcext:value-type="float">
            <text:p>0.8593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475.4" calcext:value-type="float">
            <text:p>475.4</text:p>
          </table:table-cell>
          <table:table-cell office:value-type="float" office:value="18.3" calcext:value-type="float">
            <text:p>18.3</text:p>
          </table:table-cell>
          <table:table-cell office:value-type="float" office:value="37.87515" calcext:value-type="float">
            <text:p>37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37" calcext:value-type="float">
            <text:p>0.9985</text:p>
          </table:table-cell>
          <table:table-cell office:value-type="float" office:value="0.995774" calcext:value-type="float">
            <text:p>0.9958</text:p>
          </table:table-cell>
          <table:table-cell office:value-type="float" office:value="0.98061" calcext:value-type="float">
            <text:p>0.9806</text:p>
          </table:table-cell>
          <table:table-cell table:formula="of:=1-0.00026*[.C340]" office:value-type="float" office:value="0.995242" calcext:value-type="float">
            <text:p>0.9952</text:p>
          </table:table-cell>
          <table:table-cell office:value-type="float" office:value="0.9762" calcext:value-type="float">
            <text:p>0.9762</text:p>
          </table:table-cell>
          <table:table-cell table:formula="of:=[.E340]*[.F340]*[.G340]*[.H340]*[.I340]*[.J340]*[.K340]*[.L340]*[.M340]" office:value-type="float" office:value="0.857527016172996" calcext:value-type="float">
            <text:p>0.8575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165.7" calcext:value-type="float">
            <text:p>165.7</text:p>
          </table:table-cell>
          <table:table-cell office:value-type="float" office:value="40.8" calcext:value-type="float">
            <text:p>40.8</text:p>
          </table:table-cell>
          <table:table-cell office:value-type="float" office:value="46.27509" calcext:value-type="float">
            <text:p>46.2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3852" calcext:value-type="float">
            <text:p>0.9939</text:p>
          </table:table-cell>
          <table:table-cell office:value-type="float" office:value="0.99247" calcext:value-type="float">
            <text:p>0.9925</text:p>
          </table:table-cell>
          <table:table-cell table:formula="of:=1-0.00026*[.C341]" office:value-type="float" office:value="0.989392" calcext:value-type="float">
            <text:p>0.9894</text:p>
          </table:table-cell>
          <table:table-cell office:value-type="float" office:value="0.9917" calcext:value-type="float">
            <text:p>0.9917</text:p>
          </table:table-cell>
          <table:table-cell table:formula="of:=[.E341]*[.F341]*[.G341]*[.H341]*[.I341]*[.J341]*[.K341]*[.L341]*[.M341]" office:value-type="float" office:value="0.876086245663716" calcext:value-type="float">
            <text:p>0.8761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166.1" calcext:value-type="float">
            <text:p>166.1</text:p>
          </table:table-cell>
          <table:table-cell office:value-type="float" office:value="41.3" calcext:value-type="float">
            <text:p>41.3</text:p>
          </table:table-cell>
          <table:table-cell office:value-type="float" office:value="54.72207" calcext:value-type="float">
            <text:p>54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5054" calcext:value-type="float">
            <text:p>0.9951</text:p>
          </table:table-cell>
          <table:table-cell office:value-type="float" office:value="0.99306" calcext:value-type="float">
            <text:p>0.9931</text:p>
          </table:table-cell>
          <table:table-cell table:formula="of:=1-0.00026*[.C342]" office:value-type="float" office:value="0.989262" calcext:value-type="float">
            <text:p>0.9893</text:p>
          </table:table-cell>
          <table:table-cell office:value-type="float" office:value="0.9917" calcext:value-type="float">
            <text:p>0.9917</text:p>
          </table:table-cell>
          <table:table-cell table:formula="of:=[.E342]*[.F342]*[.G342]*[.H342]*[.I342]*[.J342]*[.K342]*[.L342]*[.M342]" office:value-type="float" office:value="0.877551938001195" calcext:value-type="float">
            <text:p>0.8776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308" calcext:value-type="float">
            <text:p>308.0</text:p>
          </table:table-cell>
          <table:table-cell office:value-type="float" office:value="40.8" calcext:value-type="float">
            <text:p>40.8</text:p>
          </table:table-cell>
          <table:table-cell office:value-type="float" office:value="49.59839" calcext:value-type="float">
            <text:p>49.6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19" calcext:value-type="float">
            <text:p>0.9991</text:p>
          </table:table-cell>
          <table:table-cell office:value-type="float" office:value="0.996476" calcext:value-type="float">
            <text:p>0.9965</text:p>
          </table:table-cell>
          <table:table-cell office:value-type="float" office:value="0.98911" calcext:value-type="float">
            <text:p>0.9891</text:p>
          </table:table-cell>
          <table:table-cell table:formula="of:=1-0.00026*[.C343]" office:value-type="float" office:value="0.989392" calcext:value-type="float">
            <text:p>0.9894</text:p>
          </table:table-cell>
          <table:table-cell office:value-type="float" office:value="0.9846" calcext:value-type="float">
            <text:p>0.9846</text:p>
          </table:table-cell>
          <table:table-cell table:formula="of:=[.E343]*[.F343]*[.G343]*[.H343]*[.I343]*[.J343]*[.K343]*[.L343]*[.M343]" office:value-type="float" office:value="0.868392232380967" calcext:value-type="float">
            <text:p>0.8684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308" calcext:value-type="float">
            <text:p>308.0</text:p>
          </table:table-cell>
          <table:table-cell office:value-type="float" office:value="40.8" calcext:value-type="float">
            <text:p>40.8</text:p>
          </table:table-cell>
          <table:table-cell office:value-type="float" office:value="66.88737" calcext:value-type="float">
            <text:p>66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5" calcext:value-type="float">
            <text:p>0.9987</text:p>
          </table:table-cell>
          <table:table-cell office:value-type="float" office:value="0.997974" calcext:value-type="float">
            <text:p>0.9980</text:p>
          </table:table-cell>
          <table:table-cell office:value-type="float" office:value="0.9873" calcext:value-type="float">
            <text:p>0.9873</text:p>
          </table:table-cell>
          <table:table-cell table:formula="of:=1-0.00026*[.C344]" office:value-type="float" office:value="0.989392" calcext:value-type="float">
            <text:p>0.9894</text:p>
          </table:table-cell>
          <table:table-cell office:value-type="float" office:value="0.9846" calcext:value-type="float">
            <text:p>0.9846</text:p>
          </table:table-cell>
          <table:table-cell table:formula="of:=[.E344]*[.F344]*[.G344]*[.H344]*[.I344]*[.J344]*[.K344]*[.L344]*[.M344]" office:value-type="float" office:value="0.867698699471474" calcext:value-type="float">
            <text:p>0.8677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478.2" calcext:value-type="float">
            <text:p>478.2</text:p>
          </table:table-cell>
          <table:table-cell office:value-type="float" office:value="9.8" calcext:value-type="float">
            <text:p>9.8</text:p>
          </table:table-cell>
          <table:table-cell office:value-type="float" office:value="29.77609" calcext:value-type="float">
            <text:p>29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57" calcext:value-type="float">
            <text:p>0.999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8364" calcext:value-type="float">
            <text:p>0.9836</text:p>
          </table:table-cell>
          <table:table-cell table:formula="of:=1-0.00026*[.C345]" office:value-type="float" office:value="0.997452" calcext:value-type="float">
            <text:p>0.9975</text:p>
          </table:table-cell>
          <table:table-cell office:value-type="float" office:value="0.9761" calcext:value-type="float">
            <text:p>0.9761</text:p>
          </table:table-cell>
          <table:table-cell table:formula="of:=[.E345]*[.F345]*[.G345]*[.H345]*[.I345]*[.J345]*[.K345]*[.L345]*[.M345]" office:value-type="float" office:value="0.862468958243126" calcext:value-type="float">
            <text:p>0.8625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482.4" calcext:value-type="float">
            <text:p>482.4</text:p>
          </table:table-cell>
          <table:table-cell office:value-type="float" office:value="9.8" calcext:value-type="float">
            <text:p>9.8</text:p>
          </table:table-cell>
          <table:table-cell office:value-type="float" office:value="33.10569" calcext:value-type="float">
            <text:p>33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06" calcext:value-type="float">
            <text:p>0.9986</text:p>
          </table:table-cell>
          <table:table-cell office:value-type="float" office:value="0.996813" calcext:value-type="float">
            <text:p>0.9968</text:p>
          </table:table-cell>
          <table:table-cell office:value-type="float" office:value="0.98316" calcext:value-type="float">
            <text:p>0.9832</text:p>
          </table:table-cell>
          <table:table-cell table:formula="of:=1-0.00026*[.C346]" office:value-type="float" office:value="0.997452" calcext:value-type="float">
            <text:p>0.9975</text:p>
          </table:table-cell>
          <table:table-cell office:value-type="float" office:value="0.9759" calcext:value-type="float">
            <text:p>0.9759</text:p>
          </table:table-cell>
          <table:table-cell table:formula="of:=[.E346]*[.F346]*[.G346]*[.H346]*[.I346]*[.J346]*[.K346]*[.L346]*[.M346]" office:value-type="float" office:value="0.862359673035632" calcext:value-type="float">
            <text:p>0.8624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480.3" calcext:value-type="float">
            <text:p>480.3</text:p>
          </table:table-cell>
          <table:table-cell office:value-type="float" office:value="9.8" calcext:value-type="float">
            <text:p>9.8</text:p>
          </table:table-cell>
          <table:table-cell office:value-type="float" office:value="31.26875" calcext:value-type="float">
            <text:p>31.2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28" calcext:value-type="float">
            <text:p>0.9987</text:p>
          </table:table-cell>
          <table:table-cell office:value-type="float" office:value="0.996397" calcext:value-type="float">
            <text:p>0.9964</text:p>
          </table:table-cell>
          <table:table-cell office:value-type="float" office:value="0.98353" calcext:value-type="float">
            <text:p>0.9835</text:p>
          </table:table-cell>
          <table:table-cell table:formula="of:=1-0.00026*[.C347]" office:value-type="float" office:value="0.997452" calcext:value-type="float">
            <text:p>0.9975</text:p>
          </table:table-cell>
          <table:table-cell office:value-type="float" office:value="0.976" calcext:value-type="float">
            <text:p>0.976</text:p>
          </table:table-cell>
          <table:table-cell table:formula="of:=[.E347]*[.F347]*[.G347]*[.H347]*[.I347]*[.J347]*[.K347]*[.L347]*[.M347]" office:value-type="float" office:value="0.86251791045725" calcext:value-type="float">
            <text:p>0.8625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482" calcext:value-type="float">
            <text:p>482.0</text:p>
          </table:table-cell>
          <table:table-cell office:value-type="float" office:value="9.8" calcext:value-type="float">
            <text:p>9.8</text:p>
          </table:table-cell>
          <table:table-cell office:value-type="float" office:value="28.44166" calcext:value-type="float">
            <text:p>28.4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2" calcext:value-type="float">
            <text:p>0.9993</text:p>
          </table:table-cell>
          <table:table-cell office:value-type="float" office:value="0.99547" calcext:value-type="float">
            <text:p>0.9955</text:p>
          </table:table-cell>
          <table:table-cell office:value-type="float" office:value="0.98259" calcext:value-type="float">
            <text:p>0.9826</text:p>
          </table:table-cell>
          <table:table-cell table:formula="of:=1-0.00026*[.C348]" office:value-type="float" office:value="0.997452" calcext:value-type="float">
            <text:p>0.9975</text:p>
          </table:table-cell>
          <table:table-cell office:value-type="float" office:value="0.9759" calcext:value-type="float">
            <text:p>0.9759</text:p>
          </table:table-cell>
          <table:table-cell table:formula="of:=[.E348]*[.F348]*[.G348]*[.H348]*[.I348]*[.J348]*[.K348]*[.L348]*[.M348]" office:value-type="float" office:value="0.861313926971013" calcext:value-type="float">
            <text:p>0.8613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481.4" calcext:value-type="float">
            <text:p>481.4</text:p>
          </table:table-cell>
          <table:table-cell office:value-type="float" office:value="9.8" calcext:value-type="float">
            <text:p>9.8</text:p>
          </table:table-cell>
          <table:table-cell office:value-type="float" office:value="28.78508" calcext:value-type="float">
            <text:p>28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92" calcext:value-type="float">
            <text:p>0.9989</text:p>
          </table:table-cell>
          <table:table-cell office:value-type="float" office:value="0.996677" calcext:value-type="float">
            <text:p>0.9967</text:p>
          </table:table-cell>
          <table:table-cell office:value-type="float" office:value="0.98185" calcext:value-type="float">
            <text:p>0.9819</text:p>
          </table:table-cell>
          <table:table-cell table:formula="of:=1-0.00026*[.C349]" office:value-type="float" office:value="0.997452" calcext:value-type="float">
            <text:p>0.9975</text:p>
          </table:table-cell>
          <table:table-cell office:value-type="float" office:value="0.9759" calcext:value-type="float">
            <text:p>0.9759</text:p>
          </table:table-cell>
          <table:table-cell table:formula="of:=[.E349]*[.F349]*[.G349]*[.H349]*[.I349]*[.J349]*[.K349]*[.L349]*[.M349]" office:value-type="float" office:value="0.861339749316799" calcext:value-type="float">
            <text:p>0.8613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480.8" calcext:value-type="float">
            <text:p>480.8</text:p>
          </table:table-cell>
          <table:table-cell office:value-type="float" office:value="9.8" calcext:value-type="float">
            <text:p>9.8</text:p>
          </table:table-cell>
          <table:table-cell office:value-type="float" office:value="32.32404" calcext:value-type="float">
            <text:p>32.3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9" calcext:value-type="float">
            <text:p>0.9994</text:p>
          </table:table-cell>
          <table:table-cell office:value-type="float" office:value="0.997559" calcext:value-type="float">
            <text:p>0.9976</text:p>
          </table:table-cell>
          <table:table-cell office:value-type="float" office:value="0.98381" calcext:value-type="float">
            <text:p>0.9838</text:p>
          </table:table-cell>
          <table:table-cell table:formula="of:=1-0.00026*[.C350]" office:value-type="float" office:value="0.997452" calcext:value-type="float">
            <text:p>0.9975</text:p>
          </table:table-cell>
          <table:table-cell office:value-type="float" office:value="0.976" calcext:value-type="float">
            <text:p>0.976</text:p>
          </table:table-cell>
          <table:table-cell table:formula="of:=[.E350]*[.F350]*[.G350]*[.H350]*[.I350]*[.J350]*[.K350]*[.L350]*[.M350]" office:value-type="float" office:value="0.864342159750482" calcext:value-type="float">
            <text:p>0.8643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230.5" calcext:value-type="float">
            <text:p>230.5</text:p>
          </table:table-cell>
          <table:table-cell office:value-type="float" office:value="61.3" calcext:value-type="float">
            <text:p>61.3</text:p>
          </table:table-cell>
          <table:table-cell office:value-type="float" office:value="65.14226" calcext:value-type="float">
            <text:p>65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94" calcext:value-type="float">
            <text:p>0.9981</text:p>
          </table:table-cell>
          <table:table-cell office:value-type="float" office:value="0.994759" calcext:value-type="float">
            <text:p>0.9948</text:p>
          </table:table-cell>
          <table:table-cell office:value-type="float" office:value="0.98183" calcext:value-type="float">
            <text:p>0.9818</text:p>
          </table:table-cell>
          <table:table-cell table:formula="of:=1-0.00026*[.C351]" office:value-type="float" office:value="0.984062" calcext:value-type="float">
            <text:p>0.9841</text:p>
          </table:table-cell>
          <table:table-cell office:value-type="float" office:value="0.9885" calcext:value-type="float">
            <text:p>0.9885</text:p>
          </table:table-cell>
          <table:table-cell table:formula="of:=[.E351]*[.F351]*[.G351]*[.H351]*[.I351]*[.J351]*[.K351]*[.L351]*[.M351]" office:value-type="float" office:value="0.858388331840315" calcext:value-type="float">
            <text:p>0.8584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230.6" calcext:value-type="float">
            <text:p>230.6</text:p>
          </table:table-cell>
          <table:table-cell office:value-type="float" office:value="61.8" calcext:value-type="float">
            <text:p>61.8</text:p>
          </table:table-cell>
          <table:table-cell office:value-type="float" office:value="76.68084" calcext:value-type="float">
            <text:p>76.6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08" calcext:value-type="float">
            <text:p>0.9982</text:p>
          </table:table-cell>
          <table:table-cell office:value-type="float" office:value="0.994901" calcext:value-type="float">
            <text:p>0.9949</text:p>
          </table:table-cell>
          <table:table-cell office:value-type="float" office:value="0.98173" calcext:value-type="float">
            <text:p>0.9817</text:p>
          </table:table-cell>
          <table:table-cell table:formula="of:=1-0.00026*[.C352]" office:value-type="float" office:value="0.983932" calcext:value-type="float">
            <text:p>0.9839</text:p>
          </table:table-cell>
          <table:table-cell office:value-type="float" office:value="0.9885" calcext:value-type="float">
            <text:p>0.9885</text:p>
          </table:table-cell>
          <table:table-cell table:formula="of:=[.E352]*[.F352]*[.G352]*[.H352]*[.I352]*[.J352]*[.K352]*[.L352]*[.M352]" office:value-type="float" office:value="0.858408057053924" calcext:value-type="float">
            <text:p>0.8584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230.6" calcext:value-type="float">
            <text:p>230.6</text:p>
          </table:table-cell>
          <table:table-cell office:value-type="float" office:value="61.8" calcext:value-type="float">
            <text:p>61.8</text:p>
          </table:table-cell>
          <table:table-cell office:value-type="float" office:value="78.91525" calcext:value-type="float">
            <text:p>78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6" calcext:value-type="float">
            <text:p>0.9986</text:p>
          </table:table-cell>
          <table:table-cell office:value-type="float" office:value="0.995157" calcext:value-type="float">
            <text:p>0.9952</text:p>
          </table:table-cell>
          <table:table-cell office:value-type="float" office:value="0.98197" calcext:value-type="float">
            <text:p>0.9820</text:p>
          </table:table-cell>
          <table:table-cell table:formula="of:=1-0.00026*[.C353]" office:value-type="float" office:value="0.983932" calcext:value-type="float">
            <text:p>0.9839</text:p>
          </table:table-cell>
          <table:table-cell office:value-type="float" office:value="0.9885" calcext:value-type="float">
            <text:p>0.9885</text:p>
          </table:table-cell>
          <table:table-cell table:formula="of:=[.E353]*[.F353]*[.G353]*[.H353]*[.I353]*[.J353]*[.K353]*[.L353]*[.M353]" office:value-type="float" office:value="0.859141695689615" calcext:value-type="float">
            <text:p>0.8591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23.7" calcext:value-type="float">
            <text:p>23.7</text:p>
          </table:table-cell>
          <table:table-cell office:value-type="float" office:value="41.3" calcext:value-type="float">
            <text:p>41.3</text:p>
          </table:table-cell>
          <table:table-cell office:value-type="float" office:value="152.64485" calcext:value-type="float">
            <text:p>152.6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79" calcext:value-type="float">
            <text:p>0.9983</text:p>
          </table:table-cell>
          <table:table-cell office:value-type="float" office:value="0.996558" calcext:value-type="float">
            <text:p>0.9966</text:p>
          </table:table-cell>
          <table:table-cell office:value-type="float" office:value="0.99754" calcext:value-type="float">
            <text:p>0.9975</text:p>
          </table:table-cell>
          <table:table-cell table:formula="of:=1-0.00026*[.C354]" office:value-type="float" office:value="0.989262" calcext:value-type="float">
            <text:p>0.9893</text:p>
          </table:table-cell>
          <table:table-cell office:value-type="float" office:value="0.9988" calcext:value-type="float">
            <text:p>0.9988</text:p>
          </table:table-cell>
          <table:table-cell table:formula="of:=[.E354]*[.F354]*[.G354]*[.H354]*[.I354]*[.J354]*[.K354]*[.L354]*[.M354]" office:value-type="float" office:value="0.887633625043215" calcext:value-type="float">
            <text:p>0.8876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23.3" calcext:value-type="float">
            <text:p>23.3</text:p>
          </table:table-cell>
          <table:table-cell office:value-type="float" office:value="40.8" calcext:value-type="float">
            <text:p>40.8</text:p>
          </table:table-cell>
          <table:table-cell office:value-type="float" office:value="35.52841" calcext:value-type="float">
            <text:p>35.5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714" calcext:value-type="float">
            <text:p>0.9971</text:p>
          </table:table-cell>
          <table:table-cell table:formula="of:=1-0.00026*[.C355]" office:value-type="float" office:value="0.989392" calcext:value-type="float">
            <text:p>0.9894</text:p>
          </table:table-cell>
          <table:table-cell office:value-type="float" office:value="0.9988" calcext:value-type="float">
            <text:p>0.9988</text:p>
          </table:table-cell>
          <table:table-cell table:formula="of:=[.E355]*[.F355]*[.G355]*[.H355]*[.I355]*[.J355]*[.K355]*[.L355]*[.M355]" office:value-type="float" office:value="0.891994377217523" calcext:value-type="float">
            <text:p>0.8920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41.1" calcext:value-type="float">
            <text:p>41.1</text:p>
          </table:table-cell>
          <table:table-cell office:value-type="float" office:value="41.3" calcext:value-type="float">
            <text:p>41.3</text:p>
          </table:table-cell>
          <table:table-cell office:value-type="float" office:value="106.35592" calcext:value-type="float">
            <text:p>106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6983" calcext:value-type="float">
            <text:p>0.9970</text:p>
          </table:table-cell>
          <table:table-cell office:value-type="float" office:value="0.99628" calcext:value-type="float">
            <text:p>0.9963</text:p>
          </table:table-cell>
          <table:table-cell table:formula="of:=1-0.00026*[.C356]" office:value-type="float" office:value="0.989262" calcext:value-type="float">
            <text:p>0.9893</text:p>
          </table:table-cell>
          <table:table-cell office:value-type="float" office:value="0.9979" calcext:value-type="float">
            <text:p>0.9979</text:p>
          </table:table-cell>
          <table:table-cell table:formula="of:=[.E356]*[.F356]*[.G356]*[.H356]*[.I356]*[.J356]*[.K356]*[.L356]*[.M356]" office:value-type="float" office:value="0.887618949439588" calcext:value-type="float">
            <text:p>0.8876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447.7" calcext:value-type="float">
            <text:p>447.7</text:p>
          </table:table-cell>
          <table:table-cell office:value-type="float" office:value="66.8" calcext:value-type="float">
            <text:p>66.8</text:p>
          </table:table-cell>
          <table:table-cell office:value-type="float" office:value="113.9193" calcext:value-type="float">
            <text:p>113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69" calcext:value-type="float">
            <text:p>0.9979</text:p>
          </table:table-cell>
          <table:table-cell office:value-type="float" office:value="0.993923" calcext:value-type="float">
            <text:p>0.9939</text:p>
          </table:table-cell>
          <table:table-cell office:value-type="float" office:value="0.9741" calcext:value-type="float">
            <text:p>0.9741</text:p>
          </table:table-cell>
          <table:table-cell table:formula="of:=1-0.00026*[.C357]" office:value-type="float" office:value="0.982632" calcext:value-type="float">
            <text:p>0.9826</text:p>
          </table:table-cell>
          <table:table-cell office:value-type="float" office:value="0.9776" calcext:value-type="float">
            <text:p>0.9776</text:p>
          </table:table-cell>
          <table:table-cell table:formula="of:=[.E357]*[.F357]*[.G357]*[.H357]*[.I357]*[.J357]*[.K357]*[.L357]*[.M357]" office:value-type="float" office:value="0.840119298938518" calcext:value-type="float">
            <text:p>0.8401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446.4" calcext:value-type="float">
            <text:p>446.4</text:p>
          </table:table-cell>
          <table:table-cell office:value-type="float" office:value="66.8" calcext:value-type="float">
            <text:p>66.8</text:p>
          </table:table-cell>
          <table:table-cell office:value-type="float" office:value="10.09221" calcext:value-type="float">
            <text:p>10.0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312" calcext:value-type="float">
            <text:p>0.9973</text:p>
          </table:table-cell>
          <table:table-cell office:value-type="float" office:value="0.991935" calcext:value-type="float">
            <text:p>0.9919</text:p>
          </table:table-cell>
          <table:table-cell office:value-type="float" office:value="0.97527" calcext:value-type="float">
            <text:p>0.9753</text:p>
          </table:table-cell>
          <table:table-cell table:formula="of:=1-0.00026*[.C358]" office:value-type="float" office:value="0.982632" calcext:value-type="float">
            <text:p>0.9826</text:p>
          </table:table-cell>
          <table:table-cell office:value-type="float" office:value="0.9777" calcext:value-type="float">
            <text:p>0.9777</text:p>
          </table:table-cell>
          <table:table-cell table:formula="of:=[.E358]*[.F358]*[.G358]*[.H358]*[.I358]*[.J358]*[.K358]*[.L358]*[.M358]" office:value-type="float" office:value="0.839063236653035" calcext:value-type="float">
            <text:p>0.8391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380.3" calcext:value-type="float">
            <text:p>380.3</text:p>
          </table:table-cell>
          <table:table-cell office:value-type="float" office:value="56.3" calcext:value-type="float">
            <text:p>56.3</text:p>
          </table:table-cell>
          <table:table-cell office:value-type="float" office:value="120.70447" calcext:value-type="float">
            <text:p>120.7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66" calcext:value-type="float">
            <text:p>0.9988</text:p>
          </table:table-cell>
          <table:table-cell office:value-type="float" office:value="0.995062" calcext:value-type="float">
            <text:p>0.9951</text:p>
          </table:table-cell>
          <table:table-cell office:value-type="float" office:value="0.97814" calcext:value-type="float">
            <text:p>0.9781</text:p>
          </table:table-cell>
          <table:table-cell table:formula="of:=1-0.00026*[.C359]" office:value-type="float" office:value="0.985362" calcext:value-type="float">
            <text:p>0.9854</text:p>
          </table:table-cell>
          <table:table-cell office:value-type="float" office:value="0.981" calcext:value-type="float">
            <text:p>0.981</text:p>
          </table:table-cell>
          <table:table-cell table:formula="of:=[.E359]*[.F359]*[.G359]*[.H359]*[.I359]*[.J359]*[.K359]*[.L359]*[.M359]" office:value-type="float" office:value="0.850626244920258" calcext:value-type="float">
            <text:p>0.8506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333" calcext:value-type="float">
            <text:p>333.0</text:p>
          </table:table-cell>
          <table:table-cell office:value-type="float" office:value="49.3" calcext:value-type="float">
            <text:p>49.3</text:p>
          </table:table-cell>
          <table:table-cell office:value-type="float" office:value="109.01655" calcext:value-type="float">
            <text:p>109.0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79" calcext:value-type="float">
            <text:p>0.9990</text:p>
          </table:table-cell>
          <table:table-cell office:value-type="float" office:value="0.994044" calcext:value-type="float">
            <text:p>0.9940</text:p>
          </table:table-cell>
          <table:table-cell office:value-type="float" office:value="0.9824" calcext:value-type="float">
            <text:p>0.9824</text:p>
          </table:table-cell>
          <table:table-cell table:formula="of:=1-0.00026*[.C360]" office:value-type="float" office:value="0.987182" calcext:value-type="float">
            <text:p>0.9872</text:p>
          </table:table-cell>
          <table:table-cell office:value-type="float" office:value="0.9833" calcext:value-type="float">
            <text:p>0.9833</text:p>
          </table:table-cell>
          <table:table-cell table:formula="of:=[.E360]*[.F360]*[.G360]*[.H360]*[.I360]*[.J360]*[.K360]*[.L360]*[.M360]" office:value-type="float" office:value="0.857220677676385" calcext:value-type="float">
            <text:p>0.8572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243.8" calcext:value-type="float">
            <text:p>243.8</text:p>
          </table:table-cell>
          <table:table-cell office:value-type="float" office:value="35.8" calcext:value-type="float">
            <text:p>35.8</text:p>
          </table:table-cell>
          <table:table-cell office:value-type="float" office:value="13.13106" calcext:value-type="float">
            <text:p>13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09" calcext:value-type="float">
            <text:p>0.9986</text:p>
          </table:table-cell>
          <table:table-cell office:value-type="float" office:value="0.995132" calcext:value-type="float">
            <text:p>0.9951</text:p>
          </table:table-cell>
          <table:table-cell office:value-type="float" office:value="0.98442" calcext:value-type="float">
            <text:p>0.9844</text:p>
          </table:table-cell>
          <table:table-cell table:formula="of:=1-0.00026*[.C361]" office:value-type="float" office:value="0.990692" calcext:value-type="float">
            <text:p>0.9907</text:p>
          </table:table-cell>
          <table:table-cell office:value-type="float" office:value="0.9878" calcext:value-type="float">
            <text:p>0.9878</text:p>
          </table:table-cell>
          <table:table-cell table:formula="of:=[.E361]*[.F361]*[.G361]*[.H361]*[.I361]*[.J361]*[.K361]*[.L361]*[.M361]" office:value-type="float" office:value="0.866609258306268" calcext:value-type="float">
            <text:p>0.8666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243.3" calcext:value-type="float">
            <text:p>243.3</text:p>
          </table:table-cell>
          <table:table-cell office:value-type="float" office:value="35.8" calcext:value-type="float">
            <text:p>35.8</text:p>
          </table:table-cell>
          <table:table-cell office:value-type="float" office:value="94.27795" calcext:value-type="float">
            <text:p>94.2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96" calcext:value-type="float">
            <text:p>0.9984</text:p>
          </table:table-cell>
          <table:table-cell office:value-type="float" office:value="0.995188" calcext:value-type="float">
            <text:p>0.9952</text:p>
          </table:table-cell>
          <table:table-cell office:value-type="float" office:value="0.98575" calcext:value-type="float">
            <text:p>0.9858</text:p>
          </table:table-cell>
          <table:table-cell table:formula="of:=1-0.00026*[.C362]" office:value-type="float" office:value="0.990692" calcext:value-type="float">
            <text:p>0.9907</text:p>
          </table:table-cell>
          <table:table-cell office:value-type="float" office:value="0.9878" calcext:value-type="float">
            <text:p>0.9878</text:p>
          </table:table-cell>
          <table:table-cell table:formula="of:=[.E362]*[.F362]*[.G362]*[.H362]*[.I362]*[.J362]*[.K362]*[.L362]*[.M362]" office:value-type="float" office:value="0.867643818544649" calcext:value-type="float">
            <text:p>0.8676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489.9" calcext:value-type="float">
            <text:p>489.9</text:p>
          </table:table-cell>
          <table:table-cell office:value-type="float" office:value="37.8" calcext:value-type="float">
            <text:p>37.8</text:p>
          </table:table-cell>
          <table:table-cell office:value-type="float" office:value="116.02931" calcext:value-type="float">
            <text:p>116.0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39" calcext:value-type="float">
            <text:p>0.9983</text:p>
          </table:table-cell>
          <table:table-cell office:value-type="float" office:value="0.995813" calcext:value-type="float">
            <text:p>0.9958</text:p>
          </table:table-cell>
          <table:table-cell office:value-type="float" office:value="0.97656" calcext:value-type="float">
            <text:p>0.9766</text:p>
          </table:table-cell>
          <table:table-cell table:formula="of:=1-0.00026*[.C363]" office:value-type="float" office:value="0.990172" calcext:value-type="float">
            <text:p>0.9902</text:p>
          </table:table-cell>
          <table:table-cell office:value-type="float" office:value="0.9755" calcext:value-type="float">
            <text:p>0.9755</text:p>
          </table:table-cell>
          <table:table-cell table:formula="of:=[.E363]*[.F363]*[.G363]*[.H363]*[.I363]*[.J363]*[.K363]*[.L363]*[.M363]" office:value-type="float" office:value="0.848890602084273" calcext:value-type="float">
            <text:p>0.8489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489.8" calcext:value-type="float">
            <text:p>489.8</text:p>
          </table:table-cell>
          <table:table-cell office:value-type="float" office:value="37.8" calcext:value-type="float">
            <text:p>37.8</text:p>
          </table:table-cell>
          <table:table-cell office:value-type="float" office:value="98.4155" calcext:value-type="float">
            <text:p>98.4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77" calcext:value-type="float">
            <text:p>0.9989</text:p>
          </table:table-cell>
          <table:table-cell office:value-type="float" office:value="0.994785" calcext:value-type="float">
            <text:p>0.9948</text:p>
          </table:table-cell>
          <table:table-cell office:value-type="float" office:value="0.97682" calcext:value-type="float">
            <text:p>0.9768</text:p>
          </table:table-cell>
          <table:table-cell table:formula="of:=1-0.00026*[.C364]" office:value-type="float" office:value="0.990172" calcext:value-type="float">
            <text:p>0.9902</text:p>
          </table:table-cell>
          <table:table-cell office:value-type="float" office:value="0.9755" calcext:value-type="float">
            <text:p>0.9755</text:p>
          </table:table-cell>
          <table:table-cell table:formula="of:=[.E364]*[.F364]*[.G364]*[.H364]*[.I364]*[.J364]*[.K364]*[.L364]*[.M364]" office:value-type="float" office:value="0.848697161665287" calcext:value-type="float">
            <text:p>0.8487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490.1" calcext:value-type="float">
            <text:p>490.1</text:p>
          </table:table-cell>
          <table:table-cell office:value-type="float" office:value="37.8" calcext:value-type="float">
            <text:p>37.8</text:p>
          </table:table-cell>
          <table:table-cell office:value-type="float" office:value="73.47174" calcext:value-type="float">
            <text:p>73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15" calcext:value-type="float">
            <text:p>0.9981</text:p>
          </table:table-cell>
          <table:table-cell office:value-type="float" office:value="0.995812" calcext:value-type="float">
            <text:p>0.9958</text:p>
          </table:table-cell>
          <table:table-cell office:value-type="float" office:value="0.97811" calcext:value-type="float">
            <text:p>0.9781</text:p>
          </table:table-cell>
          <table:table-cell table:formula="of:=1-0.00026*[.C365]" office:value-type="float" office:value="0.990172" calcext:value-type="float">
            <text:p>0.9902</text:p>
          </table:table-cell>
          <table:table-cell office:value-type="float" office:value="0.9755" calcext:value-type="float">
            <text:p>0.9755</text:p>
          </table:table-cell>
          <table:table-cell table:formula="of:=[.E365]*[.F365]*[.G365]*[.H365]*[.I365]*[.J365]*[.K365]*[.L365]*[.M365]" office:value-type="float" office:value="0.850046340902493" calcext:value-type="float">
            <text:p>0.8500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75" calcext:value-type="float">
            <text:p>75.0</text:p>
          </table:table-cell>
          <table:table-cell office:value-type="float" office:value="40.8" calcext:value-type="float">
            <text:p>40.8</text:p>
          </table:table-cell>
          <table:table-cell office:value-type="float" office:value="63.73207" calcext:value-type="float">
            <text:p>63.7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32" calcext:value-type="float">
            <text:p>0.9989</text:p>
          </table:table-cell>
          <table:table-cell office:value-type="float" office:value="0.997863" calcext:value-type="float">
            <text:p>0.9979</text:p>
          </table:table-cell>
          <table:table-cell office:value-type="float" office:value="0.99684" calcext:value-type="float">
            <text:p>0.9968</text:p>
          </table:table-cell>
          <table:table-cell table:formula="of:=1-0.00026*[.C366]" office:value-type="float" office:value="0.989392" calcext:value-type="float">
            <text:p>0.9894</text:p>
          </table:table-cell>
          <table:table-cell office:value-type="float" office:value="0.9963" calcext:value-type="float">
            <text:p>0.9963</text:p>
          </table:table-cell>
          <table:table-cell table:formula="of:=[.E366]*[.F366]*[.G366]*[.H366]*[.I366]*[.J366]*[.K366]*[.L366]*[.M366]" office:value-type="float" office:value="0.886645219736382" calcext:value-type="float">
            <text:p>0.8866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74.9" calcext:value-type="float">
            <text:p>74.9</text:p>
          </table:table-cell>
          <table:table-cell office:value-type="float" office:value="40.8" calcext:value-type="float">
            <text:p>40.8</text:p>
          </table:table-cell>
          <table:table-cell office:value-type="float" office:value="17.72938" calcext:value-type="float">
            <text:p>17.7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65" calcext:value-type="float">
            <text:p>0.9965</text:p>
          </table:table-cell>
          <table:table-cell table:formula="of:=1-0.00026*[.C367]" office:value-type="float" office:value="0.989392" calcext:value-type="float">
            <text:p>0.9894</text:p>
          </table:table-cell>
          <table:table-cell office:value-type="float" office:value="0.9963" calcext:value-type="float">
            <text:p>0.9963</text:p>
          </table:table-cell>
          <table:table-cell table:formula="of:=[.E367]*[.F367]*[.G367]*[.H367]*[.I367]*[.J367]*[.K367]*[.L367]*[.M367]" office:value-type="float" office:value="0.88919063128953" calcext:value-type="float">
            <text:p>0.8892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74.9" calcext:value-type="float">
            <text:p>74.9</text:p>
          </table:table-cell>
          <table:table-cell office:value-type="float" office:value="40.8" calcext:value-type="float">
            <text:p>40.8</text:p>
          </table:table-cell>
          <table:table-cell office:value-type="float" office:value="73.26245" calcext:value-type="float">
            <text:p>73.2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143" calcext:value-type="float">
            <text:p>0.9961</text:p>
          </table:table-cell>
          <table:table-cell office:value-type="float" office:value="0.999036" calcext:value-type="float">
            <text:p>0.9990</text:p>
          </table:table-cell>
          <table:table-cell office:value-type="float" office:value="0.99553" calcext:value-type="float">
            <text:p>0.9955</text:p>
          </table:table-cell>
          <table:table-cell table:formula="of:=1-0.00026*[.C368]" office:value-type="float" office:value="0.989392" calcext:value-type="float">
            <text:p>0.9894</text:p>
          </table:table-cell>
          <table:table-cell office:value-type="float" office:value="0.9963" calcext:value-type="float">
            <text:p>0.9963</text:p>
          </table:table-cell>
          <table:table-cell table:formula="of:=[.E368]*[.F368]*[.G368]*[.H368]*[.I368]*[.J368]*[.K368]*[.L368]*[.M368]" office:value-type="float" office:value="0.884045774651921" calcext:value-type="float">
            <text:p>0.8840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140.2" calcext:value-type="float">
            <text:p>140.2</text:p>
          </table:table-cell>
          <table:table-cell office:value-type="float" office:value="40.8" calcext:value-type="float">
            <text:p>40.8</text:p>
          </table:table-cell>
          <table:table-cell office:value-type="float" office:value="61.46494" calcext:value-type="float">
            <text:p>61.4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72" calcext:value-type="float">
            <text:p>0.9990</text:p>
          </table:table-cell>
          <table:table-cell office:value-type="float" office:value="0.996917" calcext:value-type="float">
            <text:p>0.9969</text:p>
          </table:table-cell>
          <table:table-cell office:value-type="float" office:value="0.9939" calcext:value-type="float">
            <text:p>0.9939</text:p>
          </table:table-cell>
          <table:table-cell table:formula="of:=1-0.00026*[.C369]" office:value-type="float" office:value="0.989392" calcext:value-type="float">
            <text:p>0.9894</text:p>
          </table:table-cell>
          <table:table-cell office:value-type="float" office:value="0.993" calcext:value-type="float">
            <text:p>0.993</text:p>
          </table:table-cell>
          <table:table-cell table:formula="of:=[.E369]*[.F369]*[.G369]*[.H369]*[.I369]*[.J369]*[.K369]*[.L369]*[.M369]" office:value-type="float" office:value="0.88030202626112" calcext:value-type="float">
            <text:p>0.8803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140.3" calcext:value-type="float">
            <text:p>140.3</text:p>
          </table:table-cell>
          <table:table-cell office:value-type="float" office:value="40.8" calcext:value-type="float">
            <text:p>40.8</text:p>
          </table:table-cell>
          <table:table-cell office:value-type="float" office:value="80.07942" calcext:value-type="float">
            <text:p>80.0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408" calcext:value-type="float">
            <text:p>0.9984</text:p>
          </table:table-cell>
          <table:table-cell office:value-type="float" office:value="0.99406" calcext:value-type="float">
            <text:p>0.9941</text:p>
          </table:table-cell>
          <table:table-cell table:formula="of:=1-0.00026*[.C370]" office:value-type="float" office:value="0.989392" calcext:value-type="float">
            <text:p>0.9894</text:p>
          </table:table-cell>
          <table:table-cell office:value-type="float" office:value="0.993" calcext:value-type="float">
            <text:p>0.993</text:p>
          </table:table-cell>
          <table:table-cell table:formula="of:=[.E370]*[.F370]*[.G370]*[.H370]*[.I370]*[.J370]*[.K370]*[.L370]*[.M370]" office:value-type="float" office:value="0.881262715638023" calcext:value-type="float">
            <text:p>0.8813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493.1" calcext:value-type="float">
            <text:p>493.1</text:p>
          </table:table-cell>
          <table:table-cell office:value-type="float" office:value="19.3" calcext:value-type="float">
            <text:p>19.3</text:p>
          </table:table-cell>
          <table:table-cell office:value-type="float" office:value="36.77063" calcext:value-type="float">
            <text:p>36.7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45" calcext:value-type="float">
            <text:p>0.9980</text:p>
          </table:table-cell>
          <table:table-cell office:value-type="float" office:value="0.996873" calcext:value-type="float">
            <text:p>0.9969</text:p>
          </table:table-cell>
          <table:table-cell office:value-type="float" office:value="0.98029" calcext:value-type="float">
            <text:p>0.9803</text:p>
          </table:table-cell>
          <table:table-cell table:formula="of:=1-0.00026*[.C371]" office:value-type="float" office:value="0.994982" calcext:value-type="float">
            <text:p>0.9950</text:p>
          </table:table-cell>
          <table:table-cell office:value-type="float" office:value="0.9753" calcext:value-type="float">
            <text:p>0.9753</text:p>
          </table:table-cell>
          <table:table-cell table:formula="of:=[.E371]*[.F371]*[.G371]*[.H371]*[.I371]*[.J371]*[.K371]*[.L371]*[.M371]" office:value-type="float" office:value="0.856755750013096" calcext:value-type="float">
            <text:p>0.8568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492" calcext:value-type="float">
            <text:p>492.0</text:p>
          </table:table-cell>
          <table:table-cell office:value-type="float" office:value="19.3" calcext:value-type="float">
            <text:p>19.3</text:p>
          </table:table-cell>
          <table:table-cell office:value-type="float" office:value="7.36082" calcext:value-type="float">
            <text:p>7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6016" calcext:value-type="float">
            <text:p>0.9960</text:p>
          </table:table-cell>
          <table:table-cell office:value-type="float" office:value="0.98011" calcext:value-type="float">
            <text:p>0.9801</text:p>
          </table:table-cell>
          <table:table-cell table:formula="of:=1-0.00026*[.C372]" office:value-type="float" office:value="0.994982" calcext:value-type="float">
            <text:p>0.9950</text:p>
          </table:table-cell>
          <table:table-cell office:value-type="float" office:value="0.9754" calcext:value-type="float">
            <text:p>0.9754</text:p>
          </table:table-cell>
          <table:table-cell table:formula="of:=[.E372]*[.F372]*[.G372]*[.H372]*[.I372]*[.J372]*[.K372]*[.L372]*[.M372]" office:value-type="float" office:value="0.857626439068919" calcext:value-type="float">
            <text:p>0.8576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492.6" calcext:value-type="float">
            <text:p>492.6</text:p>
          </table:table-cell>
          <table:table-cell office:value-type="float" office:value="19.3" calcext:value-type="float">
            <text:p>19.3</text:p>
          </table:table-cell>
          <table:table-cell office:value-type="float" office:value="48.90122" calcext:value-type="float">
            <text:p>48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24" calcext:value-type="float">
            <text:p>0.9984</text:p>
          </table:table-cell>
          <table:table-cell office:value-type="float" office:value="0.997163" calcext:value-type="float">
            <text:p>0.9972</text:p>
          </table:table-cell>
          <table:table-cell office:value-type="float" office:value="0.98064" calcext:value-type="float">
            <text:p>0.9806</text:p>
          </table:table-cell>
          <table:table-cell table:formula="of:=1-0.00026*[.C373]" office:value-type="float" office:value="0.994982" calcext:value-type="float">
            <text:p>0.9950</text:p>
          </table:table-cell>
          <table:table-cell office:value-type="float" office:value="0.9754" calcext:value-type="float">
            <text:p>0.9754</text:p>
          </table:table-cell>
          <table:table-cell table:formula="of:=[.E373]*[.F373]*[.G373]*[.H373]*[.I373]*[.J373]*[.K373]*[.L373]*[.M373]" office:value-type="float" office:value="0.857724464200213" calcext:value-type="float">
            <text:p>0.8577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493.5" calcext:value-type="float">
            <text:p>493.5</text:p>
          </table:table-cell>
          <table:table-cell office:value-type="float" office:value="19.3" calcext:value-type="float">
            <text:p>19.3</text:p>
          </table:table-cell>
          <table:table-cell office:value-type="float" office:value="48.78246" calcext:value-type="float">
            <text:p>48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79" calcext:value-type="float">
            <text:p>0.9991</text:p>
          </table:table-cell>
          <table:table-cell office:value-type="float" office:value="0.997082" calcext:value-type="float">
            <text:p>0.9971</text:p>
          </table:table-cell>
          <table:table-cell office:value-type="float" office:value="0.9821" calcext:value-type="float">
            <text:p>0.9821</text:p>
          </table:table-cell>
          <table:table-cell table:formula="of:=1-0.00026*[.C374]" office:value-type="float" office:value="0.994982" calcext:value-type="float">
            <text:p>0.9950</text:p>
          </table:table-cell>
          <table:table-cell office:value-type="float" office:value="0.9753" calcext:value-type="float">
            <text:p>0.9753</text:p>
          </table:table-cell>
          <table:table-cell table:formula="of:=[.E374]*[.F374]*[.G374]*[.H374]*[.I374]*[.J374]*[.K374]*[.L374]*[.M374]" office:value-type="float" office:value="0.859407058682599" calcext:value-type="float">
            <text:p>0.8594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492.7" calcext:value-type="float">
            <text:p>492.7</text:p>
          </table:table-cell>
          <table:table-cell office:value-type="float" office:value="19.3" calcext:value-type="float">
            <text:p>19.3</text:p>
          </table:table-cell>
          <table:table-cell office:value-type="float" office:value="48.72139" calcext:value-type="float">
            <text:p>48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87" calcext:value-type="float">
            <text:p>0.9980</text:p>
          </table:table-cell>
          <table:table-cell office:value-type="float" office:value="0.997213" calcext:value-type="float">
            <text:p>0.9972</text:p>
          </table:table-cell>
          <table:table-cell office:value-type="float" office:value="0.98161" calcext:value-type="float">
            <text:p>0.9816</text:p>
          </table:table-cell>
          <table:table-cell table:formula="of:=1-0.00026*[.C375]" office:value-type="float" office:value="0.994982" calcext:value-type="float">
            <text:p>0.9950</text:p>
          </table:table-cell>
          <table:table-cell office:value-type="float" office:value="0.9754" calcext:value-type="float">
            <text:p>0.9754</text:p>
          </table:table-cell>
          <table:table-cell table:formula="of:=[.E375]*[.F375]*[.G375]*[.H375]*[.I375]*[.J375]*[.K375]*[.L375]*[.M375]" office:value-type="float" office:value="0.858240125648896" calcext:value-type="float">
            <text:p>0.8582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492.9" calcext:value-type="float">
            <text:p>492.9</text:p>
          </table:table-cell>
          <table:table-cell office:value-type="float" office:value="19.3" calcext:value-type="float">
            <text:p>19.3</text:p>
          </table:table-cell>
          <table:table-cell office:value-type="float" office:value="48.98059" calcext:value-type="float">
            <text:p>48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79" calcext:value-type="float">
            <text:p>0.9987</text:p>
          </table:table-cell>
          <table:table-cell office:value-type="float" office:value="0.996624" calcext:value-type="float">
            <text:p>0.9966</text:p>
          </table:table-cell>
          <table:table-cell office:value-type="float" office:value="0.98044" calcext:value-type="float">
            <text:p>0.9804</text:p>
          </table:table-cell>
          <table:table-cell table:formula="of:=1-0.00026*[.C376]" office:value-type="float" office:value="0.994982" calcext:value-type="float">
            <text:p>0.9950</text:p>
          </table:table-cell>
          <table:table-cell office:value-type="float" office:value="0.9754" calcext:value-type="float">
            <text:p>0.9754</text:p>
          </table:table-cell>
          <table:table-cell table:formula="of:=[.E376]*[.F376]*[.G376]*[.H376]*[.I376]*[.J376]*[.K376]*[.L376]*[.M376]" office:value-type="float" office:value="0.857304900306488" calcext:value-type="float">
            <text:p>0.8573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493.1" calcext:value-type="float">
            <text:p>493.1</text:p>
          </table:table-cell>
          <table:table-cell office:value-type="float" office:value="19.3" calcext:value-type="float">
            <text:p>19.3</text:p>
          </table:table-cell>
          <table:table-cell office:value-type="float" office:value="44.59785" calcext:value-type="float">
            <text:p>44.6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06" calcext:value-type="float">
            <text:p>0.9988</text:p>
          </table:table-cell>
          <table:table-cell office:value-type="float" office:value="0.995737" calcext:value-type="float">
            <text:p>0.9957</text:p>
          </table:table-cell>
          <table:table-cell office:value-type="float" office:value="0.98064" calcext:value-type="float">
            <text:p>0.9806</text:p>
          </table:table-cell>
          <table:table-cell table:formula="of:=1-0.00026*[.C377]" office:value-type="float" office:value="0.994982" calcext:value-type="float">
            <text:p>0.9950</text:p>
          </table:table-cell>
          <table:table-cell office:value-type="float" office:value="0.9753" calcext:value-type="float">
            <text:p>0.9753</text:p>
          </table:table-cell>
          <table:table-cell table:formula="of:=[.E377]*[.F377]*[.G377]*[.H377]*[.I377]*[.J377]*[.K377]*[.L377]*[.M377]" office:value-type="float" office:value="0.856737724396481" calcext:value-type="float">
            <text:p>0.8567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191.8" calcext:value-type="float">
            <text:p>191.8</text:p>
          </table:table-cell>
          <table:table-cell office:value-type="float" office:value="61.3" calcext:value-type="float">
            <text:p>61.3</text:p>
          </table:table-cell>
          <table:table-cell office:value-type="float" office:value="102.99849" calcext:value-type="float">
            <text:p>103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46" calcext:value-type="float">
            <text:p>0.9985</text:p>
          </table:table-cell>
          <table:table-cell office:value-type="float" office:value="0.996699" calcext:value-type="float">
            <text:p>0.9967</text:p>
          </table:table-cell>
          <table:table-cell office:value-type="float" office:value="0.98599" calcext:value-type="float">
            <text:p>0.9860</text:p>
          </table:table-cell>
          <table:table-cell table:formula="of:=1-0.00026*[.C378]" office:value-type="float" office:value="0.984062" calcext:value-type="float">
            <text:p>0.9841</text:p>
          </table:table-cell>
          <table:table-cell office:value-type="float" office:value="0.9904" calcext:value-type="float">
            <text:p>0.9904</text:p>
          </table:table-cell>
          <table:table-cell table:formula="of:=[.E378]*[.F378]*[.G378]*[.H378]*[.I378]*[.J378]*[.K378]*[.L378]*[.M378]" office:value-type="float" office:value="0.865758477613978" calcext:value-type="float">
            <text:p>0.8658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19.6" calcext:value-type="float">
            <text:p>19.6</text:p>
          </table:table-cell>
          <table:table-cell office:value-type="float" office:value="40.8" calcext:value-type="float">
            <text:p>40.8</text:p>
          </table:table-cell>
          <table:table-cell office:value-type="float" office:value="56.46589" calcext:value-type="float">
            <text:p>56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58" calcext:value-type="float">
            <text:p>0.9994</text:p>
          </table:table-cell>
          <table:table-cell office:value-type="float" office:value="0.998073" calcext:value-type="float">
            <text:p>0.9981</text:p>
          </table:table-cell>
          <table:table-cell office:value-type="float" office:value="0.9985" calcext:value-type="float">
            <text:p>0.9985</text:p>
          </table:table-cell>
          <table:table-cell table:formula="of:=1-0.00026*[.C379]" office:value-type="float" office:value="0.989392" calcext:value-type="float">
            <text:p>0.9894</text:p>
          </table:table-cell>
          <table:table-cell office:value-type="float" office:value="0.999" calcext:value-type="float">
            <text:p>0.999</text:p>
          </table:table-cell>
          <table:table-cell table:formula="of:=[.E379]*[.F379]*[.G379]*[.H379]*[.I379]*[.J379]*[.K379]*[.L379]*[.M379]" office:value-type="float" office:value="0.891095812625426" calcext:value-type="float">
            <text:p>0.8911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35.7" calcext:value-type="float">
            <text:p>35.7</text:p>
          </table:table-cell>
          <table:table-cell office:value-type="float" office:value="40.8" calcext:value-type="float">
            <text:p>40.8</text:p>
          </table:table-cell>
          <table:table-cell office:value-type="float" office:value="49.3928" calcext:value-type="float">
            <text:p>49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34" calcext:value-type="float">
            <text:p>0.9993</text:p>
          </table:table-cell>
          <table:table-cell office:value-type="float" office:value="0.997335" calcext:value-type="float">
            <text:p>0.9973</text:p>
          </table:table-cell>
          <table:table-cell office:value-type="float" office:value="0.9975" calcext:value-type="float">
            <text:p>0.9975</text:p>
          </table:table-cell>
          <table:table-cell table:formula="of:=1-0.00026*[.C380]" office:value-type="float" office:value="0.989392" calcext:value-type="float">
            <text:p>0.9894</text:p>
          </table:table-cell>
          <table:table-cell office:value-type="float" office:value="0.9982" calcext:value-type="float">
            <text:p>0.9982</text:p>
          </table:table-cell>
          <table:table-cell table:formula="of:=[.E380]*[.F380]*[.G380]*[.H380]*[.I380]*[.J380]*[.K380]*[.L380]*[.M380]" office:value-type="float" office:value="0.888811445491299" calcext:value-type="float">
            <text:p>0.8888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359.8" calcext:value-type="float">
            <text:p>359.8</text:p>
          </table:table-cell>
          <table:table-cell office:value-type="float" office:value="61.3" calcext:value-type="float">
            <text:p>61.3</text:p>
          </table:table-cell>
          <table:table-cell office:value-type="float" office:value="86.30324" calcext:value-type="float">
            <text:p>86.3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54" calcext:value-type="float">
            <text:p>0.9982</text:p>
          </table:table-cell>
          <table:table-cell office:value-type="float" office:value="0.996387" calcext:value-type="float">
            <text:p>0.9964</text:p>
          </table:table-cell>
          <table:table-cell office:value-type="float" office:value="0.98498" calcext:value-type="float">
            <text:p>0.9850</text:p>
          </table:table-cell>
          <table:table-cell table:formula="of:=1-0.00026*[.C381]" office:value-type="float" office:value="0.984062" calcext:value-type="float">
            <text:p>0.9841</text:p>
          </table:table-cell>
          <table:table-cell office:value-type="float" office:value="0.982" calcext:value-type="float">
            <text:p>0.982</text:p>
          </table:table-cell>
          <table:table-cell table:formula="of:=[.E381]*[.F381]*[.G381]*[.H381]*[.I381]*[.J381]*[.K381]*[.L381]*[.M381]" office:value-type="float" office:value="0.856931320125934" calcext:value-type="float">
            <text:p>0.8569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85.2" calcext:value-type="float">
            <text:p>485.2</text:p>
          </table:table-cell>
          <table:table-cell office:value-type="float" office:value="42.8" calcext:value-type="float">
            <text:p>42.8</text:p>
          </table:table-cell>
          <table:table-cell office:value-type="float" office:value="72.66271" calcext:value-type="float">
            <text:p>72.6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89" calcext:value-type="float">
            <text:p>0.9981</text:p>
          </table:table-cell>
          <table:table-cell office:value-type="float" office:value="0.996593" calcext:value-type="float">
            <text:p>0.9966</text:p>
          </table:table-cell>
          <table:table-cell office:value-type="float" office:value="0.97882" calcext:value-type="float">
            <text:p>0.9788</text:p>
          </table:table-cell>
          <table:table-cell table:formula="of:=1-0.00026*[.C382]" office:value-type="float" office:value="0.988872" calcext:value-type="float">
            <text:p>0.9889</text:p>
          </table:table-cell>
          <table:table-cell office:value-type="float" office:value="0.9757" calcext:value-type="float">
            <text:p>0.9757</text:p>
          </table:table-cell>
          <table:table-cell table:formula="of:=[.E382]*[.F382]*[.G382]*[.H382]*[.I382]*[.J382]*[.K382]*[.L382]*[.M382]" office:value-type="float" office:value="0.850364989796843" calcext:value-type="float">
            <text:p>0.8504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484.3" calcext:value-type="float">
            <text:p>484.3</text:p>
          </table:table-cell>
          <table:table-cell office:value-type="float" office:value="42.8" calcext:value-type="float">
            <text:p>42.8</text:p>
          </table:table-cell>
          <table:table-cell office:value-type="float" office:value="17.66798" calcext:value-type="float">
            <text:p>17.6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08" calcext:value-type="float">
            <text:p>0.9990</text:p>
          </table:table-cell>
          <table:table-cell office:value-type="float" office:value="0.997189" calcext:value-type="float">
            <text:p>0.9972</text:p>
          </table:table-cell>
          <table:table-cell office:value-type="float" office:value="0.98297" calcext:value-type="float">
            <text:p>0.9830</text:p>
          </table:table-cell>
          <table:table-cell table:formula="of:=1-0.00026*[.C383]" office:value-type="float" office:value="0.988872" calcext:value-type="float">
            <text:p>0.9889</text:p>
          </table:table-cell>
          <table:table-cell office:value-type="float" office:value="0.9758" calcext:value-type="float">
            <text:p>0.9758</text:p>
          </table:table-cell>
          <table:table-cell table:formula="of:=[.E383]*[.F383]*[.G383]*[.H383]*[.I383]*[.J383]*[.K383]*[.L383]*[.M383]" office:value-type="float" office:value="0.85535550116749" calcext:value-type="float">
            <text:p>0.8554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484.3" calcext:value-type="float">
            <text:p>484.3</text:p>
          </table:table-cell>
          <table:table-cell office:value-type="float" office:value="42.8" calcext:value-type="float">
            <text:p>42.8</text:p>
          </table:table-cell>
          <table:table-cell office:value-type="float" office:value="72.98032" calcext:value-type="float">
            <text:p>72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36" calcext:value-type="float">
            <text:p>0.9980</text:p>
          </table:table-cell>
          <table:table-cell office:value-type="float" office:value="0.996954" calcext:value-type="float">
            <text:p>0.9970</text:p>
          </table:table-cell>
          <table:table-cell office:value-type="float" office:value="0.97914" calcext:value-type="float">
            <text:p>0.9791</text:p>
          </table:table-cell>
          <table:table-cell table:formula="of:=1-0.00026*[.C384]" office:value-type="float" office:value="0.988872" calcext:value-type="float">
            <text:p>0.9889</text:p>
          </table:table-cell>
          <table:table-cell office:value-type="float" office:value="0.9758" calcext:value-type="float">
            <text:p>0.9758</text:p>
          </table:table-cell>
          <table:table-cell table:formula="of:=[.E384]*[.F384]*[.G384]*[.H384]*[.I384]*[.J384]*[.K384]*[.L384]*[.M384]" office:value-type="float" office:value="0.850993149695131" calcext:value-type="float">
            <text:p>0.8510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66" calcext:value-type="float">
            <text:p>66.0</text:p>
          </table:table-cell>
          <table:table-cell office:value-type="float" office:value="40.8" calcext:value-type="float">
            <text:p>40.8</text:p>
          </table:table-cell>
          <table:table-cell office:value-type="float" office:value="62.42504" calcext:value-type="float">
            <text:p>62.4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85" calcext:value-type="float">
            <text:p>0.9995</text:p>
          </table:table-cell>
          <table:table-cell office:value-type="float" office:value="0.997939" calcext:value-type="float">
            <text:p>0.9979</text:p>
          </table:table-cell>
          <table:table-cell office:value-type="float" office:value="0.99648" calcext:value-type="float">
            <text:p>0.9965</text:p>
          </table:table-cell>
          <table:table-cell table:formula="of:=1-0.00026*[.C385]" office:value-type="float" office:value="0.989392" calcext:value-type="float">
            <text:p>0.9894</text:p>
          </table:table-cell>
          <table:table-cell office:value-type="float" office:value="0.9967" calcext:value-type="float">
            <text:p>0.9967</text:p>
          </table:table-cell>
          <table:table-cell table:formula="of:=[.E385]*[.F385]*[.G385]*[.H385]*[.I385]*[.J385]*[.K385]*[.L385]*[.M385]" office:value-type="float" office:value="0.887239290451731" calcext:value-type="float">
            <text:p>0.8872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121.4" calcext:value-type="float">
            <text:p>121.4</text:p>
          </table:table-cell>
          <table:table-cell office:value-type="float" office:value="40.8" calcext:value-type="float">
            <text:p>40.8</text:p>
          </table:table-cell>
          <table:table-cell office:value-type="float" office:value="70.05794" calcext:value-type="float">
            <text:p>70.0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572" calcext:value-type="float">
            <text:p>0.9996</text:p>
          </table:table-cell>
          <table:table-cell office:value-type="float" office:value="0.999144" calcext:value-type="float">
            <text:p>0.9991</text:p>
          </table:table-cell>
          <table:table-cell office:value-type="float" office:value="0.9953" calcext:value-type="float">
            <text:p>0.9953</text:p>
          </table:table-cell>
          <table:table-cell table:formula="of:=1-0.00026*[.C386]" office:value-type="float" office:value="0.989392" calcext:value-type="float">
            <text:p>0.9894</text:p>
          </table:table-cell>
          <table:table-cell office:value-type="float" office:value="0.9939" calcext:value-type="float">
            <text:p>0.9939</text:p>
          </table:table-cell>
          <table:table-cell table:formula="of:=[.E386]*[.F386]*[.G386]*[.H386]*[.I386]*[.J386]*[.K386]*[.L386]*[.M386]" office:value-type="float" office:value="0.884843177065348" calcext:value-type="float">
            <text:p>0.8848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447.9" calcext:value-type="float">
            <text:p>447.9</text:p>
          </table:table-cell>
          <table:table-cell office:value-type="float" office:value="20.3" calcext:value-type="float">
            <text:p>20.3</text:p>
          </table:table-cell>
          <table:table-cell office:value-type="float" office:value="23.29624" calcext:value-type="float">
            <text:p>23.3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53" calcext:value-type="float">
            <text:p>0.9985</text:p>
          </table:table-cell>
          <table:table-cell office:value-type="float" office:value="0.997551" calcext:value-type="float">
            <text:p>0.9976</text:p>
          </table:table-cell>
          <table:table-cell office:value-type="float" office:value="0.98266" calcext:value-type="float">
            <text:p>0.9827</text:p>
          </table:table-cell>
          <table:table-cell table:formula="of:=1-0.00026*[.C387]" office:value-type="float" office:value="0.994722" calcext:value-type="float">
            <text:p>0.9947</text:p>
          </table:table-cell>
          <table:table-cell office:value-type="float" office:value="0.9776" calcext:value-type="float">
            <text:p>0.9776</text:p>
          </table:table-cell>
          <table:table-cell table:formula="of:=[.E387]*[.F387]*[.G387]*[.H387]*[.I387]*[.J387]*[.K387]*[.L387]*[.M387]" office:value-type="float" office:value="0.861564863538941" calcext:value-type="float">
            <text:p>0.8616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449.3" calcext:value-type="float">
            <text:p>449.3</text:p>
          </table:table-cell>
          <table:table-cell office:value-type="float" office:value="20.3" calcext:value-type="float">
            <text:p>20.3</text:p>
          </table:table-cell>
          <table:table-cell office:value-type="float" office:value="59.7743" calcext:value-type="float">
            <text:p>59.7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19" calcext:value-type="float">
            <text:p>0.9984</text:p>
          </table:table-cell>
          <table:table-cell office:value-type="float" office:value="0.997348" calcext:value-type="float">
            <text:p>0.9973</text:p>
          </table:table-cell>
          <table:table-cell office:value-type="float" office:value="0.98191" calcext:value-type="float">
            <text:p>0.9819</text:p>
          </table:table-cell>
          <table:table-cell table:formula="of:=1-0.00026*[.C388]" office:value-type="float" office:value="0.994722" calcext:value-type="float">
            <text:p>0.9947</text:p>
          </table:table-cell>
          <table:table-cell office:value-type="float" office:value="0.9775" calcext:value-type="float">
            <text:p>0.9775</text:p>
          </table:table-cell>
          <table:table-cell table:formula="of:=[.E388]*[.F388]*[.G388]*[.H388]*[.I388]*[.J388]*[.K388]*[.L388]*[.M388]" office:value-type="float" office:value="0.860614741632642" calcext:value-type="float">
            <text:p>0.8606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451.3" calcext:value-type="float">
            <text:p>451.3</text:p>
          </table:table-cell>
          <table:table-cell office:value-type="float" office:value="20.3" calcext:value-type="float">
            <text:p>20.3</text:p>
          </table:table-cell>
          <table:table-cell office:value-type="float" office:value="47.95274" calcext:value-type="float">
            <text:p>47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99" calcext:value-type="float">
            <text:p>0.9987</text:p>
          </table:table-cell>
          <table:table-cell office:value-type="float" office:value="0.997584" calcext:value-type="float">
            <text:p>0.9976</text:p>
          </table:table-cell>
          <table:table-cell office:value-type="float" office:value="0.98316" calcext:value-type="float">
            <text:p>0.9832</text:p>
          </table:table-cell>
          <table:table-cell table:formula="of:=1-0.00026*[.C389]" office:value-type="float" office:value="0.994722" calcext:value-type="float">
            <text:p>0.9947</text:p>
          </table:table-cell>
          <table:table-cell office:value-type="float" office:value="0.9774" calcext:value-type="float">
            <text:p>0.9774</text:p>
          </table:table-cell>
          <table:table-cell table:formula="of:=[.E389]*[.F389]*[.G389]*[.H389]*[.I389]*[.J389]*[.K389]*[.L389]*[.M389]" office:value-type="float" office:value="0.86206775167607" calcext:value-type="float">
            <text:p>0.8621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449.7" calcext:value-type="float">
            <text:p>449.7</text:p>
          </table:table-cell>
          <table:table-cell office:value-type="float" office:value="20.3" calcext:value-type="float">
            <text:p>20.3</text:p>
          </table:table-cell>
          <table:table-cell office:value-type="float" office:value="36.74639" calcext:value-type="float">
            <text:p>36.7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66" calcext:value-type="float">
            <text:p>0.9984</text:p>
          </table:table-cell>
          <table:table-cell office:value-type="float" office:value="0.997713" calcext:value-type="float">
            <text:p>0.9977</text:p>
          </table:table-cell>
          <table:table-cell office:value-type="float" office:value="0.98372" calcext:value-type="float">
            <text:p>0.9837</text:p>
          </table:table-cell>
          <table:table-cell table:formula="of:=1-0.00026*[.C390]" office:value-type="float" office:value="0.994722" calcext:value-type="float">
            <text:p>0.9947</text:p>
          </table:table-cell>
          <table:table-cell office:value-type="float" office:value="0.9775" calcext:value-type="float">
            <text:p>0.9775</text:p>
          </table:table-cell>
          <table:table-cell table:formula="of:=[.E390]*[.F390]*[.G390]*[.H390]*[.I390]*[.J390]*[.K390]*[.L390]*[.M390]" office:value-type="float" office:value="0.862470906948696" calcext:value-type="float">
            <text:p>0.86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25.1" calcext:value-type="float">
            <text:p>425.1</text:p>
          </table:table-cell>
          <table:table-cell office:value-type="float" office:value="61.3" calcext:value-type="float">
            <text:p>61.3</text:p>
          </table:table-cell>
          <table:table-cell office:value-type="float" office:value="32.48415" calcext:value-type="float">
            <text:p>32.4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04" calcext:value-type="float">
            <text:p>0.9982</text:p>
          </table:table-cell>
          <table:table-cell office:value-type="float" office:value="0.996587" calcext:value-type="float">
            <text:p>0.9966</text:p>
          </table:table-cell>
          <table:table-cell office:value-type="float" office:value="0.97889" calcext:value-type="float">
            <text:p>0.9789</text:p>
          </table:table-cell>
          <table:table-cell table:formula="of:=1-0.00026*[.C391]" office:value-type="float" office:value="0.984062" calcext:value-type="float">
            <text:p>0.9841</text:p>
          </table:table-cell>
          <table:table-cell office:value-type="float" office:value="0.9787" calcext:value-type="float">
            <text:p>0.9787</text:p>
          </table:table-cell>
          <table:table-cell table:formula="of:=[.E391]*[.F391]*[.G391]*[.H391]*[.I391]*[.J391]*[.K391]*[.L391]*[.M391]" office:value-type="float" office:value="0.84898402013606" calcext:value-type="float">
            <text:p>0.8490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460.1" calcext:value-type="float">
            <text:p>460.1</text:p>
          </table:table-cell>
          <table:table-cell office:value-type="float" office:value="66.3" calcext:value-type="float">
            <text:p>66.3</text:p>
          </table:table-cell>
          <table:table-cell office:value-type="float" office:value="40.72123" calcext:value-type="float">
            <text:p>40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16" calcext:value-type="float">
            <text:p>0.9989</text:p>
          </table:table-cell>
          <table:table-cell office:value-type="float" office:value="0.996342" calcext:value-type="float">
            <text:p>0.9963</text:p>
          </table:table-cell>
          <table:table-cell office:value-type="float" office:value="0.97597" calcext:value-type="float">
            <text:p>0.9760</text:p>
          </table:table-cell>
          <table:table-cell table:formula="of:=1-0.00026*[.C392]" office:value-type="float" office:value="0.982762" calcext:value-type="float">
            <text:p>0.9828</text:p>
          </table:table-cell>
          <table:table-cell office:value-type="float" office:value="0.977" calcext:value-type="float">
            <text:p>0.977</text:p>
          </table:table-cell>
          <table:table-cell table:formula="of:=[.E392]*[.F392]*[.G392]*[.H392]*[.I392]*[.J392]*[.K392]*[.L392]*[.M392]" office:value-type="float" office:value="0.844259284475025" calcext:value-type="float">
            <text:p>0.8443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50.7" calcext:value-type="float">
            <text:p>50.7</text:p>
          </table:table-cell>
          <table:table-cell office:value-type="float" office:value="40.8" calcext:value-type="float">
            <text:p>40.8</text:p>
          </table:table-cell>
          <table:table-cell office:value-type="float" office:value="70.28258" calcext:value-type="float">
            <text:p>70.2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401" calcext:value-type="float">
            <text:p>0.9974</text:p>
          </table:table-cell>
          <table:table-cell office:value-type="float" office:value="0.999134" calcext:value-type="float">
            <text:p>0.9991</text:p>
          </table:table-cell>
          <table:table-cell office:value-type="float" office:value="0.99741" calcext:value-type="float">
            <text:p>0.9974</text:p>
          </table:table-cell>
          <table:table-cell table:formula="of:=1-0.00026*[.C393]" office:value-type="float" office:value="0.989392" calcext:value-type="float">
            <text:p>0.9894</text:p>
          </table:table-cell>
          <table:table-cell office:value-type="float" office:value="0.9975" calcext:value-type="float">
            <text:p>0.9975</text:p>
          </table:table-cell>
          <table:table-cell table:formula="of:=[.E393]*[.F393]*[.G393]*[.H393]*[.I393]*[.J393]*[.K393]*[.L393]*[.M393]" office:value-type="float" office:value="0.887989038295651" calcext:value-type="float">
            <text:p>0.8880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96.3" calcext:value-type="float">
            <text:p>96.3</text:p>
          </table:table-cell>
          <table:table-cell office:value-type="float" office:value="40.8" calcext:value-type="float">
            <text:p>40.8</text:p>
          </table:table-cell>
          <table:table-cell office:value-type="float" office:value="44.88065" calcext:value-type="float">
            <text:p>44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59" calcext:value-type="float">
            <text:p>0.9991</text:p>
          </table:table-cell>
          <table:table-cell office:value-type="float" office:value="0.997178" calcext:value-type="float">
            <text:p>0.9972</text:p>
          </table:table-cell>
          <table:table-cell office:value-type="float" office:value="0.99577" calcext:value-type="float">
            <text:p>0.9958</text:p>
          </table:table-cell>
          <table:table-cell table:formula="of:=1-0.00026*[.C394]" office:value-type="float" office:value="0.989392" calcext:value-type="float">
            <text:p>0.9894</text:p>
          </table:table-cell>
          <table:table-cell office:value-type="float" office:value="0.9952" calcext:value-type="float">
            <text:p>0.9952</text:p>
          </table:table-cell>
          <table:table-cell table:formula="of:=[.E394]*[.F394]*[.G394]*[.H394]*[.I394]*[.J394]*[.K394]*[.L394]*[.M394]" office:value-type="float" office:value="0.884220694649038" calcext:value-type="float">
            <text:p>0.8842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96.7" calcext:value-type="float">
            <text:p>96.7</text:p>
          </table:table-cell>
          <table:table-cell office:value-type="float" office:value="40.8" calcext:value-type="float">
            <text:p>40.8</text:p>
          </table:table-cell>
          <table:table-cell office:value-type="float" office:value="21.60353" calcext:value-type="float">
            <text:p>21.6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8037" calcext:value-type="float">
            <text:p>0.9980</text:p>
          </table:table-cell>
          <table:table-cell office:value-type="float" office:value="0.99544" calcext:value-type="float">
            <text:p>0.9954</text:p>
          </table:table-cell>
          <table:table-cell table:formula="of:=1-0.00026*[.C395]" office:value-type="float" office:value="0.989392" calcext:value-type="float">
            <text:p>0.9894</text:p>
          </table:table-cell>
          <table:table-cell office:value-type="float" office:value="0.9952" calcext:value-type="float">
            <text:p>0.9952</text:p>
          </table:table-cell>
          <table:table-cell table:formula="of:=[.E395]*[.F395]*[.G395]*[.H395]*[.I395]*[.J395]*[.K395]*[.L395]*[.M395]" office:value-type="float" office:value="0.885522381507012" calcext:value-type="float">
            <text:p>0.8855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489" calcext:value-type="float">
            <text:p>489.0</text:p>
          </table:table-cell>
          <table:table-cell office:value-type="float" office:value="35.8" calcext:value-type="float">
            <text:p>35.8</text:p>
          </table:table-cell>
          <table:table-cell office:value-type="float" office:value="22.16059" calcext:value-type="float">
            <text:p>22.1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64" calcext:value-type="float">
            <text:p>0.9982</text:p>
          </table:table-cell>
          <table:table-cell office:value-type="float" office:value="0.997552" calcext:value-type="float">
            <text:p>0.9976</text:p>
          </table:table-cell>
          <table:table-cell office:value-type="float" office:value="0.97939" calcext:value-type="float">
            <text:p>0.9794</text:p>
          </table:table-cell>
          <table:table-cell table:formula="of:=1-0.00026*[.C396]" office:value-type="float" office:value="0.990692" calcext:value-type="float">
            <text:p>0.9907</text:p>
          </table:table-cell>
          <table:table-cell office:value-type="float" office:value="0.9755" calcext:value-type="float">
            <text:p>0.9755</text:p>
          </table:table-cell>
          <table:table-cell table:formula="of:=[.E396]*[.F396]*[.G396]*[.H396]*[.I396]*[.J396]*[.K396]*[.L396]*[.M396]" office:value-type="float" office:value="0.853135652887377" calcext:value-type="float">
            <text:p>0.8531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490" calcext:value-type="float">
            <text:p>490.0</text:p>
          </table:table-cell>
          <table:table-cell office:value-type="float" office:value="35.8" calcext:value-type="float">
            <text:p>35.8</text:p>
          </table:table-cell>
          <table:table-cell office:value-type="float" office:value="90.506" calcext:value-type="float">
            <text:p>90.5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59" calcext:value-type="float">
            <text:p>0.9982</text:p>
          </table:table-cell>
          <table:table-cell office:value-type="float" office:value="0.996704" calcext:value-type="float">
            <text:p>0.9967</text:p>
          </table:table-cell>
          <table:table-cell office:value-type="float" office:value="0.97816" calcext:value-type="float">
            <text:p>0.9782</text:p>
          </table:table-cell>
          <table:table-cell table:formula="of:=1-0.00026*[.C397]" office:value-type="float" office:value="0.990692" calcext:value-type="float">
            <text:p>0.9907</text:p>
          </table:table-cell>
          <table:table-cell office:value-type="float" office:value="0.9755" calcext:value-type="float">
            <text:p>0.9755</text:p>
          </table:table-cell>
          <table:table-cell table:formula="of:=[.E397]*[.F397]*[.G397]*[.H397]*[.I397]*[.J397]*[.K397]*[.L397]*[.M397]" office:value-type="float" office:value="0.851335625545613" calcext:value-type="float">
            <text:p>0.8513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490.9" calcext:value-type="float">
            <text:p>490.9</text:p>
          </table:table-cell>
          <table:table-cell office:value-type="float" office:value="18.3" calcext:value-type="float">
            <text:p>18.3</text:p>
          </table:table-cell>
          <table:table-cell office:value-type="float" office:value="43.84498" calcext:value-type="float">
            <text:p>43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82" calcext:value-type="float">
            <text:p>0.9989</text:p>
          </table:table-cell>
          <table:table-cell office:value-type="float" office:value="0.997639" calcext:value-type="float">
            <text:p>0.9976</text:p>
          </table:table-cell>
          <table:table-cell office:value-type="float" office:value="0.9823" calcext:value-type="float">
            <text:p>0.9823</text:p>
          </table:table-cell>
          <table:table-cell table:formula="of:=1-0.00026*[.C398]" office:value-type="float" office:value="0.995242" calcext:value-type="float">
            <text:p>0.9952</text:p>
          </table:table-cell>
          <table:table-cell office:value-type="float" office:value="0.9755" calcext:value-type="float">
            <text:p>0.9755</text:p>
          </table:table-cell>
          <table:table-cell table:formula="of:=[.E398]*[.F398]*[.G398]*[.H398]*[.I398]*[.J398]*[.K398]*[.L398]*[.M398]" office:value-type="float" office:value="0.860293752495527" calcext:value-type="float">
            <text:p>0.8603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490.8" calcext:value-type="float">
            <text:p>490.8</text:p>
          </table:table-cell>
          <table:table-cell office:value-type="float" office:value="18.3" calcext:value-type="float">
            <text:p>18.3</text:p>
          </table:table-cell>
          <table:table-cell office:value-type="float" office:value="29.19851" calcext:value-type="float">
            <text:p>29.2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51" calcext:value-type="float">
            <text:p>0.9977</text:p>
          </table:table-cell>
          <table:table-cell office:value-type="float" office:value="0.997558" calcext:value-type="float">
            <text:p>0.9976</text:p>
          </table:table-cell>
          <table:table-cell office:value-type="float" office:value="0.98484" calcext:value-type="float">
            <text:p>0.9848</text:p>
          </table:table-cell>
          <table:table-cell table:formula="of:=1-0.00026*[.C399]" office:value-type="float" office:value="0.995242" calcext:value-type="float">
            <text:p>0.9952</text:p>
          </table:table-cell>
          <table:table-cell office:value-type="float" office:value="0.9755" calcext:value-type="float">
            <text:p>0.9755</text:p>
          </table:table-cell>
          <table:table-cell table:formula="of:=[.E399]*[.F399]*[.G399]*[.H399]*[.I399]*[.J399]*[.K399]*[.L399]*[.M399]" office:value-type="float" office:value="0.861385381246687" calcext:value-type="float">
            <text:p>0.8614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179.2" calcext:value-type="float">
            <text:p>179.2</text:p>
          </table:table-cell>
          <table:table-cell office:value-type="float" office:value="40.8" calcext:value-type="float">
            <text:p>40.8</text:p>
          </table:table-cell>
          <table:table-cell office:value-type="float" office:value="43.46512" calcext:value-type="float">
            <text:p>43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411" calcext:value-type="float">
            <text:p>0.9984</text:p>
          </table:table-cell>
          <table:table-cell office:value-type="float" office:value="0.99345" calcext:value-type="float">
            <text:p>0.9935</text:p>
          </table:table-cell>
          <table:table-cell table:formula="of:=1-0.00026*[.C400]" office:value-type="float" office:value="0.989392" calcext:value-type="float">
            <text:p>0.9894</text:p>
          </table:table-cell>
          <table:table-cell office:value-type="float" office:value="0.991" calcext:value-type="float">
            <text:p>0.991</text:p>
          </table:table-cell>
          <table:table-cell table:formula="of:=[.E400]*[.F400]*[.G400]*[.H400]*[.I400]*[.J400]*[.K400]*[.L400]*[.M400]" office:value-type="float" office:value="0.87895335434636" calcext:value-type="float">
            <text:p>0.8790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317.8" calcext:value-type="float">
            <text:p>317.8</text:p>
          </table:table-cell>
          <table:table-cell office:value-type="float" office:value="40.8" calcext:value-type="float">
            <text:p>40.8</text:p>
          </table:table-cell>
          <table:table-cell office:value-type="float" office:value="42.23476" calcext:value-type="float">
            <text:p>42.2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42" calcext:value-type="float">
            <text:p>0.9983</text:p>
          </table:table-cell>
          <table:table-cell office:value-type="float" office:value="0.998894" calcext:value-type="float">
            <text:p>0.9989</text:p>
          </table:table-cell>
          <table:table-cell office:value-type="float" office:value="0.99567" calcext:value-type="float">
            <text:p>0.9957</text:p>
          </table:table-cell>
          <table:table-cell table:formula="of:=1-0.00026*[.C401]" office:value-type="float" office:value="0.989392" calcext:value-type="float">
            <text:p>0.9894</text:p>
          </table:table-cell>
          <table:table-cell office:value-type="float" office:value="0.9841" calcext:value-type="float">
            <text:p>0.9841</text:p>
          </table:table-cell>
          <table:table-cell table:formula="of:=[.E401]*[.F401]*[.G401]*[.H401]*[.I401]*[.J401]*[.K401]*[.L401]*[.M401]" office:value-type="float" office:value="0.875146671108904" calcext:value-type="float">
            <text:p>0.8751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493.1" calcext:value-type="float">
            <text:p>493.1</text:p>
          </table:table-cell>
          <table:table-cell office:value-type="float" office:value="10.3" calcext:value-type="float">
            <text:p>10.3</text:p>
          </table:table-cell>
          <table:table-cell office:value-type="float" office:value="16.26125" calcext:value-type="float">
            <text:p>16.2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63" calcext:value-type="float">
            <text:p>0.9984</text:p>
          </table:table-cell>
          <table:table-cell office:value-type="float" office:value="0.997272" calcext:value-type="float">
            <text:p>0.9973</text:p>
          </table:table-cell>
          <table:table-cell office:value-type="float" office:value="0.98472" calcext:value-type="float">
            <text:p>0.9847</text:p>
          </table:table-cell>
          <table:table-cell table:formula="of:=1-0.00026*[.C402]" office:value-type="float" office:value="0.997322" calcext:value-type="float">
            <text:p>0.9973</text:p>
          </table:table-cell>
          <table:table-cell office:value-type="float" office:value="0.9753" calcext:value-type="float">
            <text:p>0.9753</text:p>
          </table:table-cell>
          <table:table-cell table:formula="of:=[.E402]*[.F402]*[.G402]*[.H402]*[.I402]*[.J402]*[.K402]*[.L402]*[.M402]" office:value-type="float" office:value="0.863271763048868" calcext:value-type="float">
            <text:p>0.8633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497.6" calcext:value-type="float">
            <text:p>497.6</text:p>
          </table:table-cell>
          <table:table-cell office:value-type="float" office:value="10.3" calcext:value-type="float">
            <text:p>10.3</text:p>
          </table:table-cell>
          <table:table-cell office:value-type="float" office:value="31.19817" calcext:value-type="float">
            <text:p>31.2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74" calcext:value-type="float">
            <text:p>0.9987</text:p>
          </table:table-cell>
          <table:table-cell office:value-type="float" office:value="0.997822" calcext:value-type="float">
            <text:p>0.9978</text:p>
          </table:table-cell>
          <table:table-cell office:value-type="float" office:value="0.98274" calcext:value-type="float">
            <text:p>0.9827</text:p>
          </table:table-cell>
          <table:table-cell table:formula="of:=1-0.00026*[.C403]" office:value-type="float" office:value="0.997322" calcext:value-type="float">
            <text:p>0.9973</text:p>
          </table:table-cell>
          <table:table-cell office:value-type="float" office:value="0.9751" calcext:value-type="float">
            <text:p>0.9751</text:p>
          </table:table-cell>
          <table:table-cell table:formula="of:=[.E403]*[.F403]*[.G403]*[.H403]*[.I403]*[.J403]*[.K403]*[.L403]*[.M403]" office:value-type="float" office:value="0.862102804443631" calcext:value-type="float">
            <text:p>0.8621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499.4" calcext:value-type="float">
            <text:p>499.4</text:p>
          </table:table-cell>
          <table:table-cell office:value-type="float" office:value="10.3" calcext:value-type="float">
            <text:p>10.3</text:p>
          </table:table-cell>
          <table:table-cell office:value-type="float" office:value="12.01691" calcext:value-type="float">
            <text:p>12.0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95" calcext:value-type="float">
            <text:p>0.9995</text:p>
          </table:table-cell>
          <table:table-cell office:value-type="float" office:value="0.996466" calcext:value-type="float">
            <text:p>0.9965</text:p>
          </table:table-cell>
          <table:table-cell office:value-type="float" office:value="0.98298" calcext:value-type="float">
            <text:p>0.9830</text:p>
          </table:table-cell>
          <table:table-cell table:formula="of:=1-0.00026*[.C404]" office:value-type="float" office:value="0.997322" calcext:value-type="float">
            <text:p>0.9973</text:p>
          </table:table-cell>
          <table:table-cell office:value-type="float" office:value="0.975" calcext:value-type="float">
            <text:p>0.975</text:p>
          </table:table-cell>
          <table:table-cell table:formula="of:=[.E404]*[.F404]*[.G404]*[.H404]*[.I404]*[.J404]*[.K404]*[.L404]*[.M404]" office:value-type="float" office:value="0.86176104397308" calcext:value-type="float">
            <text:p>0.8618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497.8" calcext:value-type="float">
            <text:p>497.8</text:p>
          </table:table-cell>
          <table:table-cell office:value-type="float" office:value="10.3" calcext:value-type="float">
            <text:p>10.3</text:p>
          </table:table-cell>
          <table:table-cell office:value-type="float" office:value="31.39742" calcext:value-type="float">
            <text:p>31.4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78" calcext:value-type="float">
            <text:p>0.9986</text:p>
          </table:table-cell>
          <table:table-cell office:value-type="float" office:value="0.997346" calcext:value-type="float">
            <text:p>0.9973</text:p>
          </table:table-cell>
          <table:table-cell office:value-type="float" office:value="0.98238" calcext:value-type="float">
            <text:p>0.9824</text:p>
          </table:table-cell>
          <table:table-cell table:formula="of:=1-0.00026*[.C405]" office:value-type="float" office:value="0.997322" calcext:value-type="float">
            <text:p>0.9973</text:p>
          </table:table-cell>
          <table:table-cell office:value-type="float" office:value="0.9751" calcext:value-type="float">
            <text:p>0.9751</text:p>
          </table:table-cell>
          <table:table-cell table:formula="of:=[.E405]*[.F405]*[.G405]*[.H405]*[.I405]*[.J405]*[.K405]*[.L405]*[.M405]" office:value-type="float" office:value="0.861293088710452" calcext:value-type="float">
            <text:p>0.8613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426.2" calcext:value-type="float">
            <text:p>426.2</text:p>
          </table:table-cell>
          <table:table-cell office:value-type="float" office:value="61.3" calcext:value-type="float">
            <text:p>61.3</text:p>
          </table:table-cell>
          <table:table-cell office:value-type="float" office:value="24.96861" calcext:value-type="float">
            <text:p>24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79" calcext:value-type="float">
            <text:p>0.9978</text:p>
          </table:table-cell>
          <table:table-cell office:value-type="float" office:value="0.99558" calcext:value-type="float">
            <text:p>0.9956</text:p>
          </table:table-cell>
          <table:table-cell office:value-type="float" office:value="0.9773" calcext:value-type="float">
            <text:p>0.9773</text:p>
          </table:table-cell>
          <table:table-cell table:formula="of:=1-0.00026*[.C406]" office:value-type="float" office:value="0.984062" calcext:value-type="float">
            <text:p>0.9841</text:p>
          </table:table-cell>
          <table:table-cell office:value-type="float" office:value="0.9787" calcext:value-type="float">
            <text:p>0.9787</text:p>
          </table:table-cell>
          <table:table-cell table:formula="of:=[.E406]*[.F406]*[.G406]*[.H406]*[.I406]*[.J406]*[.K406]*[.L406]*[.M406]" office:value-type="float" office:value="0.846397378960098" calcext:value-type="float">
            <text:p>0.8464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462.1" calcext:value-type="float">
            <text:p>462.1</text:p>
          </table:table-cell>
          <table:table-cell office:value-type="float" office:value="66.3" calcext:value-type="float">
            <text:p>66.3</text:p>
          </table:table-cell>
          <table:table-cell office:value-type="float" office:value="121.51152" calcext:value-type="float">
            <text:p>121.5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84" calcext:value-type="float">
            <text:p>0.9987</text:p>
          </table:table-cell>
          <table:table-cell office:value-type="float" office:value="0.99427" calcext:value-type="float">
            <text:p>0.9943</text:p>
          </table:table-cell>
          <table:table-cell office:value-type="float" office:value="0.97228" calcext:value-type="float">
            <text:p>0.9723</text:p>
          </table:table-cell>
          <table:table-cell table:formula="of:=1-0.00026*[.C407]" office:value-type="float" office:value="0.982762" calcext:value-type="float">
            <text:p>0.9828</text:p>
          </table:table-cell>
          <table:table-cell office:value-type="float" office:value="0.9769" calcext:value-type="float">
            <text:p>0.9769</text:p>
          </table:table-cell>
          <table:table-cell table:formula="of:=[.E407]*[.F407]*[.G407]*[.H407]*[.I407]*[.J407]*[.K407]*[.L407]*[.M407]" office:value-type="float" office:value="0.839037353044678" calcext:value-type="float">
            <text:p>0.8390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461.5" calcext:value-type="float">
            <text:p>461.5</text:p>
          </table:table-cell>
          <table:table-cell office:value-type="float" office:value="66.3" calcext:value-type="float">
            <text:p>66.3</text:p>
          </table:table-cell>
          <table:table-cell office:value-type="float" office:value="51.4597" calcext:value-type="float">
            <text:p>51.4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69" calcext:value-type="float">
            <text:p>0.9980</text:p>
          </table:table-cell>
          <table:table-cell office:value-type="float" office:value="0.994277" calcext:value-type="float">
            <text:p>0.9943</text:p>
          </table:table-cell>
          <table:table-cell office:value-type="float" office:value="0.9723" calcext:value-type="float">
            <text:p>0.9723</text:p>
          </table:table-cell>
          <table:table-cell table:formula="of:=1-0.00026*[.C408]" office:value-type="float" office:value="0.982762" calcext:value-type="float">
            <text:p>0.9828</text:p>
          </table:table-cell>
          <table:table-cell office:value-type="float" office:value="0.9769" calcext:value-type="float">
            <text:p>0.9769</text:p>
          </table:table-cell>
          <table:table-cell table:formula="of:=[.E408]*[.F408]*[.G408]*[.H408]*[.I408]*[.J408]*[.K408]*[.L408]*[.M408]" office:value-type="float" office:value="0.838459800629317" calcext:value-type="float">
            <text:p>0.8385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45.1" calcext:value-type="float">
            <text:p>45.1</text:p>
          </table:table-cell>
          <table:table-cell office:value-type="float" office:value="40.8" calcext:value-type="float">
            <text:p>40.8</text:p>
          </table:table-cell>
          <table:table-cell office:value-type="float" office:value="102.30562" calcext:value-type="float">
            <text:p>102.3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87" calcext:value-type="float">
            <text:p>0.9981</text:p>
          </table:table-cell>
          <table:table-cell office:value-type="float" office:value="0.996811" calcext:value-type="float">
            <text:p>0.9968</text:p>
          </table:table-cell>
          <table:table-cell office:value-type="float" office:value="0.99685" calcext:value-type="float">
            <text:p>0.9969</text:p>
          </table:table-cell>
          <table:table-cell table:formula="of:=1-0.00026*[.C409]" office:value-type="float" office:value="0.989392" calcext:value-type="float">
            <text:p>0.9894</text:p>
          </table:table-cell>
          <table:table-cell office:value-type="float" office:value="0.9977" calcext:value-type="float">
            <text:p>0.9977</text:p>
          </table:table-cell>
          <table:table-cell table:formula="of:=[.E409]*[.F409]*[.G409]*[.H409]*[.I409]*[.J409]*[.K409]*[.L409]*[.M409]" office:value-type="float" office:value="0.886213682895269" calcext:value-type="float">
            <text:p>0.8862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float" office:value="28.2" calcext:value-type="float">
            <text:p>28.2</text:p>
          </table:table-cell>
          <table:table-cell office:value-type="float" office:value="40.8" calcext:value-type="float">
            <text:p>40.8</text:p>
          </table:table-cell>
          <table:table-cell office:value-type="float" office:value="86.11302" calcext:value-type="float">
            <text:p>86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7076" calcext:value-type="float">
            <text:p>0.9971</text:p>
          </table:table-cell>
          <table:table-cell office:value-type="float" office:value="0.99669" calcext:value-type="float">
            <text:p>0.9967</text:p>
          </table:table-cell>
          <table:table-cell table:formula="of:=1-0.00026*[.C410]" office:value-type="float" office:value="0.989392" calcext:value-type="float">
            <text:p>0.9894</text:p>
          </table:table-cell>
          <table:table-cell office:value-type="float" office:value="0.9986" calcext:value-type="float">
            <text:p>0.9986</text:p>
          </table:table-cell>
          <table:table-cell table:formula="of:=[.E410]*[.F410]*[.G410]*[.H410]*[.I410]*[.J410]*[.K410]*[.L410]*[.M410]" office:value-type="float" office:value="0.88880680337643" calcext:value-type="float">
            <text:p>0.8888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28.2" calcext:value-type="float">
            <text:p>28.2</text:p>
          </table:table-cell>
          <table:table-cell office:value-type="float" office:value="40.8" calcext:value-type="float">
            <text:p>40.8</text:p>
          </table:table-cell>
          <table:table-cell office:value-type="float" office:value="108.37301" calcext:value-type="float">
            <text:p>108.3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8841" calcext:value-type="float">
            <text:p>0.9988</text:p>
          </table:table-cell>
          <table:table-cell office:value-type="float" office:value="0.99732" calcext:value-type="float">
            <text:p>0.9973</text:p>
          </table:table-cell>
          <table:table-cell table:formula="of:=1-0.00026*[.C411]" office:value-type="float" office:value="0.989392" calcext:value-type="float">
            <text:p>0.9894</text:p>
          </table:table-cell>
          <table:table-cell office:value-type="float" office:value="0.9986" calcext:value-type="float">
            <text:p>0.9986</text:p>
          </table:table-cell>
          <table:table-cell table:formula="of:=[.E411]*[.F411]*[.G411]*[.H411]*[.I411]*[.J411]*[.K411]*[.L411]*[.M411]" office:value-type="float" office:value="0.890942950212594" calcext:value-type="float">
            <text:p>0.8909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299" calcext:value-type="float">
            <text:p>299.0</text:p>
          </table:table-cell>
          <table:table-cell office:value-type="float" office:value="66.3" calcext:value-type="float">
            <text:p>66.3</text:p>
          </table:table-cell>
          <table:table-cell office:value-type="float" office:value="145.36895" calcext:value-type="float">
            <text:p>145.3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9" calcext:value-type="float">
            <text:p>0.9989</text:p>
          </table:table-cell>
          <table:table-cell office:value-type="float" office:value="0.993338" calcext:value-type="float">
            <text:p>0.9933</text:p>
          </table:table-cell>
          <table:table-cell office:value-type="float" office:value="0.97784" calcext:value-type="float">
            <text:p>0.9778</text:p>
          </table:table-cell>
          <table:table-cell table:formula="of:=1-0.00026*[.C412]" office:value-type="float" office:value="0.982762" calcext:value-type="float">
            <text:p>0.9828</text:p>
          </table:table-cell>
          <table:table-cell office:value-type="float" office:value="0.9851" calcext:value-type="float">
            <text:p>0.9851</text:p>
          </table:table-cell>
          <table:table-cell table:formula="of:=[.E412]*[.F412]*[.G412]*[.H412]*[.I412]*[.J412]*[.K412]*[.L412]*[.M412]" office:value-type="float" office:value="0.850296201110471" calcext:value-type="float">
            <text:p>0.8503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298.6" calcext:value-type="float">
            <text:p>298.6</text:p>
          </table:table-cell>
          <table:table-cell office:value-type="float" office:value="66.3" calcext:value-type="float">
            <text:p>66.3</text:p>
          </table:table-cell>
          <table:table-cell office:value-type="float" office:value="118.80554" calcext:value-type="float">
            <text:p>118.8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82" calcext:value-type="float">
            <text:p>0.9992</text:p>
          </table:table-cell>
          <table:table-cell office:value-type="float" office:value="0.99414" calcext:value-type="float">
            <text:p>0.9941</text:p>
          </table:table-cell>
          <table:table-cell office:value-type="float" office:value="0.97845" calcext:value-type="float">
            <text:p>0.9785</text:p>
          </table:table-cell>
          <table:table-cell table:formula="of:=1-0.00026*[.C413]" office:value-type="float" office:value="0.982762" calcext:value-type="float">
            <text:p>0.9828</text:p>
          </table:table-cell>
          <table:table-cell office:value-type="float" office:value="0.9851" calcext:value-type="float">
            <text:p>0.9851</text:p>
          </table:table-cell>
          <table:table-cell table:formula="of:=[.E413]*[.F413]*[.G413]*[.H413]*[.I413]*[.J413]*[.K413]*[.L413]*[.M413]" office:value-type="float" office:value="0.851762493851088" calcext:value-type="float">
            <text:p>0.8518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299" calcext:value-type="float">
            <text:p>299.0</text:p>
          </table:table-cell>
          <table:table-cell office:value-type="float" office:value="66.3" calcext:value-type="float">
            <text:p>66.3</text:p>
          </table:table-cell>
          <table:table-cell office:value-type="float" office:value="101.4878" calcext:value-type="float">
            <text:p>101.4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89" calcext:value-type="float">
            <text:p>0.9984</text:p>
          </table:table-cell>
          <table:table-cell office:value-type="float" office:value="0.991139" calcext:value-type="float">
            <text:p>0.9911</text:p>
          </table:table-cell>
          <table:table-cell office:value-type="float" office:value="0.97766" calcext:value-type="float">
            <text:p>0.9777</text:p>
          </table:table-cell>
          <table:table-cell table:formula="of:=1-0.00026*[.C414]" office:value-type="float" office:value="0.982762" calcext:value-type="float">
            <text:p>0.9828</text:p>
          </table:table-cell>
          <table:table-cell office:value-type="float" office:value="0.985" calcext:value-type="float">
            <text:p>0.985</text:p>
          </table:table-cell>
          <table:table-cell table:formula="of:=[.E414]*[.F414]*[.G414]*[.H414]*[.I414]*[.J414]*[.K414]*[.L414]*[.M414]" office:value-type="float" office:value="0.847746169315311" calcext:value-type="float">
            <text:p>0.8477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float" office:value="475.6" calcext:value-type="float">
            <text:p>475.6</text:p>
          </table:table-cell>
          <table:table-cell office:value-type="float" office:value="61.3" calcext:value-type="float">
            <text:p>61.3</text:p>
          </table:table-cell>
          <table:table-cell office:value-type="float" office:value="77.71411" calcext:value-type="float">
            <text:p>77.7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75" calcext:value-type="float">
            <text:p>0.9981</text:p>
          </table:table-cell>
          <table:table-cell office:value-type="float" office:value="0.993175" calcext:value-type="float">
            <text:p>0.9932</text:p>
          </table:table-cell>
          <table:table-cell office:value-type="float" office:value="0.97158" calcext:value-type="float">
            <text:p>0.9716</text:p>
          </table:table-cell>
          <table:table-cell table:formula="of:=1-0.00026*[.C415]" office:value-type="float" office:value="0.984062" calcext:value-type="float">
            <text:p>0.9841</text:p>
          </table:table-cell>
          <table:table-cell office:value-type="float" office:value="0.9762" calcext:value-type="float">
            <text:p>0.9762</text:p>
          </table:table-cell>
          <table:table-cell table:formula="of:=[.E415]*[.F415]*[.G415]*[.H415]*[.I415]*[.J415]*[.K415]*[.L415]*[.M415]" office:value-type="float" office:value="0.837505828525269" calcext:value-type="float">
            <text:p>0.8375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475.4" calcext:value-type="float">
            <text:p>475.4</text:p>
          </table:table-cell>
          <table:table-cell office:value-type="float" office:value="61.3" calcext:value-type="float">
            <text:p>61.3</text:p>
          </table:table-cell>
          <table:table-cell office:value-type="float" office:value="184.85669" calcext:value-type="float">
            <text:p>184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73" calcext:value-type="float">
            <text:p>0.9989</text:p>
          </table:table-cell>
          <table:table-cell office:value-type="float" office:value="0.993012" calcext:value-type="float">
            <text:p>0.9930</text:p>
          </table:table-cell>
          <table:table-cell office:value-type="float" office:value="0.97171" calcext:value-type="float">
            <text:p>0.9717</text:p>
          </table:table-cell>
          <table:table-cell table:formula="of:=1-0.00026*[.C416]" office:value-type="float" office:value="0.984062" calcext:value-type="float">
            <text:p>0.9841</text:p>
          </table:table-cell>
          <table:table-cell office:value-type="float" office:value="0.9762" calcext:value-type="float">
            <text:p>0.9762</text:p>
          </table:table-cell>
          <table:table-cell table:formula="of:=[.E416]*[.F416]*[.G416]*[.H416]*[.I416]*[.J416]*[.K416]*[.L416]*[.M416]" office:value-type="float" office:value="0.838150017445841" calcext:value-type="float">
            <text:p>0.8382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475.4" calcext:value-type="float">
            <text:p>475.4</text:p>
          </table:table-cell>
          <table:table-cell office:value-type="float" office:value="61.3" calcext:value-type="float">
            <text:p>61.3</text:p>
          </table:table-cell>
          <table:table-cell office:value-type="float" office:value="128.79658" calcext:value-type="float">
            <text:p>128.8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35" calcext:value-type="float">
            <text:p>0.9980</text:p>
          </table:table-cell>
          <table:table-cell office:value-type="float" office:value="0.994105" calcext:value-type="float">
            <text:p>0.9941</text:p>
          </table:table-cell>
          <table:table-cell office:value-type="float" office:value="0.97256" calcext:value-type="float">
            <text:p>0.9726</text:p>
          </table:table-cell>
          <table:table-cell table:formula="of:=1-0.00026*[.C417]" office:value-type="float" office:value="0.984062" calcext:value-type="float">
            <text:p>0.9841</text:p>
          </table:table-cell>
          <table:table-cell office:value-type="float" office:value="0.9762" calcext:value-type="float">
            <text:p>0.9762</text:p>
          </table:table-cell>
          <table:table-cell table:formula="of:=[.E417]*[.F417]*[.G417]*[.H417]*[.I417]*[.J417]*[.K417]*[.L417]*[.M417]" office:value-type="float" office:value="0.839101986103263" calcext:value-type="float">
            <text:p>0.8391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46.9" calcext:value-type="float">
            <text:p>46.9</text:p>
          </table:table-cell>
          <table:table-cell office:value-type="float" office:value="40.8" calcext:value-type="float">
            <text:p>40.8</text:p>
          </table:table-cell>
          <table:table-cell office:value-type="float" office:value="127.81525" calcext:value-type="float">
            <text:p>127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6528" calcext:value-type="float">
            <text:p>0.9965</text:p>
          </table:table-cell>
          <table:table-cell office:value-type="float" office:value="0.99659" calcext:value-type="float">
            <text:p>0.9966</text:p>
          </table:table-cell>
          <table:table-cell table:formula="of:=1-0.00026*[.C418]" office:value-type="float" office:value="0.989392" calcext:value-type="float">
            <text:p>0.9894</text:p>
          </table:table-cell>
          <table:table-cell office:value-type="float" office:value="0.9977" calcext:value-type="float">
            <text:p>0.9977</text:p>
          </table:table-cell>
          <table:table-cell table:formula="of:=[.E418]*[.F418]*[.G418]*[.H418]*[.I418]*[.J418]*[.K418]*[.L418]*[.M418]" office:value-type="float" office:value="0.887428655047924" calcext:value-type="float">
            <text:p>0.8874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47" calcext:value-type="float">
            <text:p>47.0</text:p>
          </table:table-cell>
          <table:table-cell office:value-type="float" office:value="40.8" calcext:value-type="float">
            <text:p>40.8</text:p>
          </table:table-cell>
          <table:table-cell office:value-type="float" office:value="57.94787" calcext:value-type="float">
            <text:p>57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" calcext:value-type="float">
            <text:p>0.9960</text:p>
          </table:table-cell>
          <table:table-cell office:value-type="float" office:value="0.998" calcext:value-type="float">
            <text:p>0.9980</text:p>
          </table:table-cell>
          <table:table-cell office:value-type="float" office:value="0.99627" calcext:value-type="float">
            <text:p>0.9963</text:p>
          </table:table-cell>
          <table:table-cell table:formula="of:=1-0.00026*[.C419]" office:value-type="float" office:value="0.989392" calcext:value-type="float">
            <text:p>0.9894</text:p>
          </table:table-cell>
          <table:table-cell office:value-type="float" office:value="0.9976" calcext:value-type="float">
            <text:p>0.9976</text:p>
          </table:table-cell>
          <table:table-cell table:formula="of:=[.E419]*[.F419]*[.G419]*[.H419]*[.I419]*[.J419]*[.K419]*[.L419]*[.M419]" office:value-type="float" office:value="0.884811620981126" calcext:value-type="float">
            <text:p>0.8848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87.5" calcext:value-type="float">
            <text:p>87.5</text:p>
          </table:table-cell>
          <table:table-cell office:value-type="float" office:value="40.8" calcext:value-type="float">
            <text:p>40.8</text:p>
          </table:table-cell>
          <table:table-cell office:value-type="float" office:value="66.65342" calcext:value-type="float">
            <text:p>66.6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44" calcext:value-type="float">
            <text:p>0.9990</text:p>
          </table:table-cell>
          <table:table-cell office:value-type="float" office:value="0.998088" calcext:value-type="float">
            <text:p>0.9981</text:p>
          </table:table-cell>
          <table:table-cell office:value-type="float" office:value="0.99385" calcext:value-type="float">
            <text:p>0.9939</text:p>
          </table:table-cell>
          <table:table-cell table:formula="of:=1-0.00026*[.C420]" office:value-type="float" office:value="0.989392" calcext:value-type="float">
            <text:p>0.9894</text:p>
          </table:table-cell>
          <table:table-cell office:value-type="float" office:value="0.9956" calcext:value-type="float">
            <text:p>0.9956</text:p>
          </table:table-cell>
          <table:table-cell table:formula="of:=[.E420]*[.F420]*[.G420]*[.H420]*[.I420]*[.J420]*[.K420]*[.L420]*[.M420]" office:value-type="float" office:value="0.88366290619904" calcext:value-type="float">
            <text:p>0.8837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87.8" calcext:value-type="float">
            <text:p>87.8</text:p>
          </table:table-cell>
          <table:table-cell office:value-type="float" office:value="40.8" calcext:value-type="float">
            <text:p>40.8</text:p>
          </table:table-cell>
          <table:table-cell office:value-type="float" office:value="45.89513" calcext:value-type="float">
            <text:p>45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8523" calcext:value-type="float">
            <text:p>0.9985</text:p>
          </table:table-cell>
          <table:table-cell office:value-type="float" office:value="0.99453" calcext:value-type="float">
            <text:p>0.9945</text:p>
          </table:table-cell>
          <table:table-cell table:formula="of:=1-0.00026*[.C421]" office:value-type="float" office:value="0.989392" calcext:value-type="float">
            <text:p>0.9894</text:p>
          </table:table-cell>
          <table:table-cell office:value-type="float" office:value="0.9956" calcext:value-type="float">
            <text:p>0.9956</text:p>
          </table:table-cell>
          <table:table-cell table:formula="of:=[.E421]*[.F421]*[.G421]*[.H421]*[.I421]*[.J421]*[.K421]*[.L421]*[.M421]" office:value-type="float" office:value="0.885499446032807" calcext:value-type="float">
            <text:p>0.8855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489.2" calcext:value-type="float">
            <text:p>489.2</text:p>
          </table:table-cell>
          <table:table-cell office:value-type="float" office:value="35.8" calcext:value-type="float">
            <text:p>35.8</text:p>
          </table:table-cell>
          <table:table-cell office:value-type="float" office:value="111.17134" calcext:value-type="float">
            <text:p>111.1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45" calcext:value-type="float">
            <text:p>0.9981</text:p>
          </table:table-cell>
          <table:table-cell office:value-type="float" office:value="0.99553" calcext:value-type="float">
            <text:p>0.9955</text:p>
          </table:table-cell>
          <table:table-cell office:value-type="float" office:value="0.97787" calcext:value-type="float">
            <text:p>0.9779</text:p>
          </table:table-cell>
          <table:table-cell table:formula="of:=1-0.00026*[.C422]" office:value-type="float" office:value="0.990692" calcext:value-type="float">
            <text:p>0.9907</text:p>
          </table:table-cell>
          <table:table-cell office:value-type="float" office:value="0.9755" calcext:value-type="float">
            <text:p>0.9755</text:p>
          </table:table-cell>
          <table:table-cell table:formula="of:=[.E422]*[.F422]*[.G422]*[.H422]*[.I422]*[.J422]*[.K422]*[.L422]*[.M422]" office:value-type="float" office:value="0.8500688268554" calcext:value-type="float">
            <text:p>0.8501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488.9" calcext:value-type="float">
            <text:p>488.9</text:p>
          </table:table-cell>
          <table:table-cell office:value-type="float" office:value="35.8" calcext:value-type="float">
            <text:p>35.8</text:p>
          </table:table-cell>
          <table:table-cell office:value-type="float" office:value="100.52769" calcext:value-type="float">
            <text:p>100.5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58" calcext:value-type="float">
            <text:p>0.9982</text:p>
          </table:table-cell>
          <table:table-cell office:value-type="float" office:value="0.995856" calcext:value-type="float">
            <text:p>0.9959</text:p>
          </table:table-cell>
          <table:table-cell office:value-type="float" office:value="0.97501" calcext:value-type="float">
            <text:p>0.9750</text:p>
          </table:table-cell>
          <table:table-cell table:formula="of:=1-0.00026*[.C423]" office:value-type="float" office:value="0.990692" calcext:value-type="float">
            <text:p>0.9907</text:p>
          </table:table-cell>
          <table:table-cell office:value-type="float" office:value="0.9756" calcext:value-type="float">
            <text:p>0.9756</text:p>
          </table:table-cell>
          <table:table-cell table:formula="of:=[.E423]*[.F423]*[.G423]*[.H423]*[.I423]*[.J423]*[.K423]*[.L423]*[.M423]" office:value-type="float" office:value="0.847958121866167" calcext:value-type="float">
            <text:p>0.8480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485.2" calcext:value-type="float">
            <text:p>485.2</text:p>
          </table:table-cell>
          <table:table-cell office:value-type="float" office:value="45.8" calcext:value-type="float">
            <text:p>45.8</text:p>
          </table:table-cell>
          <table:table-cell office:value-type="float" office:value="61.39292" calcext:value-type="float">
            <text:p>61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53" calcext:value-type="float">
            <text:p>0.9982</text:p>
          </table:table-cell>
          <table:table-cell office:value-type="float" office:value="0.995854" calcext:value-type="float">
            <text:p>0.9959</text:p>
          </table:table-cell>
          <table:table-cell office:value-type="float" office:value="0.97487" calcext:value-type="float">
            <text:p>0.9749</text:p>
          </table:table-cell>
          <table:table-cell table:formula="of:=1-0.00026*[.C424]" office:value-type="float" office:value="0.988092" calcext:value-type="float">
            <text:p>0.9881</text:p>
          </table:table-cell>
          <table:table-cell office:value-type="float" office:value="0.9757" calcext:value-type="float">
            <text:p>0.9757</text:p>
          </table:table-cell>
          <table:table-cell table:formula="of:=[.E424]*[.F424]*[.G424]*[.H424]*[.I424]*[.J424]*[.K424]*[.L424]*[.M424]" office:value-type="float" office:value="0.845692020683553" calcext:value-type="float">
            <text:p>0.8457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68.3" calcext:value-type="float">
            <text:p>68.3</text:p>
          </table:table-cell>
          <table:table-cell office:value-type="float" office:value="40.8" calcext:value-type="float">
            <text:p>40.8</text:p>
          </table:table-cell>
          <table:table-cell office:value-type="float" office:value="36.07425" calcext:value-type="float">
            <text:p>36.0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97" calcext:value-type="float">
            <text:p>0.9985</text:p>
          </table:table-cell>
          <table:table-cell office:value-type="float" office:value="0.998998" calcext:value-type="float">
            <text:p>0.9990</text:p>
          </table:table-cell>
          <table:table-cell office:value-type="float" office:value="0.99647" calcext:value-type="float">
            <text:p>0.9965</text:p>
          </table:table-cell>
          <table:table-cell table:formula="of:=1-0.00026*[.C425]" office:value-type="float" office:value="0.989392" calcext:value-type="float">
            <text:p>0.9894</text:p>
          </table:table-cell>
          <table:table-cell office:value-type="float" office:value="0.9966" calcext:value-type="float">
            <text:p>0.9966</text:p>
          </table:table-cell>
          <table:table-cell table:formula="of:=[.E425]*[.F425]*[.G425]*[.H425]*[.I425]*[.J425]*[.K425]*[.L425]*[.M425]" office:value-type="float" office:value="0.887204915000594" calcext:value-type="float">
            <text:p>0.8872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124.5" calcext:value-type="float">
            <text:p>124.5</text:p>
          </table:table-cell>
          <table:table-cell office:value-type="float" office:value="40.8" calcext:value-type="float">
            <text:p>40.8</text:p>
          </table:table-cell>
          <table:table-cell office:value-type="float" office:value="35.41697" calcext:value-type="float">
            <text:p>35.4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66" calcext:value-type="float">
            <text:p>0.9990</text:p>
          </table:table-cell>
          <table:table-cell office:value-type="float" office:value="0.996899" calcext:value-type="float">
            <text:p>0.9969</text:p>
          </table:table-cell>
          <table:table-cell office:value-type="float" office:value="0.99369" calcext:value-type="float">
            <text:p>0.9937</text:p>
          </table:table-cell>
          <table:table-cell table:formula="of:=1-0.00026*[.C426]" office:value-type="float" office:value="0.989392" calcext:value-type="float">
            <text:p>0.9894</text:p>
          </table:table-cell>
          <table:table-cell office:value-type="float" office:value="0.9938" calcext:value-type="float">
            <text:p>0.9938</text:p>
          </table:table-cell>
          <table:table-cell table:formula="of:=[.E426]*[.F426]*[.G426]*[.H426]*[.I426]*[.J426]*[.K426]*[.L426]*[.M426]" office:value-type="float" office:value="0.880803890287136" calcext:value-type="float">
            <text:p>0.8808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503.2" calcext:value-type="float">
            <text:p>503.2</text:p>
          </table:table-cell>
          <table:table-cell office:value-type="float" office:value="25.3" calcext:value-type="float">
            <text:p>25.3</text:p>
          </table:table-cell>
          <table:table-cell office:value-type="float" office:value="55.77544" calcext:value-type="float">
            <text:p>55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58" calcext:value-type="float">
            <text:p>0.9989</text:p>
          </table:table-cell>
          <table:table-cell office:value-type="float" office:value="0.996438" calcext:value-type="float">
            <text:p>0.9964</text:p>
          </table:table-cell>
          <table:table-cell office:value-type="float" office:value="0.97953" calcext:value-type="float">
            <text:p>0.9795</text:p>
          </table:table-cell>
          <table:table-cell table:formula="of:=1-0.00026*[.C427]" office:value-type="float" office:value="0.993422" calcext:value-type="float">
            <text:p>0.9934</text:p>
          </table:table-cell>
          <table:table-cell office:value-type="float" office:value="0.9748" calcext:value-type="float">
            <text:p>0.9748</text:p>
          </table:table-cell>
          <table:table-cell table:formula="of:=[.E427]*[.F427]*[.G427]*[.H427]*[.I427]*[.J427]*[.K427]*[.L427]*[.M427]" office:value-type="float" office:value="0.854633908193906" calcext:value-type="float">
            <text:p>0.8546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481.1" calcext:value-type="float">
            <text:p>481.1</text:p>
          </table:table-cell>
          <table:table-cell office:value-type="float" office:value="13.3" calcext:value-type="float">
            <text:p>13.3</text:p>
          </table:table-cell>
          <table:table-cell office:value-type="float" office:value="30.79114" calcext:value-type="float">
            <text:p>3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38" calcext:value-type="float">
            <text:p>0.9984</text:p>
          </table:table-cell>
          <table:table-cell office:value-type="float" office:value="0.996217" calcext:value-type="float">
            <text:p>0.9962</text:p>
          </table:table-cell>
          <table:table-cell office:value-type="float" office:value="0.98077" calcext:value-type="float">
            <text:p>0.9808</text:p>
          </table:table-cell>
          <table:table-cell table:formula="of:=1-0.00026*[.C428]" office:value-type="float" office:value="0.996542" calcext:value-type="float">
            <text:p>0.9965</text:p>
          </table:table-cell>
          <table:table-cell office:value-type="float" office:value="0.9759" calcext:value-type="float">
            <text:p>0.9759</text:p>
          </table:table-cell>
          <table:table-cell table:formula="of:=[.E428]*[.F428]*[.G428]*[.H428]*[.I428]*[.J428]*[.K428]*[.L428]*[.M428]" office:value-type="float" office:value="0.858820097179757" calcext:value-type="float">
            <text:p>0.8588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478.8" calcext:value-type="float">
            <text:p>478.8</text:p>
          </table:table-cell>
          <table:table-cell office:value-type="float" office:value="13.3" calcext:value-type="float">
            <text:p>13.3</text:p>
          </table:table-cell>
          <table:table-cell office:value-type="float" office:value="44.49746" calcext:value-type="float">
            <text:p>44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59" calcext:value-type="float">
            <text:p>0.9984</text:p>
          </table:table-cell>
          <table:table-cell office:value-type="float" office:value="0.996378" calcext:value-type="float">
            <text:p>0.9964</text:p>
          </table:table-cell>
          <table:table-cell office:value-type="float" office:value="0.98285" calcext:value-type="float">
            <text:p>0.9829</text:p>
          </table:table-cell>
          <table:table-cell table:formula="of:=1-0.00026*[.C429]" office:value-type="float" office:value="0.996542" calcext:value-type="float">
            <text:p>0.9965</text:p>
          </table:table-cell>
          <table:table-cell office:value-type="float" office:value="0.9761" calcext:value-type="float">
            <text:p>0.9761</text:p>
          </table:table-cell>
          <table:table-cell table:formula="of:=[.E429]*[.F429]*[.G429]*[.H429]*[.I429]*[.J429]*[.K429]*[.L429]*[.M429]" office:value-type="float" office:value="0.860888842919597" calcext:value-type="float">
            <text:p>0.8609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220.5" calcext:value-type="float">
            <text:p>220.5</text:p>
          </table:table-cell>
          <table:table-cell office:value-type="float" office:value="40.8" calcext:value-type="float">
            <text:p>40.8</text:p>
          </table:table-cell>
          <table:table-cell office:value-type="float" office:value="45.50019" calcext:value-type="float">
            <text:p>45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384" calcext:value-type="float">
            <text:p>0.9984</text:p>
          </table:table-cell>
          <table:table-cell office:value-type="float" office:value="0.98867" calcext:value-type="float">
            <text:p>0.9887</text:p>
          </table:table-cell>
          <table:table-cell table:formula="of:=1-0.00026*[.C430]" office:value-type="float" office:value="0.989392" calcext:value-type="float">
            <text:p>0.9894</text:p>
          </table:table-cell>
          <table:table-cell office:value-type="float" office:value="0.989" calcext:value-type="float">
            <text:p>0.989</text:p>
          </table:table-cell>
          <table:table-cell table:formula="of:=[.E430]*[.F430]*[.G430]*[.H430]*[.I430]*[.J430]*[.K430]*[.L430]*[.M430]" office:value-type="float" office:value="0.872911706013224" calcext:value-type="float">
            <text:p>0.8729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438.3" calcext:value-type="float">
            <text:p>438.3</text:p>
          </table:table-cell>
          <table:table-cell office:value-type="float" office:value="70.3" calcext:value-type="float">
            <text:p>70.3</text:p>
          </table:table-cell>
          <table:table-cell office:value-type="float" office:value="108.94207" calcext:value-type="float">
            <text:p>108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91" calcext:value-type="float">
            <text:p>0.9985</text:p>
          </table:table-cell>
          <table:table-cell office:value-type="float" office:value="0.994037" calcext:value-type="float">
            <text:p>0.9940</text:p>
          </table:table-cell>
          <table:table-cell office:value-type="float" office:value="0.97234" calcext:value-type="float">
            <text:p>0.9723</text:p>
          </table:table-cell>
          <table:table-cell table:formula="of:=1-0.00026*[.C431]" office:value-type="float" office:value="0.981722" calcext:value-type="float">
            <text:p>0.9817</text:p>
          </table:table-cell>
          <table:table-cell office:value-type="float" office:value="0.9781" calcext:value-type="float">
            <text:p>0.9781</text:p>
          </table:table-cell>
          <table:table-cell table:formula="of:=[.E431]*[.F431]*[.G431]*[.H431]*[.I431]*[.J431]*[.K431]*[.L431]*[.M431]" office:value-type="float" office:value="0.838871982326331" calcext:value-type="float">
            <text:p>0.8389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37.4" calcext:value-type="float">
            <text:p>37.4</text:p>
          </table:table-cell>
          <table:table-cell office:value-type="float" office:value="39.8" calcext:value-type="float">
            <text:p>39.8</text:p>
          </table:table-cell>
          <table:table-cell office:value-type="float" office:value="50.94327" calcext:value-type="float">
            <text:p>5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6219" calcext:value-type="float">
            <text:p>0.9962</text:p>
          </table:table-cell>
          <table:table-cell office:value-type="float" office:value="0.99688" calcext:value-type="float">
            <text:p>0.9969</text:p>
          </table:table-cell>
          <table:table-cell table:formula="of:=1-0.00026*[.C432]" office:value-type="float" office:value="0.989652" calcext:value-type="float">
            <text:p>0.9897</text:p>
          </table:table-cell>
          <table:table-cell office:value-type="float" office:value="0.9981" calcext:value-type="float">
            <text:p>0.9981</text:p>
          </table:table-cell>
          <table:table-cell table:formula="of:=[.E432]*[.F432]*[.G432]*[.H432]*[.I432]*[.J432]*[.K432]*[.L432]*[.M432]" office:value-type="float" office:value="0.888000716290902" calcext:value-type="float">
            <text:p>0.8880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62" calcext:value-type="float">
            <text:p>62.0</text:p>
          </table:table-cell>
          <table:table-cell office:value-type="float" office:value="39.8" calcext:value-type="float">
            <text:p>39.8</text:p>
          </table:table-cell>
          <table:table-cell office:value-type="float" office:value="53.50567" calcext:value-type="float">
            <text:p>53.5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29" calcext:value-type="float">
            <text:p>0.9994</text:p>
          </table:table-cell>
          <table:table-cell office:value-type="float" office:value="0.996571" calcext:value-type="float">
            <text:p>0.9966</text:p>
          </table:table-cell>
          <table:table-cell office:value-type="float" office:value="0.99659" calcext:value-type="float">
            <text:p>0.9966</text:p>
          </table:table-cell>
          <table:table-cell table:formula="of:=1-0.00026*[.C433]" office:value-type="float" office:value="0.989652" calcext:value-type="float">
            <text:p>0.9897</text:p>
          </table:table-cell>
          <table:table-cell office:value-type="float" office:value="0.9969" calcext:value-type="float">
            <text:p>0.9969</text:p>
          </table:table-cell>
          <table:table-cell table:formula="of:=[.E433]*[.F433]*[.G433]*[.H433]*[.I433]*[.J433]*[.K433]*[.L433]*[.M433]" office:value-type="float" office:value="0.886481895165412" calcext:value-type="float">
            <text:p>0.8865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482.6" calcext:value-type="float">
            <text:p>482.6</text:p>
          </table:table-cell>
          <table:table-cell office:value-type="float" office:value="44.8" calcext:value-type="float">
            <text:p>44.8</text:p>
          </table:table-cell>
          <table:table-cell office:value-type="float" office:value="45.37431" calcext:value-type="float">
            <text:p>45.3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78" calcext:value-type="float">
            <text:p>0.9981</text:p>
          </table:table-cell>
          <table:table-cell office:value-type="float" office:value="0.994926" calcext:value-type="float">
            <text:p>0.9949</text:p>
          </table:table-cell>
          <table:table-cell office:value-type="float" office:value="0.97382" calcext:value-type="float">
            <text:p>0.9738</text:p>
          </table:table-cell>
          <table:table-cell table:formula="of:=1-0.00026*[.C434]" office:value-type="float" office:value="0.988352" calcext:value-type="float">
            <text:p>0.9884</text:p>
          </table:table-cell>
          <table:table-cell office:value-type="float" office:value="0.9759" calcext:value-type="float">
            <text:p>0.9759</text:p>
          </table:table-cell>
          <table:table-cell table:formula="of:=[.E434]*[.F434]*[.G434]*[.H434]*[.I434]*[.J434]*[.K434]*[.L434]*[.M434]" office:value-type="float" office:value="0.844325618151524" calcext:value-type="float">
            <text:p>0.8443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481.9" calcext:value-type="float">
            <text:p>481.9</text:p>
          </table:table-cell>
          <table:table-cell office:value-type="float" office:value="44.8" calcext:value-type="float">
            <text:p>44.8</text:p>
          </table:table-cell>
          <table:table-cell office:value-type="float" office:value="62.1952" calcext:value-type="float">
            <text:p>62.2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77" calcext:value-type="float">
            <text:p>0.9987</text:p>
          </table:table-cell>
          <table:table-cell office:value-type="float" office:value="0.99399" calcext:value-type="float">
            <text:p>0.9940</text:p>
          </table:table-cell>
          <table:table-cell office:value-type="float" office:value="0.9741" calcext:value-type="float">
            <text:p>0.9741</text:p>
          </table:table-cell>
          <table:table-cell table:formula="of:=1-0.00026*[.C435]" office:value-type="float" office:value="0.988352" calcext:value-type="float">
            <text:p>0.9884</text:p>
          </table:table-cell>
          <table:table-cell office:value-type="float" office:value="0.9759" calcext:value-type="float">
            <text:p>0.9759</text:p>
          </table:table-cell>
          <table:table-cell table:formula="of:=[.E435]*[.F435]*[.G435]*[.H435]*[.I435]*[.J435]*[.K435]*[.L435]*[.M435]" office:value-type="float" office:value="0.84428023123462" calcext:value-type="float">
            <text:p>0.8443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482.6" calcext:value-type="float">
            <text:p>482.6</text:p>
          </table:table-cell>
          <table:table-cell office:value-type="float" office:value="24.8" calcext:value-type="float">
            <text:p>24.8</text:p>
          </table:table-cell>
          <table:table-cell office:value-type="float" office:value="63.2083" calcext:value-type="float">
            <text:p>63.2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95" calcext:value-type="float">
            <text:p>0.9985</text:p>
          </table:table-cell>
          <table:table-cell office:value-type="float" office:value="0.996339" calcext:value-type="float">
            <text:p>0.9963</text:p>
          </table:table-cell>
          <table:table-cell office:value-type="float" office:value="0.97972" calcext:value-type="float">
            <text:p>0.9797</text:p>
          </table:table-cell>
          <table:table-cell table:formula="of:=1-0.00026*[.C436]" office:value-type="float" office:value="0.993552" calcext:value-type="float">
            <text:p>0.9936</text:p>
          </table:table-cell>
          <table:table-cell office:value-type="float" office:value="0.9759" calcext:value-type="float">
            <text:p>0.9759</text:p>
          </table:table-cell>
          <table:table-cell table:formula="of:=[.E436]*[.F436]*[.G436]*[.H436]*[.I436]*[.J436]*[.K436]*[.L436]*[.M436]" office:value-type="float" office:value="0.855480213248441" calcext:value-type="float">
            <text:p>0.8555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491.6" calcext:value-type="float">
            <text:p>491.6</text:p>
          </table:table-cell>
          <table:table-cell office:value-type="float" office:value="24.8" calcext:value-type="float">
            <text:p>24.8</text:p>
          </table:table-cell>
          <table:table-cell office:value-type="float" office:value="57.12908" calcext:value-type="float">
            <text:p>57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81" calcext:value-type="float">
            <text:p>0.9981</text:p>
          </table:table-cell>
          <table:table-cell office:value-type="float" office:value="0.995777" calcext:value-type="float">
            <text:p>0.9958</text:p>
          </table:table-cell>
          <table:table-cell office:value-type="float" office:value="0.97819" calcext:value-type="float">
            <text:p>0.9782</text:p>
          </table:table-cell>
          <table:table-cell table:formula="of:=1-0.00026*[.C437]" office:value-type="float" office:value="0.993552" calcext:value-type="float">
            <text:p>0.9936</text:p>
          </table:table-cell>
          <table:table-cell office:value-type="float" office:value="0.9754" calcext:value-type="float">
            <text:p>0.9754</text:p>
          </table:table-cell>
          <table:table-cell table:formula="of:=[.E437]*[.F437]*[.G437]*[.H437]*[.I437]*[.J437]*[.K437]*[.L437]*[.M437]" office:value-type="float" office:value="0.852871302494419" calcext:value-type="float">
            <text:p>0.8529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109.9" calcext:value-type="float">
            <text:p>109.9</text:p>
          </table:table-cell>
          <table:table-cell office:value-type="float" office:value="40.8" calcext:value-type="float">
            <text:p>40.8</text:p>
          </table:table-cell>
          <table:table-cell office:value-type="float" office:value="67.0566" calcext:value-type="float">
            <text:p>67.0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8781" calcext:value-type="float">
            <text:p>0.9988</text:p>
          </table:table-cell>
          <table:table-cell office:value-type="float" office:value="0.99498" calcext:value-type="float">
            <text:p>0.9950</text:p>
          </table:table-cell>
          <table:table-cell table:formula="of:=1-0.00026*[.C438]" office:value-type="float" office:value="0.989392" calcext:value-type="float">
            <text:p>0.9894</text:p>
          </table:table-cell>
          <table:table-cell office:value-type="float" office:value="0.9945" calcext:value-type="float">
            <text:p>0.9945</text:p>
          </table:table-cell>
          <table:table-cell table:formula="of:=[.E438]*[.F438]*[.G438]*[.H438]*[.I438]*[.J438]*[.K438]*[.L438]*[.M438]" office:value-type="float" office:value="0.884070965205726" calcext:value-type="float">
            <text:p>0.8841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91.9" calcext:value-type="float">
            <text:p>91.9</text:p>
          </table:table-cell>
          <table:table-cell office:value-type="float" office:value="51.3" calcext:value-type="float">
            <text:p>51.3</text:p>
          </table:table-cell>
          <table:table-cell office:value-type="float" office:value="81.49394" calcext:value-type="float">
            <text:p>81.4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48" calcext:value-type="float">
            <text:p>0.9990</text:p>
          </table:table-cell>
          <table:table-cell office:value-type="float" office:value="0.990482" calcext:value-type="float">
            <text:p>0.9905</text:p>
          </table:table-cell>
          <table:table-cell office:value-type="float" office:value="0.99231" calcext:value-type="float">
            <text:p>0.9923</text:p>
          </table:table-cell>
          <table:table-cell table:formula="of:=1-0.00026*[.C439]" office:value-type="float" office:value="0.986662" calcext:value-type="float">
            <text:p>0.9867</text:p>
          </table:table-cell>
          <table:table-cell office:value-type="float" office:value="0.9954" calcext:value-type="float">
            <text:p>0.9954</text:p>
          </table:table-cell>
          <table:table-cell table:formula="of:=[.E439]*[.F439]*[.G439]*[.H439]*[.I439]*[.J439]*[.K439]*[.L439]*[.M439]" office:value-type="float" office:value="0.872982221570195" calcext:value-type="float">
            <text:p>0.8730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91.7" calcext:value-type="float">
            <text:p>91.7</text:p>
          </table:table-cell>
          <table:table-cell office:value-type="float" office:value="51.3" calcext:value-type="float">
            <text:p>51.3</text:p>
          </table:table-cell>
          <table:table-cell office:value-type="float" office:value="184.40995" calcext:value-type="float">
            <text:p>184.4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31" calcext:value-type="float">
            <text:p>0.9988</text:p>
          </table:table-cell>
          <table:table-cell office:value-type="float" office:value="0.992206" calcext:value-type="float">
            <text:p>0.9922</text:p>
          </table:table-cell>
          <table:table-cell office:value-type="float" office:value="0.9919" calcext:value-type="float">
            <text:p>0.9919</text:p>
          </table:table-cell>
          <table:table-cell table:formula="of:=1-0.00026*[.C440]" office:value-type="float" office:value="0.986662" calcext:value-type="float">
            <text:p>0.9867</text:p>
          </table:table-cell>
          <table:table-cell office:value-type="float" office:value="0.9954" calcext:value-type="float">
            <text:p>0.9954</text:p>
          </table:table-cell>
          <table:table-cell table:formula="of:=[.E440]*[.F440]*[.G440]*[.H440]*[.I440]*[.J440]*[.K440]*[.L440]*[.M440]" office:value-type="float" office:value="0.873950511865833" calcext:value-type="float">
            <text:p>0.8740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91.6" calcext:value-type="float">
            <text:p>91.6</text:p>
          </table:table-cell>
          <table:table-cell office:value-type="float" office:value="51.3" calcext:value-type="float">
            <text:p>51.3</text:p>
          </table:table-cell>
          <table:table-cell office:value-type="float" office:value="100.762" calcext:value-type="float">
            <text:p>100.7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44" calcext:value-type="float">
            <text:p>0.9992</text:p>
          </table:table-cell>
          <table:table-cell office:value-type="float" office:value="0.99269" calcext:value-type="float">
            <text:p>0.9927</text:p>
          </table:table-cell>
          <table:table-cell office:value-type="float" office:value="0.99185" calcext:value-type="float">
            <text:p>0.9919</text:p>
          </table:table-cell>
          <table:table-cell table:formula="of:=1-0.00026*[.C441]" office:value-type="float" office:value="0.986662" calcext:value-type="float">
            <text:p>0.9867</text:p>
          </table:table-cell>
          <table:table-cell office:value-type="float" office:value="0.9954" calcext:value-type="float">
            <text:p>0.9954</text:p>
          </table:table-cell>
          <table:table-cell table:formula="of:=[.E441]*[.F441]*[.G441]*[.H441]*[.I441]*[.J441]*[.K441]*[.L441]*[.M441]" office:value-type="float" office:value="0.874694272800268" calcext:value-type="float">
            <text:p>0.8747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91.7" calcext:value-type="float">
            <text:p>91.7</text:p>
          </table:table-cell>
          <table:table-cell office:value-type="float" office:value="51.3" calcext:value-type="float">
            <text:p>51.3</text:p>
          </table:table-cell>
          <table:table-cell office:value-type="float" office:value="53.89844" calcext:value-type="float">
            <text:p>53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49" calcext:value-type="float">
            <text:p>0.9990</text:p>
          </table:table-cell>
          <table:table-cell office:value-type="float" office:value="0.990014" calcext:value-type="float">
            <text:p>0.9900</text:p>
          </table:table-cell>
          <table:table-cell office:value-type="float" office:value="0.99186" calcext:value-type="float">
            <text:p>0.9919</text:p>
          </table:table-cell>
          <table:table-cell table:formula="of:=1-0.00026*[.C442]" office:value-type="float" office:value="0.986662" calcext:value-type="float">
            <text:p>0.9867</text:p>
          </table:table-cell>
          <table:table-cell office:value-type="float" office:value="0.9954" calcext:value-type="float">
            <text:p>0.9954</text:p>
          </table:table-cell>
          <table:table-cell table:formula="of:=[.E442]*[.F442]*[.G442]*[.H442]*[.I442]*[.J442]*[.K442]*[.L442]*[.M442]" office:value-type="float" office:value="0.872174913584359" calcext:value-type="float">
            <text:p>0.8722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91.7" calcext:value-type="float">
            <text:p>91.7</text:p>
          </table:table-cell>
          <table:table-cell office:value-type="float" office:value="51.3" calcext:value-type="float">
            <text:p>51.3</text:p>
          </table:table-cell>
          <table:table-cell office:value-type="float" office:value="127.38615" calcext:value-type="float">
            <text:p>127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437" calcext:value-type="float">
            <text:p>0.9974</text:p>
          </table:table-cell>
          <table:table-cell office:value-type="float" office:value="0.991918" calcext:value-type="float">
            <text:p>0.9919</text:p>
          </table:table-cell>
          <table:table-cell office:value-type="float" office:value="0.99057" calcext:value-type="float">
            <text:p>0.9906</text:p>
          </table:table-cell>
          <table:table-cell table:formula="of:=1-0.00026*[.C443]" office:value-type="float" office:value="0.986662" calcext:value-type="float">
            <text:p>0.9867</text:p>
          </table:table-cell>
          <table:table-cell office:value-type="float" office:value="0.9954" calcext:value-type="float">
            <text:p>0.9954</text:p>
          </table:table-cell>
          <table:table-cell table:formula="of:=[.E443]*[.F443]*[.G443]*[.H443]*[.I443]*[.J443]*[.K443]*[.L443]*[.M443]" office:value-type="float" office:value="0.871307607154065" calcext:value-type="float">
            <text:p>0.8713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6.12848" calcext:value-type="float">
            <text:p>6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932" calcext:value-type="float">
            <text:p>0.9993</text:p>
          </table:table-cell>
          <table:table-cell table:formula="of:=1-0.00026*[.C444]" office:value-type="float" office:value="0.989392" calcext:value-type="float">
            <text:p>0.9894</text:p>
          </table:table-cell>
          <table:table-cell office:value-type="float" office:value="0.9994" calcext:value-type="float">
            <text:p>0.9994</text:p>
          </table:table-cell>
          <table:table-cell table:formula="of:=[.E444]*[.F444]*[.G444]*[.H444]*[.I444]*[.J444]*[.K444]*[.L444]*[.M444]" office:value-type="float" office:value="0.894481513432371" calcext:value-type="float">
            <text:p>0.894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7.43025" calcext:value-type="float">
            <text:p>17.4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761" calcext:value-type="float">
            <text:p>0.9976</text:p>
          </table:table-cell>
          <table:table-cell table:formula="of:=1-0.00026*[.C445]" office:value-type="float" office:value="0.989392" calcext:value-type="float">
            <text:p>0.9894</text:p>
          </table:table-cell>
          <table:table-cell office:value-type="float" office:value="0.9994" calcext:value-type="float">
            <text:p>0.9994</text:p>
          </table:table-cell>
          <table:table-cell table:formula="of:=[.E445]*[.F445]*[.G445]*[.H445]*[.I445]*[.J445]*[.K445]*[.L445]*[.M445]" office:value-type="float" office:value="0.892950909233547" calcext:value-type="float">
            <text:p>0.8930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11.7" calcext:value-type="float">
            <text:p>11.7</text:p>
          </table:table-cell>
          <table:table-cell office:value-type="float" office:value="40.8" calcext:value-type="float">
            <text:p>40.8</text:p>
          </table:table-cell>
          <table:table-cell office:value-type="float" office:value="34.31495" calcext:value-type="float">
            <text:p>34.3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2593" calcext:value-type="float">
            <text:p>0.9926</text:p>
          </table:table-cell>
          <table:table-cell office:value-type="float" office:value="0.99925" calcext:value-type="float">
            <text:p>0.9993</text:p>
          </table:table-cell>
          <table:table-cell table:formula="of:=1-0.00026*[.C446]" office:value-type="float" office:value="0.989392" calcext:value-type="float">
            <text:p>0.9894</text:p>
          </table:table-cell>
          <table:table-cell office:value-type="float" office:value="0.9994" calcext:value-type="float">
            <text:p>0.9994</text:p>
          </table:table-cell>
          <table:table-cell table:formula="of:=[.E446]*[.F446]*[.G446]*[.H446]*[.I446]*[.J446]*[.K446]*[.L446]*[.M446]" office:value-type="float" office:value="0.88779389664545" calcext:value-type="float">
            <text:p>0.8878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02.24546" calcext:value-type="float">
            <text:p>102.2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35" calcext:value-type="float">
            <text:p>0.9980</text:p>
          </table:table-cell>
          <table:table-cell office:value-type="float" office:value="0.996071" calcext:value-type="float">
            <text:p>0.9961</text:p>
          </table:table-cell>
          <table:table-cell office:value-type="float" office:value="0.99853" calcext:value-type="float">
            <text:p>0.9985</text:p>
          </table:table-cell>
          <table:table-cell table:formula="of:=1-0.00026*[.C447]" office:value-type="float" office:value="0.989392" calcext:value-type="float">
            <text:p>0.9894</text:p>
          </table:table-cell>
          <table:table-cell office:value-type="float" office:value="0.9994" calcext:value-type="float">
            <text:p>0.9994</text:p>
          </table:table-cell>
          <table:table-cell table:formula="of:=[.E447]*[.F447]*[.G447]*[.H447]*[.I447]*[.J447]*[.K447]*[.L447]*[.M447]" office:value-type="float" office:value="0.888513386298513" calcext:value-type="float">
            <text:p>0.8885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11.7" calcext:value-type="float">
            <text:p>11.7</text:p>
          </table:table-cell>
          <table:table-cell office:value-type="float" office:value="41.3" calcext:value-type="float">
            <text:p>41.3</text:p>
          </table:table-cell>
          <table:table-cell office:value-type="float" office:value="113.05271" calcext:value-type="float">
            <text:p>113.0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283" calcext:value-type="float">
            <text:p>0.9963</text:p>
          </table:table-cell>
          <table:table-cell office:value-type="float" office:value="0.998141" calcext:value-type="float">
            <text:p>0.9981</text:p>
          </table:table-cell>
          <table:table-cell office:value-type="float" office:value="0.99899" calcext:value-type="float">
            <text:p>0.9990</text:p>
          </table:table-cell>
          <table:table-cell table:formula="of:=1-0.00026*[.C448]" office:value-type="float" office:value="0.989262" calcext:value-type="float">
            <text:p>0.9893</text:p>
          </table:table-cell>
          <table:table-cell office:value-type="float" office:value="0.9994" calcext:value-type="float">
            <text:p>0.9994</text:p>
          </table:table-cell>
          <table:table-cell table:formula="of:=[.E448]*[.F448]*[.G448]*[.H448]*[.I448]*[.J448]*[.K448]*[.L448]*[.M448]" office:value-type="float" office:value="0.889089494311173" calcext:value-type="float">
            <text:p>0.8891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11.7" calcext:value-type="float">
            <text:p>11.7</text:p>
          </table:table-cell>
          <table:table-cell office:value-type="float" office:value="41.3" calcext:value-type="float">
            <text:p>41.3</text:p>
          </table:table-cell>
          <table:table-cell office:value-type="float" office:value="49.93604" calcext:value-type="float">
            <text:p>49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5816" calcext:value-type="float">
            <text:p>0.9958</text:p>
          </table:table-cell>
          <table:table-cell office:value-type="float" office:value="1" calcext:value-type="float">
            <text:p>1.0000</text:p>
          </table:table-cell>
          <table:table-cell office:value-type="float" office:value="0.99801" calcext:value-type="float">
            <text:p>0.9980</text:p>
          </table:table-cell>
          <table:table-cell table:formula="of:=1-0.00026*[.C449]" office:value-type="float" office:value="0.989262" calcext:value-type="float">
            <text:p>0.9893</text:p>
          </table:table-cell>
          <table:table-cell office:value-type="float" office:value="0.9994" calcext:value-type="float">
            <text:p>0.9994</text:p>
          </table:table-cell>
          <table:table-cell table:formula="of:=[.E449]*[.F449]*[.G449]*[.H449]*[.I449]*[.J449]*[.K449]*[.L449]*[.M449]" office:value-type="float" office:value="0.88945445649461" calcext:value-type="float">
            <text:p>0.8895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22.1" calcext:value-type="float">
            <text:p>22.1</text:p>
          </table:table-cell>
          <table:table-cell office:value-type="float" office:value="41.3" calcext:value-type="float">
            <text:p>41.3</text:p>
          </table:table-cell>
          <table:table-cell office:value-type="float" office:value="135.30825" calcext:value-type="float">
            <text:p>135.3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562" calcext:value-type="float">
            <text:p>0.9956</text:p>
          </table:table-cell>
          <table:table-cell office:value-type="float" office:value="0.99791" calcext:value-type="float">
            <text:p>0.9979</text:p>
          </table:table-cell>
          <table:table-cell table:formula="of:=1-0.00026*[.C450]" office:value-type="float" office:value="0.989262" calcext:value-type="float">
            <text:p>0.9893</text:p>
          </table:table-cell>
          <table:table-cell office:value-type="float" office:value="0.9989" calcext:value-type="float">
            <text:p>0.9989</text:p>
          </table:table-cell>
          <table:table-cell table:formula="of:=[.E450]*[.F450]*[.G450]*[.H450]*[.I450]*[.J450]*[.K450]*[.L450]*[.M450]" office:value-type="float" office:value="0.888745423628246" calcext:value-type="float">
            <text:p>0.8887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22" calcext:value-type="float">
            <text:p>22.0</text:p>
          </table:table-cell>
          <table:table-cell office:value-type="float" office:value="41.3" calcext:value-type="float">
            <text:p>41.3</text:p>
          </table:table-cell>
          <table:table-cell office:value-type="float" office:value="117.59853" calcext:value-type="float">
            <text:p>117.6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6491" calcext:value-type="float">
            <text:p>0.9965</text:p>
          </table:table-cell>
          <table:table-cell office:value-type="float" office:value="0.99865" calcext:value-type="float">
            <text:p>0.9987</text:p>
          </table:table-cell>
          <table:table-cell table:formula="of:=1-0.00026*[.C451]" office:value-type="float" office:value="0.989262" calcext:value-type="float">
            <text:p>0.9893</text:p>
          </table:table-cell>
          <table:table-cell office:value-type="float" office:value="0.9989" calcext:value-type="float">
            <text:p>0.9989</text:p>
          </table:table-cell>
          <table:table-cell table:formula="of:=[.E451]*[.F451]*[.G451]*[.H451]*[.I451]*[.J451]*[.K451]*[.L451]*[.M451]" office:value-type="float" office:value="0.887058901362389" calcext:value-type="float">
            <text:p>0.8871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22.1" calcext:value-type="float">
            <text:p>22.1</text:p>
          </table:table-cell>
          <table:table-cell office:value-type="float" office:value="41.3" calcext:value-type="float">
            <text:p>41.3</text:p>
          </table:table-cell>
          <table:table-cell office:value-type="float" office:value="47.31366" calcext:value-type="float">
            <text:p>47.3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855" calcext:value-type="float">
            <text:p>0.9986</text:p>
          </table:table-cell>
          <table:table-cell table:formula="of:=1-0.00026*[.C452]" office:value-type="float" office:value="0.989262" calcext:value-type="float">
            <text:p>0.9893</text:p>
          </table:table-cell>
          <table:table-cell office:value-type="float" office:value="0.9989" calcext:value-type="float">
            <text:p>0.9989</text:p>
          </table:table-cell>
          <table:table-cell table:formula="of:=[.E452]*[.F452]*[.G452]*[.H452]*[.I452]*[.J452]*[.K452]*[.L452]*[.M452]" office:value-type="float" office:value="0.893227749517902" calcext:value-type="float">
            <text:p>0.8932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182.3" calcext:value-type="float">
            <text:p>182.3</text:p>
          </table:table-cell>
          <table:table-cell office:value-type="float" office:value="51.3" calcext:value-type="float">
            <text:p>51.3</text:p>
          </table:table-cell>
          <table:table-cell office:value-type="float" office:value="178.47808" calcext:value-type="float">
            <text:p>178.4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44" calcext:value-type="float">
            <text:p>0.9982</text:p>
          </table:table-cell>
          <table:table-cell office:value-type="float" office:value="0.990718" calcext:value-type="float">
            <text:p>0.9907</text:p>
          </table:table-cell>
          <table:table-cell office:value-type="float" office:value="0.98858" calcext:value-type="float">
            <text:p>0.9886</text:p>
          </table:table-cell>
          <table:table-cell table:formula="of:=1-0.00026*[.C453]" office:value-type="float" office:value="0.986662" calcext:value-type="float">
            <text:p>0.9867</text:p>
          </table:table-cell>
          <table:table-cell office:value-type="float" office:value="0.9909" calcext:value-type="float">
            <text:p>0.9909</text:p>
          </table:table-cell>
          <table:table-cell table:formula="of:=[.E453]*[.F453]*[.G453]*[.H453]*[.I453]*[.J453]*[.K453]*[.L453]*[.M453]" office:value-type="float" office:value="0.865278401338936" calcext:value-type="float">
            <text:p>0.8653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182.3" calcext:value-type="float">
            <text:p>182.3</text:p>
          </table:table-cell>
          <table:table-cell office:value-type="float" office:value="51.3" calcext:value-type="float">
            <text:p>51.3</text:p>
          </table:table-cell>
          <table:table-cell office:value-type="float" office:value="180.36173" calcext:value-type="float">
            <text:p>180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61" calcext:value-type="float">
            <text:p>0.9987</text:p>
          </table:table-cell>
          <table:table-cell office:value-type="float" office:value="0.991114" calcext:value-type="float">
            <text:p>0.9911</text:p>
          </table:table-cell>
          <table:table-cell office:value-type="float" office:value="0.9894" calcext:value-type="float">
            <text:p>0.9894</text:p>
          </table:table-cell>
          <table:table-cell table:formula="of:=1-0.00026*[.C454]" office:value-type="float" office:value="0.986662" calcext:value-type="float">
            <text:p>0.9867</text:p>
          </table:table-cell>
          <table:table-cell office:value-type="float" office:value="0.9909" calcext:value-type="float">
            <text:p>0.9909</text:p>
          </table:table-cell>
          <table:table-cell table:formula="of:=[.E454]*[.F454]*[.G454]*[.H454]*[.I454]*[.J454]*[.K454]*[.L454]*[.M454]" office:value-type="float" office:value="0.866704173675129" calcext:value-type="float">
            <text:p>0.8667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80" calcext:value-type="float">
            <text:p>180.0</text:p>
          </table:table-cell>
          <table:table-cell office:value-type="float" office:value="51.8" calcext:value-type="float">
            <text:p>51.8</text:p>
          </table:table-cell>
          <table:table-cell office:value-type="float" office:value="111.21146" calcext:value-type="float">
            <text:p>111.2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22" calcext:value-type="float">
            <text:p>0.9987</text:p>
          </table:table-cell>
          <table:table-cell office:value-type="float" office:value="0.988924" calcext:value-type="float">
            <text:p>0.9889</text:p>
          </table:table-cell>
          <table:table-cell office:value-type="float" office:value="0.98921" calcext:value-type="float">
            <text:p>0.9892</text:p>
          </table:table-cell>
          <table:table-cell table:formula="of:=1-0.00026*[.C455]" office:value-type="float" office:value="0.986532" calcext:value-type="float">
            <text:p>0.9865</text:p>
          </table:table-cell>
          <table:table-cell office:value-type="float" office:value="0.991" calcext:value-type="float">
            <text:p>0.991</text:p>
          </table:table-cell>
          <table:table-cell table:formula="of:=[.E455]*[.F455]*[.G455]*[.H455]*[.I455]*[.J455]*[.K455]*[.L455]*[.M455]" office:value-type="float" office:value="0.864649139154596" calcext:value-type="float">
            <text:p>0.8646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372" calcext:value-type="float">
            <text:p>372.0</text:p>
          </table:table-cell>
          <table:table-cell office:value-type="float" office:value="51.3" calcext:value-type="float">
            <text:p>51.3</text:p>
          </table:table-cell>
          <table:table-cell office:value-type="float" office:value="158.04988" calcext:value-type="float">
            <text:p>158.0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05" calcext:value-type="float">
            <text:p>0.9985</text:p>
          </table:table-cell>
          <table:table-cell office:value-type="float" office:value="0.984477" calcext:value-type="float">
            <text:p>0.9845</text:p>
          </table:table-cell>
          <table:table-cell office:value-type="float" office:value="0.98237" calcext:value-type="float">
            <text:p>0.9824</text:p>
          </table:table-cell>
          <table:table-cell table:formula="of:=1-0.00026*[.C456]" office:value-type="float" office:value="0.986662" calcext:value-type="float">
            <text:p>0.9867</text:p>
          </table:table-cell>
          <table:table-cell office:value-type="float" office:value="0.9814" calcext:value-type="float">
            <text:p>0.9814</text:p>
          </table:table-cell>
          <table:table-cell table:formula="of:=[.E456]*[.F456]*[.G456]*[.H456]*[.I456]*[.J456]*[.K456]*[.L456]*[.M456]" office:value-type="float" office:value="0.846456054847483" calcext:value-type="float">
            <text:p>0.8465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372.3" calcext:value-type="float">
            <text:p>372.3</text:p>
          </table:table-cell>
          <table:table-cell office:value-type="float" office:value="51.3" calcext:value-type="float">
            <text:p>51.3</text:p>
          </table:table-cell>
          <table:table-cell office:value-type="float" office:value="128.02565" calcext:value-type="float">
            <text:p>128.0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41" calcext:value-type="float">
            <text:p>0.9978</text:p>
          </table:table-cell>
          <table:table-cell office:value-type="float" office:value="0.985607" calcext:value-type="float">
            <text:p>0.9856</text:p>
          </table:table-cell>
          <table:table-cell office:value-type="float" office:value="0.98327" calcext:value-type="float">
            <text:p>0.9833</text:p>
          </table:table-cell>
          <table:table-cell table:formula="of:=1-0.00026*[.C457]" office:value-type="float" office:value="0.986662" calcext:value-type="float">
            <text:p>0.9867</text:p>
          </table:table-cell>
          <table:table-cell office:value-type="float" office:value="0.9814" calcext:value-type="float">
            <text:p>0.9814</text:p>
          </table:table-cell>
          <table:table-cell table:formula="of:=[.E457]*[.F457]*[.G457]*[.H457]*[.I457]*[.J457]*[.K457]*[.L457]*[.M457]" office:value-type="float" office:value="0.847639953579294" calcext:value-type="float">
            <text:p>0.8476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372.4" calcext:value-type="float">
            <text:p>372.4</text:p>
          </table:table-cell>
          <table:table-cell office:value-type="float" office:value="51.3" calcext:value-type="float">
            <text:p>51.3</text:p>
          </table:table-cell>
          <table:table-cell office:value-type="float" office:value="168.67915" calcext:value-type="float">
            <text:p>168.6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03" calcext:value-type="float">
            <text:p>0.9984</text:p>
          </table:table-cell>
          <table:table-cell office:value-type="float" office:value="0.983076" calcext:value-type="float">
            <text:p>0.9831</text:p>
          </table:table-cell>
          <table:table-cell office:value-type="float" office:value="0.98199" calcext:value-type="float">
            <text:p>0.9820</text:p>
          </table:table-cell>
          <table:table-cell table:formula="of:=1-0.00026*[.C458]" office:value-type="float" office:value="0.986662" calcext:value-type="float">
            <text:p>0.9867</text:p>
          </table:table-cell>
          <table:table-cell office:value-type="float" office:value="0.9814" calcext:value-type="float">
            <text:p>0.9814</text:p>
          </table:table-cell>
          <table:table-cell table:formula="of:=[.E458]*[.F458]*[.G458]*[.H458]*[.I458]*[.J458]*[.K458]*[.L458]*[.M458]" office:value-type="float" office:value="0.844838199965096" calcext:value-type="float">
            <text:p>0.8448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372.5" calcext:value-type="float">
            <text:p>372.5</text:p>
          </table:table-cell>
          <table:table-cell office:value-type="float" office:value="51.3" calcext:value-type="float">
            <text:p>51.3</text:p>
          </table:table-cell>
          <table:table-cell office:value-type="float" office:value="165.74699" calcext:value-type="float">
            <text:p>165.7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9" calcext:value-type="float">
            <text:p>0.9985</text:p>
          </table:table-cell>
          <table:table-cell office:value-type="float" office:value="0.983817" calcext:value-type="float">
            <text:p>0.9838</text:p>
          </table:table-cell>
          <table:table-cell office:value-type="float" office:value="0.98199" calcext:value-type="float">
            <text:p>0.9820</text:p>
          </table:table-cell>
          <table:table-cell table:formula="of:=1-0.00026*[.C459]" office:value-type="float" office:value="0.986662" calcext:value-type="float">
            <text:p>0.9867</text:p>
          </table:table-cell>
          <table:table-cell office:value-type="float" office:value="0.9814" calcext:value-type="float">
            <text:p>0.9814</text:p>
          </table:table-cell>
          <table:table-cell table:formula="of:=[.E459]*[.F459]*[.G459]*[.H459]*[.I459]*[.J459]*[.K459]*[.L459]*[.M459]" office:value-type="float" office:value="0.845548676296778" calcext:value-type="float">
            <text:p>0.8455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373.2" calcext:value-type="float">
            <text:p>373.2</text:p>
          </table:table-cell>
          <table:table-cell office:value-type="float" office:value="51.8" calcext:value-type="float">
            <text:p>51.8</text:p>
          </table:table-cell>
          <table:table-cell office:value-type="float" office:value="173.1689" calcext:value-type="float">
            <text:p>173.1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63" calcext:value-type="float">
            <text:p>0.9987</text:p>
          </table:table-cell>
          <table:table-cell office:value-type="float" office:value="0.98622" calcext:value-type="float">
            <text:p>0.9862</text:p>
          </table:table-cell>
          <table:table-cell office:value-type="float" office:value="0.98077" calcext:value-type="float">
            <text:p>0.9808</text:p>
          </table:table-cell>
          <table:table-cell table:formula="of:=1-0.00026*[.C460]" office:value-type="float" office:value="0.986532" calcext:value-type="float">
            <text:p>0.9865</text:p>
          </table:table-cell>
          <table:table-cell office:value-type="float" office:value="0.9813" calcext:value-type="float">
            <text:p>0.9813</text:p>
          </table:table-cell>
          <table:table-cell table:formula="of:=[.E460]*[.F460]*[.G460]*[.H460]*[.I460]*[.J460]*[.K460]*[.L460]*[.M460]" office:value-type="float" office:value="0.846509750022253" calcext:value-type="float">
            <text:p>0.8465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372.2" calcext:value-type="float">
            <text:p>372.2</text:p>
          </table:table-cell>
          <table:table-cell office:value-type="float" office:value="51.3" calcext:value-type="float">
            <text:p>51.3</text:p>
          </table:table-cell>
          <table:table-cell office:value-type="float" office:value="55.71807" calcext:value-type="float">
            <text:p>55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86111" calcext:value-type="float">
            <text:p>0.9861</text:p>
          </table:table-cell>
          <table:table-cell office:value-type="float" office:value="0.98035" calcext:value-type="float">
            <text:p>0.9804</text:p>
          </table:table-cell>
          <table:table-cell table:formula="of:=1-0.00026*[.C461]" office:value-type="float" office:value="0.986662" calcext:value-type="float">
            <text:p>0.9867</text:p>
          </table:table-cell>
          <table:table-cell office:value-type="float" office:value="0.9814" calcext:value-type="float">
            <text:p>0.9814</text:p>
          </table:table-cell>
          <table:table-cell table:formula="of:=[.E461]*[.F461]*[.G461]*[.H461]*[.I461]*[.J461]*[.K461]*[.L461]*[.M461]" office:value-type="float" office:value="0.847384396670765" calcext:value-type="float">
            <text:p>0.8474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43.6" calcext:value-type="float">
            <text:p>43.6</text:p>
          </table:table-cell>
          <table:table-cell office:value-type="float" office:value="41.3" calcext:value-type="float">
            <text:p>41.3</text:p>
          </table:table-cell>
          <table:table-cell office:value-type="float" office:value="138.9621" calcext:value-type="float">
            <text:p>138.9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6078" calcext:value-type="float">
            <text:p>0.9961</text:p>
          </table:table-cell>
          <table:table-cell office:value-type="float" office:value="0.99746" calcext:value-type="float">
            <text:p>0.9975</text:p>
          </table:table-cell>
          <table:table-cell table:formula="of:=1-0.00026*[.C462]" office:value-type="float" office:value="0.989262" calcext:value-type="float">
            <text:p>0.9893</text:p>
          </table:table-cell>
          <table:table-cell office:value-type="float" office:value="0.9978" calcext:value-type="float">
            <text:p>0.9978</text:p>
          </table:table-cell>
          <table:table-cell table:formula="of:=[.E462]*[.F462]*[.G462]*[.H462]*[.I462]*[.J462]*[.K462]*[.L462]*[.M462]" office:value-type="float" office:value="0.887774597108252" calcext:value-type="float">
            <text:p>0.8878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43.5" calcext:value-type="float">
            <text:p>43.5</text:p>
          </table:table-cell>
          <table:table-cell office:value-type="float" office:value="41.3" calcext:value-type="float">
            <text:p>41.3</text:p>
          </table:table-cell>
          <table:table-cell office:value-type="float" office:value="151.2378" calcext:value-type="float">
            <text:p>151.2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78" calcext:value-type="float">
            <text:p>0.9988</text:p>
          </table:table-cell>
          <table:table-cell office:value-type="float" office:value="0.996333" calcext:value-type="float">
            <text:p>0.9963</text:p>
          </table:table-cell>
          <table:table-cell office:value-type="float" office:value="0.9972" calcext:value-type="float">
            <text:p>0.9972</text:p>
          </table:table-cell>
          <table:table-cell table:formula="of:=1-0.00026*[.C463]" office:value-type="float" office:value="0.989262" calcext:value-type="float">
            <text:p>0.9893</text:p>
          </table:table-cell>
          <table:table-cell office:value-type="float" office:value="0.9978" calcext:value-type="float">
            <text:p>0.9978</text:p>
          </table:table-cell>
          <table:table-cell table:formula="of:=[.E463]*[.F463]*[.G463]*[.H463]*[.I463]*[.J463]*[.K463]*[.L463]*[.M463]" office:value-type="float" office:value="0.88668554715052" calcext:value-type="float">
            <text:p>0.8867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43.5" calcext:value-type="float">
            <text:p>43.5</text:p>
          </table:table-cell>
          <table:table-cell office:value-type="float" office:value="41.3" calcext:value-type="float">
            <text:p>41.3</text:p>
          </table:table-cell>
          <table:table-cell office:value-type="float" office:value="106.4135" calcext:value-type="float">
            <text:p>106.4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8339" calcext:value-type="float">
            <text:p>0.9983</text:p>
          </table:table-cell>
          <table:table-cell office:value-type="float" office:value="0.99763" calcext:value-type="float">
            <text:p>0.9976</text:p>
          </table:table-cell>
          <table:table-cell table:formula="of:=1-0.00026*[.C464]" office:value-type="float" office:value="0.989262" calcext:value-type="float">
            <text:p>0.9893</text:p>
          </table:table-cell>
          <table:table-cell office:value-type="float" office:value="0.9978" calcext:value-type="float">
            <text:p>0.9978</text:p>
          </table:table-cell>
          <table:table-cell table:formula="of:=[.E464]*[.F464]*[.G464]*[.H464]*[.I464]*[.J464]*[.K464]*[.L464]*[.M464]" office:value-type="float" office:value="0.889941408385625" calcext:value-type="float">
            <text:p>0.8899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86.4" calcext:value-type="float">
            <text:p>86.4</text:p>
          </table:table-cell>
          <table:table-cell office:value-type="float" office:value="41.3" calcext:value-type="float">
            <text:p>41.3</text:p>
          </table:table-cell>
          <table:table-cell office:value-type="float" office:value="56.0367" calcext:value-type="float">
            <text:p>56.0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942" calcext:value-type="float">
            <text:p>0.9969</text:p>
          </table:table-cell>
          <table:table-cell office:value-type="float" office:value="0.993884" calcext:value-type="float">
            <text:p>0.9939</text:p>
          </table:table-cell>
          <table:table-cell office:value-type="float" office:value="0.9967" calcext:value-type="float">
            <text:p>0.9967</text:p>
          </table:table-cell>
          <table:table-cell table:formula="of:=1-0.00026*[.C465]" office:value-type="float" office:value="0.989262" calcext:value-type="float">
            <text:p>0.9893</text:p>
          </table:table-cell>
          <table:table-cell office:value-type="float" office:value="0.9957" calcext:value-type="float">
            <text:p>0.9957</text:p>
          </table:table-cell>
          <table:table-cell table:formula="of:=[.E465]*[.F465]*[.G465]*[.H465]*[.I465]*[.J465]*[.K465]*[.L465]*[.M465]" office:value-type="float" office:value="0.880580238002224" calcext:value-type="float">
            <text:p>0.8806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86.6" calcext:value-type="float">
            <text:p>86.6</text:p>
          </table:table-cell>
          <table:table-cell office:value-type="float" office:value="41.3" calcext:value-type="float">
            <text:p>41.3</text:p>
          </table:table-cell>
          <table:table-cell office:value-type="float" office:value="39.06939" calcext:value-type="float">
            <text:p>39.0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6283" calcext:value-type="float">
            <text:p>0.9963</text:p>
          </table:table-cell>
          <table:table-cell office:value-type="float" office:value="0.99668" calcext:value-type="float">
            <text:p>0.9967</text:p>
          </table:table-cell>
          <table:table-cell table:formula="of:=1-0.00026*[.C466]" office:value-type="float" office:value="0.989262" calcext:value-type="float">
            <text:p>0.9893</text:p>
          </table:table-cell>
          <table:table-cell office:value-type="float" office:value="0.9957" calcext:value-type="float">
            <text:p>0.9957</text:p>
          </table:table-cell>
          <table:table-cell table:formula="of:=[.E466]*[.F466]*[.G466]*[.H466]*[.I466]*[.J466]*[.K466]*[.L466]*[.M466]" office:value-type="float" office:value="0.885395576729436" calcext:value-type="float">
            <text:p>0.8854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86.7" calcext:value-type="float">
            <text:p>86.7</text:p>
          </table:table-cell>
          <table:table-cell office:value-type="float" office:value="41.3" calcext:value-type="float">
            <text:p>41.3</text:p>
          </table:table-cell>
          <table:table-cell office:value-type="float" office:value="140.9022" calcext:value-type="float">
            <text:p>140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424" calcext:value-type="float">
            <text:p>0.9964</text:p>
          </table:table-cell>
          <table:table-cell office:value-type="float" office:value="0.997616" calcext:value-type="float">
            <text:p>0.9976</text:p>
          </table:table-cell>
          <table:table-cell office:value-type="float" office:value="0.99624" calcext:value-type="float">
            <text:p>0.9962</text:p>
          </table:table-cell>
          <table:table-cell table:formula="of:=1-0.00026*[.C467]" office:value-type="float" office:value="0.989262" calcext:value-type="float">
            <text:p>0.9893</text:p>
          </table:table-cell>
          <table:table-cell office:value-type="float" office:value="0.9957" calcext:value-type="float">
            <text:p>0.9957</text:p>
          </table:table-cell>
          <table:table-cell table:formula="of:=[.E467]*[.F467]*[.G467]*[.H467]*[.I467]*[.J467]*[.K467]*[.L467]*[.M467]" office:value-type="float" office:value="0.883019806388077" calcext:value-type="float">
            <text:p>0.8830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86.8" calcext:value-type="float">
            <text:p>86.8</text:p>
          </table:table-cell>
          <table:table-cell office:value-type="float" office:value="41.3" calcext:value-type="float">
            <text:p>41.3</text:p>
          </table:table-cell>
          <table:table-cell office:value-type="float" office:value="141.55281" calcext:value-type="float">
            <text:p>141.5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7699" calcext:value-type="float">
            <text:p>0.9977</text:p>
          </table:table-cell>
          <table:table-cell office:value-type="float" office:value="0.99645" calcext:value-type="float">
            <text:p>0.9965</text:p>
          </table:table-cell>
          <table:table-cell table:formula="of:=1-0.00026*[.C468]" office:value-type="float" office:value="0.989262" calcext:value-type="float">
            <text:p>0.9893</text:p>
          </table:table-cell>
          <table:table-cell office:value-type="float" office:value="0.9957" calcext:value-type="float">
            <text:p>0.9957</text:p>
          </table:table-cell>
          <table:table-cell table:formula="of:=[.E468]*[.F468]*[.G468]*[.H468]*[.I468]*[.J468]*[.K468]*[.L468]*[.M468]" office:value-type="float" office:value="0.886449364611605" calcext:value-type="float">
            <text:p>0.8864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498.7" calcext:value-type="float">
            <text:p>498.7</text:p>
          </table:table-cell>
          <table:table-cell office:value-type="float" office:value="32.8" calcext:value-type="float">
            <text:p>32.8</text:p>
          </table:table-cell>
          <table:table-cell office:value-type="float" office:value="107.5585" calcext:value-type="float">
            <text:p>107.5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01" calcext:value-type="float">
            <text:p>0.9984</text:p>
          </table:table-cell>
          <table:table-cell office:value-type="float" office:value="0.985029" calcext:value-type="float">
            <text:p>0.9850</text:p>
          </table:table-cell>
          <table:table-cell office:value-type="float" office:value="0.98068" calcext:value-type="float">
            <text:p>0.9807</text:p>
          </table:table-cell>
          <table:table-cell table:formula="of:=1-0.00026*[.C469]" office:value-type="float" office:value="0.991472" calcext:value-type="float">
            <text:p>0.9915</text:p>
          </table:table-cell>
          <table:table-cell office:value-type="float" office:value="0.9751" calcext:value-type="float">
            <text:p>0.9751</text:p>
          </table:table-cell>
          <table:table-cell table:formula="of:=[.E469]*[.F469]*[.G469]*[.H469]*[.I469]*[.J469]*[.K469]*[.L469]*[.M469]" office:value-type="float" office:value="0.844053554463396" calcext:value-type="float">
            <text:p>0.8441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498.8" calcext:value-type="float">
            <text:p>498.8</text:p>
          </table:table-cell>
          <table:table-cell office:value-type="float" office:value="32.8" calcext:value-type="float">
            <text:p>32.8</text:p>
          </table:table-cell>
          <table:table-cell office:value-type="float" office:value="116.70422" calcext:value-type="float">
            <text:p>116.7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27" calcext:value-type="float">
            <text:p>0.9984</text:p>
          </table:table-cell>
          <table:table-cell office:value-type="float" office:value="0.980469" calcext:value-type="float">
            <text:p>0.9805</text:p>
          </table:table-cell>
          <table:table-cell office:value-type="float" office:value="0.98056" calcext:value-type="float">
            <text:p>0.9806</text:p>
          </table:table-cell>
          <table:table-cell table:formula="of:=1-0.00026*[.C470]" office:value-type="float" office:value="0.991472" calcext:value-type="float">
            <text:p>0.9915</text:p>
          </table:table-cell>
          <table:table-cell office:value-type="float" office:value="0.9751" calcext:value-type="float">
            <text:p>0.9751</text:p>
          </table:table-cell>
          <table:table-cell table:formula="of:=[.E470]*[.F470]*[.G470]*[.H470]*[.I470]*[.J470]*[.K470]*[.L470]*[.M470]" office:value-type="float" office:value="0.840065245243937" calcext:value-type="float">
            <text:p>0.8401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498.6" calcext:value-type="float">
            <text:p>498.6</text:p>
          </table:table-cell>
          <table:table-cell office:value-type="float" office:value="32.8" calcext:value-type="float">
            <text:p>32.8</text:p>
          </table:table-cell>
          <table:table-cell office:value-type="float" office:value="87.80195" calcext:value-type="float">
            <text:p>87.8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63" calcext:value-type="float">
            <text:p>0.9986</text:p>
          </table:table-cell>
          <table:table-cell office:value-type="float" office:value="0.981135" calcext:value-type="float">
            <text:p>0.9811</text:p>
          </table:table-cell>
          <table:table-cell office:value-type="float" office:value="0.98024" calcext:value-type="float">
            <text:p>0.9802</text:p>
          </table:table-cell>
          <table:table-cell table:formula="of:=1-0.00026*[.C471]" office:value-type="float" office:value="0.991472" calcext:value-type="float">
            <text:p>0.9915</text:p>
          </table:table-cell>
          <table:table-cell office:value-type="float" office:value="0.9751" calcext:value-type="float">
            <text:p>0.9751</text:p>
          </table:table-cell>
          <table:table-cell table:formula="of:=[.E471]*[.F471]*[.G471]*[.H471]*[.I471]*[.J471]*[.K471]*[.L471]*[.M471]" office:value-type="float" office:value="0.840476006286887" calcext:value-type="float">
            <text:p>0.8405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499" calcext:value-type="float">
            <text:p>499.0</text:p>
          </table:table-cell>
          <table:table-cell office:value-type="float" office:value="32.8" calcext:value-type="float">
            <text:p>32.8</text:p>
          </table:table-cell>
          <table:table-cell office:value-type="float" office:value="103.3266" calcext:value-type="float">
            <text:p>103.3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36" calcext:value-type="float">
            <text:p>0.9992</text:p>
          </table:table-cell>
          <table:table-cell office:value-type="float" office:value="0.983642" calcext:value-type="float">
            <text:p>0.9836</text:p>
          </table:table-cell>
          <table:table-cell office:value-type="float" office:value="0.97981" calcext:value-type="float">
            <text:p>0.9798</text:p>
          </table:table-cell>
          <table:table-cell table:formula="of:=1-0.00026*[.C472]" office:value-type="float" office:value="0.991472" calcext:value-type="float">
            <text:p>0.9915</text:p>
          </table:table-cell>
          <table:table-cell office:value-type="float" office:value="0.975" calcext:value-type="float">
            <text:p>0.975</text:p>
          </table:table-cell>
          <table:table-cell table:formula="of:=[.E472]*[.F472]*[.G472]*[.H472]*[.I472]*[.J472]*[.K472]*[.L472]*[.M472]" office:value-type="float" office:value="0.842735180055" calcext:value-type="float">
            <text:p>0.8427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498.9" calcext:value-type="float">
            <text:p>498.9</text:p>
          </table:table-cell>
          <table:table-cell office:value-type="float" office:value="32.8" calcext:value-type="float">
            <text:p>32.8</text:p>
          </table:table-cell>
          <table:table-cell office:value-type="float" office:value="97.34833" calcext:value-type="float">
            <text:p>97.3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38" calcext:value-type="float">
            <text:p>0.9978</text:p>
          </table:table-cell>
          <table:table-cell office:value-type="float" office:value="0.978883" calcext:value-type="float">
            <text:p>0.9789</text:p>
          </table:table-cell>
          <table:table-cell office:value-type="float" office:value="0.98095" calcext:value-type="float">
            <text:p>0.9810</text:p>
          </table:table-cell>
          <table:table-cell table:formula="of:=1-0.00026*[.C473]" office:value-type="float" office:value="0.991472" calcext:value-type="float">
            <text:p>0.9915</text:p>
          </table:table-cell>
          <table:table-cell office:value-type="float" office:value="0.9751" calcext:value-type="float">
            <text:p>0.9751</text:p>
          </table:table-cell>
          <table:table-cell table:formula="of:=[.E473]*[.F473]*[.G473]*[.H473]*[.I473]*[.J473]*[.K473]*[.L473]*[.M473]" office:value-type="float" office:value="0.838544968567971" calcext:value-type="float">
            <text:p>0.8385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498.7" calcext:value-type="float">
            <text:p>498.7</text:p>
          </table:table-cell>
          <table:table-cell office:value-type="float" office:value="32.8" calcext:value-type="float">
            <text:p>32.8</text:p>
          </table:table-cell>
          <table:table-cell office:value-type="float" office:value="109.18726" calcext:value-type="float">
            <text:p>109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61" calcext:value-type="float">
            <text:p>0.9989</text:p>
          </table:table-cell>
          <table:table-cell office:value-type="float" office:value="0.979348" calcext:value-type="float">
            <text:p>0.9793</text:p>
          </table:table-cell>
          <table:table-cell office:value-type="float" office:value="0.97962" calcext:value-type="float">
            <text:p>0.9796</text:p>
          </table:table-cell>
          <table:table-cell table:formula="of:=1-0.00026*[.C474]" office:value-type="float" office:value="0.991472" calcext:value-type="float">
            <text:p>0.9915</text:p>
          </table:table-cell>
          <table:table-cell office:value-type="float" office:value="0.9751" calcext:value-type="float">
            <text:p>0.9751</text:p>
          </table:table-cell>
          <table:table-cell table:formula="of:=[.E474]*[.F474]*[.G474]*[.H474]*[.I474]*[.J474]*[.K474]*[.L474]*[.M474]" office:value-type="float" office:value="0.838664772737049" calcext:value-type="float">
            <text:p>0.8387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498.7" calcext:value-type="float">
            <text:p>498.7</text:p>
          </table:table-cell>
          <table:table-cell office:value-type="float" office:value="32.8" calcext:value-type="float">
            <text:p>32.8</text:p>
          </table:table-cell>
          <table:table-cell office:value-type="float" office:value="113.46803" calcext:value-type="float">
            <text:p>113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5" calcext:value-type="float">
            <text:p>0.9980</text:p>
          </table:table-cell>
          <table:table-cell office:value-type="float" office:value="0.983192" calcext:value-type="float">
            <text:p>0.9832</text:p>
          </table:table-cell>
          <table:table-cell office:value-type="float" office:value="0.97957" calcext:value-type="float">
            <text:p>0.9796</text:p>
          </table:table-cell>
          <table:table-cell table:formula="of:=1-0.00026*[.C475]" office:value-type="float" office:value="0.991472" calcext:value-type="float">
            <text:p>0.9915</text:p>
          </table:table-cell>
          <table:table-cell office:value-type="float" office:value="0.9751" calcext:value-type="float">
            <text:p>0.9751</text:p>
          </table:table-cell>
          <table:table-cell table:formula="of:=[.E475]*[.F475]*[.G475]*[.H475]*[.I475]*[.J475]*[.K475]*[.L475]*[.M475]" office:value-type="float" office:value="0.841145751060703" calcext:value-type="float">
            <text:p>0.8411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498.6" calcext:value-type="float">
            <text:p>498.6</text:p>
          </table:table-cell>
          <table:table-cell office:value-type="float" office:value="32.8" calcext:value-type="float">
            <text:p>32.8</text:p>
          </table:table-cell>
          <table:table-cell office:value-type="float" office:value="115.55025" calcext:value-type="float">
            <text:p>115.5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64" calcext:value-type="float">
            <text:p>0.9987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7893" calcext:value-type="float">
            <text:p>0.9789</text:p>
          </table:table-cell>
          <table:table-cell table:formula="of:=1-0.00026*[.C476]" office:value-type="float" office:value="0.991472" calcext:value-type="float">
            <text:p>0.9915</text:p>
          </table:table-cell>
          <table:table-cell office:value-type="float" office:value="0.9751" calcext:value-type="float">
            <text:p>0.9751</text:p>
          </table:table-cell>
          <table:table-cell table:formula="of:=[.E476]*[.F476]*[.G476]*[.H476]*[.I476]*[.J476]*[.K476]*[.L476]*[.M476]" office:value-type="float" office:value="0.840263317482664" calcext:value-type="float">
            <text:p>0.8403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498.7" calcext:value-type="float">
            <text:p>498.7</text:p>
          </table:table-cell>
          <table:table-cell office:value-type="float" office:value="32.8" calcext:value-type="float">
            <text:p>32.8</text:p>
          </table:table-cell>
          <table:table-cell office:value-type="float" office:value="106.60693" calcext:value-type="float">
            <text:p>106.6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63" calcext:value-type="float">
            <text:p>0.9980</text:p>
          </table:table-cell>
          <table:table-cell office:value-type="float" office:value="0.981958" calcext:value-type="float">
            <text:p>0.9820</text:p>
          </table:table-cell>
          <table:table-cell office:value-type="float" office:value="0.98092" calcext:value-type="float">
            <text:p>0.9809</text:p>
          </table:table-cell>
          <table:table-cell table:formula="of:=1-0.00026*[.C477]" office:value-type="float" office:value="0.991472" calcext:value-type="float">
            <text:p>0.9915</text:p>
          </table:table-cell>
          <table:table-cell office:value-type="float" office:value="0.9751" calcext:value-type="float">
            <text:p>0.9751</text:p>
          </table:table-cell>
          <table:table-cell table:formula="of:=[.E477]*[.F477]*[.G477]*[.H477]*[.I477]*[.J477]*[.K477]*[.L477]*[.M477]" office:value-type="float" office:value="0.84125876626135" calcext:value-type="float">
            <text:p>0.8413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498.5" calcext:value-type="float">
            <text:p>498.5</text:p>
          </table:table-cell>
          <table:table-cell office:value-type="float" office:value="32.8" calcext:value-type="float">
            <text:p>32.8</text:p>
          </table:table-cell>
          <table:table-cell office:value-type="float" office:value="120.89123" calcext:value-type="float">
            <text:p>12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47" calcext:value-type="float">
            <text:p>0.9985</text:p>
          </table:table-cell>
          <table:table-cell office:value-type="float" office:value="0.981376" calcext:value-type="float">
            <text:p>0.9814</text:p>
          </table:table-cell>
          <table:table-cell office:value-type="float" office:value="0.97951" calcext:value-type="float">
            <text:p>0.9795</text:p>
          </table:table-cell>
          <table:table-cell table:formula="of:=1-0.00026*[.C478]" office:value-type="float" office:value="0.991472" calcext:value-type="float">
            <text:p>0.9915</text:p>
          </table:table-cell>
          <table:table-cell office:value-type="float" office:value="0.9751" calcext:value-type="float">
            <text:p>0.9751</text:p>
          </table:table-cell>
          <table:table-cell table:formula="of:=[.E478]*[.F478]*[.G478]*[.H478]*[.I478]*[.J478]*[.K478]*[.L478]*[.M478]" office:value-type="float" office:value="0.840042926105048" calcext:value-type="float">
            <text:p>0.8400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101.2" calcext:value-type="float">
            <text:p>101.2</text:p>
          </table:table-cell>
          <table:table-cell office:value-type="float" office:value="25.8" calcext:value-type="float">
            <text:p>25.8</text:p>
          </table:table-cell>
          <table:table-cell office:value-type="float" office:value="80.14172" calcext:value-type="float">
            <text:p>80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1" calcext:value-type="float">
            <text:p>0.9989</text:p>
          </table:table-cell>
          <table:table-cell office:value-type="float" office:value="0.993146" calcext:value-type="float">
            <text:p>0.9931</text:p>
          </table:table-cell>
          <table:table-cell office:value-type="float" office:value="0.99368" calcext:value-type="float">
            <text:p>0.9937</text:p>
          </table:table-cell>
          <table:table-cell table:formula="of:=1-0.00026*[.C479]" office:value-type="float" office:value="0.993292" calcext:value-type="float">
            <text:p>0.9933</text:p>
          </table:table-cell>
          <table:table-cell office:value-type="float" office:value="0.9949" calcext:value-type="float">
            <text:p>0.9949</text:p>
          </table:table-cell>
          <table:table-cell table:formula="of:=[.E479]*[.F479]*[.G479]*[.H479]*[.I479]*[.J479]*[.K479]*[.L479]*[.M479]" office:value-type="float" office:value="0.88186361912032" calcext:value-type="float">
            <text:p>0.8819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100.9" calcext:value-type="float">
            <text:p>100.9</text:p>
          </table:table-cell>
          <table:table-cell office:value-type="float" office:value="25.3" calcext:value-type="float">
            <text:p>25.3</text:p>
          </table:table-cell>
          <table:table-cell office:value-type="float" office:value="89.15167" calcext:value-type="float">
            <text:p>89.1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73" calcext:value-type="float">
            <text:p>0.9989</text:p>
          </table:table-cell>
          <table:table-cell office:value-type="float" office:value="0.994505" calcext:value-type="float">
            <text:p>0.9945</text:p>
          </table:table-cell>
          <table:table-cell office:value-type="float" office:value="0.99394" calcext:value-type="float">
            <text:p>0.9939</text:p>
          </table:table-cell>
          <table:table-cell table:formula="of:=1-0.00026*[.C480]" office:value-type="float" office:value="0.993422" calcext:value-type="float">
            <text:p>0.9934</text:p>
          </table:table-cell>
          <table:table-cell office:value-type="float" office:value="0.995" calcext:value-type="float">
            <text:p>0.995</text:p>
          </table:table-cell>
          <table:table-cell table:formula="of:=[.E480]*[.F480]*[.G480]*[.H480]*[.I480]*[.J480]*[.K480]*[.L480]*[.M480]" office:value-type="float" office:value="0.883473075066903" calcext:value-type="float">
            <text:p>0.8835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100.7" calcext:value-type="float">
            <text:p>100.7</text:p>
          </table:table-cell>
          <table:table-cell office:value-type="float" office:value="25.3" calcext:value-type="float">
            <text:p>25.3</text:p>
          </table:table-cell>
          <table:table-cell office:value-type="float" office:value="29.58357" calcext:value-type="float">
            <text:p>29.5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04" calcext:value-type="float">
            <text:p>0.9987</text:p>
          </table:table-cell>
          <table:table-cell office:value-type="float" office:value="0.995248" calcext:value-type="float">
            <text:p>0.9952</text:p>
          </table:table-cell>
          <table:table-cell office:value-type="float" office:value="0.99376" calcext:value-type="float">
            <text:p>0.9938</text:p>
          </table:table-cell>
          <table:table-cell table:formula="of:=1-0.00026*[.C481]" office:value-type="float" office:value="0.993422" calcext:value-type="float">
            <text:p>0.9934</text:p>
          </table:table-cell>
          <table:table-cell office:value-type="float" office:value="0.995" calcext:value-type="float">
            <text:p>0.995</text:p>
          </table:table-cell>
          <table:table-cell table:formula="of:=[.E481]*[.F481]*[.G481]*[.H481]*[.I481]*[.J481]*[.K481]*[.L481]*[.M481]" office:value-type="float" office:value="0.883823448275501" calcext:value-type="float">
            <text:p>0.8838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29.9" calcext:value-type="float">
            <text:p>29.9</text:p>
          </table:table-cell>
          <table:table-cell office:value-type="float" office:value="40.8" calcext:value-type="float">
            <text:p>40.8</text:p>
          </table:table-cell>
          <table:table-cell office:value-type="float" office:value="101.19152" calcext:value-type="float">
            <text:p>101.1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7976" calcext:value-type="float">
            <text:p>0.9980</text:p>
          </table:table-cell>
          <table:table-cell office:value-type="float" office:value="0.99798" calcext:value-type="float">
            <text:p>0.9980</text:p>
          </table:table-cell>
          <table:table-cell table:formula="of:=1-0.00026*[.C482]" office:value-type="float" office:value="0.989392" calcext:value-type="float">
            <text:p>0.9894</text:p>
          </table:table-cell>
          <table:table-cell office:value-type="float" office:value="0.9985" calcext:value-type="float">
            <text:p>0.9985</text:p>
          </table:table-cell>
          <table:table-cell table:formula="of:=[.E482]*[.F482]*[.G482]*[.H482]*[.I482]*[.J482]*[.K482]*[.L482]*[.M482]" office:value-type="float" office:value="0.890671281277088" calcext:value-type="float">
            <text:p>0.8907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29.9" calcext:value-type="float">
            <text:p>29.9</text:p>
          </table:table-cell>
          <table:table-cell office:value-type="float" office:value="40.8" calcext:value-type="float">
            <text:p>40.8</text:p>
          </table:table-cell>
          <table:table-cell office:value-type="float" office:value="34.91789" calcext:value-type="float">
            <text:p>34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796" calcext:value-type="float">
            <text:p>0.9980</text:p>
          </table:table-cell>
          <table:table-cell table:formula="of:=1-0.00026*[.C483]" office:value-type="float" office:value="0.989392" calcext:value-type="float">
            <text:p>0.9894</text:p>
          </table:table-cell>
          <table:table-cell office:value-type="float" office:value="0.9985" calcext:value-type="float">
            <text:p>0.9985</text:p>
          </table:table-cell>
          <table:table-cell table:formula="of:=[.E483]*[.F483]*[.G483]*[.H483]*[.I483]*[.J483]*[.K483]*[.L483]*[.M483]" office:value-type="float" office:value="0.89245977037074" calcext:value-type="float">
            <text:p>0.8925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61.6" calcext:value-type="float">
            <text:p>61.6</text:p>
          </table:table-cell>
          <table:table-cell office:value-type="float" office:value="40.8" calcext:value-type="float">
            <text:p>40.8</text:p>
          </table:table-cell>
          <table:table-cell office:value-type="float" office:value="52.36524" calcext:value-type="float">
            <text:p>52.3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68" calcext:value-type="float">
            <text:p>0.9979</text:p>
          </table:table-cell>
          <table:table-cell office:value-type="float" office:value="0.993603" calcext:value-type="float">
            <text:p>0.9936</text:p>
          </table:table-cell>
          <table:table-cell office:value-type="float" office:value="0.99695" calcext:value-type="float">
            <text:p>0.9970</text:p>
          </table:table-cell>
          <table:table-cell table:formula="of:=1-0.00026*[.C484]" office:value-type="float" office:value="0.989392" calcext:value-type="float">
            <text:p>0.9894</text:p>
          </table:table-cell>
          <table:table-cell office:value-type="float" office:value="0.9969" calcext:value-type="float">
            <text:p>0.9969</text:p>
          </table:table-cell>
          <table:table-cell table:formula="of:=[.E484]*[.F484]*[.G484]*[.H484]*[.I484]*[.J484]*[.K484]*[.L484]*[.M484]" office:value-type="float" office:value="0.882548148979742" calcext:value-type="float">
            <text:p>0.8825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61.2" calcext:value-type="float">
            <text:p>61.2</text:p>
          </table:table-cell>
          <table:table-cell office:value-type="float" office:value="40.8" calcext:value-type="float">
            <text:p>40.8</text:p>
          </table:table-cell>
          <table:table-cell office:value-type="float" office:value="102.73357" calcext:value-type="float">
            <text:p>102.7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765" calcext:value-type="float">
            <text:p>0.9977</text:p>
          </table:table-cell>
          <table:table-cell office:value-type="float" office:value="0.99688" calcext:value-type="float">
            <text:p>0.9969</text:p>
          </table:table-cell>
          <table:table-cell table:formula="of:=1-0.00026*[.C485]" office:value-type="float" office:value="0.989392" calcext:value-type="float">
            <text:p>0.9894</text:p>
          </table:table-cell>
          <table:table-cell office:value-type="float" office:value="0.9969" calcext:value-type="float">
            <text:p>0.9969</text:p>
          </table:table-cell>
          <table:table-cell table:formula="of:=[.E485]*[.F485]*[.G485]*[.H485]*[.I485]*[.J485]*[.K485]*[.L485]*[.M485]" office:value-type="float" office:value="0.88797375670818" calcext:value-type="float">
            <text:p>0.8880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190.9" calcext:value-type="float">
            <text:p>190.9</text:p>
          </table:table-cell>
          <table:table-cell office:value-type="float" office:value="22.3" calcext:value-type="float">
            <text:p>22.3</text:p>
          </table:table-cell>
          <table:table-cell office:value-type="float" office:value="79.521" calcext:value-type="float">
            <text:p>79.5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87" calcext:value-type="float">
            <text:p>0.9982</text:p>
          </table:table-cell>
          <table:table-cell office:value-type="float" office:value="0.990029" calcext:value-type="float">
            <text:p>0.9900</text:p>
          </table:table-cell>
          <table:table-cell office:value-type="float" office:value="0.99082" calcext:value-type="float">
            <text:p>0.9908</text:p>
          </table:table-cell>
          <table:table-cell table:formula="of:=1-0.00026*[.C486]" office:value-type="float" office:value="0.994202" calcext:value-type="float">
            <text:p>0.9942</text:p>
          </table:table-cell>
          <table:table-cell office:value-type="float" office:value="0.9905" calcext:value-type="float">
            <text:p>0.9905</text:p>
          </table:table-cell>
          <table:table-cell table:formula="of:=[.E486]*[.F486]*[.G486]*[.H486]*[.I486]*[.J486]*[.K486]*[.L486]*[.M486]" office:value-type="float" office:value="0.872856303879877" calcext:value-type="float">
            <text:p>0.8729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190.5" calcext:value-type="float">
            <text:p>190.5</text:p>
          </table:table-cell>
          <table:table-cell office:value-type="float" office:value="22.3" calcext:value-type="float">
            <text:p>22.3</text:p>
          </table:table-cell>
          <table:table-cell office:value-type="float" office:value="69.38487" calcext:value-type="float">
            <text:p>69.3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57" calcext:value-type="float">
            <text:p>0.9984</text:p>
          </table:table-cell>
          <table:table-cell office:value-type="float" office:value="0.991579" calcext:value-type="float">
            <text:p>0.9916</text:p>
          </table:table-cell>
          <table:table-cell office:value-type="float" office:value="0.99177" calcext:value-type="float">
            <text:p>0.9918</text:p>
          </table:table-cell>
          <table:table-cell table:formula="of:=1-0.00026*[.C487]" office:value-type="float" office:value="0.994202" calcext:value-type="float">
            <text:p>0.9942</text:p>
          </table:table-cell>
          <table:table-cell office:value-type="float" office:value="0.9905" calcext:value-type="float">
            <text:p>0.9905</text:p>
          </table:table-cell>
          <table:table-cell table:formula="of:=[.E487]*[.F487]*[.G487]*[.H487]*[.I487]*[.J487]*[.K487]*[.L487]*[.M487]" office:value-type="float" office:value="0.875210094075205" calcext:value-type="float">
            <text:p>0.8752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190.3" calcext:value-type="float">
            <text:p>190.3</text:p>
          </table:table-cell>
          <table:table-cell office:value-type="float" office:value="22.3" calcext:value-type="float">
            <text:p>22.3</text:p>
          </table:table-cell>
          <table:table-cell office:value-type="float" office:value="80.87035" calcext:value-type="float">
            <text:p>8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67" calcext:value-type="float">
            <text:p>0.9983</text:p>
          </table:table-cell>
          <table:table-cell office:value-type="float" office:value="0.989778" calcext:value-type="float">
            <text:p>0.9898</text:p>
          </table:table-cell>
          <table:table-cell office:value-type="float" office:value="0.9915" calcext:value-type="float">
            <text:p>0.9915</text:p>
          </table:table-cell>
          <table:table-cell table:formula="of:=1-0.00026*[.C488]" office:value-type="float" office:value="0.994202" calcext:value-type="float">
            <text:p>0.9942</text:p>
          </table:table-cell>
          <table:table-cell office:value-type="float" office:value="0.9905" calcext:value-type="float">
            <text:p>0.9905</text:p>
          </table:table-cell>
          <table:table-cell table:formula="of:=[.E488]*[.F488]*[.G488]*[.H488]*[.I488]*[.J488]*[.K488]*[.L488]*[.M488]" office:value-type="float" office:value="0.873303885640256" calcext:value-type="float">
            <text:p>0.8733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189.7" calcext:value-type="float">
            <text:p>189.7</text:p>
          </table:table-cell>
          <table:table-cell office:value-type="float" office:value="22.3" calcext:value-type="float">
            <text:p>22.3</text:p>
          </table:table-cell>
          <table:table-cell office:value-type="float" office:value="35.39051" calcext:value-type="float">
            <text:p>35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594" calcext:value-type="float">
            <text:p>0.9996</text:p>
          </table:table-cell>
          <table:table-cell office:value-type="float" office:value="0.991474" calcext:value-type="float">
            <text:p>0.9915</text:p>
          </table:table-cell>
          <table:table-cell office:value-type="float" office:value="0.99142" calcext:value-type="float">
            <text:p>0.9914</text:p>
          </table:table-cell>
          <table:table-cell table:formula="of:=1-0.00026*[.C489]" office:value-type="float" office:value="0.994202" calcext:value-type="float">
            <text:p>0.9942</text:p>
          </table:table-cell>
          <table:table-cell office:value-type="float" office:value="0.9905" calcext:value-type="float">
            <text:p>0.9905</text:p>
          </table:table-cell>
          <table:table-cell table:formula="of:=[.E489]*[.F489]*[.G489]*[.H489]*[.I489]*[.J489]*[.K489]*[.L489]*[.M489]" office:value-type="float" office:value="0.875892502885686" calcext:value-type="float">
            <text:p>0.8759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363.6" calcext:value-type="float">
            <text:p>363.6</text:p>
          </table:table-cell>
          <table:table-cell office:value-type="float" office:value="20.3" calcext:value-type="float">
            <text:p>20.3</text:p>
          </table:table-cell>
          <table:table-cell office:value-type="float" office:value="64.05237" calcext:value-type="float">
            <text:p>64.0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271" calcext:value-type="float">
            <text:p>0.9973</text:p>
          </table:table-cell>
          <table:table-cell office:value-type="float" office:value="0.98704" calcext:value-type="float">
            <text:p>0.9870</text:p>
          </table:table-cell>
          <table:table-cell office:value-type="float" office:value="0.98447" calcext:value-type="float">
            <text:p>0.9845</text:p>
          </table:table-cell>
          <table:table-cell table:formula="of:=1-0.00026*[.C490]" office:value-type="float" office:value="0.994722" calcext:value-type="float">
            <text:p>0.9947</text:p>
          </table:table-cell>
          <table:table-cell office:value-type="float" office:value="0.9818" calcext:value-type="float">
            <text:p>0.9818</text:p>
          </table:table-cell>
          <table:table-cell table:formula="of:=[.E490]*[.F490]*[.G490]*[.H490]*[.I490]*[.J490]*[.K490]*[.L490]*[.M490]" office:value-type="float" office:value="0.856710778398858" calcext:value-type="float">
            <text:p>0.8567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363.3" calcext:value-type="float">
            <text:p>363.3</text:p>
          </table:table-cell>
          <table:table-cell office:value-type="float" office:value="20.3" calcext:value-type="float">
            <text:p>20.3</text:p>
          </table:table-cell>
          <table:table-cell office:value-type="float" office:value="66.73365" calcext:value-type="float">
            <text:p>66.7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61" calcext:value-type="float">
            <text:p>0.9985</text:p>
          </table:table-cell>
          <table:table-cell office:value-type="float" office:value="0.985711" calcext:value-type="float">
            <text:p>0.9857</text:p>
          </table:table-cell>
          <table:table-cell office:value-type="float" office:value="0.98691" calcext:value-type="float">
            <text:p>0.9869</text:p>
          </table:table-cell>
          <table:table-cell table:formula="of:=1-0.00026*[.C491]" office:value-type="float" office:value="0.994722" calcext:value-type="float">
            <text:p>0.9947</text:p>
          </table:table-cell>
          <table:table-cell office:value-type="float" office:value="0.9818" calcext:value-type="float">
            <text:p>0.9818</text:p>
          </table:table-cell>
          <table:table-cell table:formula="of:=[.E491]*[.F491]*[.G491]*[.H491]*[.I491]*[.J491]*[.K491]*[.L491]*[.M491]" office:value-type="float" office:value="0.85870118058018" calcext:value-type="float">
            <text:p>0.8587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364" calcext:value-type="float">
            <text:p>364.0</text:p>
          </table:table-cell>
          <table:table-cell office:value-type="float" office:value="20.3" calcext:value-type="float">
            <text:p>20.3</text:p>
          </table:table-cell>
          <table:table-cell office:value-type="float" office:value="71.27647" calcext:value-type="float">
            <text:p>71.2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67" calcext:value-type="float">
            <text:p>0.9986</text:p>
          </table:table-cell>
          <table:table-cell office:value-type="float" office:value="0.988127" calcext:value-type="float">
            <text:p>0.9881</text:p>
          </table:table-cell>
          <table:table-cell office:value-type="float" office:value="0.98748" calcext:value-type="float">
            <text:p>0.9875</text:p>
          </table:table-cell>
          <table:table-cell table:formula="of:=1-0.00026*[.C492]" office:value-type="float" office:value="0.994722" calcext:value-type="float">
            <text:p>0.9947</text:p>
          </table:table-cell>
          <table:table-cell office:value-type="float" office:value="0.9818" calcext:value-type="float">
            <text:p>0.9818</text:p>
          </table:table-cell>
          <table:table-cell table:formula="of:=[.E492]*[.F492]*[.G492]*[.H492]*[.I492]*[.J492]*[.K492]*[.L492]*[.M492]" office:value-type="float" office:value="0.861394482750655" calcext:value-type="float">
            <text:p>0.8614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364.6" calcext:value-type="float">
            <text:p>364.6</text:p>
          </table:table-cell>
          <table:table-cell office:value-type="float" office:value="20.3" calcext:value-type="float">
            <text:p>20.3</text:p>
          </table:table-cell>
          <table:table-cell office:value-type="float" office:value="65.88005" calcext:value-type="float">
            <text:p>65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12" calcext:value-type="float">
            <text:p>0.9991</text:p>
          </table:table-cell>
          <table:table-cell office:value-type="float" office:value="0.985353" calcext:value-type="float">
            <text:p>0.9854</text:p>
          </table:table-cell>
          <table:table-cell office:value-type="float" office:value="0.98596" calcext:value-type="float">
            <text:p>0.9860</text:p>
          </table:table-cell>
          <table:table-cell table:formula="of:=1-0.00026*[.C493]" office:value-type="float" office:value="0.994722" calcext:value-type="float">
            <text:p>0.9947</text:p>
          </table:table-cell>
          <table:table-cell office:value-type="float" office:value="0.9818" calcext:value-type="float">
            <text:p>0.9818</text:p>
          </table:table-cell>
          <table:table-cell table:formula="of:=[.E493]*[.F493]*[.G493]*[.H493]*[.I493]*[.J493]*[.K493]*[.L493]*[.M493]" office:value-type="float" office:value="0.858122157336682" calcext:value-type="float">
            <text:p>0.8581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364.9" calcext:value-type="float">
            <text:p>364.9</text:p>
          </table:table-cell>
          <table:table-cell office:value-type="float" office:value="20.3" calcext:value-type="float">
            <text:p>20.3</text:p>
          </table:table-cell>
          <table:table-cell office:value-type="float" office:value="69.64957" calcext:value-type="float">
            <text:p>69.6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432" calcext:value-type="float">
            <text:p>0.9974</text:p>
          </table:table-cell>
          <table:table-cell office:value-type="float" office:value="0.986515" calcext:value-type="float">
            <text:p>0.9865</text:p>
          </table:table-cell>
          <table:table-cell office:value-type="float" office:value="0.9859" calcext:value-type="float">
            <text:p>0.9859</text:p>
          </table:table-cell>
          <table:table-cell table:formula="of:=1-0.00026*[.C494]" office:value-type="float" office:value="0.994722" calcext:value-type="float">
            <text:p>0.9947</text:p>
          </table:table-cell>
          <table:table-cell office:value-type="float" office:value="0.9818" calcext:value-type="float">
            <text:p>0.9818</text:p>
          </table:table-cell>
          <table:table-cell table:formula="of:=[.E494]*[.F494]*[.G494]*[.H494]*[.I494]*[.J494]*[.K494]*[.L494]*[.M494]" office:value-type="float" office:value="0.857637295140767" calcext:value-type="float">
            <text:p>0.8576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418.3" calcext:value-type="float">
            <text:p>418.3</text:p>
          </table:table-cell>
          <table:table-cell office:value-type="float" office:value="23.3" calcext:value-type="float">
            <text:p>23.3</text:p>
          </table:table-cell>
          <table:table-cell office:value-type="float" office:value="77.11792" calcext:value-type="float">
            <text:p>77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38" calcext:value-type="float">
            <text:p>0.9988</text:p>
          </table:table-cell>
          <table:table-cell office:value-type="float" office:value="0.984115" calcext:value-type="float">
            <text:p>0.9841</text:p>
          </table:table-cell>
          <table:table-cell office:value-type="float" office:value="0.98456" calcext:value-type="float">
            <text:p>0.9846</text:p>
          </table:table-cell>
          <table:table-cell table:formula="of:=1-0.00026*[.C495]" office:value-type="float" office:value="0.993942" calcext:value-type="float">
            <text:p>0.9939</text:p>
          </table:table-cell>
          <table:table-cell office:value-type="float" office:value="0.9791" calcext:value-type="float">
            <text:p>0.9791</text:p>
          </table:table-cell>
          <table:table-cell table:formula="of:=[.E495]*[.F495]*[.G495]*[.H495]*[.I495]*[.J495]*[.K495]*[.L495]*[.M495]" office:value-type="float" office:value="0.852570377292504" calcext:value-type="float">
            <text:p>0.8526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436.8" calcext:value-type="float">
            <text:p>436.8</text:p>
          </table:table-cell>
          <table:table-cell office:value-type="float" office:value="24.3" calcext:value-type="float">
            <text:p>24.3</text:p>
          </table:table-cell>
          <table:table-cell office:value-type="float" office:value="79.5597" calcext:value-type="float">
            <text:p>79.5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742" calcext:value-type="float">
            <text:p>0.9977</text:p>
          </table:table-cell>
          <table:table-cell office:value-type="float" office:value="0.982879" calcext:value-type="float">
            <text:p>0.9829</text:p>
          </table:table-cell>
          <table:table-cell office:value-type="float" office:value="0.98259" calcext:value-type="float">
            <text:p>0.9826</text:p>
          </table:table-cell>
          <table:table-cell table:formula="of:=1-0.00026*[.C496]" office:value-type="float" office:value="0.993682" calcext:value-type="float">
            <text:p>0.9937</text:p>
          </table:table-cell>
          <table:table-cell office:value-type="float" office:value="0.9782" calcext:value-type="float">
            <text:p>0.9782</text:p>
          </table:table-cell>
          <table:table-cell table:formula="of:=[.E496]*[.F496]*[.G496]*[.H496]*[.I496]*[.J496]*[.K496]*[.L496]*[.M496]" office:value-type="float" office:value="0.847861240330182" calcext:value-type="float">
            <text:p>0.8479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124" calcext:value-type="float">
            <text:p>124.0</text:p>
          </table:table-cell>
          <table:table-cell office:value-type="float" office:value="40.8" calcext:value-type="float">
            <text:p>40.8</text:p>
          </table:table-cell>
          <table:table-cell office:value-type="float" office:value="128.81801" calcext:value-type="float">
            <text:p>128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04" calcext:value-type="float">
            <text:p>0.9991</text:p>
          </table:table-cell>
          <table:table-cell office:value-type="float" office:value="0.991935" calcext:value-type="float">
            <text:p>0.9919</text:p>
          </table:table-cell>
          <table:table-cell office:value-type="float" office:value="0.99497" calcext:value-type="float">
            <text:p>0.9950</text:p>
          </table:table-cell>
          <table:table-cell table:formula="of:=1-0.00026*[.C497]" office:value-type="float" office:value="0.989392" calcext:value-type="float">
            <text:p>0.9894</text:p>
          </table:table-cell>
          <table:table-cell office:value-type="float" office:value="0.9938" calcext:value-type="float">
            <text:p>0.9938</text:p>
          </table:table-cell>
          <table:table-cell table:formula="of:=[.E497]*[.F497]*[.G497]*[.H497]*[.I497]*[.J497]*[.K497]*[.L497]*[.M497]" office:value-type="float" office:value="0.877668144504096" calcext:value-type="float">
            <text:p>0.8777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124" calcext:value-type="float">
            <text:p>124.0</text:p>
          </table:table-cell>
          <table:table-cell office:value-type="float" office:value="40.8" calcext:value-type="float">
            <text:p>40.8</text:p>
          </table:table-cell>
          <table:table-cell office:value-type="float" office:value="112.79865" calcext:value-type="float">
            <text:p>112.8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5855" calcext:value-type="float">
            <text:p>0.9959</text:p>
          </table:table-cell>
          <table:table-cell office:value-type="float" office:value="0.9951" calcext:value-type="float">
            <text:p>0.9951</text:p>
          </table:table-cell>
          <table:table-cell table:formula="of:=1-0.00026*[.C498]" office:value-type="float" office:value="0.989392" calcext:value-type="float">
            <text:p>0.9894</text:p>
          </table:table-cell>
          <table:table-cell office:value-type="float" office:value="0.9938" calcext:value-type="float">
            <text:p>0.9938</text:p>
          </table:table-cell>
          <table:table-cell table:formula="of:=[.E498]*[.F498]*[.G498]*[.H498]*[.I498]*[.J498]*[.K498]*[.L498]*[.M498]" office:value-type="float" office:value="0.882042013021517" calcext:value-type="float">
            <text:p>0.8820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241.6" calcext:value-type="float">
            <text:p>241.6</text:p>
          </table:table-cell>
          <table:table-cell office:value-type="float" office:value="40.8" calcext:value-type="float">
            <text:p>40.8</text:p>
          </table:table-cell>
          <table:table-cell office:value-type="float" office:value="124.89107" calcext:value-type="float">
            <text:p>124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06" calcext:value-type="float">
            <text:p>0.9980</text:p>
          </table:table-cell>
          <table:table-cell office:value-type="float" office:value="0.994018" calcext:value-type="float">
            <text:p>0.9940</text:p>
          </table:table-cell>
          <table:table-cell office:value-type="float" office:value="0.99146" calcext:value-type="float">
            <text:p>0.9915</text:p>
          </table:table-cell>
          <table:table-cell table:formula="of:=1-0.00026*[.C499]" office:value-type="float" office:value="0.989392" calcext:value-type="float">
            <text:p>0.9894</text:p>
          </table:table-cell>
          <table:table-cell office:value-type="float" office:value="0.9879" calcext:value-type="float">
            <text:p>0.9879</text:p>
          </table:table-cell>
          <table:table-cell table:formula="of:=[.E499]*[.F499]*[.G499]*[.H499]*[.I499]*[.J499]*[.K499]*[.L499]*[.M499]" office:value-type="float" office:value="0.870247989992063" calcext:value-type="float">
            <text:p>0.8702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241.6" calcext:value-type="float">
            <text:p>241.6</text:p>
          </table:table-cell>
          <table:table-cell office:value-type="float" office:value="40.8" calcext:value-type="float">
            <text:p>40.8</text:p>
          </table:table-cell>
          <table:table-cell office:value-type="float" office:value="126.54005" calcext:value-type="float">
            <text:p>126.5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1304" calcext:value-type="float">
            <text:p>0.9913</text:p>
          </table:table-cell>
          <table:table-cell office:value-type="float" office:value="0.99107" calcext:value-type="float">
            <text:p>0.9911</text:p>
          </table:table-cell>
          <table:table-cell table:formula="of:=1-0.00026*[.C500]" office:value-type="float" office:value="0.989392" calcext:value-type="float">
            <text:p>0.9894</text:p>
          </table:table-cell>
          <table:table-cell office:value-type="float" office:value="0.9879" calcext:value-type="float">
            <text:p>0.9879</text:p>
          </table:table-cell>
          <table:table-cell table:formula="of:=[.E500]*[.F500]*[.G500]*[.H500]*[.I500]*[.J500]*[.K500]*[.L500]*[.M500]" office:value-type="float" office:value="0.869263849951062" calcext:value-type="float">
            <text:p>0.8693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241.6" calcext:value-type="float">
            <text:p>241.6</text:p>
          </table:table-cell>
          <table:table-cell office:value-type="float" office:value="40.8" calcext:value-type="float">
            <text:p>40.8</text:p>
          </table:table-cell>
          <table:table-cell office:value-type="float" office:value="28.90879" calcext:value-type="float">
            <text:p>28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87234" calcext:value-type="float">
            <text:p>0.9872</text:p>
          </table:table-cell>
          <table:table-cell office:value-type="float" office:value="0.99325" calcext:value-type="float">
            <text:p>0.9933</text:p>
          </table:table-cell>
          <table:table-cell table:formula="of:=1-0.00026*[.C501]" office:value-type="float" office:value="0.989392" calcext:value-type="float">
            <text:p>0.9894</text:p>
          </table:table-cell>
          <table:table-cell office:value-type="float" office:value="0.9879" calcext:value-type="float">
            <text:p>0.9879</text:p>
          </table:table-cell>
          <table:table-cell table:formula="of:=[.E501]*[.F501]*[.G501]*[.H501]*[.I501]*[.J501]*[.K501]*[.L501]*[.M501]" office:value-type="float" office:value="0.867599130171013" calcext:value-type="float">
            <text:p>0.8676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241.1" calcext:value-type="float">
            <text:p>241.1</text:p>
          </table:table-cell>
          <table:table-cell office:value-type="float" office:value="40.8" calcext:value-type="float">
            <text:p>40.8</text:p>
          </table:table-cell>
          <table:table-cell office:value-type="float" office:value="59.35076" calcext:value-type="float">
            <text:p>59.3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4485" calcext:value-type="float">
            <text:p>0.9945</text:p>
          </table:table-cell>
          <table:table-cell office:value-type="float" office:value="0.9907" calcext:value-type="float">
            <text:p>0.9907</text:p>
          </table:table-cell>
          <table:table-cell table:formula="of:=1-0.00026*[.C502]" office:value-type="float" office:value="0.989392" calcext:value-type="float">
            <text:p>0.9894</text:p>
          </table:table-cell>
          <table:table-cell office:value-type="float" office:value="0.9879" calcext:value-type="float">
            <text:p>0.9879</text:p>
          </table:table-cell>
          <table:table-cell table:formula="of:=[.E502]*[.F502]*[.G502]*[.H502]*[.I502]*[.J502]*[.K502]*[.L502]*[.M502]" office:value-type="float" office:value="0.871727667737692" calcext:value-type="float">
            <text:p>0.8717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496.9" calcext:value-type="float">
            <text:p>496.9</text:p>
          </table:table-cell>
          <table:table-cell office:value-type="float" office:value="13.8" calcext:value-type="float">
            <text:p>13.8</text:p>
          </table:table-cell>
          <table:table-cell office:value-type="float" office:value="48.75932" calcext:value-type="float">
            <text:p>48.7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86" calcext:value-type="float">
            <text:p>0.9991</text:p>
          </table:table-cell>
          <table:table-cell office:value-type="float" office:value="0.983247" calcext:value-type="float">
            <text:p>0.9832</text:p>
          </table:table-cell>
          <table:table-cell office:value-type="float" office:value="0.98126" calcext:value-type="float">
            <text:p>0.9813</text:p>
          </table:table-cell>
          <table:table-cell table:formula="of:=1-0.00026*[.C503]" office:value-type="float" office:value="0.996412" calcext:value-type="float">
            <text:p>0.9964</text:p>
          </table:table-cell>
          <table:table-cell office:value-type="float" office:value="0.9752" calcext:value-type="float">
            <text:p>0.9752</text:p>
          </table:table-cell>
          <table:table-cell table:formula="of:=[.E503]*[.F503]*[.G503]*[.H503]*[.I503]*[.J503]*[.K503]*[.L503]*[.M503]" office:value-type="float" office:value="0.847893471270955" calcext:value-type="float">
            <text:p>0.8479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495.7" calcext:value-type="float">
            <text:p>495.7</text:p>
          </table:table-cell>
          <table:table-cell office:value-type="float" office:value="13.8" calcext:value-type="float">
            <text:p>13.8</text:p>
          </table:table-cell>
          <table:table-cell office:value-type="float" office:value="47.72577" calcext:value-type="float">
            <text:p>47.7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67" calcext:value-type="float">
            <text:p>0.9980</text:p>
          </table:table-cell>
          <table:table-cell office:value-type="float" office:value="0.985429" calcext:value-type="float">
            <text:p>0.9854</text:p>
          </table:table-cell>
          <table:table-cell office:value-type="float" office:value="0.98319" calcext:value-type="float">
            <text:p>0.9832</text:p>
          </table:table-cell>
          <table:table-cell table:formula="of:=1-0.00026*[.C504]" office:value-type="float" office:value="0.996412" calcext:value-type="float">
            <text:p>0.9964</text:p>
          </table:table-cell>
          <table:table-cell office:value-type="float" office:value="0.9752" calcext:value-type="float">
            <text:p>0.9752</text:p>
          </table:table-cell>
          <table:table-cell table:formula="of:=[.E504]*[.F504]*[.G504]*[.H504]*[.I504]*[.J504]*[.K504]*[.L504]*[.M504]" office:value-type="float" office:value="0.850492845213568" calcext:value-type="float">
            <text:p>0.8505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496.5" calcext:value-type="float">
            <text:p>496.5</text:p>
          </table:table-cell>
          <table:table-cell office:value-type="float" office:value="13.8" calcext:value-type="float">
            <text:p>13.8</text:p>
          </table:table-cell>
          <table:table-cell office:value-type="float" office:value="50.39237" calcext:value-type="float">
            <text:p>5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95" calcext:value-type="float">
            <text:p>0.9994</text:p>
          </table:table-cell>
          <table:table-cell office:value-type="float" office:value="0.98184" calcext:value-type="float">
            <text:p>0.9818</text:p>
          </table:table-cell>
          <table:table-cell office:value-type="float" office:value="0.98262" calcext:value-type="float">
            <text:p>0.9826</text:p>
          </table:table-cell>
          <table:table-cell table:formula="of:=1-0.00026*[.C505]" office:value-type="float" office:value="0.996412" calcext:value-type="float">
            <text:p>0.9964</text:p>
          </table:table-cell>
          <table:table-cell office:value-type="float" office:value="0.9752" calcext:value-type="float">
            <text:p>0.9752</text:p>
          </table:table-cell>
          <table:table-cell table:formula="of:=[.E505]*[.F505]*[.G505]*[.H505]*[.I505]*[.J505]*[.K505]*[.L505]*[.M505]" office:value-type="float" office:value="0.848115860931527" calcext:value-type="float">
            <text:p>0.8481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495.1" calcext:value-type="float">
            <text:p>495.1</text:p>
          </table:table-cell>
          <table:table-cell office:value-type="float" office:value="13.8" calcext:value-type="float">
            <text:p>13.8</text:p>
          </table:table-cell>
          <table:table-cell office:value-type="float" office:value="19.43426" calcext:value-type="float">
            <text:p>19.4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02" calcext:value-type="float">
            <text:p>0.9976</text:p>
          </table:table-cell>
          <table:table-cell office:value-type="float" office:value="0.989608" calcext:value-type="float">
            <text:p>0.9896</text:p>
          </table:table-cell>
          <table:table-cell office:value-type="float" office:value="0.98285" calcext:value-type="float">
            <text:p>0.9829</text:p>
          </table:table-cell>
          <table:table-cell table:formula="of:=1-0.00026*[.C506]" office:value-type="float" office:value="0.996412" calcext:value-type="float">
            <text:p>0.9964</text:p>
          </table:table-cell>
          <table:table-cell office:value-type="float" office:value="0.9752" calcext:value-type="float">
            <text:p>0.9752</text:p>
          </table:table-cell>
          <table:table-cell table:formula="of:=[.E506]*[.F506]*[.G506]*[.H506]*[.I506]*[.J506]*[.K506]*[.L506]*[.M506]" office:value-type="float" office:value="0.853491976715959" calcext:value-type="float">
            <text:p>0.8535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495.1" calcext:value-type="float">
            <text:p>495.1</text:p>
          </table:table-cell>
          <table:table-cell office:value-type="float" office:value="13.8" calcext:value-type="float">
            <text:p>13.8</text:p>
          </table:table-cell>
          <table:table-cell office:value-type="float" office:value="27.44233" calcext:value-type="float">
            <text:p>27.4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38" calcext:value-type="float">
            <text:p>0.9994</text:p>
          </table:table-cell>
          <table:table-cell office:value-type="float" office:value="0.982565" calcext:value-type="float">
            <text:p>0.9826</text:p>
          </table:table-cell>
          <table:table-cell office:value-type="float" office:value="0.98223" calcext:value-type="float">
            <text:p>0.9822</text:p>
          </table:table-cell>
          <table:table-cell table:formula="of:=1-0.00026*[.C507]" office:value-type="float" office:value="0.996412" calcext:value-type="float">
            <text:p>0.9964</text:p>
          </table:table-cell>
          <table:table-cell office:value-type="float" office:value="0.9752" calcext:value-type="float">
            <text:p>0.9752</text:p>
          </table:table-cell>
          <table:table-cell table:formula="of:=[.E507]*[.F507]*[.G507]*[.H507]*[.I507]*[.J507]*[.K507]*[.L507]*[.M507]" office:value-type="float" office:value="0.848441757140733" calcext:value-type="float">
            <text:p>0.8484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479.6" calcext:value-type="float">
            <text:p>479.6</text:p>
          </table:table-cell>
          <table:table-cell office:value-type="float" office:value="13.3" calcext:value-type="float">
            <text:p>13.3</text:p>
          </table:table-cell>
          <table:table-cell office:value-type="float" office:value="45.91803" calcext:value-type="float">
            <text:p>45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81" calcext:value-type="float">
            <text:p>0.9990</text:p>
          </table:table-cell>
          <table:table-cell office:value-type="float" office:value="0.981651" calcext:value-type="float">
            <text:p>0.9817</text:p>
          </table:table-cell>
          <table:table-cell office:value-type="float" office:value="0.98435" calcext:value-type="float">
            <text:p>0.9844</text:p>
          </table:table-cell>
          <table:table-cell table:formula="of:=1-0.00026*[.C508]" office:value-type="float" office:value="0.996542" calcext:value-type="float">
            <text:p>0.9965</text:p>
          </table:table-cell>
          <table:table-cell office:value-type="float" office:value="0.976" calcext:value-type="float">
            <text:p>0.976</text:p>
          </table:table-cell>
          <table:table-cell table:formula="of:=[.E508]*[.F508]*[.G508]*[.H508]*[.I508]*[.J508]*[.K508]*[.L508]*[.M508]" office:value-type="float" office:value="0.84990104346032" calcext:value-type="float">
            <text:p>0.8499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481.7" calcext:value-type="float">
            <text:p>481.7</text:p>
          </table:table-cell>
          <table:table-cell office:value-type="float" office:value="13.3" calcext:value-type="float">
            <text:p>13.3</text:p>
          </table:table-cell>
          <table:table-cell office:value-type="float" office:value="46.78494" calcext:value-type="float">
            <text:p>46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61" calcext:value-type="float">
            <text:p>0.9983</text:p>
          </table:table-cell>
          <table:table-cell office:value-type="float" office:value="0.982615" calcext:value-type="float">
            <text:p>0.9826</text:p>
          </table:table-cell>
          <table:table-cell office:value-type="float" office:value="0.98265" calcext:value-type="float">
            <text:p>0.9827</text:p>
          </table:table-cell>
          <table:table-cell table:formula="of:=1-0.00026*[.C509]" office:value-type="float" office:value="0.996542" calcext:value-type="float">
            <text:p>0.9965</text:p>
          </table:table-cell>
          <table:table-cell office:value-type="float" office:value="0.9759" calcext:value-type="float">
            <text:p>0.9759</text:p>
          </table:table-cell>
          <table:table-cell table:formula="of:=[.E509]*[.F509]*[.G509]*[.H509]*[.I509]*[.J509]*[.K509]*[.L509]*[.M509]" office:value-type="float" office:value="0.848567370357669" calcext:value-type="float">
            <text:p>0.8486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481.9" calcext:value-type="float">
            <text:p>481.9</text:p>
          </table:table-cell>
          <table:table-cell office:value-type="float" office:value="13.3" calcext:value-type="float">
            <text:p>13.3</text:p>
          </table:table-cell>
          <table:table-cell office:value-type="float" office:value="43.54493" calcext:value-type="float">
            <text:p>43.5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49" calcext:value-type="float">
            <text:p>0.9989</text:p>
          </table:table-cell>
          <table:table-cell office:value-type="float" office:value="0.987737" calcext:value-type="float">
            <text:p>0.9877</text:p>
          </table:table-cell>
          <table:table-cell office:value-type="float" office:value="0.98306" calcext:value-type="float">
            <text:p>0.9831</text:p>
          </table:table-cell>
          <table:table-cell table:formula="of:=1-0.00026*[.C510]" office:value-type="float" office:value="0.996542" calcext:value-type="float">
            <text:p>0.9965</text:p>
          </table:table-cell>
          <table:table-cell office:value-type="float" office:value="0.9759" calcext:value-type="float">
            <text:p>0.9759</text:p>
          </table:table-cell>
          <table:table-cell table:formula="of:=[.E510]*[.F510]*[.G510]*[.H510]*[.I510]*[.J510]*[.K510]*[.L510]*[.M510]" office:value-type="float" office:value="0.853934657016914" calcext:value-type="float">
            <text:p>0.8539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440.9" calcext:value-type="float">
            <text:p>440.9</text:p>
          </table:table-cell>
          <table:table-cell office:value-type="float" office:value="51.3" calcext:value-type="float">
            <text:p>51.3</text:p>
          </table:table-cell>
          <table:table-cell office:value-type="float" office:value="151.45009" calcext:value-type="float">
            <text:p>151.4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1" calcext:value-type="float">
            <text:p>0.9986</text:p>
          </table:table-cell>
          <table:table-cell office:value-type="float" office:value="0.977975" calcext:value-type="float">
            <text:p>0.9780</text:p>
          </table:table-cell>
          <table:table-cell office:value-type="float" office:value="0.9762" calcext:value-type="float">
            <text:p>0.9762</text:p>
          </table:table-cell>
          <table:table-cell table:formula="of:=1-0.00026*[.C511]" office:value-type="float" office:value="0.986662" calcext:value-type="float">
            <text:p>0.9867</text:p>
          </table:table-cell>
          <table:table-cell office:value-type="float" office:value="0.978" calcext:value-type="float">
            <text:p>0.978</text:p>
          </table:table-cell>
          <table:table-cell table:formula="of:=[.E511]*[.F511]*[.G511]*[.H511]*[.I511]*[.J511]*[.K511]*[.L511]*[.M511]" office:value-type="float" office:value="0.83277710053895" calcext:value-type="float">
            <text:p>0.8328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441.2" calcext:value-type="float">
            <text:p>441.2</text:p>
          </table:table-cell>
          <table:table-cell office:value-type="float" office:value="51.3" calcext:value-type="float">
            <text:p>51.3</text:p>
          </table:table-cell>
          <table:table-cell office:value-type="float" office:value="177.75384" calcext:value-type="float">
            <text:p>177.7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63" calcext:value-type="float">
            <text:p>0.9989</text:p>
          </table:table-cell>
          <table:table-cell office:value-type="float" office:value="0.977957" calcext:value-type="float">
            <text:p>0.9780</text:p>
          </table:table-cell>
          <table:table-cell office:value-type="float" office:value="0.97574" calcext:value-type="float">
            <text:p>0.9757</text:p>
          </table:table-cell>
          <table:table-cell table:formula="of:=1-0.00026*[.C512]" office:value-type="float" office:value="0.986662" calcext:value-type="float">
            <text:p>0.9867</text:p>
          </table:table-cell>
          <table:table-cell office:value-type="float" office:value="0.9779" calcext:value-type="float">
            <text:p>0.9779</text:p>
          </table:table-cell>
          <table:table-cell table:formula="of:=[.E512]*[.F512]*[.G512]*[.H512]*[.I512]*[.J512]*[.K512]*[.L512]*[.M512]" office:value-type="float" office:value="0.832495114864393" calcext:value-type="float">
            <text:p>0.8325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52.1" calcext:value-type="float">
            <text:p>52.1</text:p>
          </table:table-cell>
          <table:table-cell office:value-type="float" office:value="41.3" calcext:value-type="float">
            <text:p>41.3</text:p>
          </table:table-cell>
          <table:table-cell office:value-type="float" office:value="129.5828" calcext:value-type="float">
            <text:p>129.5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55" calcext:value-type="float">
            <text:p>0.9990</text:p>
          </table:table-cell>
          <table:table-cell office:value-type="float" office:value="0.99791" calcext:value-type="float">
            <text:p>0.9979</text:p>
          </table:table-cell>
          <table:table-cell office:value-type="float" office:value="0.99638" calcext:value-type="float">
            <text:p>0.9964</text:p>
          </table:table-cell>
          <table:table-cell table:formula="of:=1-0.00026*[.C513]" office:value-type="float" office:value="0.989262" calcext:value-type="float">
            <text:p>0.9893</text:p>
          </table:table-cell>
          <table:table-cell office:value-type="float" office:value="0.9974" calcext:value-type="float">
            <text:p>0.9974</text:p>
          </table:table-cell>
          <table:table-cell table:formula="of:=[.E513]*[.F513]*[.G513]*[.H513]*[.I513]*[.J513]*[.K513]*[.L513]*[.M513]" office:value-type="float" office:value="0.887160184485815" calcext:value-type="float">
            <text:p>0.8872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52.1" calcext:value-type="float">
            <text:p>52.1</text:p>
          </table:table-cell>
          <table:table-cell office:value-type="float" office:value="41.3" calcext:value-type="float">
            <text:p>41.3</text:p>
          </table:table-cell>
          <table:table-cell office:value-type="float" office:value="60.12584" calcext:value-type="float">
            <text:p>60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2941" calcext:value-type="float">
            <text:p>0.9929</text:p>
          </table:table-cell>
          <table:table-cell office:value-type="float" office:value="0.99732" calcext:value-type="float">
            <text:p>0.9973</text:p>
          </table:table-cell>
          <table:table-cell table:formula="of:=1-0.00026*[.C514]" office:value-type="float" office:value="0.989262" calcext:value-type="float">
            <text:p>0.9893</text:p>
          </table:table-cell>
          <table:table-cell office:value-type="float" office:value="0.9974" calcext:value-type="float">
            <text:p>0.9974</text:p>
          </table:table-cell>
          <table:table-cell table:formula="of:=[.E514]*[.F514]*[.G514]*[.H514]*[.I514]*[.J514]*[.K514]*[.L514]*[.M514]" office:value-type="float" office:value="0.878256064207689" calcext:value-type="float">
            <text:p>0.8783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90.7" calcext:value-type="float">
            <text:p>90.7</text:p>
          </table:table-cell>
          <table:table-cell office:value-type="float" office:value="41.3" calcext:value-type="float">
            <text:p>41.3</text:p>
          </table:table-cell>
          <table:table-cell office:value-type="float" office:value="110.23424" calcext:value-type="float">
            <text:p>110.2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45" calcext:value-type="float">
            <text:p>0.9978</text:p>
          </table:table-cell>
          <table:table-cell office:value-type="float" office:value="0.993534" calcext:value-type="float">
            <text:p>0.9935</text:p>
          </table:table-cell>
          <table:table-cell office:value-type="float" office:value="0.995" calcext:value-type="float">
            <text:p>0.9950</text:p>
          </table:table-cell>
          <table:table-cell table:formula="of:=1-0.00026*[.C515]" office:value-type="float" office:value="0.989262" calcext:value-type="float">
            <text:p>0.9893</text:p>
          </table:table-cell>
          <table:table-cell office:value-type="float" office:value="0.9955" calcext:value-type="float">
            <text:p>0.9955</text:p>
          </table:table-cell>
          <table:table-cell table:formula="of:=[.E515]*[.F515]*[.G515]*[.H515]*[.I515]*[.J515]*[.K515]*[.L515]*[.M515]" office:value-type="float" office:value="0.879388014029357" calcext:value-type="float">
            <text:p>0.8794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90.7" calcext:value-type="float">
            <text:p>90.7</text:p>
          </table:table-cell>
          <table:table-cell office:value-type="float" office:value="41.3" calcext:value-type="float">
            <text:p>41.3</text:p>
          </table:table-cell>
          <table:table-cell office:value-type="float" office:value="132.04175" calcext:value-type="float">
            <text:p>132.0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7" calcext:value-type="float">
            <text:p>0.9991</text:p>
          </table:table-cell>
          <table:table-cell office:value-type="float" office:value="0.992558" calcext:value-type="float">
            <text:p>0.9926</text:p>
          </table:table-cell>
          <table:table-cell office:value-type="float" office:value="0.99514" calcext:value-type="float">
            <text:p>0.9951</text:p>
          </table:table-cell>
          <table:table-cell table:formula="of:=1-0.00026*[.C516]" office:value-type="float" office:value="0.989262" calcext:value-type="float">
            <text:p>0.9893</text:p>
          </table:table-cell>
          <table:table-cell office:value-type="float" office:value="0.9955" calcext:value-type="float">
            <text:p>0.9955</text:p>
          </table:table-cell>
          <table:table-cell table:formula="of:=[.E516]*[.F516]*[.G516]*[.H516]*[.I516]*[.J516]*[.K516]*[.L516]*[.M516]" office:value-type="float" office:value="0.879726425023592" calcext:value-type="float">
            <text:p>0.8797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90.7" calcext:value-type="float">
            <text:p>90.7</text:p>
          </table:table-cell>
          <table:table-cell office:value-type="float" office:value="41.3" calcext:value-type="float">
            <text:p>41.3</text:p>
          </table:table-cell>
          <table:table-cell office:value-type="float" office:value="57.43936" calcext:value-type="float">
            <text:p>57.4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88479" calcext:value-type="float">
            <text:p>0.9885</text:p>
          </table:table-cell>
          <table:table-cell office:value-type="float" office:value="0.99556" calcext:value-type="float">
            <text:p>0.9956</text:p>
          </table:table-cell>
          <table:table-cell table:formula="of:=1-0.00026*[.C517]" office:value-type="float" office:value="0.989262" calcext:value-type="float">
            <text:p>0.9893</text:p>
          </table:table-cell>
          <table:table-cell office:value-type="float" office:value="0.9955" calcext:value-type="float">
            <text:p>0.9955</text:p>
          </table:table-cell>
          <table:table-cell table:formula="of:=[.E517]*[.F517]*[.G517]*[.H517]*[.I517]*[.J517]*[.K517]*[.L517]*[.M517]" office:value-type="float" office:value="0.877296765516963" calcext:value-type="float">
            <text:p>0.8773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102.6" calcext:value-type="float">
            <text:p>102.6</text:p>
          </table:table-cell>
          <table:table-cell office:value-type="float" office:value="6.8" calcext:value-type="float">
            <text:p>6.8</text:p>
          </table:table-cell>
          <table:table-cell office:value-type="float" office:value="2.80856" calcext:value-type="float">
            <text:p>2.8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524" calcext:value-type="float">
            <text:p>0.9952</text:p>
          </table:table-cell>
          <table:table-cell table:formula="of:=1-0.00026*[.C518]" office:value-type="float" office:value="0.998232" calcext:value-type="float">
            <text:p>0.9982</text:p>
          </table:table-cell>
          <table:table-cell office:value-type="float" office:value="0.9949" calcext:value-type="float">
            <text:p>0.9949</text:p>
          </table:table-cell>
          <table:table-cell table:formula="of:=[.E518]*[.F518]*[.G518]*[.H518]*[.I518]*[.J518]*[.K518]*[.L518]*[.M518]" office:value-type="float" office:value="0.89474193336834" calcext:value-type="float">
            <text:p>0.8947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501.5" calcext:value-type="float">
            <text:p>501.5</text:p>
          </table:table-cell>
          <table:table-cell office:value-type="float" office:value="31.8" calcext:value-type="float">
            <text:p>31.8</text:p>
          </table:table-cell>
          <table:table-cell office:value-type="float" office:value="110.52868" calcext:value-type="float">
            <text:p>110.5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74" calcext:value-type="float">
            <text:p>0.9989</text:p>
          </table:table-cell>
          <table:table-cell office:value-type="float" office:value="0.977471" calcext:value-type="float">
            <text:p>0.9775</text:p>
          </table:table-cell>
          <table:table-cell office:value-type="float" office:value="0.97896" calcext:value-type="float">
            <text:p>0.9790</text:p>
          </table:table-cell>
          <table:table-cell table:formula="of:=1-0.00026*[.C519]" office:value-type="float" office:value="0.991732" calcext:value-type="float">
            <text:p>0.9917</text:p>
          </table:table-cell>
          <table:table-cell office:value-type="float" office:value="0.9749" calcext:value-type="float">
            <text:p>0.9749</text:p>
          </table:table-cell>
          <table:table-cell table:formula="of:=[.E519]*[.F519]*[.G519]*[.H519]*[.I519]*[.J519]*[.K519]*[.L519]*[.M519]" office:value-type="float" office:value="0.836552082990379" calcext:value-type="float">
            <text:p>0.8366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501.5" calcext:value-type="float">
            <text:p>501.5</text:p>
          </table:table-cell>
          <table:table-cell office:value-type="float" office:value="31.8" calcext:value-type="float">
            <text:p>31.8</text:p>
          </table:table-cell>
          <table:table-cell office:value-type="float" office:value="101.42913" calcext:value-type="float">
            <text:p>101.4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2" calcext:value-type="float">
            <text:p>0.9993</text:p>
          </table:table-cell>
          <table:table-cell office:value-type="float" office:value="0.97824" calcext:value-type="float">
            <text:p>0.9782</text:p>
          </table:table-cell>
          <table:table-cell office:value-type="float" office:value="0.9787" calcext:value-type="float">
            <text:p>0.9787</text:p>
          </table:table-cell>
          <table:table-cell table:formula="of:=1-0.00026*[.C520]" office:value-type="float" office:value="0.991732" calcext:value-type="float">
            <text:p>0.9917</text:p>
          </table:table-cell>
          <table:table-cell office:value-type="float" office:value="0.9749" calcext:value-type="float">
            <text:p>0.9749</text:p>
          </table:table-cell>
          <table:table-cell table:formula="of:=[.E520]*[.F520]*[.G520]*[.H520]*[.I520]*[.J520]*[.K520]*[.L520]*[.M520]" office:value-type="float" office:value="0.83736158311187" calcext:value-type="float">
            <text:p>0.8374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501.6" calcext:value-type="float">
            <text:p>501.6</text:p>
          </table:table-cell>
          <table:table-cell office:value-type="float" office:value="31.8" calcext:value-type="float">
            <text:p>31.8</text:p>
          </table:table-cell>
          <table:table-cell office:value-type="float" office:value="105.17763" calcext:value-type="float">
            <text:p>105.1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69" calcext:value-type="float">
            <text:p>0.9984</text:p>
          </table:table-cell>
          <table:table-cell office:value-type="float" office:value="0.977844" calcext:value-type="float">
            <text:p>0.9778</text:p>
          </table:table-cell>
          <table:table-cell office:value-type="float" office:value="0.9773" calcext:value-type="float">
            <text:p>0.9773</text:p>
          </table:table-cell>
          <table:table-cell table:formula="of:=1-0.00026*[.C521]" office:value-type="float" office:value="0.991732" calcext:value-type="float">
            <text:p>0.9917</text:p>
          </table:table-cell>
          <table:table-cell office:value-type="float" office:value="0.9749" calcext:value-type="float">
            <text:p>0.9749</text:p>
          </table:table-cell>
          <table:table-cell table:formula="of:=[.E521]*[.F521]*[.G521]*[.H521]*[.I521]*[.J521]*[.K521]*[.L521]*[.M521]" office:value-type="float" office:value="0.835029866304075" calcext:value-type="float">
            <text:p>0.8350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500.7" calcext:value-type="float">
            <text:p>500.7</text:p>
          </table:table-cell>
          <table:table-cell office:value-type="float" office:value="31.8" calcext:value-type="float">
            <text:p>31.8</text:p>
          </table:table-cell>
          <table:table-cell office:value-type="float" office:value="105.39457" calcext:value-type="float">
            <text:p>105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89" calcext:value-type="float">
            <text:p>0.9980</text:p>
          </table:table-cell>
          <table:table-cell office:value-type="float" office:value="0.980161" calcext:value-type="float">
            <text:p>0.9802</text:p>
          </table:table-cell>
          <table:table-cell office:value-type="float" office:value="0.97783" calcext:value-type="float">
            <text:p>0.9778</text:p>
          </table:table-cell>
          <table:table-cell table:formula="of:=1-0.00026*[.C522]" office:value-type="float" office:value="0.991732" calcext:value-type="float">
            <text:p>0.9917</text:p>
          </table:table-cell>
          <table:table-cell office:value-type="float" office:value="0.975" calcext:value-type="float">
            <text:p>0.975</text:p>
          </table:table-cell>
          <table:table-cell table:formula="of:=[.E522]*[.F522]*[.G522]*[.H522]*[.I522]*[.J522]*[.K522]*[.L522]*[.M522]" office:value-type="float" office:value="0.837229500944414" calcext:value-type="float">
            <text:p>0.8372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521" calcext:value-type="float">
            <text:p>521.0</text:p>
          </table:table-cell>
          <table:table-cell office:value-type="float" office:value="17.3" calcext:value-type="float">
            <text:p>17.3</text:p>
          </table:table-cell>
          <table:table-cell office:value-type="float" office:value="57.23465" calcext:value-type="float">
            <text:p>57.2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65" calcext:value-type="float">
            <text:p>0.9977</text:p>
          </table:table-cell>
          <table:table-cell office:value-type="float" office:value="0.981788" calcext:value-type="float">
            <text:p>0.9818</text:p>
          </table:table-cell>
          <table:table-cell office:value-type="float" office:value="0.97881" calcext:value-type="float">
            <text:p>0.9788</text:p>
          </table:table-cell>
          <table:table-cell table:formula="of:=1-0.00026*[.C523]" office:value-type="float" office:value="0.995502" calcext:value-type="float">
            <text:p>0.9955</text:p>
          </table:table-cell>
          <table:table-cell office:value-type="float" office:value="0.974" calcext:value-type="float">
            <text:p>0.974</text:p>
          </table:table-cell>
          <table:table-cell table:formula="of:=[.E523]*[.F523]*[.G523]*[.H523]*[.I523]*[.J523]*[.K523]*[.L523]*[.M523]" office:value-type="float" office:value="0.841513326591341" calcext:value-type="float">
            <text:p>0.8415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513.9" calcext:value-type="float">
            <text:p>513.9</text:p>
          </table:table-cell>
          <table:table-cell office:value-type="float" office:value="17.3" calcext:value-type="float">
            <text:p>17.3</text:p>
          </table:table-cell>
          <table:table-cell office:value-type="float" office:value="56.49767" calcext:value-type="float">
            <text:p>56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82" calcext:value-type="float">
            <text:p>0.9981</text:p>
          </table:table-cell>
          <table:table-cell office:value-type="float" office:value="0.981299" calcext:value-type="float">
            <text:p>0.9813</text:p>
          </table:table-cell>
          <table:table-cell office:value-type="float" office:value="0.98006" calcext:value-type="float">
            <text:p>0.9801</text:p>
          </table:table-cell>
          <table:table-cell table:formula="of:=1-0.00026*[.C524]" office:value-type="float" office:value="0.995502" calcext:value-type="float">
            <text:p>0.9955</text:p>
          </table:table-cell>
          <table:table-cell office:value-type="float" office:value="0.9743" calcext:value-type="float">
            <text:p>0.9743</text:p>
          </table:table-cell>
          <table:table-cell table:formula="of:=[.E524]*[.F524]*[.G524]*[.H524]*[.I524]*[.J524]*[.K524]*[.L524]*[.M524]" office:value-type="float" office:value="0.842779831150197" calcext:value-type="float">
            <text:p>0.8428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514.5" calcext:value-type="float">
            <text:p>514.5</text:p>
          </table:table-cell>
          <table:table-cell office:value-type="float" office:value="17.3" calcext:value-type="float">
            <text:p>17.3</text:p>
          </table:table-cell>
          <table:table-cell office:value-type="float" office:value="56.15991" calcext:value-type="float">
            <text:p>56.1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528" calcext:value-type="float">
            <text:p>0.9995</text:p>
          </table:table-cell>
          <table:table-cell office:value-type="float" office:value="0.979958" calcext:value-type="float">
            <text:p>0.9800</text:p>
          </table:table-cell>
          <table:table-cell office:value-type="float" office:value="0.97953" calcext:value-type="float">
            <text:p>0.9795</text:p>
          </table:table-cell>
          <table:table-cell table:formula="of:=1-0.00026*[.C525]" office:value-type="float" office:value="0.995502" calcext:value-type="float">
            <text:p>0.9955</text:p>
          </table:table-cell>
          <table:table-cell office:value-type="float" office:value="0.9743" calcext:value-type="float">
            <text:p>0.9743</text:p>
          </table:table-cell>
          <table:table-cell table:formula="of:=[.E525]*[.F525]*[.G525]*[.H525]*[.I525]*[.J525]*[.K525]*[.L525]*[.M525]" office:value-type="float" office:value="0.842391660536" calcext:value-type="float">
            <text:p>0.8424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514.4" calcext:value-type="float">
            <text:p>514.4</text:p>
          </table:table-cell>
          <table:table-cell office:value-type="float" office:value="17.3" calcext:value-type="float">
            <text:p>17.3</text:p>
          </table:table-cell>
          <table:table-cell office:value-type="float" office:value="59.41354" calcext:value-type="float">
            <text:p>59.4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12" calcext:value-type="float">
            <text:p>0.9993</text:p>
          </table:table-cell>
          <table:table-cell office:value-type="float" office:value="0.979582" calcext:value-type="float">
            <text:p>0.9796</text:p>
          </table:table-cell>
          <table:table-cell office:value-type="float" office:value="0.98116" calcext:value-type="float">
            <text:p>0.9812</text:p>
          </table:table-cell>
          <table:table-cell table:formula="of:=1-0.00026*[.C526]" office:value-type="float" office:value="0.995502" calcext:value-type="float">
            <text:p>0.9955</text:p>
          </table:table-cell>
          <table:table-cell office:value-type="float" office:value="0.9743" calcext:value-type="float">
            <text:p>0.9743</text:p>
          </table:table-cell>
          <table:table-cell table:formula="of:=[.E526]*[.F526]*[.G526]*[.H526]*[.I526]*[.J526]*[.K526]*[.L526]*[.M526]" office:value-type="float" office:value="0.843287423121715" calcext:value-type="float">
            <text:p>0.8433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514.8" calcext:value-type="float">
            <text:p>514.8</text:p>
          </table:table-cell>
          <table:table-cell office:value-type="float" office:value="17.3" calcext:value-type="float">
            <text:p>17.3</text:p>
          </table:table-cell>
          <table:table-cell office:value-type="float" office:value="47.83017" calcext:value-type="float">
            <text:p>47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51" calcext:value-type="float">
            <text:p>0.9995</text:p>
          </table:table-cell>
          <table:table-cell office:value-type="float" office:value="0.979687" calcext:value-type="float">
            <text:p>0.9797</text:p>
          </table:table-cell>
          <table:table-cell office:value-type="float" office:value="0.98114" calcext:value-type="float">
            <text:p>0.9811</text:p>
          </table:table-cell>
          <table:table-cell table:formula="of:=1-0.00026*[.C527]" office:value-type="float" office:value="0.995502" calcext:value-type="float">
            <text:p>0.9955</text:p>
          </table:table-cell>
          <table:table-cell office:value-type="float" office:value="0.9743" calcext:value-type="float">
            <text:p>0.9743</text:p>
          </table:table-cell>
          <table:table-cell table:formula="of:=[.E527]*[.F527]*[.G527]*[.H527]*[.I527]*[.J527]*[.K527]*[.L527]*[.M527]" office:value-type="float" office:value="0.843477930291301" calcext:value-type="float">
            <text:p>0.8435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520.8" calcext:value-type="float">
            <text:p>520.8</text:p>
          </table:table-cell>
          <table:table-cell office:value-type="float" office:value="17.3" calcext:value-type="float">
            <text:p>17.3</text:p>
          </table:table-cell>
          <table:table-cell office:value-type="float" office:value="68.82608" calcext:value-type="float">
            <text:p>68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71" calcext:value-type="float">
            <text:p>0.9983</text:p>
          </table:table-cell>
          <table:table-cell office:value-type="float" office:value="0.980983" calcext:value-type="float">
            <text:p>0.9810</text:p>
          </table:table-cell>
          <table:table-cell office:value-type="float" office:value="0.98021" calcext:value-type="float">
            <text:p>0.9802</text:p>
          </table:table-cell>
          <table:table-cell table:formula="of:=1-0.00026*[.C528]" office:value-type="float" office:value="0.995502" calcext:value-type="float">
            <text:p>0.9955</text:p>
          </table:table-cell>
          <table:table-cell office:value-type="float" office:value="0.974" calcext:value-type="float">
            <text:p>0.974</text:p>
          </table:table-cell>
          <table:table-cell table:formula="of:=[.E528]*[.F528]*[.G528]*[.H528]*[.I528]*[.J528]*[.K528]*[.L528]*[.M528]" office:value-type="float" office:value="0.842537440925588" calcext:value-type="float">
            <text:p>0.8425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517.9" calcext:value-type="float">
            <text:p>517.9</text:p>
          </table:table-cell>
          <table:table-cell office:value-type="float" office:value="17.3" calcext:value-type="float">
            <text:p>17.3</text:p>
          </table:table-cell>
          <table:table-cell office:value-type="float" office:value="24.85283" calcext:value-type="float">
            <text:p>24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25" calcext:value-type="float">
            <text:p>0.9989</text:p>
          </table:table-cell>
          <table:table-cell office:value-type="float" office:value="0.980645" calcext:value-type="float">
            <text:p>0.9806</text:p>
          </table:table-cell>
          <table:table-cell office:value-type="float" office:value="0.97967" calcext:value-type="float">
            <text:p>0.9797</text:p>
          </table:table-cell>
          <table:table-cell table:formula="of:=1-0.00026*[.C529]" office:value-type="float" office:value="0.995502" calcext:value-type="float">
            <text:p>0.9955</text:p>
          </table:table-cell>
          <table:table-cell office:value-type="float" office:value="0.9741" calcext:value-type="float">
            <text:p>0.9741</text:p>
          </table:table-cell>
          <table:table-cell table:formula="of:=[.E529]*[.F529]*[.G529]*[.H529]*[.I529]*[.J529]*[.K529]*[.L529]*[.M529]" office:value-type="float" office:value="0.842421108412814" calcext:value-type="float">
            <text:p>0.8424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515.8" calcext:value-type="float">
            <text:p>515.8</text:p>
          </table:table-cell>
          <table:table-cell office:value-type="float" office:value="17.3" calcext:value-type="float">
            <text:p>17.3</text:p>
          </table:table-cell>
          <table:table-cell office:value-type="float" office:value="29.99518" calcext:value-type="float">
            <text:p>30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81" calcext:value-type="float">
            <text:p>0.9991</text:p>
          </table:table-cell>
          <table:table-cell office:value-type="float" office:value="0.978411" calcext:value-type="float">
            <text:p>0.9784</text:p>
          </table:table-cell>
          <table:table-cell office:value-type="float" office:value="0.98144" calcext:value-type="float">
            <text:p>0.9814</text:p>
          </table:table-cell>
          <table:table-cell table:formula="of:=1-0.00026*[.C530]" office:value-type="float" office:value="0.995502" calcext:value-type="float">
            <text:p>0.9955</text:p>
          </table:table-cell>
          <table:table-cell office:value-type="float" office:value="0.9742" calcext:value-type="float">
            <text:p>0.9742</text:p>
          </table:table-cell>
          <table:table-cell table:formula="of:=[.E530]*[.F530]*[.G530]*[.H530]*[.I530]*[.J530]*[.K530]*[.L530]*[.M530]" office:value-type="float" office:value="0.842238507034" calcext:value-type="float">
            <text:p>0.8422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166.5" calcext:value-type="float">
            <text:p>166.5</text:p>
          </table:table-cell>
          <table:table-cell office:value-type="float" office:value="41.3" calcext:value-type="float">
            <text:p>41.3</text:p>
          </table:table-cell>
          <table:table-cell office:value-type="float" office:value="188.78713" calcext:value-type="float">
            <text:p>188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34" calcext:value-type="float">
            <text:p>0.9994</text:p>
          </table:table-cell>
          <table:table-cell office:value-type="float" office:value="0.992647" calcext:value-type="float">
            <text:p>0.9926</text:p>
          </table:table-cell>
          <table:table-cell office:value-type="float" office:value="0.99234" calcext:value-type="float">
            <text:p>0.9923</text:p>
          </table:table-cell>
          <table:table-cell table:formula="of:=1-0.00026*[.C531]" office:value-type="float" office:value="0.989262" calcext:value-type="float">
            <text:p>0.9893</text:p>
          </table:table-cell>
          <table:table-cell office:value-type="float" office:value="0.9917" calcext:value-type="float">
            <text:p>0.9917</text:p>
          </table:table-cell>
          <table:table-cell table:formula="of:=[.E531]*[.F531]*[.G531]*[.H531]*[.I531]*[.J531]*[.K531]*[.L531]*[.M531]" office:value-type="float" office:value="0.874299323701452" calcext:value-type="float">
            <text:p>0.8743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166.8" calcext:value-type="float">
            <text:p>166.8</text:p>
          </table:table-cell>
          <table:table-cell office:value-type="float" office:value="41.3" calcext:value-type="float">
            <text:p>41.3</text:p>
          </table:table-cell>
          <table:table-cell office:value-type="float" office:value="128.78938" calcext:value-type="float">
            <text:p>128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354" calcext:value-type="float">
            <text:p>0.9974</text:p>
          </table:table-cell>
          <table:table-cell office:value-type="float" office:value="0.991182" calcext:value-type="float">
            <text:p>0.9912</text:p>
          </table:table-cell>
          <table:table-cell office:value-type="float" office:value="0.99279" calcext:value-type="float">
            <text:p>0.9928</text:p>
          </table:table-cell>
          <table:table-cell table:formula="of:=1-0.00026*[.C532]" office:value-type="float" office:value="0.989262" calcext:value-type="float">
            <text:p>0.9893</text:p>
          </table:table-cell>
          <table:table-cell office:value-type="float" office:value="0.9917" calcext:value-type="float">
            <text:p>0.9917</text:p>
          </table:table-cell>
          <table:table-cell table:formula="of:=[.E532]*[.F532]*[.G532]*[.H532]*[.I532]*[.J532]*[.K532]*[.L532]*[.M532]" office:value-type="float" office:value="0.871587162922113" calcext:value-type="float">
            <text:p>0.8716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93.8" calcext:value-type="float">
            <text:p>93.8</text:p>
          </table:table-cell>
          <table:table-cell office:value-type="float" office:value="41.3" calcext:value-type="float">
            <text:p>41.3</text:p>
          </table:table-cell>
          <table:table-cell office:value-type="float" office:value="64.41517" calcext:value-type="float">
            <text:p>64.4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78" calcext:value-type="float">
            <text:p>0.9988</text:p>
          </table:table-cell>
          <table:table-cell office:value-type="float" office:value="0.993888" calcext:value-type="float">
            <text:p>0.9939</text:p>
          </table:table-cell>
          <table:table-cell office:value-type="float" office:value="0.99491" calcext:value-type="float">
            <text:p>0.9949</text:p>
          </table:table-cell>
          <table:table-cell table:formula="of:=1-0.00026*[.C533]" office:value-type="float" office:value="0.989262" calcext:value-type="float">
            <text:p>0.9893</text:p>
          </table:table-cell>
          <table:table-cell office:value-type="float" office:value="0.9953" calcext:value-type="float">
            <text:p>0.9953</text:p>
          </table:table-cell>
          <table:table-cell table:formula="of:=[.E533]*[.F533]*[.G533]*[.H533]*[.I533]*[.J533]*[.K533]*[.L533]*[.M533]" office:value-type="float" office:value="0.880267347083873" calcext:value-type="float">
            <text:p>0.8803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93.9" calcext:value-type="float">
            <text:p>93.9</text:p>
          </table:table-cell>
          <table:table-cell office:value-type="float" office:value="41.3" calcext:value-type="float">
            <text:p>41.3</text:p>
          </table:table-cell>
          <table:table-cell office:value-type="float" office:value="75.76413" calcext:value-type="float">
            <text:p>75.7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88" calcext:value-type="float">
            <text:p>0.9990</text:p>
          </table:table-cell>
          <table:table-cell office:value-type="float" office:value="0.993927" calcext:value-type="float">
            <text:p>0.9939</text:p>
          </table:table-cell>
          <table:table-cell office:value-type="float" office:value="0.99561" calcext:value-type="float">
            <text:p>0.9956</text:p>
          </table:table-cell>
          <table:table-cell table:formula="of:=1-0.00026*[.C534]" office:value-type="float" office:value="0.989262" calcext:value-type="float">
            <text:p>0.9893</text:p>
          </table:table-cell>
          <table:table-cell office:value-type="float" office:value="0.9953" calcext:value-type="float">
            <text:p>0.9953</text:p>
          </table:table-cell>
          <table:table-cell table:formula="of:=[.E534]*[.F534]*[.G534]*[.H534]*[.I534]*[.J534]*[.K534]*[.L534]*[.M534]" office:value-type="float" office:value="0.881106472314165" calcext:value-type="float">
            <text:p>0.8811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456.7" calcext:value-type="float">
            <text:p>456.7</text:p>
          </table:table-cell>
          <table:table-cell office:value-type="float" office:value="30.8" calcext:value-type="float">
            <text:p>30.8</text:p>
          </table:table-cell>
          <table:table-cell office:value-type="float" office:value="107.34252" calcext:value-type="float">
            <text:p>107.3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75" calcext:value-type="float">
            <text:p>0.9983</text:p>
          </table:table-cell>
          <table:table-cell office:value-type="float" office:value="0.982655" calcext:value-type="float">
            <text:p>0.9827</text:p>
          </table:table-cell>
          <table:table-cell office:value-type="float" office:value="0.97935" calcext:value-type="float">
            <text:p>0.9794</text:p>
          </table:table-cell>
          <table:table-cell table:formula="of:=1-0.00026*[.C535]" office:value-type="float" office:value="0.991992" calcext:value-type="float">
            <text:p>0.9920</text:p>
          </table:table-cell>
          <table:table-cell office:value-type="float" office:value="0.9772" calcext:value-type="float">
            <text:p>0.9772</text:p>
          </table:table-cell>
          <table:table-cell table:formula="of:=[.E535]*[.F535]*[.G535]*[.H535]*[.I535]*[.J535]*[.K535]*[.L535]*[.M535]" office:value-type="float" office:value="0.843023865830044" calcext:value-type="float">
            <text:p>0.8430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456.8" calcext:value-type="float">
            <text:p>456.8</text:p>
          </table:table-cell>
          <table:table-cell office:value-type="float" office:value="30.8" calcext:value-type="float">
            <text:p>30.8</text:p>
          </table:table-cell>
          <table:table-cell office:value-type="float" office:value="103.98745" calcext:value-type="float">
            <text:p>103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82" calcext:value-type="float">
            <text:p>0.9986</text:p>
          </table:table-cell>
          <table:table-cell office:value-type="float" office:value="0.980962" calcext:value-type="float">
            <text:p>0.9810</text:p>
          </table:table-cell>
          <table:table-cell office:value-type="float" office:value="0.97883" calcext:value-type="float">
            <text:p>0.9788</text:p>
          </table:table-cell>
          <table:table-cell table:formula="of:=1-0.00026*[.C536]" office:value-type="float" office:value="0.991992" calcext:value-type="float">
            <text:p>0.9920</text:p>
          </table:table-cell>
          <table:table-cell office:value-type="float" office:value="0.9772" calcext:value-type="float">
            <text:p>0.9772</text:p>
          </table:table-cell>
          <table:table-cell table:formula="of:=[.E536]*[.F536]*[.G536]*[.H536]*[.I536]*[.J536]*[.K536]*[.L536]*[.M536]" office:value-type="float" office:value="0.841383260967981" calcext:value-type="float">
            <text:p>0.8414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458.4" calcext:value-type="float">
            <text:p>458.4</text:p>
          </table:table-cell>
          <table:table-cell office:value-type="float" office:value="30.8" calcext:value-type="float">
            <text:p>30.8</text:p>
          </table:table-cell>
          <table:table-cell office:value-type="float" office:value="15.36146" calcext:value-type="float">
            <text:p>15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21" calcext:value-type="float">
            <text:p>0.9993</text:p>
          </table:table-cell>
          <table:table-cell office:value-type="float" office:value="0.97894" calcext:value-type="float">
            <text:p>0.9789</text:p>
          </table:table-cell>
          <table:table-cell office:value-type="float" office:value="0.97855" calcext:value-type="float">
            <text:p>0.9786</text:p>
          </table:table-cell>
          <table:table-cell table:formula="of:=1-0.00026*[.C537]" office:value-type="float" office:value="0.991992" calcext:value-type="float">
            <text:p>0.9920</text:p>
          </table:table-cell>
          <table:table-cell office:value-type="float" office:value="0.9771" calcext:value-type="float">
            <text:p>0.9771</text:p>
          </table:table-cell>
          <table:table-cell table:formula="of:=[.E537]*[.F537]*[.G537]*[.H537]*[.I537]*[.J537]*[.K537]*[.L537]*[.M537]" office:value-type="float" office:value="0.839944021060524" calcext:value-type="float">
            <text:p>0.8399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498.8" calcext:value-type="float">
            <text:p>498.8</text:p>
          </table:table-cell>
          <table:table-cell office:value-type="float" office:value="17.3" calcext:value-type="float">
            <text:p>17.3</text:p>
          </table:table-cell>
          <table:table-cell office:value-type="float" office:value="61.91286" calcext:value-type="float">
            <text:p>61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15" calcext:value-type="float">
            <text:p>0.9988</text:p>
          </table:table-cell>
          <table:table-cell office:value-type="float" office:value="0.979519" calcext:value-type="float">
            <text:p>0.9795</text:p>
          </table:table-cell>
          <table:table-cell office:value-type="float" office:value="0.98049" calcext:value-type="float">
            <text:p>0.9805</text:p>
          </table:table-cell>
          <table:table-cell table:formula="of:=1-0.00026*[.C538]" office:value-type="float" office:value="0.995502" calcext:value-type="float">
            <text:p>0.9955</text:p>
          </table:table-cell>
          <table:table-cell office:value-type="float" office:value="0.9751" calcext:value-type="float">
            <text:p>0.9751</text:p>
          </table:table-cell>
          <table:table-cell table:formula="of:=[.E538]*[.F538]*[.G538]*[.H538]*[.I538]*[.J538]*[.K538]*[.L538]*[.M538]" office:value-type="float" office:value="0.842929848841532" calcext:value-type="float">
            <text:p>0.8429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498.5" calcext:value-type="float">
            <text:p>498.5</text:p>
          </table:table-cell>
          <table:table-cell office:value-type="float" office:value="17.3" calcext:value-type="float">
            <text:p>17.3</text:p>
          </table:table-cell>
          <table:table-cell office:value-type="float" office:value="53.78795" calcext:value-type="float">
            <text:p>53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17" calcext:value-type="float">
            <text:p>0.9992</text:p>
          </table:table-cell>
          <table:table-cell office:value-type="float" office:value="0.983174" calcext:value-type="float">
            <text:p>0.9832</text:p>
          </table:table-cell>
          <table:table-cell office:value-type="float" office:value="0.98006" calcext:value-type="float">
            <text:p>0.9801</text:p>
          </table:table-cell>
          <table:table-cell table:formula="of:=1-0.00026*[.C539]" office:value-type="float" office:value="0.995502" calcext:value-type="float">
            <text:p>0.9955</text:p>
          </table:table-cell>
          <table:table-cell office:value-type="float" office:value="0.9751" calcext:value-type="float">
            <text:p>0.9751</text:p>
          </table:table-cell>
          <table:table-cell table:formula="of:=[.E539]*[.F539]*[.G539]*[.H539]*[.I539]*[.J539]*[.K539]*[.L539]*[.M539]" office:value-type="float" office:value="0.846044501765865" calcext:value-type="float">
            <text:p>0.846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498.8" calcext:value-type="float">
            <text:p>498.8</text:p>
          </table:table-cell>
          <table:table-cell office:value-type="float" office:value="17.3" calcext:value-type="float">
            <text:p>17.3</text:p>
          </table:table-cell>
          <table:table-cell office:value-type="float" office:value="57.2274" calcext:value-type="float">
            <text:p>57.2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82" calcext:value-type="float">
            <text:p>0.9989</text:p>
          </table:table-cell>
          <table:table-cell office:value-type="float" office:value="0.982865" calcext:value-type="float">
            <text:p>0.9829</text:p>
          </table:table-cell>
          <table:table-cell office:value-type="float" office:value="0.97957" calcext:value-type="float">
            <text:p>0.9796</text:p>
          </table:table-cell>
          <table:table-cell table:formula="of:=1-0.00026*[.C540]" office:value-type="float" office:value="0.995502" calcext:value-type="float">
            <text:p>0.9955</text:p>
          </table:table-cell>
          <table:table-cell office:value-type="float" office:value="0.9751" calcext:value-type="float">
            <text:p>0.9751</text:p>
          </table:table-cell>
          <table:table-cell table:formula="of:=[.E540]*[.F540]*[.G540]*[.H540]*[.I540]*[.J540]*[.K540]*[.L540]*[.M540]" office:value-type="float" office:value="0.845072320453965" calcext:value-type="float">
            <text:p>0.8451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498.7" calcext:value-type="float">
            <text:p>498.7</text:p>
          </table:table-cell>
          <table:table-cell office:value-type="float" office:value="17.3" calcext:value-type="float">
            <text:p>17.3</text:p>
          </table:table-cell>
          <table:table-cell office:value-type="float" office:value="59.87679" calcext:value-type="float">
            <text:p>59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16" calcext:value-type="float">
            <text:p>0.9981</text:p>
          </table:table-cell>
          <table:table-cell office:value-type="float" office:value="0.979102" calcext:value-type="float">
            <text:p>0.9791</text:p>
          </table:table-cell>
          <table:table-cell office:value-type="float" office:value="0.97978" calcext:value-type="float">
            <text:p>0.9798</text:p>
          </table:table-cell>
          <table:table-cell table:formula="of:=1-0.00026*[.C541]" office:value-type="float" office:value="0.995502" calcext:value-type="float">
            <text:p>0.9955</text:p>
          </table:table-cell>
          <table:table-cell office:value-type="float" office:value="0.9751" calcext:value-type="float">
            <text:p>0.9751</text:p>
          </table:table-cell>
          <table:table-cell table:formula="of:=[.E541]*[.F541]*[.G541]*[.H541]*[.I541]*[.J541]*[.K541]*[.L541]*[.M541]" office:value-type="float" office:value="0.841371639550663" calcext:value-type="float">
            <text:p>0.8414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499.3" calcext:value-type="float">
            <text:p>499.3</text:p>
          </table:table-cell>
          <table:table-cell office:value-type="float" office:value="17.3" calcext:value-type="float">
            <text:p>17.3</text:p>
          </table:table-cell>
          <table:table-cell office:value-type="float" office:value="30.31883" calcext:value-type="float">
            <text:p>30.3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03" calcext:value-type="float">
            <text:p>0.9993</text:p>
          </table:table-cell>
          <table:table-cell office:value-type="float" office:value="0.984326" calcext:value-type="float">
            <text:p>0.9843</text:p>
          </table:table-cell>
          <table:table-cell office:value-type="float" office:value="0.98132" calcext:value-type="float">
            <text:p>0.9813</text:p>
          </table:table-cell>
          <table:table-cell table:formula="of:=1-0.00026*[.C542]" office:value-type="float" office:value="0.995502" calcext:value-type="float">
            <text:p>0.9955</text:p>
          </table:table-cell>
          <table:table-cell office:value-type="float" office:value="0.975" calcext:value-type="float">
            <text:p>0.975</text:p>
          </table:table-cell>
          <table:table-cell table:formula="of:=[.E542]*[.F542]*[.G542]*[.H542]*[.I542]*[.J542]*[.K542]*[.L542]*[.M542]" office:value-type="float" office:value="0.848110814590207" calcext:value-type="float">
            <text:p>0.8481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175.6" calcext:value-type="float">
            <text:p>175.6</text:p>
          </table:table-cell>
          <table:table-cell office:value-type="float" office:value="40.8" calcext:value-type="float">
            <text:p>40.8</text:p>
          </table:table-cell>
          <table:table-cell office:value-type="float" office:value="114.1341" calcext:value-type="float">
            <text:p>114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48" calcext:value-type="float">
            <text:p>0.9979</text:p>
          </table:table-cell>
          <table:table-cell office:value-type="float" office:value="0.98974" calcext:value-type="float">
            <text:p>0.9897</text:p>
          </table:table-cell>
          <table:table-cell office:value-type="float" office:value="0.9923" calcext:value-type="float">
            <text:p>0.9923</text:p>
          </table:table-cell>
          <table:table-cell table:formula="of:=1-0.00026*[.C543]" office:value-type="float" office:value="0.989392" calcext:value-type="float">
            <text:p>0.9894</text:p>
          </table:table-cell>
          <table:table-cell office:value-type="float" office:value="0.9912" calcext:value-type="float">
            <text:p>0.9912</text:p>
          </table:table-cell>
          <table:table-cell table:formula="of:=[.E543]*[.F543]*[.G543]*[.H543]*[.I543]*[.J543]*[.K543]*[.L543]*[.M543]" office:value-type="float" office:value="0.87008316202025" calcext:value-type="float">
            <text:p>0.8701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175.5" calcext:value-type="float">
            <text:p>175.5</text:p>
          </table:table-cell>
          <table:table-cell office:value-type="float" office:value="40.8" calcext:value-type="float">
            <text:p>40.8</text:p>
          </table:table-cell>
          <table:table-cell office:value-type="float" office:value="57.98192" calcext:value-type="float">
            <text:p>57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372" calcext:value-type="float">
            <text:p>0.9974</text:p>
          </table:table-cell>
          <table:table-cell office:value-type="float" office:value="0.992116" calcext:value-type="float">
            <text:p>0.9921</text:p>
          </table:table-cell>
          <table:table-cell office:value-type="float" office:value="0.99242" calcext:value-type="float">
            <text:p>0.9924</text:p>
          </table:table-cell>
          <table:table-cell table:formula="of:=1-0.00026*[.C544]" office:value-type="float" office:value="0.989392" calcext:value-type="float">
            <text:p>0.9894</text:p>
          </table:table-cell>
          <table:table-cell office:value-type="float" office:value="0.9912" calcext:value-type="float">
            <text:p>0.9912</text:p>
          </table:table-cell>
          <table:table-cell table:formula="of:=[.E544]*[.F544]*[.G544]*[.H544]*[.I544]*[.J544]*[.K544]*[.L544]*[.M544]" office:value-type="float" office:value="0.871773918056253" calcext:value-type="float">
            <text:p>0.8718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324" calcext:value-type="float">
            <text:p>324.0</text:p>
          </table:table-cell>
          <table:table-cell office:value-type="float" office:value="40.8" calcext:value-type="float">
            <text:p>40.8</text:p>
          </table:table-cell>
          <table:table-cell office:value-type="float" office:value="37.98285" calcext:value-type="float">
            <text:p>37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028" calcext:value-type="float">
            <text:p>0.9980</text:p>
          </table:table-cell>
          <table:table-cell office:value-type="float" office:value="0.982249" calcext:value-type="float">
            <text:p>0.9822</text:p>
          </table:table-cell>
          <table:table-cell office:value-type="float" office:value="0.98916" calcext:value-type="float">
            <text:p>0.9892</text:p>
          </table:table-cell>
          <table:table-cell table:formula="of:=1-0.00026*[.C545]" office:value-type="float" office:value="0.989392" calcext:value-type="float">
            <text:p>0.9894</text:p>
          </table:table-cell>
          <table:table-cell office:value-type="float" office:value="0.9838" calcext:value-type="float">
            <text:p>0.9838</text:p>
          </table:table-cell>
          <table:table-cell table:formula="of:=[.E545]*[.F545]*[.G545]*[.H545]*[.I545]*[.J545]*[.K545]*[.L545]*[.M545]" office:value-type="float" office:value="0.854407653681835" calcext:value-type="float">
            <text:p>0.8544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323.5" calcext:value-type="float">
            <text:p>323.5</text:p>
          </table:table-cell>
          <table:table-cell office:value-type="float" office:value="40.8" calcext:value-type="float">
            <text:p>40.8</text:p>
          </table:table-cell>
          <table:table-cell office:value-type="float" office:value="39.38761" calcext:value-type="float">
            <text:p>39.3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71491" calcext:value-type="float">
            <text:p>0.9715</text:p>
          </table:table-cell>
          <table:table-cell office:value-type="float" office:value="0.98744" calcext:value-type="float">
            <text:p>0.9874</text:p>
          </table:table-cell>
          <table:table-cell table:formula="of:=1-0.00026*[.C546]" office:value-type="float" office:value="0.989392" calcext:value-type="float">
            <text:p>0.9894</text:p>
          </table:table-cell>
          <table:table-cell office:value-type="float" office:value="0.9838" calcext:value-type="float">
            <text:p>0.9838</text:p>
          </table:table-cell>
          <table:table-cell table:formula="of:=[.E546]*[.F546]*[.G546]*[.H546]*[.I546]*[.J546]*[.K546]*[.L546]*[.M546]" office:value-type="float" office:value="0.845247238738342" calcext:value-type="float">
            <text:p>0.8452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322.7" calcext:value-type="float">
            <text:p>322.7</text:p>
          </table:table-cell>
          <table:table-cell office:value-type="float" office:value="40.8" calcext:value-type="float">
            <text:p>40.8</text:p>
          </table:table-cell>
          <table:table-cell office:value-type="float" office:value="101.21403" calcext:value-type="float">
            <text:p>101.2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83" calcext:value-type="float">
            <text:p>0.9985</text:p>
          </table:table-cell>
          <table:table-cell office:value-type="float" office:value="0.98786" calcext:value-type="float">
            <text:p>0.9879</text:p>
          </table:table-cell>
          <table:table-cell office:value-type="float" office:value="0.98628" calcext:value-type="float">
            <text:p>0.9863</text:p>
          </table:table-cell>
          <table:table-cell table:formula="of:=1-0.00026*[.C547]" office:value-type="float" office:value="0.989392" calcext:value-type="float">
            <text:p>0.9894</text:p>
          </table:table-cell>
          <table:table-cell office:value-type="float" office:value="0.9839" calcext:value-type="float">
            <text:p>0.9839</text:p>
          </table:table-cell>
          <table:table-cell table:formula="of:=[.E547]*[.F547]*[.G547]*[.H547]*[.I547]*[.J547]*[.K547]*[.L547]*[.M547]" office:value-type="float" office:value="0.85726423921842" calcext:value-type="float">
            <text:p>0.8573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485.8" calcext:value-type="float">
            <text:p>485.8</text:p>
          </table:table-cell>
          <table:table-cell office:value-type="float" office:value="8.8" calcext:value-type="float">
            <text:p>8.8</text:p>
          </table:table-cell>
          <table:table-cell office:value-type="float" office:value="32.13594" calcext:value-type="float">
            <text:p>32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94" calcext:value-type="float">
            <text:p>0.9986</text:p>
          </table:table-cell>
          <table:table-cell office:value-type="float" office:value="0.982425" calcext:value-type="float">
            <text:p>0.9824</text:p>
          </table:table-cell>
          <table:table-cell office:value-type="float" office:value="0.98293" calcext:value-type="float">
            <text:p>0.9829</text:p>
          </table:table-cell>
          <table:table-cell table:formula="of:=1-0.00026*[.C548]" office:value-type="float" office:value="0.997712" calcext:value-type="float">
            <text:p>0.9977</text:p>
          </table:table-cell>
          <table:table-cell office:value-type="float" office:value="0.9757" calcext:value-type="float">
            <text:p>0.9757</text:p>
          </table:table-cell>
          <table:table-cell table:formula="of:=[.E548]*[.F548]*[.G548]*[.H548]*[.I548]*[.J548]*[.K548]*[.L548]*[.M548]" office:value-type="float" office:value="0.849750638053049" calcext:value-type="float">
            <text:p>0.8498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484.3" calcext:value-type="float">
            <text:p>484.3</text:p>
          </table:table-cell>
          <table:table-cell office:value-type="float" office:value="8.8" calcext:value-type="float">
            <text:p>8.8</text:p>
          </table:table-cell>
          <table:table-cell office:value-type="float" office:value="34.1197" calcext:value-type="float">
            <text:p>34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8" calcext:value-type="float">
            <text:p>0.9984</text:p>
          </table:table-cell>
          <table:table-cell office:value-type="float" office:value="0.978944" calcext:value-type="float">
            <text:p>0.9789</text:p>
          </table:table-cell>
          <table:table-cell office:value-type="float" office:value="0.98327" calcext:value-type="float">
            <text:p>0.9833</text:p>
          </table:table-cell>
          <table:table-cell table:formula="of:=1-0.00026*[.C549]" office:value-type="float" office:value="0.997712" calcext:value-type="float">
            <text:p>0.9977</text:p>
          </table:table-cell>
          <table:table-cell office:value-type="float" office:value="0.9758" calcext:value-type="float">
            <text:p>0.9758</text:p>
          </table:table-cell>
          <table:table-cell table:formula="of:=[.E549]*[.F549]*[.G549]*[.H549]*[.I549]*[.J549]*[.K549]*[.L549]*[.M549]" office:value-type="float" office:value="0.846937904714227" calcext:value-type="float">
            <text:p>0.8469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483.5" calcext:value-type="float">
            <text:p>483.5</text:p>
          </table:table-cell>
          <table:table-cell office:value-type="float" office:value="8.8" calcext:value-type="float">
            <text:p>8.8</text:p>
          </table:table-cell>
          <table:table-cell office:value-type="float" office:value="37.85517" calcext:value-type="float">
            <text:p>37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6" calcext:value-type="float">
            <text:p>0.9989</text:p>
          </table:table-cell>
          <table:table-cell office:value-type="float" office:value="0.977486" calcext:value-type="float">
            <text:p>0.9775</text:p>
          </table:table-cell>
          <table:table-cell office:value-type="float" office:value="0.98306" calcext:value-type="float">
            <text:p>0.9831</text:p>
          </table:table-cell>
          <table:table-cell table:formula="of:=1-0.00026*[.C550]" office:value-type="float" office:value="0.997712" calcext:value-type="float">
            <text:p>0.9977</text:p>
          </table:table-cell>
          <table:table-cell office:value-type="float" office:value="0.9758" calcext:value-type="float">
            <text:p>0.9758</text:p>
          </table:table-cell>
          <table:table-cell table:formula="of:=[.E550]*[.F550]*[.G550]*[.H550]*[.I550]*[.J550]*[.K550]*[.L550]*[.M550]" office:value-type="float" office:value="0.845902392127025" calcext:value-type="float">
            <text:p>0.8459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483.9" calcext:value-type="float">
            <text:p>483.9</text:p>
          </table:table-cell>
          <table:table-cell office:value-type="float" office:value="8.8" calcext:value-type="float">
            <text:p>8.8</text:p>
          </table:table-cell>
          <table:table-cell office:value-type="float" office:value="30.86157" calcext:value-type="float">
            <text:p>30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648" calcext:value-type="float">
            <text:p>0.9996</text:p>
          </table:table-cell>
          <table:table-cell office:value-type="float" office:value="0.978498" calcext:value-type="float">
            <text:p>0.9785</text:p>
          </table:table-cell>
          <table:table-cell office:value-type="float" office:value="0.98293" calcext:value-type="float">
            <text:p>0.9829</text:p>
          </table:table-cell>
          <table:table-cell table:formula="of:=1-0.00026*[.C551]" office:value-type="float" office:value="0.997712" calcext:value-type="float">
            <text:p>0.9977</text:p>
          </table:table-cell>
          <table:table-cell office:value-type="float" office:value="0.9758" calcext:value-type="float">
            <text:p>0.9758</text:p>
          </table:table-cell>
          <table:table-cell table:formula="of:=[.E551]*[.F551]*[.G551]*[.H551]*[.I551]*[.J551]*[.K551]*[.L551]*[.M551]" office:value-type="float" office:value="0.847334118769582" calcext:value-type="float">
            <text:p>0.8473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486.2" calcext:value-type="float">
            <text:p>486.2</text:p>
          </table:table-cell>
          <table:table-cell office:value-type="float" office:value="8.8" calcext:value-type="float">
            <text:p>8.8</text:p>
          </table:table-cell>
          <table:table-cell office:value-type="float" office:value="31.91489" calcext:value-type="float">
            <text:p>31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09" calcext:value-type="float">
            <text:p>0.9979</text:p>
          </table:table-cell>
          <table:table-cell office:value-type="float" office:value="0.981527" calcext:value-type="float">
            <text:p>0.9815</text:p>
          </table:table-cell>
          <table:table-cell office:value-type="float" office:value="0.98282" calcext:value-type="float">
            <text:p>0.9828</text:p>
          </table:table-cell>
          <table:table-cell table:formula="of:=1-0.00026*[.C552]" office:value-type="float" office:value="0.997712" calcext:value-type="float">
            <text:p>0.9977</text:p>
          </table:table-cell>
          <table:table-cell office:value-type="float" office:value="0.9757" calcext:value-type="float">
            <text:p>0.9757</text:p>
          </table:table-cell>
          <table:table-cell table:formula="of:=[.E552]*[.F552]*[.G552]*[.H552]*[.I552]*[.J552]*[.K552]*[.L552]*[.M552]" office:value-type="float" office:value="0.848296601306677" calcext:value-type="float">
            <text:p>0.8483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492.4" calcext:value-type="float">
            <text:p>492.4</text:p>
          </table:table-cell>
          <table:table-cell office:value-type="float" office:value="9.3" calcext:value-type="float">
            <text:p>9.3</text:p>
          </table:table-cell>
          <table:table-cell office:value-type="float" office:value="35.43774" calcext:value-type="float">
            <text:p>35.4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34" calcext:value-type="float">
            <text:p>0.9987</text:p>
          </table:table-cell>
          <table:table-cell office:value-type="float" office:value="0.984805" calcext:value-type="float">
            <text:p>0.9848</text:p>
          </table:table-cell>
          <table:table-cell office:value-type="float" office:value="0.98127" calcext:value-type="float">
            <text:p>0.9813</text:p>
          </table:table-cell>
          <table:table-cell table:formula="of:=1-0.00026*[.C553]" office:value-type="float" office:value="0.997582" calcext:value-type="float">
            <text:p>0.9976</text:p>
          </table:table-cell>
          <table:table-cell office:value-type="float" office:value="0.9754" calcext:value-type="float">
            <text:p>0.9754</text:p>
          </table:table-cell>
          <table:table-cell table:formula="of:=[.E553]*[.F553]*[.G553]*[.H553]*[.I553]*[.J553]*[.K553]*[.L553]*[.M553]" office:value-type="float" office:value="0.85011759960384" calcext:value-type="float">
            <text:p>0.8501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496.8" calcext:value-type="float">
            <text:p>496.8</text:p>
          </table:table-cell>
          <table:table-cell office:value-type="float" office:value="9.3" calcext:value-type="float">
            <text:p>9.3</text:p>
          </table:table-cell>
          <table:table-cell office:value-type="float" office:value="30.89676" calcext:value-type="float">
            <text:p>30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08" calcext:value-type="float">
            <text:p>0.9989</text:p>
          </table:table-cell>
          <table:table-cell office:value-type="float" office:value="0.977074" calcext:value-type="float">
            <text:p>0.9771</text:p>
          </table:table-cell>
          <table:table-cell office:value-type="float" office:value="0.98219" calcext:value-type="float">
            <text:p>0.9822</text:p>
          </table:table-cell>
          <table:table-cell table:formula="of:=1-0.00026*[.C554]" office:value-type="float" office:value="0.997582" calcext:value-type="float">
            <text:p>0.9976</text:p>
          </table:table-cell>
          <table:table-cell office:value-type="float" office:value="0.9752" calcext:value-type="float">
            <text:p>0.9752</text:p>
          </table:table-cell>
          <table:table-cell table:formula="of:=[.E554]*[.F554]*[.G554]*[.H554]*[.I554]*[.J554]*[.K554]*[.L554]*[.M554]" office:value-type="float" office:value="0.844208661372322" calcext:value-type="float">
            <text:p>0.8442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21.2" calcext:value-type="float">
            <text:p>21.2</text:p>
          </table:table-cell>
          <table:table-cell office:value-type="float" office:value="51.8" calcext:value-type="float">
            <text:p>51.8</text:p>
          </table:table-cell>
          <table:table-cell office:value-type="float" office:value="106.85043" calcext:value-type="float">
            <text:p>106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148" calcext:value-type="float">
            <text:p>0.9915</text:p>
          </table:table-cell>
          <table:table-cell office:value-type="float" office:value="0.99341" calcext:value-type="float">
            <text:p>0.9934</text:p>
          </table:table-cell>
          <table:table-cell table:formula="of:=1-0.00026*[.C555]" office:value-type="float" office:value="0.986532" calcext:value-type="float">
            <text:p>0.9865</text:p>
          </table:table-cell>
          <table:table-cell office:value-type="float" office:value="0.9989" calcext:value-type="float">
            <text:p>0.9989</text:p>
          </table:table-cell>
          <table:table-cell table:formula="of:=[.E555]*[.F555]*[.G555]*[.H555]*[.I555]*[.J555]*[.K555]*[.L555]*[.M555]" office:value-type="float" office:value="0.878627366522691" calcext:value-type="float">
            <text:p>0.8786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46.4" calcext:value-type="float">
            <text:p>46.4</text:p>
          </table:table-cell>
          <table:table-cell office:value-type="float" office:value="51.8" calcext:value-type="float">
            <text:p>51.8</text:p>
          </table:table-cell>
          <table:table-cell office:value-type="float" office:value="102.73008" calcext:value-type="float">
            <text:p>102.7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91" calcext:value-type="float">
            <text:p>0.9986</text:p>
          </table:table-cell>
          <table:table-cell office:value-type="float" office:value="0.993517" calcext:value-type="float">
            <text:p>0.9935</text:p>
          </table:table-cell>
          <table:table-cell office:value-type="float" office:value="0.99232" calcext:value-type="float">
            <text:p>0.9923</text:p>
          </table:table-cell>
          <table:table-cell table:formula="of:=1-0.00026*[.C556]" office:value-type="float" office:value="0.986532" calcext:value-type="float">
            <text:p>0.9865</text:p>
          </table:table-cell>
          <table:table-cell office:value-type="float" office:value="0.9977" calcext:value-type="float">
            <text:p>0.9977</text:p>
          </table:table-cell>
          <table:table-cell table:formula="of:=[.E556]*[.F556]*[.G556]*[.H556]*[.I556]*[.J556]*[.K556]*[.L556]*[.M556]" office:value-type="float" office:value="0.877172271107146" calcext:value-type="float">
            <text:p>0.8772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6.1" calcext:value-type="float">
            <text:p>6.1</text:p>
          </table:table-cell>
          <table:table-cell office:value-type="float" office:value="41.3" calcext:value-type="float">
            <text:p>41.3</text:p>
          </table:table-cell>
          <table:table-cell office:value-type="float" office:value="52.48878" calcext:value-type="float">
            <text:p>52.4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0.99791" calcext:value-type="float">
            <text:p>0.9979</text:p>
          </table:table-cell>
          <table:table-cell table:formula="of:=1-0.00026*[.C557]" office:value-type="float" office:value="0.989262" calcext:value-type="float">
            <text:p>0.9893</text:p>
          </table:table-cell>
          <table:table-cell office:value-type="float" office:value="0.9997" calcext:value-type="float">
            <text:p>0.9997</text:p>
          </table:table-cell>
          <table:table-cell table:formula="of:=[.E557]*[.F557]*[.G557]*[.H557]*[.I557]*[.J557]*[.K557]*[.L557]*[.M557]" office:value-type="float" office:value="0.893370164243762" calcext:value-type="float">
            <text:p>0.8934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20.6" calcext:value-type="float">
            <text:p>20.6</text:p>
          </table:table-cell>
          <table:table-cell office:value-type="float" office:value="41.3" calcext:value-type="float">
            <text:p>41.3</text:p>
          </table:table-cell>
          <table:table-cell office:value-type="float" office:value="144.59532" calcext:value-type="float">
            <text:p>144.6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573" calcext:value-type="float">
            <text:p>0.9976</text:p>
          </table:table-cell>
          <table:table-cell office:value-type="float" office:value="0.995146" calcext:value-type="float">
            <text:p>0.9951</text:p>
          </table:table-cell>
          <table:table-cell office:value-type="float" office:value="0.99807" calcext:value-type="float">
            <text:p>0.9981</text:p>
          </table:table-cell>
          <table:table-cell table:formula="of:=1-0.00026*[.C558]" office:value-type="float" office:value="0.989262" calcext:value-type="float">
            <text:p>0.9893</text:p>
          </table:table-cell>
          <table:table-cell office:value-type="float" office:value="0.999" calcext:value-type="float">
            <text:p>0.999</text:p>
          </table:table-cell>
          <table:table-cell table:formula="of:=[.E558]*[.F558]*[.G558]*[.H558]*[.I558]*[.J558]*[.K558]*[.L558]*[.M558]" office:value-type="float" office:value="0.88639715881817" calcext:value-type="float">
            <text:p>0.8864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20.7" calcext:value-type="float">
            <text:p>20.7</text:p>
          </table:table-cell>
          <table:table-cell office:value-type="float" office:value="41.3" calcext:value-type="float">
            <text:p>41.3</text:p>
          </table:table-cell>
          <table:table-cell office:value-type="float" office:value="97.04273" calcext:value-type="float">
            <text:p>97.0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7959" calcext:value-type="float">
            <text:p>0.9980</text:p>
          </table:table-cell>
          <table:table-cell office:value-type="float" office:value="0.99786" calcext:value-type="float">
            <text:p>0.9979</text:p>
          </table:table-cell>
          <table:table-cell table:formula="of:=1-0.00026*[.C559]" office:value-type="float" office:value="0.989262" calcext:value-type="float">
            <text:p>0.9893</text:p>
          </table:table-cell>
          <table:table-cell office:value-type="float" office:value="0.999" calcext:value-type="float">
            <text:p>0.999</text:p>
          </table:table-cell>
          <table:table-cell table:formula="of:=[.E559]*[.F559]*[.G559]*[.H559]*[.I559]*[.J559]*[.K559]*[.L559]*[.M559]" office:value-type="float" office:value="0.890877886277834" calcext:value-type="float">
            <text:p>0.8909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70.6" calcext:value-type="float">
            <text:p>70.6</text:p>
          </table:table-cell>
          <table:table-cell office:value-type="float" office:value="51.8" calcext:value-type="float">
            <text:p>51.8</text:p>
          </table:table-cell>
          <table:table-cell office:value-type="float" office:value="34.14391" calcext:value-type="float">
            <text:p>34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511" calcext:value-type="float">
            <text:p>0.9951</text:p>
          </table:table-cell>
          <table:table-cell office:value-type="float" office:value="0.997555" calcext:value-type="float">
            <text:p>0.9976</text:p>
          </table:table-cell>
          <table:table-cell office:value-type="float" office:value="0.99216" calcext:value-type="float">
            <text:p>0.9922</text:p>
          </table:table-cell>
          <table:table-cell table:formula="of:=1-0.00026*[.C560]" office:value-type="float" office:value="0.986532" calcext:value-type="float">
            <text:p>0.9865</text:p>
          </table:table-cell>
          <table:table-cell office:value-type="float" office:value="0.9965" calcext:value-type="float">
            <text:p>0.9965</text:p>
          </table:table-cell>
          <table:table-cell table:formula="of:=[.E560]*[.F560]*[.G560]*[.H560]*[.I560]*[.J560]*[.K560]*[.L560]*[.M560]" office:value-type="float" office:value="0.876470260723293" calcext:value-type="float">
            <text:p>0.8765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70.7" calcext:value-type="float">
            <text:p>70.7</text:p>
          </table:table-cell>
          <table:table-cell office:value-type="float" office:value="51.8" calcext:value-type="float">
            <text:p>51.8</text:p>
          </table:table-cell>
          <table:table-cell office:value-type="float" office:value="157.65085" calcext:value-type="float">
            <text:p>157.6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92" calcext:value-type="float">
            <text:p>0.9992</text:p>
          </table:table-cell>
          <table:table-cell office:value-type="float" office:value="0.991108" calcext:value-type="float">
            <text:p>0.9911</text:p>
          </table:table-cell>
          <table:table-cell office:value-type="float" office:value="0.99165" calcext:value-type="float">
            <text:p>0.9917</text:p>
          </table:table-cell>
          <table:table-cell table:formula="of:=1-0.00026*[.C561]" office:value-type="float" office:value="0.986532" calcext:value-type="float">
            <text:p>0.9865</text:p>
          </table:table-cell>
          <table:table-cell office:value-type="float" office:value="0.9965" calcext:value-type="float">
            <text:p>0.9965</text:p>
          </table:table-cell>
          <table:table-cell table:formula="of:=[.E561]*[.F561]*[.G561]*[.H561]*[.I561]*[.J561]*[.K561]*[.L561]*[.M561]" office:value-type="float" office:value="0.87392844775337" calcext:value-type="float">
            <text:p>0.8739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70" calcext:value-type="float">
            <text:p>70.0</text:p>
          </table:table-cell>
          <table:table-cell office:value-type="float" office:value="51.3" calcext:value-type="float">
            <text:p>51.3</text:p>
          </table:table-cell>
          <table:table-cell office:value-type="float" office:value="119.46805" calcext:value-type="float">
            <text:p>119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419" calcext:value-type="float">
            <text:p>0.9974</text:p>
          </table:table-cell>
          <table:table-cell office:value-type="float" office:value="0.993732" calcext:value-type="float">
            <text:p>0.9937</text:p>
          </table:table-cell>
          <table:table-cell office:value-type="float" office:value="0.99167" calcext:value-type="float">
            <text:p>0.9917</text:p>
          </table:table-cell>
          <table:table-cell table:formula="of:=1-0.00026*[.C562]" office:value-type="float" office:value="0.986662" calcext:value-type="float">
            <text:p>0.9867</text:p>
          </table:table-cell>
          <table:table-cell office:value-type="float" office:value="0.9965" calcext:value-type="float">
            <text:p>0.9965</text:p>
          </table:table-cell>
          <table:table-cell table:formula="of:=[.E562]*[.F562]*[.G562]*[.H562]*[.I562]*[.J562]*[.K562]*[.L562]*[.M562]" office:value-type="float" office:value="0.874820281308464" calcext:value-type="float">
            <text:p>0.8748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165.8" calcext:value-type="float">
            <text:p>165.8</text:p>
          </table:table-cell>
          <table:table-cell office:value-type="float" office:value="50.8" calcext:value-type="float">
            <text:p>50.8</text:p>
          </table:table-cell>
          <table:table-cell office:value-type="float" office:value="154.85565" calcext:value-type="float">
            <text:p>154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444" calcext:value-type="float">
            <text:p>0.9994</text:p>
          </table:table-cell>
          <table:table-cell office:value-type="float" office:value="0.989719" calcext:value-type="float">
            <text:p>0.9897</text:p>
          </table:table-cell>
          <table:table-cell office:value-type="float" office:value="0.98737" calcext:value-type="float">
            <text:p>0.9874</text:p>
          </table:table-cell>
          <table:table-cell table:formula="of:=1-0.00026*[.C563]" office:value-type="float" office:value="0.986792" calcext:value-type="float">
            <text:p>0.9868</text:p>
          </table:table-cell>
          <table:table-cell office:value-type="float" office:value="0.9917" calcext:value-type="float">
            <text:p>0.9917</text:p>
          </table:table-cell>
          <table:table-cell table:formula="of:=[.E563]*[.F563]*[.G563]*[.H563]*[.I563]*[.J563]*[.K563]*[.L563]*[.M563]" office:value-type="float" office:value="0.865197556053113" calcext:value-type="float">
            <text:p>0.8652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165.5" calcext:value-type="float">
            <text:p>165.5</text:p>
          </table:table-cell>
          <table:table-cell office:value-type="float" office:value="50.8" calcext:value-type="float">
            <text:p>50.8</text:p>
          </table:table-cell>
          <table:table-cell office:value-type="float" office:value="177.68274" calcext:value-type="float">
            <text:p>177.6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59" calcext:value-type="float">
            <text:p>0.9983</text:p>
          </table:table-cell>
          <table:table-cell office:value-type="float" office:value="0.991876" calcext:value-type="float">
            <text:p>0.9919</text:p>
          </table:table-cell>
          <table:table-cell office:value-type="float" office:value="0.98849" calcext:value-type="float">
            <text:p>0.9885</text:p>
          </table:table-cell>
          <table:table-cell table:formula="of:=1-0.00026*[.C564]" office:value-type="float" office:value="0.986792" calcext:value-type="float">
            <text:p>0.9868</text:p>
          </table:table-cell>
          <table:table-cell office:value-type="float" office:value="0.9917" calcext:value-type="float">
            <text:p>0.9917</text:p>
          </table:table-cell>
          <table:table-cell table:formula="of:=[.E564]*[.F564]*[.G564]*[.H564]*[.I564]*[.J564]*[.K564]*[.L564]*[.M564]" office:value-type="float" office:value="0.867037497344882" calcext:value-type="float">
            <text:p>0.8670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323.3" calcext:value-type="float">
            <text:p>323.3</text:p>
          </table:table-cell>
          <table:table-cell office:value-type="float" office:value="50.8" calcext:value-type="float">
            <text:p>50.8</text:p>
          </table:table-cell>
          <table:table-cell office:value-type="float" office:value="144.50391" calcext:value-type="float">
            <text:p>144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537" calcext:value-type="float">
            <text:p>0.9975</text:p>
          </table:table-cell>
          <table:table-cell office:value-type="float" office:value="0.987809" calcext:value-type="float">
            <text:p>0.9878</text:p>
          </table:table-cell>
          <table:table-cell office:value-type="float" office:value="0.98351" calcext:value-type="float">
            <text:p>0.9835</text:p>
          </table:table-cell>
          <table:table-cell table:formula="of:=1-0.00026*[.C565]" office:value-type="float" office:value="0.986792" calcext:value-type="float">
            <text:p>0.9868</text:p>
          </table:table-cell>
          <table:table-cell office:value-type="float" office:value="0.9838" calcext:value-type="float">
            <text:p>0.9838</text:p>
          </table:table-cell>
          <table:table-cell table:formula="of:=[.E565]*[.F565]*[.G565]*[.H565]*[.I565]*[.J565]*[.K565]*[.L565]*[.M565]" office:value-type="float" office:value="0.851671786713431" calcext:value-type="float">
            <text:p>0.8517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325.9" calcext:value-type="float">
            <text:p>325.9</text:p>
          </table:table-cell>
          <table:table-cell office:value-type="float" office:value="51.3" calcext:value-type="float">
            <text:p>51.3</text:p>
          </table:table-cell>
          <table:table-cell office:value-type="float" office:value="154.64864" calcext:value-type="float">
            <text:p>154.6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93" calcext:value-type="float">
            <text:p>0.9986</text:p>
          </table:table-cell>
          <table:table-cell office:value-type="float" office:value="0.985229" calcext:value-type="float">
            <text:p>0.9852</text:p>
          </table:table-cell>
          <table:table-cell office:value-type="float" office:value="0.98216" calcext:value-type="float">
            <text:p>0.9822</text:p>
          </table:table-cell>
          <table:table-cell table:formula="of:=1-0.00026*[.C566]" office:value-type="float" office:value="0.986662" calcext:value-type="float">
            <text:p>0.9867</text:p>
          </table:table-cell>
          <table:table-cell office:value-type="float" office:value="0.9837" calcext:value-type="float">
            <text:p>0.9837</text:p>
          </table:table-cell>
          <table:table-cell table:formula="of:=[.E566]*[.F566]*[.G566]*[.H566]*[.I566]*[.J566]*[.K566]*[.L566]*[.M566]" office:value-type="float" office:value="0.848981195605823" calcext:value-type="float">
            <text:p>0.8490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323.2" calcext:value-type="float">
            <text:p>323.2</text:p>
          </table:table-cell>
          <table:table-cell office:value-type="float" office:value="50.8" calcext:value-type="float">
            <text:p>50.8</text:p>
          </table:table-cell>
          <table:table-cell office:value-type="float" office:value="16.69734" calcext:value-type="float">
            <text:p>16.7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58" calcext:value-type="float">
            <text:p>0.9989</text:p>
          </table:table-cell>
          <table:table-cell office:value-type="float" office:value="0.984018" calcext:value-type="float">
            <text:p>0.9840</text:p>
          </table:table-cell>
          <table:table-cell office:value-type="float" office:value="0.98052" calcext:value-type="float">
            <text:p>0.9805</text:p>
          </table:table-cell>
          <table:table-cell table:formula="of:=1-0.00026*[.C567]" office:value-type="float" office:value="0.986792" calcext:value-type="float">
            <text:p>0.9868</text:p>
          </table:table-cell>
          <table:table-cell office:value-type="float" office:value="0.9838" calcext:value-type="float">
            <text:p>0.9838</text:p>
          </table:table-cell>
          <table:table-cell table:formula="of:=[.E567]*[.F567]*[.G567]*[.H567]*[.I567]*[.J567]*[.K567]*[.L567]*[.M567]" office:value-type="float" office:value="0.846944086867221" calcext:value-type="float">
            <text:p>0.8469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322.4" calcext:value-type="float">
            <text:p>322.4</text:p>
          </table:table-cell>
          <table:table-cell office:value-type="float" office:value="50.8" calcext:value-type="float">
            <text:p>50.8</text:p>
          </table:table-cell>
          <table:table-cell office:value-type="float" office:value="180.5738" calcext:value-type="float">
            <text:p>180.5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01" calcext:value-type="float">
            <text:p>0.9990</text:p>
          </table:table-cell>
          <table:table-cell office:value-type="float" office:value="0.98372" calcext:value-type="float">
            <text:p>0.9837</text:p>
          </table:table-cell>
          <table:table-cell office:value-type="float" office:value="0.98275" calcext:value-type="float">
            <text:p>0.9828</text:p>
          </table:table-cell>
          <table:table-cell table:formula="of:=1-0.00026*[.C568]" office:value-type="float" office:value="0.986792" calcext:value-type="float">
            <text:p>0.9868</text:p>
          </table:table-cell>
          <table:table-cell office:value-type="float" office:value="0.9839" calcext:value-type="float">
            <text:p>0.9839</text:p>
          </table:table-cell>
          <table:table-cell table:formula="of:=[.E568]*[.F568]*[.G568]*[.H568]*[.I568]*[.J568]*[.K568]*[.L568]*[.M568]" office:value-type="float" office:value="0.848820984334731" calcext:value-type="float">
            <text:p>0.8488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135.7" calcext:value-type="float">
            <text:p>135.7</text:p>
          </table:table-cell>
          <table:table-cell office:value-type="float" office:value="50.8" calcext:value-type="float">
            <text:p>50.8</text:p>
          </table:table-cell>
          <table:table-cell office:value-type="float" office:value="161.02186" calcext:value-type="float">
            <text:p>161.0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229" calcext:value-type="float">
            <text:p>0.9992</text:p>
          </table:table-cell>
          <table:table-cell office:value-type="float" office:value="0.993829" calcext:value-type="float">
            <text:p>0.9938</text:p>
          </table:table-cell>
          <table:table-cell office:value-type="float" office:value="0.98962" calcext:value-type="float">
            <text:p>0.9896</text:p>
          </table:table-cell>
          <table:table-cell table:formula="of:=1-0.00026*[.C569]" office:value-type="float" office:value="0.986792" calcext:value-type="float">
            <text:p>0.9868</text:p>
          </table:table-cell>
          <table:table-cell office:value-type="float" office:value="0.9932" calcext:value-type="float">
            <text:p>0.9932</text:p>
          </table:table-cell>
          <table:table-cell table:formula="of:=[.E569]*[.F569]*[.G569]*[.H569]*[.I569]*[.J569]*[.K569]*[.L569]*[.M569]" office:value-type="float" office:value="0.871899723908999" calcext:value-type="float">
            <text:p>0.8719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110" calcext:value-type="float">
            <text:p>110.0</text:p>
          </table:table-cell>
          <table:table-cell office:value-type="float" office:value="41.3" calcext:value-type="float">
            <text:p>41.3</text:p>
          </table:table-cell>
          <table:table-cell office:value-type="float" office:value="23.71174" calcext:value-type="float">
            <text:p>23.7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6212" calcext:value-type="float">
            <text:p>0.9962</text:p>
          </table:table-cell>
          <table:table-cell office:value-type="float" office:value="0.99084" calcext:value-type="float">
            <text:p>0.9908</text:p>
          </table:table-cell>
          <table:table-cell table:formula="of:=1-0.00026*[.C570]" office:value-type="float" office:value="0.989262" calcext:value-type="float">
            <text:p>0.9893</text:p>
          </table:table-cell>
          <table:table-cell office:value-type="float" office:value="0.9945" calcext:value-type="float">
            <text:p>0.9945</text:p>
          </table:table-cell>
          <table:table-cell table:formula="of:=[.E570]*[.F570]*[.G570]*[.H570]*[.I570]*[.J570]*[.K570]*[.L570]*[.M570]" office:value-type="float" office:value="0.875754208786892" calcext:value-type="float">
            <text:p>0.8758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136.7" calcext:value-type="float">
            <text:p>136.7</text:p>
          </table:table-cell>
          <table:table-cell office:value-type="float" office:value="51.3" calcext:value-type="float">
            <text:p>51.3</text:p>
          </table:table-cell>
          <table:table-cell office:value-type="float" office:value="138.48136" calcext:value-type="float">
            <text:p>138.4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17" calcext:value-type="float">
            <text:p>0.9982</text:p>
          </table:table-cell>
          <table:table-cell office:value-type="float" office:value="0.86627" calcext:value-type="float">
            <text:p>0.8663</text:p>
          </table:table-cell>
          <table:table-cell office:value-type="float" office:value="0.98987" calcext:value-type="float">
            <text:p>0.9899</text:p>
          </table:table-cell>
          <table:table-cell table:formula="of:=1-0.00026*[.C571]" office:value-type="float" office:value="0.986662" calcext:value-type="float">
            <text:p>0.9867</text:p>
          </table:table-cell>
          <table:table-cell office:value-type="float" office:value="0.9932" calcext:value-type="float">
            <text:p>0.9932</text:p>
          </table:table-cell>
          <table:table-cell table:formula="of:=[.E571]*[.F571]*[.G571]*[.H571]*[.I571]*[.J571]*[.K571]*[.L571]*[.M571]" office:value-type="float" office:value="0.759312522256991" calcext:value-type="float">
            <text:p>0.7593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37.9" calcext:value-type="float">
            <text:p>37.9</text:p>
          </table:table-cell>
          <table:table-cell office:value-type="float" office:value="40.3" calcext:value-type="float">
            <text:p>40.3</text:p>
          </table:table-cell>
          <table:table-cell office:value-type="float" office:value="64.81027" calcext:value-type="float">
            <text:p>64.8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494" calcext:value-type="float">
            <text:p>0.9975</text:p>
          </table:table-cell>
          <table:table-cell office:value-type="float" office:value="0.992481" calcext:value-type="float">
            <text:p>0.9925</text:p>
          </table:table-cell>
          <table:table-cell office:value-type="float" office:value="0.99776" calcext:value-type="float">
            <text:p>0.9978</text:p>
          </table:table-cell>
          <table:table-cell table:formula="of:=1-0.00026*[.C572]" office:value-type="float" office:value="0.989522" calcext:value-type="float">
            <text:p>0.9895</text:p>
          </table:table-cell>
          <table:table-cell office:value-type="float" office:value="0.9981" calcext:value-type="float">
            <text:p>0.9981</text:p>
          </table:table-cell>
          <table:table-cell table:formula="of:=[.E572]*[.F572]*[.G572]*[.H572]*[.I572]*[.J572]*[.K572]*[.L572]*[.M572]" office:value-type="float" office:value="0.883114759025695" calcext:value-type="float">
            <text:p>0.8831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37.7" calcext:value-type="float">
            <text:p>37.7</text:p>
          </table:table-cell>
          <table:table-cell office:value-type="float" office:value="40.3" calcext:value-type="float">
            <text:p>40.3</text:p>
          </table:table-cell>
          <table:table-cell office:value-type="float" office:value="153.35539" calcext:value-type="float">
            <text:p>153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7765" calcext:value-type="float">
            <text:p>0.9978</text:p>
          </table:table-cell>
          <table:table-cell office:value-type="float" office:value="0.99716" calcext:value-type="float">
            <text:p>0.9972</text:p>
          </table:table-cell>
          <table:table-cell table:formula="of:=1-0.00026*[.C573]" office:value-type="float" office:value="0.989522" calcext:value-type="float">
            <text:p>0.9895</text:p>
          </table:table-cell>
          <table:table-cell office:value-type="float" office:value="0.9981" calcext:value-type="float">
            <text:p>0.9981</text:p>
          </table:table-cell>
          <table:table-cell table:formula="of:=[.E573]*[.F573]*[.G573]*[.H573]*[.I573]*[.J573]*[.K573]*[.L573]*[.M573]" office:value-type="float" office:value="0.889511720298565" calcext:value-type="float">
            <text:p>0.8895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37.6" calcext:value-type="float">
            <text:p>37.6</text:p>
          </table:table-cell>
          <table:table-cell office:value-type="float" office:value="40.3" calcext:value-type="float">
            <text:p>40.3</text:p>
          </table:table-cell>
          <table:table-cell office:value-type="float" office:value="47.35674" calcext:value-type="float">
            <text:p>47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6855" calcext:value-type="float">
            <text:p>0.9969</text:p>
          </table:table-cell>
          <table:table-cell office:value-type="float" office:value="0.99751" calcext:value-type="float">
            <text:p>0.9975</text:p>
          </table:table-cell>
          <table:table-cell table:formula="of:=1-0.00026*[.C574]" office:value-type="float" office:value="0.989522" calcext:value-type="float">
            <text:p>0.9895</text:p>
          </table:table-cell>
          <table:table-cell office:value-type="float" office:value="0.9981" calcext:value-type="float">
            <text:p>0.9981</text:p>
          </table:table-cell>
          <table:table-cell table:formula="of:=[.E574]*[.F574]*[.G574]*[.H574]*[.I574]*[.J574]*[.K574]*[.L574]*[.M574]" office:value-type="float" office:value="0.889012382489376" calcext:value-type="float">
            <text:p>0.8890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42.30549" calcext:value-type="float">
            <text:p>42.3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667" calcext:value-type="float">
            <text:p>0.9967</text:p>
          </table:table-cell>
          <table:table-cell office:value-type="float" office:value="0.993333" calcext:value-type="float">
            <text:p>0.9933</text:p>
          </table:table-cell>
          <table:table-cell office:value-type="float" office:value="0.99716" calcext:value-type="float">
            <text:p>0.9972</text:p>
          </table:table-cell>
          <table:table-cell table:formula="of:=1-0.00026*[.C575]" office:value-type="float" office:value="0.989522" calcext:value-type="float">
            <text:p>0.9895</text:p>
          </table:table-cell>
          <table:table-cell office:value-type="float" office:value="0.9964" calcext:value-type="float">
            <text:p>0.9964</text:p>
          </table:table-cell>
          <table:table-cell table:formula="of:=[.E575]*[.F575]*[.G575]*[.H575]*[.I575]*[.J575]*[.K575]*[.L575]*[.M575]" office:value-type="float" office:value="0.881105708595378" calcext:value-type="float">
            <text:p>0.8811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73" calcext:value-type="float">
            <text:p>73.0</text:p>
          </table:table-cell>
          <table:table-cell office:value-type="float" office:value="40.3" calcext:value-type="float">
            <text:p>40.3</text:p>
          </table:table-cell>
          <table:table-cell office:value-type="float" office:value="138.7058" calcext:value-type="float">
            <text:p>138.7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4318" calcext:value-type="float">
            <text:p>0.9943</text:p>
          </table:table-cell>
          <table:table-cell office:value-type="float" office:value="0.996591" calcext:value-type="float">
            <text:p>0.9966</text:p>
          </table:table-cell>
          <table:table-cell office:value-type="float" office:value="0.99661" calcext:value-type="float">
            <text:p>0.9966</text:p>
          </table:table-cell>
          <table:table-cell table:formula="of:=1-0.00026*[.C576]" office:value-type="float" office:value="0.989522" calcext:value-type="float">
            <text:p>0.9895</text:p>
          </table:table-cell>
          <table:table-cell office:value-type="float" office:value="0.9963" calcext:value-type="float">
            <text:p>0.9963</text:p>
          </table:table-cell>
          <table:table-cell table:formula="of:=[.E576]*[.F576]*[.G576]*[.H576]*[.I576]*[.J576]*[.K576]*[.L576]*[.M576]" office:value-type="float" office:value="0.881337273979155" calcext:value-type="float">
            <text:p>0.8813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73.1" calcext:value-type="float">
            <text:p>73.1</text:p>
          </table:table-cell>
          <table:table-cell office:value-type="float" office:value="40.3" calcext:value-type="float">
            <text:p>40.3</text:p>
          </table:table-cell>
          <table:table-cell office:value-type="float" office:value="160.06922" calcext:value-type="float">
            <text:p>160.0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33" calcext:value-type="float">
            <text:p>0.9990</text:p>
          </table:table-cell>
          <table:table-cell office:value-type="float" office:value="0.992263" calcext:value-type="float">
            <text:p>0.9923</text:p>
          </table:table-cell>
          <table:table-cell office:value-type="float" office:value="0.99646" calcext:value-type="float">
            <text:p>0.9965</text:p>
          </table:table-cell>
          <table:table-cell table:formula="of:=1-0.00026*[.C577]" office:value-type="float" office:value="0.989522" calcext:value-type="float">
            <text:p>0.9895</text:p>
          </table:table-cell>
          <table:table-cell office:value-type="float" office:value="0.9963" calcext:value-type="float">
            <text:p>0.9963</text:p>
          </table:table-cell>
          <table:table-cell table:formula="of:=[.E577]*[.F577]*[.G577]*[.H577]*[.I577]*[.J577]*[.K577]*[.L577]*[.M577]" office:value-type="float" office:value="0.881538199984819" calcext:value-type="float">
            <text:p>0.8815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278.3" calcext:value-type="float">
            <text:p>278.3</text:p>
          </table:table-cell>
          <table:table-cell office:value-type="float" office:value="50.8" calcext:value-type="float">
            <text:p>50.8</text:p>
          </table:table-cell>
          <table:table-cell office:value-type="float" office:value="47.05772" calcext:value-type="float">
            <text:p>47.0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664" calcext:value-type="float">
            <text:p>0.9977</text:p>
          </table:table-cell>
          <table:table-cell office:value-type="float" office:value="0.985981" calcext:value-type="float">
            <text:p>0.9860</text:p>
          </table:table-cell>
          <table:table-cell office:value-type="float" office:value="0.98295" calcext:value-type="float">
            <text:p>0.9830</text:p>
          </table:table-cell>
          <table:table-cell table:formula="of:=1-0.00026*[.C578]" office:value-type="float" office:value="0.986792" calcext:value-type="float">
            <text:p>0.9868</text:p>
          </table:table-cell>
          <table:table-cell office:value-type="float" office:value="0.9861" calcext:value-type="float">
            <text:p>0.9861</text:p>
          </table:table-cell>
          <table:table-cell table:formula="of:=[.E578]*[.F578]*[.G578]*[.H578]*[.I578]*[.J578]*[.K578]*[.L578]*[.M578]" office:value-type="float" office:value="0.851706386134302" calcext:value-type="float">
            <text:p>0.8517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278.5" calcext:value-type="float">
            <text:p>278.5</text:p>
          </table:table-cell>
          <table:table-cell office:value-type="float" office:value="50.8" calcext:value-type="float">
            <text:p>50.8</text:p>
          </table:table-cell>
          <table:table-cell office:value-type="float" office:value="176.0131" calcext:value-type="float">
            <text:p>176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97" calcext:value-type="float">
            <text:p>0.9982</text:p>
          </table:table-cell>
          <table:table-cell office:value-type="float" office:value="0.98778" calcext:value-type="float">
            <text:p>0.9878</text:p>
          </table:table-cell>
          <table:table-cell office:value-type="float" office:value="0.98545" calcext:value-type="float">
            <text:p>0.9855</text:p>
          </table:table-cell>
          <table:table-cell table:formula="of:=1-0.00026*[.C579]" office:value-type="float" office:value="0.986792" calcext:value-type="float">
            <text:p>0.9868</text:p>
          </table:table-cell>
          <table:table-cell office:value-type="float" office:value="0.9861" calcext:value-type="float">
            <text:p>0.9861</text:p>
          </table:table-cell>
          <table:table-cell table:formula="of:=[.E579]*[.F579]*[.G579]*[.H579]*[.I579]*[.J579]*[.K579]*[.L579]*[.M579]" office:value-type="float" office:value="0.855887555656064" calcext:value-type="float">
            <text:p>0.8559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278.8" calcext:value-type="float">
            <text:p>278.8</text:p>
          </table:table-cell>
          <table:table-cell office:value-type="float" office:value="50.8" calcext:value-type="float">
            <text:p>50.8</text:p>
          </table:table-cell>
          <table:table-cell office:value-type="float" office:value="88.56458" calcext:value-type="float">
            <text:p>88.5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591" calcext:value-type="float">
            <text:p>0.9976</text:p>
          </table:table-cell>
          <table:table-cell office:value-type="float" office:value="0.987555" calcext:value-type="float">
            <text:p>0.9876</text:p>
          </table:table-cell>
          <table:table-cell office:value-type="float" office:value="0.98662" calcext:value-type="float">
            <text:p>0.9866</text:p>
          </table:table-cell>
          <table:table-cell table:formula="of:=1-0.00026*[.C580]" office:value-type="float" office:value="0.986792" calcext:value-type="float">
            <text:p>0.9868</text:p>
          </table:table-cell>
          <table:table-cell office:value-type="float" office:value="0.9861" calcext:value-type="float">
            <text:p>0.9861</text:p>
          </table:table-cell>
          <table:table-cell table:formula="of:=[.E580]*[.F580]*[.G580]*[.H580]*[.I580]*[.J580]*[.K580]*[.L580]*[.M580]" office:value-type="float" office:value="0.856188437759693" calcext:value-type="float">
            <text:p>0.8562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483.4" calcext:value-type="float">
            <text:p>483.4</text:p>
          </table:table-cell>
          <table:table-cell office:value-type="float" office:value="37.8" calcext:value-type="float">
            <text:p>37.8</text:p>
          </table:table-cell>
          <table:table-cell office:value-type="float" office:value="142.42171" calcext:value-type="float">
            <text:p>142.4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27" calcext:value-type="float">
            <text:p>0.9990</text:p>
          </table:table-cell>
          <table:table-cell office:value-type="float" office:value="0.982596" calcext:value-type="float">
            <text:p>0.9826</text:p>
          </table:table-cell>
          <table:table-cell office:value-type="float" office:value="0.97991" calcext:value-type="float">
            <text:p>0.9799</text:p>
          </table:table-cell>
          <table:table-cell table:formula="of:=1-0.00026*[.C581]" office:value-type="float" office:value="0.990172" calcext:value-type="float">
            <text:p>0.9902</text:p>
          </table:table-cell>
          <table:table-cell office:value-type="float" office:value="0.9758" calcext:value-type="float">
            <text:p>0.9758</text:p>
          </table:table-cell>
          <table:table-cell table:formula="of:=[.E581]*[.F581]*[.G581]*[.H581]*[.I581]*[.J581]*[.K581]*[.L581]*[.M581]" office:value-type="float" office:value="0.841334915815419" calcext:value-type="float">
            <text:p>0.8413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483.4" calcext:value-type="float">
            <text:p>483.4</text:p>
          </table:table-cell>
          <table:table-cell office:value-type="float" office:value="37.8" calcext:value-type="float">
            <text:p>37.8</text:p>
          </table:table-cell>
          <table:table-cell office:value-type="float" office:value="178.3433" calcext:value-type="float">
            <text:p>178.3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55" calcext:value-type="float">
            <text:p>0.9985</text:p>
          </table:table-cell>
          <table:table-cell office:value-type="float" office:value="0.981033" calcext:value-type="float">
            <text:p>0.9810</text:p>
          </table:table-cell>
          <table:table-cell office:value-type="float" office:value="0.98051" calcext:value-type="float">
            <text:p>0.9805</text:p>
          </table:table-cell>
          <table:table-cell table:formula="of:=1-0.00026*[.C582]" office:value-type="float" office:value="0.990172" calcext:value-type="float">
            <text:p>0.9902</text:p>
          </table:table-cell>
          <table:table-cell office:value-type="float" office:value="0.9758" calcext:value-type="float">
            <text:p>0.9758</text:p>
          </table:table-cell>
          <table:table-cell table:formula="of:=[.E582]*[.F582]*[.G582]*[.H582]*[.I582]*[.J582]*[.K582]*[.L582]*[.M582]" office:value-type="float" office:value="0.840029707968208" calcext:value-type="float">
            <text:p>0.8400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483.3" calcext:value-type="float">
            <text:p>483.3</text:p>
          </table:table-cell>
          <table:table-cell office:value-type="float" office:value="37.8" calcext:value-type="float">
            <text:p>37.8</text:p>
          </table:table-cell>
          <table:table-cell office:value-type="float" office:value="138.52621" calcext:value-type="float">
            <text:p>138.5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01" calcext:value-type="float">
            <text:p>0.9990</text:p>
          </table:table-cell>
          <table:table-cell office:value-type="float" office:value="0.980742" calcext:value-type="float">
            <text:p>0.9807</text:p>
          </table:table-cell>
          <table:table-cell office:value-type="float" office:value="0.97904" calcext:value-type="float">
            <text:p>0.9790</text:p>
          </table:table-cell>
          <table:table-cell table:formula="of:=1-0.00026*[.C583]" office:value-type="float" office:value="0.990172" calcext:value-type="float">
            <text:p>0.9902</text:p>
          </table:table-cell>
          <table:table-cell office:value-type="float" office:value="0.9758" calcext:value-type="float">
            <text:p>0.9758</text:p>
          </table:table-cell>
          <table:table-cell table:formula="of:=[.E583]*[.F583]*[.G583]*[.H583]*[.I583]*[.J583]*[.K583]*[.L583]*[.M583]" office:value-type="float" office:value="0.83898761719412" calcext:value-type="float">
            <text:p>0.8390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57.6" calcext:value-type="float">
            <text:p>57.6</text:p>
          </table:table-cell>
          <table:table-cell office:value-type="float" office:value="50.8" calcext:value-type="float">
            <text:p>50.8</text:p>
          </table:table-cell>
          <table:table-cell office:value-type="float" office:value="110.32589" calcext:value-type="float">
            <text:p>110.3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24" calcext:value-type="float">
            <text:p>0.9984</text:p>
          </table:table-cell>
          <table:table-cell office:value-type="float" office:value="0.993991" calcext:value-type="float">
            <text:p>0.9940</text:p>
          </table:table-cell>
          <table:table-cell office:value-type="float" office:value="0.99125" calcext:value-type="float">
            <text:p>0.9913</text:p>
          </table:table-cell>
          <table:table-cell table:formula="of:=1-0.00026*[.C584]" office:value-type="float" office:value="0.986792" calcext:value-type="float">
            <text:p>0.9868</text:p>
          </table:table-cell>
          <table:table-cell office:value-type="float" office:value="0.9971" calcext:value-type="float">
            <text:p>0.9971</text:p>
          </table:table-cell>
          <table:table-cell table:formula="of:=[.E584]*[.F584]*[.G584]*[.H584]*[.I584]*[.J584]*[.K584]*[.L584]*[.M584]" office:value-type="float" office:value="0.876201618600274" calcext:value-type="float">
            <text:p>0.8762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8.5" calcext:value-type="float">
            <text:p>8.5</text:p>
          </table:table-cell>
          <table:table-cell office:value-type="float" office:value="40.8" calcext:value-type="float">
            <text:p>40.8</text:p>
          </table:table-cell>
          <table:table-cell office:value-type="float" office:value="50.13342" calcext:value-type="float">
            <text:p>50.1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88" calcext:value-type="float">
            <text:p>0.9982</text:p>
          </table:table-cell>
          <table:table-cell office:value-type="float" office:value="1" calcext:value-type="float">
            <text:p>1.0000</text:p>
          </table:table-cell>
          <table:table-cell office:value-type="float" office:value="0.99832" calcext:value-type="float">
            <text:p>0.9983</text:p>
          </table:table-cell>
          <table:table-cell table:formula="of:=1-0.00026*[.C585]" office:value-type="float" office:value="0.989392" calcext:value-type="float">
            <text:p>0.9894</text:p>
          </table:table-cell>
          <table:table-cell office:value-type="float" office:value="0.9996" calcext:value-type="float">
            <text:p>0.9996</text:p>
          </table:table-cell>
          <table:table-cell table:formula="of:=[.E585]*[.F585]*[.G585]*[.H585]*[.I585]*[.J585]*[.K585]*[.L585]*[.M585]" office:value-type="float" office:value="0.892145745207939" calcext:value-type="float">
            <text:p>0.8921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28.1" calcext:value-type="float">
            <text:p>28.1</text:p>
          </table:table-cell>
          <table:table-cell office:value-type="float" office:value="50.8" calcext:value-type="float">
            <text:p>50.8</text:p>
          </table:table-cell>
          <table:table-cell office:value-type="float" office:value="98.78914" calcext:value-type="float">
            <text:p>98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23" calcext:value-type="float">
            <text:p>0.9993</text:p>
          </table:table-cell>
          <table:table-cell office:value-type="float" office:value="0.996346" calcext:value-type="float">
            <text:p>0.9963</text:p>
          </table:table-cell>
          <table:table-cell office:value-type="float" office:value="0.9946" calcext:value-type="float">
            <text:p>0.9946</text:p>
          </table:table-cell>
          <table:table-cell table:formula="of:=1-0.00026*[.C586]" office:value-type="float" office:value="0.986792" calcext:value-type="float">
            <text:p>0.9868</text:p>
          </table:table-cell>
          <table:table-cell office:value-type="float" office:value="0.9986" calcext:value-type="float">
            <text:p>0.9986</text:p>
          </table:table-cell>
          <table:table-cell table:formula="of:=[.E586]*[.F586]*[.G586]*[.H586]*[.I586]*[.J586]*[.K586]*[.L586]*[.M586]" office:value-type="float" office:value="0.883366146577136" calcext:value-type="float">
            <text:p>0.8834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69.3" calcext:value-type="float">
            <text:p>69.3</text:p>
          </table:table-cell>
          <table:table-cell office:value-type="float" office:value="20.3" calcext:value-type="float">
            <text:p>20.3</text:p>
          </table:table-cell>
          <table:table-cell office:value-type="float" office:value="64.85185" calcext:value-type="float">
            <text:p>64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27" calcext:value-type="float">
            <text:p>0.9988</text:p>
          </table:table-cell>
          <table:table-cell office:value-type="float" office:value="0.994135" calcext:value-type="float">
            <text:p>0.9941</text:p>
          </table:table-cell>
          <table:table-cell office:value-type="float" office:value="0.99543" calcext:value-type="float">
            <text:p>0.9954</text:p>
          </table:table-cell>
          <table:table-cell table:formula="of:=1-0.00026*[.C587]" office:value-type="float" office:value="0.994722" calcext:value-type="float">
            <text:p>0.9947</text:p>
          </table:table-cell>
          <table:table-cell office:value-type="float" office:value="0.9965" calcext:value-type="float">
            <text:p>0.9965</text:p>
          </table:table-cell>
          <table:table-cell table:formula="of:=[.E587]*[.F587]*[.G587]*[.H587]*[.I587]*[.J587]*[.K587]*[.L587]*[.M587]" office:value-type="float" office:value="0.886919982099092" calcext:value-type="float">
            <text:p>0.8869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68.1" calcext:value-type="float">
            <text:p>68.1</text:p>
          </table:table-cell>
          <table:table-cell office:value-type="float" office:value="19.8" calcext:value-type="float">
            <text:p>19.8</text:p>
          </table:table-cell>
          <table:table-cell office:value-type="float" office:value="57.61698" calcext:value-type="float">
            <text:p>57.6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2" calcext:value-type="float">
            <text:p>0.9983</text:p>
          </table:table-cell>
          <table:table-cell office:value-type="float" office:value="0.994625" calcext:value-type="float">
            <text:p>0.9946</text:p>
          </table:table-cell>
          <table:table-cell office:value-type="float" office:value="0.99515" calcext:value-type="float">
            <text:p>0.9952</text:p>
          </table:table-cell>
          <table:table-cell table:formula="of:=1-0.00026*[.C588]" office:value-type="float" office:value="0.994852" calcext:value-type="float">
            <text:p>0.9949</text:p>
          </table:table-cell>
          <table:table-cell office:value-type="float" office:value="0.9966" calcext:value-type="float">
            <text:p>0.9966</text:p>
          </table:table-cell>
          <table:table-cell table:formula="of:=[.E588]*[.F588]*[.G588]*[.H588]*[.I588]*[.J588]*[.K588]*[.L588]*[.M588]" office:value-type="float" office:value="0.886862110229924" calcext:value-type="float">
            <text:p>0.8869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120.5" calcext:value-type="float">
            <text:p>120.5</text:p>
          </table:table-cell>
          <table:table-cell office:value-type="float" office:value="17.8" calcext:value-type="float">
            <text:p>17.8</text:p>
          </table:table-cell>
          <table:table-cell office:value-type="float" office:value="65.02782" calcext:value-type="float">
            <text:p>65.0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93" calcext:value-type="float">
            <text:p>0.9989</text:p>
          </table:table-cell>
          <table:table-cell office:value-type="float" office:value="0.991142" calcext:value-type="float">
            <text:p>0.9911</text:p>
          </table:table-cell>
          <table:table-cell office:value-type="float" office:value="0.99406" calcext:value-type="float">
            <text:p>0.9941</text:p>
          </table:table-cell>
          <table:table-cell table:formula="of:=1-0.00026*[.C589]" office:value-type="float" office:value="0.995372" calcext:value-type="float">
            <text:p>0.9954</text:p>
          </table:table-cell>
          <table:table-cell office:value-type="float" office:value="0.994" calcext:value-type="float">
            <text:p>0.994</text:p>
          </table:table-cell>
          <table:table-cell table:formula="of:=[.E589]*[.F589]*[.G589]*[.H589]*[.I589]*[.J589]*[.K589]*[.L589]*[.M589]" office:value-type="float" office:value="0.881451259809262" calcext:value-type="float">
            <text:p>0.8815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120.3" calcext:value-type="float">
            <text:p>120.3</text:p>
          </table:table-cell>
          <table:table-cell office:value-type="float" office:value="17.8" calcext:value-type="float">
            <text:p>17.8</text:p>
          </table:table-cell>
          <table:table-cell office:value-type="float" office:value="43.23275" calcext:value-type="float">
            <text:p>43.2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72" calcext:value-type="float">
            <text:p>0.9986</text:p>
          </table:table-cell>
          <table:table-cell office:value-type="float" office:value="0.99229" calcext:value-type="float">
            <text:p>0.9923</text:p>
          </table:table-cell>
          <table:table-cell office:value-type="float" office:value="0.99404" calcext:value-type="float">
            <text:p>0.9940</text:p>
          </table:table-cell>
          <table:table-cell table:formula="of:=1-0.00026*[.C590]" office:value-type="float" office:value="0.995372" calcext:value-type="float">
            <text:p>0.9954</text:p>
          </table:table-cell>
          <table:table-cell office:value-type="float" office:value="0.994" calcext:value-type="float">
            <text:p>0.994</text:p>
          </table:table-cell>
          <table:table-cell table:formula="of:=[.E590]*[.F590]*[.G590]*[.H590]*[.I590]*[.J590]*[.K590]*[.L590]*[.M590]" office:value-type="float" office:value="0.882170872713936" calcext:value-type="float">
            <text:p>0.8822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120.1" calcext:value-type="float">
            <text:p>120.1</text:p>
          </table:table-cell>
          <table:table-cell office:value-type="float" office:value="17.8" calcext:value-type="float">
            <text:p>17.8</text:p>
          </table:table-cell>
          <table:table-cell office:value-type="float" office:value="30.35577" calcext:value-type="float">
            <text:p>30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764" calcext:value-type="float">
            <text:p>0.9988</text:p>
          </table:table-cell>
          <table:table-cell office:value-type="float" office:value="0.993407" calcext:value-type="float">
            <text:p>0.9934</text:p>
          </table:table-cell>
          <table:table-cell office:value-type="float" office:value="0.99279" calcext:value-type="float">
            <text:p>0.9928</text:p>
          </table:table-cell>
          <table:table-cell table:formula="of:=1-0.00026*[.C591]" office:value-type="float" office:value="0.995372" calcext:value-type="float">
            <text:p>0.9954</text:p>
          </table:table-cell>
          <table:table-cell office:value-type="float" office:value="0.994" calcext:value-type="float">
            <text:p>0.994</text:p>
          </table:table-cell>
          <table:table-cell table:formula="of:=[.E591]*[.F591]*[.G591]*[.H591]*[.I591]*[.J591]*[.K591]*[.L591]*[.M591]" office:value-type="float" office:value="0.882222936438555" calcext:value-type="float">
            <text:p>0.8822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119.9" calcext:value-type="float">
            <text:p>119.9</text:p>
          </table:table-cell>
          <table:table-cell office:value-type="float" office:value="17.8" calcext:value-type="float">
            <text:p>17.8</text:p>
          </table:table-cell>
          <table:table-cell office:value-type="float" office:value="34.2589" calcext:value-type="float">
            <text:p>34.2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81" calcext:value-type="float">
            <text:p>0.9989</text:p>
          </table:table-cell>
          <table:table-cell office:value-type="float" office:value="0.992167" calcext:value-type="float">
            <text:p>0.9922</text:p>
          </table:table-cell>
          <table:table-cell office:value-type="float" office:value="0.99294" calcext:value-type="float">
            <text:p>0.9929</text:p>
          </table:table-cell>
          <table:table-cell table:formula="of:=1-0.00026*[.C592]" office:value-type="float" office:value="0.995372" calcext:value-type="float">
            <text:p>0.9954</text:p>
          </table:table-cell>
          <table:table-cell office:value-type="float" office:value="0.994" calcext:value-type="float">
            <text:p>0.994</text:p>
          </table:table-cell>
          <table:table-cell table:formula="of:=[.E592]*[.F592]*[.G592]*[.H592]*[.I592]*[.J592]*[.K592]*[.L592]*[.M592]" office:value-type="float" office:value="0.881358082201814" calcext:value-type="float">
            <text:p>0.8814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45.7" calcext:value-type="float">
            <text:p>45.7</text:p>
          </table:table-cell>
          <table:table-cell office:value-type="float" office:value="39.8" calcext:value-type="float">
            <text:p>39.8</text:p>
          </table:table-cell>
          <table:table-cell office:value-type="float" office:value="123.9492" calcext:value-type="float">
            <text:p>123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56" calcext:value-type="float">
            <text:p>0.9985</text:p>
          </table:table-cell>
          <table:table-cell office:value-type="float" office:value="0.994595" calcext:value-type="float">
            <text:p>0.9946</text:p>
          </table:table-cell>
          <table:table-cell office:value-type="float" office:value="0.99783" calcext:value-type="float">
            <text:p>0.9978</text:p>
          </table:table-cell>
          <table:table-cell table:formula="of:=1-0.00026*[.C593]" office:value-type="float" office:value="0.989652" calcext:value-type="float">
            <text:p>0.9897</text:p>
          </table:table-cell>
          <table:table-cell office:value-type="float" office:value="0.9977" calcext:value-type="float">
            <text:p>0.9977</text:p>
          </table:table-cell>
          <table:table-cell table:formula="of:=[.E593]*[.F593]*[.G593]*[.H593]*[.I593]*[.J593]*[.K593]*[.L593]*[.M593]" office:value-type="float" office:value="0.885672762943141" calcext:value-type="float">
            <text:p>0.8857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91.9" calcext:value-type="float">
            <text:p>91.9</text:p>
          </table:table-cell>
          <table:table-cell office:value-type="float" office:value="39.3" calcext:value-type="float">
            <text:p>39.3</text:p>
          </table:table-cell>
          <table:table-cell office:value-type="float" office:value="115.11526" calcext:value-type="float">
            <text:p>115.1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99" calcext:value-type="float">
            <text:p>0.9983</text:p>
          </table:table-cell>
          <table:table-cell office:value-type="float" office:value="0.994898" calcext:value-type="float">
            <text:p>0.9949</text:p>
          </table:table-cell>
          <table:table-cell office:value-type="float" office:value="0.99605" calcext:value-type="float">
            <text:p>0.9961</text:p>
          </table:table-cell>
          <table:table-cell table:formula="of:=1-0.00026*[.C594]" office:value-type="float" office:value="0.989782" calcext:value-type="float">
            <text:p>0.9898</text:p>
          </table:table-cell>
          <table:table-cell office:value-type="float" office:value="0.9954" calcext:value-type="float">
            <text:p>0.9954</text:p>
          </table:table-cell>
          <table:table-cell table:formula="of:=[.E594]*[.F594]*[.G594]*[.H594]*[.I594]*[.J594]*[.K594]*[.L594]*[.M594]" office:value-type="float" office:value="0.882300594994329" calcext:value-type="float">
            <text:p>0.8823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92.7" calcext:value-type="float">
            <text:p>92.7</text:p>
          </table:table-cell>
          <table:table-cell office:value-type="float" office:value="39.8" calcext:value-type="float">
            <text:p>39.8</text:p>
          </table:table-cell>
          <table:table-cell office:value-type="float" office:value="66.94321" calcext:value-type="float">
            <text:p>66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6672" calcext:value-type="float">
            <text:p>0.9967</text:p>
          </table:table-cell>
          <table:table-cell office:value-type="float" office:value="0.993344" calcext:value-type="float">
            <text:p>0.9933</text:p>
          </table:table-cell>
          <table:table-cell office:value-type="float" office:value="0.99549" calcext:value-type="float">
            <text:p>0.9955</text:p>
          </table:table-cell>
          <table:table-cell table:formula="of:=1-0.00026*[.C595]" office:value-type="float" office:value="0.989652" calcext:value-type="float">
            <text:p>0.9897</text:p>
          </table:table-cell>
          <table:table-cell office:value-type="float" office:value="0.9954" calcext:value-type="float">
            <text:p>0.9954</text:p>
          </table:table-cell>
          <table:table-cell table:formula="of:=[.E595]*[.F595]*[.G595]*[.H595]*[.I595]*[.J595]*[.K595]*[.L595]*[.M595]" office:value-type="float" office:value="0.878876851300148" calcext:value-type="float">
            <text:p>0.8789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324.9" calcext:value-type="float">
            <text:p>324.9</text:p>
          </table:table-cell>
          <table:table-cell office:value-type="float" office:value="23.3" calcext:value-type="float">
            <text:p>23.3</text:p>
          </table:table-cell>
          <table:table-cell office:value-type="float" office:value="82.64065" calcext:value-type="float">
            <text:p>82.6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62" calcext:value-type="float">
            <text:p>0.9985</text:p>
          </table:table-cell>
          <table:table-cell office:value-type="float" office:value="0.986009" calcext:value-type="float">
            <text:p>0.9860</text:p>
          </table:table-cell>
          <table:table-cell office:value-type="float" office:value="0.98636" calcext:value-type="float">
            <text:p>0.9864</text:p>
          </table:table-cell>
          <table:table-cell table:formula="of:=1-0.00026*[.C596]" office:value-type="float" office:value="0.993942" calcext:value-type="float">
            <text:p>0.9939</text:p>
          </table:table-cell>
          <table:table-cell office:value-type="float" office:value="0.9838" calcext:value-type="float">
            <text:p>0.9838</text:p>
          </table:table-cell>
          <table:table-cell table:formula="of:=[.E596]*[.F596]*[.G596]*[.H596]*[.I596]*[.J596]*[.K596]*[.L596]*[.M596]" office:value-type="float" office:value="0.859557201214055" calcext:value-type="float">
            <text:p>0.8596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325.3" calcext:value-type="float">
            <text:p>325.3</text:p>
          </table:table-cell>
          <table:table-cell office:value-type="float" office:value="23.3" calcext:value-type="float">
            <text:p>23.3</text:p>
          </table:table-cell>
          <table:table-cell office:value-type="float" office:value="74.05683" calcext:value-type="float">
            <text:p>74.0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64" calcext:value-type="float">
            <text:p>0.9983</text:p>
          </table:table-cell>
          <table:table-cell office:value-type="float" office:value="0.98837" calcext:value-type="float">
            <text:p>0.9884</text:p>
          </table:table-cell>
          <table:table-cell office:value-type="float" office:value="0.98641" calcext:value-type="float">
            <text:p>0.9864</text:p>
          </table:table-cell>
          <table:table-cell table:formula="of:=1-0.00026*[.C597]" office:value-type="float" office:value="0.993942" calcext:value-type="float">
            <text:p>0.9939</text:p>
          </table:table-cell>
          <table:table-cell office:value-type="float" office:value="0.9837" calcext:value-type="float">
            <text:p>0.9837</text:p>
          </table:table-cell>
          <table:table-cell table:formula="of:=[.E597]*[.F597]*[.G597]*[.H597]*[.I597]*[.J597]*[.K597]*[.L597]*[.M597]" office:value-type="float" office:value="0.861400650000819" calcext:value-type="float">
            <text:p>0.8614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325.7" calcext:value-type="float">
            <text:p>325.7</text:p>
          </table:table-cell>
          <table:table-cell office:value-type="float" office:value="23.3" calcext:value-type="float">
            <text:p>23.3</text:p>
          </table:table-cell>
          <table:table-cell office:value-type="float" office:value="85.41611" calcext:value-type="float">
            <text:p>85.4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58" calcext:value-type="float">
            <text:p>0.9987</text:p>
          </table:table-cell>
          <table:table-cell office:value-type="float" office:value="0.984941" calcext:value-type="float">
            <text:p>0.9849</text:p>
          </table:table-cell>
          <table:table-cell office:value-type="float" office:value="0.98631" calcext:value-type="float">
            <text:p>0.9863</text:p>
          </table:table-cell>
          <table:table-cell table:formula="of:=1-0.00026*[.C598]" office:value-type="float" office:value="0.993942" calcext:value-type="float">
            <text:p>0.9939</text:p>
          </table:table-cell>
          <table:table-cell office:value-type="float" office:value="0.9837" calcext:value-type="float">
            <text:p>0.9837</text:p>
          </table:table-cell>
          <table:table-cell table:formula="of:=[.E598]*[.F598]*[.G598]*[.H598]*[.I598]*[.J598]*[.K598]*[.L598]*[.M598]" office:value-type="float" office:value="0.858663895259926" calcext:value-type="float">
            <text:p>0.8587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146.1" calcext:value-type="float">
            <text:p>146.1</text:p>
          </table:table-cell>
          <table:table-cell office:value-type="float" office:value="20.3" calcext:value-type="float">
            <text:p>20.3</text:p>
          </table:table-cell>
          <table:table-cell office:value-type="float" office:value="66.63675" calcext:value-type="float">
            <text:p>66.6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49" calcext:value-type="float">
            <text:p>0.9988</text:p>
          </table:table-cell>
          <table:table-cell office:value-type="float" office:value="0.992232" calcext:value-type="float">
            <text:p>0.9922</text:p>
          </table:table-cell>
          <table:table-cell office:value-type="float" office:value="0.99349" calcext:value-type="float">
            <text:p>0.9935</text:p>
          </table:table-cell>
          <table:table-cell table:formula="of:=1-0.00026*[.C599]" office:value-type="float" office:value="0.994722" calcext:value-type="float">
            <text:p>0.9947</text:p>
          </table:table-cell>
          <table:table-cell office:value-type="float" office:value="0.9927" calcext:value-type="float">
            <text:p>0.9927</text:p>
          </table:table-cell>
          <table:table-cell table:formula="of:=[.E599]*[.F599]*[.G599]*[.H599]*[.I599]*[.J599]*[.K599]*[.L599]*[.M599]" office:value-type="float" office:value="0.880147305811493" calcext:value-type="float">
            <text:p>0.8801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146.2" calcext:value-type="float">
            <text:p>146.2</text:p>
          </table:table-cell>
          <table:table-cell office:value-type="float" office:value="20.3" calcext:value-type="float">
            <text:p>20.3</text:p>
          </table:table-cell>
          <table:table-cell office:value-type="float" office:value="64.82946" calcext:value-type="float">
            <text:p>64.8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059" calcext:value-type="float">
            <text:p>0.9971</text:p>
          </table:table-cell>
          <table:table-cell office:value-type="float" office:value="0.994118" calcext:value-type="float">
            <text:p>0.9941</text:p>
          </table:table-cell>
          <table:table-cell office:value-type="float" office:value="0.99255" calcext:value-type="float">
            <text:p>0.9926</text:p>
          </table:table-cell>
          <table:table-cell table:formula="of:=1-0.00026*[.C600]" office:value-type="float" office:value="0.994722" calcext:value-type="float">
            <text:p>0.9947</text:p>
          </table:table-cell>
          <table:table-cell office:value-type="float" office:value="0.9927" calcext:value-type="float">
            <text:p>0.9927</text:p>
          </table:table-cell>
          <table:table-cell table:formula="of:=[.E600]*[.F600]*[.G600]*[.H600]*[.I600]*[.J600]*[.K600]*[.L600]*[.M600]" office:value-type="float" office:value="0.879407134549031" calcext:value-type="float">
            <text:p>0.8794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286.3" calcext:value-type="float">
            <text:p>286.3</text:p>
          </table:table-cell>
          <table:table-cell office:value-type="float" office:value="19.3" calcext:value-type="float">
            <text:p>19.3</text:p>
          </table:table-cell>
          <table:table-cell office:value-type="float" office:value="58.71182" calcext:value-type="float">
            <text:p>58.7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39" calcext:value-type="float">
            <text:p>0.9993</text:p>
          </table:table-cell>
          <table:table-cell office:value-type="float" office:value="0.990086" calcext:value-type="float">
            <text:p>0.9901</text:p>
          </table:table-cell>
          <table:table-cell office:value-type="float" office:value="0.98981" calcext:value-type="float">
            <text:p>0.9898</text:p>
          </table:table-cell>
          <table:table-cell table:formula="of:=1-0.00026*[.C601]" office:value-type="float" office:value="0.994982" calcext:value-type="float">
            <text:p>0.9950</text:p>
          </table:table-cell>
          <table:table-cell office:value-type="float" office:value="0.9857" calcext:value-type="float">
            <text:p>0.9857</text:p>
          </table:table-cell>
          <table:table-cell table:formula="of:=[.E601]*[.F601]*[.G601]*[.H601]*[.I601]*[.J601]*[.K601]*[.L601]*[.M601]" office:value-type="float" office:value="0.869474048949551" calcext:value-type="float">
            <text:p>0.8695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286.2" calcext:value-type="float">
            <text:p>286.2</text:p>
          </table:table-cell>
          <table:table-cell office:value-type="float" office:value="19.3" calcext:value-type="float">
            <text:p>19.3</text:p>
          </table:table-cell>
          <table:table-cell office:value-type="float" office:value="76.5386" calcext:value-type="float">
            <text:p>76.5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94" calcext:value-type="float">
            <text:p>0.9982</text:p>
          </table:table-cell>
          <table:table-cell office:value-type="float" office:value="0.988132" calcext:value-type="float">
            <text:p>0.9881</text:p>
          </table:table-cell>
          <table:table-cell office:value-type="float" office:value="0.98895" calcext:value-type="float">
            <text:p>0.9890</text:p>
          </table:table-cell>
          <table:table-cell table:formula="of:=1-0.00026*[.C602]" office:value-type="float" office:value="0.994982" calcext:value-type="float">
            <text:p>0.9950</text:p>
          </table:table-cell>
          <table:table-cell office:value-type="float" office:value="0.9857" calcext:value-type="float">
            <text:p>0.9857</text:p>
          </table:table-cell>
          <table:table-cell table:formula="of:=[.E602]*[.F602]*[.G602]*[.H602]*[.I602]*[.J602]*[.K602]*[.L602]*[.M602]" office:value-type="float" office:value="0.866010753485121" calcext:value-type="float">
            <text:p>0.8660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489.3" calcext:value-type="float">
            <text:p>489.3</text:p>
          </table:table-cell>
          <table:table-cell office:value-type="float" office:value="17.3" calcext:value-type="float">
            <text:p>17.3</text:p>
          </table:table-cell>
          <table:table-cell office:value-type="float" office:value="55.77511" calcext:value-type="float">
            <text:p>55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4" calcext:value-type="float">
            <text:p>0.9981</text:p>
          </table:table-cell>
          <table:table-cell office:value-type="float" office:value="0.983023" calcext:value-type="float">
            <text:p>0.9830</text:p>
          </table:table-cell>
          <table:table-cell office:value-type="float" office:value="0.98178" calcext:value-type="float">
            <text:p>0.9818</text:p>
          </table:table-cell>
          <table:table-cell table:formula="of:=1-0.00026*[.C603]" office:value-type="float" office:value="0.995502" calcext:value-type="float">
            <text:p>0.9955</text:p>
          </table:table-cell>
          <table:table-cell office:value-type="float" office:value="0.9755" calcext:value-type="float">
            <text:p>0.9755</text:p>
          </table:table-cell>
          <table:table-cell table:formula="of:=[.E603]*[.F603]*[.G603]*[.H603]*[.I603]*[.J603]*[.K603]*[.L603]*[.M603]" office:value-type="float" office:value="0.846833014738945" calcext:value-type="float">
            <text:p>0.8468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489.4" calcext:value-type="float">
            <text:p>489.4</text:p>
          </table:table-cell>
          <table:table-cell office:value-type="float" office:value="17.3" calcext:value-type="float">
            <text:p>17.3</text:p>
          </table:table-cell>
          <table:table-cell office:value-type="float" office:value="58.75121" calcext:value-type="float">
            <text:p>58.7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566" calcext:value-type="float">
            <text:p>0.9996</text:p>
          </table:table-cell>
          <table:table-cell office:value-type="float" office:value="0.987638" calcext:value-type="float">
            <text:p>0.9876</text:p>
          </table:table-cell>
          <table:table-cell office:value-type="float" office:value="0.98148" calcext:value-type="float">
            <text:p>0.9815</text:p>
          </table:table-cell>
          <table:table-cell table:formula="of:=1-0.00026*[.C604]" office:value-type="float" office:value="0.995502" calcext:value-type="float">
            <text:p>0.9955</text:p>
          </table:table-cell>
          <table:table-cell office:value-type="float" office:value="0.9755" calcext:value-type="float">
            <text:p>0.9755</text:p>
          </table:table-cell>
          <table:table-cell table:formula="of:=[.E604]*[.F604]*[.G604]*[.H604]*[.I604]*[.J604]*[.K604]*[.L604]*[.M604]" office:value-type="float" office:value="0.851763806490802" calcext:value-type="float">
            <text:p>0.8518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491.1" calcext:value-type="float">
            <text:p>491.1</text:p>
          </table:table-cell>
          <table:table-cell office:value-type="float" office:value="17.3" calcext:value-type="float">
            <text:p>17.3</text:p>
          </table:table-cell>
          <table:table-cell office:value-type="float" office:value="61.09777" calcext:value-type="float">
            <text:p>61.1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7" calcext:value-type="float">
            <text:p>0.9994</text:p>
          </table:table-cell>
          <table:table-cell office:value-type="float" office:value="0.983193" calcext:value-type="float">
            <text:p>0.9832</text:p>
          </table:table-cell>
          <table:table-cell office:value-type="float" office:value="0.98207" calcext:value-type="float">
            <text:p>0.9821</text:p>
          </table:table-cell>
          <table:table-cell table:formula="of:=1-0.00026*[.C605]" office:value-type="float" office:value="0.995502" calcext:value-type="float">
            <text:p>0.9955</text:p>
          </table:table-cell>
          <table:table-cell office:value-type="float" office:value="0.9754" calcext:value-type="float">
            <text:p>0.9754</text:p>
          </table:table-cell>
          <table:table-cell table:formula="of:=[.E605]*[.F605]*[.G605]*[.H605]*[.I605]*[.J605]*[.K605]*[.L605]*[.M605]" office:value-type="float" office:value="0.84818672149595" calcext:value-type="float">
            <text:p>0.8482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493.5" calcext:value-type="float">
            <text:p>493.5</text:p>
          </table:table-cell>
          <table:table-cell office:value-type="float" office:value="17.3" calcext:value-type="float">
            <text:p>17.3</text:p>
          </table:table-cell>
          <table:table-cell office:value-type="float" office:value="56.98678" calcext:value-type="float">
            <text:p>56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15" calcext:value-type="float">
            <text:p>0.9982</text:p>
          </table:table-cell>
          <table:table-cell office:value-type="float" office:value="0.980347" calcext:value-type="float">
            <text:p>0.9803</text:p>
          </table:table-cell>
          <table:table-cell office:value-type="float" office:value="0.98104" calcext:value-type="float">
            <text:p>0.9810</text:p>
          </table:table-cell>
          <table:table-cell table:formula="of:=1-0.00026*[.C606]" office:value-type="float" office:value="0.995502" calcext:value-type="float">
            <text:p>0.9955</text:p>
          </table:table-cell>
          <table:table-cell office:value-type="float" office:value="0.9753" calcext:value-type="float">
            <text:p>0.9753</text:p>
          </table:table-cell>
          <table:table-cell table:formula="of:=[.E606]*[.F606]*[.G606]*[.H606]*[.I606]*[.J606]*[.K606]*[.L606]*[.M606]" office:value-type="float" office:value="0.843726640458552" calcext:value-type="float">
            <text:p>0.8437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495" calcext:value-type="float">
            <text:p>495.0</text:p>
          </table:table-cell>
          <table:table-cell office:value-type="float" office:value="17.3" calcext:value-type="float">
            <text:p>17.3</text:p>
          </table:table-cell>
          <table:table-cell office:value-type="float" office:value="37.74733" calcext:value-type="float">
            <text:p>37.7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31" calcext:value-type="float">
            <text:p>0.9993</text:p>
          </table:table-cell>
          <table:table-cell office:value-type="float" office:value="0.982408" calcext:value-type="float">
            <text:p>0.9824</text:p>
          </table:table-cell>
          <table:table-cell office:value-type="float" office:value="0.98027" calcext:value-type="float">
            <text:p>0.9803</text:p>
          </table:table-cell>
          <table:table-cell table:formula="of:=1-0.00026*[.C607]" office:value-type="float" office:value="0.995502" calcext:value-type="float">
            <text:p>0.9955</text:p>
          </table:table-cell>
          <table:table-cell office:value-type="float" office:value="0.9752" calcext:value-type="float">
            <text:p>0.9752</text:p>
          </table:table-cell>
          <table:table-cell table:formula="of:=[.E607]*[.F607]*[.G607]*[.H607]*[.I607]*[.J607]*[.K607]*[.L607]*[.M607]" office:value-type="float" office:value="0.845731906792489" calcext:value-type="float">
            <text:p>0.8457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87.3" calcext:value-type="float">
            <text:p>187.3</text:p>
          </table:table-cell>
          <table:table-cell office:value-type="float" office:value="40.8" calcext:value-type="float">
            <text:p>40.8</text:p>
          </table:table-cell>
          <table:table-cell office:value-type="float" office:value="87.43796" calcext:value-type="float">
            <text:p>87.4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83" calcext:value-type="float">
            <text:p>0.9989</text:p>
          </table:table-cell>
          <table:table-cell office:value-type="float" office:value="0.993296" calcext:value-type="float">
            <text:p>0.9933</text:p>
          </table:table-cell>
          <table:table-cell office:value-type="float" office:value="0.99342" calcext:value-type="float">
            <text:p>0.9934</text:p>
          </table:table-cell>
          <table:table-cell table:formula="of:=1-0.00026*[.C608]" office:value-type="float" office:value="0.989392" calcext:value-type="float">
            <text:p>0.9894</text:p>
          </table:table-cell>
          <table:table-cell office:value-type="float" office:value="0.9906" calcext:value-type="float">
            <text:p>0.9906</text:p>
          </table:table-cell>
          <table:table-cell table:formula="of:=[.E608]*[.F608]*[.G608]*[.H608]*[.I608]*[.J608]*[.K608]*[.L608]*[.M608]" office:value-type="float" office:value="0.874484218218552" calcext:value-type="float">
            <text:p>0.8745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186.9" calcext:value-type="float">
            <text:p>186.9</text:p>
          </table:table-cell>
          <table:table-cell office:value-type="float" office:value="40.8" calcext:value-type="float">
            <text:p>40.8</text:p>
          </table:table-cell>
          <table:table-cell office:value-type="float" office:value="15.79609" calcext:value-type="float">
            <text:p>15.8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3243" calcext:value-type="float">
            <text:p>0.9932</text:p>
          </table:table-cell>
          <table:table-cell office:value-type="float" office:value="0.99365" calcext:value-type="float">
            <text:p>0.9937</text:p>
          </table:table-cell>
          <table:table-cell table:formula="of:=1-0.00026*[.C609]" office:value-type="float" office:value="0.989392" calcext:value-type="float">
            <text:p>0.9894</text:p>
          </table:table-cell>
          <table:table-cell office:value-type="float" office:value="0.9907" calcext:value-type="float">
            <text:p>0.9907</text:p>
          </table:table-cell>
          <table:table-cell table:formula="of:=[.E609]*[.F609]*[.G609]*[.H609]*[.I609]*[.J609]*[.K609]*[.L609]*[.M609]" office:value-type="float" office:value="0.875706468610471" calcext:value-type="float">
            <text:p>0.8757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187" calcext:value-type="float">
            <text:p>187.0</text:p>
          </table:table-cell>
          <table:table-cell office:value-type="float" office:value="40.8" calcext:value-type="float">
            <text:p>40.8</text:p>
          </table:table-cell>
          <table:table-cell office:value-type="float" office:value="66.43751" calcext:value-type="float">
            <text:p>66.4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08" calcext:value-type="float">
            <text:p>0.9983</text:p>
          </table:table-cell>
          <table:table-cell office:value-type="float" office:value="0.996616" calcext:value-type="float">
            <text:p>0.9966</text:p>
          </table:table-cell>
          <table:table-cell office:value-type="float" office:value="0.99121" calcext:value-type="float">
            <text:p>0.9912</text:p>
          </table:table-cell>
          <table:table-cell table:formula="of:=1-0.00026*[.C610]" office:value-type="float" office:value="0.989392" calcext:value-type="float">
            <text:p>0.9894</text:p>
          </table:table-cell>
          <table:table-cell office:value-type="float" office:value="0.9907" calcext:value-type="float">
            <text:p>0.9907</text:p>
          </table:table-cell>
          <table:table-cell table:formula="of:=[.E610]*[.F610]*[.G610]*[.H610]*[.I610]*[.J610]*[.K610]*[.L610]*[.M610]" office:value-type="float" office:value="0.875039563283617" calcext:value-type="float">
            <text:p>0.8750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27.3" calcext:value-type="float">
            <text:p>27.3</text:p>
          </table:table-cell>
          <table:table-cell office:value-type="float" office:value="40.8" calcext:value-type="float">
            <text:p>40.8</text:p>
          </table:table-cell>
          <table:table-cell office:value-type="float" office:value="103.25533" calcext:value-type="float">
            <text:p>103.2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94" calcext:value-type="float">
            <text:p>0.9985</text:p>
          </table:table-cell>
          <table:table-cell office:value-type="float" office:value="0.99247" calcext:value-type="float">
            <text:p>0.9925</text:p>
          </table:table-cell>
          <table:table-cell office:value-type="float" office:value="0.9973" calcext:value-type="float">
            <text:p>0.9973</text:p>
          </table:table-cell>
          <table:table-cell table:formula="of:=1-0.00026*[.C611]" office:value-type="float" office:value="0.989392" calcext:value-type="float">
            <text:p>0.9894</text:p>
          </table:table-cell>
          <table:table-cell office:value-type="float" office:value="0.9986" calcext:value-type="float">
            <text:p>0.9986</text:p>
          </table:table-cell>
          <table:table-cell table:formula="of:=[.E611]*[.F611]*[.G611]*[.H611]*[.I611]*[.J611]*[.K611]*[.L611]*[.M611]" office:value-type="float" office:value="0.883909238474686" calcext:value-type="float">
            <text:p>0.8839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27.3" calcext:value-type="float">
            <text:p>27.3</text:p>
          </table:table-cell>
          <table:table-cell office:value-type="float" office:value="40.8" calcext:value-type="float">
            <text:p>40.8</text:p>
          </table:table-cell>
          <table:table-cell office:value-type="float" office:value="101.4061" calcext:value-type="float">
            <text:p>101.4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5455" calcext:value-type="float">
            <text:p>0.9955</text:p>
          </table:table-cell>
          <table:table-cell office:value-type="float" office:value="0.992424" calcext:value-type="float">
            <text:p>0.9924</text:p>
          </table:table-cell>
          <table:table-cell office:value-type="float" office:value="0.99773" calcext:value-type="float">
            <text:p>0.9977</text:p>
          </table:table-cell>
          <table:table-cell table:formula="of:=1-0.00026*[.C612]" office:value-type="float" office:value="0.989392" calcext:value-type="float">
            <text:p>0.9894</text:p>
          </table:table-cell>
          <table:table-cell office:value-type="float" office:value="0.9986" calcext:value-type="float">
            <text:p>0.9986</text:p>
          </table:table-cell>
          <table:table-cell table:formula="of:=[.E612]*[.F612]*[.G612]*[.H612]*[.I612]*[.J612]*[.K612]*[.L612]*[.M612]" office:value-type="float" office:value="0.881558075573102" calcext:value-type="float">
            <text:p>0.8816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224.6" calcext:value-type="float">
            <text:p>224.6</text:p>
          </table:table-cell>
          <table:table-cell office:value-type="float" office:value="51.3" calcext:value-type="float">
            <text:p>51.3</text:p>
          </table:table-cell>
          <table:table-cell office:value-type="float" office:value="153.02554" calcext:value-type="float">
            <text:p>153.03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17" calcext:value-type="float">
            <text:p>0.9982</text:p>
          </table:table-cell>
          <table:table-cell office:value-type="float" office:value="0.988827" calcext:value-type="float">
            <text:p>0.9888</text:p>
          </table:table-cell>
          <table:table-cell office:value-type="float" office:value="0.98523" calcext:value-type="float">
            <text:p>0.9852</text:p>
          </table:table-cell>
          <table:table-cell table:formula="of:=1-0.00026*[.C613]" office:value-type="float" office:value="0.986662" calcext:value-type="float">
            <text:p>0.9867</text:p>
          </table:table-cell>
          <table:table-cell office:value-type="float" office:value="0.9888" calcext:value-type="float">
            <text:p>0.9888</text:p>
          </table:table-cell>
          <table:table-cell table:formula="of:=[.E613]*[.F613]*[.G613]*[.H613]*[.I613]*[.J613]*[.K613]*[.L613]*[.M613]" office:value-type="float" office:value="0.858852958645655" calcext:value-type="float">
            <text:p>0.8589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224.6" calcext:value-type="float">
            <text:p>224.6</text:p>
          </table:table-cell>
          <table:table-cell office:value-type="float" office:value="51.3" calcext:value-type="float">
            <text:p>51.3</text:p>
          </table:table-cell>
          <table:table-cell office:value-type="float" office:value="143.89967" calcext:value-type="float">
            <text:p>143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9" calcext:value-type="float">
            <text:p>0.9990</text:p>
          </table:table-cell>
          <table:table-cell office:value-type="float" office:value="0.985983" calcext:value-type="float">
            <text:p>0.9860</text:p>
          </table:table-cell>
          <table:table-cell office:value-type="float" office:value="0.98513" calcext:value-type="float">
            <text:p>0.9851</text:p>
          </table:table-cell>
          <table:table-cell table:formula="of:=1-0.00026*[.C614]" office:value-type="float" office:value="0.986662" calcext:value-type="float">
            <text:p>0.9867</text:p>
          </table:table-cell>
          <table:table-cell office:value-type="float" office:value="0.9888" calcext:value-type="float">
            <text:p>0.9888</text:p>
          </table:table-cell>
          <table:table-cell table:formula="of:=[.E614]*[.F614]*[.G614]*[.H614]*[.I614]*[.J614]*[.K614]*[.L614]*[.M614]" office:value-type="float" office:value="0.856958958429519" calcext:value-type="float">
            <text:p>0.8570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418.9" calcext:value-type="float">
            <text:p>418.9</text:p>
          </table:table-cell>
          <table:table-cell office:value-type="float" office:value="51.3" calcext:value-type="float">
            <text:p>51.3</text:p>
          </table:table-cell>
          <table:table-cell office:value-type="float" office:value="152.91717" calcext:value-type="float">
            <text:p>152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23" calcext:value-type="float">
            <text:p>0.9984</text:p>
          </table:table-cell>
          <table:table-cell office:value-type="float" office:value="0.981474" calcext:value-type="float">
            <text:p>0.9815</text:p>
          </table:table-cell>
          <table:table-cell office:value-type="float" office:value="0.97907" calcext:value-type="float">
            <text:p>0.9791</text:p>
          </table:table-cell>
          <table:table-cell table:formula="of:=1-0.00026*[.C615]" office:value-type="float" office:value="0.986662" calcext:value-type="float">
            <text:p>0.9867</text:p>
          </table:table-cell>
          <table:table-cell office:value-type="float" office:value="0.9791" calcext:value-type="float">
            <text:p>0.9791</text:p>
          </table:table-cell>
          <table:table-cell table:formula="of:=[.E615]*[.F615]*[.G615]*[.H615]*[.I615]*[.J615]*[.K615]*[.L615]*[.M615]" office:value-type="float" office:value="0.8389993472744" calcext:value-type="float">
            <text:p>0.8390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418.7" calcext:value-type="float">
            <text:p>418.7</text:p>
          </table:table-cell>
          <table:table-cell office:value-type="float" office:value="51.3" calcext:value-type="float">
            <text:p>51.3</text:p>
          </table:table-cell>
          <table:table-cell office:value-type="float" office:value="148.31819" calcext:value-type="float">
            <text:p>148.32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59" calcext:value-type="float">
            <text:p>0.9987</text:p>
          </table:table-cell>
          <table:table-cell office:value-type="float" office:value="0.981636" calcext:value-type="float">
            <text:p>0.9816</text:p>
          </table:table-cell>
          <table:table-cell office:value-type="float" office:value="0.97847" calcext:value-type="float">
            <text:p>0.9785</text:p>
          </table:table-cell>
          <table:table-cell table:formula="of:=1-0.00026*[.C616]" office:value-type="float" office:value="0.986662" calcext:value-type="float">
            <text:p>0.9867</text:p>
          </table:table-cell>
          <table:table-cell office:value-type="float" office:value="0.9791" calcext:value-type="float">
            <text:p>0.9791</text:p>
          </table:table-cell>
          <table:table-cell table:formula="of:=[.E616]*[.F616]*[.G616]*[.H616]*[.I616]*[.J616]*[.K616]*[.L616]*[.M616]" office:value-type="float" office:value="0.838821812619689" calcext:value-type="float">
            <text:p>0.838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12" calcext:value-type="float">
            <text:p>212.0</text:p>
          </table:table-cell>
          <table:table-cell office:value-type="float" office:value="25.8" calcext:value-type="float">
            <text:p>25.8</text:p>
          </table:table-cell>
          <table:table-cell office:value-type="float" office:value="81.94349" calcext:value-type="float">
            <text:p>81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897" calcext:value-type="float">
            <text:p>0.9979</text:p>
          </table:table-cell>
          <table:table-cell office:value-type="float" office:value="0.987805" calcext:value-type="float">
            <text:p>0.9878</text:p>
          </table:table-cell>
          <table:table-cell office:value-type="float" office:value="0.9895" calcext:value-type="float">
            <text:p>0.9895</text:p>
          </table:table-cell>
          <table:table-cell table:formula="of:=1-0.00026*[.C617]" office:value-type="float" office:value="0.993292" calcext:value-type="float">
            <text:p>0.9933</text:p>
          </table:table-cell>
          <table:table-cell office:value-type="float" office:value="0.9894" calcext:value-type="float">
            <text:p>0.9894</text:p>
          </table:table-cell>
          <table:table-cell table:formula="of:=[.E617]*[.F617]*[.G617]*[.H617]*[.I617]*[.J617]*[.K617]*[.L617]*[.M617]" office:value-type="float" office:value="0.867722042364384" calcext:value-type="float">
            <text:p>0.8677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48.8" calcext:value-type="float">
            <text:p>48.8</text:p>
          </table:table-cell>
          <table:table-cell office:value-type="float" office:value="40.8" calcext:value-type="float">
            <text:p>40.8</text:p>
          </table:table-cell>
          <table:table-cell office:value-type="float" office:value="118.8925" calcext:value-type="float">
            <text:p>118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1" calcext:value-type="float">
            <text:p>0.9988</text:p>
          </table:table-cell>
          <table:table-cell office:value-type="float" office:value="0.995238" calcext:value-type="float">
            <text:p>0.9952</text:p>
          </table:table-cell>
          <table:table-cell office:value-type="float" office:value="0.9972" calcext:value-type="float">
            <text:p>0.9972</text:p>
          </table:table-cell>
          <table:table-cell table:formula="of:=1-0.00026*[.C618]" office:value-type="float" office:value="0.989392" calcext:value-type="float">
            <text:p>0.9894</text:p>
          </table:table-cell>
          <table:table-cell office:value-type="float" office:value="0.9976" calcext:value-type="float">
            <text:p>0.9976</text:p>
          </table:table-cell>
          <table:table-cell table:formula="of:=[.E618]*[.F618]*[.G618]*[.H618]*[.I618]*[.J618]*[.K618]*[.L618]*[.M618]" office:value-type="float" office:value="0.885678264622088" calcext:value-type="float">
            <text:p>0.8857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48.8" calcext:value-type="float">
            <text:p>48.8</text:p>
          </table:table-cell>
          <table:table-cell office:value-type="float" office:value="40.8" calcext:value-type="float">
            <text:p>40.8</text:p>
          </table:table-cell>
          <table:table-cell office:value-type="float" office:value="90.30244" calcext:value-type="float">
            <text:p>90.3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269" calcext:value-type="float">
            <text:p>0.9927</text:p>
          </table:table-cell>
          <table:table-cell office:value-type="float" office:value="0.99715" calcext:value-type="float">
            <text:p>0.9972</text:p>
          </table:table-cell>
          <table:table-cell table:formula="of:=1-0.00026*[.C619]" office:value-type="float" office:value="0.989392" calcext:value-type="float">
            <text:p>0.9894</text:p>
          </table:table-cell>
          <table:table-cell office:value-type="float" office:value="0.9976" calcext:value-type="float">
            <text:p>0.9976</text:p>
          </table:table-cell>
          <table:table-cell table:formula="of:=[.E619]*[.F619]*[.G619]*[.H619]*[.I619]*[.J619]*[.K619]*[.L619]*[.M619]" office:value-type="float" office:value="0.884418922494934" calcext:value-type="float">
            <text:p>0.8844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91.6" calcext:value-type="float">
            <text:p>91.6</text:p>
          </table:table-cell>
          <table:table-cell office:value-type="float" office:value="40.8" calcext:value-type="float">
            <text:p>40.8</text:p>
          </table:table-cell>
          <table:table-cell office:value-type="float" office:value="84.50398" calcext:value-type="float">
            <text:p>84.5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number-columns-repeated="2" office:value-type="float" office:value="0.997214" calcext:value-type="float">
            <text:p>0.9972</text:p>
          </table:table-cell>
          <table:table-cell office:value-type="float" office:value="0.9957" calcext:value-type="float">
            <text:p>0.9957</text:p>
          </table:table-cell>
          <table:table-cell table:formula="of:=1-0.00026*[.C620]" office:value-type="float" office:value="0.989392" calcext:value-type="float">
            <text:p>0.9894</text:p>
          </table:table-cell>
          <table:table-cell office:value-type="float" office:value="0.9954" calcext:value-type="float">
            <text:p>0.9954</text:p>
          </table:table-cell>
          <table:table-cell table:formula="of:=[.E620]*[.F620]*[.G620]*[.H620]*[.I620]*[.J620]*[.K620]*[.L620]*[.M620]" office:value-type="float" office:value="0.882734950994627" calcext:value-type="float">
            <text:p>0.8827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91.8" calcext:value-type="float">
            <text:p>91.8</text:p>
          </table:table-cell>
          <table:table-cell office:value-type="float" office:value="41.3" calcext:value-type="float">
            <text:p>41.3</text:p>
          </table:table-cell>
          <table:table-cell office:value-type="float" office:value="85.35686" calcext:value-type="float">
            <text:p>85.3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44" calcext:value-type="float">
            <text:p>0.9985</text:p>
          </table:table-cell>
          <table:table-cell office:value-type="float" office:value="0.991266" calcext:value-type="float">
            <text:p>0.9913</text:p>
          </table:table-cell>
          <table:table-cell office:value-type="float" office:value="0.99496" calcext:value-type="float">
            <text:p>0.9950</text:p>
          </table:table-cell>
          <table:table-cell table:formula="of:=1-0.00026*[.C621]" office:value-type="float" office:value="0.989262" calcext:value-type="float">
            <text:p>0.9893</text:p>
          </table:table-cell>
          <table:table-cell office:value-type="float" office:value="0.9954" calcext:value-type="float">
            <text:p>0.9954</text:p>
          </table:table-cell>
          <table:table-cell table:formula="of:=[.E621]*[.F621]*[.G621]*[.H621]*[.I621]*[.J621]*[.K621]*[.L621]*[.M621]" office:value-type="float" office:value="0.877871706329641" calcext:value-type="float">
            <text:p>0.8779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496.9" calcext:value-type="float">
            <text:p>496.9</text:p>
          </table:table-cell>
          <table:table-cell office:value-type="float" office:value="30.8" calcext:value-type="float">
            <text:p>30.8</text:p>
          </table:table-cell>
          <table:table-cell office:value-type="float" office:value="100.66302" calcext:value-type="float">
            <text:p>100.6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26" calcext:value-type="float">
            <text:p>0.9982</text:p>
          </table:table-cell>
          <table:table-cell office:value-type="float" office:value="0.981302" calcext:value-type="float">
            <text:p>0.9813</text:p>
          </table:table-cell>
          <table:table-cell office:value-type="float" office:value="0.97822" calcext:value-type="float">
            <text:p>0.9782</text:p>
          </table:table-cell>
          <table:table-cell table:formula="of:=1-0.00026*[.C622]" office:value-type="float" office:value="0.991992" calcext:value-type="float">
            <text:p>0.9920</text:p>
          </table:table-cell>
          <table:table-cell office:value-type="float" office:value="0.9752" calcext:value-type="float">
            <text:p>0.9752</text:p>
          </table:table-cell>
          <table:table-cell table:formula="of:=[.E622]*[.F622]*[.G622]*[.H622]*[.I622]*[.J622]*[.K622]*[.L622]*[.M622]" office:value-type="float" office:value="0.839129544179251" calcext:value-type="float">
            <text:p>0.8391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497" calcext:value-type="float">
            <text:p>497.0</text:p>
          </table:table-cell>
          <table:table-cell office:value-type="float" office:value="30.8" calcext:value-type="float">
            <text:p>30.8</text:p>
          </table:table-cell>
          <table:table-cell office:value-type="float" office:value="119.86844" calcext:value-type="float">
            <text:p>119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91" calcext:value-type="float">
            <text:p>0.9992</text:p>
          </table:table-cell>
          <table:table-cell office:value-type="float" office:value="0.98243" calcext:value-type="float">
            <text:p>0.9824</text:p>
          </table:table-cell>
          <table:table-cell office:value-type="float" office:value="0.98" calcext:value-type="float">
            <text:p>0.9800</text:p>
          </table:table-cell>
          <table:table-cell table:formula="of:=1-0.00026*[.C623]" office:value-type="float" office:value="0.991992" calcext:value-type="float">
            <text:p>0.9920</text:p>
          </table:table-cell>
          <table:table-cell office:value-type="float" office:value="0.9751" calcext:value-type="float">
            <text:p>0.9751</text:p>
          </table:table-cell>
          <table:table-cell table:formula="of:=[.E623]*[.F623]*[.G623]*[.H623]*[.I623]*[.J623]*[.K623]*[.L623]*[.M623]" office:value-type="float" office:value="0.84235000300146" calcext:value-type="float">
            <text:p>0.8424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497" calcext:value-type="float">
            <text:p>497.0</text:p>
          </table:table-cell>
          <table:table-cell office:value-type="float" office:value="30.8" calcext:value-type="float">
            <text:p>30.8</text:p>
          </table:table-cell>
          <table:table-cell office:value-type="float" office:value="61.08758" calcext:value-type="float">
            <text:p>61.0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88" calcext:value-type="float">
            <text:p>0.9989</text:p>
          </table:table-cell>
          <table:table-cell office:value-type="float" office:value="0.982083" calcext:value-type="float">
            <text:p>0.9821</text:p>
          </table:table-cell>
          <table:table-cell office:value-type="float" office:value="0.97978" calcext:value-type="float">
            <text:p>0.9798</text:p>
          </table:table-cell>
          <table:table-cell table:formula="of:=1-0.00026*[.C624]" office:value-type="float" office:value="0.991992" calcext:value-type="float">
            <text:p>0.9920</text:p>
          </table:table-cell>
          <table:table-cell office:value-type="float" office:value="0.9752" calcext:value-type="float">
            <text:p>0.9752</text:p>
          </table:table-cell>
          <table:table-cell table:formula="of:=[.E624]*[.F624]*[.G624]*[.H624]*[.I624]*[.J624]*[.K624]*[.L624]*[.M624]" office:value-type="float" office:value="0.841687725609122" calcext:value-type="float">
            <text:p>0.8417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226.5" calcext:value-type="float">
            <text:p>226.5</text:p>
          </table:table-cell>
          <table:table-cell office:value-type="float" office:value="27.8" calcext:value-type="float">
            <text:p>27.8</text:p>
          </table:table-cell>
          <table:table-cell office:value-type="float" office:value="89.68889" calcext:value-type="float">
            <text:p>89.69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313" calcext:value-type="float">
            <text:p>0.9983</text:p>
          </table:table-cell>
          <table:table-cell office:value-type="float" office:value="0.987346" calcext:value-type="float">
            <text:p>0.9873</text:p>
          </table:table-cell>
          <table:table-cell office:value-type="float" office:value="0.98644" calcext:value-type="float">
            <text:p>0.9864</text:p>
          </table:table-cell>
          <table:table-cell table:formula="of:=1-0.00026*[.C625]" office:value-type="float" office:value="0.992772" calcext:value-type="float">
            <text:p>0.9928</text:p>
          </table:table-cell>
          <table:table-cell office:value-type="float" office:value="0.9887" calcext:value-type="float">
            <text:p>0.9887</text:p>
          </table:table-cell>
          <table:table-cell table:formula="of:=[.E625]*[.F625]*[.G625]*[.H625]*[.I625]*[.J625]*[.K625]*[.L625]*[.M625]" office:value-type="float" office:value="0.863932628686675" calcext:value-type="float">
            <text:p>0.8639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226.5" calcext:value-type="float">
            <text:p>226.5</text:p>
          </table:table-cell>
          <table:table-cell office:value-type="float" office:value="27.8" calcext:value-type="float">
            <text:p>27.8</text:p>
          </table:table-cell>
          <table:table-cell office:value-type="float" office:value="78.70183" calcext:value-type="float">
            <text:p>78.7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935" calcext:value-type="float">
            <text:p>0.9979</text:p>
          </table:table-cell>
          <table:table-cell office:value-type="float" office:value="0.986646" calcext:value-type="float">
            <text:p>0.9866</text:p>
          </table:table-cell>
          <table:table-cell office:value-type="float" office:value="0.9885" calcext:value-type="float">
            <text:p>0.9885</text:p>
          </table:table-cell>
          <table:table-cell table:formula="of:=1-0.00026*[.C626]" office:value-type="float" office:value="0.992772" calcext:value-type="float">
            <text:p>0.9928</text:p>
          </table:table-cell>
          <table:table-cell office:value-type="float" office:value="0.9887" calcext:value-type="float">
            <text:p>0.9887</text:p>
          </table:table-cell>
          <table:table-cell table:formula="of:=[.E626]*[.F626]*[.G626]*[.H626]*[.I626]*[.J626]*[.K626]*[.L626]*[.M626]" office:value-type="float" office:value="0.86479544272054" calcext:value-type="float">
            <text:p>0.8648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54.9" calcext:value-type="float">
            <text:p>54.9</text:p>
          </table:table-cell>
          <table:table-cell office:value-type="float" office:value="41.3" calcext:value-type="float">
            <text:p>41.3</text:p>
          </table:table-cell>
          <table:table-cell office:value-type="float" office:value="105.9568" calcext:value-type="float">
            <text:p>105.96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.0000</text:p>
          </table:table-cell>
          <table:table-cell office:value-type="float" office:value="0.991441" calcext:value-type="float">
            <text:p>0.9914</text:p>
          </table:table-cell>
          <table:table-cell office:value-type="float" office:value="0.99683" calcext:value-type="float">
            <text:p>0.9968</text:p>
          </table:table-cell>
          <table:table-cell table:formula="of:=1-0.00026*[.C627]" office:value-type="float" office:value="0.989262" calcext:value-type="float">
            <text:p>0.9893</text:p>
          </table:table-cell>
          <table:table-cell office:value-type="float" office:value="0.9973" calcext:value-type="float">
            <text:p>0.9973</text:p>
          </table:table-cell>
          <table:table-cell table:formula="of:=[.E627]*[.F627]*[.G627]*[.H627]*[.I627]*[.J627]*[.K627]*[.L627]*[.M627]" office:value-type="float" office:value="0.882641150091923" calcext:value-type="float">
            <text:p>0.8826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107.9" calcext:value-type="float">
            <text:p>107.9</text:p>
          </table:table-cell>
          <table:table-cell office:value-type="float" office:value="41.3" calcext:value-type="float">
            <text:p>41.3</text:p>
          </table:table-cell>
          <table:table-cell office:value-type="float" office:value="118.14039" calcext:value-type="float">
            <text:p>118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69" calcext:value-type="float">
            <text:p>0.9986</text:p>
          </table:table-cell>
          <table:table-cell office:value-type="float" office:value="0.992132" calcext:value-type="float">
            <text:p>0.9921</text:p>
          </table:table-cell>
          <table:table-cell office:value-type="float" office:value="0.99502" calcext:value-type="float">
            <text:p>0.9950</text:p>
          </table:table-cell>
          <table:table-cell table:formula="of:=1-0.00026*[.C628]" office:value-type="float" office:value="0.989262" calcext:value-type="float">
            <text:p>0.9893</text:p>
          </table:table-cell>
          <table:table-cell office:value-type="float" office:value="0.9946" calcext:value-type="float">
            <text:p>0.9946</text:p>
          </table:table-cell>
          <table:table-cell table:formula="of:=[.E628]*[.F628]*[.G628]*[.H628]*[.I628]*[.J628]*[.K628]*[.L628]*[.M628]" office:value-type="float" office:value="0.878007406815939" calcext:value-type="float">
            <text:p>0.8780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421.7" calcext:value-type="float">
            <text:p>421.7</text:p>
          </table:table-cell>
          <table:table-cell office:value-type="float" office:value="25.8" calcext:value-type="float">
            <text:p>25.8</text:p>
          </table:table-cell>
          <table:table-cell office:value-type="float" office:value="73.57651" calcext:value-type="float">
            <text:p>73.5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67" calcext:value-type="float">
            <text:p>0.9987</text:p>
          </table:table-cell>
          <table:table-cell office:value-type="float" office:value="0.981926" calcext:value-type="float">
            <text:p>0.9819</text:p>
          </table:table-cell>
          <table:table-cell office:value-type="float" office:value="0.98215" calcext:value-type="float">
            <text:p>0.9822</text:p>
          </table:table-cell>
          <table:table-cell table:formula="of:=1-0.00026*[.C629]" office:value-type="float" office:value="0.993292" calcext:value-type="float">
            <text:p>0.9933</text:p>
          </table:table-cell>
          <table:table-cell office:value-type="float" office:value="0.9789" calcext:value-type="float">
            <text:p>0.9789</text:p>
          </table:table-cell>
          <table:table-cell table:formula="of:=[.E629]*[.F629]*[.G629]*[.H629]*[.I629]*[.J629]*[.K629]*[.L629]*[.M629]" office:value-type="float" office:value="0.847718374189932" calcext:value-type="float">
            <text:p>0.8477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421.7" calcext:value-type="float">
            <text:p>421.7</text:p>
          </table:table-cell>
          <table:table-cell office:value-type="float" office:value="25.8" calcext:value-type="float">
            <text:p>25.8</text:p>
          </table:table-cell>
          <table:table-cell office:value-type="float" office:value="97.10836" calcext:value-type="float">
            <text:p>97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999" calcext:value-type="float">
            <text:p>0.9990</text:p>
          </table:table-cell>
          <table:table-cell office:value-type="float" office:value="0.982879" calcext:value-type="float">
            <text:p>0.9829</text:p>
          </table:table-cell>
          <table:table-cell office:value-type="float" office:value="0.98175" calcext:value-type="float">
            <text:p>0.9818</text:p>
          </table:table-cell>
          <table:table-cell table:formula="of:=1-0.00026*[.C630]" office:value-type="float" office:value="0.993292" calcext:value-type="float">
            <text:p>0.9933</text:p>
          </table:table-cell>
          <table:table-cell office:value-type="float" office:value="0.9789" calcext:value-type="float">
            <text:p>0.9789</text:p>
          </table:table-cell>
          <table:table-cell table:formula="of:=[.E630]*[.F630]*[.G630]*[.H630]*[.I630]*[.J630]*[.K630]*[.L630]*[.M630]" office:value-type="float" office:value="0.84847751176013" calcext:value-type="float">
            <text:p>0.8485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  <table:table-cell office:value-type="float" office:value="487.1" calcext:value-type="float">
            <text:p>487.1</text:p>
          </table:table-cell>
          <table:table-cell office:value-type="float" office:value="14.8" calcext:value-type="float">
            <text:p>14.8</text:p>
          </table:table-cell>
          <table:table-cell office:value-type="float" office:value="51.69742" calcext:value-type="float">
            <text:p>51.70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135" calcext:value-type="float">
            <text:p>0.9991</text:p>
          </table:table-cell>
          <table:table-cell office:value-type="float" office:value="0.986159" calcext:value-type="float">
            <text:p>0.9862</text:p>
          </table:table-cell>
          <table:table-cell office:value-type="float" office:value="0.98091" calcext:value-type="float">
            <text:p>0.9809</text:p>
          </table:table-cell>
          <table:table-cell table:formula="of:=1-0.00026*[.C631]" office:value-type="float" office:value="0.996152" calcext:value-type="float">
            <text:p>0.9962</text:p>
          </table:table-cell>
          <table:table-cell office:value-type="float" office:value="0.9756" calcext:value-type="float">
            <text:p>0.9756</text:p>
          </table:table-cell>
          <table:table-cell table:formula="of:=[.E631]*[.F631]*[.G631]*[.H631]*[.I631]*[.J631]*[.K631]*[.L631]*[.M631]" office:value-type="float" office:value="0.85026975420617" calcext:value-type="float">
            <text:p>0.8503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487" calcext:value-type="float">
            <text:p>487.0</text:p>
          </table:table-cell>
          <table:table-cell office:value-type="float" office:value="14.8" calcext:value-type="float">
            <text:p>14.8</text:p>
          </table:table-cell>
          <table:table-cell office:value-type="float" office:value="55.45256" calcext:value-type="float">
            <text:p>55.4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608" calcext:value-type="float">
            <text:p>0.9986</text:p>
          </table:table-cell>
          <table:table-cell office:value-type="float" office:value="0.980907" calcext:value-type="float">
            <text:p>0.9809</text:p>
          </table:table-cell>
          <table:table-cell office:value-type="float" office:value="0.98206" calcext:value-type="float">
            <text:p>0.9821</text:p>
          </table:table-cell>
          <table:table-cell table:formula="of:=1-0.00026*[.C632]" office:value-type="float" office:value="0.996152" calcext:value-type="float">
            <text:p>0.9962</text:p>
          </table:table-cell>
          <table:table-cell office:value-type="float" office:value="0.9756" calcext:value-type="float">
            <text:p>0.9756</text:p>
          </table:table-cell>
          <table:table-cell table:formula="of:=[.E632]*[.F632]*[.G632]*[.H632]*[.I632]*[.J632]*[.K632]*[.L632]*[.M632]" office:value-type="float" office:value="0.846286377754617" calcext:value-type="float">
            <text:p>0.8463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486.9" calcext:value-type="float">
            <text:p>486.9</text:p>
          </table:table-cell>
          <table:table-cell office:value-type="float" office:value="14.8" calcext:value-type="float">
            <text:p>14.8</text:p>
          </table:table-cell>
          <table:table-cell office:value-type="float" office:value="63.47184" calcext:value-type="float">
            <text:p>63.47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411" calcext:value-type="float">
            <text:p>0.9984</text:p>
          </table:table-cell>
          <table:table-cell office:value-type="float" office:value="0.982171" calcext:value-type="float">
            <text:p>0.9822</text:p>
          </table:table-cell>
          <table:table-cell office:value-type="float" office:value="0.98169" calcext:value-type="float">
            <text:p>0.9817</text:p>
          </table:table-cell>
          <table:table-cell table:formula="of:=1-0.00026*[.C633]" office:value-type="float" office:value="0.996152" calcext:value-type="float">
            <text:p>0.9962</text:p>
          </table:table-cell>
          <table:table-cell office:value-type="float" office:value="0.9757" calcext:value-type="float">
            <text:p>0.9757</text:p>
          </table:table-cell>
          <table:table-cell table:formula="of:=[.E633]*[.F633]*[.G633]*[.H633]*[.I633]*[.J633]*[.K633]*[.L633]*[.M633]" office:value-type="float" office:value="0.846977352436955" calcext:value-type="float">
            <text:p>0.8470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207.7" calcext:value-type="float">
            <text:p>207.7</text:p>
          </table:table-cell>
          <table:table-cell office:value-type="float" office:value="40.8" calcext:value-type="float">
            <text:p>40.8</text:p>
          </table:table-cell>
          <table:table-cell office:value-type="float" office:value="50.7795" calcext:value-type="float">
            <text:p>50.78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214" calcext:value-type="float">
            <text:p>0.9982</text:p>
          </table:table-cell>
          <table:table-cell office:value-type="float" office:value="0.994643" calcext:value-type="float">
            <text:p>0.9946</text:p>
          </table:table-cell>
          <table:table-cell office:value-type="float" office:value="0.99124" calcext:value-type="float">
            <text:p>0.9912</text:p>
          </table:table-cell>
          <table:table-cell table:formula="of:=1-0.00026*[.C634]" office:value-type="float" office:value="0.989392" calcext:value-type="float">
            <text:p>0.9894</text:p>
          </table:table-cell>
          <table:table-cell office:value-type="float" office:value="0.9896" calcext:value-type="float">
            <text:p>0.9896</text:p>
          </table:table-cell>
          <table:table-cell table:formula="of:=[.E634]*[.F634]*[.G634]*[.H634]*[.I634]*[.J634]*[.K634]*[.L634]*[.M634]" office:value-type="float" office:value="0.872281853303768" calcext:value-type="float">
            <text:p>0.8723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207.7" calcext:value-type="float">
            <text:p>207.7</text:p>
          </table:table-cell>
          <table:table-cell office:value-type="float" office:value="41.3" calcext:value-type="float">
            <text:p>41.3</text:p>
          </table:table-cell>
          <table:table-cell office:value-type="float" office:value="110.75317" calcext:value-type="float">
            <text:p>11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772" calcext:value-type="float">
            <text:p>0.9977</text:p>
          </table:table-cell>
          <table:table-cell office:value-type="float" office:value="0.991641" calcext:value-type="float">
            <text:p>0.9916</text:p>
          </table:table-cell>
          <table:table-cell office:value-type="float" office:value="0.9911" calcext:value-type="float">
            <text:p>0.9911</text:p>
          </table:table-cell>
          <table:table-cell table:formula="of:=1-0.00026*[.C635]" office:value-type="float" office:value="0.989262" calcext:value-type="float">
            <text:p>0.9893</text:p>
          </table:table-cell>
          <table:table-cell office:value-type="float" office:value="0.9896" calcext:value-type="float">
            <text:p>0.9896</text:p>
          </table:table-cell>
          <table:table-cell table:formula="of:=[.E635]*[.F635]*[.G635]*[.H635]*[.I635]*[.J635]*[.K635]*[.L635]*[.M635]" office:value-type="float" office:value="0.868981824594673" calcext:value-type="float">
            <text:p>0.8690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table:style-name="Default" office:value-type="float" office:value="10.4623" calcext:value-type="float">
            <text:p>10.4623</text:p>
          </table:table-cell>
          <table:table-cell office:value-type="float" office:value="39.7544" calcext:value-type="float">
            <text:p>39.7544</text:p>
          </table:table-cell>
          <table:table-cell table:style-name="Default" office:value-type="float" office:value="39.1985" calcext:value-type="float">
            <text:p>39.1985</text:p>
          </table:table-cell>
          <table:table-cell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8" calcext:value-type="float">
            <text:p>0.968</text:p>
          </table:table-cell>
          <table:table-cell table:style-name="ce7" office:value-type="float" office:value="0.998682" calcext:value-type="float">
            <text:p>0.99868</text:p>
          </table:table-cell>
          <table:table-cell table:style-name="ce7" office:value-type="float" office:value="0.998022" calcext:value-type="float">
            <text:p>0.99802</text:p>
          </table:table-cell>
          <table:table-cell office:value-type="float" office:value="0.99837" calcext:value-type="float">
            <text:p>0.9984</text:p>
          </table:table-cell>
          <table:table-cell table:formula="of:=1-0.00026*[.C636]" office:value-type="float" office:value="0.989663856" calcext:value-type="float">
            <text:p>0.9897</text:p>
          </table:table-cell>
          <table:table-cell table:style-name="ce3" table:formula="of:=1-0.05*[.B636]/1000" office:value-type="float" office:value="0.999476885" calcext:value-type="float">
            <text:p>0.9995</text:p>
          </table:table-cell>
          <table:table-cell table:formula="of:=[.M636]*[.L636]*[.K636]*[.J636]*[.I636]*[.H636]*[.G636]*[.F636]*[.E636]" office:value-type="float" office:value="0.891001374653061" calcext:value-type="float">
            <text:p>0.8910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table:style-name="Default" office:value-type="float" office:value="46.82" calcext:value-type="float">
            <text:p>46.82</text:p>
          </table:table-cell>
          <table:table-cell office:value-type="float" office:value="61.4078" calcext:value-type="float">
            <text:p>61.4078</text:p>
          </table:table-cell>
          <table:table-cell table:style-name="Default" office:value-type="float" office:value="60.6842" calcext:value-type="float">
            <text:p>60.6842</text:p>
          </table:table-cell>
          <table:table-cell table:formula="of:=[.E63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36]" office:value-type="float" office:value="0.98" calcext:value-type="float">
            <text:p>0.98</text:p>
          </table:table-cell>
          <table:table-cell table:formula="of:=[.H636]" office:value-type="float" office:value="0.968" calcext:value-type="float">
            <text:p>0.968</text:p>
          </table:table-cell>
          <table:table-cell table:style-name="ce7" office:value-type="float" office:value="0.997884" calcext:value-type="float">
            <text:p>0.99788</text:p>
          </table:table-cell>
          <table:table-cell table:style-name="ce7" office:value-type="float" office:value="0.993653" calcext:value-type="float">
            <text:p>0.99365</text:p>
          </table:table-cell>
          <table:table-cell office:value-type="float" office:value="0.98853" calcext:value-type="float">
            <text:p>0.9885</text:p>
          </table:table-cell>
          <table:table-cell table:formula="of:=1-0.00026*[.C637]" office:value-type="float" office:value="0.984033972" calcext:value-type="float">
            <text:p>0.9840</text:p>
          </table:table-cell>
          <table:table-cell table:style-name="ce3" table:formula="of:=1-0.05*[.B637]/1000" office:value-type="float" office:value="0.997659" calcext:value-type="float">
            <text:p>0.9977</text:p>
          </table:table-cell>
          <table:table-cell table:formula="of:=[.M637]*[.L637]*[.K637]*[.J637]*[.I637]*[.H637]*[.G637]*[.F637]*[.E637]" office:value-type="float" office:value="0.87107575952173" calcext:value-type="float">
            <text:p>0.8711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table:style-name="Default" office:value-type="float" office:value="47.9504" calcext:value-type="float">
            <text:p>47.9504</text:p>
          </table:table-cell>
          <table:table-cell office:value-type="float" office:value="62.8651" calcext:value-type="float">
            <text:p>62.8651</text:p>
          </table:table-cell>
          <table:table-cell table:style-name="Default" office:value-type="float" office:value="67.73" calcext:value-type="float">
            <text:p>67.73</text:p>
          </table:table-cell>
          <table:table-cell table:formula="of:=[.E63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37]" office:value-type="float" office:value="0.98" calcext:value-type="float">
            <text:p>0.98</text:p>
          </table:table-cell>
          <table:table-cell table:formula="of:=[.H637]" office:value-type="float" office:value="0.968" calcext:value-type="float">
            <text:p>0.968</text:p>
          </table:table-cell>
          <table:table-cell table:style-name="ce7" office:value-type="float" office:value="0.997466" calcext:value-type="float">
            <text:p>0.99747</text:p>
          </table:table-cell>
          <table:table-cell table:style-name="ce7" office:value-type="float" office:value="0.993537" calcext:value-type="float">
            <text:p>0.99354</text:p>
          </table:table-cell>
          <table:table-cell office:value-type="float" office:value="0.98822" calcext:value-type="float">
            <text:p>0.9882</text:p>
          </table:table-cell>
          <table:table-cell table:formula="of:=1-0.00026*[.C638]" office:value-type="float" office:value="0.983655074" calcext:value-type="float">
            <text:p>0.9837</text:p>
          </table:table-cell>
          <table:table-cell table:style-name="ce3" table:formula="of:=1-0.05*[.B638]/1000" office:value-type="float" office:value="0.99760248" calcext:value-type="float">
            <text:p>0.9976</text:p>
          </table:table-cell>
          <table:table-cell table:formula="of:=[.M638]*[.L638]*[.K638]*[.J638]*[.I638]*[.H638]*[.G638]*[.F638]*[.E638]" office:value-type="float" office:value="0.869951802724044" calcext:value-type="float">
            <text:p>0.870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table:style-name="Default" office:value-type="float" office:value="47.3117" calcext:value-type="float">
            <text:p>47.3117</text:p>
          </table:table-cell>
          <table:table-cell office:value-type="float" office:value="62.0239" calcext:value-type="float">
            <text:p>62.0239</text:p>
          </table:table-cell>
          <table:table-cell table:style-name="Default" office:value-type="float" office:value="60.928" calcext:value-type="float">
            <text:p>60.928</text:p>
          </table:table-cell>
          <table:table-cell table:formula="of:=[.E63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38]" office:value-type="float" office:value="0.98" calcext:value-type="float">
            <text:p>0.98</text:p>
          </table:table-cell>
          <table:table-cell table:formula="of:=[.H638]" office:value-type="float" office:value="0.968" calcext:value-type="float">
            <text:p>0.968</text:p>
          </table:table-cell>
          <table:table-cell table:style-name="ce7" office:value-type="float" office:value="0.998463" calcext:value-type="float">
            <text:p>0.99846</text:p>
          </table:table-cell>
          <table:table-cell table:style-name="ce7" office:value-type="float" office:value="0.993851" calcext:value-type="float">
            <text:p>0.99385</text:p>
          </table:table-cell>
          <table:table-cell office:value-type="float" office:value="0.98695" calcext:value-type="float">
            <text:p>0.9870</text:p>
          </table:table-cell>
          <table:table-cell table:formula="of:=1-0.00026*[.C639]" office:value-type="float" office:value="0.983873786" calcext:value-type="float">
            <text:p>0.9839</text:p>
          </table:table-cell>
          <table:table-cell table:style-name="ce3" table:formula="of:=1-0.05*[.B639]/1000" office:value-type="float" office:value="0.997634415" calcext:value-type="float">
            <text:p>0.9976</text:p>
          </table:table-cell>
          <table:table-cell table:formula="of:=[.M639]*[.L639]*[.K639]*[.J639]*[.I639]*[.H639]*[.G639]*[.F639]*[.E639]" office:value-type="float" office:value="0.870198376422226" calcext:value-type="float">
            <text:p>0.8702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table:style-name="Default" office:value-type="float" office:value="259.135" calcext:value-type="float">
            <text:p>259.135</text:p>
          </table:table-cell>
          <table:table-cell office:value-type="float" office:value="60.4211" calcext:value-type="float">
            <text:p>60.4211</text:p>
          </table:table-cell>
          <table:table-cell table:style-name="Default" office:value-type="float" office:value="43.5284" calcext:value-type="float">
            <text:p>43.5284</text:p>
          </table:table-cell>
          <table:table-cell table:formula="of:=[.E63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39]" office:value-type="float" office:value="0.98" calcext:value-type="float">
            <text:p>0.98</text:p>
          </table:table-cell>
          <table:table-cell table:formula="of:=[.H639]" office:value-type="float" office:value="0.968" calcext:value-type="float">
            <text:p>0.968</text:p>
          </table:table-cell>
          <table:table-cell table:style-name="ce7" office:value-type="float" office:value="0.998119" calcext:value-type="float">
            <text:p>0.99812</text:p>
          </table:table-cell>
          <table:table-cell table:style-name="ce7" office:value-type="float" office:value="0.990951" calcext:value-type="float">
            <text:p>0.99095</text:p>
          </table:table-cell>
          <table:table-cell office:value-type="float" office:value="0.97985" calcext:value-type="float">
            <text:p>0.9799</text:p>
          </table:table-cell>
          <table:table-cell table:formula="of:=1-0.00026*[.C640]" office:value-type="float" office:value="0.984290514" calcext:value-type="float">
            <text:p>0.9843</text:p>
          </table:table-cell>
          <table:table-cell table:style-name="ce3" table:formula="of:=1-0.05*[.B640]/1000" office:value-type="float" office:value="0.98704325" calcext:value-type="float">
            <text:p>0.9870</text:p>
          </table:table-cell>
          <table:table-cell table:formula="of:=[.M640]*[.L640]*[.K640]*[.J640]*[.I640]*[.H640]*[.G640]*[.F640]*[.E640]" office:value-type="float" office:value="0.852339534506284" calcext:value-type="float">
            <text:p>0.8523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table:style-name="Default" office:value-type="float" office:value="261.267" calcext:value-type="float">
            <text:p>261.267</text:p>
          </table:table-cell>
          <table:table-cell office:value-type="float" office:value="60.9305" calcext:value-type="float">
            <text:p>60.9305</text:p>
          </table:table-cell>
          <table:table-cell table:style-name="Default" office:value-type="float" office:value="53.6828" calcext:value-type="float">
            <text:p>53.6828</text:p>
          </table:table-cell>
          <table:table-cell table:formula="of:=[.E64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0]" office:value-type="float" office:value="0.98" calcext:value-type="float">
            <text:p>0.98</text:p>
          </table:table-cell>
          <table:table-cell table:formula="of:=[.H640]" office:value-type="float" office:value="0.968" calcext:value-type="float">
            <text:p>0.968</text:p>
          </table:table-cell>
          <table:table-cell table:style-name="ce7" office:value-type="float" office:value="0.998338" calcext:value-type="float">
            <text:p>0.99834</text:p>
          </table:table-cell>
          <table:table-cell table:style-name="ce7" office:value-type="float" office:value="0.990861" calcext:value-type="float">
            <text:p>0.99086</text:p>
          </table:table-cell>
          <table:table-cell office:value-type="float" office:value="0.97857" calcext:value-type="float">
            <text:p>0.9786</text:p>
          </table:table-cell>
          <table:table-cell table:formula="of:=1-0.00026*[.C641]" office:value-type="float" office:value="0.98415807" calcext:value-type="float">
            <text:p>0.9842</text:p>
          </table:table-cell>
          <table:table-cell table:style-name="ce3" table:formula="of:=1-0.05*[.B641]/1000" office:value-type="float" office:value="0.98693665" calcext:value-type="float">
            <text:p>0.9869</text:p>
          </table:table-cell>
          <table:table-cell table:formula="of:=[.M641]*[.L641]*[.K641]*[.J641]*[.I641]*[.H641]*[.G641]*[.F641]*[.E641]" office:value-type="float" office:value="0.851129062068102" calcext:value-type="float">
            <text:p>0.8511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table:style-name="Default" office:value-type="float" office:value="266.473" calcext:value-type="float">
            <text:p>266.473</text:p>
          </table:table-cell>
          <table:table-cell office:value-type="float" office:value="62.1801" calcext:value-type="float">
            <text:p>62.1801</text:p>
          </table:table-cell>
          <table:table-cell table:style-name="Default" office:value-type="float" office:value="77.409" calcext:value-type="float">
            <text:p>77.409</text:p>
          </table:table-cell>
          <table:table-cell table:formula="of:=[.E64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1]" office:value-type="float" office:value="0.98" calcext:value-type="float">
            <text:p>0.98</text:p>
          </table:table-cell>
          <table:table-cell table:formula="of:=[.H641]" office:value-type="float" office:value="0.968" calcext:value-type="float">
            <text:p>0.968</text:p>
          </table:table-cell>
          <table:table-cell table:style-name="ce7" office:value-type="float" office:value="0.997894" calcext:value-type="float">
            <text:p>0.99789</text:p>
          </table:table-cell>
          <table:table-cell table:style-name="ce7" office:value-type="float" office:value="0.991401" calcext:value-type="float">
            <text:p>0.99140</text:p>
          </table:table-cell>
          <table:table-cell office:value-type="float" office:value="0.98282" calcext:value-type="float">
            <text:p>0.9828</text:p>
          </table:table-cell>
          <table:table-cell table:formula="of:=1-0.00026*[.C642]" office:value-type="float" office:value="0.983833174" calcext:value-type="float">
            <text:p>0.9838</text:p>
          </table:table-cell>
          <table:table-cell table:style-name="ce3" table:formula="of:=1-0.05*[.B642]/1000" office:value-type="float" office:value="0.98667635" calcext:value-type="float">
            <text:p>0.9867</text:p>
          </table:table-cell>
          <table:table-cell table:formula="of:=[.M642]*[.L642]*[.K642]*[.J642]*[.I642]*[.H642]*[.G642]*[.F642]*[.E642]" office:value-type="float" office:value="0.854403425993043" calcext:value-type="float">
            <text:p>0.8544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table:style-name="Default" office:value-type="float" office:value="55.2341" calcext:value-type="float">
            <text:p>55.2341</text:p>
          </table:table-cell>
          <table:table-cell office:value-type="float" office:value="39.1151" calcext:value-type="float">
            <text:p>39.1151</text:p>
          </table:table-cell>
          <table:table-cell table:style-name="Default" office:value-type="float" office:value="46.4614" calcext:value-type="float">
            <text:p>46.4614</text:p>
          </table:table-cell>
          <table:table-cell table:formula="of:=[.E64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2]" office:value-type="float" office:value="0.98" calcext:value-type="float">
            <text:p>0.98</text:p>
          </table:table-cell>
          <table:table-cell table:formula="of:=[.H642]" office:value-type="float" office:value="0.968" calcext:value-type="float">
            <text:p>0.968</text:p>
          </table:table-cell>
          <table:table-cell table:style-name="ce7" office:value-type="float" office:value="0.998957" calcext:value-type="float">
            <text:p>0.99896</text:p>
          </table:table-cell>
          <table:table-cell table:style-name="ce7" office:value-type="float" office:value="0.997218" calcext:value-type="float">
            <text:p>0.99722</text:p>
          </table:table-cell>
          <table:table-cell office:value-type="float" office:value="0.99529" calcext:value-type="float">
            <text:p>0.9953</text:p>
          </table:table-cell>
          <table:table-cell table:formula="of:=1-0.00026*[.C643]" office:value-type="float" office:value="0.989830074" calcext:value-type="float">
            <text:p>0.9898</text:p>
          </table:table-cell>
          <table:table-cell table:style-name="ce3" table:formula="of:=1-0.05*[.B643]/1000" office:value-type="float" office:value="0.997238295" calcext:value-type="float">
            <text:p>0.9972</text:p>
          </table:table-cell>
          <table:table-cell table:formula="of:=[.M643]*[.L643]*[.K643]*[.J643]*[.I643]*[.H643]*[.G643]*[.F643]*[.E643]" office:value-type="float" office:value="0.885941787898612" calcext:value-type="float">
            <text:p>0.8859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table:style-name="Default" office:value-type="float" office:value="53.0079" calcext:value-type="float">
            <text:p>53.0079</text:p>
          </table:table-cell>
          <table:table-cell office:value-type="float" office:value="37.5225" calcext:value-type="float">
            <text:p>37.5225</text:p>
          </table:table-cell>
          <table:table-cell table:style-name="Default" office:value-type="float" office:value="37.255" calcext:value-type="float">
            <text:p>37.255</text:p>
          </table:table-cell>
          <table:table-cell table:formula="of:=[.E64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3]" office:value-type="float" office:value="0.98" calcext:value-type="float">
            <text:p>0.98</text:p>
          </table:table-cell>
          <table:table-cell table:formula="of:=[.H643]" office:value-type="float" office:value="0.968" calcext:value-type="float">
            <text:p>0.968</text:p>
          </table:table-cell>
          <table:table-cell table:number-columns-repeated="2" table:style-name="ce7" office:value-type="float" office:value="0.998661" calcext:value-type="float">
            <text:p>0.99866</text:p>
          </table:table-cell>
          <table:table-cell office:value-type="float" office:value="0.99527" calcext:value-type="float">
            <text:p>0.9953</text:p>
          </table:table-cell>
          <table:table-cell table:formula="of:=1-0.00026*[.C644]" office:value-type="float" office:value="0.99024415" calcext:value-type="float">
            <text:p>0.9902</text:p>
          </table:table-cell>
          <table:table-cell table:style-name="ce3" table:formula="of:=1-0.05*[.B644]/1000" office:value-type="float" office:value="0.997349605" calcext:value-type="float">
            <text:p>0.9973</text:p>
          </table:table-cell>
          <table:table-cell table:formula="of:=[.M644]*[.L644]*[.K644]*[.J644]*[.I644]*[.H644]*[.G644]*[.F644]*[.E644]" office:value-type="float" office:value="0.88741312845537" calcext:value-type="float">
            <text:p>0.8874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table:style-name="Default" office:value-type="float" office:value="485.517" calcext:value-type="float">
            <text:p>485.517</text:p>
          </table:table-cell>
          <table:table-cell office:value-type="float" office:value="58.435" calcext:value-type="float">
            <text:p>58.435</text:p>
          </table:table-cell>
          <table:table-cell table:style-name="Default" office:value-type="float" office:value="95.8796" calcext:value-type="float">
            <text:p>95.8796</text:p>
          </table:table-cell>
          <table:table-cell table:formula="of:=[.E64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4]" office:value-type="float" office:value="0.98" calcext:value-type="float">
            <text:p>0.98</text:p>
          </table:table-cell>
          <table:table-cell table:formula="of:=[.H644]" office:value-type="float" office:value="0.968" calcext:value-type="float">
            <text:p>0.968</text:p>
          </table:table-cell>
          <table:table-cell table:style-name="ce7" office:value-type="float" office:value="0.997787" calcext:value-type="float">
            <text:p>0.99779</text:p>
          </table:table-cell>
          <table:table-cell table:style-name="ce7" office:value-type="float" office:value="0.986402" calcext:value-type="float">
            <text:p>0.98640</text:p>
          </table:table-cell>
          <table:table-cell office:value-type="float" office:value="0.97076" calcext:value-type="float">
            <text:p>0.9708</text:p>
          </table:table-cell>
          <table:table-cell table:formula="of:=1-0.00026*[.C645]" office:value-type="float" office:value="0.9848069" calcext:value-type="float">
            <text:p>0.9848</text:p>
          </table:table-cell>
          <table:table-cell table:style-name="ce3" table:formula="of:=1-0.05*[.B645]/1000" office:value-type="float" office:value="0.97572415" calcext:value-type="float">
            <text:p>0.9757</text:p>
          </table:table-cell>
          <table:table-cell table:formula="of:=[.M645]*[.L645]*[.K645]*[.J645]*[.I645]*[.H645]*[.G645]*[.F645]*[.E645]" office:value-type="float" office:value="0.831076201152615" calcext:value-type="float">
            <text:p>0.8311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table:style-name="Default" office:value-type="float" office:value="218.455" calcext:value-type="float">
            <text:p>218.455</text:p>
          </table:table-cell>
          <table:table-cell office:value-type="float" office:value="25.5506" calcext:value-type="float">
            <text:p>25.5506</text:p>
          </table:table-cell>
          <table:table-cell table:style-name="Default" office:value-type="float" office:value="31.6688" calcext:value-type="float">
            <text:p>31.6688</text:p>
          </table:table-cell>
          <table:table-cell table:formula="of:=[.E64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5]" office:value-type="float" office:value="0.98" calcext:value-type="float">
            <text:p>0.98</text:p>
          </table:table-cell>
          <table:table-cell table:formula="of:=[.H645]" office:value-type="float" office:value="0.968" calcext:value-type="float">
            <text:p>0.968</text:p>
          </table:table-cell>
          <table:table-cell table:style-name="ce7" office:value-type="float" office:value="0.997892" calcext:value-type="float">
            <text:p>0.99789</text:p>
          </table:table-cell>
          <table:table-cell table:style-name="ce7" office:value-type="float" office:value="0.991473" calcext:value-type="float">
            <text:p>0.99147</text:p>
          </table:table-cell>
          <table:table-cell office:value-type="float" office:value="0.9877" calcext:value-type="float">
            <text:p>0.9877</text:p>
          </table:table-cell>
          <table:table-cell table:formula="of:=1-0.00026*[.C646]" office:value-type="float" office:value="0.993356844" calcext:value-type="float">
            <text:p>0.9934</text:p>
          </table:table-cell>
          <table:table-cell table:style-name="ce3" table:formula="of:=1-0.05*[.B646]/1000" office:value-type="float" office:value="0.98907725" calcext:value-type="float">
            <text:p>0.9891</text:p>
          </table:table-cell>
          <table:table-cell table:formula="of:=[.M646]*[.L646]*[.K646]*[.J646]*[.I646]*[.H646]*[.G646]*[.F646]*[.E646]" office:value-type="float" office:value="0.869128593511652" calcext:value-type="float">
            <text:p>0.8691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table:style-name="Default" office:value-type="float" office:value="374.653" calcext:value-type="float">
            <text:p>374.653</text:p>
          </table:table-cell>
          <table:table-cell office:value-type="float" office:value="44.5781" calcext:value-type="float">
            <text:p>44.5781</text:p>
          </table:table-cell>
          <table:table-cell table:style-name="Default" office:value-type="float" office:value="52.4327" calcext:value-type="float">
            <text:p>52.4327</text:p>
          </table:table-cell>
          <table:table-cell table:formula="of:=[.E64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6]" office:value-type="float" office:value="0.98" calcext:value-type="float">
            <text:p>0.98</text:p>
          </table:table-cell>
          <table:table-cell table:formula="of:=[.H646]" office:value-type="float" office:value="0.968" calcext:value-type="float">
            <text:p>0.968</text:p>
          </table:table-cell>
          <table:table-cell table:style-name="ce7" office:value-type="float" office:value="0.99794" calcext:value-type="float">
            <text:p>0.99794</text:p>
          </table:table-cell>
          <table:table-cell table:style-name="ce7" office:value-type="float" office:value="0.988469" calcext:value-type="float">
            <text:p>0.98847</text:p>
          </table:table-cell>
          <table:table-cell office:value-type="float" office:value="0.98022" calcext:value-type="float">
            <text:p>0.9802</text:p>
          </table:table-cell>
          <table:table-cell table:formula="of:=1-0.00026*[.C647]" office:value-type="float" office:value="0.988409694" calcext:value-type="float">
            <text:p>0.9884</text:p>
          </table:table-cell>
          <table:table-cell table:style-name="ce3" table:formula="of:=1-0.05*[.B647]/1000" office:value-type="float" office:value="0.98126735" calcext:value-type="float">
            <text:p>0.9813</text:p>
          </table:table-cell>
          <table:table-cell table:formula="of:=[.M647]*[.L647]*[.K647]*[.J647]*[.I647]*[.H647]*[.G647]*[.F647]*[.E647]" office:value-type="float" office:value="0.848934999820715" calcext:value-type="float">
            <text:p>0.8489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table:style-name="Default" office:value-type="float" office:value="448.899" calcext:value-type="float">
            <text:p>448.899</text:p>
          </table:table-cell>
          <table:table-cell office:value-type="float" office:value="53.8985" calcext:value-type="float">
            <text:p>53.8985</text:p>
          </table:table-cell>
          <table:table-cell table:style-name="Default" office:value-type="float" office:value="33.2772" calcext:value-type="float">
            <text:p>33.2772</text:p>
          </table:table-cell>
          <table:table-cell table:formula="of:=[.E64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7]" office:value-type="float" office:value="0.98" calcext:value-type="float">
            <text:p>0.98</text:p>
          </table:table-cell>
          <table:table-cell table:formula="of:=[.H647]" office:value-type="float" office:value="0.968" calcext:value-type="float">
            <text:p>0.968</text:p>
          </table:table-cell>
          <table:table-cell table:style-name="ce7" office:value-type="float" office:value="0.997454" calcext:value-type="float">
            <text:p>0.99745</text:p>
          </table:table-cell>
          <table:table-cell table:style-name="ce7" office:value-type="float" office:value="0.98606" calcext:value-type="float">
            <text:p>0.98606</text:p>
          </table:table-cell>
          <table:table-cell office:value-type="float" office:value="0.97553" calcext:value-type="float">
            <text:p>0.9755</text:p>
          </table:table-cell>
          <table:table-cell table:formula="of:=1-0.00026*[.C648]" office:value-type="float" office:value="0.98598639" calcext:value-type="float">
            <text:p>0.9860</text:p>
          </table:table-cell>
          <table:table-cell table:style-name="ce3" table:formula="of:=1-0.05*[.B648]/1000" office:value-type="float" office:value="0.97755505" calcext:value-type="float">
            <text:p>0.9776</text:p>
          </table:table-cell>
          <table:table-cell table:formula="of:=[.M648]*[.L648]*[.K648]*[.J648]*[.I648]*[.H648]*[.G648]*[.F648]*[.E648]" office:value-type="float" office:value="0.837159176145179" calcext:value-type="float">
            <text:p>0.8372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table:style-name="Default" office:value-type="float" office:value="755.935" calcext:value-type="float">
            <text:p>755.935</text:p>
          </table:table-cell>
          <table:table-cell office:value-type="float" office:value="50.2496" calcext:value-type="float">
            <text:p>50.2496</text:p>
          </table:table-cell>
          <table:table-cell table:style-name="Default" office:value-type="float" office:value="36.1608" calcext:value-type="float">
            <text:p>36.1608</text:p>
          </table:table-cell>
          <table:table-cell table:formula="of:=[.E64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8]" office:value-type="float" office:value="0.98" calcext:value-type="float">
            <text:p>0.98</text:p>
          </table:table-cell>
          <table:table-cell table:formula="of:=[.H648]" office:value-type="float" office:value="0.968" calcext:value-type="float">
            <text:p>0.968</text:p>
          </table:table-cell>
          <table:table-cell table:style-name="ce7" office:value-type="float" office:value="0.997746" calcext:value-type="float">
            <text:p>0.99775</text:p>
          </table:table-cell>
          <table:table-cell table:style-name="ce7" office:value-type="float" office:value="0.983226" calcext:value-type="float">
            <text:p>0.98323</text:p>
          </table:table-cell>
          <table:table-cell office:value-type="float" office:value="0.96169" calcext:value-type="float">
            <text:p>0.9617</text:p>
          </table:table-cell>
          <table:table-cell table:formula="of:=1-0.00026*[.C649]" office:value-type="float" office:value="0.986935104" calcext:value-type="float">
            <text:p>0.9869</text:p>
          </table:table-cell>
          <table:table-cell table:style-name="ce3" table:formula="of:=1-0.05*[.B649]/1000" office:value-type="float" office:value="0.96220325" calcext:value-type="float">
            <text:p>0.9622</text:p>
          </table:table-cell>
          <table:table-cell table:formula="of:=[.M649]*[.L649]*[.K649]*[.J649]*[.I649]*[.H649]*[.G649]*[.F649]*[.E649]" office:value-type="float" office:value="0.811003850647262" calcext:value-type="float">
            <text:p>0.8110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table:style-name="Default" office:value-type="float" office:value="493.229" calcext:value-type="float">
            <text:p>493.229</text:p>
          </table:table-cell>
          <table:table-cell office:value-type="float" office:value="31.943" calcext:value-type="float">
            <text:p>31.943</text:p>
          </table:table-cell>
          <table:table-cell table:style-name="Default" office:value-type="float" office:value="39.2649" calcext:value-type="float">
            <text:p>39.2649</text:p>
          </table:table-cell>
          <table:table-cell table:formula="of:=[.E64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49]" office:value-type="float" office:value="0.98" calcext:value-type="float">
            <text:p>0.98</text:p>
          </table:table-cell>
          <table:table-cell table:formula="of:=[.H649]" office:value-type="float" office:value="0.968" calcext:value-type="float">
            <text:p>0.968</text:p>
          </table:table-cell>
          <table:table-cell table:style-name="ce7" office:value-type="float" office:value="0.998026" calcext:value-type="float">
            <text:p>0.99803</text:p>
          </table:table-cell>
          <table:table-cell table:style-name="ce7" office:value-type="float" office:value="0.987797" calcext:value-type="float">
            <text:p>0.98780</text:p>
          </table:table-cell>
          <table:table-cell office:value-type="float" office:value="0.97547" calcext:value-type="float">
            <text:p>0.9755</text:p>
          </table:table-cell>
          <table:table-cell table:formula="of:=1-0.00026*[.C650]" office:value-type="float" office:value="0.99169482" calcext:value-type="float">
            <text:p>0.9917</text:p>
          </table:table-cell>
          <table:table-cell table:style-name="ce3" table:formula="of:=1-0.05*[.B650]/1000" office:value-type="float" office:value="0.97533855" calcext:value-type="float">
            <text:p>0.9753</text:p>
          </table:table-cell>
          <table:table-cell table:formula="of:=[.M650]*[.L650]*[.K650]*[.J650]*[.I650]*[.H650]*[.G650]*[.F650]*[.E650]" office:value-type="float" office:value="0.84200750186438" calcext:value-type="float">
            <text:p>0.8420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table:style-name="Default" office:value-type="float" office:value="504.417" calcext:value-type="float">
            <text:p>504.417</text:p>
          </table:table-cell>
          <table:table-cell office:value-type="float" office:value="32.6763" calcext:value-type="float">
            <text:p>32.6763</text:p>
          </table:table-cell>
          <table:table-cell table:style-name="Default" office:value-type="float" office:value="42.9401" calcext:value-type="float">
            <text:p>42.9401</text:p>
          </table:table-cell>
          <table:table-cell table:formula="of:=[.E65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0]" office:value-type="float" office:value="0.98" calcext:value-type="float">
            <text:p>0.98</text:p>
          </table:table-cell>
          <table:table-cell table:formula="of:=[.H650]" office:value-type="float" office:value="0.968" calcext:value-type="float">
            <text:p>0.968</text:p>
          </table:table-cell>
          <table:table-cell table:style-name="ce7" office:value-type="float" office:value="0.998016" calcext:value-type="float">
            <text:p>0.99802</text:p>
          </table:table-cell>
          <table:table-cell table:style-name="ce7" office:value-type="float" office:value="0.987312" calcext:value-type="float">
            <text:p>0.98731</text:p>
          </table:table-cell>
          <table:table-cell office:value-type="float" office:value="0.97775" calcext:value-type="float">
            <text:p>0.9778</text:p>
          </table:table-cell>
          <table:table-cell table:formula="of:=1-0.00026*[.C651]" office:value-type="float" office:value="0.991504162" calcext:value-type="float">
            <text:p>0.9915</text:p>
          </table:table-cell>
          <table:table-cell table:style-name="ce3" table:formula="of:=1-0.05*[.B651]/1000" office:value-type="float" office:value="0.97477915" calcext:value-type="float">
            <text:p>0.9748</text:p>
          </table:table-cell>
          <table:table-cell table:formula="of:=[.M651]*[.L651]*[.K651]*[.J651]*[.I651]*[.H651]*[.G651]*[.F651]*[.E651]" office:value-type="float" office:value="0.842906819203633" calcext:value-type="float">
            <text:p>0.8429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table:style-name="Default" office:value-type="float" office:value="495.87" calcext:value-type="float">
            <text:p>495.87</text:p>
          </table:table-cell>
          <table:table-cell office:value-type="float" office:value="32.1094" calcext:value-type="float">
            <text:p>32.1094</text:p>
          </table:table-cell>
          <table:table-cell table:style-name="Default" office:value-type="float" office:value="33.7235" calcext:value-type="float">
            <text:p>33.7235</text:p>
          </table:table-cell>
          <table:table-cell table:formula="of:=[.E65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1]" office:value-type="float" office:value="0.98" calcext:value-type="float">
            <text:p>0.98</text:p>
          </table:table-cell>
          <table:table-cell table:formula="of:=[.H651]" office:value-type="float" office:value="0.968" calcext:value-type="float">
            <text:p>0.968</text:p>
          </table:table-cell>
          <table:table-cell table:style-name="ce7" office:value-type="float" office:value="0.998089" calcext:value-type="float">
            <text:p>0.99809</text:p>
          </table:table-cell>
          <table:table-cell table:style-name="ce7" office:value-type="float" office:value="0.986589" calcext:value-type="float">
            <text:p>0.98659</text:p>
          </table:table-cell>
          <table:table-cell office:value-type="float" office:value="0.97663" calcext:value-type="float">
            <text:p>0.9766</text:p>
          </table:table-cell>
          <table:table-cell table:formula="of:=1-0.00026*[.C652]" office:value-type="float" office:value="0.991651556" calcext:value-type="float">
            <text:p>0.9917</text:p>
          </table:table-cell>
          <table:table-cell table:style-name="ce3" table:formula="of:=1-0.05*[.B652]/1000" office:value-type="float" office:value="0.9752065" calcext:value-type="float">
            <text:p>0.9752</text:p>
          </table:table-cell>
          <table:table-cell table:formula="of:=[.M652]*[.L652]*[.K652]*[.J652]*[.I652]*[.H652]*[.G652]*[.F652]*[.E652]" office:value-type="float" office:value="0.84188027523418" calcext:value-type="float">
            <text:p>0.8419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style-name="Default" office:value-type="float" office:value="94.236" calcext:value-type="float">
            <text:p>94.236</text:p>
          </table:table-cell>
          <table:table-cell office:value-type="float" office:value="38.5342" calcext:value-type="float">
            <text:p>38.5342</text:p>
          </table:table-cell>
          <table:table-cell table:style-name="Default" office:value-type="float" office:value="41.4811" calcext:value-type="float">
            <text:p>41.4811</text:p>
          </table:table-cell>
          <table:table-cell table:formula="of:=[.E65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2]" office:value-type="float" office:value="0.98" calcext:value-type="float">
            <text:p>0.98</text:p>
          </table:table-cell>
          <table:table-cell table:formula="of:=[.H652]" office:value-type="float" office:value="0.968" calcext:value-type="float">
            <text:p>0.968</text:p>
          </table:table-cell>
          <table:table-cell table:style-name="ce7" office:value-type="float" office:value="0.999272" calcext:value-type="float">
            <text:p>0.99927</text:p>
          </table:table-cell>
          <table:table-cell table:style-name="ce7" office:value-type="float" office:value="0.997573" calcext:value-type="float">
            <text:p>0.99757</text:p>
          </table:table-cell>
          <table:table-cell office:value-type="float" office:value="0.99493" calcext:value-type="float">
            <text:p>0.9949</text:p>
          </table:table-cell>
          <table:table-cell table:formula="of:=1-0.00026*[.C653]" office:value-type="float" office:value="0.989981108" calcext:value-type="float">
            <text:p>0.9900</text:p>
          </table:table-cell>
          <table:table-cell table:style-name="ce3" table:formula="of:=1-0.05*[.B653]/1000" office:value-type="float" office:value="0.9952882" calcext:value-type="float">
            <text:p>0.9953</text:p>
          </table:table-cell>
          <table:table-cell table:formula="of:=[.M653]*[.L653]*[.K653]*[.J653]*[.I653]*[.H653]*[.G653]*[.F653]*[.E653]" office:value-type="float" office:value="0.884617941795344" calcext:value-type="float">
            <text:p>0.8846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table:style-name="Default" office:value-type="float" office:value="95.0652" calcext:value-type="float">
            <text:p>95.0652</text:p>
          </table:table-cell>
          <table:table-cell office:value-type="float" office:value="38.8795" calcext:value-type="float">
            <text:p>38.8795</text:p>
          </table:table-cell>
          <table:table-cell table:style-name="Default" office:value-type="float" office:value="51.1882" calcext:value-type="float">
            <text:p>51.1882</text:p>
          </table:table-cell>
          <table:table-cell table:formula="of:=[.E65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3]" office:value-type="float" office:value="0.98" calcext:value-type="float">
            <text:p>0.98</text:p>
          </table:table-cell>
          <table:table-cell table:formula="of:=[.H653]" office:value-type="float" office:value="0.968" calcext:value-type="float">
            <text:p>0.968</text:p>
          </table:table-cell>
          <table:table-cell table:style-name="ce7" office:value-type="float" office:value="0.997857" calcext:value-type="float">
            <text:p>0.99786</text:p>
          </table:table-cell>
          <table:table-cell table:style-name="ce7" office:value-type="float" office:value="0.995323" calcext:value-type="float">
            <text:p>0.99532</text:p>
          </table:table-cell>
          <table:table-cell office:value-type="float" office:value="0.99208" calcext:value-type="float">
            <text:p>0.9921</text:p>
          </table:table-cell>
          <table:table-cell table:formula="of:=1-0.00026*[.C654]" office:value-type="float" office:value="0.98989133" calcext:value-type="float">
            <text:p>0.9899</text:p>
          </table:table-cell>
          <table:table-cell table:style-name="ce3" table:formula="of:=1-0.05*[.B654]/1000" office:value-type="float" office:value="0.99524674" calcext:value-type="float">
            <text:p>0.9952</text:p>
          </table:table-cell>
          <table:table-cell table:formula="of:=[.M654]*[.L654]*[.K654]*[.J654]*[.I654]*[.H654]*[.G654]*[.F654]*[.E654]" office:value-type="float" office:value="0.878731869010894" calcext:value-type="float">
            <text:p>0.8787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table:style-name="Default" office:value-type="float" office:value="95.2339" calcext:value-type="float">
            <text:p>95.2339</text:p>
          </table:table-cell>
          <table:table-cell office:value-type="float" office:value="38.9674" calcext:value-type="float">
            <text:p>38.9674</text:p>
          </table:table-cell>
          <table:table-cell table:style-name="Default" office:value-type="float" office:value="22.3917" calcext:value-type="float">
            <text:p>22.3917</text:p>
          </table:table-cell>
          <table:table-cell table:formula="of:=[.E65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4]" office:value-type="float" office:value="0.98" calcext:value-type="float">
            <text:p>0.98</text:p>
          </table:table-cell>
          <table:table-cell table:formula="of:=[.H654]" office:value-type="float" office:value="0.968" calcext:value-type="float">
            <text:p>0.968</text:p>
          </table:table-cell>
          <table:table-cell table:style-name="ce7" office:value-type="float" office:value="0.998353" calcext:value-type="float">
            <text:p>0.99835</text:p>
          </table:table-cell>
          <table:table-cell table:style-name="ce7" office:value-type="float" office:value="0.996707" calcext:value-type="float">
            <text:p>0.99671</text:p>
          </table:table-cell>
          <table:table-cell office:value-type="float" office:value="0.99556" calcext:value-type="float">
            <text:p>0.9956</text:p>
          </table:table-cell>
          <table:table-cell table:formula="of:=1-0.00026*[.C655]" office:value-type="float" office:value="0.989868476" calcext:value-type="float">
            <text:p>0.9899</text:p>
          </table:table-cell>
          <table:table-cell table:style-name="ce3" table:formula="of:=1-0.05*[.B655]/1000" office:value-type="float" office:value="0.995238305" calcext:value-type="float">
            <text:p>0.9952</text:p>
          </table:table-cell>
          <table:table-cell table:formula="of:=[.M655]*[.L655]*[.K655]*[.J655]*[.I655]*[.H655]*[.G655]*[.F655]*[.E655]" office:value-type="float" office:value="0.883451478130512" calcext:value-type="float">
            <text:p>0.8835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table:style-name="Default" office:value-type="float" office:value="431.42" calcext:value-type="float">
            <text:p>431.42</text:p>
          </table:table-cell>
          <table:table-cell office:value-type="float" office:value="54.468" calcext:value-type="float">
            <text:p>54.468</text:p>
          </table:table-cell>
          <table:table-cell table:style-name="Default" office:value-type="float" office:value="66.7196" calcext:value-type="float">
            <text:p>66.7196</text:p>
          </table:table-cell>
          <table:table-cell table:formula="of:=[.E65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5]" office:value-type="float" office:value="0.98" calcext:value-type="float">
            <text:p>0.98</text:p>
          </table:table-cell>
          <table:table-cell table:formula="of:=[.H655]" office:value-type="float" office:value="0.968" calcext:value-type="float">
            <text:p>0.968</text:p>
          </table:table-cell>
          <table:table-cell table:style-name="ce7" office:value-type="float" office:value="0.99828" calcext:value-type="float">
            <text:p>0.99828</text:p>
          </table:table-cell>
          <table:table-cell table:style-name="ce7" office:value-type="float" office:value="0.986805" calcext:value-type="float">
            <text:p>0.98681</text:p>
          </table:table-cell>
          <table:table-cell office:value-type="float" office:value="0.97303" calcext:value-type="float">
            <text:p>0.9730</text:p>
          </table:table-cell>
          <table:table-cell table:formula="of:=1-0.00026*[.C656]" office:value-type="float" office:value="0.98583832" calcext:value-type="float">
            <text:p>0.9858</text:p>
          </table:table-cell>
          <table:table-cell table:style-name="ce3" table:formula="of:=1-0.05*[.B656]/1000" office:value-type="float" office:value="0.978429" calcext:value-type="float">
            <text:p>0.9784</text:p>
          </table:table-cell>
          <table:table-cell table:formula="of:=[.M656]*[.L656]*[.K656]*[.J656]*[.I656]*[.H656]*[.G656]*[.F656]*[.E656]" office:value-type="float" office:value="0.836958654200714" calcext:value-type="float">
            <text:p>0.8370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table:style-name="Default" office:value-type="float" office:value="407.925" calcext:value-type="float">
            <text:p>407.925</text:p>
          </table:table-cell>
          <table:table-cell office:value-type="float" office:value="51.5128" calcext:value-type="float">
            <text:p>51.5128</text:p>
          </table:table-cell>
          <table:table-cell table:style-name="Default" office:value-type="float" office:value="57.5177" calcext:value-type="float">
            <text:p>57.5177</text:p>
          </table:table-cell>
          <table:table-cell table:formula="of:=[.E65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6]" office:value-type="float" office:value="0.98" calcext:value-type="float">
            <text:p>0.98</text:p>
          </table:table-cell>
          <table:table-cell table:formula="of:=[.H656]" office:value-type="float" office:value="0.968" calcext:value-type="float">
            <text:p>0.968</text:p>
          </table:table-cell>
          <table:table-cell table:style-name="ce7" office:value-type="float" office:value="0.997948" calcext:value-type="float">
            <text:p>0.99795</text:p>
          </table:table-cell>
          <table:table-cell table:style-name="ce7" office:value-type="float" office:value="0.987948" calcext:value-type="float">
            <text:p>0.98795</text:p>
          </table:table-cell>
          <table:table-cell office:value-type="float" office:value="0.97593" calcext:value-type="float">
            <text:p>0.9759</text:p>
          </table:table-cell>
          <table:table-cell table:formula="of:=1-0.00026*[.C657]" office:value-type="float" office:value="0.986606672" calcext:value-type="float">
            <text:p>0.9866</text:p>
          </table:table-cell>
          <table:table-cell table:style-name="ce3" table:formula="of:=1-0.05*[.B657]/1000" office:value-type="float" office:value="0.97960375" calcext:value-type="float">
            <text:p>0.9796</text:p>
          </table:table-cell>
          <table:table-cell table:formula="of:=[.M657]*[.L657]*[.K657]*[.J657]*[.I657]*[.H657]*[.G657]*[.F657]*[.E657]" office:value-type="float" office:value="0.841810240125472" calcext:value-type="float">
            <text:p>0.8418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table:style-name="Default" office:value-type="float" office:value="439.835" calcext:value-type="float">
            <text:p>439.835</text:p>
          </table:table-cell>
          <table:table-cell office:value-type="float" office:value="55.5513" calcext:value-type="float">
            <text:p>55.5513</text:p>
          </table:table-cell>
          <table:table-cell table:style-name="Default" office:value-type="float" office:value="35.1675" calcext:value-type="float">
            <text:p>35.1675</text:p>
          </table:table-cell>
          <table:table-cell table:formula="of:=[.E65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7]" office:value-type="float" office:value="0.98" calcext:value-type="float">
            <text:p>0.98</text:p>
          </table:table-cell>
          <table:table-cell table:formula="of:=[.H657]" office:value-type="float" office:value="0.968" calcext:value-type="float">
            <text:p>0.968</text:p>
          </table:table-cell>
          <table:table-cell table:style-name="ce7" office:value-type="float" office:value="0.998008" calcext:value-type="float">
            <text:p>0.99801</text:p>
          </table:table-cell>
          <table:table-cell table:style-name="ce7" office:value-type="float" office:value="0.986824" calcext:value-type="float">
            <text:p>0.98682</text:p>
          </table:table-cell>
          <table:table-cell office:value-type="float" office:value="0.97561" calcext:value-type="float">
            <text:p>0.9756</text:p>
          </table:table-cell>
          <table:table-cell table:formula="of:=1-0.00026*[.C658]" office:value-type="float" office:value="0.985556662" calcext:value-type="float">
            <text:p>0.9856</text:p>
          </table:table-cell>
          <table:table-cell table:style-name="ce3" table:formula="of:=1-0.05*[.B658]/1000" office:value-type="float" office:value="0.97800825" calcext:value-type="float">
            <text:p>0.9780</text:p>
          </table:table-cell>
          <table:table-cell table:formula="of:=[.M658]*[.L658]*[.K658]*[.J658]*[.I658]*[.H658]*[.G658]*[.F658]*[.E658]" office:value-type="float" office:value="0.838364993293206" calcext:value-type="float">
            <text:p>0.8384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table:style-name="Default" office:value-type="float" office:value="522.921" calcext:value-type="float">
            <text:p>522.921</text:p>
          </table:table-cell>
          <table:table-cell office:value-type="float" office:value="36.3661" calcext:value-type="float">
            <text:p>36.3661</text:p>
          </table:table-cell>
          <table:table-cell table:style-name="Default" office:value-type="float" office:value="51.9978" calcext:value-type="float">
            <text:p>51.9978</text:p>
          </table:table-cell>
          <table:table-cell table:formula="of:=[.E65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8]" office:value-type="float" office:value="0.98" calcext:value-type="float">
            <text:p>0.98</text:p>
          </table:table-cell>
          <table:table-cell table:formula="of:=[.H658]" office:value-type="float" office:value="0.968" calcext:value-type="float">
            <text:p>0.968</text:p>
          </table:table-cell>
          <table:table-cell table:style-name="ce7" office:value-type="float" office:value="0.998323" calcext:value-type="float">
            <text:p>0.99832</text:p>
          </table:table-cell>
          <table:table-cell table:style-name="ce7" office:value-type="float" office:value="0.98657" calcext:value-type="float">
            <text:p>0.98657</text:p>
          </table:table-cell>
          <table:table-cell office:value-type="float" office:value="0.97721" calcext:value-type="float">
            <text:p>0.9772</text:p>
          </table:table-cell>
          <table:table-cell table:formula="of:=1-0.00026*[.C659]" office:value-type="float" office:value="0.990544814" calcext:value-type="float">
            <text:p>0.9905</text:p>
          </table:table-cell>
          <table:table-cell table:style-name="ce3" table:formula="of:=1-0.05*[.B659]/1000" office:value-type="float" office:value="0.97385395" calcext:value-type="float">
            <text:p>0.9739</text:p>
          </table:table-cell>
          <table:table-cell table:formula="of:=[.M659]*[.L659]*[.K659]*[.J659]*[.I659]*[.H659]*[.G659]*[.F659]*[.E659]" office:value-type="float" office:value="0.840453893780412" calcext:value-type="float">
            <text:p>0.8405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table:style-name="Default" office:value-type="float" office:value="505.357" calcext:value-type="float">
            <text:p>505.357</text:p>
          </table:table-cell>
          <table:table-cell office:value-type="float" office:value="35.0494" calcext:value-type="float">
            <text:p>35.0494</text:p>
          </table:table-cell>
          <table:table-cell table:style-name="Default" office:value-type="float" office:value="26.6181" calcext:value-type="float">
            <text:p>26.6181</text:p>
          </table:table-cell>
          <table:table-cell table:formula="of:=[.E65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59]" office:value-type="float" office:value="0.98" calcext:value-type="float">
            <text:p>0.98</text:p>
          </table:table-cell>
          <table:table-cell table:formula="of:=[.H659]" office:value-type="float" office:value="0.968" calcext:value-type="float">
            <text:p>0.968</text:p>
          </table:table-cell>
          <table:table-cell table:style-name="ce7" office:value-type="float" office:value="0.998553" calcext:value-type="float">
            <text:p>0.99855</text:p>
          </table:table-cell>
          <table:table-cell table:style-name="ce7" office:value-type="float" office:value="0.986852" calcext:value-type="float">
            <text:p>0.98685</text:p>
          </table:table-cell>
          <table:table-cell office:value-type="float" office:value="0.97478" calcext:value-type="float">
            <text:p>0.9748</text:p>
          </table:table-cell>
          <table:table-cell table:formula="of:=1-0.00026*[.C660]" office:value-type="float" office:value="0.990887156" calcext:value-type="float">
            <text:p>0.9909</text:p>
          </table:table-cell>
          <table:table-cell table:style-name="ce3" table:formula="of:=1-0.05*[.B660]/1000" office:value-type="float" office:value="0.97473215" calcext:value-type="float">
            <text:p>0.9747</text:p>
          </table:table-cell>
          <table:table-cell table:formula="of:=[.M660]*[.L660]*[.K660]*[.J660]*[.I660]*[.H660]*[.G660]*[.F660]*[.E660]" office:value-type="float" office:value="0.839843367311179" calcext:value-type="float">
            <text:p>0.8398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table:style-name="Default" office:value-type="float" office:value="509.12" calcext:value-type="float">
            <text:p>509.12</text:p>
          </table:table-cell>
          <table:table-cell office:value-type="float" office:value="35.2968" calcext:value-type="float">
            <text:p>35.2968</text:p>
          </table:table-cell>
          <table:table-cell table:style-name="Default" office:value-type="float" office:value="39.3776" calcext:value-type="float">
            <text:p>39.3776</text:p>
          </table:table-cell>
          <table:table-cell table:formula="of:=[.E66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0]" office:value-type="float" office:value="0.98" calcext:value-type="float">
            <text:p>0.98</text:p>
          </table:table-cell>
          <table:table-cell table:formula="of:=[.H660]" office:value-type="float" office:value="0.968" calcext:value-type="float">
            <text:p>0.968</text:p>
          </table:table-cell>
          <table:table-cell table:style-name="ce7" office:value-type="float" office:value="0.99844" calcext:value-type="float">
            <text:p>0.99844</text:p>
          </table:table-cell>
          <table:table-cell table:style-name="ce7" office:value-type="float" office:value="0.987213" calcext:value-type="float">
            <text:p>0.98721</text:p>
          </table:table-cell>
          <table:table-cell office:value-type="float" office:value="0.97483" calcext:value-type="float">
            <text:p>0.9748</text:p>
          </table:table-cell>
          <table:table-cell table:formula="of:=1-0.00026*[.C661]" office:value-type="float" office:value="0.990822832" calcext:value-type="float">
            <text:p>0.9908</text:p>
          </table:table-cell>
          <table:table-cell table:style-name="ce3" table:formula="of:=1-0.05*[.B661]/1000" office:value-type="float" office:value="0.974544" calcext:value-type="float">
            <text:p>0.9745</text:p>
          </table:table-cell>
          <table:table-cell table:formula="of:=[.M661]*[.L661]*[.K661]*[.J661]*[.I661]*[.H661]*[.G661]*[.F661]*[.E661]" office:value-type="float" office:value="0.839881918047882" calcext:value-type="float">
            <text:p>0.8399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style-name="Default" office:value-type="float" office:value="164.07" calcext:value-type="float">
            <text:p>164.07</text:p>
          </table:table-cell>
          <table:table-cell office:value-type="float" office:value="38.7921" calcext:value-type="float">
            <text:p>38.7921</text:p>
          </table:table-cell>
          <table:table-cell table:style-name="Default" office:value-type="float" office:value="66.4829" calcext:value-type="float">
            <text:p>66.4829</text:p>
          </table:table-cell>
          <table:table-cell table:formula="of:=[.E66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1]" office:value-type="float" office:value="0.98" calcext:value-type="float">
            <text:p>0.98</text:p>
          </table:table-cell>
          <table:table-cell table:formula="of:=[.H661]" office:value-type="float" office:value="0.968" calcext:value-type="float">
            <text:p>0.968</text:p>
          </table:table-cell>
          <table:table-cell table:style-name="ce7" office:value-type="float" office:value="0.998134" calcext:value-type="float">
            <text:p>0.99813</text:p>
          </table:table-cell>
          <table:table-cell table:style-name="ce7" office:value-type="float" office:value="0.994697" calcext:value-type="float">
            <text:p>0.99470</text:p>
          </table:table-cell>
          <table:table-cell office:value-type="float" office:value="0.99192" calcext:value-type="float">
            <text:p>0.9919</text:p>
          </table:table-cell>
          <table:table-cell table:formula="of:=1-0.00026*[.C662]" office:value-type="float" office:value="0.989914054" calcext:value-type="float">
            <text:p>0.9899</text:p>
          </table:table-cell>
          <table:table-cell table:style-name="ce3" table:formula="of:=1-0.05*[.B662]/1000" office:value-type="float" office:value="0.9917965" calcext:value-type="float">
            <text:p>0.9918</text:p>
          </table:table-cell>
          <table:table-cell table:formula="of:=[.M662]*[.L662]*[.K662]*[.J662]*[.I662]*[.H662]*[.G662]*[.F662]*[.E662]" office:value-type="float" office:value="0.875256644550337" calcext:value-type="float">
            <text:p>0.8753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table:style-name="Default" office:value-type="float" office:value="169.018" calcext:value-type="float">
            <text:p>169.018</text:p>
          </table:table-cell>
          <table:table-cell office:value-type="float" office:value="40.006" calcext:value-type="float">
            <text:p>40.006</text:p>
          </table:table-cell>
          <table:table-cell table:style-name="Default" office:value-type="float" office:value="30.3382" calcext:value-type="float">
            <text:p>30.3382</text:p>
          </table:table-cell>
          <table:table-cell table:formula="of:=[.E66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2]" office:value-type="float" office:value="0.98" calcext:value-type="float">
            <text:p>0.98</text:p>
          </table:table-cell>
          <table:table-cell table:formula="of:=[.H662]" office:value-type="float" office:value="0.968" calcext:value-type="float">
            <text:p>0.968</text:p>
          </table:table-cell>
          <table:table-cell table:style-name="ce7" office:value-type="float" office:value="0.999151" calcext:value-type="float">
            <text:p>0.99915</text:p>
          </table:table-cell>
          <table:table-cell table:style-name="ce7" office:value-type="float" office:value="0.994691" calcext:value-type="float">
            <text:p>0.99469</text:p>
          </table:table-cell>
          <table:table-cell office:value-type="float" office:value="0.99403" calcext:value-type="float">
            <text:p>0.9940</text:p>
          </table:table-cell>
          <table:table-cell table:formula="of:=1-0.00026*[.C663]" office:value-type="float" office:value="0.98959844" calcext:value-type="float">
            <text:p>0.9896</text:p>
          </table:table-cell>
          <table:table-cell table:style-name="ce3" table:formula="of:=1-0.05*[.B663]/1000" office:value-type="float" office:value="0.9915491" calcext:value-type="float">
            <text:p>0.9915</text:p>
          </table:table-cell>
          <table:table-cell table:formula="of:=[.M663]*[.L663]*[.K663]*[.J663]*[.I663]*[.H663]*[.G663]*[.F663]*[.E663]" office:value-type="float" office:value="0.8775080002348" calcext:value-type="float">
            <text:p>0.8775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table:style-name="Default" office:value-type="float" office:value="549.502" calcext:value-type="float">
            <text:p>549.502</text:p>
          </table:table-cell>
          <table:table-cell office:value-type="float" office:value="19.2763" calcext:value-type="float">
            <text:p>19.2763</text:p>
          </table:table-cell>
          <table:table-cell table:style-name="Default" office:value-type="float" office:value="21.1305" calcext:value-type="float">
            <text:p>21.1305</text:p>
          </table:table-cell>
          <table:table-cell table:formula="of:=[.E66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3]" office:value-type="float" office:value="0.98" calcext:value-type="float">
            <text:p>0.98</text:p>
          </table:table-cell>
          <table:table-cell table:formula="of:=[.H663]" office:value-type="float" office:value="0.968" calcext:value-type="float">
            <text:p>0.968</text:p>
          </table:table-cell>
          <table:table-cell table:style-name="ce7" office:value-type="float" office:value="0.998358" calcext:value-type="float">
            <text:p>0.99836</text:p>
          </table:table-cell>
          <table:table-cell table:style-name="ce7" office:value-type="float" office:value="0.987842" calcext:value-type="float">
            <text:p>0.98784</text:p>
          </table:table-cell>
          <table:table-cell office:value-type="float" office:value="0.97582" calcext:value-type="float">
            <text:p>0.9758</text:p>
          </table:table-cell>
          <table:table-cell table:formula="of:=1-0.00026*[.C664]" office:value-type="float" office:value="0.994988162" calcext:value-type="float">
            <text:p>0.9950</text:p>
          </table:table-cell>
          <table:table-cell table:style-name="ce3" table:formula="of:=1-0.05*[.B664]/1000" office:value-type="float" office:value="0.9725249" calcext:value-type="float">
            <text:p>0.9725</text:p>
          </table:table-cell>
          <table:table-cell table:formula="of:=[.M664]*[.L664]*[.K664]*[.J664]*[.I664]*[.H664]*[.G664]*[.F664]*[.E664]" office:value-type="float" office:value="0.842987622834171" calcext:value-type="float">
            <text:p>0.8430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table:style-name="Default" office:value-type="float" office:value="558.531" calcext:value-type="float">
            <text:p>558.531</text:p>
          </table:table-cell>
          <table:table-cell office:value-type="float" office:value="19.5984" calcext:value-type="float">
            <text:p>19.5984</text:p>
          </table:table-cell>
          <table:table-cell table:style-name="Default" office:value-type="float" office:value="25.0941" calcext:value-type="float">
            <text:p>25.0941</text:p>
          </table:table-cell>
          <table:table-cell table:formula="of:=[.E66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4]" office:value-type="float" office:value="0.98" calcext:value-type="float">
            <text:p>0.98</text:p>
          </table:table-cell>
          <table:table-cell table:formula="of:=[.H664]" office:value-type="float" office:value="0.968" calcext:value-type="float">
            <text:p>0.968</text:p>
          </table:table-cell>
          <table:table-cell table:style-name="ce7" office:value-type="float" office:value="0.998612" calcext:value-type="float">
            <text:p>0.99861</text:p>
          </table:table-cell>
          <table:table-cell table:style-name="ce7" office:value-type="float" office:value="0.986698" calcext:value-type="float">
            <text:p>0.98670</text:p>
          </table:table-cell>
          <table:table-cell office:value-type="float" office:value="0.97434" calcext:value-type="float">
            <text:p>0.9743</text:p>
          </table:table-cell>
          <table:table-cell table:formula="of:=1-0.00026*[.C665]" office:value-type="float" office:value="0.994904416" calcext:value-type="float">
            <text:p>0.9949</text:p>
          </table:table-cell>
          <table:table-cell table:style-name="ce3" table:formula="of:=1-0.05*[.B665]/1000" office:value-type="float" office:value="0.97207345" calcext:value-type="float">
            <text:p>0.9721</text:p>
          </table:table-cell>
          <table:table-cell table:formula="of:=[.M665]*[.L665]*[.K665]*[.J665]*[.I665]*[.H665]*[.G665]*[.F665]*[.E665]" office:value-type="float" office:value="0.840487097962535" calcext:value-type="float">
            <text:p>0.8405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table:style-name="Default" office:value-type="float" office:value="559.487" calcext:value-type="float">
            <text:p>559.487</text:p>
          </table:table-cell>
          <table:table-cell office:value-type="float" office:value="19.6316" calcext:value-type="float">
            <text:p>19.6316</text:p>
          </table:table-cell>
          <table:table-cell table:style-name="Default" office:value-type="float" office:value="24.3878" calcext:value-type="float">
            <text:p>24.3878</text:p>
          </table:table-cell>
          <table:table-cell table:formula="of:=[.E66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5]" office:value-type="float" office:value="0.98" calcext:value-type="float">
            <text:p>0.98</text:p>
          </table:table-cell>
          <table:table-cell table:formula="of:=[.H665]" office:value-type="float" office:value="0.968" calcext:value-type="float">
            <text:p>0.968</text:p>
          </table:table-cell>
          <table:table-cell table:style-name="ce7" office:value-type="float" office:value="0.998512" calcext:value-type="float">
            <text:p>0.99851</text:p>
          </table:table-cell>
          <table:table-cell table:style-name="ce7" office:value-type="float" office:value="0.986043" calcext:value-type="float">
            <text:p>0.98604</text:p>
          </table:table-cell>
          <table:table-cell office:value-type="float" office:value="0.97521" calcext:value-type="float">
            <text:p>0.9752</text:p>
          </table:table-cell>
          <table:table-cell table:formula="of:=1-0.00026*[.C666]" office:value-type="float" office:value="0.994895784" calcext:value-type="float">
            <text:p>0.9949</text:p>
          </table:table-cell>
          <table:table-cell table:style-name="ce3" table:formula="of:=1-0.05*[.B666]/1000" office:value-type="float" office:value="0.97202565" calcext:value-type="float">
            <text:p>0.9720</text:p>
          </table:table-cell>
          <table:table-cell table:formula="of:=[.M666]*[.L666]*[.K666]*[.J666]*[.I666]*[.H666]*[.G666]*[.F666]*[.E666]" office:value-type="float" office:value="0.840546327754788" calcext:value-type="float">
            <text:p>0.8405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table:style-name="Default" office:value-type="float" office:value="556.607" calcext:value-type="float">
            <text:p>556.607</text:p>
          </table:table-cell>
          <table:table-cell office:value-type="float" office:value="19.5253" calcext:value-type="float">
            <text:p>19.5253</text:p>
          </table:table-cell>
          <table:table-cell table:style-name="Default" office:value-type="float" office:value="22.5377" calcext:value-type="float">
            <text:p>22.5377</text:p>
          </table:table-cell>
          <table:table-cell table:formula="of:=[.E66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6]" office:value-type="float" office:value="0.98" calcext:value-type="float">
            <text:p>0.98</text:p>
          </table:table-cell>
          <table:table-cell table:formula="of:=[.H666]" office:value-type="float" office:value="0.968" calcext:value-type="float">
            <text:p>0.968</text:p>
          </table:table-cell>
          <table:table-cell table:style-name="ce7" office:value-type="float" office:value="0.998367" calcext:value-type="float">
            <text:p>0.99837</text:p>
          </table:table-cell>
          <table:table-cell table:style-name="ce7" office:value-type="float" office:value="0.986873" calcext:value-type="float">
            <text:p>0.98687</text:p>
          </table:table-cell>
          <table:table-cell office:value-type="float" office:value="0.97521" calcext:value-type="float">
            <text:p>0.9752</text:p>
          </table:table-cell>
          <table:table-cell table:formula="of:=1-0.00026*[.C667]" office:value-type="float" office:value="0.994923422" calcext:value-type="float">
            <text:p>0.9949</text:p>
          </table:table-cell>
          <table:table-cell table:style-name="ce3" table:formula="of:=1-0.05*[.B667]/1000" office:value-type="float" office:value="0.97216965" calcext:value-type="float">
            <text:p>0.9722</text:p>
          </table:table-cell>
          <table:table-cell table:formula="of:=[.M667]*[.L667]*[.K667]*[.J667]*[.I667]*[.H667]*[.G667]*[.F667]*[.E667]" office:value-type="float" office:value="0.841279671333635" calcext:value-type="float">
            <text:p>0.8413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table:style-name="Default" office:value-type="float" office:value="252.14" calcext:value-type="float">
            <text:p>252.14</text:p>
          </table:table-cell>
          <table:table-cell office:value-type="float" office:value="56.0004" calcext:value-type="float">
            <text:p>56.0004</text:p>
          </table:table-cell>
          <table:table-cell table:style-name="Default" office:value-type="float" office:value="48.6543" calcext:value-type="float">
            <text:p>48.6543</text:p>
          </table:table-cell>
          <table:table-cell table:formula="of:=[.E66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7]" office:value-type="float" office:value="0.98" calcext:value-type="float">
            <text:p>0.98</text:p>
          </table:table-cell>
          <table:table-cell table:formula="of:=[.H667]" office:value-type="float" office:value="0.968" calcext:value-type="float">
            <text:p>0.968</text:p>
          </table:table-cell>
          <table:table-cell table:style-name="ce7" office:value-type="float" office:value="0.997696" calcext:value-type="float">
            <text:p>0.99770</text:p>
          </table:table-cell>
          <table:table-cell table:style-name="ce7" office:value-type="float" office:value="0.990261" calcext:value-type="float">
            <text:p>0.99026</text:p>
          </table:table-cell>
          <table:table-cell office:value-type="float" office:value="0.97983" calcext:value-type="float">
            <text:p>0.9798</text:p>
          </table:table-cell>
          <table:table-cell table:formula="of:=1-0.00026*[.C668]" office:value-type="float" office:value="0.985439896" calcext:value-type="float">
            <text:p>0.9854</text:p>
          </table:table-cell>
          <table:table-cell table:style-name="ce3" table:formula="of:=1-0.05*[.B668]/1000" office:value-type="float" office:value="0.987393" calcext:value-type="float">
            <text:p>0.9874</text:p>
          </table:table-cell>
          <table:table-cell table:formula="of:=[.M668]*[.L668]*[.K668]*[.J668]*[.I668]*[.H668]*[.G668]*[.F668]*[.E668]" office:value-type="float" office:value="0.852663895738098" calcext:value-type="float">
            <text:p>0.8527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table:style-name="Default" office:value-type="float" office:value="254.099" calcext:value-type="float">
            <text:p>254.099</text:p>
          </table:table-cell>
          <table:table-cell office:value-type="float" office:value="56.4479" calcext:value-type="float">
            <text:p>56.4479</text:p>
          </table:table-cell>
          <table:table-cell table:style-name="Default" office:value-type="float" office:value="59.2283" calcext:value-type="float">
            <text:p>59.2283</text:p>
          </table:table-cell>
          <table:table-cell table:formula="of:=[.E66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8]" office:value-type="float" office:value="0.98" calcext:value-type="float">
            <text:p>0.98</text:p>
          </table:table-cell>
          <table:table-cell table:formula="of:=[.H668]" office:value-type="float" office:value="0.968" calcext:value-type="float">
            <text:p>0.968</text:p>
          </table:table-cell>
          <table:table-cell table:style-name="ce7" office:value-type="float" office:value="0.997547" calcext:value-type="float">
            <text:p>0.99755</text:p>
          </table:table-cell>
          <table:table-cell table:style-name="ce7" office:value-type="float" office:value="0.989526" calcext:value-type="float">
            <text:p>0.98953</text:p>
          </table:table-cell>
          <table:table-cell office:value-type="float" office:value="0.9833" calcext:value-type="float">
            <text:p>0.9833</text:p>
          </table:table-cell>
          <table:table-cell table:formula="of:=1-0.00026*[.C669]" office:value-type="float" office:value="0.985323546" calcext:value-type="float">
            <text:p>0.9853</text:p>
          </table:table-cell>
          <table:table-cell table:style-name="ce3" table:formula="of:=1-0.05*[.B669]/1000" office:value-type="float" office:value="0.98729505" calcext:value-type="float">
            <text:p>0.9873</text:p>
          </table:table-cell>
          <table:table-cell table:formula="of:=[.M669]*[.L669]*[.K669]*[.J669]*[.I669]*[.H669]*[.G669]*[.F669]*[.E669]" office:value-type="float" office:value="0.854734998223211" calcext:value-type="float">
            <text:p>0.8547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table:style-name="Default" office:value-type="float" office:value="256.622" calcext:value-type="float">
            <text:p>256.622</text:p>
          </table:table-cell>
          <table:table-cell office:value-type="float" office:value="57.0192" calcext:value-type="float">
            <text:p>57.0192</text:p>
          </table:table-cell>
          <table:table-cell table:style-name="Default" office:value-type="float" office:value="52.6224" calcext:value-type="float">
            <text:p>52.6224</text:p>
          </table:table-cell>
          <table:table-cell table:formula="of:=[.E66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69]" office:value-type="float" office:value="0.98" calcext:value-type="float">
            <text:p>0.98</text:p>
          </table:table-cell>
          <table:table-cell table:formula="of:=[.H669]" office:value-type="float" office:value="0.968" calcext:value-type="float">
            <text:p>0.968</text:p>
          </table:table-cell>
          <table:table-cell table:style-name="ce7" office:value-type="float" office:value="0.997638" calcext:value-type="float">
            <text:p>0.99764</text:p>
          </table:table-cell>
          <table:table-cell table:style-name="ce7" office:value-type="float" office:value="0.989982" calcext:value-type="float">
            <text:p>0.98998</text:p>
          </table:table-cell>
          <table:table-cell office:value-type="float" office:value="0.98375" calcext:value-type="float">
            <text:p>0.9838</text:p>
          </table:table-cell>
          <table:table-cell table:formula="of:=1-0.00026*[.C670]" office:value-type="float" office:value="0.985175008" calcext:value-type="float">
            <text:p>0.9852</text:p>
          </table:table-cell>
          <table:table-cell table:style-name="ce3" table:formula="of:=1-0.05*[.B670]/1000" office:value-type="float" office:value="0.9871689" calcext:value-type="float">
            <text:p>0.9872</text:p>
          </table:table-cell>
          <table:table-cell table:formula="of:=[.M670]*[.L670]*[.K670]*[.J670]*[.I670]*[.H670]*[.G670]*[.F670]*[.E670]" office:value-type="float" office:value="0.855359982113126" calcext:value-type="float">
            <text:p>0.8554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table:style-name="Default" office:value-type="float" office:value="31.7001" calcext:value-type="float">
            <text:p>31.7001</text:p>
          </table:table-cell>
          <table:table-cell office:value-type="float" office:value="39.1459" calcext:value-type="float">
            <text:p>39.1459</text:p>
          </table:table-cell>
          <table:table-cell table:style-name="Default" office:value-type="float" office:value="45.2" calcext:value-type="float">
            <text:p>45.2</text:p>
          </table:table-cell>
          <table:table-cell table:formula="of:=[.E67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0]" office:value-type="float" office:value="0.98" calcext:value-type="float">
            <text:p>0.98</text:p>
          </table:table-cell>
          <table:table-cell table:formula="of:=[.H670]" office:value-type="float" office:value="0.968" calcext:value-type="float">
            <text:p>0.968</text:p>
          </table:table-cell>
          <table:table-cell table:style-name="ce7" office:value-type="float" office:value="0.997372" calcext:value-type="float">
            <text:p>0.99737</text:p>
          </table:table-cell>
          <table:table-cell table:style-name="ce7" office:value-type="float" office:value="0.994744" calcext:value-type="float">
            <text:p>0.99474</text:p>
          </table:table-cell>
          <table:table-cell office:value-type="float" office:value="0.99755" calcext:value-type="float">
            <text:p>0.9976</text:p>
          </table:table-cell>
          <table:table-cell table:formula="of:=1-0.00026*[.C671]" office:value-type="float" office:value="0.989822066" calcext:value-type="float">
            <text:p>0.9898</text:p>
          </table:table-cell>
          <table:table-cell table:style-name="ce3" table:formula="of:=1-0.05*[.B671]/1000" office:value-type="float" office:value="0.998414995" calcext:value-type="float">
            <text:p>0.9984</text:p>
          </table:table-cell>
          <table:table-cell table:formula="of:=[.M671]*[.L671]*[.K671]*[.J671]*[.I671]*[.H671]*[.G671]*[.F671]*[.E671]" office:value-type="float" office:value="0.885381513281033" calcext:value-type="float">
            <text:p>0.8854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table:style-name="Default" office:value-type="float" office:value="31.6033" calcext:value-type="float">
            <text:p>31.6033</text:p>
          </table:table-cell>
          <table:table-cell office:value-type="float" office:value="39.0499" calcext:value-type="float">
            <text:p>39.0499</text:p>
          </table:table-cell>
          <table:table-cell table:style-name="Default" office:value-type="float" office:value="44.5185" calcext:value-type="float">
            <text:p>44.5185</text:p>
          </table:table-cell>
          <table:table-cell table:formula="of:=[.E67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1]" office:value-type="float" office:value="0.98" calcext:value-type="float">
            <text:p>0.98</text:p>
          </table:table-cell>
          <table:table-cell table:formula="of:=[.H671]" office:value-type="float" office:value="0.968" calcext:value-type="float">
            <text:p>0.968</text:p>
          </table:table-cell>
          <table:table-cell table:style-name="ce7" office:value-type="float" office:value="0.999132" calcext:value-type="float">
            <text:p>0.99913</text:p>
          </table:table-cell>
          <table:table-cell table:style-name="ce7" office:value-type="float" office:value="0.998698" calcext:value-type="float">
            <text:p>0.99870</text:p>
          </table:table-cell>
          <table:table-cell office:value-type="float" office:value="0.99725" calcext:value-type="float">
            <text:p>0.9973</text:p>
          </table:table-cell>
          <table:table-cell table:formula="of:=1-0.00026*[.C672]" office:value-type="float" office:value="0.989847026" calcext:value-type="float">
            <text:p>0.9898</text:p>
          </table:table-cell>
          <table:table-cell table:style-name="ce3" table:formula="of:=1-0.05*[.B672]/1000" office:value-type="float" office:value="0.998419835" calcext:value-type="float">
            <text:p>0.9984</text:p>
          </table:table-cell>
          <table:table-cell table:formula="of:=[.M672]*[.L672]*[.K672]*[.J672]*[.I672]*[.H672]*[.G672]*[.F672]*[.E672]" office:value-type="float" office:value="0.890228363384751" calcext:value-type="float">
            <text:p>0.8902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table:style-name="Default" office:value-type="float" office:value="108.779" calcext:value-type="float">
            <text:p>108.779</text:p>
          </table:table-cell>
          <table:table-cell office:value-type="float" office:value="47.4753" calcext:value-type="float">
            <text:p>47.4753</text:p>
          </table:table-cell>
          <table:table-cell table:style-name="Default" office:value-type="float" office:value="56.803" calcext:value-type="float">
            <text:p>56.803</text:p>
          </table:table-cell>
          <table:table-cell table:formula="of:=[.E67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2]" office:value-type="float" office:value="0.98" calcext:value-type="float">
            <text:p>0.98</text:p>
          </table:table-cell>
          <table:table-cell table:formula="of:=[.H672]" office:value-type="float" office:value="0.968" calcext:value-type="float">
            <text:p>0.968</text:p>
          </table:table-cell>
          <table:table-cell table:style-name="ce7" office:value-type="float" office:value="0.998138" calcext:value-type="float">
            <text:p>0.99814</text:p>
          </table:table-cell>
          <table:table-cell table:style-name="ce7" office:value-type="float" office:value="0.993883" calcext:value-type="float">
            <text:p>0.99388</text:p>
          </table:table-cell>
          <table:table-cell office:value-type="float" office:value="0.99101" calcext:value-type="float">
            <text:p>0.9910</text:p>
          </table:table-cell>
          <table:table-cell table:formula="of:=1-0.00026*[.C673]" office:value-type="float" office:value="0.987656422" calcext:value-type="float">
            <text:p>0.9877</text:p>
          </table:table-cell>
          <table:table-cell table:style-name="ce3" table:formula="of:=1-0.05*[.B673]/1000" office:value-type="float" office:value="0.99456105" calcext:value-type="float">
            <text:p>0.9946</text:p>
          </table:table-cell>
          <table:table-cell table:formula="of:=[.M673]*[.L673]*[.K673]*[.J673]*[.I673]*[.H673]*[.G673]*[.F673]*[.E673]" office:value-type="float" office:value="0.874178816611158" calcext:value-type="float">
            <text:p>0.8742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table:style-name="Default" office:value-type="float" office:value="118.218" calcext:value-type="float">
            <text:p>118.218</text:p>
          </table:table-cell>
          <table:table-cell office:value-type="float" office:value="51.449" calcext:value-type="float">
            <text:p>51.449</text:p>
          </table:table-cell>
          <table:table-cell table:style-name="Default" office:value-type="float" office:value="62.1037" calcext:value-type="float">
            <text:p>62.1037</text:p>
          </table:table-cell>
          <table:table-cell table:formula="of:=[.E67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3]" office:value-type="float" office:value="0.98" calcext:value-type="float">
            <text:p>0.98</text:p>
          </table:table-cell>
          <table:table-cell table:formula="of:=[.H673]" office:value-type="float" office:value="0.968" calcext:value-type="float">
            <text:p>0.968</text:p>
          </table:table-cell>
          <table:table-cell table:style-name="ce7" office:value-type="float" office:value="0.997763" calcext:value-type="float">
            <text:p>0.99776</text:p>
          </table:table-cell>
          <table:table-cell table:style-name="ce7" office:value-type="float" office:value="0.994502" calcext:value-type="float">
            <text:p>0.99450</text:p>
          </table:table-cell>
          <table:table-cell office:value-type="float" office:value="0.98946" calcext:value-type="float">
            <text:p>0.9895</text:p>
          </table:table-cell>
          <table:table-cell table:formula="of:=1-0.00026*[.C674]" office:value-type="float" office:value="0.98662326" calcext:value-type="float">
            <text:p>0.9866</text:p>
          </table:table-cell>
          <table:table-cell table:style-name="ce3" table:formula="of:=1-0.05*[.B674]/1000" office:value-type="float" office:value="0.9940891" calcext:value-type="float">
            <text:p>0.9941</text:p>
          </table:table-cell>
          <table:table-cell table:formula="of:=[.M674]*[.L674]*[.K674]*[.J674]*[.I674]*[.H674]*[.G674]*[.F674]*[.E674]" office:value-type="float" office:value="0.871699927973043" calcext:value-type="float">
            <text:p>0.8717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table:style-name="Default" office:value-type="float" office:value="119.52" calcext:value-type="float">
            <text:p>119.52</text:p>
          </table:table-cell>
          <table:table-cell office:value-type="float" office:value="51.9065" calcext:value-type="float">
            <text:p>51.9065</text:p>
          </table:table-cell>
          <table:table-cell table:style-name="Default" office:value-type="float" office:value="43.4861" calcext:value-type="float">
            <text:p>43.4861</text:p>
          </table:table-cell>
          <table:table-cell table:formula="of:=[.E67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4]" office:value-type="float" office:value="0.98" calcext:value-type="float">
            <text:p>0.98</text:p>
          </table:table-cell>
          <table:table-cell table:formula="of:=[.H674]" office:value-type="float" office:value="0.968" calcext:value-type="float">
            <text:p>0.968</text:p>
          </table:table-cell>
          <table:table-cell table:style-name="ce7" office:value-type="float" office:value="0.997552" calcext:value-type="float">
            <text:p>0.99755</text:p>
          </table:table-cell>
          <table:table-cell table:style-name="ce7" office:value-type="float" office:value="0.992789" calcext:value-type="float">
            <text:p>0.99279</text:p>
          </table:table-cell>
          <table:table-cell office:value-type="float" office:value="0.98972" calcext:value-type="float">
            <text:p>0.9897</text:p>
          </table:table-cell>
          <table:table-cell table:formula="of:=1-0.00026*[.C675]" office:value-type="float" office:value="0.98650431" calcext:value-type="float">
            <text:p>0.9865</text:p>
          </table:table-cell>
          <table:table-cell table:style-name="ce3" table:formula="of:=1-0.05*[.B675]/1000" office:value-type="float" office:value="0.994024" calcext:value-type="float">
            <text:p>0.9940</text:p>
          </table:table-cell>
          <table:table-cell table:formula="of:=[.M675]*[.L675]*[.K675]*[.J675]*[.I675]*[.H675]*[.G675]*[.F675]*[.E675]" office:value-type="float" office:value="0.870081138983502" calcext:value-type="float">
            <text:p>0.8701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table:style-name="Default" office:value-type="float" office:value="66.0793" calcext:value-type="float">
            <text:p>66.0793</text:p>
          </table:table-cell>
          <table:table-cell office:value-type="float" office:value="54.5393" calcext:value-type="float">
            <text:p>54.5393</text:p>
          </table:table-cell>
          <table:table-cell table:style-name="Default" office:value-type="float" office:value="109.509" calcext:value-type="float">
            <text:p>109.509</text:p>
          </table:table-cell>
          <table:table-cell table:formula="of:=[.E67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5]" office:value-type="float" office:value="0.98" calcext:value-type="float">
            <text:p>0.98</text:p>
          </table:table-cell>
          <table:table-cell table:formula="of:=[.H675]" office:value-type="float" office:value="0.968" calcext:value-type="float">
            <text:p>0.968</text:p>
          </table:table-cell>
          <table:table-cell table:style-name="ce7" office:value-type="float" office:value="0.998118" calcext:value-type="float">
            <text:p>0.99812</text:p>
          </table:table-cell>
          <table:table-cell table:style-name="ce7" office:value-type="float" office:value="0.995022" calcext:value-type="float">
            <text:p>0.99502</text:p>
          </table:table-cell>
          <table:table-cell office:value-type="float" office:value="0.99159" calcext:value-type="float">
            <text:p>0.9916</text:p>
          </table:table-cell>
          <table:table-cell table:formula="of:=1-0.00026*[.C676]" office:value-type="float" office:value="0.985819782" calcext:value-type="float">
            <text:p>0.9858</text:p>
          </table:table-cell>
          <table:table-cell table:style-name="ce3" table:formula="of:=1-0.05*[.B676]/1000" office:value-type="float" office:value="0.996696035" calcext:value-type="float">
            <text:p>0.9967</text:p>
          </table:table-cell>
          <table:table-cell table:formula="of:=[.M676]*[.L676]*[.K676]*[.J676]*[.I676]*[.H676]*[.G676]*[.F676]*[.E676]" office:value-type="float" office:value="0.875923178856317" calcext:value-type="float">
            <text:p>0.8759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table:style-name="Default" office:value-type="float" office:value="55.6088" calcext:value-type="float">
            <text:p>55.6088</text:p>
          </table:table-cell>
          <table:table-cell office:value-type="float" office:value="45.9987" calcext:value-type="float">
            <text:p>45.9987</text:p>
          </table:table-cell>
          <table:table-cell table:style-name="Default" office:value-type="float" office:value="46.1148" calcext:value-type="float">
            <text:p>46.1148</text:p>
          </table:table-cell>
          <table:table-cell table:formula="of:=[.E67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6]" office:value-type="float" office:value="0.98" calcext:value-type="float">
            <text:p>0.98</text:p>
          </table:table-cell>
          <table:table-cell table:formula="of:=[.H676]" office:value-type="float" office:value="0.968" calcext:value-type="float">
            <text:p>0.968</text:p>
          </table:table-cell>
          <table:table-cell table:style-name="ce7" office:value-type="float" office:value="0.99773" calcext:value-type="float">
            <text:p>0.99773</text:p>
          </table:table-cell>
          <table:table-cell table:style-name="ce7" office:value-type="float" office:value="0.995461" calcext:value-type="float">
            <text:p>0.99546</text:p>
          </table:table-cell>
          <table:table-cell office:value-type="float" office:value="0.99344" calcext:value-type="float">
            <text:p>0.9934</text:p>
          </table:table-cell>
          <table:table-cell table:formula="of:=1-0.00026*[.C677]" office:value-type="float" office:value="0.988040338" calcext:value-type="float">
            <text:p>0.9880</text:p>
          </table:table-cell>
          <table:table-cell table:style-name="ce3" table:formula="of:=1-0.05*[.B677]/1000" office:value-type="float" office:value="0.99721956" calcext:value-type="float">
            <text:p>0.9972</text:p>
          </table:table-cell>
          <table:table-cell table:formula="of:=[.M677]*[.L677]*[.K677]*[.J677]*[.I677]*[.H677]*[.G677]*[.F677]*[.E677]" office:value-type="float" office:value="0.880042077893853" calcext:value-type="float">
            <text:p>0.8800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table:style-name="Default" office:value-type="float" office:value="69.4253" calcext:value-type="float">
            <text:p>69.4253</text:p>
          </table:table-cell>
          <table:table-cell office:value-type="float" office:value="57.1714" calcext:value-type="float">
            <text:p>57.1714</text:p>
          </table:table-cell>
          <table:table-cell table:style-name="Default" office:value-type="float" office:value="48.573" calcext:value-type="float">
            <text:p>48.573</text:p>
          </table:table-cell>
          <table:table-cell table:formula="of:=[.E67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7]" office:value-type="float" office:value="0.98" calcext:value-type="float">
            <text:p>0.98</text:p>
          </table:table-cell>
          <table:table-cell table:formula="of:=[.H677]" office:value-type="float" office:value="0.968" calcext:value-type="float">
            <text:p>0.968</text:p>
          </table:table-cell>
          <table:table-cell table:style-name="ce7" office:value-type="float" office:value="0.998415" calcext:value-type="float">
            <text:p>0.99842</text:p>
          </table:table-cell>
          <table:table-cell table:style-name="ce7" office:value-type="float" office:value="0.99506" calcext:value-type="float">
            <text:p>0.99506</text:p>
          </table:table-cell>
          <table:table-cell office:value-type="float" office:value="0.98999" calcext:value-type="float">
            <text:p>0.9900</text:p>
          </table:table-cell>
          <table:table-cell table:formula="of:=1-0.00026*[.C678]" office:value-type="float" office:value="0.985135436" calcext:value-type="float">
            <text:p>0.9851</text:p>
          </table:table-cell>
          <table:table-cell table:style-name="ce3" table:formula="of:=1-0.05*[.B678]/1000" office:value-type="float" office:value="0.996528735" calcext:value-type="float">
            <text:p>0.9965</text:p>
          </table:table-cell>
          <table:table-cell table:formula="of:=[.M678]*[.L678]*[.K678]*[.J678]*[.I678]*[.H678]*[.G678]*[.F678]*[.E678]" office:value-type="float" office:value="0.874049424667049" calcext:value-type="float">
            <text:p>0.8740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table:style-name="Default" office:value-type="float" office:value="14.6583" calcext:value-type="float">
            <text:p>14.6583</text:p>
          </table:table-cell>
          <table:table-cell office:value-type="float" office:value="31.2122" calcext:value-type="float">
            <text:p>31.2122</text:p>
          </table:table-cell>
          <table:table-cell table:style-name="Default" office:value-type="float" office:value="36.4495" calcext:value-type="float">
            <text:p>36.4495</text:p>
          </table:table-cell>
          <table:table-cell table:formula="of:=[.E67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8]" office:value-type="float" office:value="0.98" calcext:value-type="float">
            <text:p>0.98</text:p>
          </table:table-cell>
          <table:table-cell table:formula="of:=[.H678]" office:value-type="float" office:value="0.968" calcext:value-type="float">
            <text:p>0.968</text:p>
          </table:table-cell>
          <table:table-cell table:style-name="ce7" office:value-type="float" office:value="0.997783" calcext:value-type="float">
            <text:p>0.99778</text:p>
          </table:table-cell>
          <table:table-cell table:style-name="ce7" office:value-type="float" office:value="0.996305" calcext:value-type="float">
            <text:p>0.99631</text:p>
          </table:table-cell>
          <table:table-cell office:value-type="float" office:value="0.99774" calcext:value-type="float">
            <text:p>0.9977</text:p>
          </table:table-cell>
          <table:table-cell table:formula="of:=1-0.00026*[.C679]" office:value-type="float" office:value="0.991884828" calcext:value-type="float">
            <text:p>0.9919</text:p>
          </table:table-cell>
          <table:table-cell table:style-name="ce3" table:formula="of:=1-0.05*[.B679]/1000" office:value-type="float" office:value="0.999267085" calcext:value-type="float">
            <text:p>0.9993</text:p>
          </table:table-cell>
          <table:table-cell table:formula="of:=[.M679]*[.L679]*[.K679]*[.J679]*[.I679]*[.H679]*[.G679]*[.F679]*[.E679]" office:value-type="float" office:value="0.889913251671388" calcext:value-type="float">
            <text:p>0.8899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table:style-name="Default" office:value-type="float" office:value="17.3909" calcext:value-type="float">
            <text:p>17.3909</text:p>
          </table:table-cell>
          <table:table-cell office:value-type="float" office:value="37.0784" calcext:value-type="float">
            <text:p>37.0784</text:p>
          </table:table-cell>
          <table:table-cell table:style-name="Default" office:value-type="float" office:value="64.2816" calcext:value-type="float">
            <text:p>64.2816</text:p>
          </table:table-cell>
          <table:table-cell table:formula="of:=[.E67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79]" office:value-type="float" office:value="0.98" calcext:value-type="float">
            <text:p>0.98</text:p>
          </table:table-cell>
          <table:table-cell table:formula="of:=[.H679]" office:value-type="float" office:value="0.968" calcext:value-type="float">
            <text:p>0.968</text:p>
          </table:table-cell>
          <table:table-cell table:style-name="ce7" office:value-type="float" office:value="0.999167" calcext:value-type="float">
            <text:p>0.99917</text:p>
          </table:table-cell>
          <table:table-cell table:style-name="ce7" office:value-type="float" office:value="0.996253" calcext:value-type="float">
            <text:p>0.99625</text:p>
          </table:table-cell>
          <table:table-cell office:value-type="float" office:value="0.99852" calcext:value-type="float">
            <text:p>0.9985</text:p>
          </table:table-cell>
          <table:table-cell table:formula="of:=1-0.00026*[.C680]" office:value-type="float" office:value="0.990359616" calcext:value-type="float">
            <text:p>0.9904</text:p>
          </table:table-cell>
          <table:table-cell table:style-name="ce3" table:formula="of:=1-0.05*[.B680]/1000" office:value-type="float" office:value="0.999130455" calcext:value-type="float">
            <text:p>0.9991</text:p>
          </table:table-cell>
          <table:table-cell table:formula="of:=[.M680]*[.L680]*[.K680]*[.J680]*[.I680]*[.H680]*[.G680]*[.F680]*[.E680]" office:value-type="float" office:value="0.890304692715703" calcext:value-type="float">
            <text:p>0.8903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table:style-name="Default" office:value-type="float" office:value="139.19" calcext:value-type="float">
            <text:p>139.19</text:p>
          </table:table-cell>
          <table:table-cell office:value-type="float" office:value="57.2845" calcext:value-type="float">
            <text:p>57.2845</text:p>
          </table:table-cell>
          <table:table-cell table:style-name="Default" office:value-type="float" office:value="47.7454" calcext:value-type="float">
            <text:p>47.7454</text:p>
          </table:table-cell>
          <table:table-cell table:formula="of:=[.E68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0]" office:value-type="float" office:value="0.98" calcext:value-type="float">
            <text:p>0.98</text:p>
          </table:table-cell>
          <table:table-cell table:formula="of:=[.H680]" office:value-type="float" office:value="0.968" calcext:value-type="float">
            <text:p>0.968</text:p>
          </table:table-cell>
          <table:table-cell table:style-name="ce7" office:value-type="float" office:value="0.997955" calcext:value-type="float">
            <text:p>0.99796</text:p>
          </table:table-cell>
          <table:table-cell table:style-name="ce7" office:value-type="float" office:value="0.992034" calcext:value-type="float">
            <text:p>0.99203</text:p>
          </table:table-cell>
          <table:table-cell office:value-type="float" office:value="0.98819" calcext:value-type="float">
            <text:p>0.9882</text:p>
          </table:table-cell>
          <table:table-cell table:formula="of:=1-0.00026*[.C681]" office:value-type="float" office:value="0.98510603" calcext:value-type="float">
            <text:p>0.9851</text:p>
          </table:table-cell>
          <table:table-cell table:style-name="ce3" table:formula="of:=1-0.05*[.B681]/1000" office:value-type="float" office:value="0.9930405" calcext:value-type="float">
            <text:p>0.9930</text:p>
          </table:table-cell>
          <table:table-cell table:formula="of:=[.M681]*[.L681]*[.K681]*[.J681]*[.I681]*[.H681]*[.G681]*[.F681]*[.E681]" office:value-type="float" office:value="0.866337191944681" calcext:value-type="float">
            <text:p>0.8663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table:style-name="Default" office:value-type="float" office:value="139.711" calcext:value-type="float">
            <text:p>139.711</text:p>
          </table:table-cell>
          <table:table-cell office:value-type="float" office:value="57.4451" calcext:value-type="float">
            <text:p>57.4451</text:p>
          </table:table-cell>
          <table:table-cell table:style-name="Default" office:value-type="float" office:value="75.2938" calcext:value-type="float">
            <text:p>75.2938</text:p>
          </table:table-cell>
          <table:table-cell table:formula="of:=[.E68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1]" office:value-type="float" office:value="0.98" calcext:value-type="float">
            <text:p>0.98</text:p>
          </table:table-cell>
          <table:table-cell table:formula="of:=[.H681]" office:value-type="float" office:value="0.968" calcext:value-type="float">
            <text:p>0.968</text:p>
          </table:table-cell>
          <table:table-cell table:style-name="ce7" office:value-type="float" office:value="0.997787" calcext:value-type="float">
            <text:p>0.99779</text:p>
          </table:table-cell>
          <table:table-cell table:style-name="ce7" office:value-type="float" office:value="0.99204" calcext:value-type="float">
            <text:p>0.99204</text:p>
          </table:table-cell>
          <table:table-cell office:value-type="float" office:value="0.98613" calcext:value-type="float">
            <text:p>0.9861</text:p>
          </table:table-cell>
          <table:table-cell table:formula="of:=1-0.00026*[.C682]" office:value-type="float" office:value="0.985064274" calcext:value-type="float">
            <text:p>0.9851</text:p>
          </table:table-cell>
          <table:table-cell table:style-name="ce3" table:formula="of:=1-0.05*[.B682]/1000" office:value-type="float" office:value="0.99301445" calcext:value-type="float">
            <text:p>0.9930</text:p>
          </table:table-cell>
          <table:table-cell table:formula="of:=[.M682]*[.L682]*[.K682]*[.J682]*[.I682]*[.H682]*[.G682]*[.F682]*[.E682]" office:value-type="float" office:value="0.864331584317312" calcext:value-type="float">
            <text:p>0.8643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table:style-name="Default" office:value-type="float" office:value="142.812" calcext:value-type="float">
            <text:p>142.812</text:p>
          </table:table-cell>
          <table:table-cell office:value-type="float" office:value="58.671" calcext:value-type="float">
            <text:p>58.671</text:p>
          </table:table-cell>
          <table:table-cell table:style-name="Default" office:value-type="float" office:value="67.9034" calcext:value-type="float">
            <text:p>67.9034</text:p>
          </table:table-cell>
          <table:table-cell table:formula="of:=[.E68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2]" office:value-type="float" office:value="0.98" calcext:value-type="float">
            <text:p>0.98</text:p>
          </table:table-cell>
          <table:table-cell table:formula="of:=[.H682]" office:value-type="float" office:value="0.968" calcext:value-type="float">
            <text:p>0.968</text:p>
          </table:table-cell>
          <table:table-cell table:style-name="ce7" office:value-type="float" office:value="0.997208" calcext:value-type="float">
            <text:p>0.99721</text:p>
          </table:table-cell>
          <table:table-cell table:style-name="ce7" office:value-type="float" office:value="0.99186" calcext:value-type="float">
            <text:p>0.99186</text:p>
          </table:table-cell>
          <table:table-cell office:value-type="float" office:value="0.98942" calcext:value-type="float">
            <text:p>0.9894</text:p>
          </table:table-cell>
          <table:table-cell table:formula="of:=1-0.00026*[.C683]" office:value-type="float" office:value="0.98474554" calcext:value-type="float">
            <text:p>0.9847</text:p>
          </table:table-cell>
          <table:table-cell table:style-name="ce3" table:formula="of:=1-0.05*[.B683]/1000" office:value-type="float" office:value="0.9928594" calcext:value-type="float">
            <text:p>0.9929</text:p>
          </table:table-cell>
          <table:table-cell table:formula="of:=[.M683]*[.L683]*[.K683]*[.J683]*[.I683]*[.H683]*[.G683]*[.F683]*[.E683]" office:value-type="float" office:value="0.86613909122644" calcext:value-type="float">
            <text:p>0.8661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table:style-name="Default" office:value-type="float" office:value="509.13" calcext:value-type="float">
            <text:p>509.13</text:p>
          </table:table-cell>
          <table:table-cell office:value-type="float" office:value="9.65312" calcext:value-type="float">
            <text:p>9.65312</text:p>
          </table:table-cell>
          <table:table-cell table:style-name="Default" office:value-type="float" office:value="7.73221" calcext:value-type="float">
            <text:p>7.73221</text:p>
          </table:table-cell>
          <table:table-cell table:formula="of:=[.E68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3]" office:value-type="float" office:value="0.98" calcext:value-type="float">
            <text:p>0.98</text:p>
          </table:table-cell>
          <table:table-cell table:formula="of:=[.H683]" office:value-type="float" office:value="0.968" calcext:value-type="float">
            <text:p>0.968</text:p>
          </table:table-cell>
          <table:table-cell table:style-name="ce7" office:value-type="float" office:value="0.998903" calcext:value-type="float">
            <text:p>0.99890</text:p>
          </table:table-cell>
          <table:table-cell table:style-name="ce7" office:value-type="float" office:value="0.986955" calcext:value-type="float">
            <text:p>0.98696</text:p>
          </table:table-cell>
          <table:table-cell office:value-type="float" office:value="0.97919" calcext:value-type="float">
            <text:p>0.9792</text:p>
          </table:table-cell>
          <table:table-cell table:formula="of:=1-0.00026*[.C684]" office:value-type="float" office:value="0.9974901888" calcext:value-type="float">
            <text:p>0.9975</text:p>
          </table:table-cell>
          <table:table-cell table:style-name="ce3" table:formula="of:=1-0.05*[.B684]/1000" office:value-type="float" office:value="0.9745435" calcext:value-type="float">
            <text:p>0.9745</text:p>
          </table:table-cell>
          <table:table-cell table:formula="of:=[.M684]*[.L684]*[.K684]*[.J684]*[.I684]*[.H684]*[.G684]*[.F684]*[.E684]" office:value-type="float" office:value="0.849486635820321" calcext:value-type="float">
            <text:p>0.8495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table:style-name="Default" office:value-type="float" office:value="509.747" calcext:value-type="float">
            <text:p>509.747</text:p>
          </table:table-cell>
          <table:table-cell office:value-type="float" office:value="9.66116" calcext:value-type="float">
            <text:p>9.66116</text:p>
          </table:table-cell>
          <table:table-cell table:style-name="Default" office:value-type="float" office:value="14.2927" calcext:value-type="float">
            <text:p>14.2927</text:p>
          </table:table-cell>
          <table:table-cell table:formula="of:=[.E68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4]" office:value-type="float" office:value="0.98" calcext:value-type="float">
            <text:p>0.98</text:p>
          </table:table-cell>
          <table:table-cell table:formula="of:=[.H684]" office:value-type="float" office:value="0.968" calcext:value-type="float">
            <text:p>0.968</text:p>
          </table:table-cell>
          <table:table-cell table:style-name="ce7" office:value-type="float" office:value="0.998437" calcext:value-type="float">
            <text:p>0.99844</text:p>
          </table:table-cell>
          <table:table-cell table:style-name="ce7" office:value-type="float" office:value="0.987769" calcext:value-type="float">
            <text:p>0.98777</text:p>
          </table:table-cell>
          <table:table-cell office:value-type="float" office:value="0.97958" calcext:value-type="float">
            <text:p>0.9796</text:p>
          </table:table-cell>
          <table:table-cell table:formula="of:=1-0.00026*[.C685]" office:value-type="float" office:value="0.9974880984" calcext:value-type="float">
            <text:p>0.9975</text:p>
          </table:table-cell>
          <table:table-cell table:style-name="ce3" table:formula="of:=1-0.05*[.B685]/1000" office:value-type="float" office:value="0.97451265" calcext:value-type="float">
            <text:p>0.9745</text:p>
          </table:table-cell>
          <table:table-cell table:formula="of:=[.M685]*[.L685]*[.K685]*[.J685]*[.I685]*[.H685]*[.G685]*[.F685]*[.E685]" office:value-type="float" office:value="0.850100403850508" calcext:value-type="float">
            <text:p>0.8501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table:style-name="Default" office:value-type="float" office:value="511.654" calcext:value-type="float">
            <text:p>511.654</text:p>
          </table:table-cell>
          <table:table-cell office:value-type="float" office:value="9.69948" calcext:value-type="float">
            <text:p>9.69948</text:p>
          </table:table-cell>
          <table:table-cell table:style-name="Default" office:value-type="float" office:value="17.2308" calcext:value-type="float">
            <text:p>17.2308</text:p>
          </table:table-cell>
          <table:table-cell table:formula="of:=[.E68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5]" office:value-type="float" office:value="0.98" calcext:value-type="float">
            <text:p>0.98</text:p>
          </table:table-cell>
          <table:table-cell table:formula="of:=[.H685]" office:value-type="float" office:value="0.968" calcext:value-type="float">
            <text:p>0.968</text:p>
          </table:table-cell>
          <table:table-cell table:style-name="ce7" office:value-type="float" office:value="0.997959" calcext:value-type="float">
            <text:p>0.99796</text:p>
          </table:table-cell>
          <table:table-cell table:style-name="ce7" office:value-type="float" office:value="0.987369" calcext:value-type="float">
            <text:p>0.98737</text:p>
          </table:table-cell>
          <table:table-cell office:value-type="float" office:value="0.97983" calcext:value-type="float">
            <text:p>0.9798</text:p>
          </table:table-cell>
          <table:table-cell table:formula="of:=1-0.00026*[.C686]" office:value-type="float" office:value="0.9974781352" calcext:value-type="float">
            <text:p>0.9975</text:p>
          </table:table-cell>
          <table:table-cell table:style-name="ce3" table:formula="of:=1-0.05*[.B686]/1000" office:value-type="float" office:value="0.9744173" calcext:value-type="float">
            <text:p>0.9744</text:p>
          </table:table-cell>
          <table:table-cell table:formula="of:=[.M686]*[.L686]*[.K686]*[.J686]*[.I686]*[.H686]*[.G686]*[.F686]*[.E686]" office:value-type="float" office:value="0.849474487867001" calcext:value-type="float">
            <text:p>0.8495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table:style-name="Default" office:value-type="float" office:value="509.314" calcext:value-type="float">
            <text:p>509.314</text:p>
          </table:table-cell>
          <table:table-cell office:value-type="float" office:value="9.65607" calcext:value-type="float">
            <text:p>9.65607</text:p>
          </table:table-cell>
          <table:table-cell table:style-name="Default" office:value-type="float" office:value="15.6912" calcext:value-type="float">
            <text:p>15.6912</text:p>
          </table:table-cell>
          <table:table-cell table:formula="of:=[.E68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6]" office:value-type="float" office:value="0.98" calcext:value-type="float">
            <text:p>0.98</text:p>
          </table:table-cell>
          <table:table-cell table:formula="of:=[.H686]" office:value-type="float" office:value="0.968" calcext:value-type="float">
            <text:p>0.968</text:p>
          </table:table-cell>
          <table:table-cell table:style-name="ce7" office:value-type="float" office:value="0.998861" calcext:value-type="float">
            <text:p>0.99886</text:p>
          </table:table-cell>
          <table:table-cell table:style-name="ce7" office:value-type="float" office:value="0.987785" calcext:value-type="float">
            <text:p>0.98779</text:p>
          </table:table-cell>
          <table:table-cell office:value-type="float" office:value="0.98003" calcext:value-type="float">
            <text:p>0.9800</text:p>
          </table:table-cell>
          <table:table-cell table:formula="of:=1-0.00026*[.C687]" office:value-type="float" office:value="0.9974894218" calcext:value-type="float">
            <text:p>0.9975</text:p>
          </table:table-cell>
          <table:table-cell table:style-name="ce3" table:formula="of:=1-0.05*[.B687]/1000" office:value-type="float" office:value="0.9745343" calcext:value-type="float">
            <text:p>0.9745</text:p>
          </table:table-cell>
          <table:table-cell table:formula="of:=[.M687]*[.L687]*[.K687]*[.J687]*[.I687]*[.H687]*[.G687]*[.F687]*[.E687]" office:value-type="float" office:value="0.850885910241509" calcext:value-type="float">
            <text:p>0.8509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table:style-name="Default" office:value-type="float" office:value="503.338" calcext:value-type="float">
            <text:p>503.338</text:p>
          </table:table-cell>
          <table:table-cell office:value-type="float" office:value="9.54078" calcext:value-type="float">
            <text:p>9.54078</text:p>
          </table:table-cell>
          <table:table-cell table:style-name="Default" office:value-type="float" office:value="12.8626" calcext:value-type="float">
            <text:p>12.8626</text:p>
          </table:table-cell>
          <table:table-cell table:formula="of:=[.E68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7]" office:value-type="float" office:value="0.98" calcext:value-type="float">
            <text:p>0.98</text:p>
          </table:table-cell>
          <table:table-cell table:formula="of:=[.H687]" office:value-type="float" office:value="0.968" calcext:value-type="float">
            <text:p>0.968</text:p>
          </table:table-cell>
          <table:table-cell table:style-name="ce7" office:value-type="float" office:value="0.998058" calcext:value-type="float">
            <text:p>0.99806</text:p>
          </table:table-cell>
          <table:table-cell table:style-name="ce7" office:value-type="float" office:value="0.987309" calcext:value-type="float">
            <text:p>0.98731</text:p>
          </table:table-cell>
          <table:table-cell office:value-type="float" office:value="0.97775" calcext:value-type="float">
            <text:p>0.9778</text:p>
          </table:table-cell>
          <table:table-cell table:formula="of:=1-0.00026*[.C688]" office:value-type="float" office:value="0.9975193972" calcext:value-type="float">
            <text:p>0.9975</text:p>
          </table:table-cell>
          <table:table-cell table:style-name="ce3" table:formula="of:=1-0.05*[.B688]/1000" office:value-type="float" office:value="0.9748331" calcext:value-type="float">
            <text:p>0.9748</text:p>
          </table:table-cell>
          <table:table-cell table:formula="of:=[.M688]*[.L688]*[.K688]*[.J688]*[.I688]*[.H688]*[.G688]*[.F688]*[.E688]" office:value-type="float" office:value="0.848100594449767" calcext:value-type="float">
            <text:p>0.8481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table:style-name="Default" office:value-type="float" office:value="276.308" calcext:value-type="float">
            <text:p>276.308</text:p>
          </table:table-cell>
          <table:table-cell office:value-type="float" office:value="37.5066" calcext:value-type="float">
            <text:p>37.5066</text:p>
          </table:table-cell>
          <table:table-cell table:style-name="Default" office:value-type="float" office:value="57.6132" calcext:value-type="float">
            <text:p>57.6132</text:p>
          </table:table-cell>
          <table:table-cell table:formula="of:=[.E68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8]" office:value-type="float" office:value="0.98" calcext:value-type="float">
            <text:p>0.98</text:p>
          </table:table-cell>
          <table:table-cell table:formula="of:=[.H688]" office:value-type="float" office:value="0.968" calcext:value-type="float">
            <text:p>0.968</text:p>
          </table:table-cell>
          <table:table-cell table:style-name="ce7" office:value-type="float" office:value="0.999136" calcext:value-type="float">
            <text:p>0.99914</text:p>
          </table:table-cell>
          <table:table-cell table:style-name="ce7" office:value-type="float" office:value="0.990709" calcext:value-type="float">
            <text:p>0.99071</text:p>
          </table:table-cell>
          <table:table-cell office:value-type="float" office:value="0.98608" calcext:value-type="float">
            <text:p>0.9861</text:p>
          </table:table-cell>
          <table:table-cell table:formula="of:=1-0.00026*[.C689]" office:value-type="float" office:value="0.990248284" calcext:value-type="float">
            <text:p>0.9902</text:p>
          </table:table-cell>
          <table:table-cell table:style-name="ce3" table:formula="of:=1-0.05*[.B689]/1000" office:value-type="float" office:value="0.9861846" calcext:value-type="float">
            <text:p>0.9862</text:p>
          </table:table-cell>
          <table:table-cell table:formula="of:=[.M689]*[.L689]*[.K689]*[.J689]*[.I689]*[.H689]*[.G689]*[.F689]*[.E689]" office:value-type="float" office:value="0.862867738173245" calcext:value-type="float">
            <text:p>0.8629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table:style-name="Default" office:value-type="float" office:value="285.767" calcext:value-type="float">
            <text:p>285.767</text:p>
          </table:table-cell>
          <table:table-cell office:value-type="float" office:value="38.8263" calcext:value-type="float">
            <text:p>38.8263</text:p>
          </table:table-cell>
          <table:table-cell table:style-name="Default" office:value-type="float" office:value="19.3921" calcext:value-type="float">
            <text:p>19.3921</text:p>
          </table:table-cell>
          <table:table-cell table:formula="of:=[.E68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89]" office:value-type="float" office:value="0.98" calcext:value-type="float">
            <text:p>0.98</text:p>
          </table:table-cell>
          <table:table-cell table:formula="of:=[.H689]" office:value-type="float" office:value="0.968" calcext:value-type="float">
            <text:p>0.968</text:p>
          </table:table-cell>
          <table:table-cell table:style-name="ce7" office:value-type="float" office:value="0.998313" calcext:value-type="float">
            <text:p>0.99831</text:p>
          </table:table-cell>
          <table:table-cell table:style-name="ce7" office:value-type="float" office:value="0.99325" calcext:value-type="float">
            <text:p>0.99325</text:p>
          </table:table-cell>
          <table:table-cell office:value-type="float" office:value="0.98503" calcext:value-type="float">
            <text:p>0.9850</text:p>
          </table:table-cell>
          <table:table-cell table:formula="of:=1-0.00026*[.C690]" office:value-type="float" office:value="0.989905162" calcext:value-type="float">
            <text:p>0.9899</text:p>
          </table:table-cell>
          <table:table-cell table:style-name="ce3" table:formula="of:=1-0.05*[.B690]/1000" office:value-type="float" office:value="0.98571165" calcext:value-type="float">
            <text:p>0.9857</text:p>
          </table:table-cell>
          <table:table-cell table:formula="of:=[.M690]*[.L690]*[.K690]*[.J690]*[.I690]*[.H690]*[.G690]*[.F690]*[.E690]" office:value-type="float" office:value="0.862734740735388" calcext:value-type="float">
            <text:p>0.8627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table:style-name="Default" office:value-type="float" office:value="495.505" calcext:value-type="float">
            <text:p>495.505</text:p>
          </table:table-cell>
          <table:table-cell office:value-type="float" office:value="18.8721" calcext:value-type="float">
            <text:p>18.8721</text:p>
          </table:table-cell>
          <table:table-cell table:style-name="Default" office:value-type="float" office:value="25.9318" calcext:value-type="float">
            <text:p>25.9318</text:p>
          </table:table-cell>
          <table:table-cell table:formula="of:=[.E69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0]" office:value-type="float" office:value="0.98" calcext:value-type="float">
            <text:p>0.98</text:p>
          </table:table-cell>
          <table:table-cell table:formula="of:=[.H690]" office:value-type="float" office:value="0.968" calcext:value-type="float">
            <text:p>0.968</text:p>
          </table:table-cell>
          <table:table-cell table:style-name="ce7" office:value-type="float" office:value="0.998664" calcext:value-type="float">
            <text:p>0.99866</text:p>
          </table:table-cell>
          <table:table-cell table:style-name="ce7" office:value-type="float" office:value="0.987768" calcext:value-type="float">
            <text:p>0.98777</text:p>
          </table:table-cell>
          <table:table-cell office:value-type="float" office:value="0.97708" calcext:value-type="float">
            <text:p>0.9771</text:p>
          </table:table-cell>
          <table:table-cell table:formula="of:=1-0.00026*[.C691]" office:value-type="float" office:value="0.995093254" calcext:value-type="float">
            <text:p>0.9951</text:p>
          </table:table-cell>
          <table:table-cell table:style-name="ce3" table:formula="of:=1-0.05*[.B691]/1000" office:value-type="float" office:value="0.97522475" calcext:value-type="float">
            <text:p>0.9752</text:p>
          </table:table-cell>
          <table:table-cell table:formula="of:=[.M691]*[.L691]*[.K691]*[.J691]*[.I691]*[.H691]*[.G691]*[.F691]*[.E691]" office:value-type="float" office:value="0.846704792584496" calcext:value-type="float">
            <text:p>0.8467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table:style-name="Default" office:value-type="float" office:value="505.894" calcext:value-type="float">
            <text:p>505.894</text:p>
          </table:table-cell>
          <table:table-cell office:value-type="float" office:value="19.2781" calcext:value-type="float">
            <text:p>19.2781</text:p>
          </table:table-cell>
          <table:table-cell table:style-name="Default" office:value-type="float" office:value="31.3411" calcext:value-type="float">
            <text:p>31.3411</text:p>
          </table:table-cell>
          <table:table-cell table:formula="of:=[.E69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1]" office:value-type="float" office:value="0.98" calcext:value-type="float">
            <text:p>0.98</text:p>
          </table:table-cell>
          <table:table-cell table:formula="of:=[.H691]" office:value-type="float" office:value="0.968" calcext:value-type="float">
            <text:p>0.968</text:p>
          </table:table-cell>
          <table:table-cell table:style-name="ce7" office:value-type="float" office:value="0.998782" calcext:value-type="float">
            <text:p>0.99878</text:p>
          </table:table-cell>
          <table:table-cell table:style-name="ce7" office:value-type="float" office:value="0.987699" calcext:value-type="float">
            <text:p>0.98770</text:p>
          </table:table-cell>
          <table:table-cell office:value-type="float" office:value="0.97733" calcext:value-type="float">
            <text:p>0.9773</text:p>
          </table:table-cell>
          <table:table-cell table:formula="of:=1-0.00026*[.C692]" office:value-type="float" office:value="0.994987694" calcext:value-type="float">
            <text:p>0.9950</text:p>
          </table:table-cell>
          <table:table-cell table:style-name="ce3" table:formula="of:=1-0.05*[.B692]/1000" office:value-type="float" office:value="0.9747053" calcext:value-type="float">
            <text:p>0.9747</text:p>
          </table:table-cell>
          <table:table-cell table:formula="of:=[.M692]*[.L692]*[.K692]*[.J692]*[.I692]*[.H692]*[.G692]*[.F692]*[.E692]" office:value-type="float" office:value="0.846421406581082" calcext:value-type="float">
            <text:p>0.8464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table:style-name="Default" office:value-type="float" office:value="509.901" calcext:value-type="float">
            <text:p>509.901</text:p>
          </table:table-cell>
          <table:table-cell office:value-type="float" office:value="19.4366" calcext:value-type="float">
            <text:p>19.4366</text:p>
          </table:table-cell>
          <table:table-cell table:style-name="Default" office:value-type="float" office:value="33.1365" calcext:value-type="float">
            <text:p>33.1365</text:p>
          </table:table-cell>
          <table:table-cell table:formula="of:=[.E69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2]" office:value-type="float" office:value="0.98" calcext:value-type="float">
            <text:p>0.98</text:p>
          </table:table-cell>
          <table:table-cell table:formula="of:=[.H692]" office:value-type="float" office:value="0.968" calcext:value-type="float">
            <text:p>0.968</text:p>
          </table:table-cell>
          <table:table-cell table:style-name="ce7" office:value-type="float" office:value="0.998561" calcext:value-type="float">
            <text:p>0.99856</text:p>
          </table:table-cell>
          <table:table-cell table:style-name="ce7" office:value-type="float" office:value="0.987598" calcext:value-type="float">
            <text:p>0.98760</text:p>
          </table:table-cell>
          <table:table-cell office:value-type="float" office:value="0.97698" calcext:value-type="float">
            <text:p>0.9770</text:p>
          </table:table-cell>
          <table:table-cell table:formula="of:=1-0.00026*[.C693]" office:value-type="float" office:value="0.994946484" calcext:value-type="float">
            <text:p>0.9949</text:p>
          </table:table-cell>
          <table:table-cell table:style-name="ce3" table:formula="of:=1-0.05*[.B693]/1000" office:value-type="float" office:value="0.97450495" calcext:value-type="float">
            <text:p>0.9745</text:p>
          </table:table-cell>
          <table:table-cell table:formula="of:=[.M693]*[.L693]*[.K693]*[.J693]*[.I693]*[.H693]*[.G693]*[.F693]*[.E693]" office:value-type="float" office:value="0.845635675674383" calcext:value-type="float">
            <text:p>0.8456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table:style-name="Default" office:value-type="float" office:value="479.177" calcext:value-type="float">
            <text:p>479.177</text:p>
          </table:table-cell>
          <table:table-cell office:value-type="float" office:value="9.6917" calcext:value-type="float">
            <text:p>9.6917</text:p>
          </table:table-cell>
          <table:table-cell table:style-name="Default" office:value-type="float" office:value="18.42" calcext:value-type="float">
            <text:p>18.42</text:p>
          </table:table-cell>
          <table:table-cell table:formula="of:=[.E69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3]" office:value-type="float" office:value="0.98" calcext:value-type="float">
            <text:p>0.98</text:p>
          </table:table-cell>
          <table:table-cell table:formula="of:=[.H693]" office:value-type="float" office:value="0.968" calcext:value-type="float">
            <text:p>0.968</text:p>
          </table:table-cell>
          <table:table-cell table:style-name="ce7" office:value-type="float" office:value="0.998694" calcext:value-type="float">
            <text:p>0.99869</text:p>
          </table:table-cell>
          <table:table-cell table:style-name="ce7" office:value-type="float" office:value="0.98787" calcext:value-type="float">
            <text:p>0.98787</text:p>
          </table:table-cell>
          <table:table-cell office:value-type="float" office:value="0.98029" calcext:value-type="float">
            <text:p>0.9803</text:p>
          </table:table-cell>
          <table:table-cell table:formula="of:=1-0.00026*[.C694]" office:value-type="float" office:value="0.997480158" calcext:value-type="float">
            <text:p>0.9975</text:p>
          </table:table-cell>
          <table:table-cell table:style-name="ce3" table:formula="of:=1-0.05*[.B694]/1000" office:value-type="float" office:value="0.97604115" calcext:value-type="float">
            <text:p>0.9760</text:p>
          </table:table-cell>
          <table:table-cell table:formula="of:=[.M694]*[.L694]*[.K694]*[.J694]*[.I694]*[.H694]*[.G694]*[.F694]*[.E694]" office:value-type="float" office:value="0.852350565681786" calcext:value-type="float">
            <text:p>0.8524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table:style-name="Default" office:value-type="float" office:value="479.378" calcext:value-type="float">
            <text:p>479.378</text:p>
          </table:table-cell>
          <table:table-cell office:value-type="float" office:value="9.70259" calcext:value-type="float">
            <text:p>9.70259</text:p>
          </table:table-cell>
          <table:table-cell table:style-name="Default" office:value-type="float" office:value="21.7385" calcext:value-type="float">
            <text:p>21.7385</text:p>
          </table:table-cell>
          <table:table-cell table:formula="of:=[.E69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4]" office:value-type="float" office:value="0.98" calcext:value-type="float">
            <text:p>0.98</text:p>
          </table:table-cell>
          <table:table-cell table:formula="of:=[.H694]" office:value-type="float" office:value="0.968" calcext:value-type="float">
            <text:p>0.968</text:p>
          </table:table-cell>
          <table:table-cell table:style-name="ce7" office:value-type="float" office:value="0.998596" calcext:value-type="float">
            <text:p>0.99860</text:p>
          </table:table-cell>
          <table:table-cell table:style-name="ce7" office:value-type="float" office:value="0.988549" calcext:value-type="float">
            <text:p>0.98855</text:p>
          </table:table-cell>
          <table:table-cell office:value-type="float" office:value="0.97827" calcext:value-type="float">
            <text:p>0.9783</text:p>
          </table:table-cell>
          <table:table-cell table:formula="of:=1-0.00026*[.C695]" office:value-type="float" office:value="0.9974773266" calcext:value-type="float">
            <text:p>0.9975</text:p>
          </table:table-cell>
          <table:table-cell table:style-name="ce3" table:formula="of:=1-0.05*[.B695]/1000" office:value-type="float" office:value="0.9760311" calcext:value-type="float">
            <text:p>0.9760</text:p>
          </table:table-cell>
          <table:table-cell table:formula="of:=[.M695]*[.L695]*[.K695]*[.J695]*[.I695]*[.H695]*[.G695]*[.F695]*[.E695]" office:value-type="float" office:value="0.851084140836159" calcext:value-type="float">
            <text:p>0.8511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table:style-name="Default" office:value-type="float" office:value="477.461" calcext:value-type="float">
            <text:p>477.461</text:p>
          </table:table-cell>
          <table:table-cell office:value-type="float" office:value="9.66499" calcext:value-type="float">
            <text:p>9.66499</text:p>
          </table:table-cell>
          <table:table-cell table:style-name="Default" office:value-type="float" office:value="22.1962" calcext:value-type="float">
            <text:p>22.1962</text:p>
          </table:table-cell>
          <table:table-cell table:formula="of:=[.E69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5]" office:value-type="float" office:value="0.98" calcext:value-type="float">
            <text:p>0.98</text:p>
          </table:table-cell>
          <table:table-cell table:formula="of:=[.H695]" office:value-type="float" office:value="0.968" calcext:value-type="float">
            <text:p>0.968</text:p>
          </table:table-cell>
          <table:table-cell table:style-name="ce7" office:value-type="float" office:value="0.998643" calcext:value-type="float">
            <text:p>0.99864</text:p>
          </table:table-cell>
          <table:table-cell table:style-name="ce7" office:value-type="float" office:value="0.989524" calcext:value-type="float">
            <text:p>0.98952</text:p>
          </table:table-cell>
          <table:table-cell office:value-type="float" office:value="0.982" calcext:value-type="float">
            <text:p>0.9820</text:p>
          </table:table-cell>
          <table:table-cell table:formula="of:=1-0.00026*[.C696]" office:value-type="float" office:value="0.9974871026" calcext:value-type="float">
            <text:p>0.9975</text:p>
          </table:table-cell>
          <table:table-cell table:style-name="ce3" table:formula="of:=1-0.05*[.B696]/1000" office:value-type="float" office:value="0.97612695" calcext:value-type="float">
            <text:p>0.9761</text:p>
          </table:table-cell>
          <table:table-cell table:formula="of:=[.M696]*[.L696]*[.K696]*[.J696]*[.I696]*[.H696]*[.G696]*[.F696]*[.E696]" office:value-type="float" office:value="0.855304436836305" calcext:value-type="float">
            <text:p>0.8553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table:style-name="Default" office:value-type="float" office:value="471.576" calcext:value-type="float">
            <text:p>471.576</text:p>
          </table:table-cell>
          <table:table-cell office:value-type="float" office:value="31.7681" calcext:value-type="float">
            <text:p>31.7681</text:p>
          </table:table-cell>
          <table:table-cell table:style-name="Default" office:value-type="float" office:value="39.8122" calcext:value-type="float">
            <text:p>39.8122</text:p>
          </table:table-cell>
          <table:table-cell table:formula="of:=[.E69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6]" office:value-type="float" office:value="0.98" calcext:value-type="float">
            <text:p>0.98</text:p>
          </table:table-cell>
          <table:table-cell table:formula="of:=[.H696]" office:value-type="float" office:value="0.968" calcext:value-type="float">
            <text:p>0.968</text:p>
          </table:table-cell>
          <table:table-cell table:style-name="ce7" office:value-type="float" office:value="0.999088" calcext:value-type="float">
            <text:p>0.99909</text:p>
          </table:table-cell>
          <table:table-cell table:style-name="ce7" office:value-type="float" office:value="0.989965" calcext:value-type="float">
            <text:p>0.98997</text:p>
          </table:table-cell>
          <table:table-cell office:value-type="float" office:value="0.98069" calcext:value-type="float">
            <text:p>0.9807</text:p>
          </table:table-cell>
          <table:table-cell table:formula="of:=1-0.00026*[.C697]" office:value-type="float" office:value="0.991740294" calcext:value-type="float">
            <text:p>0.9917</text:p>
          </table:table-cell>
          <table:table-cell table:style-name="ce3" table:formula="of:=1-0.05*[.B697]/1000" office:value-type="float" office:value="0.9764212" calcext:value-type="float">
            <text:p>0.9764</text:p>
          </table:table-cell>
          <table:table-cell table:formula="of:=[.M697]*[.L697]*[.K697]*[.J697]*[.I697]*[.H697]*[.G697]*[.F697]*[.E697]" office:value-type="float" office:value="0.85025567542983" calcext:value-type="float">
            <text:p>0.8503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table:style-name="Default" office:value-type="float" office:value="474.583" calcext:value-type="float">
            <text:p>474.583</text:p>
          </table:table-cell>
          <table:table-cell office:value-type="float" office:value="31.9875" calcext:value-type="float">
            <text:p>31.9875</text:p>
          </table:table-cell>
          <table:table-cell table:style-name="Default" office:value-type="float" office:value="25.0073" calcext:value-type="float">
            <text:p>25.0073</text:p>
          </table:table-cell>
          <table:table-cell table:formula="of:=[.E69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7]" office:value-type="float" office:value="0.98" calcext:value-type="float">
            <text:p>0.98</text:p>
          </table:table-cell>
          <table:table-cell table:formula="of:=[.H697]" office:value-type="float" office:value="0.968" calcext:value-type="float">
            <text:p>0.968</text:p>
          </table:table-cell>
          <table:table-cell table:style-name="ce7" office:value-type="float" office:value="0.998985" calcext:value-type="float">
            <text:p>0.99899</text:p>
          </table:table-cell>
          <table:table-cell table:style-name="ce7" office:value-type="float" office:value="0.989344" calcext:value-type="float">
            <text:p>0.98934</text:p>
          </table:table-cell>
          <table:table-cell office:value-type="float" office:value="0.98077" calcext:value-type="float">
            <text:p>0.9808</text:p>
          </table:table-cell>
          <table:table-cell table:formula="of:=1-0.00026*[.C698]" office:value-type="float" office:value="0.99168325" calcext:value-type="float">
            <text:p>0.9917</text:p>
          </table:table-cell>
          <table:table-cell table:style-name="ce3" table:formula="of:=1-0.05*[.B698]/1000" office:value-type="float" office:value="0.97627085" calcext:value-type="float">
            <text:p>0.9763</text:p>
          </table:table-cell>
          <table:table-cell table:formula="of:=[.M698]*[.L698]*[.K698]*[.J698]*[.I698]*[.H698]*[.G698]*[.F698]*[.E698]" office:value-type="float" office:value="0.849524317542991" calcext:value-type="float">
            <text:p>0.8495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table:style-name="Default" office:value-type="float" office:value="564.119" calcext:value-type="float">
            <text:p>564.119</text:p>
          </table:table-cell>
          <table:table-cell office:value-type="float" office:value="5.66659" calcext:value-type="float">
            <text:p>5.66659</text:p>
          </table:table-cell>
          <table:table-cell table:style-name="Default" office:value-type="float" office:value="13.3604" calcext:value-type="float">
            <text:p>13.3604</text:p>
          </table:table-cell>
          <table:table-cell table:formula="of:=[.E69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8]" office:value-type="float" office:value="0.98" calcext:value-type="float">
            <text:p>0.98</text:p>
          </table:table-cell>
          <table:table-cell table:formula="of:=[.H698]" office:value-type="float" office:value="0.968" calcext:value-type="float">
            <text:p>0.968</text:p>
          </table:table-cell>
          <table:table-cell table:style-name="ce7" office:value-type="float" office:value="0.998781" calcext:value-type="float">
            <text:p>0.99878</text:p>
          </table:table-cell>
          <table:table-cell table:style-name="ce7" office:value-type="float" office:value="0.987395" calcext:value-type="float">
            <text:p>0.98740</text:p>
          </table:table-cell>
          <table:table-cell office:value-type="float" office:value="0.97905" calcext:value-type="float">
            <text:p>0.9791</text:p>
          </table:table-cell>
          <table:table-cell table:formula="of:=1-0.00026*[.C699]" office:value-type="float" office:value="0.9985266866" calcext:value-type="float">
            <text:p>0.9985</text:p>
          </table:table-cell>
          <table:table-cell table:style-name="ce3" table:formula="of:=1-0.05*[.B699]/1000" office:value-type="float" office:value="0.97179405" calcext:value-type="float">
            <text:p>0.9718</text:p>
          </table:table-cell>
          <table:table-cell table:formula="of:=[.M699]*[.L699]*[.K699]*[.J699]*[.I699]*[.H699]*[.G699]*[.F699]*[.E699]" office:value-type="float" office:value="0.848123369269976" calcext:value-type="float">
            <text:p>0.8481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table:style-name="Default" office:value-type="float" office:value="566.793" calcext:value-type="float">
            <text:p>566.793</text:p>
          </table:table-cell>
          <table:table-cell office:value-type="float" office:value="5.69413" calcext:value-type="float">
            <text:p>5.69413</text:p>
          </table:table-cell>
          <table:table-cell table:style-name="Default" office:value-type="float" office:value="22.6994" calcext:value-type="float">
            <text:p>22.6994</text:p>
          </table:table-cell>
          <table:table-cell table:formula="of:=[.E69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699]" office:value-type="float" office:value="0.98" calcext:value-type="float">
            <text:p>0.98</text:p>
          </table:table-cell>
          <table:table-cell table:formula="of:=[.H699]" office:value-type="float" office:value="0.968" calcext:value-type="float">
            <text:p>0.968</text:p>
          </table:table-cell>
          <table:table-cell table:style-name="ce7" office:value-type="float" office:value="0.998728" calcext:value-type="float">
            <text:p>0.99873</text:p>
          </table:table-cell>
          <table:table-cell table:style-name="ce7" office:value-type="float" office:value="0.987997" calcext:value-type="float">
            <text:p>0.98800</text:p>
          </table:table-cell>
          <table:table-cell office:value-type="float" office:value="0.97823" calcext:value-type="float">
            <text:p>0.9782</text:p>
          </table:table-cell>
          <table:table-cell table:formula="of:=1-0.00026*[.C700]" office:value-type="float" office:value="0.9985195262" calcext:value-type="float">
            <text:p>0.9985</text:p>
          </table:table-cell>
          <table:table-cell table:style-name="ce3" table:formula="of:=1-0.05*[.B700]/1000" office:value-type="float" office:value="0.97166035" calcext:value-type="float">
            <text:p>0.9717</text:p>
          </table:table-cell>
          <table:table-cell table:formula="of:=[.M700]*[.L700]*[.K700]*[.J700]*[.I700]*[.H700]*[.G700]*[.F700]*[.E700]" office:value-type="float" office:value="0.847761954590115" calcext:value-type="float">
            <text:p>0.8478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table:style-name="Default" office:value-type="float" office:value="564.27" calcext:value-type="float">
            <text:p>564.27</text:p>
          </table:table-cell>
          <table:table-cell office:value-type="float" office:value="5.66759" calcext:value-type="float">
            <text:p>5.66759</text:p>
          </table:table-cell>
          <table:table-cell table:style-name="Default" office:value-type="float" office:value="18.4354" calcext:value-type="float">
            <text:p>18.4354</text:p>
          </table:table-cell>
          <table:table-cell table:formula="of:=[.E70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0]" office:value-type="float" office:value="0.98" calcext:value-type="float">
            <text:p>0.98</text:p>
          </table:table-cell>
          <table:table-cell table:formula="of:=[.H700]" office:value-type="float" office:value="0.968" calcext:value-type="float">
            <text:p>0.968</text:p>
          </table:table-cell>
          <table:table-cell table:style-name="ce7" office:value-type="float" office:value="0.99862" calcext:value-type="float">
            <text:p>0.99862</text:p>
          </table:table-cell>
          <table:table-cell table:style-name="ce7" office:value-type="float" office:value="0.987986" calcext:value-type="float">
            <text:p>0.98799</text:p>
          </table:table-cell>
          <table:table-cell office:value-type="float" office:value="0.97994" calcext:value-type="float">
            <text:p>0.9799</text:p>
          </table:table-cell>
          <table:table-cell table:formula="of:=1-0.00026*[.C701]" office:value-type="float" office:value="0.9985264266" calcext:value-type="float">
            <text:p>0.9985</text:p>
          </table:table-cell>
          <table:table-cell table:style-name="ce3" table:formula="of:=1-0.05*[.B701]/1000" office:value-type="float" office:value="0.9717865" calcext:value-type="float">
            <text:p>0.9718</text:p>
          </table:table-cell>
          <table:table-cell table:formula="of:=[.M701]*[.L701]*[.K701]*[.J701]*[.I701]*[.H701]*[.G701]*[.F701]*[.E701]" office:value-type="float" office:value="0.849258712422062" calcext:value-type="float">
            <text:p>0.8493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table:style-name="Default" office:value-type="float" office:value="518.801" calcext:value-type="float">
            <text:p>518.801</text:p>
          </table:table-cell>
          <table:table-cell office:value-type="float" office:value="8.05854" calcext:value-type="float">
            <text:p>8.05854</text:p>
          </table:table-cell>
          <table:table-cell table:style-name="Default" office:value-type="float" office:value="24.0767" calcext:value-type="float">
            <text:p>24.0767</text:p>
          </table:table-cell>
          <table:table-cell table:formula="of:=[.E70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1]" office:value-type="float" office:value="0.98" calcext:value-type="float">
            <text:p>0.98</text:p>
          </table:table-cell>
          <table:table-cell table:formula="of:=[.H701]" office:value-type="float" office:value="0.968" calcext:value-type="float">
            <text:p>0.968</text:p>
          </table:table-cell>
          <table:table-cell table:style-name="ce7" office:value-type="float" office:value="0.998202" calcext:value-type="float">
            <text:p>0.99820</text:p>
          </table:table-cell>
          <table:table-cell table:style-name="ce7" office:value-type="float" office:value="0.987818" calcext:value-type="float">
            <text:p>0.98782</text:p>
          </table:table-cell>
          <table:table-cell office:value-type="float" office:value="0.98137" calcext:value-type="float">
            <text:p>0.9814</text:p>
          </table:table-cell>
          <table:table-cell table:formula="of:=1-0.00026*[.C702]" office:value-type="float" office:value="0.9979047796" calcext:value-type="float">
            <text:p>0.9979</text:p>
          </table:table-cell>
          <table:table-cell table:style-name="ce3" table:formula="of:=1-0.05*[.B702]/1000" office:value-type="float" office:value="0.97405995" calcext:value-type="float">
            <text:p>0.9741</text:p>
          </table:table-cell>
          <table:table-cell table:formula="of:=[.M702]*[.L702]*[.K702]*[.J702]*[.I702]*[.H702]*[.G702]*[.F702]*[.E702]" office:value-type="float" office:value="0.851455566652863" calcext:value-type="float">
            <text:p>0.8515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table:style-name="Default" office:value-type="float" office:value="518.047" calcext:value-type="float">
            <text:p>518.047</text:p>
          </table:table-cell>
          <table:table-cell office:value-type="float" office:value="8.04643" calcext:value-type="float">
            <text:p>8.04643</text:p>
          </table:table-cell>
          <table:table-cell table:style-name="Default" office:value-type="float" office:value="16.7762" calcext:value-type="float">
            <text:p>16.7762</text:p>
          </table:table-cell>
          <table:table-cell table:formula="of:=[.E70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2]" office:value-type="float" office:value="0.98" calcext:value-type="float">
            <text:p>0.98</text:p>
          </table:table-cell>
          <table:table-cell table:formula="of:=[.H702]" office:value-type="float" office:value="0.968" calcext:value-type="float">
            <text:p>0.968</text:p>
          </table:table-cell>
          <table:table-cell table:style-name="ce7" office:value-type="float" office:value="0.998647" calcext:value-type="float">
            <text:p>0.99865</text:p>
          </table:table-cell>
          <table:table-cell table:style-name="ce7" office:value-type="float" office:value="0.98931" calcext:value-type="float">
            <text:p>0.98931</text:p>
          </table:table-cell>
          <table:table-cell office:value-type="float" office:value="0.97949" calcext:value-type="float">
            <text:p>0.9795</text:p>
          </table:table-cell>
          <table:table-cell table:formula="of:=1-0.00026*[.C703]" office:value-type="float" office:value="0.9979079282" calcext:value-type="float">
            <text:p>0.9979</text:p>
          </table:table-cell>
          <table:table-cell table:style-name="ce3" table:formula="of:=1-0.05*[.B703]/1000" office:value-type="float" office:value="0.97409765" calcext:value-type="float">
            <text:p>0.9741</text:p>
          </table:table-cell>
          <table:table-cell table:formula="of:=[.M703]*[.L703]*[.K703]*[.J703]*[.I703]*[.H703]*[.G703]*[.F703]*[.E703]" office:value-type="float" office:value="0.851523084871354" calcext:value-type="float">
            <text:p>0.8515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table:style-name="Default" office:value-type="float" office:value="515.33" calcext:value-type="float">
            <text:p>515.33</text:p>
          </table:table-cell>
          <table:table-cell office:value-type="float" office:value="8.00264" calcext:value-type="float">
            <text:p>8.00264</text:p>
          </table:table-cell>
          <table:table-cell table:style-name="Default" office:value-type="float" office:value="16.7282" calcext:value-type="float">
            <text:p>16.7282</text:p>
          </table:table-cell>
          <table:table-cell table:formula="of:=[.E70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3]" office:value-type="float" office:value="0.98" calcext:value-type="float">
            <text:p>0.98</text:p>
          </table:table-cell>
          <table:table-cell table:formula="of:=[.H703]" office:value-type="float" office:value="0.968" calcext:value-type="float">
            <text:p>0.968</text:p>
          </table:table-cell>
          <table:table-cell table:style-name="ce7" office:value-type="float" office:value="0.998233" calcext:value-type="float">
            <text:p>0.99823</text:p>
          </table:table-cell>
          <table:table-cell table:style-name="ce7" office:value-type="float" office:value="0.988329" calcext:value-type="float">
            <text:p>0.98833</text:p>
          </table:table-cell>
          <table:table-cell office:value-type="float" office:value="0.98151" calcext:value-type="float">
            <text:p>0.9815</text:p>
          </table:table-cell>
          <table:table-cell table:formula="of:=1-0.00026*[.C704]" office:value-type="float" office:value="0.9979193136" calcext:value-type="float">
            <text:p>0.9979</text:p>
          </table:table-cell>
          <table:table-cell table:style-name="ce3" table:formula="of:=1-0.05*[.B704]/1000" office:value-type="float" office:value="0.9742335" calcext:value-type="float">
            <text:p>0.9742</text:p>
          </table:table-cell>
          <table:table-cell table:formula="of:=[.M704]*[.L704]*[.K704]*[.J704]*[.I704]*[.H704]*[.G704]*[.F704]*[.E704]" office:value-type="float" office:value="0.852208237806031" calcext:value-type="float">
            <text:p>0.8522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style-name="Default" office:value-type="float" office:value="334.163" calcext:value-type="float">
            <text:p>334.163</text:p>
          </table:table-cell>
          <table:table-cell office:value-type="float" office:value="35.7802" calcext:value-type="float">
            <text:p>35.7802</text:p>
          </table:table-cell>
          <table:table-cell table:style-name="Default" office:value-type="float" office:value="55.2426" calcext:value-type="float">
            <text:p>55.2426</text:p>
          </table:table-cell>
          <table:table-cell table:formula="of:=[.E70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4]" office:value-type="float" office:value="0.98" calcext:value-type="float">
            <text:p>0.98</text:p>
          </table:table-cell>
          <table:table-cell table:formula="of:=[.H704]" office:value-type="float" office:value="0.968" calcext:value-type="float">
            <text:p>0.968</text:p>
          </table:table-cell>
          <table:table-cell table:style-name="ce7" office:value-type="float" office:value="0.998733" calcext:value-type="float">
            <text:p>0.99873</text:p>
          </table:table-cell>
          <table:table-cell table:style-name="ce7" office:value-type="float" office:value="0.991465" calcext:value-type="float">
            <text:p>0.99147</text:p>
          </table:table-cell>
          <table:table-cell office:value-type="float" office:value="0.98528" calcext:value-type="float">
            <text:p>0.9853</text:p>
          </table:table-cell>
          <table:table-cell table:formula="of:=1-0.00026*[.C705]" office:value-type="float" office:value="0.990697148" calcext:value-type="float">
            <text:p>0.9907</text:p>
          </table:table-cell>
          <table:table-cell table:style-name="ce3" table:formula="of:=1-0.05*[.B705]/1000" office:value-type="float" office:value="0.98329185" calcext:value-type="float">
            <text:p>0.9833</text:p>
          </table:table-cell>
          <table:table-cell table:formula="of:=[.M705]*[.L705]*[.K705]*[.J705]*[.I705]*[.H705]*[.G705]*[.F705]*[.E705]" office:value-type="float" office:value="0.860337508860344" calcext:value-type="float">
            <text:p>0.860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Default" office:value-type="float" office:value="336.043" calcext:value-type="float">
            <text:p>336.043</text:p>
          </table:table-cell>
          <table:table-cell office:value-type="float" office:value="35.9848" calcext:value-type="float">
            <text:p>35.9848</text:p>
          </table:table-cell>
          <table:table-cell table:style-name="Default" office:value-type="float" office:value="47.553" calcext:value-type="float">
            <text:p>47.553</text:p>
          </table:table-cell>
          <table:table-cell table:formula="of:=[.E70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5]" office:value-type="float" office:value="0.98" calcext:value-type="float">
            <text:p>0.98</text:p>
          </table:table-cell>
          <table:table-cell table:formula="of:=[.H705]" office:value-type="float" office:value="0.968" calcext:value-type="float">
            <text:p>0.968</text:p>
          </table:table-cell>
          <table:table-cell table:style-name="ce7" office:value-type="float" office:value="0.999161" calcext:value-type="float">
            <text:p>0.99916</text:p>
          </table:table-cell>
          <table:table-cell table:style-name="ce7" office:value-type="float" office:value="0.991606" calcext:value-type="float">
            <text:p>0.99161</text:p>
          </table:table-cell>
          <table:table-cell office:value-type="float" office:value="0.98466" calcext:value-type="float">
            <text:p>0.9847</text:p>
          </table:table-cell>
          <table:table-cell table:formula="of:=1-0.00026*[.C706]" office:value-type="float" office:value="0.990643952" calcext:value-type="float">
            <text:p>0.9906</text:p>
          </table:table-cell>
          <table:table-cell table:style-name="ce3" table:formula="of:=1-0.05*[.B706]/1000" office:value-type="float" office:value="0.98319785" calcext:value-type="float">
            <text:p>0.9832</text:p>
          </table:table-cell>
          <table:table-cell table:formula="of:=[.M706]*[.L706]*[.K706]*[.J706]*[.I706]*[.H706]*[.G706]*[.F706]*[.E706]" office:value-type="float" office:value="0.860158487163238" calcext:value-type="float">
            <text:p>0.8602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table:style-name="Default" office:value-type="float" office:value="530.826" calcext:value-type="float">
            <text:p>530.826</text:p>
          </table:table-cell>
          <table:table-cell office:value-type="float" office:value="16.5266" calcext:value-type="float">
            <text:p>16.5266</text:p>
          </table:table-cell>
          <table:table-cell table:style-name="Default" office:value-type="float" office:value="25.7195" calcext:value-type="float">
            <text:p>25.7195</text:p>
          </table:table-cell>
          <table:table-cell table:formula="of:=[.E70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6]" office:value-type="float" office:value="0.98" calcext:value-type="float">
            <text:p>0.98</text:p>
          </table:table-cell>
          <table:table-cell table:formula="of:=[.H706]" office:value-type="float" office:value="0.968" calcext:value-type="float">
            <text:p>0.968</text:p>
          </table:table-cell>
          <table:table-cell table:style-name="ce7" office:value-type="float" office:value="0.998305" calcext:value-type="float">
            <text:p>0.99831</text:p>
          </table:table-cell>
          <table:table-cell table:style-name="ce7" office:value-type="float" office:value="0.987582" calcext:value-type="float">
            <text:p>0.98758</text:p>
          </table:table-cell>
          <table:table-cell office:value-type="float" office:value="0.98027" calcext:value-type="float">
            <text:p>0.9803</text:p>
          </table:table-cell>
          <table:table-cell table:formula="of:=1-0.00026*[.C707]" office:value-type="float" office:value="0.995703084" calcext:value-type="float">
            <text:p>0.9957</text:p>
          </table:table-cell>
          <table:table-cell table:style-name="ce3" table:formula="of:=1-0.05*[.B707]/1000" office:value-type="float" office:value="0.9734587" calcext:value-type="float">
            <text:p>0.9735</text:p>
          </table:table-cell>
          <table:table-cell table:formula="of:=[.M707]*[.L707]*[.K707]*[.J707]*[.I707]*[.H707]*[.G707]*[.F707]*[.E707]" office:value-type="float" office:value="0.847985756143044" calcext:value-type="float">
            <text:p>0.8480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table:style-name="Default" office:value-type="float" office:value="527.55" calcext:value-type="float">
            <text:p>527.55</text:p>
          </table:table-cell>
          <table:table-cell office:value-type="float" office:value="16.4198" calcext:value-type="float">
            <text:p>16.4198</text:p>
          </table:table-cell>
          <table:table-cell table:style-name="Default" office:value-type="float" office:value="37.6567" calcext:value-type="float">
            <text:p>37.6567</text:p>
          </table:table-cell>
          <table:table-cell table:formula="of:=[.E70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7]" office:value-type="float" office:value="0.98" calcext:value-type="float">
            <text:p>0.98</text:p>
          </table:table-cell>
          <table:table-cell table:formula="of:=[.H707]" office:value-type="float" office:value="0.968" calcext:value-type="float">
            <text:p>0.968</text:p>
          </table:table-cell>
          <table:table-cell table:style-name="ce7" office:value-type="float" office:value="0.998369" calcext:value-type="float">
            <text:p>0.99837</text:p>
          </table:table-cell>
          <table:table-cell table:style-name="ce7" office:value-type="float" office:value="0.988563" calcext:value-type="float">
            <text:p>0.98856</text:p>
          </table:table-cell>
          <table:table-cell office:value-type="float" office:value="0.97693" calcext:value-type="float">
            <text:p>0.9769</text:p>
          </table:table-cell>
          <table:table-cell table:formula="of:=1-0.00026*[.C708]" office:value-type="float" office:value="0.995730852" calcext:value-type="float">
            <text:p>0.9957</text:p>
          </table:table-cell>
          <table:table-cell table:style-name="ce3" table:formula="of:=1-0.05*[.B708]/1000" office:value-type="float" office:value="0.9736225" calcext:value-type="float">
            <text:p>0.9736</text:p>
          </table:table-cell>
          <table:table-cell table:formula="of:=[.M708]*[.L708]*[.K708]*[.J708]*[.I708]*[.H708]*[.G708]*[.F708]*[.E708]" office:value-type="float" office:value="0.84615612238144" calcext:value-type="float">
            <text:p>0.8462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table:style-name="Default" office:value-type="float" office:value="528.038" calcext:value-type="float">
            <text:p>528.038</text:p>
          </table:table-cell>
          <table:table-cell office:value-type="float" office:value="16.4369" calcext:value-type="float">
            <text:p>16.4369</text:p>
          </table:table-cell>
          <table:table-cell table:style-name="Default" office:value-type="float" office:value="31.8268" calcext:value-type="float">
            <text:p>31.8268</text:p>
          </table:table-cell>
          <table:table-cell table:formula="of:=[.E70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8]" office:value-type="float" office:value="0.98" calcext:value-type="float">
            <text:p>0.98</text:p>
          </table:table-cell>
          <table:table-cell table:formula="of:=[.H708]" office:value-type="float" office:value="0.968" calcext:value-type="float">
            <text:p>0.968</text:p>
          </table:table-cell>
          <table:table-cell table:style-name="ce7" office:value-type="float" office:value="0.998307" calcext:value-type="float">
            <text:p>0.99831</text:p>
          </table:table-cell>
          <table:table-cell table:style-name="ce7" office:value-type="float" office:value="0.988996" calcext:value-type="float">
            <text:p>0.98900</text:p>
          </table:table-cell>
          <table:table-cell office:value-type="float" office:value="0.9774" calcext:value-type="float">
            <text:p>0.9774</text:p>
          </table:table-cell>
          <table:table-cell table:formula="of:=1-0.00026*[.C709]" office:value-type="float" office:value="0.995726406" calcext:value-type="float">
            <text:p>0.9957</text:p>
          </table:table-cell>
          <table:table-cell table:style-name="ce3" table:formula="of:=1-0.05*[.B709]/1000" office:value-type="float" office:value="0.9735981" calcext:value-type="float">
            <text:p>0.9736</text:p>
          </table:table-cell>
          <table:table-cell table:formula="of:=[.M709]*[.L709]*[.K709]*[.J709]*[.I709]*[.H709]*[.G709]*[.F709]*[.E709]" office:value-type="float" office:value="0.846856409234463" calcext:value-type="float">
            <text:p>0.8469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table:style-name="Default" office:value-type="float" office:value="576.063" calcext:value-type="float">
            <text:p>576.063</text:p>
          </table:table-cell>
          <table:table-cell office:value-type="float" office:value="28.0818" calcext:value-type="float">
            <text:p>28.0818</text:p>
          </table:table-cell>
          <table:table-cell table:style-name="Default" office:value-type="float" office:value="34.0683" calcext:value-type="float">
            <text:p>34.0683</text:p>
          </table:table-cell>
          <table:table-cell table:formula="of:=[.E70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09]" office:value-type="float" office:value="0.98" calcext:value-type="float">
            <text:p>0.98</text:p>
          </table:table-cell>
          <table:table-cell table:formula="of:=[.H709]" office:value-type="float" office:value="0.968" calcext:value-type="float">
            <text:p>0.968</text:p>
          </table:table-cell>
          <table:table-cell table:style-name="ce7" office:value-type="float" office:value="0.998653" calcext:value-type="float">
            <text:p>0.99865</text:p>
          </table:table-cell>
          <table:table-cell table:style-name="ce7" office:value-type="float" office:value="0.987228" calcext:value-type="float">
            <text:p>0.98723</text:p>
          </table:table-cell>
          <table:table-cell office:value-type="float" office:value="0.97577" calcext:value-type="float">
            <text:p>0.9758</text:p>
          </table:table-cell>
          <table:table-cell table:formula="of:=1-0.00026*[.C710]" office:value-type="float" office:value="0.992698732" calcext:value-type="float">
            <text:p>0.9927</text:p>
          </table:table-cell>
          <table:table-cell table:style-name="ce3" table:formula="of:=1-0.05*[.B710]/1000" office:value-type="float" office:value="0.97119685" calcext:value-type="float">
            <text:p>0.9712</text:p>
          </table:table-cell>
          <table:table-cell table:formula="of:=[.M710]*[.L710]*[.K710]*[.J710]*[.I710]*[.H710]*[.G710]*[.F710]*[.E710]" office:value-type="float" office:value="0.839582387961419" calcext:value-type="float">
            <text:p>0.8396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table:style-name="Default" office:value-type="float" office:value="501.351" calcext:value-type="float">
            <text:p>501.351</text:p>
          </table:table-cell>
          <table:table-cell office:value-type="float" office:value="24.1831" calcext:value-type="float">
            <text:p>24.1831</text:p>
          </table:table-cell>
          <table:table-cell table:style-name="Default" office:value-type="float" office:value="30.5217" calcext:value-type="float">
            <text:p>30.5217</text:p>
          </table:table-cell>
          <table:table-cell table:formula="of:=[.E71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0]" office:value-type="float" office:value="0.98" calcext:value-type="float">
            <text:p>0.98</text:p>
          </table:table-cell>
          <table:table-cell table:formula="of:=[.H710]" office:value-type="float" office:value="0.968" calcext:value-type="float">
            <text:p>0.968</text:p>
          </table:table-cell>
          <table:table-cell table:style-name="ce7" office:value-type="float" office:value="0.998585" calcext:value-type="float">
            <text:p>0.99859</text:p>
          </table:table-cell>
          <table:table-cell table:style-name="ce7" office:value-type="float" office:value="0.988192" calcext:value-type="float">
            <text:p>0.98819</text:p>
          </table:table-cell>
          <table:table-cell office:value-type="float" office:value="0.97608" calcext:value-type="float">
            <text:p>0.9761</text:p>
          </table:table-cell>
          <table:table-cell table:formula="of:=1-0.00026*[.C711]" office:value-type="float" office:value="0.993712394" calcext:value-type="float">
            <text:p>0.9937</text:p>
          </table:table-cell>
          <table:table-cell table:style-name="ce3" table:formula="of:=1-0.05*[.B711]/1000" office:value-type="float" office:value="0.97493245" calcext:value-type="float">
            <text:p>0.9749</text:p>
          </table:table-cell>
          <table:table-cell table:formula="of:=[.M711]*[.L711]*[.K711]*[.J711]*[.I711]*[.H711]*[.G711]*[.F711]*[.E711]" office:value-type="float" office:value="0.844706952581417" calcext:value-type="float">
            <text:p>0.8447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table:style-name="Default" office:value-type="float" office:value="506.374" calcext:value-type="float">
            <text:p>506.374</text:p>
          </table:table-cell>
          <table:table-cell office:value-type="float" office:value="24.4309" calcext:value-type="float">
            <text:p>24.4309</text:p>
          </table:table-cell>
          <table:table-cell table:style-name="Default" office:value-type="float" office:value="35.7247" calcext:value-type="float">
            <text:p>35.7247</text:p>
          </table:table-cell>
          <table:table-cell table:formula="of:=[.E71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1]" office:value-type="float" office:value="0.98" calcext:value-type="float">
            <text:p>0.98</text:p>
          </table:table-cell>
          <table:table-cell table:formula="of:=[.H711]" office:value-type="float" office:value="0.968" calcext:value-type="float">
            <text:p>0.968</text:p>
          </table:table-cell>
          <table:table-cell table:style-name="ce7" office:value-type="float" office:value="0.998591" calcext:value-type="float">
            <text:p>0.99859</text:p>
          </table:table-cell>
          <table:table-cell table:style-name="ce7" office:value-type="float" office:value="0.987692" calcext:value-type="float">
            <text:p>0.98769</text:p>
          </table:table-cell>
          <table:table-cell office:value-type="float" office:value="0.9811" calcext:value-type="float">
            <text:p>0.9811</text:p>
          </table:table-cell>
          <table:table-cell table:formula="of:=1-0.00026*[.C712]" office:value-type="float" office:value="0.993647966" calcext:value-type="float">
            <text:p>0.9936</text:p>
          </table:table-cell>
          <table:table-cell table:style-name="ce3" table:formula="of:=1-0.05*[.B712]/1000" office:value-type="float" office:value="0.9746813" calcext:value-type="float">
            <text:p>0.9747</text:p>
          </table:table-cell>
          <table:table-cell table:formula="of:=[.M712]*[.L712]*[.K712]*[.J712]*[.I712]*[.H712]*[.G712]*[.F712]*[.E712]" office:value-type="float" office:value="0.848353179019065" calcext:value-type="float">
            <text:p>0.8484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table:style-name="Default" office:value-type="float" office:value="238.685" calcext:value-type="float">
            <text:p>238.685</text:p>
          </table:table-cell>
          <table:table-cell office:value-type="float" office:value="38.7209" calcext:value-type="float">
            <text:p>38.7209</text:p>
          </table:table-cell>
          <table:table-cell table:style-name="Default" office:value-type="float" office:value="39.3577" calcext:value-type="float">
            <text:p>39.3577</text:p>
          </table:table-cell>
          <table:table-cell table:formula="of:=[.E71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2]" office:value-type="float" office:value="0.98" calcext:value-type="float">
            <text:p>0.98</text:p>
          </table:table-cell>
          <table:table-cell table:formula="of:=[.H712]" office:value-type="float" office:value="0.968" calcext:value-type="float">
            <text:p>0.968</text:p>
          </table:table-cell>
          <table:table-cell table:style-name="ce7" office:value-type="float" office:value="0.998252" calcext:value-type="float">
            <text:p>0.99825</text:p>
          </table:table-cell>
          <table:table-cell table:style-name="ce7" office:value-type="float" office:value="0.993681" calcext:value-type="float">
            <text:p>0.99368</text:p>
          </table:table-cell>
          <table:table-cell office:value-type="float" office:value="0.99031" calcext:value-type="float">
            <text:p>0.9903</text:p>
          </table:table-cell>
          <table:table-cell table:formula="of:=1-0.00026*[.C713]" office:value-type="float" office:value="0.989932566" calcext:value-type="float">
            <text:p>0.9899</text:p>
          </table:table-cell>
          <table:table-cell table:style-name="ce3" table:formula="of:=1-0.05*[.B713]/1000" office:value-type="float" office:value="0.98806575" calcext:value-type="float">
            <text:p>0.9881</text:p>
          </table:table-cell>
          <table:table-cell table:formula="of:=[.M713]*[.L713]*[.K713]*[.J713]*[.I713]*[.H713]*[.G713]*[.F713]*[.E713]" office:value-type="float" office:value="0.869778857404089" calcext:value-type="float">
            <text:p>0.8698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table:style-name="Default" office:value-type="float" office:value="226.31" calcext:value-type="float">
            <text:p>226.31</text:p>
          </table:table-cell>
          <table:table-cell office:value-type="float" office:value="36.6656" calcext:value-type="float">
            <text:p>36.6656</text:p>
          </table:table-cell>
          <table:table-cell table:style-name="Default" office:value-type="float" office:value="38.4491" calcext:value-type="float">
            <text:p>38.4491</text:p>
          </table:table-cell>
          <table:table-cell table:formula="of:=[.E71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3]" office:value-type="float" office:value="0.98" calcext:value-type="float">
            <text:p>0.98</text:p>
          </table:table-cell>
          <table:table-cell table:formula="of:=[.H713]" office:value-type="float" office:value="0.968" calcext:value-type="float">
            <text:p>0.968</text:p>
          </table:table-cell>
          <table:table-cell table:style-name="ce7" office:value-type="float" office:value="0.99875" calcext:value-type="float">
            <text:p>0.99875</text:p>
          </table:table-cell>
          <table:table-cell table:style-name="ce7" office:value-type="float" office:value="0.993751" calcext:value-type="float">
            <text:p>0.99375</text:p>
          </table:table-cell>
          <table:table-cell office:value-type="float" office:value="0.98852" calcext:value-type="float">
            <text:p>0.9885</text:p>
          </table:table-cell>
          <table:table-cell table:formula="of:=1-0.00026*[.C714]" office:value-type="float" office:value="0.990466944" calcext:value-type="float">
            <text:p>0.9905</text:p>
          </table:table-cell>
          <table:table-cell table:style-name="ce3" table:formula="of:=1-0.05*[.B714]/1000" office:value-type="float" office:value="0.9886845" calcext:value-type="float">
            <text:p>0.9887</text:p>
          </table:table-cell>
          <table:table-cell table:formula="of:=[.M714]*[.L714]*[.K714]*[.J714]*[.I714]*[.H714]*[.G714]*[.F714]*[.E714]" office:value-type="float" office:value="0.8697142651039" calcext:value-type="float">
            <text:p>0.8697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style-name="Default" office:value-type="float" office:value="478.861" calcext:value-type="float">
            <text:p>478.861</text:p>
          </table:table-cell>
          <table:table-cell office:value-type="float" office:value="11.6415" calcext:value-type="float">
            <text:p>11.6415</text:p>
          </table:table-cell>
          <table:table-cell table:style-name="Default" office:value-type="float" office:value="14.3128" calcext:value-type="float">
            <text:p>14.3128</text:p>
          </table:table-cell>
          <table:table-cell table:formula="of:=[.E71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4]" office:value-type="float" office:value="0.98" calcext:value-type="float">
            <text:p>0.98</text:p>
          </table:table-cell>
          <table:table-cell table:formula="of:=[.H714]" office:value-type="float" office:value="0.968" calcext:value-type="float">
            <text:p>0.968</text:p>
          </table:table-cell>
          <table:table-cell table:style-name="ce7" office:value-type="float" office:value="0.998303" calcext:value-type="float">
            <text:p>0.99830</text:p>
          </table:table-cell>
          <table:table-cell table:style-name="ce7" office:value-type="float" office:value="0.989749" calcext:value-type="float">
            <text:p>0.98975</text:p>
          </table:table-cell>
          <table:table-cell office:value-type="float" office:value="0.98165" calcext:value-type="float">
            <text:p>0.9817</text:p>
          </table:table-cell>
          <table:table-cell table:formula="of:=1-0.00026*[.C715]" office:value-type="float" office:value="0.99697321" calcext:value-type="float">
            <text:p>0.9970</text:p>
          </table:table-cell>
          <table:table-cell table:style-name="ce3" table:formula="of:=1-0.05*[.B715]/1000" office:value-type="float" office:value="0.97605695" calcext:value-type="float">
            <text:p>0.9761</text:p>
          </table:table-cell>
          <table:table-cell table:formula="of:=[.M715]*[.L715]*[.K715]*[.J715]*[.I715]*[.H715]*[.G715]*[.F715]*[.E715]" office:value-type="float" office:value="0.854401133385507" calcext:value-type="float">
            <text:p>0.8544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table:style-name="Default" office:value-type="float" office:value="477.994" calcext:value-type="float">
            <text:p>477.994</text:p>
          </table:table-cell>
          <table:table-cell office:value-type="float" office:value="11.6221" calcext:value-type="float">
            <text:p>11.6221</text:p>
          </table:table-cell>
          <table:table-cell table:style-name="Default" office:value-type="float" office:value="19.8522" calcext:value-type="float">
            <text:p>19.8522</text:p>
          </table:table-cell>
          <table:table-cell table:formula="of:=[.E71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5]" office:value-type="float" office:value="0.98" calcext:value-type="float">
            <text:p>0.98</text:p>
          </table:table-cell>
          <table:table-cell table:formula="of:=[.H715]" office:value-type="float" office:value="0.968" calcext:value-type="float">
            <text:p>0.968</text:p>
          </table:table-cell>
          <table:table-cell table:style-name="ce7" office:value-type="float" office:value="0.998219" calcext:value-type="float">
            <text:p>0.99822</text:p>
          </table:table-cell>
          <table:table-cell table:style-name="ce7" office:value-type="float" office:value="0.989652" calcext:value-type="float">
            <text:p>0.98965</text:p>
          </table:table-cell>
          <table:table-cell office:value-type="float" office:value="0.98266" calcext:value-type="float">
            <text:p>0.9827</text:p>
          </table:table-cell>
          <table:table-cell table:formula="of:=1-0.00026*[.C716]" office:value-type="float" office:value="0.996978254" calcext:value-type="float">
            <text:p>0.9970</text:p>
          </table:table-cell>
          <table:table-cell table:style-name="ce3" table:formula="of:=1-0.05*[.B716]/1000" office:value-type="float" office:value="0.9761003" calcext:value-type="float">
            <text:p>0.9761</text:p>
          </table:table-cell>
          <table:table-cell table:formula="of:=[.M716]*[.L716]*[.K716]*[.J716]*[.I716]*[.H716]*[.G716]*[.F716]*[.E716]" office:value-type="float" office:value="0.855166735045407" calcext:value-type="float">
            <text:p>0.8552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table:style-name="Default" office:value-type="float" office:value="478.213" calcext:value-type="float">
            <text:p>478.213</text:p>
          </table:table-cell>
          <table:table-cell office:value-type="float" office:value="11.6294" calcext:value-type="float">
            <text:p>11.6294</text:p>
          </table:table-cell>
          <table:table-cell table:style-name="Default" office:value-type="float" office:value="19.3272" calcext:value-type="float">
            <text:p>19.3272</text:p>
          </table:table-cell>
          <table:table-cell table:formula="of:=[.E71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6]" office:value-type="float" office:value="0.98" calcext:value-type="float">
            <text:p>0.98</text:p>
          </table:table-cell>
          <table:table-cell table:formula="of:=[.H716]" office:value-type="float" office:value="0.968" calcext:value-type="float">
            <text:p>0.968</text:p>
          </table:table-cell>
          <table:table-cell table:style-name="ce7" office:value-type="float" office:value="0.998299" calcext:value-type="float">
            <text:p>0.99830</text:p>
          </table:table-cell>
          <table:table-cell table:style-name="ce7" office:value-type="float" office:value="0.989058" calcext:value-type="float">
            <text:p>0.98906</text:p>
          </table:table-cell>
          <table:table-cell office:value-type="float" office:value="0.98206" calcext:value-type="float">
            <text:p>0.9821</text:p>
          </table:table-cell>
          <table:table-cell table:formula="of:=1-0.00026*[.C717]" office:value-type="float" office:value="0.996976356" calcext:value-type="float">
            <text:p>0.9970</text:p>
          </table:table-cell>
          <table:table-cell table:style-name="ce3" table:formula="of:=1-0.05*[.B717]/1000" office:value-type="float" office:value="0.97608935" calcext:value-type="float">
            <text:p>0.9761</text:p>
          </table:table-cell>
          <table:table-cell table:formula="of:=[.M717]*[.L717]*[.K717]*[.J717]*[.I717]*[.H717]*[.G717]*[.F717]*[.E717]" office:value-type="float" office:value="0.854188857552102" calcext:value-type="float">
            <text:p>0.8542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table:style-name="Default" office:value-type="float" office:value="507.105" calcext:value-type="float">
            <text:p>507.105</text:p>
          </table:table-cell>
          <table:table-cell office:value-type="float" office:value="19.5986" calcext:value-type="float">
            <text:p>19.5986</text:p>
          </table:table-cell>
          <table:table-cell table:style-name="Default" office:value-type="float" office:value="30.4027" calcext:value-type="float">
            <text:p>30.4027</text:p>
          </table:table-cell>
          <table:table-cell table:formula="of:=[.E71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7]" office:value-type="float" office:value="0.98" calcext:value-type="float">
            <text:p>0.98</text:p>
          </table:table-cell>
          <table:table-cell table:formula="of:=[.H717]" office:value-type="float" office:value="0.968" calcext:value-type="float">
            <text:p>0.968</text:p>
          </table:table-cell>
          <table:table-cell table:style-name="ce7" office:value-type="float" office:value="0.998498" calcext:value-type="float">
            <text:p>0.99850</text:p>
          </table:table-cell>
          <table:table-cell table:style-name="ce7" office:value-type="float" office:value="0.988559" calcext:value-type="float">
            <text:p>0.98856</text:p>
          </table:table-cell>
          <table:table-cell office:value-type="float" office:value="0.98052" calcext:value-type="float">
            <text:p>0.9805</text:p>
          </table:table-cell>
          <table:table-cell table:formula="of:=1-0.00026*[.C718]" office:value-type="float" office:value="0.994904364" calcext:value-type="float">
            <text:p>0.9949</text:p>
          </table:table-cell>
          <table:table-cell table:style-name="ce3" table:formula="of:=1-0.05*[.B718]/1000" office:value-type="float" office:value="0.97464475" calcext:value-type="float">
            <text:p>0.9746</text:p>
          </table:table-cell>
          <table:table-cell table:formula="of:=[.M718]*[.L718]*[.K718]*[.J718]*[.I718]*[.H718]*[.G718]*[.F718]*[.E718]" office:value-type="float" office:value="0.849557902986344" calcext:value-type="float">
            <text:p>0.8496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table:style-name="Default" office:value-type="float" office:value="508.072" calcext:value-type="float">
            <text:p>508.072</text:p>
          </table:table-cell>
          <table:table-cell office:value-type="float" office:value="19.633" calcext:value-type="float">
            <text:p>19.633</text:p>
          </table:table-cell>
          <table:table-cell table:style-name="Default" office:value-type="float" office:value="32.4578" calcext:value-type="float">
            <text:p>32.4578</text:p>
          </table:table-cell>
          <table:table-cell table:formula="of:=[.E71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8]" office:value-type="float" office:value="0.98" calcext:value-type="float">
            <text:p>0.98</text:p>
          </table:table-cell>
          <table:table-cell table:formula="of:=[.H718]" office:value-type="float" office:value="0.968" calcext:value-type="float">
            <text:p>0.968</text:p>
          </table:table-cell>
          <table:table-cell table:style-name="ce7" office:value-type="float" office:value="0.998386" calcext:value-type="float">
            <text:p>0.99839</text:p>
          </table:table-cell>
          <table:table-cell table:style-name="ce7" office:value-type="float" office:value="0.988667" calcext:value-type="float">
            <text:p>0.98867</text:p>
          </table:table-cell>
          <table:table-cell office:value-type="float" office:value="0.98031" calcext:value-type="float">
            <text:p>0.9803</text:p>
          </table:table-cell>
          <table:table-cell table:formula="of:=1-0.00026*[.C719]" office:value-type="float" office:value="0.99489542" calcext:value-type="float">
            <text:p>0.9949</text:p>
          </table:table-cell>
          <table:table-cell table:style-name="ce3" table:formula="of:=1-0.05*[.B719]/1000" office:value-type="float" office:value="0.9745964" calcext:value-type="float">
            <text:p>0.9746</text:p>
          </table:table-cell>
          <table:table-cell table:formula="of:=[.M719]*[.L719]*[.K719]*[.J719]*[.I719]*[.H719]*[.G719]*[.F719]*[.E719]" office:value-type="float" office:value="0.849323691165514" calcext:value-type="float">
            <text:p>0.8493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table:style-name="Default" office:value-type="float" office:value="161.813" calcext:value-type="float">
            <text:p>161.813</text:p>
          </table:table-cell>
          <table:table-cell office:value-type="float" office:value="39.1784" calcext:value-type="float">
            <text:p>39.1784</text:p>
          </table:table-cell>
          <table:table-cell table:style-name="Default" office:value-type="float" office:value="43.2983" calcext:value-type="float">
            <text:p>43.2983</text:p>
          </table:table-cell>
          <table:table-cell table:formula="of:=[.E71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19]" office:value-type="float" office:value="0.98" calcext:value-type="float">
            <text:p>0.98</text:p>
          </table:table-cell>
          <table:table-cell table:formula="of:=[.H719]" office:value-type="float" office:value="0.968" calcext:value-type="float">
            <text:p>0.968</text:p>
          </table:table-cell>
          <table:table-cell table:style-name="ce7" office:value-type="float" office:value="0.997904" calcext:value-type="float">
            <text:p>0.99790</text:p>
          </table:table-cell>
          <table:table-cell table:style-name="ce7" office:value-type="float" office:value="0.994586" calcext:value-type="float">
            <text:p>0.99459</text:p>
          </table:table-cell>
          <table:table-cell office:value-type="float" office:value="0.99334" calcext:value-type="float">
            <text:p>0.9933</text:p>
          </table:table-cell>
          <table:table-cell table:formula="of:=1-0.00026*[.C720]" office:value-type="float" office:value="0.989813616" calcext:value-type="float">
            <text:p>0.9898</text:p>
          </table:table-cell>
          <table:table-cell table:style-name="ce3" table:formula="of:=1-0.05*[.B720]/1000" office:value-type="float" office:value="0.99190935" calcext:value-type="float">
            <text:p>0.9919</text:p>
          </table:table-cell>
          <table:table-cell table:formula="of:=[.M720]*[.L720]*[.K720]*[.J720]*[.I720]*[.H720]*[.G720]*[.F720]*[.E720]" office:value-type="float" office:value="0.876220656930603" calcext:value-type="float">
            <text:p>0.8762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table:style-name="Default" office:value-type="float" office:value="161.639" calcext:value-type="float">
            <text:p>161.639</text:p>
          </table:table-cell>
          <table:table-cell office:value-type="float" office:value="39.1565" calcext:value-type="float">
            <text:p>39.1565</text:p>
          </table:table-cell>
          <table:table-cell table:style-name="Default" office:value-type="float" office:value="36.9424" calcext:value-type="float">
            <text:p>36.9424</text:p>
          </table:table-cell>
          <table:table-cell table:formula="of:=[.E72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0]" office:value-type="float" office:value="0.98" calcext:value-type="float">
            <text:p>0.98</text:p>
          </table:table-cell>
          <table:table-cell table:formula="of:=[.H720]" office:value-type="float" office:value="0.968" calcext:value-type="float">
            <text:p>0.968</text:p>
          </table:table-cell>
          <table:table-cell table:style-name="ce7" office:value-type="float" office:value="0.998332" calcext:value-type="float">
            <text:p>0.99833</text:p>
          </table:table-cell>
          <table:table-cell table:style-name="ce7" office:value-type="float" office:value="0.995414" calcext:value-type="float">
            <text:p>0.99541</text:p>
          </table:table-cell>
          <table:table-cell office:value-type="float" office:value="0.99331" calcext:value-type="float">
            <text:p>0.9933</text:p>
          </table:table-cell>
          <table:table-cell table:formula="of:=1-0.00026*[.C721]" office:value-type="float" office:value="0.98981931" calcext:value-type="float">
            <text:p>0.9898</text:p>
          </table:table-cell>
          <table:table-cell table:style-name="ce3" table:formula="of:=1-0.05*[.B721]/1000" office:value-type="float" office:value="0.99191805" calcext:value-type="float">
            <text:p>0.9919</text:p>
          </table:table-cell>
          <table:table-cell table:formula="of:=[.M721]*[.L721]*[.K721]*[.J721]*[.I721]*[.H721]*[.G721]*[.F721]*[.E721]" office:value-type="float" office:value="0.877312485243184" calcext:value-type="float">
            <text:p>0.8773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table:style-name="Default" office:value-type="float" office:value="514.806" calcext:value-type="float">
            <text:p>514.806</text:p>
          </table:table-cell>
          <table:table-cell office:value-type="float" office:value="39.0288" calcext:value-type="float">
            <text:p>39.0288</text:p>
          </table:table-cell>
          <table:table-cell table:style-name="Default" office:value-type="float" office:value="44.0575" calcext:value-type="float">
            <text:p>44.0575</text:p>
          </table:table-cell>
          <table:table-cell table:formula="of:=[.E72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1]" office:value-type="float" office:value="0.98" calcext:value-type="float">
            <text:p>0.98</text:p>
          </table:table-cell>
          <table:table-cell table:formula="of:=[.H721]" office:value-type="float" office:value="0.968" calcext:value-type="float">
            <text:p>0.968</text:p>
          </table:table-cell>
          <table:table-cell table:style-name="ce7" office:value-type="float" office:value="0.997912" calcext:value-type="float">
            <text:p>0.99791</text:p>
          </table:table-cell>
          <table:table-cell table:style-name="ce7" office:value-type="float" office:value="0.988466" calcext:value-type="float">
            <text:p>0.98847</text:p>
          </table:table-cell>
          <table:table-cell office:value-type="float" office:value="0.97715" calcext:value-type="float">
            <text:p>0.9772</text:p>
          </table:table-cell>
          <table:table-cell table:formula="of:=1-0.00026*[.C722]" office:value-type="float" office:value="0.989852512" calcext:value-type="float">
            <text:p>0.9899</text:p>
          </table:table-cell>
          <table:table-cell table:style-name="ce3" table:formula="of:=1-0.05*[.B722]/1000" office:value-type="float" office:value="0.9742597" calcext:value-type="float">
            <text:p>0.9743</text:p>
          </table:table-cell>
          <table:table-cell table:formula="of:=[.M722]*[.L722]*[.K722]*[.J722]*[.I722]*[.H722]*[.G722]*[.F722]*[.E722]" office:value-type="float" office:value="0.841432912730034" calcext:value-type="float">
            <text:p>0.8414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table:style-name="Default" office:value-type="float" office:value="511.43" calcext:value-type="float">
            <text:p>511.43</text:p>
          </table:table-cell>
          <table:table-cell office:value-type="float" office:value="38.7788" calcext:value-type="float">
            <text:p>38.7788</text:p>
          </table:table-cell>
          <table:table-cell table:style-name="Default" office:value-type="float" office:value="43.3115" calcext:value-type="float">
            <text:p>43.3115</text:p>
          </table:table-cell>
          <table:table-cell table:formula="of:=[.E72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2]" office:value-type="float" office:value="0.98" calcext:value-type="float">
            <text:p>0.98</text:p>
          </table:table-cell>
          <table:table-cell table:formula="of:=[.H722]" office:value-type="float" office:value="0.968" calcext:value-type="float">
            <text:p>0.968</text:p>
          </table:table-cell>
          <table:table-cell table:style-name="ce7" office:value-type="float" office:value="0.998191" calcext:value-type="float">
            <text:p>0.99819</text:p>
          </table:table-cell>
          <table:table-cell table:style-name="ce7" office:value-type="float" office:value="0.988057" calcext:value-type="float">
            <text:p>0.98806</text:p>
          </table:table-cell>
          <table:table-cell office:value-type="float" office:value="0.97842" calcext:value-type="float">
            <text:p>0.9784</text:p>
          </table:table-cell>
          <table:table-cell table:formula="of:=1-0.00026*[.C723]" office:value-type="float" office:value="0.989917512" calcext:value-type="float">
            <text:p>0.9899</text:p>
          </table:table-cell>
          <table:table-cell table:style-name="ce3" table:formula="of:=1-0.05*[.B723]/1000" office:value-type="float" office:value="0.9744285" calcext:value-type="float">
            <text:p>0.9744</text:p>
          </table:table-cell>
          <table:table-cell table:formula="of:=[.M723]*[.L723]*[.K723]*[.J723]*[.I723]*[.H723]*[.G723]*[.F723]*[.E723]" office:value-type="float" office:value="0.842614650630477" calcext:value-type="float">
            <text:p>0.8426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table:style-name="Default" office:value-type="float" office:value="519.505" calcext:value-type="float">
            <text:p>519.505</text:p>
          </table:table-cell>
          <table:table-cell office:value-type="float" office:value="39.4041" calcext:value-type="float">
            <text:p>39.4041</text:p>
          </table:table-cell>
          <table:table-cell table:style-name="Default" office:value-type="float" office:value="24.0482" calcext:value-type="float">
            <text:p>24.0482</text:p>
          </table:table-cell>
          <table:table-cell table:formula="of:=[.E72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3]" office:value-type="float" office:value="0.98" calcext:value-type="float">
            <text:p>0.98</text:p>
          </table:table-cell>
          <table:table-cell table:formula="of:=[.H723]" office:value-type="float" office:value="0.968" calcext:value-type="float">
            <text:p>0.968</text:p>
          </table:table-cell>
          <table:table-cell table:style-name="ce7" office:value-type="float" office:value="0.99842" calcext:value-type="float">
            <text:p>0.99842</text:p>
          </table:table-cell>
          <table:table-cell table:style-name="ce7" office:value-type="float" office:value="0.988243" calcext:value-type="float">
            <text:p>0.98824</text:p>
          </table:table-cell>
          <table:table-cell office:value-type="float" office:value="0.97311" calcext:value-type="float">
            <text:p>0.9731</text:p>
          </table:table-cell>
          <table:table-cell table:formula="of:=1-0.00026*[.C724]" office:value-type="float" office:value="0.989754934" calcext:value-type="float">
            <text:p>0.9898</text:p>
          </table:table-cell>
          <table:table-cell table:style-name="ce3" table:formula="of:=1-0.05*[.B724]/1000" office:value-type="float" office:value="0.97402475" calcext:value-type="float">
            <text:p>0.9740</text:p>
          </table:table-cell>
          <table:table-cell table:formula="of:=[.M724]*[.L724]*[.K724]*[.J724]*[.I724]*[.H724]*[.G724]*[.F724]*[.E724]" office:value-type="float" office:value="0.83790671852074" calcext:value-type="float">
            <text:p>0.8379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table:style-name="Default" office:value-type="float" office:value="463.553" calcext:value-type="float">
            <text:p>463.553</text:p>
          </table:table-cell>
          <table:table-cell office:value-type="float" office:value="53.8419" calcext:value-type="float">
            <text:p>53.8419</text:p>
          </table:table-cell>
          <table:table-cell table:style-name="Default" office:value-type="float" office:value="48.5874" calcext:value-type="float">
            <text:p>48.5874</text:p>
          </table:table-cell>
          <table:table-cell table:formula="of:=[.E72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4]" office:value-type="float" office:value="0.98" calcext:value-type="float">
            <text:p>0.98</text:p>
          </table:table-cell>
          <table:table-cell table:formula="of:=[.H724]" office:value-type="float" office:value="0.968" calcext:value-type="float">
            <text:p>0.968</text:p>
          </table:table-cell>
          <table:table-cell table:style-name="ce7" office:value-type="float" office:value="0.998218" calcext:value-type="float">
            <text:p>0.99822</text:p>
          </table:table-cell>
          <table:table-cell table:style-name="ce7" office:value-type="float" office:value="0.989183" calcext:value-type="float">
            <text:p>0.98918</text:p>
          </table:table-cell>
          <table:table-cell office:value-type="float" office:value="0.97959" calcext:value-type="float">
            <text:p>0.9796</text:p>
          </table:table-cell>
          <table:table-cell table:formula="of:=1-0.00026*[.C725]" office:value-type="float" office:value="0.986001106" calcext:value-type="float">
            <text:p>0.9860</text:p>
          </table:table-cell>
          <table:table-cell table:style-name="ce3" table:formula="of:=1-0.05*[.B725]/1000" office:value-type="float" office:value="0.97682235" calcext:value-type="float">
            <text:p>0.9768</text:p>
          </table:table-cell>
          <table:table-cell table:formula="of:=[.M725]*[.L725]*[.K725]*[.J725]*[.I725]*[.H725]*[.G725]*[.F725]*[.E725]" office:value-type="float" office:value="0.843331697967481" calcext:value-type="float">
            <text:p>0.8433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table:style-name="Default" office:value-type="float" office:value="498.8" calcext:value-type="float">
            <text:p>498.8</text:p>
          </table:table-cell>
          <table:table-cell office:value-type="float" office:value="57.9767" calcext:value-type="float">
            <text:p>57.9767</text:p>
          </table:table-cell>
          <table:table-cell table:style-name="Default" office:value-type="float" office:value="60.8603" calcext:value-type="float">
            <text:p>60.8603</text:p>
          </table:table-cell>
          <table:table-cell table:formula="of:=[.E72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5]" office:value-type="float" office:value="0.98" calcext:value-type="float">
            <text:p>0.98</text:p>
          </table:table-cell>
          <table:table-cell table:formula="of:=[.H725]" office:value-type="float" office:value="0.968" calcext:value-type="float">
            <text:p>0.968</text:p>
          </table:table-cell>
          <table:table-cell table:style-name="ce7" office:value-type="float" office:value="0.997846" calcext:value-type="float">
            <text:p>0.99785</text:p>
          </table:table-cell>
          <table:table-cell table:style-name="ce7" office:value-type="float" office:value="0.988886" calcext:value-type="float">
            <text:p>0.98889</text:p>
          </table:table-cell>
          <table:table-cell office:value-type="float" office:value="0.97515" calcext:value-type="float">
            <text:p>0.9752</text:p>
          </table:table-cell>
          <table:table-cell table:formula="of:=1-0.00026*[.C726]" office:value-type="float" office:value="0.984926058" calcext:value-type="float">
            <text:p>0.9849</text:p>
          </table:table-cell>
          <table:table-cell table:style-name="ce3" table:formula="of:=1-0.05*[.B726]/1000" office:value-type="float" office:value="0.97506" calcext:value-type="float">
            <text:p>0.9751</text:p>
          </table:table-cell>
          <table:table-cell table:formula="of:=[.M726]*[.L726]*[.K726]*[.J726]*[.I726]*[.H726]*[.G726]*[.F726]*[.E726]" office:value-type="float" office:value="0.836517812464334" calcext:value-type="float">
            <text:p>0.8365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table:style-name="Default" office:value-type="float" office:value="514.021" calcext:value-type="float">
            <text:p>514.021</text:p>
          </table:table-cell>
          <table:table-cell office:value-type="float" office:value="59.6897" calcext:value-type="float">
            <text:p>59.6897</text:p>
          </table:table-cell>
          <table:table-cell table:style-name="Default" office:value-type="float" office:value="41.1298" calcext:value-type="float">
            <text:p>41.1298</text:p>
          </table:table-cell>
          <table:table-cell table:formula="of:=[.E72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6]" office:value-type="float" office:value="0.98" calcext:value-type="float">
            <text:p>0.98</text:p>
          </table:table-cell>
          <table:table-cell table:formula="of:=[.H726]" office:value-type="float" office:value="0.968" calcext:value-type="float">
            <text:p>0.968</text:p>
          </table:table-cell>
          <table:table-cell table:style-name="ce7" office:value-type="float" office:value="0.997788" calcext:value-type="float">
            <text:p>0.99779</text:p>
          </table:table-cell>
          <table:table-cell table:style-name="ce7" office:value-type="float" office:value="0.988893" calcext:value-type="float">
            <text:p>0.98889</text:p>
          </table:table-cell>
          <table:table-cell office:value-type="float" office:value="0.97437" calcext:value-type="float">
            <text:p>0.9744</text:p>
          </table:table-cell>
          <table:table-cell table:formula="of:=1-0.00026*[.C727]" office:value-type="float" office:value="0.984480678" calcext:value-type="float">
            <text:p>0.9845</text:p>
          </table:table-cell>
          <table:table-cell table:style-name="ce3" table:formula="of:=1-0.05*[.B727]/1000" office:value-type="float" office:value="0.97429895" calcext:value-type="float">
            <text:p>0.9743</text:p>
          </table:table-cell>
          <table:table-cell table:formula="of:=[.M727]*[.L727]*[.K727]*[.J727]*[.I727]*[.H727]*[.G727]*[.F727]*[.E727]" office:value-type="float" office:value="0.834776020124453" calcext:value-type="float">
            <text:p>0.8348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table:style-name="Default" office:value-type="float" office:value="108.088" calcext:value-type="float">
            <text:p>108.088</text:p>
          </table:table-cell>
          <table:table-cell office:value-type="float" office:value="39.0744" calcext:value-type="float">
            <text:p>39.0744</text:p>
          </table:table-cell>
          <table:table-cell table:style-name="Default" office:value-type="float" office:value="40.1447" calcext:value-type="float">
            <text:p>40.1447</text:p>
          </table:table-cell>
          <table:table-cell table:formula="of:=[.E72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7]" office:value-type="float" office:value="0.98" calcext:value-type="float">
            <text:p>0.98</text:p>
          </table:table-cell>
          <table:table-cell table:formula="of:=[.H727]" office:value-type="float" office:value="0.968" calcext:value-type="float">
            <text:p>0.968</text:p>
          </table:table-cell>
          <table:table-cell table:style-name="ce7" office:value-type="float" office:value="0.998071" calcext:value-type="float">
            <text:p>0.99807</text:p>
          </table:table-cell>
          <table:table-cell table:style-name="ce7" office:value-type="float" office:value="0.995591" calcext:value-type="float">
            <text:p>0.99559</text:p>
          </table:table-cell>
          <table:table-cell office:value-type="float" office:value="0.99526" calcext:value-type="float">
            <text:p>0.9953</text:p>
          </table:table-cell>
          <table:table-cell table:formula="of:=1-0.00026*[.C728]" office:value-type="float" office:value="0.989840656" calcext:value-type="float">
            <text:p>0.9898</text:p>
          </table:table-cell>
          <table:table-cell table:style-name="ce3" table:formula="of:=1-0.05*[.B728]/1000" office:value-type="float" office:value="0.9945956" calcext:value-type="float">
            <text:p>0.9946</text:p>
          </table:table-cell>
          <table:table-cell table:formula="of:=[.M728]*[.L728]*[.K728]*[.J728]*[.I728]*[.H728]*[.G728]*[.F728]*[.E728]" office:value-type="float" office:value="0.881352864971269" calcext:value-type="float">
            <text:p>0.8814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table:style-name="Default" office:value-type="float" office:value="107.404" calcext:value-type="float">
            <text:p>107.404</text:p>
          </table:table-cell>
          <table:table-cell office:value-type="float" office:value="38.8373" calcext:value-type="float">
            <text:p>38.8373</text:p>
          </table:table-cell>
          <table:table-cell table:style-name="Default" office:value-type="float" office:value="36.1577" calcext:value-type="float">
            <text:p>36.1577</text:p>
          </table:table-cell>
          <table:table-cell table:formula="of:=[.E72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8]" office:value-type="float" office:value="0.98" calcext:value-type="float">
            <text:p>0.98</text:p>
          </table:table-cell>
          <table:table-cell table:formula="of:=[.H728]" office:value-type="float" office:value="0.968" calcext:value-type="float">
            <text:p>0.968</text:p>
          </table:table-cell>
          <table:table-cell table:style-name="ce7" office:value-type="float" office:value="0.998775" calcext:value-type="float">
            <text:p>0.99878</text:p>
          </table:table-cell>
          <table:table-cell table:style-name="ce7" office:value-type="float" office:value="0.99602" calcext:value-type="float">
            <text:p>0.99602</text:p>
          </table:table-cell>
          <table:table-cell office:value-type="float" office:value="0.99405" calcext:value-type="float">
            <text:p>0.9941</text:p>
          </table:table-cell>
          <table:table-cell table:formula="of:=1-0.00026*[.C729]" office:value-type="float" office:value="0.989902302" calcext:value-type="float">
            <text:p>0.9899</text:p>
          </table:table-cell>
          <table:table-cell table:style-name="ce3" table:formula="of:=1-0.05*[.B729]/1000" office:value-type="float" office:value="0.9946298" calcext:value-type="float">
            <text:p>0.9946</text:p>
          </table:table-cell>
          <table:table-cell table:formula="of:=[.M729]*[.L729]*[.K729]*[.J729]*[.I729]*[.H729]*[.G729]*[.F729]*[.E729]" office:value-type="float" office:value="0.881367036074482" calcext:value-type="float">
            <text:p>0.8814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table:style-name="Default" office:value-type="float" office:value="524.232" calcext:value-type="float">
            <text:p>524.232</text:p>
          </table:table-cell>
          <table:table-cell office:value-type="float" office:value="32.2886" calcext:value-type="float">
            <text:p>32.2886</text:p>
          </table:table-cell>
          <table:table-cell table:style-name="Default" office:value-type="float" office:value="31.3677" calcext:value-type="float">
            <text:p>31.3677</text:p>
          </table:table-cell>
          <table:table-cell table:formula="of:=[.E72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29]" office:value-type="float" office:value="0.98" calcext:value-type="float">
            <text:p>0.98</text:p>
          </table:table-cell>
          <table:table-cell table:formula="of:=[.H729]" office:value-type="float" office:value="0.968" calcext:value-type="float">
            <text:p>0.968</text:p>
          </table:table-cell>
          <table:table-cell table:style-name="ce7" office:value-type="float" office:value="0.998057" calcext:value-type="float">
            <text:p>0.99806</text:p>
          </table:table-cell>
          <table:table-cell table:style-name="ce7" office:value-type="float" office:value="0.988394" calcext:value-type="float">
            <text:p>0.98839</text:p>
          </table:table-cell>
          <table:table-cell office:value-type="float" office:value="0.97574" calcext:value-type="float">
            <text:p>0.9757</text:p>
          </table:table-cell>
          <table:table-cell table:formula="of:=1-0.00026*[.C730]" office:value-type="float" office:value="0.991604964" calcext:value-type="float">
            <text:p>0.9916</text:p>
          </table:table-cell>
          <table:table-cell table:style-name="ce3" table:formula="of:=1-0.05*[.B730]/1000" office:value-type="float" office:value="0.9737884" calcext:value-type="float">
            <text:p>0.9738</text:p>
          </table:table-cell>
          <table:table-cell table:formula="of:=[.M730]*[.L730]*[.K730]*[.J730]*[.I730]*[.H730]*[.G730]*[.F730]*[.E730]" office:value-type="float" office:value="0.841360063809097" calcext:value-type="float">
            <text:p>0.8414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table:style-name="Default" office:value-type="float" office:value="520.417" calcext:value-type="float">
            <text:p>520.417</text:p>
          </table:table-cell>
          <table:table-cell office:value-type="float" office:value="32.0485" calcext:value-type="float">
            <text:p>32.0485</text:p>
          </table:table-cell>
          <table:table-cell table:style-name="Default" office:value-type="float" office:value="49.9766" calcext:value-type="float">
            <text:p>49.9766</text:p>
          </table:table-cell>
          <table:table-cell table:formula="of:=[.E73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0]" office:value-type="float" office:value="0.98" calcext:value-type="float">
            <text:p>0.98</text:p>
          </table:table-cell>
          <table:table-cell table:formula="of:=[.H730]" office:value-type="float" office:value="0.968" calcext:value-type="float">
            <text:p>0.968</text:p>
          </table:table-cell>
          <table:table-cell table:style-name="ce7" office:value-type="float" office:value="0.998061" calcext:value-type="float">
            <text:p>0.99806</text:p>
          </table:table-cell>
          <table:table-cell table:style-name="ce7" office:value-type="float" office:value="0.988214" calcext:value-type="float">
            <text:p>0.98821</text:p>
          </table:table-cell>
          <table:table-cell office:value-type="float" office:value="0.97886" calcext:value-type="float">
            <text:p>0.9789</text:p>
          </table:table-cell>
          <table:table-cell table:formula="of:=1-0.00026*[.C731]" office:value-type="float" office:value="0.99166739" calcext:value-type="float">
            <text:p>0.9917</text:p>
          </table:table-cell>
          <table:table-cell table:style-name="ce3" table:formula="of:=1-0.05*[.B731]/1000" office:value-type="float" office:value="0.97397915" calcext:value-type="float">
            <text:p>0.9740</text:p>
          </table:table-cell>
          <table:table-cell table:formula="of:=[.M731]*[.L731]*[.K731]*[.J731]*[.I731]*[.H731]*[.G731]*[.F731]*[.E731]" office:value-type="float" office:value="0.844118487841726" calcext:value-type="float">
            <text:p>0.8441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style-name="Default" office:value-type="float" office:value="526.065" calcext:value-type="float">
            <text:p>526.065</text:p>
          </table:table-cell>
          <table:table-cell office:value-type="float" office:value="32.4083" calcext:value-type="float">
            <text:p>32.4083</text:p>
          </table:table-cell>
          <table:table-cell table:style-name="Default" office:value-type="float" office:value="44.4484" calcext:value-type="float">
            <text:p>44.4484</text:p>
          </table:table-cell>
          <table:table-cell table:formula="of:=[.E73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1]" office:value-type="float" office:value="0.98" calcext:value-type="float">
            <text:p>0.98</text:p>
          </table:table-cell>
          <table:table-cell table:formula="of:=[.H731]" office:value-type="float" office:value="0.968" calcext:value-type="float">
            <text:p>0.968</text:p>
          </table:table-cell>
          <table:table-cell table:style-name="ce7" office:value-type="float" office:value="0.99809" calcext:value-type="float">
            <text:p>0.99809</text:p>
          </table:table-cell>
          <table:table-cell table:style-name="ce7" office:value-type="float" office:value="0.988064" calcext:value-type="float">
            <text:p>0.98806</text:p>
          </table:table-cell>
          <table:table-cell office:value-type="float" office:value="0.97801" calcext:value-type="float">
            <text:p>0.9780</text:p>
          </table:table-cell>
          <table:table-cell table:formula="of:=1-0.00026*[.C732]" office:value-type="float" office:value="0.991573842" calcext:value-type="float">
            <text:p>0.9916</text:p>
          </table:table-cell>
          <table:table-cell table:style-name="ce3" table:formula="of:=1-0.05*[.B732]/1000" office:value-type="float" office:value="0.97369675" calcext:value-type="float">
            <text:p>0.9737</text:p>
          </table:table-cell>
          <table:table-cell table:formula="of:=[.M732]*[.L732]*[.K732]*[.J732]*[.I732]*[.H732]*[.G732]*[.F732]*[.E732]" office:value-type="float" office:value="0.842957944736797" calcext:value-type="float">
            <text:p>0.8430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table:style-name="Default" office:value-type="float" office:value="479.704" calcext:value-type="float">
            <text:p>479.704</text:p>
          </table:table-cell>
          <table:table-cell office:value-type="float" office:value="46.8548" calcext:value-type="float">
            <text:p>46.8548</text:p>
          </table:table-cell>
          <table:table-cell table:style-name="Default" office:value-type="float" office:value="31.2855" calcext:value-type="float">
            <text:p>31.2855</text:p>
          </table:table-cell>
          <table:table-cell table:formula="of:=[.E73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2]" office:value-type="float" office:value="0.98" calcext:value-type="float">
            <text:p>0.98</text:p>
          </table:table-cell>
          <table:table-cell table:formula="of:=[.H732]" office:value-type="float" office:value="0.968" calcext:value-type="float">
            <text:p>0.968</text:p>
          </table:table-cell>
          <table:table-cell table:style-name="ce7" office:value-type="float" office:value="0.998184" calcext:value-type="float">
            <text:p>0.99818</text:p>
          </table:table-cell>
          <table:table-cell table:style-name="ce7" office:value-type="float" office:value="0.989241" calcext:value-type="float">
            <text:p>0.98924</text:p>
          </table:table-cell>
          <table:table-cell office:value-type="float" office:value="0.9769" calcext:value-type="float">
            <text:p>0.9769</text:p>
          </table:table-cell>
          <table:table-cell table:formula="of:=1-0.00026*[.C733]" office:value-type="float" office:value="0.987817752" calcext:value-type="float">
            <text:p>0.9878</text:p>
          </table:table-cell>
          <table:table-cell table:style-name="ce3" table:formula="of:=1-0.05*[.B733]/1000" office:value-type="float" office:value="0.9760148" calcext:value-type="float">
            <text:p>0.9760</text:p>
          </table:table-cell>
          <table:table-cell table:formula="of:=[.M733]*[.L733]*[.K733]*[.J733]*[.I733]*[.H733]*[.G733]*[.F733]*[.E733]" office:value-type="float" office:value="0.841889517082218" calcext:value-type="float">
            <text:p>0.8419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table:style-name="Default" office:value-type="float" office:value="482.693" calcext:value-type="float">
            <text:p>482.693</text:p>
          </table:table-cell>
          <table:table-cell office:value-type="float" office:value="47.1506" calcext:value-type="float">
            <text:p>47.1506</text:p>
          </table:table-cell>
          <table:table-cell table:style-name="Default" office:value-type="float" office:value="59.4795" calcext:value-type="float">
            <text:p>59.4795</text:p>
          </table:table-cell>
          <table:table-cell table:formula="of:=[.E73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3]" office:value-type="float" office:value="0.98" calcext:value-type="float">
            <text:p>0.98</text:p>
          </table:table-cell>
          <table:table-cell table:formula="of:=[.H733]" office:value-type="float" office:value="0.968" calcext:value-type="float">
            <text:p>0.968</text:p>
          </table:table-cell>
          <table:table-cell table:style-name="ce7" office:value-type="float" office:value="0.997558" calcext:value-type="float">
            <text:p>0.99756</text:p>
          </table:table-cell>
          <table:table-cell table:style-name="ce7" office:value-type="float" office:value="0.988128" calcext:value-type="float">
            <text:p>0.98813</text:p>
          </table:table-cell>
          <table:table-cell office:value-type="float" office:value="0.97844" calcext:value-type="float">
            <text:p>0.9784</text:p>
          </table:table-cell>
          <table:table-cell table:formula="of:=1-0.00026*[.C734]" office:value-type="float" office:value="0.987740844" calcext:value-type="float">
            <text:p>0.9877</text:p>
          </table:table-cell>
          <table:table-cell table:style-name="ce3" table:formula="of:=1-0.05*[.B734]/1000" office:value-type="float" office:value="0.97586535" calcext:value-type="float">
            <text:p>0.9759</text:p>
          </table:table-cell>
          <table:table-cell table:formula="of:=[.M734]*[.L734]*[.K734]*[.J734]*[.I734]*[.H734]*[.G734]*[.F734]*[.E734]" office:value-type="float" office:value="0.841545343900112" calcext:value-type="float">
            <text:p>0.841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table:style-name="Default" office:value-type="float" office:value="72.5226" calcext:value-type="float">
            <text:p>72.5226</text:p>
          </table:table-cell>
          <table:table-cell office:value-type="float" office:value="39.1659" calcext:value-type="float">
            <text:p>39.1659</text:p>
          </table:table-cell>
          <table:table-cell table:style-name="Default" office:value-type="float" office:value="45.9738" calcext:value-type="float">
            <text:p>45.9738</text:p>
          </table:table-cell>
          <table:table-cell table:formula="of:=[.E73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4]" office:value-type="float" office:value="0.98" calcext:value-type="float">
            <text:p>0.98</text:p>
          </table:table-cell>
          <table:table-cell table:formula="of:=[.H734]" office:value-type="float" office:value="0.968" calcext:value-type="float">
            <text:p>0.968</text:p>
          </table:table-cell>
          <table:table-cell table:style-name="ce7" office:value-type="float" office:value="0.99895" calcext:value-type="float">
            <text:p>0.99895</text:p>
          </table:table-cell>
          <table:table-cell table:style-name="ce7" office:value-type="float" office:value="0.9958" calcext:value-type="float">
            <text:p>0.99580</text:p>
          </table:table-cell>
          <table:table-cell office:value-type="float" office:value="0.99691" calcext:value-type="float">
            <text:p>0.9969</text:p>
          </table:table-cell>
          <table:table-cell table:formula="of:=1-0.00026*[.C735]" office:value-type="float" office:value="0.989816866" calcext:value-type="float">
            <text:p>0.9898</text:p>
          </table:table-cell>
          <table:table-cell table:style-name="ce3" table:formula="of:=1-0.05*[.B735]/1000" office:value-type="float" office:value="0.99637387" calcext:value-type="float">
            <text:p>0.9964</text:p>
          </table:table-cell>
          <table:table-cell table:formula="of:=[.M735]*[.L735]*[.K735]*[.J735]*[.I735]*[.H735]*[.G735]*[.F735]*[.E735]" office:value-type="float" office:value="0.88533585982865" calcext:value-type="float">
            <text:p>0.8853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table:style-name="Default" office:value-type="float" office:value="72.6072" calcext:value-type="float">
            <text:p>72.6072</text:p>
          </table:table-cell>
          <table:table-cell office:value-type="float" office:value="39.2386" calcext:value-type="float">
            <text:p>39.2386</text:p>
          </table:table-cell>
          <table:table-cell table:style-name="Default" office:value-type="float" office:value="26.2319" calcext:value-type="float">
            <text:p>26.2319</text:p>
          </table:table-cell>
          <table:table-cell table:formula="of:=[.E73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5]" office:value-type="float" office:value="0.98" calcext:value-type="float">
            <text:p>0.98</text:p>
          </table:table-cell>
          <table:table-cell table:formula="of:=[.H735]" office:value-type="float" office:value="0.968" calcext:value-type="float">
            <text:p>0.968</text:p>
          </table:table-cell>
          <table:table-cell table:style-name="ce7" office:value-type="float" office:value="0.998304" calcext:value-type="float">
            <text:p>0.99830</text:p>
          </table:table-cell>
          <table:table-cell table:style-name="ce7" office:value-type="float" office:value="0.998869" calcext:value-type="float">
            <text:p>0.99887</text:p>
          </table:table-cell>
          <table:table-cell office:value-type="float" office:value="0.99725" calcext:value-type="float">
            <text:p>0.9973</text:p>
          </table:table-cell>
          <table:table-cell table:formula="of:=1-0.00026*[.C736]" office:value-type="float" office:value="0.989797964" calcext:value-type="float">
            <text:p>0.9898</text:p>
          </table:table-cell>
          <table:table-cell table:style-name="ce3" table:formula="of:=1-0.05*[.B736]/1000" office:value-type="float" office:value="0.99636964" calcext:value-type="float">
            <text:p>0.9964</text:p>
          </table:table-cell>
          <table:table-cell table:formula="of:=[.M736]*[.L736]*[.K736]*[.J736]*[.I736]*[.H736]*[.G736]*[.F736]*[.E736]" office:value-type="float" office:value="0.88777208216563" calcext:value-type="float">
            <text:p>0.8878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table:style-name="Default" office:value-type="float" office:value="372.585" calcext:value-type="float">
            <text:p>372.585</text:p>
          </table:table-cell>
          <table:table-cell office:value-type="float" office:value="65.3488" calcext:value-type="float">
            <text:p>65.3488</text:p>
          </table:table-cell>
          <table:table-cell table:style-name="Default" office:value-type="float" office:value="58.7703" calcext:value-type="float">
            <text:p>58.7703</text:p>
          </table:table-cell>
          <table:table-cell table:formula="of:=[.E73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6]" office:value-type="float" office:value="0.98" calcext:value-type="float">
            <text:p>0.98</text:p>
          </table:table-cell>
          <table:table-cell table:formula="of:=[.H736]" office:value-type="float" office:value="0.968" calcext:value-type="float">
            <text:p>0.968</text:p>
          </table:table-cell>
          <table:table-cell table:style-name="ce7" office:value-type="float" office:value="0.997829" calcext:value-type="float">
            <text:p>0.99783</text:p>
          </table:table-cell>
          <table:table-cell table:style-name="ce7" office:value-type="float" office:value="0.990329" calcext:value-type="float">
            <text:p>0.99033</text:p>
          </table:table-cell>
          <table:table-cell office:value-type="float" office:value="0.98145" calcext:value-type="float">
            <text:p>0.9815</text:p>
          </table:table-cell>
          <table:table-cell table:formula="of:=1-0.00026*[.C737]" office:value-type="float" office:value="0.983009312" calcext:value-type="float">
            <text:p>0.9830</text:p>
          </table:table-cell>
          <table:table-cell table:style-name="ce3" table:formula="of:=1-0.05*[.B737]/1000" office:value-type="float" office:value="0.98137075" calcext:value-type="float">
            <text:p>0.9814</text:p>
          </table:table-cell>
          <table:table-cell table:formula="of:=[.M737]*[.L737]*[.K737]*[.J737]*[.I737]*[.H737]*[.G737]*[.F737]*[.E737]" office:value-type="float" office:value="0.846941843273564" calcext:value-type="float">
            <text:p>0.8469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table:style-name="Default" office:value-type="float" office:value="375.835" calcext:value-type="float">
            <text:p>375.835</text:p>
          </table:table-cell>
          <table:table-cell office:value-type="float" office:value="65.511" calcext:value-type="float">
            <text:p>65.511</text:p>
          </table:table-cell>
          <table:table-cell table:style-name="Default" office:value-type="float" office:value="64.0821" calcext:value-type="float">
            <text:p>64.0821</text:p>
          </table:table-cell>
          <table:table-cell table:formula="of:=[.E73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7]" office:value-type="float" office:value="0.98" calcext:value-type="float">
            <text:p>0.98</text:p>
          </table:table-cell>
          <table:table-cell table:formula="of:=[.H737]" office:value-type="float" office:value="0.968" calcext:value-type="float">
            <text:p>0.968</text:p>
          </table:table-cell>
          <table:table-cell table:style-name="ce7" office:value-type="float" office:value="0.997811" calcext:value-type="float">
            <text:p>0.99781</text:p>
          </table:table-cell>
          <table:table-cell table:style-name="ce7" office:value-type="float" office:value="0.989813" calcext:value-type="float">
            <text:p>0.98981</text:p>
          </table:table-cell>
          <table:table-cell office:value-type="float" office:value="0.98035" calcext:value-type="float">
            <text:p>0.9804</text:p>
          </table:table-cell>
          <table:table-cell table:formula="of:=1-0.00026*[.C738]" office:value-type="float" office:value="0.98296714" calcext:value-type="float">
            <text:p>0.9830</text:p>
          </table:table-cell>
          <table:table-cell table:style-name="ce3" table:formula="of:=1-0.05*[.B738]/1000" office:value-type="float" office:value="0.98120825" calcext:value-type="float">
            <text:p>0.9812</text:p>
          </table:table-cell>
          <table:table-cell table:formula="of:=[.M738]*[.L738]*[.K738]*[.J738]*[.I738]*[.H738]*[.G738]*[.F738]*[.E738]" office:value-type="float" office:value="0.845360274384561" calcext:value-type="float">
            <text:p>0.8454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table:style-name="Default" office:value-type="float" office:value="354.543" calcext:value-type="float">
            <text:p>354.543</text:p>
          </table:table-cell>
          <table:table-cell office:value-type="float" office:value="63.0122" calcext:value-type="float">
            <text:p>63.0122</text:p>
          </table:table-cell>
          <table:table-cell table:style-name="Default" office:value-type="float" office:value="58.5241" calcext:value-type="float">
            <text:p>58.5241</text:p>
          </table:table-cell>
          <table:table-cell table:formula="of:=[.E73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8]" office:value-type="float" office:value="0.98" calcext:value-type="float">
            <text:p>0.98</text:p>
          </table:table-cell>
          <table:table-cell table:formula="of:=[.H738]" office:value-type="float" office:value="0.968" calcext:value-type="float">
            <text:p>0.968</text:p>
          </table:table-cell>
          <table:table-cell table:style-name="ce7" office:value-type="float" office:value="0.998155" calcext:value-type="float">
            <text:p>0.99816</text:p>
          </table:table-cell>
          <table:table-cell table:style-name="ce7" office:value-type="float" office:value="0.990873" calcext:value-type="float">
            <text:p>0.99087</text:p>
          </table:table-cell>
          <table:table-cell office:value-type="float" office:value="0.98157" calcext:value-type="float">
            <text:p>0.9816</text:p>
          </table:table-cell>
          <table:table-cell table:formula="of:=1-0.00026*[.C739]" office:value-type="float" office:value="0.983616828" calcext:value-type="float">
            <text:p>0.9836</text:p>
          </table:table-cell>
          <table:table-cell table:style-name="ce3" table:formula="of:=1-0.05*[.B739]/1000" office:value-type="float" office:value="0.98227285" calcext:value-type="float">
            <text:p>0.9823</text:p>
          </table:table-cell>
          <table:table-cell table:formula="of:=[.M739]*[.L739]*[.K739]*[.J739]*[.I739]*[.H739]*[.G739]*[.F739]*[.E739]" office:value-type="float" office:value="0.849091314813954" calcext:value-type="float">
            <text:p>0.8491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table:style-name="Default" office:value-type="float" office:value="217.159" calcext:value-type="float">
            <text:p>217.159</text:p>
          </table:table-cell>
          <table:table-cell office:value-type="float" office:value="61.4872" calcext:value-type="float">
            <text:p>61.4872</text:p>
          </table:table-cell>
          <table:table-cell table:style-name="Default" office:value-type="float" office:value="50.5352" calcext:value-type="float">
            <text:p>50.5352</text:p>
          </table:table-cell>
          <table:table-cell table:formula="of:=[.E73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39]" office:value-type="float" office:value="0.98" calcext:value-type="float">
            <text:p>0.98</text:p>
          </table:table-cell>
          <table:table-cell table:formula="of:=[.H739]" office:value-type="float" office:value="0.968" calcext:value-type="float">
            <text:p>0.968</text:p>
          </table:table-cell>
          <table:table-cell table:style-name="ce7" office:value-type="float" office:value="0.998535" calcext:value-type="float">
            <text:p>0.99854</text:p>
          </table:table-cell>
          <table:table-cell table:style-name="ce7" office:value-type="float" office:value="0.993054" calcext:value-type="float">
            <text:p>0.99305</text:p>
          </table:table-cell>
          <table:table-cell office:value-type="float" office:value="0.98471" calcext:value-type="float">
            <text:p>0.9847</text:p>
          </table:table-cell>
          <table:table-cell table:formula="of:=1-0.00026*[.C740]" office:value-type="float" office:value="0.984013328" calcext:value-type="float">
            <text:p>0.9840</text:p>
          </table:table-cell>
          <table:table-cell table:style-name="ce3" table:formula="of:=1-0.05*[.B740]/1000" office:value-type="float" office:value="0.98914205" calcext:value-type="float">
            <text:p>0.9891</text:p>
          </table:table-cell>
          <table:table-cell table:formula="of:=[.M740]*[.L740]*[.K740]*[.J740]*[.I740]*[.H740]*[.G740]*[.F740]*[.E740]" office:value-type="float" office:value="0.860326304178283" calcext:value-type="float">
            <text:p>0.8603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table:style-name="Default" office:value-type="float" office:value="229.927" calcext:value-type="float">
            <text:p>229.927</text:p>
          </table:table-cell>
          <table:table-cell office:value-type="float" office:value="64.8824" calcext:value-type="float">
            <text:p>64.8824</text:p>
          </table:table-cell>
          <table:table-cell table:style-name="Default" office:value-type="float" office:value="65.5033" calcext:value-type="float">
            <text:p>65.5033</text:p>
          </table:table-cell>
          <table:table-cell table:formula="of:=[.E74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0]" office:value-type="float" office:value="0.98" calcext:value-type="float">
            <text:p>0.98</text:p>
          </table:table-cell>
          <table:table-cell table:formula="of:=[.H740]" office:value-type="float" office:value="0.968" calcext:value-type="float">
            <text:p>0.968</text:p>
          </table:table-cell>
          <table:table-cell table:style-name="ce7" office:value-type="float" office:value="0.998052" calcext:value-type="float">
            <text:p>0.99805</text:p>
          </table:table-cell>
          <table:table-cell table:style-name="ce7" office:value-type="float" office:value="0.992748" calcext:value-type="float">
            <text:p>0.99275</text:p>
          </table:table-cell>
          <table:table-cell office:value-type="float" office:value="0.98781" calcext:value-type="float">
            <text:p>0.9878</text:p>
          </table:table-cell>
          <table:table-cell table:formula="of:=1-0.00026*[.C741]" office:value-type="float" office:value="0.983130576" calcext:value-type="float">
            <text:p>0.9831</text:p>
          </table:table-cell>
          <table:table-cell table:style-name="ce3" table:formula="of:=1-0.05*[.B741]/1000" office:value-type="float" office:value="0.98850365" calcext:value-type="float">
            <text:p>0.9885</text:p>
          </table:table-cell>
          <table:table-cell table:formula="of:=[.M741]*[.L741]*[.K741]*[.J741]*[.I741]*[.H741]*[.G741]*[.F741]*[.E741]" office:value-type="float" office:value="0.861021783985906" calcext:value-type="float">
            <text:p>0.8610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table:style-name="Default" office:value-type="float" office:value="227.99" calcext:value-type="float">
            <text:p>227.99</text:p>
          </table:table-cell>
          <table:table-cell office:value-type="float" office:value="64.0477" calcext:value-type="float">
            <text:p>64.0477</text:p>
          </table:table-cell>
          <table:table-cell table:style-name="Default" office:value-type="float" office:value="43.0018" calcext:value-type="float">
            <text:p>43.0018</text:p>
          </table:table-cell>
          <table:table-cell table:formula="of:=[.E74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1]" office:value-type="float" office:value="0.98" calcext:value-type="float">
            <text:p>0.98</text:p>
          </table:table-cell>
          <table:table-cell table:formula="of:=[.H741]" office:value-type="float" office:value="0.968" calcext:value-type="float">
            <text:p>0.968</text:p>
          </table:table-cell>
          <table:table-cell table:style-name="ce7" office:value-type="float" office:value="0.99803" calcext:value-type="float">
            <text:p>0.99803</text:p>
          </table:table-cell>
          <table:table-cell table:style-name="ce7" office:value-type="float" office:value="0.992667" calcext:value-type="float">
            <text:p>0.99267</text:p>
          </table:table-cell>
          <table:table-cell office:value-type="float" office:value="0.98373" calcext:value-type="float">
            <text:p>0.9837</text:p>
          </table:table-cell>
          <table:table-cell table:formula="of:=1-0.00026*[.C742]" office:value-type="float" office:value="0.983347598" calcext:value-type="float">
            <text:p>0.9833</text:p>
          </table:table-cell>
          <table:table-cell table:style-name="ce3" table:formula="of:=1-0.05*[.B742]/1000" office:value-type="float" office:value="0.9886005" calcext:value-type="float">
            <text:p>0.9886</text:p>
          </table:table-cell>
          <table:table-cell table:formula="of:=[.M742]*[.L742]*[.K742]*[.J742]*[.I742]*[.H742]*[.G742]*[.F742]*[.E742]" office:value-type="float" office:value="0.857649885498921" calcext:value-type="float">
            <text:p>0.8576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table:style-name="Default" office:value-type="float" office:value="48.3919" calcext:value-type="float">
            <text:p>48.3919</text:p>
          </table:table-cell>
          <table:table-cell office:value-type="float" office:value="39.1787" calcext:value-type="float">
            <text:p>39.1787</text:p>
          </table:table-cell>
          <table:table-cell table:style-name="Default" office:value-type="float" office:value="47.4098" calcext:value-type="float">
            <text:p>47.4098</text:p>
          </table:table-cell>
          <table:table-cell table:formula="of:=[.E74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2]" office:value-type="float" office:value="0.98" calcext:value-type="float">
            <text:p>0.98</text:p>
          </table:table-cell>
          <table:table-cell table:formula="of:=[.H742]" office:value-type="float" office:value="0.968" calcext:value-type="float">
            <text:p>0.968</text:p>
          </table:table-cell>
          <table:table-cell table:style-name="ce7" office:value-type="float" office:value="0.998126" calcext:value-type="float">
            <text:p>0.99813</text:p>
          </table:table-cell>
          <table:table-cell table:style-name="ce7" office:value-type="float" office:value="0.994845" calcext:value-type="float">
            <text:p>0.99485</text:p>
          </table:table-cell>
          <table:table-cell office:value-type="float" office:value="0.99796" calcext:value-type="float">
            <text:p>0.9980</text:p>
          </table:table-cell>
          <table:table-cell table:formula="of:=1-0.00026*[.C743]" office:value-type="float" office:value="0.989813538" calcext:value-type="float">
            <text:p>0.9898</text:p>
          </table:table-cell>
          <table:table-cell table:style-name="ce3" table:formula="of:=1-0.05*[.B743]/1000" office:value-type="float" office:value="0.997580405" calcext:value-type="float">
            <text:p>0.9976</text:p>
          </table:table-cell>
          <table:table-cell table:formula="of:=[.M743]*[.L743]*[.K743]*[.J743]*[.I743]*[.H743]*[.G743]*[.F743]*[.E743]" office:value-type="float" office:value="0.885756349741431" calcext:value-type="float">
            <text:p>0.8858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table:style-name="Default" office:value-type="float" office:value="48.0432" calcext:value-type="float">
            <text:p>48.0432</text:p>
          </table:table-cell>
          <table:table-cell office:value-type="float" office:value="38.8886" calcext:value-type="float">
            <text:p>38.8886</text:p>
          </table:table-cell>
          <table:table-cell table:style-name="Default" office:value-type="float" office:value="47.0508" calcext:value-type="float">
            <text:p>47.0508</text:p>
          </table:table-cell>
          <table:table-cell table:formula="of:=[.E74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3]" office:value-type="float" office:value="0.98" calcext:value-type="float">
            <text:p>0.98</text:p>
          </table:table-cell>
          <table:table-cell table:formula="of:=[.H743]" office:value-type="float" office:value="0.968" calcext:value-type="float">
            <text:p>0.968</text:p>
          </table:table-cell>
          <table:table-cell table:number-columns-repeated="2" table:style-name="ce7" office:value-type="float" office:value="0.997996" calcext:value-type="float">
            <text:p>0.99800</text:p>
          </table:table-cell>
          <table:table-cell office:value-type="float" office:value="0.9974" calcext:value-type="float">
            <text:p>0.9974</text:p>
          </table:table-cell>
          <table:table-cell table:formula="of:=1-0.00026*[.C744]" office:value-type="float" office:value="0.989888964" calcext:value-type="float">
            <text:p>0.9899</text:p>
          </table:table-cell>
          <table:table-cell table:style-name="ce3" table:formula="of:=1-0.05*[.B744]/1000" office:value-type="float" office:value="0.99759784" calcext:value-type="float">
            <text:p>0.9976</text:p>
          </table:table-cell>
          <table:table-cell table:formula="of:=[.M744]*[.L744]*[.K744]*[.J744]*[.I744]*[.H744]*[.G744]*[.F744]*[.E744]" office:value-type="float" office:value="0.888030737166298" calcext:value-type="float">
            <text:p>0.8880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table:style-name="Default" office:value-type="float" office:value="409.729" calcext:value-type="float">
            <text:p>409.729</text:p>
          </table:table-cell>
          <table:table-cell office:value-type="float" office:value="63.3902" calcext:value-type="float">
            <text:p>63.3902</text:p>
          </table:table-cell>
          <table:table-cell table:style-name="Default" office:value-type="float" office:value="73.5704" calcext:value-type="float">
            <text:p>73.5704</text:p>
          </table:table-cell>
          <table:table-cell table:formula="of:=[.E74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4]" office:value-type="float" office:value="0.98" calcext:value-type="float">
            <text:p>0.98</text:p>
          </table:table-cell>
          <table:table-cell table:formula="of:=[.H744]" office:value-type="float" office:value="0.968" calcext:value-type="float">
            <text:p>0.968</text:p>
          </table:table-cell>
          <table:table-cell table:style-name="ce7" office:value-type="float" office:value="0.997587" calcext:value-type="float">
            <text:p>0.99759</text:p>
          </table:table-cell>
          <table:table-cell table:style-name="ce7" office:value-type="float" office:value="0.98967" calcext:value-type="float">
            <text:p>0.98967</text:p>
          </table:table-cell>
          <table:table-cell office:value-type="float" office:value="0.9801" calcext:value-type="float">
            <text:p>0.9801</text:p>
          </table:table-cell>
          <table:table-cell table:formula="of:=1-0.00026*[.C745]" office:value-type="float" office:value="0.983518548" calcext:value-type="float">
            <text:p>0.9835</text:p>
          </table:table-cell>
          <table:table-cell table:style-name="ce3" table:formula="of:=1-0.05*[.B745]/1000" office:value-type="float" office:value="0.97951355" calcext:value-type="float">
            <text:p>0.9795</text:p>
          </table:table-cell>
          <table:table-cell table:formula="of:=[.M745]*[.L745]*[.K745]*[.J745]*[.I745]*[.H745]*[.G745]*[.F745]*[.E745]" office:value-type="float" office:value="0.843846841250579" calcext:value-type="float">
            <text:p>0.8438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table:style-name="Default" office:value-type="float" office:value="412.856" calcext:value-type="float">
            <text:p>412.856</text:p>
          </table:table-cell>
          <table:table-cell office:value-type="float" office:value="63.8965" calcext:value-type="float">
            <text:p>63.8965</text:p>
          </table:table-cell>
          <table:table-cell table:style-name="Default" office:value-type="float" office:value="70.7836" calcext:value-type="float">
            <text:p>70.7836</text:p>
          </table:table-cell>
          <table:table-cell table:formula="of:=[.E74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5]" office:value-type="float" office:value="0.98" calcext:value-type="float">
            <text:p>0.98</text:p>
          </table:table-cell>
          <table:table-cell table:formula="of:=[.H745]" office:value-type="float" office:value="0.968" calcext:value-type="float">
            <text:p>0.968</text:p>
          </table:table-cell>
          <table:table-cell table:style-name="ce7" office:value-type="float" office:value="0.997508" calcext:value-type="float">
            <text:p>0.99751</text:p>
          </table:table-cell>
          <table:table-cell table:style-name="ce7" office:value-type="float" office:value="0.990486" calcext:value-type="float">
            <text:p>0.99049</text:p>
          </table:table-cell>
          <table:table-cell office:value-type="float" office:value="0.97933" calcext:value-type="float">
            <text:p>0.9793</text:p>
          </table:table-cell>
          <table:table-cell table:formula="of:=1-0.00026*[.C746]" office:value-type="float" office:value="0.98338691" calcext:value-type="float">
            <text:p>0.9834</text:p>
          </table:table-cell>
          <table:table-cell table:style-name="ce3" table:formula="of:=1-0.05*[.B746]/1000" office:value-type="float" office:value="0.9793572" calcext:value-type="float">
            <text:p>0.9794</text:p>
          </table:table-cell>
          <table:table-cell table:formula="of:=[.M746]*[.L746]*[.K746]*[.J746]*[.I746]*[.H746]*[.G746]*[.F746]*[.E746]" office:value-type="float" office:value="0.843564667855555" calcext:value-type="float">
            <text:p>0.8436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table:style-name="Default" office:value-type="float" office:value="406.489" calcext:value-type="float">
            <text:p>406.489</text:p>
          </table:table-cell>
          <table:table-cell office:value-type="float" office:value="62.8996" calcext:value-type="float">
            <text:p>62.8996</text:p>
          </table:table-cell>
          <table:table-cell table:style-name="Default" office:value-type="float" office:value="64.7448" calcext:value-type="float">
            <text:p>64.7448</text:p>
          </table:table-cell>
          <table:table-cell table:formula="of:=[.E74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6]" office:value-type="float" office:value="0.98" calcext:value-type="float">
            <text:p>0.98</text:p>
          </table:table-cell>
          <table:table-cell table:formula="of:=[.H746]" office:value-type="float" office:value="0.968" calcext:value-type="float">
            <text:p>0.968</text:p>
          </table:table-cell>
          <table:table-cell table:style-name="ce7" office:value-type="float" office:value="0.997143" calcext:value-type="float">
            <text:p>0.99714</text:p>
          </table:table-cell>
          <table:table-cell table:style-name="ce7" office:value-type="float" office:value="0.989443" calcext:value-type="float">
            <text:p>0.98944</text:p>
          </table:table-cell>
          <table:table-cell office:value-type="float" office:value="0.98038" calcext:value-type="float">
            <text:p>0.9804</text:p>
          </table:table-cell>
          <table:table-cell table:formula="of:=1-0.00026*[.C747]" office:value-type="float" office:value="0.983646104" calcext:value-type="float">
            <text:p>0.9836</text:p>
          </table:table-cell>
          <table:table-cell table:style-name="ce3" table:formula="of:=1-0.05*[.B747]/1000" office:value-type="float" office:value="0.97967555" calcext:value-type="float">
            <text:p>0.9797</text:p>
          </table:table-cell>
          <table:table-cell table:formula="of:=[.M747]*[.L747]*[.K747]*[.J747]*[.I747]*[.H747]*[.G747]*[.F747]*[.E747]" office:value-type="float" office:value="0.843767637513106" calcext:value-type="float">
            <text:p>0.8438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table:style-name="Default" office:value-type="float" office:value="261.601" calcext:value-type="float">
            <text:p>261.601</text:p>
          </table:table-cell>
          <table:table-cell office:value-type="float" office:value="64.2766" calcext:value-type="float">
            <text:p>64.2766</text:p>
          </table:table-cell>
          <table:table-cell table:style-name="Default" office:value-type="float" office:value="65.7301" calcext:value-type="float">
            <text:p>65.7301</text:p>
          </table:table-cell>
          <table:table-cell table:formula="of:=[.E74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7]" office:value-type="float" office:value="0.98" calcext:value-type="float">
            <text:p>0.98</text:p>
          </table:table-cell>
          <table:table-cell table:formula="of:=[.H747]" office:value-type="float" office:value="0.968" calcext:value-type="float">
            <text:p>0.968</text:p>
          </table:table-cell>
          <table:table-cell table:style-name="ce7" office:value-type="float" office:value="0.997499" calcext:value-type="float">
            <text:p>0.99750</text:p>
          </table:table-cell>
          <table:table-cell table:style-name="ce7" office:value-type="float" office:value="0.991806" calcext:value-type="float">
            <text:p>0.99181</text:p>
          </table:table-cell>
          <table:table-cell office:value-type="float" office:value="0.9875" calcext:value-type="float">
            <text:p>0.9875</text:p>
          </table:table-cell>
          <table:table-cell table:formula="of:=1-0.00026*[.C748]" office:value-type="float" office:value="0.983288084" calcext:value-type="float">
            <text:p>0.9833</text:p>
          </table:table-cell>
          <table:table-cell table:style-name="ce3" table:formula="of:=1-0.05*[.B748]/1000" office:value-type="float" office:value="0.98691995" calcext:value-type="float">
            <text:p>0.9869</text:p>
          </table:table-cell>
          <table:table-cell table:formula="of:=[.M748]*[.L748]*[.K748]*[.J748]*[.I748]*[.H748]*[.G748]*[.F748]*[.E748]" office:value-type="float" office:value="0.85821886983246" calcext:value-type="float">
            <text:p>0.8582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table:style-name="Default" office:value-type="float" office:value="259.228" calcext:value-type="float">
            <text:p>259.228</text:p>
          </table:table-cell>
          <table:table-cell office:value-type="float" office:value="63.6277" calcext:value-type="float">
            <text:p>63.6277</text:p>
          </table:table-cell>
          <table:table-cell table:style-name="Default" office:value-type="float" office:value="73.1349" calcext:value-type="float">
            <text:p>73.1349</text:p>
          </table:table-cell>
          <table:table-cell table:formula="of:=[.E74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8]" office:value-type="float" office:value="0.98" calcext:value-type="float">
            <text:p>0.98</text:p>
          </table:table-cell>
          <table:table-cell table:formula="of:=[.H748]" office:value-type="float" office:value="0.968" calcext:value-type="float">
            <text:p>0.968</text:p>
          </table:table-cell>
          <table:table-cell table:style-name="ce7" office:value-type="float" office:value="0.997028" calcext:value-type="float">
            <text:p>0.99703</text:p>
          </table:table-cell>
          <table:table-cell table:style-name="ce7" office:value-type="float" office:value="0.992441" calcext:value-type="float">
            <text:p>0.99244</text:p>
          </table:table-cell>
          <table:table-cell office:value-type="float" office:value="0.98621" calcext:value-type="float">
            <text:p>0.9862</text:p>
          </table:table-cell>
          <table:table-cell table:formula="of:=1-0.00026*[.C749]" office:value-type="float" office:value="0.983456798" calcext:value-type="float">
            <text:p>0.9835</text:p>
          </table:table-cell>
          <table:table-cell table:style-name="ce3" table:formula="of:=1-0.05*[.B749]/1000" office:value-type="float" office:value="0.9870386" calcext:value-type="float">
            <text:p>0.9870</text:p>
          </table:table-cell>
          <table:table-cell table:formula="of:=[.M749]*[.L749]*[.K749]*[.J749]*[.I749]*[.H749]*[.G749]*[.F749]*[.E749]" office:value-type="float" office:value="0.857491706945999" calcext:value-type="float">
            <text:p>0.8575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table:style-name="Default" office:value-type="float" office:value="259.728" calcext:value-type="float">
            <text:p>259.728</text:p>
          </table:table-cell>
          <table:table-cell office:value-type="float" office:value="63.7803" calcext:value-type="float">
            <text:p>63.7803</text:p>
          </table:table-cell>
          <table:table-cell table:style-name="Default" office:value-type="float" office:value="63.6604" calcext:value-type="float">
            <text:p>63.6604</text:p>
          </table:table-cell>
          <table:table-cell table:formula="of:=[.E74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49]" office:value-type="float" office:value="0.98" calcext:value-type="float">
            <text:p>0.98</text:p>
          </table:table-cell>
          <table:table-cell table:formula="of:=[.H749]" office:value-type="float" office:value="0.968" calcext:value-type="float">
            <text:p>0.968</text:p>
          </table:table-cell>
          <table:table-cell table:style-name="ce7" office:value-type="float" office:value="0.997287" calcext:value-type="float">
            <text:p>0.99729</text:p>
          </table:table-cell>
          <table:table-cell table:style-name="ce7" office:value-type="float" office:value="0.99221" calcext:value-type="float">
            <text:p>0.99221</text:p>
          </table:table-cell>
          <table:table-cell office:value-type="float" office:value="0.9872" calcext:value-type="float">
            <text:p>0.9872</text:p>
          </table:table-cell>
          <table:table-cell table:formula="of:=1-0.00026*[.C750]" office:value-type="float" office:value="0.983417122" calcext:value-type="float">
            <text:p>0.9834</text:p>
          </table:table-cell>
          <table:table-cell table:style-name="ce3" table:formula="of:=1-0.05*[.B750]/1000" office:value-type="float" office:value="0.9870136" calcext:value-type="float">
            <text:p>0.9870</text:p>
          </table:table-cell>
          <table:table-cell table:formula="of:=[.M750]*[.L750]*[.K750]*[.J750]*[.I750]*[.H750]*[.G750]*[.F750]*[.E750]" office:value-type="float" office:value="0.858319258325012" calcext:value-type="float">
            <text:p>0.8583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table:style-name="Default" office:value-type="float" office:value="32.3024" calcext:value-type="float">
            <text:p>32.3024</text:p>
          </table:table-cell>
          <table:table-cell office:value-type="float" office:value="39.1183" calcext:value-type="float">
            <text:p>39.1183</text:p>
          </table:table-cell>
          <table:table-cell table:style-name="Default" office:value-type="float" office:value="44.6392" calcext:value-type="float">
            <text:p>44.6392</text:p>
          </table:table-cell>
          <table:table-cell table:formula="of:=[.E75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0]" office:value-type="float" office:value="0.98" calcext:value-type="float">
            <text:p>0.98</text:p>
          </table:table-cell>
          <table:table-cell table:formula="of:=[.H750]" office:value-type="float" office:value="0.968" calcext:value-type="float">
            <text:p>0.968</text:p>
          </table:table-cell>
          <table:table-cell table:style-name="ce7" office:value-type="float" office:value="0.994993" calcext:value-type="float">
            <text:p>0.99499</text:p>
          </table:table-cell>
          <table:table-cell table:style-name="ce7" office:value-type="float" office:value="0.999285" calcext:value-type="float">
            <text:p>0.99929</text:p>
          </table:table-cell>
          <table:table-cell office:value-type="float" office:value="0.99737" calcext:value-type="float">
            <text:p>0.9974</text:p>
          </table:table-cell>
          <table:table-cell table:formula="of:=1-0.00026*[.C751]" office:value-type="float" office:value="0.989829242" calcext:value-type="float">
            <text:p>0.9898</text:p>
          </table:table-cell>
          <table:table-cell table:style-name="ce3" table:formula="of:=1-0.05*[.B751]/1000" office:value-type="float" office:value="0.99838488" calcext:value-type="float">
            <text:p>0.9984</text:p>
          </table:table-cell>
          <table:table-cell table:formula="of:=[.M751]*[.L751]*[.K751]*[.J751]*[.I751]*[.H751]*[.G751]*[.F751]*[.E751]" office:value-type="float" office:value="0.887121327055176" calcext:value-type="float">
            <text:p>0.8871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table:style-name="Default" office:value-type="float" office:value="32.3321" calcext:value-type="float">
            <text:p>32.3321</text:p>
          </table:table-cell>
          <table:table-cell office:value-type="float" office:value="39.1674" calcext:value-type="float">
            <text:p>39.1674</text:p>
          </table:table-cell>
          <table:table-cell table:style-name="Default" office:value-type="float" office:value="47.0406" calcext:value-type="float">
            <text:p>47.0406</text:p>
          </table:table-cell>
          <table:table-cell table:formula="of:=[.E75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1]" office:value-type="float" office:value="0.98" calcext:value-type="float">
            <text:p>0.98</text:p>
          </table:table-cell>
          <table:table-cell table:formula="of:=[.H751]" office:value-type="float" office:value="0.968" calcext:value-type="float">
            <text:p>0.968</text:p>
          </table:table-cell>
          <table:table-cell table:style-name="ce7" office:value-type="float" office:value="0.999353" calcext:value-type="float">
            <text:p>0.99935</text:p>
          </table:table-cell>
          <table:table-cell table:style-name="ce7" office:value-type="float" office:value="0.998706" calcext:value-type="float">
            <text:p>0.99871</text:p>
          </table:table-cell>
          <table:table-cell office:value-type="float" office:value="0.9987" calcext:value-type="float">
            <text:p>0.9987</text:p>
          </table:table-cell>
          <table:table-cell table:formula="of:=1-0.00026*[.C752]" office:value-type="float" office:value="0.989816476" calcext:value-type="float">
            <text:p>0.9898</text:p>
          </table:table-cell>
          <table:table-cell table:style-name="ce3" table:formula="of:=1-0.05*[.B752]/1000" office:value-type="float" office:value="0.998383395" calcext:value-type="float">
            <text:p>0.9984</text:p>
          </table:table-cell>
          <table:table-cell table:formula="of:=[.M752]*[.L752]*[.K752]*[.J752]*[.I752]*[.H752]*[.G752]*[.F752]*[.E752]" office:value-type="float" office:value="0.891667028193621" calcext:value-type="float">
            <text:p>0.8917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table:style-name="Default" office:value-type="float" office:value="142.118" calcext:value-type="float">
            <text:p>142.118</text:p>
          </table:table-cell>
          <table:table-cell office:value-type="float" office:value="64.0866" calcext:value-type="float">
            <text:p>64.0866</text:p>
          </table:table-cell>
          <table:table-cell table:style-name="Default" office:value-type="float" office:value="61.0789" calcext:value-type="float">
            <text:p>61.0789</text:p>
          </table:table-cell>
          <table:table-cell table:formula="of:=[.E75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2]" office:value-type="float" office:value="0.98" calcext:value-type="float">
            <text:p>0.98</text:p>
          </table:table-cell>
          <table:table-cell table:formula="of:=[.H752]" office:value-type="float" office:value="0.968" calcext:value-type="float">
            <text:p>0.968</text:p>
          </table:table-cell>
          <table:table-cell table:style-name="ce7" office:value-type="float" office:value="0.998219" calcext:value-type="float">
            <text:p>0.99822</text:p>
          </table:table-cell>
          <table:table-cell table:style-name="ce7" office:value-type="float" office:value="0.996247" calcext:value-type="float">
            <text:p>0.99625</text:p>
          </table:table-cell>
          <table:table-cell office:value-type="float" office:value="0.99061" calcext:value-type="float">
            <text:p>0.9906</text:p>
          </table:table-cell>
          <table:table-cell table:formula="of:=1-0.00026*[.C753]" office:value-type="float" office:value="0.983337484" calcext:value-type="float">
            <text:p>0.9833</text:p>
          </table:table-cell>
          <table:table-cell table:style-name="ce3" table:formula="of:=1-0.05*[.B753]/1000" office:value-type="float" office:value="0.9928941" calcext:value-type="float">
            <text:p>0.9929</text:p>
          </table:table-cell>
          <table:table-cell table:formula="of:=[.M753]*[.L753]*[.K753]*[.J753]*[.I753]*[.H753]*[.G753]*[.F753]*[.E753]" office:value-type="float" office:value="0.870683152808345" calcext:value-type="float">
            <text:p>0.8707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table:style-name="Default" office:value-type="float" office:value="139.248" calcext:value-type="float">
            <text:p>139.248</text:p>
          </table:table-cell>
          <table:table-cell office:value-type="float" office:value="62.5041" calcext:value-type="float">
            <text:p>62.5041</text:p>
          </table:table-cell>
          <table:table-cell table:style-name="Default" office:value-type="float" office:value="41.007" calcext:value-type="float">
            <text:p>41.007</text:p>
          </table:table-cell>
          <table:table-cell table:formula="of:=[.E75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3]" office:value-type="float" office:value="0.98" calcext:value-type="float">
            <text:p>0.98</text:p>
          </table:table-cell>
          <table:table-cell table:formula="of:=[.H753]" office:value-type="float" office:value="0.968" calcext:value-type="float">
            <text:p>0.968</text:p>
          </table:table-cell>
          <table:table-cell table:style-name="ce7" office:value-type="float" office:value="0.9979" calcext:value-type="float">
            <text:p>0.99790</text:p>
          </table:table-cell>
          <table:table-cell table:style-name="ce7" office:value-type="float" office:value="0.994081" calcext:value-type="float">
            <text:p>0.99408</text:p>
          </table:table-cell>
          <table:table-cell office:value-type="float" office:value="0.99017" calcext:value-type="float">
            <text:p>0.9902</text:p>
          </table:table-cell>
          <table:table-cell table:formula="of:=1-0.00026*[.C754]" office:value-type="float" office:value="0.983748934" calcext:value-type="float">
            <text:p>0.9837</text:p>
          </table:table-cell>
          <table:table-cell table:style-name="ce3" table:formula="of:=1-0.05*[.B754]/1000" office:value-type="float" office:value="0.9930376" calcext:value-type="float">
            <text:p>0.9930</text:p>
          </table:table-cell>
          <table:table-cell table:formula="of:=[.M754]*[.L754]*[.K754]*[.J754]*[.I754]*[.H754]*[.G754]*[.F754]*[.E754]" office:value-type="float" office:value="0.868615505800998" calcext:value-type="float">
            <text:p>0.8686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table:style-name="Default" office:value-type="float" office:value="138.918" calcext:value-type="float">
            <text:p>138.918</text:p>
          </table:table-cell>
          <table:table-cell office:value-type="float" office:value="62.9339" calcext:value-type="float">
            <text:p>62.9339</text:p>
          </table:table-cell>
          <table:table-cell table:style-name="Default" office:value-type="float" office:value="97.7744" calcext:value-type="float">
            <text:p>97.7744</text:p>
          </table:table-cell>
          <table:table-cell table:formula="of:=[.E75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4]" office:value-type="float" office:value="0.98" calcext:value-type="float">
            <text:p>0.98</text:p>
          </table:table-cell>
          <table:table-cell table:formula="of:=[.H754]" office:value-type="float" office:value="0.968" calcext:value-type="float">
            <text:p>0.968</text:p>
          </table:table-cell>
          <table:table-cell table:style-name="ce7" office:value-type="float" office:value="0.997879" calcext:value-type="float">
            <text:p>0.99788</text:p>
          </table:table-cell>
          <table:table-cell table:style-name="ce7" office:value-type="float" office:value="0.994959" calcext:value-type="float">
            <text:p>0.99496</text:p>
          </table:table-cell>
          <table:table-cell office:value-type="float" office:value="0.99229" calcext:value-type="float">
            <text:p>0.9923</text:p>
          </table:table-cell>
          <table:table-cell table:formula="of:=1-0.00026*[.C755]" office:value-type="float" office:value="0.983637186" calcext:value-type="float">
            <text:p>0.9836</text:p>
          </table:table-cell>
          <table:table-cell table:style-name="ce3" table:formula="of:=1-0.05*[.B755]/1000" office:value-type="float" office:value="0.9930541" calcext:value-type="float">
            <text:p>0.9931</text:p>
          </table:table-cell>
          <table:table-cell table:formula="of:=[.M755]*[.L755]*[.K755]*[.J755]*[.I755]*[.H755]*[.G755]*[.F755]*[.E755]" office:value-type="float" office:value="0.871141253643769" calcext:value-type="float">
            <text:p>0.8711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table:style-name="Default" office:value-type="float" office:value="86.4516" calcext:value-type="float">
            <text:p>86.4516</text:p>
          </table:table-cell>
          <table:table-cell office:value-type="float" office:value="63.7171" calcext:value-type="float">
            <text:p>63.7171</text:p>
          </table:table-cell>
          <table:table-cell table:style-name="Default" office:value-type="float" office:value="70.1939" calcext:value-type="float">
            <text:p>70.1939</text:p>
          </table:table-cell>
          <table:table-cell table:formula="of:=[.E75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5]" office:value-type="float" office:value="0.98" calcext:value-type="float">
            <text:p>0.98</text:p>
          </table:table-cell>
          <table:table-cell table:formula="of:=[.H755]" office:value-type="float" office:value="0.968" calcext:value-type="float">
            <text:p>0.968</text:p>
          </table:table-cell>
          <table:table-cell table:style-name="ce7" office:value-type="float" office:value="0.997763" calcext:value-type="float">
            <text:p>0.99776</text:p>
          </table:table-cell>
          <table:table-cell table:style-name="ce7" office:value-type="float" office:value="0.996831" calcext:value-type="float">
            <text:p>0.99683</text:p>
          </table:table-cell>
          <table:table-cell office:value-type="float" office:value="0.99197" calcext:value-type="float">
            <text:p>0.9920</text:p>
          </table:table-cell>
          <table:table-cell table:formula="of:=1-0.00026*[.C756]" office:value-type="float" office:value="0.983433554" calcext:value-type="float">
            <text:p>0.9834</text:p>
          </table:table-cell>
          <table:table-cell table:style-name="ce3" table:formula="of:=1-0.05*[.B756]/1000" office:value-type="float" office:value="0.99567742" calcext:value-type="float">
            <text:p>0.9957</text:p>
          </table:table-cell>
          <table:table-cell table:formula="of:=[.M756]*[.L756]*[.K756]*[.J756]*[.I756]*[.H756]*[.G756]*[.F756]*[.E756]" office:value-type="float" office:value="0.874520912415099" calcext:value-type="float">
            <text:p>0.8745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table:style-name="Default" office:value-type="float" office:value="86.9507" calcext:value-type="float">
            <text:p>86.9507</text:p>
          </table:table-cell>
          <table:table-cell office:value-type="float" office:value="63.7972" calcext:value-type="float">
            <text:p>63.7972</text:p>
          </table:table-cell>
          <table:table-cell table:style-name="Default" office:value-type="float" office:value="58.6663" calcext:value-type="float">
            <text:p>58.6663</text:p>
          </table:table-cell>
          <table:table-cell table:formula="of:=[.E75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6]" office:value-type="float" office:value="0.98" calcext:value-type="float">
            <text:p>0.98</text:p>
          </table:table-cell>
          <table:table-cell table:formula="of:=[.H756]" office:value-type="float" office:value="0.968" calcext:value-type="float">
            <text:p>0.968</text:p>
          </table:table-cell>
          <table:table-cell table:style-name="ce7" office:value-type="float" office:value="0.998549" calcext:value-type="float">
            <text:p>0.99855</text:p>
          </table:table-cell>
          <table:table-cell table:style-name="ce7" office:value-type="float" office:value="0.995758" calcext:value-type="float">
            <text:p>0.99576</text:p>
          </table:table-cell>
          <table:table-cell office:value-type="float" office:value="0.99518" calcext:value-type="float">
            <text:p>0.9952</text:p>
          </table:table-cell>
          <table:table-cell table:formula="of:=1-0.00026*[.C757]" office:value-type="float" office:value="0.983412728" calcext:value-type="float">
            <text:p>0.9834</text:p>
          </table:table-cell>
          <table:table-cell table:style-name="ce3" table:formula="of:=1-0.05*[.B757]/1000" office:value-type="float" office:value="0.995652465" calcext:value-type="float">
            <text:p>0.9957</text:p>
          </table:table-cell>
          <table:table-cell table:formula="of:=[.M757]*[.L757]*[.K757]*[.J757]*[.I757]*[.H757]*[.G757]*[.F757]*[.E757]" office:value-type="float" office:value="0.877056301965575" calcext:value-type="float">
            <text:p>0.8771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table:style-name="Default" office:value-type="float" office:value="87.9387" calcext:value-type="float">
            <text:p>87.9387</text:p>
          </table:table-cell>
          <table:table-cell office:value-type="float" office:value="64.1935" calcext:value-type="float">
            <text:p>64.1935</text:p>
          </table:table-cell>
          <table:table-cell table:style-name="Default" office:value-type="float" office:value="72.1442" calcext:value-type="float">
            <text:p>72.1442</text:p>
          </table:table-cell>
          <table:table-cell table:formula="of:=[.E75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7]" office:value-type="float" office:value="0.98" calcext:value-type="float">
            <text:p>0.98</text:p>
          </table:table-cell>
          <table:table-cell table:formula="of:=[.H757]" office:value-type="float" office:value="0.968" calcext:value-type="float">
            <text:p>0.968</text:p>
          </table:table-cell>
          <table:table-cell table:style-name="ce7" office:value-type="float" office:value="0.997309" calcext:value-type="float">
            <text:p>0.99731</text:p>
          </table:table-cell>
          <table:table-cell table:style-name="ce7" office:value-type="float" office:value="0.995515" calcext:value-type="float">
            <text:p>0.99552</text:p>
          </table:table-cell>
          <table:table-cell office:value-type="float" office:value="0.99387" calcext:value-type="float">
            <text:p>0.9939</text:p>
          </table:table-cell>
          <table:table-cell table:formula="of:=1-0.00026*[.C758]" office:value-type="float" office:value="0.98330969" calcext:value-type="float">
            <text:p>0.9833</text:p>
          </table:table-cell>
          <table:table-cell table:style-name="ce3" table:formula="of:=1-0.05*[.B758]/1000" office:value-type="float" office:value="0.995603065" calcext:value-type="float">
            <text:p>0.9956</text:p>
          </table:table-cell>
          <table:table-cell table:formula="of:=[.M758]*[.L758]*[.K758]*[.J758]*[.I758]*[.H758]*[.G758]*[.F758]*[.E758]" office:value-type="float" office:value="0.874465585089201" calcext:value-type="float">
            <text:p>0.8745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table:style-name="Default" office:value-type="float" office:value="21.5881" calcext:value-type="float">
            <text:p>21.5881</text:p>
          </table:table-cell>
          <table:table-cell office:value-type="float" office:value="38.9685" calcext:value-type="float">
            <text:p>38.9685</text:p>
          </table:table-cell>
          <table:table-cell table:style-name="Default" office:value-type="float" office:value="43.515" calcext:value-type="float">
            <text:p>43.515</text:p>
          </table:table-cell>
          <table:table-cell table:formula="of:=[.E75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8]" office:value-type="float" office:value="0.98" calcext:value-type="float">
            <text:p>0.98</text:p>
          </table:table-cell>
          <table:table-cell table:formula="of:=[.H758]" office:value-type="float" office:value="0.968" calcext:value-type="float">
            <text:p>0.968</text:p>
          </table:table-cell>
          <table:table-cell table:style-name="ce7" office:value-type="float" office:value="0.996825" calcext:value-type="float">
            <text:p>0.99683</text:p>
          </table:table-cell>
          <table:table-cell table:style-name="ce7" office:value-type="float" office:value="0.998942" calcext:value-type="float">
            <text:p>0.99894</text:p>
          </table:table-cell>
          <table:table-cell office:value-type="float" office:value="0.99841" calcext:value-type="float">
            <text:p>0.9984</text:p>
          </table:table-cell>
          <table:table-cell table:formula="of:=1-0.00026*[.C759]" office:value-type="float" office:value="0.98986819" calcext:value-type="float">
            <text:p>0.9899</text:p>
          </table:table-cell>
          <table:table-cell table:style-name="ce3" table:formula="of:=1-0.05*[.B759]/1000" office:value-type="float" office:value="0.998920595" calcext:value-type="float">
            <text:p>0.9989</text:p>
          </table:table-cell>
          <table:table-cell table:formula="of:=[.M759]*[.L759]*[.K759]*[.J759]*[.I759]*[.H759]*[.G759]*[.F759]*[.E759]" office:value-type="float" office:value="0.889888311833242" calcext:value-type="float">
            <text:p>0.8899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table:style-name="Default" office:value-type="float" office:value="21.8606" calcext:value-type="float">
            <text:p>21.8606</text:p>
          </table:table-cell>
          <table:table-cell office:value-type="float" office:value="39.4964" calcext:value-type="float">
            <text:p>39.4964</text:p>
          </table:table-cell>
          <table:table-cell table:style-name="Default" office:value-type="float" office:value="40.8925" calcext:value-type="float">
            <text:p>40.8925</text:p>
          </table:table-cell>
          <table:table-cell table:formula="of:=[.E75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59]" office:value-type="float" office:value="0.98" calcext:value-type="float">
            <text:p>0.98</text:p>
          </table:table-cell>
          <table:table-cell table:formula="of:=[.H759]" office:value-type="float" office:value="0.968" calcext:value-type="float">
            <text:p>0.968</text:p>
          </table:table-cell>
          <table:table-cell table:style-name="ce7" office:value-type="float" office:value="0.997712" calcext:value-type="float">
            <text:p>0.99771</text:p>
          </table:table-cell>
          <table:table-cell table:style-name="ce7" office:value-type="float" office:value="0.998856" calcext:value-type="float">
            <text:p>0.99886</text:p>
          </table:table-cell>
          <table:table-cell office:value-type="float" office:value="0.99873" calcext:value-type="float">
            <text:p>0.9987</text:p>
          </table:table-cell>
          <table:table-cell table:formula="of:=1-0.00026*[.C760]" office:value-type="float" office:value="0.989730936" calcext:value-type="float">
            <text:p>0.9897</text:p>
          </table:table-cell>
          <table:table-cell table:style-name="ce3" table:formula="of:=1-0.05*[.B760]/1000" office:value-type="float" office:value="0.99890697" calcext:value-type="float">
            <text:p>0.9989</text:p>
          </table:table-cell>
          <table:table-cell table:formula="of:=[.M760]*[.L760]*[.K760]*[.J760]*[.I760]*[.H760]*[.G760]*[.F760]*[.E760]" office:value-type="float" office:value="0.89075324478635" calcext:value-type="float">
            <text:p>0.8908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table:style-name="Default" office:value-type="float" office:value="162.441" calcext:value-type="float">
            <text:p>162.441</text:p>
          </table:table-cell>
          <table:table-cell office:value-type="float" office:value="64.1409" calcext:value-type="float">
            <text:p>64.1409</text:p>
          </table:table-cell>
          <table:table-cell table:style-name="Default" office:value-type="float" office:value="74.3023" calcext:value-type="float">
            <text:p>74.3023</text:p>
          </table:table-cell>
          <table:table-cell table:formula="of:=[.E76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0]" office:value-type="float" office:value="0.98" calcext:value-type="float">
            <text:p>0.98</text:p>
          </table:table-cell>
          <table:table-cell table:formula="of:=[.H760]" office:value-type="float" office:value="0.968" calcext:value-type="float">
            <text:p>0.968</text:p>
          </table:table-cell>
          <table:table-cell table:style-name="ce7" office:value-type="float" office:value="0.997445" calcext:value-type="float">
            <text:p>0.99745</text:p>
          </table:table-cell>
          <table:table-cell table:style-name="ce7" office:value-type="float" office:value="0.993763" calcext:value-type="float">
            <text:p>0.99376</text:p>
          </table:table-cell>
          <table:table-cell office:value-type="float" office:value="0.98833" calcext:value-type="float">
            <text:p>0.9883</text:p>
          </table:table-cell>
          <table:table-cell table:formula="of:=1-0.00026*[.C761]" office:value-type="float" office:value="0.983323366" calcext:value-type="float">
            <text:p>0.9833</text:p>
          </table:table-cell>
          <table:table-cell table:style-name="ce3" table:formula="of:=1-0.05*[.B761]/1000" office:value-type="float" office:value="0.99187795" calcext:value-type="float">
            <text:p>0.9919</text:p>
          </table:table-cell>
          <table:table-cell table:formula="of:=[.M761]*[.L761]*[.K761]*[.J761]*[.I761]*[.H761]*[.G761]*[.F761]*[.E761]" office:value-type="float" office:value="0.864942832460725" calcext:value-type="float">
            <text:p>0.8649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table:style-name="Default" office:value-type="float" office:value="154.039" calcext:value-type="float">
            <text:p>154.039</text:p>
          </table:table-cell>
          <table:table-cell office:value-type="float" office:value="60.8633" calcext:value-type="float">
            <text:p>60.8633</text:p>
          </table:table-cell>
          <table:table-cell table:style-name="Default" office:value-type="float" office:value="49.5085" calcext:value-type="float">
            <text:p>49.5085</text:p>
          </table:table-cell>
          <table:table-cell table:formula="of:=[.E76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1]" office:value-type="float" office:value="0.98" calcext:value-type="float">
            <text:p>0.98</text:p>
          </table:table-cell>
          <table:table-cell table:formula="of:=[.H761]" office:value-type="float" office:value="0.968" calcext:value-type="float">
            <text:p>0.968</text:p>
          </table:table-cell>
          <table:table-cell table:style-name="ce7" office:value-type="float" office:value="0.997749" calcext:value-type="float">
            <text:p>0.99775</text:p>
          </table:table-cell>
          <table:table-cell table:style-name="ce7" office:value-type="float" office:value="0.994092" calcext:value-type="float">
            <text:p>0.99409</text:p>
          </table:table-cell>
          <table:table-cell office:value-type="float" office:value="0.99051" calcext:value-type="float">
            <text:p>0.9905</text:p>
          </table:table-cell>
          <table:table-cell table:formula="of:=1-0.00026*[.C762]" office:value-type="float" office:value="0.984175542" calcext:value-type="float">
            <text:p>0.9842</text:p>
          </table:table-cell>
          <table:table-cell table:style-name="ce3" table:formula="of:=1-0.05*[.B762]/1000" office:value-type="float" office:value="0.99229805" calcext:value-type="float">
            <text:p>0.9923</text:p>
          </table:table-cell>
          <table:table-cell table:formula="of:=[.M762]*[.L762]*[.K762]*[.J762]*[.I762]*[.H762]*[.G762]*[.F762]*[.E762]" office:value-type="float" office:value="0.868521354218604" calcext:value-type="float">
            <text:p>0.8685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table:style-name="Default" office:value-type="float" office:value="143.631" calcext:value-type="float">
            <text:p>143.631</text:p>
          </table:table-cell>
          <table:table-cell office:value-type="float" office:value="56.6227" calcext:value-type="float">
            <text:p>56.6227</text:p>
          </table:table-cell>
          <table:table-cell table:style-name="Default" office:value-type="float" office:value="43.3424" calcext:value-type="float">
            <text:p>43.3424</text:p>
          </table:table-cell>
          <table:table-cell table:formula="of:=[.E76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2]" office:value-type="float" office:value="0.98" calcext:value-type="float">
            <text:p>0.98</text:p>
          </table:table-cell>
          <table:table-cell table:formula="of:=[.H762]" office:value-type="float" office:value="0.968" calcext:value-type="float">
            <text:p>0.968</text:p>
          </table:table-cell>
          <table:table-cell table:style-name="ce7" office:value-type="float" office:value="0.997334" calcext:value-type="float">
            <text:p>0.99733</text:p>
          </table:table-cell>
          <table:table-cell table:style-name="ce7" office:value-type="float" office:value="0.993823" calcext:value-type="float">
            <text:p>0.99382</text:p>
          </table:table-cell>
          <table:table-cell office:value-type="float" office:value="0.99001" calcext:value-type="float">
            <text:p>0.9900</text:p>
          </table:table-cell>
          <table:table-cell table:formula="of:=1-0.00026*[.C763]" office:value-type="float" office:value="0.985278098" calcext:value-type="float">
            <text:p>0.9853</text:p>
          </table:table-cell>
          <table:table-cell table:style-name="ce3" table:formula="of:=1-0.05*[.B763]/1000" office:value-type="float" office:value="0.99281845" calcext:value-type="float">
            <text:p>0.9928</text:p>
          </table:table-cell>
          <table:table-cell table:formula="of:=[.M763]*[.L763]*[.K763]*[.J763]*[.I763]*[.H763]*[.G763]*[.F763]*[.E763]" office:value-type="float" office:value="0.868914347004289" calcext:value-type="float">
            <text:p>0.8689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table:style-name="Default" office:value-type="float" office:value="98.7288" calcext:value-type="float">
            <text:p>98.7288</text:p>
          </table:table-cell>
          <table:table-cell office:value-type="float" office:value="63.8634" calcext:value-type="float">
            <text:p>63.8634</text:p>
          </table:table-cell>
          <table:table-cell table:style-name="Default" office:value-type="float" office:value="62.8368" calcext:value-type="float">
            <text:p>62.8368</text:p>
          </table:table-cell>
          <table:table-cell table:formula="of:=[.E76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3]" office:value-type="float" office:value="0.98" calcext:value-type="float">
            <text:p>0.98</text:p>
          </table:table-cell>
          <table:table-cell table:formula="of:=[.H763]" office:value-type="float" office:value="0.968" calcext:value-type="float">
            <text:p>0.968</text:p>
          </table:table-cell>
          <table:table-cell table:style-name="ce7" office:value-type="float" office:value="0.997494" calcext:value-type="float">
            <text:p>0.99749</text:p>
          </table:table-cell>
          <table:table-cell table:style-name="ce7" office:value-type="float" office:value="0.993108" calcext:value-type="float">
            <text:p>0.99311</text:p>
          </table:table-cell>
          <table:table-cell office:value-type="float" office:value="0.99284" calcext:value-type="float">
            <text:p>0.9928</text:p>
          </table:table-cell>
          <table:table-cell table:formula="of:=1-0.00026*[.C764]" office:value-type="float" office:value="0.983395516" calcext:value-type="float">
            <text:p>0.9834</text:p>
          </table:table-cell>
          <table:table-cell table:style-name="ce3" table:formula="of:=1-0.05*[.B764]/1000" office:value-type="float" office:value="0.99506356" calcext:value-type="float">
            <text:p>0.9951</text:p>
          </table:table-cell>
          <table:table-cell table:formula="of:=[.M764]*[.L764]*[.K764]*[.J764]*[.I764]*[.H764]*[.G764]*[.F764]*[.E764]" office:value-type="float" office:value="0.871212573869339" calcext:value-type="float">
            <text:p>0.8712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table:style-name="Default" office:value-type="float" office:value="95.9936" calcext:value-type="float">
            <text:p>95.9936</text:p>
          </table:table-cell>
          <table:table-cell office:value-type="float" office:value="62.1011" calcext:value-type="float">
            <text:p>62.1011</text:p>
          </table:table-cell>
          <table:table-cell table:style-name="Default" office:value-type="float" office:value="64.5262" calcext:value-type="float">
            <text:p>64.5262</text:p>
          </table:table-cell>
          <table:table-cell table:formula="of:=[.E76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4]" office:value-type="float" office:value="0.98" calcext:value-type="float">
            <text:p>0.98</text:p>
          </table:table-cell>
          <table:table-cell table:formula="of:=[.H764]" office:value-type="float" office:value="0.968" calcext:value-type="float">
            <text:p>0.968</text:p>
          </table:table-cell>
          <table:table-cell table:style-name="ce7" office:value-type="float" office:value="0.997292" calcext:value-type="float">
            <text:p>0.99729</text:p>
          </table:table-cell>
          <table:table-cell table:style-name="ce7" office:value-type="float" office:value="0.994353" calcext:value-type="float">
            <text:p>0.99435</text:p>
          </table:table-cell>
          <table:table-cell office:value-type="float" office:value="0.9908" calcext:value-type="float">
            <text:p>0.9908</text:p>
          </table:table-cell>
          <table:table-cell table:formula="of:=1-0.00026*[.C765]" office:value-type="float" office:value="0.983853714" calcext:value-type="float">
            <text:p>0.9839</text:p>
          </table:table-cell>
          <table:table-cell table:style-name="ce3" table:formula="of:=1-0.05*[.B765]/1000" office:value-type="float" office:value="0.99520032" calcext:value-type="float">
            <text:p>0.9952</text:p>
          </table:table-cell>
          <table:table-cell table:formula="of:=[.M765]*[.L765]*[.K765]*[.J765]*[.I765]*[.H765]*[.G765]*[.F765]*[.E765]" office:value-type="float" office:value="0.870861333880924" calcext:value-type="float">
            <text:p>0.8709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table:style-name="Default" office:value-type="float" office:value="96.9511" calcext:value-type="float">
            <text:p>96.9511</text:p>
          </table:table-cell>
          <table:table-cell office:value-type="float" office:value="62.7714" calcext:value-type="float">
            <text:p>62.7714</text:p>
          </table:table-cell>
          <table:table-cell table:style-name="Default" office:value-type="float" office:value="27.4486" calcext:value-type="float">
            <text:p>27.4486</text:p>
          </table:table-cell>
          <table:table-cell table:formula="of:=[.E76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5]" office:value-type="float" office:value="0.98" calcext:value-type="float">
            <text:p>0.98</text:p>
          </table:table-cell>
          <table:table-cell table:formula="of:=[.H765]" office:value-type="float" office:value="0.968" calcext:value-type="float">
            <text:p>0.968</text:p>
          </table:table-cell>
          <table:table-cell table:style-name="ce7" office:value-type="float" office:value="0.998378" calcext:value-type="float">
            <text:p>0.99838</text:p>
          </table:table-cell>
          <table:table-cell table:style-name="ce7" office:value-type="float" office:value="0.994775" calcext:value-type="float">
            <text:p>0.99478</text:p>
          </table:table-cell>
          <table:table-cell office:value-type="float" office:value="0.99366" calcext:value-type="float">
            <text:p>0.9937</text:p>
          </table:table-cell>
          <table:table-cell table:formula="of:=1-0.00026*[.C766]" office:value-type="float" office:value="0.983679436" calcext:value-type="float">
            <text:p>0.9837</text:p>
          </table:table-cell>
          <table:table-cell table:style-name="ce3" table:formula="of:=1-0.05*[.B766]/1000" office:value-type="float" office:value="0.995152445" calcext:value-type="float">
            <text:p>0.9952</text:p>
          </table:table-cell>
          <table:table-cell table:formula="of:=[.M766]*[.L766]*[.K766]*[.J766]*[.I766]*[.H766]*[.G766]*[.F766]*[.E766]" office:value-type="float" office:value="0.874500233189249" calcext:value-type="float">
            <text:p>0.8745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table:style-name="Default" office:value-type="float" office:value="14.0579" calcext:value-type="float">
            <text:p>14.0579</text:p>
          </table:table-cell>
          <table:table-cell office:value-type="float" office:value="37.957" calcext:value-type="float">
            <text:p>37.957</text:p>
          </table:table-cell>
          <table:table-cell table:style-name="Default" office:value-type="float" office:value="28.588" calcext:value-type="float">
            <text:p>28.588</text:p>
          </table:table-cell>
          <table:table-cell table:formula="of:=[.E76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6]" office:value-type="float" office:value="0.98" calcext:value-type="float">
            <text:p>0.98</text:p>
          </table:table-cell>
          <table:table-cell table:formula="of:=[.H766]" office:value-type="float" office:value="0.968" calcext:value-type="float">
            <text:p>0.968</text:p>
          </table:table-cell>
          <table:table-cell table:number-columns-repeated="2" table:style-name="ce7" office:value-type="float" office:value="0.997375" calcext:value-type="float">
            <text:p>0.99738</text:p>
          </table:table-cell>
          <table:table-cell office:value-type="float" office:value="0.99854" calcext:value-type="float">
            <text:p>0.9985</text:p>
          </table:table-cell>
          <table:table-cell table:formula="of:=1-0.00026*[.C767]" office:value-type="float" office:value="0.99013118" calcext:value-type="float">
            <text:p>0.9901</text:p>
          </table:table-cell>
          <table:table-cell table:style-name="ce3" table:formula="of:=1-0.05*[.B767]/1000" office:value-type="float" office:value="0.999297105" calcext:value-type="float">
            <text:p>0.9993</text:p>
          </table:table-cell>
          <table:table-cell table:formula="of:=[.M767]*[.L767]*[.K767]*[.J767]*[.I767]*[.H767]*[.G767]*[.F767]*[.E767]" office:value-type="float" office:value="0.889669781487111" calcext:value-type="float">
            <text:p>0.8897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table:style-name="Default" office:value-type="float" office:value="14.2454" calcext:value-type="float">
            <text:p>14.2454</text:p>
          </table:table-cell>
          <table:table-cell office:value-type="float" office:value="38.4723" calcext:value-type="float">
            <text:p>38.4723</text:p>
          </table:table-cell>
          <table:table-cell table:style-name="Default" office:value-type="float" office:value="23.2548" calcext:value-type="float">
            <text:p>23.2548</text:p>
          </table:table-cell>
          <table:table-cell table:formula="of:=[.E76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7]" office:value-type="float" office:value="0.98" calcext:value-type="float">
            <text:p>0.98</text:p>
          </table:table-cell>
          <table:table-cell table:formula="of:=[.H767]" office:value-type="float" office:value="0.968" calcext:value-type="float">
            <text:p>0.968</text:p>
          </table:table-cell>
          <table:table-cell table:style-name="ce7" office:value-type="float" office:value="1" calcext:value-type="float">
            <text:p>1.00000</text:p>
          </table:table-cell>
          <table:table-cell table:style-name="ce7" office:value-type="float" office:value="0.996914" calcext:value-type="float">
            <text:p>0.99691</text:p>
          </table:table-cell>
          <table:table-cell office:value-type="float" office:value="0.99893" calcext:value-type="float">
            <text:p>0.9989</text:p>
          </table:table-cell>
          <table:table-cell table:formula="of:=1-0.00026*[.C768]" office:value-type="float" office:value="0.989997202" calcext:value-type="float">
            <text:p>0.9900</text:p>
          </table:table-cell>
          <table:table-cell table:style-name="ce3" table:formula="of:=1-0.05*[.B768]/1000" office:value-type="float" office:value="0.99928773" calcext:value-type="float">
            <text:p>0.9993</text:p>
          </table:table-cell>
          <table:table-cell table:formula="of:=[.M768]*[.L768]*[.K768]*[.J768]*[.I768]*[.H768]*[.G768]*[.F768]*[.E768]" office:value-type="float" office:value="0.891818184557385" calcext:value-type="float">
            <text:p>0.8918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table:style-name="Default" office:value-type="float" office:value="14.4168" calcext:value-type="float">
            <text:p>14.4168</text:p>
          </table:table-cell>
          <table:table-cell office:value-type="float" office:value="38.9574" calcext:value-type="float">
            <text:p>38.9574</text:p>
          </table:table-cell>
          <table:table-cell table:style-name="Default" office:value-type="float" office:value="24.1083" calcext:value-type="float">
            <text:p>24.1083</text:p>
          </table:table-cell>
          <table:table-cell table:formula="of:=[.E76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8]" office:value-type="float" office:value="0.98" calcext:value-type="float">
            <text:p>0.98</text:p>
          </table:table-cell>
          <table:table-cell table:formula="of:=[.H768]" office:value-type="float" office:value="0.968" calcext:value-type="float">
            <text:p>0.968</text:p>
          </table:table-cell>
          <table:table-cell table:number-columns-repeated="2" table:style-name="ce7" office:value-type="float" office:value="1" calcext:value-type="float">
            <text:p>1.00000</text:p>
          </table:table-cell>
          <table:table-cell office:value-type="float" office:value="0.99916" calcext:value-type="float">
            <text:p>0.9992</text:p>
          </table:table-cell>
          <table:table-cell table:formula="of:=1-0.00026*[.C769]" office:value-type="float" office:value="0.989871076" calcext:value-type="float">
            <text:p>0.9899</text:p>
          </table:table-cell>
          <table:table-cell table:style-name="ce3" table:formula="of:=1-0.05*[.B769]/1000" office:value-type="float" office:value="0.99927916" calcext:value-type="float">
            <text:p>0.9993</text:p>
          </table:table-cell>
          <table:table-cell table:formula="of:=[.M769]*[.L769]*[.K769]*[.J769]*[.I769]*[.H769]*[.G769]*[.F769]*[.E769]" office:value-type="float" office:value="0.89466315972846" calcext:value-type="float">
            <text:p>0.8947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table:style-name="Default" office:value-type="float" office:value="14.6599" calcext:value-type="float">
            <text:p>14.6599</text:p>
          </table:table-cell>
          <table:table-cell office:value-type="float" office:value="39.6137" calcext:value-type="float">
            <text:p>39.6137</text:p>
          </table:table-cell>
          <table:table-cell table:style-name="Default" office:value-type="float" office:value="6.24801" calcext:value-type="float">
            <text:p>6.24801</text:p>
          </table:table-cell>
          <table:table-cell table:formula="of:=[.E76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69]" office:value-type="float" office:value="0.98" calcext:value-type="float">
            <text:p>0.98</text:p>
          </table:table-cell>
          <table:table-cell table:formula="of:=[.H769]" office:value-type="float" office:value="0.968" calcext:value-type="float">
            <text:p>0.968</text:p>
          </table:table-cell>
          <table:table-cell table:number-columns-repeated="2" table:style-name="ce7" office:value-type="float" office:value="1" calcext:value-type="float">
            <text:p>1.00000</text:p>
          </table:table-cell>
          <table:table-cell office:value-type="float" office:value="0.99809" calcext:value-type="float">
            <text:p>0.9981</text:p>
          </table:table-cell>
          <table:table-cell table:formula="of:=1-0.00026*[.C770]" office:value-type="float" office:value="0.989700438" calcext:value-type="float">
            <text:p>0.9897</text:p>
          </table:table-cell>
          <table:table-cell table:style-name="ce3" table:formula="of:=1-0.05*[.B770]/1000" office:value-type="float" office:value="0.999267005" calcext:value-type="float">
            <text:p>0.9993</text:p>
          </table:table-cell>
          <table:table-cell table:formula="of:=[.M770]*[.L770]*[.K770]*[.J770]*[.I770]*[.H770]*[.G770]*[.F770]*[.E770]" office:value-type="float" office:value="0.893540135888876" calcext:value-type="float">
            <text:p>0.8935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table:style-name="Default" office:value-type="float" office:value="52.827" calcext:value-type="float">
            <text:p>52.827</text:p>
          </table:table-cell>
          <table:table-cell office:value-type="float" office:value="64.6609" calcext:value-type="float">
            <text:p>64.6609</text:p>
          </table:table-cell>
          <table:table-cell table:style-name="Default" office:value-type="float" office:value="84.0923" calcext:value-type="float">
            <text:p>84.0923</text:p>
          </table:table-cell>
          <table:table-cell table:formula="of:=[.E77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0]" office:value-type="float" office:value="0.98" calcext:value-type="float">
            <text:p>0.98</text:p>
          </table:table-cell>
          <table:table-cell table:formula="of:=[.H770]" office:value-type="float" office:value="0.968" calcext:value-type="float">
            <text:p>0.968</text:p>
          </table:table-cell>
          <table:table-cell table:style-name="ce7" office:value-type="float" office:value="0.998054" calcext:value-type="float">
            <text:p>0.99805</text:p>
          </table:table-cell>
          <table:table-cell table:style-name="ce7" office:value-type="float" office:value="0.997016" calcext:value-type="float">
            <text:p>0.99702</text:p>
          </table:table-cell>
          <table:table-cell office:value-type="float" office:value="0.99464" calcext:value-type="float">
            <text:p>0.9946</text:p>
          </table:table-cell>
          <table:table-cell table:formula="of:=1-0.00026*[.C771]" office:value-type="float" office:value="0.983188166" calcext:value-type="float">
            <text:p>0.9832</text:p>
          </table:table-cell>
          <table:table-cell table:style-name="ce3" table:formula="of:=1-0.05*[.B771]/1000" office:value-type="float" office:value="0.99735865" calcext:value-type="float">
            <text:p>0.9974</text:p>
          </table:table-cell>
          <table:table-cell table:formula="of:=[.M771]*[.L771]*[.K771]*[.J771]*[.I771]*[.H771]*[.G771]*[.F771]*[.E771]" office:value-type="float" office:value="0.878555374210804" calcext:value-type="float">
            <text:p>0.8786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table:style-name="Default" office:value-type="float" office:value="48.9488" calcext:value-type="float">
            <text:p>48.9488</text:p>
          </table:table-cell>
          <table:table-cell office:value-type="float" office:value="60.4941" calcext:value-type="float">
            <text:p>60.4941</text:p>
          </table:table-cell>
          <table:table-cell table:style-name="Default" office:value-type="float" office:value="59.7518" calcext:value-type="float">
            <text:p>59.7518</text:p>
          </table:table-cell>
          <table:table-cell table:formula="of:=[.E77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1]" office:value-type="float" office:value="0.98" calcext:value-type="float">
            <text:p>0.98</text:p>
          </table:table-cell>
          <table:table-cell table:formula="of:=[.H771]" office:value-type="float" office:value="0.968" calcext:value-type="float">
            <text:p>0.968</text:p>
          </table:table-cell>
          <table:table-cell table:style-name="ce7" office:value-type="float" office:value="0.997694" calcext:value-type="float">
            <text:p>0.99769</text:p>
          </table:table-cell>
          <table:table-cell table:style-name="ce7" office:value-type="float" office:value="0.998078" calcext:value-type="float">
            <text:p>0.99808</text:p>
          </table:table-cell>
          <table:table-cell office:value-type="float" office:value="0.99457" calcext:value-type="float">
            <text:p>0.9946</text:p>
          </table:table-cell>
          <table:table-cell table:formula="of:=1-0.00026*[.C772]" office:value-type="float" office:value="0.984271534" calcext:value-type="float">
            <text:p>0.9843</text:p>
          </table:table-cell>
          <table:table-cell table:style-name="ce3" table:formula="of:=1-0.05*[.B772]/1000" office:value-type="float" office:value="0.99755256" calcext:value-type="float">
            <text:p>0.9976</text:p>
          </table:table-cell>
          <table:table-cell table:formula="of:=[.M772]*[.L772]*[.K772]*[.J772]*[.I772]*[.H772]*[.G772]*[.F772]*[.E772]" office:value-type="float" office:value="0.880251880242973" calcext:value-type="float">
            <text:p>0.8803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table:style-name="Default" office:value-type="float" office:value="52.3757" calcext:value-type="float">
            <text:p>52.3757</text:p>
          </table:table-cell>
          <table:table-cell office:value-type="float" office:value="64.2386" calcext:value-type="float">
            <text:p>64.2386</text:p>
          </table:table-cell>
          <table:table-cell table:style-name="Default" office:value-type="float" office:value="21.7816" calcext:value-type="float">
            <text:p>21.7816</text:p>
          </table:table-cell>
          <table:table-cell table:formula="of:=[.E77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2]" office:value-type="float" office:value="0.98" calcext:value-type="float">
            <text:p>0.98</text:p>
          </table:table-cell>
          <table:table-cell table:formula="of:=[.H772]" office:value-type="float" office:value="0.968" calcext:value-type="float">
            <text:p>0.968</text:p>
          </table:table-cell>
          <table:table-cell table:style-name="ce7" office:value-type="float" office:value="0.996845" calcext:value-type="float">
            <text:p>0.99685</text:p>
          </table:table-cell>
          <table:table-cell table:style-name="ce7" office:value-type="float" office:value="0.998423" calcext:value-type="float">
            <text:p>0.99842</text:p>
          </table:table-cell>
          <table:table-cell office:value-type="float" office:value="0.99485" calcext:value-type="float">
            <text:p>0.9949</text:p>
          </table:table-cell>
          <table:table-cell table:formula="of:=1-0.00026*[.C773]" office:value-type="float" office:value="0.983297964" calcext:value-type="float">
            <text:p>0.9833</text:p>
          </table:table-cell>
          <table:table-cell table:style-name="ce3" table:formula="of:=1-0.05*[.B773]/1000" office:value-type="float" office:value="0.997381215" calcext:value-type="float">
            <text:p>0.9974</text:p>
          </table:table-cell>
          <table:table-cell table:formula="of:=[.M773]*[.L773]*[.K773]*[.J773]*[.I773]*[.H773]*[.G773]*[.F773]*[.E773]" office:value-type="float" office:value="0.879033023243525" calcext:value-type="float">
            <text:p>0.8790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table:style-name="Default" office:value-type="float" office:value="30.2077" calcext:value-type="float">
            <text:p>30.2077</text:p>
          </table:table-cell>
          <table:table-cell office:value-type="float" office:value="61.9122" calcext:value-type="float">
            <text:p>61.9122</text:p>
          </table:table-cell>
          <table:table-cell table:style-name="Default" office:value-type="float" office:value="51.136" calcext:value-type="float">
            <text:p>51.136</text:p>
          </table:table-cell>
          <table:table-cell table:formula="of:=[.E77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3]" office:value-type="float" office:value="0.98" calcext:value-type="float">
            <text:p>0.98</text:p>
          </table:table-cell>
          <table:table-cell table:formula="of:=[.H773]" office:value-type="float" office:value="0.968" calcext:value-type="float">
            <text:p>0.968</text:p>
          </table:table-cell>
          <table:table-cell table:style-name="ce7" office:value-type="float" office:value="0.997101" calcext:value-type="float">
            <text:p>0.99710</text:p>
          </table:table-cell>
          <table:table-cell table:style-name="ce7" office:value-type="float" office:value="0.995031" calcext:value-type="float">
            <text:p>0.99503</text:p>
          </table:table-cell>
          <table:table-cell office:value-type="float" office:value="0.99546" calcext:value-type="float">
            <text:p>0.9955</text:p>
          </table:table-cell>
          <table:table-cell table:formula="of:=1-0.00026*[.C774]" office:value-type="float" office:value="0.983902828" calcext:value-type="float">
            <text:p>0.9839</text:p>
          </table:table-cell>
          <table:table-cell table:style-name="ce3" table:formula="of:=1-0.05*[.B774]/1000" office:value-type="float" office:value="0.998489615" calcext:value-type="float">
            <text:p>0.9985</text:p>
          </table:table-cell>
          <table:table-cell table:formula="of:=[.M774]*[.L774]*[.K774]*[.J774]*[.I774]*[.H774]*[.G774]*[.F774]*[.E774]" office:value-type="float" office:value="0.878323268848347" calcext:value-type="float">
            <text:p>0.8783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table:style-name="Default" office:value-type="float" office:value="30.0086" calcext:value-type="float">
            <text:p>30.0086</text:p>
          </table:table-cell>
          <table:table-cell office:value-type="float" office:value="61.0212" calcext:value-type="float">
            <text:p>61.0212</text:p>
          </table:table-cell>
          <table:table-cell table:style-name="Default" office:value-type="float" office:value="56.1112" calcext:value-type="float">
            <text:p>56.1112</text:p>
          </table:table-cell>
          <table:table-cell table:formula="of:=[.E77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4]" office:value-type="float" office:value="0.98" calcext:value-type="float">
            <text:p>0.98</text:p>
          </table:table-cell>
          <table:table-cell table:formula="of:=[.H774]" office:value-type="float" office:value="0.968" calcext:value-type="float">
            <text:p>0.968</text:p>
          </table:table-cell>
          <table:table-cell table:style-name="ce7" office:value-type="float" office:value="0.998221" calcext:value-type="float">
            <text:p>0.99822</text:p>
          </table:table-cell>
          <table:table-cell table:style-name="ce7" office:value-type="float" office:value="0.994308" calcext:value-type="float">
            <text:p>0.99431</text:p>
          </table:table-cell>
          <table:table-cell office:value-type="float" office:value="0.997" calcext:value-type="float">
            <text:p>0.9970</text:p>
          </table:table-cell>
          <table:table-cell table:formula="of:=1-0.00026*[.C775]" office:value-type="float" office:value="0.984134488" calcext:value-type="float">
            <text:p>0.9841</text:p>
          </table:table-cell>
          <table:table-cell table:style-name="ce3" table:formula="of:=1-0.05*[.B775]/1000" office:value-type="float" office:value="0.99849957" calcext:value-type="float">
            <text:p>0.9985</text:p>
          </table:table-cell>
          <table:table-cell table:formula="of:=[.M775]*[.L775]*[.K775]*[.J775]*[.I775]*[.H775]*[.G775]*[.F775]*[.E775]" office:value-type="float" office:value="0.88024623900465" calcext:value-type="float">
            <text:p>0.8802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table:style-name="Default" office:value-type="float" office:value="29.2395" calcext:value-type="float">
            <text:p>29.2395</text:p>
          </table:table-cell>
          <table:table-cell office:value-type="float" office:value="58.921" calcext:value-type="float">
            <text:p>58.921</text:p>
          </table:table-cell>
          <table:table-cell table:style-name="Default" office:value-type="float" office:value="38.5819" calcext:value-type="float">
            <text:p>38.5819</text:p>
          </table:table-cell>
          <table:table-cell table:formula="of:=[.E77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5]" office:value-type="float" office:value="0.98" calcext:value-type="float">
            <text:p>0.98</text:p>
          </table:table-cell>
          <table:table-cell table:formula="of:=[.H775]" office:value-type="float" office:value="0.968" calcext:value-type="float">
            <text:p>0.968</text:p>
          </table:table-cell>
          <table:table-cell table:style-name="ce7" office:value-type="float" office:value="0.999481" calcext:value-type="float">
            <text:p>0.99948</text:p>
          </table:table-cell>
          <table:table-cell table:style-name="ce7" office:value-type="float" office:value="0.996364" calcext:value-type="float">
            <text:p>0.99636</text:p>
          </table:table-cell>
          <table:table-cell office:value-type="float" office:value="0.99619" calcext:value-type="float">
            <text:p>0.9962</text:p>
          </table:table-cell>
          <table:table-cell table:formula="of:=1-0.00026*[.C776]" office:value-type="float" office:value="0.98468054" calcext:value-type="float">
            <text:p>0.9847</text:p>
          </table:table-cell>
          <table:table-cell table:style-name="ce3" table:formula="of:=1-0.05*[.B776]/1000" office:value-type="float" office:value="0.998538025" calcext:value-type="float">
            <text:p>0.9985</text:p>
          </table:table-cell>
          <table:table-cell table:formula="of:=[.M776]*[.L776]*[.K776]*[.J776]*[.I776]*[.H776]*[.G776]*[.F776]*[.E776]" office:value-type="float" office:value="0.882985885280808" calcext:value-type="float">
            <text:p>0.8830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table:style-name="Default" office:value-type="float" office:value="9.64173" calcext:value-type="float">
            <text:p>9.64173</text:p>
          </table:table-cell>
          <table:table-cell office:value-type="float" office:value="38.9364" calcext:value-type="float">
            <text:p>38.9364</text:p>
          </table:table-cell>
          <table:table-cell table:style-name="Default" office:value-type="float" office:value="45.4718" calcext:value-type="float">
            <text:p>45.4718</text:p>
          </table:table-cell>
          <table:table-cell table:formula="of:=[.E77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6]" office:value-type="float" office:value="0.98" calcext:value-type="float">
            <text:p>0.98</text:p>
          </table:table-cell>
          <table:table-cell table:formula="of:=[.H776]" office:value-type="float" office:value="0.968" calcext:value-type="float">
            <text:p>0.968</text:p>
          </table:table-cell>
          <table:table-cell table:style-name="ce7" office:value-type="float" office:value="0.997494" calcext:value-type="float">
            <text:p>0.99749</text:p>
          </table:table-cell>
          <table:table-cell table:style-name="ce7" office:value-type="float" office:value="0.994987" calcext:value-type="float">
            <text:p>0.99499</text:p>
          </table:table-cell>
          <table:table-cell office:value-type="float" office:value="0.99867" calcext:value-type="float">
            <text:p>0.9987</text:p>
          </table:table-cell>
          <table:table-cell table:formula="of:=1-0.00026*[.C777]" office:value-type="float" office:value="0.989876536" calcext:value-type="float">
            <text:p>0.9899</text:p>
          </table:table-cell>
          <table:table-cell table:style-name="ce3" table:formula="of:=1-0.05*[.B777]/1000" office:value-type="float" office:value="0.9995179135" calcext:value-type="float">
            <text:p>0.9995</text:p>
          </table:table-cell>
          <table:table-cell table:formula="of:=[.M777]*[.L777]*[.K777]*[.J777]*[.I777]*[.H777]*[.G777]*[.F777]*[.E777]" office:value-type="float" office:value="0.887728912692853" calcext:value-type="float">
            <text:p>0.8877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table:style-name="Default" office:value-type="float" office:value="9.66592" calcext:value-type="float">
            <text:p>9.66592</text:p>
          </table:table-cell>
          <table:table-cell office:value-type="float" office:value="39.0918" calcext:value-type="float">
            <text:p>39.0918</text:p>
          </table:table-cell>
          <table:table-cell table:style-name="Default" office:value-type="float" office:value="48.741" calcext:value-type="float">
            <text:p>48.741</text:p>
          </table:table-cell>
          <table:table-cell table:formula="of:=[.E77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7]" office:value-type="float" office:value="0.98" calcext:value-type="float">
            <text:p>0.98</text:p>
          </table:table-cell>
          <table:table-cell table:formula="of:=[.H777]" office:value-type="float" office:value="0.968" calcext:value-type="float">
            <text:p>0.968</text:p>
          </table:table-cell>
          <table:table-cell table:number-columns-repeated="2" table:style-name="ce7" office:value-type="float" office:value="1" calcext:value-type="float">
            <text:p>1.00000</text:p>
          </table:table-cell>
          <table:table-cell office:value-type="float" office:value="0.99861" calcext:value-type="float">
            <text:p>0.9986</text:p>
          </table:table-cell>
          <table:table-cell table:formula="of:=1-0.00026*[.C778]" office:value-type="float" office:value="0.989836132" calcext:value-type="float">
            <text:p>0.9898</text:p>
          </table:table-cell>
          <table:table-cell table:style-name="ce3" table:formula="of:=1-0.05*[.B778]/1000" office:value-type="float" office:value="0.999516704" calcext:value-type="float">
            <text:p>0.9995</text:p>
          </table:table-cell>
          <table:table-cell table:formula="of:=[.M778]*[.L778]*[.K778]*[.J778]*[.I778]*[.H778]*[.G778]*[.F778]*[.E778]" office:value-type="float" office:value="0.894351666279689" calcext:value-type="float">
            <text:p>0.8944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table:style-name="Default" office:value-type="float" office:value="57.8064" calcext:value-type="float">
            <text:p>57.8064</text:p>
          </table:table-cell>
          <table:table-cell office:value-type="float" office:value="62.2429" calcext:value-type="float">
            <text:p>62.2429</text:p>
          </table:table-cell>
          <table:table-cell table:style-name="Default" office:value-type="float" office:value="61.5832" calcext:value-type="float">
            <text:p>61.5832</text:p>
          </table:table-cell>
          <table:table-cell table:formula="of:=[.E77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8]" office:value-type="float" office:value="0.98" calcext:value-type="float">
            <text:p>0.98</text:p>
          </table:table-cell>
          <table:table-cell table:formula="of:=[.H778]" office:value-type="float" office:value="0.968" calcext:value-type="float">
            <text:p>0.968</text:p>
          </table:table-cell>
          <table:table-cell table:style-name="ce7" office:value-type="float" office:value="0.997269" calcext:value-type="float">
            <text:p>0.99727</text:p>
          </table:table-cell>
          <table:table-cell table:style-name="ce7" office:value-type="float" office:value="0.993628" calcext:value-type="float">
            <text:p>0.99363</text:p>
          </table:table-cell>
          <table:table-cell office:value-type="float" office:value="0.99373" calcext:value-type="float">
            <text:p>0.9937</text:p>
          </table:table-cell>
          <table:table-cell table:formula="of:=1-0.00026*[.C779]" office:value-type="float" office:value="0.983816846" calcext:value-type="float">
            <text:p>0.9838</text:p>
          </table:table-cell>
          <table:table-cell table:style-name="ce3" table:formula="of:=1-0.05*[.B779]/1000" office:value-type="float" office:value="0.99710968" calcext:value-type="float">
            <text:p>0.9971</text:p>
          </table:table-cell>
          <table:table-cell table:formula="of:=[.M779]*[.L779]*[.K779]*[.J779]*[.I779]*[.H779]*[.G779]*[.F779]*[.E779]" office:value-type="float" office:value="0.874421402959111" calcext:value-type="float">
            <text:p>0.8744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table:style-name="Default" office:value-type="float" office:value="57.4015" calcext:value-type="float">
            <text:p>57.4015</text:p>
          </table:table-cell>
          <table:table-cell office:value-type="float" office:value="61.7647" calcext:value-type="float">
            <text:p>61.7647</text:p>
          </table:table-cell>
          <table:table-cell table:style-name="Default" office:value-type="float" office:value="54.8278" calcext:value-type="float">
            <text:p>54.8278</text:p>
          </table:table-cell>
          <table:table-cell table:formula="of:=[.E77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79]" office:value-type="float" office:value="0.98" calcext:value-type="float">
            <text:p>0.98</text:p>
          </table:table-cell>
          <table:table-cell table:formula="of:=[.H779]" office:value-type="float" office:value="0.968" calcext:value-type="float">
            <text:p>0.968</text:p>
          </table:table-cell>
          <table:table-cell table:style-name="ce7" office:value-type="float" office:value="0.99684" calcext:value-type="float">
            <text:p>0.99684</text:p>
          </table:table-cell>
          <table:table-cell table:style-name="ce7" office:value-type="float" office:value="0.993847" calcext:value-type="float">
            <text:p>0.99385</text:p>
          </table:table-cell>
          <table:table-cell office:value-type="float" office:value="0.99402" calcext:value-type="float">
            <text:p>0.9940</text:p>
          </table:table-cell>
          <table:table-cell table:formula="of:=1-0.00026*[.C780]" office:value-type="float" office:value="0.983941178" calcext:value-type="float">
            <text:p>0.9839</text:p>
          </table:table-cell>
          <table:table-cell table:style-name="ce3" table:formula="of:=1-0.05*[.B780]/1000" office:value-type="float" office:value="0.997129925" calcext:value-type="float">
            <text:p>0.9971</text:p>
          </table:table-cell>
          <table:table-cell table:formula="of:=[.M780]*[.L780]*[.K780]*[.J780]*[.I780]*[.H780]*[.G780]*[.F780]*[.E780]" office:value-type="float" office:value="0.874621294616459" calcext:value-type="float">
            <text:p>0.8746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table:style-name="Default" office:value-type="float" office:value="57.7796" calcext:value-type="float">
            <text:p>57.7796</text:p>
          </table:table-cell>
          <table:table-cell office:value-type="float" office:value="62.2064" calcext:value-type="float">
            <text:p>62.2064</text:p>
          </table:table-cell>
          <table:table-cell table:style-name="Default" office:value-type="float" office:value="48.3514" calcext:value-type="float">
            <text:p>48.3514</text:p>
          </table:table-cell>
          <table:table-cell table:formula="of:=[.E78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0]" office:value-type="float" office:value="0.98" calcext:value-type="float">
            <text:p>0.98</text:p>
          </table:table-cell>
          <table:table-cell table:formula="of:=[.H780]" office:value-type="float" office:value="0.968" calcext:value-type="float">
            <text:p>0.968</text:p>
          </table:table-cell>
          <table:table-cell table:style-name="ce7" office:value-type="float" office:value="0.998077" calcext:value-type="float">
            <text:p>0.99808</text:p>
          </table:table-cell>
          <table:table-cell table:style-name="ce7" office:value-type="float" office:value="0.992694" calcext:value-type="float">
            <text:p>0.99269</text:p>
          </table:table-cell>
          <table:table-cell office:value-type="float" office:value="0.99461" calcext:value-type="float">
            <text:p>0.9946</text:p>
          </table:table-cell>
          <table:table-cell table:formula="of:=1-0.00026*[.C781]" office:value-type="float" office:value="0.983826336" calcext:value-type="float">
            <text:p>0.9838</text:p>
          </table:table-cell>
          <table:table-cell table:style-name="ce3" table:formula="of:=1-0.05*[.B781]/1000" office:value-type="float" office:value="0.99711102" calcext:value-type="float">
            <text:p>0.9971</text:p>
          </table:table-cell>
          <table:table-cell table:formula="of:=[.M781]*[.L781]*[.K781]*[.J781]*[.I781]*[.H781]*[.G781]*[.F781]*[.E781]" office:value-type="float" office:value="0.875091119337212" calcext:value-type="float">
            <text:p>0.8751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table:style-name="Default" office:value-type="float" office:value="514.325" calcext:value-type="float">
            <text:p>514.325</text:p>
          </table:table-cell>
          <table:table-cell office:value-type="float" office:value="3.38562" calcext:value-type="float">
            <text:p>3.38562</text:p>
          </table:table-cell>
          <table:table-cell table:style-name="Default" office:value-type="float" office:value="10.376" calcext:value-type="float">
            <text:p>10.376</text:p>
          </table:table-cell>
          <table:table-cell table:formula="of:=[.E78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1]" office:value-type="float" office:value="0.98" calcext:value-type="float">
            <text:p>0.98</text:p>
          </table:table-cell>
          <table:table-cell table:formula="of:=[.H781]" office:value-type="float" office:value="0.968" calcext:value-type="float">
            <text:p>0.968</text:p>
          </table:table-cell>
          <table:table-cell table:style-name="ce7" office:value-type="float" office:value="0.998898" calcext:value-type="float">
            <text:p>0.99890</text:p>
          </table:table-cell>
          <table:table-cell table:style-name="ce7" office:value-type="float" office:value="0.987802" calcext:value-type="float">
            <text:p>0.98780</text:p>
          </table:table-cell>
          <table:table-cell office:value-type="float" office:value="0.98009" calcext:value-type="float">
            <text:p>0.9801</text:p>
          </table:table-cell>
          <table:table-cell table:formula="of:=1-0.00026*[.C782]" office:value-type="float" office:value="0.9991197388" calcext:value-type="float">
            <text:p>0.9991</text:p>
          </table:table-cell>
          <table:table-cell table:style-name="ce3" table:formula="of:=1-0.05*[.B782]/1000" office:value-type="float" office:value="0.97428375" calcext:value-type="float">
            <text:p>0.9743</text:p>
          </table:table-cell>
          <table:table-cell table:formula="of:=[.M782]*[.L782]*[.K782]*[.J782]*[.I782]*[.H782]*[.G782]*[.F782]*[.E782]" office:value-type="float" office:value="0.852155892321696" calcext:value-type="float">
            <text:p>0.8522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table:style-name="Default" office:value-type="float" office:value="507.33" calcext:value-type="float">
            <text:p>507.33</text:p>
          </table:table-cell>
          <table:table-cell office:value-type="float" office:value="3.33204" calcext:value-type="float">
            <text:p>3.33204</text:p>
          </table:table-cell>
          <table:table-cell table:style-name="Default" office:value-type="float" office:value="10.4024" calcext:value-type="float">
            <text:p>10.4024</text:p>
          </table:table-cell>
          <table:table-cell table:formula="of:=[.E78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2]" office:value-type="float" office:value="0.98" calcext:value-type="float">
            <text:p>0.98</text:p>
          </table:table-cell>
          <table:table-cell table:formula="of:=[.H782]" office:value-type="float" office:value="0.968" calcext:value-type="float">
            <text:p>0.968</text:p>
          </table:table-cell>
          <table:table-cell table:style-name="ce7" office:value-type="float" office:value="0.998646" calcext:value-type="float">
            <text:p>0.99865</text:p>
          </table:table-cell>
          <table:table-cell table:style-name="ce7" office:value-type="float" office:value="0.988096" calcext:value-type="float">
            <text:p>0.98810</text:p>
          </table:table-cell>
          <table:table-cell office:value-type="float" office:value="0.98134" calcext:value-type="float">
            <text:p>0.9813</text:p>
          </table:table-cell>
          <table:table-cell table:formula="of:=1-0.00026*[.C783]" office:value-type="float" office:value="0.9991336696" calcext:value-type="float">
            <text:p>0.9991</text:p>
          </table:table-cell>
          <table:table-cell table:style-name="ce3" table:formula="of:=1-0.05*[.B783]/1000" office:value-type="float" office:value="0.9746335" calcext:value-type="float">
            <text:p>0.9746</text:p>
          </table:table-cell>
          <table:table-cell table:formula="of:=[.M783]*[.L783]*[.K783]*[.J783]*[.I783]*[.H783]*[.G783]*[.F783]*[.E783]" office:value-type="float" office:value="0.853599572655555" calcext:value-type="float">
            <text:p>0.8536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table:style-name="Default" office:value-type="float" office:value="510.047" calcext:value-type="float">
            <text:p>510.047</text:p>
          </table:table-cell>
          <table:table-cell office:value-type="float" office:value="3.35285" calcext:value-type="float">
            <text:p>3.35285</text:p>
          </table:table-cell>
          <table:table-cell table:style-name="Default" office:value-type="float" office:value="10.1872" calcext:value-type="float">
            <text:p>10.1872</text:p>
          </table:table-cell>
          <table:table-cell table:formula="of:=[.E78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3]" office:value-type="float" office:value="0.98" calcext:value-type="float">
            <text:p>0.98</text:p>
          </table:table-cell>
          <table:table-cell table:formula="of:=[.H783]" office:value-type="float" office:value="0.968" calcext:value-type="float">
            <text:p>0.968</text:p>
          </table:table-cell>
          <table:table-cell table:style-name="ce7" office:value-type="float" office:value="0.9984" calcext:value-type="float">
            <text:p>0.99840</text:p>
          </table:table-cell>
          <table:table-cell table:style-name="ce7" office:value-type="float" office:value="0.988959" calcext:value-type="float">
            <text:p>0.98896</text:p>
          </table:table-cell>
          <table:table-cell office:value-type="float" office:value="0.98177" calcext:value-type="float">
            <text:p>0.9818</text:p>
          </table:table-cell>
          <table:table-cell table:formula="of:=1-0.00026*[.C784]" office:value-type="float" office:value="0.999128259" calcext:value-type="float">
            <text:p>0.9991</text:p>
          </table:table-cell>
          <table:table-cell table:style-name="ce3" table:formula="of:=1-0.05*[.B784]/1000" office:value-type="float" office:value="0.97449765" calcext:value-type="float">
            <text:p>0.9745</text:p>
          </table:table-cell>
          <table:table-cell table:formula="of:=[.M784]*[.L784]*[.K784]*[.J784]*[.I784]*[.H784]*[.G784]*[.F784]*[.E784]" office:value-type="float" office:value="0.854385178545293" calcext:value-type="float">
            <text:p>0.8544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table:style-name="Default" office:value-type="float" office:value="471.384" calcext:value-type="float">
            <text:p>471.384</text:p>
          </table:table-cell>
          <table:table-cell office:value-type="float" office:value="19.5051" calcext:value-type="float">
            <text:p>19.5051</text:p>
          </table:table-cell>
          <table:table-cell table:style-name="Default" office:value-type="float" office:value="24.0252" calcext:value-type="float">
            <text:p>24.0252</text:p>
          </table:table-cell>
          <table:table-cell table:formula="of:=[.E78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4]" office:value-type="float" office:value="0.98" calcext:value-type="float">
            <text:p>0.98</text:p>
          </table:table-cell>
          <table:table-cell table:formula="of:=[.H784]" office:value-type="float" office:value="0.968" calcext:value-type="float">
            <text:p>0.968</text:p>
          </table:table-cell>
          <table:table-cell table:style-name="ce7" office:value-type="float" office:value="0.998565" calcext:value-type="float">
            <text:p>0.99857</text:p>
          </table:table-cell>
          <table:table-cell table:style-name="ce7" office:value-type="float" office:value="0.989766" calcext:value-type="float">
            <text:p>0.98977</text:p>
          </table:table-cell>
          <table:table-cell office:value-type="float" office:value="0.97951" calcext:value-type="float">
            <text:p>0.9795</text:p>
          </table:table-cell>
          <table:table-cell table:formula="of:=1-0.00026*[.C785]" office:value-type="float" office:value="0.994928674" calcext:value-type="float">
            <text:p>0.9949</text:p>
          </table:table-cell>
          <table:table-cell table:style-name="ce3" table:formula="of:=1-0.05*[.B785]/1000" office:value-type="float" office:value="0.9764308" calcext:value-type="float">
            <text:p>0.9764</text:p>
          </table:table-cell>
          <table:table-cell table:formula="of:=[.M785]*[.L785]*[.K785]*[.J785]*[.I785]*[.H785]*[.G785]*[.F785]*[.E785]" office:value-type="float" office:value="0.851354063106277" calcext:value-type="float">
            <text:p>0.8514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table:style-name="Default" office:value-type="float" office:value="462.545" calcext:value-type="float">
            <text:p>462.545</text:p>
          </table:table-cell>
          <table:table-cell office:value-type="float" office:value="19.1335" calcext:value-type="float">
            <text:p>19.1335</text:p>
          </table:table-cell>
          <table:table-cell table:style-name="Default" office:value-type="float" office:value="20.4092" calcext:value-type="float">
            <text:p>20.4092</text:p>
          </table:table-cell>
          <table:table-cell table:formula="of:=[.E78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5]" office:value-type="float" office:value="0.98" calcext:value-type="float">
            <text:p>0.98</text:p>
          </table:table-cell>
          <table:table-cell table:formula="of:=[.H785]" office:value-type="float" office:value="0.968" calcext:value-type="float">
            <text:p>0.968</text:p>
          </table:table-cell>
          <table:table-cell table:style-name="ce7" office:value-type="float" office:value="0.998181" calcext:value-type="float">
            <text:p>0.99818</text:p>
          </table:table-cell>
          <table:table-cell table:style-name="ce7" office:value-type="float" office:value="0.988632" calcext:value-type="float">
            <text:p>0.98863</text:p>
          </table:table-cell>
          <table:table-cell office:value-type="float" office:value="0.98072" calcext:value-type="float">
            <text:p>0.9807</text:p>
          </table:table-cell>
          <table:table-cell table:formula="of:=1-0.00026*[.C786]" office:value-type="float" office:value="0.99502529" calcext:value-type="float">
            <text:p>0.9950</text:p>
          </table:table-cell>
          <table:table-cell table:style-name="ce3" table:formula="of:=1-0.05*[.B786]/1000" office:value-type="float" office:value="0.97687275" calcext:value-type="float">
            <text:p>0.9769</text:p>
          </table:table-cell>
          <table:table-cell table:formula="of:=[.M786]*[.L786]*[.K786]*[.J786]*[.I786]*[.H786]*[.G786]*[.F786]*[.E786]" office:value-type="float" office:value="0.851569619498565" calcext:value-type="float">
            <text:p>0.8516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table:style-name="Default" office:value-type="float" office:value="488.649" calcext:value-type="float">
            <text:p>488.649</text:p>
          </table:table-cell>
          <table:table-cell office:value-type="float" office:value="6.71769" calcext:value-type="float">
            <text:p>6.71769</text:p>
          </table:table-cell>
          <table:table-cell table:style-name="Default" office:value-type="float" office:value="14.536" calcext:value-type="float">
            <text:p>14.536</text:p>
          </table:table-cell>
          <table:table-cell table:formula="of:=[.E78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6]" office:value-type="float" office:value="0.98" calcext:value-type="float">
            <text:p>0.98</text:p>
          </table:table-cell>
          <table:table-cell table:formula="of:=[.H786]" office:value-type="float" office:value="0.968" calcext:value-type="float">
            <text:p>0.968</text:p>
          </table:table-cell>
          <table:table-cell table:style-name="ce7" office:value-type="float" office:value="0.998649" calcext:value-type="float">
            <text:p>0.99865</text:p>
          </table:table-cell>
          <table:table-cell table:style-name="ce7" office:value-type="float" office:value="0.990384" calcext:value-type="float">
            <text:p>0.99038</text:p>
          </table:table-cell>
          <table:table-cell office:value-type="float" office:value="0.98023" calcext:value-type="float">
            <text:p>0.9802</text:p>
          </table:table-cell>
          <table:table-cell table:formula="of:=1-0.00026*[.C787]" office:value-type="float" office:value="0.9982534006" calcext:value-type="float">
            <text:p>0.9983</text:p>
          </table:table-cell>
          <table:table-cell table:style-name="ce3" table:formula="of:=1-0.05*[.B787]/1000" office:value-type="float" office:value="0.97556755" calcext:value-type="float">
            <text:p>0.9756</text:p>
          </table:table-cell>
          <table:table-cell table:formula="of:=[.M787]*[.L787]*[.K787]*[.J787]*[.I787]*[.H787]*[.G787]*[.F787]*[.E787]" office:value-type="float" office:value="0.85467632087415" calcext:value-type="float">
            <text:p>0.8547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table:style-name="Default" office:value-type="float" office:value="484.411" calcext:value-type="float">
            <text:p>484.411</text:p>
          </table:table-cell>
          <table:table-cell office:value-type="float" office:value="6.65149" calcext:value-type="float">
            <text:p>6.65149</text:p>
          </table:table-cell>
          <table:table-cell table:style-name="Default" office:value-type="float" office:value="14.5332" calcext:value-type="float">
            <text:p>14.5332</text:p>
          </table:table-cell>
          <table:table-cell table:formula="of:=[.E78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7]" office:value-type="float" office:value="0.98" calcext:value-type="float">
            <text:p>0.98</text:p>
          </table:table-cell>
          <table:table-cell table:formula="of:=[.H787]" office:value-type="float" office:value="0.968" calcext:value-type="float">
            <text:p>0.968</text:p>
          </table:table-cell>
          <table:table-cell table:style-name="ce7" office:value-type="float" office:value="0.998849" calcext:value-type="float">
            <text:p>0.99885</text:p>
          </table:table-cell>
          <table:table-cell table:style-name="ce7" office:value-type="float" office:value="0.989851" calcext:value-type="float">
            <text:p>0.98985</text:p>
          </table:table-cell>
          <table:table-cell office:value-type="float" office:value="0.98066" calcext:value-type="float">
            <text:p>0.9807</text:p>
          </table:table-cell>
          <table:table-cell table:formula="of:=1-0.00026*[.C788]" office:value-type="float" office:value="0.9982706126" calcext:value-type="float">
            <text:p>0.9983</text:p>
          </table:table-cell>
          <table:table-cell table:style-name="ce3" table:formula="of:=1-0.05*[.B788]/1000" office:value-type="float" office:value="0.97577945" calcext:value-type="float">
            <text:p>0.9758</text:p>
          </table:table-cell>
          <table:table-cell table:formula="of:=[.M788]*[.L788]*[.K788]*[.J788]*[.I788]*[.H788]*[.G788]*[.F788]*[.E788]" office:value-type="float" office:value="0.854962627437712" calcext:value-type="float">
            <text:p>0.8550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table:style-name="Default" office:value-type="float" office:value="486.865" calcext:value-type="float">
            <text:p>486.865</text:p>
          </table:table-cell>
          <table:table-cell office:value-type="float" office:value="6.68621" calcext:value-type="float">
            <text:p>6.68621</text:p>
          </table:table-cell>
          <table:table-cell table:style-name="Default" office:value-type="float" office:value="14.5173" calcext:value-type="float">
            <text:p>14.5173</text:p>
          </table:table-cell>
          <table:table-cell table:formula="of:=[.E78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8]" office:value-type="float" office:value="0.98" calcext:value-type="float">
            <text:p>0.98</text:p>
          </table:table-cell>
          <table:table-cell table:formula="of:=[.H788]" office:value-type="float" office:value="0.968" calcext:value-type="float">
            <text:p>0.968</text:p>
          </table:table-cell>
          <table:table-cell table:style-name="ce7" office:value-type="float" office:value="0.998813" calcext:value-type="float">
            <text:p>0.99881</text:p>
          </table:table-cell>
          <table:table-cell table:style-name="ce7" office:value-type="float" office:value="0.987921" calcext:value-type="float">
            <text:p>0.98792</text:p>
          </table:table-cell>
          <table:table-cell office:value-type="float" office:value="0.98012" calcext:value-type="float">
            <text:p>0.9801</text:p>
          </table:table-cell>
          <table:table-cell table:formula="of:=1-0.00026*[.C789]" office:value-type="float" office:value="0.9982615854" calcext:value-type="float">
            <text:p>0.9983</text:p>
          </table:table-cell>
          <table:table-cell table:style-name="ce3" table:formula="of:=1-0.05*[.B789]/1000" office:value-type="float" office:value="0.97565675" calcext:value-type="float">
            <text:p>0.9757</text:p>
          </table:table-cell>
          <table:table-cell table:formula="of:=[.M789]*[.L789]*[.K789]*[.J789]*[.I789]*[.H789]*[.G789]*[.F789]*[.E789]" office:value-type="float" office:value="0.852680081285643" calcext:value-type="float">
            <text:p>0.852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table:style-name="Default" office:value-type="float" office:value="492.485" calcext:value-type="float">
            <text:p>492.485</text:p>
          </table:table-cell>
          <table:table-cell office:value-type="float" office:value="22.4403" calcext:value-type="float">
            <text:p>22.4403</text:p>
          </table:table-cell>
          <table:table-cell table:style-name="Default" office:value-type="float" office:value="34.1103" calcext:value-type="float">
            <text:p>34.1103</text:p>
          </table:table-cell>
          <table:table-cell table:formula="of:=[.E78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89]" office:value-type="float" office:value="0.98" calcext:value-type="float">
            <text:p>0.98</text:p>
          </table:table-cell>
          <table:table-cell table:formula="of:=[.H789]" office:value-type="float" office:value="0.968" calcext:value-type="float">
            <text:p>0.968</text:p>
          </table:table-cell>
          <table:table-cell table:style-name="ce7" office:value-type="float" office:value="0.997572" calcext:value-type="float">
            <text:p>0.99757</text:p>
          </table:table-cell>
          <table:table-cell table:style-name="ce7" office:value-type="float" office:value="0.989103" calcext:value-type="float">
            <text:p>0.98910</text:p>
          </table:table-cell>
          <table:table-cell office:value-type="float" office:value="0.97959" calcext:value-type="float">
            <text:p>0.9796</text:p>
          </table:table-cell>
          <table:table-cell table:formula="of:=1-0.00026*[.C790]" office:value-type="float" office:value="0.994165522" calcext:value-type="float">
            <text:p>0.9942</text:p>
          </table:table-cell>
          <table:table-cell table:style-name="ce3" table:formula="of:=1-0.05*[.B790]/1000" office:value-type="float" office:value="0.97537575" calcext:value-type="float">
            <text:p>0.9754</text:p>
          </table:table-cell>
          <table:table-cell table:formula="of:=[.M790]*[.L790]*[.K790]*[.J790]*[.I790]*[.H790]*[.G790]*[.F790]*[.E790]" office:value-type="float" office:value="0.848437420350001" calcext:value-type="float">
            <text:p>0.8484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table:style-name="Default" office:value-type="float" office:value="490.389" calcext:value-type="float">
            <text:p>490.389</text:p>
          </table:table-cell>
          <table:table-cell office:value-type="float" office:value="22.3426" calcext:value-type="float">
            <text:p>22.3426</text:p>
          </table:table-cell>
          <table:table-cell table:style-name="Default" office:value-type="float" office:value="33.1839" calcext:value-type="float">
            <text:p>33.1839</text:p>
          </table:table-cell>
          <table:table-cell table:formula="of:=[.E79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0]" office:value-type="float" office:value="0.98" calcext:value-type="float">
            <text:p>0.98</text:p>
          </table:table-cell>
          <table:table-cell table:formula="of:=[.H790]" office:value-type="float" office:value="0.968" calcext:value-type="float">
            <text:p>0.968</text:p>
          </table:table-cell>
          <table:table-cell table:style-name="ce7" office:value-type="float" office:value="0.998057" calcext:value-type="float">
            <text:p>0.99806</text:p>
          </table:table-cell>
          <table:table-cell table:style-name="ce7" office:value-type="float" office:value="0.988902" calcext:value-type="float">
            <text:p>0.98890</text:p>
          </table:table-cell>
          <table:table-cell office:value-type="float" office:value="0.98015" calcext:value-type="float">
            <text:p>0.9802</text:p>
          </table:table-cell>
          <table:table-cell table:formula="of:=1-0.00026*[.C791]" office:value-type="float" office:value="0.994190924" calcext:value-type="float">
            <text:p>0.9942</text:p>
          </table:table-cell>
          <table:table-cell table:style-name="ce3" table:formula="of:=1-0.05*[.B791]/1000" office:value-type="float" office:value="0.97548055" calcext:value-type="float">
            <text:p>0.9755</text:p>
          </table:table-cell>
          <table:table-cell table:formula="of:=[.M791]*[.L791]*[.K791]*[.J791]*[.I791]*[.H791]*[.G791]*[.F791]*[.E791]" office:value-type="float" office:value="0.849275515261042" calcext:value-type="float">
            <text:p>0.8493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table:style-name="Default" office:value-type="float" office:value="255.18" calcext:value-type="float">
            <text:p>255.18</text:p>
          </table:table-cell>
          <table:table-cell office:value-type="float" office:value="39.2913" calcext:value-type="float">
            <text:p>39.2913</text:p>
          </table:table-cell>
          <table:table-cell table:style-name="Default" office:value-type="float" office:value="44.8636" calcext:value-type="float">
            <text:p>44.8636</text:p>
          </table:table-cell>
          <table:table-cell table:formula="of:=[.E79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1]" office:value-type="float" office:value="0.98" calcext:value-type="float">
            <text:p>0.98</text:p>
          </table:table-cell>
          <table:table-cell table:formula="of:=[.H791]" office:value-type="float" office:value="0.968" calcext:value-type="float">
            <text:p>0.968</text:p>
          </table:table-cell>
          <table:table-cell table:style-name="ce7" office:value-type="float" office:value="0.998138" calcext:value-type="float">
            <text:p>0.99814</text:p>
          </table:table-cell>
          <table:table-cell table:style-name="ce7" office:value-type="float" office:value="0.992376" calcext:value-type="float">
            <text:p>0.99238</text:p>
          </table:table-cell>
          <table:table-cell office:value-type="float" office:value="0.98735" calcext:value-type="float">
            <text:p>0.9874</text:p>
          </table:table-cell>
          <table:table-cell table:formula="of:=1-0.00026*[.C792]" office:value-type="float" office:value="0.989784262" calcext:value-type="float">
            <text:p>0.9898</text:p>
          </table:table-cell>
          <table:table-cell table:style-name="ce3" table:formula="of:=1-0.05*[.B792]/1000" office:value-type="float" office:value="0.987241" calcext:value-type="float">
            <text:p>0.9872</text:p>
          </table:table-cell>
          <table:table-cell table:formula="of:=[.M792]*[.L792]*[.K792]*[.J792]*[.I792]*[.H792]*[.G792]*[.F792]*[.E792]" office:value-type="float" office:value="0.865088922167764" calcext:value-type="float">
            <text:p>0.8651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table:style-name="Default" office:value-type="float" office:value="248.478" calcext:value-type="float">
            <text:p>248.478</text:p>
          </table:table-cell>
          <table:table-cell office:value-type="float" office:value="38.2481" calcext:value-type="float">
            <text:p>38.2481</text:p>
          </table:table-cell>
          <table:table-cell table:style-name="Default" office:value-type="float" office:value="41.1991" calcext:value-type="float">
            <text:p>41.1991</text:p>
          </table:table-cell>
          <table:table-cell table:formula="of:=[.E79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2]" office:value-type="float" office:value="0.98" calcext:value-type="float">
            <text:p>0.98</text:p>
          </table:table-cell>
          <table:table-cell table:formula="of:=[.H792]" office:value-type="float" office:value="0.968" calcext:value-type="float">
            <text:p>0.968</text:p>
          </table:table-cell>
          <table:table-cell table:style-name="ce7" office:value-type="float" office:value="0.998362" calcext:value-type="float">
            <text:p>0.99836</text:p>
          </table:table-cell>
          <table:table-cell table:style-name="ce7" office:value-type="float" office:value="0.992547" calcext:value-type="float">
            <text:p>0.99255</text:p>
          </table:table-cell>
          <table:table-cell office:value-type="float" office:value="0.99127" calcext:value-type="float">
            <text:p>0.9913</text:p>
          </table:table-cell>
          <table:table-cell table:formula="of:=1-0.00026*[.C793]" office:value-type="float" office:value="0.990055494" calcext:value-type="float">
            <text:p>0.9901</text:p>
          </table:table-cell>
          <table:table-cell table:style-name="ce3" table:formula="of:=1-0.05*[.B793]/1000" office:value-type="float" office:value="0.9875761" calcext:value-type="float">
            <text:p>0.9876</text:p>
          </table:table-cell>
          <table:table-cell table:formula="of:=[.M793]*[.L793]*[.K793]*[.J793]*[.I793]*[.H793]*[.G793]*[.F793]*[.E793]" office:value-type="float" office:value="0.869401221278054" calcext:value-type="float">
            <text:p>0.8694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table:style-name="Default" office:value-type="float" office:value="481.84" calcext:value-type="float">
            <text:p>481.84</text:p>
          </table:table-cell>
          <table:table-cell office:value-type="float" office:value="11.0923" calcext:value-type="float">
            <text:p>11.0923</text:p>
          </table:table-cell>
          <table:table-cell table:style-name="Default" office:value-type="float" office:value="22.0935" calcext:value-type="float">
            <text:p>22.0935</text:p>
          </table:table-cell>
          <table:table-cell table:formula="of:=[.E79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3]" office:value-type="float" office:value="0.98" calcext:value-type="float">
            <text:p>0.98</text:p>
          </table:table-cell>
          <table:table-cell table:formula="of:=[.H793]" office:value-type="float" office:value="0.968" calcext:value-type="float">
            <text:p>0.968</text:p>
          </table:table-cell>
          <table:table-cell table:style-name="ce7" office:value-type="float" office:value="0.99798" calcext:value-type="float">
            <text:p>0.99798</text:p>
          </table:table-cell>
          <table:table-cell table:style-name="ce7" office:value-type="float" office:value="0.989318" calcext:value-type="float">
            <text:p>0.98932</text:p>
          </table:table-cell>
          <table:table-cell office:value-type="float" office:value="0.98296" calcext:value-type="float">
            <text:p>0.9830</text:p>
          </table:table-cell>
          <table:table-cell table:formula="of:=1-0.00026*[.C794]" office:value-type="float" office:value="0.997116002" calcext:value-type="float">
            <text:p>0.9971</text:p>
          </table:table-cell>
          <table:table-cell table:style-name="ce3" table:formula="of:=1-0.05*[.B794]/1000" office:value-type="float" office:value="0.975908" calcext:value-type="float">
            <text:p>0.9759</text:p>
          </table:table-cell>
          <table:table-cell table:formula="of:=[.M794]*[.L794]*[.K794]*[.J794]*[.I794]*[.H794]*[.G794]*[.F794]*[.E794]" office:value-type="float" office:value="0.85488403876311" calcext:value-type="float">
            <text:p>0.8549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table:style-name="Default" office:value-type="float" office:value="484.988" calcext:value-type="float">
            <text:p>484.988</text:p>
          </table:table-cell>
          <table:table-cell office:value-type="float" office:value="11.1674" calcext:value-type="float">
            <text:p>11.1674</text:p>
          </table:table-cell>
          <table:table-cell table:style-name="Default" office:value-type="float" office:value="22.2329" calcext:value-type="float">
            <text:p>22.2329</text:p>
          </table:table-cell>
          <table:table-cell table:formula="of:=[.E79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4]" office:value-type="float" office:value="0.98" calcext:value-type="float">
            <text:p>0.98</text:p>
          </table:table-cell>
          <table:table-cell table:formula="of:=[.H794]" office:value-type="float" office:value="0.968" calcext:value-type="float">
            <text:p>0.968</text:p>
          </table:table-cell>
          <table:table-cell table:style-name="ce7" office:value-type="float" office:value="0.998072" calcext:value-type="float">
            <text:p>0.99807</text:p>
          </table:table-cell>
          <table:table-cell table:style-name="ce7" office:value-type="float" office:value="0.988591" calcext:value-type="float">
            <text:p>0.98859</text:p>
          </table:table-cell>
          <table:table-cell office:value-type="float" office:value="0.98186" calcext:value-type="float">
            <text:p>0.9819</text:p>
          </table:table-cell>
          <table:table-cell table:formula="of:=1-0.00026*[.C795]" office:value-type="float" office:value="0.997096476" calcext:value-type="float">
            <text:p>0.9971</text:p>
          </table:table-cell>
          <table:table-cell table:style-name="ce3" table:formula="of:=1-0.05*[.B795]/1000" office:value-type="float" office:value="0.9757506" calcext:value-type="float">
            <text:p>0.9758</text:p>
          </table:table-cell>
          <table:table-cell table:formula="of:=[.M795]*[.L795]*[.K795]*[.J795]*[.I795]*[.H795]*[.G795]*[.F795]*[.E795]" office:value-type="float" office:value="0.853224172524161" calcext:value-type="float">
            <text:p>0.8532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table:style-name="Default" office:value-type="float" office:value="491.345" calcext:value-type="float">
            <text:p>491.345</text:p>
          </table:table-cell>
          <table:table-cell office:value-type="float" office:value="14.5959" calcext:value-type="float">
            <text:p>14.5959</text:p>
          </table:table-cell>
          <table:table-cell table:style-name="Default" office:value-type="float" office:value="23.2774" calcext:value-type="float">
            <text:p>23.2774</text:p>
          </table:table-cell>
          <table:table-cell table:formula="of:=[.E79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5]" office:value-type="float" office:value="0.98" calcext:value-type="float">
            <text:p>0.98</text:p>
          </table:table-cell>
          <table:table-cell table:formula="of:=[.H795]" office:value-type="float" office:value="0.968" calcext:value-type="float">
            <text:p>0.968</text:p>
          </table:table-cell>
          <table:table-cell table:style-name="ce7" office:value-type="float" office:value="0.998251" calcext:value-type="float">
            <text:p>0.99825</text:p>
          </table:table-cell>
          <table:table-cell table:style-name="ce7" office:value-type="float" office:value="0.988234" calcext:value-type="float">
            <text:p>0.98823</text:p>
          </table:table-cell>
          <table:table-cell office:value-type="float" office:value="0.9818" calcext:value-type="float">
            <text:p>0.9818</text:p>
          </table:table-cell>
          <table:table-cell table:formula="of:=1-0.00026*[.C796]" office:value-type="float" office:value="0.996205066" calcext:value-type="float">
            <text:p>0.9962</text:p>
          </table:table-cell>
          <table:table-cell table:style-name="ce3" table:formula="of:=1-0.05*[.B796]/1000" office:value-type="float" office:value="0.97543275" calcext:value-type="float">
            <text:p>0.9754</text:p>
          </table:table-cell>
          <table:table-cell table:formula="of:=[.M796]*[.L796]*[.K796]*[.J796]*[.I796]*[.H796]*[.G796]*[.F796]*[.E796]" office:value-type="float" office:value="0.851976670118581" calcext:value-type="float">
            <text:p>0.8520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table:style-name="Default" office:value-type="float" office:value="493.534" calcext:value-type="float">
            <text:p>493.534</text:p>
          </table:table-cell>
          <table:table-cell office:value-type="float" office:value="14.6615" calcext:value-type="float">
            <text:p>14.6615</text:p>
          </table:table-cell>
          <table:table-cell table:style-name="Default" office:value-type="float" office:value="26.8887" calcext:value-type="float">
            <text:p>26.8887</text:p>
          </table:table-cell>
          <table:table-cell table:formula="of:=[.E79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6]" office:value-type="float" office:value="0.98" calcext:value-type="float">
            <text:p>0.98</text:p>
          </table:table-cell>
          <table:table-cell table:formula="of:=[.H796]" office:value-type="float" office:value="0.968" calcext:value-type="float">
            <text:p>0.968</text:p>
          </table:table-cell>
          <table:table-cell table:style-name="ce7" office:value-type="float" office:value="0.99816" calcext:value-type="float">
            <text:p>0.99816</text:p>
          </table:table-cell>
          <table:table-cell table:style-name="ce7" office:value-type="float" office:value="0.988733" calcext:value-type="float">
            <text:p>0.98873</text:p>
          </table:table-cell>
          <table:table-cell office:value-type="float" office:value="0.98102" calcext:value-type="float">
            <text:p>0.9810</text:p>
          </table:table-cell>
          <table:table-cell table:formula="of:=1-0.00026*[.C797]" office:value-type="float" office:value="0.99618801" calcext:value-type="float">
            <text:p>0.9962</text:p>
          </table:table-cell>
          <table:table-cell table:style-name="ce3" table:formula="of:=1-0.05*[.B797]/1000" office:value-type="float" office:value="0.9753233" calcext:value-type="float">
            <text:p>0.9753</text:p>
          </table:table-cell>
          <table:table-cell table:formula="of:=[.M797]*[.L797]*[.K797]*[.J797]*[.I797]*[.H797]*[.G797]*[.F797]*[.E797]" office:value-type="float" office:value="0.851541882088672" calcext:value-type="float">
            <text:p>0.8515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table:style-name="Default" office:value-type="float" office:value="486.731" calcext:value-type="float">
            <text:p>486.731</text:p>
          </table:table-cell>
          <table:table-cell office:value-type="float" office:value="14.4547" calcext:value-type="float">
            <text:p>14.4547</text:p>
          </table:table-cell>
          <table:table-cell table:style-name="Default" office:value-type="float" office:value="25.2551" calcext:value-type="float">
            <text:p>25.2551</text:p>
          </table:table-cell>
          <table:table-cell table:formula="of:=[.E79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7]" office:value-type="float" office:value="0.98" calcext:value-type="float">
            <text:p>0.98</text:p>
          </table:table-cell>
          <table:table-cell table:formula="of:=[.H797]" office:value-type="float" office:value="0.968" calcext:value-type="float">
            <text:p>0.968</text:p>
          </table:table-cell>
          <table:table-cell table:style-name="ce7" office:value-type="float" office:value="0.998075" calcext:value-type="float">
            <text:p>0.99808</text:p>
          </table:table-cell>
          <table:table-cell table:style-name="ce7" office:value-type="float" office:value="0.989072" calcext:value-type="float">
            <text:p>0.98907</text:p>
          </table:table-cell>
          <table:table-cell office:value-type="float" office:value="0.98053" calcext:value-type="float">
            <text:p>0.9805</text:p>
          </table:table-cell>
          <table:table-cell table:formula="of:=1-0.00026*[.C798]" office:value-type="float" office:value="0.996241778" calcext:value-type="float">
            <text:p>0.9962</text:p>
          </table:table-cell>
          <table:table-cell table:style-name="ce3" table:formula="of:=1-0.05*[.B798]/1000" office:value-type="float" office:value="0.97566345" calcext:value-type="float">
            <text:p>0.9757</text:p>
          </table:table-cell>
          <table:table-cell table:formula="of:=[.M798]*[.L798]*[.K798]*[.J798]*[.I798]*[.H798]*[.G798]*[.F798]*[.E798]" office:value-type="float" office:value="0.851678741558674" calcext:value-type="float">
            <text:p>0.8517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table:style-name="Default" office:value-type="float" office:value="380.12" calcext:value-type="float">
            <text:p>380.12</text:p>
          </table:table-cell>
          <table:table-cell office:value-type="float" office:value="39.1043" calcext:value-type="float">
            <text:p>39.1043</text:p>
          </table:table-cell>
          <table:table-cell table:style-name="Default" office:value-type="float" office:value="44.1706" calcext:value-type="float">
            <text:p>44.1706</text:p>
          </table:table-cell>
          <table:table-cell table:formula="of:=[.E79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8]" office:value-type="float" office:value="0.98" calcext:value-type="float">
            <text:p>0.98</text:p>
          </table:table-cell>
          <table:table-cell table:formula="of:=[.H798]" office:value-type="float" office:value="0.968" calcext:value-type="float">
            <text:p>0.968</text:p>
          </table:table-cell>
          <table:table-cell table:style-name="ce7" office:value-type="float" office:value="0.998087" calcext:value-type="float">
            <text:p>0.99809</text:p>
          </table:table-cell>
          <table:table-cell table:style-name="ce7" office:value-type="float" office:value="0.990436" calcext:value-type="float">
            <text:p>0.99044</text:p>
          </table:table-cell>
          <table:table-cell office:value-type="float" office:value="0.98347" calcext:value-type="float">
            <text:p>0.9835</text:p>
          </table:table-cell>
          <table:table-cell table:formula="of:=1-0.00026*[.C799]" office:value-type="float" office:value="0.989832882" calcext:value-type="float">
            <text:p>0.9898</text:p>
          </table:table-cell>
          <table:table-cell table:style-name="ce3" table:formula="of:=1-0.05*[.B799]/1000" office:value-type="float" office:value="0.980994" calcext:value-type="float">
            <text:p>0.9810</text:p>
          </table:table-cell>
          <table:table-cell table:formula="of:=[.M799]*[.L799]*[.K799]*[.J799]*[.I799]*[.H799]*[.G799]*[.F799]*[.E799]" office:value-type="float" office:value="0.854561280907935" calcext:value-type="float">
            <text:p>0.8546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table:style-name="Default" office:value-type="float" office:value="380.527" calcext:value-type="float">
            <text:p>380.527</text:p>
          </table:table-cell>
          <table:table-cell office:value-type="float" office:value="39.1628" calcext:value-type="float">
            <text:p>39.1628</text:p>
          </table:table-cell>
          <table:table-cell table:style-name="Default" office:value-type="float" office:value="41.5078" calcext:value-type="float">
            <text:p>41.5078</text:p>
          </table:table-cell>
          <table:table-cell table:formula="of:=[.E79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799]" office:value-type="float" office:value="0.98" calcext:value-type="float">
            <text:p>0.98</text:p>
          </table:table-cell>
          <table:table-cell table:formula="of:=[.H799]" office:value-type="float" office:value="0.968" calcext:value-type="float">
            <text:p>0.968</text:p>
          </table:table-cell>
          <table:table-cell table:style-name="ce7" office:value-type="float" office:value="0.998031" calcext:value-type="float">
            <text:p>0.99803</text:p>
          </table:table-cell>
          <table:table-cell table:style-name="ce7" office:value-type="float" office:value="0.991552" calcext:value-type="float">
            <text:p>0.99155</text:p>
          </table:table-cell>
          <table:table-cell office:value-type="float" office:value="0.98498" calcext:value-type="float">
            <text:p>0.9850</text:p>
          </table:table-cell>
          <table:table-cell table:formula="of:=1-0.00026*[.C800]" office:value-type="float" office:value="0.989817672" calcext:value-type="float">
            <text:p>0.9898</text:p>
          </table:table-cell>
          <table:table-cell table:style-name="ce3" table:formula="of:=1-0.05*[.B800]/1000" office:value-type="float" office:value="0.98097365" calcext:value-type="float">
            <text:p>0.9810</text:p>
          </table:table-cell>
          <table:table-cell table:formula="of:=[.M800]*[.L800]*[.K800]*[.J800]*[.I800]*[.H800]*[.G800]*[.F800]*[.E800]" office:value-type="float" office:value="0.856758721331661" calcext:value-type="float">
            <text:p>0.8568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table:style-name="Default" office:value-type="float" office:value="466.965" calcext:value-type="float">
            <text:p>466.965</text:p>
          </table:table-cell>
          <table:table-cell office:value-type="float" office:value="6.89746" calcext:value-type="float">
            <text:p>6.89746</text:p>
          </table:table-cell>
          <table:table-cell table:style-name="Default" office:value-type="float" office:value="17.7453" calcext:value-type="float">
            <text:p>17.7453</text:p>
          </table:table-cell>
          <table:table-cell table:formula="of:=[.E80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0]" office:value-type="float" office:value="0.98" calcext:value-type="float">
            <text:p>0.98</text:p>
          </table:table-cell>
          <table:table-cell table:formula="of:=[.H800]" office:value-type="float" office:value="0.968" calcext:value-type="float">
            <text:p>0.968</text:p>
          </table:table-cell>
          <table:table-cell table:style-name="ce7" office:value-type="float" office:value="0.998098" calcext:value-type="float">
            <text:p>0.99810</text:p>
          </table:table-cell>
          <table:table-cell table:style-name="ce7" office:value-type="float" office:value="0.989029" calcext:value-type="float">
            <text:p>0.98903</text:p>
          </table:table-cell>
          <table:table-cell office:value-type="float" office:value="0.9827" calcext:value-type="float">
            <text:p>0.9827</text:p>
          </table:table-cell>
          <table:table-cell table:formula="of:=1-0.00026*[.C801]" office:value-type="float" office:value="0.9982066604" calcext:value-type="float">
            <text:p>0.9982</text:p>
          </table:table-cell>
          <table:table-cell table:style-name="ce3" table:formula="of:=1-0.05*[.B801]/1000" office:value-type="float" office:value="0.97665175" calcext:value-type="float">
            <text:p>0.9767</text:p>
          </table:table-cell>
          <table:table-cell table:formula="of:=[.M801]*[.L801]*[.K801]*[.J801]*[.I801]*[.H801]*[.G801]*[.F801]*[.E801]" office:value-type="float" office:value="0.856095893348703" calcext:value-type="float">
            <text:p>0.8561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table:style-name="Default" office:value-type="float" office:value="465.453" calcext:value-type="float">
            <text:p>465.453</text:p>
          </table:table-cell>
          <table:table-cell office:value-type="float" office:value="6.87453" calcext:value-type="float">
            <text:p>6.87453</text:p>
          </table:table-cell>
          <table:table-cell table:style-name="Default" office:value-type="float" office:value="17.3404" calcext:value-type="float">
            <text:p>17.3404</text:p>
          </table:table-cell>
          <table:table-cell table:formula="of:=[.E80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1]" office:value-type="float" office:value="0.98" calcext:value-type="float">
            <text:p>0.98</text:p>
          </table:table-cell>
          <table:table-cell table:formula="of:=[.H801]" office:value-type="float" office:value="0.968" calcext:value-type="float">
            <text:p>0.968</text:p>
          </table:table-cell>
          <table:table-cell table:style-name="ce7" office:value-type="float" office:value="0.998435" calcext:value-type="float">
            <text:p>0.99844</text:p>
          </table:table-cell>
          <table:table-cell table:style-name="ce7" office:value-type="float" office:value="0.989574" calcext:value-type="float">
            <text:p>0.98957</text:p>
          </table:table-cell>
          <table:table-cell office:value-type="float" office:value="0.98357" calcext:value-type="float">
            <text:p>0.9836</text:p>
          </table:table-cell>
          <table:table-cell table:formula="of:=1-0.00026*[.C802]" office:value-type="float" office:value="0.9982126222" calcext:value-type="float">
            <text:p>0.9982</text:p>
          </table:table-cell>
          <table:table-cell table:style-name="ce3" table:formula="of:=1-0.05*[.B802]/1000" office:value-type="float" office:value="0.97672735" calcext:value-type="float">
            <text:p>0.9767</text:p>
          </table:table-cell>
          <table:table-cell table:formula="of:=[.M802]*[.L802]*[.K802]*[.J802]*[.I802]*[.H802]*[.G802]*[.F802]*[.E802]" office:value-type="float" office:value="0.857686951820576" calcext:value-type="float">
            <text:p>0.8577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table:style-name="Default" office:value-type="float" office:value="465.338" calcext:value-type="float">
            <text:p>465.338</text:p>
          </table:table-cell>
          <table:table-cell office:value-type="float" office:value="6.87336" calcext:value-type="float">
            <text:p>6.87336</text:p>
          </table:table-cell>
          <table:table-cell table:style-name="Default" office:value-type="float" office:value="17.5922" calcext:value-type="float">
            <text:p>17.5922</text:p>
          </table:table-cell>
          <table:table-cell table:formula="of:=[.E80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2]" office:value-type="float" office:value="0.98" calcext:value-type="float">
            <text:p>0.98</text:p>
          </table:table-cell>
          <table:table-cell table:formula="of:=[.H802]" office:value-type="float" office:value="0.968" calcext:value-type="float">
            <text:p>0.968</text:p>
          </table:table-cell>
          <table:table-cell table:style-name="ce7" office:value-type="float" office:value="0.998202" calcext:value-type="float">
            <text:p>0.99820</text:p>
          </table:table-cell>
          <table:table-cell table:style-name="ce7" office:value-type="float" office:value="0.989483" calcext:value-type="float">
            <text:p>0.98948</text:p>
          </table:table-cell>
          <table:table-cell office:value-type="float" office:value="0.98114" calcext:value-type="float">
            <text:p>0.9811</text:p>
          </table:table-cell>
          <table:table-cell table:formula="of:=1-0.00026*[.C803]" office:value-type="float" office:value="0.9982129264" calcext:value-type="float">
            <text:p>0.9982</text:p>
          </table:table-cell>
          <table:table-cell table:style-name="ce3" table:formula="of:=1-0.05*[.B803]/1000" office:value-type="float" office:value="0.9767331" calcext:value-type="float">
            <text:p>0.9767</text:p>
          </table:table-cell>
          <table:table-cell table:formula="of:=[.M803]*[.L803]*[.K803]*[.J803]*[.I803]*[.H803]*[.G803]*[.F803]*[.E803]" office:value-type="float" office:value="0.855294934780672" calcext:value-type="float">
            <text:p>0.8553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table:style-name="Default" office:value-type="float" office:value="167.747" calcext:value-type="float">
            <text:p>167.747</text:p>
          </table:table-cell>
          <table:table-cell office:value-type="float" office:value="58.6359" calcext:value-type="float">
            <text:p>58.6359</text:p>
          </table:table-cell>
          <table:table-cell table:style-name="Default" office:value-type="float" office:value="60.2704" calcext:value-type="float">
            <text:p>60.2704</text:p>
          </table:table-cell>
          <table:table-cell table:formula="of:=[.E80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3]" office:value-type="float" office:value="0.98" calcext:value-type="float">
            <text:p>0.98</text:p>
          </table:table-cell>
          <table:table-cell table:formula="of:=[.H803]" office:value-type="float" office:value="0.968" calcext:value-type="float">
            <text:p>0.968</text:p>
          </table:table-cell>
          <table:table-cell table:style-name="ce7" office:value-type="float" office:value="0.997794" calcext:value-type="float">
            <text:p>0.99779</text:p>
          </table:table-cell>
          <table:table-cell table:style-name="ce7" office:value-type="float" office:value="0.979254" calcext:value-type="float">
            <text:p>0.97925</text:p>
          </table:table-cell>
          <table:table-cell office:value-type="float" office:value="0.98047" calcext:value-type="float">
            <text:p>0.9805</text:p>
          </table:table-cell>
          <table:table-cell table:formula="of:=1-0.00026*[.C804]" office:value-type="float" office:value="0.984754666" calcext:value-type="float">
            <text:p>0.9848</text:p>
          </table:table-cell>
          <table:table-cell table:style-name="ce3" table:formula="of:=1-0.05*[.B804]/1000" office:value-type="float" office:value="0.99161265" calcext:value-type="float">
            <text:p>0.9916</text:p>
          </table:table-cell>
          <table:table-cell table:formula="of:=[.M804]*[.L804]*[.K804]*[.J804]*[.I804]*[.H804]*[.G804]*[.F804]*[.E804]" office:value-type="float" office:value="0.846836772487111" calcext:value-type="float">
            <text:p>0.8468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table:style-name="Default" office:value-type="float" office:value="170.599" calcext:value-type="float">
            <text:p>170.599</text:p>
          </table:table-cell>
          <table:table-cell office:value-type="float" office:value="59.6143" calcext:value-type="float">
            <text:p>59.6143</text:p>
          </table:table-cell>
          <table:table-cell table:style-name="Default" office:value-type="float" office:value="58.507" calcext:value-type="float">
            <text:p>58.507</text:p>
          </table:table-cell>
          <table:table-cell table:formula="of:=[.E80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4]" office:value-type="float" office:value="0.98" calcext:value-type="float">
            <text:p>0.98</text:p>
          </table:table-cell>
          <table:table-cell table:formula="of:=[.H804]" office:value-type="float" office:value="0.968" calcext:value-type="float">
            <text:p>0.968</text:p>
          </table:table-cell>
          <table:table-cell table:style-name="ce7" office:value-type="float" office:value="0.997784" calcext:value-type="float">
            <text:p>0.99778</text:p>
          </table:table-cell>
          <table:table-cell table:style-name="ce7" office:value-type="float" office:value="0.979113" calcext:value-type="float">
            <text:p>0.97911</text:p>
          </table:table-cell>
          <table:table-cell office:value-type="float" office:value="0.98363" calcext:value-type="float">
            <text:p>0.9836</text:p>
          </table:table-cell>
          <table:table-cell table:formula="of:=1-0.00026*[.C805]" office:value-type="float" office:value="0.984500282" calcext:value-type="float">
            <text:p>0.9845</text:p>
          </table:table-cell>
          <table:table-cell table:style-name="ce3" table:formula="of:=1-0.05*[.B805]/1000" office:value-type="float" office:value="0.99147005" calcext:value-type="float">
            <text:p>0.9915</text:p>
          </table:table-cell>
          <table:table-cell table:formula="of:=[.M805]*[.L805]*[.K805]*[.J805]*[.I805]*[.H805]*[.G805]*[.F805]*[.E805]" office:value-type="float" office:value="0.849093689796702" calcext:value-type="float">
            <text:p>0.8491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table:style-name="Default" office:value-type="float" office:value="166.479" calcext:value-type="float">
            <text:p>166.479</text:p>
          </table:table-cell>
          <table:table-cell office:value-type="float" office:value="58.1963" calcext:value-type="float">
            <text:p>58.1963</text:p>
          </table:table-cell>
          <table:table-cell table:style-name="Default" office:value-type="float" office:value="34.0721" calcext:value-type="float">
            <text:p>34.0721</text:p>
          </table:table-cell>
          <table:table-cell table:formula="of:=[.E80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5]" office:value-type="float" office:value="0.98" calcext:value-type="float">
            <text:p>0.98</text:p>
          </table:table-cell>
          <table:table-cell table:formula="of:=[.H805]" office:value-type="float" office:value="0.968" calcext:value-type="float">
            <text:p>0.968</text:p>
          </table:table-cell>
          <table:table-cell table:style-name="ce7" office:value-type="float" office:value="0.99758" calcext:value-type="float">
            <text:p>0.99758</text:p>
          </table:table-cell>
          <table:table-cell table:style-name="ce7" office:value-type="float" office:value="0.976627" calcext:value-type="float">
            <text:p>0.97663</text:p>
          </table:table-cell>
          <table:table-cell office:value-type="float" office:value="0.98189" calcext:value-type="float">
            <text:p>0.9819</text:p>
          </table:table-cell>
          <table:table-cell table:formula="of:=1-0.00026*[.C806]" office:value-type="float" office:value="0.984868962" calcext:value-type="float">
            <text:p>0.9849</text:p>
          </table:table-cell>
          <table:table-cell table:style-name="ce3" table:formula="of:=1-0.05*[.B806]/1000" office:value-type="float" office:value="0.99167605" calcext:value-type="float">
            <text:p>0.9917</text:p>
          </table:table-cell>
          <table:table-cell table:formula="of:=[.M806]*[.L806]*[.K806]*[.J806]*[.I806]*[.H806]*[.G806]*[.F806]*[.E806]" office:value-type="float" office:value="0.845758991075054" calcext:value-type="float">
            <text:p>0.8458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table:style-name="Default" office:value-type="float" office:value="17.9691" calcext:value-type="float">
            <text:p>17.9691</text:p>
          </table:table-cell>
          <table:table-cell office:value-type="float" office:value="39.0993" calcext:value-type="float">
            <text:p>39.0993</text:p>
          </table:table-cell>
          <table:table-cell table:style-name="Default" office:value-type="float" office:value="47.4571" calcext:value-type="float">
            <text:p>47.4571</text:p>
          </table:table-cell>
          <table:table-cell table:formula="of:=[.E80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6]" office:value-type="float" office:value="0.98" calcext:value-type="float">
            <text:p>0.98</text:p>
          </table:table-cell>
          <table:table-cell table:formula="of:=[.H806]" office:value-type="float" office:value="0.968" calcext:value-type="float">
            <text:p>0.968</text:p>
          </table:table-cell>
          <table:table-cell table:style-name="ce7" office:value-type="float" office:value="0.998181" calcext:value-type="float">
            <text:p>0.99818</text:p>
          </table:table-cell>
          <table:table-cell table:style-name="ce7" office:value-type="float" office:value="0.987871" calcext:value-type="float">
            <text:p>0.98787</text:p>
          </table:table-cell>
          <table:table-cell office:value-type="float" office:value="0.99751" calcext:value-type="float">
            <text:p>0.9975</text:p>
          </table:table-cell>
          <table:table-cell table:formula="of:=1-0.00026*[.C807]" office:value-type="float" office:value="0.989834182" calcext:value-type="float">
            <text:p>0.9898</text:p>
          </table:table-cell>
          <table:table-cell table:style-name="ce3" table:formula="of:=1-0.05*[.B807]/1000" office:value-type="float" office:value="0.999101545" calcext:value-type="float">
            <text:p>0.9991</text:p>
          </table:table-cell>
          <table:table-cell table:formula="of:=[.M807]*[.L807]*[.K807]*[.J807]*[.I807]*[.H807]*[.G807]*[.F807]*[.E807]" office:value-type="float" office:value="0.880557908301375" calcext:value-type="float">
            <text:p>0.8806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table:style-name="Default" office:value-type="float" office:value="18.0646" calcext:value-type="float">
            <text:p>18.0646</text:p>
          </table:table-cell>
          <table:table-cell office:value-type="float" office:value="39.334" calcext:value-type="float">
            <text:p>39.334</text:p>
          </table:table-cell>
          <table:table-cell table:style-name="Default" office:value-type="float" office:value="27.4811" calcext:value-type="float">
            <text:p>27.4811</text:p>
          </table:table-cell>
          <table:table-cell table:formula="of:=[.E80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7]" office:value-type="float" office:value="0.98" calcext:value-type="float">
            <text:p>0.98</text:p>
          </table:table-cell>
          <table:table-cell table:formula="of:=[.H807]" office:value-type="float" office:value="0.968" calcext:value-type="float">
            <text:p>0.968</text:p>
          </table:table-cell>
          <table:table-cell table:style-name="ce7" office:value-type="float" office:value="0.998947" calcext:value-type="float">
            <text:p>0.99895</text:p>
          </table:table-cell>
          <table:table-cell table:style-name="ce7" office:value-type="float" office:value="0.994737" calcext:value-type="float">
            <text:p>0.99474</text:p>
          </table:table-cell>
          <table:table-cell office:value-type="float" office:value="0.99794" calcext:value-type="float">
            <text:p>0.9979</text:p>
          </table:table-cell>
          <table:table-cell table:formula="of:=1-0.00026*[.C808]" office:value-type="float" office:value="0.98977316" calcext:value-type="float">
            <text:p>0.9898</text:p>
          </table:table-cell>
          <table:table-cell table:style-name="ce3" table:formula="of:=1-0.05*[.B808]/1000" office:value-type="float" office:value="0.99909677" calcext:value-type="float">
            <text:p>0.9991</text:p>
          </table:table-cell>
          <table:table-cell table:formula="of:=[.M808]*[.L808]*[.K808]*[.J808]*[.I808]*[.H808]*[.G808]*[.F808]*[.E808]" office:value-type="float" office:value="0.887682029207243" calcext:value-type="float">
            <text:p>0.8877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table:style-name="Default" office:value-type="float" office:value="78.3842" calcext:value-type="float">
            <text:p>78.3842</text:p>
          </table:table-cell>
          <table:table-cell office:value-type="float" office:value="58.1595" calcext:value-type="float">
            <text:p>58.1595</text:p>
          </table:table-cell>
          <table:table-cell table:style-name="Default" office:value-type="float" office:value="66.3366" calcext:value-type="float">
            <text:p>66.3366</text:p>
          </table:table-cell>
          <table:table-cell table:formula="of:=[.E80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8]" office:value-type="float" office:value="0.98" calcext:value-type="float">
            <text:p>0.98</text:p>
          </table:table-cell>
          <table:table-cell table:formula="of:=[.H808]" office:value-type="float" office:value="0.968" calcext:value-type="float">
            <text:p>0.968</text:p>
          </table:table-cell>
          <table:table-cell table:style-name="ce7" office:value-type="float" office:value="0.997996" calcext:value-type="float">
            <text:p>0.99800</text:p>
          </table:table-cell>
          <table:table-cell table:style-name="ce7" office:value-type="float" office:value="0.979096" calcext:value-type="float">
            <text:p>0.97910</text:p>
          </table:table-cell>
          <table:table-cell office:value-type="float" office:value="0.9873" calcext:value-type="float">
            <text:p>0.9873</text:p>
          </table:table-cell>
          <table:table-cell table:formula="of:=1-0.00026*[.C809]" office:value-type="float" office:value="0.98487853" calcext:value-type="float">
            <text:p>0.9849</text:p>
          </table:table-cell>
          <table:table-cell table:style-name="ce3" table:formula="of:=1-0.05*[.B809]/1000" office:value-type="float" office:value="0.99608079" calcext:value-type="float">
            <text:p>0.9961</text:p>
          </table:table-cell>
          <table:table-cell table:formula="of:=[.M809]*[.L809]*[.K809]*[.J809]*[.I809]*[.H809]*[.G809]*[.F809]*[.E809]" office:value-type="float" office:value="0.85672117071325" calcext:value-type="float">
            <text:p>0.8567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table:style-name="Default" office:value-type="float" office:value="78.4429" calcext:value-type="float">
            <text:p>78.4429</text:p>
          </table:table-cell>
          <table:table-cell office:value-type="float" office:value="58.5464" calcext:value-type="float">
            <text:p>58.5464</text:p>
          </table:table-cell>
          <table:table-cell table:style-name="Default" office:value-type="float" office:value="45.4863" calcext:value-type="float">
            <text:p>45.4863</text:p>
          </table:table-cell>
          <table:table-cell table:formula="of:=[.E80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09]" office:value-type="float" office:value="0.98" calcext:value-type="float">
            <text:p>0.98</text:p>
          </table:table-cell>
          <table:table-cell table:formula="of:=[.H809]" office:value-type="float" office:value="0.968" calcext:value-type="float">
            <text:p>0.968</text:p>
          </table:table-cell>
          <table:table-cell table:style-name="ce7" office:value-type="float" office:value="0.998553" calcext:value-type="float">
            <text:p>0.99855</text:p>
          </table:table-cell>
          <table:table-cell table:style-name="ce7" office:value-type="float" office:value="0.97781" calcext:value-type="float">
            <text:p>0.97781</text:p>
          </table:table-cell>
          <table:table-cell office:value-type="float" office:value="0.98677" calcext:value-type="float">
            <text:p>0.9868</text:p>
          </table:table-cell>
          <table:table-cell table:formula="of:=1-0.00026*[.C810]" office:value-type="float" office:value="0.984777936" calcext:value-type="float">
            <text:p>0.9848</text:p>
          </table:table-cell>
          <table:table-cell table:style-name="ce3" table:formula="of:=1-0.05*[.B810]/1000" office:value-type="float" office:value="0.996077855" calcext:value-type="float">
            <text:p>0.9961</text:p>
          </table:table-cell>
          <table:table-cell table:formula="of:=[.M810]*[.L810]*[.K810]*[.J810]*[.I810]*[.H810]*[.G810]*[.F810]*[.E810]" office:value-type="float" office:value="0.855523961381356" calcext:value-type="float">
            <text:p>0.8555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table:style-name="Default" office:value-type="float" office:value="78.2567" calcext:value-type="float">
            <text:p>78.2567</text:p>
          </table:table-cell>
          <table:table-cell office:value-type="float" office:value="58.3578" calcext:value-type="float">
            <text:p>58.3578</text:p>
          </table:table-cell>
          <table:table-cell table:style-name="Default" office:value-type="float" office:value="53.601" calcext:value-type="float">
            <text:p>53.601</text:p>
          </table:table-cell>
          <table:table-cell table:formula="of:=[.E81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0]" office:value-type="float" office:value="0.98" calcext:value-type="float">
            <text:p>0.98</text:p>
          </table:table-cell>
          <table:table-cell table:formula="of:=[.H810]" office:value-type="float" office:value="0.968" calcext:value-type="float">
            <text:p>0.968</text:p>
          </table:table-cell>
          <table:table-cell table:style-name="ce7" office:value-type="float" office:value="0.998266" calcext:value-type="float">
            <text:p>0.99827</text:p>
          </table:table-cell>
          <table:table-cell table:style-name="ce7" office:value-type="float" office:value="0.981009" calcext:value-type="float">
            <text:p>0.98101</text:p>
          </table:table-cell>
          <table:table-cell office:value-type="float" office:value="0.98929" calcext:value-type="float">
            <text:p>0.9893</text:p>
          </table:table-cell>
          <table:table-cell table:formula="of:=1-0.00026*[.C811]" office:value-type="float" office:value="0.984826972" calcext:value-type="float">
            <text:p>0.9848</text:p>
          </table:table-cell>
          <table:table-cell table:style-name="ce3" table:formula="of:=1-0.05*[.B811]/1000" office:value-type="float" office:value="0.996087165" calcext:value-type="float">
            <text:p>0.9961</text:p>
          </table:table-cell>
          <table:table-cell table:formula="of:=[.M811]*[.L811]*[.K811]*[.J811]*[.I811]*[.H811]*[.G811]*[.F811]*[.E811]" office:value-type="float" office:value="0.860318415785989" calcext:value-type="float">
            <text:p>0.8603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table:style-name="Default" office:value-type="float" office:value="35.718" calcext:value-type="float">
            <text:p>35.718</text:p>
          </table:table-cell>
          <table:table-cell office:value-type="float" office:value="57.3525" calcext:value-type="float">
            <text:p>57.3525</text:p>
          </table:table-cell>
          <table:table-cell table:style-name="Default" office:value-type="float" office:value="44.6566" calcext:value-type="float">
            <text:p>44.6566</text:p>
          </table:table-cell>
          <table:table-cell table:formula="of:=[.E81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1]" office:value-type="float" office:value="0.98" calcext:value-type="float">
            <text:p>0.98</text:p>
          </table:table-cell>
          <table:table-cell table:formula="of:=[.H811]" office:value-type="float" office:value="0.968" calcext:value-type="float">
            <text:p>0.968</text:p>
          </table:table-cell>
          <table:table-cell table:style-name="ce7" office:value-type="float" office:value="0.996414" calcext:value-type="float">
            <text:p>0.99641</text:p>
          </table:table-cell>
          <table:table-cell table:style-name="ce7" office:value-type="float" office:value="0.980873" calcext:value-type="float">
            <text:p>0.98087</text:p>
          </table:table-cell>
          <table:table-cell office:value-type="float" office:value="0.99129" calcext:value-type="float">
            <text:p>0.9913</text:p>
          </table:table-cell>
          <table:table-cell table:formula="of:=1-0.00026*[.C812]" office:value-type="float" office:value="0.98508835" calcext:value-type="float">
            <text:p>0.9851</text:p>
          </table:table-cell>
          <table:table-cell table:style-name="ce3" table:formula="of:=1-0.05*[.B812]/1000" office:value-type="float" office:value="0.9982141" calcext:value-type="float">
            <text:p>0.9982</text:p>
          </table:table-cell>
          <table:table-cell table:formula="of:=[.M812]*[.L812]*[.K812]*[.J812]*[.I812]*[.H812]*[.G812]*[.F812]*[.E812]" office:value-type="float" office:value="0.862404987735959" calcext:value-type="float">
            <text:p>0.8624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table:style-name="Default" office:value-type="float" office:value="31.613" calcext:value-type="float">
            <text:p>31.613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43.5999" calcext:value-type="float">
            <text:p>43.5999</text:p>
          </table:table-cell>
          <table:table-cell table:formula="of:=[.E81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2]" office:value-type="float" office:value="0.98" calcext:value-type="float">
            <text:p>0.98</text:p>
          </table:table-cell>
          <table:table-cell table:formula="of:=[.H812]" office:value-type="float" office:value="0.968" calcext:value-type="float">
            <text:p>0.968</text:p>
          </table:table-cell>
          <table:table-cell table:style-name="ce7" office:value-type="float" office:value="0.996868" calcext:value-type="float">
            <text:p>0.99687</text:p>
          </table:table-cell>
          <table:table-cell table:style-name="ce7" office:value-type="float" office:value="0.981837" calcext:value-type="float">
            <text:p>0.98184</text:p>
          </table:table-cell>
          <table:table-cell office:value-type="float" office:value="0.9901" calcext:value-type="float">
            <text:p>0.9901</text:p>
          </table:table-cell>
          <table:table-cell table:formula="of:=1-0.00026*[.C813]" office:value-type="float" office:value="0.98674" calcext:value-type="float">
            <text:p>0.9867</text:p>
          </table:table-cell>
          <table:table-cell table:style-name="ce3" table:formula="of:=1-0.05*[.B813]/1000" office:value-type="float" office:value="0.99841935" calcext:value-type="float">
            <text:p>0.9984</text:p>
          </table:table-cell>
          <table:table-cell table:formula="of:=[.M813]*[.L813]*[.K813]*[.J813]*[.I813]*[.H813]*[.G813]*[.F813]*[.E813]" office:value-type="float" office:value="0.864233075541178" calcext:value-type="float">
            <text:p>0.8642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style-name="Default" office:value-type="float" office:value="36.9196" calcext:value-type="float">
            <text:p>36.9196</text:p>
          </table:table-cell>
          <table:table-cell office:value-type="float" office:value="59.3703" calcext:value-type="float">
            <text:p>59.3703</text:p>
          </table:table-cell>
          <table:table-cell table:style-name="Default" office:value-type="float" office:value="65.0568" calcext:value-type="float">
            <text:p>65.0568</text:p>
          </table:table-cell>
          <table:table-cell table:formula="of:=[.E81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3]" office:value-type="float" office:value="0.98" calcext:value-type="float">
            <text:p>0.98</text:p>
          </table:table-cell>
          <table:table-cell table:formula="of:=[.H813]" office:value-type="float" office:value="0.968" calcext:value-type="float">
            <text:p>0.968</text:p>
          </table:table-cell>
          <table:table-cell table:style-name="ce7" office:value-type="float" office:value="0.998535" calcext:value-type="float">
            <text:p>0.99854</text:p>
          </table:table-cell>
          <table:table-cell table:style-name="ce7" office:value-type="float" office:value="0.98229" calcext:value-type="float">
            <text:p>0.98229</text:p>
          </table:table-cell>
          <table:table-cell office:value-type="float" office:value="0.99066" calcext:value-type="float">
            <text:p>0.9907</text:p>
          </table:table-cell>
          <table:table-cell table:formula="of:=1-0.00026*[.C814]" office:value-type="float" office:value="0.984563722" calcext:value-type="float">
            <text:p>0.9846</text:p>
          </table:table-cell>
          <table:table-cell table:style-name="ce3" table:formula="of:=1-0.05*[.B814]/1000" office:value-type="float" office:value="0.99815402" calcext:value-type="float">
            <text:p>0.9982</text:p>
          </table:table-cell>
          <table:table-cell table:formula="of:=[.M814]*[.L814]*[.K814]*[.J814]*[.I814]*[.H814]*[.G814]*[.F814]*[.E814]" office:value-type="float" office:value="0.864426520880722" calcext:value-type="float">
            <text:p>0.8644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table:style-name="Default" office:value-type="float" office:value="8.40888" calcext:value-type="float">
            <text:p>8.40888</text:p>
          </table:table-cell>
          <table:table-cell office:value-type="float" office:value="39.1582" calcext:value-type="float">
            <text:p>39.1582</text:p>
          </table:table-cell>
          <table:table-cell table:style-name="Default" office:value-type="float" office:value="30.2726" calcext:value-type="float">
            <text:p>30.2726</text:p>
          </table:table-cell>
          <table:table-cell table:formula="of:=[.E81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4]" office:value-type="float" office:value="0.98" calcext:value-type="float">
            <text:p>0.98</text:p>
          </table:table-cell>
          <table:table-cell table:formula="of:=[.H814]" office:value-type="float" office:value="0.968" calcext:value-type="float">
            <text:p>0.968</text:p>
          </table:table-cell>
          <table:table-cell table:style-name="ce7" office:value-type="float" office:value="0.996855" calcext:value-type="float">
            <text:p>0.99686</text:p>
          </table:table-cell>
          <table:table-cell table:style-name="ce7" office:value-type="float" office:value="0.987421" calcext:value-type="float">
            <text:p>0.98742</text:p>
          </table:table-cell>
          <table:table-cell office:value-type="float" office:value="0.99826" calcext:value-type="float">
            <text:p>0.9983</text:p>
          </table:table-cell>
          <table:table-cell table:formula="of:=1-0.00026*[.C815]" office:value-type="float" office:value="0.989818868" calcext:value-type="float">
            <text:p>0.9898</text:p>
          </table:table-cell>
          <table:table-cell table:style-name="ce3" table:formula="of:=1-0.05*[.B815]/1000" office:value-type="float" office:value="0.999579556" calcext:value-type="float">
            <text:p>0.9996</text:p>
          </table:table-cell>
          <table:table-cell table:formula="of:=[.M815]*[.L815]*[.K815]*[.J815]*[.I815]*[.H815]*[.G815]*[.F815]*[.E815]" office:value-type="float" office:value="0.880055707654309" calcext:value-type="float">
            <text:p>0.8801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table:style-name="Default" office:value-type="float" office:value="8.30519" calcext:value-type="float">
            <text:p>8.30519</text:p>
          </table:table-cell>
          <table:table-cell office:value-type="float" office:value="38.7055" calcext:value-type="float">
            <text:p>38.7055</text:p>
          </table:table-cell>
          <table:table-cell table:style-name="Default" office:value-type="float" office:value="30.6394" calcext:value-type="float">
            <text:p>30.6394</text:p>
          </table:table-cell>
          <table:table-cell table:formula="of:=[.E81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5]" office:value-type="float" office:value="0.98" calcext:value-type="float">
            <text:p>0.98</text:p>
          </table:table-cell>
          <table:table-cell table:formula="of:=[.H815]" office:value-type="float" office:value="0.968" calcext:value-type="float">
            <text:p>0.968</text:p>
          </table:table-cell>
          <table:table-cell table:style-name="ce7" office:value-type="float" office:value="0.998538" calcext:value-type="float">
            <text:p>0.99854</text:p>
          </table:table-cell>
          <table:table-cell table:style-name="ce7" office:value-type="float" office:value="0.991228" calcext:value-type="float">
            <text:p>0.99123</text:p>
          </table:table-cell>
          <table:table-cell office:value-type="float" office:value="0.99824" calcext:value-type="float">
            <text:p>0.9982</text:p>
          </table:table-cell>
          <table:table-cell table:formula="of:=1-0.00026*[.C816]" office:value-type="float" office:value="0.98993657" calcext:value-type="float">
            <text:p>0.9899</text:p>
          </table:table-cell>
          <table:table-cell table:style-name="ce3" table:formula="of:=1-0.05*[.B816]/1000" office:value-type="float" office:value="0.9995847405" calcext:value-type="float">
            <text:p>0.9996</text:p>
          </table:table-cell>
          <table:table-cell table:formula="of:=[.M816]*[.L816]*[.K816]*[.J816]*[.I816]*[.H816]*[.G816]*[.F816]*[.E816]" office:value-type="float" office:value="0.885032385295713" calcext:value-type="float">
            <text:p>0.8850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table:style-name="Default" office:value-type="float" office:value="77.409" calcext:value-type="float">
            <text:p>77.409</text:p>
          </table:table-cell>
          <table:table-cell office:value-type="float" office:value="58.4484" calcext:value-type="float">
            <text:p>58.4484</text:p>
          </table:table-cell>
          <table:table-cell table:style-name="Default" office:value-type="float" office:value="56.1781" calcext:value-type="float">
            <text:p>56.1781</text:p>
          </table:table-cell>
          <table:table-cell table:formula="of:=[.E81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6]" office:value-type="float" office:value="0.98" calcext:value-type="float">
            <text:p>0.98</text:p>
          </table:table-cell>
          <table:table-cell table:formula="of:=[.H816]" office:value-type="float" office:value="0.968" calcext:value-type="float">
            <text:p>0.968</text:p>
          </table:table-cell>
          <table:table-cell table:style-name="ce7" office:value-type="float" office:value="0.997588" calcext:value-type="float">
            <text:p>0.99759</text:p>
          </table:table-cell>
          <table:table-cell table:style-name="ce7" office:value-type="float" office:value="0.97723" calcext:value-type="float">
            <text:p>0.97723</text:p>
          </table:table-cell>
          <table:table-cell office:value-type="float" office:value="0.98608" calcext:value-type="float">
            <text:p>0.9861</text:p>
          </table:table-cell>
          <table:table-cell table:formula="of:=1-0.00026*[.C817]" office:value-type="float" office:value="0.984803416" calcext:value-type="float">
            <text:p>0.9848</text:p>
          </table:table-cell>
          <table:table-cell table:style-name="ce3" table:formula="of:=1-0.05*[.B817]/1000" office:value-type="float" office:value="0.99612955" calcext:value-type="float">
            <text:p>0.9961</text:p>
          </table:table-cell>
          <table:table-cell table:formula="of:=[.M817]*[.L817]*[.K817]*[.J817]*[.I817]*[.H817]*[.G817]*[.F817]*[.E817]" office:value-type="float" office:value="0.853659303974382" calcext:value-type="float">
            <text:p>0.8537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table:style-name="Default" office:value-type="float" office:value="78.0414" calcext:value-type="float">
            <text:p>78.0414</text:p>
          </table:table-cell>
          <table:table-cell office:value-type="float" office:value="58.9402" calcext:value-type="float">
            <text:p>58.9402</text:p>
          </table:table-cell>
          <table:table-cell table:style-name="Default" office:value-type="float" office:value="56.8357" calcext:value-type="float">
            <text:p>56.8357</text:p>
          </table:table-cell>
          <table:table-cell table:formula="of:=[.E81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7]" office:value-type="float" office:value="0.98" calcext:value-type="float">
            <text:p>0.98</text:p>
          </table:table-cell>
          <table:table-cell table:formula="of:=[.H817]" office:value-type="float" office:value="0.968" calcext:value-type="float">
            <text:p>0.968</text:p>
          </table:table-cell>
          <table:table-cell table:style-name="ce7" office:value-type="float" office:value="0.997491" calcext:value-type="float">
            <text:p>0.99749</text:p>
          </table:table-cell>
          <table:table-cell table:style-name="ce7" office:value-type="float" office:value="0.977974" calcext:value-type="float">
            <text:p>0.97797</text:p>
          </table:table-cell>
          <table:table-cell office:value-type="float" office:value="0.98944" calcext:value-type="float">
            <text:p>0.9894</text:p>
          </table:table-cell>
          <table:table-cell table:formula="of:=1-0.00026*[.C818]" office:value-type="float" office:value="0.984675548" calcext:value-type="float">
            <text:p>0.9847</text:p>
          </table:table-cell>
          <table:table-cell table:style-name="ce3" table:formula="of:=1-0.05*[.B818]/1000" office:value-type="float" office:value="0.99609793" calcext:value-type="float">
            <text:p>0.9961</text:p>
          </table:table-cell>
          <table:table-cell table:formula="of:=[.M818]*[.L818]*[.K818]*[.J818]*[.I818]*[.H818]*[.G818]*[.F818]*[.E818]" office:value-type="float" office:value="0.856998377843045" calcext:value-type="float">
            <text:p>0.8570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table:style-name="Default" office:value-type="float" office:value="37.268" calcext:value-type="float">
            <text:p>37.268</text:p>
          </table:table-cell>
          <table:table-cell office:value-type="float" office:value="29.4016" calcext:value-type="float">
            <text:p>29.4016</text:p>
          </table:table-cell>
          <table:table-cell table:style-name="Default" office:value-type="float" office:value="33.2305" calcext:value-type="float">
            <text:p>33.2305</text:p>
          </table:table-cell>
          <table:table-cell table:formula="of:=[.E81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8]" office:value-type="float" office:value="0.98" calcext:value-type="float">
            <text:p>0.98</text:p>
          </table:table-cell>
          <table:table-cell table:formula="of:=[.H818]" office:value-type="float" office:value="0.968" calcext:value-type="float">
            <text:p>0.968</text:p>
          </table:table-cell>
          <table:table-cell table:style-name="ce7" office:value-type="float" office:value="0.996533" calcext:value-type="float">
            <text:p>0.99653</text:p>
          </table:table-cell>
          <table:table-cell table:style-name="ce7" office:value-type="float" office:value="0.984579" calcext:value-type="float">
            <text:p>0.98458</text:p>
          </table:table-cell>
          <table:table-cell office:value-type="float" office:value="0.9938" calcext:value-type="float">
            <text:p>0.9938</text:p>
          </table:table-cell>
          <table:table-cell table:formula="of:=1-0.00026*[.C819]" office:value-type="float" office:value="0.992355584" calcext:value-type="float">
            <text:p>0.9924</text:p>
          </table:table-cell>
          <table:table-cell table:style-name="ce3" table:formula="of:=1-0.05*[.B819]/1000" office:value-type="float" office:value="0.9981366" calcext:value-type="float">
            <text:p>0.9981</text:p>
          </table:table-cell>
          <table:table-cell table:formula="of:=[.M819]*[.L819]*[.K819]*[.J819]*[.I819]*[.H819]*[.G819]*[.F819]*[.E819]" office:value-type="float" office:value="0.874294194837293" calcext:value-type="float">
            <text:p>0.8743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table:style-name="Default" office:value-type="float" office:value="4.19584" calcext:value-type="float">
            <text:p>4.19584</text:p>
          </table:table-cell>
          <table:table-cell office:value-type="float" office:value="19.5362" calcext:value-type="float">
            <text:p>19.5362</text:p>
          </table:table-cell>
          <table:table-cell table:style-name="Default" office:value-type="float" office:value="12.9386" calcext:value-type="float">
            <text:p>12.9386</text:p>
          </table:table-cell>
          <table:table-cell table:formula="of:=[.E81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19]" office:value-type="float" office:value="0.98" calcext:value-type="float">
            <text:p>0.98</text:p>
          </table:table-cell>
          <table:table-cell table:formula="of:=[.H819]" office:value-type="float" office:value="0.968" calcext:value-type="float">
            <text:p>0.968</text:p>
          </table:table-cell>
          <table:table-cell table:style-name="ce7" office:value-type="float" office:value="1" calcext:value-type="float">
            <text:p>1.00000</text:p>
          </table:table-cell>
          <table:table-cell table:style-name="ce7" office:value-type="float" office:value="0.995902" calcext:value-type="float">
            <text:p>0.99590</text:p>
          </table:table-cell>
          <table:table-cell office:value-type="float" office:value="0.99923" calcext:value-type="float">
            <text:p>0.9992</text:p>
          </table:table-cell>
          <table:table-cell table:formula="of:=1-0.00026*[.C820]" office:value-type="float" office:value="0.994920588" calcext:value-type="float">
            <text:p>0.9949</text:p>
          </table:table-cell>
          <table:table-cell table:style-name="ce3" table:formula="of:=1-0.05*[.B820]/1000" office:value-type="float" office:value="0.999790208" calcext:value-type="float">
            <text:p>0.9998</text:p>
          </table:table-cell>
          <table:table-cell table:formula="of:=[.M820]*[.L820]*[.K820]*[.J820]*[.I820]*[.H820]*[.G820]*[.F820]*[.E820]" office:value-type="float" office:value="0.896062734426444" calcext:value-type="float">
            <text:p>0.8961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style-name="Default" office:value-type="float" office:value="113.426" calcext:value-type="float">
            <text:p>113.426</text:p>
          </table:table-cell>
          <table:table-cell office:value-type="float" office:value="58.0097" calcext:value-type="float">
            <text:p>58.0097</text:p>
          </table:table-cell>
          <table:table-cell table:style-name="Default" office:value-type="float" office:value="41.8595" calcext:value-type="float">
            <text:p>41.8595</text:p>
          </table:table-cell>
          <table:table-cell table:formula="of:=[.E82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0]" office:value-type="float" office:value="0.98" calcext:value-type="float">
            <text:p>0.98</text:p>
          </table:table-cell>
          <table:table-cell table:formula="of:=[.H820]" office:value-type="float" office:value="0.968" calcext:value-type="float">
            <text:p>0.968</text:p>
          </table:table-cell>
          <table:table-cell table:style-name="ce7" office:value-type="float" office:value="0.998184" calcext:value-type="float">
            <text:p>0.99818</text:p>
          </table:table-cell>
          <table:table-cell table:style-name="ce7" office:value-type="float" office:value="0.991421" calcext:value-type="float">
            <text:p>0.99142</text:p>
          </table:table-cell>
          <table:table-cell office:value-type="float" office:value="0.98847" calcext:value-type="float">
            <text:p>0.9885</text:p>
          </table:table-cell>
          <table:table-cell table:formula="of:=1-0.00026*[.C821]" office:value-type="float" office:value="0.984917478" calcext:value-type="float">
            <text:p>0.9849</text:p>
          </table:table-cell>
          <table:table-cell table:style-name="ce3" table:formula="of:=1-0.05*[.B821]/1000" office:value-type="float" office:value="0.9943287" calcext:value-type="float">
            <text:p>0.9943</text:p>
          </table:table-cell>
          <table:table-cell table:formula="of:=[.M821]*[.L821]*[.K821]*[.J821]*[.I821]*[.H821]*[.G821]*[.F821]*[.E821]" office:value-type="float" office:value="0.867203617373687" calcext:value-type="float">
            <text:p>0.8672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table:style-name="Default" office:value-type="float" office:value="115.353" calcext:value-type="float">
            <text:p>115.353</text:p>
          </table:table-cell>
          <table:table-cell office:value-type="float" office:value="58.918" calcext:value-type="float">
            <text:p>58.918</text:p>
          </table:table-cell>
          <table:table-cell table:style-name="Default" office:value-type="float" office:value="46.4865" calcext:value-type="float">
            <text:p>46.4865</text:p>
          </table:table-cell>
          <table:table-cell table:formula="of:=[.E82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1]" office:value-type="float" office:value="0.98" calcext:value-type="float">
            <text:p>0.98</text:p>
          </table:table-cell>
          <table:table-cell table:formula="of:=[.H821]" office:value-type="float" office:value="0.968" calcext:value-type="float">
            <text:p>0.968</text:p>
          </table:table-cell>
          <table:table-cell table:style-name="ce7" office:value-type="float" office:value="0.99754" calcext:value-type="float">
            <text:p>0.99754</text:p>
          </table:table-cell>
          <table:table-cell table:style-name="ce7" office:value-type="float" office:value="0.992565" calcext:value-type="float">
            <text:p>0.99257</text:p>
          </table:table-cell>
          <table:table-cell office:value-type="float" office:value="0.98712" calcext:value-type="float">
            <text:p>0.9871</text:p>
          </table:table-cell>
          <table:table-cell table:formula="of:=1-0.00026*[.C822]" office:value-type="float" office:value="0.98468132" calcext:value-type="float">
            <text:p>0.9847</text:p>
          </table:table-cell>
          <table:table-cell table:style-name="ce3" table:formula="of:=1-0.05*[.B822]/1000" office:value-type="float" office:value="0.99423235" calcext:value-type="float">
            <text:p>0.9942</text:p>
          </table:table-cell>
          <table:table-cell table:formula="of:=[.M822]*[.L822]*[.K822]*[.J822]*[.I822]*[.H822]*[.G822]*[.F822]*[.E822]" office:value-type="float" office:value="0.866167465713359" calcext:value-type="float">
            <text:p>0.8662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table:style-name="Default" office:value-type="float" office:value="134.884" calcext:value-type="float">
            <text:p>134.884</text:p>
          </table:table-cell>
          <table:table-cell office:value-type="float" office:value="57.2693" calcext:value-type="float">
            <text:p>57.2693</text:p>
          </table:table-cell>
          <table:table-cell table:style-name="Default" office:value-type="float" office:value="46.3707" calcext:value-type="float">
            <text:p>46.3707</text:p>
          </table:table-cell>
          <table:table-cell table:formula="of:=[.E82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2]" office:value-type="float" office:value="0.98" calcext:value-type="float">
            <text:p>0.98</text:p>
          </table:table-cell>
          <table:table-cell table:formula="of:=[.H822]" office:value-type="float" office:value="0.968" calcext:value-type="float">
            <text:p>0.968</text:p>
          </table:table-cell>
          <table:table-cell table:style-name="ce7" office:value-type="float" office:value="0.997835" calcext:value-type="float">
            <text:p>0.99784</text:p>
          </table:table-cell>
          <table:table-cell table:style-name="ce7" office:value-type="float" office:value="0.988963" calcext:value-type="float">
            <text:p>0.98896</text:p>
          </table:table-cell>
          <table:table-cell office:value-type="float" office:value="0.98329" calcext:value-type="float">
            <text:p>0.9833</text:p>
          </table:table-cell>
          <table:table-cell table:formula="of:=1-0.00026*[.C823]" office:value-type="float" office:value="0.985109982" calcext:value-type="float">
            <text:p>0.9851</text:p>
          </table:table-cell>
          <table:table-cell table:style-name="ce3" table:formula="of:=1-0.05*[.B823]/1000" office:value-type="float" office:value="0.9932558" calcext:value-type="float">
            <text:p>0.9933</text:p>
          </table:table-cell>
          <table:table-cell table:formula="of:=[.M823]*[.L823]*[.K823]*[.J823]*[.I823]*[.H823]*[.G823]*[.F823]*[.E823]" office:value-type="float" office:value="0.859459228470898" calcext:value-type="float">
            <text:p>0.8595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table:style-name="Default" office:value-type="float" office:value="123.556" calcext:value-type="float">
            <text:p>123.556</text:p>
          </table:table-cell>
          <table:table-cell office:value-type="float" office:value="59.8163" calcext:value-type="float">
            <text:p>59.8163</text:p>
          </table:table-cell>
          <table:table-cell table:style-name="Default" office:value-type="float" office:value="12.0491" calcext:value-type="float">
            <text:p>12.0491</text:p>
          </table:table-cell>
          <table:table-cell table:formula="of:=[.E82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3]" office:value-type="float" office:value="0.98" calcext:value-type="float">
            <text:p>0.98</text:p>
          </table:table-cell>
          <table:table-cell table:formula="of:=[.H823]" office:value-type="float" office:value="0.968" calcext:value-type="float">
            <text:p>0.968</text:p>
          </table:table-cell>
          <table:table-cell table:style-name="ce7" office:value-type="float" office:value="0.996827" calcext:value-type="float">
            <text:p>0.99683</text:p>
          </table:table-cell>
          <table:table-cell table:style-name="ce7" office:value-type="float" office:value="0.992807" calcext:value-type="float">
            <text:p>0.99281</text:p>
          </table:table-cell>
          <table:table-cell office:value-type="float" office:value="0.98847" calcext:value-type="float">
            <text:p>0.9885</text:p>
          </table:table-cell>
          <table:table-cell table:formula="of:=1-0.00026*[.C824]" office:value-type="float" office:value="0.984447762" calcext:value-type="float">
            <text:p>0.9844</text:p>
          </table:table-cell>
          <table:table-cell table:style-name="ce3" table:formula="of:=1-0.05*[.B824]/1000" office:value-type="float" office:value="0.9938222" calcext:value-type="float">
            <text:p>0.9938</text:p>
          </table:table-cell>
          <table:table-cell table:formula="of:=[.M824]*[.L824]*[.K824]*[.J824]*[.I824]*[.H824]*[.G824]*[.F824]*[.E824]" office:value-type="float" office:value="0.866380236150424" calcext:value-type="float">
            <text:p>0.8664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table:style-name="Default" office:value-type="float" office:value="120.651" calcext:value-type="float">
            <text:p>120.651</text:p>
          </table:table-cell>
          <table:table-cell office:value-type="float" office:value="58.6199" calcext:value-type="float">
            <text:p>58.6199</text:p>
          </table:table-cell>
          <table:table-cell table:style-name="Default" office:value-type="float" office:value="56.8697" calcext:value-type="float">
            <text:p>56.8697</text:p>
          </table:table-cell>
          <table:table-cell table:formula="of:=[.E82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4]" office:value-type="float" office:value="0.98" calcext:value-type="float">
            <text:p>0.98</text:p>
          </table:table-cell>
          <table:table-cell table:formula="of:=[.H824]" office:value-type="float" office:value="0.968" calcext:value-type="float">
            <text:p>0.968</text:p>
          </table:table-cell>
          <table:table-cell table:style-name="ce7" office:value-type="float" office:value="0.997659" calcext:value-type="float">
            <text:p>0.99766</text:p>
          </table:table-cell>
          <table:table-cell table:style-name="ce7" office:value-type="float" office:value="0.990818" calcext:value-type="float">
            <text:p>0.99082</text:p>
          </table:table-cell>
          <table:table-cell office:value-type="float" office:value="0.98546" calcext:value-type="float">
            <text:p>0.9855</text:p>
          </table:table-cell>
          <table:table-cell table:formula="of:=1-0.00026*[.C825]" office:value-type="float" office:value="0.984758826" calcext:value-type="float">
            <text:p>0.9848</text:p>
          </table:table-cell>
          <table:table-cell table:style-name="ce3" table:formula="of:=1-0.05*[.B825]/1000" office:value-type="float" office:value="0.99396745" calcext:value-type="float">
            <text:p>0.9940</text:p>
          </table:table-cell>
          <table:table-cell table:formula="of:=[.M825]*[.L825]*[.K825]*[.J825]*[.I825]*[.H825]*[.G825]*[.F825]*[.E825]" office:value-type="float" office:value="0.863129794286936" calcext:value-type="float">
            <text:p>0.8631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table:style-name="Default" office:value-type="float" office:value="27.2044" calcext:value-type="float">
            <text:p>27.2044</text:p>
          </table:table-cell>
          <table:table-cell office:value-type="float" office:value="39.6078" calcext:value-type="float">
            <text:p>39.6078</text:p>
          </table:table-cell>
          <table:table-cell table:style-name="Default" office:value-type="float" office:value="52.9048" calcext:value-type="float">
            <text:p>52.9048</text:p>
          </table:table-cell>
          <table:table-cell table:formula="of:=[.E82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5]" office:value-type="float" office:value="0.98" calcext:value-type="float">
            <text:p>0.98</text:p>
          </table:table-cell>
          <table:table-cell table:formula="of:=[.H825]" office:value-type="float" office:value="0.968" calcext:value-type="float">
            <text:p>0.968</text:p>
          </table:table-cell>
          <table:table-cell table:style-name="ce7" office:value-type="float" office:value="0.999191" calcext:value-type="float">
            <text:p>0.99919</text:p>
          </table:table-cell>
          <table:table-cell table:style-name="ce7" office:value-type="float" office:value="0.997169" calcext:value-type="float">
            <text:p>0.99717</text:p>
          </table:table-cell>
          <table:table-cell office:value-type="float" office:value="0.99765" calcext:value-type="float">
            <text:p>0.9977</text:p>
          </table:table-cell>
          <table:table-cell table:formula="of:=1-0.00026*[.C826]" office:value-type="float" office:value="0.989701972" calcext:value-type="float">
            <text:p>0.9897</text:p>
          </table:table-cell>
          <table:table-cell table:style-name="ce3" table:formula="of:=1-0.05*[.B826]/1000" office:value-type="float" office:value="0.99863978" calcext:value-type="float">
            <text:p>0.9986</text:p>
          </table:table-cell>
          <table:table-cell table:formula="of:=[.M826]*[.L826]*[.K826]*[.J826]*[.I826]*[.H826]*[.G826]*[.F826]*[.E826]" office:value-type="float" office:value="0.889340022379556" calcext:value-type="float">
            <text:p>0.8893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table:style-name="Default" office:value-type="float" office:value="27.0465" calcext:value-type="float">
            <text:p>27.0465</text:p>
          </table:table-cell>
          <table:table-cell office:value-type="float" office:value="39.3548" calcext:value-type="float">
            <text:p>39.3548</text:p>
          </table:table-cell>
          <table:table-cell table:style-name="Default" office:value-type="float" office:value="17.6633" calcext:value-type="float">
            <text:p>17.6633</text:p>
          </table:table-cell>
          <table:table-cell table:formula="of:=[.E82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6]" office:value-type="float" office:value="0.98" calcext:value-type="float">
            <text:p>0.98</text:p>
          </table:table-cell>
          <table:table-cell table:formula="of:=[.H826]" office:value-type="float" office:value="0.968" calcext:value-type="float">
            <text:p>0.968</text:p>
          </table:table-cell>
          <table:table-cell table:style-name="ce7" office:value-type="float" office:value="0.998783" calcext:value-type="float">
            <text:p>0.99878</text:p>
          </table:table-cell>
          <table:table-cell table:style-name="ce7" office:value-type="float" office:value="0.993917" calcext:value-type="float">
            <text:p>0.99392</text:p>
          </table:table-cell>
          <table:table-cell office:value-type="float" office:value="0.9984" calcext:value-type="float">
            <text:p>0.9984</text:p>
          </table:table-cell>
          <table:table-cell table:formula="of:=1-0.00026*[.C827]" office:value-type="float" office:value="0.989767752" calcext:value-type="float">
            <text:p>0.9898</text:p>
          </table:table-cell>
          <table:table-cell table:style-name="ce3" table:formula="of:=1-0.05*[.B827]/1000" office:value-type="float" office:value="0.998647675" calcext:value-type="float">
            <text:p>0.9986</text:p>
          </table:table-cell>
          <table:table-cell table:formula="of:=[.M827]*[.L827]*[.K827]*[.J827]*[.I827]*[.H827]*[.G827]*[.F827]*[.E827]" office:value-type="float" office:value="0.886809789003997" calcext:value-type="float">
            <text:p>0.8868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style-name="Default" office:value-type="float" office:value="266.134" calcext:value-type="float">
            <text:p>266.134</text:p>
          </table:table-cell>
          <table:table-cell office:value-type="float" office:value="58.7089" calcext:value-type="float">
            <text:p>58.7089</text:p>
          </table:table-cell>
          <table:table-cell table:style-name="Default" office:value-type="float" office:value="47.2994" calcext:value-type="float">
            <text:p>47.2994</text:p>
          </table:table-cell>
          <table:table-cell table:formula="of:=[.E82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7]" office:value-type="float" office:value="0.98" calcext:value-type="float">
            <text:p>0.98</text:p>
          </table:table-cell>
          <table:table-cell table:formula="of:=[.H827]" office:value-type="float" office:value="0.968" calcext:value-type="float">
            <text:p>0.968</text:p>
          </table:table-cell>
          <table:table-cell table:style-name="ce7" office:value-type="float" office:value="0.997742" calcext:value-type="float">
            <text:p>0.99774</text:p>
          </table:table-cell>
          <table:table-cell table:style-name="ce7" office:value-type="float" office:value="0.9886" calcext:value-type="float">
            <text:p>0.98860</text:p>
          </table:table-cell>
          <table:table-cell office:value-type="float" office:value="0.97825" calcext:value-type="float">
            <text:p>0.9783</text:p>
          </table:table-cell>
          <table:table-cell table:formula="of:=1-0.00026*[.C828]" office:value-type="float" office:value="0.984735686" calcext:value-type="float">
            <text:p>0.9847</text:p>
          </table:table-cell>
          <table:table-cell table:style-name="ce3" table:formula="of:=1-0.05*[.B828]/1000" office:value-type="float" office:value="0.9866933" calcext:value-type="float">
            <text:p>0.9867</text:p>
          </table:table-cell>
          <table:table-cell table:formula="of:=[.M828]*[.L828]*[.K828]*[.J828]*[.I828]*[.H828]*[.G828]*[.F828]*[.E828]" office:value-type="float" office:value="0.84869105190752" calcext:value-type="float">
            <text:p>0.8487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table:style-name="Default" office:value-type="float" office:value="264.61" calcext:value-type="float">
            <text:p>264.61</text:p>
          </table:table-cell>
          <table:table-cell office:value-type="float" office:value="58.3186" calcext:value-type="float">
            <text:p>58.3186</text:p>
          </table:table-cell>
          <table:table-cell table:style-name="Default" office:value-type="float" office:value="53.4471" calcext:value-type="float">
            <text:p>53.4471</text:p>
          </table:table-cell>
          <table:table-cell table:formula="of:=[.E82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8]" office:value-type="float" office:value="0.98" calcext:value-type="float">
            <text:p>0.98</text:p>
          </table:table-cell>
          <table:table-cell table:formula="of:=[.H828]" office:value-type="float" office:value="0.968" calcext:value-type="float">
            <text:p>0.968</text:p>
          </table:table-cell>
          <table:table-cell table:style-name="ce7" office:value-type="float" office:value="0.997316" calcext:value-type="float">
            <text:p>0.99732</text:p>
          </table:table-cell>
          <table:table-cell table:style-name="ce7" office:value-type="float" office:value="0.987814" calcext:value-type="float">
            <text:p>0.98781</text:p>
          </table:table-cell>
          <table:table-cell office:value-type="float" office:value="0.9779" calcext:value-type="float">
            <text:p>0.9779</text:p>
          </table:table-cell>
          <table:table-cell table:formula="of:=1-0.00026*[.C829]" office:value-type="float" office:value="0.984837164" calcext:value-type="float">
            <text:p>0.9848</text:p>
          </table:table-cell>
          <table:table-cell table:style-name="ce3" table:formula="of:=1-0.05*[.B829]/1000" office:value-type="float" office:value="0.9867695" calcext:value-type="float">
            <text:p>0.9868</text:p>
          </table:table-cell>
          <table:table-cell table:formula="of:=[.M829]*[.L829]*[.K829]*[.J829]*[.I829]*[.H829]*[.G829]*[.F829]*[.E829]" office:value-type="float" office:value="0.847503706752652" calcext:value-type="float">
            <text:p>0.8475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style-name="Default" office:value-type="float" office:value="256.698" calcext:value-type="float">
            <text:p>256.698</text:p>
          </table:table-cell>
          <table:table-cell office:value-type="float" office:value="56.6278" calcext:value-type="float">
            <text:p>56.6278</text:p>
          </table:table-cell>
          <table:table-cell table:style-name="Default" office:value-type="float" office:value="48.9046" calcext:value-type="float">
            <text:p>48.9046</text:p>
          </table:table-cell>
          <table:table-cell table:formula="of:=[.E82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29]" office:value-type="float" office:value="0.98" calcext:value-type="float">
            <text:p>0.98</text:p>
          </table:table-cell>
          <table:table-cell table:formula="of:=[.H829]" office:value-type="float" office:value="0.968" calcext:value-type="float">
            <text:p>0.968</text:p>
          </table:table-cell>
          <table:table-cell table:style-name="ce7" office:value-type="float" office:value="0.997744" calcext:value-type="float">
            <text:p>0.99774</text:p>
          </table:table-cell>
          <table:table-cell table:style-name="ce7" office:value-type="float" office:value="0.988228" calcext:value-type="float">
            <text:p>0.98823</text:p>
          </table:table-cell>
          <table:table-cell office:value-type="float" office:value="0.98132" calcext:value-type="float">
            <text:p>0.9813</text:p>
          </table:table-cell>
          <table:table-cell table:formula="of:=1-0.00026*[.C830]" office:value-type="float" office:value="0.985276772" calcext:value-type="float">
            <text:p>0.9853</text:p>
          </table:table-cell>
          <table:table-cell table:style-name="ce3" table:formula="of:=1-0.05*[.B830]/1000" office:value-type="float" office:value="0.9871651" calcext:value-type="float">
            <text:p>0.9872</text:p>
          </table:table-cell>
          <table:table-cell table:formula="of:=[.M830]*[.L830]*[.K830]*[.J830]*[.I830]*[.H830]*[.G830]*[.F830]*[.E830]" office:value-type="float" office:value="0.851910591346833" calcext:value-type="float">
            <text:p>0.8519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style-name="Default" office:value-type="float" office:value="493.305" calcext:value-type="float">
            <text:p>493.305</text:p>
          </table:table-cell>
          <table:table-cell office:value-type="float" office:value="56.1451" calcext:value-type="float">
            <text:p>56.1451</text:p>
          </table:table-cell>
          <table:table-cell table:style-name="Default" office:value-type="float" office:value="43.7209" calcext:value-type="float">
            <text:p>43.7209</text:p>
          </table:table-cell>
          <table:table-cell table:formula="of:=[.E83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0]" office:value-type="float" office:value="0.98" calcext:value-type="float">
            <text:p>0.98</text:p>
          </table:table-cell>
          <table:table-cell table:formula="of:=[.H830]" office:value-type="float" office:value="0.968" calcext:value-type="float">
            <text:p>0.968</text:p>
          </table:table-cell>
          <table:table-cell table:style-name="ce7" office:value-type="float" office:value="0.997515" calcext:value-type="float">
            <text:p>0.99752</text:p>
          </table:table-cell>
          <table:table-cell table:style-name="ce7" office:value-type="float" office:value="0.982751" calcext:value-type="float">
            <text:p>0.98275</text:p>
          </table:table-cell>
          <table:table-cell office:value-type="float" office:value="0.97138" calcext:value-type="float">
            <text:p>0.9714</text:p>
          </table:table-cell>
          <table:table-cell table:formula="of:=1-0.00026*[.C831]" office:value-type="float" office:value="0.985402274" calcext:value-type="float">
            <text:p>0.9854</text:p>
          </table:table-cell>
          <table:table-cell table:style-name="ce3" table:formula="of:=1-0.05*[.B831]/1000" office:value-type="float" office:value="0.97533475" calcext:value-type="float">
            <text:p>0.9753</text:p>
          </table:table-cell>
          <table:table-cell table:formula="of:=[.M831]*[.L831]*[.K831]*[.J831]*[.I831]*[.H831]*[.G831]*[.F831]*[.E831]" office:value-type="float" office:value="0.828473068801845" calcext:value-type="float">
            <text:p>0.8285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table:style-name="Default" office:value-type="float" office:value="518.553" calcext:value-type="float">
            <text:p>518.553</text:p>
          </table:table-cell>
          <table:table-cell office:value-type="float" office:value="59.0918" calcext:value-type="float">
            <text:p>59.0918</text:p>
          </table:table-cell>
          <table:table-cell table:style-name="Default" office:value-type="float" office:value="63.0387" calcext:value-type="float">
            <text:p>63.0387</text:p>
          </table:table-cell>
          <table:table-cell table:formula="of:=[.E83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1]" office:value-type="float" office:value="0.98" calcext:value-type="float">
            <text:p>0.98</text:p>
          </table:table-cell>
          <table:table-cell table:formula="of:=[.H831]" office:value-type="float" office:value="0.968" calcext:value-type="float">
            <text:p>0.968</text:p>
          </table:table-cell>
          <table:table-cell table:style-name="ce7" office:value-type="float" office:value="0.997783" calcext:value-type="float">
            <text:p>0.99778</text:p>
          </table:table-cell>
          <table:table-cell table:style-name="ce7" office:value-type="float" office:value="0.983742" calcext:value-type="float">
            <text:p>0.98374</text:p>
          </table:table-cell>
          <table:table-cell office:value-type="float" office:value="0.97095" calcext:value-type="float">
            <text:p>0.9710</text:p>
          </table:table-cell>
          <table:table-cell table:formula="of:=1-0.00026*[.C832]" office:value-type="float" office:value="0.984636132" calcext:value-type="float">
            <text:p>0.9846</text:p>
          </table:table-cell>
          <table:table-cell table:style-name="ce3" table:formula="of:=1-0.05*[.B832]/1000" office:value-type="float" office:value="0.97407235" calcext:value-type="float">
            <text:p>0.9741</text:p>
          </table:table-cell>
          <table:table-cell table:formula="of:=[.M832]*[.L832]*[.K832]*[.J832]*[.I832]*[.H832]*[.G832]*[.F832]*[.E832]" office:value-type="float" office:value="0.827447054889242" calcext:value-type="float">
            <text:p>0.8274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table:style-name="Default" office:value-type="float" office:value="520.667" calcext:value-type="float">
            <text:p>520.667</text:p>
          </table:table-cell>
          <table:table-cell office:value-type="float" office:value="59.3493" calcext:value-type="float">
            <text:p>59.3493</text:p>
          </table:table-cell>
          <table:table-cell table:style-name="Default" office:value-type="float" office:value="34.6788" calcext:value-type="float">
            <text:p>34.6788</text:p>
          </table:table-cell>
          <table:table-cell table:formula="of:=[.E83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2]" office:value-type="float" office:value="0.98" calcext:value-type="float">
            <text:p>0.98</text:p>
          </table:table-cell>
          <table:table-cell table:formula="of:=[.H832]" office:value-type="float" office:value="0.968" calcext:value-type="float">
            <text:p>0.968</text:p>
          </table:table-cell>
          <table:table-cell table:style-name="ce7" office:value-type="float" office:value="0.997493" calcext:value-type="float">
            <text:p>0.99749</text:p>
          </table:table-cell>
          <table:table-cell table:style-name="ce7" office:value-type="float" office:value="0.982918" calcext:value-type="float">
            <text:p>0.98292</text:p>
          </table:table-cell>
          <table:table-cell office:value-type="float" office:value="0.96749" calcext:value-type="float">
            <text:p>0.9675</text:p>
          </table:table-cell>
          <table:table-cell table:formula="of:=1-0.00026*[.C833]" office:value-type="float" office:value="0.984569182" calcext:value-type="float">
            <text:p>0.9846</text:p>
          </table:table-cell>
          <table:table-cell table:style-name="ce3" table:formula="of:=1-0.05*[.B833]/1000" office:value-type="float" office:value="0.97396665" calcext:value-type="float">
            <text:p>0.9740</text:p>
          </table:table-cell>
          <table:table-cell table:formula="of:=[.M833]*[.L833]*[.K833]*[.J833]*[.I833]*[.H833]*[.G833]*[.F833]*[.E833]" office:value-type="float" office:value="0.823423020263137" calcext:value-type="float">
            <text:p>0.8234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table:style-name="Default" office:value-type="float" office:value="51.1767" calcext:value-type="float">
            <text:p>51.1767</text:p>
          </table:table-cell>
          <table:table-cell office:value-type="float" office:value="39.0919" calcext:value-type="float">
            <text:p>39.0919</text:p>
          </table:table-cell>
          <table:table-cell table:style-name="Default" office:value-type="float" office:value="37.6381" calcext:value-type="float">
            <text:p>37.6381</text:p>
          </table:table-cell>
          <table:table-cell table:formula="of:=[.E83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3]" office:value-type="float" office:value="0.98" calcext:value-type="float">
            <text:p>0.98</text:p>
          </table:table-cell>
          <table:table-cell table:formula="of:=[.H833]" office:value-type="float" office:value="0.968" calcext:value-type="float">
            <text:p>0.968</text:p>
          </table:table-cell>
          <table:table-cell table:style-name="ce7" office:value-type="float" office:value="0.999269" calcext:value-type="float">
            <text:p>0.99927</text:p>
          </table:table-cell>
          <table:table-cell table:style-name="ce7" office:value-type="float" office:value="0.996344" calcext:value-type="float">
            <text:p>0.99634</text:p>
          </table:table-cell>
          <table:table-cell office:value-type="float" office:value="0.99624" calcext:value-type="float">
            <text:p>0.9962</text:p>
          </table:table-cell>
          <table:table-cell table:formula="of:=1-0.00026*[.C834]" office:value-type="float" office:value="0.989836106" calcext:value-type="float">
            <text:p>0.9898</text:p>
          </table:table-cell>
          <table:table-cell table:style-name="ce3" table:formula="of:=1-0.05*[.B834]/1000" office:value-type="float" office:value="0.997441165" calcext:value-type="float">
            <text:p>0.9974</text:p>
          </table:table-cell>
          <table:table-cell table:formula="of:=[.M834]*[.L834]*[.K834]*[.J834]*[.I834]*[.H834]*[.G834]*[.F834]*[.E834]" office:value-type="float" office:value="0.886472625967502" calcext:value-type="float">
            <text:p>0.8865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table:style-name="Default" office:value-type="float" office:value="51.9944" calcext:value-type="float">
            <text:p>51.9944</text:p>
          </table:table-cell>
          <table:table-cell office:value-type="float" office:value="39.7582" calcext:value-type="float">
            <text:p>39.7582</text:p>
          </table:table-cell>
          <table:table-cell table:style-name="Default" office:value-type="float" office:value="35.2688" calcext:value-type="float">
            <text:p>35.2688</text:p>
          </table:table-cell>
          <table:table-cell table:formula="of:=[.E83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4]" office:value-type="float" office:value="0.98" calcext:value-type="float">
            <text:p>0.98</text:p>
          </table:table-cell>
          <table:table-cell table:formula="of:=[.H834]" office:value-type="float" office:value="0.968" calcext:value-type="float">
            <text:p>0.968</text:p>
          </table:table-cell>
          <table:table-cell table:style-name="ce7" office:value-type="float" office:value="0.999615" calcext:value-type="float">
            <text:p>0.99962</text:p>
          </table:table-cell>
          <table:table-cell table:style-name="ce7" office:value-type="float" office:value="0.994998" calcext:value-type="float">
            <text:p>0.99500</text:p>
          </table:table-cell>
          <table:table-cell office:value-type="float" office:value="0.99626" calcext:value-type="float">
            <text:p>0.9963</text:p>
          </table:table-cell>
          <table:table-cell table:formula="of:=1-0.00026*[.C835]" office:value-type="float" office:value="0.989662868" calcext:value-type="float">
            <text:p>0.9897</text:p>
          </table:table-cell>
          <table:table-cell table:style-name="ce3" table:formula="of:=1-0.05*[.B835]/1000" office:value-type="float" office:value="0.99740028" calcext:value-type="float">
            <text:p>0.9974</text:p>
          </table:table-cell>
          <table:table-cell table:formula="of:=[.M835]*[.L835]*[.K835]*[.J835]*[.I835]*[.H835]*[.G835]*[.F835]*[.E835]" office:value-type="float" office:value="0.885408074138783" calcext:value-type="float">
            <text:p>0.8854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table:style-name="Default" office:value-type="float" office:value="234.489" calcext:value-type="float">
            <text:p>234.489</text:p>
          </table:table-cell>
          <table:table-cell office:value-type="float" office:value="58.3095" calcext:value-type="float">
            <text:p>58.3095</text:p>
          </table:table-cell>
          <table:table-cell table:style-name="Default" office:value-type="float" office:value="49.9724" calcext:value-type="float">
            <text:p>49.9724</text:p>
          </table:table-cell>
          <table:table-cell table:formula="of:=[.E83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5]" office:value-type="float" office:value="0.98" calcext:value-type="float">
            <text:p>0.98</text:p>
          </table:table-cell>
          <table:table-cell table:formula="of:=[.H835]" office:value-type="float" office:value="0.968" calcext:value-type="float">
            <text:p>0.968</text:p>
          </table:table-cell>
          <table:table-cell table:style-name="ce7" office:value-type="float" office:value="0.998035" calcext:value-type="float">
            <text:p>0.99804</text:p>
          </table:table-cell>
          <table:table-cell table:style-name="ce7" office:value-type="float" office:value="0.98871" calcext:value-type="float">
            <text:p>0.98871</text:p>
          </table:table-cell>
          <table:table-cell office:value-type="float" office:value="0.98158" calcext:value-type="float">
            <text:p>0.9816</text:p>
          </table:table-cell>
          <table:table-cell table:formula="of:=1-0.00026*[.C836]" office:value-type="float" office:value="0.98483953" calcext:value-type="float">
            <text:p>0.9848</text:p>
          </table:table-cell>
          <table:table-cell table:style-name="ce3" table:formula="of:=1-0.05*[.B836]/1000" office:value-type="float" office:value="0.98827555" calcext:value-type="float">
            <text:p>0.9883</text:p>
          </table:table-cell>
          <table:table-cell table:formula="of:=[.M836]*[.L836]*[.K836]*[.J836]*[.I836]*[.H836]*[.G836]*[.F836]*[.E836]" office:value-type="float" office:value="0.853381007400969" calcext:value-type="float">
            <text:p>0.8534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table:style-name="Default" office:value-type="float" office:value="238.611" calcext:value-type="float">
            <text:p>238.611</text:p>
          </table:table-cell>
          <table:table-cell office:value-type="float" office:value="58.8963" calcext:value-type="float">
            <text:p>58.8963</text:p>
          </table:table-cell>
          <table:table-cell table:style-name="Default" office:value-type="float" office:value="51.3465" calcext:value-type="float">
            <text:p>51.3465</text:p>
          </table:table-cell>
          <table:table-cell table:formula="of:=[.E83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6]" office:value-type="float" office:value="0.98" calcext:value-type="float">
            <text:p>0.98</text:p>
          </table:table-cell>
          <table:table-cell table:formula="of:=[.H836]" office:value-type="float" office:value="0.968" calcext:value-type="float">
            <text:p>0.968</text:p>
          </table:table-cell>
          <table:table-cell table:style-name="ce7" office:value-type="float" office:value="0.997898" calcext:value-type="float">
            <text:p>0.99790</text:p>
          </table:table-cell>
          <table:table-cell table:style-name="ce7" office:value-type="float" office:value="0.988637" calcext:value-type="float">
            <text:p>0.98864</text:p>
          </table:table-cell>
          <table:table-cell office:value-type="float" office:value="0.98203" calcext:value-type="float">
            <text:p>0.9820</text:p>
          </table:table-cell>
          <table:table-cell table:formula="of:=1-0.00026*[.C837]" office:value-type="float" office:value="0.984686962" calcext:value-type="float">
            <text:p>0.9847</text:p>
          </table:table-cell>
          <table:table-cell table:style-name="ce3" table:formula="of:=1-0.05*[.B837]/1000" office:value-type="float" office:value="0.98806945" calcext:value-type="float">
            <text:p>0.9881</text:p>
          </table:table-cell>
          <table:table-cell table:formula="of:=[.M837]*[.L837]*[.K837]*[.J837]*[.I837]*[.H837]*[.G837]*[.F837]*[.E837]" office:value-type="float" office:value="0.853281789361622" calcext:value-type="float">
            <text:p>0.8533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table:style-name="Default" office:value-type="float" office:value="234.579" calcext:value-type="float">
            <text:p>234.579</text:p>
          </table:table-cell>
          <table:table-cell office:value-type="float" office:value="57.9308" calcext:value-type="float">
            <text:p>57.9308</text:p>
          </table:table-cell>
          <table:table-cell table:style-name="Default" office:value-type="float" office:value="46.0139" calcext:value-type="float">
            <text:p>46.0139</text:p>
          </table:table-cell>
          <table:table-cell table:formula="of:=[.E83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7]" office:value-type="float" office:value="0.98" calcext:value-type="float">
            <text:p>0.98</text:p>
          </table:table-cell>
          <table:table-cell table:formula="of:=[.H837]" office:value-type="float" office:value="0.968" calcext:value-type="float">
            <text:p>0.968</text:p>
          </table:table-cell>
          <table:table-cell table:style-name="ce7" office:value-type="float" office:value="0.997968" calcext:value-type="float">
            <text:p>0.99797</text:p>
          </table:table-cell>
          <table:table-cell table:style-name="ce7" office:value-type="float" office:value="0.988854" calcext:value-type="float">
            <text:p>0.98885</text:p>
          </table:table-cell>
          <table:table-cell office:value-type="float" office:value="0.98017" calcext:value-type="float">
            <text:p>0.9802</text:p>
          </table:table-cell>
          <table:table-cell table:formula="of:=1-0.00026*[.C838]" office:value-type="float" office:value="0.984937992" calcext:value-type="float">
            <text:p>0.9849</text:p>
          </table:table-cell>
          <table:table-cell table:style-name="ce3" table:formula="of:=1-0.05*[.B838]/1000" office:value-type="float" office:value="0.98827105" calcext:value-type="float">
            <text:p>0.9883</text:p>
          </table:table-cell>
          <table:table-cell table:formula="of:=[.M838]*[.L838]*[.K838]*[.J838]*[.I838]*[.H838]*[.G838]*[.F838]*[.E838]" office:value-type="float" office:value="0.852303378821313" calcext:value-type="float">
            <text:p>0.8523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table:style-name="Default" office:value-type="float" office:value="361.63" calcext:value-type="float">
            <text:p>361.63</text:p>
          </table:table-cell>
          <table:table-cell office:value-type="float" office:value="21.9059" calcext:value-type="float">
            <text:p>21.9059</text:p>
          </table:table-cell>
          <table:table-cell table:style-name="Default" office:value-type="float" office:value="29.2813" calcext:value-type="float">
            <text:p>29.2813</text:p>
          </table:table-cell>
          <table:table-cell table:formula="of:=[.E83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8]" office:value-type="float" office:value="0.98" calcext:value-type="float">
            <text:p>0.98</text:p>
          </table:table-cell>
          <table:table-cell table:formula="of:=[.H838]" office:value-type="float" office:value="0.968" calcext:value-type="float">
            <text:p>0.968</text:p>
          </table:table-cell>
          <table:table-cell table:style-name="ce7" office:value-type="float" office:value="0.998536" calcext:value-type="float">
            <text:p>0.99854</text:p>
          </table:table-cell>
          <table:table-cell table:style-name="ce7" office:value-type="float" office:value="0.985609" calcext:value-type="float">
            <text:p>0.98561</text:p>
          </table:table-cell>
          <table:table-cell office:value-type="float" office:value="0.97998" calcext:value-type="float">
            <text:p>0.9800</text:p>
          </table:table-cell>
          <table:table-cell table:formula="of:=1-0.00026*[.C839]" office:value-type="float" office:value="0.994304466" calcext:value-type="float">
            <text:p>0.9943</text:p>
          </table:table-cell>
          <table:table-cell table:style-name="ce3" table:formula="of:=1-0.05*[.B839]/1000" office:value-type="float" office:value="0.9819185" calcext:value-type="float">
            <text:p>0.9819</text:p>
          </table:table-cell>
          <table:table-cell table:formula="of:=[.M839]*[.L839]*[.K839]*[.J839]*[.I839]*[.H839]*[.G839]*[.F839]*[.E839]" office:value-type="float" office:value="0.852392231592239" calcext:value-type="float">
            <text:p>0.8524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table:style-name="Default" office:value-type="float" office:value="357.302" calcext:value-type="float">
            <text:p>357.302</text:p>
          </table:table-cell>
          <table:table-cell office:value-type="float" office:value="21.633" calcext:value-type="float">
            <text:p>21.633</text:p>
          </table:table-cell>
          <table:table-cell table:style-name="Default" office:value-type="float" office:value="24.9746" calcext:value-type="float">
            <text:p>24.9746</text:p>
          </table:table-cell>
          <table:table-cell table:formula="of:=[.E83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39]" office:value-type="float" office:value="0.98" calcext:value-type="float">
            <text:p>0.98</text:p>
          </table:table-cell>
          <table:table-cell table:formula="of:=[.H839]" office:value-type="float" office:value="0.968" calcext:value-type="float">
            <text:p>0.968</text:p>
          </table:table-cell>
          <table:table-cell table:style-name="ce7" office:value-type="float" office:value="0.998636" calcext:value-type="float">
            <text:p>0.99864</text:p>
          </table:table-cell>
          <table:table-cell table:style-name="ce7" office:value-type="float" office:value="0.986042" calcext:value-type="float">
            <text:p>0.98604</text:p>
          </table:table-cell>
          <table:table-cell office:value-type="float" office:value="0.98182" calcext:value-type="float">
            <text:p>0.9818</text:p>
          </table:table-cell>
          <table:table-cell table:formula="of:=1-0.00026*[.C840]" office:value-type="float" office:value="0.99437542" calcext:value-type="float">
            <text:p>0.9944</text:p>
          </table:table-cell>
          <table:table-cell table:style-name="ce3" table:formula="of:=1-0.05*[.B840]/1000" office:value-type="float" office:value="0.9821349" calcext:value-type="float">
            <text:p>0.9821</text:p>
          </table:table-cell>
          <table:table-cell table:formula="of:=[.M840]*[.L840]*[.K840]*[.J840]*[.I840]*[.H840]*[.G840]*[.F840]*[.E840]" office:value-type="float" office:value="0.854702710448279" calcext:value-type="float">
            <text:p>0.8547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table:style-name="Default" office:value-type="float" office:value="188.176" calcext:value-type="float">
            <text:p>188.176</text:p>
          </table:table-cell>
          <table:table-cell office:value-type="float" office:value="36.3889" calcext:value-type="float">
            <text:p>36.3889</text:p>
          </table:table-cell>
          <table:table-cell table:style-name="Default" office:value-type="float" office:value="17.4713" calcext:value-type="float">
            <text:p>17.4713</text:p>
          </table:table-cell>
          <table:table-cell table:formula="of:=[.E84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0]" office:value-type="float" office:value="0.98" calcext:value-type="float">
            <text:p>0.98</text:p>
          </table:table-cell>
          <table:table-cell table:formula="of:=[.H840]" office:value-type="float" office:value="0.968" calcext:value-type="float">
            <text:p>0.968</text:p>
          </table:table-cell>
          <table:table-cell table:style-name="ce7" office:value-type="float" office:value="0.997962" calcext:value-type="float">
            <text:p>0.99796</text:p>
          </table:table-cell>
          <table:table-cell table:style-name="ce7" office:value-type="float" office:value="0.985736" calcext:value-type="float">
            <text:p>0.98574</text:p>
          </table:table-cell>
          <table:table-cell office:value-type="float" office:value="0.98901" calcext:value-type="float">
            <text:p>0.9890</text:p>
          </table:table-cell>
          <table:table-cell table:formula="of:=1-0.00026*[.C841]" office:value-type="float" office:value="0.990538886" calcext:value-type="float">
            <text:p>0.9905</text:p>
          </table:table-cell>
          <table:table-cell table:style-name="ce3" table:formula="of:=1-0.05*[.B841]/1000" office:value-type="float" office:value="0.9905912" calcext:value-type="float">
            <text:p>0.9906</text:p>
          </table:table-cell>
          <table:table-cell table:formula="of:=[.M841]*[.L841]*[.K841]*[.J841]*[.I841]*[.H841]*[.G841]*[.F841]*[.E841]" office:value-type="float" office:value="0.864172318514061" calcext:value-type="float">
            <text:p>0.8642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style-name="Default" office:value-type="float" office:value="206.035" calcext:value-type="float">
            <text:p>206.035</text:p>
          </table:table-cell>
          <table:table-cell office:value-type="float" office:value="39.887" calcext:value-type="float">
            <text:p>39.887</text:p>
          </table:table-cell>
          <table:table-cell table:style-name="Default" office:value-type="float" office:value="33.8324" calcext:value-type="float">
            <text:p>33.8324</text:p>
          </table:table-cell>
          <table:table-cell table:formula="of:=[.E84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1]" office:value-type="float" office:value="0.98" calcext:value-type="float">
            <text:p>0.98</text:p>
          </table:table-cell>
          <table:table-cell table:formula="of:=[.H841]" office:value-type="float" office:value="0.968" calcext:value-type="float">
            <text:p>0.968</text:p>
          </table:table-cell>
          <table:table-cell table:style-name="ce7" office:value-type="float" office:value="0.997482" calcext:value-type="float">
            <text:p>0.99748</text:p>
          </table:table-cell>
          <table:table-cell table:style-name="ce7" office:value-type="float" office:value="0.987942" calcext:value-type="float">
            <text:p>0.98794</text:p>
          </table:table-cell>
          <table:table-cell office:value-type="float" office:value="0.98996" calcext:value-type="float">
            <text:p>0.9900</text:p>
          </table:table-cell>
          <table:table-cell table:formula="of:=1-0.00026*[.C842]" office:value-type="float" office:value="0.98962938" calcext:value-type="float">
            <text:p>0.9896</text:p>
          </table:table-cell>
          <table:table-cell table:style-name="ce3" table:formula="of:=1-0.05*[.B842]/1000" office:value-type="float" office:value="0.98969825" calcext:value-type="float">
            <text:p>0.9897</text:p>
          </table:table-cell>
          <table:table-cell table:formula="of:=[.M842]*[.L842]*[.K842]*[.J842]*[.I842]*[.H842]*[.G842]*[.F842]*[.E842]" office:value-type="float" office:value="0.864945206313699" calcext:value-type="float">
            <text:p>0.8649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table:style-name="Default" office:value-type="float" office:value="206.02" calcext:value-type="float">
            <text:p>206.02</text:p>
          </table:table-cell>
          <table:table-cell office:value-type="float" office:value="39.8966" calcext:value-type="float">
            <text:p>39.8966</text:p>
          </table:table-cell>
          <table:table-cell table:style-name="Default" office:value-type="float" office:value="30.303" calcext:value-type="float">
            <text:p>30.303</text:p>
          </table:table-cell>
          <table:table-cell table:formula="of:=[.E84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2]" office:value-type="float" office:value="0.98" calcext:value-type="float">
            <text:p>0.98</text:p>
          </table:table-cell>
          <table:table-cell table:formula="of:=[.H842]" office:value-type="float" office:value="0.968" calcext:value-type="float">
            <text:p>0.968</text:p>
          </table:table-cell>
          <table:table-cell table:style-name="ce7" office:value-type="float" office:value="0.99852" calcext:value-type="float">
            <text:p>0.99852</text:p>
          </table:table-cell>
          <table:table-cell table:style-name="ce7" office:value-type="float" office:value="0.990081" calcext:value-type="float">
            <text:p>0.99008</text:p>
          </table:table-cell>
          <table:table-cell office:value-type="float" office:value="0.9897" calcext:value-type="float">
            <text:p>0.9897</text:p>
          </table:table-cell>
          <table:table-cell table:formula="of:=1-0.00026*[.C843]" office:value-type="float" office:value="0.989626884" calcext:value-type="float">
            <text:p>0.9896</text:p>
          </table:table-cell>
          <table:table-cell table:style-name="ce3" table:formula="of:=1-0.05*[.B843]/1000" office:value-type="float" office:value="0.989699" calcext:value-type="float">
            <text:p>0.9897</text:p>
          </table:table-cell>
          <table:table-cell table:formula="of:=[.M843]*[.L843]*[.K843]*[.J843]*[.I843]*[.H843]*[.G843]*[.F843]*[.E843]" office:value-type="float" office:value="0.867490507592978" calcext:value-type="float">
            <text:p>0.8675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table:style-name="Default" office:value-type="float" office:value="448.95" calcext:value-type="float">
            <text:p>448.95</text:p>
          </table:table-cell>
          <table:table-cell office:value-type="float" office:value="12.1034" calcext:value-type="float">
            <text:p>12.1034</text:p>
          </table:table-cell>
          <table:table-cell table:style-name="Default" office:value-type="float" office:value="15.1055" calcext:value-type="float">
            <text:p>15.1055</text:p>
          </table:table-cell>
          <table:table-cell table:formula="of:=[.E84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3]" office:value-type="float" office:value="0.98" calcext:value-type="float">
            <text:p>0.98</text:p>
          </table:table-cell>
          <table:table-cell table:formula="of:=[.H843]" office:value-type="float" office:value="0.968" calcext:value-type="float">
            <text:p>0.968</text:p>
          </table:table-cell>
          <table:table-cell table:style-name="ce7" office:value-type="float" office:value="0.998585" calcext:value-type="float">
            <text:p>0.99859</text:p>
          </table:table-cell>
          <table:table-cell table:style-name="ce7" office:value-type="float" office:value="0.984212" calcext:value-type="float">
            <text:p>0.98421</text:p>
          </table:table-cell>
          <table:table-cell office:value-type="float" office:value="0.98218" calcext:value-type="float">
            <text:p>0.9822</text:p>
          </table:table-cell>
          <table:table-cell table:formula="of:=1-0.00026*[.C844]" office:value-type="float" office:value="0.996853116" calcext:value-type="float">
            <text:p>0.9969</text:p>
          </table:table-cell>
          <table:table-cell table:style-name="ce3" table:formula="of:=1-0.05*[.B844]/1000" office:value-type="float" office:value="0.9775525" calcext:value-type="float">
            <text:p>0.9776</text:p>
          </table:table-cell>
          <table:table-cell table:formula="of:=[.M844]*[.L844]*[.K844]*[.J844]*[.I844]*[.H844]*[.G844]*[.F844]*[.E844]" office:value-type="float" office:value="0.851520469419711" calcext:value-type="float">
            <text:p>0.8515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table:style-name="Default" office:value-type="float" office:value="449.598" calcext:value-type="float">
            <text:p>449.598</text:p>
          </table:table-cell>
          <table:table-cell office:value-type="float" office:value="12.1223" calcext:value-type="float">
            <text:p>12.1223</text:p>
          </table:table-cell>
          <table:table-cell table:style-name="Default" office:value-type="float" office:value="25.4775" calcext:value-type="float">
            <text:p>25.4775</text:p>
          </table:table-cell>
          <table:table-cell table:formula="of:=[.E84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4]" office:value-type="float" office:value="0.98" calcext:value-type="float">
            <text:p>0.98</text:p>
          </table:table-cell>
          <table:table-cell table:formula="of:=[.H844]" office:value-type="float" office:value="0.968" calcext:value-type="float">
            <text:p>0.968</text:p>
          </table:table-cell>
          <table:table-cell table:style-name="ce7" office:value-type="float" office:value="0.998751" calcext:value-type="float">
            <text:p>0.99875</text:p>
          </table:table-cell>
          <table:table-cell table:style-name="ce7" office:value-type="float" office:value="0.985241" calcext:value-type="float">
            <text:p>0.98524</text:p>
          </table:table-cell>
          <table:table-cell office:value-type="float" office:value="0.98155" calcext:value-type="float">
            <text:p>0.9816</text:p>
          </table:table-cell>
          <table:table-cell table:formula="of:=1-0.00026*[.C845]" office:value-type="float" office:value="0.996848202" calcext:value-type="float">
            <text:p>0.9968</text:p>
          </table:table-cell>
          <table:table-cell table:style-name="ce3" table:formula="of:=1-0.05*[.B845]/1000" office:value-type="float" office:value="0.9775201" calcext:value-type="float">
            <text:p>0.9775</text:p>
          </table:table-cell>
          <table:table-cell table:formula="of:=[.M845]*[.L845]*[.K845]*[.J845]*[.I845]*[.H845]*[.G845]*[.F845]*[.E845]" office:value-type="float" office:value="0.851973148593819" calcext:value-type="float">
            <text:p>0.8520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style-name="Default" office:value-type="float" office:value="450.345" calcext:value-type="float">
            <text:p>450.345</text:p>
          </table:table-cell>
          <table:table-cell office:value-type="float" office:value="12.142" calcext:value-type="float">
            <text:p>12.142</text:p>
          </table:table-cell>
          <table:table-cell table:style-name="Default" office:value-type="float" office:value="22.2074" calcext:value-type="float">
            <text:p>22.2074</text:p>
          </table:table-cell>
          <table:table-cell table:formula="of:=[.E84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5]" office:value-type="float" office:value="0.98" calcext:value-type="float">
            <text:p>0.98</text:p>
          </table:table-cell>
          <table:table-cell table:formula="of:=[.H845]" office:value-type="float" office:value="0.968" calcext:value-type="float">
            <text:p>0.968</text:p>
          </table:table-cell>
          <table:table-cell table:style-name="ce7" office:value-type="float" office:value="0.998584" calcext:value-type="float">
            <text:p>0.99858</text:p>
          </table:table-cell>
          <table:table-cell table:style-name="ce7" office:value-type="float" office:value="0.98569" calcext:value-type="float">
            <text:p>0.98569</text:p>
          </table:table-cell>
          <table:table-cell office:value-type="float" office:value="0.98072" calcext:value-type="float">
            <text:p>0.9807</text:p>
          </table:table-cell>
          <table:table-cell table:formula="of:=1-0.00026*[.C846]" office:value-type="float" office:value="0.99684308" calcext:value-type="float">
            <text:p>0.9968</text:p>
          </table:table-cell>
          <table:table-cell table:style-name="ce3" table:formula="of:=1-0.05*[.B846]/1000" office:value-type="float" office:value="0.97748275" calcext:value-type="float">
            <text:p>0.9775</text:p>
          </table:table-cell>
          <table:table-cell table:formula="of:=[.M846]*[.L846]*[.K846]*[.J846]*[.I846]*[.H846]*[.G846]*[.F846]*[.E846]" office:value-type="float" office:value="0.851461345316163" calcext:value-type="float">
            <text:p>0.8515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style-name="Default" office:value-type="float" office:value="498.137" calcext:value-type="float">
            <text:p>498.137</text:p>
          </table:table-cell>
          <table:table-cell office:value-type="float" office:value="28.0515" calcext:value-type="float">
            <text:p>28.0515</text:p>
          </table:table-cell>
          <table:table-cell table:style-name="Default" office:value-type="float" office:value="33.0815" calcext:value-type="float">
            <text:p>33.0815</text:p>
          </table:table-cell>
          <table:table-cell table:formula="of:=[.E84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6]" office:value-type="float" office:value="0.98" calcext:value-type="float">
            <text:p>0.98</text:p>
          </table:table-cell>
          <table:table-cell table:formula="of:=[.H846]" office:value-type="float" office:value="0.968" calcext:value-type="float">
            <text:p>0.968</text:p>
          </table:table-cell>
          <table:table-cell table:style-name="ce7" office:value-type="float" office:value="0.997925" calcext:value-type="float">
            <text:p>0.99793</text:p>
          </table:table-cell>
          <table:table-cell table:style-name="ce7" office:value-type="float" office:value="0.983603" calcext:value-type="float">
            <text:p>0.98360</text:p>
          </table:table-cell>
          <table:table-cell office:value-type="float" office:value="0.97399" calcext:value-type="float">
            <text:p>0.9740</text:p>
          </table:table-cell>
          <table:table-cell table:formula="of:=1-0.00026*[.C847]" office:value-type="float" office:value="0.99270661" calcext:value-type="float">
            <text:p>0.9927</text:p>
          </table:table-cell>
          <table:table-cell table:style-name="ce3" table:formula="of:=1-0.05*[.B847]/1000" office:value-type="float" office:value="0.97509315" calcext:value-type="float">
            <text:p>0.9751</text:p>
          </table:table-cell>
          <table:table-cell table:formula="of:=[.M847]*[.L847]*[.K847]*[.J847]*[.I847]*[.H847]*[.G847]*[.F847]*[.E847]" office:value-type="float" office:value="0.837718902339136" calcext:value-type="float">
            <text:p>0.8377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table:style-name="Default" office:value-type="float" office:value="506.292" calcext:value-type="float">
            <text:p>506.292</text:p>
          </table:table-cell>
          <table:table-cell office:value-type="float" office:value="28.5186" calcext:value-type="float">
            <text:p>28.5186</text:p>
          </table:table-cell>
          <table:table-cell table:style-name="Default" office:value-type="float" office:value="31.867" calcext:value-type="float">
            <text:p>31.867</text:p>
          </table:table-cell>
          <table:table-cell table:formula="of:=[.E84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7]" office:value-type="float" office:value="0.98" calcext:value-type="float">
            <text:p>0.98</text:p>
          </table:table-cell>
          <table:table-cell table:formula="of:=[.H847]" office:value-type="float" office:value="0.968" calcext:value-type="float">
            <text:p>0.968</text:p>
          </table:table-cell>
          <table:table-cell table:style-name="ce7" office:value-type="float" office:value="0.998081" calcext:value-type="float">
            <text:p>0.99808</text:p>
          </table:table-cell>
          <table:table-cell table:style-name="ce7" office:value-type="float" office:value="0.984625" calcext:value-type="float">
            <text:p>0.98463</text:p>
          </table:table-cell>
          <table:table-cell office:value-type="float" office:value="0.97715" calcext:value-type="float">
            <text:p>0.9772</text:p>
          </table:table-cell>
          <table:table-cell table:formula="of:=1-0.00026*[.C848]" office:value-type="float" office:value="0.992585164" calcext:value-type="float">
            <text:p>0.9926</text:p>
          </table:table-cell>
          <table:table-cell table:style-name="ce3" table:formula="of:=1-0.05*[.B848]/1000" office:value-type="float" office:value="0.9746854" calcext:value-type="float">
            <text:p>0.9747</text:p>
          </table:table-cell>
          <table:table-cell table:formula="of:=[.M848]*[.L848]*[.K848]*[.J848]*[.I848]*[.H848]*[.G848]*[.F848]*[.E848]" office:value-type="float" office:value="0.840986789483726" calcext:value-type="float">
            <text:p>0.8410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table:style-name="Default" office:value-type="float" office:value="485.601" calcext:value-type="float">
            <text:p>485.601</text:p>
          </table:table-cell>
          <table:table-cell office:value-type="float" office:value="27.3358" calcext:value-type="float">
            <text:p>27.3358</text:p>
          </table:table-cell>
          <table:table-cell table:style-name="Default" office:value-type="float" office:value="32.2264" calcext:value-type="float">
            <text:p>32.2264</text:p>
          </table:table-cell>
          <table:table-cell table:formula="of:=[.E84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8]" office:value-type="float" office:value="0.98" calcext:value-type="float">
            <text:p>0.98</text:p>
          </table:table-cell>
          <table:table-cell table:formula="of:=[.H848]" office:value-type="float" office:value="0.968" calcext:value-type="float">
            <text:p>0.968</text:p>
          </table:table-cell>
          <table:table-cell table:style-name="ce7" office:value-type="float" office:value="0.998057" calcext:value-type="float">
            <text:p>0.99806</text:p>
          </table:table-cell>
          <table:table-cell table:style-name="ce7" office:value-type="float" office:value="0.98383" calcext:value-type="float">
            <text:p>0.98383</text:p>
          </table:table-cell>
          <table:table-cell office:value-type="float" office:value="0.97298" calcext:value-type="float">
            <text:p>0.9730</text:p>
          </table:table-cell>
          <table:table-cell table:formula="of:=1-0.00026*[.C849]" office:value-type="float" office:value="0.992892692" calcext:value-type="float">
            <text:p>0.9929</text:p>
          </table:table-cell>
          <table:table-cell table:style-name="ce3" table:formula="of:=1-0.05*[.B849]/1000" office:value-type="float" office:value="0.97571995" calcext:value-type="float">
            <text:p>0.9757</text:p>
          </table:table-cell>
          <table:table-cell table:formula="of:=[.M849]*[.L849]*[.K849]*[.J849]*[.I849]*[.H849]*[.G849]*[.F849]*[.E849]" office:value-type="float" office:value="0.837849218849576" calcext:value-type="float">
            <text:p>0.8378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table:style-name="Default" office:value-type="float" office:value="251.447" calcext:value-type="float">
            <text:p>251.447</text:p>
          </table:table-cell>
          <table:table-cell office:value-type="float" office:value="13.764" calcext:value-type="float">
            <text:p>13.764</text:p>
          </table:table-cell>
          <table:table-cell table:style-name="Default" office:value-type="float" office:value="20.2611" calcext:value-type="float">
            <text:p>20.2611</text:p>
          </table:table-cell>
          <table:table-cell table:formula="of:=[.E84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49]" office:value-type="float" office:value="0.98" calcext:value-type="float">
            <text:p>0.98</text:p>
          </table:table-cell>
          <table:table-cell table:formula="of:=[.H849]" office:value-type="float" office:value="0.968" calcext:value-type="float">
            <text:p>0.968</text:p>
          </table:table-cell>
          <table:table-cell table:style-name="ce7" office:value-type="float" office:value="0.998075" calcext:value-type="float">
            <text:p>0.99808</text:p>
          </table:table-cell>
          <table:table-cell table:style-name="ce7" office:value-type="float" office:value="0.991219" calcext:value-type="float">
            <text:p>0.99122</text:p>
          </table:table-cell>
          <table:table-cell office:value-type="float" office:value="0.98717" calcext:value-type="float">
            <text:p>0.9872</text:p>
          </table:table-cell>
          <table:table-cell table:formula="of:=1-0.00026*[.C850]" office:value-type="float" office:value="0.99642136" calcext:value-type="float">
            <text:p>0.9964</text:p>
          </table:table-cell>
          <table:table-cell table:style-name="ce3" table:formula="of:=1-0.05*[.B850]/1000" office:value-type="float" office:value="0.98742765" calcext:value-type="float">
            <text:p>0.9874</text:p>
          </table:table-cell>
          <table:table-cell table:formula="of:=[.M850]*[.L850]*[.K850]*[.J850]*[.I850]*[.H850]*[.G850]*[.F850]*[.E850]" office:value-type="float" office:value="0.869825444591565" calcext:value-type="float">
            <text:p>0.8698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table:style-name="Default" office:value-type="float" office:value="100.218" calcext:value-type="float">
            <text:p>100.218</text:p>
          </table:table-cell>
          <table:table-cell office:value-type="float" office:value="39.2427" calcext:value-type="float">
            <text:p>39.2427</text:p>
          </table:table-cell>
          <table:table-cell table:style-name="Default" office:value-type="float" office:value="34.154" calcext:value-type="float">
            <text:p>34.154</text:p>
          </table:table-cell>
          <table:table-cell table:formula="of:=[.E85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0]" office:value-type="float" office:value="0.98" calcext:value-type="float">
            <text:p>0.98</text:p>
          </table:table-cell>
          <table:table-cell table:formula="of:=[.H850]" office:value-type="float" office:value="0.968" calcext:value-type="float">
            <text:p>0.968</text:p>
          </table:table-cell>
          <table:table-cell table:style-name="ce7" office:value-type="float" office:value="0.997872" calcext:value-type="float">
            <text:p>0.99787</text:p>
          </table:table-cell>
          <table:table-cell table:style-name="ce7" office:value-type="float" office:value="0.993616" calcext:value-type="float">
            <text:p>0.99362</text:p>
          </table:table-cell>
          <table:table-cell office:value-type="float" office:value="0.99423" calcext:value-type="float">
            <text:p>0.9942</text:p>
          </table:table-cell>
          <table:table-cell table:formula="of:=1-0.00026*[.C851]" office:value-type="float" office:value="0.989796898" calcext:value-type="float">
            <text:p>0.9898</text:p>
          </table:table-cell>
          <table:table-cell table:style-name="ce3" table:formula="of:=1-0.05*[.B851]/1000" office:value-type="float" office:value="0.9949891" calcext:value-type="float">
            <text:p>0.9950</text:p>
          </table:table-cell>
          <table:table-cell table:formula="of:=[.M851]*[.L851]*[.K851]*[.J851]*[.I851]*[.H851]*[.G851]*[.F851]*[.E851]" office:value-type="float" office:value="0.878827702379434" calcext:value-type="float">
            <text:p>0.8788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table:style-name="Default" office:value-type="float" office:value="92.6956" calcext:value-type="float">
            <text:p>92.6956</text:p>
          </table:table-cell>
          <table:table-cell office:value-type="float" office:value="36.2444" calcext:value-type="float">
            <text:p>36.2444</text:p>
          </table:table-cell>
          <table:table-cell table:style-name="Default" office:value-type="float" office:value="40.8634" calcext:value-type="float">
            <text:p>40.8634</text:p>
          </table:table-cell>
          <table:table-cell table:formula="of:=[.E85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1]" office:value-type="float" office:value="0.98" calcext:value-type="float">
            <text:p>0.98</text:p>
          </table:table-cell>
          <table:table-cell table:formula="of:=[.H851]" office:value-type="float" office:value="0.968" calcext:value-type="float">
            <text:p>0.968</text:p>
          </table:table-cell>
          <table:table-cell table:style-name="ce7" office:value-type="float" office:value="0.998812" calcext:value-type="float">
            <text:p>0.99881</text:p>
          </table:table-cell>
          <table:table-cell table:style-name="ce7" office:value-type="float" office:value="0.990889" calcext:value-type="float">
            <text:p>0.99089</text:p>
          </table:table-cell>
          <table:table-cell office:value-type="float" office:value="0.99474" calcext:value-type="float">
            <text:p>0.9947</text:p>
          </table:table-cell>
          <table:table-cell table:formula="of:=1-0.00026*[.C852]" office:value-type="float" office:value="0.990576456" calcext:value-type="float">
            <text:p>0.9906</text:p>
          </table:table-cell>
          <table:table-cell table:style-name="ce3" table:formula="of:=1-0.05*[.B852]/1000" office:value-type="float" office:value="0.99536522" calcext:value-type="float">
            <text:p>0.9954</text:p>
          </table:table-cell>
          <table:table-cell table:formula="of:=[.M852]*[.L852]*[.K852]*[.J852]*[.I852]*[.H852]*[.G852]*[.F852]*[.E852]" office:value-type="float" office:value="0.878714623850903" calcext:value-type="float">
            <text:p>0.8787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style-name="Default" office:value-type="float" office:value="293.507" calcext:value-type="float">
            <text:p>293.507</text:p>
          </table:table-cell>
          <table:table-cell office:value-type="float" office:value="37.1579" calcext:value-type="float">
            <text:p>37.1579</text:p>
          </table:table-cell>
          <table:table-cell table:style-name="Default" office:value-type="float" office:value="15.2473" calcext:value-type="float">
            <text:p>15.2473</text:p>
          </table:table-cell>
          <table:table-cell table:formula="of:=[.E85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2]" office:value-type="float" office:value="0.98" calcext:value-type="float">
            <text:p>0.98</text:p>
          </table:table-cell>
          <table:table-cell table:formula="of:=[.H852]" office:value-type="float" office:value="0.968" calcext:value-type="float">
            <text:p>0.968</text:p>
          </table:table-cell>
          <table:table-cell table:style-name="ce7" office:value-type="float" office:value="0.998221" calcext:value-type="float">
            <text:p>0.99822</text:p>
          </table:table-cell>
          <table:table-cell table:style-name="ce7" office:value-type="float" office:value="0.985957" calcext:value-type="float">
            <text:p>0.98596</text:p>
          </table:table-cell>
          <table:table-cell office:value-type="float" office:value="0.97524" calcext:value-type="float">
            <text:p>0.9752</text:p>
          </table:table-cell>
          <table:table-cell table:formula="of:=1-0.00026*[.C853]" office:value-type="float" office:value="0.990338946" calcext:value-type="float">
            <text:p>0.9903</text:p>
          </table:table-cell>
          <table:table-cell table:style-name="ce3" table:formula="of:=1-0.05*[.B853]/1000" office:value-type="float" office:value="0.98532465" calcext:value-type="float">
            <text:p>0.9853</text:p>
          </table:table-cell>
          <table:table-cell table:formula="of:=[.M853]*[.L853]*[.K853]*[.J853]*[.I853]*[.H853]*[.G853]*[.F853]*[.E853]" office:value-type="float" office:value="0.847848857265117" calcext:value-type="float">
            <text:p>0.8478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table:style-name="Default" office:value-type="float" office:value="342.796" calcext:value-type="float">
            <text:p>342.796</text:p>
          </table:table-cell>
          <table:table-cell office:value-type="float" office:value="43.4909" calcext:value-type="float">
            <text:p>43.4909</text:p>
          </table:table-cell>
          <table:table-cell table:style-name="Default" office:value-type="float" office:value="42.709" calcext:value-type="float">
            <text:p>42.709</text:p>
          </table:table-cell>
          <table:table-cell table:formula="of:=[.E85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3]" office:value-type="float" office:value="0.98" calcext:value-type="float">
            <text:p>0.98</text:p>
          </table:table-cell>
          <table:table-cell table:formula="of:=[.H853]" office:value-type="float" office:value="0.968" calcext:value-type="float">
            <text:p>0.968</text:p>
          </table:table-cell>
          <table:table-cell table:style-name="ce7" office:value-type="float" office:value="0.998604" calcext:value-type="float">
            <text:p>0.99860</text:p>
          </table:table-cell>
          <table:table-cell table:style-name="ce7" office:value-type="float" office:value="0.985054" calcext:value-type="float">
            <text:p>0.98505</text:p>
          </table:table-cell>
          <table:table-cell office:value-type="float" office:value="0.97546" calcext:value-type="float">
            <text:p>0.9755</text:p>
          </table:table-cell>
          <table:table-cell table:formula="of:=1-0.00026*[.C854]" office:value-type="float" office:value="0.988692366" calcext:value-type="float">
            <text:p>0.9887</text:p>
          </table:table-cell>
          <table:table-cell table:style-name="ce3" table:formula="of:=1-0.05*[.B854]/1000" office:value-type="float" office:value="0.9828602" calcext:value-type="float">
            <text:p>0.9829</text:p>
          </table:table-cell>
          <table:table-cell table:formula="of:=[.M854]*[.L854]*[.K854]*[.J854]*[.I854]*[.H854]*[.G854]*[.F854]*[.E854]" office:value-type="float" office:value="0.844062849822893" calcext:value-type="float">
            <text:p>0.8441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table:style-name="Default" office:value-type="float" office:value="363.969" calcext:value-type="float">
            <text:p>363.969</text:p>
          </table:table-cell>
          <table:table-cell office:value-type="float" office:value="46.1925" calcext:value-type="float">
            <text:p>46.1925</text:p>
          </table:table-cell>
          <table:table-cell table:style-name="Default" office:value-type="float" office:value="50.2978" calcext:value-type="float">
            <text:p>50.2978</text:p>
          </table:table-cell>
          <table:table-cell table:formula="of:=[.E85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4]" office:value-type="float" office:value="0.98" calcext:value-type="float">
            <text:p>0.98</text:p>
          </table:table-cell>
          <table:table-cell table:formula="of:=[.H854]" office:value-type="float" office:value="0.968" calcext:value-type="float">
            <text:p>0.968</text:p>
          </table:table-cell>
          <table:table-cell table:style-name="ce7" office:value-type="float" office:value="0.998034" calcext:value-type="float">
            <text:p>0.99803</text:p>
          </table:table-cell>
          <table:table-cell table:style-name="ce7" office:value-type="float" office:value="0.985368" calcext:value-type="float">
            <text:p>0.98537</text:p>
          </table:table-cell>
          <table:table-cell office:value-type="float" office:value="0.97832" calcext:value-type="float">
            <text:p>0.9783</text:p>
          </table:table-cell>
          <table:table-cell table:formula="of:=1-0.00026*[.C855]" office:value-type="float" office:value="0.98798995" calcext:value-type="float">
            <text:p>0.9880</text:p>
          </table:table-cell>
          <table:table-cell table:style-name="ce3" table:formula="of:=1-0.05*[.B855]/1000" office:value-type="float" office:value="0.98180155" calcext:value-type="float">
            <text:p>0.9818</text:p>
          </table:table-cell>
          <table:table-cell table:formula="of:=[.M855]*[.L855]*[.K855]*[.J855]*[.I855]*[.H855]*[.G855]*[.F855]*[.E855]" office:value-type="float" office:value="0.844811882572757" calcext:value-type="float">
            <text:p>0.8448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table:style-name="Default" office:value-type="float" office:value="194.022" calcext:value-type="float">
            <text:p>194.022</text:p>
          </table:table-cell>
          <table:table-cell office:value-type="float" office:value="24.3452" calcext:value-type="float">
            <text:p>24.3452</text:p>
          </table:table-cell>
          <table:table-cell table:style-name="Default" office:value-type="float" office:value="36.1482" calcext:value-type="float">
            <text:p>36.1482</text:p>
          </table:table-cell>
          <table:table-cell table:formula="of:=[.E85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5]" office:value-type="float" office:value="0.98" calcext:value-type="float">
            <text:p>0.98</text:p>
          </table:table-cell>
          <table:table-cell table:formula="of:=[.H855]" office:value-type="float" office:value="0.968" calcext:value-type="float">
            <text:p>0.968</text:p>
          </table:table-cell>
          <table:table-cell table:style-name="ce7" office:value-type="float" office:value="0.998298" calcext:value-type="float">
            <text:p>0.99830</text:p>
          </table:table-cell>
          <table:table-cell table:style-name="ce7" office:value-type="float" office:value="0.991449" calcext:value-type="float">
            <text:p>0.99145</text:p>
          </table:table-cell>
          <table:table-cell office:value-type="float" office:value="0.98866" calcext:value-type="float">
            <text:p>0.9887</text:p>
          </table:table-cell>
          <table:table-cell table:formula="of:=1-0.00026*[.C856]" office:value-type="float" office:value="0.993670248" calcext:value-type="float">
            <text:p>0.9937</text:p>
          </table:table-cell>
          <table:table-cell table:style-name="ce3" table:formula="of:=1-0.05*[.B856]/1000" office:value-type="float" office:value="0.9902989" calcext:value-type="float">
            <text:p>0.9903</text:p>
          </table:table-cell>
          <table:table-cell table:formula="of:=[.M856]*[.L856]*[.K856]*[.J856]*[.I856]*[.H856]*[.G856]*[.F856]*[.E856]" office:value-type="float" office:value="0.871656106977764" calcext:value-type="float">
            <text:p>0.8717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table:style-name="Default" office:value-type="float" office:value="56.5072" calcext:value-type="float">
            <text:p>56.5072</text:p>
          </table:table-cell>
          <table:table-cell office:value-type="float" office:value="57.8459" calcext:value-type="float">
            <text:p>57.8459</text:p>
          </table:table-cell>
          <table:table-cell table:style-name="Default" office:value-type="float" office:value="49.3226" calcext:value-type="float">
            <text:p>49.3226</text:p>
          </table:table-cell>
          <table:table-cell table:formula="of:=[.E85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6]" office:value-type="float" office:value="0.98" calcext:value-type="float">
            <text:p>0.98</text:p>
          </table:table-cell>
          <table:table-cell table:formula="of:=[.H856]" office:value-type="float" office:value="0.968" calcext:value-type="float">
            <text:p>0.968</text:p>
          </table:table-cell>
          <table:table-cell table:style-name="ce7" office:value-type="float" office:value="0.997721" calcext:value-type="float">
            <text:p>0.99772</text:p>
          </table:table-cell>
          <table:table-cell table:style-name="ce7" office:value-type="float" office:value="0.994551" calcext:value-type="float">
            <text:p>0.99455</text:p>
          </table:table-cell>
          <table:table-cell office:value-type="float" office:value="0.99163" calcext:value-type="float">
            <text:p>0.9916</text:p>
          </table:table-cell>
          <table:table-cell table:formula="of:=1-0.00026*[.C857]" office:value-type="float" office:value="0.984960066" calcext:value-type="float">
            <text:p>0.9850</text:p>
          </table:table-cell>
          <table:table-cell table:style-name="ce3" table:formula="of:=1-0.05*[.B857]/1000" office:value-type="float" office:value="0.99717464" calcext:value-type="float">
            <text:p>0.9972</text:p>
          </table:table-cell>
          <table:table-cell table:formula="of:=[.M857]*[.L857]*[.K857]*[.J857]*[.I857]*[.H857]*[.G857]*[.F857]*[.E857]" office:value-type="float" office:value="0.874852278485636" calcext:value-type="float">
            <text:p>0.8749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table:style-name="Default" office:value-type="float" office:value="58.5365" calcext:value-type="float">
            <text:p>58.5365</text:p>
          </table:table-cell>
          <table:table-cell office:value-type="float" office:value="59.9609" calcext:value-type="float">
            <text:p>59.9609</text:p>
          </table:table-cell>
          <table:table-cell table:style-name="Default" office:value-type="float" office:value="50.0492" calcext:value-type="float">
            <text:p>50.0492</text:p>
          </table:table-cell>
          <table:table-cell table:formula="of:=[.E85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7]" office:value-type="float" office:value="0.98" calcext:value-type="float">
            <text:p>0.98</text:p>
          </table:table-cell>
          <table:table-cell table:formula="of:=[.H857]" office:value-type="float" office:value="0.968" calcext:value-type="float">
            <text:p>0.968</text:p>
          </table:table-cell>
          <table:table-cell table:style-name="ce7" office:value-type="float" office:value="0.9973" calcext:value-type="float">
            <text:p>0.99730</text:p>
          </table:table-cell>
          <table:table-cell table:style-name="ce7" office:value-type="float" office:value="0.992769" calcext:value-type="float">
            <text:p>0.99277</text:p>
          </table:table-cell>
          <table:table-cell office:value-type="float" office:value="0.99221" calcext:value-type="float">
            <text:p>0.9922</text:p>
          </table:table-cell>
          <table:table-cell table:formula="of:=1-0.00026*[.C858]" office:value-type="float" office:value="0.984410166" calcext:value-type="float">
            <text:p>0.9844</text:p>
          </table:table-cell>
          <table:table-cell table:style-name="ce3" table:formula="of:=1-0.05*[.B858]/1000" office:value-type="float" office:value="0.997073175" calcext:value-type="float">
            <text:p>0.9971</text:p>
          </table:table-cell>
          <table:table-cell table:formula="of:=[.M858]*[.L858]*[.K858]*[.J858]*[.I858]*[.H858]*[.G858]*[.F858]*[.E858]" office:value-type="float" office:value="0.872850367359607" calcext:value-type="float">
            <text:p>0.8729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table:style-name="Default" office:value-type="float" office:value="28.0086" calcext:value-type="float">
            <text:p>28.0086</text:p>
          </table:table-cell>
          <table:table-cell office:value-type="float" office:value="28.9736" calcext:value-type="float">
            <text:p>28.9736</text:p>
          </table:table-cell>
          <table:table-cell table:style-name="Default" office:value-type="float" office:value="46.4033" calcext:value-type="float">
            <text:p>46.4033</text:p>
          </table:table-cell>
          <table:table-cell table:formula="of:=[.E85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8]" office:value-type="float" office:value="0.98" calcext:value-type="float">
            <text:p>0.98</text:p>
          </table:table-cell>
          <table:table-cell table:formula="of:=[.H858]" office:value-type="float" office:value="0.968" calcext:value-type="float">
            <text:p>0.968</text:p>
          </table:table-cell>
          <table:table-cell table:style-name="ce7" office:value-type="float" office:value="0.998078" calcext:value-type="float">
            <text:p>0.99808</text:p>
          </table:table-cell>
          <table:table-cell table:style-name="ce7" office:value-type="float" office:value="0.993271" calcext:value-type="float">
            <text:p>0.99327</text:p>
          </table:table-cell>
          <table:table-cell office:value-type="float" office:value="0.99589" calcext:value-type="float">
            <text:p>0.9959</text:p>
          </table:table-cell>
          <table:table-cell table:formula="of:=1-0.00026*[.C859]" office:value-type="float" office:value="0.992466864" calcext:value-type="float">
            <text:p>0.9925</text:p>
          </table:table-cell>
          <table:table-cell table:style-name="ce3" table:formula="of:=1-0.05*[.B859]/1000" office:value-type="float" office:value="0.99859957" calcext:value-type="float">
            <text:p>0.9986</text:p>
          </table:table-cell>
          <table:table-cell table:formula="of:=[.M859]*[.L859]*[.K859]*[.J859]*[.I859]*[.H859]*[.G859]*[.F859]*[.E859]" office:value-type="float" office:value="0.885747736025468" calcext:value-type="float">
            <text:p>0.8857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table:style-name="Default" office:value-type="float" office:value="14.69" calcext:value-type="float">
            <text:p>14.69</text:p>
          </table:table-cell>
          <table:table-cell office:value-type="float" office:value="40.35" calcext:value-type="float">
            <text:p>40.35</text:p>
          </table:table-cell>
          <table:table-cell table:style-name="Default" office:value-type="float" office:value="43.1316" calcext:value-type="float">
            <text:p>43.1316</text:p>
          </table:table-cell>
          <table:table-cell table:formula="of:=[.E85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59]" office:value-type="float" office:value="0.98" calcext:value-type="float">
            <text:p>0.98</text:p>
          </table:table-cell>
          <table:table-cell table:formula="of:=[.H859]" office:value-type="float" office:value="0.968" calcext:value-type="float">
            <text:p>0.968</text:p>
          </table:table-cell>
          <table:table-cell table:style-name="ce7" office:value-type="float" office:value="0.999247" calcext:value-type="float">
            <text:p>0.99925</text:p>
          </table:table-cell>
          <table:table-cell table:style-name="ce7" office:value-type="float" office:value="0.997741" calcext:value-type="float">
            <text:p>0.99774</text:p>
          </table:table-cell>
          <table:table-cell office:value-type="float" office:value="0.99682" calcext:value-type="float">
            <text:p>0.9968</text:p>
          </table:table-cell>
          <table:table-cell table:formula="of:=1-0.00026*[.C860]" office:value-type="float" office:value="0.989509" calcext:value-type="float">
            <text:p>0.9895</text:p>
          </table:table-cell>
          <table:table-cell table:style-name="ce3" table:formula="of:=1-0.05*[.B860]/1000" office:value-type="float" office:value="0.9992655" calcext:value-type="float">
            <text:p>0.9993</text:p>
          </table:table-cell>
          <table:table-cell table:formula="of:=[.M860]*[.L860]*[.K860]*[.J860]*[.I860]*[.H860]*[.G860]*[.F860]*[.E860]" office:value-type="float" office:value="0.889543330086374" calcext:value-type="float">
            <text:p>0.8895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table:style-name="Default" office:value-type="float" office:value="14.8484" calcext:value-type="float">
            <text:p>14.8484</text:p>
          </table:table-cell>
          <table:table-cell office:value-type="float" office:value="40.8194" calcext:value-type="float">
            <text:p>40.8194</text:p>
          </table:table-cell>
          <table:table-cell table:style-name="Default" office:value-type="float" office:value="38.363" calcext:value-type="float">
            <text:p>38.363</text:p>
          </table:table-cell>
          <table:table-cell table:formula="of:=[.E86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0]" office:value-type="float" office:value="0.98" calcext:value-type="float">
            <text:p>0.98</text:p>
          </table:table-cell>
          <table:table-cell table:formula="of:=[.H860]" office:value-type="float" office:value="0.968" calcext:value-type="float">
            <text:p>0.968</text:p>
          </table:table-cell>
          <table:table-cell table:style-name="ce7" office:value-type="float" office:value="0.999159" calcext:value-type="float">
            <text:p>0.99916</text:p>
          </table:table-cell>
          <table:table-cell table:style-name="ce7" office:value-type="float" office:value="0.995795" calcext:value-type="float">
            <text:p>0.99580</text:p>
          </table:table-cell>
          <table:table-cell office:value-type="float" office:value="0.9985" calcext:value-type="float">
            <text:p>0.9985</text:p>
          </table:table-cell>
          <table:table-cell table:formula="of:=1-0.00026*[.C861]" office:value-type="float" office:value="0.989386956" calcext:value-type="float">
            <text:p>0.9894</text:p>
          </table:table-cell>
          <table:table-cell table:style-name="ce3" table:formula="of:=1-0.05*[.B861]/1000" office:value-type="float" office:value="0.99925758" calcext:value-type="float">
            <text:p>0.9993</text:p>
          </table:table-cell>
          <table:table-cell table:formula="of:=[.M861]*[.L861]*[.K861]*[.J861]*[.I861]*[.H861]*[.G861]*[.F861]*[.E861]" office:value-type="float" office:value="0.889109595567842" calcext:value-type="float">
            <text:p>0.8891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table:style-name="Default" office:value-type="float" office:value="127.608" calcext:value-type="float">
            <text:p>127.608</text:p>
          </table:table-cell>
          <table:table-cell office:value-type="float" office:value="55.2821" calcext:value-type="float">
            <text:p>55.2821</text:p>
          </table:table-cell>
          <table:table-cell table:style-name="Default" office:value-type="float" office:value="52.5072" calcext:value-type="float">
            <text:p>52.5072</text:p>
          </table:table-cell>
          <table:table-cell table:formula="of:=[.E86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1]" office:value-type="float" office:value="0.98" calcext:value-type="float">
            <text:p>0.98</text:p>
          </table:table-cell>
          <table:table-cell table:formula="of:=[.H861]" office:value-type="float" office:value="0.968" calcext:value-type="float">
            <text:p>0.968</text:p>
          </table:table-cell>
          <table:table-cell table:style-name="ce7" office:value-type="float" office:value="0.997445" calcext:value-type="float">
            <text:p>0.99745</text:p>
          </table:table-cell>
          <table:table-cell table:style-name="ce7" office:value-type="float" office:value="0.991233" calcext:value-type="float">
            <text:p>0.99123</text:p>
          </table:table-cell>
          <table:table-cell office:value-type="float" office:value="0.98373" calcext:value-type="float">
            <text:p>0.9837</text:p>
          </table:table-cell>
          <table:table-cell table:formula="of:=1-0.00026*[.C862]" office:value-type="float" office:value="0.985626654" calcext:value-type="float">
            <text:p>0.9856</text:p>
          </table:table-cell>
          <table:table-cell table:style-name="ce3" table:formula="of:=1-0.05*[.B862]/1000" office:value-type="float" office:value="0.9936196" calcext:value-type="float">
            <text:p>0.9936</text:p>
          </table:table-cell>
          <table:table-cell table:formula="of:=[.M862]*[.L862]*[.K862]*[.J862]*[.I862]*[.H862]*[.G862]*[.F862]*[.E862]" office:value-type="float" office:value="0.862248138190268" calcext:value-type="float">
            <text:p>0.8622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table:style-name="Default" office:value-type="float" office:value="132.597" calcext:value-type="float">
            <text:p>132.597</text:p>
          </table:table-cell>
          <table:table-cell office:value-type="float" office:value="57.4513" calcext:value-type="float">
            <text:p>57.4513</text:p>
          </table:table-cell>
          <table:table-cell table:style-name="Default" office:value-type="float" office:value="50.5937" calcext:value-type="float">
            <text:p>50.5937</text:p>
          </table:table-cell>
          <table:table-cell table:formula="of:=[.E86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2]" office:value-type="float" office:value="0.98" calcext:value-type="float">
            <text:p>0.98</text:p>
          </table:table-cell>
          <table:table-cell table:formula="of:=[.H862]" office:value-type="float" office:value="0.968" calcext:value-type="float">
            <text:p>0.968</text:p>
          </table:table-cell>
          <table:table-cell table:style-name="ce7" office:value-type="float" office:value="0.997494" calcext:value-type="float">
            <text:p>0.99749</text:p>
          </table:table-cell>
          <table:table-cell table:style-name="ce7" office:value-type="float" office:value="0.990581" calcext:value-type="float">
            <text:p>0.99058</text:p>
          </table:table-cell>
          <table:table-cell office:value-type="float" office:value="0.98667" calcext:value-type="float">
            <text:p>0.9867</text:p>
          </table:table-cell>
          <table:table-cell table:formula="of:=1-0.00026*[.C863]" office:value-type="float" office:value="0.985062662" calcext:value-type="float">
            <text:p>0.9851</text:p>
          </table:table-cell>
          <table:table-cell table:style-name="ce3" table:formula="of:=1-0.05*[.B863]/1000" office:value-type="float" office:value="0.99337015" calcext:value-type="float">
            <text:p>0.9934</text:p>
          </table:table-cell>
          <table:table-cell table:formula="of:=[.M863]*[.L863]*[.K863]*[.J863]*[.I863]*[.H863]*[.G863]*[.F863]*[.E863]" office:value-type="float" office:value="0.863587252722063" calcext:value-type="float">
            <text:p>0.8636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table:style-name="Default" office:value-type="float" office:value="68.9787" calcext:value-type="float">
            <text:p>68.9787</text:p>
          </table:table-cell>
          <table:table-cell office:value-type="float" office:value="30.0434" calcext:value-type="float">
            <text:p>30.0434</text:p>
          </table:table-cell>
          <table:table-cell table:style-name="Default" office:value-type="float" office:value="45.124" calcext:value-type="float">
            <text:p>45.124</text:p>
          </table:table-cell>
          <table:table-cell table:formula="of:=[.E86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3]" office:value-type="float" office:value="0.98" calcext:value-type="float">
            <text:p>0.98</text:p>
          </table:table-cell>
          <table:table-cell table:formula="of:=[.H863]" office:value-type="float" office:value="0.968" calcext:value-type="float">
            <text:p>0.968</text:p>
          </table:table-cell>
          <table:table-cell table:style-name="ce7" office:value-type="float" office:value="0.998431" calcext:value-type="float">
            <text:p>0.99843</text:p>
          </table:table-cell>
          <table:table-cell table:style-name="ce7" office:value-type="float" office:value="0.992102" calcext:value-type="float">
            <text:p>0.99210</text:p>
          </table:table-cell>
          <table:table-cell office:value-type="float" office:value="0.99337" calcext:value-type="float">
            <text:p>0.9934</text:p>
          </table:table-cell>
          <table:table-cell table:formula="of:=1-0.00026*[.C864]" office:value-type="float" office:value="0.992188716" calcext:value-type="float">
            <text:p>0.9922</text:p>
          </table:table-cell>
          <table:table-cell table:style-name="ce3" table:formula="of:=1-0.05*[.B864]/1000" office:value-type="float" office:value="0.996551065" calcext:value-type="float">
            <text:p>0.9966</text:p>
          </table:table-cell>
          <table:table-cell table:formula="of:=[.M864]*[.L864]*[.K864]*[.J864]*[.I864]*[.H864]*[.G864]*[.F864]*[.E864]" office:value-type="float" office:value="0.880720922576466" calcext:value-type="float">
            <text:p>0.8807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table:style-name="Default" office:value-type="float" office:value="34.332" calcext:value-type="float">
            <text:p>34.332</text:p>
          </table:table-cell>
          <table:table-cell office:value-type="float" office:value="28.9997" calcext:value-type="float">
            <text:p>28.9997</text:p>
          </table:table-cell>
          <table:table-cell table:style-name="Default" office:value-type="float" office:value="46.7823" calcext:value-type="float">
            <text:p>46.7823</text:p>
          </table:table-cell>
          <table:table-cell table:formula="of:=[.E86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4]" office:value-type="float" office:value="0.98" calcext:value-type="float">
            <text:p>0.98</text:p>
          </table:table-cell>
          <table:table-cell table:formula="of:=[.H864]" office:value-type="float" office:value="0.968" calcext:value-type="float">
            <text:p>0.968</text:p>
          </table:table-cell>
          <table:table-cell table:style-name="ce7" office:value-type="float" office:value="0.997963" calcext:value-type="float">
            <text:p>0.99796</text:p>
          </table:table-cell>
          <table:table-cell table:style-name="ce7" office:value-type="float" office:value="0.993624" calcext:value-type="float">
            <text:p>0.99362</text:p>
          </table:table-cell>
          <table:table-cell office:value-type="float" office:value="0.99482" calcext:value-type="float">
            <text:p>0.9948</text:p>
          </table:table-cell>
          <table:table-cell table:formula="of:=1-0.00026*[.C865]" office:value-type="float" office:value="0.992460078" calcext:value-type="float">
            <text:p>0.9925</text:p>
          </table:table-cell>
          <table:table-cell table:style-name="ce3" table:formula="of:=1-0.05*[.B865]/1000" office:value-type="float" office:value="0.9982834" calcext:value-type="float">
            <text:p>0.9983</text:p>
          </table:table-cell>
          <table:table-cell table:formula="of:=[.M865]*[.L865]*[.K865]*[.J865]*[.I865]*[.H865]*[.G865]*[.F865]*[.E865]" office:value-type="float" office:value="0.884722284942618" calcext:value-type="float">
            <text:p>0.8847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table:style-name="Default" office:value-type="float" office:value="66.4731" calcext:value-type="float">
            <text:p>66.4731</text:p>
          </table:table-cell>
          <table:table-cell office:value-type="float" office:value="55.4301" calcext:value-type="float">
            <text:p>55.4301</text:p>
          </table:table-cell>
          <table:table-cell table:style-name="Default" office:value-type="float" office:value="51.0784" calcext:value-type="float">
            <text:p>51.0784</text:p>
          </table:table-cell>
          <table:table-cell table:formula="of:=[.E86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5]" office:value-type="float" office:value="0.98" calcext:value-type="float">
            <text:p>0.98</text:p>
          </table:table-cell>
          <table:table-cell table:formula="of:=[.H865]" office:value-type="float" office:value="0.968" calcext:value-type="float">
            <text:p>0.968</text:p>
          </table:table-cell>
          <table:table-cell table:style-name="ce7" office:value-type="float" office:value="0.997268" calcext:value-type="float">
            <text:p>0.99727</text:p>
          </table:table-cell>
          <table:table-cell table:style-name="ce7" office:value-type="float" office:value="0.99112" calcext:value-type="float">
            <text:p>0.99112</text:p>
          </table:table-cell>
          <table:table-cell office:value-type="float" office:value="0.98961" calcext:value-type="float">
            <text:p>0.9896</text:p>
          </table:table-cell>
          <table:table-cell table:formula="of:=1-0.00026*[.C866]" office:value-type="float" office:value="0.985588174" calcext:value-type="float">
            <text:p>0.9856</text:p>
          </table:table-cell>
          <table:table-cell table:style-name="ce3" table:formula="of:=1-0.05*[.B866]/1000" office:value-type="float" office:value="0.996676345" calcext:value-type="float">
            <text:p>0.9967</text:p>
          </table:table-cell>
          <table:table-cell table:formula="of:=[.M866]*[.L866]*[.K866]*[.J866]*[.I866]*[.H866]*[.G866]*[.F866]*[.E866]" office:value-type="float" office:value="0.86978293775516" calcext:value-type="float">
            <text:p>0.8698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table:style-name="Default" office:value-type="float" office:value="65.2436" calcext:value-type="float">
            <text:p>65.2436</text:p>
          </table:table-cell>
          <table:table-cell office:value-type="float" office:value="54.3993" calcext:value-type="float">
            <text:p>54.3993</text:p>
          </table:table-cell>
          <table:table-cell table:style-name="Default" office:value-type="float" office:value="24.9304" calcext:value-type="float">
            <text:p>24.9304</text:p>
          </table:table-cell>
          <table:table-cell table:formula="of:=[.E86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6]" office:value-type="float" office:value="0.98" calcext:value-type="float">
            <text:p>0.98</text:p>
          </table:table-cell>
          <table:table-cell table:formula="of:=[.H866]" office:value-type="float" office:value="0.968" calcext:value-type="float">
            <text:p>0.968</text:p>
          </table:table-cell>
          <table:table-cell table:style-name="ce7" office:value-type="float" office:value="0.997623" calcext:value-type="float">
            <text:p>0.99762</text:p>
          </table:table-cell>
          <table:table-cell table:style-name="ce7" office:value-type="float" office:value="0.990494" calcext:value-type="float">
            <text:p>0.99049</text:p>
          </table:table-cell>
          <table:table-cell office:value-type="float" office:value="0.99007" calcext:value-type="float">
            <text:p>0.9901</text:p>
          </table:table-cell>
          <table:table-cell table:formula="of:=1-0.00026*[.C867]" office:value-type="float" office:value="0.985856182" calcext:value-type="float">
            <text:p>0.9859</text:p>
          </table:table-cell>
          <table:table-cell table:style-name="ce3" table:formula="of:=1-0.05*[.B867]/1000" office:value-type="float" office:value="0.99673782" calcext:value-type="float">
            <text:p>0.9967</text:p>
          </table:table-cell>
          <table:table-cell table:formula="of:=[.M867]*[.L867]*[.K867]*[.J867]*[.I867]*[.H867]*[.G867]*[.F867]*[.E867]" office:value-type="float" office:value="0.870237422901386" calcext:value-type="float">
            <text:p>0.8702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table:style-name="Default" office:value-type="float" office:value="64.4831" calcext:value-type="float">
            <text:p>64.4831</text:p>
          </table:table-cell>
          <table:table-cell office:value-type="float" office:value="53.7695" calcext:value-type="float">
            <text:p>53.7695</text:p>
          </table:table-cell>
          <table:table-cell table:style-name="Default" office:value-type="float" office:value="19.3287" calcext:value-type="float">
            <text:p>19.3287</text:p>
          </table:table-cell>
          <table:table-cell table:formula="of:=[.E86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7]" office:value-type="float" office:value="0.98" calcext:value-type="float">
            <text:p>0.98</text:p>
          </table:table-cell>
          <table:table-cell table:formula="of:=[.H867]" office:value-type="float" office:value="0.968" calcext:value-type="float">
            <text:p>0.968</text:p>
          </table:table-cell>
          <table:table-cell table:style-name="ce7" office:value-type="float" office:value="0.998495" calcext:value-type="float">
            <text:p>0.99850</text:p>
          </table:table-cell>
          <table:table-cell table:style-name="ce7" office:value-type="float" office:value="0.991383" calcext:value-type="float">
            <text:p>0.99138</text:p>
          </table:table-cell>
          <table:table-cell office:value-type="float" office:value="0.98852" calcext:value-type="float">
            <text:p>0.9885</text:p>
          </table:table-cell>
          <table:table-cell table:formula="of:=1-0.00026*[.C868]" office:value-type="float" office:value="0.98601993" calcext:value-type="float">
            <text:p>0.9860</text:p>
          </table:table-cell>
          <table:table-cell table:style-name="ce3" table:formula="of:=1-0.05*[.B868]/1000" office:value-type="float" office:value="0.996775845" calcext:value-type="float">
            <text:p>0.9968</text:p>
          </table:table-cell>
          <table:table-cell table:formula="of:=[.M868]*[.L868]*[.K868]*[.J868]*[.I868]*[.H868]*[.G868]*[.F868]*[.E868]" office:value-type="float" office:value="0.870592800206904" calcext:value-type="float">
            <text:p>0.8706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table:style-name="Default" office:value-type="float" office:value="7.59062" calcext:value-type="float">
            <text:p>7.59062</text:p>
          </table:table-cell>
          <table:table-cell office:value-type="float" office:value="38.571" calcext:value-type="float">
            <text:p>38.571</text:p>
          </table:table-cell>
          <table:table-cell table:style-name="Default" office:value-type="float" office:value="50.8272" calcext:value-type="float">
            <text:p>50.8272</text:p>
          </table:table-cell>
          <table:table-cell table:formula="of:=[.E86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8]" office:value-type="float" office:value="0.98" calcext:value-type="float">
            <text:p>0.98</text:p>
          </table:table-cell>
          <table:table-cell table:formula="of:=[.H868]" office:value-type="float" office:value="0.968" calcext:value-type="float">
            <text:p>0.968</text:p>
          </table:table-cell>
          <table:table-cell table:style-name="ce7" office:value-type="float" office:value="0.999066" calcext:value-type="float">
            <text:p>0.99907</text:p>
          </table:table-cell>
          <table:table-cell table:style-name="ce7" office:value-type="float" office:value="0.994398" calcext:value-type="float">
            <text:p>0.99440</text:p>
          </table:table-cell>
          <table:table-cell office:value-type="float" office:value="0.9989" calcext:value-type="float">
            <text:p>0.9989</text:p>
          </table:table-cell>
          <table:table-cell table:formula="of:=1-0.00026*[.C869]" office:value-type="float" office:value="0.98997154" calcext:value-type="float">
            <text:p>0.9900</text:p>
          </table:table-cell>
          <table:table-cell table:style-name="ce3" table:formula="of:=1-0.05*[.B869]/1000" office:value-type="float" office:value="0.999620469" calcext:value-type="float">
            <text:p>0.9996</text:p>
          </table:table-cell>
          <table:table-cell table:formula="of:=[.M869]*[.L869]*[.K869]*[.J869]*[.I869]*[.H869]*[.G869]*[.F869]*[.E869]" office:value-type="float" office:value="0.888982752565588" calcext:value-type="float">
            <text:p>0.8890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table:style-name="Default" office:value-type="float" office:value="7.60609" calcext:value-type="float">
            <text:p>7.60609</text:p>
          </table:table-cell>
          <table:table-cell office:value-type="float" office:value="38.663" calcext:value-type="float">
            <text:p>38.663</text:p>
          </table:table-cell>
          <table:table-cell table:style-name="Default" office:value-type="float" office:value="21.669" calcext:value-type="float">
            <text:p>21.669</text:p>
          </table:table-cell>
          <table:table-cell table:formula="of:=[.E86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69]" office:value-type="float" office:value="0.98" calcext:value-type="float">
            <text:p>0.98</text:p>
          </table:table-cell>
          <table:table-cell table:formula="of:=[.H869]" office:value-type="float" office:value="0.968" calcext:value-type="float">
            <text:p>0.968</text:p>
          </table:table-cell>
          <table:table-cell table:style-name="ce7" office:value-type="float" office:value="0.997573" calcext:value-type="float">
            <text:p>0.99757</text:p>
          </table:table-cell>
          <table:table-cell table:style-name="ce7" office:value-type="float" office:value="0.995146" calcext:value-type="float">
            <text:p>0.99515</text:p>
          </table:table-cell>
          <table:table-cell office:value-type="float" office:value="0.99921" calcext:value-type="float">
            <text:p>0.9992</text:p>
          </table:table-cell>
          <table:table-cell table:formula="of:=1-0.00026*[.C870]" office:value-type="float" office:value="0.98994762" calcext:value-type="float">
            <text:p>0.9899</text:p>
          </table:table-cell>
          <table:table-cell table:style-name="ce3" table:formula="of:=1-0.05*[.B870]/1000" office:value-type="float" office:value="0.9996196955" calcext:value-type="float">
            <text:p>0.9996</text:p>
          </table:table-cell>
          <table:table-cell table:formula="of:=[.M870]*[.L870]*[.K870]*[.J870]*[.I870]*[.H870]*[.G870]*[.F870]*[.E870]" office:value-type="float" office:value="0.888575491293354" calcext:value-type="float">
            <text:p>0.8886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table:style-name="Default" office:value-type="float" office:value="3.78041" calcext:value-type="float">
            <text:p>3.78041</text:p>
          </table:table-cell>
          <table:table-cell office:value-type="float" office:value="19.1033" calcext:value-type="float">
            <text:p>19.1033</text:p>
          </table:table-cell>
          <table:table-cell table:style-name="Default" office:value-type="float" office:value="4.18458" calcext:value-type="float">
            <text:p>4.18458</text:p>
          </table:table-cell>
          <table:table-cell table:formula="of:=[.E87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0]" office:value-type="float" office:value="0.98" calcext:value-type="float">
            <text:p>0.98</text:p>
          </table:table-cell>
          <table:table-cell table:formula="of:=[.H870]" office:value-type="float" office:value="0.968" calcext:value-type="float">
            <text:p>0.968</text:p>
          </table:table-cell>
          <table:table-cell table:number-columns-repeated="2" table:style-name="ce7" office:value-type="float" office:value="1" calcext:value-type="float">
            <text:p>1.00000</text:p>
          </table:table-cell>
          <table:table-cell office:value-type="float" office:value="0.99893" calcext:value-type="float">
            <text:p>0.9989</text:p>
          </table:table-cell>
          <table:table-cell table:formula="of:=1-0.00026*[.C871]" office:value-type="float" office:value="0.995033142" calcext:value-type="float">
            <text:p>0.9950</text:p>
          </table:table-cell>
          <table:table-cell table:style-name="ce3" table:formula="of:=1-0.05*[.B871]/1000" office:value-type="float" office:value="0.9998109795" calcext:value-type="float">
            <text:p>0.9998</text:p>
          </table:table-cell>
          <table:table-cell table:formula="of:=[.M871]*[.L871]*[.K871]*[.J871]*[.I871]*[.H871]*[.G871]*[.F871]*[.E871]" office:value-type="float" office:value="0.899600223071347" calcext:value-type="float">
            <text:p>0.8996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style-name="Default" office:value-type="float" office:value="22.6566" calcext:value-type="float">
            <text:p>22.6566</text:p>
          </table:table-cell>
          <table:table-cell office:value-type="float" office:value="45.0049" calcext:value-type="float">
            <text:p>45.0049</text:p>
          </table:table-cell>
          <table:table-cell table:style-name="Default" office:value-type="float" office:value="46.7625" calcext:value-type="float">
            <text:p>46.7625</text:p>
          </table:table-cell>
          <table:table-cell table:formula="of:=[.E87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1]" office:value-type="float" office:value="0.98" calcext:value-type="float">
            <text:p>0.98</text:p>
          </table:table-cell>
          <table:table-cell table:formula="of:=[.H871]" office:value-type="float" office:value="0.968" calcext:value-type="float">
            <text:p>0.968</text:p>
          </table:table-cell>
          <table:table-cell table:style-name="ce7" office:value-type="float" office:value="0.99661" calcext:value-type="float">
            <text:p>0.99661</text:p>
          </table:table-cell>
          <table:table-cell table:style-name="ce7" office:value-type="float" office:value="0.993619" calcext:value-type="float">
            <text:p>0.99362</text:p>
          </table:table-cell>
          <table:table-cell office:value-type="float" office:value="0.99121" calcext:value-type="float">
            <text:p>0.9912</text:p>
          </table:table-cell>
          <table:table-cell table:formula="of:=1-0.00026*[.C872]" office:value-type="float" office:value="0.988298726" calcext:value-type="float">
            <text:p>0.9883</text:p>
          </table:table-cell>
          <table:table-cell table:style-name="ce3" table:formula="of:=1-0.05*[.B872]/1000" office:value-type="float" office:value="0.99886717" calcext:value-type="float">
            <text:p>0.9989</text:p>
          </table:table-cell>
          <table:table-cell table:formula="of:=[.M872]*[.L872]*[.K872]*[.J872]*[.I872]*[.H872]*[.G872]*[.F872]*[.E872]" office:value-type="float" office:value="0.877133762621011" calcext:value-type="float">
            <text:p>0.8771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style-name="Default" office:value-type="float" office:value="27.1447" calcext:value-type="float">
            <text:p>27.1447</text:p>
          </table:table-cell>
          <table:table-cell office:value-type="float" office:value="53.8946" calcext:value-type="float">
            <text:p>53.8946</text:p>
          </table:table-cell>
          <table:table-cell table:style-name="Default" office:value-type="float" office:value="43.9738" calcext:value-type="float">
            <text:p>43.9738</text:p>
          </table:table-cell>
          <table:table-cell table:formula="of:=[.E87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2]" office:value-type="float" office:value="0.98" calcext:value-type="float">
            <text:p>0.98</text:p>
          </table:table-cell>
          <table:table-cell table:formula="of:=[.H872]" office:value-type="float" office:value="0.968" calcext:value-type="float">
            <text:p>0.968</text:p>
          </table:table-cell>
          <table:table-cell table:style-name="ce7" office:value-type="float" office:value="0.997581" calcext:value-type="float">
            <text:p>0.99758</text:p>
          </table:table-cell>
          <table:table-cell table:style-name="ce7" office:value-type="float" office:value="0.991532" calcext:value-type="float">
            <text:p>0.99153</text:p>
          </table:table-cell>
          <table:table-cell office:value-type="float" office:value="0.99379" calcext:value-type="float">
            <text:p>0.9938</text:p>
          </table:table-cell>
          <table:table-cell table:formula="of:=1-0.00026*[.C873]" office:value-type="float" office:value="0.985987404" calcext:value-type="float">
            <text:p>0.9860</text:p>
          </table:table-cell>
          <table:table-cell table:style-name="ce3" table:formula="of:=1-0.05*[.B873]/1000" office:value-type="float" office:value="0.998642765" calcext:value-type="float">
            <text:p>0.9986</text:p>
          </table:table-cell>
          <table:table-cell table:formula="of:=[.M873]*[.L873]*[.K873]*[.J873]*[.I873]*[.H873]*[.G873]*[.F873]*[.E873]" office:value-type="float" office:value="0.876173479208982" calcext:value-type="float">
            <text:p>0.8762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style-name="Default" office:value-type="float" office:value="27.9595" calcext:value-type="float">
            <text:p>27.9595</text:p>
          </table:table-cell>
          <table:table-cell office:value-type="float" office:value="55.4331" calcext:value-type="float">
            <text:p>55.4331</text:p>
          </table:table-cell>
          <table:table-cell table:style-name="Default" office:value-type="float" office:value="31.5383" calcext:value-type="float">
            <text:p>31.5383</text:p>
          </table:table-cell>
          <table:table-cell table:formula="of:=[.E87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3]" office:value-type="float" office:value="0.98" calcext:value-type="float">
            <text:p>0.98</text:p>
          </table:table-cell>
          <table:table-cell table:formula="of:=[.H873]" office:value-type="float" office:value="0.968" calcext:value-type="float">
            <text:p>0.968</text:p>
          </table:table-cell>
          <table:table-cell table:style-name="ce7" office:value-type="float" office:value="0.998592" calcext:value-type="float">
            <text:p>0.99859</text:p>
          </table:table-cell>
          <table:table-cell table:style-name="ce7" office:value-type="float" office:value="0.991836" calcext:value-type="float">
            <text:p>0.99184</text:p>
          </table:table-cell>
          <table:table-cell office:value-type="float" office:value="0.99285" calcext:value-type="float">
            <text:p>0.9929</text:p>
          </table:table-cell>
          <table:table-cell table:formula="of:=1-0.00026*[.C874]" office:value-type="float" office:value="0.985587394" calcext:value-type="float">
            <text:p>0.9856</text:p>
          </table:table-cell>
          <table:table-cell table:style-name="ce3" table:formula="of:=1-0.05*[.B874]/1000" office:value-type="float" office:value="0.998602025" calcext:value-type="float">
            <text:p>0.9986</text:p>
          </table:table-cell>
          <table:table-cell table:formula="of:=[.M874]*[.L874]*[.K874]*[.J874]*[.I874]*[.H874]*[.G874]*[.F874]*[.E874]" office:value-type="float" office:value="0.876109164090071" calcext:value-type="float">
            <text:p>0.876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table:style-name="Default" office:value-type="float" office:value="13.9614" calcext:value-type="float">
            <text:p>13.9614</text:p>
          </table:table-cell>
          <table:table-cell office:value-type="float" office:value="28.175" calcext:value-type="float">
            <text:p>28.175</text:p>
          </table:table-cell>
          <table:table-cell table:style-name="Default" office:value-type="float" office:value="11.761" calcext:value-type="float">
            <text:p>11.761</text:p>
          </table:table-cell>
          <table:table-cell table:formula="of:=[.E87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4]" office:value-type="float" office:value="0.98" calcext:value-type="float">
            <text:p>0.98</text:p>
          </table:table-cell>
          <table:table-cell table:formula="of:=[.H874]" office:value-type="float" office:value="0.968" calcext:value-type="float">
            <text:p>0.968</text:p>
          </table:table-cell>
          <table:table-cell table:style-name="ce7" office:value-type="float" office:value="0.99559" calcext:value-type="float">
            <text:p>0.99559</text:p>
          </table:table-cell>
          <table:table-cell table:style-name="ce7" office:value-type="float" office:value="0.996692" calcext:value-type="float">
            <text:p>0.99669</text:p>
          </table:table-cell>
          <table:table-cell office:value-type="float" office:value="0.99694" calcext:value-type="float">
            <text:p>0.9969</text:p>
          </table:table-cell>
          <table:table-cell table:formula="of:=1-0.00026*[.C875]" office:value-type="float" office:value="0.9926745" calcext:value-type="float">
            <text:p>0.9927</text:p>
          </table:table-cell>
          <table:table-cell table:style-name="ce3" table:formula="of:=1-0.05*[.B875]/1000" office:value-type="float" office:value="0.99930193" calcext:value-type="float">
            <text:p>0.9993</text:p>
          </table:table-cell>
          <table:table-cell table:formula="of:=[.M875]*[.L875]*[.K875]*[.J875]*[.I875]*[.H875]*[.G875]*[.F875]*[.E875]" office:value-type="float" office:value="0.888327612971022" calcext:value-type="float">
            <text:p>0.8883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table:style-name="Default" office:value-type="float" office:value="14.5761" calcext:value-type="float">
            <text:p>14.5761</text:p>
          </table:table-cell>
          <table:table-cell office:value-type="float" office:value="29.3984" calcext:value-type="float">
            <text:p>29.3984</text:p>
          </table:table-cell>
          <table:table-cell table:style-name="Default" office:value-type="float" office:value="13.8698" calcext:value-type="float">
            <text:p>13.8698</text:p>
          </table:table-cell>
          <table:table-cell table:formula="of:=[.E87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5]" office:value-type="float" office:value="0.98" calcext:value-type="float">
            <text:p>0.98</text:p>
          </table:table-cell>
          <table:table-cell table:formula="of:=[.H875]" office:value-type="float" office:value="0.968" calcext:value-type="float">
            <text:p>0.968</text:p>
          </table:table-cell>
          <table:table-cell table:style-name="ce7" office:value-type="float" office:value="0.996537" calcext:value-type="float">
            <text:p>0.99654</text:p>
          </table:table-cell>
          <table:table-cell table:style-name="ce7" office:value-type="float" office:value="0.993939" calcext:value-type="float">
            <text:p>0.99394</text:p>
          </table:table-cell>
          <table:table-cell office:value-type="float" office:value="0.99608" calcext:value-type="float">
            <text:p>0.9961</text:p>
          </table:table-cell>
          <table:table-cell table:formula="of:=1-0.00026*[.C876]" office:value-type="float" office:value="0.992356416" calcext:value-type="float">
            <text:p>0.9924</text:p>
          </table:table-cell>
          <table:table-cell table:style-name="ce3" table:formula="of:=1-0.05*[.B876]/1000" office:value-type="float" office:value="0.999271195" calcext:value-type="float">
            <text:p>0.9993</text:p>
          </table:table-cell>
          <table:table-cell table:formula="of:=[.M876]*[.L876]*[.K876]*[.J876]*[.I876]*[.H876]*[.G876]*[.F876]*[.E876]" office:value-type="float" office:value="0.885640525352382" calcext:value-type="float">
            <text:p>0.8856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table:style-name="Default" office:value-type="float" office:value="91.3808" calcext:value-type="float">
            <text:p>91.3808</text:p>
          </table:table-cell>
          <table:table-cell office:value-type="float" office:value="50.6053" calcext:value-type="float">
            <text:p>50.6053</text:p>
          </table:table-cell>
          <table:table-cell table:style-name="Default" office:value-type="float" office:value="57.969" calcext:value-type="float">
            <text:p>57.969</text:p>
          </table:table-cell>
          <table:table-cell table:formula="of:=[.E87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6]" office:value-type="float" office:value="0.98" calcext:value-type="float">
            <text:p>0.98</text:p>
          </table:table-cell>
          <table:table-cell table:formula="of:=[.H876]" office:value-type="float" office:value="0.968" calcext:value-type="float">
            <text:p>0.968</text:p>
          </table:table-cell>
          <table:table-cell table:style-name="ce7" office:value-type="float" office:value="0.997971" calcext:value-type="float">
            <text:p>0.99797</text:p>
          </table:table-cell>
          <table:table-cell table:style-name="ce7" office:value-type="float" office:value="0.994973" calcext:value-type="float">
            <text:p>0.99497</text:p>
          </table:table-cell>
          <table:table-cell office:value-type="float" office:value="0.98891" calcext:value-type="float">
            <text:p>0.9889</text:p>
          </table:table-cell>
          <table:table-cell table:formula="of:=1-0.00026*[.C877]" office:value-type="float" office:value="0.986842622" calcext:value-type="float">
            <text:p>0.9868</text:p>
          </table:table-cell>
          <table:table-cell table:style-name="ce3" table:formula="of:=1-0.05*[.B877]/1000" office:value-type="float" office:value="0.99543096" calcext:value-type="float">
            <text:p>0.9954</text:p>
          </table:table-cell>
          <table:table-cell table:formula="of:=[.M877]*[.L877]*[.K877]*[.J877]*[.I877]*[.H877]*[.G877]*[.F877]*[.E877]" office:value-type="float" office:value="0.873180600991331" calcext:value-type="float">
            <text:p>0.8732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table:style-name="Default" office:value-type="float" office:value="95.5482" calcext:value-type="float">
            <text:p>95.5482</text:p>
          </table:table-cell>
          <table:table-cell office:value-type="float" office:value="52.8921" calcext:value-type="float">
            <text:p>52.8921</text:p>
          </table:table-cell>
          <table:table-cell table:style-name="Default" office:value-type="float" office:value="57.3514" calcext:value-type="float">
            <text:p>57.3514</text:p>
          </table:table-cell>
          <table:table-cell table:formula="of:=[.E87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7]" office:value-type="float" office:value="0.98" calcext:value-type="float">
            <text:p>0.98</text:p>
          </table:table-cell>
          <table:table-cell table:formula="of:=[.H877]" office:value-type="float" office:value="0.968" calcext:value-type="float">
            <text:p>0.968</text:p>
          </table:table-cell>
          <table:table-cell table:style-name="ce7" office:value-type="float" office:value="0.998293" calcext:value-type="float">
            <text:p>0.99829</text:p>
          </table:table-cell>
          <table:table-cell table:style-name="ce7" office:value-type="float" office:value="0.995386" calcext:value-type="float">
            <text:p>0.99539</text:p>
          </table:table-cell>
          <table:table-cell office:value-type="float" office:value="0.98963" calcext:value-type="float">
            <text:p>0.9896</text:p>
          </table:table-cell>
          <table:table-cell table:formula="of:=1-0.00026*[.C878]" office:value-type="float" office:value="0.986248054" calcext:value-type="float">
            <text:p>0.9862</text:p>
          </table:table-cell>
          <table:table-cell table:style-name="ce3" table:formula="of:=1-0.05*[.B878]/1000" office:value-type="float" office:value="0.99522259" calcext:value-type="float">
            <text:p>0.9952</text:p>
          </table:table-cell>
          <table:table-cell table:formula="of:=[.M878]*[.L878]*[.K878]*[.J878]*[.I878]*[.H878]*[.G878]*[.F878]*[.E878]" office:value-type="float" office:value="0.873751312624738" calcext:value-type="float">
            <text:p>0.8738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table:style-name="Default" office:value-type="float" office:value="53.0851" calcext:value-type="float">
            <text:p>53.0851</text:p>
          </table:table-cell>
          <table:table-cell office:value-type="float" office:value="29.4487" calcext:value-type="float">
            <text:p>29.4487</text:p>
          </table:table-cell>
          <table:table-cell table:style-name="Default" office:value-type="float" office:value="31.6745" calcext:value-type="float">
            <text:p>31.6745</text:p>
          </table:table-cell>
          <table:table-cell table:formula="of:=[.E87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8]" office:value-type="float" office:value="0.98" calcext:value-type="float">
            <text:p>0.98</text:p>
          </table:table-cell>
          <table:table-cell table:formula="of:=[.H878]" office:value-type="float" office:value="0.968" calcext:value-type="float">
            <text:p>0.968</text:p>
          </table:table-cell>
          <table:table-cell table:style-name="ce7" office:value-type="float" office:value="0.998198" calcext:value-type="float">
            <text:p>0.99820</text:p>
          </table:table-cell>
          <table:table-cell table:style-name="ce7" office:value-type="float" office:value="0.996535" calcext:value-type="float">
            <text:p>0.99654</text:p>
          </table:table-cell>
          <table:table-cell office:value-type="float" office:value="0.99577" calcext:value-type="float">
            <text:p>0.9958</text:p>
          </table:table-cell>
          <table:table-cell table:formula="of:=1-0.00026*[.C879]" office:value-type="float" office:value="0.992343338" calcext:value-type="float">
            <text:p>0.9923</text:p>
          </table:table-cell>
          <table:table-cell table:style-name="ce3" table:formula="of:=1-0.05*[.B879]/1000" office:value-type="float" office:value="0.997345745" calcext:value-type="float">
            <text:p>0.9973</text:p>
          </table:table-cell>
          <table:table-cell table:formula="of:=[.M879]*[.L879]*[.K879]*[.J879]*[.I879]*[.H879]*[.G879]*[.F879]*[.E879]" office:value-type="float" office:value="0.887431903787471" calcext:value-type="float">
            <text:p>0.8874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table:style-name="Default" office:value-type="float" office:value="25.3169" calcext:value-type="float">
            <text:p>25.3169</text:p>
          </table:table-cell>
          <table:table-cell office:value-type="float" office:value="38.6749" calcext:value-type="float">
            <text:p>38.6749</text:p>
          </table:table-cell>
          <table:table-cell table:style-name="Default" office:value-type="float" office:value="53.6692" calcext:value-type="float">
            <text:p>53.6692</text:p>
          </table:table-cell>
          <table:table-cell table:formula="of:=[.E87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79]" office:value-type="float" office:value="0.98" calcext:value-type="float">
            <text:p>0.98</text:p>
          </table:table-cell>
          <table:table-cell table:formula="of:=[.H879]" office:value-type="float" office:value="0.968" calcext:value-type="float">
            <text:p>0.968</text:p>
          </table:table-cell>
          <table:table-cell table:style-name="ce7" office:value-type="float" office:value="0.998345" calcext:value-type="float">
            <text:p>0.99835</text:p>
          </table:table-cell>
          <table:table-cell table:style-name="ce7" office:value-type="float" office:value="0.99669" calcext:value-type="float">
            <text:p>0.99669</text:p>
          </table:table-cell>
          <table:table-cell office:value-type="float" office:value="0.99838" calcext:value-type="float">
            <text:p>0.9984</text:p>
          </table:table-cell>
          <table:table-cell table:formula="of:=1-0.00026*[.C880]" office:value-type="float" office:value="0.989944526" calcext:value-type="float">
            <text:p>0.9899</text:p>
          </table:table-cell>
          <table:table-cell table:style-name="ce3" table:formula="of:=1-0.05*[.B880]/1000" office:value-type="float" office:value="0.998734155" calcext:value-type="float">
            <text:p>0.9987</text:p>
          </table:table-cell>
          <table:table-cell table:formula="of:=[.M880]*[.L880]*[.K880]*[.J880]*[.I880]*[.H880]*[.G880]*[.F880]*[.E880]" office:value-type="float" office:value="0.88911191806356" calcext:value-type="float">
            <text:p>0.8891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table:style-name="Default" office:value-type="float" office:value="13.0533" calcext:value-type="float">
            <text:p>13.0533</text:p>
          </table:table-cell>
          <table:table-cell office:value-type="float" office:value="19.7646" calcext:value-type="float">
            <text:p>19.7646</text:p>
          </table:table-cell>
          <table:table-cell table:style-name="Default" office:value-type="float" office:value="24.0546" calcext:value-type="float">
            <text:p>24.0546</text:p>
          </table:table-cell>
          <table:table-cell table:formula="of:=[.E88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0]" office:value-type="float" office:value="0.98" calcext:value-type="float">
            <text:p>0.98</text:p>
          </table:table-cell>
          <table:table-cell table:formula="of:=[.H880]" office:value-type="float" office:value="0.968" calcext:value-type="float">
            <text:p>0.968</text:p>
          </table:table-cell>
          <table:table-cell table:style-name="ce7" office:value-type="float" office:value="0.996114" calcext:value-type="float">
            <text:p>0.99611</text:p>
          </table:table-cell>
          <table:table-cell table:style-name="ce7" office:value-type="float" office:value="1" calcext:value-type="float">
            <text:p>1.00000</text:p>
          </table:table-cell>
          <table:table-cell office:value-type="float" office:value="0.99941" calcext:value-type="float">
            <text:p>0.9994</text:p>
          </table:table-cell>
          <table:table-cell table:formula="of:=1-0.00026*[.C881]" office:value-type="float" office:value="0.994861204" calcext:value-type="float">
            <text:p>0.9949</text:p>
          </table:table-cell>
          <table:table-cell table:style-name="ce3" table:formula="of:=1-0.05*[.B881]/1000" office:value-type="float" office:value="0.999347335" calcext:value-type="float">
            <text:p>0.9993</text:p>
          </table:table-cell>
          <table:table-cell table:formula="of:=[.M881]*[.L881]*[.K881]*[.J881]*[.I881]*[.H881]*[.G881]*[.F881]*[.E881]" office:value-type="float" office:value="0.895964369301114" calcext:value-type="float">
            <text:p>0.8960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table:style-name="Default" office:value-type="float" office:value="175.329" calcext:value-type="float">
            <text:p>175.329</text:p>
          </table:table-cell>
          <table:table-cell office:value-type="float" office:value="40.6352" calcext:value-type="float">
            <text:p>40.6352</text:p>
          </table:table-cell>
          <table:table-cell table:style-name="Default" office:value-type="float" office:value="12.3269" calcext:value-type="float">
            <text:p>12.3269</text:p>
          </table:table-cell>
          <table:table-cell table:formula="of:=[.E88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1]" office:value-type="float" office:value="0.98" calcext:value-type="float">
            <text:p>0.98</text:p>
          </table:table-cell>
          <table:table-cell table:formula="of:=[.H881]" office:value-type="float" office:value="0.968" calcext:value-type="float">
            <text:p>0.968</text:p>
          </table:table-cell>
          <table:table-cell table:style-name="ce7" office:value-type="float" office:value="0.997678" calcext:value-type="float">
            <text:p>0.99768</text:p>
          </table:table-cell>
          <table:table-cell table:style-name="ce7" office:value-type="float" office:value="0.991277" calcext:value-type="float">
            <text:p>0.99128</text:p>
          </table:table-cell>
          <table:table-cell office:value-type="float" office:value="0.98148" calcext:value-type="float">
            <text:p>0.9815</text:p>
          </table:table-cell>
          <table:table-cell table:formula="of:=1-0.00026*[.C882]" office:value-type="float" office:value="0.989434848" calcext:value-type="float">
            <text:p>0.9894</text:p>
          </table:table-cell>
          <table:table-cell table:style-name="ce3" table:formula="of:=1-0.05*[.B882]/1000" office:value-type="float" office:value="0.99123355" calcext:value-type="float">
            <text:p>0.9912</text:p>
          </table:table-cell>
          <table:table-cell table:formula="of:=[.M882]*[.L882]*[.K882]*[.J882]*[.I882]*[.H882]*[.G882]*[.F882]*[.E882]" office:value-type="float" office:value="0.861765542953232" calcext:value-type="float">
            <text:p>0.8618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table:style-name="Default" office:value-type="float" office:value="128.128" calcext:value-type="float">
            <text:p>128.128</text:p>
          </table:table-cell>
          <table:table-cell office:value-type="float" office:value="29.4757" calcext:value-type="float">
            <text:p>29.4757</text:p>
          </table:table-cell>
          <table:table-cell table:style-name="Default" office:value-type="float" office:value="20.8434" calcext:value-type="float">
            <text:p>20.8434</text:p>
          </table:table-cell>
          <table:table-cell table:formula="of:=[.E88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2]" office:value-type="float" office:value="0.98" calcext:value-type="float">
            <text:p>0.98</text:p>
          </table:table-cell>
          <table:table-cell table:formula="of:=[.H882]" office:value-type="float" office:value="0.968" calcext:value-type="float">
            <text:p>0.968</text:p>
          </table:table-cell>
          <table:table-cell table:style-name="ce7" office:value-type="float" office:value="0.998292" calcext:value-type="float">
            <text:p>0.99829</text:p>
          </table:table-cell>
          <table:table-cell table:style-name="ce7" office:value-type="float" office:value="0.994699" calcext:value-type="float">
            <text:p>0.99470</text:p>
          </table:table-cell>
          <table:table-cell office:value-type="float" office:value="0.99123" calcext:value-type="float">
            <text:p>0.9912</text:p>
          </table:table-cell>
          <table:table-cell table:formula="of:=1-0.00026*[.C883]" office:value-type="float" office:value="0.992336318" calcext:value-type="float">
            <text:p>0.9923</text:p>
          </table:table-cell>
          <table:table-cell table:style-name="ce3" table:formula="of:=1-0.05*[.B883]/1000" office:value-type="float" office:value="0.9935936" calcext:value-type="float">
            <text:p>0.9936</text:p>
          </table:table-cell>
          <table:table-cell table:formula="of:=[.M883]*[.L883]*[.K883]*[.J883]*[.I883]*[.H883]*[.G883]*[.F883]*[.E883]" office:value-type="float" office:value="0.878517530024424" calcext:value-type="float">
            <text:p>0.8785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table:style-name="Default" office:value-type="float" office:value="232.728" calcext:value-type="float">
            <text:p>232.728</text:p>
          </table:table-cell>
          <table:table-cell office:value-type="float" office:value="54.1294" calcext:value-type="float">
            <text:p>54.1294</text:p>
          </table:table-cell>
          <table:table-cell table:style-name="Default" office:value-type="float" office:value="43.7225" calcext:value-type="float">
            <text:p>43.7225</text:p>
          </table:table-cell>
          <table:table-cell table:formula="of:=[.E88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3]" office:value-type="float" office:value="0.98" calcext:value-type="float">
            <text:p>0.98</text:p>
          </table:table-cell>
          <table:table-cell table:formula="of:=[.H883]" office:value-type="float" office:value="0.968" calcext:value-type="float">
            <text:p>0.968</text:p>
          </table:table-cell>
          <table:table-cell table:style-name="ce7" office:value-type="float" office:value="0.997695" calcext:value-type="float">
            <text:p>0.99770</text:p>
          </table:table-cell>
          <table:table-cell table:style-name="ce7" office:value-type="float" office:value="0.991297" calcext:value-type="float">
            <text:p>0.99130</text:p>
          </table:table-cell>
          <table:table-cell office:value-type="float" office:value="0.98555" calcext:value-type="float">
            <text:p>0.9856</text:p>
          </table:table-cell>
          <table:table-cell table:formula="of:=1-0.00026*[.C884]" office:value-type="float" office:value="0.985926356" calcext:value-type="float">
            <text:p>0.9859</text:p>
          </table:table-cell>
          <table:table-cell table:style-name="ce3" table:formula="of:=1-0.05*[.B884]/1000" office:value-type="float" office:value="0.9883636" calcext:value-type="float">
            <text:p>0.9884</text:p>
          </table:table-cell>
          <table:table-cell table:formula="of:=[.M884]*[.L884]*[.K884]*[.J884]*[.I884]*[.H884]*[.G884]*[.F884]*[.E884]" office:value-type="float" office:value="0.859806094798003" calcext:value-type="float">
            <text:p>0.8598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table:style-name="Default" office:value-type="float" office:value="247.676" calcext:value-type="float">
            <text:p>247.676</text:p>
          </table:table-cell>
          <table:table-cell office:value-type="float" office:value="57.6191" calcext:value-type="float">
            <text:p>57.6191</text:p>
          </table:table-cell>
          <table:table-cell table:style-name="Default" office:value-type="float" office:value="44.6772" calcext:value-type="float">
            <text:p>44.6772</text:p>
          </table:table-cell>
          <table:table-cell table:formula="of:=[.E88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4]" office:value-type="float" office:value="0.98" calcext:value-type="float">
            <text:p>0.98</text:p>
          </table:table-cell>
          <table:table-cell table:formula="of:=[.H884]" office:value-type="float" office:value="0.968" calcext:value-type="float">
            <text:p>0.968</text:p>
          </table:table-cell>
          <table:table-cell table:style-name="ce7" office:value-type="float" office:value="0.997679" calcext:value-type="float">
            <text:p>0.99768</text:p>
          </table:table-cell>
          <table:table-cell table:style-name="ce7" office:value-type="float" office:value="0.99229" calcext:value-type="float">
            <text:p>0.99229</text:p>
          </table:table-cell>
          <table:table-cell office:value-type="float" office:value="0.98061" calcext:value-type="float">
            <text:p>0.9806</text:p>
          </table:table-cell>
          <table:table-cell table:formula="of:=1-0.00026*[.C885]" office:value-type="float" office:value="0.985019034" calcext:value-type="float">
            <text:p>0.9850</text:p>
          </table:table-cell>
          <table:table-cell table:style-name="ce3" table:formula="of:=1-0.05*[.B885]/1000" office:value-type="float" office:value="0.9876162" calcext:value-type="float">
            <text:p>0.9876</text:p>
          </table:table-cell>
          <table:table-cell table:formula="of:=[.M885]*[.L885]*[.K885]*[.J885]*[.I885]*[.H885]*[.G885]*[.F885]*[.E885]" office:value-type="float" office:value="0.854904575705484" calcext:value-type="float">
            <text:p>0.8549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table:style-name="Default" office:value-type="float" office:value="413.109" calcext:value-type="float">
            <text:p>413.109</text:p>
          </table:table-cell>
          <table:table-cell office:value-type="float" office:value="56.3261" calcext:value-type="float">
            <text:p>56.3261</text:p>
          </table:table-cell>
          <table:table-cell table:style-name="Default" office:value-type="float" office:value="42.1411" calcext:value-type="float">
            <text:p>42.1411</text:p>
          </table:table-cell>
          <table:table-cell table:formula="of:=[.E88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5]" office:value-type="float" office:value="0.98" calcext:value-type="float">
            <text:p>0.98</text:p>
          </table:table-cell>
          <table:table-cell table:formula="of:=[.H885]" office:value-type="float" office:value="0.968" calcext:value-type="float">
            <text:p>0.968</text:p>
          </table:table-cell>
          <table:table-cell table:style-name="ce7" office:value-type="float" office:value="0.997518" calcext:value-type="float">
            <text:p>0.99752</text:p>
          </table:table-cell>
          <table:table-cell table:style-name="ce7" office:value-type="float" office:value="0.988292" calcext:value-type="float">
            <text:p>0.98829</text:p>
          </table:table-cell>
          <table:table-cell office:value-type="float" office:value="0.97731" calcext:value-type="float">
            <text:p>0.9773</text:p>
          </table:table-cell>
          <table:table-cell table:formula="of:=1-0.00026*[.C886]" office:value-type="float" office:value="0.985355214" calcext:value-type="float">
            <text:p>0.9854</text:p>
          </table:table-cell>
          <table:table-cell table:style-name="ce3" table:formula="of:=1-0.05*[.B886]/1000" office:value-type="float" office:value="0.97934455" calcext:value-type="float">
            <text:p>0.9793</text:p>
          </table:table-cell>
          <table:table-cell table:formula="of:=[.M886]*[.L886]*[.K886]*[.J886]*[.I886]*[.H886]*[.G886]*[.F886]*[.E886]" office:value-type="float" office:value="0.841638791098533" calcext:value-type="float">
            <text:p>0.8416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style-name="Default" office:value-type="float" office:value="430.229" calcext:value-type="float">
            <text:p>430.229</text:p>
          </table:table-cell>
          <table:table-cell office:value-type="float" office:value="58.7232" calcext:value-type="float">
            <text:p>58.7232</text:p>
          </table:table-cell>
          <table:table-cell table:style-name="Default" office:value-type="float" office:value="34.5593" calcext:value-type="float">
            <text:p>34.5593</text:p>
          </table:table-cell>
          <table:table-cell table:formula="of:=[.E88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6]" office:value-type="float" office:value="0.98" calcext:value-type="float">
            <text:p>0.98</text:p>
          </table:table-cell>
          <table:table-cell table:formula="of:=[.H886]" office:value-type="float" office:value="0.968" calcext:value-type="float">
            <text:p>0.968</text:p>
          </table:table-cell>
          <table:table-cell table:style-name="ce7" office:value-type="float" office:value="0.997609" calcext:value-type="float">
            <text:p>0.99761</text:p>
          </table:table-cell>
          <table:table-cell table:style-name="ce7" office:value-type="float" office:value="0.987312" calcext:value-type="float">
            <text:p>0.98731</text:p>
          </table:table-cell>
          <table:table-cell office:value-type="float" office:value="0.97616" calcext:value-type="float">
            <text:p>0.9762</text:p>
          </table:table-cell>
          <table:table-cell table:formula="of:=1-0.00026*[.C887]" office:value-type="float" office:value="0.984731968" calcext:value-type="float">
            <text:p>0.9847</text:p>
          </table:table-cell>
          <table:table-cell table:style-name="ce3" table:formula="of:=1-0.05*[.B887]/1000" office:value-type="float" office:value="0.97848855" calcext:value-type="float">
            <text:p>0.9785</text:p>
          </table:table-cell>
          <table:table-cell table:formula="of:=[.M887]*[.L887]*[.K887]*[.J887]*[.I887]*[.H887]*[.G887]*[.F887]*[.E887]" office:value-type="float" office:value="0.838626568418505" calcext:value-type="float">
            <text:p>0.8386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table:style-name="Default" office:value-type="float" office:value="416.501" calcext:value-type="float">
            <text:p>416.501</text:p>
          </table:table-cell>
          <table:table-cell office:value-type="float" office:value="56.8384" calcext:value-type="float">
            <text:p>56.8384</text:p>
          </table:table-cell>
          <table:table-cell table:style-name="Default" office:value-type="float" office:value="39.5489" calcext:value-type="float">
            <text:p>39.5489</text:p>
          </table:table-cell>
          <table:table-cell table:formula="of:=[.E88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7]" office:value-type="float" office:value="0.98" calcext:value-type="float">
            <text:p>0.98</text:p>
          </table:table-cell>
          <table:table-cell table:formula="of:=[.H887]" office:value-type="float" office:value="0.968" calcext:value-type="float">
            <text:p>0.968</text:p>
          </table:table-cell>
          <table:table-cell table:style-name="ce7" office:value-type="float" office:value="0.997687" calcext:value-type="float">
            <text:p>0.99769</text:p>
          </table:table-cell>
          <table:table-cell table:style-name="ce7" office:value-type="float" office:value="0.988145" calcext:value-type="float">
            <text:p>0.98815</text:p>
          </table:table-cell>
          <table:table-cell office:value-type="float" office:value="0.97617" calcext:value-type="float">
            <text:p>0.9762</text:p>
          </table:table-cell>
          <table:table-cell table:formula="of:=1-0.00026*[.C888]" office:value-type="float" office:value="0.985222016" calcext:value-type="float">
            <text:p>0.9852</text:p>
          </table:table-cell>
          <table:table-cell table:style-name="ce3" table:formula="of:=1-0.05*[.B888]/1000" office:value-type="float" office:value="0.97917495" calcext:value-type="float">
            <text:p>0.9792</text:p>
          </table:table-cell>
          <table:table-cell table:formula="of:=[.M888]*[.L888]*[.K888]*[.J888]*[.I888]*[.H888]*[.G888]*[.F888]*[.E888]" office:value-type="float" office:value="0.840415203675347" calcext:value-type="float">
            <text:p>0.8404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table:style-name="Default" office:value-type="float" office:value="222.496" calcext:value-type="float">
            <text:p>222.496</text:p>
          </table:table-cell>
          <table:table-cell office:value-type="float" office:value="29.7128" calcext:value-type="float">
            <text:p>29.7128</text:p>
          </table:table-cell>
          <table:table-cell table:style-name="Default" office:value-type="float" office:value="20.1914" calcext:value-type="float">
            <text:p>20.1914</text:p>
          </table:table-cell>
          <table:table-cell table:formula="of:=[.E88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8]" office:value-type="float" office:value="0.98" calcext:value-type="float">
            <text:p>0.98</text:p>
          </table:table-cell>
          <table:table-cell table:formula="of:=[.H888]" office:value-type="float" office:value="0.968" calcext:value-type="float">
            <text:p>0.968</text:p>
          </table:table-cell>
          <table:table-cell table:style-name="ce7" office:value-type="float" office:value="0.998111" calcext:value-type="float">
            <text:p>0.99811</text:p>
          </table:table-cell>
          <table:table-cell table:style-name="ce7" office:value-type="float" office:value="0.992554" calcext:value-type="float">
            <text:p>0.99255</text:p>
          </table:table-cell>
          <table:table-cell office:value-type="float" office:value="0.98707" calcext:value-type="float">
            <text:p>0.9871</text:p>
          </table:table-cell>
          <table:table-cell table:formula="of:=1-0.00026*[.C889]" office:value-type="float" office:value="0.992274672" calcext:value-type="float">
            <text:p>0.9923</text:p>
          </table:table-cell>
          <table:table-cell table:style-name="ce3" table:formula="of:=1-0.05*[.B889]/1000" office:value-type="float" office:value="0.9888752" calcext:value-type="float">
            <text:p>0.9889</text:p>
          </table:table-cell>
          <table:table-cell table:formula="of:=[.M889]*[.L889]*[.K889]*[.J889]*[.I889]*[.H889]*[.G889]*[.F889]*[.E889]" office:value-type="float" office:value="0.868587110390133" calcext:value-type="float">
            <text:p>0.8686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table:style-name="Default" office:value-type="float" office:value="42.9905" calcext:value-type="float">
            <text:p>42.9905</text:p>
          </table:table-cell>
          <table:table-cell office:value-type="float" office:value="39.4045" calcext:value-type="float">
            <text:p>39.4045</text:p>
          </table:table-cell>
          <table:table-cell table:style-name="Default" office:value-type="float" office:value="39.1426" calcext:value-type="float">
            <text:p>39.1426</text:p>
          </table:table-cell>
          <table:table-cell table:formula="of:=[.E88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89]" office:value-type="float" office:value="0.98" calcext:value-type="float">
            <text:p>0.98</text:p>
          </table:table-cell>
          <table:table-cell table:formula="of:=[.H889]" office:value-type="float" office:value="0.968" calcext:value-type="float">
            <text:p>0.968</text:p>
          </table:table-cell>
          <table:table-cell table:style-name="ce7" office:value-type="float" office:value="0.99923" calcext:value-type="float">
            <text:p>0.99923</text:p>
          </table:table-cell>
          <table:table-cell table:style-name="ce7" office:value-type="float" office:value="0.996921" calcext:value-type="float">
            <text:p>0.99692</text:p>
          </table:table-cell>
          <table:table-cell office:value-type="float" office:value="0.9977" calcext:value-type="float">
            <text:p>0.9977</text:p>
          </table:table-cell>
          <table:table-cell table:formula="of:=1-0.00026*[.C890]" office:value-type="float" office:value="0.98975483" calcext:value-type="float">
            <text:p>0.9898</text:p>
          </table:table-cell>
          <table:table-cell table:style-name="ce3" table:formula="of:=1-0.05*[.B890]/1000" office:value-type="float" office:value="0.997850475" calcext:value-type="float">
            <text:p>0.9979</text:p>
          </table:table-cell>
          <table:table-cell table:formula="of:=[.M890]*[.L890]*[.K890]*[.J890]*[.I890]*[.H890]*[.G890]*[.F890]*[.E890]" office:value-type="float" office:value="0.888542754269921" calcext:value-type="float">
            <text:p>0.8885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table:style-name="Default" office:value-type="float" office:value="43.4108" calcext:value-type="float">
            <text:p>43.4108</text:p>
          </table:table-cell>
          <table:table-cell office:value-type="float" office:value="39.8249" calcext:value-type="float">
            <text:p>39.8249</text:p>
          </table:table-cell>
          <table:table-cell table:style-name="Default" office:value-type="float" office:value="29.9758" calcext:value-type="float">
            <text:p>29.9758</text:p>
          </table:table-cell>
          <table:table-cell table:formula="of:=[.E89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0]" office:value-type="float" office:value="0.98" calcext:value-type="float">
            <text:p>0.98</text:p>
          </table:table-cell>
          <table:table-cell table:formula="of:=[.H890]" office:value-type="float" office:value="0.968" calcext:value-type="float">
            <text:p>0.968</text:p>
          </table:table-cell>
          <table:table-cell table:style-name="ce7" office:value-type="float" office:value="0.997004" calcext:value-type="float">
            <text:p>0.99700</text:p>
          </table:table-cell>
          <table:table-cell table:style-name="ce7" office:value-type="float" office:value="0.998502" calcext:value-type="float">
            <text:p>0.99850</text:p>
          </table:table-cell>
          <table:table-cell office:value-type="float" office:value="0.99633" calcext:value-type="float">
            <text:p>0.9963</text:p>
          </table:table-cell>
          <table:table-cell table:formula="of:=1-0.00026*[.C891]" office:value-type="float" office:value="0.989645526" calcext:value-type="float">
            <text:p>0.9896</text:p>
          </table:table-cell>
          <table:table-cell table:style-name="ce3" table:formula="of:=1-0.05*[.B891]/1000" office:value-type="float" office:value="0.99782946" calcext:value-type="float">
            <text:p>0.9978</text:p>
          </table:table-cell>
          <table:table-cell table:formula="of:=[.M891]*[.L891]*[.K891]*[.J891]*[.I891]*[.H891]*[.G891]*[.F891]*[.E891]" office:value-type="float" office:value="0.886633395448074" calcext:value-type="float">
            <text:p>0.8866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table:style-name="Default" office:value-type="float" office:value="187.902" calcext:value-type="float">
            <text:p>187.902</text:p>
          </table:table-cell>
          <table:table-cell office:value-type="float" office:value="59.4924" calcext:value-type="float">
            <text:p>59.4924</text:p>
          </table:table-cell>
          <table:table-cell table:style-name="Default" office:value-type="float" office:value="39.7023" calcext:value-type="float">
            <text:p>39.7023</text:p>
          </table:table-cell>
          <table:table-cell table:formula="of:=[.E89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1]" office:value-type="float" office:value="0.98" calcext:value-type="float">
            <text:p>0.98</text:p>
          </table:table-cell>
          <table:table-cell table:formula="of:=[.H891]" office:value-type="float" office:value="0.968" calcext:value-type="float">
            <text:p>0.968</text:p>
          </table:table-cell>
          <table:table-cell table:style-name="ce7" office:value-type="float" office:value="0.997967" calcext:value-type="float">
            <text:p>0.99797</text:p>
          </table:table-cell>
          <table:table-cell table:style-name="ce7" office:value-type="float" office:value="0.992612" calcext:value-type="float">
            <text:p>0.99261</text:p>
          </table:table-cell>
          <table:table-cell office:value-type="float" office:value="0.98872" calcext:value-type="float">
            <text:p>0.9887</text:p>
          </table:table-cell>
          <table:table-cell table:formula="of:=1-0.00026*[.C892]" office:value-type="float" office:value="0.984531976" calcext:value-type="float">
            <text:p>0.9845</text:p>
          </table:table-cell>
          <table:table-cell table:style-name="ce3" table:formula="of:=1-0.05*[.B892]/1000" office:value-type="float" office:value="0.9906049" calcext:value-type="float">
            <text:p>0.9906</text:p>
          </table:table-cell>
          <table:table-cell table:formula="of:=[.M892]*[.L892]*[.K892]*[.J892]*[.I892]*[.H892]*[.G892]*[.F892]*[.E892]" office:value-type="float" office:value="0.864685884159519" calcext:value-type="float">
            <text:p>0.8647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table:style-name="Default" office:value-type="float" office:value="183.449" calcext:value-type="float">
            <text:p>183.449</text:p>
          </table:table-cell>
          <table:table-cell office:value-type="float" office:value="58.0727" calcext:value-type="float">
            <text:p>58.0727</text:p>
          </table:table-cell>
          <table:table-cell table:style-name="Default" office:value-type="float" office:value="41.5864" calcext:value-type="float">
            <text:p>41.5864</text:p>
          </table:table-cell>
          <table:table-cell table:formula="of:=[.E89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2]" office:value-type="float" office:value="0.98" calcext:value-type="float">
            <text:p>0.98</text:p>
          </table:table-cell>
          <table:table-cell table:formula="of:=[.H892]" office:value-type="float" office:value="0.968" calcext:value-type="float">
            <text:p>0.968</text:p>
          </table:table-cell>
          <table:table-cell table:style-name="ce7" office:value-type="float" office:value="0.998242" calcext:value-type="float">
            <text:p>0.99824</text:p>
          </table:table-cell>
          <table:table-cell table:style-name="ce7" office:value-type="float" office:value="0.993303" calcext:value-type="float">
            <text:p>0.99330</text:p>
          </table:table-cell>
          <table:table-cell office:value-type="float" office:value="0.98654" calcext:value-type="float">
            <text:p>0.9865</text:p>
          </table:table-cell>
          <table:table-cell table:formula="of:=1-0.00026*[.C893]" office:value-type="float" office:value="0.984901098" calcext:value-type="float">
            <text:p>0.9849</text:p>
          </table:table-cell>
          <table:table-cell table:style-name="ce3" table:formula="of:=1-0.05*[.B893]/1000" office:value-type="float" office:value="0.99082755" calcext:value-type="float">
            <text:p>0.9908</text:p>
          </table:table-cell>
          <table:table-cell table:formula="of:=[.M893]*[.L893]*[.K893]*[.J893]*[.I893]*[.H893]*[.G893]*[.F893]*[.E893]" office:value-type="float" office:value="0.864135864156874" calcext:value-type="float">
            <text:p>0.8641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table:style-name="Default" office:value-type="float" office:value="181.875" calcext:value-type="float">
            <text:p>181.875</text:p>
          </table:table-cell>
          <table:table-cell office:value-type="float" office:value="57.6054" calcext:value-type="float">
            <text:p>57.6054</text:p>
          </table:table-cell>
          <table:table-cell table:style-name="Default" office:value-type="float" office:value="52.2207" calcext:value-type="float">
            <text:p>52.2207</text:p>
          </table:table-cell>
          <table:table-cell table:formula="of:=[.E89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3]" office:value-type="float" office:value="0.98" calcext:value-type="float">
            <text:p>0.98</text:p>
          </table:table-cell>
          <table:table-cell table:formula="of:=[.H893]" office:value-type="float" office:value="0.968" calcext:value-type="float">
            <text:p>0.968</text:p>
          </table:table-cell>
          <table:table-cell table:style-name="ce7" office:value-type="float" office:value="0.998149" calcext:value-type="float">
            <text:p>0.99815</text:p>
          </table:table-cell>
          <table:table-cell table:style-name="ce7" office:value-type="float" office:value="0.993342" calcext:value-type="float">
            <text:p>0.99334</text:p>
          </table:table-cell>
          <table:table-cell office:value-type="float" office:value="0.98592" calcext:value-type="float">
            <text:p>0.9859</text:p>
          </table:table-cell>
          <table:table-cell table:formula="of:=1-0.00026*[.C894]" office:value-type="float" office:value="0.985022596" calcext:value-type="float">
            <text:p>0.9850</text:p>
          </table:table-cell>
          <table:table-cell table:style-name="ce3" table:formula="of:=1-0.05*[.B894]/1000" office:value-type="float" office:value="0.99090625" calcext:value-type="float">
            <text:p>0.9909</text:p>
          </table:table-cell>
          <table:table-cell table:formula="of:=[.M894]*[.L894]*[.K894]*[.J894]*[.I894]*[.H894]*[.G894]*[.F894]*[.E894]" office:value-type="float" office:value="0.863721364892209" calcext:value-type="float">
            <text:p>0.8637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style-name="Default" office:value-type="float" office:value="94.4509" calcext:value-type="float">
            <text:p>94.4509</text:p>
          </table:table-cell>
          <table:table-cell office:value-type="float" office:value="29.934" calcext:value-type="float">
            <text:p>29.934</text:p>
          </table:table-cell>
          <table:table-cell table:style-name="Default" office:value-type="float" office:value="20.2177" calcext:value-type="float">
            <text:p>20.2177</text:p>
          </table:table-cell>
          <table:table-cell table:formula="of:=[.E89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4]" office:value-type="float" office:value="0.98" calcext:value-type="float">
            <text:p>0.98</text:p>
          </table:table-cell>
          <table:table-cell table:formula="of:=[.H894]" office:value-type="float" office:value="0.968" calcext:value-type="float">
            <text:p>0.968</text:p>
          </table:table-cell>
          <table:table-cell table:style-name="ce7" office:value-type="float" office:value="0.998905" calcext:value-type="float">
            <text:p>0.99891</text:p>
          </table:table-cell>
          <table:table-cell table:style-name="ce7" office:value-type="float" office:value="0.994526" calcext:value-type="float">
            <text:p>0.99453</text:p>
          </table:table-cell>
          <table:table-cell office:value-type="float" office:value="0.99342" calcext:value-type="float">
            <text:p>0.9934</text:p>
          </table:table-cell>
          <table:table-cell table:formula="of:=1-0.00026*[.C895]" office:value-type="float" office:value="0.99221716" calcext:value-type="float">
            <text:p>0.9922</text:p>
          </table:table-cell>
          <table:table-cell table:style-name="ce3" table:formula="of:=1-0.05*[.B895]/1000" office:value-type="float" office:value="0.995277455" calcext:value-type="float">
            <text:p>0.9953</text:p>
          </table:table-cell>
          <table:table-cell table:formula="of:=[.M895]*[.L895]*[.K895]*[.J895]*[.I895]*[.H895]*[.G895]*[.F895]*[.E895]" office:value-type="float" office:value="0.882232755640095" calcext:value-type="float">
            <text:p>0.8822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table:style-name="Default" office:value-type="float" office:value="164.981" calcext:value-type="float">
            <text:p>164.981</text:p>
          </table:table-cell>
          <table:table-cell office:value-type="float" office:value="29.7975" calcext:value-type="float">
            <text:p>29.7975</text:p>
          </table:table-cell>
          <table:table-cell table:style-name="Default" office:value-type="float" office:value="20.2326" calcext:value-type="float">
            <text:p>20.2326</text:p>
          </table:table-cell>
          <table:table-cell table:formula="of:=[.E89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5]" office:value-type="float" office:value="0.98" calcext:value-type="float">
            <text:p>0.98</text:p>
          </table:table-cell>
          <table:table-cell table:formula="of:=[.H895]" office:value-type="float" office:value="0.968" calcext:value-type="float">
            <text:p>0.968</text:p>
          </table:table-cell>
          <table:table-cell table:style-name="ce7" office:value-type="float" office:value="0.998767" calcext:value-type="float">
            <text:p>0.99877</text:p>
          </table:table-cell>
          <table:table-cell table:style-name="ce7" office:value-type="float" office:value="0.994411" calcext:value-type="float">
            <text:p>0.99441</text:p>
          </table:table-cell>
          <table:table-cell office:value-type="float" office:value="0.99032" calcext:value-type="float">
            <text:p>0.9903</text:p>
          </table:table-cell>
          <table:table-cell table:formula="of:=1-0.00026*[.C896]" office:value-type="float" office:value="0.99225265" calcext:value-type="float">
            <text:p>0.9923</text:p>
          </table:table-cell>
          <table:table-cell table:style-name="ce3" table:formula="of:=1-0.05*[.B896]/1000" office:value-type="float" office:value="0.99175095" calcext:value-type="float">
            <text:p>0.9918</text:p>
          </table:table-cell>
          <table:table-cell table:formula="of:=[.M896]*[.L896]*[.K896]*[.J896]*[.I896]*[.H896]*[.G896]*[.F896]*[.E896]" office:value-type="float" office:value="0.876172457957653" calcext:value-type="float">
            <text:p>0.8762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table:style-name="Default" office:value-type="float" office:value="308.707" calcext:value-type="float">
            <text:p>308.707</text:p>
          </table:table-cell>
          <table:table-cell office:value-type="float" office:value="56.0818" calcext:value-type="float">
            <text:p>56.0818</text:p>
          </table:table-cell>
          <table:table-cell table:style-name="Default" office:value-type="float" office:value="45.1458" calcext:value-type="float">
            <text:p>45.1458</text:p>
          </table:table-cell>
          <table:table-cell table:formula="of:=[.E89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6]" office:value-type="float" office:value="0.98" calcext:value-type="float">
            <text:p>0.98</text:p>
          </table:table-cell>
          <table:table-cell table:formula="of:=[.H896]" office:value-type="float" office:value="0.968" calcext:value-type="float">
            <text:p>0.968</text:p>
          </table:table-cell>
          <table:table-cell table:style-name="ce7" office:value-type="float" office:value="0.998066" calcext:value-type="float">
            <text:p>0.99807</text:p>
          </table:table-cell>
          <table:table-cell table:style-name="ce7" office:value-type="float" office:value="0.991406" calcext:value-type="float">
            <text:p>0.99141</text:p>
          </table:table-cell>
          <table:table-cell office:value-type="float" office:value="0.98092" calcext:value-type="float">
            <text:p>0.9809</text:p>
          </table:table-cell>
          <table:table-cell table:formula="of:=1-0.00026*[.C897]" office:value-type="float" office:value="0.985418732" calcext:value-type="float">
            <text:p>0.9854</text:p>
          </table:table-cell>
          <table:table-cell table:style-name="ce3" table:formula="of:=1-0.05*[.B897]/1000" office:value-type="float" office:value="0.98456465" calcext:value-type="float">
            <text:p>0.9846</text:p>
          </table:table-cell>
          <table:table-cell table:formula="of:=[.M897]*[.L897]*[.K897]*[.J897]*[.I897]*[.H897]*[.G897]*[.F897]*[.E897]" office:value-type="float" office:value="0.852449178102557" calcext:value-type="float">
            <text:p>0.8524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table:style-name="Default" office:value-type="float" office:value="319.011" calcext:value-type="float">
            <text:p>319.011</text:p>
          </table:table-cell>
          <table:table-cell office:value-type="float" office:value="57.9109" calcext:value-type="float">
            <text:p>57.9109</text:p>
          </table:table-cell>
          <table:table-cell table:style-name="Default" office:value-type="float" office:value="34.5445" calcext:value-type="float">
            <text:p>34.5445</text:p>
          </table:table-cell>
          <table:table-cell table:formula="of:=[.E89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7]" office:value-type="float" office:value="0.98" calcext:value-type="float">
            <text:p>0.98</text:p>
          </table:table-cell>
          <table:table-cell table:formula="of:=[.H897]" office:value-type="float" office:value="0.968" calcext:value-type="float">
            <text:p>0.968</text:p>
          </table:table-cell>
          <table:table-cell table:style-name="ce7" office:value-type="float" office:value="0.998382" calcext:value-type="float">
            <text:p>0.99838</text:p>
          </table:table-cell>
          <table:table-cell table:style-name="ce7" office:value-type="float" office:value="0.990738" calcext:value-type="float">
            <text:p>0.99074</text:p>
          </table:table-cell>
          <table:table-cell office:value-type="float" office:value="0.98205" calcext:value-type="float">
            <text:p>0.9821</text:p>
          </table:table-cell>
          <table:table-cell table:formula="of:=1-0.00026*[.C898]" office:value-type="float" office:value="0.984943166" calcext:value-type="float">
            <text:p>0.9849</text:p>
          </table:table-cell>
          <table:table-cell table:style-name="ce3" table:formula="of:=1-0.05*[.B898]/1000" office:value-type="float" office:value="0.98404945" calcext:value-type="float">
            <text:p>0.9840</text:p>
          </table:table-cell>
          <table:table-cell table:formula="of:=[.M898]*[.L898]*[.K898]*[.J898]*[.I898]*[.H898]*[.G898]*[.F898]*[.E898]" office:value-type="float" office:value="0.852268246166177" calcext:value-type="float">
            <text:p>0.8523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table:style-name="Default" office:value-type="float" office:value="302.178" calcext:value-type="float">
            <text:p>302.178</text:p>
          </table:table-cell>
          <table:table-cell office:value-type="float" office:value="54.8279" calcext:value-type="float">
            <text:p>54.8279</text:p>
          </table:table-cell>
          <table:table-cell table:style-name="Default" office:value-type="float" office:value="40.353" calcext:value-type="float">
            <text:p>40.353</text:p>
          </table:table-cell>
          <table:table-cell table:formula="of:=[.E89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8]" office:value-type="float" office:value="0.98" calcext:value-type="float">
            <text:p>0.98</text:p>
          </table:table-cell>
          <table:table-cell table:formula="of:=[.H898]" office:value-type="float" office:value="0.968" calcext:value-type="float">
            <text:p>0.968</text:p>
          </table:table-cell>
          <table:table-cell table:style-name="ce7" office:value-type="float" office:value="0.998569" calcext:value-type="float">
            <text:p>0.99857</text:p>
          </table:table-cell>
          <table:table-cell table:style-name="ce7" office:value-type="float" office:value="0.989961" calcext:value-type="float">
            <text:p>0.98996</text:p>
          </table:table-cell>
          <table:table-cell office:value-type="float" office:value="0.98241" calcext:value-type="float">
            <text:p>0.9824</text:p>
          </table:table-cell>
          <table:table-cell table:formula="of:=1-0.00026*[.C899]" office:value-type="float" office:value="0.985744746" calcext:value-type="float">
            <text:p>0.9857</text:p>
          </table:table-cell>
          <table:table-cell table:style-name="ce3" table:formula="of:=1-0.05*[.B899]/1000" office:value-type="float" office:value="0.9848911" calcext:value-type="float">
            <text:p>0.9849</text:p>
          </table:table-cell>
          <table:table-cell table:formula="of:=[.M899]*[.L899]*[.K899]*[.J899]*[.I899]*[.H899]*[.G899]*[.F899]*[.E899]" office:value-type="float" office:value="0.853494396343197" calcext:value-type="float">
            <text:p>0.8535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table:style-name="Default" office:value-type="float" office:value="73.0584" calcext:value-type="float">
            <text:p>73.0584</text:p>
          </table:table-cell>
          <table:table-cell office:value-type="float" office:value="39.97" calcext:value-type="float">
            <text:p>39.97</text:p>
          </table:table-cell>
          <table:table-cell table:style-name="Default" office:value-type="float" office:value="35.1128" calcext:value-type="float">
            <text:p>35.1128</text:p>
          </table:table-cell>
          <table:table-cell table:formula="of:=[.E89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899]" office:value-type="float" office:value="0.98" calcext:value-type="float">
            <text:p>0.98</text:p>
          </table:table-cell>
          <table:table-cell table:formula="of:=[.H899]" office:value-type="float" office:value="0.968" calcext:value-type="float">
            <text:p>0.968</text:p>
          </table:table-cell>
          <table:table-cell table:style-name="ce7" office:value-type="float" office:value="0.998872" calcext:value-type="float">
            <text:p>0.99887</text:p>
          </table:table-cell>
          <table:table-cell table:style-name="ce7" office:value-type="float" office:value="0.997744" calcext:value-type="float">
            <text:p>0.99774</text:p>
          </table:table-cell>
          <table:table-cell office:value-type="float" office:value="0.99538" calcext:value-type="float">
            <text:p>0.9954</text:p>
          </table:table-cell>
          <table:table-cell table:formula="of:=1-0.00026*[.C900]" office:value-type="float" office:value="0.9896078" calcext:value-type="float">
            <text:p>0.9896</text:p>
          </table:table-cell>
          <table:table-cell table:style-name="ce3" table:formula="of:=1-0.05*[.B900]/1000" office:value-type="float" office:value="0.99634708" calcext:value-type="float">
            <text:p>0.9963</text:p>
          </table:table-cell>
          <table:table-cell table:formula="of:=[.M900]*[.L900]*[.K900]*[.J900]*[.I900]*[.H900]*[.G900]*[.F900]*[.E900]" office:value-type="float" office:value="0.88542277117875" calcext:value-type="float">
            <text:p>0.8854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table:style-name="Default" office:value-type="float" office:value="72.741" calcext:value-type="float">
            <text:p>72.741</text:p>
          </table:table-cell>
          <table:table-cell office:value-type="float" office:value="39.8125" calcext:value-type="float">
            <text:p>39.8125</text:p>
          </table:table-cell>
          <table:table-cell table:style-name="Default" office:value-type="float" office:value="35.4541" calcext:value-type="float">
            <text:p>35.4541</text:p>
          </table:table-cell>
          <table:table-cell table:formula="of:=[.E90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0]" office:value-type="float" office:value="0.98" calcext:value-type="float">
            <text:p>0.98</text:p>
          </table:table-cell>
          <table:table-cell table:formula="of:=[.H900]" office:value-type="float" office:value="0.968" calcext:value-type="float">
            <text:p>0.968</text:p>
          </table:table-cell>
          <table:table-cell table:style-name="ce7" office:value-type="float" office:value="0.997774" calcext:value-type="float">
            <text:p>0.99777</text:p>
          </table:table-cell>
          <table:table-cell table:style-name="ce7" office:value-type="float" office:value="0.996383" calcext:value-type="float">
            <text:p>0.99638</text:p>
          </table:table-cell>
          <table:table-cell office:value-type="float" office:value="0.9953" calcext:value-type="float">
            <text:p>0.9953</text:p>
          </table:table-cell>
          <table:table-cell table:formula="of:=1-0.00026*[.C901]" office:value-type="float" office:value="0.98964875" calcext:value-type="float">
            <text:p>0.9896</text:p>
          </table:table-cell>
          <table:table-cell table:style-name="ce3" table:formula="of:=1-0.05*[.B901]/1000" office:value-type="float" office:value="0.99636295" calcext:value-type="float">
            <text:p>0.9964</text:p>
          </table:table-cell>
          <table:table-cell table:formula="of:=[.M901]*[.L901]*[.K901]*[.J901]*[.I901]*[.H901]*[.G901]*[.F901]*[.E901]" office:value-type="float" office:value="0.883222647783778" calcext:value-type="float">
            <text:p>0.8832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table:style-name="Default" office:value-type="float" office:value="369.645" calcext:value-type="float">
            <text:p>369.645</text:p>
          </table:table-cell>
          <table:table-cell office:value-type="float" office:value="28.682" calcext:value-type="float">
            <text:p>28.682</text:p>
          </table:table-cell>
          <table:table-cell table:style-name="Default" office:value-type="float" office:value="38.4488" calcext:value-type="float">
            <text:p>38.4488</text:p>
          </table:table-cell>
          <table:table-cell table:formula="of:=[.E90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1]" office:value-type="float" office:value="0.98" calcext:value-type="float">
            <text:p>0.98</text:p>
          </table:table-cell>
          <table:table-cell table:formula="of:=[.H901]" office:value-type="float" office:value="0.968" calcext:value-type="float">
            <text:p>0.968</text:p>
          </table:table-cell>
          <table:table-cell table:style-name="ce7" office:value-type="float" office:value="0.998117" calcext:value-type="float">
            <text:p>0.99812</text:p>
          </table:table-cell>
          <table:table-cell table:style-name="ce7" office:value-type="float" office:value="0.989753" calcext:value-type="float">
            <text:p>0.98975</text:p>
          </table:table-cell>
          <table:table-cell office:value-type="float" office:value="0.98197" calcext:value-type="float">
            <text:p>0.9820</text:p>
          </table:table-cell>
          <table:table-cell table:formula="of:=1-0.00026*[.C902]" office:value-type="float" office:value="0.99254268" calcext:value-type="float">
            <text:p>0.9925</text:p>
          </table:table-cell>
          <table:table-cell table:style-name="ce3" table:formula="of:=1-0.05*[.B902]/1000" office:value-type="float" office:value="0.98151775" calcext:value-type="float">
            <text:p>0.9815</text:p>
          </table:table-cell>
          <table:table-cell table:formula="of:=[.M902]*[.L902]*[.K902]*[.J902]*[.I902]*[.H902]*[.G902]*[.F902]*[.E902]" office:value-type="float" office:value="0.855485983681624" calcext:value-type="float">
            <text:p>0.8555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table:style-name="Default" office:value-type="float" office:value="370.933" calcext:value-type="float">
            <text:p>370.933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31.7582" calcext:value-type="float">
            <text:p>31.7582</text:p>
          </table:table-cell>
          <table:table-cell table:formula="of:=[.E90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2]" office:value-type="float" office:value="0.98" calcext:value-type="float">
            <text:p>0.98</text:p>
          </table:table-cell>
          <table:table-cell table:formula="of:=[.H902]" office:value-type="float" office:value="0.968" calcext:value-type="float">
            <text:p>0.968</text:p>
          </table:table-cell>
          <table:table-cell table:style-name="ce7" office:value-type="float" office:value="0.998213" calcext:value-type="float">
            <text:p>0.99821</text:p>
          </table:table-cell>
          <table:table-cell table:style-name="ce7" office:value-type="float" office:value="0.98986" calcext:value-type="float">
            <text:p>0.98986</text:p>
          </table:table-cell>
          <table:table-cell office:value-type="float" office:value="0.98457" calcext:value-type="float">
            <text:p>0.9846</text:p>
          </table:table-cell>
          <table:table-cell table:formula="of:=1-0.00026*[.C903]" office:value-type="float" office:value="0.9925172" calcext:value-type="float">
            <text:p>0.9925</text:p>
          </table:table-cell>
          <table:table-cell table:style-name="ce3" table:formula="of:=1-0.05*[.B903]/1000" office:value-type="float" office:value="0.98145335" calcext:value-type="float">
            <text:p>0.9815</text:p>
          </table:table-cell>
          <table:table-cell table:formula="of:=[.M903]*[.L903]*[.K903]*[.J903]*[.I903]*[.H903]*[.G903]*[.F903]*[.E903]" office:value-type="float" office:value="0.857848011392939" calcext:value-type="float">
            <text:p>0.8578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table:style-name="Default" office:value-type="float" office:value="371.078" calcext:value-type="float">
            <text:p>371.078</text:p>
          </table:table-cell>
          <table:table-cell office:value-type="float" office:value="28.7927" calcext:value-type="float">
            <text:p>28.7927</text:p>
          </table:table-cell>
          <table:table-cell table:style-name="Default" office:value-type="float" office:value="30.68" calcext:value-type="float">
            <text:p>30.68</text:p>
          </table:table-cell>
          <table:table-cell table:formula="of:=[.E90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3]" office:value-type="float" office:value="0.98" calcext:value-type="float">
            <text:p>0.98</text:p>
          </table:table-cell>
          <table:table-cell table:formula="of:=[.H903]" office:value-type="float" office:value="0.968" calcext:value-type="float">
            <text:p>0.968</text:p>
          </table:table-cell>
          <table:table-cell table:style-name="ce7" office:value-type="float" office:value="0.998377" calcext:value-type="float">
            <text:p>0.99838</text:p>
          </table:table-cell>
          <table:table-cell table:style-name="ce7" office:value-type="float" office:value="0.989912" calcext:value-type="float">
            <text:p>0.98991</text:p>
          </table:table-cell>
          <table:table-cell office:value-type="float" office:value="0.98075" calcext:value-type="float">
            <text:p>0.9808</text:p>
          </table:table-cell>
          <table:table-cell table:formula="of:=1-0.00026*[.C904]" office:value-type="float" office:value="0.992513898" calcext:value-type="float">
            <text:p>0.9925</text:p>
          </table:table-cell>
          <table:table-cell table:style-name="ce3" table:formula="of:=1-0.05*[.B904]/1000" office:value-type="float" office:value="0.9814461" calcext:value-type="float">
            <text:p>0.9814</text:p>
          </table:table-cell>
          <table:table-cell table:formula="of:=[.M904]*[.L904]*[.K904]*[.J904]*[.I904]*[.H904]*[.G904]*[.F904]*[.E904]" office:value-type="float" office:value="0.854695808261947" calcext:value-type="float">
            <text:p>0.8547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table:style-name="Default" office:value-type="float" office:value="361.946" calcext:value-type="float">
            <text:p>361.946</text:p>
          </table:table-cell>
          <table:table-cell office:value-type="float" office:value="15.9189" calcext:value-type="float">
            <text:p>15.9189</text:p>
          </table:table-cell>
          <table:table-cell table:style-name="Default" office:value-type="float" office:value="17.5293" calcext:value-type="float">
            <text:p>17.5293</text:p>
          </table:table-cell>
          <table:table-cell table:formula="of:=[.E90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4]" office:value-type="float" office:value="0.98" calcext:value-type="float">
            <text:p>0.98</text:p>
          </table:table-cell>
          <table:table-cell table:formula="of:=[.H904]" office:value-type="float" office:value="0.968" calcext:value-type="float">
            <text:p>0.968</text:p>
          </table:table-cell>
          <table:table-cell table:style-name="ce7" office:value-type="float" office:value="0.998292" calcext:value-type="float">
            <text:p>0.99829</text:p>
          </table:table-cell>
          <table:table-cell table:style-name="ce7" office:value-type="float" office:value="0.990742" calcext:value-type="float">
            <text:p>0.99074</text:p>
          </table:table-cell>
          <table:table-cell office:value-type="float" office:value="0.98695" calcext:value-type="float">
            <text:p>0.9870</text:p>
          </table:table-cell>
          <table:table-cell table:formula="of:=1-0.00026*[.C905]" office:value-type="float" office:value="0.995861086" calcext:value-type="float">
            <text:p>0.9959</text:p>
          </table:table-cell>
          <table:table-cell table:style-name="ce3" table:formula="of:=1-0.05*[.B905]/1000" office:value-type="float" office:value="0.9819027" calcext:value-type="float">
            <text:p>0.9819</text:p>
          </table:table-cell>
          <table:table-cell table:formula="of:=[.M905]*[.L905]*[.K905]*[.J905]*[.I905]*[.H905]*[.G905]*[.F905]*[.E905]" office:value-type="float" office:value="0.864051410336369" calcext:value-type="float">
            <text:p>0.8641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table:style-name="Default" office:value-type="float" office:value="364.239" calcext:value-type="float">
            <text:p>364.239</text:p>
          </table:table-cell>
          <table:table-cell office:value-type="float" office:value="16.0219" calcext:value-type="float">
            <text:p>16.0219</text:p>
          </table:table-cell>
          <table:table-cell table:style-name="Default" office:value-type="float" office:value="12.696" calcext:value-type="float">
            <text:p>12.696</text:p>
          </table:table-cell>
          <table:table-cell table:formula="of:=[.E90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5]" office:value-type="float" office:value="0.98" calcext:value-type="float">
            <text:p>0.98</text:p>
          </table:table-cell>
          <table:table-cell table:formula="of:=[.H905]" office:value-type="float" office:value="0.968" calcext:value-type="float">
            <text:p>0.968</text:p>
          </table:table-cell>
          <table:table-cell table:style-name="ce7" office:value-type="float" office:value="0.998032" calcext:value-type="float">
            <text:p>0.99803</text:p>
          </table:table-cell>
          <table:table-cell table:style-name="ce7" office:value-type="float" office:value="0.989541" calcext:value-type="float">
            <text:p>0.98954</text:p>
          </table:table-cell>
          <table:table-cell office:value-type="float" office:value="0.98361" calcext:value-type="float">
            <text:p>0.9836</text:p>
          </table:table-cell>
          <table:table-cell table:formula="of:=1-0.00026*[.C906]" office:value-type="float" office:value="0.995834306" calcext:value-type="float">
            <text:p>0.9958</text:p>
          </table:table-cell>
          <table:table-cell table:style-name="ce3" table:formula="of:=1-0.05*[.B906]/1000" office:value-type="float" office:value="0.98178805" calcext:value-type="float">
            <text:p>0.9818</text:p>
          </table:table-cell>
          <table:table-cell table:formula="of:=[.M906]*[.L906]*[.K906]*[.J906]*[.I906]*[.H906]*[.G906]*[.F906]*[.E906]" office:value-type="float" office:value="0.859735916919298" calcext:value-type="float">
            <text:p>0.8597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table:style-name="Default" office:value-type="float" office:value="362.139" calcext:value-type="float">
            <text:p>362.139</text:p>
          </table:table-cell>
          <table:table-cell office:value-type="float" office:value="15.9298" calcext:value-type="float">
            <text:p>15.9298</text:p>
          </table:table-cell>
          <table:table-cell table:style-name="Default" office:value-type="float" office:value="25.4571" calcext:value-type="float">
            <text:p>25.4571</text:p>
          </table:table-cell>
          <table:table-cell table:formula="of:=[.E90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6]" office:value-type="float" office:value="0.98" calcext:value-type="float">
            <text:p>0.98</text:p>
          </table:table-cell>
          <table:table-cell table:formula="of:=[.H906]" office:value-type="float" office:value="0.968" calcext:value-type="float">
            <text:p>0.968</text:p>
          </table:table-cell>
          <table:table-cell table:style-name="ce7" office:value-type="float" office:value="0.998376" calcext:value-type="float">
            <text:p>0.99838</text:p>
          </table:table-cell>
          <table:table-cell table:style-name="ce7" office:value-type="float" office:value="0.990765" calcext:value-type="float">
            <text:p>0.99077</text:p>
          </table:table-cell>
          <table:table-cell office:value-type="float" office:value="0.98673" calcext:value-type="float">
            <text:p>0.9867</text:p>
          </table:table-cell>
          <table:table-cell table:formula="of:=1-0.00026*[.C907]" office:value-type="float" office:value="0.995858252" calcext:value-type="float">
            <text:p>0.9959</text:p>
          </table:table-cell>
          <table:table-cell table:style-name="ce3" table:formula="of:=1-0.05*[.B907]/1000" office:value-type="float" office:value="0.98189305" calcext:value-type="float">
            <text:p>0.9819</text:p>
          </table:table-cell>
          <table:table-cell table:formula="of:=[.M907]*[.L907]*[.K907]*[.J907]*[.I907]*[.H907]*[.G907]*[.F907]*[.E907]" office:value-type="float" office:value="0.863940600545042" calcext:value-type="float">
            <text:p>0.8639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table:style-name="Default" office:value-type="float" office:value="366.855" calcext:value-type="float">
            <text:p>366.855</text:p>
          </table:table-cell>
          <table:table-cell office:value-type="float" office:value="16.1463" calcext:value-type="float">
            <text:p>16.1463</text:p>
          </table:table-cell>
          <table:table-cell table:style-name="Default" office:value-type="float" office:value="23.6515" calcext:value-type="float">
            <text:p>23.6515</text:p>
          </table:table-cell>
          <table:table-cell table:formula="of:=[.E90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7]" office:value-type="float" office:value="0.98" calcext:value-type="float">
            <text:p>0.98</text:p>
          </table:table-cell>
          <table:table-cell table:formula="of:=[.H907]" office:value-type="float" office:value="0.968" calcext:value-type="float">
            <text:p>0.968</text:p>
          </table:table-cell>
          <table:table-cell table:style-name="ce7" office:value-type="float" office:value="0.998608" calcext:value-type="float">
            <text:p>0.99861</text:p>
          </table:table-cell>
          <table:table-cell table:style-name="ce7" office:value-type="float" office:value="0.989746" calcext:value-type="float">
            <text:p>0.98975</text:p>
          </table:table-cell>
          <table:table-cell office:value-type="float" office:value="0.98447" calcext:value-type="float">
            <text:p>0.9845</text:p>
          </table:table-cell>
          <table:table-cell table:formula="of:=1-0.00026*[.C908]" office:value-type="float" office:value="0.995801962" calcext:value-type="float">
            <text:p>0.9958</text:p>
          </table:table-cell>
          <table:table-cell table:style-name="ce3" table:formula="of:=1-0.05*[.B908]/1000" office:value-type="float" office:value="0.98165725" calcext:value-type="float">
            <text:p>0.9817</text:p>
          </table:table-cell>
          <table:table-cell table:formula="of:=[.M908]*[.L908]*[.K908]*[.J908]*[.I908]*[.H908]*[.G908]*[.F908]*[.E908]" office:value-type="float" office:value="0.861019899830276" calcext:value-type="float">
            <text:p>0.8610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table:style-name="Default" office:value-type="float" office:value="124.856" calcext:value-type="float">
            <text:p>124.856</text:p>
          </table:table-cell>
          <table:table-cell office:value-type="float" office:value="40.4198" calcext:value-type="float">
            <text:p>40.4198</text:p>
          </table:table-cell>
          <table:table-cell table:style-name="Default" office:value-type="float" office:value="35.9071" calcext:value-type="float">
            <text:p>35.9071</text:p>
          </table:table-cell>
          <table:table-cell table:formula="of:=[.E90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8]" office:value-type="float" office:value="0.98" calcext:value-type="float">
            <text:p>0.98</text:p>
          </table:table-cell>
          <table:table-cell table:formula="of:=[.H908]" office:value-type="float" office:value="0.968" calcext:value-type="float">
            <text:p>0.968</text:p>
          </table:table-cell>
          <table:table-cell table:style-name="ce7" office:value-type="float" office:value="0.998047" calcext:value-type="float">
            <text:p>0.99805</text:p>
          </table:table-cell>
          <table:table-cell table:style-name="ce7" office:value-type="float" office:value="0.995205" calcext:value-type="float">
            <text:p>0.99521</text:p>
          </table:table-cell>
          <table:table-cell office:value-type="float" office:value="0.99439" calcext:value-type="float">
            <text:p>0.9944</text:p>
          </table:table-cell>
          <table:table-cell table:formula="of:=1-0.00026*[.C909]" office:value-type="float" office:value="0.989490852" calcext:value-type="float">
            <text:p>0.9895</text:p>
          </table:table-cell>
          <table:table-cell table:style-name="ce3" table:formula="of:=1-0.05*[.B909]/1000" office:value-type="float" office:value="0.9937572" calcext:value-type="float">
            <text:p>0.9938</text:p>
          </table:table-cell>
          <table:table-cell table:formula="of:=[.M909]*[.L909]*[.K909]*[.J909]*[.I909]*[.H909]*[.G909]*[.F909]*[.E909]" office:value-type="float" office:value="0.879167070685898" calcext:value-type="float">
            <text:p>0.8792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table:style-name="Default" office:value-type="float" office:value="120.38" calcext:value-type="float">
            <text:p>120.38</text:p>
          </table:table-cell>
          <table:table-cell office:value-type="float" office:value="38.9679" calcext:value-type="float">
            <text:p>38.9679</text:p>
          </table:table-cell>
          <table:table-cell table:style-name="Default" office:value-type="float" office:value="36.979" calcext:value-type="float">
            <text:p>36.979</text:p>
          </table:table-cell>
          <table:table-cell table:formula="of:=[.E90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09]" office:value-type="float" office:value="0.98" calcext:value-type="float">
            <text:p>0.98</text:p>
          </table:table-cell>
          <table:table-cell table:formula="of:=[.H909]" office:value-type="float" office:value="0.968" calcext:value-type="float">
            <text:p>0.968</text:p>
          </table:table-cell>
          <table:table-cell table:style-name="ce7" office:value-type="float" office:value="0.999119" calcext:value-type="float">
            <text:p>0.99912</text:p>
          </table:table-cell>
          <table:table-cell table:style-name="ce7" office:value-type="float" office:value="0.995947" calcext:value-type="float">
            <text:p>0.99595</text:p>
          </table:table-cell>
          <table:table-cell office:value-type="float" office:value="0.99451" calcext:value-type="float">
            <text:p>0.9945</text:p>
          </table:table-cell>
          <table:table-cell table:formula="of:=1-0.00026*[.C910]" office:value-type="float" office:value="0.989868346" calcext:value-type="float">
            <text:p>0.9899</text:p>
          </table:table-cell>
          <table:table-cell table:style-name="ce3" table:formula="of:=1-0.05*[.B910]/1000" office:value-type="float" office:value="0.993981" calcext:value-type="float">
            <text:p>0.9940</text:p>
          </table:table-cell>
          <table:table-cell table:formula="of:=[.M910]*[.L910]*[.K910]*[.J910]*[.I910]*[.H910]*[.G910]*[.F910]*[.E910]" office:value-type="float" office:value="0.881408369431679" calcext:value-type="float">
            <text:p>0.8814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table:style-name="Default" office:value-type="float" office:value="332.794" calcext:value-type="float">
            <text:p>332.794</text:p>
          </table:table-cell>
          <table:table-cell office:value-type="float" office:value="34.3948" calcext:value-type="float">
            <text:p>34.3948</text:p>
          </table:table-cell>
          <table:table-cell table:style-name="Default" office:value-type="float" office:value="36.2832" calcext:value-type="float">
            <text:p>36.2832</text:p>
          </table:table-cell>
          <table:table-cell table:formula="of:=[.E91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0]" office:value-type="float" office:value="0.98" calcext:value-type="float">
            <text:p>0.98</text:p>
          </table:table-cell>
          <table:table-cell table:formula="of:=[.H910]" office:value-type="float" office:value="0.968" calcext:value-type="float">
            <text:p>0.968</text:p>
          </table:table-cell>
          <table:table-cell table:style-name="ce7" office:value-type="float" office:value="0.998509" calcext:value-type="float">
            <text:p>0.99851</text:p>
          </table:table-cell>
          <table:table-cell table:style-name="ce7" office:value-type="float" office:value="0.990273" calcext:value-type="float">
            <text:p>0.99027</text:p>
          </table:table-cell>
          <table:table-cell office:value-type="float" office:value="0.98456" calcext:value-type="float">
            <text:p>0.9846</text:p>
          </table:table-cell>
          <table:table-cell table:formula="of:=1-0.00026*[.C911]" office:value-type="float" office:value="0.991057352" calcext:value-type="float">
            <text:p>0.9911</text:p>
          </table:table-cell>
          <table:table-cell table:style-name="ce3" table:formula="of:=1-0.05*[.B911]/1000" office:value-type="float" office:value="0.9833603" calcext:value-type="float">
            <text:p>0.9834</text:p>
          </table:table-cell>
          <table:table-cell table:formula="of:=[.M911]*[.L911]*[.K911]*[.J911]*[.I911]*[.H911]*[.G911]*[.F911]*[.E911]" office:value-type="float" office:value="0.858854545509197" calcext:value-type="float">
            <text:p>0.8589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table:style-name="Default" office:value-type="float" office:value="340.62" calcext:value-type="float">
            <text:p>340.62</text:p>
          </table:table-cell>
          <table:table-cell office:value-type="float" office:value="35.2081" calcext:value-type="float">
            <text:p>35.2081</text:p>
          </table:table-cell>
          <table:table-cell table:style-name="Default" office:value-type="float" office:value="36.3864" calcext:value-type="float">
            <text:p>36.3864</text:p>
          </table:table-cell>
          <table:table-cell table:formula="of:=[.E91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1]" office:value-type="float" office:value="0.98" calcext:value-type="float">
            <text:p>0.98</text:p>
          </table:table-cell>
          <table:table-cell table:formula="of:=[.H911]" office:value-type="float" office:value="0.968" calcext:value-type="float">
            <text:p>0.968</text:p>
          </table:table-cell>
          <table:table-cell table:style-name="ce7" office:value-type="float" office:value="0.998304" calcext:value-type="float">
            <text:p>0.99830</text:p>
          </table:table-cell>
          <table:table-cell table:style-name="ce7" office:value-type="float" office:value="0.989341" calcext:value-type="float">
            <text:p>0.98934</text:p>
          </table:table-cell>
          <table:table-cell office:value-type="float" office:value="0.98607" calcext:value-type="float">
            <text:p>0.9861</text:p>
          </table:table-cell>
          <table:table-cell table:formula="of:=1-0.00026*[.C912]" office:value-type="float" office:value="0.990845894" calcext:value-type="float">
            <text:p>0.9908</text:p>
          </table:table-cell>
          <table:table-cell table:style-name="ce3" table:formula="of:=1-0.05*[.B912]/1000" office:value-type="float" office:value="0.982969" calcext:value-type="float">
            <text:p>0.9830</text:p>
          </table:table-cell>
          <table:table-cell table:formula="of:=[.M912]*[.L912]*[.K912]*[.J912]*[.I912]*[.H912]*[.G912]*[.F912]*[.E912]" office:value-type="float" office:value="0.858660630200149" calcext:value-type="float">
            <text:p>0.8587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table:style-name="Default" office:value-type="float" office:value="337.101" calcext:value-type="float">
            <text:p>337.101</text:p>
          </table:table-cell>
          <table:table-cell office:value-type="float" office:value="34.849" calcext:value-type="float">
            <text:p>34.849</text:p>
          </table:table-cell>
          <table:table-cell table:style-name="Default" office:value-type="float" office:value="33.7531" calcext:value-type="float">
            <text:p>33.7531</text:p>
          </table:table-cell>
          <table:table-cell table:formula="of:=[.E91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2]" office:value-type="float" office:value="0.98" calcext:value-type="float">
            <text:p>0.98</text:p>
          </table:table-cell>
          <table:table-cell table:formula="of:=[.H912]" office:value-type="float" office:value="0.968" calcext:value-type="float">
            <text:p>0.968</text:p>
          </table:table-cell>
          <table:table-cell table:style-name="ce7" office:value-type="float" office:value="0.99819" calcext:value-type="float">
            <text:p>0.99819</text:p>
          </table:table-cell>
          <table:table-cell table:style-name="ce7" office:value-type="float" office:value="0.990451" calcext:value-type="float">
            <text:p>0.99045</text:p>
          </table:table-cell>
          <table:table-cell office:value-type="float" office:value="0.98393" calcext:value-type="float">
            <text:p>0.9839</text:p>
          </table:table-cell>
          <table:table-cell table:formula="of:=1-0.00026*[.C913]" office:value-type="float" office:value="0.99093926" calcext:value-type="float">
            <text:p>0.9909</text:p>
          </table:table-cell>
          <table:table-cell table:style-name="ce3" table:formula="of:=1-0.05*[.B913]/1000" office:value-type="float" office:value="0.98314495" calcext:value-type="float">
            <text:p>0.9831</text:p>
          </table:table-cell>
          <table:table-cell table:formula="of:=[.M913]*[.L913]*[.K913]*[.J913]*[.I913]*[.H913]*[.G913]*[.F913]*[.E913]" office:value-type="float" office:value="0.857894829199755" calcext:value-type="float">
            <text:p>0.8579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table:style-name="Default" office:value-type="float" office:value="311.64" calcext:value-type="float">
            <text:p>311.64</text:p>
          </table:table-cell>
          <table:table-cell office:value-type="float" office:value="17.9782" calcext:value-type="float">
            <text:p>17.9782</text:p>
          </table:table-cell>
          <table:table-cell table:style-name="Default" office:value-type="float" office:value="26.8631" calcext:value-type="float">
            <text:p>26.8631</text:p>
          </table:table-cell>
          <table:table-cell table:formula="of:=[.E91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3]" office:value-type="float" office:value="0.98" calcext:value-type="float">
            <text:p>0.98</text:p>
          </table:table-cell>
          <table:table-cell table:formula="of:=[.H913]" office:value-type="float" office:value="0.968" calcext:value-type="float">
            <text:p>0.968</text:p>
          </table:table-cell>
          <table:table-cell table:style-name="ce7" office:value-type="float" office:value="0.998094" calcext:value-type="float">
            <text:p>0.99809</text:p>
          </table:table-cell>
          <table:table-cell table:style-name="ce7" office:value-type="float" office:value="0.990402" calcext:value-type="float">
            <text:p>0.99040</text:p>
          </table:table-cell>
          <table:table-cell office:value-type="float" office:value="0.985" calcext:value-type="float">
            <text:p>0.9850</text:p>
          </table:table-cell>
          <table:table-cell table:formula="of:=1-0.00026*[.C914]" office:value-type="float" office:value="0.995325668" calcext:value-type="float">
            <text:p>0.9953</text:p>
          </table:table-cell>
          <table:table-cell table:style-name="ce3" table:formula="of:=1-0.05*[.B914]/1000" office:value-type="float" office:value="0.984418" calcext:value-type="float">
            <text:p>0.9844</text:p>
          </table:table-cell>
          <table:table-cell table:formula="of:=[.M914]*[.L914]*[.K914]*[.J914]*[.I914]*[.H914]*[.G914]*[.F914]*[.E914]" office:value-type="float" office:value="0.863620583313212" calcext:value-type="float">
            <text:p>0.8636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table:style-name="Default" office:value-type="float" office:value="310.874" calcext:value-type="float">
            <text:p>310.874</text:p>
          </table:table-cell>
          <table:table-cell office:value-type="float" office:value="17.9231" calcext:value-type="float">
            <text:p>17.9231</text:p>
          </table:table-cell>
          <table:table-cell table:style-name="Default" office:value-type="float" office:value="25.3525" calcext:value-type="float">
            <text:p>25.3525</text:p>
          </table:table-cell>
          <table:table-cell table:formula="of:=[.E91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4]" office:value-type="float" office:value="0.98" calcext:value-type="float">
            <text:p>0.98</text:p>
          </table:table-cell>
          <table:table-cell table:formula="of:=[.H914]" office:value-type="float" office:value="0.968" calcext:value-type="float">
            <text:p>0.968</text:p>
          </table:table-cell>
          <table:table-cell table:style-name="ce7" office:value-type="float" office:value="0.998684" calcext:value-type="float">
            <text:p>0.99868</text:p>
          </table:table-cell>
          <table:table-cell table:style-name="ce7" office:value-type="float" office:value="0.990968" calcext:value-type="float">
            <text:p>0.99097</text:p>
          </table:table-cell>
          <table:table-cell office:value-type="float" office:value="0.98636" calcext:value-type="float">
            <text:p>0.9864</text:p>
          </table:table-cell>
          <table:table-cell table:formula="of:=1-0.00026*[.C915]" office:value-type="float" office:value="0.995339994" calcext:value-type="float">
            <text:p>0.9953</text:p>
          </table:table-cell>
          <table:table-cell table:style-name="ce3" table:formula="of:=1-0.05*[.B915]/1000" office:value-type="float" office:value="0.9844563" calcext:value-type="float">
            <text:p>0.9845</text:p>
          </table:table-cell>
          <table:table-cell table:formula="of:=[.M915]*[.L915]*[.K915]*[.J915]*[.I915]*[.H915]*[.G915]*[.F915]*[.E915]" office:value-type="float" office:value="0.865864875606198" calcext:value-type="float">
            <text:p>0.8659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table:style-name="Default" office:value-type="float" office:value="308.699" calcext:value-type="float">
            <text:p>308.699</text:p>
          </table:table-cell>
          <table:table-cell office:value-type="float" office:value="17.7899" calcext:value-type="float">
            <text:p>17.7899</text:p>
          </table:table-cell>
          <table:table-cell table:style-name="Default" office:value-type="float" office:value="26.2968" calcext:value-type="float">
            <text:p>26.2968</text:p>
          </table:table-cell>
          <table:table-cell table:formula="of:=[.E91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5]" office:value-type="float" office:value="0.98" calcext:value-type="float">
            <text:p>0.98</text:p>
          </table:table-cell>
          <table:table-cell table:formula="of:=[.H915]" office:value-type="float" office:value="0.968" calcext:value-type="float">
            <text:p>0.968</text:p>
          </table:table-cell>
          <table:table-cell table:style-name="ce7" office:value-type="float" office:value="0.998503" calcext:value-type="float">
            <text:p>0.99850</text:p>
          </table:table-cell>
          <table:table-cell table:style-name="ce7" office:value-type="float" office:value="0.991435" calcext:value-type="float">
            <text:p>0.99144</text:p>
          </table:table-cell>
          <table:table-cell office:value-type="float" office:value="0.9846" calcext:value-type="float">
            <text:p>0.9846</text:p>
          </table:table-cell>
          <table:table-cell table:formula="of:=1-0.00026*[.C916]" office:value-type="float" office:value="0.995374626" calcext:value-type="float">
            <text:p>0.9954</text:p>
          </table:table-cell>
          <table:table-cell table:style-name="ce3" table:formula="of:=1-0.05*[.B916]/1000" office:value-type="float" office:value="0.98456505" calcext:value-type="float">
            <text:p>0.9846</text:p>
          </table:table-cell>
          <table:table-cell table:formula="of:=[.M916]*[.L916]*[.K916]*[.J916]*[.I916]*[.H916]*[.G916]*[.F916]*[.E916]" office:value-type="float" office:value="0.864696065950981" calcext:value-type="float">
            <text:p>0.8647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table:style-name="Default" office:value-type="float" office:value="206.023" calcext:value-type="float">
            <text:p>206.023</text:p>
          </table:table-cell>
          <table:table-cell office:value-type="float" office:value="37.9934" calcext:value-type="float">
            <text:p>37.9934</text:p>
          </table:table-cell>
          <table:table-cell table:style-name="Default" office:value-type="float" office:value="27.4133" calcext:value-type="float">
            <text:p>27.4133</text:p>
          </table:table-cell>
          <table:table-cell table:formula="of:=[.E91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6]" office:value-type="float" office:value="0.98" calcext:value-type="float">
            <text:p>0.98</text:p>
          </table:table-cell>
          <table:table-cell table:formula="of:=[.H916]" office:value-type="float" office:value="0.968" calcext:value-type="float">
            <text:p>0.968</text:p>
          </table:table-cell>
          <table:table-cell table:style-name="ce7" office:value-type="float" office:value="0.997507" calcext:value-type="float">
            <text:p>0.99751</text:p>
          </table:table-cell>
          <table:table-cell table:style-name="ce7" office:value-type="float" office:value="0.9933" calcext:value-type="float">
            <text:p>0.99330</text:p>
          </table:table-cell>
          <table:table-cell office:value-type="float" office:value="0.98967" calcext:value-type="float">
            <text:p>0.9897</text:p>
          </table:table-cell>
          <table:table-cell table:formula="of:=1-0.00026*[.C917]" office:value-type="float" office:value="0.990121716" calcext:value-type="float">
            <text:p>0.9901</text:p>
          </table:table-cell>
          <table:table-cell table:style-name="ce3" table:formula="of:=1-0.05*[.B917]/1000" office:value-type="float" office:value="0.98969885" calcext:value-type="float">
            <text:p>0.9897</text:p>
          </table:table-cell>
          <table:table-cell table:formula="of:=[.M917]*[.L917]*[.K917]*[.J917]*[.I917]*[.H917]*[.G917]*[.F917]*[.E917]" office:value-type="float" office:value="0.869836234648871" calcext:value-type="float">
            <text:p>0.8698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table:style-name="Default" office:value-type="float" office:value="199.395" calcext:value-type="float">
            <text:p>199.395</text:p>
          </table:table-cell>
          <table:table-cell office:value-type="float" office:value="36.7774" calcext:value-type="float">
            <text:p>36.7774</text:p>
          </table:table-cell>
          <table:table-cell table:style-name="Default" office:value-type="float" office:value="28.9505" calcext:value-type="float">
            <text:p>28.9505</text:p>
          </table:table-cell>
          <table:table-cell table:formula="of:=[.E91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7]" office:value-type="float" office:value="0.98" calcext:value-type="float">
            <text:p>0.98</text:p>
          </table:table-cell>
          <table:table-cell table:formula="of:=[.H917]" office:value-type="float" office:value="0.968" calcext:value-type="float">
            <text:p>0.968</text:p>
          </table:table-cell>
          <table:table-cell table:style-name="ce7" office:value-type="float" office:value="0.999276" calcext:value-type="float">
            <text:p>0.99928</text:p>
          </table:table-cell>
          <table:table-cell table:style-name="ce7" office:value-type="float" office:value="0.993342" calcext:value-type="float">
            <text:p>0.99334</text:p>
          </table:table-cell>
          <table:table-cell office:value-type="float" office:value="0.99286" calcext:value-type="float">
            <text:p>0.9929</text:p>
          </table:table-cell>
          <table:table-cell table:formula="of:=1-0.00026*[.C918]" office:value-type="float" office:value="0.990437876" calcext:value-type="float">
            <text:p>0.9904</text:p>
          </table:table-cell>
          <table:table-cell table:style-name="ce3" table:formula="of:=1-0.05*[.B918]/1000" office:value-type="float" office:value="0.99003025" calcext:value-type="float">
            <text:p>0.9900</text:p>
          </table:table-cell>
          <table:table-cell table:formula="of:=[.M918]*[.L918]*[.K918]*[.J918]*[.I918]*[.H918]*[.G918]*[.F918]*[.E918]" office:value-type="float" office:value="0.87479647591097" calcext:value-type="float">
            <text:p>0.8748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table:style-name="Default" office:value-type="float" office:value="359.955" calcext:value-type="float">
            <text:p>359.955</text:p>
          </table:table-cell>
          <table:table-cell office:value-type="float" office:value="8.92171" calcext:value-type="float">
            <text:p>8.92171</text:p>
          </table:table-cell>
          <table:table-cell table:style-name="Default" office:value-type="float" office:value="18.4448" calcext:value-type="float">
            <text:p>18.4448</text:p>
          </table:table-cell>
          <table:table-cell table:formula="of:=[.E91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8]" office:value-type="float" office:value="0.98" calcext:value-type="float">
            <text:p>0.98</text:p>
          </table:table-cell>
          <table:table-cell table:formula="of:=[.H918]" office:value-type="float" office:value="0.968" calcext:value-type="float">
            <text:p>0.968</text:p>
          </table:table-cell>
          <table:table-cell table:style-name="ce7" office:value-type="float" office:value="0.998469" calcext:value-type="float">
            <text:p>0.99847</text:p>
          </table:table-cell>
          <table:table-cell table:style-name="ce7" office:value-type="float" office:value="0.990336" calcext:value-type="float">
            <text:p>0.99034</text:p>
          </table:table-cell>
          <table:table-cell office:value-type="float" office:value="0.98476" calcext:value-type="float">
            <text:p>0.9848</text:p>
          </table:table-cell>
          <table:table-cell table:formula="of:=1-0.00026*[.C919]" office:value-type="float" office:value="0.9976803554" calcext:value-type="float">
            <text:p>0.9977</text:p>
          </table:table-cell>
          <table:table-cell table:style-name="ce3" table:formula="of:=1-0.05*[.B919]/1000" office:value-type="float" office:value="0.98200225" calcext:value-type="float">
            <text:p>0.9820</text:p>
          </table:table-cell>
          <table:table-cell table:formula="of:=[.M919]*[.L919]*[.K919]*[.J919]*[.I919]*[.H919]*[.G919]*[.F919]*[.E919]" office:value-type="float" office:value="0.863595769188252" calcext:value-type="float">
            <text:p>0.8636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table:style-name="Default" office:value-type="float" office:value="359.815" calcext:value-type="float">
            <text:p>359.815</text:p>
          </table:table-cell>
          <table:table-cell office:value-type="float" office:value="8.91708" calcext:value-type="float">
            <text:p>8.91708</text:p>
          </table:table-cell>
          <table:table-cell table:style-name="Default" office:value-type="float" office:value="18.3888" calcext:value-type="float">
            <text:p>18.3888</text:p>
          </table:table-cell>
          <table:table-cell table:formula="of:=[.E91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19]" office:value-type="float" office:value="0.98" calcext:value-type="float">
            <text:p>0.98</text:p>
          </table:table-cell>
          <table:table-cell table:formula="of:=[.H919]" office:value-type="float" office:value="0.968" calcext:value-type="float">
            <text:p>0.968</text:p>
          </table:table-cell>
          <table:table-cell table:style-name="ce7" office:value-type="float" office:value="0.998331" calcext:value-type="float">
            <text:p>0.99833</text:p>
          </table:table-cell>
          <table:table-cell table:style-name="ce7" office:value-type="float" office:value="0.990336" calcext:value-type="float">
            <text:p>0.99034</text:p>
          </table:table-cell>
          <table:table-cell office:value-type="float" office:value="0.98477" calcext:value-type="float">
            <text:p>0.9848</text:p>
          </table:table-cell>
          <table:table-cell table:formula="of:=1-0.00026*[.C920]" office:value-type="float" office:value="0.9976815592" calcext:value-type="float">
            <text:p>0.9977</text:p>
          </table:table-cell>
          <table:table-cell table:style-name="ce3" table:formula="of:=1-0.05*[.B920]/1000" office:value-type="float" office:value="0.98200925" calcext:value-type="float">
            <text:p>0.9820</text:p>
          </table:table-cell>
          <table:table-cell table:formula="of:=[.M920]*[.L920]*[.K920]*[.J920]*[.I920]*[.H920]*[.G920]*[.F920]*[.E920]" office:value-type="float" office:value="0.863492375691216" calcext:value-type="float">
            <text:p>0.863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table:style-name="Default" office:value-type="float" office:value="360.594" calcext:value-type="float">
            <text:p>360.594</text:p>
          </table:table-cell>
          <table:table-cell office:value-type="float" office:value="8.93883" calcext:value-type="float">
            <text:p>8.93883</text:p>
          </table:table-cell>
          <table:table-cell table:style-name="Default" office:value-type="float" office:value="19.1917" calcext:value-type="float">
            <text:p>19.1917</text:p>
          </table:table-cell>
          <table:table-cell table:formula="of:=[.E92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0]" office:value-type="float" office:value="0.98" calcext:value-type="float">
            <text:p>0.98</text:p>
          </table:table-cell>
          <table:table-cell table:formula="of:=[.H920]" office:value-type="float" office:value="0.968" calcext:value-type="float">
            <text:p>0.968</text:p>
          </table:table-cell>
          <table:table-cell table:style-name="ce7" office:value-type="float" office:value="0.998606" calcext:value-type="float">
            <text:p>0.99861</text:p>
          </table:table-cell>
          <table:table-cell table:style-name="ce7" office:value-type="float" office:value="0.990557" calcext:value-type="float">
            <text:p>0.99056</text:p>
          </table:table-cell>
          <table:table-cell office:value-type="float" office:value="0.98638" calcext:value-type="float">
            <text:p>0.9864</text:p>
          </table:table-cell>
          <table:table-cell table:formula="of:=1-0.00026*[.C921]" office:value-type="float" office:value="0.9976759042" calcext:value-type="float">
            <text:p>0.9977</text:p>
          </table:table-cell>
          <table:table-cell table:style-name="ce3" table:formula="of:=1-0.05*[.B921]/1000" office:value-type="float" office:value="0.9819703" calcext:value-type="float">
            <text:p>0.9820</text:p>
          </table:table-cell>
          <table:table-cell table:formula="of:=[.M921]*[.L921]*[.K921]*[.J921]*[.I921]*[.H921]*[.G921]*[.F921]*[.E921]" office:value-type="float" office:value="0.865296180486437" calcext:value-type="float">
            <text:p>0.8653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table:style-name="Default" office:value-type="float" office:value="351.985" calcext:value-type="float">
            <text:p>351.985</text:p>
          </table:table-cell>
          <table:table-cell office:value-type="float" office:value="4.95192" calcext:value-type="float">
            <text:p>4.95192</text:p>
          </table:table-cell>
          <table:table-cell table:style-name="Default" office:value-type="float" office:value="17.9027" calcext:value-type="float">
            <text:p>17.9027</text:p>
          </table:table-cell>
          <table:table-cell table:formula="of:=[.E92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1]" office:value-type="float" office:value="0.98" calcext:value-type="float">
            <text:p>0.98</text:p>
          </table:table-cell>
          <table:table-cell table:formula="of:=[.H921]" office:value-type="float" office:value="0.968" calcext:value-type="float">
            <text:p>0.968</text:p>
          </table:table-cell>
          <table:table-cell table:style-name="ce7" office:value-type="float" office:value="0.998388" calcext:value-type="float">
            <text:p>0.99839</text:p>
          </table:table-cell>
          <table:table-cell table:style-name="ce7" office:value-type="float" office:value="0.990902" calcext:value-type="float">
            <text:p>0.99090</text:p>
          </table:table-cell>
          <table:table-cell office:value-type="float" office:value="0.98599" calcext:value-type="float">
            <text:p>0.9860</text:p>
          </table:table-cell>
          <table:table-cell table:formula="of:=1-0.00026*[.C922]" office:value-type="float" office:value="0.9987125008" calcext:value-type="float">
            <text:p>0.9987</text:p>
          </table:table-cell>
          <table:table-cell table:style-name="ce3" table:formula="of:=1-0.05*[.B922]/1000" office:value-type="float" office:value="0.98240075" calcext:value-type="float">
            <text:p>0.9824</text:p>
          </table:table-cell>
          <table:table-cell table:formula="of:=[.M922]*[.L922]*[.K922]*[.J922]*[.I922]*[.H922]*[.G922]*[.F922]*[.E922]" office:value-type="float" office:value="0.866344832777576" calcext:value-type="float">
            <text:p>0.8663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table:style-name="Default" office:value-type="float" office:value="484.186" calcext:value-type="float">
            <text:p>484.186</text:p>
          </table:table-cell>
          <table:table-cell office:value-type="float" office:value="6.96755" calcext:value-type="float">
            <text:p>6.96755</text:p>
          </table:table-cell>
          <table:table-cell table:style-name="Default" office:value-type="float" office:value="19.8503" calcext:value-type="float">
            <text:p>19.8503</text:p>
          </table:table-cell>
          <table:table-cell table:formula="of:=[.E92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2]" office:value-type="float" office:value="0.98" calcext:value-type="float">
            <text:p>0.98</text:p>
          </table:table-cell>
          <table:table-cell table:formula="of:=[.H922]" office:value-type="float" office:value="0.968" calcext:value-type="float">
            <text:p>0.968</text:p>
          </table:table-cell>
          <table:table-cell table:style-name="ce7" office:value-type="float" office:value="0.998503" calcext:value-type="float">
            <text:p>0.99850</text:p>
          </table:table-cell>
          <table:table-cell table:style-name="ce7" office:value-type="float" office:value="0.986738" calcext:value-type="float">
            <text:p>0.98674</text:p>
          </table:table-cell>
          <table:table-cell office:value-type="float" office:value="0.98053" calcext:value-type="float">
            <text:p>0.9805</text:p>
          </table:table-cell>
          <table:table-cell table:formula="of:=1-0.00026*[.C923]" office:value-type="float" office:value="0.998188437" calcext:value-type="float">
            <text:p>0.9982</text:p>
          </table:table-cell>
          <table:table-cell table:style-name="ce3" table:formula="of:=1-0.05*[.B923]/1000" office:value-type="float" office:value="0.9757907" calcext:value-type="float">
            <text:p>0.9758</text:p>
          </table:table-cell>
          <table:table-cell table:formula="of:=[.M923]*[.L923]*[.K923]*[.J923]*[.I923]*[.H923]*[.G923]*[.F923]*[.E923]" office:value-type="float" office:value="0.851805368929791" calcext:value-type="float">
            <text:p>0.8518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table:style-name="Default" office:value-type="float" office:value="539.862" calcext:value-type="float">
            <text:p>539.862</text:p>
          </table:table-cell>
          <table:table-cell office:value-type="float" office:value="7.81311" calcext:value-type="float">
            <text:p>7.81311</text:p>
          </table:table-cell>
          <table:table-cell table:style-name="Default" office:value-type="float" office:value="23.6091" calcext:value-type="float">
            <text:p>23.6091</text:p>
          </table:table-cell>
          <table:table-cell table:formula="of:=[.E92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3]" office:value-type="float" office:value="0.98" calcext:value-type="float">
            <text:p>0.98</text:p>
          </table:table-cell>
          <table:table-cell table:formula="of:=[.H923]" office:value-type="float" office:value="0.968" calcext:value-type="float">
            <text:p>0.968</text:p>
          </table:table-cell>
          <table:table-cell table:style-name="ce7" office:value-type="float" office:value="0.998552" calcext:value-type="float">
            <text:p>0.99855</text:p>
          </table:table-cell>
          <table:table-cell table:style-name="ce7" office:value-type="float" office:value="0.987115" calcext:value-type="float">
            <text:p>0.98712</text:p>
          </table:table-cell>
          <table:table-cell office:value-type="float" office:value="0.9793" calcext:value-type="float">
            <text:p>0.9793</text:p>
          </table:table-cell>
          <table:table-cell table:formula="of:=1-0.00026*[.C924]" office:value-type="float" office:value="0.9979685914" calcext:value-type="float">
            <text:p>0.9980</text:p>
          </table:table-cell>
          <table:table-cell table:style-name="ce3" table:formula="of:=1-0.05*[.B924]/1000" office:value-type="float" office:value="0.9730069" calcext:value-type="float">
            <text:p>0.9730</text:p>
          </table:table-cell>
          <table:table-cell table:formula="of:=[.M924]*[.L924]*[.K924]*[.J924]*[.I924]*[.H924]*[.G924]*[.F924]*[.E924]" office:value-type="float" office:value="0.848488646393244" calcext:value-type="float">
            <text:p>0.8485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table:style-name="Default" office:value-type="float" office:value="541.013" calcext:value-type="float">
            <text:p>541.013</text:p>
          </table:table-cell>
          <table:table-cell office:value-type="float" office:value="7.83368" calcext:value-type="float">
            <text:p>7.83368</text:p>
          </table:table-cell>
          <table:table-cell table:style-name="Default" office:value-type="float" office:value="9.64024" calcext:value-type="float">
            <text:p>9.64024</text:p>
          </table:table-cell>
          <table:table-cell table:formula="of:=[.E92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4]" office:value-type="float" office:value="0.98" calcext:value-type="float">
            <text:p>0.98</text:p>
          </table:table-cell>
          <table:table-cell table:formula="of:=[.H924]" office:value-type="float" office:value="0.968" calcext:value-type="float">
            <text:p>0.968</text:p>
          </table:table-cell>
          <table:table-cell table:style-name="ce7" office:value-type="float" office:value="0.998537" calcext:value-type="float">
            <text:p>0.99854</text:p>
          </table:table-cell>
          <table:table-cell table:style-name="ce7" office:value-type="float" office:value="0.986557" calcext:value-type="float">
            <text:p>0.98656</text:p>
          </table:table-cell>
          <table:table-cell office:value-type="float" office:value="0.97867" calcext:value-type="float">
            <text:p>0.9787</text:p>
          </table:table-cell>
          <table:table-cell table:formula="of:=1-0.00026*[.C925]" office:value-type="float" office:value="0.9979632432" calcext:value-type="float">
            <text:p>0.9980</text:p>
          </table:table-cell>
          <table:table-cell table:style-name="ce3" table:formula="of:=1-0.05*[.B925]/1000" office:value-type="float" office:value="0.97294935" calcext:value-type="float">
            <text:p>0.9729</text:p>
          </table:table-cell>
          <table:table-cell table:formula="of:=[.M925]*[.L925]*[.K925]*[.J925]*[.I925]*[.H925]*[.G925]*[.F925]*[.E925]" office:value-type="float" office:value="0.847396075823932" calcext:value-type="float">
            <text:p>0.8474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table:style-name="Default" office:value-type="float" office:value="298.291" calcext:value-type="float">
            <text:p>298.291</text:p>
          </table:table-cell>
          <table:table-cell office:value-type="float" office:value="9.69492" calcext:value-type="float">
            <text:p>9.69492</text:p>
          </table:table-cell>
          <table:table-cell table:style-name="Default" office:value-type="float" office:value="28.9649" calcext:value-type="float">
            <text:p>28.9649</text:p>
          </table:table-cell>
          <table:table-cell table:formula="of:=[.E92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5]" office:value-type="float" office:value="0.98" calcext:value-type="float">
            <text:p>0.98</text:p>
          </table:table-cell>
          <table:table-cell table:formula="of:=[.H925]" office:value-type="float" office:value="0.968" calcext:value-type="float">
            <text:p>0.968</text:p>
          </table:table-cell>
          <table:table-cell table:style-name="ce7" office:value-type="float" office:value="0.998624" calcext:value-type="float">
            <text:p>0.99862</text:p>
          </table:table-cell>
          <table:table-cell table:style-name="ce7" office:value-type="float" office:value="0.992236" calcext:value-type="float">
            <text:p>0.99224</text:p>
          </table:table-cell>
          <table:table-cell office:value-type="float" office:value="0.98613" calcext:value-type="float">
            <text:p>0.9861</text:p>
          </table:table-cell>
          <table:table-cell table:formula="of:=1-0.00026*[.C926]" office:value-type="float" office:value="0.9974793208" calcext:value-type="float">
            <text:p>0.9975</text:p>
          </table:table-cell>
          <table:table-cell table:style-name="ce3" table:formula="of:=1-0.05*[.B926]/1000" office:value-type="float" office:value="0.98508545" calcext:value-type="float">
            <text:p>0.9851</text:p>
          </table:table-cell>
          <table:table-cell table:formula="of:=[.M926]*[.L926]*[.K926]*[.J926]*[.I926]*[.H926]*[.G926]*[.F926]*[.E926]" office:value-type="float" office:value="0.869136534562864" calcext:value-type="float">
            <text:p>0.8691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table:style-name="Default" office:value-type="float" office:value="286.628" calcext:value-type="float">
            <text:p>286.628</text:p>
          </table:table-cell>
          <table:table-cell office:value-type="float" office:value="9.30706" calcext:value-type="float">
            <text:p>9.30706</text:p>
          </table:table-cell>
          <table:table-cell table:style-name="Default" office:value-type="float" office:value="30.546" calcext:value-type="float">
            <text:p>30.546</text:p>
          </table:table-cell>
          <table:table-cell table:formula="of:=[.E92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6]" office:value-type="float" office:value="0.98" calcext:value-type="float">
            <text:p>0.98</text:p>
          </table:table-cell>
          <table:table-cell table:formula="of:=[.H926]" office:value-type="float" office:value="0.968" calcext:value-type="float">
            <text:p>0.968</text:p>
          </table:table-cell>
          <table:table-cell table:style-name="ce7" office:value-type="float" office:value="0.999088" calcext:value-type="float">
            <text:p>0.99909</text:p>
          </table:table-cell>
          <table:table-cell table:style-name="ce7" office:value-type="float" office:value="0.990757" calcext:value-type="float">
            <text:p>0.99076</text:p>
          </table:table-cell>
          <table:table-cell office:value-type="float" office:value="0.98689" calcext:value-type="float">
            <text:p>0.9869</text:p>
          </table:table-cell>
          <table:table-cell table:formula="of:=1-0.00026*[.C927]" office:value-type="float" office:value="0.9975801644" calcext:value-type="float">
            <text:p>0.9976</text:p>
          </table:table-cell>
          <table:table-cell table:style-name="ce3" table:formula="of:=1-0.05*[.B927]/1000" office:value-type="float" office:value="0.9856686" calcext:value-type="float">
            <text:p>0.9857</text:p>
          </table:table-cell>
          <table:table-cell table:formula="of:=[.M927]*[.L927]*[.K927]*[.J927]*[.I927]*[.H927]*[.G927]*[.F927]*[.E927]" office:value-type="float" office:value="0.869515679427274" calcext:value-type="float">
            <text:p>0.8695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table:style-name="Default" office:value-type="float" office:value="222.878" calcext:value-type="float">
            <text:p>222.878</text:p>
          </table:table-cell>
          <table:table-cell office:value-type="float" office:value="21.4104" calcext:value-type="float">
            <text:p>21.4104</text:p>
          </table:table-cell>
          <table:table-cell table:style-name="Default" office:value-type="float" office:value="63.1364" calcext:value-type="float">
            <text:p>63.1364</text:p>
          </table:table-cell>
          <table:table-cell table:formula="of:=[.E92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7]" office:value-type="float" office:value="0.98" calcext:value-type="float">
            <text:p>0.98</text:p>
          </table:table-cell>
          <table:table-cell table:formula="of:=[.H927]" office:value-type="float" office:value="0.968" calcext:value-type="float">
            <text:p>0.968</text:p>
          </table:table-cell>
          <table:table-cell table:style-name="ce7" office:value-type="float" office:value="0.998714" calcext:value-type="float">
            <text:p>0.99871</text:p>
          </table:table-cell>
          <table:table-cell table:style-name="ce7" office:value-type="float" office:value="0.990754" calcext:value-type="float">
            <text:p>0.99075</text:p>
          </table:table-cell>
          <table:table-cell office:value-type="float" office:value="0.99044" calcext:value-type="float">
            <text:p>0.9904</text:p>
          </table:table-cell>
          <table:table-cell table:formula="of:=1-0.00026*[.C928]" office:value-type="float" office:value="0.994433296" calcext:value-type="float">
            <text:p>0.9944</text:p>
          </table:table-cell>
          <table:table-cell table:style-name="ce3" table:formula="of:=1-0.05*[.B928]/1000" office:value-type="float" office:value="0.9888561" calcext:value-type="float">
            <text:p>0.9889</text:p>
          </table:table-cell>
          <table:table-cell table:formula="of:=[.M928]*[.L928]*[.K928]*[.J928]*[.I928]*[.H928]*[.G928]*[.F928]*[.E928]" office:value-type="float" office:value="0.872374471479631" calcext:value-type="float">
            <text:p>0.8724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table:style-name="Default" office:value-type="float" office:value="417.709" calcext:value-type="float">
            <text:p>417.709</text:p>
          </table:table-cell>
          <table:table-cell office:value-type="float" office:value="21.6655" calcext:value-type="float">
            <text:p>21.6655</text:p>
          </table:table-cell>
          <table:table-cell table:style-name="Default" office:value-type="float" office:value="42.8242" calcext:value-type="float">
            <text:p>42.8242</text:p>
          </table:table-cell>
          <table:table-cell table:formula="of:=[.E92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8]" office:value-type="float" office:value="0.98" calcext:value-type="float">
            <text:p>0.98</text:p>
          </table:table-cell>
          <table:table-cell table:formula="of:=[.H928]" office:value-type="float" office:value="0.968" calcext:value-type="float">
            <text:p>0.968</text:p>
          </table:table-cell>
          <table:table-cell table:style-name="ce7" office:value-type="float" office:value="0.998516" calcext:value-type="float">
            <text:p>0.99852</text:p>
          </table:table-cell>
          <table:table-cell table:style-name="ce7" office:value-type="float" office:value="0.988181" calcext:value-type="float">
            <text:p>0.98818</text:p>
          </table:table-cell>
          <table:table-cell office:value-type="float" office:value="0.98363" calcext:value-type="float">
            <text:p>0.9836</text:p>
          </table:table-cell>
          <table:table-cell table:formula="of:=1-0.00026*[.C929]" office:value-type="float" office:value="0.99436697" calcext:value-type="float">
            <text:p>0.9944</text:p>
          </table:table-cell>
          <table:table-cell table:style-name="ce3" table:formula="of:=1-0.05*[.B929]/1000" office:value-type="float" office:value="0.97911455" calcext:value-type="float">
            <text:p>0.9791</text:p>
          </table:table-cell>
          <table:table-cell table:formula="of:=[.M929]*[.L929]*[.K929]*[.J929]*[.I929]*[.H929]*[.G929]*[.F929]*[.E929]" office:value-type="float" office:value="0.855386788512532" calcext:value-type="float">
            <text:p>0.8554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table:style-name="Default" office:value-type="float" office:value="468.345" calcext:value-type="float">
            <text:p>468.345</text:p>
          </table:table-cell>
          <table:table-cell office:value-type="float" office:value="3.95065" calcext:value-type="float">
            <text:p>3.95065</text:p>
          </table:table-cell>
          <table:table-cell table:style-name="Default" office:value-type="float" office:value="13.9294" calcext:value-type="float">
            <text:p>13.9294</text:p>
          </table:table-cell>
          <table:table-cell table:formula="of:=[.E92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29]" office:value-type="float" office:value="0.98" calcext:value-type="float">
            <text:p>0.98</text:p>
          </table:table-cell>
          <table:table-cell table:formula="of:=[.H929]" office:value-type="float" office:value="0.968" calcext:value-type="float">
            <text:p>0.968</text:p>
          </table:table-cell>
          <table:table-cell table:style-name="ce7" office:value-type="float" office:value="0.998705" calcext:value-type="float">
            <text:p>0.99871</text:p>
          </table:table-cell>
          <table:table-cell table:style-name="ce7" office:value-type="float" office:value="0.987918" calcext:value-type="float">
            <text:p>0.98792</text:p>
          </table:table-cell>
          <table:table-cell office:value-type="float" office:value="0.98259" calcext:value-type="float">
            <text:p>0.9826</text:p>
          </table:table-cell>
          <table:table-cell table:formula="of:=1-0.00026*[.C930]" office:value-type="float" office:value="0.998972831" calcext:value-type="float">
            <text:p>0.9990</text:p>
          </table:table-cell>
          <table:table-cell table:style-name="ce3" table:formula="of:=1-0.05*[.B930]/1000" office:value-type="float" office:value="0.97658275" calcext:value-type="float">
            <text:p>0.9766</text:p>
          </table:table-cell>
          <table:table-cell table:formula="of:=[.M930]*[.L930]*[.K930]*[.J930]*[.I930]*[.H930]*[.G930]*[.F930]*[.E930]" office:value-type="float" office:value="0.856154687176039" calcext:value-type="float">
            <text:p>0.8562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table:style-name="Default" office:value-type="float" office:value="469.621" calcext:value-type="float">
            <text:p>469.621</text:p>
          </table:table-cell>
          <table:table-cell office:value-type="float" office:value="3.96152" calcext:value-type="float">
            <text:p>3.96152</text:p>
          </table:table-cell>
          <table:table-cell table:style-name="Default" office:value-type="float" office:value="12.8002" calcext:value-type="float">
            <text:p>12.8002</text:p>
          </table:table-cell>
          <table:table-cell table:formula="of:=[.E93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0]" office:value-type="float" office:value="0.98" calcext:value-type="float">
            <text:p>0.98</text:p>
          </table:table-cell>
          <table:table-cell table:formula="of:=[.H930]" office:value-type="float" office:value="0.968" calcext:value-type="float">
            <text:p>0.968</text:p>
          </table:table-cell>
          <table:table-cell table:style-name="ce7" office:value-type="float" office:value="0.998438" calcext:value-type="float">
            <text:p>0.99844</text:p>
          </table:table-cell>
          <table:table-cell table:style-name="ce7" office:value-type="float" office:value="0.987594" calcext:value-type="float">
            <text:p>0.98759</text:p>
          </table:table-cell>
          <table:table-cell office:value-type="float" office:value="0.98112" calcext:value-type="float">
            <text:p>0.9811</text:p>
          </table:table-cell>
          <table:table-cell table:formula="of:=1-0.00026*[.C931]" office:value-type="float" office:value="0.9989700048" calcext:value-type="float">
            <text:p>0.9990</text:p>
          </table:table-cell>
          <table:table-cell table:style-name="ce3" table:formula="of:=1-0.05*[.B931]/1000" office:value-type="float" office:value="0.97651895" calcext:value-type="float">
            <text:p>0.9765</text:p>
          </table:table-cell>
          <table:table-cell table:formula="of:=[.M931]*[.L931]*[.K931]*[.J931]*[.I931]*[.H931]*[.G931]*[.F931]*[.E931]" office:value-type="float" office:value="0.854306768934548" calcext:value-type="float">
            <text:p>0.8543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table:style-name="Default" office:value-type="float" office:value="470.097" calcext:value-type="float">
            <text:p>470.097</text:p>
          </table:table-cell>
          <table:table-cell office:value-type="float" office:value="3.9657" calcext:value-type="float">
            <text:p>3.9657</text:p>
          </table:table-cell>
          <table:table-cell table:style-name="Default" office:value-type="float" office:value="5.36071" calcext:value-type="float">
            <text:p>5.36071</text:p>
          </table:table-cell>
          <table:table-cell table:formula="of:=[.E93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1]" office:value-type="float" office:value="0.98" calcext:value-type="float">
            <text:p>0.98</text:p>
          </table:table-cell>
          <table:table-cell table:formula="of:=[.H931]" office:value-type="float" office:value="0.968" calcext:value-type="float">
            <text:p>0.968</text:p>
          </table:table-cell>
          <table:table-cell table:style-name="ce7" office:value-type="float" office:value="0.998478" calcext:value-type="float">
            <text:p>0.99848</text:p>
          </table:table-cell>
          <table:table-cell table:style-name="ce7" office:value-type="float" office:value="0.988651" calcext:value-type="float">
            <text:p>0.98865</text:p>
          </table:table-cell>
          <table:table-cell office:value-type="float" office:value="0.9819" calcext:value-type="float">
            <text:p>0.9819</text:p>
          </table:table-cell>
          <table:table-cell table:formula="of:=1-0.00026*[.C932]" office:value-type="float" office:value="0.998968918" calcext:value-type="float">
            <text:p>0.9990</text:p>
          </table:table-cell>
          <table:table-cell table:style-name="ce3" table:formula="of:=1-0.05*[.B932]/1000" office:value-type="float" office:value="0.97649515" calcext:value-type="float">
            <text:p>0.9765</text:p>
          </table:table-cell>
          <table:table-cell table:formula="of:=[.M932]*[.L932]*[.K932]*[.J932]*[.I932]*[.H932]*[.G932]*[.F932]*[.E932]" office:value-type="float" office:value="0.855913521048712" calcext:value-type="float">
            <text:p>0.8559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table:style-name="Default" office:value-type="float" office:value="461.34" calcext:value-type="float">
            <text:p>461.34</text:p>
          </table:table-cell>
          <table:table-cell office:value-type="float" office:value="8.94676" calcext:value-type="float">
            <text:p>8.94676</text:p>
          </table:table-cell>
          <table:table-cell table:style-name="Default" office:value-type="float" office:value="27.1718" calcext:value-type="float">
            <text:p>27.1718</text:p>
          </table:table-cell>
          <table:table-cell table:formula="of:=[.E93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2]" office:value-type="float" office:value="0.98" calcext:value-type="float">
            <text:p>0.98</text:p>
          </table:table-cell>
          <table:table-cell table:formula="of:=[.H932]" office:value-type="float" office:value="0.968" calcext:value-type="float">
            <text:p>0.968</text:p>
          </table:table-cell>
          <table:table-cell table:style-name="ce7" office:value-type="float" office:value="0.998597" calcext:value-type="float">
            <text:p>0.99860</text:p>
          </table:table-cell>
          <table:table-cell table:style-name="ce7" office:value-type="float" office:value="0.987348" calcext:value-type="float">
            <text:p>0.98735</text:p>
          </table:table-cell>
          <table:table-cell office:value-type="float" office:value="0.98062" calcext:value-type="float">
            <text:p>0.9806</text:p>
          </table:table-cell>
          <table:table-cell table:formula="of:=1-0.00026*[.C933]" office:value-type="float" office:value="0.9976738424" calcext:value-type="float">
            <text:p>0.9977</text:p>
          </table:table-cell>
          <table:table-cell table:style-name="ce3" table:formula="of:=1-0.05*[.B933]/1000" office:value-type="float" office:value="0.976933" calcext:value-type="float">
            <text:p>0.9769</text:p>
          </table:table-cell>
          <table:table-cell table:formula="of:=[.M933]*[.L933]*[.K933]*[.J933]*[.I933]*[.H933]*[.G933]*[.F933]*[.E933]" office:value-type="float" office:value="0.853048395660643" calcext:value-type="float">
            <text:p>0.8530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table:style-name="Default" office:value-type="float" office:value="461.581" calcext:value-type="float">
            <text:p>461.581</text:p>
          </table:table-cell>
          <table:table-cell office:value-type="float" office:value="8.95329" calcext:value-type="float">
            <text:p>8.95329</text:p>
          </table:table-cell>
          <table:table-cell table:style-name="Default" office:value-type="float" office:value="20.9358" calcext:value-type="float">
            <text:p>20.9358</text:p>
          </table:table-cell>
          <table:table-cell table:formula="of:=[.E93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3]" office:value-type="float" office:value="0.98" calcext:value-type="float">
            <text:p>0.98</text:p>
          </table:table-cell>
          <table:table-cell table:formula="of:=[.H933]" office:value-type="float" office:value="0.968" calcext:value-type="float">
            <text:p>0.968</text:p>
          </table:table-cell>
          <table:table-cell table:style-name="ce7" office:value-type="float" office:value="0.999232" calcext:value-type="float">
            <text:p>0.99923</text:p>
          </table:table-cell>
          <table:table-cell table:style-name="ce7" office:value-type="float" office:value="0.986425" calcext:value-type="float">
            <text:p>0.98643</text:p>
          </table:table-cell>
          <table:table-cell office:value-type="float" office:value="0.98041" calcext:value-type="float">
            <text:p>0.9804</text:p>
          </table:table-cell>
          <table:table-cell table:formula="of:=1-0.00026*[.C934]" office:value-type="float" office:value="0.9976721446" calcext:value-type="float">
            <text:p>0.9977</text:p>
          </table:table-cell>
          <table:table-cell table:style-name="ce3" table:formula="of:=1-0.05*[.B934]/1000" office:value-type="float" office:value="0.97692095" calcext:value-type="float">
            <text:p>0.9769</text:p>
          </table:table-cell>
          <table:table-cell table:formula="of:=[.M934]*[.L934]*[.K934]*[.J934]*[.I934]*[.H934]*[.G934]*[.F934]*[.E934]" office:value-type="float" office:value="0.852598289054821" calcext:value-type="float">
            <text:p>0.8526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table:style-name="Default" office:value-type="float" office:value="55.9711" calcext:value-type="float">
            <text:p>55.9711</text:p>
          </table:table-cell>
          <table:table-cell office:value-type="float" office:value="54.4555" calcext:value-type="float">
            <text:p>54.4555</text:p>
          </table:table-cell>
          <table:table-cell table:style-name="Default" office:value-type="float" office:value="36.5421" calcext:value-type="float">
            <text:p>36.5421</text:p>
          </table:table-cell>
          <table:table-cell table:formula="of:=[.E93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4]" office:value-type="float" office:value="0.98" calcext:value-type="float">
            <text:p>0.98</text:p>
          </table:table-cell>
          <table:table-cell table:formula="of:=[.H934]" office:value-type="float" office:value="0.968" calcext:value-type="float">
            <text:p>0.968</text:p>
          </table:table-cell>
          <table:table-cell table:style-name="ce7" office:value-type="float" office:value="0.998367" calcext:value-type="float">
            <text:p>0.99837</text:p>
          </table:table-cell>
          <table:table-cell table:style-name="ce7" office:value-type="float" office:value="0.996357" calcext:value-type="float">
            <text:p>0.99636</text:p>
          </table:table-cell>
          <table:table-cell office:value-type="float" office:value="0.99307" calcext:value-type="float">
            <text:p>0.9931</text:p>
          </table:table-cell>
          <table:table-cell table:formula="of:=1-0.00026*[.C935]" office:value-type="float" office:value="0.98584157" calcext:value-type="float">
            <text:p>0.9858</text:p>
          </table:table-cell>
          <table:table-cell table:style-name="ce3" table:formula="of:=1-0.05*[.B935]/1000" office:value-type="float" office:value="0.997201445" calcext:value-type="float">
            <text:p>0.9972</text:p>
          </table:table-cell>
          <table:table-cell table:formula="of:=[.M935]*[.L935]*[.K935]*[.J935]*[.I935]*[.H935]*[.G935]*[.F935]*[.E935]" office:value-type="float" office:value="0.879091605098243" calcext:value-type="float">
            <text:p>0.879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table:style-name="Default" office:value-type="float" office:value="55.7937" calcext:value-type="float">
            <text:p>55.7937</text:p>
          </table:table-cell>
          <table:table-cell office:value-type="float" office:value="54.1744" calcext:value-type="float">
            <text:p>54.1744</text:p>
          </table:table-cell>
          <table:table-cell table:style-name="Default" office:value-type="float" office:value="110.376" calcext:value-type="float">
            <text:p>110.376</text:p>
          </table:table-cell>
          <table:table-cell table:formula="of:=[.E93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5]" office:value-type="float" office:value="0.98" calcext:value-type="float">
            <text:p>0.98</text:p>
          </table:table-cell>
          <table:table-cell table:formula="of:=[.H935]" office:value-type="float" office:value="0.968" calcext:value-type="float">
            <text:p>0.968</text:p>
          </table:table-cell>
          <table:table-cell table:style-name="ce7" office:value-type="float" office:value="0.997988" calcext:value-type="float">
            <text:p>0.99799</text:p>
          </table:table-cell>
          <table:table-cell table:style-name="ce7" office:value-type="float" office:value="0.995291" calcext:value-type="float">
            <text:p>0.99529</text:p>
          </table:table-cell>
          <table:table-cell office:value-type="float" office:value="0.9932" calcext:value-type="float">
            <text:p>0.9932</text:p>
          </table:table-cell>
          <table:table-cell table:formula="of:=1-0.00026*[.C936]" office:value-type="float" office:value="0.985914656" calcext:value-type="float">
            <text:p>0.9859</text:p>
          </table:table-cell>
          <table:table-cell table:style-name="ce3" table:formula="of:=1-0.05*[.B936]/1000" office:value-type="float" office:value="0.997210315" calcext:value-type="float">
            <text:p>0.9972</text:p>
          </table:table-cell>
          <table:table-cell table:formula="of:=[.M936]*[.L936]*[.K936]*[.J936]*[.I936]*[.H936]*[.G936]*[.F936]*[.E936]" office:value-type="float" office:value="0.878005511871659" calcext:value-type="float">
            <text:p>0.8780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table:style-name="Default" office:value-type="float" office:value="123.696" calcext:value-type="float">
            <text:p>123.696</text:p>
          </table:table-cell>
          <table:table-cell office:value-type="float" office:value="49.3275" calcext:value-type="float">
            <text:p>49.3275</text:p>
          </table:table-cell>
          <table:table-cell table:style-name="Default" office:value-type="float" office:value="48.6222" calcext:value-type="float">
            <text:p>48.6222</text:p>
          </table:table-cell>
          <table:table-cell table:formula="of:=[.E93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6]" office:value-type="float" office:value="0.98" calcext:value-type="float">
            <text:p>0.98</text:p>
          </table:table-cell>
          <table:table-cell table:formula="of:=[.H936]" office:value-type="float" office:value="0.968" calcext:value-type="float">
            <text:p>0.968</text:p>
          </table:table-cell>
          <table:table-cell table:style-name="ce7" office:value-type="float" office:value="0.997155" calcext:value-type="float">
            <text:p>0.99716</text:p>
          </table:table-cell>
          <table:table-cell table:style-name="ce7" office:value-type="float" office:value="0.994235" calcext:value-type="float">
            <text:p>0.99424</text:p>
          </table:table-cell>
          <table:table-cell office:value-type="float" office:value="0.98844" calcext:value-type="float">
            <text:p>0.9884</text:p>
          </table:table-cell>
          <table:table-cell table:formula="of:=1-0.00026*[.C937]" office:value-type="float" office:value="0.98717485" calcext:value-type="float">
            <text:p>0.9872</text:p>
          </table:table-cell>
          <table:table-cell table:style-name="ce3" table:formula="of:=1-0.05*[.B937]/1000" office:value-type="float" office:value="0.9938152" calcext:value-type="float">
            <text:p>0.9938</text:p>
          </table:table-cell>
          <table:table-cell table:formula="of:=[.M937]*[.L937]*[.K937]*[.J937]*[.I937]*[.H937]*[.G937]*[.F937]*[.E937]" office:value-type="float" office:value="0.870283597839011" calcext:value-type="float">
            <text:p>0.8703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table:style-name="Default" office:value-type="float" office:value="145.82" calcext:value-type="float">
            <text:p>145.82</text:p>
          </table:table-cell>
          <table:table-cell office:value-type="float" office:value="58.1831" calcext:value-type="float">
            <text:p>58.1831</text:p>
          </table:table-cell>
          <table:table-cell table:style-name="Default" office:value-type="float" office:value="64.3633" calcext:value-type="float">
            <text:p>64.3633</text:p>
          </table:table-cell>
          <table:table-cell table:formula="of:=[.E93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7]" office:value-type="float" office:value="0.98" calcext:value-type="float">
            <text:p>0.98</text:p>
          </table:table-cell>
          <table:table-cell table:formula="of:=[.H937]" office:value-type="float" office:value="0.968" calcext:value-type="float">
            <text:p>0.968</text:p>
          </table:table-cell>
          <table:table-cell table:style-name="ce7" office:value-type="float" office:value="0.997086" calcext:value-type="float">
            <text:p>0.99709</text:p>
          </table:table-cell>
          <table:table-cell table:style-name="ce7" office:value-type="float" office:value="0.994118" calcext:value-type="float">
            <text:p>0.99412</text:p>
          </table:table-cell>
          <table:table-cell office:value-type="float" office:value="0.98601" calcext:value-type="float">
            <text:p>0.9860</text:p>
          </table:table-cell>
          <table:table-cell table:formula="of:=1-0.00026*[.C938]" office:value-type="float" office:value="0.984872394" calcext:value-type="float">
            <text:p>0.9849</text:p>
          </table:table-cell>
          <table:table-cell table:style-name="ce3" table:formula="of:=1-0.05*[.B938]/1000" office:value-type="float" office:value="0.992709" calcext:value-type="float">
            <text:p>0.9927</text:p>
          </table:table-cell>
          <table:table-cell table:formula="of:=[.M938]*[.L938]*[.K938]*[.J938]*[.I938]*[.H938]*[.G938]*[.F938]*[.E938]" office:value-type="float" office:value="0.864993510786792" calcext:value-type="float">
            <text:p>0.8650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table:style-name="Default" office:value-type="float" office:value="150.713" calcext:value-type="float">
            <text:p>150.713</text:p>
          </table:table-cell>
          <table:table-cell office:value-type="float" office:value="60.1488" calcext:value-type="float">
            <text:p>60.1488</text:p>
          </table:table-cell>
          <table:table-cell table:style-name="Default" office:value-type="float" office:value="36.3141" calcext:value-type="float">
            <text:p>36.3141</text:p>
          </table:table-cell>
          <table:table-cell table:formula="of:=[.E93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8]" office:value-type="float" office:value="0.98" calcext:value-type="float">
            <text:p>0.98</text:p>
          </table:table-cell>
          <table:table-cell table:formula="of:=[.H938]" office:value-type="float" office:value="0.968" calcext:value-type="float">
            <text:p>0.968</text:p>
          </table:table-cell>
          <table:table-cell table:style-name="ce7" office:value-type="float" office:value="0.997168" calcext:value-type="float">
            <text:p>0.99717</text:p>
          </table:table-cell>
          <table:table-cell table:style-name="ce7" office:value-type="float" office:value="0.993467" calcext:value-type="float">
            <text:p>0.99347</text:p>
          </table:table-cell>
          <table:table-cell office:value-type="float" office:value="0.98487" calcext:value-type="float">
            <text:p>0.9849</text:p>
          </table:table-cell>
          <table:table-cell table:formula="of:=1-0.00026*[.C939]" office:value-type="float" office:value="0.984361312" calcext:value-type="float">
            <text:p>0.9844</text:p>
          </table:table-cell>
          <table:table-cell table:style-name="ce3" table:formula="of:=1-0.05*[.B939]/1000" office:value-type="float" office:value="0.99246435" calcext:value-type="float">
            <text:p>0.9925</text:p>
          </table:table-cell>
          <table:table-cell table:formula="of:=[.M939]*[.L939]*[.K939]*[.J939]*[.I939]*[.H939]*[.G939]*[.F939]*[.E939]" office:value-type="float" office:value="0.862837853973438" calcext:value-type="float">
            <text:p>0.8628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table:style-name="Default" office:value-type="float" office:value="15.4289" calcext:value-type="float">
            <text:p>15.4289</text:p>
          </table:table-cell>
          <table:table-cell office:value-type="float" office:value="39.1033" calcext:value-type="float">
            <text:p>39.1033</text:p>
          </table:table-cell>
          <table:table-cell table:style-name="Default" office:value-type="float" office:value="36.9943" calcext:value-type="float">
            <text:p>36.9943</text:p>
          </table:table-cell>
          <table:table-cell table:formula="of:=[.E93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39]" office:value-type="float" office:value="0.98" calcext:value-type="float">
            <text:p>0.98</text:p>
          </table:table-cell>
          <table:table-cell table:formula="of:=[.H939]" office:value-type="float" office:value="0.968" calcext:value-type="float">
            <text:p>0.968</text:p>
          </table:table-cell>
          <table:table-cell table:style-name="ce7" office:value-type="float" office:value="0.997285" calcext:value-type="float">
            <text:p>0.99729</text:p>
          </table:table-cell>
          <table:table-cell table:style-name="ce7" office:value-type="float" office:value="0.995475" calcext:value-type="float">
            <text:p>0.99548</text:p>
          </table:table-cell>
          <table:table-cell office:value-type="float" office:value="0.99867" calcext:value-type="float">
            <text:p>0.9987</text:p>
          </table:table-cell>
          <table:table-cell table:formula="of:=1-0.00026*[.C940]" office:value-type="float" office:value="0.989833142" calcext:value-type="float">
            <text:p>0.9898</text:p>
          </table:table-cell>
          <table:table-cell table:style-name="ce3" table:formula="of:=1-0.05*[.B940]/1000" office:value-type="float" office:value="0.999228555" calcext:value-type="float">
            <text:p>0.9992</text:p>
          </table:table-cell>
          <table:table-cell table:formula="of:=[.M940]*[.L940]*[.K940]*[.J940]*[.I940]*[.H940]*[.G940]*[.F940]*[.E940]" office:value-type="float" office:value="0.887682230639045" calcext:value-type="float">
            <text:p>0.8877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table:style-name="Default" office:value-type="float" office:value="14.5798" calcext:value-type="float">
            <text:p>14.5798</text:p>
          </table:table-cell>
          <table:table-cell office:value-type="float" office:value="36.9539" calcext:value-type="float">
            <text:p>36.9539</text:p>
          </table:table-cell>
          <table:table-cell table:style-name="Default" office:value-type="float" office:value="35.2323" calcext:value-type="float">
            <text:p>35.2323</text:p>
          </table:table-cell>
          <table:table-cell table:formula="of:=[.E94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0]" office:value-type="float" office:value="0.98" calcext:value-type="float">
            <text:p>0.98</text:p>
          </table:table-cell>
          <table:table-cell table:formula="of:=[.H940]" office:value-type="float" office:value="0.968" calcext:value-type="float">
            <text:p>0.968</text:p>
          </table:table-cell>
          <table:table-cell table:style-name="ce7" office:value-type="float" office:value="0.998185" calcext:value-type="float">
            <text:p>0.99819</text:p>
          </table:table-cell>
          <table:table-cell table:style-name="ce7" office:value-type="float" office:value="0.999093" calcext:value-type="float">
            <text:p>0.99909</text:p>
          </table:table-cell>
          <table:table-cell office:value-type="float" office:value="0.99832" calcext:value-type="float">
            <text:p>0.9983</text:p>
          </table:table-cell>
          <table:table-cell table:formula="of:=1-0.00026*[.C941]" office:value-type="float" office:value="0.990391986" calcext:value-type="float">
            <text:p>0.9904</text:p>
          </table:table-cell>
          <table:table-cell table:style-name="ce3" table:formula="of:=1-0.05*[.B941]/1000" office:value-type="float" office:value="0.99927101" calcext:value-type="float">
            <text:p>0.9993</text:p>
          </table:table-cell>
          <table:table-cell table:formula="of:=[.M941]*[.L941]*[.K941]*[.J941]*[.I941]*[.H941]*[.G941]*[.F941]*[.E941]" office:value-type="float" office:value="0.891941114299867" calcext:value-type="float">
            <text:p>0.8919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table:style-name="Default" office:value-type="float" office:value="9.37551" calcext:value-type="float">
            <text:p>9.37551</text:p>
          </table:table-cell>
          <table:table-cell office:value-type="float" office:value="39.2282" calcext:value-type="float">
            <text:p>39.2282</text:p>
          </table:table-cell>
          <table:table-cell table:style-name="Default" office:value-type="float" office:value="35.9233" calcext:value-type="float">
            <text:p>35.9233</text:p>
          </table:table-cell>
          <table:table-cell table:formula="of:=[.E94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1]" office:value-type="float" office:value="0.98" calcext:value-type="float">
            <text:p>0.98</text:p>
          </table:table-cell>
          <table:table-cell table:formula="of:=[.H941]" office:value-type="float" office:value="0.968" calcext:value-type="float">
            <text:p>0.968</text:p>
          </table:table-cell>
          <table:table-cell table:style-name="ce7" office:value-type="float" office:value="1" calcext:value-type="float">
            <text:p>1.00000</text:p>
          </table:table-cell>
          <table:table-cell table:style-name="ce7" office:value-type="float" office:value="0.993342" calcext:value-type="float">
            <text:p>0.99334</text:p>
          </table:table-cell>
          <table:table-cell office:value-type="float" office:value="0.999" calcext:value-type="float">
            <text:p>0.9990</text:p>
          </table:table-cell>
          <table:table-cell table:formula="of:=1-0.00026*[.C942]" office:value-type="float" office:value="0.989800668" calcext:value-type="float">
            <text:p>0.9898</text:p>
          </table:table-cell>
          <table:table-cell table:style-name="ce3" table:formula="of:=1-0.05*[.B942]/1000" office:value-type="float" office:value="0.9995312245" calcext:value-type="float">
            <text:p>0.9995</text:p>
          </table:table-cell>
          <table:table-cell table:formula="of:=[.M942]*[.L942]*[.K942]*[.J942]*[.I942]*[.H942]*[.G942]*[.F942]*[.E942]" office:value-type="float" office:value="0.888725098742748" calcext:value-type="float">
            <text:p>0.8887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table:style-name="Default" office:value-type="float" office:value="9.32633" calcext:value-type="float">
            <text:p>9.32633</text:p>
          </table:table-cell>
          <table:table-cell office:value-type="float" office:value="39.0242" calcext:value-type="float">
            <text:p>39.0242</text:p>
          </table:table-cell>
          <table:table-cell table:style-name="Default" office:value-type="float" office:value="35.3695" calcext:value-type="float">
            <text:p>35.3695</text:p>
          </table:table-cell>
          <table:table-cell table:formula="of:=[.E94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2]" office:value-type="float" office:value="0.98" calcext:value-type="float">
            <text:p>0.98</text:p>
          </table:table-cell>
          <table:table-cell table:formula="of:=[.H942]" office:value-type="float" office:value="0.968" calcext:value-type="float">
            <text:p>0.968</text:p>
          </table:table-cell>
          <table:table-cell table:number-columns-repeated="2" table:style-name="ce7" office:value-type="float" office:value="0.998649" calcext:value-type="float">
            <text:p>0.99865</text:p>
          </table:table-cell>
          <table:table-cell office:value-type="float" office:value="0.99883" calcext:value-type="float">
            <text:p>0.9988</text:p>
          </table:table-cell>
          <table:table-cell table:formula="of:=1-0.00026*[.C943]" office:value-type="float" office:value="0.989853708" calcext:value-type="float">
            <text:p>0.9899</text:p>
          </table:table-cell>
          <table:table-cell table:style-name="ce3" table:formula="of:=1-0.05*[.B943]/1000" office:value-type="float" office:value="0.9995336835" calcext:value-type="float">
            <text:p>0.9995</text:p>
          </table:table-cell>
          <table:table-cell table:formula="of:=[.M943]*[.L943]*[.K943]*[.J943]*[.I943]*[.H943]*[.G943]*[.F943]*[.E943]" office:value-type="float" office:value="0.8921642563819" calcext:value-type="float">
            <text:p>0.8922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table:style-name="Default" office:value-type="float" office:value="87.3133" calcext:value-type="float">
            <text:p>87.3133</text:p>
          </table:table-cell>
          <table:table-cell office:value-type="float" office:value="59.7873" calcext:value-type="float">
            <text:p>59.7873</text:p>
          </table:table-cell>
          <table:table-cell table:style-name="Default" office:value-type="float" office:value="47.9295" calcext:value-type="float">
            <text:p>47.9295</text:p>
          </table:table-cell>
          <table:table-cell table:formula="of:=[.E94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3]" office:value-type="float" office:value="0.98" calcext:value-type="float">
            <text:p>0.98</text:p>
          </table:table-cell>
          <table:table-cell table:formula="of:=[.H943]" office:value-type="float" office:value="0.968" calcext:value-type="float">
            <text:p>0.968</text:p>
          </table:table-cell>
          <table:table-cell table:style-name="ce7" office:value-type="float" office:value="0.997341" calcext:value-type="float">
            <text:p>0.99734</text:p>
          </table:table-cell>
          <table:table-cell table:style-name="ce7" office:value-type="float" office:value="0.994974" calcext:value-type="float">
            <text:p>0.99497</text:p>
          </table:table-cell>
          <table:table-cell office:value-type="float" office:value="0.98966" calcext:value-type="float">
            <text:p>0.9897</text:p>
          </table:table-cell>
          <table:table-cell table:formula="of:=1-0.00026*[.C944]" office:value-type="float" office:value="0.984455302" calcext:value-type="float">
            <text:p>0.9845</text:p>
          </table:table-cell>
          <table:table-cell table:style-name="ce3" table:formula="of:=1-0.05*[.B944]/1000" office:value-type="float" office:value="0.995634335" calcext:value-type="float">
            <text:p>0.9956</text:p>
          </table:table-cell>
          <table:table-cell table:formula="of:=[.M944]*[.L944]*[.K944]*[.J944]*[.I944]*[.H944]*[.G944]*[.F944]*[.E944]" office:value-type="float" office:value="0.871357433154852" calcext:value-type="float">
            <text:p>0.8714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table:style-name="Default" office:value-type="float" office:value="84.1741" calcext:value-type="float">
            <text:p>84.1741</text:p>
          </table:table-cell>
          <table:table-cell office:value-type="float" office:value="57.5895" calcext:value-type="float">
            <text:p>57.5895</text:p>
          </table:table-cell>
          <table:table-cell table:style-name="Default" office:value-type="float" office:value="47.5968" calcext:value-type="float">
            <text:p>47.5968</text:p>
          </table:table-cell>
          <table:table-cell table:formula="of:=[.E94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4]" office:value-type="float" office:value="0.98" calcext:value-type="float">
            <text:p>0.98</text:p>
          </table:table-cell>
          <table:table-cell table:formula="of:=[.H944]" office:value-type="float" office:value="0.968" calcext:value-type="float">
            <text:p>0.968</text:p>
          </table:table-cell>
          <table:table-cell table:style-name="ce7" office:value-type="float" office:value="0.997079" calcext:value-type="float">
            <text:p>0.99708</text:p>
          </table:table-cell>
          <table:table-cell table:style-name="ce7" office:value-type="float" office:value="0.994455" calcext:value-type="float">
            <text:p>0.99446</text:p>
          </table:table-cell>
          <table:table-cell office:value-type="float" office:value="0.99328" calcext:value-type="float">
            <text:p>0.9933</text:p>
          </table:table-cell>
          <table:table-cell table:formula="of:=1-0.00026*[.C945]" office:value-type="float" office:value="0.98502673" calcext:value-type="float">
            <text:p>0.9850</text:p>
          </table:table-cell>
          <table:table-cell table:style-name="ce3" table:formula="of:=1-0.05*[.B945]/1000" office:value-type="float" office:value="0.995791295" calcext:value-type="float">
            <text:p>0.9958</text:p>
          </table:table-cell>
          <table:table-cell table:formula="of:=[.M945]*[.L945]*[.K945]*[.J945]*[.I945]*[.H945]*[.G945]*[.F945]*[.E945]" office:value-type="float" office:value="0.874503974708041" calcext:value-type="float">
            <text:p>0.8745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table:style-name="Default" office:value-type="float" office:value="82.6068" calcext:value-type="float">
            <text:p>82.6068</text:p>
          </table:table-cell>
          <table:table-cell office:value-type="float" office:value="56.5238" calcext:value-type="float">
            <text:p>56.5238</text:p>
          </table:table-cell>
          <table:table-cell table:style-name="Default" office:value-type="float" office:value="47.1371" calcext:value-type="float">
            <text:p>47.1371</text:p>
          </table:table-cell>
          <table:table-cell table:formula="of:=[.E94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5]" office:value-type="float" office:value="0.98" calcext:value-type="float">
            <text:p>0.98</text:p>
          </table:table-cell>
          <table:table-cell table:formula="of:=[.H945]" office:value-type="float" office:value="0.968" calcext:value-type="float">
            <text:p>0.968</text:p>
          </table:table-cell>
          <table:table-cell table:style-name="ce7" office:value-type="float" office:value="0.997359" calcext:value-type="float">
            <text:p>0.99736</text:p>
          </table:table-cell>
          <table:table-cell table:style-name="ce7" office:value-type="float" office:value="0.994803" calcext:value-type="float">
            <text:p>0.99480</text:p>
          </table:table-cell>
          <table:table-cell office:value-type="float" office:value="0.99183" calcext:value-type="float">
            <text:p>0.9918</text:p>
          </table:table-cell>
          <table:table-cell table:formula="of:=1-0.00026*[.C946]" office:value-type="float" office:value="0.985303812" calcext:value-type="float">
            <text:p>0.9853</text:p>
          </table:table-cell>
          <table:table-cell table:style-name="ce3" table:formula="of:=1-0.05*[.B946]/1000" office:value-type="float" office:value="0.99586966" calcext:value-type="float">
            <text:p>0.9959</text:p>
          </table:table-cell>
          <table:table-cell table:formula="of:=[.M946]*[.L946]*[.K946]*[.J946]*[.I946]*[.H946]*[.G946]*[.F946]*[.E946]" office:value-type="float" office:value="0.874092819301333" calcext:value-type="float">
            <text:p>0.8741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table:style-name="Default" office:value-type="float" office:value="30.6274" calcext:value-type="float">
            <text:p>30.6274</text:p>
          </table:table-cell>
          <table:table-cell office:value-type="float" office:value="51.8128" calcext:value-type="float">
            <text:p>51.8128</text:p>
          </table:table-cell>
          <table:table-cell table:style-name="Default" office:value-type="float" office:value="47.7312" calcext:value-type="float">
            <text:p>47.7312</text:p>
          </table:table-cell>
          <table:table-cell table:formula="of:=[.E94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6]" office:value-type="float" office:value="0.98" calcext:value-type="float">
            <text:p>0.98</text:p>
          </table:table-cell>
          <table:table-cell table:formula="of:=[.H946]" office:value-type="float" office:value="0.968" calcext:value-type="float">
            <text:p>0.968</text:p>
          </table:table-cell>
          <table:table-cell table:style-name="ce7" office:value-type="float" office:value="0.996934" calcext:value-type="float">
            <text:p>0.99693</text:p>
          </table:table-cell>
          <table:table-cell table:style-name="ce7" office:value-type="float" office:value="0.996288" calcext:value-type="float">
            <text:p>0.99629</text:p>
          </table:table-cell>
          <table:table-cell office:value-type="float" office:value="0.99424" calcext:value-type="float">
            <text:p>0.9942</text:p>
          </table:table-cell>
          <table:table-cell table:formula="of:=1-0.00026*[.C947]" office:value-type="float" office:value="0.986528672" calcext:value-type="float">
            <text:p>0.9865</text:p>
          </table:table-cell>
          <table:table-cell table:style-name="ce3" table:formula="of:=1-0.05*[.B947]/1000" office:value-type="float" office:value="0.99846863" calcext:value-type="float">
            <text:p>0.9985</text:p>
          </table:table-cell>
          <table:table-cell table:formula="of:=[.M947]*[.L947]*[.K947]*[.J947]*[.I947]*[.H947]*[.G947]*[.F947]*[.E947]" office:value-type="float" office:value="0.880533180247025" calcext:value-type="float">
            <text:p>0.8805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table:style-name="Default" office:value-type="float" office:value="32.7664" calcext:value-type="float">
            <text:p>32.7664</text:p>
          </table:table-cell>
          <table:table-cell office:value-type="float" office:value="55.3616" calcext:value-type="float">
            <text:p>55.3616</text:p>
          </table:table-cell>
          <table:table-cell table:style-name="Default" office:value-type="float" office:value="48.3157" calcext:value-type="float">
            <text:p>48.3157</text:p>
          </table:table-cell>
          <table:table-cell table:formula="of:=[.E94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7]" office:value-type="float" office:value="0.98" calcext:value-type="float">
            <text:p>0.98</text:p>
          </table:table-cell>
          <table:table-cell table:formula="of:=[.H947]" office:value-type="float" office:value="0.968" calcext:value-type="float">
            <text:p>0.968</text:p>
          </table:table-cell>
          <table:table-cell table:style-name="ce7" office:value-type="float" office:value="0.997986" calcext:value-type="float">
            <text:p>0.99799</text:p>
          </table:table-cell>
          <table:table-cell table:style-name="ce7" office:value-type="float" office:value="0.995817" calcext:value-type="float">
            <text:p>0.99582</text:p>
          </table:table-cell>
          <table:table-cell office:value-type="float" office:value="0.99409" calcext:value-type="float">
            <text:p>0.9941</text:p>
          </table:table-cell>
          <table:table-cell table:formula="of:=1-0.00026*[.C948]" office:value-type="float" office:value="0.985605984" calcext:value-type="float">
            <text:p>0.9856</text:p>
          </table:table-cell>
          <table:table-cell table:style-name="ce3" table:formula="of:=1-0.05*[.B948]/1000" office:value-type="float" office:value="0.99836168" calcext:value-type="float">
            <text:p>0.9984</text:p>
          </table:table-cell>
          <table:table-cell table:formula="of:=[.M948]*[.L948]*[.K948]*[.J948]*[.I948]*[.H948]*[.G948]*[.F948]*[.E948]" office:value-type="float" office:value="0.879994535327691" calcext:value-type="float">
            <text:p>0.8800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table:style-name="Default" office:value-type="float" office:value="33.8445" calcext:value-type="float">
            <text:p>33.8445</text:p>
          </table:table-cell>
          <table:table-cell office:value-type="float" office:value="57.3326" calcext:value-type="float">
            <text:p>57.3326</text:p>
          </table:table-cell>
          <table:table-cell table:style-name="Default" office:value-type="float" office:value="48.7385" calcext:value-type="float">
            <text:p>48.7385</text:p>
          </table:table-cell>
          <table:table-cell table:formula="of:=[.E94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8]" office:value-type="float" office:value="0.98" calcext:value-type="float">
            <text:p>0.98</text:p>
          </table:table-cell>
          <table:table-cell table:formula="of:=[.H948]" office:value-type="float" office:value="0.968" calcext:value-type="float">
            <text:p>0.968</text:p>
          </table:table-cell>
          <table:table-cell table:style-name="ce7" office:value-type="float" office:value="0.997526" calcext:value-type="float">
            <text:p>0.99753</text:p>
          </table:table-cell>
          <table:table-cell table:style-name="ce7" office:value-type="float" office:value="0.996443" calcext:value-type="float">
            <text:p>0.99644</text:p>
          </table:table-cell>
          <table:table-cell office:value-type="float" office:value="0.99423" calcext:value-type="float">
            <text:p>0.9942</text:p>
          </table:table-cell>
          <table:table-cell table:formula="of:=1-0.00026*[.C949]" office:value-type="float" office:value="0.985093524" calcext:value-type="float">
            <text:p>0.9851</text:p>
          </table:table-cell>
          <table:table-cell table:style-name="ce3" table:formula="of:=1-0.05*[.B949]/1000" office:value-type="float" office:value="0.998307775" calcext:value-type="float">
            <text:p>0.9983</text:p>
          </table:table-cell>
          <table:table-cell table:formula="of:=[.M949]*[.L949]*[.K949]*[.J949]*[.I949]*[.H949]*[.G949]*[.F949]*[.E949]" office:value-type="float" office:value="0.879760616064356" calcext:value-type="float">
            <text:p>0.8798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table:style-name="Default" office:value-type="float" office:value="19.6779" calcext:value-type="float">
            <text:p>19.6779</text:p>
          </table:table-cell>
          <table:table-cell office:value-type="float" office:value="57.9904" calcext:value-type="float">
            <text:p>57.9904</text:p>
          </table:table-cell>
          <table:table-cell table:style-name="Default" office:value-type="float" office:value="51.3315" calcext:value-type="float">
            <text:p>51.3315</text:p>
          </table:table-cell>
          <table:table-cell table:formula="of:=[.E94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49]" office:value-type="float" office:value="0.98" calcext:value-type="float">
            <text:p>0.98</text:p>
          </table:table-cell>
          <table:table-cell table:formula="of:=[.H949]" office:value-type="float" office:value="0.968" calcext:value-type="float">
            <text:p>0.968</text:p>
          </table:table-cell>
          <table:table-cell table:style-name="ce7" office:value-type="float" office:value="0.99748" calcext:value-type="float">
            <text:p>0.99748</text:p>
          </table:table-cell>
          <table:table-cell table:style-name="ce7" office:value-type="float" office:value="0.997229" calcext:value-type="float">
            <text:p>0.99723</text:p>
          </table:table-cell>
          <table:table-cell office:value-type="float" office:value="0.99507" calcext:value-type="float">
            <text:p>0.9951</text:p>
          </table:table-cell>
          <table:table-cell table:formula="of:=1-0.00026*[.C950]" office:value-type="float" office:value="0.984922496" calcext:value-type="float">
            <text:p>0.9849</text:p>
          </table:table-cell>
          <table:table-cell table:style-name="ce3" table:formula="of:=1-0.05*[.B950]/1000" office:value-type="float" office:value="0.999016105" calcext:value-type="float">
            <text:p>0.9990</text:p>
          </table:table-cell>
          <table:table-cell table:formula="of:=[.M950]*[.L950]*[.K950]*[.J950]*[.I950]*[.H950]*[.G950]*[.F950]*[.E950]" office:value-type="float" office:value="0.881629931525492" calcext:value-type="float">
            <text:p>0.8816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table:style-name="Default" office:value-type="float" office:value="19.258" calcext:value-type="float">
            <text:p>19.258</text:p>
          </table:table-cell>
          <table:table-cell office:value-type="float" office:value="56.8597" calcext:value-type="float">
            <text:p>56.8597</text:p>
          </table:table-cell>
          <table:table-cell table:style-name="Default" office:value-type="float" office:value="46.5481" calcext:value-type="float">
            <text:p>46.5481</text:p>
          </table:table-cell>
          <table:table-cell table:formula="of:=[.E95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0]" office:value-type="float" office:value="0.98" calcext:value-type="float">
            <text:p>0.98</text:p>
          </table:table-cell>
          <table:table-cell table:formula="of:=[.H950]" office:value-type="float" office:value="0.968" calcext:value-type="float">
            <text:p>0.968</text:p>
          </table:table-cell>
          <table:table-cell table:style-name="ce7" office:value-type="float" office:value="0.997225" calcext:value-type="float">
            <text:p>0.99723</text:p>
          </table:table-cell>
          <table:table-cell table:style-name="ce7" office:value-type="float" office:value="0.996393" calcext:value-type="float">
            <text:p>0.99639</text:p>
          </table:table-cell>
          <table:table-cell office:value-type="float" office:value="0.99663" calcext:value-type="float">
            <text:p>0.9966</text:p>
          </table:table-cell>
          <table:table-cell table:formula="of:=1-0.00026*[.C951]" office:value-type="float" office:value="0.985216478" calcext:value-type="float">
            <text:p>0.9852</text:p>
          </table:table-cell>
          <table:table-cell table:style-name="ce3" table:formula="of:=1-0.05*[.B951]/1000" office:value-type="float" office:value="0.9990371" calcext:value-type="float">
            <text:p>0.9990</text:p>
          </table:table-cell>
          <table:table-cell table:formula="of:=[.M951]*[.L951]*[.K951]*[.J951]*[.I951]*[.H951]*[.G951]*[.F951]*[.E951]" office:value-type="float" office:value="0.882328108815243" calcext:value-type="float">
            <text:p>0.882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table:style-name="Default" office:value-type="float" office:value="19.0196" calcext:value-type="float">
            <text:p>19.0196</text:p>
          </table:table-cell>
          <table:table-cell office:value-type="float" office:value="56.156" calcext:value-type="float">
            <text:p>56.156</text:p>
          </table:table-cell>
          <table:table-cell table:style-name="Default" office:value-type="float" office:value="34.4033" calcext:value-type="float">
            <text:p>34.4033</text:p>
          </table:table-cell>
          <table:table-cell table:formula="of:=[.E95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1]" office:value-type="float" office:value="0.98" calcext:value-type="float">
            <text:p>0.98</text:p>
          </table:table-cell>
          <table:table-cell table:formula="of:=[.H951]" office:value-type="float" office:value="0.968" calcext:value-type="float">
            <text:p>0.968</text:p>
          </table:table-cell>
          <table:table-cell table:style-name="ce7" office:value-type="float" office:value="0.998854" calcext:value-type="float">
            <text:p>0.99885</text:p>
          </table:table-cell>
          <table:table-cell table:style-name="ce7" office:value-type="float" office:value="0.996561" calcext:value-type="float">
            <text:p>0.99656</text:p>
          </table:table-cell>
          <table:table-cell office:value-type="float" office:value="0.99465" calcext:value-type="float">
            <text:p>0.9947</text:p>
          </table:table-cell>
          <table:table-cell table:formula="of:=1-0.00026*[.C952]" office:value-type="float" office:value="0.98539944" calcext:value-type="float">
            <text:p>0.9854</text:p>
          </table:table-cell>
          <table:table-cell table:style-name="ce3" table:formula="of:=1-0.05*[.B952]/1000" office:value-type="float" office:value="0.99904902" calcext:value-type="float">
            <text:p>0.9990</text:p>
          </table:table-cell>
          <table:table-cell table:formula="of:=[.M952]*[.L952]*[.K952]*[.J952]*[.I952]*[.H952]*[.G952]*[.F952]*[.E952]" office:value-type="float" office:value="0.882336706768445" calcext:value-type="float">
            <text:p>0.8823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table:style-name="Default" office:value-type="float" office:value="5.75659" calcext:value-type="float">
            <text:p>5.75659</text:p>
          </table:table-cell>
          <table:table-cell office:value-type="float" office:value="39.3702" calcext:value-type="float">
            <text:p>39.3702</text:p>
          </table:table-cell>
          <table:table-cell table:style-name="Default" office:value-type="float" office:value="35.1321" calcext:value-type="float">
            <text:p>35.1321</text:p>
          </table:table-cell>
          <table:table-cell table:formula="of:=[.E95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2]" office:value-type="float" office:value="0.98" calcext:value-type="float">
            <text:p>0.98</text:p>
          </table:table-cell>
          <table:table-cell table:formula="of:=[.H952]" office:value-type="float" office:value="0.968" calcext:value-type="float">
            <text:p>0.968</text:p>
          </table:table-cell>
          <table:table-cell table:style-name="ce7" office:value-type="float" office:value="0.996008" calcext:value-type="float">
            <text:p>0.99601</text:p>
          </table:table-cell>
          <table:table-cell table:style-name="ce7" office:value-type="float" office:value="1" calcext:value-type="float">
            <text:p>1.00000</text:p>
          </table:table-cell>
          <table:table-cell office:value-type="float" office:value="0.99874" calcext:value-type="float">
            <text:p>0.9987</text:p>
          </table:table-cell>
          <table:table-cell table:formula="of:=1-0.00026*[.C953]" office:value-type="float" office:value="0.989763748" calcext:value-type="float">
            <text:p>0.9898</text:p>
          </table:table-cell>
          <table:table-cell table:style-name="ce3" table:formula="of:=1-0.05*[.B953]/1000" office:value-type="float" office:value="0.9997121705" calcext:value-type="float">
            <text:p>0.9997</text:p>
          </table:table-cell>
          <table:table-cell table:formula="of:=[.M953]*[.L953]*[.K953]*[.J953]*[.I953]*[.H953]*[.G953]*[.F953]*[.E953]" office:value-type="float" office:value="0.891006440373404" calcext:value-type="float">
            <text:p>0.8910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table:style-name="Default" office:value-type="float" office:value="5.80265" calcext:value-type="float">
            <text:p>5.80265</text:p>
          </table:table-cell>
          <table:table-cell office:value-type="float" office:value="39.6954" calcext:value-type="float">
            <text:p>39.6954</text:p>
          </table:table-cell>
          <table:table-cell table:style-name="Default" office:value-type="float" office:value="36.0477" calcext:value-type="float">
            <text:p>36.0477</text:p>
          </table:table-cell>
          <table:table-cell table:formula="of:=[.E95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3]" office:value-type="float" office:value="0.98" calcext:value-type="float">
            <text:p>0.98</text:p>
          </table:table-cell>
          <table:table-cell table:formula="of:=[.H953]" office:value-type="float" office:value="0.968" calcext:value-type="float">
            <text:p>0.968</text:p>
          </table:table-cell>
          <table:table-cell table:number-columns-repeated="2" table:style-name="ce7" office:value-type="float" office:value="1" calcext:value-type="float">
            <text:p>1.00000</text:p>
          </table:table-cell>
          <table:table-cell office:value-type="float" office:value="0.99866" calcext:value-type="float">
            <text:p>0.9987</text:p>
          </table:table-cell>
          <table:table-cell table:formula="of:=1-0.00026*[.C954]" office:value-type="float" office:value="0.989679196" calcext:value-type="float">
            <text:p>0.9897</text:p>
          </table:table-cell>
          <table:table-cell table:style-name="ce3" table:formula="of:=1-0.05*[.B954]/1000" office:value-type="float" office:value="0.9997098675" calcext:value-type="float">
            <text:p>0.9997</text:p>
          </table:table-cell>
          <table:table-cell table:formula="of:=[.M954]*[.L954]*[.K954]*[.J954]*[.I954]*[.H954]*[.G954]*[.F954]*[.E954]" office:value-type="float" office:value="0.894427462706453" calcext:value-type="float">
            <text:p>0.8944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table:style-name="Default" office:value-type="float" office:value="45.7003" calcext:value-type="float">
            <text:p>45.7003</text:p>
          </table:table-cell>
          <table:table-cell office:value-type="float" office:value="53.536" calcext:value-type="float">
            <text:p>53.536</text:p>
          </table:table-cell>
          <table:table-cell table:style-name="Default" office:value-type="float" office:value="47.4748" calcext:value-type="float">
            <text:p>47.4748</text:p>
          </table:table-cell>
          <table:table-cell table:formula="of:=[.E95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4]" office:value-type="float" office:value="0.98" calcext:value-type="float">
            <text:p>0.98</text:p>
          </table:table-cell>
          <table:table-cell table:formula="of:=[.H954]" office:value-type="float" office:value="0.968" calcext:value-type="float">
            <text:p>0.968</text:p>
          </table:table-cell>
          <table:table-cell table:style-name="ce7" office:value-type="float" office:value="0.997249" calcext:value-type="float">
            <text:p>0.99725</text:p>
          </table:table-cell>
          <table:table-cell table:style-name="ce7" office:value-type="float" office:value="0.994651" calcext:value-type="float">
            <text:p>0.99465</text:p>
          </table:table-cell>
          <table:table-cell office:value-type="float" office:value="0.9933" calcext:value-type="float">
            <text:p>0.9933</text:p>
          </table:table-cell>
          <table:table-cell table:formula="of:=1-0.00026*[.C955]" office:value-type="float" office:value="0.98608064" calcext:value-type="float">
            <text:p>0.9861</text:p>
          </table:table-cell>
          <table:table-cell table:style-name="ce3" table:formula="of:=1-0.05*[.B955]/1000" office:value-type="float" office:value="0.997714985" calcext:value-type="float">
            <text:p>0.9977</text:p>
          </table:table-cell>
          <table:table-cell table:formula="of:=[.M955]*[.L955]*[.K955]*[.J955]*[.I955]*[.H955]*[.G955]*[.F955]*[.E955]" office:value-type="float" office:value="0.877470947835752" calcext:value-type="float">
            <text:p>0.8775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table:style-name="Default" office:value-type="float" office:value="43.0703" calcext:value-type="float">
            <text:p>43.0703</text:p>
          </table:table-cell>
          <table:table-cell office:value-type="float" office:value="50.4275" calcext:value-type="float">
            <text:p>50.4275</text:p>
          </table:table-cell>
          <table:table-cell table:style-name="Default" office:value-type="float" office:value="47.5055" calcext:value-type="float">
            <text:p>47.5055</text:p>
          </table:table-cell>
          <table:table-cell table:formula="of:=[.E95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5]" office:value-type="float" office:value="0.98" calcext:value-type="float">
            <text:p>0.98</text:p>
          </table:table-cell>
          <table:table-cell table:formula="of:=[.H955]" office:value-type="float" office:value="0.968" calcext:value-type="float">
            <text:p>0.968</text:p>
          </table:table-cell>
          <table:table-cell table:style-name="ce7" office:value-type="float" office:value="0.997026" calcext:value-type="float">
            <text:p>0.99703</text:p>
          </table:table-cell>
          <table:table-cell table:style-name="ce7" office:value-type="float" office:value="0.995852" calcext:value-type="float">
            <text:p>0.99585</text:p>
          </table:table-cell>
          <table:table-cell office:value-type="float" office:value="0.99455" calcext:value-type="float">
            <text:p>0.9946</text:p>
          </table:table-cell>
          <table:table-cell table:formula="of:=1-0.00026*[.C956]" office:value-type="float" office:value="0.98688885" calcext:value-type="float">
            <text:p>0.9869</text:p>
          </table:table-cell>
          <table:table-cell table:style-name="ce3" table:formula="of:=1-0.05*[.B956]/1000" office:value-type="float" office:value="0.997846485" calcext:value-type="float">
            <text:p>0.9978</text:p>
          </table:table-cell>
          <table:table-cell table:formula="of:=[.M956]*[.L956]*[.K956]*[.J956]*[.I956]*[.H956]*[.G956]*[.F956]*[.E956]" office:value-type="float" office:value="0.88027613913489" calcext:value-type="float">
            <text:p>0.8803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table:style-name="Default" office:value-type="float" office:value="46.6953" calcext:value-type="float">
            <text:p>46.6953</text:p>
          </table:table-cell>
          <table:table-cell office:value-type="float" office:value="54.6415" calcext:value-type="float">
            <text:p>54.6415</text:p>
          </table:table-cell>
          <table:table-cell table:style-name="Default" office:value-type="float" office:value="48.011" calcext:value-type="float">
            <text:p>48.011</text:p>
          </table:table-cell>
          <table:table-cell table:formula="of:=[.E95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6]" office:value-type="float" office:value="0.98" calcext:value-type="float">
            <text:p>0.98</text:p>
          </table:table-cell>
          <table:table-cell table:formula="of:=[.H956]" office:value-type="float" office:value="0.968" calcext:value-type="float">
            <text:p>0.968</text:p>
          </table:table-cell>
          <table:table-cell table:style-name="ce7" office:value-type="float" office:value="0.998112" calcext:value-type="float">
            <text:p>0.99811</text:p>
          </table:table-cell>
          <table:table-cell table:style-name="ce7" office:value-type="float" office:value="0.995469" calcext:value-type="float">
            <text:p>0.99547</text:p>
          </table:table-cell>
          <table:table-cell office:value-type="float" office:value="0.99458" calcext:value-type="float">
            <text:p>0.9946</text:p>
          </table:table-cell>
          <table:table-cell table:formula="of:=1-0.00026*[.C957]" office:value-type="float" office:value="0.98579321" calcext:value-type="float">
            <text:p>0.9858</text:p>
          </table:table-cell>
          <table:table-cell table:style-name="ce3" table:formula="of:=1-0.05*[.B957]/1000" office:value-type="float" office:value="0.997665235" calcext:value-type="float">
            <text:p>0.9977</text:p>
          </table:table-cell>
          <table:table-cell table:formula="of:=[.M957]*[.L957]*[.K957]*[.J957]*[.I957]*[.H957]*[.G957]*[.F957]*[.E957]" office:value-type="float" office:value="0.879784792561197" calcext:value-type="float">
            <text:p>0.8798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table:style-name="Default" office:value-type="float" office:value="24.5222" calcext:value-type="float">
            <text:p>24.5222</text:p>
          </table:table-cell>
          <table:table-cell office:value-type="float" office:value="49.082" calcext:value-type="float">
            <text:p>49.082</text:p>
          </table:table-cell>
          <table:table-cell table:style-name="Default" office:value-type="float" office:value="47.8583" calcext:value-type="float">
            <text:p>47.8583</text:p>
          </table:table-cell>
          <table:table-cell table:formula="of:=[.E95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7]" office:value-type="float" office:value="0.98" calcext:value-type="float">
            <text:p>0.98</text:p>
          </table:table-cell>
          <table:table-cell table:formula="of:=[.H957]" office:value-type="float" office:value="0.968" calcext:value-type="float">
            <text:p>0.968</text:p>
          </table:table-cell>
          <table:table-cell table:style-name="ce7" office:value-type="float" office:value="0.996846" calcext:value-type="float">
            <text:p>0.99685</text:p>
          </table:table-cell>
          <table:table-cell table:style-name="ce7" office:value-type="float" office:value="0.995269" calcext:value-type="float">
            <text:p>0.99527</text:p>
          </table:table-cell>
          <table:table-cell office:value-type="float" office:value="0.99583" calcext:value-type="float">
            <text:p>0.9958</text:p>
          </table:table-cell>
          <table:table-cell table:formula="of:=1-0.00026*[.C958]" office:value-type="float" office:value="0.98723868" calcext:value-type="float">
            <text:p>0.9872</text:p>
          </table:table-cell>
          <table:table-cell table:style-name="ce3" table:formula="of:=1-0.05*[.B958]/1000" office:value-type="float" office:value="0.99877389" calcext:value-type="float">
            <text:p>0.9988</text:p>
          </table:table-cell>
          <table:table-cell table:formula="of:=[.M958]*[.L958]*[.K958]*[.J958]*[.I958]*[.H958]*[.G958]*[.F958]*[.E958]" office:value-type="float" office:value="0.881865082050728" calcext:value-type="float">
            <text:p>0.8819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table:style-name="Default" office:value-type="float" office:value="25.3871" calcext:value-type="float">
            <text:p>25.3871</text:p>
          </table:table-cell>
          <table:table-cell office:value-type="float" office:value="50.6351" calcext:value-type="float">
            <text:p>50.6351</text:p>
          </table:table-cell>
          <table:table-cell table:style-name="Default" office:value-type="float" office:value="49.002" calcext:value-type="float">
            <text:p>49.002</text:p>
          </table:table-cell>
          <table:table-cell table:formula="of:=[.E95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8]" office:value-type="float" office:value="0.98" calcext:value-type="float">
            <text:p>0.98</text:p>
          </table:table-cell>
          <table:table-cell table:formula="of:=[.H958]" office:value-type="float" office:value="0.968" calcext:value-type="float">
            <text:p>0.968</text:p>
          </table:table-cell>
          <table:table-cell table:style-name="ce7" office:value-type="float" office:value="0.996901" calcext:value-type="float">
            <text:p>0.99690</text:p>
          </table:table-cell>
          <table:table-cell table:style-name="ce7" office:value-type="float" office:value="0.995958" calcext:value-type="float">
            <text:p>0.99596</text:p>
          </table:table-cell>
          <table:table-cell office:value-type="float" office:value="0.99517" calcext:value-type="float">
            <text:p>0.9952</text:p>
          </table:table-cell>
          <table:table-cell table:formula="of:=1-0.00026*[.C959]" office:value-type="float" office:value="0.986834874" calcext:value-type="float">
            <text:p>0.9868</text:p>
          </table:table-cell>
          <table:table-cell table:style-name="ce3" table:formula="of:=1-0.05*[.B959]/1000" office:value-type="float" office:value="0.998730645" calcext:value-type="float">
            <text:p>0.9987</text:p>
          </table:table-cell>
          <table:table-cell table:formula="of:=[.M959]*[.L959]*[.K959]*[.J959]*[.I959]*[.H959]*[.G959]*[.F959]*[.E959]" office:value-type="float" office:value="0.881540453450823" calcext:value-type="float">
            <text:p>0.8815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table:style-name="Default" office:value-type="float" office:value="22.5533" calcext:value-type="float">
            <text:p>22.5533</text:p>
          </table:table-cell>
          <table:table-cell office:value-type="float" office:value="44.6517" calcext:value-type="float">
            <text:p>44.6517</text:p>
          </table:table-cell>
          <table:table-cell table:style-name="Default" office:value-type="float" office:value="47.0758" calcext:value-type="float">
            <text:p>47.0758</text:p>
          </table:table-cell>
          <table:table-cell table:formula="of:=[.E95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59]" office:value-type="float" office:value="0.98" calcext:value-type="float">
            <text:p>0.98</text:p>
          </table:table-cell>
          <table:table-cell table:formula="of:=[.H959]" office:value-type="float" office:value="0.968" calcext:value-type="float">
            <text:p>0.968</text:p>
          </table:table-cell>
          <table:table-cell table:style-name="ce7" office:value-type="float" office:value="0.997274" calcext:value-type="float">
            <text:p>0.99727</text:p>
          </table:table-cell>
          <table:table-cell table:style-name="ce7" office:value-type="float" office:value="0.995609" calcext:value-type="float">
            <text:p>0.99561</text:p>
          </table:table-cell>
          <table:table-cell office:value-type="float" office:value="0.99385" calcext:value-type="float">
            <text:p>0.9939</text:p>
          </table:table-cell>
          <table:table-cell table:formula="of:=1-0.00026*[.C960]" office:value-type="float" office:value="0.988390558" calcext:value-type="float">
            <text:p>0.9884</text:p>
          </table:table-cell>
          <table:table-cell table:style-name="ce3" table:formula="of:=1-0.05*[.B960]/1000" office:value-type="float" office:value="0.998872335" calcext:value-type="float">
            <text:p>0.9989</text:p>
          </table:table-cell>
          <table:table-cell table:formula="of:=[.M960]*[.L960]*[.K960]*[.J960]*[.I960]*[.H960]*[.G960]*[.F960]*[.E960]" office:value-type="float" office:value="0.881904941296291" calcext:value-type="float">
            <text:p>0.8819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table:style-name="Default" office:value-type="float" office:value="3.47413" calcext:value-type="float">
            <text:p>3.47413</text:p>
          </table:table-cell>
          <table:table-cell office:value-type="float" office:value="38.5686" calcext:value-type="float">
            <text:p>38.5686</text:p>
          </table:table-cell>
          <table:table-cell table:style-name="Default" office:value-type="float" office:value="64.378" calcext:value-type="float">
            <text:p>64.378</text:p>
          </table:table-cell>
          <table:table-cell table:formula="of:=[.E96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0]" office:value-type="float" office:value="0.98" calcext:value-type="float">
            <text:p>0.98</text:p>
          </table:table-cell>
          <table:table-cell table:formula="of:=[.H960]" office:value-type="float" office:value="0.968" calcext:value-type="float">
            <text:p>0.968</text:p>
          </table:table-cell>
          <table:table-cell table:style-name="ce7" office:value-type="float" office:value="0.998336" calcext:value-type="float">
            <text:p>0.99834</text:p>
          </table:table-cell>
          <table:table-cell table:style-name="ce7" office:value-type="float" office:value="1" calcext:value-type="float">
            <text:p>1.00000</text:p>
          </table:table-cell>
          <table:table-cell office:value-type="float" office:value="0.99892" calcext:value-type="float">
            <text:p>0.9989</text:p>
          </table:table-cell>
          <table:table-cell table:formula="of:=1-0.00026*[.C961]" office:value-type="float" office:value="0.989972164" calcext:value-type="float">
            <text:p>0.9900</text:p>
          </table:table-cell>
          <table:table-cell table:style-name="ce3" table:formula="of:=1-0.05*[.B961]/1000" office:value-type="float" office:value="0.9998262935" calcext:value-type="float">
            <text:p>0.9998</text:p>
          </table:table-cell>
          <table:table-cell table:formula="of:=[.M961]*[.L961]*[.K961]*[.J961]*[.I961]*[.H961]*[.G961]*[.F961]*[.E961]" office:value-type="float" office:value="0.893540059986364" calcext:value-type="float">
            <text:p>0.8935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table:style-name="Default" office:value-type="float" office:value="3.49636" calcext:value-type="float">
            <text:p>3.49636</text:p>
          </table:table-cell>
          <table:table-cell office:value-type="float" office:value="38.7962" calcext:value-type="float">
            <text:p>38.7962</text:p>
          </table:table-cell>
          <table:table-cell table:style-name="Default" office:value-type="float" office:value="20.0486" calcext:value-type="float">
            <text:p>20.0486</text:p>
          </table:table-cell>
          <table:table-cell table:formula="of:=[.E96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1]" office:value-type="float" office:value="0.98" calcext:value-type="float">
            <text:p>0.98</text:p>
          </table:table-cell>
          <table:table-cell table:formula="of:=[.H961]" office:value-type="float" office:value="0.968" calcext:value-type="float">
            <text:p>0.968</text:p>
          </table:table-cell>
          <table:table-cell table:number-columns-repeated="2" table:style-name="ce7" office:value-type="float" office:value="1" calcext:value-type="float">
            <text:p>1.00000</text:p>
          </table:table-cell>
          <table:table-cell office:value-type="float" office:value="0.99878" calcext:value-type="float">
            <text:p>0.9988</text:p>
          </table:table-cell>
          <table:table-cell table:formula="of:=1-0.00026*[.C962]" office:value-type="float" office:value="0.989912988" calcext:value-type="float">
            <text:p>0.9899</text:p>
          </table:table-cell>
          <table:table-cell table:style-name="ce3" table:formula="of:=1-0.05*[.B962]/1000" office:value-type="float" office:value="0.999825182" calcext:value-type="float">
            <text:p>0.9998</text:p>
          </table:table-cell>
          <table:table-cell table:formula="of:=[.M962]*[.L962]*[.K962]*[.J962]*[.I962]*[.H962]*[.G962]*[.F962]*[.E962]" office:value-type="float" office:value="0.894849461243472" calcext:value-type="float">
            <text:p>0.8948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table:style-name="Default" office:value-type="float" office:value="9.87299" calcext:value-type="float">
            <text:p>9.87299</text:p>
          </table:table-cell>
          <table:table-cell office:value-type="float" office:value="45.5062" calcext:value-type="float">
            <text:p>45.5062</text:p>
          </table:table-cell>
          <table:table-cell table:style-name="Default" office:value-type="float" office:value="63.2277" calcext:value-type="float">
            <text:p>63.2277</text:p>
          </table:table-cell>
          <table:table-cell table:formula="of:=[.E96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2]" office:value-type="float" office:value="0.98" calcext:value-type="float">
            <text:p>0.98</text:p>
          </table:table-cell>
          <table:table-cell table:formula="of:=[.H962]" office:value-type="float" office:value="0.968" calcext:value-type="float">
            <text:p>0.968</text:p>
          </table:table-cell>
          <table:table-cell table:style-name="ce7" office:value-type="float" office:value="0.99851" calcext:value-type="float">
            <text:p>0.99851</text:p>
          </table:table-cell>
          <table:table-cell table:style-name="ce7" office:value-type="float" office:value="0.996274" calcext:value-type="float">
            <text:p>0.99627</text:p>
          </table:table-cell>
          <table:table-cell office:value-type="float" office:value="0.9972" calcext:value-type="float">
            <text:p>0.9972</text:p>
          </table:table-cell>
          <table:table-cell table:formula="of:=1-0.00026*[.C963]" office:value-type="float" office:value="0.988168388" calcext:value-type="float">
            <text:p>0.9882</text:p>
          </table:table-cell>
          <table:table-cell table:style-name="ce3" table:formula="of:=1-0.05*[.B963]/1000" office:value-type="float" office:value="0.9995063505" calcext:value-type="float">
            <text:p>0.9995</text:p>
          </table:table-cell>
          <table:table-cell table:formula="of:=[.M963]*[.L963]*[.K963]*[.J963]*[.I963]*[.H963]*[.G963]*[.F963]*[.E963]" office:value-type="float" office:value="0.886929397206396" calcext:value-type="float">
            <text:p>0.8869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table:style-name="Default" office:value-type="float" office:value="6.23882" calcext:value-type="float">
            <text:p>6.23882</text:p>
          </table:table-cell>
          <table:table-cell office:value-type="float" office:value="31.2588" calcext:value-type="float">
            <text:p>31.2588</text:p>
          </table:table-cell>
          <table:table-cell table:style-name="Default" office:value-type="float" office:value="26.6893" calcext:value-type="float">
            <text:p>26.6893</text:p>
          </table:table-cell>
          <table:table-cell table:formula="of:=[.E96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3]" office:value-type="float" office:value="0.98" calcext:value-type="float">
            <text:p>0.98</text:p>
          </table:table-cell>
          <table:table-cell table:formula="of:=[.H963]" office:value-type="float" office:value="0.968" calcext:value-type="float">
            <text:p>0.968</text:p>
          </table:table-cell>
          <table:table-cell table:style-name="ce7" office:value-type="float" office:value="0.997854" calcext:value-type="float">
            <text:p>0.99785</text:p>
          </table:table-cell>
          <table:table-cell table:style-name="ce7" office:value-type="float" office:value="0.996781" calcext:value-type="float">
            <text:p>0.99678</text:p>
          </table:table-cell>
          <table:table-cell office:value-type="float" office:value="0.99784" calcext:value-type="float">
            <text:p>0.9978</text:p>
          </table:table-cell>
          <table:table-cell table:formula="of:=1-0.00026*[.C964]" office:value-type="float" office:value="0.991872712" calcext:value-type="float">
            <text:p>0.9919</text:p>
          </table:table-cell>
          <table:table-cell table:style-name="ce3" table:formula="of:=1-0.05*[.B964]/1000" office:value-type="float" office:value="0.999688059" calcext:value-type="float">
            <text:p>0.9997</text:p>
          </table:table-cell>
          <table:table-cell table:formula="of:=[.M964]*[.L964]*[.K964]*[.J964]*[.I964]*[.H964]*[.G964]*[.F964]*[.E964]" office:value-type="float" office:value="0.890855284203816" calcext:value-type="float">
            <text:p>0.8909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table:style-name="Default" office:value-type="float" office:value="4.99469" calcext:value-type="float">
            <text:p>4.99469</text:p>
          </table:table-cell>
          <table:table-cell office:value-type="float" office:value="40.6822" calcext:value-type="float">
            <text:p>40.6822</text:p>
          </table:table-cell>
          <table:table-cell table:style-name="Default" office:value-type="float" office:value="47.4133" calcext:value-type="float">
            <text:p>47.4133</text:p>
          </table:table-cell>
          <table:table-cell table:formula="of:=[.E96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4]" office:value-type="float" office:value="0.98" calcext:value-type="float">
            <text:p>0.98</text:p>
          </table:table-cell>
          <table:table-cell table:formula="of:=[.H964]" office:value-type="float" office:value="0.968" calcext:value-type="float">
            <text:p>0.968</text:p>
          </table:table-cell>
          <table:table-cell table:style-name="ce7" office:value-type="float" office:value="0.999086" calcext:value-type="float">
            <text:p>0.99909</text:p>
          </table:table-cell>
          <table:table-cell table:style-name="ce7" office:value-type="float" office:value="0.994516" calcext:value-type="float">
            <text:p>0.99452</text:p>
          </table:table-cell>
          <table:table-cell office:value-type="float" office:value="0.99758" calcext:value-type="float">
            <text:p>0.9976</text:p>
          </table:table-cell>
          <table:table-cell table:formula="of:=1-0.00026*[.C965]" office:value-type="float" office:value="0.989422628" calcext:value-type="float">
            <text:p>0.9894</text:p>
          </table:table-cell>
          <table:table-cell table:style-name="ce3" table:formula="of:=1-0.05*[.B965]/1000" office:value-type="float" office:value="0.9997502655" calcext:value-type="float">
            <text:p>0.9998</text:p>
          </table:table-cell>
          <table:table-cell table:formula="of:=[.M965]*[.L965]*[.K965]*[.J965]*[.I965]*[.H965]*[.G965]*[.F965]*[.E965]" office:value-type="float" office:value="0.8875540262854" calcext:value-type="float">
            <text:p>0.8876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table:style-name="Default" office:value-type="float" office:value="6.29887" calcext:value-type="float">
            <text:p>6.29887</text:p>
          </table:table-cell>
          <table:table-cell office:value-type="float" office:value="48.6129" calcext:value-type="float">
            <text:p>48.6129</text:p>
          </table:table-cell>
          <table:table-cell table:style-name="Default" office:value-type="float" office:value="57.9435" calcext:value-type="float">
            <text:p>57.9435</text:p>
          </table:table-cell>
          <table:table-cell table:formula="of:=[.E96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5]" office:value-type="float" office:value="0.98" calcext:value-type="float">
            <text:p>0.98</text:p>
          </table:table-cell>
          <table:table-cell table:formula="of:=[.H965]" office:value-type="float" office:value="0.968" calcext:value-type="float">
            <text:p>0.968</text:p>
          </table:table-cell>
          <table:table-cell table:number-columns-repeated="2" table:style-name="ce7" office:value-type="float" office:value="0.997163" calcext:value-type="float">
            <text:p>0.99716</text:p>
          </table:table-cell>
          <table:table-cell office:value-type="float" office:value="0.99787" calcext:value-type="float">
            <text:p>0.9979</text:p>
          </table:table-cell>
          <table:table-cell table:formula="of:=1-0.00026*[.C966]" office:value-type="float" office:value="0.987360646" calcext:value-type="float">
            <text:p>0.9874</text:p>
          </table:table-cell>
          <table:table-cell table:style-name="ce3" table:formula="of:=1-0.05*[.B966]/1000" office:value-type="float" office:value="0.9996850565" calcext:value-type="float">
            <text:p>0.9997</text:p>
          </table:table-cell>
          <table:table-cell table:formula="of:=[.M966]*[.L966]*[.K966]*[.J966]*[.I966]*[.H966]*[.G966]*[.F966]*[.E966]" office:value-type="float" office:value="0.886552259699284" calcext:value-type="float">
            <text:p>0.8866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table:style-name="Default" office:value-type="float" office:value="6.04209" calcext:value-type="float">
            <text:p>6.04209</text:p>
          </table:table-cell>
          <table:table-cell office:value-type="float" office:value="47.6195" calcext:value-type="float">
            <text:p>47.6195</text:p>
          </table:table-cell>
          <table:table-cell table:style-name="Default" office:value-type="float" office:value="39.0044" calcext:value-type="float">
            <text:p>39.0044</text:p>
          </table:table-cell>
          <table:table-cell table:formula="of:=[.E96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6]" office:value-type="float" office:value="0.98" calcext:value-type="float">
            <text:p>0.98</text:p>
          </table:table-cell>
          <table:table-cell table:formula="of:=[.H966]" office:value-type="float" office:value="0.968" calcext:value-type="float">
            <text:p>0.968</text:p>
          </table:table-cell>
          <table:table-cell table:style-name="ce7" office:value-type="float" office:value="0.994731" calcext:value-type="float">
            <text:p>0.99473</text:p>
          </table:table-cell>
          <table:table-cell table:style-name="ce7" office:value-type="float" office:value="0.992624" calcext:value-type="float">
            <text:p>0.99262</text:p>
          </table:table-cell>
          <table:table-cell office:value-type="float" office:value="0.9975" calcext:value-type="float">
            <text:p>0.9975</text:p>
          </table:table-cell>
          <table:table-cell table:formula="of:=1-0.00026*[.C967]" office:value-type="float" office:value="0.98761893" calcext:value-type="float">
            <text:p>0.9876</text:p>
          </table:table-cell>
          <table:table-cell table:style-name="ce3" table:formula="of:=1-0.05*[.B967]/1000" office:value-type="float" office:value="0.9996978955" calcext:value-type="float">
            <text:p>0.9997</text:p>
          </table:table-cell>
          <table:table-cell table:formula="of:=[.M967]*[.L967]*[.K967]*[.J967]*[.I967]*[.H967]*[.G967]*[.F967]*[.E967]" office:value-type="float" office:value="0.880279447822021" calcext:value-type="float">
            <text:p>0.8803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table:style-name="Default" office:value-type="float" office:value="2.20107" calcext:value-type="float">
            <text:p>2.20107</text:p>
          </table:table-cell>
          <table:table-cell office:value-type="float" office:value="39.0001" calcext:value-type="float">
            <text:p>39.0001</text:p>
          </table:table-cell>
          <table:table-cell table:style-name="Default" office:value-type="float" office:value="23.8722" calcext:value-type="float">
            <text:p>23.8722</text:p>
          </table:table-cell>
          <table:table-cell table:formula="of:=[.E96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7]" office:value-type="float" office:value="0.98" calcext:value-type="float">
            <text:p>0.98</text:p>
          </table:table-cell>
          <table:table-cell table:formula="of:=[.H967]" office:value-type="float" office:value="0.968" calcext:value-type="float">
            <text:p>0.968</text:p>
          </table:table-cell>
          <table:table-cell table:number-columns-repeated="2" table:style-name="ce7" office:value-type="float" office:value="1" calcext:value-type="float">
            <text:p>1.00000</text:p>
          </table:table-cell>
          <table:table-cell office:value-type="float" office:value="0.99933" calcext:value-type="float">
            <text:p>0.9993</text:p>
          </table:table-cell>
          <table:table-cell table:formula="of:=1-0.00026*[.C968]" office:value-type="float" office:value="0.989859974" calcext:value-type="float">
            <text:p>0.9899</text:p>
          </table:table-cell>
          <table:table-cell table:style-name="ce3" table:formula="of:=1-0.05*[.B968]/1000" office:value-type="float" office:value="0.9998899465" calcext:value-type="float">
            <text:p>0.9999</text:p>
          </table:table-cell>
          <table:table-cell table:formula="of:=[.M968]*[.L968]*[.K968]*[.J968]*[.I968]*[.H968]*[.G968]*[.F968]*[.E968]" office:value-type="float" office:value="0.895352273710776" calcext:value-type="float">
            <text:p>0.8954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table:style-name="Default" office:value-type="float" office:value="2.15352" calcext:value-type="float">
            <text:p>2.15352</text:p>
          </table:table-cell>
          <table:table-cell office:value-type="float" office:value="38.1448" calcext:value-type="float">
            <text:p>38.1448</text:p>
          </table:table-cell>
          <table:table-cell table:style-name="Default" office:value-type="float" office:value="26.2668" calcext:value-type="float">
            <text:p>26.2668</text:p>
          </table:table-cell>
          <table:table-cell table:formula="of:=[.E96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8]" office:value-type="float" office:value="0.98" calcext:value-type="float">
            <text:p>0.98</text:p>
          </table:table-cell>
          <table:table-cell table:formula="of:=[.H968]" office:value-type="float" office:value="0.968" calcext:value-type="float">
            <text:p>0.968</text:p>
          </table:table-cell>
          <table:table-cell table:style-name="ce7" office:value-type="float" office:value="1" calcext:value-type="float">
            <text:p>1.00000</text:p>
          </table:table-cell>
          <table:table-cell table:style-name="ce7" office:value-type="float" office:value="0.992537" calcext:value-type="float">
            <text:p>0.99254</text:p>
          </table:table-cell>
          <table:table-cell office:value-type="float" office:value="0.99953" calcext:value-type="float">
            <text:p>0.9995</text:p>
          </table:table-cell>
          <table:table-cell table:formula="of:=1-0.00026*[.C969]" office:value-type="float" office:value="0.990082352" calcext:value-type="float">
            <text:p>0.9901</text:p>
          </table:table-cell>
          <table:table-cell table:style-name="ce3" table:formula="of:=1-0.05*[.B969]/1000" office:value-type="float" office:value="0.999892324" calcext:value-type="float">
            <text:p>0.9999</text:p>
          </table:table-cell>
          <table:table-cell table:formula="of:=[.M969]*[.L969]*[.K969]*[.J969]*[.I969]*[.H969]*[.G969]*[.F969]*[.E969]" office:value-type="float" office:value="0.889049911926981" calcext:value-type="float">
            <text:p>0.8890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table:style-name="Default" office:value-type="float" office:value="2.17652" calcext:value-type="float">
            <text:p>2.17652</text:p>
          </table:table-cell>
          <table:table-cell office:value-type="float" office:value="38.6025" calcext:value-type="float">
            <text:p>38.6025</text:p>
          </table:table-cell>
          <table:table-cell table:style-name="Default" office:value-type="float" office:value="23.1138" calcext:value-type="float">
            <text:p>23.1138</text:p>
          </table:table-cell>
          <table:table-cell table:formula="of:=[.E96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69]" office:value-type="float" office:value="0.98" calcext:value-type="float">
            <text:p>0.98</text:p>
          </table:table-cell>
          <table:table-cell table:formula="of:=[.H969]" office:value-type="float" office:value="0.968" calcext:value-type="float">
            <text:p>0.968</text:p>
          </table:table-cell>
          <table:table-cell table:number-columns-repeated="2" table:style-name="ce7" office:value-type="float" office:value="1" calcext:value-type="float">
            <text:p>1.00000</text:p>
          </table:table-cell>
          <table:table-cell office:value-type="float" office:value="0.99983" calcext:value-type="float">
            <text:p>0.9998</text:p>
          </table:table-cell>
          <table:table-cell table:formula="of:=1-0.00026*[.C970]" office:value-type="float" office:value="0.98996335" calcext:value-type="float">
            <text:p>0.9900</text:p>
          </table:table-cell>
          <table:table-cell table:style-name="ce3" table:formula="of:=1-0.05*[.B970]/1000" office:value-type="float" office:value="0.999891174" calcext:value-type="float">
            <text:p>0.9999</text:p>
          </table:table-cell>
          <table:table-cell table:formula="of:=[.M970]*[.L970]*[.K970]*[.J970]*[.I970]*[.H970]*[.G970]*[.F970]*[.E970]" office:value-type="float" office:value="0.895894902697653" calcext:value-type="float">
            <text:p>0.8959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table:style-name="Default" office:value-type="float" office:value="14.2255" calcext:value-type="float">
            <text:p>14.2255</text:p>
          </table:table-cell>
          <table:table-cell office:value-type="float" office:value="47.3565" calcext:value-type="float">
            <text:p>47.3565</text:p>
          </table:table-cell>
          <table:table-cell table:style-name="Default" office:value-type="float" office:value="47.0695" calcext:value-type="float">
            <text:p>47.0695</text:p>
          </table:table-cell>
          <table:table-cell table:formula="of:=[.E97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0]" office:value-type="float" office:value="0.98" calcext:value-type="float">
            <text:p>0.98</text:p>
          </table:table-cell>
          <table:table-cell table:formula="of:=[.H970]" office:value-type="float" office:value="0.968" calcext:value-type="float">
            <text:p>0.968</text:p>
          </table:table-cell>
          <table:table-cell table:style-name="ce7" office:value-type="float" office:value="0.997157" calcext:value-type="float">
            <text:p>0.99716</text:p>
          </table:table-cell>
          <table:table-cell table:style-name="ce7" office:value-type="float" office:value="0.994315" calcext:value-type="float">
            <text:p>0.99432</text:p>
          </table:table-cell>
          <table:table-cell office:value-type="float" office:value="0.99658" calcext:value-type="float">
            <text:p>0.9966</text:p>
          </table:table-cell>
          <table:table-cell table:formula="of:=1-0.00026*[.C971]" office:value-type="float" office:value="0.98768731" calcext:value-type="float">
            <text:p>0.9877</text:p>
          </table:table-cell>
          <table:table-cell table:style-name="ce3" table:formula="of:=1-0.05*[.B971]/1000" office:value-type="float" office:value="0.999288725" calcext:value-type="float">
            <text:p>0.9993</text:p>
          </table:table-cell>
          <table:table-cell table:formula="of:=[.M971]*[.L971]*[.K971]*[.J971]*[.I971]*[.H971]*[.G971]*[.F971]*[.E971]" office:value-type="float" office:value="0.882814001128993" calcext:value-type="float">
            <text:p>0.8828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table:style-name="Default" office:value-type="float" office:value="14.384" calcext:value-type="float">
            <text:p>14.384</text:p>
          </table:table-cell>
          <table:table-cell office:value-type="float" office:value="47.9449" calcext:value-type="float">
            <text:p>47.9449</text:p>
          </table:table-cell>
          <table:table-cell table:style-name="Default" office:value-type="float" office:value="47.0632" calcext:value-type="float">
            <text:p>47.0632</text:p>
          </table:table-cell>
          <table:table-cell table:formula="of:=[.E97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1]" office:value-type="float" office:value="0.98" calcext:value-type="float">
            <text:p>0.98</text:p>
          </table:table-cell>
          <table:table-cell table:formula="of:=[.H971]" office:value-type="float" office:value="0.968" calcext:value-type="float">
            <text:p>0.968</text:p>
          </table:table-cell>
          <table:table-cell table:style-name="ce7" office:value-type="float" office:value="0.997119" calcext:value-type="float">
            <text:p>0.99712</text:p>
          </table:table-cell>
          <table:table-cell table:style-name="ce7" office:value-type="float" office:value="0.993086" calcext:value-type="float">
            <text:p>0.99309</text:p>
          </table:table-cell>
          <table:table-cell office:value-type="float" office:value="0.99708" calcext:value-type="float">
            <text:p>0.9971</text:p>
          </table:table-cell>
          <table:table-cell table:formula="of:=1-0.00026*[.C972]" office:value-type="float" office:value="0.987534326" calcext:value-type="float">
            <text:p>0.9875</text:p>
          </table:table-cell>
          <table:table-cell table:style-name="ce3" table:formula="of:=1-0.05*[.B972]/1000" office:value-type="float" office:value="0.9992808" calcext:value-type="float">
            <text:p>0.9993</text:p>
          </table:table-cell>
          <table:table-cell table:formula="of:=[.M972]*[.L972]*[.K972]*[.J972]*[.I972]*[.H972]*[.G972]*[.F972]*[.E972]" office:value-type="float" office:value="0.881987946691618" calcext:value-type="float">
            <text:p>0.8820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table:style-name="Default" office:value-type="float" office:value="13.9296" calcext:value-type="float">
            <text:p>13.9296</text:p>
          </table:table-cell>
          <table:table-cell office:value-type="float" office:value="46.2126" calcext:value-type="float">
            <text:p>46.2126</text:p>
          </table:table-cell>
          <table:table-cell table:style-name="Default" office:value-type="float" office:value="51.8633" calcext:value-type="float">
            <text:p>51.8633</text:p>
          </table:table-cell>
          <table:table-cell table:formula="of:=[.E97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2]" office:value-type="float" office:value="0.98" calcext:value-type="float">
            <text:p>0.98</text:p>
          </table:table-cell>
          <table:table-cell table:formula="of:=[.H972]" office:value-type="float" office:value="0.968" calcext:value-type="float">
            <text:p>0.968</text:p>
          </table:table-cell>
          <table:table-cell table:style-name="ce7" office:value-type="float" office:value="0.998261" calcext:value-type="float">
            <text:p>0.99826</text:p>
          </table:table-cell>
          <table:table-cell table:style-name="ce7" office:value-type="float" office:value="0.994286" calcext:value-type="float">
            <text:p>0.99429</text:p>
          </table:table-cell>
          <table:table-cell office:value-type="float" office:value="0.99768" calcext:value-type="float">
            <text:p>0.9977</text:p>
          </table:table-cell>
          <table:table-cell table:formula="of:=1-0.00026*[.C973]" office:value-type="float" office:value="0.987984724" calcext:value-type="float">
            <text:p>0.9880</text:p>
          </table:table-cell>
          <table:table-cell table:style-name="ce3" table:formula="of:=1-0.05*[.B973]/1000" office:value-type="float" office:value="0.99930352" calcext:value-type="float">
            <text:p>0.9993</text:p>
          </table:table-cell>
          <table:table-cell table:formula="of:=[.M973]*[.L973]*[.K973]*[.J973]*[.I973]*[.H973]*[.G973]*[.F973]*[.E973]" office:value-type="float" office:value="0.885020626068104" calcext:value-type="float">
            <text:p>0.8850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table:style-name="Default" office:value-type="float" office:value="330.125" calcext:value-type="float">
            <text:p>330.125</text:p>
          </table:table-cell>
          <table:table-cell office:value-type="float" office:value="31.8254" calcext:value-type="float">
            <text:p>31.8254</text:p>
          </table:table-cell>
          <table:table-cell table:style-name="Default" office:value-type="float" office:value="43.8969" calcext:value-type="float">
            <text:p>43.8969</text:p>
          </table:table-cell>
          <table:table-cell table:formula="of:=[.E97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3]" office:value-type="float" office:value="0.98" calcext:value-type="float">
            <text:p>0.98</text:p>
          </table:table-cell>
          <table:table-cell table:formula="of:=[.H973]" office:value-type="float" office:value="0.968" calcext:value-type="float">
            <text:p>0.968</text:p>
          </table:table-cell>
          <table:table-cell table:style-name="ce7" office:value-type="float" office:value="0.997403" calcext:value-type="float">
            <text:p>0.99740</text:p>
          </table:table-cell>
          <table:table-cell table:style-name="ce7" office:value-type="float" office:value="0.990132" calcext:value-type="float">
            <text:p>0.99013</text:p>
          </table:table-cell>
          <table:table-cell office:value-type="float" office:value="0.98013" calcext:value-type="float">
            <text:p>0.9801</text:p>
          </table:table-cell>
          <table:table-cell table:formula="of:=1-0.00026*[.C974]" office:value-type="float" office:value="0.991725396" calcext:value-type="float">
            <text:p>0.9917</text:p>
          </table:table-cell>
          <table:table-cell table:style-name="ce3" table:formula="of:=1-0.05*[.B974]/1000" office:value-type="float" office:value="0.98349375" calcext:value-type="float">
            <text:p>0.9835</text:p>
          </table:table-cell>
          <table:table-cell table:formula="of:=[.M974]*[.L974]*[.K974]*[.J974]*[.I974]*[.H974]*[.G974]*[.F974]*[.E974]" office:value-type="float" office:value="0.854613086411815" calcext:value-type="float">
            <text:p>0.8546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table:style-name="Default" office:value-type="float" office:value="403.858" calcext:value-type="float">
            <text:p>403.858</text:p>
          </table:table-cell>
          <table:table-cell office:value-type="float" office:value="38.941" calcext:value-type="float">
            <text:p>38.941</text:p>
          </table:table-cell>
          <table:table-cell table:style-name="Default" office:value-type="float" office:value="37.3735" calcext:value-type="float">
            <text:p>37.3735</text:p>
          </table:table-cell>
          <table:table-cell table:formula="of:=[.E97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4]" office:value-type="float" office:value="0.98" calcext:value-type="float">
            <text:p>0.98</text:p>
          </table:table-cell>
          <table:table-cell table:formula="of:=[.H974]" office:value-type="float" office:value="0.968" calcext:value-type="float">
            <text:p>0.968</text:p>
          </table:table-cell>
          <table:table-cell table:style-name="ce7" office:value-type="float" office:value="0.997363" calcext:value-type="float">
            <text:p>0.99736</text:p>
          </table:table-cell>
          <table:table-cell table:style-name="ce7" office:value-type="float" office:value="0.988724" calcext:value-type="float">
            <text:p>0.98872</text:p>
          </table:table-cell>
          <table:table-cell office:value-type="float" office:value="0.98052" calcext:value-type="float">
            <text:p>0.9805</text:p>
          </table:table-cell>
          <table:table-cell table:formula="of:=1-0.00026*[.C975]" office:value-type="float" office:value="0.98987534" calcext:value-type="float">
            <text:p>0.9899</text:p>
          </table:table-cell>
          <table:table-cell table:style-name="ce3" table:formula="of:=1-0.05*[.B975]/1000" office:value-type="float" office:value="0.9798071" calcext:value-type="float">
            <text:p>0.9798</text:p>
          </table:table-cell>
          <table:table-cell table:formula="of:=[.M975]*[.L975]*[.K975]*[.J975]*[.I975]*[.H975]*[.G975]*[.F975]*[.E975]" office:value-type="float" office:value="0.848916399283071" calcext:value-type="float">
            <text:p>0.8489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table:style-name="Default" office:value-type="float" office:value="472.271" calcext:value-type="float">
            <text:p>472.271</text:p>
          </table:table-cell>
          <table:table-cell office:value-type="float" office:value="19.8097" calcext:value-type="float">
            <text:p>19.8097</text:p>
          </table:table-cell>
          <table:table-cell table:style-name="Default" office:value-type="float" office:value="20.9665" calcext:value-type="float">
            <text:p>20.9665</text:p>
          </table:table-cell>
          <table:table-cell table:formula="of:=[.E97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5]" office:value-type="float" office:value="0.98" calcext:value-type="float">
            <text:p>0.98</text:p>
          </table:table-cell>
          <table:table-cell table:formula="of:=[.H975]" office:value-type="float" office:value="0.968" calcext:value-type="float">
            <text:p>0.968</text:p>
          </table:table-cell>
          <table:table-cell table:style-name="ce7" office:value-type="float" office:value="0.997336" calcext:value-type="float">
            <text:p>0.99734</text:p>
          </table:table-cell>
          <table:table-cell table:style-name="ce7" office:value-type="float" office:value="0.988131" calcext:value-type="float">
            <text:p>0.98813</text:p>
          </table:table-cell>
          <table:table-cell office:value-type="float" office:value="0.98248" calcext:value-type="float">
            <text:p>0.9825</text:p>
          </table:table-cell>
          <table:table-cell table:formula="of:=1-0.00026*[.C976]" office:value-type="float" office:value="0.994849478" calcext:value-type="float">
            <text:p>0.9948</text:p>
          </table:table-cell>
          <table:table-cell table:style-name="ce3" table:formula="of:=1-0.05*[.B976]/1000" office:value-type="float" office:value="0.97638645" calcext:value-type="float">
            <text:p>0.9764</text:p>
          </table:table-cell>
          <table:table-cell table:formula="of:=[.M976]*[.L976]*[.K976]*[.J976]*[.I976]*[.H976]*[.G976]*[.F976]*[.E976]" office:value-type="float" office:value="0.85136914975459" calcext:value-type="float">
            <text:p>0.8514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table:style-name="Default" office:value-type="float" office:value="131.284" calcext:value-type="float">
            <text:p>131.284</text:p>
          </table:table-cell>
          <table:table-cell office:value-type="float" office:value="40.156" calcext:value-type="float">
            <text:p>40.156</text:p>
          </table:table-cell>
          <table:table-cell table:style-name="Default" office:value-type="float" office:value="33.056" calcext:value-type="float">
            <text:p>33.056</text:p>
          </table:table-cell>
          <table:table-cell table:formula="of:=[.E97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6]" office:value-type="float" office:value="0.98" calcext:value-type="float">
            <text:p>0.98</text:p>
          </table:table-cell>
          <table:table-cell table:formula="of:=[.H976]" office:value-type="float" office:value="0.968" calcext:value-type="float">
            <text:p>0.968</text:p>
          </table:table-cell>
          <table:table-cell table:style-name="ce7" office:value-type="float" office:value="0.998233" calcext:value-type="float">
            <text:p>0.99823</text:p>
          </table:table-cell>
          <table:table-cell table:style-name="ce7" office:value-type="float" office:value="0.994356" calcext:value-type="float">
            <text:p>0.99436</text:p>
          </table:table-cell>
          <table:table-cell office:value-type="float" office:value="0.99341" calcext:value-type="float">
            <text:p>0.9934</text:p>
          </table:table-cell>
          <table:table-cell table:formula="of:=1-0.00026*[.C977]" office:value-type="float" office:value="0.98955944" calcext:value-type="float">
            <text:p>0.9896</text:p>
          </table:table-cell>
          <table:table-cell table:style-name="ce3" table:formula="of:=1-0.05*[.B977]/1000" office:value-type="float" office:value="0.9934358" calcext:value-type="float">
            <text:p>0.9934</text:p>
          </table:table-cell>
          <table:table-cell table:formula="of:=[.M977]*[.L977]*[.K977]*[.J977]*[.I977]*[.H977]*[.G977]*[.F977]*[.E977]" office:value-type="float" office:value="0.877491850874932" calcext:value-type="float">
            <text:p>0.8775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table:style-name="Default" office:value-type="float" office:value="125.329" calcext:value-type="float">
            <text:p>125.329</text:p>
          </table:table-cell>
          <table:table-cell office:value-type="float" office:value="38.3172" calcext:value-type="float">
            <text:p>38.3172</text:p>
          </table:table-cell>
          <table:table-cell table:style-name="Default" office:value-type="float" office:value="40.9052" calcext:value-type="float">
            <text:p>40.9052</text:p>
          </table:table-cell>
          <table:table-cell table:formula="of:=[.E97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7]" office:value-type="float" office:value="0.98" calcext:value-type="float">
            <text:p>0.98</text:p>
          </table:table-cell>
          <table:table-cell table:formula="of:=[.H977]" office:value-type="float" office:value="0.968" calcext:value-type="float">
            <text:p>0.968</text:p>
          </table:table-cell>
          <table:table-cell table:style-name="ce7" office:value-type="float" office:value="0.99821" calcext:value-type="float">
            <text:p>0.99821</text:p>
          </table:table-cell>
          <table:table-cell table:style-name="ce7" office:value-type="float" office:value="0.994193" calcext:value-type="float">
            <text:p>0.99419</text:p>
          </table:table-cell>
          <table:table-cell office:value-type="float" office:value="0.99459" calcext:value-type="float">
            <text:p>0.9946</text:p>
          </table:table-cell>
          <table:table-cell table:formula="of:=1-0.00026*[.C978]" office:value-type="float" office:value="0.990037528" calcext:value-type="float">
            <text:p>0.9900</text:p>
          </table:table-cell>
          <table:table-cell table:style-name="ce3" table:formula="of:=1-0.05*[.B978]/1000" office:value-type="float" office:value="0.99373355" calcext:value-type="float">
            <text:p>0.9937</text:p>
          </table:table-cell>
          <table:table-cell table:formula="of:=[.M978]*[.L978]*[.K978]*[.J978]*[.I978]*[.H978]*[.G978]*[.F978]*[.E978]" office:value-type="float" office:value="0.879057666158756" calcext:value-type="float">
            <text:p>0.8791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table:style-name="Default" office:value-type="float" office:value="222.833" calcext:value-type="float">
            <text:p>222.833</text:p>
          </table:table-cell>
          <table:table-cell office:value-type="float" office:value="39.2351" calcext:value-type="float">
            <text:p>39.2351</text:p>
          </table:table-cell>
          <table:table-cell table:style-name="Default" office:value-type="float" office:value="24.425" calcext:value-type="float">
            <text:p>24.425</text:p>
          </table:table-cell>
          <table:table-cell table:formula="of:=[.E97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8]" office:value-type="float" office:value="0.98" calcext:value-type="float">
            <text:p>0.98</text:p>
          </table:table-cell>
          <table:table-cell table:formula="of:=[.H978]" office:value-type="float" office:value="0.968" calcext:value-type="float">
            <text:p>0.968</text:p>
          </table:table-cell>
          <table:table-cell table:style-name="ce7" office:value-type="float" office:value="0.998547" calcext:value-type="float">
            <text:p>0.99855</text:p>
          </table:table-cell>
          <table:table-cell table:style-name="ce7" office:value-type="float" office:value="0.992694" calcext:value-type="float">
            <text:p>0.99269</text:p>
          </table:table-cell>
          <table:table-cell office:value-type="float" office:value="0.98974" calcext:value-type="float">
            <text:p>0.9897</text:p>
          </table:table-cell>
          <table:table-cell table:formula="of:=1-0.00026*[.C979]" office:value-type="float" office:value="0.989798874" calcext:value-type="float">
            <text:p>0.9898</text:p>
          </table:table-cell>
          <table:table-cell table:style-name="ce3" table:formula="of:=1-0.05*[.B979]/1000" office:value-type="float" office:value="0.98885835" calcext:value-type="float">
            <text:p>0.9889</text:p>
          </table:table-cell>
          <table:table-cell table:formula="of:=[.M979]*[.L979]*[.K979]*[.J979]*[.I979]*[.H979]*[.G979]*[.F979]*[.E979]" office:value-type="float" office:value="0.869250845168579" calcext:value-type="float">
            <text:p>0.8693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table:style-name="Default" office:value-type="float" office:value="225.602" calcext:value-type="float">
            <text:p>225.602</text:p>
          </table:table-cell>
          <table:table-cell office:value-type="float" office:value="39.7318" calcext:value-type="float">
            <text:p>39.7318</text:p>
          </table:table-cell>
          <table:table-cell table:style-name="Default" office:value-type="float" office:value="23.0703" calcext:value-type="float">
            <text:p>23.0703</text:p>
          </table:table-cell>
          <table:table-cell table:formula="of:=[.E97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79]" office:value-type="float" office:value="0.98" calcext:value-type="float">
            <text:p>0.98</text:p>
          </table:table-cell>
          <table:table-cell table:formula="of:=[.H979]" office:value-type="float" office:value="0.968" calcext:value-type="float">
            <text:p>0.968</text:p>
          </table:table-cell>
          <table:table-cell table:style-name="ce7" office:value-type="float" office:value="0.998237" calcext:value-type="float">
            <text:p>0.99824</text:p>
          </table:table-cell>
          <table:table-cell table:style-name="ce7" office:value-type="float" office:value="0.992112" calcext:value-type="float">
            <text:p>0.99211</text:p>
          </table:table-cell>
          <table:table-cell office:value-type="float" office:value="0.9908" calcext:value-type="float">
            <text:p>0.9908</text:p>
          </table:table-cell>
          <table:table-cell table:formula="of:=1-0.00026*[.C980]" office:value-type="float" office:value="0.989669732" calcext:value-type="float">
            <text:p>0.9897</text:p>
          </table:table-cell>
          <table:table-cell table:style-name="ce3" table:formula="of:=1-0.05*[.B980]/1000" office:value-type="float" office:value="0.9887199" calcext:value-type="float">
            <text:p>0.9887</text:p>
          </table:table-cell>
          <table:table-cell table:formula="of:=[.M980]*[.L980]*[.K980]*[.J980]*[.I980]*[.H980]*[.G980]*[.F980]*[.E980]" office:value-type="float" office:value="0.86916649664709" calcext:value-type="float">
            <text:p>0.8692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table:style-name="Default" office:value-type="float" office:value="224.205" calcext:value-type="float">
            <text:p>224.205</text:p>
          </table:table-cell>
          <table:table-cell office:value-type="float" office:value="39.4793" calcext:value-type="float">
            <text:p>39.4793</text:p>
          </table:table-cell>
          <table:table-cell table:style-name="Default" office:value-type="float" office:value="23.8331" calcext:value-type="float">
            <text:p>23.8331</text:p>
          </table:table-cell>
          <table:table-cell table:formula="of:=[.E98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0]" office:value-type="float" office:value="0.98" calcext:value-type="float">
            <text:p>0.98</text:p>
          </table:table-cell>
          <table:table-cell table:formula="of:=[.H980]" office:value-type="float" office:value="0.968" calcext:value-type="float">
            <text:p>0.968</text:p>
          </table:table-cell>
          <table:table-cell table:style-name="ce7" office:value-type="float" office:value="0.998559" calcext:value-type="float">
            <text:p>0.99856</text:p>
          </table:table-cell>
          <table:table-cell table:style-name="ce7" office:value-type="float" office:value="0.992543" calcext:value-type="float">
            <text:p>0.99254</text:p>
          </table:table-cell>
          <table:table-cell office:value-type="float" office:value="0.99138" calcext:value-type="float">
            <text:p>0.9914</text:p>
          </table:table-cell>
          <table:table-cell table:formula="of:=1-0.00026*[.C981]" office:value-type="float" office:value="0.989735382" calcext:value-type="float">
            <text:p>0.9897</text:p>
          </table:table-cell>
          <table:table-cell table:style-name="ce3" table:formula="of:=1-0.05*[.B981]/1000" office:value-type="float" office:value="0.98878975" calcext:value-type="float">
            <text:p>0.9888</text:p>
          </table:table-cell>
          <table:table-cell table:formula="of:=[.M981]*[.L981]*[.K981]*[.J981]*[.I981]*[.H981]*[.G981]*[.F981]*[.E981]" office:value-type="float" office:value="0.870452980540932" calcext:value-type="float">
            <text:p>0.8705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table:style-name="Default" office:value-type="float" office:value="454.682" calcext:value-type="float">
            <text:p>454.682</text:p>
          </table:table-cell>
          <table:table-cell office:value-type="float" office:value="10.896" calcext:value-type="float">
            <text:p>10.896</text:p>
          </table:table-cell>
          <table:table-cell table:style-name="Default" office:value-type="float" office:value="18.3368" calcext:value-type="float">
            <text:p>18.3368</text:p>
          </table:table-cell>
          <table:table-cell table:formula="of:=[.E98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1]" office:value-type="float" office:value="0.98" calcext:value-type="float">
            <text:p>0.98</text:p>
          </table:table-cell>
          <table:table-cell table:formula="of:=[.H981]" office:value-type="float" office:value="0.968" calcext:value-type="float">
            <text:p>0.968</text:p>
          </table:table-cell>
          <table:table-cell table:style-name="ce7" office:value-type="float" office:value="0.99784" calcext:value-type="float">
            <text:p>0.99784</text:p>
          </table:table-cell>
          <table:table-cell table:style-name="ce7" office:value-type="float" office:value="0.988484" calcext:value-type="float">
            <text:p>0.98848</text:p>
          </table:table-cell>
          <table:table-cell office:value-type="float" office:value="0.98234" calcext:value-type="float">
            <text:p>0.9823</text:p>
          </table:table-cell>
          <table:table-cell table:formula="of:=1-0.00026*[.C982]" office:value-type="float" office:value="0.99716704" calcext:value-type="float">
            <text:p>0.9972</text:p>
          </table:table-cell>
          <table:table-cell table:style-name="ce3" table:formula="of:=1-0.05*[.B982]/1000" office:value-type="float" office:value="0.9772659" calcext:value-type="float">
            <text:p>0.9773</text:p>
          </table:table-cell>
          <table:table-cell table:formula="of:=[.M982]*[.L982]*[.K982]*[.J982]*[.I982]*[.H982]*[.G982]*[.F982]*[.E982]" office:value-type="float" office:value="0.854736189652013" calcext:value-type="float">
            <text:p>0.8547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table:style-name="Default" office:value-type="float" office:value="455.063" calcext:value-type="float">
            <text:p>455.063</text:p>
          </table:table-cell>
          <table:table-cell office:value-type="float" office:value="10.902" calcext:value-type="float">
            <text:p>10.902</text:p>
          </table:table-cell>
          <table:table-cell table:style-name="Default" office:value-type="float" office:value="9.41089" calcext:value-type="float">
            <text:p>9.41089</text:p>
          </table:table-cell>
          <table:table-cell table:formula="of:=[.E98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2]" office:value-type="float" office:value="0.98" calcext:value-type="float">
            <text:p>0.98</text:p>
          </table:table-cell>
          <table:table-cell table:formula="of:=[.H982]" office:value-type="float" office:value="0.968" calcext:value-type="float">
            <text:p>0.968</text:p>
          </table:table-cell>
          <table:table-cell table:style-name="ce7" office:value-type="float" office:value="0.997973" calcext:value-type="float">
            <text:p>0.99797</text:p>
          </table:table-cell>
          <table:table-cell table:style-name="ce7" office:value-type="float" office:value="0.988672" calcext:value-type="float">
            <text:p>0.98867</text:p>
          </table:table-cell>
          <table:table-cell office:value-type="float" office:value="0.98245" calcext:value-type="float">
            <text:p>0.9825</text:p>
          </table:table-cell>
          <table:table-cell table:formula="of:=1-0.00026*[.C983]" office:value-type="float" office:value="0.99716548" calcext:value-type="float">
            <text:p>0.9972</text:p>
          </table:table-cell>
          <table:table-cell table:style-name="ce3" table:formula="of:=1-0.05*[.B983]/1000" office:value-type="float" office:value="0.97724685" calcext:value-type="float">
            <text:p>0.9772</text:p>
          </table:table-cell>
          <table:table-cell table:formula="of:=[.M983]*[.L983]*[.K983]*[.J983]*[.I983]*[.H983]*[.G983]*[.F983]*[.E983]" office:value-type="float" office:value="0.855090435492288" calcext:value-type="float">
            <text:p>0.8551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table:style-name="Default" office:value-type="float" office:value="449.543" calcext:value-type="float">
            <text:p>449.543</text:p>
          </table:table-cell>
          <table:table-cell office:value-type="float" office:value="10.7672" calcext:value-type="float">
            <text:p>10.7672</text:p>
          </table:table-cell>
          <table:table-cell table:style-name="Default" office:value-type="float" office:value="13.5659" calcext:value-type="float">
            <text:p>13.5659</text:p>
          </table:table-cell>
          <table:table-cell table:formula="of:=[.E98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3]" office:value-type="float" office:value="0.98" calcext:value-type="float">
            <text:p>0.98</text:p>
          </table:table-cell>
          <table:table-cell table:formula="of:=[.H983]" office:value-type="float" office:value="0.968" calcext:value-type="float">
            <text:p>0.968</text:p>
          </table:table-cell>
          <table:table-cell table:style-name="ce7" office:value-type="float" office:value="0.998008" calcext:value-type="float">
            <text:p>0.99801</text:p>
          </table:table-cell>
          <table:table-cell table:style-name="ce7" office:value-type="float" office:value="0.987977" calcext:value-type="float">
            <text:p>0.98798</text:p>
          </table:table-cell>
          <table:table-cell office:value-type="float" office:value="0.98339" calcext:value-type="float">
            <text:p>0.9834</text:p>
          </table:table-cell>
          <table:table-cell table:formula="of:=1-0.00026*[.C984]" office:value-type="float" office:value="0.997200528" calcext:value-type="float">
            <text:p>0.9972</text:p>
          </table:table-cell>
          <table:table-cell table:style-name="ce3" table:formula="of:=1-0.05*[.B984]/1000" office:value-type="float" office:value="0.97752285" calcext:value-type="float">
            <text:p>0.9775</text:p>
          </table:table-cell>
          <table:table-cell table:formula="of:=[.M984]*[.L984]*[.K984]*[.J984]*[.I984]*[.H984]*[.G984]*[.F984]*[.E984]" office:value-type="float" office:value="0.855608544262418" calcext:value-type="float">
            <text:p>0.8556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table:style-name="Default" office:value-type="float" office:value="454.498" calcext:value-type="float">
            <text:p>454.498</text:p>
          </table:table-cell>
          <table:table-cell office:value-type="float" office:value="10.8893" calcext:value-type="float">
            <text:p>10.8893</text:p>
          </table:table-cell>
          <table:table-cell table:style-name="Default" office:value-type="float" office:value="11.3497" calcext:value-type="float">
            <text:p>11.3497</text:p>
          </table:table-cell>
          <table:table-cell table:formula="of:=[.E98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4]" office:value-type="float" office:value="0.98" calcext:value-type="float">
            <text:p>0.98</text:p>
          </table:table-cell>
          <table:table-cell table:formula="of:=[.H984]" office:value-type="float" office:value="0.968" calcext:value-type="float">
            <text:p>0.968</text:p>
          </table:table-cell>
          <table:table-cell table:style-name="ce7" office:value-type="float" office:value="0.997799" calcext:value-type="float">
            <text:p>0.99780</text:p>
          </table:table-cell>
          <table:table-cell table:style-name="ce7" office:value-type="float" office:value="0.989245" calcext:value-type="float">
            <text:p>0.98925</text:p>
          </table:table-cell>
          <table:table-cell office:value-type="float" office:value="0.98365" calcext:value-type="float">
            <text:p>0.9837</text:p>
          </table:table-cell>
          <table:table-cell table:formula="of:=1-0.00026*[.C985]" office:value-type="float" office:value="0.997168782" calcext:value-type="float">
            <text:p>0.9972</text:p>
          </table:table-cell>
          <table:table-cell table:style-name="ce3" table:formula="of:=1-0.05*[.B985]/1000" office:value-type="float" office:value="0.9772751" calcext:value-type="float">
            <text:p>0.9773</text:p>
          </table:table-cell>
          <table:table-cell table:formula="of:=[.M985]*[.L985]*[.K985]*[.J985]*[.I985]*[.H985]*[.G985]*[.F985]*[.E985]" office:value-type="float" office:value="0.856509298613526" calcext:value-type="float">
            <text:p>0.8565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table:style-name="Default" office:value-type="float" office:value="420.818" calcext:value-type="float">
            <text:p>420.818</text:p>
          </table:table-cell>
          <table:table-cell office:value-type="float" office:value="23.4406" calcext:value-type="float">
            <text:p>23.4406</text:p>
          </table:table-cell>
          <table:table-cell table:style-name="Default" office:value-type="float" office:value="25.8521" calcext:value-type="float">
            <text:p>25.8521</text:p>
          </table:table-cell>
          <table:table-cell table:formula="of:=[.E98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5]" office:value-type="float" office:value="0.98" calcext:value-type="float">
            <text:p>0.98</text:p>
          </table:table-cell>
          <table:table-cell table:formula="of:=[.H985]" office:value-type="float" office:value="0.968" calcext:value-type="float">
            <text:p>0.968</text:p>
          </table:table-cell>
          <table:table-cell table:style-name="ce7" office:value-type="float" office:value="0.997879" calcext:value-type="float">
            <text:p>0.99788</text:p>
          </table:table-cell>
          <table:table-cell table:style-name="ce7" office:value-type="float" office:value="0.988603" calcext:value-type="float">
            <text:p>0.98860</text:p>
          </table:table-cell>
          <table:table-cell office:value-type="float" office:value="0.98164" calcext:value-type="float">
            <text:p>0.9816</text:p>
          </table:table-cell>
          <table:table-cell table:formula="of:=1-0.00026*[.C986]" office:value-type="float" office:value="0.993905444" calcext:value-type="float">
            <text:p>0.9939</text:p>
          </table:table-cell>
          <table:table-cell table:style-name="ce3" table:formula="of:=1-0.05*[.B986]/1000" office:value-type="float" office:value="0.9789591" calcext:value-type="float">
            <text:p>0.9790</text:p>
          </table:table-cell>
          <table:table-cell table:formula="of:=[.M986]*[.L986]*[.K986]*[.J986]*[.I986]*[.H986]*[.G986]*[.F986]*[.E986]" office:value-type="float" office:value="0.852944398766174" calcext:value-type="float">
            <text:p>0.8529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table:style-name="Default" office:value-type="float" office:value="426.717" calcext:value-type="float">
            <text:p>426.717</text:p>
          </table:table-cell>
          <table:table-cell office:value-type="float" office:value="23.7863" calcext:value-type="float">
            <text:p>23.7863</text:p>
          </table:table-cell>
          <table:table-cell table:style-name="Default" office:value-type="float" office:value="27.0905" calcext:value-type="float">
            <text:p>27.0905</text:p>
          </table:table-cell>
          <table:table-cell table:formula="of:=[.E98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6]" office:value-type="float" office:value="0.98" calcext:value-type="float">
            <text:p>0.98</text:p>
          </table:table-cell>
          <table:table-cell table:formula="of:=[.H986]" office:value-type="float" office:value="0.968" calcext:value-type="float">
            <text:p>0.968</text:p>
          </table:table-cell>
          <table:table-cell table:style-name="ce7" office:value-type="float" office:value="0.997746" calcext:value-type="float">
            <text:p>0.99775</text:p>
          </table:table-cell>
          <table:table-cell table:style-name="ce7" office:value-type="float" office:value="0.988415" calcext:value-type="float">
            <text:p>0.98842</text:p>
          </table:table-cell>
          <table:table-cell office:value-type="float" office:value="0.98016" calcext:value-type="float">
            <text:p>0.9802</text:p>
          </table:table-cell>
          <table:table-cell table:formula="of:=1-0.00026*[.C987]" office:value-type="float" office:value="0.993815562" calcext:value-type="float">
            <text:p>0.9938</text:p>
          </table:table-cell>
          <table:table-cell table:style-name="ce3" table:formula="of:=1-0.05*[.B987]/1000" office:value-type="float" office:value="0.97866415" calcext:value-type="float">
            <text:p>0.9787</text:p>
          </table:table-cell>
          <table:table-cell table:formula="of:=[.M987]*[.L987]*[.K987]*[.J987]*[.I987]*[.H987]*[.G987]*[.F987]*[.E987]" office:value-type="float" office:value="0.85104950060736" calcext:value-type="float">
            <text:p>0.8510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table:style-name="Default" office:value-type="float" office:value="411.335" calcext:value-type="float">
            <text:p>411.335</text:p>
          </table:table-cell>
          <table:table-cell office:value-type="float" office:value="22.9135" calcext:value-type="float">
            <text:p>22.9135</text:p>
          </table:table-cell>
          <table:table-cell table:style-name="Default" office:value-type="float" office:value="21.6733" calcext:value-type="float">
            <text:p>21.6733</text:p>
          </table:table-cell>
          <table:table-cell table:formula="of:=[.E98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7]" office:value-type="float" office:value="0.98" calcext:value-type="float">
            <text:p>0.98</text:p>
          </table:table-cell>
          <table:table-cell table:formula="of:=[.H987]" office:value-type="float" office:value="0.968" calcext:value-type="float">
            <text:p>0.968</text:p>
          </table:table-cell>
          <table:table-cell table:style-name="ce7" office:value-type="float" office:value="0.997697" calcext:value-type="float">
            <text:p>0.99770</text:p>
          </table:table-cell>
          <table:table-cell table:style-name="ce7" office:value-type="float" office:value="0.988821" calcext:value-type="float">
            <text:p>0.98882</text:p>
          </table:table-cell>
          <table:table-cell office:value-type="float" office:value="0.98003" calcext:value-type="float">
            <text:p>0.9800</text:p>
          </table:table-cell>
          <table:table-cell table:formula="of:=1-0.00026*[.C988]" office:value-type="float" office:value="0.99404249" calcext:value-type="float">
            <text:p>0.9940</text:p>
          </table:table-cell>
          <table:table-cell table:style-name="ce3" table:formula="of:=1-0.05*[.B988]/1000" office:value-type="float" office:value="0.97943325" calcext:value-type="float">
            <text:p>0.9794</text:p>
          </table:table-cell>
          <table:table-cell table:formula="of:=[.M988]*[.L988]*[.K988]*[.J988]*[.I988]*[.H988]*[.G988]*[.F988]*[.E988]" office:value-type="float" office:value="0.852107838010731" calcext:value-type="float">
            <text:p>0.8521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table:style-name="Default" office:value-type="float" office:value="445.233" calcext:value-type="float">
            <text:p>445.233</text:p>
          </table:table-cell>
          <table:table-cell office:value-type="float" office:value="5.96849" calcext:value-type="float">
            <text:p>5.96849</text:p>
          </table:table-cell>
          <table:table-cell table:style-name="Default" office:value-type="float" office:value="4.42991" calcext:value-type="float">
            <text:p>4.42991</text:p>
          </table:table-cell>
          <table:table-cell table:formula="of:=[.E98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8]" office:value-type="float" office:value="0.98" calcext:value-type="float">
            <text:p>0.98</text:p>
          </table:table-cell>
          <table:table-cell table:formula="of:=[.H988]" office:value-type="float" office:value="0.968" calcext:value-type="float">
            <text:p>0.968</text:p>
          </table:table-cell>
          <table:table-cell table:style-name="ce7" office:value-type="float" office:value="0.998601" calcext:value-type="float">
            <text:p>0.99860</text:p>
          </table:table-cell>
          <table:table-cell table:style-name="ce7" office:value-type="float" office:value="0.986241" calcext:value-type="float">
            <text:p>0.98624</text:p>
          </table:table-cell>
          <table:table-cell office:value-type="float" office:value="0.98001" calcext:value-type="float">
            <text:p>0.9800</text:p>
          </table:table-cell>
          <table:table-cell table:formula="of:=1-0.00026*[.C989]" office:value-type="float" office:value="0.9984481926" calcext:value-type="float">
            <text:p>0.9984</text:p>
          </table:table-cell>
          <table:table-cell table:style-name="ce3" table:formula="of:=1-0.05*[.B989]/1000" office:value-type="float" office:value="0.97773835" calcext:value-type="float">
            <text:p>0.9777</text:p>
          </table:table-cell>
          <table:table-cell table:formula="of:=[.M989]*[.L989]*[.K989]*[.J989]*[.I989]*[.H989]*[.G989]*[.F989]*[.E989]" office:value-type="float" office:value="0.852928826305079" calcext:value-type="float">
            <text:p>0.8529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table:style-name="Default" office:value-type="float" office:value="443.061" calcext:value-type="float">
            <text:p>443.061</text:p>
          </table:table-cell>
          <table:table-cell office:value-type="float" office:value="5.93358" calcext:value-type="float">
            <text:p>5.93358</text:p>
          </table:table-cell>
          <table:table-cell table:style-name="Default" office:value-type="float" office:value="13.8719" calcext:value-type="float">
            <text:p>13.8719</text:p>
          </table:table-cell>
          <table:table-cell table:formula="of:=[.E98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89]" office:value-type="float" office:value="0.98" calcext:value-type="float">
            <text:p>0.98</text:p>
          </table:table-cell>
          <table:table-cell table:formula="of:=[.H989]" office:value-type="float" office:value="0.968" calcext:value-type="float">
            <text:p>0.968</text:p>
          </table:table-cell>
          <table:table-cell table:style-name="ce7" office:value-type="float" office:value="0.998621" calcext:value-type="float">
            <text:p>0.99862</text:p>
          </table:table-cell>
          <table:table-cell table:style-name="ce7" office:value-type="float" office:value="0.986282" calcext:value-type="float">
            <text:p>0.98628</text:p>
          </table:table-cell>
          <table:table-cell office:value-type="float" office:value="0.98082" calcext:value-type="float">
            <text:p>0.9808</text:p>
          </table:table-cell>
          <table:table-cell table:formula="of:=1-0.00026*[.C990]" office:value-type="float" office:value="0.9984572692" calcext:value-type="float">
            <text:p>0.9985</text:p>
          </table:table-cell>
          <table:table-cell table:style-name="ce3" table:formula="of:=1-0.05*[.B990]/1000" office:value-type="float" office:value="0.97784695" calcext:value-type="float">
            <text:p>0.9778</text:p>
          </table:table-cell>
          <table:table-cell table:formula="of:=[.M990]*[.L990]*[.K990]*[.J990]*[.I990]*[.H990]*[.G990]*[.F990]*[.E990]" office:value-type="float" office:value="0.853788958147671" calcext:value-type="float">
            <text:p>0.8538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table:style-name="Default" office:value-type="float" office:value="444.828" calcext:value-type="float">
            <text:p>444.828</text:p>
          </table:table-cell>
          <table:table-cell office:value-type="float" office:value="5.95725" calcext:value-type="float">
            <text:p>5.95725</text:p>
          </table:table-cell>
          <table:table-cell table:style-name="Default" office:value-type="float" office:value="12.9613" calcext:value-type="float">
            <text:p>12.9613</text:p>
          </table:table-cell>
          <table:table-cell table:formula="of:=[.E99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0]" office:value-type="float" office:value="0.98" calcext:value-type="float">
            <text:p>0.98</text:p>
          </table:table-cell>
          <table:table-cell table:formula="of:=[.H990]" office:value-type="float" office:value="0.968" calcext:value-type="float">
            <text:p>0.968</text:p>
          </table:table-cell>
          <table:table-cell table:style-name="ce7" office:value-type="float" office:value="0.998605" calcext:value-type="float">
            <text:p>0.99861</text:p>
          </table:table-cell>
          <table:table-cell table:style-name="ce7" office:value-type="float" office:value="0.986824" calcext:value-type="float">
            <text:p>0.98682</text:p>
          </table:table-cell>
          <table:table-cell office:value-type="float" office:value="0.98011" calcext:value-type="float">
            <text:p>0.9801</text:p>
          </table:table-cell>
          <table:table-cell table:formula="of:=1-0.00026*[.C991]" office:value-type="float" office:value="0.998451115" calcext:value-type="float">
            <text:p>0.9985</text:p>
          </table:table-cell>
          <table:table-cell table:style-name="ce3" table:formula="of:=1-0.05*[.B991]/1000" office:value-type="float" office:value="0.9777586" calcext:value-type="float">
            <text:p>0.9778</text:p>
          </table:table-cell>
          <table:table-cell table:formula="of:=[.M991]*[.L991]*[.K991]*[.J991]*[.I991]*[.H991]*[.G991]*[.F991]*[.E991]" office:value-type="float" office:value="0.853543699647542" calcext:value-type="float">
            <text:p>0.8535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table:style-name="Default" office:value-type="float" office:value="446.601" calcext:value-type="float">
            <text:p>446.601</text:p>
          </table:table-cell>
          <table:table-cell office:value-type="float" office:value="5.97701" calcext:value-type="float">
            <text:p>5.97701</text:p>
          </table:table-cell>
          <table:table-cell table:style-name="Default" office:value-type="float" office:value="14.7051" calcext:value-type="float">
            <text:p>14.7051</text:p>
          </table:table-cell>
          <table:table-cell table:formula="of:=[.E99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1]" office:value-type="float" office:value="0.98" calcext:value-type="float">
            <text:p>0.98</text:p>
          </table:table-cell>
          <table:table-cell table:formula="of:=[.H991]" office:value-type="float" office:value="0.968" calcext:value-type="float">
            <text:p>0.968</text:p>
          </table:table-cell>
          <table:table-cell table:style-name="ce7" office:value-type="float" office:value="0.998629" calcext:value-type="float">
            <text:p>0.99863</text:p>
          </table:table-cell>
          <table:table-cell table:style-name="ce7" office:value-type="float" office:value="0.98609" calcext:value-type="float">
            <text:p>0.98609</text:p>
          </table:table-cell>
          <table:table-cell office:value-type="float" office:value="0.98018" calcext:value-type="float">
            <text:p>0.9802</text:p>
          </table:table-cell>
          <table:table-cell table:formula="of:=1-0.00026*[.C992]" office:value-type="float" office:value="0.9984459774" calcext:value-type="float">
            <text:p>0.9984</text:p>
          </table:table-cell>
          <table:table-cell table:style-name="ce3" table:formula="of:=1-0.05*[.B992]/1000" office:value-type="float" office:value="0.97766995" calcext:value-type="float">
            <text:p>0.9777</text:p>
          </table:table-cell>
          <table:table-cell table:formula="of:=[.M992]*[.L992]*[.K992]*[.J992]*[.I992]*[.H992]*[.G992]*[.F992]*[.E992]" office:value-type="float" office:value="0.852908522263154" calcext:value-type="float">
            <text:p>0.8529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table:style-name="Default" office:value-type="float" office:value="399.854" calcext:value-type="float">
            <text:p>399.854</text:p>
          </table:table-cell>
          <table:table-cell office:value-type="float" office:value="14.051" calcext:value-type="float">
            <text:p>14.051</text:p>
          </table:table-cell>
          <table:table-cell table:style-name="Default" office:value-type="float" office:value="18.431" calcext:value-type="float">
            <text:p>18.431</text:p>
          </table:table-cell>
          <table:table-cell table:formula="of:=[.E99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2]" office:value-type="float" office:value="0.98" calcext:value-type="float">
            <text:p>0.98</text:p>
          </table:table-cell>
          <table:table-cell table:formula="of:=[.H992]" office:value-type="float" office:value="0.968" calcext:value-type="float">
            <text:p>0.968</text:p>
          </table:table-cell>
          <table:table-cell table:style-name="ce7" office:value-type="float" office:value="0.998435" calcext:value-type="float">
            <text:p>0.99844</text:p>
          </table:table-cell>
          <table:table-cell table:style-name="ce7" office:value-type="float" office:value="0.98685" calcext:value-type="float">
            <text:p>0.98685</text:p>
          </table:table-cell>
          <table:table-cell office:value-type="float" office:value="0.98478" calcext:value-type="float">
            <text:p>0.9848</text:p>
          </table:table-cell>
          <table:table-cell table:formula="of:=1-0.00026*[.C993]" office:value-type="float" office:value="0.99634674" calcext:value-type="float">
            <text:p>0.9963</text:p>
          </table:table-cell>
          <table:table-cell table:style-name="ce3" table:formula="of:=1-0.05*[.B993]/1000" office:value-type="float" office:value="0.9800073" calcext:value-type="float">
            <text:p>0.9800</text:p>
          </table:table-cell>
          <table:table-cell table:formula="of:=[.M993]*[.L993]*[.K993]*[.J993]*[.I993]*[.H993]*[.G993]*[.F993]*[.E993]" office:value-type="float" office:value="0.857647897693424" calcext:value-type="float">
            <text:p>0.8576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table:style-name="Default" office:value-type="float" office:value="398.346" calcext:value-type="float">
            <text:p>398.346</text:p>
          </table:table-cell>
          <table:table-cell office:value-type="float" office:value="13.9978" calcext:value-type="float">
            <text:p>13.9978</text:p>
          </table:table-cell>
          <table:table-cell table:style-name="Default" office:value-type="float" office:value="16.0459" calcext:value-type="float">
            <text:p>16.0459</text:p>
          </table:table-cell>
          <table:table-cell table:formula="of:=[.E99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3]" office:value-type="float" office:value="0.98" calcext:value-type="float">
            <text:p>0.98</text:p>
          </table:table-cell>
          <table:table-cell table:formula="of:=[.H993]" office:value-type="float" office:value="0.968" calcext:value-type="float">
            <text:p>0.968</text:p>
          </table:table-cell>
          <table:table-cell table:style-name="ce7" office:value-type="float" office:value="0.998442" calcext:value-type="float">
            <text:p>0.99844</text:p>
          </table:table-cell>
          <table:table-cell table:style-name="ce7" office:value-type="float" office:value="0.985975" calcext:value-type="float">
            <text:p>0.98598</text:p>
          </table:table-cell>
          <table:table-cell office:value-type="float" office:value="0.98217" calcext:value-type="float">
            <text:p>0.9822</text:p>
          </table:table-cell>
          <table:table-cell table:formula="of:=1-0.00026*[.C994]" office:value-type="float" office:value="0.996360572" calcext:value-type="float">
            <text:p>0.9964</text:p>
          </table:table-cell>
          <table:table-cell table:style-name="ce3" table:formula="of:=1-0.05*[.B994]/1000" office:value-type="float" office:value="0.9800827" calcext:value-type="float">
            <text:p>0.9801</text:p>
          </table:table-cell>
          <table:table-cell table:formula="of:=[.M994]*[.L994]*[.K994]*[.J994]*[.I994]*[.H994]*[.G994]*[.F994]*[.E994]" office:value-type="float" office:value="0.854700024659979" calcext:value-type="float">
            <text:p>0.8547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table:style-name="Default" office:value-type="float" office:value="436.37" calcext:value-type="float">
            <text:p>436.37</text:p>
          </table:table-cell>
          <table:table-cell office:value-type="float" office:value="2.57554" calcext:value-type="float">
            <text:p>2.57554</text:p>
          </table:table-cell>
          <table:table-cell table:style-name="Default" office:value-type="float" office:value="8.43996" calcext:value-type="float">
            <text:p>8.43996</text:p>
          </table:table-cell>
          <table:table-cell table:formula="of:=[.E99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4]" office:value-type="float" office:value="0.98" calcext:value-type="float">
            <text:p>0.98</text:p>
          </table:table-cell>
          <table:table-cell table:formula="of:=[.H994]" office:value-type="float" office:value="0.968" calcext:value-type="float">
            <text:p>0.968</text:p>
          </table:table-cell>
          <table:table-cell table:style-name="ce7" office:value-type="float" office:value="0.99868" calcext:value-type="float">
            <text:p>0.99868</text:p>
          </table:table-cell>
          <table:table-cell table:style-name="ce7" office:value-type="float" office:value="0.98609" calcext:value-type="float">
            <text:p>0.98609</text:p>
          </table:table-cell>
          <table:table-cell office:value-type="float" office:value="0.98417" calcext:value-type="float">
            <text:p>0.9842</text:p>
          </table:table-cell>
          <table:table-cell table:formula="of:=1-0.00026*[.C995]" office:value-type="float" office:value="0.9993303596" calcext:value-type="float">
            <text:p>0.9993</text:p>
          </table:table-cell>
          <table:table-cell table:style-name="ce3" table:formula="of:=1-0.05*[.B995]/1000" office:value-type="float" office:value="0.9781815" calcext:value-type="float">
            <text:p>0.9782</text:p>
          </table:table-cell>
          <table:table-cell table:formula="of:=[.M995]*[.L995]*[.K995]*[.J995]*[.I995]*[.H995]*[.G995]*[.F995]*[.E995]" office:value-type="float" office:value="0.857631268235103" calcext:value-type="float">
            <text:p>0.8576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table:style-name="Default" office:value-type="float" office:value="419.741" calcext:value-type="float">
            <text:p>419.741</text:p>
          </table:table-cell>
          <table:table-cell office:value-type="float" office:value="2.46864" calcext:value-type="float">
            <text:p>2.46864</text:p>
          </table:table-cell>
          <table:table-cell table:style-name="Default" office:value-type="float" office:value="8.35702" calcext:value-type="float">
            <text:p>8.35702</text:p>
          </table:table-cell>
          <table:table-cell table:formula="of:=[.E99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5]" office:value-type="float" office:value="0.98" calcext:value-type="float">
            <text:p>0.98</text:p>
          </table:table-cell>
          <table:table-cell table:formula="of:=[.H995]" office:value-type="float" office:value="0.968" calcext:value-type="float">
            <text:p>0.968</text:p>
          </table:table-cell>
          <table:table-cell table:style-name="ce7" office:value-type="float" office:value="0.998679" calcext:value-type="float">
            <text:p>0.99868</text:p>
          </table:table-cell>
          <table:table-cell table:style-name="ce7" office:value-type="float" office:value="0.987894" calcext:value-type="float">
            <text:p>0.98789</text:p>
          </table:table-cell>
          <table:table-cell office:value-type="float" office:value="0.98669" calcext:value-type="float">
            <text:p>0.9867</text:p>
          </table:table-cell>
          <table:table-cell table:formula="of:=1-0.00026*[.C996]" office:value-type="float" office:value="0.9993581536" calcext:value-type="float">
            <text:p>0.9994</text:p>
          </table:table-cell>
          <table:table-cell table:style-name="ce3" table:formula="of:=1-0.05*[.B996]/1000" office:value-type="float" office:value="0.97901295" calcext:value-type="float">
            <text:p>0.9790</text:p>
          </table:table-cell>
          <table:table-cell table:formula="of:=[.M996]*[.L996]*[.K996]*[.J996]*[.I996]*[.H996]*[.G996]*[.F996]*[.E996]" office:value-type="float" office:value="0.862155571875938" calcext:value-type="float">
            <text:p>0.8622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table:style-name="Default" office:value-type="float" office:value="418.706" calcext:value-type="float">
            <text:p>418.706</text:p>
          </table:table-cell>
          <table:table-cell office:value-type="float" office:value="2.46186" calcext:value-type="float">
            <text:p>2.46186</text:p>
          </table:table-cell>
          <table:table-cell table:style-name="Default" office:value-type="float" office:value="7.87896" calcext:value-type="float">
            <text:p>7.87896</text:p>
          </table:table-cell>
          <table:table-cell table:formula="of:=[.E99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6]" office:value-type="float" office:value="0.98" calcext:value-type="float">
            <text:p>0.98</text:p>
          </table:table-cell>
          <table:table-cell table:formula="of:=[.H996]" office:value-type="float" office:value="0.968" calcext:value-type="float">
            <text:p>0.968</text:p>
          </table:table-cell>
          <table:table-cell table:style-name="ce7" office:value-type="float" office:value="0.99849" calcext:value-type="float">
            <text:p>0.99849</text:p>
          </table:table-cell>
          <table:table-cell table:style-name="ce7" office:value-type="float" office:value="0.98703" calcext:value-type="float">
            <text:p>0.98703</text:p>
          </table:table-cell>
          <table:table-cell office:value-type="float" office:value="0.98497" calcext:value-type="float">
            <text:p>0.9850</text:p>
          </table:table-cell>
          <table:table-cell table:formula="of:=1-0.00026*[.C997]" office:value-type="float" office:value="0.9993599164" calcext:value-type="float">
            <text:p>0.9994</text:p>
          </table:table-cell>
          <table:table-cell table:style-name="ce3" table:formula="of:=1-0.05*[.B997]/1000" office:value-type="float" office:value="0.9790647" calcext:value-type="float">
            <text:p>0.9791</text:p>
          </table:table-cell>
          <table:table-cell table:formula="of:=[.M997]*[.L997]*[.K997]*[.J997]*[.I997]*[.H997]*[.G997]*[.F997]*[.E997]" office:value-type="float" office:value="0.859784169955301" calcext:value-type="float">
            <text:p>0.8598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table:style-name="Default" office:value-type="float" office:value="481.471" calcext:value-type="float">
            <text:p>481.471</text:p>
          </table:table-cell>
          <table:table-cell office:value-type="float" office:value="2.41289" calcext:value-type="float">
            <text:p>2.41289</text:p>
          </table:table-cell>
          <table:table-cell table:style-name="Default" office:value-type="float" office:value="9.12101" calcext:value-type="float">
            <text:p>9.12101</text:p>
          </table:table-cell>
          <table:table-cell table:formula="of:=[.E99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7]" office:value-type="float" office:value="0.98" calcext:value-type="float">
            <text:p>0.98</text:p>
          </table:table-cell>
          <table:table-cell table:formula="of:=[.H997]" office:value-type="float" office:value="0.968" calcext:value-type="float">
            <text:p>0.968</text:p>
          </table:table-cell>
          <table:table-cell table:style-name="ce7" office:value-type="float" office:value="0.998343" calcext:value-type="float">
            <text:p>0.99834</text:p>
          </table:table-cell>
          <table:table-cell table:style-name="ce7" office:value-type="float" office:value="0.988403" calcext:value-type="float">
            <text:p>0.98840</text:p>
          </table:table-cell>
          <table:table-cell office:value-type="float" office:value="0.98305" calcext:value-type="float">
            <text:p>0.9831</text:p>
          </table:table-cell>
          <table:table-cell table:formula="of:=1-0.00026*[.C998]" office:value-type="float" office:value="0.9993726486" calcext:value-type="float">
            <text:p>0.9994</text:p>
          </table:table-cell>
          <table:table-cell table:style-name="ce3" table:formula="of:=1-0.05*[.B998]/1000" office:value-type="float" office:value="0.97592645" calcext:value-type="float">
            <text:p>0.9759</text:p>
          </table:table-cell>
          <table:table-cell table:formula="of:=[.M998]*[.L998]*[.K998]*[.J998]*[.I998]*[.H998]*[.G998]*[.F998]*[.E998]" office:value-type="float" office:value="0.856432299460917" calcext:value-type="float">
            <text:p>0.8564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table:style-name="Default" office:value-type="float" office:value="486.504" calcext:value-type="float">
            <text:p>486.504</text:p>
          </table:table-cell>
          <table:table-cell office:value-type="float" office:value="2.44101" calcext:value-type="float">
            <text:p>2.44101</text:p>
          </table:table-cell>
          <table:table-cell table:style-name="Default" office:value-type="float" office:value="8.38851" calcext:value-type="float">
            <text:p>8.38851</text:p>
          </table:table-cell>
          <table:table-cell table:formula="of:=[.E99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8]" office:value-type="float" office:value="0.98" calcext:value-type="float">
            <text:p>0.98</text:p>
          </table:table-cell>
          <table:table-cell table:formula="of:=[.H998]" office:value-type="float" office:value="0.968" calcext:value-type="float">
            <text:p>0.968</text:p>
          </table:table-cell>
          <table:table-cell table:style-name="ce7" office:value-type="float" office:value="0.998722" calcext:value-type="float">
            <text:p>0.99872</text:p>
          </table:table-cell>
          <table:table-cell table:style-name="ce7" office:value-type="float" office:value="0.988216" calcext:value-type="float">
            <text:p>0.98822</text:p>
          </table:table-cell>
          <table:table-cell office:value-type="float" office:value="0.98199" calcext:value-type="float">
            <text:p>0.9820</text:p>
          </table:table-cell>
          <table:table-cell table:formula="of:=1-0.00026*[.C999]" office:value-type="float" office:value="0.9993653374" calcext:value-type="float">
            <text:p>0.9994</text:p>
          </table:table-cell>
          <table:table-cell table:style-name="ce3" table:formula="of:=1-0.05*[.B999]/1000" office:value-type="float" office:value="0.9756748" calcext:value-type="float">
            <text:p>0.9757</text:p>
          </table:table-cell>
          <table:table-cell table:formula="of:=[.M999]*[.L999]*[.K999]*[.J999]*[.I999]*[.H999]*[.G999]*[.F999]*[.E999]" office:value-type="float" office:value="0.855444786032593" calcext:value-type="float">
            <text:p>0.8554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table:style-name="Default" office:value-type="float" office:value="486.482" calcext:value-type="float">
            <text:p>486.482</text:p>
          </table:table-cell>
          <table:table-cell office:value-type="float" office:value="2.44162" calcext:value-type="float">
            <text:p>2.44162</text:p>
          </table:table-cell>
          <table:table-cell table:style-name="Default" office:value-type="float" office:value="7.7445" calcext:value-type="float">
            <text:p>7.7445</text:p>
          </table:table-cell>
          <table:table-cell table:formula="of:=[.E99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999]" office:value-type="float" office:value="0.98" calcext:value-type="float">
            <text:p>0.98</text:p>
          </table:table-cell>
          <table:table-cell table:formula="of:=[.H999]" office:value-type="float" office:value="0.968" calcext:value-type="float">
            <text:p>0.968</text:p>
          </table:table-cell>
          <table:table-cell table:style-name="ce7" office:value-type="float" office:value="0.998408" calcext:value-type="float">
            <text:p>0.99841</text:p>
          </table:table-cell>
          <table:table-cell table:style-name="ce7" office:value-type="float" office:value="0.988179" calcext:value-type="float">
            <text:p>0.98818</text:p>
          </table:table-cell>
          <table:table-cell office:value-type="float" office:value="0.98217" calcext:value-type="float">
            <text:p>0.9822</text:p>
          </table:table-cell>
          <table:table-cell table:formula="of:=1-0.00026*[.C1000]" office:value-type="float" office:value="0.9993651788" calcext:value-type="float">
            <text:p>0.9994</text:p>
          </table:table-cell>
          <table:table-cell table:style-name="ce3" table:formula="of:=1-0.05*[.B1000]/1000" office:value-type="float" office:value="0.9756759" calcext:value-type="float">
            <text:p>0.9757</text:p>
          </table:table-cell>
          <table:table-cell table:formula="of:=[.M1000]*[.L1000]*[.K1000]*[.J1000]*[.I1000]*[.H1000]*[.G1000]*[.F1000]*[.E1000]" office:value-type="float" office:value="0.855301391316755" calcext:value-type="float">
            <text:p>0.8553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table:style-name="Default" office:value-type="float" office:value="385.8" calcext:value-type="float">
            <text:p>385.8</text:p>
          </table:table-cell>
          <table:table-cell office:value-type="float" office:value="11.8955" calcext:value-type="float">
            <text:p>11.8955</text:p>
          </table:table-cell>
          <table:table-cell table:style-name="Default" office:value-type="float" office:value="18.9521" calcext:value-type="float">
            <text:p>18.9521</text:p>
          </table:table-cell>
          <table:table-cell table:formula="of:=[.E100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0]" office:value-type="float" office:value="0.98" calcext:value-type="float">
            <text:p>0.98</text:p>
          </table:table-cell>
          <table:table-cell table:formula="of:=[.H1000]" office:value-type="float" office:value="0.968" calcext:value-type="float">
            <text:p>0.968</text:p>
          </table:table-cell>
          <table:table-cell table:style-name="ce7" office:value-type="float" office:value="0.998377" calcext:value-type="float">
            <text:p>0.99838</text:p>
          </table:table-cell>
          <table:table-cell table:style-name="ce7" office:value-type="float" office:value="0.990717" calcext:value-type="float">
            <text:p>0.99072</text:p>
          </table:table-cell>
          <table:table-cell office:value-type="float" office:value="0.98322" calcext:value-type="float">
            <text:p>0.9832</text:p>
          </table:table-cell>
          <table:table-cell table:formula="of:=1-0.00026*[.C1001]" office:value-type="float" office:value="0.99690717" calcext:value-type="float">
            <text:p>0.9969</text:p>
          </table:table-cell>
          <table:table-cell table:style-name="ce3" table:formula="of:=1-0.05*[.B1001]/1000" office:value-type="float" office:value="0.98071" calcext:value-type="float">
            <text:p>0.9807</text:p>
          </table:table-cell>
          <table:table-cell table:formula="of:=[.M1001]*[.L1001]*[.K1001]*[.J1001]*[.I1001]*[.H1001]*[.G1001]*[.F1001]*[.E1001]" office:value-type="float" office:value="0.860694961204492" calcext:value-type="float">
            <text:p>0.8607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table:style-name="Default" office:value-type="float" office:value="383.264" calcext:value-type="float">
            <text:p>383.264</text:p>
          </table:table-cell>
          <table:table-cell office:value-type="float" office:value="11.8176" calcext:value-type="float">
            <text:p>11.8176</text:p>
          </table:table-cell>
          <table:table-cell table:style-name="Default" office:value-type="float" office:value="18.7251" calcext:value-type="float">
            <text:p>18.7251</text:p>
          </table:table-cell>
          <table:table-cell table:formula="of:=[.E100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1]" office:value-type="float" office:value="0.98" calcext:value-type="float">
            <text:p>0.98</text:p>
          </table:table-cell>
          <table:table-cell table:formula="of:=[.H1001]" office:value-type="float" office:value="0.968" calcext:value-type="float">
            <text:p>0.968</text:p>
          </table:table-cell>
          <table:table-cell table:style-name="ce7" office:value-type="float" office:value="0.99884" calcext:value-type="float">
            <text:p>0.99884</text:p>
          </table:table-cell>
          <table:table-cell table:style-name="ce7" office:value-type="float" office:value="0.990755" calcext:value-type="float">
            <text:p>0.99076</text:p>
          </table:table-cell>
          <table:table-cell office:value-type="float" office:value="0.98302" calcext:value-type="float">
            <text:p>0.9830</text:p>
          </table:table-cell>
          <table:table-cell table:formula="of:=1-0.00026*[.C1002]" office:value-type="float" office:value="0.996927424" calcext:value-type="float">
            <text:p>0.9969</text:p>
          </table:table-cell>
          <table:table-cell table:style-name="ce3" table:formula="of:=1-0.05*[.B1002]/1000" office:value-type="float" office:value="0.9808368" calcext:value-type="float">
            <text:p>0.9808</text:p>
          </table:table-cell>
          <table:table-cell table:formula="of:=[.M1002]*[.L1002]*[.K1002]*[.J1002]*[.I1002]*[.H1002]*[.G1002]*[.F1002]*[.E1002]" office:value-type="float" office:value="0.861080784354773" calcext:value-type="float">
            <text:p>0.8611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table:style-name="Default" office:value-type="float" office:value="451.162" calcext:value-type="float">
            <text:p>451.162</text:p>
          </table:table-cell>
          <table:table-cell office:value-type="float" office:value="4.79523" calcext:value-type="float">
            <text:p>4.79523</text:p>
          </table:table-cell>
          <table:table-cell table:style-name="Default" office:value-type="float" office:value="13.3509" calcext:value-type="float">
            <text:p>13.3509</text:p>
          </table:table-cell>
          <table:table-cell table:formula="of:=[.E100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2]" office:value-type="float" office:value="0.98" calcext:value-type="float">
            <text:p>0.98</text:p>
          </table:table-cell>
          <table:table-cell table:formula="of:=[.H1002]" office:value-type="float" office:value="0.968" calcext:value-type="float">
            <text:p>0.968</text:p>
          </table:table-cell>
          <table:table-cell table:style-name="ce7" office:value-type="float" office:value="0.998574" calcext:value-type="float">
            <text:p>0.99857</text:p>
          </table:table-cell>
          <table:table-cell table:style-name="ce7" office:value-type="float" office:value="0.988895" calcext:value-type="float">
            <text:p>0.98890</text:p>
          </table:table-cell>
          <table:table-cell office:value-type="float" office:value="0.98077" calcext:value-type="float">
            <text:p>0.9808</text:p>
          </table:table-cell>
          <table:table-cell table:formula="of:=1-0.00026*[.C1003]" office:value-type="float" office:value="0.9987532402" calcext:value-type="float">
            <text:p>0.9988</text:p>
          </table:table-cell>
          <table:table-cell table:style-name="ce3" table:formula="of:=1-0.05*[.B1003]/1000" office:value-type="float" office:value="0.9774419" calcext:value-type="float">
            <text:p>0.9774</text:p>
          </table:table-cell>
          <table:table-cell table:formula="of:=[.M1003]*[.L1003]*[.K1003]*[.J1003]*[.I1003]*[.H1003]*[.G1003]*[.F1003]*[.E1003]" office:value-type="float" office:value="0.855866074725225" calcext:value-type="float">
            <text:p>0.8559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table:style-name="Default" office:value-type="float" office:value="460.664" calcext:value-type="float">
            <text:p>460.664</text:p>
          </table:table-cell>
          <table:table-cell office:value-type="float" office:value="4.90376" calcext:value-type="float">
            <text:p>4.90376</text:p>
          </table:table-cell>
          <table:table-cell table:style-name="Default" office:value-type="float" office:value="13.5312" calcext:value-type="float">
            <text:p>13.5312</text:p>
          </table:table-cell>
          <table:table-cell table:formula="of:=[.E100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3]" office:value-type="float" office:value="0.98" calcext:value-type="float">
            <text:p>0.98</text:p>
          </table:table-cell>
          <table:table-cell table:formula="of:=[.H1003]" office:value-type="float" office:value="0.968" calcext:value-type="float">
            <text:p>0.968</text:p>
          </table:table-cell>
          <table:table-cell table:style-name="ce7" office:value-type="float" office:value="0.998585" calcext:value-type="float">
            <text:p>0.99859</text:p>
          </table:table-cell>
          <table:table-cell table:style-name="ce7" office:value-type="float" office:value="0.989449" calcext:value-type="float">
            <text:p>0.98945</text:p>
          </table:table-cell>
          <table:table-cell office:value-type="float" office:value="0.97915" calcext:value-type="float">
            <text:p>0.9792</text:p>
          </table:table-cell>
          <table:table-cell table:formula="of:=1-0.00026*[.C1004]" office:value-type="float" office:value="0.9987250224" calcext:value-type="float">
            <text:p>0.9987</text:p>
          </table:table-cell>
          <table:table-cell table:style-name="ce3" table:formula="of:=1-0.05*[.B1004]/1000" office:value-type="float" office:value="0.9769668" calcext:value-type="float">
            <text:p>0.9770</text:p>
          </table:table-cell>
          <table:table-cell table:formula="of:=[.M1004]*[.L1004]*[.K1004]*[.J1004]*[.I1004]*[.H1004]*[.G1004]*[.F1004]*[.E1004]" office:value-type="float" office:value="0.85450078721852" calcext:value-type="float">
            <text:p>0.8545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table:style-name="Default" office:value-type="float" office:value="449.153" calcext:value-type="float">
            <text:p>449.153</text:p>
          </table:table-cell>
          <table:table-cell office:value-type="float" office:value="4.78027" calcext:value-type="float">
            <text:p>4.78027</text:p>
          </table:table-cell>
          <table:table-cell table:style-name="Default" office:value-type="float" office:value="8.02961" calcext:value-type="float">
            <text:p>8.02961</text:p>
          </table:table-cell>
          <table:table-cell table:formula="of:=[.E100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4]" office:value-type="float" office:value="0.98" calcext:value-type="float">
            <text:p>0.98</text:p>
          </table:table-cell>
          <table:table-cell table:formula="of:=[.H1004]" office:value-type="float" office:value="0.968" calcext:value-type="float">
            <text:p>0.968</text:p>
          </table:table-cell>
          <table:table-cell table:style-name="ce7" office:value-type="float" office:value="0.998376" calcext:value-type="float">
            <text:p>0.99838</text:p>
          </table:table-cell>
          <table:table-cell table:style-name="ce7" office:value-type="float" office:value="0.989279" calcext:value-type="float">
            <text:p>0.98928</text:p>
          </table:table-cell>
          <table:table-cell office:value-type="float" office:value="0.9805" calcext:value-type="float">
            <text:p>0.9805</text:p>
          </table:table-cell>
          <table:table-cell table:formula="of:=1-0.00026*[.C1005]" office:value-type="float" office:value="0.9987571298" calcext:value-type="float">
            <text:p>0.9988</text:p>
          </table:table-cell>
          <table:table-cell table:style-name="ce3" table:formula="of:=1-0.05*[.B1005]/1000" office:value-type="float" office:value="0.97754235" calcext:value-type="float">
            <text:p>0.9775</text:p>
          </table:table-cell>
          <table:table-cell table:formula="of:=[.M1005]*[.L1005]*[.K1005]*[.J1005]*[.I1005]*[.H1005]*[.G1005]*[.F1005]*[.E1005]" office:value-type="float" office:value="0.855884270668787" calcext:value-type="float">
            <text:p>0.8559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table:style-name="Default" office:value-type="float" office:value="466.021" calcext:value-type="float">
            <text:p>466.021</text:p>
          </table:table-cell>
          <table:table-cell office:value-type="float" office:value="6.7201" calcext:value-type="float">
            <text:p>6.7201</text:p>
          </table:table-cell>
          <table:table-cell table:style-name="Default" office:value-type="float" office:value="15.2642" calcext:value-type="float">
            <text:p>15.2642</text:p>
          </table:table-cell>
          <table:table-cell table:formula="of:=[.E100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5]" office:value-type="float" office:value="0.98" calcext:value-type="float">
            <text:p>0.98</text:p>
          </table:table-cell>
          <table:table-cell table:formula="of:=[.H1005]" office:value-type="float" office:value="0.968" calcext:value-type="float">
            <text:p>0.968</text:p>
          </table:table-cell>
          <table:table-cell table:style-name="ce7" office:value-type="float" office:value="0.999647" calcext:value-type="float">
            <text:p>0.99965</text:p>
          </table:table-cell>
          <table:table-cell table:style-name="ce7" office:value-type="float" office:value="0.988717" calcext:value-type="float">
            <text:p>0.98872</text:p>
          </table:table-cell>
          <table:table-cell office:value-type="float" office:value="0.97922" calcext:value-type="float">
            <text:p>0.9792</text:p>
          </table:table-cell>
          <table:table-cell table:formula="of:=1-0.00026*[.C1006]" office:value-type="float" office:value="0.998252774" calcext:value-type="float">
            <text:p>0.9983</text:p>
          </table:table-cell>
          <table:table-cell table:style-name="ce3" table:formula="of:=1-0.05*[.B1006]/1000" office:value-type="float" office:value="0.97669895" calcext:value-type="float">
            <text:p>0.9767</text:p>
          </table:table-cell>
          <table:table-cell table:formula="of:=[.M1006]*[.L1006]*[.K1006]*[.J1006]*[.I1006]*[.H1006]*[.G1006]*[.F1006]*[.E1006]" office:value-type="float" office:value="0.854199357728751" calcext:value-type="float">
            <text:p>0.8542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table:style-name="Default" office:value-type="float" office:value="465.254" calcext:value-type="float">
            <text:p>465.254</text:p>
          </table:table-cell>
          <table:table-cell office:value-type="float" office:value="6.70688" calcext:value-type="float">
            <text:p>6.70688</text:p>
          </table:table-cell>
          <table:table-cell table:style-name="Default" office:value-type="float" office:value="17.8862" calcext:value-type="float">
            <text:p>17.8862</text:p>
          </table:table-cell>
          <table:table-cell table:formula="of:=[.E100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6]" office:value-type="float" office:value="0.98" calcext:value-type="float">
            <text:p>0.98</text:p>
          </table:table-cell>
          <table:table-cell table:formula="of:=[.H1006]" office:value-type="float" office:value="0.968" calcext:value-type="float">
            <text:p>0.968</text:p>
          </table:table-cell>
          <table:table-cell table:style-name="ce7" office:value-type="float" office:value="0.998733" calcext:value-type="float">
            <text:p>0.99873</text:p>
          </table:table-cell>
          <table:table-cell table:style-name="ce7" office:value-type="float" office:value="0.98748" calcext:value-type="float">
            <text:p>0.98748</text:p>
          </table:table-cell>
          <table:table-cell office:value-type="float" office:value="0.97887" calcext:value-type="float">
            <text:p>0.9789</text:p>
          </table:table-cell>
          <table:table-cell table:formula="of:=1-0.00026*[.C1007]" office:value-type="float" office:value="0.9982562112" calcext:value-type="float">
            <text:p>0.9983</text:p>
          </table:table-cell>
          <table:table-cell table:style-name="ce3" table:formula="of:=1-0.05*[.B1007]/1000" office:value-type="float" office:value="0.9767373" calcext:value-type="float">
            <text:p>0.9767</text:p>
          </table:table-cell>
          <table:table-cell table:formula="of:=[.M1007]*[.L1007]*[.K1007]*[.J1007]*[.I1007]*[.H1007]*[.G1007]*[.F1007]*[.E1007]" office:value-type="float" office:value="0.852082354168718" calcext:value-type="float">
            <text:p>0.8521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table:style-name="Default" office:value-type="float" office:value="466.06" calcext:value-type="float">
            <text:p>466.06</text:p>
          </table:table-cell>
          <table:table-cell office:value-type="float" office:value="6.71675" calcext:value-type="float">
            <text:p>6.71675</text:p>
          </table:table-cell>
          <table:table-cell table:style-name="Default" office:value-type="float" office:value="13.244" calcext:value-type="float">
            <text:p>13.244</text:p>
          </table:table-cell>
          <table:table-cell table:formula="of:=[.E100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7]" office:value-type="float" office:value="0.98" calcext:value-type="float">
            <text:p>0.98</text:p>
          </table:table-cell>
          <table:table-cell table:formula="of:=[.H1007]" office:value-type="float" office:value="0.968" calcext:value-type="float">
            <text:p>0.968</text:p>
          </table:table-cell>
          <table:table-cell table:style-name="ce7" office:value-type="float" office:value="0.999287" calcext:value-type="float">
            <text:p>0.99929</text:p>
          </table:table-cell>
          <table:table-cell table:style-name="ce7" office:value-type="float" office:value="0.98686" calcext:value-type="float">
            <text:p>0.98686</text:p>
          </table:table-cell>
          <table:table-cell office:value-type="float" office:value="0.9795" calcext:value-type="float">
            <text:p>0.9795</text:p>
          </table:table-cell>
          <table:table-cell table:formula="of:=1-0.00026*[.C1008]" office:value-type="float" office:value="0.998253645" calcext:value-type="float">
            <text:p>0.9983</text:p>
          </table:table-cell>
          <table:table-cell table:style-name="ce3" table:formula="of:=1-0.05*[.B1008]/1000" office:value-type="float" office:value="0.976697" calcext:value-type="float">
            <text:p>0.9767</text:p>
          </table:table-cell>
          <table:table-cell table:formula="of:=[.M1008]*[.L1008]*[.K1008]*[.J1008]*[.I1008]*[.H1008]*[.G1008]*[.F1008]*[.E1008]" office:value-type="float" office:value="0.852530711622773" calcext:value-type="float">
            <text:p>0.8525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table:style-name="Default" office:value-type="float" office:value="473.122" calcext:value-type="float">
            <text:p>473.122</text:p>
          </table:table-cell>
          <table:table-cell office:value-type="float" office:value="3.24352" calcext:value-type="float">
            <text:p>3.24352</text:p>
          </table:table-cell>
          <table:table-cell table:style-name="Default" office:value-type="float" office:value="8.42153" calcext:value-type="float">
            <text:p>8.42153</text:p>
          </table:table-cell>
          <table:table-cell table:formula="of:=[.E100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8]" office:value-type="float" office:value="0.98" calcext:value-type="float">
            <text:p>0.98</text:p>
          </table:table-cell>
          <table:table-cell table:formula="of:=[.H1008]" office:value-type="float" office:value="0.968" calcext:value-type="float">
            <text:p>0.968</text:p>
          </table:table-cell>
          <table:table-cell table:style-name="ce7" office:value-type="float" office:value="0.998872" calcext:value-type="float">
            <text:p>0.99887</text:p>
          </table:table-cell>
          <table:table-cell table:style-name="ce7" office:value-type="float" office:value="0.988116" calcext:value-type="float">
            <text:p>0.98812</text:p>
          </table:table-cell>
          <table:table-cell office:value-type="float" office:value="0.97997" calcext:value-type="float">
            <text:p>0.9800</text:p>
          </table:table-cell>
          <table:table-cell table:formula="of:=1-0.00026*[.C1009]" office:value-type="float" office:value="0.9991566848" calcext:value-type="float">
            <text:p>0.9992</text:p>
          </table:table-cell>
          <table:table-cell table:style-name="ce3" table:formula="of:=1-0.05*[.B1009]/1000" office:value-type="float" office:value="0.9763439" calcext:value-type="float">
            <text:p>0.9763</text:p>
          </table:table-cell>
          <table:table-cell table:formula="of:=[.M1009]*[.L1009]*[.K1009]*[.J1009]*[.I1009]*[.H1009]*[.G1009]*[.F1009]*[.E1009]" office:value-type="float" office:value="0.854134015359378" calcext:value-type="float">
            <text:p>0.8541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table:style-name="Default" office:value-type="float" office:value="478.687" calcext:value-type="float">
            <text:p>478.687</text:p>
          </table:table-cell>
          <table:table-cell office:value-type="float" office:value="3.28479" calcext:value-type="float">
            <text:p>3.28479</text:p>
          </table:table-cell>
          <table:table-cell table:style-name="Default" office:value-type="float" office:value="7.79588" calcext:value-type="float">
            <text:p>7.79588</text:p>
          </table:table-cell>
          <table:table-cell table:formula="of:=[.E100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09]" office:value-type="float" office:value="0.98" calcext:value-type="float">
            <text:p>0.98</text:p>
          </table:table-cell>
          <table:table-cell table:formula="of:=[.H1009]" office:value-type="float" office:value="0.968" calcext:value-type="float">
            <text:p>0.968</text:p>
          </table:table-cell>
          <table:table-cell table:style-name="ce7" office:value-type="float" office:value="0.998907" calcext:value-type="float">
            <text:p>0.99891</text:p>
          </table:table-cell>
          <table:table-cell table:style-name="ce7" office:value-type="float" office:value="0.986889" calcext:value-type="float">
            <text:p>0.98689</text:p>
          </table:table-cell>
          <table:table-cell office:value-type="float" office:value="0.98067" calcext:value-type="float">
            <text:p>0.9807</text:p>
          </table:table-cell>
          <table:table-cell table:formula="of:=1-0.00026*[.C1010]" office:value-type="float" office:value="0.9991459546" calcext:value-type="float">
            <text:p>0.9991</text:p>
          </table:table-cell>
          <table:table-cell table:style-name="ce3" table:formula="of:=1-0.05*[.B1010]/1000" office:value-type="float" office:value="0.97606565" calcext:value-type="float">
            <text:p>0.9761</text:p>
          </table:table-cell>
          <table:table-cell table:formula="of:=[.M1010]*[.L1010]*[.K1010]*[.J1010]*[.I1010]*[.H1010]*[.G1010]*[.F1010]*[.E1010]" office:value-type="float" office:value="0.853460191129382" calcext:value-type="float">
            <text:p>0.8535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table:style-name="Default" office:value-type="float" office:value="486.13" calcext:value-type="float">
            <text:p>486.13</text:p>
          </table:table-cell>
          <table:table-cell office:value-type="float" office:value="3.33943" calcext:value-type="float">
            <text:p>3.33943</text:p>
          </table:table-cell>
          <table:table-cell table:style-name="Default" office:value-type="float" office:value="8.35751" calcext:value-type="float">
            <text:p>8.35751</text:p>
          </table:table-cell>
          <table:table-cell table:formula="of:=[.E101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0]" office:value-type="float" office:value="0.98" calcext:value-type="float">
            <text:p>0.98</text:p>
          </table:table-cell>
          <table:table-cell table:formula="of:=[.H1010]" office:value-type="float" office:value="0.968" calcext:value-type="float">
            <text:p>0.968</text:p>
          </table:table-cell>
          <table:table-cell table:style-name="ce7" office:value-type="float" office:value="0.998481" calcext:value-type="float">
            <text:p>0.99848</text:p>
          </table:table-cell>
          <table:table-cell table:style-name="ce7" office:value-type="float" office:value="0.987175" calcext:value-type="float">
            <text:p>0.98718</text:p>
          </table:table-cell>
          <table:table-cell office:value-type="float" office:value="0.98032" calcext:value-type="float">
            <text:p>0.9803</text:p>
          </table:table-cell>
          <table:table-cell table:formula="of:=1-0.00026*[.C1011]" office:value-type="float" office:value="0.9991317482" calcext:value-type="float">
            <text:p>0.9991</text:p>
          </table:table-cell>
          <table:table-cell table:style-name="ce3" table:formula="of:=1-0.05*[.B1011]/1000" office:value-type="float" office:value="0.9756935" calcext:value-type="float">
            <text:p>0.9757</text:p>
          </table:table-cell>
          <table:table-cell table:formula="of:=[.M1011]*[.L1011]*[.K1011]*[.J1011]*[.I1011]*[.H1011]*[.G1011]*[.F1011]*[.E1011]" office:value-type="float" office:value="0.852701521632925" calcext:value-type="float">
            <text:p>0.8527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table:style-name="Default" office:value-type="float" office:value="478.825" calcext:value-type="float">
            <text:p>478.825</text:p>
          </table:table-cell>
          <table:table-cell office:value-type="float" office:value="3.28518" calcext:value-type="float">
            <text:p>3.28518</text:p>
          </table:table-cell>
          <table:table-cell table:style-name="Default" office:value-type="float" office:value="7.89616" calcext:value-type="float">
            <text:p>7.89616</text:p>
          </table:table-cell>
          <table:table-cell table:formula="of:=[.E101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1]" office:value-type="float" office:value="0.98" calcext:value-type="float">
            <text:p>0.98</text:p>
          </table:table-cell>
          <table:table-cell table:formula="of:=[.H1011]" office:value-type="float" office:value="0.968" calcext:value-type="float">
            <text:p>0.968</text:p>
          </table:table-cell>
          <table:table-cell table:style-name="ce7" office:value-type="float" office:value="0.998394" calcext:value-type="float">
            <text:p>0.99839</text:p>
          </table:table-cell>
          <table:table-cell table:style-name="ce7" office:value-type="float" office:value="0.987865" calcext:value-type="float">
            <text:p>0.98787</text:p>
          </table:table-cell>
          <table:table-cell office:value-type="float" office:value="0.98146" calcext:value-type="float">
            <text:p>0.9815</text:p>
          </table:table-cell>
          <table:table-cell table:formula="of:=1-0.00026*[.C1012]" office:value-type="float" office:value="0.9991458532" calcext:value-type="float">
            <text:p>0.9991</text:p>
          </table:table-cell>
          <table:table-cell table:style-name="ce3" table:formula="of:=1-0.05*[.B1012]/1000" office:value-type="float" office:value="0.97605875" calcext:value-type="float">
            <text:p>0.9761</text:p>
          </table:table-cell>
          <table:table-cell table:formula="of:=[.M1012]*[.L1012]*[.K1012]*[.J1012]*[.I1012]*[.H1012]*[.G1012]*[.F1012]*[.E1012]" office:value-type="float" office:value="0.854547219066371" calcext:value-type="float">
            <text:p>0.8545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table:style-name="Default" office:value-type="float" office:value="391.937" calcext:value-type="float">
            <text:p>391.937</text:p>
          </table:table-cell>
          <table:table-cell office:value-type="float" office:value="16.5602" calcext:value-type="float">
            <text:p>16.5602</text:p>
          </table:table-cell>
          <table:table-cell table:style-name="Default" office:value-type="float" office:value="19.7897" calcext:value-type="float">
            <text:p>19.7897</text:p>
          </table:table-cell>
          <table:table-cell table:formula="of:=[.E101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2]" office:value-type="float" office:value="0.98" calcext:value-type="float">
            <text:p>0.98</text:p>
          </table:table-cell>
          <table:table-cell table:formula="of:=[.H1012]" office:value-type="float" office:value="0.968" calcext:value-type="float">
            <text:p>0.968</text:p>
          </table:table-cell>
          <table:table-cell table:style-name="ce7" office:value-type="float" office:value="0.99869" calcext:value-type="float">
            <text:p>0.99869</text:p>
          </table:table-cell>
          <table:table-cell table:style-name="ce7" office:value-type="float" office:value="0.988644" calcext:value-type="float">
            <text:p>0.98864</text:p>
          </table:table-cell>
          <table:table-cell office:value-type="float" office:value="0.98192" calcext:value-type="float">
            <text:p>0.9819</text:p>
          </table:table-cell>
          <table:table-cell table:formula="of:=1-0.00026*[.C1013]" office:value-type="float" office:value="0.995694348" calcext:value-type="float">
            <text:p>0.9957</text:p>
          </table:table-cell>
          <table:table-cell table:style-name="ce3" table:formula="of:=1-0.05*[.B1013]/1000" office:value-type="float" office:value="0.98040315" calcext:value-type="float">
            <text:p>0.9804</text:p>
          </table:table-cell>
          <table:table-cell table:formula="of:=[.M1013]*[.L1013]*[.K1013]*[.J1013]*[.I1013]*[.H1013]*[.G1013]*[.F1013]*[.E1013]" office:value-type="float" office:value="0.856715318716371" calcext:value-type="float">
            <text:p>0.8567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table:style-name="Default" office:value-type="float" office:value="406.674" calcext:value-type="float">
            <text:p>406.674</text:p>
          </table:table-cell>
          <table:table-cell office:value-type="float" office:value="17.2097" calcext:value-type="float">
            <text:p>17.2097</text:p>
          </table:table-cell>
          <table:table-cell table:style-name="Default" office:value-type="float" office:value="20.1409" calcext:value-type="float">
            <text:p>20.1409</text:p>
          </table:table-cell>
          <table:table-cell table:formula="of:=[.E101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3]" office:value-type="float" office:value="0.98" calcext:value-type="float">
            <text:p>0.98</text:p>
          </table:table-cell>
          <table:table-cell table:formula="of:=[.H1013]" office:value-type="float" office:value="0.968" calcext:value-type="float">
            <text:p>0.968</text:p>
          </table:table-cell>
          <table:table-cell table:style-name="ce7" office:value-type="float" office:value="0.999173" calcext:value-type="float">
            <text:p>0.99917</text:p>
          </table:table-cell>
          <table:table-cell table:style-name="ce7" office:value-type="float" office:value="0.992139" calcext:value-type="float">
            <text:p>0.99214</text:p>
          </table:table-cell>
          <table:table-cell office:value-type="float" office:value="0.98208" calcext:value-type="float">
            <text:p>0.9821</text:p>
          </table:table-cell>
          <table:table-cell table:formula="of:=1-0.00026*[.C1014]" office:value-type="float" office:value="0.995525478" calcext:value-type="float">
            <text:p>0.9955</text:p>
          </table:table-cell>
          <table:table-cell table:style-name="ce3" table:formula="of:=1-0.05*[.B1014]/1000" office:value-type="float" office:value="0.9796663" calcext:value-type="float">
            <text:p>0.9797</text:p>
          </table:table-cell>
          <table:table-cell table:formula="of:=[.M1014]*[.L1014]*[.K1014]*[.J1014]*[.I1014]*[.H1014]*[.G1014]*[.F1014]*[.E1014]" office:value-type="float" office:value="0.859507511973765" calcext:value-type="float">
            <text:p>0.8595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table:style-name="Default" office:value-type="float" office:value="399.009" calcext:value-type="float">
            <text:p>399.009</text:p>
          </table:table-cell>
          <table:table-cell office:value-type="float" office:value="27.2409" calcext:value-type="float">
            <text:p>27.2409</text:p>
          </table:table-cell>
          <table:table-cell table:style-name="Default" office:value-type="float" office:value="27.2938" calcext:value-type="float">
            <text:p>27.2938</text:p>
          </table:table-cell>
          <table:table-cell table:formula="of:=[.E101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4]" office:value-type="float" office:value="0.98" calcext:value-type="float">
            <text:p>0.98</text:p>
          </table:table-cell>
          <table:table-cell table:formula="of:=[.H1014]" office:value-type="float" office:value="0.968" calcext:value-type="float">
            <text:p>0.968</text:p>
          </table:table-cell>
          <table:table-cell table:style-name="ce7" office:value-type="float" office:value="0.998263" calcext:value-type="float">
            <text:p>0.99826</text:p>
          </table:table-cell>
          <table:table-cell table:style-name="ce7" office:value-type="float" office:value="0.98958" calcext:value-type="float">
            <text:p>0.98958</text:p>
          </table:table-cell>
          <table:table-cell office:value-type="float" office:value="0.98294" calcext:value-type="float">
            <text:p>0.9829</text:p>
          </table:table-cell>
          <table:table-cell table:formula="of:=1-0.00026*[.C1015]" office:value-type="float" office:value="0.992917366" calcext:value-type="float">
            <text:p>0.9929</text:p>
          </table:table-cell>
          <table:table-cell table:style-name="ce3" table:formula="of:=1-0.05*[.B1015]/1000" office:value-type="float" office:value="0.98004955" calcext:value-type="float">
            <text:p>0.9800</text:p>
          </table:table-cell>
          <table:table-cell table:formula="of:=[.M1015]*[.L1015]*[.K1015]*[.J1015]*[.I1015]*[.H1015]*[.G1015]*[.F1015]*[.E1015]" office:value-type="float" office:value="0.855348470603929" calcext:value-type="float">
            <text:p>0.8553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table:style-name="Default" office:value-type="float" office:value="414.273" calcext:value-type="float">
            <text:p>414.273</text:p>
          </table:table-cell>
          <table:table-cell office:value-type="float" office:value="28.3277" calcext:value-type="float">
            <text:p>28.3277</text:p>
          </table:table-cell>
          <table:table-cell table:style-name="Default" office:value-type="float" office:value="28.6856" calcext:value-type="float">
            <text:p>28.6856</text:p>
          </table:table-cell>
          <table:table-cell table:formula="of:=[.E101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5]" office:value-type="float" office:value="0.98" calcext:value-type="float">
            <text:p>0.98</text:p>
          </table:table-cell>
          <table:table-cell table:formula="of:=[.H1015]" office:value-type="float" office:value="0.968" calcext:value-type="float">
            <text:p>0.968</text:p>
          </table:table-cell>
          <table:table-cell table:style-name="ce7" office:value-type="float" office:value="0.997567" calcext:value-type="float">
            <text:p>0.99757</text:p>
          </table:table-cell>
          <table:table-cell table:style-name="ce7" office:value-type="float" office:value="0.987346" calcext:value-type="float">
            <text:p>0.98735</text:p>
          </table:table-cell>
          <table:table-cell office:value-type="float" office:value="0.98341" calcext:value-type="float">
            <text:p>0.9834</text:p>
          </table:table-cell>
          <table:table-cell table:formula="of:=1-0.00026*[.C1016]" office:value-type="float" office:value="0.992634798" calcext:value-type="float">
            <text:p>0.9926</text:p>
          </table:table-cell>
          <table:table-cell table:style-name="ce3" table:formula="of:=1-0.05*[.B1016]/1000" office:value-type="float" office:value="0.97928635" calcext:value-type="float">
            <text:p>0.9793</text:p>
          </table:table-cell>
          <table:table-cell table:formula="of:=[.M1016]*[.L1016]*[.K1016]*[.J1016]*[.I1016]*[.H1016]*[.G1016]*[.F1016]*[.E1016]" office:value-type="float" office:value="0.852323205157916" calcext:value-type="float">
            <text:p>0.8523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table:style-name="Default" office:value-type="float" office:value="474.649" calcext:value-type="float">
            <text:p>474.649</text:p>
          </table:table-cell>
          <table:table-cell office:value-type="float" office:value="4.78865" calcext:value-type="float">
            <text:p>4.78865</text:p>
          </table:table-cell>
          <table:table-cell table:style-name="Default" office:value-type="float" office:value="14.0612" calcext:value-type="float">
            <text:p>14.0612</text:p>
          </table:table-cell>
          <table:table-cell table:formula="of:=[.E101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6]" office:value-type="float" office:value="0.98" calcext:value-type="float">
            <text:p>0.98</text:p>
          </table:table-cell>
          <table:table-cell table:formula="of:=[.H1016]" office:value-type="float" office:value="0.968" calcext:value-type="float">
            <text:p>0.968</text:p>
          </table:table-cell>
          <table:table-cell table:style-name="ce7" office:value-type="float" office:value="0.998732" calcext:value-type="float">
            <text:p>0.99873</text:p>
          </table:table-cell>
          <table:table-cell table:style-name="ce7" office:value-type="float" office:value="0.987853" calcext:value-type="float">
            <text:p>0.98785</text:p>
          </table:table-cell>
          <table:table-cell office:value-type="float" office:value="0.98226" calcext:value-type="float">
            <text:p>0.9823</text:p>
          </table:table-cell>
          <table:table-cell table:formula="of:=1-0.00026*[.C1017]" office:value-type="float" office:value="0.998754951" calcext:value-type="float">
            <text:p>0.9988</text:p>
          </table:table-cell>
          <table:table-cell table:style-name="ce3" table:formula="of:=1-0.05*[.B1017]/1000" office:value-type="float" office:value="0.97626755" calcext:value-type="float">
            <text:p>0.9763</text:p>
          </table:table-cell>
          <table:table-cell table:formula="of:=[.M1017]*[.L1017]*[.K1017]*[.J1017]*[.I1017]*[.H1017]*[.G1017]*[.F1017]*[.E1017]" office:value-type="float" office:value="0.855371147294347" calcext:value-type="float">
            <text:p>0.8554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table:style-name="Default" office:value-type="float" office:value="473.075" calcext:value-type="float">
            <text:p>473.075</text:p>
          </table:table-cell>
          <table:table-cell office:value-type="float" office:value="4.77106" calcext:value-type="float">
            <text:p>4.77106</text:p>
          </table:table-cell>
          <table:table-cell table:style-name="Default" office:value-type="float" office:value="15.6028" calcext:value-type="float">
            <text:p>15.6028</text:p>
          </table:table-cell>
          <table:table-cell table:formula="of:=[.E101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7]" office:value-type="float" office:value="0.98" calcext:value-type="float">
            <text:p>0.98</text:p>
          </table:table-cell>
          <table:table-cell table:formula="of:=[.H1017]" office:value-type="float" office:value="0.968" calcext:value-type="float">
            <text:p>0.968</text:p>
          </table:table-cell>
          <table:table-cell table:style-name="ce7" office:value-type="float" office:value="0.999055" calcext:value-type="float">
            <text:p>0.99906</text:p>
          </table:table-cell>
          <table:table-cell table:style-name="ce7" office:value-type="float" office:value="0.988938" calcext:value-type="float">
            <text:p>0.98894</text:p>
          </table:table-cell>
          <table:table-cell office:value-type="float" office:value="0.98082" calcext:value-type="float">
            <text:p>0.9808</text:p>
          </table:table-cell>
          <table:table-cell table:formula="of:=1-0.00026*[.C1018]" office:value-type="float" office:value="0.9987595244" calcext:value-type="float">
            <text:p>0.9988</text:p>
          </table:table-cell>
          <table:table-cell table:style-name="ce3" table:formula="of:=1-0.05*[.B1018]/1000" office:value-type="float" office:value="0.97634625" calcext:value-type="float">
            <text:p>0.9763</text:p>
          </table:table-cell>
          <table:table-cell table:formula="of:=[.M1018]*[.L1018]*[.K1018]*[.J1018]*[.I1018]*[.H1018]*[.G1018]*[.F1018]*[.E1018]" office:value-type="float" office:value="0.855404681069577" calcext:value-type="float">
            <text:p>0.8554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table:style-name="Default" office:value-type="float" office:value="476.057" calcext:value-type="float">
            <text:p>476.057</text:p>
          </table:table-cell>
          <table:table-cell office:value-type="float" office:value="4.80223" calcext:value-type="float">
            <text:p>4.80223</text:p>
          </table:table-cell>
          <table:table-cell table:style-name="Default" office:value-type="float" office:value="13.2632" calcext:value-type="float">
            <text:p>13.2632</text:p>
          </table:table-cell>
          <table:table-cell table:formula="of:=[.E101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8]" office:value-type="float" office:value="0.98" calcext:value-type="float">
            <text:p>0.98</text:p>
          </table:table-cell>
          <table:table-cell table:formula="of:=[.H1018]" office:value-type="float" office:value="0.968" calcext:value-type="float">
            <text:p>0.968</text:p>
          </table:table-cell>
          <table:table-cell table:style-name="ce7" office:value-type="float" office:value="0.998787" calcext:value-type="float">
            <text:p>0.99879</text:p>
          </table:table-cell>
          <table:table-cell table:style-name="ce7" office:value-type="float" office:value="0.987977" calcext:value-type="float">
            <text:p>0.98798</text:p>
          </table:table-cell>
          <table:table-cell office:value-type="float" office:value="0.98163" calcext:value-type="float">
            <text:p>0.9816</text:p>
          </table:table-cell>
          <table:table-cell table:formula="of:=1-0.00026*[.C1019]" office:value-type="float" office:value="0.9987514202" calcext:value-type="float">
            <text:p>0.9988</text:p>
          </table:table-cell>
          <table:table-cell table:style-name="ce3" table:formula="of:=1-0.05*[.B1019]/1000" office:value-type="float" office:value="0.97619715" calcext:value-type="float">
            <text:p>0.9762</text:p>
          </table:table-cell>
          <table:table-cell table:formula="of:=[.M1019]*[.L1019]*[.K1019]*[.J1019]*[.I1019]*[.H1019]*[.G1019]*[.F1019]*[.E1019]" office:value-type="float" office:value="0.85491223737932" calcext:value-type="float">
            <text:p>0.8549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table:style-name="Default" office:value-type="float" office:value="456.822" calcext:value-type="float">
            <text:p>456.822</text:p>
          </table:table-cell>
          <table:table-cell office:value-type="float" office:value="9.48282" calcext:value-type="float">
            <text:p>9.48282</text:p>
          </table:table-cell>
          <table:table-cell table:style-name="Default" office:value-type="float" office:value="21.0811" calcext:value-type="float">
            <text:p>21.0811</text:p>
          </table:table-cell>
          <table:table-cell table:formula="of:=[.E101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19]" office:value-type="float" office:value="0.98" calcext:value-type="float">
            <text:p>0.98</text:p>
          </table:table-cell>
          <table:table-cell table:formula="of:=[.H1019]" office:value-type="float" office:value="0.968" calcext:value-type="float">
            <text:p>0.968</text:p>
          </table:table-cell>
          <table:table-cell table:style-name="ce7" office:value-type="float" office:value="0.998551" calcext:value-type="float">
            <text:p>0.99855</text:p>
          </table:table-cell>
          <table:table-cell table:style-name="ce7" office:value-type="float" office:value="0.98841" calcext:value-type="float">
            <text:p>0.98841</text:p>
          </table:table-cell>
          <table:table-cell office:value-type="float" office:value="0.97892" calcext:value-type="float">
            <text:p>0.9789</text:p>
          </table:table-cell>
          <table:table-cell table:formula="of:=1-0.00026*[.C1020]" office:value-type="float" office:value="0.9975344668" calcext:value-type="float">
            <text:p>0.9975</text:p>
          </table:table-cell>
          <table:table-cell table:style-name="ce3" table:formula="of:=1-0.05*[.B1020]/1000" office:value-type="float" office:value="0.9771589" calcext:value-type="float">
            <text:p>0.9772</text:p>
          </table:table-cell>
          <table:table-cell table:formula="of:=[.M1020]*[.L1020]*[.K1020]*[.J1020]*[.I1020]*[.H1020]*[.G1020]*[.F1020]*[.E1020]" office:value-type="float" office:value="0.852524239217903" calcext:value-type="float">
            <text:p>0.8525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table:style-name="Default" office:value-type="float" office:value="452.734" calcext:value-type="float">
            <text:p>452.734</text:p>
          </table:table-cell>
          <table:table-cell office:value-type="float" office:value="9.39534" calcext:value-type="float">
            <text:p>9.39534</text:p>
          </table:table-cell>
          <table:table-cell table:style-name="Default" office:value-type="float" office:value="19.5321" calcext:value-type="float">
            <text:p>19.5321</text:p>
          </table:table-cell>
          <table:table-cell table:formula="of:=[.E102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0]" office:value-type="float" office:value="0.98" calcext:value-type="float">
            <text:p>0.98</text:p>
          </table:table-cell>
          <table:table-cell table:formula="of:=[.H1020]" office:value-type="float" office:value="0.968" calcext:value-type="float">
            <text:p>0.968</text:p>
          </table:table-cell>
          <table:table-cell table:style-name="ce7" office:value-type="float" office:value="0.999146" calcext:value-type="float">
            <text:p>0.99915</text:p>
          </table:table-cell>
          <table:table-cell table:style-name="ce7" office:value-type="float" office:value="0.987682" calcext:value-type="float">
            <text:p>0.98768</text:p>
          </table:table-cell>
          <table:table-cell office:value-type="float" office:value="0.97952" calcext:value-type="float">
            <text:p>0.9795</text:p>
          </table:table-cell>
          <table:table-cell table:formula="of:=1-0.00026*[.C1021]" office:value-type="float" office:value="0.9975572116" calcext:value-type="float">
            <text:p>0.9976</text:p>
          </table:table-cell>
          <table:table-cell table:style-name="ce3" table:formula="of:=1-0.05*[.B1021]/1000" office:value-type="float" office:value="0.9773633" calcext:value-type="float">
            <text:p>0.9774</text:p>
          </table:table-cell>
          <table:table-cell table:formula="of:=[.M1021]*[.L1021]*[.K1021]*[.J1021]*[.I1021]*[.H1021]*[.G1021]*[.F1021]*[.E1021]" office:value-type="float" office:value="0.853124258577602" calcext:value-type="float">
            <text:p>0.8531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table:style-name="Default" office:value-type="float" office:value="490.252" calcext:value-type="float">
            <text:p>490.252</text:p>
          </table:table-cell>
          <table:table-cell office:value-type="float" office:value="18.0341" calcext:value-type="float">
            <text:p>18.0341</text:p>
          </table:table-cell>
          <table:table-cell table:style-name="Default" office:value-type="float" office:value="36.0253" calcext:value-type="float">
            <text:p>36.0253</text:p>
          </table:table-cell>
          <table:table-cell table:formula="of:=[.E102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1]" office:value-type="float" office:value="0.98" calcext:value-type="float">
            <text:p>0.98</text:p>
          </table:table-cell>
          <table:table-cell table:formula="of:=[.H1021]" office:value-type="float" office:value="0.968" calcext:value-type="float">
            <text:p>0.968</text:p>
          </table:table-cell>
          <table:table-cell table:style-name="ce7" office:value-type="float" office:value="0.999028" calcext:value-type="float">
            <text:p>0.99903</text:p>
          </table:table-cell>
          <table:table-cell table:style-name="ce7" office:value-type="float" office:value="0.987517" calcext:value-type="float">
            <text:p>0.98752</text:p>
          </table:table-cell>
          <table:table-cell office:value-type="float" office:value="0.97889" calcext:value-type="float">
            <text:p>0.9789</text:p>
          </table:table-cell>
          <table:table-cell table:formula="of:=1-0.00026*[.C1022]" office:value-type="float" office:value="0.995311134" calcext:value-type="float">
            <text:p>0.9953</text:p>
          </table:table-cell>
          <table:table-cell table:style-name="ce3" table:formula="of:=1-0.05*[.B1022]/1000" office:value-type="float" office:value="0.9754874" calcext:value-type="float">
            <text:p>0.9755</text:p>
          </table:table-cell>
          <table:table-cell table:formula="of:=[.M1022]*[.L1022]*[.K1022]*[.J1022]*[.I1022]*[.H1022]*[.G1022]*[.F1022]*[.E1022]" office:value-type="float" office:value="0.848781118623201" calcext:value-type="float">
            <text:p>0.8488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table:style-name="Default" office:value-type="float" office:value="488.562" calcext:value-type="float">
            <text:p>488.562</text:p>
          </table:table-cell>
          <table:table-cell office:value-type="float" office:value="17.9716" calcext:value-type="float">
            <text:p>17.9716</text:p>
          </table:table-cell>
          <table:table-cell table:style-name="Default" office:value-type="float" office:value="41.7721" calcext:value-type="float">
            <text:p>41.7721</text:p>
          </table:table-cell>
          <table:table-cell table:formula="of:=[.E102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2]" office:value-type="float" office:value="0.98" calcext:value-type="float">
            <text:p>0.98</text:p>
          </table:table-cell>
          <table:table-cell table:formula="of:=[.H1022]" office:value-type="float" office:value="0.968" calcext:value-type="float">
            <text:p>0.968</text:p>
          </table:table-cell>
          <table:table-cell table:style-name="ce7" office:value-type="float" office:value="0.999127" calcext:value-type="float">
            <text:p>0.99913</text:p>
          </table:table-cell>
          <table:table-cell table:style-name="ce7" office:value-type="float" office:value="0.987204" calcext:value-type="float">
            <text:p>0.98720</text:p>
          </table:table-cell>
          <table:table-cell office:value-type="float" office:value="0.97608" calcext:value-type="float">
            <text:p>0.9761</text:p>
          </table:table-cell>
          <table:table-cell table:formula="of:=1-0.00026*[.C1023]" office:value-type="float" office:value="0.995327384" calcext:value-type="float">
            <text:p>0.9953</text:p>
          </table:table-cell>
          <table:table-cell table:style-name="ce3" table:formula="of:=1-0.05*[.B1023]/1000" office:value-type="float" office:value="0.9755719" calcext:value-type="float">
            <text:p>0.9756</text:p>
          </table:table-cell>
          <table:table-cell table:formula="of:=[.M1023]*[.L1023]*[.K1023]*[.J1023]*[.I1023]*[.H1023]*[.G1023]*[.F1023]*[.E1023]" office:value-type="float" office:value="0.846247310850822" calcext:value-type="float">
            <text:p>0.8462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table:style-name="Default" office:value-type="float" office:value="492.161" calcext:value-type="float">
            <text:p>492.161</text:p>
          </table:table-cell>
          <table:table-cell office:value-type="float" office:value="18.1068" calcext:value-type="float">
            <text:p>18.1068</text:p>
          </table:table-cell>
          <table:table-cell table:style-name="Default" office:value-type="float" office:value="16.5645" calcext:value-type="float">
            <text:p>16.5645</text:p>
          </table:table-cell>
          <table:table-cell table:formula="of:=[.E102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3]" office:value-type="float" office:value="0.98" calcext:value-type="float">
            <text:p>0.98</text:p>
          </table:table-cell>
          <table:table-cell table:formula="of:=[.H1023]" office:value-type="float" office:value="0.968" calcext:value-type="float">
            <text:p>0.968</text:p>
          </table:table-cell>
          <table:table-cell table:style-name="ce7" office:value-type="float" office:value="0.998525" calcext:value-type="float">
            <text:p>0.99853</text:p>
          </table:table-cell>
          <table:table-cell table:style-name="ce7" office:value-type="float" office:value="0.985988" calcext:value-type="float">
            <text:p>0.98599</text:p>
          </table:table-cell>
          <table:table-cell office:value-type="float" office:value="0.98134" calcext:value-type="float">
            <text:p>0.9813</text:p>
          </table:table-cell>
          <table:table-cell table:formula="of:=1-0.00026*[.C1024]" office:value-type="float" office:value="0.995292232" calcext:value-type="float">
            <text:p>0.9953</text:p>
          </table:table-cell>
          <table:table-cell table:style-name="ce3" table:formula="of:=1-0.05*[.B1024]/1000" office:value-type="float" office:value="0.97539195" calcext:value-type="float">
            <text:p>0.9754</text:p>
          </table:table-cell>
          <table:table-cell table:formula="of:=[.M1024]*[.L1024]*[.K1024]*[.J1024]*[.I1024]*[.H1024]*[.G1024]*[.F1024]*[.E1024]" office:value-type="float" office:value="0.849061024514675" calcext:value-type="float">
            <text:p>0.8491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table:style-name="Default" office:value-type="float" office:value="307.019" calcext:value-type="float">
            <text:p>307.019</text:p>
          </table:table-cell>
          <table:table-cell office:value-type="float" office:value="40.3036" calcext:value-type="float">
            <text:p>40.3036</text:p>
          </table:table-cell>
          <table:table-cell table:style-name="Default" office:value-type="float" office:value="46.3527" calcext:value-type="float">
            <text:p>46.3527</text:p>
          </table:table-cell>
          <table:table-cell table:formula="of:=[.E102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4]" office:value-type="float" office:value="0.98" calcext:value-type="float">
            <text:p>0.98</text:p>
          </table:table-cell>
          <table:table-cell table:formula="of:=[.H1024]" office:value-type="float" office:value="0.968" calcext:value-type="float">
            <text:p>0.968</text:p>
          </table:table-cell>
          <table:table-cell table:style-name="ce7" office:value-type="float" office:value="0.998938" calcext:value-type="float">
            <text:p>0.99894</text:p>
          </table:table-cell>
          <table:table-cell table:style-name="ce7" office:value-type="float" office:value="0.98991" calcext:value-type="float">
            <text:p>0.98991</text:p>
          </table:table-cell>
          <table:table-cell office:value-type="float" office:value="0.98609" calcext:value-type="float">
            <text:p>0.9861</text:p>
          </table:table-cell>
          <table:table-cell table:formula="of:=1-0.00026*[.C1025]" office:value-type="float" office:value="0.989521064" calcext:value-type="float">
            <text:p>0.9895</text:p>
          </table:table-cell>
          <table:table-cell table:style-name="ce3" table:formula="of:=1-0.05*[.B1025]/1000" office:value-type="float" office:value="0.98464905" calcext:value-type="float">
            <text:p>0.9846</text:p>
          </table:table-cell>
          <table:table-cell table:formula="of:=[.M1025]*[.L1025]*[.K1025]*[.J1025]*[.I1025]*[.H1025]*[.G1025]*[.F1025]*[.E1025]" office:value-type="float" office:value="0.860035464939302" calcext:value-type="float">
            <text:p>0.8600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table:style-name="Default" office:value-type="float" office:value="494.478" calcext:value-type="float">
            <text:p>494.478</text:p>
          </table:table-cell>
          <table:table-cell office:value-type="float" office:value="9.03217" calcext:value-type="float">
            <text:p>9.03217</text:p>
          </table:table-cell>
          <table:table-cell table:style-name="Default" office:value-type="float" office:value="20.3109" calcext:value-type="float">
            <text:p>20.3109</text:p>
          </table:table-cell>
          <table:table-cell table:formula="of:=[.E102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5]" office:value-type="float" office:value="0.98" calcext:value-type="float">
            <text:p>0.98</text:p>
          </table:table-cell>
          <table:table-cell table:formula="of:=[.H1025]" office:value-type="float" office:value="0.968" calcext:value-type="float">
            <text:p>0.968</text:p>
          </table:table-cell>
          <table:table-cell table:style-name="ce7" office:value-type="float" office:value="0.998866" calcext:value-type="float">
            <text:p>0.99887</text:p>
          </table:table-cell>
          <table:table-cell table:style-name="ce7" office:value-type="float" office:value="0.987226" calcext:value-type="float">
            <text:p>0.98723</text:p>
          </table:table-cell>
          <table:table-cell office:value-type="float" office:value="0.97899" calcext:value-type="float">
            <text:p>0.9790</text:p>
          </table:table-cell>
          <table:table-cell table:formula="of:=1-0.00026*[.C1026]" office:value-type="float" office:value="0.9976516358" calcext:value-type="float">
            <text:p>0.9977</text:p>
          </table:table-cell>
          <table:table-cell table:style-name="ce3" table:formula="of:=1-0.05*[.B1026]/1000" office:value-type="float" office:value="0.9752761" calcext:value-type="float">
            <text:p>0.9753</text:p>
          </table:table-cell>
          <table:table-cell table:formula="of:=[.M1026]*[.L1026]*[.K1026]*[.J1026]*[.I1026]*[.H1026]*[.G1026]*[.F1026]*[.E1026]" office:value-type="float" office:value="0.850291077567659" calcext:value-type="float">
            <text:p>0.8503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table:style-name="Default" office:value-type="float" office:value="494.433" calcext:value-type="float">
            <text:p>494.433</text:p>
          </table:table-cell>
          <table:table-cell office:value-type="float" office:value="9.03093" calcext:value-type="float">
            <text:p>9.03093</text:p>
          </table:table-cell>
          <table:table-cell table:style-name="Default" office:value-type="float" office:value="18.9905" calcext:value-type="float">
            <text:p>18.9905</text:p>
          </table:table-cell>
          <table:table-cell table:formula="of:=[.E102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6]" office:value-type="float" office:value="0.98" calcext:value-type="float">
            <text:p>0.98</text:p>
          </table:table-cell>
          <table:table-cell table:formula="of:=[.H1026]" office:value-type="float" office:value="0.968" calcext:value-type="float">
            <text:p>0.968</text:p>
          </table:table-cell>
          <table:table-cell table:style-name="ce7" office:value-type="float" office:value="0.99868" calcext:value-type="float">
            <text:p>0.99868</text:p>
          </table:table-cell>
          <table:table-cell table:style-name="ce7" office:value-type="float" office:value="0.987711" calcext:value-type="float">
            <text:p>0.98771</text:p>
          </table:table-cell>
          <table:table-cell office:value-type="float" office:value="0.98161" calcext:value-type="float">
            <text:p>0.9816</text:p>
          </table:table-cell>
          <table:table-cell table:formula="of:=1-0.00026*[.C1027]" office:value-type="float" office:value="0.9976519582" calcext:value-type="float">
            <text:p>0.9977</text:p>
          </table:table-cell>
          <table:table-cell table:style-name="ce3" table:formula="of:=1-0.05*[.B1027]/1000" office:value-type="float" office:value="0.97527835" calcext:value-type="float">
            <text:p>0.9753</text:p>
          </table:table-cell>
          <table:table-cell table:formula="of:=[.M1027]*[.L1027]*[.K1027]*[.J1027]*[.I1027]*[.H1027]*[.G1027]*[.F1027]*[.E1027]" office:value-type="float" office:value="0.852828902802279" calcext:value-type="float">
            <text:p>0.8528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table:style-name="Default" office:value-type="float" office:value="494.28" calcext:value-type="float">
            <text:p>494.28</text:p>
          </table:table-cell>
          <table:table-cell office:value-type="float" office:value="9.02666" calcext:value-type="float">
            <text:p>9.02666</text:p>
          </table:table-cell>
          <table:table-cell table:style-name="Default" office:value-type="float" office:value="10.7799" calcext:value-type="float">
            <text:p>10.7799</text:p>
          </table:table-cell>
          <table:table-cell table:formula="of:=[.E102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7]" office:value-type="float" office:value="0.98" calcext:value-type="float">
            <text:p>0.98</text:p>
          </table:table-cell>
          <table:table-cell table:formula="of:=[.H1027]" office:value-type="float" office:value="0.968" calcext:value-type="float">
            <text:p>0.968</text:p>
          </table:table-cell>
          <table:table-cell table:style-name="ce7" office:value-type="float" office:value="0.998983" calcext:value-type="float">
            <text:p>0.99898</text:p>
          </table:table-cell>
          <table:table-cell table:style-name="ce7" office:value-type="float" office:value="0.985258" calcext:value-type="float">
            <text:p>0.98526</text:p>
          </table:table-cell>
          <table:table-cell office:value-type="float" office:value="0.97941" calcext:value-type="float">
            <text:p>0.9794</text:p>
          </table:table-cell>
          <table:table-cell table:formula="of:=1-0.00026*[.C1028]" office:value-type="float" office:value="0.9976530684" calcext:value-type="float">
            <text:p>0.9977</text:p>
          </table:table-cell>
          <table:table-cell table:style-name="ce3" table:formula="of:=1-0.05*[.B1028]/1000" office:value-type="float" office:value="0.975286" calcext:value-type="float">
            <text:p>0.9753</text:p>
          </table:table-cell>
          <table:table-cell table:formula="of:=[.M1028]*[.L1028]*[.K1028]*[.J1028]*[.I1028]*[.H1028]*[.G1028]*[.F1028]*[.E1028]" office:value-type="float" office:value="0.849069390819845" calcext:value-type="float">
            <text:p>0.8491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table:style-name="Default" office:value-type="float" office:value="497.588" calcext:value-type="float">
            <text:p>497.588</text:p>
          </table:table-cell>
          <table:table-cell office:value-type="float" office:value="9.0901" calcext:value-type="float">
            <text:p>9.0901</text:p>
          </table:table-cell>
          <table:table-cell table:style-name="Default" office:value-type="float" office:value="6.09943" calcext:value-type="float">
            <text:p>6.09943</text:p>
          </table:table-cell>
          <table:table-cell table:formula="of:=[.E102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8]" office:value-type="float" office:value="0.98" calcext:value-type="float">
            <text:p>0.98</text:p>
          </table:table-cell>
          <table:table-cell table:formula="of:=[.H1028]" office:value-type="float" office:value="0.968" calcext:value-type="float">
            <text:p>0.968</text:p>
          </table:table-cell>
          <table:table-cell table:style-name="ce7" office:value-type="float" office:value="0.998748" calcext:value-type="float">
            <text:p>0.99875</text:p>
          </table:table-cell>
          <table:table-cell table:style-name="ce7" office:value-type="float" office:value="0.988604" calcext:value-type="float">
            <text:p>0.98860</text:p>
          </table:table-cell>
          <table:table-cell office:value-type="float" office:value="0.97986" calcext:value-type="float">
            <text:p>0.9799</text:p>
          </table:table-cell>
          <table:table-cell table:formula="of:=1-0.00026*[.C1029]" office:value-type="float" office:value="0.997636574" calcext:value-type="float">
            <text:p>0.9976</text:p>
          </table:table-cell>
          <table:table-cell table:style-name="ce3" table:formula="of:=1-0.05*[.B1029]/1000" office:value-type="float" office:value="0.9751206" calcext:value-type="float">
            <text:p>0.9751</text:p>
          </table:table-cell>
          <table:table-cell table:formula="of:=[.M1029]*[.L1029]*[.K1029]*[.J1029]*[.I1029]*[.H1029]*[.G1029]*[.F1029]*[.E1029]" office:value-type="float" office:value="0.851985216730894" calcext:value-type="float">
            <text:p>0.8520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table:style-name="Default" office:value-type="float" office:value="440.74" calcext:value-type="float">
            <text:p>440.74</text:p>
          </table:table-cell>
          <table:table-cell office:value-type="float" office:value="14.5923" calcext:value-type="float">
            <text:p>14.5923</text:p>
          </table:table-cell>
          <table:table-cell table:style-name="Default" office:value-type="float" office:value="29.8751" calcext:value-type="float">
            <text:p>29.8751</text:p>
          </table:table-cell>
          <table:table-cell table:formula="of:=[.E102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29]" office:value-type="float" office:value="0.98" calcext:value-type="float">
            <text:p>0.98</text:p>
          </table:table-cell>
          <table:table-cell table:formula="of:=[.H1029]" office:value-type="float" office:value="0.968" calcext:value-type="float">
            <text:p>0.968</text:p>
          </table:table-cell>
          <table:table-cell table:style-name="ce7" office:value-type="float" office:value="0.998315" calcext:value-type="float">
            <text:p>0.99832</text:p>
          </table:table-cell>
          <table:table-cell table:style-name="ce7" office:value-type="float" office:value="0.988482" calcext:value-type="float">
            <text:p>0.98848</text:p>
          </table:table-cell>
          <table:table-cell office:value-type="float" office:value="0.98196" calcext:value-type="float">
            <text:p>0.9820</text:p>
          </table:table-cell>
          <table:table-cell table:formula="of:=1-0.00026*[.C1030]" office:value-type="float" office:value="0.996206002" calcext:value-type="float">
            <text:p>0.9962</text:p>
          </table:table-cell>
          <table:table-cell table:style-name="ce3" table:formula="of:=1-0.05*[.B1030]/1000" office:value-type="float" office:value="0.977963" calcext:value-type="float">
            <text:p>0.9780</text:p>
          </table:table-cell>
          <table:table-cell table:formula="of:=[.M1030]*[.L1030]*[.K1030]*[.J1030]*[.I1030]*[.H1030]*[.G1030]*[.F1030]*[.E1030]" office:value-type="float" office:value="0.85459586601366" calcext:value-type="float">
            <text:p>0.8546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table:style-name="Default" office:value-type="float" office:value="449.14" calcext:value-type="float">
            <text:p>449.14</text:p>
          </table:table-cell>
          <table:table-cell office:value-type="float" office:value="14.8821" calcext:value-type="float">
            <text:p>14.8821</text:p>
          </table:table-cell>
          <table:table-cell table:style-name="Default" office:value-type="float" office:value="28.1976" calcext:value-type="float">
            <text:p>28.1976</text:p>
          </table:table-cell>
          <table:table-cell table:formula="of:=[.E103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0]" office:value-type="float" office:value="0.98" calcext:value-type="float">
            <text:p>0.98</text:p>
          </table:table-cell>
          <table:table-cell table:formula="of:=[.H1030]" office:value-type="float" office:value="0.968" calcext:value-type="float">
            <text:p>0.968</text:p>
          </table:table-cell>
          <table:table-cell table:style-name="ce7" office:value-type="float" office:value="0.998833" calcext:value-type="float">
            <text:p>0.99883</text:p>
          </table:table-cell>
          <table:table-cell table:style-name="ce7" office:value-type="float" office:value="0.987552" calcext:value-type="float">
            <text:p>0.98755</text:p>
          </table:table-cell>
          <table:table-cell office:value-type="float" office:value="0.97979" calcext:value-type="float">
            <text:p>0.9798</text:p>
          </table:table-cell>
          <table:table-cell table:formula="of:=1-0.00026*[.C1031]" office:value-type="float" office:value="0.996130654" calcext:value-type="float">
            <text:p>0.9961</text:p>
          </table:table-cell>
          <table:table-cell table:style-name="ce3" table:formula="of:=1-0.05*[.B1031]/1000" office:value-type="float" office:value="0.977543" calcext:value-type="float">
            <text:p>0.9775</text:p>
          </table:table-cell>
          <table:table-cell table:formula="of:=[.M1031]*[.L1031]*[.K1031]*[.J1031]*[.I1031]*[.H1031]*[.G1031]*[.F1031]*[.E1031]" office:value-type="float" office:value="0.851916605076193" calcext:value-type="float">
            <text:p>0.8519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table:style-name="Default" office:value-type="float" office:value="447.36" calcext:value-type="float">
            <text:p>447.36</text:p>
          </table:table-cell>
          <table:table-cell office:value-type="float" office:value="14.8144" calcext:value-type="float">
            <text:p>14.8144</text:p>
          </table:table-cell>
          <table:table-cell table:style-name="Default" office:value-type="float" office:value="23.1241" calcext:value-type="float">
            <text:p>23.1241</text:p>
          </table:table-cell>
          <table:table-cell table:formula="of:=[.E103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1]" office:value-type="float" office:value="0.98" calcext:value-type="float">
            <text:p>0.98</text:p>
          </table:table-cell>
          <table:table-cell table:formula="of:=[.H1031]" office:value-type="float" office:value="0.968" calcext:value-type="float">
            <text:p>0.968</text:p>
          </table:table-cell>
          <table:table-cell table:style-name="ce7" office:value-type="float" office:value="0.998699" calcext:value-type="float">
            <text:p>0.99870</text:p>
          </table:table-cell>
          <table:table-cell table:style-name="ce7" office:value-type="float" office:value="0.988566" calcext:value-type="float">
            <text:p>0.98857</text:p>
          </table:table-cell>
          <table:table-cell office:value-type="float" office:value="0.97933" calcext:value-type="float">
            <text:p>0.9793</text:p>
          </table:table-cell>
          <table:table-cell table:formula="of:=1-0.00026*[.C1032]" office:value-type="float" office:value="0.996148256" calcext:value-type="float">
            <text:p>0.9961</text:p>
          </table:table-cell>
          <table:table-cell table:style-name="ce3" table:formula="of:=1-0.05*[.B1032]/1000" office:value-type="float" office:value="0.977632" calcext:value-type="float">
            <text:p>0.9776</text:p>
          </table:table-cell>
          <table:table-cell table:formula="of:=[.M1032]*[.L1032]*[.K1032]*[.J1032]*[.I1032]*[.H1032]*[.G1032]*[.F1032]*[.E1032]" office:value-type="float" office:value="0.852369264322469" calcext:value-type="float">
            <text:p>0.8524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table:style-name="Default" office:value-type="float" office:value="165.109" calcext:value-type="float">
            <text:p>165.109</text:p>
          </table:table-cell>
          <table:table-cell office:value-type="float" office:value="37.4242" calcext:value-type="float">
            <text:p>37.4242</text:p>
          </table:table-cell>
          <table:table-cell table:style-name="Default" office:value-type="float" office:value="39.9179" calcext:value-type="float">
            <text:p>39.9179</text:p>
          </table:table-cell>
          <table:table-cell table:formula="of:=[.E103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2]" office:value-type="float" office:value="0.98" calcext:value-type="float">
            <text:p>0.98</text:p>
          </table:table-cell>
          <table:table-cell table:formula="of:=[.H1032]" office:value-type="float" office:value="0.968" calcext:value-type="float">
            <text:p>0.968</text:p>
          </table:table-cell>
          <table:table-cell table:style-name="ce7" office:value-type="float" office:value="0.99924" calcext:value-type="float">
            <text:p>0.99924</text:p>
          </table:table-cell>
          <table:table-cell table:style-name="ce7" office:value-type="float" office:value="0.992395" calcext:value-type="float">
            <text:p>0.99240</text:p>
          </table:table-cell>
          <table:table-cell office:value-type="float" office:value="0.99166" calcext:value-type="float">
            <text:p>0.9917</text:p>
          </table:table-cell>
          <table:table-cell table:formula="of:=1-0.00026*[.C1033]" office:value-type="float" office:value="0.990269708" calcext:value-type="float">
            <text:p>0.9903</text:p>
          </table:table-cell>
          <table:table-cell table:style-name="ce3" table:formula="of:=1-0.05*[.B1033]/1000" office:value-type="float" office:value="0.99174455" calcext:value-type="float">
            <text:p>0.9917</text:p>
          </table:table-cell>
          <table:table-cell table:formula="of:=[.M1033]*[.L1033]*[.K1033]*[.J1033]*[.I1033]*[.H1033]*[.G1033]*[.F1033]*[.E1033]" office:value-type="float" office:value="0.874237721070499" calcext:value-type="float">
            <text:p>0.8742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table:style-name="Default" office:value-type="float" office:value="177.125" calcext:value-type="float">
            <text:p>177.125</text:p>
          </table:table-cell>
          <table:table-cell office:value-type="float" office:value="40.2143" calcext:value-type="float">
            <text:p>40.2143</text:p>
          </table:table-cell>
          <table:table-cell table:style-name="Default" office:value-type="float" office:value="35.4223" calcext:value-type="float">
            <text:p>35.4223</text:p>
          </table:table-cell>
          <table:table-cell table:formula="of:=[.E103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3]" office:value-type="float" office:value="0.98" calcext:value-type="float">
            <text:p>0.98</text:p>
          </table:table-cell>
          <table:table-cell table:formula="of:=[.H1033]" office:value-type="float" office:value="0.968" calcext:value-type="float">
            <text:p>0.968</text:p>
          </table:table-cell>
          <table:table-cell table:style-name="ce7" office:value-type="float" office:value="0.997466" calcext:value-type="float">
            <text:p>0.99747</text:p>
          </table:table-cell>
          <table:table-cell table:style-name="ce7" office:value-type="float" office:value="0.994649" calcext:value-type="float">
            <text:p>0.99465</text:p>
          </table:table-cell>
          <table:table-cell office:value-type="float" office:value="0.99095" calcext:value-type="float">
            <text:p>0.9910</text:p>
          </table:table-cell>
          <table:table-cell table:formula="of:=1-0.00026*[.C1034]" office:value-type="float" office:value="0.989544282" calcext:value-type="float">
            <text:p>0.9895</text:p>
          </table:table-cell>
          <table:table-cell table:style-name="ce3" table:formula="of:=1-0.05*[.B1034]/1000" office:value-type="float" office:value="0.99114375" calcext:value-type="float">
            <text:p>0.9911</text:p>
          </table:table-cell>
          <table:table-cell table:formula="of:=[.M1034]*[.L1034]*[.K1034]*[.J1034]*[.I1034]*[.H1034]*[.G1034]*[.F1034]*[.E1034]" office:value-type="float" office:value="0.872872124166711" calcext:value-type="float">
            <text:p>0.8729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table:style-name="Default" office:value-type="float" office:value="480.817" calcext:value-type="float">
            <text:p>480.817</text:p>
          </table:table-cell>
          <table:table-cell office:value-type="float" office:value="30.7894" calcext:value-type="float">
            <text:p>30.7894</text:p>
          </table:table-cell>
          <table:table-cell table:style-name="Default" office:value-type="float" office:value="57.3214" calcext:value-type="float">
            <text:p>57.3214</text:p>
          </table:table-cell>
          <table:table-cell table:formula="of:=[.E103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4]" office:value-type="float" office:value="0.98" calcext:value-type="float">
            <text:p>0.98</text:p>
          </table:table-cell>
          <table:table-cell table:formula="of:=[.H1034]" office:value-type="float" office:value="0.968" calcext:value-type="float">
            <text:p>0.968</text:p>
          </table:table-cell>
          <table:table-cell table:style-name="ce7" office:value-type="float" office:value="0.998694" calcext:value-type="float">
            <text:p>0.99869</text:p>
          </table:table-cell>
          <table:table-cell table:style-name="ce7" office:value-type="float" office:value="0.986692" calcext:value-type="float">
            <text:p>0.98669</text:p>
          </table:table-cell>
          <table:table-cell office:value-type="float" office:value="0.97634" calcext:value-type="float">
            <text:p>0.9763</text:p>
          </table:table-cell>
          <table:table-cell table:formula="of:=1-0.00026*[.C1035]" office:value-type="float" office:value="0.991994756" calcext:value-type="float">
            <text:p>0.9920</text:p>
          </table:table-cell>
          <table:table-cell table:style-name="ce3" table:formula="of:=1-0.05*[.B1035]/1000" office:value-type="float" office:value="0.97595915" calcext:value-type="float">
            <text:p>0.9760</text:p>
          </table:table-cell>
          <table:table-cell table:formula="of:=[.M1035]*[.L1035]*[.K1035]*[.J1035]*[.I1035]*[.H1035]*[.G1035]*[.F1035]*[.E1035]" office:value-type="float" office:value="0.843170099180291" calcext:value-type="float">
            <text:p>0.8432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table:style-name="Default" office:value-type="float" office:value="464.545" calcext:value-type="float">
            <text:p>464.545</text:p>
          </table:table-cell>
          <table:table-cell office:value-type="float" office:value="29.7942" calcext:value-type="float">
            <text:p>29.7942</text:p>
          </table:table-cell>
          <table:table-cell table:style-name="Default" office:value-type="float" office:value="64.3388" calcext:value-type="float">
            <text:p>64.3388</text:p>
          </table:table-cell>
          <table:table-cell table:formula="of:=[.E103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5]" office:value-type="float" office:value="0.98" calcext:value-type="float">
            <text:p>0.98</text:p>
          </table:table-cell>
          <table:table-cell table:formula="of:=[.H1035]" office:value-type="float" office:value="0.968" calcext:value-type="float">
            <text:p>0.968</text:p>
          </table:table-cell>
          <table:table-cell table:style-name="ce7" office:value-type="float" office:value="0.998496" calcext:value-type="float">
            <text:p>0.99850</text:p>
          </table:table-cell>
          <table:table-cell table:style-name="ce7" office:value-type="float" office:value="0.987665" calcext:value-type="float">
            <text:p>0.98767</text:p>
          </table:table-cell>
          <table:table-cell office:value-type="float" office:value="0.97682" calcext:value-type="float">
            <text:p>0.9768</text:p>
          </table:table-cell>
          <table:table-cell table:formula="of:=1-0.00026*[.C1036]" office:value-type="float" office:value="0.992253508" calcext:value-type="float">
            <text:p>0.9923</text:p>
          </table:table-cell>
          <table:table-cell table:style-name="ce3" table:formula="of:=1-0.05*[.B1036]/1000" office:value-type="float" office:value="0.97677275" calcext:value-type="float">
            <text:p>0.9768</text:p>
          </table:table-cell>
          <table:table-cell table:formula="of:=[.M1036]*[.L1036]*[.K1036]*[.J1036]*[.I1036]*[.H1036]*[.G1036]*[.F1036]*[.E1036]" office:value-type="float" office:value="0.845173292592359" calcext:value-type="float">
            <text:p>0.8452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table:style-name="Default" office:value-type="float" office:value="290.791" calcext:value-type="float">
            <text:p>290.791</text:p>
          </table:table-cell>
          <table:table-cell office:value-type="float" office:value="32.9375" calcext:value-type="float">
            <text:p>32.9375</text:p>
          </table:table-cell>
          <table:table-cell table:style-name="Default" office:value-type="float" office:value="45.0744" calcext:value-type="float">
            <text:p>45.0744</text:p>
          </table:table-cell>
          <table:table-cell table:formula="of:=[.E103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6]" office:value-type="float" office:value="0.98" calcext:value-type="float">
            <text:p>0.98</text:p>
          </table:table-cell>
          <table:table-cell table:formula="of:=[.H1036]" office:value-type="float" office:value="0.968" calcext:value-type="float">
            <text:p>0.968</text:p>
          </table:table-cell>
          <table:table-cell table:style-name="ce7" office:value-type="float" office:value="0.9989" calcext:value-type="float">
            <text:p>0.99890</text:p>
          </table:table-cell>
          <table:table-cell table:style-name="ce7" office:value-type="float" office:value="0.986618" calcext:value-type="float">
            <text:p>0.98662</text:p>
          </table:table-cell>
          <table:table-cell office:value-type="float" office:value="0.98044" calcext:value-type="float">
            <text:p>0.9804</text:p>
          </table:table-cell>
          <table:table-cell table:formula="of:=1-0.00026*[.C1037]" office:value-type="float" office:value="0.99143625" calcext:value-type="float">
            <text:p>0.9914</text:p>
          </table:table-cell>
          <table:table-cell table:style-name="ce3" table:formula="of:=1-0.05*[.B1037]/1000" office:value-type="float" office:value="0.98546045" calcext:value-type="float">
            <text:p>0.9855</text:p>
          </table:table-cell>
          <table:table-cell table:formula="of:=[.M1037]*[.L1037]*[.K1037]*[.J1037]*[.I1037]*[.H1037]*[.G1037]*[.F1037]*[.E1037]" office:value-type="float" office:value="0.85458469885065" calcext:value-type="float">
            <text:p>0.8546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table:style-name="Default" office:value-type="float" office:value="305.389" calcext:value-type="float">
            <text:p>305.389</text:p>
          </table:table-cell>
          <table:table-cell office:value-type="float" office:value="34.4202" calcext:value-type="float">
            <text:p>34.4202</text:p>
          </table:table-cell>
          <table:table-cell table:style-name="Default" office:value-type="float" office:value="45.097" calcext:value-type="float">
            <text:p>45.097</text:p>
          </table:table-cell>
          <table:table-cell table:formula="of:=[.E103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7]" office:value-type="float" office:value="0.98" calcext:value-type="float">
            <text:p>0.98</text:p>
          </table:table-cell>
          <table:table-cell table:formula="of:=[.H1037]" office:value-type="float" office:value="0.968" calcext:value-type="float">
            <text:p>0.968</text:p>
          </table:table-cell>
          <table:table-cell table:style-name="ce7" office:value-type="float" office:value="0.99821" calcext:value-type="float">
            <text:p>0.99821</text:p>
          </table:table-cell>
          <table:table-cell table:style-name="ce7" office:value-type="float" office:value="0.988127" calcext:value-type="float">
            <text:p>0.98813</text:p>
          </table:table-cell>
          <table:table-cell office:value-type="float" office:value="0.98054" calcext:value-type="float">
            <text:p>0.9805</text:p>
          </table:table-cell>
          <table:table-cell table:formula="of:=1-0.00026*[.C1038]" office:value-type="float" office:value="0.991050748" calcext:value-type="float">
            <text:p>0.9911</text:p>
          </table:table-cell>
          <table:table-cell table:style-name="ce3" table:formula="of:=1-0.05*[.B1038]/1000" office:value-type="float" office:value="0.98473055" calcext:value-type="float">
            <text:p>0.9847</text:p>
          </table:table-cell>
          <table:table-cell table:formula="of:=[.M1038]*[.L1038]*[.K1038]*[.J1038]*[.I1038]*[.H1038]*[.G1038]*[.F1038]*[.E1038]" office:value-type="float" office:value="0.854421864099899" calcext:value-type="float">
            <text:p>0.8544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table:style-name="Default" office:value-type="float" office:value="316.483" calcext:value-type="float">
            <text:p>316.483</text:p>
          </table:table-cell>
          <table:table-cell office:value-type="float" office:value="35.4381" calcext:value-type="float">
            <text:p>35.4381</text:p>
          </table:table-cell>
          <table:table-cell table:style-name="Default" office:value-type="float" office:value="30.4782" calcext:value-type="float">
            <text:p>30.4782</text:p>
          </table:table-cell>
          <table:table-cell table:formula="of:=[.E103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8]" office:value-type="float" office:value="0.98" calcext:value-type="float">
            <text:p>0.98</text:p>
          </table:table-cell>
          <table:table-cell table:formula="of:=[.H1038]" office:value-type="float" office:value="0.968" calcext:value-type="float">
            <text:p>0.968</text:p>
          </table:table-cell>
          <table:table-cell table:style-name="ce7" office:value-type="float" office:value="0.998651" calcext:value-type="float">
            <text:p>0.99865</text:p>
          </table:table-cell>
          <table:table-cell table:style-name="ce7" office:value-type="float" office:value="0.988562" calcext:value-type="float">
            <text:p>0.98856</text:p>
          </table:table-cell>
          <table:table-cell office:value-type="float" office:value="0.98121" calcext:value-type="float">
            <text:p>0.9812</text:p>
          </table:table-cell>
          <table:table-cell table:formula="of:=1-0.00026*[.C1039]" office:value-type="float" office:value="0.990786094" calcext:value-type="float">
            <text:p>0.9908</text:p>
          </table:table-cell>
          <table:table-cell table:style-name="ce3" table:formula="of:=1-0.05*[.B1039]/1000" office:value-type="float" office:value="0.98417585" calcext:value-type="float">
            <text:p>0.9842</text:p>
          </table:table-cell>
          <table:table-cell table:formula="of:=[.M1039]*[.L1039]*[.K1039]*[.J1039]*[.I1039]*[.H1039]*[.G1039]*[.F1039]*[.E1039]" office:value-type="float" office:value="0.855049536911879" calcext:value-type="float">
            <text:p>0.8550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table:style-name="Default" office:value-type="float" office:value="105.383" calcext:value-type="float">
            <text:p>105.383</text:p>
          </table:table-cell>
          <table:table-cell office:value-type="float" office:value="39.9225" calcext:value-type="float">
            <text:p>39.9225</text:p>
          </table:table-cell>
          <table:table-cell table:style-name="Default" office:value-type="float" office:value="20.1936" calcext:value-type="float">
            <text:p>20.1936</text:p>
          </table:table-cell>
          <table:table-cell table:formula="of:=[.E103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39]" office:value-type="float" office:value="0.98" calcext:value-type="float">
            <text:p>0.98</text:p>
          </table:table-cell>
          <table:table-cell table:formula="of:=[.H1039]" office:value-type="float" office:value="0.968" calcext:value-type="float">
            <text:p>0.968</text:p>
          </table:table-cell>
          <table:table-cell table:style-name="ce7" office:value-type="float" office:value="0.998701" calcext:value-type="float">
            <text:p>0.99870</text:p>
          </table:table-cell>
          <table:table-cell table:style-name="ce7" office:value-type="float" office:value="0.994156" calcext:value-type="float">
            <text:p>0.99416</text:p>
          </table:table-cell>
          <table:table-cell office:value-type="float" office:value="0.99381" calcext:value-type="float">
            <text:p>0.9938</text:p>
          </table:table-cell>
          <table:table-cell table:formula="of:=1-0.00026*[.C1040]" office:value-type="float" office:value="0.98962015" calcext:value-type="float">
            <text:p>0.9896</text:p>
          </table:table-cell>
          <table:table-cell table:style-name="ce3" table:formula="of:=1-0.05*[.B1040]/1000" office:value-type="float" office:value="0.99473085" calcext:value-type="float">
            <text:p>0.9947</text:p>
          </table:table-cell>
          <table:table-cell table:formula="of:=[.M1040]*[.L1040]*[.K1040]*[.J1040]*[.I1040]*[.H1040]*[.G1040]*[.F1040]*[.E1040]" office:value-type="float" office:value="0.879278698821261" calcext:value-type="float">
            <text:p>0.8793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table:style-name="Default" office:value-type="float" office:value="104.9" calcext:value-type="float">
            <text:p>104.9</text:p>
          </table:table-cell>
          <table:table-cell office:value-type="float" office:value="39.7459" calcext:value-type="float">
            <text:p>39.7459</text:p>
          </table:table-cell>
          <table:table-cell table:style-name="Default" office:value-type="float" office:value="52.5443" calcext:value-type="float">
            <text:p>52.5443</text:p>
          </table:table-cell>
          <table:table-cell table:formula="of:=[.E104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0]" office:value-type="float" office:value="0.98" calcext:value-type="float">
            <text:p>0.98</text:p>
          </table:table-cell>
          <table:table-cell table:formula="of:=[.H1040]" office:value-type="float" office:value="0.968" calcext:value-type="float">
            <text:p>0.968</text:p>
          </table:table-cell>
          <table:table-cell table:style-name="ce7" office:value-type="float" office:value="0.998561" calcext:value-type="float">
            <text:p>0.99856</text:p>
          </table:table-cell>
          <table:table-cell table:style-name="ce7" office:value-type="float" office:value="0.992807" calcext:value-type="float">
            <text:p>0.99281</text:p>
          </table:table-cell>
          <table:table-cell office:value-type="float" office:value="0.99355" calcext:value-type="float">
            <text:p>0.9936</text:p>
          </table:table-cell>
          <table:table-cell table:formula="of:=1-0.00026*[.C1041]" office:value-type="float" office:value="0.989666066" calcext:value-type="float">
            <text:p>0.9897</text:p>
          </table:table-cell>
          <table:table-cell table:style-name="ce3" table:formula="of:=1-0.05*[.B1041]/1000" office:value-type="float" office:value="0.994755" calcext:value-type="float">
            <text:p>0.9948</text:p>
          </table:table-cell>
          <table:table-cell table:formula="of:=[.M1041]*[.L1041]*[.K1041]*[.J1041]*[.I1041]*[.H1041]*[.G1041]*[.F1041]*[.E1041]" office:value-type="float" office:value="0.877794830562061" calcext:value-type="float">
            <text:p>0.8778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table:style-name="Default" office:value-type="float" office:value="412.559" calcext:value-type="float">
            <text:p>412.559</text:p>
          </table:table-cell>
          <table:table-cell office:value-type="float" office:value="22.1522" calcext:value-type="float">
            <text:p>22.1522</text:p>
          </table:table-cell>
          <table:table-cell table:style-name="Default" office:value-type="float" office:value="27.6551" calcext:value-type="float">
            <text:p>27.6551</text:p>
          </table:table-cell>
          <table:table-cell table:formula="of:=[.E104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1]" office:value-type="float" office:value="0.98" calcext:value-type="float">
            <text:p>0.98</text:p>
          </table:table-cell>
          <table:table-cell table:formula="of:=[.H1041]" office:value-type="float" office:value="0.968" calcext:value-type="float">
            <text:p>0.968</text:p>
          </table:table-cell>
          <table:table-cell table:style-name="ce7" office:value-type="float" office:value="0.998555" calcext:value-type="float">
            <text:p>0.99856</text:p>
          </table:table-cell>
          <table:table-cell table:style-name="ce7" office:value-type="float" office:value="0.986335" calcext:value-type="float">
            <text:p>0.98634</text:p>
          </table:table-cell>
          <table:table-cell office:value-type="float" office:value="0.97907" calcext:value-type="float">
            <text:p>0.9791</text:p>
          </table:table-cell>
          <table:table-cell table:formula="of:=1-0.00026*[.C1042]" office:value-type="float" office:value="0.994240428" calcext:value-type="float">
            <text:p>0.9942</text:p>
          </table:table-cell>
          <table:table-cell table:style-name="ce3" table:formula="of:=1-0.05*[.B1042]/1000" office:value-type="float" office:value="0.97937205" calcext:value-type="float">
            <text:p>0.9794</text:p>
          </table:table-cell>
          <table:table-cell table:formula="of:=[.M1042]*[.L1042]*[.K1042]*[.J1042]*[.I1042]*[.H1042]*[.G1042]*[.F1042]*[.E1042]" office:value-type="float" office:value="0.849979307293537" calcext:value-type="float">
            <text:p>0.8500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table:style-name="Default" office:value-type="float" office:value="414.004" calcext:value-type="float">
            <text:p>414.004</text:p>
          </table:table-cell>
          <table:table-cell office:value-type="float" office:value="22.228" calcext:value-type="float">
            <text:p>22.228</text:p>
          </table:table-cell>
          <table:table-cell table:style-name="Default" office:value-type="float" office:value="30.0103" calcext:value-type="float">
            <text:p>30.0103</text:p>
          </table:table-cell>
          <table:table-cell table:formula="of:=[.E104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2]" office:value-type="float" office:value="0.98" calcext:value-type="float">
            <text:p>0.98</text:p>
          </table:table-cell>
          <table:table-cell table:formula="of:=[.H1042]" office:value-type="float" office:value="0.968" calcext:value-type="float">
            <text:p>0.968</text:p>
          </table:table-cell>
          <table:table-cell table:style-name="ce7" office:value-type="float" office:value="0.998014" calcext:value-type="float">
            <text:p>0.99801</text:p>
          </table:table-cell>
          <table:table-cell table:style-name="ce7" office:value-type="float" office:value="0.986613" calcext:value-type="float">
            <text:p>0.98661</text:p>
          </table:table-cell>
          <table:table-cell office:value-type="float" office:value="0.97969" calcext:value-type="float">
            <text:p>0.9797</text:p>
          </table:table-cell>
          <table:table-cell table:formula="of:=1-0.00026*[.C1043]" office:value-type="float" office:value="0.99422072" calcext:value-type="float">
            <text:p>0.9942</text:p>
          </table:table-cell>
          <table:table-cell table:style-name="ce3" table:formula="of:=1-0.05*[.B1043]/1000" office:value-type="float" office:value="0.9792998" calcext:value-type="float">
            <text:p>0.9793</text:p>
          </table:table-cell>
          <table:table-cell table:formula="of:=[.M1043]*[.L1043]*[.K1043]*[.J1043]*[.I1043]*[.H1043]*[.G1043]*[.F1043]*[.E1043]" office:value-type="float" office:value="0.850216772688107" calcext:value-type="float">
            <text:p>0.8502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table:style-name="Default" office:value-type="float" office:value="406.163" calcext:value-type="float">
            <text:p>406.163</text:p>
          </table:table-cell>
          <table:table-cell office:value-type="float" office:value="21.7988" calcext:value-type="float">
            <text:p>21.7988</text:p>
          </table:table-cell>
          <table:table-cell table:style-name="Default" office:value-type="float" office:value="27.8926" calcext:value-type="float">
            <text:p>27.8926</text:p>
          </table:table-cell>
          <table:table-cell table:formula="of:=[.E104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3]" office:value-type="float" office:value="0.98" calcext:value-type="float">
            <text:p>0.98</text:p>
          </table:table-cell>
          <table:table-cell table:formula="of:=[.H1043]" office:value-type="float" office:value="0.968" calcext:value-type="float">
            <text:p>0.968</text:p>
          </table:table-cell>
          <table:table-cell table:style-name="ce7" office:value-type="float" office:value="0.998486" calcext:value-type="float">
            <text:p>0.99849</text:p>
          </table:table-cell>
          <table:table-cell table:style-name="ce7" office:value-type="float" office:value="0.986856" calcext:value-type="float">
            <text:p>0.98686</text:p>
          </table:table-cell>
          <table:table-cell office:value-type="float" office:value="0.97821" calcext:value-type="float">
            <text:p>0.9782</text:p>
          </table:table-cell>
          <table:table-cell table:formula="of:=1-0.00026*[.C1044]" office:value-type="float" office:value="0.994332312" calcext:value-type="float">
            <text:p>0.9943</text:p>
          </table:table-cell>
          <table:table-cell table:style-name="ce3" table:formula="of:=1-0.05*[.B1044]/1000" office:value-type="float" office:value="0.97969185" calcext:value-type="float">
            <text:p>0.9797</text:p>
          </table:table-cell>
          <table:table-cell table:formula="of:=[.M1044]*[.L1044]*[.K1044]*[.J1044]*[.I1044]*[.H1044]*[.G1044]*[.F1044]*[.E1044]" office:value-type="float" office:value="0.849978542550933" calcext:value-type="float">
            <text:p>0.8500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table:style-name="Default" office:value-type="float" office:value="417.034" calcext:value-type="float">
            <text:p>417.034</text:p>
          </table:table-cell>
          <table:table-cell office:value-type="float" office:value="10.8425" calcext:value-type="float">
            <text:p>10.8425</text:p>
          </table:table-cell>
          <table:table-cell table:style-name="Default" office:value-type="float" office:value="19.6006" calcext:value-type="float">
            <text:p>19.6006</text:p>
          </table:table-cell>
          <table:table-cell table:formula="of:=[.E104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4]" office:value-type="float" office:value="0.98" calcext:value-type="float">
            <text:p>0.98</text:p>
          </table:table-cell>
          <table:table-cell table:formula="of:=[.H1044]" office:value-type="float" office:value="0.968" calcext:value-type="float">
            <text:p>0.968</text:p>
          </table:table-cell>
          <table:table-cell table:style-name="ce7" office:value-type="float" office:value="0.998684" calcext:value-type="float">
            <text:p>0.99868</text:p>
          </table:table-cell>
          <table:table-cell table:style-name="ce7" office:value-type="float" office:value="0.984969" calcext:value-type="float">
            <text:p>0.98497</text:p>
          </table:table-cell>
          <table:table-cell office:value-type="float" office:value="0.98172" calcext:value-type="float">
            <text:p>0.9817</text:p>
          </table:table-cell>
          <table:table-cell table:formula="of:=1-0.00026*[.C1045]" office:value-type="float" office:value="0.99718095" calcext:value-type="float">
            <text:p>0.9972</text:p>
          </table:table-cell>
          <table:table-cell table:style-name="ce3" table:formula="of:=1-0.05*[.B1045]/1000" office:value-type="float" office:value="0.9791483" calcext:value-type="float">
            <text:p>0.9791</text:p>
          </table:table-cell>
          <table:table-cell table:formula="of:=[.M1045]*[.L1045]*[.K1045]*[.J1045]*[.I1045]*[.H1045]*[.G1045]*[.F1045]*[.E1045]" office:value-type="float" office:value="0.853531966144919" calcext:value-type="float">
            <text:p>0.8535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table:style-name="Default" office:value-type="float" office:value="424.494" calcext:value-type="float">
            <text:p>424.494</text:p>
          </table:table-cell>
          <table:table-cell office:value-type="float" office:value="11.0438" calcext:value-type="float">
            <text:p>11.0438</text:p>
          </table:table-cell>
          <table:table-cell table:style-name="Default" office:value-type="float" office:value="19.0741" calcext:value-type="float">
            <text:p>19.0741</text:p>
          </table:table-cell>
          <table:table-cell table:formula="of:=[.E104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5]" office:value-type="float" office:value="0.98" calcext:value-type="float">
            <text:p>0.98</text:p>
          </table:table-cell>
          <table:table-cell table:formula="of:=[.H1045]" office:value-type="float" office:value="0.968" calcext:value-type="float">
            <text:p>0.968</text:p>
          </table:table-cell>
          <table:table-cell table:style-name="ce7" office:value-type="float" office:value="0.998872" calcext:value-type="float">
            <text:p>0.99887</text:p>
          </table:table-cell>
          <table:table-cell table:style-name="ce7" office:value-type="float" office:value="0.985822" calcext:value-type="float">
            <text:p>0.98582</text:p>
          </table:table-cell>
          <table:table-cell office:value-type="float" office:value="0.98155" calcext:value-type="float">
            <text:p>0.9816</text:p>
          </table:table-cell>
          <table:table-cell table:formula="of:=1-0.00026*[.C1046]" office:value-type="float" office:value="0.997128612" calcext:value-type="float">
            <text:p>0.9971</text:p>
          </table:table-cell>
          <table:table-cell table:style-name="ce3" table:formula="of:=1-0.05*[.B1046]/1000" office:value-type="float" office:value="0.9787753" calcext:value-type="float">
            <text:p>0.9788</text:p>
          </table:table-cell>
          <table:table-cell table:formula="of:=[.M1046]*[.L1046]*[.K1046]*[.J1046]*[.I1046]*[.H1046]*[.G1046]*[.F1046]*[.E1046]" office:value-type="float" office:value="0.853913741312097" calcext:value-type="float">
            <text:p>0.8539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table:style-name="Default" office:value-type="float" office:value="426.595" calcext:value-type="float">
            <text:p>426.595</text:p>
          </table:table-cell>
          <table:table-cell office:value-type="float" office:value="11.0997" calcext:value-type="float">
            <text:p>11.0997</text:p>
          </table:table-cell>
          <table:table-cell table:style-name="Default" office:value-type="float" office:value="19.229" calcext:value-type="float">
            <text:p>19.229</text:p>
          </table:table-cell>
          <table:table-cell table:formula="of:=[.E104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6]" office:value-type="float" office:value="0.98" calcext:value-type="float">
            <text:p>0.98</text:p>
          </table:table-cell>
          <table:table-cell table:formula="of:=[.H1046]" office:value-type="float" office:value="0.968" calcext:value-type="float">
            <text:p>0.968</text:p>
          </table:table-cell>
          <table:table-cell table:style-name="ce7" office:value-type="float" office:value="0.998869" calcext:value-type="float">
            <text:p>0.99887</text:p>
          </table:table-cell>
          <table:table-cell table:style-name="ce7" office:value-type="float" office:value="0.986915" calcext:value-type="float">
            <text:p>0.98692</text:p>
          </table:table-cell>
          <table:table-cell office:value-type="float" office:value="0.98086" calcext:value-type="float">
            <text:p>0.9809</text:p>
          </table:table-cell>
          <table:table-cell table:formula="of:=1-0.00026*[.C1047]" office:value-type="float" office:value="0.997114078" calcext:value-type="float">
            <text:p>0.9971</text:p>
          </table:table-cell>
          <table:table-cell table:style-name="ce3" table:formula="of:=1-0.05*[.B1047]/1000" office:value-type="float" office:value="0.97867025" calcext:value-type="float">
            <text:p>0.9787</text:p>
          </table:table-cell>
          <table:table-cell table:formula="of:=[.M1047]*[.L1047]*[.K1047]*[.J1047]*[.I1047]*[.H1047]*[.G1047]*[.F1047]*[.E1047]" office:value-type="float" office:value="0.854152849402384" calcext:value-type="float">
            <text:p>0.8542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table:style-name="Default" office:value-type="float" office:value="211.69" calcext:value-type="float">
            <text:p>211.69</text:p>
          </table:table-cell>
          <table:table-cell office:value-type="float" office:value="39.7776" calcext:value-type="float">
            <text:p>39.7776</text:p>
          </table:table-cell>
          <table:table-cell table:style-name="Default" office:value-type="float" office:value="35.7776" calcext:value-type="float">
            <text:p>35.7776</text:p>
          </table:table-cell>
          <table:table-cell table:formula="of:=[.E104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7]" office:value-type="float" office:value="0.98" calcext:value-type="float">
            <text:p>0.98</text:p>
          </table:table-cell>
          <table:table-cell table:formula="of:=[.H1047]" office:value-type="float" office:value="0.968" calcext:value-type="float">
            <text:p>0.968</text:p>
          </table:table-cell>
          <table:table-cell table:style-name="ce7" office:value-type="float" office:value="0.999191" calcext:value-type="float">
            <text:p>0.99919</text:p>
          </table:table-cell>
          <table:table-cell table:style-name="ce7" office:value-type="float" office:value="0.986451" calcext:value-type="float">
            <text:p>0.98645</text:p>
          </table:table-cell>
          <table:table-cell office:value-type="float" office:value="0.99036" calcext:value-type="float">
            <text:p>0.9904</text:p>
          </table:table-cell>
          <table:table-cell table:formula="of:=1-0.00026*[.C1048]" office:value-type="float" office:value="0.989657824" calcext:value-type="float">
            <text:p>0.9897</text:p>
          </table:table-cell>
          <table:table-cell table:style-name="ce3" table:formula="of:=1-0.05*[.B1048]/1000" office:value-type="float" office:value="0.9894155" calcext:value-type="float">
            <text:p>0.9894</text:p>
          </table:table-cell>
          <table:table-cell table:formula="of:=[.M1048]*[.L1048]*[.K1048]*[.J1048]*[.I1048]*[.H1048]*[.G1048]*[.F1048]*[.E1048]" office:value-type="float" office:value="0.865246686196828" calcext:value-type="float">
            <text:p>0.8652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style-name="Default" office:value-type="float" office:value="200.177" calcext:value-type="float">
            <text:p>200.177</text:p>
          </table:table-cell>
          <table:table-cell office:value-type="float" office:value="37.5826" calcext:value-type="float">
            <text:p>37.5826</text:p>
          </table:table-cell>
          <table:table-cell table:style-name="Default" office:value-type="float" office:value="29.0394" calcext:value-type="float">
            <text:p>29.0394</text:p>
          </table:table-cell>
          <table:table-cell table:formula="of:=[.E104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8]" office:value-type="float" office:value="0.98" calcext:value-type="float">
            <text:p>0.98</text:p>
          </table:table-cell>
          <table:table-cell table:formula="of:=[.H1048]" office:value-type="float" office:value="0.968" calcext:value-type="float">
            <text:p>0.968</text:p>
          </table:table-cell>
          <table:table-cell table:style-name="ce7" office:value-type="float" office:value="0.998729" calcext:value-type="float">
            <text:p>0.99873</text:p>
          </table:table-cell>
          <table:table-cell table:style-name="ce7" office:value-type="float" office:value="0.987039" calcext:value-type="float">
            <text:p>0.98704</text:p>
          </table:table-cell>
          <table:table-cell office:value-type="float" office:value="0.98856" calcext:value-type="float">
            <text:p>0.9886</text:p>
          </table:table-cell>
          <table:table-cell table:formula="of:=1-0.00026*[.C1049]" office:value-type="float" office:value="0.990228524" calcext:value-type="float">
            <text:p>0.9902</text:p>
          </table:table-cell>
          <table:table-cell table:style-name="ce3" table:formula="of:=1-0.05*[.B1049]/1000" office:value-type="float" office:value="0.98999115" calcext:value-type="float">
            <text:p>0.9900</text:p>
          </table:table-cell>
          <table:table-cell table:formula="of:=[.M1049]*[.L1049]*[.K1049]*[.J1049]*[.I1049]*[.H1049]*[.G1049]*[.F1049]*[.E1049]" office:value-type="float" office:value="0.86479028496889" calcext:value-type="float">
            <text:p>0.8648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table:style-name="Default" office:value-type="float" office:value="454.52" calcext:value-type="float">
            <text:p>454.52</text:p>
          </table:table-cell>
          <table:table-cell office:value-type="float" office:value="26.9478" calcext:value-type="float">
            <text:p>26.9478</text:p>
          </table:table-cell>
          <table:table-cell table:style-name="Default" office:value-type="float" office:value="27.5479" calcext:value-type="float">
            <text:p>27.5479</text:p>
          </table:table-cell>
          <table:table-cell table:formula="of:=[.E104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49]" office:value-type="float" office:value="0.98" calcext:value-type="float">
            <text:p>0.98</text:p>
          </table:table-cell>
          <table:table-cell table:formula="of:=[.H1049]" office:value-type="float" office:value="0.968" calcext:value-type="float">
            <text:p>0.968</text:p>
          </table:table-cell>
          <table:table-cell table:style-name="ce7" office:value-type="float" office:value="0.998685" calcext:value-type="float">
            <text:p>0.99869</text:p>
          </table:table-cell>
          <table:table-cell table:style-name="ce7" office:value-type="float" office:value="0.983359" calcext:value-type="float">
            <text:p>0.98336</text:p>
          </table:table-cell>
          <table:table-cell office:value-type="float" office:value="0.97628" calcext:value-type="float">
            <text:p>0.9763</text:p>
          </table:table-cell>
          <table:table-cell table:formula="of:=1-0.00026*[.C1050]" office:value-type="float" office:value="0.992993572" calcext:value-type="float">
            <text:p>0.9930</text:p>
          </table:table-cell>
          <table:table-cell table:style-name="ce3" table:formula="of:=1-0.05*[.B1050]/1000" office:value-type="float" office:value="0.977274" calcext:value-type="float">
            <text:p>0.9773</text:p>
          </table:table-cell>
          <table:table-cell table:formula="of:=[.M1050]*[.L1050]*[.K1050]*[.J1050]*[.I1050]*[.H1050]*[.G1050]*[.F1050]*[.E1050]" office:value-type="float" office:value="0.842241910947989" calcext:value-type="float">
            <text:p>0.8422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table:style-name="Default" office:value-type="float" office:value="456.768" calcext:value-type="float">
            <text:p>456.768</text:p>
          </table:table-cell>
          <table:table-cell office:value-type="float" office:value="27.086" calcext:value-type="float">
            <text:p>27.086</text:p>
          </table:table-cell>
          <table:table-cell table:style-name="Default" office:value-type="float" office:value="28.5293" calcext:value-type="float">
            <text:p>28.5293</text:p>
          </table:table-cell>
          <table:table-cell table:formula="of:=[.E105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0]" office:value-type="float" office:value="0.98" calcext:value-type="float">
            <text:p>0.98</text:p>
          </table:table-cell>
          <table:table-cell table:formula="of:=[.H1050]" office:value-type="float" office:value="0.968" calcext:value-type="float">
            <text:p>0.968</text:p>
          </table:table-cell>
          <table:table-cell table:style-name="ce7" office:value-type="float" office:value="0.998482" calcext:value-type="float">
            <text:p>0.99848</text:p>
          </table:table-cell>
          <table:table-cell table:style-name="ce7" office:value-type="float" office:value="0.984478" calcext:value-type="float">
            <text:p>0.98448</text:p>
          </table:table-cell>
          <table:table-cell office:value-type="float" office:value="0.97671" calcext:value-type="float">
            <text:p>0.9767</text:p>
          </table:table-cell>
          <table:table-cell table:formula="of:=1-0.00026*[.C1051]" office:value-type="float" office:value="0.99295764" calcext:value-type="float">
            <text:p>0.9930</text:p>
          </table:table-cell>
          <table:table-cell table:style-name="ce3" table:formula="of:=1-0.05*[.B1051]/1000" office:value-type="float" office:value="0.9771616" calcext:value-type="float">
            <text:p>0.9772</text:p>
          </table:table-cell>
          <table:table-cell table:formula="of:=[.M1051]*[.L1051]*[.K1051]*[.J1051]*[.I1051]*[.H1051]*[.G1051]*[.F1051]*[.E1051]" office:value-type="float" office:value="0.843272725491232" calcext:value-type="float">
            <text:p>0.8433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table:style-name="Default" office:value-type="float" office:value="458.672" calcext:value-type="float">
            <text:p>458.672</text:p>
          </table:table-cell>
          <table:table-cell office:value-type="float" office:value="27.203" calcext:value-type="float">
            <text:p>27.203</text:p>
          </table:table-cell>
          <table:table-cell table:style-name="Default" office:value-type="float" office:value="26.1239" calcext:value-type="float">
            <text:p>26.1239</text:p>
          </table:table-cell>
          <table:table-cell table:formula="of:=[.E105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1]" office:value-type="float" office:value="0.98" calcext:value-type="float">
            <text:p>0.98</text:p>
          </table:table-cell>
          <table:table-cell table:formula="of:=[.H1051]" office:value-type="float" office:value="0.968" calcext:value-type="float">
            <text:p>0.968</text:p>
          </table:table-cell>
          <table:table-cell table:style-name="ce7" office:value-type="float" office:value="0.99831" calcext:value-type="float">
            <text:p>0.99831</text:p>
          </table:table-cell>
          <table:table-cell table:style-name="ce7" office:value-type="float" office:value="0.983522" calcext:value-type="float">
            <text:p>0.98352</text:p>
          </table:table-cell>
          <table:table-cell office:value-type="float" office:value="0.97771" calcext:value-type="float">
            <text:p>0.9777</text:p>
          </table:table-cell>
          <table:table-cell table:formula="of:=1-0.00026*[.C1052]" office:value-type="float" office:value="0.99292722" calcext:value-type="float">
            <text:p>0.9929</text:p>
          </table:table-cell>
          <table:table-cell table:style-name="ce3" table:formula="of:=1-0.05*[.B1052]/1000" office:value-type="float" office:value="0.9770664" calcext:value-type="float">
            <text:p>0.9771</text:p>
          </table:table-cell>
          <table:table-cell table:formula="of:=[.M1052]*[.L1052]*[.K1052]*[.J1052]*[.I1052]*[.H1052]*[.G1052]*[.F1052]*[.E1052]" office:value-type="float" office:value="0.843063143005716" calcext:value-type="float">
            <text:p>0.8431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table:style-name="Default" office:value-type="float" office:value="455.913" calcext:value-type="float">
            <text:p>455.913</text:p>
          </table:table-cell>
          <table:table-cell office:value-type="float" office:value="12.8251" calcext:value-type="float">
            <text:p>12.8251</text:p>
          </table:table-cell>
          <table:table-cell table:style-name="Default" office:value-type="float" office:value="24.3659" calcext:value-type="float">
            <text:p>24.3659</text:p>
          </table:table-cell>
          <table:table-cell table:formula="of:=[.E105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2]" office:value-type="float" office:value="0.98" calcext:value-type="float">
            <text:p>0.98</text:p>
          </table:table-cell>
          <table:table-cell table:formula="of:=[.H1052]" office:value-type="float" office:value="0.968" calcext:value-type="float">
            <text:p>0.968</text:p>
          </table:table-cell>
          <table:table-cell table:style-name="ce7" office:value-type="float" office:value="0.998502" calcext:value-type="float">
            <text:p>0.99850</text:p>
          </table:table-cell>
          <table:table-cell table:style-name="ce7" office:value-type="float" office:value="0.983583" calcext:value-type="float">
            <text:p>0.98358</text:p>
          </table:table-cell>
          <table:table-cell office:value-type="float" office:value="0.97744" calcext:value-type="float">
            <text:p>0.9774</text:p>
          </table:table-cell>
          <table:table-cell table:formula="of:=1-0.00026*[.C1053]" office:value-type="float" office:value="0.996665474" calcext:value-type="float">
            <text:p>0.9967</text:p>
          </table:table-cell>
          <table:table-cell table:style-name="ce3" table:formula="of:=1-0.05*[.B1053]/1000" office:value-type="float" office:value="0.97720435" calcext:value-type="float">
            <text:p>0.9772</text:p>
          </table:table-cell>
          <table:table-cell table:formula="of:=[.M1053]*[.L1053]*[.K1053]*[.J1053]*[.I1053]*[.H1053]*[.G1053]*[.F1053]*[.E1053]" office:value-type="float" office:value="0.846338147797188" calcext:value-type="float">
            <text:p>0.8463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table:style-name="Default" office:value-type="float" office:value="455.682" calcext:value-type="float">
            <text:p>455.682</text:p>
          </table:table-cell>
          <table:table-cell office:value-type="float" office:value="12.815" calcext:value-type="float">
            <text:p>12.815</text:p>
          </table:table-cell>
          <table:table-cell table:style-name="Default" office:value-type="float" office:value="42.6441" calcext:value-type="float">
            <text:p>42.6441</text:p>
          </table:table-cell>
          <table:table-cell table:formula="of:=[.E105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3]" office:value-type="float" office:value="0.98" calcext:value-type="float">
            <text:p>0.98</text:p>
          </table:table-cell>
          <table:table-cell table:formula="of:=[.H1053]" office:value-type="float" office:value="0.968" calcext:value-type="float">
            <text:p>0.968</text:p>
          </table:table-cell>
          <table:table-cell table:style-name="ce7" office:value-type="float" office:value="0.998604" calcext:value-type="float">
            <text:p>0.99860</text:p>
          </table:table-cell>
          <table:table-cell table:style-name="ce7" office:value-type="float" office:value="0.983752" calcext:value-type="float">
            <text:p>0.98375</text:p>
          </table:table-cell>
          <table:table-cell office:value-type="float" office:value="0.97935" calcext:value-type="float">
            <text:p>0.9794</text:p>
          </table:table-cell>
          <table:table-cell table:formula="of:=1-0.00026*[.C1054]" office:value-type="float" office:value="0.9966681" calcext:value-type="float">
            <text:p>0.9967</text:p>
          </table:table-cell>
          <table:table-cell table:style-name="ce3" table:formula="of:=1-0.05*[.B1054]/1000" office:value-type="float" office:value="0.9772159" calcext:value-type="float">
            <text:p>0.9772</text:p>
          </table:table-cell>
          <table:table-cell table:formula="of:=[.M1054]*[.L1054]*[.K1054]*[.J1054]*[.I1054]*[.H1054]*[.G1054]*[.F1054]*[.E1054]" office:value-type="float" office:value="0.848236566662831" calcext:value-type="float">
            <text:p>0.8482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table:style-name="Default" office:value-type="float" office:value="477.724" calcext:value-type="float">
            <text:p>477.724</text:p>
          </table:table-cell>
          <table:table-cell office:value-type="float" office:value="5.96098" calcext:value-type="float">
            <text:p>5.96098</text:p>
          </table:table-cell>
          <table:table-cell table:style-name="Default" office:value-type="float" office:value="23.5079" calcext:value-type="float">
            <text:p>23.5079</text:p>
          </table:table-cell>
          <table:table-cell table:formula="of:=[.E105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4]" office:value-type="float" office:value="0.98" calcext:value-type="float">
            <text:p>0.98</text:p>
          </table:table-cell>
          <table:table-cell table:formula="of:=[.H1054]" office:value-type="float" office:value="0.968" calcext:value-type="float">
            <text:p>0.968</text:p>
          </table:table-cell>
          <table:table-cell table:style-name="ce7" office:value-type="float" office:value="0.99854" calcext:value-type="float">
            <text:p>0.99854</text:p>
          </table:table-cell>
          <table:table-cell table:style-name="ce7" office:value-type="float" office:value="0.984498" calcext:value-type="float">
            <text:p>0.98450</text:p>
          </table:table-cell>
          <table:table-cell office:value-type="float" office:value="0.97962" calcext:value-type="float">
            <text:p>0.9796</text:p>
          </table:table-cell>
          <table:table-cell table:formula="of:=1-0.00026*[.C1055]" office:value-type="float" office:value="0.9984501452" calcext:value-type="float">
            <text:p>0.9985</text:p>
          </table:table-cell>
          <table:table-cell table:style-name="ce3" table:formula="of:=1-0.05*[.B1055]/1000" office:value-type="float" office:value="0.9761138" calcext:value-type="float">
            <text:p>0.9761</text:p>
          </table:table-cell>
          <table:table-cell table:formula="of:=[.M1055]*[.L1055]*[.K1055]*[.J1055]*[.I1055]*[.H1055]*[.G1055]*[.F1055]*[.E1055]" office:value-type="float" office:value="0.849618256150451" calcext:value-type="float">
            <text:p>0.8496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table:style-name="Default" office:value-type="float" office:value="469.756" calcext:value-type="float">
            <text:p>469.756</text:p>
          </table:table-cell>
          <table:table-cell office:value-type="float" office:value="5.85521" calcext:value-type="float">
            <text:p>5.85521</text:p>
          </table:table-cell>
          <table:table-cell table:style-name="Default" office:value-type="float" office:value="18.3679" calcext:value-type="float">
            <text:p>18.3679</text:p>
          </table:table-cell>
          <table:table-cell table:formula="of:=[.E105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5]" office:value-type="float" office:value="0.98" calcext:value-type="float">
            <text:p>0.98</text:p>
          </table:table-cell>
          <table:table-cell table:formula="of:=[.H1055]" office:value-type="float" office:value="0.968" calcext:value-type="float">
            <text:p>0.968</text:p>
          </table:table-cell>
          <table:table-cell table:style-name="ce7" office:value-type="float" office:value="0.998664" calcext:value-type="float">
            <text:p>0.99866</text:p>
          </table:table-cell>
          <table:table-cell table:style-name="ce7" office:value-type="float" office:value="0.985347" calcext:value-type="float">
            <text:p>0.98535</text:p>
          </table:table-cell>
          <table:table-cell office:value-type="float" office:value="0.98086" calcext:value-type="float">
            <text:p>0.9809</text:p>
          </table:table-cell>
          <table:table-cell table:formula="of:=1-0.00026*[.C1056]" office:value-type="float" office:value="0.9984776454" calcext:value-type="float">
            <text:p>0.9985</text:p>
          </table:table-cell>
          <table:table-cell table:style-name="ce3" table:formula="of:=1-0.05*[.B1056]/1000" office:value-type="float" office:value="0.9765122" calcext:value-type="float">
            <text:p>0.9765</text:p>
          </table:table-cell>
          <table:table-cell table:formula="of:=[.M1056]*[.L1056]*[.K1056]*[.J1056]*[.I1056]*[.H1056]*[.G1056]*[.F1056]*[.E1056]" office:value-type="float" office:value="0.851904058814165" calcext:value-type="float">
            <text:p>0.8519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table:style-name="Default" office:value-type="float" office:value="426.259" calcext:value-type="float">
            <text:p>426.259</text:p>
          </table:table-cell>
          <table:table-cell office:value-type="float" office:value="34.7329" calcext:value-type="float">
            <text:p>34.7329</text:p>
          </table:table-cell>
          <table:table-cell table:style-name="Default" office:value-type="float" office:value="23.272" calcext:value-type="float">
            <text:p>23.272</text:p>
          </table:table-cell>
          <table:table-cell table:formula="of:=[.E105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6]" office:value-type="float" office:value="0.98" calcext:value-type="float">
            <text:p>0.98</text:p>
          </table:table-cell>
          <table:table-cell table:formula="of:=[.H1056]" office:value-type="float" office:value="0.968" calcext:value-type="float">
            <text:p>0.968</text:p>
          </table:table-cell>
          <table:table-cell table:style-name="ce7" office:value-type="float" office:value="0.998364" calcext:value-type="float">
            <text:p>0.99836</text:p>
          </table:table-cell>
          <table:table-cell table:style-name="ce7" office:value-type="float" office:value="0.982364" calcext:value-type="float">
            <text:p>0.98236</text:p>
          </table:table-cell>
          <table:table-cell office:value-type="float" office:value="0.98214" calcext:value-type="float">
            <text:p>0.9821</text:p>
          </table:table-cell>
          <table:table-cell table:formula="of:=1-0.00026*[.C1057]" office:value-type="float" office:value="0.990969446" calcext:value-type="float">
            <text:p>0.9910</text:p>
          </table:table-cell>
          <table:table-cell table:style-name="ce3" table:formula="of:=1-0.05*[.B1057]/1000" office:value-type="float" office:value="0.97868705" calcext:value-type="float">
            <text:p>0.9787</text:p>
          </table:table-cell>
          <table:table-cell table:formula="of:=[.M1057]*[.L1057]*[.K1057]*[.J1057]*[.I1057]*[.H1057]*[.G1057]*[.F1057]*[.E1057]" office:value-type="float" office:value="0.845664124238073" calcext:value-type="float">
            <text:p>0.8457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style-name="Default" office:value-type="float" office:value="454.003" calcext:value-type="float">
            <text:p>454.003</text:p>
          </table:table-cell>
          <table:table-cell office:value-type="float" office:value="20.0355" calcext:value-type="float">
            <text:p>20.0355</text:p>
          </table:table-cell>
          <table:table-cell table:style-name="Default" office:value-type="float" office:value="22.1845" calcext:value-type="float">
            <text:p>22.1845</text:p>
          </table:table-cell>
          <table:table-cell table:formula="of:=[.E105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7]" office:value-type="float" office:value="0.98" calcext:value-type="float">
            <text:p>0.98</text:p>
          </table:table-cell>
          <table:table-cell table:formula="of:=[.H1057]" office:value-type="float" office:value="0.968" calcext:value-type="float">
            <text:p>0.968</text:p>
          </table:table-cell>
          <table:table-cell table:style-name="ce7" office:value-type="float" office:value="0.997687" calcext:value-type="float">
            <text:p>0.99769</text:p>
          </table:table-cell>
          <table:table-cell table:style-name="ce7" office:value-type="float" office:value="0.986123" calcext:value-type="float">
            <text:p>0.98612</text:p>
          </table:table-cell>
          <table:table-cell office:value-type="float" office:value="0.98241" calcext:value-type="float">
            <text:p>0.9824</text:p>
          </table:table-cell>
          <table:table-cell table:formula="of:=1-0.00026*[.C1058]" office:value-type="float" office:value="0.99479077" calcext:value-type="float">
            <text:p>0.9948</text:p>
          </table:table-cell>
          <table:table-cell table:style-name="ce3" table:formula="of:=1-0.05*[.B1058]/1000" office:value-type="float" office:value="0.97729985" calcext:value-type="float">
            <text:p>0.9773</text:p>
          </table:table-cell>
          <table:table-cell table:formula="of:=[.M1058]*[.L1058]*[.K1058]*[.J1058]*[.I1058]*[.H1058]*[.G1058]*[.F1058]*[.E1058]" office:value-type="float" office:value="0.850622381720218" calcext:value-type="float">
            <text:p>0.8506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style-name="Default" office:value-type="float" office:value="453.088" calcext:value-type="float">
            <text:p>453.088</text:p>
          </table:table-cell>
          <table:table-cell office:value-type="float" office:value="19.9877" calcext:value-type="float">
            <text:p>19.9877</text:p>
          </table:table-cell>
          <table:table-cell table:style-name="Default" office:value-type="float" office:value="22.7549" calcext:value-type="float">
            <text:p>22.7549</text:p>
          </table:table-cell>
          <table:table-cell table:formula="of:=[.E105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8]" office:value-type="float" office:value="0.98" calcext:value-type="float">
            <text:p>0.98</text:p>
          </table:table-cell>
          <table:table-cell table:formula="of:=[.H1058]" office:value-type="float" office:value="0.968" calcext:value-type="float">
            <text:p>0.968</text:p>
          </table:table-cell>
          <table:table-cell table:style-name="ce7" office:value-type="float" office:value="0.998312" calcext:value-type="float">
            <text:p>0.99831</text:p>
          </table:table-cell>
          <table:table-cell table:style-name="ce7" office:value-type="float" office:value="0.979916" calcext:value-type="float">
            <text:p>0.97992</text:p>
          </table:table-cell>
          <table:table-cell office:value-type="float" office:value="0.978" calcext:value-type="float">
            <text:p>0.9780</text:p>
          </table:table-cell>
          <table:table-cell table:formula="of:=1-0.00026*[.C1059]" office:value-type="float" office:value="0.994803198" calcext:value-type="float">
            <text:p>0.9948</text:p>
          </table:table-cell>
          <table:table-cell table:style-name="ce3" table:formula="of:=1-0.05*[.B1059]/1000" office:value-type="float" office:value="0.9773456" calcext:value-type="float">
            <text:p>0.9773</text:p>
          </table:table-cell>
          <table:table-cell table:formula="of:=[.M1059]*[.L1059]*[.K1059]*[.J1059]*[.I1059]*[.H1059]*[.G1059]*[.F1059]*[.E1059]" office:value-type="float" office:value="0.842050969878211" calcext:value-type="float">
            <text:p>0.8421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table:style-name="Default" office:value-type="float" office:value="451.892" calcext:value-type="float">
            <text:p>451.892</text:p>
          </table:table-cell>
          <table:table-cell office:value-type="float" office:value="3.38848" calcext:value-type="float">
            <text:p>3.38848</text:p>
          </table:table-cell>
          <table:table-cell table:style-name="Default" office:value-type="float" office:value="9.51619" calcext:value-type="float">
            <text:p>9.51619</text:p>
          </table:table-cell>
          <table:table-cell table:formula="of:=[.E105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59]" office:value-type="float" office:value="0.98" calcext:value-type="float">
            <text:p>0.98</text:p>
          </table:table-cell>
          <table:table-cell table:formula="of:=[.H1059]" office:value-type="float" office:value="0.968" calcext:value-type="float">
            <text:p>0.968</text:p>
          </table:table-cell>
          <table:table-cell table:style-name="ce7" office:value-type="float" office:value="0.998567" calcext:value-type="float">
            <text:p>0.99857</text:p>
          </table:table-cell>
          <table:table-cell table:style-name="ce7" office:value-type="float" office:value="0.983108" calcext:value-type="float">
            <text:p>0.98311</text:p>
          </table:table-cell>
          <table:table-cell office:value-type="float" office:value="0.98421" calcext:value-type="float">
            <text:p>0.9842</text:p>
          </table:table-cell>
          <table:table-cell table:formula="of:=1-0.00026*[.C1060]" office:value-type="float" office:value="0.9991189952" calcext:value-type="float">
            <text:p>0.9991</text:p>
          </table:table-cell>
          <table:table-cell table:style-name="ce3" table:formula="of:=1-0.05*[.B1060]/1000" office:value-type="float" office:value="0.9774054" calcext:value-type="float">
            <text:p>0.9774</text:p>
          </table:table-cell>
          <table:table-cell table:formula="of:=[.M1060]*[.L1060]*[.K1060]*[.J1060]*[.I1060]*[.H1060]*[.G1060]*[.F1060]*[.E1060]" office:value-type="float" office:value="0.854116700242893" calcext:value-type="float">
            <text:p>0.8541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table:style-name="Default" office:value-type="float" office:value="462.545" calcext:value-type="float">
            <text:p>462.545</text:p>
          </table:table-cell>
          <table:table-cell office:value-type="float" office:value="3.47548" calcext:value-type="float">
            <text:p>3.47548</text:p>
          </table:table-cell>
          <table:table-cell table:style-name="Default" office:value-type="float" office:value="12.0587" calcext:value-type="float">
            <text:p>12.0587</text:p>
          </table:table-cell>
          <table:table-cell table:formula="of:=[.E106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0]" office:value-type="float" office:value="0.98" calcext:value-type="float">
            <text:p>0.98</text:p>
          </table:table-cell>
          <table:table-cell table:formula="of:=[.H1060]" office:value-type="float" office:value="0.968" calcext:value-type="float">
            <text:p>0.968</text:p>
          </table:table-cell>
          <table:table-cell table:style-name="ce7" office:value-type="float" office:value="0.998834" calcext:value-type="float">
            <text:p>0.99883</text:p>
          </table:table-cell>
          <table:table-cell table:style-name="ce7" office:value-type="float" office:value="0.983093" calcext:value-type="float">
            <text:p>0.98309</text:p>
          </table:table-cell>
          <table:table-cell office:value-type="float" office:value="0.98097" calcext:value-type="float">
            <text:p>0.9810</text:p>
          </table:table-cell>
          <table:table-cell table:formula="of:=1-0.00026*[.C1061]" office:value-type="float" office:value="0.9990963752" calcext:value-type="float">
            <text:p>0.9991</text:p>
          </table:table-cell>
          <table:table-cell table:style-name="ce3" table:formula="of:=1-0.05*[.B1061]/1000" office:value-type="float" office:value="0.97687275" calcext:value-type="float">
            <text:p>0.9769</text:p>
          </table:table-cell>
          <table:table-cell table:formula="of:=[.M1061]*[.L1061]*[.K1061]*[.J1061]*[.I1061]*[.H1061]*[.G1061]*[.F1061]*[.E1061]" office:value-type="float" office:value="0.851036282267932" calcext:value-type="float">
            <text:p>0.8510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table:style-name="Default" office:value-type="float" office:value="463.858" calcext:value-type="float">
            <text:p>463.858</text:p>
          </table:table-cell>
          <table:table-cell office:value-type="float" office:value="3.484" calcext:value-type="float">
            <text:p>3.484</text:p>
          </table:table-cell>
          <table:table-cell table:style-name="Default" office:value-type="float" office:value="10.885" calcext:value-type="float">
            <text:p>10.885</text:p>
          </table:table-cell>
          <table:table-cell table:formula="of:=[.E106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1]" office:value-type="float" office:value="0.98" calcext:value-type="float">
            <text:p>0.98</text:p>
          </table:table-cell>
          <table:table-cell table:formula="of:=[.H1061]" office:value-type="float" office:value="0.968" calcext:value-type="float">
            <text:p>0.968</text:p>
          </table:table-cell>
          <table:table-cell table:style-name="ce7" office:value-type="float" office:value="0.998716" calcext:value-type="float">
            <text:p>0.99872</text:p>
          </table:table-cell>
          <table:table-cell table:style-name="ce7" office:value-type="float" office:value="0.98234" calcext:value-type="float">
            <text:p>0.98234</text:p>
          </table:table-cell>
          <table:table-cell office:value-type="float" office:value="0.98122" calcext:value-type="float">
            <text:p>0.9812</text:p>
          </table:table-cell>
          <table:table-cell table:formula="of:=1-0.00026*[.C1062]" office:value-type="float" office:value="0.99909416" calcext:value-type="float">
            <text:p>0.9991</text:p>
          </table:table-cell>
          <table:table-cell table:style-name="ce3" table:formula="of:=1-0.05*[.B1062]/1000" office:value-type="float" office:value="0.9768071" calcext:value-type="float">
            <text:p>0.9768</text:p>
          </table:table-cell>
          <table:table-cell table:formula="of:=[.M1062]*[.L1062]*[.K1062]*[.J1062]*[.I1062]*[.H1062]*[.G1062]*[.F1062]*[.E1062]" office:value-type="float" office:value="0.850441620424583" calcext:value-type="float">
            <text:p>0.8504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table:style-name="Default" office:value-type="float" office:value="419.19" calcext:value-type="float">
            <text:p>419.19</text:p>
          </table:table-cell>
          <table:table-cell office:value-type="float" office:value="7.02402" calcext:value-type="float">
            <text:p>7.02402</text:p>
          </table:table-cell>
          <table:table-cell table:style-name="Default" office:value-type="float" office:value="22.7656" calcext:value-type="float">
            <text:p>22.7656</text:p>
          </table:table-cell>
          <table:table-cell table:formula="of:=[.E106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2]" office:value-type="float" office:value="0.98" calcext:value-type="float">
            <text:p>0.98</text:p>
          </table:table-cell>
          <table:table-cell table:formula="of:=[.H1062]" office:value-type="float" office:value="0.968" calcext:value-type="float">
            <text:p>0.968</text:p>
          </table:table-cell>
          <table:table-cell table:style-name="ce7" office:value-type="float" office:value="0.998804" calcext:value-type="float">
            <text:p>0.99880</text:p>
          </table:table-cell>
          <table:table-cell table:style-name="ce7" office:value-type="float" office:value="0.983507" calcext:value-type="float">
            <text:p>0.98351</text:p>
          </table:table-cell>
          <table:table-cell office:value-type="float" office:value="0.98159" calcext:value-type="float">
            <text:p>0.9816</text:p>
          </table:table-cell>
          <table:table-cell table:formula="of:=1-0.00026*[.C1063]" office:value-type="float" office:value="0.9981737548" calcext:value-type="float">
            <text:p>0.9982</text:p>
          </table:table-cell>
          <table:table-cell table:style-name="ce3" table:formula="of:=1-0.05*[.B1063]/1000" office:value-type="float" office:value="0.9790405" calcext:value-type="float">
            <text:p>0.9790</text:p>
          </table:table-cell>
          <table:table-cell table:formula="of:=[.M1063]*[.L1063]*[.K1063]*[.J1063]*[.I1063]*[.H1063]*[.G1063]*[.F1063]*[.E1063]" office:value-type="float" office:value="0.853009186546642" calcext:value-type="float">
            <text:p>0.8530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table:style-name="Default" office:value-type="float" office:value="401.697" calcext:value-type="float">
            <text:p>401.697</text:p>
          </table:table-cell>
          <table:table-cell office:value-type="float" office:value="6.71565" calcext:value-type="float">
            <text:p>6.71565</text:p>
          </table:table-cell>
          <table:table-cell table:style-name="Default" office:value-type="float" office:value="12.6831" calcext:value-type="float">
            <text:p>12.6831</text:p>
          </table:table-cell>
          <table:table-cell table:formula="of:=[.E106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3]" office:value-type="float" office:value="0.98" calcext:value-type="float">
            <text:p>0.98</text:p>
          </table:table-cell>
          <table:table-cell table:formula="of:=[.H1063]" office:value-type="float" office:value="0.968" calcext:value-type="float">
            <text:p>0.968</text:p>
          </table:table-cell>
          <table:table-cell table:style-name="ce7" office:value-type="float" office:value="0.999413" calcext:value-type="float">
            <text:p>0.99941</text:p>
          </table:table-cell>
          <table:table-cell table:style-name="ce7" office:value-type="float" office:value="0.985334" calcext:value-type="float">
            <text:p>0.98533</text:p>
          </table:table-cell>
          <table:table-cell office:value-type="float" office:value="0.98073" calcext:value-type="float">
            <text:p>0.9807</text:p>
          </table:table-cell>
          <table:table-cell table:formula="of:=1-0.00026*[.C1064]" office:value-type="float" office:value="0.998253931" calcext:value-type="float">
            <text:p>0.9983</text:p>
          </table:table-cell>
          <table:table-cell table:style-name="ce3" table:formula="of:=1-0.05*[.B1064]/1000" office:value-type="float" office:value="0.97991515" calcext:value-type="float">
            <text:p>0.9799</text:p>
          </table:table-cell>
          <table:table-cell table:formula="of:=[.M1064]*[.L1064]*[.K1064]*[.J1064]*[.I1064]*[.H1064]*[.G1064]*[.F1064]*[.E1064]" office:value-type="float" office:value="0.855197603345643" calcext:value-type="float">
            <text:p>0.8552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table:style-name="Default" office:value-type="float" office:value="402.215" calcext:value-type="float">
            <text:p>402.215</text:p>
          </table:table-cell>
          <table:table-cell office:value-type="float" office:value="6.72568" calcext:value-type="float">
            <text:p>6.72568</text:p>
          </table:table-cell>
          <table:table-cell table:style-name="Default" office:value-type="float" office:value="10.1058" calcext:value-type="float">
            <text:p>10.1058</text:p>
          </table:table-cell>
          <table:table-cell table:formula="of:=[.E106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4]" office:value-type="float" office:value="0.98" calcext:value-type="float">
            <text:p>0.98</text:p>
          </table:table-cell>
          <table:table-cell table:formula="of:=[.H1064]" office:value-type="float" office:value="0.968" calcext:value-type="float">
            <text:p>0.968</text:p>
          </table:table-cell>
          <table:table-cell table:style-name="ce7" office:value-type="float" office:value="0.999122" calcext:value-type="float">
            <text:p>0.99912</text:p>
          </table:table-cell>
          <table:table-cell table:style-name="ce7" office:value-type="float" office:value="0.982287" calcext:value-type="float">
            <text:p>0.98229</text:p>
          </table:table-cell>
          <table:table-cell office:value-type="float" office:value="0.98166" calcext:value-type="float">
            <text:p>0.9817</text:p>
          </table:table-cell>
          <table:table-cell table:formula="of:=1-0.00026*[.C1065]" office:value-type="float" office:value="0.9982513232" calcext:value-type="float">
            <text:p>0.9983</text:p>
          </table:table-cell>
          <table:table-cell table:style-name="ce3" table:formula="of:=1-0.05*[.B1065]/1000" office:value-type="float" office:value="0.97988925" calcext:value-type="float">
            <text:p>0.9799</text:p>
          </table:table-cell>
          <table:table-cell table:formula="of:=[.M1065]*[.L1065]*[.K1065]*[.J1065]*[.I1065]*[.H1065]*[.G1065]*[.F1065]*[.E1065]" office:value-type="float" office:value="0.85308823302454" calcext:value-type="float">
            <text:p>0.8531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table:style-name="Default" office:value-type="float" office:value="439.352" calcext:value-type="float">
            <text:p>439.352</text:p>
          </table:table-cell>
          <table:table-cell office:value-type="float" office:value="19.5896" calcext:value-type="float">
            <text:p>19.5896</text:p>
          </table:table-cell>
          <table:table-cell table:style-name="Default" office:value-type="float" office:value="23.755" calcext:value-type="float">
            <text:p>23.755</text:p>
          </table:table-cell>
          <table:table-cell table:formula="of:=[.E106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5]" office:value-type="float" office:value="0.98" calcext:value-type="float">
            <text:p>0.98</text:p>
          </table:table-cell>
          <table:table-cell table:formula="of:=[.H1065]" office:value-type="float" office:value="0.968" calcext:value-type="float">
            <text:p>0.968</text:p>
          </table:table-cell>
          <table:table-cell table:style-name="ce7" office:value-type="float" office:value="0.998529" calcext:value-type="float">
            <text:p>0.99853</text:p>
          </table:table-cell>
          <table:table-cell table:style-name="ce7" office:value-type="float" office:value="0.990092" calcext:value-type="float">
            <text:p>0.99009</text:p>
          </table:table-cell>
          <table:table-cell office:value-type="float" office:value="0.98316" calcext:value-type="float">
            <text:p>0.9832</text:p>
          </table:table-cell>
          <table:table-cell table:formula="of:=1-0.00026*[.C1066]" office:value-type="float" office:value="0.994906704" calcext:value-type="float">
            <text:p>0.9949</text:p>
          </table:table-cell>
          <table:table-cell table:style-name="ce3" table:formula="of:=1-0.05*[.B1066]/1000" office:value-type="float" office:value="0.9780324" calcext:value-type="float">
            <text:p>0.9780</text:p>
          </table:table-cell>
          <table:table-cell table:formula="of:=[.M1066]*[.L1066]*[.K1066]*[.J1066]*[.I1066]*[.H1066]*[.G1066]*[.F1066]*[.E1066]" office:value-type="float" office:value="0.856160297895232" calcext:value-type="float">
            <text:p>0.8562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table:style-name="Default" office:value-type="float" office:value="446.425" calcext:value-type="float">
            <text:p>446.425</text:p>
          </table:table-cell>
          <table:table-cell office:value-type="float" office:value="19.9108" calcext:value-type="float">
            <text:p>19.9108</text:p>
          </table:table-cell>
          <table:table-cell table:style-name="Default" office:value-type="float" office:value="23.3207" calcext:value-type="float">
            <text:p>23.3207</text:p>
          </table:table-cell>
          <table:table-cell table:formula="of:=[.E106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6]" office:value-type="float" office:value="0.98" calcext:value-type="float">
            <text:p>0.98</text:p>
          </table:table-cell>
          <table:table-cell table:formula="of:=[.H1066]" office:value-type="float" office:value="0.968" calcext:value-type="float">
            <text:p>0.968</text:p>
          </table:table-cell>
          <table:table-cell table:style-name="ce7" office:value-type="float" office:value="0.998597" calcext:value-type="float">
            <text:p>0.99860</text:p>
          </table:table-cell>
          <table:table-cell table:style-name="ce7" office:value-type="float" office:value="0.989141" calcext:value-type="float">
            <text:p>0.98914</text:p>
          </table:table-cell>
          <table:table-cell office:value-type="float" office:value="0.98285" calcext:value-type="float">
            <text:p>0.9829</text:p>
          </table:table-cell>
          <table:table-cell table:formula="of:=1-0.00026*[.C1067]" office:value-type="float" office:value="0.994823192" calcext:value-type="float">
            <text:p>0.9948</text:p>
          </table:table-cell>
          <table:table-cell table:style-name="ce3" table:formula="of:=1-0.05*[.B1067]/1000" office:value-type="float" office:value="0.97767875" calcext:value-type="float">
            <text:p>0.9777</text:p>
          </table:table-cell>
          <table:table-cell table:formula="of:=[.M1067]*[.L1067]*[.K1067]*[.J1067]*[.I1067]*[.H1067]*[.G1067]*[.F1067]*[.E1067]" office:value-type="float" office:value="0.85474551439738" calcext:value-type="float">
            <text:p>0.8547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style-name="Default" office:value-type="float" office:value="448.073" calcext:value-type="float">
            <text:p>448.073</text:p>
          </table:table-cell>
          <table:table-cell office:value-type="float" office:value="19.9853" calcext:value-type="float">
            <text:p>19.9853</text:p>
          </table:table-cell>
          <table:table-cell table:style-name="Default" office:value-type="float" office:value="24.3443" calcext:value-type="float">
            <text:p>24.3443</text:p>
          </table:table-cell>
          <table:table-cell table:formula="of:=[.E106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7]" office:value-type="float" office:value="0.98" calcext:value-type="float">
            <text:p>0.98</text:p>
          </table:table-cell>
          <table:table-cell table:formula="of:=[.H1067]" office:value-type="float" office:value="0.968" calcext:value-type="float">
            <text:p>0.968</text:p>
          </table:table-cell>
          <table:table-cell table:style-name="ce7" office:value-type="float" office:value="0.998434" calcext:value-type="float">
            <text:p>0.99843</text:p>
          </table:table-cell>
          <table:table-cell table:style-name="ce7" office:value-type="float" office:value="0.989012" calcext:value-type="float">
            <text:p>0.98901</text:p>
          </table:table-cell>
          <table:table-cell office:value-type="float" office:value="0.98151" calcext:value-type="float">
            <text:p>0.9815</text:p>
          </table:table-cell>
          <table:table-cell table:formula="of:=1-0.00026*[.C1068]" office:value-type="float" office:value="0.994803822" calcext:value-type="float">
            <text:p>0.9948</text:p>
          </table:table-cell>
          <table:table-cell table:style-name="ce3" table:formula="of:=1-0.05*[.B1068]/1000" office:value-type="float" office:value="0.97759635" calcext:value-type="float">
            <text:p>0.9776</text:p>
          </table:table-cell>
          <table:table-cell table:formula="of:=[.M1068]*[.L1068]*[.K1068]*[.J1068]*[.I1068]*[.H1068]*[.G1068]*[.F1068]*[.E1068]" office:value-type="float" office:value="0.85324100490182" calcext:value-type="float">
            <text:p>0.8532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table:style-name="Default" office:value-type="float" office:value="283.534" calcext:value-type="float">
            <text:p>283.534</text:p>
          </table:table-cell>
          <table:table-cell office:value-type="float" office:value="39.0678" calcext:value-type="float">
            <text:p>39.0678</text:p>
          </table:table-cell>
          <table:table-cell table:style-name="Default" office:value-type="float" office:value="29.3865" calcext:value-type="float">
            <text:p>29.3865</text:p>
          </table:table-cell>
          <table:table-cell table:formula="of:=[.E106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8]" office:value-type="float" office:value="0.98" calcext:value-type="float">
            <text:p>0.98</text:p>
          </table:table-cell>
          <table:table-cell table:formula="of:=[.H1068]" office:value-type="float" office:value="0.968" calcext:value-type="float">
            <text:p>0.968</text:p>
          </table:table-cell>
          <table:table-cell table:style-name="ce7" office:value-type="float" office:value="0.998777" calcext:value-type="float">
            <text:p>0.99878</text:p>
          </table:table-cell>
          <table:table-cell table:style-name="ce7" office:value-type="float" office:value="0.993989" calcext:value-type="float">
            <text:p>0.99399</text:p>
          </table:table-cell>
          <table:table-cell office:value-type="float" office:value="0.98795" calcext:value-type="float">
            <text:p>0.9880</text:p>
          </table:table-cell>
          <table:table-cell table:formula="of:=1-0.00026*[.C1069]" office:value-type="float" office:value="0.989842372" calcext:value-type="float">
            <text:p>0.9898</text:p>
          </table:table-cell>
          <table:table-cell table:style-name="ce3" table:formula="of:=1-0.05*[.B1069]/1000" office:value-type="float" office:value="0.9858233" calcext:value-type="float">
            <text:p>0.9858</text:p>
          </table:table-cell>
          <table:table-cell table:formula="of:=[.M1069]*[.L1069]*[.K1069]*[.J1069]*[.I1069]*[.H1069]*[.G1069]*[.F1069]*[.E1069]" office:value-type="float" office:value="0.866381651806806" calcext:value-type="float">
            <text:p>0.8664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style-name="Default" office:value-type="float" office:value="282.07" calcext:value-type="float">
            <text:p>282.07</text:p>
          </table:table-cell>
          <table:table-cell office:value-type="float" office:value="38.8548" calcext:value-type="float">
            <text:p>38.8548</text:p>
          </table:table-cell>
          <table:table-cell table:style-name="Default" office:value-type="float" office:value="30.0169" calcext:value-type="float">
            <text:p>30.0169</text:p>
          </table:table-cell>
          <table:table-cell table:formula="of:=[.E106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69]" office:value-type="float" office:value="0.98" calcext:value-type="float">
            <text:p>0.98</text:p>
          </table:table-cell>
          <table:table-cell table:formula="of:=[.H1069]" office:value-type="float" office:value="0.968" calcext:value-type="float">
            <text:p>0.968</text:p>
          </table:table-cell>
          <table:table-cell table:style-name="ce7" office:value-type="float" office:value="0.998813" calcext:value-type="float">
            <text:p>0.99881</text:p>
          </table:table-cell>
          <table:table-cell table:style-name="ce7" office:value-type="float" office:value="0.991096" calcext:value-type="float">
            <text:p>0.99110</text:p>
          </table:table-cell>
          <table:table-cell office:value-type="float" office:value="0.98794" calcext:value-type="float">
            <text:p>0.9879</text:p>
          </table:table-cell>
          <table:table-cell table:formula="of:=1-0.00026*[.C1070]" office:value-type="float" office:value="0.989897752" calcext:value-type="float">
            <text:p>0.9899</text:p>
          </table:table-cell>
          <table:table-cell table:style-name="ce3" table:formula="of:=1-0.05*[.B1070]/1000" office:value-type="float" office:value="0.9858965" calcext:value-type="float">
            <text:p>0.9859</text:p>
          </table:table-cell>
          <table:table-cell table:formula="of:=[.M1070]*[.L1070]*[.K1070]*[.J1070]*[.I1070]*[.H1070]*[.G1070]*[.F1070]*[.E1070]" office:value-type="float" office:value="0.863994927028081" calcext:value-type="float">
            <text:p>0.8640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style-name="Default" office:value-type="float" office:value="518.866" calcext:value-type="float">
            <text:p>518.866</text:p>
          </table:table-cell>
          <table:table-cell office:value-type="float" office:value="9.98145" calcext:value-type="float">
            <text:p>9.98145</text:p>
          </table:table-cell>
          <table:table-cell table:style-name="Default" office:value-type="float" office:value="9.6697" calcext:value-type="float">
            <text:p>9.6697</text:p>
          </table:table-cell>
          <table:table-cell table:formula="of:=[.E107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0]" office:value-type="float" office:value="0.98" calcext:value-type="float">
            <text:p>0.98</text:p>
          </table:table-cell>
          <table:table-cell table:formula="of:=[.H1070]" office:value-type="float" office:value="0.968" calcext:value-type="float">
            <text:p>0.968</text:p>
          </table:table-cell>
          <table:table-cell table:style-name="ce7" office:value-type="float" office:value="0.99857" calcext:value-type="float">
            <text:p>0.99857</text:p>
          </table:table-cell>
          <table:table-cell table:style-name="ce7" office:value-type="float" office:value="0.988253" calcext:value-type="float">
            <text:p>0.98825</text:p>
          </table:table-cell>
          <table:table-cell office:value-type="float" office:value="0.98032" calcext:value-type="float">
            <text:p>0.9803</text:p>
          </table:table-cell>
          <table:table-cell table:formula="of:=1-0.00026*[.C1071]" office:value-type="float" office:value="0.997404823" calcext:value-type="float">
            <text:p>0.9974</text:p>
          </table:table-cell>
          <table:table-cell table:style-name="ce3" table:formula="of:=1-0.05*[.B1071]/1000" office:value-type="float" office:value="0.9740567" calcext:value-type="float">
            <text:p>0.9741</text:p>
          </table:table-cell>
          <table:table-cell table:formula="of:=[.M1071]*[.L1071]*[.K1071]*[.J1071]*[.I1071]*[.H1071]*[.G1071]*[.F1071]*[.E1071]" office:value-type="float" office:value="0.850803506515482" calcext:value-type="float">
            <text:p>0.8508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table:style-name="Default" office:value-type="float" office:value="520.264" calcext:value-type="float">
            <text:p>520.264</text:p>
          </table:table-cell>
          <table:table-cell office:value-type="float" office:value="10.0092" calcext:value-type="float">
            <text:p>10.0092</text:p>
          </table:table-cell>
          <table:table-cell table:style-name="Default" office:value-type="float" office:value="17.0179" calcext:value-type="float">
            <text:p>17.0179</text:p>
          </table:table-cell>
          <table:table-cell table:formula="of:=[.E107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1]" office:value-type="float" office:value="0.98" calcext:value-type="float">
            <text:p>0.98</text:p>
          </table:table-cell>
          <table:table-cell table:formula="of:=[.H1071]" office:value-type="float" office:value="0.968" calcext:value-type="float">
            <text:p>0.968</text:p>
          </table:table-cell>
          <table:table-cell table:style-name="ce7" office:value-type="float" office:value="0.998185" calcext:value-type="float">
            <text:p>0.99819</text:p>
          </table:table-cell>
          <table:table-cell table:style-name="ce7" office:value-type="float" office:value="0.988413" calcext:value-type="float">
            <text:p>0.98841</text:p>
          </table:table-cell>
          <table:table-cell office:value-type="float" office:value="0.98117" calcext:value-type="float">
            <text:p>0.9812</text:p>
          </table:table-cell>
          <table:table-cell table:formula="of:=1-0.00026*[.C1072]" office:value-type="float" office:value="0.997397608" calcext:value-type="float">
            <text:p>0.9974</text:p>
          </table:table-cell>
          <table:table-cell table:style-name="ce3" table:formula="of:=1-0.05*[.B1072]/1000" office:value-type="float" office:value="0.9739868" calcext:value-type="float">
            <text:p>0.9740</text:p>
          </table:table-cell>
          <table:table-cell table:formula="of:=[.M1072]*[.L1072]*[.K1072]*[.J1072]*[.I1072]*[.H1072]*[.G1072]*[.F1072]*[.E1072]" office:value-type="float" office:value="0.85128345510937" calcext:value-type="float">
            <text:p>0.8513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style-name="Default" office:value-type="float" office:value="519.393" calcext:value-type="float">
            <text:p>519.393</text:p>
          </table:table-cell>
          <table:table-cell office:value-type="float" office:value="9.99157" calcext:value-type="float">
            <text:p>9.99157</text:p>
          </table:table-cell>
          <table:table-cell table:style-name="Default" office:value-type="float" office:value="17.6644" calcext:value-type="float">
            <text:p>17.6644</text:p>
          </table:table-cell>
          <table:table-cell table:formula="of:=[.E107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2]" office:value-type="float" office:value="0.98" calcext:value-type="float">
            <text:p>0.98</text:p>
          </table:table-cell>
          <table:table-cell table:formula="of:=[.H1072]" office:value-type="float" office:value="0.968" calcext:value-type="float">
            <text:p>0.968</text:p>
          </table:table-cell>
          <table:table-cell table:style-name="ce7" office:value-type="float" office:value="0.998665" calcext:value-type="float">
            <text:p>0.99867</text:p>
          </table:table-cell>
          <table:table-cell table:style-name="ce7" office:value-type="float" office:value="0.988117" calcext:value-type="float">
            <text:p>0.98812</text:p>
          </table:table-cell>
          <table:table-cell office:value-type="float" office:value="0.98018" calcext:value-type="float">
            <text:p>0.9802</text:p>
          </table:table-cell>
          <table:table-cell table:formula="of:=1-0.00026*[.C1073]" office:value-type="float" office:value="0.9974021918" calcext:value-type="float">
            <text:p>0.9974</text:p>
          </table:table-cell>
          <table:table-cell table:style-name="ce3" table:formula="of:=1-0.05*[.B1073]/1000" office:value-type="float" office:value="0.97403035" calcext:value-type="float">
            <text:p>0.9740</text:p>
          </table:table-cell>
          <table:table-cell table:formula="of:=[.M1073]*[.L1073]*[.K1073]*[.J1073]*[.I1073]*[.H1073]*[.G1073]*[.F1073]*[.E1073]" office:value-type="float" office:value="0.850620598770828" calcext:value-type="float">
            <text:p>0.8506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table:style-name="Default" office:value-type="float" office:value="477.122" calcext:value-type="float">
            <text:p>477.122</text:p>
          </table:table-cell>
          <table:table-cell office:value-type="float" office:value="17.8727" calcext:value-type="float">
            <text:p>17.8727</text:p>
          </table:table-cell>
          <table:table-cell table:style-name="Default" office:value-type="float" office:value="23.6228" calcext:value-type="float">
            <text:p>23.6228</text:p>
          </table:table-cell>
          <table:table-cell table:formula="of:=[.E107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3]" office:value-type="float" office:value="0.98" calcext:value-type="float">
            <text:p>0.98</text:p>
          </table:table-cell>
          <table:table-cell table:formula="of:=[.H1073]" office:value-type="float" office:value="0.968" calcext:value-type="float">
            <text:p>0.968</text:p>
          </table:table-cell>
          <table:table-cell table:style-name="ce7" office:value-type="float" office:value="0.998264" calcext:value-type="float">
            <text:p>0.99826</text:p>
          </table:table-cell>
          <table:table-cell table:style-name="ce7" office:value-type="float" office:value="0.988868" calcext:value-type="float">
            <text:p>0.98887</text:p>
          </table:table-cell>
          <table:table-cell office:value-type="float" office:value="0.97983" calcext:value-type="float">
            <text:p>0.9798</text:p>
          </table:table-cell>
          <table:table-cell table:formula="of:=1-0.00026*[.C1074]" office:value-type="float" office:value="0.995353098" calcext:value-type="float">
            <text:p>0.9954</text:p>
          </table:table-cell>
          <table:table-cell table:style-name="ce3" table:formula="of:=1-0.05*[.B1074]/1000" office:value-type="float" office:value="0.9761439" calcext:value-type="float">
            <text:p>0.9761</text:p>
          </table:table-cell>
          <table:table-cell table:formula="of:=[.M1074]*[.L1074]*[.K1074]*[.J1074]*[.I1074]*[.H1074]*[.G1074]*[.F1074]*[.E1074]" office:value-type="float" office:value="0.850715866588671" calcext:value-type="float">
            <text:p>0.8507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table:style-name="Default" office:value-type="float" office:value="469.419" calcext:value-type="float">
            <text:p>469.419</text:p>
          </table:table-cell>
          <table:table-cell office:value-type="float" office:value="17.5759" calcext:value-type="float">
            <text:p>17.5759</text:p>
          </table:table-cell>
          <table:table-cell table:style-name="Default" office:value-type="float" office:value="20.9321" calcext:value-type="float">
            <text:p>20.9321</text:p>
          </table:table-cell>
          <table:table-cell table:formula="of:=[.E107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4]" office:value-type="float" office:value="0.98" calcext:value-type="float">
            <text:p>0.98</text:p>
          </table:table-cell>
          <table:table-cell table:formula="of:=[.H1074]" office:value-type="float" office:value="0.968" calcext:value-type="float">
            <text:p>0.968</text:p>
          </table:table-cell>
          <table:table-cell table:style-name="ce7" office:value-type="float" office:value="0.998641" calcext:value-type="float">
            <text:p>0.99864</text:p>
          </table:table-cell>
          <table:table-cell table:style-name="ce7" office:value-type="float" office:value="0.989046" calcext:value-type="float">
            <text:p>0.98905</text:p>
          </table:table-cell>
          <table:table-cell office:value-type="float" office:value="0.97799" calcext:value-type="float">
            <text:p>0.9780</text:p>
          </table:table-cell>
          <table:table-cell table:formula="of:=1-0.00026*[.C1075]" office:value-type="float" office:value="0.995430266" calcext:value-type="float">
            <text:p>0.9954</text:p>
          </table:table-cell>
          <table:table-cell table:style-name="ce3" table:formula="of:=1-0.05*[.B1075]/1000" office:value-type="float" office:value="0.97652905" calcext:value-type="float">
            <text:p>0.9765</text:p>
          </table:table-cell>
          <table:table-cell table:formula="of:=[.M1075]*[.L1075]*[.K1075]*[.J1075]*[.I1075]*[.H1075]*[.G1075]*[.F1075]*[.E1075]" office:value-type="float" office:value="0.849993014246217" calcext:value-type="float">
            <text:p>0.8500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table:style-name="Default" office:value-type="float" office:value="481.199" calcext:value-type="float">
            <text:p>481.199</text:p>
          </table:table-cell>
          <table:table-cell office:value-type="float" office:value="18.0247" calcext:value-type="float">
            <text:p>18.0247</text:p>
          </table:table-cell>
          <table:table-cell table:style-name="Default" office:value-type="float" office:value="17.9049" calcext:value-type="float">
            <text:p>17.9049</text:p>
          </table:table-cell>
          <table:table-cell table:formula="of:=[.E107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5]" office:value-type="float" office:value="0.98" calcext:value-type="float">
            <text:p>0.98</text:p>
          </table:table-cell>
          <table:table-cell table:formula="of:=[.H1075]" office:value-type="float" office:value="0.968" calcext:value-type="float">
            <text:p>0.968</text:p>
          </table:table-cell>
          <table:table-cell table:style-name="ce7" office:value-type="float" office:value="0.998336" calcext:value-type="float">
            <text:p>0.99834</text:p>
          </table:table-cell>
          <table:table-cell table:style-name="ce7" office:value-type="float" office:value="0.988414" calcext:value-type="float">
            <text:p>0.98841</text:p>
          </table:table-cell>
          <table:table-cell office:value-type="float" office:value="0.97987" calcext:value-type="float">
            <text:p>0.9799</text:p>
          </table:table-cell>
          <table:table-cell table:formula="of:=1-0.00026*[.C1076]" office:value-type="float" office:value="0.995313578" calcext:value-type="float">
            <text:p>0.9953</text:p>
          </table:table-cell>
          <table:table-cell table:style-name="ce3" table:formula="of:=1-0.05*[.B1076]/1000" office:value-type="float" office:value="0.97594005" calcext:value-type="float">
            <text:p>0.9759</text:p>
          </table:table-cell>
          <table:table-cell table:formula="of:=[.M1076]*[.L1076]*[.K1076]*[.J1076]*[.I1076]*[.H1076]*[.G1076]*[.F1076]*[.E1076]" office:value-type="float" office:value="0.850209985676089" calcext:value-type="float">
            <text:p>0.8502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table:style-name="Default" office:value-type="float" office:value="143.262" calcext:value-type="float">
            <text:p>143.262</text:p>
          </table:table-cell>
          <table:table-cell office:value-type="float" office:value="39.422" calcext:value-type="float">
            <text:p>39.422</text:p>
          </table:table-cell>
          <table:table-cell table:style-name="Default" office:value-type="float" office:value="35.5581" calcext:value-type="float">
            <text:p>35.5581</text:p>
          </table:table-cell>
          <table:table-cell table:formula="of:=[.E107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6]" office:value-type="float" office:value="0.98" calcext:value-type="float">
            <text:p>0.98</text:p>
          </table:table-cell>
          <table:table-cell table:formula="of:=[.H1076]" office:value-type="float" office:value="0.968" calcext:value-type="float">
            <text:p>0.968</text:p>
          </table:table-cell>
          <table:table-cell table:style-name="ce7" office:value-type="float" office:value="0.999067" calcext:value-type="float">
            <text:p>0.99907</text:p>
          </table:table-cell>
          <table:table-cell table:style-name="ce7" office:value-type="float" office:value="0.994711" calcext:value-type="float">
            <text:p>0.99471</text:p>
          </table:table-cell>
          <table:table-cell office:value-type="float" office:value="0.99413" calcext:value-type="float">
            <text:p>0.9941</text:p>
          </table:table-cell>
          <table:table-cell table:formula="of:=1-0.00026*[.C1077]" office:value-type="float" office:value="0.98975028" calcext:value-type="float">
            <text:p>0.9898</text:p>
          </table:table-cell>
          <table:table-cell table:style-name="ce3" table:formula="of:=1-0.05*[.B1077]/1000" office:value-type="float" office:value="0.9928369" calcext:value-type="float">
            <text:p>0.9928</text:p>
          </table:table-cell>
          <table:table-cell table:formula="of:=[.M1077]*[.L1077]*[.K1077]*[.J1077]*[.I1077]*[.H1077]*[.G1077]*[.F1077]*[.E1077]" office:value-type="float" office:value="0.878814690470782" calcext:value-type="float">
            <text:p>0.8788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table:style-name="Default" office:value-type="float" office:value="181.613" calcext:value-type="float">
            <text:p>181.613</text:p>
          </table:table-cell>
          <table:table-cell office:value-type="float" office:value="24.2696" calcext:value-type="float">
            <text:p>24.2696</text:p>
          </table:table-cell>
          <table:table-cell table:style-name="Default" office:value-type="float" office:value="19.9304" calcext:value-type="float">
            <text:p>19.9304</text:p>
          </table:table-cell>
          <table:table-cell table:formula="of:=[.E107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7]" office:value-type="float" office:value="0.98" calcext:value-type="float">
            <text:p>0.98</text:p>
          </table:table-cell>
          <table:table-cell table:formula="of:=[.H1077]" office:value-type="float" office:value="0.968" calcext:value-type="float">
            <text:p>0.968</text:p>
          </table:table-cell>
          <table:table-cell table:style-name="ce7" office:value-type="float" office:value="0.998288" calcext:value-type="float">
            <text:p>0.99829</text:p>
          </table:table-cell>
          <table:table-cell table:style-name="ce7" office:value-type="float" office:value="0.994366" calcext:value-type="float">
            <text:p>0.99437</text:p>
          </table:table-cell>
          <table:table-cell office:value-type="float" office:value="0.98886" calcext:value-type="float">
            <text:p>0.9889</text:p>
          </table:table-cell>
          <table:table-cell table:formula="of:=1-0.00026*[.C1078]" office:value-type="float" office:value="0.993689904" calcext:value-type="float">
            <text:p>0.9937</text:p>
          </table:table-cell>
          <table:table-cell table:style-name="ce3" table:formula="of:=1-0.05*[.B1078]/1000" office:value-type="float" office:value="0.99091935" calcext:value-type="float">
            <text:p>0.9909</text:p>
          </table:table-cell>
          <table:table-cell table:formula="of:=[.M1078]*[.L1078]*[.K1078]*[.J1078]*[.I1078]*[.H1078]*[.G1078]*[.F1078]*[.E1078]" office:value-type="float" office:value="0.874953884382382" calcext:value-type="float">
            <text:p>0.8750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table:style-name="Default" office:value-type="float" office:value="183.305" calcext:value-type="float">
            <text:p>183.305</text:p>
          </table:table-cell>
          <table:table-cell office:value-type="float" office:value="24.5971" calcext:value-type="float">
            <text:p>24.5971</text:p>
          </table:table-cell>
          <table:table-cell table:style-name="Default" office:value-type="float" office:value="27.7276" calcext:value-type="float">
            <text:p>27.7276</text:p>
          </table:table-cell>
          <table:table-cell table:formula="of:=[.E107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8]" office:value-type="float" office:value="0.98" calcext:value-type="float">
            <text:p>0.98</text:p>
          </table:table-cell>
          <table:table-cell table:formula="of:=[.H1078]" office:value-type="float" office:value="0.968" calcext:value-type="float">
            <text:p>0.968</text:p>
          </table:table-cell>
          <table:table-cell table:style-name="ce7" office:value-type="float" office:value="0.998154" calcext:value-type="float">
            <text:p>0.99815</text:p>
          </table:table-cell>
          <table:table-cell table:style-name="ce7" office:value-type="float" office:value="0.994616" calcext:value-type="float">
            <text:p>0.99462</text:p>
          </table:table-cell>
          <table:table-cell office:value-type="float" office:value="0.99179" calcext:value-type="float">
            <text:p>0.9918</text:p>
          </table:table-cell>
          <table:table-cell table:formula="of:=1-0.00026*[.C1079]" office:value-type="float" office:value="0.993604754" calcext:value-type="float">
            <text:p>0.9936</text:p>
          </table:table-cell>
          <table:table-cell table:style-name="ce3" table:formula="of:=1-0.05*[.B1079]/1000" office:value-type="float" office:value="0.99083475" calcext:value-type="float">
            <text:p>0.9908</text:p>
          </table:table-cell>
          <table:table-cell table:formula="of:=[.M1079]*[.L1079]*[.K1079]*[.J1079]*[.I1079]*[.H1079]*[.G1079]*[.F1079]*[.E1079]" office:value-type="float" office:value="0.877499057294827" calcext:value-type="float">
            <text:p>0.8775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table:style-name="Default" office:value-type="float" office:value="147.851" calcext:value-type="float">
            <text:p>147.851</text:p>
          </table:table-cell>
          <table:table-cell office:value-type="float" office:value="19.8876" calcext:value-type="float">
            <text:p>19.8876</text:p>
          </table:table-cell>
          <table:table-cell table:style-name="Default" office:value-type="float" office:value="27.9661" calcext:value-type="float">
            <text:p>27.9661</text:p>
          </table:table-cell>
          <table:table-cell table:formula="of:=[.E107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79]" office:value-type="float" office:value="0.98" calcext:value-type="float">
            <text:p>0.98</text:p>
          </table:table-cell>
          <table:table-cell table:formula="of:=[.H1079]" office:value-type="float" office:value="0.968" calcext:value-type="float">
            <text:p>0.968</text:p>
          </table:table-cell>
          <table:table-cell table:style-name="ce7" office:value-type="float" office:value="0.998106" calcext:value-type="float">
            <text:p>0.99811</text:p>
          </table:table-cell>
          <table:table-cell table:style-name="ce7" office:value-type="float" office:value="0.995517" calcext:value-type="float">
            <text:p>0.99552</text:p>
          </table:table-cell>
          <table:table-cell office:value-type="float" office:value="0.99329" calcext:value-type="float">
            <text:p>0.9933</text:p>
          </table:table-cell>
          <table:table-cell table:formula="of:=1-0.00026*[.C1080]" office:value-type="float" office:value="0.994829224" calcext:value-type="float">
            <text:p>0.9948</text:p>
          </table:table-cell>
          <table:table-cell table:style-name="ce3" table:formula="of:=1-0.05*[.B1080]/1000" office:value-type="float" office:value="0.99260745" calcext:value-type="float">
            <text:p>0.9926</text:p>
          </table:table-cell>
          <table:table-cell table:formula="of:=[.M1080]*[.L1080]*[.K1080]*[.J1080]*[.I1080]*[.H1080]*[.G1080]*[.F1080]*[.E1080]" office:value-type="float" office:value="0.882239555624061" calcext:value-type="float">
            <text:p>0.8822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table:style-name="Default" office:value-type="float" office:value="148.476" calcext:value-type="float">
            <text:p>148.476</text:p>
          </table:table-cell>
          <table:table-cell office:value-type="float" office:value="19.9979" calcext:value-type="float">
            <text:p>19.9979</text:p>
          </table:table-cell>
          <table:table-cell table:style-name="Default" office:value-type="float" office:value="34.4976" calcext:value-type="float">
            <text:p>34.4976</text:p>
          </table:table-cell>
          <table:table-cell table:formula="of:=[.E108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0]" office:value-type="float" office:value="0.98" calcext:value-type="float">
            <text:p>0.98</text:p>
          </table:table-cell>
          <table:table-cell table:formula="of:=[.H1080]" office:value-type="float" office:value="0.968" calcext:value-type="float">
            <text:p>0.968</text:p>
          </table:table-cell>
          <table:table-cell table:style-name="ce7" office:value-type="float" office:value="0.998781" calcext:value-type="float">
            <text:p>0.99878</text:p>
          </table:table-cell>
          <table:table-cell table:style-name="ce7" office:value-type="float" office:value="0.994719" calcext:value-type="float">
            <text:p>0.99472</text:p>
          </table:table-cell>
          <table:table-cell office:value-type="float" office:value="0.99256" calcext:value-type="float">
            <text:p>0.9926</text:p>
          </table:table-cell>
          <table:table-cell table:formula="of:=1-0.00026*[.C1081]" office:value-type="float" office:value="0.994800546" calcext:value-type="float">
            <text:p>0.9948</text:p>
          </table:table-cell>
          <table:table-cell table:style-name="ce3" table:formula="of:=1-0.05*[.B1081]/1000" office:value-type="float" office:value="0.9925762" calcext:value-type="float">
            <text:p>0.9926</text:p>
          </table:table-cell>
          <table:table-cell table:formula="of:=[.M1081]*[.L1081]*[.K1081]*[.J1081]*[.I1081]*[.H1081]*[.G1081]*[.F1081]*[.E1081]" office:value-type="float" office:value="0.8814270565352" calcext:value-type="float">
            <text:p>0.8814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table:style-name="Default" office:value-type="float" office:value="283.354" calcext:value-type="float">
            <text:p>283.354</text:p>
          </table:table-cell>
          <table:table-cell office:value-type="float" office:value="24.2538" calcext:value-type="float">
            <text:p>24.2538</text:p>
          </table:table-cell>
          <table:table-cell table:style-name="Default" office:value-type="float" office:value="36.154" calcext:value-type="float">
            <text:p>36.154</text:p>
          </table:table-cell>
          <table:table-cell table:formula="of:=[.E108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1]" office:value-type="float" office:value="0.98" calcext:value-type="float">
            <text:p>0.98</text:p>
          </table:table-cell>
          <table:table-cell table:formula="of:=[.H1081]" office:value-type="float" office:value="0.968" calcext:value-type="float">
            <text:p>0.968</text:p>
          </table:table-cell>
          <table:table-cell table:style-name="ce7" office:value-type="float" office:value="0.998513" calcext:value-type="float">
            <text:p>0.99851</text:p>
          </table:table-cell>
          <table:table-cell table:style-name="ce7" office:value-type="float" office:value="0.992805" calcext:value-type="float">
            <text:p>0.99281</text:p>
          </table:table-cell>
          <table:table-cell office:value-type="float" office:value="0.98532" calcext:value-type="float">
            <text:p>0.9853</text:p>
          </table:table-cell>
          <table:table-cell table:formula="of:=1-0.00026*[.C1082]" office:value-type="float" office:value="0.993694012" calcext:value-type="float">
            <text:p>0.9937</text:p>
          </table:table-cell>
          <table:table-cell table:style-name="ce3" table:formula="of:=1-0.05*[.B1082]/1000" office:value-type="float" office:value="0.9858323" calcext:value-type="float">
            <text:p>0.9858</text:p>
          </table:table-cell>
          <table:table-cell table:formula="of:=[.M1082]*[.L1082]*[.K1082]*[.J1082]*[.I1082]*[.H1082]*[.G1082]*[.F1082]*[.E1082]" office:value-type="float" office:value="0.866183175637544" calcext:value-type="float">
            <text:p>0.8662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table:style-name="Default" office:value-type="float" office:value="445.539" calcext:value-type="float">
            <text:p>445.539</text:p>
          </table:table-cell>
          <table:table-cell office:value-type="float" office:value="37.253" calcext:value-type="float">
            <text:p>37.253</text:p>
          </table:table-cell>
          <table:table-cell table:style-name="Default" office:value-type="float" office:value="35.704" calcext:value-type="float">
            <text:p>35.704</text:p>
          </table:table-cell>
          <table:table-cell table:formula="of:=[.E108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2]" office:value-type="float" office:value="0.98" calcext:value-type="float">
            <text:p>0.98</text:p>
          </table:table-cell>
          <table:table-cell table:formula="of:=[.H1082]" office:value-type="float" office:value="0.968" calcext:value-type="float">
            <text:p>0.968</text:p>
          </table:table-cell>
          <table:table-cell table:style-name="ce7" office:value-type="float" office:value="0.998467" calcext:value-type="float">
            <text:p>0.99847</text:p>
          </table:table-cell>
          <table:table-cell table:style-name="ce7" office:value-type="float" office:value="0.988376" calcext:value-type="float">
            <text:p>0.98838</text:p>
          </table:table-cell>
          <table:table-cell office:value-type="float" office:value="0.97965" calcext:value-type="float">
            <text:p>0.9797</text:p>
          </table:table-cell>
          <table:table-cell table:formula="of:=1-0.00026*[.C1083]" office:value-type="float" office:value="0.99031422" calcext:value-type="float">
            <text:p>0.9903</text:p>
          </table:table-cell>
          <table:table-cell table:style-name="ce3" table:formula="of:=1-0.05*[.B1083]/1000" office:value-type="float" office:value="0.97772305" calcext:value-type="float">
            <text:p>0.9777</text:p>
          </table:table-cell>
          <table:table-cell table:formula="of:=[.M1083]*[.L1083]*[.K1083]*[.J1083]*[.I1083]*[.H1083]*[.G1083]*[.F1083]*[.E1083]" office:value-type="float" office:value="0.847373287488885" calcext:value-type="float">
            <text:p>0.8474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table:style-name="Default" office:value-type="float" office:value="144.316" calcext:value-type="float">
            <text:p>144.316</text:p>
          </table:table-cell>
          <table:table-cell office:value-type="float" office:value="39.7772" calcext:value-type="float">
            <text:p>39.7772</text:p>
          </table:table-cell>
          <table:table-cell table:style-name="Default" office:value-type="float" office:value="35.0938" calcext:value-type="float">
            <text:p>35.0938</text:p>
          </table:table-cell>
          <table:table-cell table:formula="of:=[.E108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3]" office:value-type="float" office:value="0.98" calcext:value-type="float">
            <text:p>0.98</text:p>
          </table:table-cell>
          <table:table-cell table:formula="of:=[.H1083]" office:value-type="float" office:value="0.968" calcext:value-type="float">
            <text:p>0.968</text:p>
          </table:table-cell>
          <table:table-cell table:style-name="ce7" office:value-type="float" office:value="0.998441" calcext:value-type="float">
            <text:p>0.99844</text:p>
          </table:table-cell>
          <table:table-cell table:style-name="ce7" office:value-type="float" office:value="0.995634" calcext:value-type="float">
            <text:p>0.99563</text:p>
          </table:table-cell>
          <table:table-cell office:value-type="float" office:value="0.9932" calcext:value-type="float">
            <text:p>0.9932</text:p>
          </table:table-cell>
          <table:table-cell table:formula="of:=1-0.00026*[.C1084]" office:value-type="float" office:value="0.989657928" calcext:value-type="float">
            <text:p>0.9897</text:p>
          </table:table-cell>
          <table:table-cell table:style-name="ce3" table:formula="of:=1-0.05*[.B1084]/1000" office:value-type="float" office:value="0.9927842" calcext:value-type="float">
            <text:p>0.9928</text:p>
          </table:table-cell>
          <table:table-cell table:formula="of:=[.M1084]*[.L1084]*[.K1084]*[.J1084]*[.I1084]*[.H1084]*[.G1084]*[.F1084]*[.E1084]" office:value-type="float" office:value="0.878128053500068" calcext:value-type="float">
            <text:p>0.8781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table:style-name="Default" office:value-type="float" office:value="356.517" calcext:value-type="float">
            <text:p>356.517</text:p>
          </table:table-cell>
          <table:table-cell office:value-type="float" office:value="51.5615" calcext:value-type="float">
            <text:p>51.5615</text:p>
          </table:table-cell>
          <table:table-cell table:style-name="Default" office:value-type="float" office:value="50.5079" calcext:value-type="float">
            <text:p>50.5079</text:p>
          </table:table-cell>
          <table:table-cell table:formula="of:=[.E108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4]" office:value-type="float" office:value="0.98" calcext:value-type="float">
            <text:p>0.98</text:p>
          </table:table-cell>
          <table:table-cell table:formula="of:=[.H1084]" office:value-type="float" office:value="0.968" calcext:value-type="float">
            <text:p>0.968</text:p>
          </table:table-cell>
          <table:table-cell table:style-name="ce7" office:value-type="float" office:value="0.997692" calcext:value-type="float">
            <text:p>0.99769</text:p>
          </table:table-cell>
          <table:table-cell table:style-name="ce7" office:value-type="float" office:value="0.990865" calcext:value-type="float">
            <text:p>0.99087</text:p>
          </table:table-cell>
          <table:table-cell office:value-type="float" office:value="0.97807" calcext:value-type="float">
            <text:p>0.9781</text:p>
          </table:table-cell>
          <table:table-cell table:formula="of:=1-0.00026*[.C1085]" office:value-type="float" office:value="0.98659401" calcext:value-type="float">
            <text:p>0.9866</text:p>
          </table:table-cell>
          <table:table-cell table:style-name="ce3" table:formula="of:=1-0.05*[.B1085]/1000" office:value-type="float" office:value="0.98217415" calcext:value-type="float">
            <text:p>0.9822</text:p>
          </table:table-cell>
          <table:table-cell table:formula="of:=[.M1085]*[.L1085]*[.K1085]*[.J1085]*[.I1085]*[.H1085]*[.G1085]*[.F1085]*[.E1085]" office:value-type="float" office:value="0.848138818108629" calcext:value-type="float">
            <text:p>0.8481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table:style-name="Default" office:value-type="float" office:value="372.604" calcext:value-type="float">
            <text:p>372.604</text:p>
          </table:table-cell>
          <table:table-cell office:value-type="float" office:value="53.7108" calcext:value-type="float">
            <text:p>53.7108</text:p>
          </table:table-cell>
          <table:table-cell table:style-name="Default" office:value-type="float" office:value="38.9637" calcext:value-type="float">
            <text:p>38.9637</text:p>
          </table:table-cell>
          <table:table-cell table:formula="of:=[.E108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5]" office:value-type="float" office:value="0.98" calcext:value-type="float">
            <text:p>0.98</text:p>
          </table:table-cell>
          <table:table-cell table:formula="of:=[.H1085]" office:value-type="float" office:value="0.968" calcext:value-type="float">
            <text:p>0.968</text:p>
          </table:table-cell>
          <table:table-cell table:style-name="ce7" office:value-type="float" office:value="0.998272" calcext:value-type="float">
            <text:p>0.99827</text:p>
          </table:table-cell>
          <table:table-cell table:style-name="ce7" office:value-type="float" office:value="0.989751" calcext:value-type="float">
            <text:p>0.98975</text:p>
          </table:table-cell>
          <table:table-cell office:value-type="float" office:value="0.98061" calcext:value-type="float">
            <text:p>0.9806</text:p>
          </table:table-cell>
          <table:table-cell table:formula="of:=1-0.00026*[.C1086]" office:value-type="float" office:value="0.986035192" calcext:value-type="float">
            <text:p>0.9860</text:p>
          </table:table-cell>
          <table:table-cell table:style-name="ce3" table:formula="of:=1-0.05*[.B1086]/1000" office:value-type="float" office:value="0.9813698" calcext:value-type="float">
            <text:p>0.9814</text:p>
          </table:table-cell>
          <table:table-cell table:formula="of:=[.M1086]*[.L1086]*[.K1086]*[.J1086]*[.I1086]*[.H1086]*[.G1086]*[.F1086]*[.E1086]" office:value-type="float" office:value="0.848702168690603" calcext:value-type="float">
            <text:p>0.8487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style-name="Default" office:value-type="float" office:value="372.257" calcext:value-type="float">
            <text:p>372.257</text:p>
          </table:table-cell>
          <table:table-cell office:value-type="float" office:value="53.3599" calcext:value-type="float">
            <text:p>53.3599</text:p>
          </table:table-cell>
          <table:table-cell table:style-name="Default" office:value-type="float" office:value="40.8998" calcext:value-type="float">
            <text:p>40.8998</text:p>
          </table:table-cell>
          <table:table-cell table:formula="of:=[.E108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6]" office:value-type="float" office:value="0.98" calcext:value-type="float">
            <text:p>0.98</text:p>
          </table:table-cell>
          <table:table-cell table:formula="of:=[.H1086]" office:value-type="float" office:value="0.968" calcext:value-type="float">
            <text:p>0.968</text:p>
          </table:table-cell>
          <table:table-cell table:style-name="ce7" office:value-type="float" office:value="0.997795" calcext:value-type="float">
            <text:p>0.99780</text:p>
          </table:table-cell>
          <table:table-cell table:style-name="ce7" office:value-type="float" office:value="0.990125" calcext:value-type="float">
            <text:p>0.99013</text:p>
          </table:table-cell>
          <table:table-cell office:value-type="float" office:value="0.97972" calcext:value-type="float">
            <text:p>0.9797</text:p>
          </table:table-cell>
          <table:table-cell table:formula="of:=1-0.00026*[.C1087]" office:value-type="float" office:value="0.986126426" calcext:value-type="float">
            <text:p>0.9861</text:p>
          </table:table-cell>
          <table:table-cell table:style-name="ce3" table:formula="of:=1-0.05*[.B1087]/1000" office:value-type="float" office:value="0.98138715" calcext:value-type="float">
            <text:p>0.9814</text:p>
          </table:table-cell>
          <table:table-cell table:formula="of:=[.M1087]*[.L1087]*[.K1087]*[.J1087]*[.I1087]*[.H1087]*[.G1087]*[.F1087]*[.E1087]" office:value-type="float" office:value="0.847940420467117" calcext:value-type="float">
            <text:p>0.8479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table:style-name="Default" office:value-type="float" office:value="484.014" calcext:value-type="float">
            <text:p>484.014</text:p>
          </table:table-cell>
          <table:table-cell office:value-type="float" office:value="35.922" calcext:value-type="float">
            <text:p>35.922</text:p>
          </table:table-cell>
          <table:table-cell table:style-name="Default" office:value-type="float" office:value="33.9143" calcext:value-type="float">
            <text:p>33.9143</text:p>
          </table:table-cell>
          <table:table-cell table:formula="of:=[.E108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7]" office:value-type="float" office:value="0.98" calcext:value-type="float">
            <text:p>0.98</text:p>
          </table:table-cell>
          <table:table-cell table:formula="of:=[.H1087]" office:value-type="float" office:value="0.968" calcext:value-type="float">
            <text:p>0.968</text:p>
          </table:table-cell>
          <table:table-cell table:style-name="ce7" office:value-type="float" office:value="0.997995" calcext:value-type="float">
            <text:p>0.99800</text:p>
          </table:table-cell>
          <table:table-cell table:style-name="ce7" office:value-type="float" office:value="0.988919" calcext:value-type="float">
            <text:p>0.98892</text:p>
          </table:table-cell>
          <table:table-cell office:value-type="float" office:value="0.97926" calcext:value-type="float">
            <text:p>0.9793</text:p>
          </table:table-cell>
          <table:table-cell table:formula="of:=1-0.00026*[.C1088]" office:value-type="float" office:value="0.99066028" calcext:value-type="float">
            <text:p>0.9907</text:p>
          </table:table-cell>
          <table:table-cell table:style-name="ce3" table:formula="of:=1-0.05*[.B1088]/1000" office:value-type="float" office:value="0.9757993" calcext:value-type="float">
            <text:p>0.9758</text:p>
          </table:table-cell>
          <table:table-cell table:formula="of:=[.M1088]*[.L1088]*[.K1088]*[.J1088]*[.I1088]*[.H1088]*[.G1088]*[.F1088]*[.E1088]" office:value-type="float" office:value="0.845729354566605" calcext:value-type="float">
            <text:p>0.8457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table:style-name="Default" office:value-type="float" office:value="487.428" calcext:value-type="float">
            <text:p>487.428</text:p>
          </table:table-cell>
          <table:table-cell office:value-type="float" office:value="36.1589" calcext:value-type="float">
            <text:p>36.1589</text:p>
          </table:table-cell>
          <table:table-cell table:style-name="Default" office:value-type="float" office:value="30.279" calcext:value-type="float">
            <text:p>30.279</text:p>
          </table:table-cell>
          <table:table-cell table:formula="of:=[.E108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8]" office:value-type="float" office:value="0.98" calcext:value-type="float">
            <text:p>0.98</text:p>
          </table:table-cell>
          <table:table-cell table:formula="of:=[.H1088]" office:value-type="float" office:value="0.968" calcext:value-type="float">
            <text:p>0.968</text:p>
          </table:table-cell>
          <table:table-cell table:style-name="ce7" office:value-type="float" office:value="0.998295" calcext:value-type="float">
            <text:p>0.99830</text:p>
          </table:table-cell>
          <table:table-cell table:style-name="ce7" office:value-type="float" office:value="0.988794" calcext:value-type="float">
            <text:p>0.98879</text:p>
          </table:table-cell>
          <table:table-cell office:value-type="float" office:value="0.98111" calcext:value-type="float">
            <text:p>0.9811</text:p>
          </table:table-cell>
          <table:table-cell table:formula="of:=1-0.00026*[.C1089]" office:value-type="float" office:value="0.990598686" calcext:value-type="float">
            <text:p>0.9906</text:p>
          </table:table-cell>
          <table:table-cell table:style-name="ce3" table:formula="of:=1-0.05*[.B1089]/1000" office:value-type="float" office:value="0.9756286" calcext:value-type="float">
            <text:p>0.9756</text:p>
          </table:table-cell>
          <table:table-cell table:formula="of:=[.M1089]*[.L1089]*[.K1089]*[.J1089]*[.I1089]*[.H1089]*[.G1089]*[.F1089]*[.E1089]" office:value-type="float" office:value="0.847273730875068" calcext:value-type="float">
            <text:p>0.8473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table:style-name="Default" office:value-type="float" office:value="479.787" calcext:value-type="float">
            <text:p>479.787</text:p>
          </table:table-cell>
          <table:table-cell office:value-type="float" office:value="35.6034" calcext:value-type="float">
            <text:p>35.6034</text:p>
          </table:table-cell>
          <table:table-cell table:style-name="Default" office:value-type="float" office:value="31.1933" calcext:value-type="float">
            <text:p>31.1933</text:p>
          </table:table-cell>
          <table:table-cell table:formula="of:=[.E108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89]" office:value-type="float" office:value="0.98" calcext:value-type="float">
            <text:p>0.98</text:p>
          </table:table-cell>
          <table:table-cell table:formula="of:=[.H1089]" office:value-type="float" office:value="0.968" calcext:value-type="float">
            <text:p>0.968</text:p>
          </table:table-cell>
          <table:table-cell table:style-name="ce7" office:value-type="float" office:value="0.998353" calcext:value-type="float">
            <text:p>0.99835</text:p>
          </table:table-cell>
          <table:table-cell table:style-name="ce7" office:value-type="float" office:value="0.989003" calcext:value-type="float">
            <text:p>0.98900</text:p>
          </table:table-cell>
          <table:table-cell office:value-type="float" office:value="0.97888" calcext:value-type="float">
            <text:p>0.9789</text:p>
          </table:table-cell>
          <table:table-cell table:formula="of:=1-0.00026*[.C1090]" office:value-type="float" office:value="0.990743116" calcext:value-type="float">
            <text:p>0.9907</text:p>
          </table:table-cell>
          <table:table-cell table:style-name="ce3" table:formula="of:=1-0.05*[.B1090]/1000" office:value-type="float" office:value="0.97601065" calcext:value-type="float">
            <text:p>0.9760</text:p>
          </table:table-cell>
          <table:table-cell table:formula="of:=[.M1090]*[.L1090]*[.K1090]*[.J1090]*[.I1090]*[.H1090]*[.G1090]*[.F1090]*[.E1090]" office:value-type="float" office:value="0.846030192370414" calcext:value-type="float">
            <text:p>0.8460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style-name="Default" office:value-type="float" office:value="73.1849" calcext:value-type="float">
            <text:p>73.1849</text:p>
          </table:table-cell>
          <table:table-cell office:value-type="float" office:value="38.1303" calcext:value-type="float">
            <text:p>38.1303</text:p>
          </table:table-cell>
          <table:table-cell table:style-name="Default" office:value-type="float" office:value="32.1373" calcext:value-type="float">
            <text:p>32.1373</text:p>
          </table:table-cell>
          <table:table-cell table:formula="of:=[.E109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0]" office:value-type="float" office:value="0.98" calcext:value-type="float">
            <text:p>0.98</text:p>
          </table:table-cell>
          <table:table-cell table:formula="of:=[.H1090]" office:value-type="float" office:value="0.968" calcext:value-type="float">
            <text:p>0.968</text:p>
          </table:table-cell>
          <table:table-cell table:style-name="ce7" office:value-type="float" office:value="0.998803" calcext:value-type="float">
            <text:p>0.99880</text:p>
          </table:table-cell>
          <table:table-cell table:style-name="ce7" office:value-type="float" office:value="0.99641" calcext:value-type="float">
            <text:p>0.99641</text:p>
          </table:table-cell>
          <table:table-cell office:value-type="float" office:value="0.99715" calcext:value-type="float">
            <text:p>0.9972</text:p>
          </table:table-cell>
          <table:table-cell table:formula="of:=1-0.00026*[.C1091]" office:value-type="float" office:value="0.990086122" calcext:value-type="float">
            <text:p>0.9901</text:p>
          </table:table-cell>
          <table:table-cell table:style-name="ce3" table:formula="of:=1-0.05*[.B1091]/1000" office:value-type="float" office:value="0.996340755" calcext:value-type="float">
            <text:p>0.9963</text:p>
          </table:table-cell>
          <table:table-cell table:formula="of:=[.M1091]*[.L1091]*[.K1091]*[.J1091]*[.I1091]*[.H1091]*[.G1091]*[.F1091]*[.E1091]" office:value-type="float" office:value="0.886172621044847" calcext:value-type="float">
            <text:p>0.8862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table:style-name="Default" office:value-type="float" office:value="70.2967" calcext:value-type="float">
            <text:p>70.2967</text:p>
          </table:table-cell>
          <table:table-cell office:value-type="float" office:value="36.6077" calcext:value-type="float">
            <text:p>36.6077</text:p>
          </table:table-cell>
          <table:table-cell table:style-name="Default" office:value-type="float" office:value="39.0586" calcext:value-type="float">
            <text:p>39.0586</text:p>
          </table:table-cell>
          <table:table-cell table:formula="of:=[.E109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1]" office:value-type="float" office:value="0.98" calcext:value-type="float">
            <text:p>0.98</text:p>
          </table:table-cell>
          <table:table-cell table:formula="of:=[.H1091]" office:value-type="float" office:value="0.968" calcext:value-type="float">
            <text:p>0.968</text:p>
          </table:table-cell>
          <table:table-cell table:style-name="ce7" office:value-type="float" office:value="0.999744" calcext:value-type="float">
            <text:p>0.99974</text:p>
          </table:table-cell>
          <table:table-cell table:style-name="ce7" office:value-type="float" office:value="0.997699" calcext:value-type="float">
            <text:p>0.99770</text:p>
          </table:table-cell>
          <table:table-cell office:value-type="float" office:value="0.99655" calcext:value-type="float">
            <text:p>0.9966</text:p>
          </table:table-cell>
          <table:table-cell table:formula="of:=1-0.00026*[.C1092]" office:value-type="float" office:value="0.990481998" calcext:value-type="float">
            <text:p>0.9905</text:p>
          </table:table-cell>
          <table:table-cell table:style-name="ce3" table:formula="of:=1-0.05*[.B1092]/1000" office:value-type="float" office:value="0.996485165" calcext:value-type="float">
            <text:p>0.9965</text:p>
          </table:table-cell>
          <table:table-cell table:formula="of:=[.M1092]*[.L1092]*[.K1092]*[.J1092]*[.I1092]*[.H1092]*[.G1092]*[.F1092]*[.E1092]" office:value-type="float" office:value="0.888104174541972" calcext:value-type="float">
            <text:p>0.8881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table:style-name="Default" office:value-type="float" office:value="163.777" calcext:value-type="float">
            <text:p>163.777</text:p>
          </table:table-cell>
          <table:table-cell office:value-type="float" office:value="31.7842" calcext:value-type="float">
            <text:p>31.7842</text:p>
          </table:table-cell>
          <table:table-cell table:style-name="Default" office:value-type="float" office:value="24.4782" calcext:value-type="float">
            <text:p>24.4782</text:p>
          </table:table-cell>
          <table:table-cell table:formula="of:=[.E109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2]" office:value-type="float" office:value="0.98" calcext:value-type="float">
            <text:p>0.98</text:p>
          </table:table-cell>
          <table:table-cell table:formula="of:=[.H1092]" office:value-type="float" office:value="0.968" calcext:value-type="float">
            <text:p>0.968</text:p>
          </table:table-cell>
          <table:table-cell table:style-name="ce7" office:value-type="float" office:value="0.998659" calcext:value-type="float">
            <text:p>0.99866</text:p>
          </table:table-cell>
          <table:table-cell table:style-name="ce7" office:value-type="float" office:value="0.994634" calcext:value-type="float">
            <text:p>0.99463</text:p>
          </table:table-cell>
          <table:table-cell office:value-type="float" office:value="0.99402" calcext:value-type="float">
            <text:p>0.9940</text:p>
          </table:table-cell>
          <table:table-cell table:formula="of:=1-0.00026*[.C1093]" office:value-type="float" office:value="0.991736108" calcext:value-type="float">
            <text:p>0.9917</text:p>
          </table:table-cell>
          <table:table-cell table:style-name="ce3" table:formula="of:=1-0.05*[.B1093]/1000" office:value-type="float" office:value="0.99181115" calcext:value-type="float">
            <text:p>0.9918</text:p>
          </table:table-cell>
          <table:table-cell table:formula="of:=[.M1093]*[.L1093]*[.K1093]*[.J1093]*[.I1093]*[.H1093]*[.G1093]*[.F1093]*[.E1093]" office:value-type="float" office:value="0.87914357434461" calcext:value-type="float">
            <text:p>0.8791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style-name="Default" office:value-type="float" office:value="178.04" calcext:value-type="float">
            <text:p>178.04</text:p>
          </table:table-cell>
          <table:table-cell office:value-type="float" office:value="34.6093" calcext:value-type="float">
            <text:p>34.6093</text:p>
          </table:table-cell>
          <table:table-cell table:style-name="Default" office:value-type="float" office:value="50.2037" calcext:value-type="float">
            <text:p>50.2037</text:p>
          </table:table-cell>
          <table:table-cell table:formula="of:=[.E109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3]" office:value-type="float" office:value="0.98" calcext:value-type="float">
            <text:p>0.98</text:p>
          </table:table-cell>
          <table:table-cell table:formula="of:=[.H1093]" office:value-type="float" office:value="0.968" calcext:value-type="float">
            <text:p>0.968</text:p>
          </table:table-cell>
          <table:table-cell table:style-name="ce7" office:value-type="float" office:value="0.998364" calcext:value-type="float">
            <text:p>0.99836</text:p>
          </table:table-cell>
          <table:table-cell table:style-name="ce7" office:value-type="float" office:value="0.994764" calcext:value-type="float">
            <text:p>0.99476</text:p>
          </table:table-cell>
          <table:table-cell office:value-type="float" office:value="0.99226" calcext:value-type="float">
            <text:p>0.9923</text:p>
          </table:table-cell>
          <table:table-cell table:formula="of:=1-0.00026*[.C1094]" office:value-type="float" office:value="0.991001582" calcext:value-type="float">
            <text:p>0.9910</text:p>
          </table:table-cell>
          <table:table-cell table:style-name="ce3" table:formula="of:=1-0.05*[.B1094]/1000" office:value-type="float" office:value="0.991098" calcext:value-type="float">
            <text:p>0.9911</text:p>
          </table:table-cell>
          <table:table-cell table:formula="of:=[.M1094]*[.L1094]*[.K1094]*[.J1094]*[.I1094]*[.H1094]*[.G1094]*[.F1094]*[.E1094]" office:value-type="float" office:value="0.876162083314443" calcext:value-type="float">
            <text:p>0.8762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table:style-name="Default" office:value-type="float" office:value="487.05" calcext:value-type="float">
            <text:p>487.05</text:p>
          </table:table-cell>
          <table:table-cell office:value-type="float" office:value="29.6957" calcext:value-type="float">
            <text:p>29.6957</text:p>
          </table:table-cell>
          <table:table-cell table:style-name="Default" office:value-type="float" office:value="45.31" calcext:value-type="float">
            <text:p>45.31</text:p>
          </table:table-cell>
          <table:table-cell table:formula="of:=[.E109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4]" office:value-type="float" office:value="0.98" calcext:value-type="float">
            <text:p>0.98</text:p>
          </table:table-cell>
          <table:table-cell table:formula="of:=[.H1094]" office:value-type="float" office:value="0.968" calcext:value-type="float">
            <text:p>0.968</text:p>
          </table:table-cell>
          <table:table-cell table:style-name="ce7" office:value-type="float" office:value="0.998001" calcext:value-type="float">
            <text:p>0.99800</text:p>
          </table:table-cell>
          <table:table-cell table:style-name="ce7" office:value-type="float" office:value="0.98891" calcext:value-type="float">
            <text:p>0.98891</text:p>
          </table:table-cell>
          <table:table-cell office:value-type="float" office:value="0.98043" calcext:value-type="float">
            <text:p>0.9804</text:p>
          </table:table-cell>
          <table:table-cell table:formula="of:=1-0.00026*[.C1095]" office:value-type="float" office:value="0.992279118" calcext:value-type="float">
            <text:p>0.9923</text:p>
          </table:table-cell>
          <table:table-cell table:style-name="ce3" table:formula="of:=1-0.05*[.B1095]/1000" office:value-type="float" office:value="0.9756475" calcext:value-type="float">
            <text:p>0.9756</text:p>
          </table:table-cell>
          <table:table-cell table:formula="of:=[.M1095]*[.L1095]*[.K1095]*[.J1095]*[.I1095]*[.H1095]*[.G1095]*[.F1095]*[.E1095]" office:value-type="float" office:value="0.847988914965957" calcext:value-type="float">
            <text:p>0.8480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table:style-name="Default" office:value-type="float" office:value="496.441" calcext:value-type="float">
            <text:p>496.441</text:p>
          </table:table-cell>
          <table:table-cell office:value-type="float" office:value="30.2737" calcext:value-type="float">
            <text:p>30.2737</text:p>
          </table:table-cell>
          <table:table-cell table:style-name="Default" office:value-type="float" office:value="45.7556" calcext:value-type="float">
            <text:p>45.7556</text:p>
          </table:table-cell>
          <table:table-cell table:formula="of:=[.E109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5]" office:value-type="float" office:value="0.98" calcext:value-type="float">
            <text:p>0.98</text:p>
          </table:table-cell>
          <table:table-cell table:formula="of:=[.H1095]" office:value-type="float" office:value="0.968" calcext:value-type="float">
            <text:p>0.968</text:p>
          </table:table-cell>
          <table:table-cell table:style-name="ce7" office:value-type="float" office:value="0.998618" calcext:value-type="float">
            <text:p>0.99862</text:p>
          </table:table-cell>
          <table:table-cell table:style-name="ce7" office:value-type="float" office:value="0.990167" calcext:value-type="float">
            <text:p>0.99017</text:p>
          </table:table-cell>
          <table:table-cell office:value-type="float" office:value="0.98131" calcext:value-type="float">
            <text:p>0.9813</text:p>
          </table:table-cell>
          <table:table-cell table:formula="of:=1-0.00026*[.C1096]" office:value-type="float" office:value="0.992128838" calcext:value-type="float">
            <text:p>0.9921</text:p>
          </table:table-cell>
          <table:table-cell table:style-name="ce3" table:formula="of:=1-0.05*[.B1096]/1000" office:value-type="float" office:value="0.97517795" calcext:value-type="float">
            <text:p>0.9752</text:p>
          </table:table-cell>
          <table:table-cell table:formula="of:=[.M1096]*[.L1096]*[.K1096]*[.J1096]*[.I1096]*[.H1096]*[.G1096]*[.F1096]*[.E1096]" office:value-type="float" office:value="0.849816304580008" calcext:value-type="float">
            <text:p>0.8498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table:style-name="Default" office:value-type="float" office:value="489.028" calcext:value-type="float">
            <text:p>489.028</text:p>
          </table:table-cell>
          <table:table-cell office:value-type="float" office:value="29.813" calcext:value-type="float">
            <text:p>29.813</text:p>
          </table:table-cell>
          <table:table-cell table:style-name="Default" office:value-type="float" office:value="38.7255" calcext:value-type="float">
            <text:p>38.7255</text:p>
          </table:table-cell>
          <table:table-cell table:formula="of:=[.E109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6]" office:value-type="float" office:value="0.98" calcext:value-type="float">
            <text:p>0.98</text:p>
          </table:table-cell>
          <table:table-cell table:formula="of:=[.H1096]" office:value-type="float" office:value="0.968" calcext:value-type="float">
            <text:p>0.968</text:p>
          </table:table-cell>
          <table:table-cell table:style-name="ce7" office:value-type="float" office:value="0.998157" calcext:value-type="float">
            <text:p>0.99816</text:p>
          </table:table-cell>
          <table:table-cell table:style-name="ce7" office:value-type="float" office:value="0.989404" calcext:value-type="float">
            <text:p>0.98940</text:p>
          </table:table-cell>
          <table:table-cell office:value-type="float" office:value="0.97929" calcext:value-type="float">
            <text:p>0.9793</text:p>
          </table:table-cell>
          <table:table-cell table:formula="of:=1-0.00026*[.C1097]" office:value-type="float" office:value="0.99224862" calcext:value-type="float">
            <text:p>0.9922</text:p>
          </table:table-cell>
          <table:table-cell table:style-name="ce3" table:formula="of:=1-0.05*[.B1097]/1000" office:value-type="float" office:value="0.9755486" calcext:value-type="float">
            <text:p>0.9755</text:p>
          </table:table-cell>
          <table:table-cell table:formula="of:=[.M1097]*[.L1097]*[.K1097]*[.J1097]*[.I1097]*[.H1097]*[.G1097]*[.F1097]*[.E1097]" office:value-type="float" office:value="0.847446523391005" calcext:value-type="float">
            <text:p>0.8474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table:style-name="Default" office:value-type="float" office:value="466.464" calcext:value-type="float">
            <text:p>466.464</text:p>
          </table:table-cell>
          <table:table-cell office:value-type="float" office:value="14.8619" calcext:value-type="float">
            <text:p>14.8619</text:p>
          </table:table-cell>
          <table:table-cell table:style-name="Default" office:value-type="float" office:value="29.1098" calcext:value-type="float">
            <text:p>29.1098</text:p>
          </table:table-cell>
          <table:table-cell table:formula="of:=[.E109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7]" office:value-type="float" office:value="0.98" calcext:value-type="float">
            <text:p>0.98</text:p>
          </table:table-cell>
          <table:table-cell table:formula="of:=[.H1097]" office:value-type="float" office:value="0.968" calcext:value-type="float">
            <text:p>0.968</text:p>
          </table:table-cell>
          <table:table-cell table:style-name="ce7" office:value-type="float" office:value="0.998165" calcext:value-type="float">
            <text:p>0.99817</text:p>
          </table:table-cell>
          <table:table-cell table:style-name="ce7" office:value-type="float" office:value="0.989769" calcext:value-type="float">
            <text:p>0.98977</text:p>
          </table:table-cell>
          <table:table-cell office:value-type="float" office:value="0.98228" calcext:value-type="float">
            <text:p>0.9823</text:p>
          </table:table-cell>
          <table:table-cell table:formula="of:=1-0.00026*[.C1098]" office:value-type="float" office:value="0.996135906" calcext:value-type="float">
            <text:p>0.9961</text:p>
          </table:table-cell>
          <table:table-cell table:style-name="ce3" table:formula="of:=1-0.05*[.B1098]/1000" office:value-type="float" office:value="0.9766768" calcext:value-type="float">
            <text:p>0.9767</text:p>
          </table:table-cell>
          <table:table-cell table:formula="of:=[.M1098]*[.L1098]*[.K1098]*[.J1098]*[.I1098]*[.H1098]*[.G1098]*[.F1098]*[.E1098]" office:value-type="float" office:value="0.854673037033788" calcext:value-type="float">
            <text:p>0.8547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table:style-name="Default" office:value-type="float" office:value="458.103" calcext:value-type="float">
            <text:p>458.103</text:p>
          </table:table-cell>
          <table:table-cell office:value-type="float" office:value="14.591" calcext:value-type="float">
            <text:p>14.591</text:p>
          </table:table-cell>
          <table:table-cell table:style-name="Default" office:value-type="float" office:value="30.9029" calcext:value-type="float">
            <text:p>30.9029</text:p>
          </table:table-cell>
          <table:table-cell table:formula="of:=[.E109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8]" office:value-type="float" office:value="0.98" calcext:value-type="float">
            <text:p>0.98</text:p>
          </table:table-cell>
          <table:table-cell table:formula="of:=[.H1098]" office:value-type="float" office:value="0.968" calcext:value-type="float">
            <text:p>0.968</text:p>
          </table:table-cell>
          <table:table-cell table:style-name="ce7" office:value-type="float" office:value="0.998227" calcext:value-type="float">
            <text:p>0.99823</text:p>
          </table:table-cell>
          <table:table-cell table:style-name="ce7" office:value-type="float" office:value="0.990319" calcext:value-type="float">
            <text:p>0.99032</text:p>
          </table:table-cell>
          <table:table-cell office:value-type="float" office:value="0.9827" calcext:value-type="float">
            <text:p>0.9827</text:p>
          </table:table-cell>
          <table:table-cell table:formula="of:=1-0.00026*[.C1099]" office:value-type="float" office:value="0.99620634" calcext:value-type="float">
            <text:p>0.9962</text:p>
          </table:table-cell>
          <table:table-cell table:style-name="ce3" table:formula="of:=1-0.05*[.B1099]/1000" office:value-type="float" office:value="0.97709485" calcext:value-type="float">
            <text:p>0.9771</text:p>
          </table:table-cell>
          <table:table-cell table:formula="of:=[.M1099]*[.L1099]*[.K1099]*[.J1099]*[.I1099]*[.H1099]*[.G1099]*[.F1099]*[.E1099]" office:value-type="float" office:value="0.855993478396404" calcext:value-type="float">
            <text:p>0.8560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table:style-name="Default" office:value-type="float" office:value="479.824" calcext:value-type="float">
            <text:p>479.824</text:p>
          </table:table-cell>
          <table:table-cell office:value-type="float" office:value="9.05104" calcext:value-type="float">
            <text:p>9.05104</text:p>
          </table:table-cell>
          <table:table-cell table:style-name="Default" office:value-type="float" office:value="22.2269" calcext:value-type="float">
            <text:p>22.2269</text:p>
          </table:table-cell>
          <table:table-cell table:formula="of:=[.E109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099]" office:value-type="float" office:value="0.98" calcext:value-type="float">
            <text:p>0.98</text:p>
          </table:table-cell>
          <table:table-cell table:formula="of:=[.H1099]" office:value-type="float" office:value="0.968" calcext:value-type="float">
            <text:p>0.968</text:p>
          </table:table-cell>
          <table:table-cell table:style-name="ce7" office:value-type="float" office:value="0.998685" calcext:value-type="float">
            <text:p>0.99869</text:p>
          </table:table-cell>
          <table:table-cell table:style-name="ce7" office:value-type="float" office:value="0.989846" calcext:value-type="float">
            <text:p>0.98985</text:p>
          </table:table-cell>
          <table:table-cell office:value-type="float" office:value="0.98195" calcext:value-type="float">
            <text:p>0.9820</text:p>
          </table:table-cell>
          <table:table-cell table:formula="of:=1-0.00026*[.C1100]" office:value-type="float" office:value="0.9976467296" calcext:value-type="float">
            <text:p>0.9976</text:p>
          </table:table-cell>
          <table:table-cell table:style-name="ce3" table:formula="of:=1-0.05*[.B1100]/1000" office:value-type="float" office:value="0.9760088" calcext:value-type="float">
            <text:p>0.9760</text:p>
          </table:table-cell>
          <table:table-cell table:formula="of:=[.M1100]*[.L1100]*[.K1100]*[.J1100]*[.I1100]*[.H1100]*[.G1100]*[.F1100]*[.E1100]" office:value-type="float" office:value="0.855608520701885" calcext:value-type="float">
            <text:p>0.8556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table:style-name="Default" office:value-type="float" office:value="480.48" calcext:value-type="float">
            <text:p>480.48</text:p>
          </table:table-cell>
          <table:table-cell office:value-type="float" office:value="9.06437" calcext:value-type="float">
            <text:p>9.06437</text:p>
          </table:table-cell>
          <table:table-cell table:style-name="Default" office:value-type="float" office:value="21.3006" calcext:value-type="float">
            <text:p>21.3006</text:p>
          </table:table-cell>
          <table:table-cell table:formula="of:=[.E110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0]" office:value-type="float" office:value="0.98" calcext:value-type="float">
            <text:p>0.98</text:p>
          </table:table-cell>
          <table:table-cell table:formula="of:=[.H1100]" office:value-type="float" office:value="0.968" calcext:value-type="float">
            <text:p>0.968</text:p>
          </table:table-cell>
          <table:table-cell table:style-name="ce7" office:value-type="float" office:value="0.998245" calcext:value-type="float">
            <text:p>0.99825</text:p>
          </table:table-cell>
          <table:table-cell table:style-name="ce7" office:value-type="float" office:value="0.989901" calcext:value-type="float">
            <text:p>0.98990</text:p>
          </table:table-cell>
          <table:table-cell office:value-type="float" office:value="0.98124" calcext:value-type="float">
            <text:p>0.9812</text:p>
          </table:table-cell>
          <table:table-cell table:formula="of:=1-0.00026*[.C1101]" office:value-type="float" office:value="0.9976432638" calcext:value-type="float">
            <text:p>0.9976</text:p>
          </table:table-cell>
          <table:table-cell table:style-name="ce3" table:formula="of:=1-0.05*[.B1101]/1000" office:value-type="float" office:value="0.975976" calcext:value-type="float">
            <text:p>0.9760</text:p>
          </table:table-cell>
          <table:table-cell table:formula="of:=[.M1101]*[.L1101]*[.K1101]*[.J1101]*[.I1101]*[.H1101]*[.G1101]*[.F1101]*[.E1101]" office:value-type="float" office:value="0.854628976134485" calcext:value-type="float">
            <text:p>0.8546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table:style-name="Default" office:value-type="float" office:value="480.069" calcext:value-type="float">
            <text:p>480.069</text:p>
          </table:table-cell>
          <table:table-cell office:value-type="float" office:value="9.05651" calcext:value-type="float">
            <text:p>9.05651</text:p>
          </table:table-cell>
          <table:table-cell table:style-name="Default" office:value-type="float" office:value="11.1451" calcext:value-type="float">
            <text:p>11.1451</text:p>
          </table:table-cell>
          <table:table-cell table:formula="of:=[.E110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1]" office:value-type="float" office:value="0.98" calcext:value-type="float">
            <text:p>0.98</text:p>
          </table:table-cell>
          <table:table-cell table:formula="of:=[.H1101]" office:value-type="float" office:value="0.968" calcext:value-type="float">
            <text:p>0.968</text:p>
          </table:table-cell>
          <table:table-cell table:style-name="ce7" office:value-type="float" office:value="0.998509" calcext:value-type="float">
            <text:p>0.99851</text:p>
          </table:table-cell>
          <table:table-cell table:style-name="ce7" office:value-type="float" office:value="0.98971" calcext:value-type="float">
            <text:p>0.98971</text:p>
          </table:table-cell>
          <table:table-cell office:value-type="float" office:value="0.98091" calcext:value-type="float">
            <text:p>0.9809</text:p>
          </table:table-cell>
          <table:table-cell table:formula="of:=1-0.00026*[.C1102]" office:value-type="float" office:value="0.9976453074" calcext:value-type="float">
            <text:p>0.9976</text:p>
          </table:table-cell>
          <table:table-cell table:style-name="ce3" table:formula="of:=1-0.05*[.B1102]/1000" office:value-type="float" office:value="0.97599655" calcext:value-type="float">
            <text:p>0.9760</text:p>
          </table:table-cell>
          <table:table-cell table:formula="of:=[.M1102]*[.L1102]*[.K1102]*[.J1102]*[.I1102]*[.H1102]*[.G1102]*[.F1102]*[.E1102]" office:value-type="float" office:value="0.854422352078016" calcext:value-type="float">
            <text:p>0.8544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table:style-name="Default" office:value-type="float" office:value="480.466" calcext:value-type="float">
            <text:p>480.466</text:p>
          </table:table-cell>
          <table:table-cell office:value-type="float" office:value="9.06532" calcext:value-type="float">
            <text:p>9.06532</text:p>
          </table:table-cell>
          <table:table-cell table:style-name="Default" office:value-type="float" office:value="8.34266" calcext:value-type="float">
            <text:p>8.34266</text:p>
          </table:table-cell>
          <table:table-cell table:formula="of:=[.E110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2]" office:value-type="float" office:value="0.98" calcext:value-type="float">
            <text:p>0.98</text:p>
          </table:table-cell>
          <table:table-cell table:formula="of:=[.H1102]" office:value-type="float" office:value="0.968" calcext:value-type="float">
            <text:p>0.968</text:p>
          </table:table-cell>
          <table:table-cell table:style-name="ce7" office:value-type="float" office:value="0.998972" calcext:value-type="float">
            <text:p>0.99897</text:p>
          </table:table-cell>
          <table:table-cell table:style-name="ce7" office:value-type="float" office:value="0.990173" calcext:value-type="float">
            <text:p>0.99017</text:p>
          </table:table-cell>
          <table:table-cell office:value-type="float" office:value="0.98094" calcext:value-type="float">
            <text:p>0.9809</text:p>
          </table:table-cell>
          <table:table-cell table:formula="of:=1-0.00026*[.C1103]" office:value-type="float" office:value="0.9976430168" calcext:value-type="float">
            <text:p>0.9976</text:p>
          </table:table-cell>
          <table:table-cell table:style-name="ce3" table:formula="of:=1-0.05*[.B1103]/1000" office:value-type="float" office:value="0.9759767" calcext:value-type="float">
            <text:p>0.9760</text:p>
          </table:table-cell>
          <table:table-cell table:formula="of:=[.M1103]*[.L1103]*[.K1103]*[.J1103]*[.I1103]*[.H1103]*[.G1103]*[.F1103]*[.E1103]" office:value-type="float" office:value="0.855225234394224" calcext:value-type="float">
            <text:p>0.8552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table:style-name="Default" office:value-type="float" office:value="489.705" calcext:value-type="float">
            <text:p>489.705</text:p>
          </table:table-cell>
          <table:table-cell office:value-type="float" office:value="18.0522" calcext:value-type="float">
            <text:p>18.0522</text:p>
          </table:table-cell>
          <table:table-cell table:style-name="Default" office:value-type="float" office:value="30.4165" calcext:value-type="float">
            <text:p>30.4165</text:p>
          </table:table-cell>
          <table:table-cell table:formula="of:=[.E110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3]" office:value-type="float" office:value="0.98" calcext:value-type="float">
            <text:p>0.98</text:p>
          </table:table-cell>
          <table:table-cell table:formula="of:=[.H1103]" office:value-type="float" office:value="0.968" calcext:value-type="float">
            <text:p>0.968</text:p>
          </table:table-cell>
          <table:table-cell table:style-name="ce7" office:value-type="float" office:value="0.998894" calcext:value-type="float">
            <text:p>0.99889</text:p>
          </table:table-cell>
          <table:table-cell table:style-name="ce7" office:value-type="float" office:value="0.988429" calcext:value-type="float">
            <text:p>0.98843</text:p>
          </table:table-cell>
          <table:table-cell office:value-type="float" office:value="0.97981" calcext:value-type="float">
            <text:p>0.9798</text:p>
          </table:table-cell>
          <table:table-cell table:formula="of:=1-0.00026*[.C1104]" office:value-type="float" office:value="0.995306428" calcext:value-type="float">
            <text:p>0.9953</text:p>
          </table:table-cell>
          <table:table-cell table:style-name="ce3" table:formula="of:=1-0.05*[.B1104]/1000" office:value-type="float" office:value="0.97551475" calcext:value-type="float">
            <text:p>0.9755</text:p>
          </table:table-cell>
          <table:table-cell table:formula="of:=[.M1104]*[.L1104]*[.K1104]*[.J1104]*[.I1104]*[.H1104]*[.G1104]*[.F1104]*[.E1104]" office:value-type="float" office:value="0.85026920614207" calcext:value-type="float">
            <text:p>0.8503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table:style-name="Default" office:value-type="float" office:value="489.984" calcext:value-type="float">
            <text:p>489.984</text:p>
          </table:table-cell>
          <table:table-cell office:value-type="float" office:value="18.0663" calcext:value-type="float">
            <text:p>18.0663</text:p>
          </table:table-cell>
          <table:table-cell table:style-name="Default" office:value-type="float" office:value="27.9258" calcext:value-type="float">
            <text:p>27.9258</text:p>
          </table:table-cell>
          <table:table-cell table:formula="of:=[.E110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4]" office:value-type="float" office:value="0.98" calcext:value-type="float">
            <text:p>0.98</text:p>
          </table:table-cell>
          <table:table-cell table:formula="of:=[.H1104]" office:value-type="float" office:value="0.968" calcext:value-type="float">
            <text:p>0.968</text:p>
          </table:table-cell>
          <table:table-cell table:style-name="ce7" office:value-type="float" office:value="0.998437" calcext:value-type="float">
            <text:p>0.99844</text:p>
          </table:table-cell>
          <table:table-cell table:style-name="ce7" office:value-type="float" office:value="0.988796" calcext:value-type="float">
            <text:p>0.98880</text:p>
          </table:table-cell>
          <table:table-cell office:value-type="float" office:value="0.98046" calcext:value-type="float">
            <text:p>0.9805</text:p>
          </table:table-cell>
          <table:table-cell table:formula="of:=1-0.00026*[.C1105]" office:value-type="float" office:value="0.995302762" calcext:value-type="float">
            <text:p>0.9953</text:p>
          </table:table-cell>
          <table:table-cell table:style-name="ce3" table:formula="of:=1-0.05*[.B1105]/1000" office:value-type="float" office:value="0.9755008" calcext:value-type="float">
            <text:p>0.9755</text:p>
          </table:table-cell>
          <table:table-cell table:formula="of:=[.M1105]*[.L1105]*[.K1105]*[.J1105]*[.I1105]*[.H1105]*[.G1105]*[.F1105]*[.E1105]" office:value-type="float" office:value="0.850744475392407" calcext:value-type="float">
            <text:p>0.8507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table:style-name="Default" office:value-type="float" office:value="490.511" calcext:value-type="float">
            <text:p>490.511</text:p>
          </table:table-cell>
          <table:table-cell office:value-type="float" office:value="18.0726" calcext:value-type="float">
            <text:p>18.0726</text:p>
          </table:table-cell>
          <table:table-cell table:style-name="Default" office:value-type="float" office:value="24.2511" calcext:value-type="float">
            <text:p>24.2511</text:p>
          </table:table-cell>
          <table:table-cell table:formula="of:=[.E110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5]" office:value-type="float" office:value="0.98" calcext:value-type="float">
            <text:p>0.98</text:p>
          </table:table-cell>
          <table:table-cell table:formula="of:=[.H1105]" office:value-type="float" office:value="0.968" calcext:value-type="float">
            <text:p>0.968</text:p>
          </table:table-cell>
          <table:table-cell table:style-name="ce7" office:value-type="float" office:value="0.998486" calcext:value-type="float">
            <text:p>0.99849</text:p>
          </table:table-cell>
          <table:table-cell table:style-name="ce7" office:value-type="float" office:value="0.990156" calcext:value-type="float">
            <text:p>0.99016</text:p>
          </table:table-cell>
          <table:table-cell office:value-type="float" office:value="0.98055" calcext:value-type="float">
            <text:p>0.9806</text:p>
          </table:table-cell>
          <table:table-cell table:formula="of:=1-0.00026*[.C1106]" office:value-type="float" office:value="0.995301124" calcext:value-type="float">
            <text:p>0.9953</text:p>
          </table:table-cell>
          <table:table-cell table:style-name="ce3" table:formula="of:=1-0.05*[.B1106]/1000" office:value-type="float" office:value="0.97547445" calcext:value-type="float">
            <text:p>0.9755</text:p>
          </table:table-cell>
          <table:table-cell table:formula="of:=[.M1106]*[.L1106]*[.K1106]*[.J1106]*[.I1106]*[.H1106]*[.G1106]*[.F1106]*[.E1106]" office:value-type="float" office:value="0.852010194139843" calcext:value-type="float">
            <text:p>0.8520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style-name="Default" office:value-type="float" office:value="319.409" calcext:value-type="float">
            <text:p>319.409</text:p>
          </table:table-cell>
          <table:table-cell office:value-type="float" office:value="39.7987" calcext:value-type="float">
            <text:p>39.7987</text:p>
          </table:table-cell>
          <table:table-cell table:style-name="Default" office:value-type="float" office:value="54.5956" calcext:value-type="float">
            <text:p>54.5956</text:p>
          </table:table-cell>
          <table:table-cell table:formula="of:=[.E110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6]" office:value-type="float" office:value="0.98" calcext:value-type="float">
            <text:p>0.98</text:p>
          </table:table-cell>
          <table:table-cell table:formula="of:=[.H1106]" office:value-type="float" office:value="0.968" calcext:value-type="float">
            <text:p>0.968</text:p>
          </table:table-cell>
          <table:table-cell table:style-name="ce7" office:value-type="float" office:value="0.998154" calcext:value-type="float">
            <text:p>0.99815</text:p>
          </table:table-cell>
          <table:table-cell table:style-name="ce7" office:value-type="float" office:value="0.993875" calcext:value-type="float">
            <text:p>0.99388</text:p>
          </table:table-cell>
          <table:table-cell office:value-type="float" office:value="0.98723" calcext:value-type="float">
            <text:p>0.9872</text:p>
          </table:table-cell>
          <table:table-cell table:formula="of:=1-0.00026*[.C1107]" office:value-type="float" office:value="0.989652338" calcext:value-type="float">
            <text:p>0.9897</text:p>
          </table:table-cell>
          <table:table-cell table:style-name="ce3" table:formula="of:=1-0.05*[.B1107]/1000" office:value-type="float" office:value="0.98402955" calcext:value-type="float">
            <text:p>0.9840</text:p>
          </table:table-cell>
          <table:table-cell table:formula="of:=[.M1107]*[.L1107]*[.K1107]*[.J1107]*[.I1107]*[.H1107]*[.G1107]*[.F1107]*[.E1107]" office:value-type="float" office:value="0.86337110144953" calcext:value-type="float">
            <text:p>0.8634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style-name="Default" office:value-type="float" office:value="312.556" calcext:value-type="float">
            <text:p>312.556</text:p>
          </table:table-cell>
          <table:table-cell office:value-type="float" office:value="38.9451" calcext:value-type="float">
            <text:p>38.9451</text:p>
          </table:table-cell>
          <table:table-cell table:style-name="Default" office:value-type="float" office:value="17.0717" calcext:value-type="float">
            <text:p>17.0717</text:p>
          </table:table-cell>
          <table:table-cell table:formula="of:=[.E110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7]" office:value-type="float" office:value="0.98" calcext:value-type="float">
            <text:p>0.98</text:p>
          </table:table-cell>
          <table:table-cell table:formula="of:=[.H1107]" office:value-type="float" office:value="0.968" calcext:value-type="float">
            <text:p>0.968</text:p>
          </table:table-cell>
          <table:table-cell table:style-name="ce7" office:value-type="float" office:value="0.999471" calcext:value-type="float">
            <text:p>0.99947</text:p>
          </table:table-cell>
          <table:table-cell table:style-name="ce7" office:value-type="float" office:value="0.992059" calcext:value-type="float">
            <text:p>0.99206</text:p>
          </table:table-cell>
          <table:table-cell office:value-type="float" office:value="0.98741" calcext:value-type="float">
            <text:p>0.9874</text:p>
          </table:table-cell>
          <table:table-cell table:formula="of:=1-0.00026*[.C1108]" office:value-type="float" office:value="0.989874274" calcext:value-type="float">
            <text:p>0.9899</text:p>
          </table:table-cell>
          <table:table-cell table:style-name="ce3" table:formula="of:=1-0.05*[.B1108]/1000" office:value-type="float" office:value="0.9843722" calcext:value-type="float">
            <text:p>0.9844</text:p>
          </table:table-cell>
          <table:table-cell table:formula="of:=[.M1108]*[.L1108]*[.K1108]*[.J1108]*[.I1108]*[.H1108]*[.G1108]*[.F1108]*[.E1108]" office:value-type="float" office:value="0.863582132256021" calcext:value-type="float">
            <text:p>0.8636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table:style-name="Default" office:value-type="float" office:value="452.327" calcext:value-type="float">
            <text:p>452.327</text:p>
          </table:table-cell>
          <table:table-cell office:value-type="float" office:value="34.6941" calcext:value-type="float">
            <text:p>34.6941</text:p>
          </table:table-cell>
          <table:table-cell table:style-name="Default" office:value-type="float" office:value="42.707" calcext:value-type="float">
            <text:p>42.707</text:p>
          </table:table-cell>
          <table:table-cell table:formula="of:=[.E110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8]" office:value-type="float" office:value="0.98" calcext:value-type="float">
            <text:p>0.98</text:p>
          </table:table-cell>
          <table:table-cell table:formula="of:=[.H1108]" office:value-type="float" office:value="0.968" calcext:value-type="float">
            <text:p>0.968</text:p>
          </table:table-cell>
          <table:table-cell table:style-name="ce7" office:value-type="float" office:value="0.999302" calcext:value-type="float">
            <text:p>0.99930</text:p>
          </table:table-cell>
          <table:table-cell table:style-name="ce7" office:value-type="float" office:value="0.990789" calcext:value-type="float">
            <text:p>0.99079</text:p>
          </table:table-cell>
          <table:table-cell office:value-type="float" office:value="0.98286" calcext:value-type="float">
            <text:p>0.9829</text:p>
          </table:table-cell>
          <table:table-cell table:formula="of:=1-0.00026*[.C1109]" office:value-type="float" office:value="0.990979534" calcext:value-type="float">
            <text:p>0.9910</text:p>
          </table:table-cell>
          <table:table-cell table:style-name="ce3" table:formula="of:=1-0.05*[.B1109]/1000" office:value-type="float" office:value="0.97738365" calcext:value-type="float">
            <text:p>0.9774</text:p>
          </table:table-cell>
          <table:table-cell table:formula="of:=[.M1109]*[.L1109]*[.K1109]*[.J1109]*[.I1109]*[.H1109]*[.G1109]*[.F1109]*[.E1109]" office:value-type="float" office:value="0.853214837296307" calcext:value-type="float">
            <text:p>0.853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Default" office:value-type="float" office:value="438.559" calcext:value-type="float">
            <text:p>438.559</text:p>
          </table:table-cell>
          <table:table-cell office:value-type="float" office:value="33.5978" calcext:value-type="float">
            <text:p>33.5978</text:p>
          </table:table-cell>
          <table:table-cell table:style-name="Default" office:value-type="float" office:value="21.3285" calcext:value-type="float">
            <text:p>21.3285</text:p>
          </table:table-cell>
          <table:table-cell table:formula="of:=[.E110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09]" office:value-type="float" office:value="0.98" calcext:value-type="float">
            <text:p>0.98</text:p>
          </table:table-cell>
          <table:table-cell table:formula="of:=[.H1109]" office:value-type="float" office:value="0.968" calcext:value-type="float">
            <text:p>0.968</text:p>
          </table:table-cell>
          <table:table-cell table:style-name="ce7" office:value-type="float" office:value="0.998011" calcext:value-type="float">
            <text:p>0.99801</text:p>
          </table:table-cell>
          <table:table-cell table:style-name="ce7" office:value-type="float" office:value="0.988349" calcext:value-type="float">
            <text:p>0.98835</text:p>
          </table:table-cell>
          <table:table-cell office:value-type="float" office:value="0.98025" calcext:value-type="float">
            <text:p>0.9803</text:p>
          </table:table-cell>
          <table:table-cell table:formula="of:=1-0.00026*[.C1110]" office:value-type="float" office:value="0.991264572" calcext:value-type="float">
            <text:p>0.9913</text:p>
          </table:table-cell>
          <table:table-cell table:style-name="ce3" table:formula="of:=1-0.05*[.B1110]/1000" office:value-type="float" office:value="0.97807205" calcext:value-type="float">
            <text:p>0.9781</text:p>
          </table:table-cell>
          <table:table-cell table:formula="of:=[.M1110]*[.L1110]*[.K1110]*[.J1110]*[.I1110]*[.H1110]*[.G1110]*[.F1110]*[.E1110]" office:value-type="float" office:value="0.848597972434901" calcext:value-type="float">
            <text:p>0.8486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table:style-name="Default" office:value-type="float" office:value="493.16" calcext:value-type="float">
            <text:p>493.16</text:p>
          </table:table-cell>
          <table:table-cell office:value-type="float" office:value="5.56606" calcext:value-type="float">
            <text:p>5.56606</text:p>
          </table:table-cell>
          <table:table-cell table:style-name="Default" office:value-type="float" office:value="9.85146" calcext:value-type="float">
            <text:p>9.85146</text:p>
          </table:table-cell>
          <table:table-cell table:formula="of:=[.E111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0]" office:value-type="float" office:value="0.98" calcext:value-type="float">
            <text:p>0.98</text:p>
          </table:table-cell>
          <table:table-cell table:formula="of:=[.H1110]" office:value-type="float" office:value="0.968" calcext:value-type="float">
            <text:p>0.968</text:p>
          </table:table-cell>
          <table:table-cell table:style-name="ce7" office:value-type="float" office:value="0.999034" calcext:value-type="float">
            <text:p>0.99903</text:p>
          </table:table-cell>
          <table:table-cell table:style-name="ce7" office:value-type="float" office:value="0.989812" calcext:value-type="float">
            <text:p>0.98981</text:p>
          </table:table-cell>
          <table:table-cell office:value-type="float" office:value="0.98226" calcext:value-type="float">
            <text:p>0.9823</text:p>
          </table:table-cell>
          <table:table-cell table:formula="of:=1-0.00026*[.C1111]" office:value-type="float" office:value="0.9985528244" calcext:value-type="float">
            <text:p>0.9986</text:p>
          </table:table-cell>
          <table:table-cell table:style-name="ce3" table:formula="of:=1-0.05*[.B1111]/1000" office:value-type="float" office:value="0.975342" calcext:value-type="float">
            <text:p>0.9753</text:p>
          </table:table-cell>
          <table:table-cell table:formula="of:=[.M1111]*[.L1111]*[.K1111]*[.J1111]*[.I1111]*[.H1111]*[.G1111]*[.F1111]*[.E1111]" office:value-type="float" office:value="0.856340458912466" calcext:value-type="float">
            <text:p>0.8563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table:style-name="Default" office:value-type="float" office:value="487.077" calcext:value-type="float">
            <text:p>487.077</text:p>
          </table:table-cell>
          <table:table-cell office:value-type="float" office:value="5.49276" calcext:value-type="float">
            <text:p>5.49276</text:p>
          </table:table-cell>
          <table:table-cell table:style-name="Default" office:value-type="float" office:value="10.1525" calcext:value-type="float">
            <text:p>10.1525</text:p>
          </table:table-cell>
          <table:table-cell table:formula="of:=[.E111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1]" office:value-type="float" office:value="0.98" calcext:value-type="float">
            <text:p>0.98</text:p>
          </table:table-cell>
          <table:table-cell table:formula="of:=[.H1111]" office:value-type="float" office:value="0.968" calcext:value-type="float">
            <text:p>0.968</text:p>
          </table:table-cell>
          <table:table-cell table:style-name="ce7" office:value-type="float" office:value="0.998772" calcext:value-type="float">
            <text:p>0.99877</text:p>
          </table:table-cell>
          <table:table-cell table:style-name="ce7" office:value-type="float" office:value="0.989563" calcext:value-type="float">
            <text:p>0.98956</text:p>
          </table:table-cell>
          <table:table-cell office:value-type="float" office:value="0.98519" calcext:value-type="float">
            <text:p>0.9852</text:p>
          </table:table-cell>
          <table:table-cell table:formula="of:=1-0.00026*[.C1112]" office:value-type="float" office:value="0.9985718824" calcext:value-type="float">
            <text:p>0.9986</text:p>
          </table:table-cell>
          <table:table-cell table:style-name="ce3" table:formula="of:=1-0.05*[.B1112]/1000" office:value-type="float" office:value="0.97564615" calcext:value-type="float">
            <text:p>0.9756</text:p>
          </table:table-cell>
          <table:table-cell table:formula="of:=[.M1112]*[.L1112]*[.K1112]*[.J1112]*[.I1112]*[.H1112]*[.G1112]*[.F1112]*[.E1112]" office:value-type="float" office:value="0.858737682729174" calcext:value-type="float">
            <text:p>0.8587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table:style-name="Default" office:value-type="float" office:value="491.553" calcext:value-type="float">
            <text:p>491.553</text:p>
          </table:table-cell>
          <table:table-cell office:value-type="float" office:value="5.54761" calcext:value-type="float">
            <text:p>5.54761</text:p>
          </table:table-cell>
          <table:table-cell table:style-name="Default" office:value-type="float" office:value="9.72379" calcext:value-type="float">
            <text:p>9.72379</text:p>
          </table:table-cell>
          <table:table-cell table:formula="of:=[.E111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2]" office:value-type="float" office:value="0.98" calcext:value-type="float">
            <text:p>0.98</text:p>
          </table:table-cell>
          <table:table-cell table:formula="of:=[.H1112]" office:value-type="float" office:value="0.968" calcext:value-type="float">
            <text:p>0.968</text:p>
          </table:table-cell>
          <table:table-cell table:style-name="ce7" office:value-type="float" office:value="0.998462" calcext:value-type="float">
            <text:p>0.99846</text:p>
          </table:table-cell>
          <table:table-cell table:style-name="ce7" office:value-type="float" office:value="0.98889" calcext:value-type="float">
            <text:p>0.98889</text:p>
          </table:table-cell>
          <table:table-cell office:value-type="float" office:value="0.98344" calcext:value-type="float">
            <text:p>0.9834</text:p>
          </table:table-cell>
          <table:table-cell table:formula="of:=1-0.00026*[.C1113]" office:value-type="float" office:value="0.9985576214" calcext:value-type="float">
            <text:p>0.9986</text:p>
          </table:table-cell>
          <table:table-cell table:style-name="ce3" table:formula="of:=1-0.05*[.B1113]/1000" office:value-type="float" office:value="0.97542235" calcext:value-type="float">
            <text:p>0.9754</text:p>
          </table:table-cell>
          <table:table-cell table:formula="of:=[.M1113]*[.L1113]*[.K1113]*[.J1113]*[.I1113]*[.H1113]*[.G1113]*[.F1113]*[.E1113]" office:value-type="float" office:value="0.856154765339238" calcext:value-type="float">
            <text:p>0.8562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table:style-name="Default" office:value-type="float" office:value="488.22" calcext:value-type="float">
            <text:p>488.22</text:p>
          </table:table-cell>
          <table:table-cell office:value-type="float" office:value="5.50665" calcext:value-type="float">
            <text:p>5.50665</text:p>
          </table:table-cell>
          <table:table-cell table:style-name="Default" office:value-type="float" office:value="9.46179" calcext:value-type="float">
            <text:p>9.46179</text:p>
          </table:table-cell>
          <table:table-cell table:formula="of:=[.E111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3]" office:value-type="float" office:value="0.98" calcext:value-type="float">
            <text:p>0.98</text:p>
          </table:table-cell>
          <table:table-cell table:formula="of:=[.H1113]" office:value-type="float" office:value="0.968" calcext:value-type="float">
            <text:p>0.968</text:p>
          </table:table-cell>
          <table:table-cell table:style-name="ce7" office:value-type="float" office:value="0.998694" calcext:value-type="float">
            <text:p>0.99869</text:p>
          </table:table-cell>
          <table:table-cell table:style-name="ce7" office:value-type="float" office:value="0.989349" calcext:value-type="float">
            <text:p>0.98935</text:p>
          </table:table-cell>
          <table:table-cell office:value-type="float" office:value="0.9807" calcext:value-type="float">
            <text:p>0.9807</text:p>
          </table:table-cell>
          <table:table-cell table:formula="of:=1-0.00026*[.C1114]" office:value-type="float" office:value="0.998568271" calcext:value-type="float">
            <text:p>0.9986</text:p>
          </table:table-cell>
          <table:table-cell table:style-name="ce3" table:formula="of:=1-0.05*[.B1114]/1000" office:value-type="float" office:value="0.975589" calcext:value-type="float">
            <text:p>0.9756</text:p>
          </table:table-cell>
          <table:table-cell table:formula="of:=[.M1114]*[.L1114]*[.K1114]*[.J1114]*[.I1114]*[.H1114]*[.G1114]*[.F1114]*[.E1114]" office:value-type="float" office:value="0.854519234826624" calcext:value-type="float">
            <text:p>0.8545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table:style-name="Default" office:value-type="float" office:value="487.926" calcext:value-type="float">
            <text:p>487.926</text:p>
          </table:table-cell>
          <table:table-cell office:value-type="float" office:value="5.50383" calcext:value-type="float">
            <text:p>5.50383</text:p>
          </table:table-cell>
          <table:table-cell table:style-name="Default" office:value-type="float" office:value="3.86525" calcext:value-type="float">
            <text:p>3.86525</text:p>
          </table:table-cell>
          <table:table-cell table:formula="of:=[.E1114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4]" office:value-type="float" office:value="0.98" calcext:value-type="float">
            <text:p>0.98</text:p>
          </table:table-cell>
          <table:table-cell table:formula="of:=[.H1114]" office:value-type="float" office:value="0.968" calcext:value-type="float">
            <text:p>0.968</text:p>
          </table:table-cell>
          <table:table-cell table:style-name="ce7" office:value-type="float" office:value="0.99877" calcext:value-type="float">
            <text:p>0.99877</text:p>
          </table:table-cell>
          <table:table-cell table:style-name="ce7" office:value-type="float" office:value="0.987821" calcext:value-type="float">
            <text:p>0.98782</text:p>
          </table:table-cell>
          <table:table-cell office:value-type="float" office:value="0.97982" calcext:value-type="float">
            <text:p>0.9798</text:p>
          </table:table-cell>
          <table:table-cell table:formula="of:=1-0.00026*[.C1115]" office:value-type="float" office:value="0.9985690042" calcext:value-type="float">
            <text:p>0.9986</text:p>
          </table:table-cell>
          <table:table-cell table:style-name="ce3" table:formula="of:=1-0.05*[.B1115]/1000" office:value-type="float" office:value="0.9756037" calcext:value-type="float">
            <text:p>0.9756</text:p>
          </table:table-cell>
          <table:table-cell table:formula="of:=[.M1115]*[.L1115]*[.K1115]*[.J1115]*[.I1115]*[.H1115]*[.G1115]*[.F1115]*[.E1115]" office:value-type="float" office:value="0.852512222148628" calcext:value-type="float">
            <text:p>0.8525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table:style-name="Default" office:value-type="float" office:value="492.089" calcext:value-type="float">
            <text:p>492.089</text:p>
          </table:table-cell>
          <table:table-cell office:value-type="float" office:value="11.0828" calcext:value-type="float">
            <text:p>11.0828</text:p>
          </table:table-cell>
          <table:table-cell table:style-name="Default" office:value-type="float" office:value="18.236" calcext:value-type="float">
            <text:p>18.236</text:p>
          </table:table-cell>
          <table:table-cell table:formula="of:=[.E1115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5]" office:value-type="float" office:value="0.98" calcext:value-type="float">
            <text:p>0.98</text:p>
          </table:table-cell>
          <table:table-cell table:formula="of:=[.H1115]" office:value-type="float" office:value="0.968" calcext:value-type="float">
            <text:p>0.968</text:p>
          </table:table-cell>
          <table:table-cell table:style-name="ce7" office:value-type="float" office:value="0.99861" calcext:value-type="float">
            <text:p>0.99861</text:p>
          </table:table-cell>
          <table:table-cell table:style-name="ce7" office:value-type="float" office:value="0.989418" calcext:value-type="float">
            <text:p>0.98942</text:p>
          </table:table-cell>
          <table:table-cell office:value-type="float" office:value="0.98192" calcext:value-type="float">
            <text:p>0.9819</text:p>
          </table:table-cell>
          <table:table-cell table:formula="of:=1-0.00026*[.C1116]" office:value-type="float" office:value="0.997118472" calcext:value-type="float">
            <text:p>0.9971</text:p>
          </table:table-cell>
          <table:table-cell table:style-name="ce3" table:formula="of:=1-0.05*[.B1116]/1000" office:value-type="float" office:value="0.97539555" calcext:value-type="float">
            <text:p>0.9754</text:p>
          </table:table-cell>
          <table:table-cell table:formula="of:=[.M1116]*[.L1116]*[.K1116]*[.J1116]*[.I1116]*[.H1116]*[.G1116]*[.F1116]*[.E1116]" office:value-type="float" office:value="0.854158379577995" calcext:value-type="float">
            <text:p>0.8542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table:style-name="Default" office:value-type="float" office:value="490.177" calcext:value-type="float">
            <text:p>490.177</text:p>
          </table:table-cell>
          <table:table-cell office:value-type="float" office:value="11.0389" calcext:value-type="float">
            <text:p>11.0389</text:p>
          </table:table-cell>
          <table:table-cell table:style-name="Default" office:value-type="float" office:value="17.5011" calcext:value-type="float">
            <text:p>17.5011</text:p>
          </table:table-cell>
          <table:table-cell table:formula="of:=[.E1116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6]" office:value-type="float" office:value="0.98" calcext:value-type="float">
            <text:p>0.98</text:p>
          </table:table-cell>
          <table:table-cell table:formula="of:=[.H1116]" office:value-type="float" office:value="0.968" calcext:value-type="float">
            <text:p>0.968</text:p>
          </table:table-cell>
          <table:table-cell table:style-name="ce7" office:value-type="float" office:value="0.999067" calcext:value-type="float">
            <text:p>0.99907</text:p>
          </table:table-cell>
          <table:table-cell table:style-name="ce7" office:value-type="float" office:value="0.989502" calcext:value-type="float">
            <text:p>0.98950</text:p>
          </table:table-cell>
          <table:table-cell office:value-type="float" office:value="0.98218" calcext:value-type="float">
            <text:p>0.9822</text:p>
          </table:table-cell>
          <table:table-cell table:formula="of:=1-0.00026*[.C1117]" office:value-type="float" office:value="0.997129886" calcext:value-type="float">
            <text:p>0.9971</text:p>
          </table:table-cell>
          <table:table-cell table:style-name="ce3" table:formula="of:=1-0.05*[.B1117]/1000" office:value-type="float" office:value="0.97549115" calcext:value-type="float">
            <text:p>0.9755</text:p>
          </table:table-cell>
          <table:table-cell table:formula="of:=[.M1117]*[.L1117]*[.K1117]*[.J1117]*[.I1117]*[.H1117]*[.G1117]*[.F1117]*[.E1117]" office:value-type="float" office:value="0.854941687569061" calcext:value-type="float">
            <text:p>0.8549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table:style-name="Default" office:value-type="float" office:value="492.714" calcext:value-type="float">
            <text:p>492.714</text:p>
          </table:table-cell>
          <table:table-cell office:value-type="float" office:value="11.0979" calcext:value-type="float">
            <text:p>11.0979</text:p>
          </table:table-cell>
          <table:table-cell table:style-name="Default" office:value-type="float" office:value="20.787" calcext:value-type="float">
            <text:p>20.787</text:p>
          </table:table-cell>
          <table:table-cell table:formula="of:=[.E1117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7]" office:value-type="float" office:value="0.98" calcext:value-type="float">
            <text:p>0.98</text:p>
          </table:table-cell>
          <table:table-cell table:formula="of:=[.H1117]" office:value-type="float" office:value="0.968" calcext:value-type="float">
            <text:p>0.968</text:p>
          </table:table-cell>
          <table:table-cell table:style-name="ce7" office:value-type="float" office:value="0.999016" calcext:value-type="float">
            <text:p>0.99902</text:p>
          </table:table-cell>
          <table:table-cell table:style-name="ce7" office:value-type="float" office:value="0.989609" calcext:value-type="float">
            <text:p>0.98961</text:p>
          </table:table-cell>
          <table:table-cell office:value-type="float" office:value="0.97984" calcext:value-type="float">
            <text:p>0.9798</text:p>
          </table:table-cell>
          <table:table-cell table:formula="of:=1-0.00026*[.C1118]" office:value-type="float" office:value="0.997114546" calcext:value-type="float">
            <text:p>0.9971</text:p>
          </table:table-cell>
          <table:table-cell table:style-name="ce3" table:formula="of:=1-0.05*[.B1118]/1000" office:value-type="float" office:value="0.9753643" calcext:value-type="float">
            <text:p>0.9754</text:p>
          </table:table-cell>
          <table:table-cell table:formula="of:=[.M1118]*[.L1118]*[.K1118]*[.J1118]*[.I1118]*[.H1118]*[.G1118]*[.F1118]*[.E1118]" office:value-type="float" office:value="0.852829476900657" calcext:value-type="float">
            <text:p>0.8528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table:style-name="Default" office:value-type="float" office:value="18.0567" calcext:value-type="float">
            <text:p>18.0567</text:p>
          </table:table-cell>
          <table:table-cell office:value-type="float" office:value="39.696" calcext:value-type="float">
            <text:p>39.696</text:p>
          </table:table-cell>
          <table:table-cell table:style-name="Default" office:value-type="float" office:value="31.7637" calcext:value-type="float">
            <text:p>31.7637</text:p>
          </table:table-cell>
          <table:table-cell table:formula="of:=[.E1118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8]" office:value-type="float" office:value="0.98" calcext:value-type="float">
            <text:p>0.98</text:p>
          </table:table-cell>
          <table:table-cell table:formula="of:=[.H1118]" office:value-type="float" office:value="0.968" calcext:value-type="float">
            <text:p>0.968</text:p>
          </table:table-cell>
          <table:table-cell table:style-name="ce7" office:value-type="float" office:value="0.999035" calcext:value-type="float">
            <text:p>0.99904</text:p>
          </table:table-cell>
          <table:table-cell table:style-name="ce7" office:value-type="float" office:value="0.997104" calcext:value-type="float">
            <text:p>0.99710</text:p>
          </table:table-cell>
          <table:table-cell office:value-type="float" office:value="0.99806" calcext:value-type="float">
            <text:p>0.9981</text:p>
          </table:table-cell>
          <table:table-cell table:formula="of:=1-0.00026*[.C1119]" office:value-type="float" office:value="0.98967904" calcext:value-type="float">
            <text:p>0.9897</text:p>
          </table:table-cell>
          <table:table-cell table:style-name="ce3" table:formula="of:=1-0.05*[.B1119]/1000" office:value-type="float" office:value="0.999097165" calcext:value-type="float">
            <text:p>0.9991</text:p>
          </table:table-cell>
          <table:table-cell table:formula="of:=[.M1119]*[.L1119]*[.K1119]*[.J1119]*[.I1119]*[.H1119]*[.G1119]*[.F1119]*[.E1119]" office:value-type="float" office:value="0.889895400420991" calcext:value-type="float">
            <text:p>0.8899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table:style-name="Default" office:value-type="float" office:value="170.027" calcext:value-type="float">
            <text:p>170.027</text:p>
          </table:table-cell>
          <table:table-cell office:value-type="float" office:value="58.5701" calcext:value-type="float">
            <text:p>58.5701</text:p>
          </table:table-cell>
          <table:table-cell table:style-name="Default" office:value-type="float" office:value="70.7917" calcext:value-type="float">
            <text:p>70.7917</text:p>
          </table:table-cell>
          <table:table-cell table:formula="of:=[.E1119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19]" office:value-type="float" office:value="0.98" calcext:value-type="float">
            <text:p>0.98</text:p>
          </table:table-cell>
          <table:table-cell table:formula="of:=[.H1119]" office:value-type="float" office:value="0.968" calcext:value-type="float">
            <text:p>0.968</text:p>
          </table:table-cell>
          <table:table-cell table:style-name="ce7" office:value-type="float" office:value="0.997567" calcext:value-type="float">
            <text:p>0.99757</text:p>
          </table:table-cell>
          <table:table-cell table:style-name="ce7" office:value-type="float" office:value="0.994968" calcext:value-type="float">
            <text:p>0.99497</text:p>
          </table:table-cell>
          <table:table-cell office:value-type="float" office:value="0.98988" calcext:value-type="float">
            <text:p>0.9899</text:p>
          </table:table-cell>
          <table:table-cell table:formula="of:=1-0.00026*[.C1120]" office:value-type="float" office:value="0.984771774" calcext:value-type="float">
            <text:p>0.9848</text:p>
          </table:table-cell>
          <table:table-cell table:style-name="ce3" table:formula="of:=1-0.05*[.B1120]/1000" office:value-type="float" office:value="0.99149865" calcext:value-type="float">
            <text:p>0.9915</text:p>
          </table:table-cell>
          <table:table-cell table:formula="of:=[.M1120]*[.L1120]*[.K1120]*[.J1120]*[.I1120]*[.H1120]*[.G1120]*[.F1120]*[.E1120]" office:value-type="float" office:value="0.868401383633648" calcext:value-type="float">
            <text:p>0.8684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table:style-name="Default" office:value-type="float" office:value="77.474" calcext:value-type="float">
            <text:p>77.474</text:p>
          </table:table-cell>
          <table:table-cell office:value-type="float" office:value="68.8647" calcext:value-type="float">
            <text:p>68.8647</text:p>
          </table:table-cell>
          <table:table-cell table:style-name="Default" office:value-type="float" office:value="72.2706" calcext:value-type="float">
            <text:p>72.2706</text:p>
          </table:table-cell>
          <table:table-cell table:formula="of:=[.E1120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20]" office:value-type="float" office:value="0.98" calcext:value-type="float">
            <text:p>0.98</text:p>
          </table:table-cell>
          <table:table-cell table:formula="of:=[.H1120]" office:value-type="float" office:value="0.968" calcext:value-type="float">
            <text:p>0.968</text:p>
          </table:table-cell>
          <table:table-cell table:style-name="ce7" office:value-type="float" office:value="0.997579" calcext:value-type="float">
            <text:p>0.99758</text:p>
          </table:table-cell>
          <table:table-cell table:style-name="ce7" office:value-type="float" office:value="0.996513" calcext:value-type="float">
            <text:p>0.99651</text:p>
          </table:table-cell>
          <table:table-cell office:value-type="float" office:value="0.99274" calcext:value-type="float">
            <text:p>0.9927</text:p>
          </table:table-cell>
          <table:table-cell table:formula="of:=1-0.00026*[.C1121]" office:value-type="float" office:value="0.982095178" calcext:value-type="float">
            <text:p>0.9821</text:p>
          </table:table-cell>
          <table:table-cell table:style-name="ce3" table:formula="of:=1-0.05*[.B1121]/1000" office:value-type="float" office:value="0.9961263" calcext:value-type="float">
            <text:p>0.9961</text:p>
          </table:table-cell>
          <table:table-cell table:formula="of:=[.M1121]*[.L1121]*[.K1121]*[.J1121]*[.I1121]*[.H1121]*[.G1121]*[.F1121]*[.E1121]" office:value-type="float" office:value="0.873962551097616" calcext:value-type="float">
            <text:p>0.8740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table:style-name="Default" office:value-type="float" office:value="317.18" calcext:value-type="float">
            <text:p>317.18</text:p>
          </table:table-cell>
          <table:table-cell office:value-type="float" office:value="64.978" calcext:value-type="float">
            <text:p>64.978</text:p>
          </table:table-cell>
          <table:table-cell table:style-name="Default" office:value-type="float" office:value="56.2992" calcext:value-type="float">
            <text:p>56.2992</text:p>
          </table:table-cell>
          <table:table-cell table:formula="of:=[.E1121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21]" office:value-type="float" office:value="0.98" calcext:value-type="float">
            <text:p>0.98</text:p>
          </table:table-cell>
          <table:table-cell table:formula="of:=[.H1121]" office:value-type="float" office:value="0.968" calcext:value-type="float">
            <text:p>0.968</text:p>
          </table:table-cell>
          <table:table-cell table:style-name="ce7" office:value-type="float" office:value="0.997978" calcext:value-type="float">
            <text:p>0.99798</text:p>
          </table:table-cell>
          <table:table-cell table:style-name="ce7" office:value-type="float" office:value="0.991992" calcext:value-type="float">
            <text:p>0.99199</text:p>
          </table:table-cell>
          <table:table-cell office:value-type="float" office:value="0.9843" calcext:value-type="float">
            <text:p>0.9843</text:p>
          </table:table-cell>
          <table:table-cell table:formula="of:=1-0.00026*[.C1122]" office:value-type="float" office:value="0.98310572" calcext:value-type="float">
            <text:p>0.9831</text:p>
          </table:table-cell>
          <table:table-cell table:style-name="ce3" table:formula="of:=1-0.05*[.B1122]/1000" office:value-type="float" office:value="0.984141" calcext:value-type="float">
            <text:p>0.9841</text:p>
          </table:table-cell>
          <table:table-cell table:formula="of:=[.M1122]*[.L1122]*[.K1122]*[.J1122]*[.I1122]*[.H1122]*[.G1122]*[.F1122]*[.E1122]" office:value-type="float" office:value="0.853440446106944" calcext:value-type="float">
            <text:p>0.8534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table:style-name="Default" office:value-type="float" office:value="552.892" calcext:value-type="float">
            <text:p>552.892</text:p>
          </table:table-cell>
          <table:table-cell office:value-type="float" office:value="60.5456" calcext:value-type="float">
            <text:p>60.5456</text:p>
          </table:table-cell>
          <table:table-cell table:style-name="Default" office:value-type="float" office:value="44.8136" calcext:value-type="float">
            <text:p>44.8136</text:p>
          </table:table-cell>
          <table:table-cell table:formula="of:=[.E1122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22]" office:value-type="float" office:value="0.98" calcext:value-type="float">
            <text:p>0.98</text:p>
          </table:table-cell>
          <table:table-cell table:formula="of:=[.H1122]" office:value-type="float" office:value="0.968" calcext:value-type="float">
            <text:p>0.968</text:p>
          </table:table-cell>
          <table:table-cell table:style-name="ce7" office:value-type="float" office:value="0.997174" calcext:value-type="float">
            <text:p>0.99717</text:p>
          </table:table-cell>
          <table:table-cell table:style-name="ce7" office:value-type="float" office:value="0.989208" calcext:value-type="float">
            <text:p>0.98921</text:p>
          </table:table-cell>
          <table:table-cell office:value-type="float" office:value="0.9789" calcext:value-type="float">
            <text:p>0.9789</text:p>
          </table:table-cell>
          <table:table-cell table:formula="of:=1-0.00026*[.C1123]" office:value-type="float" office:value="0.984258144" calcext:value-type="float">
            <text:p>0.9843</text:p>
          </table:table-cell>
          <table:table-cell table:style-name="ce3" table:formula="of:=1-0.05*[.B1123]/1000" office:value-type="float" office:value="0.9723554" calcext:value-type="float">
            <text:p>0.9724</text:p>
          </table:table-cell>
          <table:table-cell table:formula="of:=[.M1123]*[.L1123]*[.K1123]*[.J1123]*[.I1123]*[.H1123]*[.G1123]*[.F1123]*[.E1123]" office:value-type="float" office:value="0.836546319046444" calcext:value-type="float">
            <text:p>0.8365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table:style-name="Default" office:value-type="float" office:value="69.146" calcext:value-type="float">
            <text:p>69.146</text:p>
          </table:table-cell>
          <table:table-cell office:value-type="float" office:value="38.2172" calcext:value-type="float">
            <text:p>38.2172</text:p>
          </table:table-cell>
          <table:table-cell table:style-name="Default" office:value-type="float" office:value="19.6829" calcext:value-type="float">
            <text:p>19.6829</text:p>
          </table:table-cell>
          <table:table-cell table:formula="of:=[.E1123]" office:value-type="float" office:value="0.96" calcext:value-type="float">
            <text:p>0.96</text:p>
          </table:table-cell>
          <table:table-cell table:formula="of:=0.994" office:value-type="float" office:value="0.994" calcext:value-type="float">
            <text:p>0.994</text:p>
          </table:table-cell>
          <table:table-cell table:formula="of:=[.G1123]" office:value-type="float" office:value="0.98" calcext:value-type="float">
            <text:p>0.98</text:p>
          </table:table-cell>
          <table:table-cell table:formula="of:=[.H1123]" office:value-type="float" office:value="0.968" calcext:value-type="float">
            <text:p>0.968</text:p>
          </table:table-cell>
          <table:table-cell table:style-name="ce7" office:value-type="float" office:value="0.99878" calcext:value-type="float">
            <text:p>0.99878</text:p>
          </table:table-cell>
          <table:table-cell table:style-name="ce7" office:value-type="float" office:value="0.993902" calcext:value-type="float">
            <text:p>0.99390</text:p>
          </table:table-cell>
          <table:table-cell office:value-type="float" office:value="0.99602" calcext:value-type="float">
            <text:p>0.9960</text:p>
          </table:table-cell>
          <table:table-cell table:formula="of:=1-0.00026*[.C1124]" office:value-type="float" office:value="0.990063528" calcext:value-type="float">
            <text:p>0.9901</text:p>
          </table:table-cell>
          <table:table-cell table:style-name="ce3" table:formula="of:=1-0.05*[.B1124]/1000" office:value-type="float" office:value="0.9965427" calcext:value-type="float">
            <text:p>0.9965</text:p>
          </table:table-cell>
          <table:table-cell table:formula="of:=[.M1124]*[.L1124]*[.K1124]*[.J1124]*[.I1124]*[.H1124]*[.G1124]*[.F1124]*[.E1124]" office:value-type="float" office:value="0.883078854716612" calcext:value-type="float">
            <text:p>0.8831</text:p>
          </table:table-cell>
        </table:table-row>
        <table:table-row table:style-name="ro1" table:number-rows-repeated="104745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20" number:min-decimal-places="20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6:26:38.464668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1-06T19:18:26.339169262</meta:creation-date>
    <dc:date>2022-04-02T16:29:18.920585349</dc:date>
    <meta:editing-duration>PT29M35S</meta:editing-duration>
    <meta:editing-cycles>7</meta:editing-cycles>
    <meta:generator>LibreOffice/7.3.1.3$Linux_X86_64 LibreOffice_project/30$Build-3</meta:generator>
    <meta:document-statistic meta:table-count="1" meta:cell-count="15736" meta:object-count="0"/>
  </office:meta>
</office:document-meta>
</file>